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3.69cm"/>
    </style:style>
    <style:style style:name="co11" style:family="table-column">
      <style:table-column-properties fo:break-before="auto" style:column-width="3.328cm"/>
    </style:style>
    <style:style style:name="co12" style:family="table-column">
      <style:table-column-properties fo:break-before="auto" style:column-width="3.052cm"/>
    </style:style>
    <style:style style:name="co13" style:family="table-column">
      <style:table-column-properties fo:break-before="auto" style:column-width="3.08cm"/>
    </style:style>
    <style:style style:name="co14" style:family="table-column">
      <style:table-column-properties fo:break-before="auto" style:column-width="2.912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3.829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4.411cm"/>
    </style:style>
    <style:style style:name="co20" style:family="table-column">
      <style:table-column-properties fo:break-before="auto" style:column-width="3.995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3.023cm"/>
    </style:style>
    <style:style style:name="co23" style:family="table-column">
      <style:table-column-properties fo:break-before="auto" style:column-width="3.108cm"/>
    </style:style>
    <style:style style:name="co24" style:family="table-column">
      <style:table-column-properties fo:break-before="auto" style:column-width="3.163cm"/>
    </style:style>
    <style:style style:name="co25" style:family="table-column">
      <style:table-column-properties fo:break-before="auto" style:column-width="2.775cm"/>
    </style:style>
    <style:style style:name="co26" style:family="table-column">
      <style:table-column-properties fo:break-before="auto" style:column-width="3.522cm"/>
    </style:style>
    <style:style style:name="co27" style:family="table-column">
      <style:table-column-properties fo:break-before="auto" style:column-width="3.302cm"/>
    </style:style>
    <style:style style:name="co28" style:family="table-column">
      <style:table-column-properties fo:break-before="auto" style:column-width="3.967cm"/>
    </style:style>
    <style:style style:name="co29" style:family="table-column">
      <style:table-column-properties fo:break-before="auto" style:column-width="5.826cm"/>
    </style:style>
    <style:style style:name="co30" style:family="table-column">
      <style:table-column-properties fo:break-before="auto" style:column-width="4.383cm"/>
    </style:style>
    <style:style style:name="co31" style:family="table-column">
      <style:table-column-properties fo:break-before="auto" style:column-width="4.246cm"/>
    </style:style>
    <style:style style:name="co32" style:family="table-column">
      <style:table-column-properties fo:break-before="auto" style:column-width="2.5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11">
      <style:table-cell-properties fo:background-color="transparent"/>
    </style:style>
    <style:style style:name="ce5" style:family="table-cell" style:parent-style-name="Default" style:data-style-name="N46">
      <style:table-cell-properties fo:background-color="transparent"/>
    </style:style>
    <style:style style:name="ce6" style:family="table-cell" style:parent-style-name="Default" style:data-style-name="N46">
      <style:table-cell-properties style:text-align-source="fix" style:repeat-content="false" fo:background-color="transparent"/>
      <style:paragraph-properties fo:text-align="center"/>
    </style:style>
    <style:style style:name="ce7" style:family="table-cell" style:parent-style-name="Default" style:data-style-name="N125">
      <style:table-cell-properties fo:background-color="transparent"/>
    </style:style>
    <style:style style:name="ce8" style:family="table-cell" style:parent-style-name="Default" style:data-style-name="N125">
      <style:table-cell-properties fo:background-color="#00ff00"/>
    </style:style>
    <style:style style:name="ce9" style:family="table-cell" style:parent-style-name="Default" style:data-style-name="N120">
      <style:table-cell-properties fo:background-color="transparent"/>
    </style:style>
    <style:style style:name="ce10" style:family="table-cell" style:parent-style-name="Default" style:data-style-name="N46">
      <style:table-cell-properties fo:background-color="#ffff99"/>
    </style:style>
    <style:style style:name="ce11" style:family="table-cell" style:parent-style-name="Default" style:data-style-name="N46">
      <style:table-cell-properties fo:background-color="#00ff00"/>
    </style:style>
    <style:style style:name="ce12" style:family="table-cell" style:parent-style-name="Default" style:data-style-name="N46">
      <style:table-cell-properties fo:background-color="#e6ff00"/>
    </style:style>
    <style:style style:name="ce13" style:family="table-cell" style:parent-style-name="Default" style:data-style-name="N46">
      <style:table-cell-properties fo:background-color="#23ff23"/>
    </style:style>
    <style:style style:name="ce14" style:family="table-cell" style:parent-style-name="Default" style:data-style-name="N46">
      <style:table-cell-properties fo:background-color="#ff9966"/>
    </style:style>
    <style:style style:name="ce15" style:family="table-cell" style:parent-style-name="Default" style:data-style-name="N46">
      <style:table-cell-properties fo:background-color="#ff3333"/>
    </style:style>
    <style:style style:name="ce16" style:family="table-cell" style:parent-style-name="Default" style:data-style-name="N46">
      <style:table-cell-properties fo:background-color="#e00000"/>
    </style:style>
    <style:style style:name="ce17" style:family="table-cell" style:parent-style-name="Default" style:data-style-name="N37">
      <style:table-cell-properties fo:background-color="transparent"/>
    </style:style>
    <style:style style:name="ce18" style:family="table-cell" style:parent-style-name="Default" style:data-style-name="N111"/>
    <style:style style:name="ce19" style:family="table-cell" style:parent-style-name="Default" style:data-style-name="N37"/>
    <style:style style:name="ce20" style:family="table-cell" style:parent-style-name="Default">
      <style:text-properties fo:color="#c0c0c0"/>
    </style:style>
    <style:style style:name="ce21" style:family="table-cell" style:parent-style-name="Default" style:data-style-name="N46"/>
    <style:style style:name="ce22" style:family="table-cell" style:parent-style-name="Default" style:data-style-name="N111">
      <style:text-properties fo:color="#c0c0c0"/>
    </style:style>
    <style:style style:name="ce23" style:family="table-cell" style:parent-style-name="Default" style:data-style-name="N111">
      <style:table-cell-properties fo:background-color="transparent"/>
      <style:text-properties fo:color="#c0c0c0"/>
    </style:style>
    <style:style style:name="ce24" style:family="table-cell" style:parent-style-name="Default" style:data-style-name="N123">
      <style:table-cell-properties fo:background-color="transparent"/>
    </style:style>
    <style:style style:name="ce25" style:family="table-cell" style:parent-style-name="Default" style:data-style-name="N123"/>
    <style:style style:name="ce26" style:family="table-cell" style:parent-style-name="Default" style:data-style-name="N123">
      <style:table-cell-properties fo:background-color="#00ff00"/>
    </style:style>
    <style:style style:name="ce27" style:family="table-cell" style:parent-style-name="Default" style:data-style-name="N123">
      <style:text-properties fo:color="#c0c0c0"/>
    </style:style>
    <style:style style:name="ce28" style:family="table-cell" style:parent-style-name="Default" style:data-style-name="N123">
      <style:table-cell-properties fo:background-color="transparent"/>
      <style:text-properties fo:color="#c0c0c0"/>
    </style:style>
    <style:style style:name="ce29" style:family="table-cell" style:parent-style-name="Default" style:data-style-name="N45"/>
    <style:style style:name="ce30" style:family="table-cell" style:parent-style-name="Default" style:data-style-name="N44"/>
    <style:style style:name="ce31" style:family="table-cell" style:parent-style-name="Default" style:data-style-name="N120"/>
    <style:style style:name="ce32" style:family="table-cell" style:parent-style-name="Default" style:data-style-name="N120">
      <style:text-properties fo:color="#c0c0c0"/>
    </style:style>
    <style:style style:name="ce33" style:family="table-cell" style:parent-style-name="Default" style:data-style-name="N0"/>
    <style:style style:name="ce34" style:family="table-cell" style:parent-style-name="Default" style:data-style-name="N111">
      <style:table-cell-properties fo:background-color="#00ff00"/>
    </style:style>
    <style:style style:name="ce35" style:family="table-cell" style:parent-style-name="Default" style:data-style-name="N111">
      <style:text-properties style:font-name="Albany AMT" style:font-name-asian="Arial" style:font-name-complex="Arial"/>
    </style:style>
    <style:style style:name="ce36" style:family="table-cell" style:parent-style-name="Default" style:data-style-name="N46">
      <style:text-properties fo:color="#c0c0c0"/>
    </style:style>
    <style:style style:name="ce37" style:family="table-cell" style:parent-style-name="Default" style:data-style-name="N115"/>
    <style:style style:name="ce38" style:family="table-cell" style:parent-style-name="Default" style:data-style-name="N115">
      <style:text-properties fo:color="#c0c0c0"/>
    </style:style>
    <style:style style:name="ce39" style:family="table-cell" style:parent-style-name="Default" style:data-style-name="N124"/>
    <style:style style:name="ce40" style:family="table-cell" style:parent-style-name="Default" style:data-style-name="N123">
      <style:text-properties style:font-name="Albany AMT" style:font-name-asian="Arial" style:font-name-complex="Arial"/>
    </style:style>
    <style:style style:name="ce41" style:family="table-cell" style:parent-style-name="Default" style:data-style-name="N124">
      <style:text-properties fo:color="#c0c0c0"/>
    </style:style>
    <style:style style:name="ce42" style:family="table-cell" style:parent-style-name="Default" style:data-style-name="N124">
      <style:table-cell-properties fo:background-color="transparent"/>
    </style:style>
    <style:style style:name="ce43" style:family="table-cell" style:parent-style-name="Default" style:data-style-name="N115">
      <style:table-cell-properties fo:background-color="transparent"/>
    </style:style>
    <style:style style:name="ce44" style:family="table-cell" style:parent-style-name="Default" style:data-style-name="N120">
      <style:table-cell-properties fo:background-color="#00ff00"/>
    </style:style>
    <style:style style:name="ta_extref" style:family="table">
      <style:table-properties table:display="false"/>
    </style:style>
  </office:automatic-styles>
  <office:body>
    <office:spreadsheet>
      <table:table table:name="Verglei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2" table:default-cell-style-name="Default"/>
        <table:table-row table:style-name="ro1">
          <table:table-cell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>
          <table:table-cell/>
          <table:table-cell table:style-name="ce3" office:value-type="string">
            <text:p>BerlinMOD</text:p>
          </table:table-cell>
          <table:table-cell table:style-name="ce3"/>
          <table:table-cell table:style-name="ce3" office:value-type="string">
            <text:p>Network</text:p>
          </table:table-cell>
          <table:table-cell table:style-name="ce3"/>
          <table:table-cell table:style-name="ce2"/>
          <table:table-cell table:style-name="ce3" office:value-type="string">
            <text:p>BerlinMOD</text:p>
          </table:table-cell>
          <table:table-cell table:style-name="ce3"/>
          <table:table-cell table:style-name="ce3" office:value-type="string">
            <text:p>Network</text:p>
          </table:table-cell>
          <table:table-cell table:style-name="ce3" table:number-columns-repeated="5"/>
          <table:table-cell table:style-name="ce17"/>
          <table:table-cell table:style-name="ce3" table:number-columns-repeated="7"/>
        </table:table-row>
        <table:table-row table:style-name="ro1">
          <table:table-cell table:style-name="ce2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2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table:number-columns-repeated="12"/>
        </table:table-row>
        <table:table-row table:style-name="ro1">
          <table:table-cell table:style-name="ce2" office:value-type="string">
            <text:p>Q1</text:p>
          </table:table-cell>
          <table:table-cell table:style-name="ce4" table:formula="of:=[B005.B248]" office:value-type="time" office:time-value="PT00H00M00.172602S">
            <text:p>00:00:00,173</text:p>
          </table:table-cell>
          <table:table-cell table:style-name="ce4" table:formula="of:=[B005.C248]" office:value-type="time" office:time-value="PT00H00M00.122559S">
            <text:p>00:00:00,123</text:p>
          </table:table-cell>
          <table:table-cell table:style-name="ce4" table:formula="of:=[N005.B628]" office:value-type="time" office:time-value="PT00H00M00.128312S">
            <text:p>00:00:00,128</text:p>
          </table:table-cell>
          <table:table-cell table:style-name="ce4" table:formula="of:=[N005.C628]" office:value-type="time" office:time-value="PT00H00M00.160958S">
            <text:p>00:00:00,161</text:p>
          </table:table-cell>
          <table:table-cell table:style-name="ce2" office:value-type="string">
            <text:p>Q1</text:p>
          </table:table-cell>
          <table:table-cell table:style-name="ce7" table:formula="of:=[.B4]" office:value-type="time" office:time-value="PT00H00M00.172602S">
            <text:p>00,173,,,,,,,,,,</text:p>
          </table:table-cell>
          <table:table-cell table:style-name="ce8" table:formula="of:=[.C4]" office:value-type="time" office:time-value="PT00H00M00.122559S">
            <text:p>00,123,,,,,,,,,,</text:p>
          </table:table-cell>
          <table:table-cell table:style-name="ce7" table:formula="of:=[.D4]" office:value-type="time" office:time-value="PT00H00M00.128312S">
            <text:p>00,128,,,,,,,,,,</text:p>
          </table:table-cell>
          <table:table-cell table:style-name="ce7" table:formula="of:=[.E4]" office:value-type="time" office:time-value="PT00H00M00.160958S">
            <text:p>00,161,,,,,,,,,,</text:p>
          </table:table-cell>
          <table:table-cell table:style-name="ce5"/>
          <table:table-cell table:style-name="ce10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2</text:p>
          </table:table-cell>
          <table:table-cell table:style-name="ce4" table:formula="of:=[B005.B249]" office:value-type="time" office:time-value="PT00H00M00.006499S">
            <text:p>00:00:00,006</text:p>
          </table:table-cell>
          <table:table-cell table:style-name="ce4" table:formula="of:=[B005.C249]" office:value-type="time" office:time-value="PT00H00M00.005863S">
            <text:p>00:00:00,006</text:p>
          </table:table-cell>
          <table:table-cell table:style-name="ce4" table:formula="of:=[N005.B629]" office:value-type="time" office:time-value="PT00H00M00.020126S">
            <text:p>00:00:00,020</text:p>
          </table:table-cell>
          <table:table-cell table:style-name="ce4" table:formula="of:=[N005.C629]" office:value-type="time" office:time-value="PT00H00M00.007906S">
            <text:p>00:00:00,008</text:p>
          </table:table-cell>
          <table:table-cell table:style-name="ce2" office:value-type="string">
            <text:p>Q2</text:p>
          </table:table-cell>
          <table:table-cell table:style-name="ce8" table:formula="of:=[.B5]" office:value-type="time" office:time-value="PT00H00M00.006499S">
            <text:p>00,006,,,,,,,,,,</text:p>
          </table:table-cell>
          <table:table-cell table:style-name="ce8" table:formula="of:=[.C5]" office:value-type="time" office:time-value="PT00H00M00.005863S">
            <text:p>00,006,,,,,,,,,,</text:p>
          </table:table-cell>
          <table:table-cell table:style-name="ce7" table:formula="of:=[.D5]" office:value-type="time" office:time-value="PT00H00M00.020126S">
            <text:p>00,020,,,,,,,,,,</text:p>
          </table:table-cell>
          <table:table-cell table:style-name="ce7" table:formula="of:=[.E5]" office:value-type="time" office:time-value="PT00H00M00.007906S">
            <text:p>00,008,,,,,,,,,,</text:p>
          </table:table-cell>
          <table:table-cell table:style-name="ce5"/>
          <table:table-cell table:style-name="ce10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3</text:p>
          </table:table-cell>
          <table:table-cell table:style-name="ce4" table:formula="of:=[B005.B250]" office:value-type="time" office:time-value="PT00H00M00.750511S">
            <text:p>00:00:00,751</text:p>
          </table:table-cell>
          <table:table-cell table:style-name="ce4" table:formula="of:=[B005.C250]" office:value-type="time" office:time-value="PT00H00M00.530988S">
            <text:p>00:00:00,531</text:p>
          </table:table-cell>
          <table:table-cell table:style-name="ce4" table:formula="of:=[N005.B630]" office:value-type="time" office:time-value="PT00H00M00.13007S">
            <text:p>00:00:00,130</text:p>
          </table:table-cell>
          <table:table-cell table:style-name="ce4" table:formula="of:=[N005.C630]" office:value-type="time" office:time-value="PT00H00M00.158228S">
            <text:p>00:00:00,158</text:p>
          </table:table-cell>
          <table:table-cell table:style-name="ce2" office:value-type="string">
            <text:p>Q3</text:p>
          </table:table-cell>
          <table:table-cell table:style-name="ce7" table:formula="of:=[.B6]" office:value-type="time" office:time-value="PT00H00M00.750511S">
            <text:p>00,751,,,,,,,,,,</text:p>
          </table:table-cell>
          <table:table-cell table:style-name="ce7" table:formula="of:=[.C6]" office:value-type="time" office:time-value="PT00H00M00.530988S">
            <text:p>00,531,,,,,,,,,,</text:p>
          </table:table-cell>
          <table:table-cell table:style-name="ce8" table:formula="of:=[.D6]" office:value-type="time" office:time-value="PT00H00M00.13007S">
            <text:p>00,130,,,,,,,,,,</text:p>
          </table:table-cell>
          <table:table-cell table:style-name="ce7" table:formula="of:=[.E6]" office:value-type="time" office:time-value="PT00H00M00.158228S">
            <text:p>00,158,,,,,,,,,,</text:p>
          </table:table-cell>
          <table:table-cell table:style-name="ce5"/>
          <table:table-cell table:style-name="ce10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4</text:p>
          </table:table-cell>
          <table:table-cell table:style-name="ce4" table:formula="of:=[B005.B251]" office:value-type="time" office:time-value="PT00H00M22.365276S">
            <text:p>00:00:22,365</text:p>
          </table:table-cell>
          <table:table-cell table:style-name="ce4" table:formula="of:=[B005.C251]" office:value-type="time" office:time-value="PT00H00M39.873181S">
            <text:p>00:00:39,873</text:p>
          </table:table-cell>
          <table:table-cell table:style-name="ce4" table:formula="of:=[N005.B631]" office:value-type="time" office:time-value="PT00H00M00.579397S">
            <text:p>00:00:00,579</text:p>
          </table:table-cell>
          <table:table-cell table:style-name="ce4" table:formula="of:=[N005.C631]" office:value-type="time" office:time-value="PT00H00M02.852766S">
            <text:p>00:00:02,853</text:p>
          </table:table-cell>
          <table:table-cell table:style-name="ce2" office:value-type="string">
            <text:p>Q4</text:p>
          </table:table-cell>
          <table:table-cell table:style-name="ce7" table:formula="of:=[.B7]" office:value-type="time" office:time-value="PT00H00M22.365276S">
            <text:p>22,365,,,,,,,,,,</text:p>
          </table:table-cell>
          <table:table-cell table:style-name="ce7" table:formula="of:=[.C7]" office:value-type="time" office:time-value="PT00H00M39.873181S">
            <text:p>39,873,,,,,,,,,,</text:p>
          </table:table-cell>
          <table:table-cell table:style-name="ce8" table:formula="of:=[.D7]" office:value-type="time" office:time-value="PT00H00M00.579397S">
            <text:p>00,579,,,,,,,,,,</text:p>
          </table:table-cell>
          <table:table-cell table:style-name="ce7" table:formula="of:=[.E7]" office:value-type="time" office:time-value="PT00H00M02.852766S">
            <text:p>02,853,,,,,,,,,,</text:p>
          </table:table-cell>
          <table:table-cell table:style-name="ce5"/>
          <table:table-cell table:style-name="ce11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5</text:p>
          </table:table-cell>
          <table:table-cell table:style-name="ce4" table:formula="of:=[B005.B252]" office:value-type="time" office:time-value="PT00H00M02.351197S">
            <text:p>00:00:02,351</text:p>
          </table:table-cell>
          <table:table-cell table:style-name="ce4" table:formula="of:=[B005.C252]" office:value-type="time" office:time-value="PT00H00M03.936707S">
            <text:p>00:00:03,937</text:p>
          </table:table-cell>
          <table:table-cell table:style-name="ce4" table:formula="of:=[N005.B632]" office:value-type="time" office:time-value="PT00H00M01.668616S">
            <text:p>00:00:01,669</text:p>
          </table:table-cell>
          <table:table-cell table:style-name="ce4" table:formula="of:=[N005.C632]" office:value-type="time" office:time-value="PT00H00M01.78518S">
            <text:p>00:00:01,785</text:p>
          </table:table-cell>
          <table:table-cell table:style-name="ce2" office:value-type="string">
            <text:p>Q5</text:p>
          </table:table-cell>
          <table:table-cell table:style-name="ce7" table:formula="of:=[.B8]" office:value-type="time" office:time-value="PT00H00M02.351197S">
            <text:p>02,351,,,,,,,,,,</text:p>
          </table:table-cell>
          <table:table-cell table:style-name="ce7" table:formula="of:=[.C8]" office:value-type="time" office:time-value="PT00H00M03.936707S">
            <text:p>03,937,,,,,,,,,,</text:p>
          </table:table-cell>
          <table:table-cell table:style-name="ce8" table:formula="of:=[.D8]" office:value-type="time" office:time-value="PT00H00M01.668616S">
            <text:p>01,669,,,,,,,,,,</text:p>
          </table:table-cell>
          <table:table-cell table:style-name="ce7" table:formula="of:=[.E8]" office:value-type="time" office:time-value="PT00H00M01.78518S">
            <text:p>01,785,,,,,,,,,,</text:p>
          </table:table-cell>
          <table:table-cell table:style-name="ce5"/>
          <table:table-cell table:style-name="ce12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6</text:p>
          </table:table-cell>
          <table:table-cell table:style-name="ce4" table:formula="of:=[B005.B253]" office:value-type="time" office:time-value="PT00H00M49.186615S">
            <text:p>00:00:49,187</text:p>
          </table:table-cell>
          <table:table-cell table:style-name="ce4" table:formula="of:=[B005.C253]" office:value-type="time" office:time-value="PT00H00M36.90951S">
            <text:p>00:00:36,910</text:p>
          </table:table-cell>
          <table:table-cell table:style-name="ce4" table:formula="of:=[N005.B633]" office:value-type="time" office:time-value="PT00H00M13.754128S">
            <text:p>00:00:13,754</text:p>
          </table:table-cell>
          <table:table-cell table:style-name="ce4" table:formula="of:=[N005.C633]" office:value-type="time" office:time-value="PT00H00M07.955477S">
            <text:p>00:00:07,955</text:p>
          </table:table-cell>
          <table:table-cell table:style-name="ce2" office:value-type="string">
            <text:p>Q6</text:p>
          </table:table-cell>
          <table:table-cell table:style-name="ce7" table:formula="of:=[.B9]" office:value-type="time" office:time-value="PT00H00M49.186615S">
            <text:p>49,187,,,,,,,,,,</text:p>
          </table:table-cell>
          <table:table-cell table:style-name="ce7" table:formula="of:=[.C9]" office:value-type="time" office:time-value="PT00H00M36.90951S">
            <text:p>36,910,,,,,,,,,,</text:p>
          </table:table-cell>
          <table:table-cell table:style-name="ce7" table:formula="of:=[.D9]" office:value-type="time" office:time-value="PT00H00M13.754128S">
            <text:p>13,754,,,,,,,,,,</text:p>
          </table:table-cell>
          <table:table-cell table:style-name="ce8" table:formula="of:=[.E9]" office:value-type="time" office:time-value="PT00H00M07.955477S">
            <text:p>07,955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7</text:p>
          </table:table-cell>
          <table:table-cell table:style-name="ce4" table:formula="of:=[B005.B254]" office:value-type="time" office:time-value="PT00H00M34.860082S">
            <text:p>00:00:34,860</text:p>
          </table:table-cell>
          <table:table-cell table:style-name="ce4" table:formula="of:=[B005.C254]" office:value-type="time" office:time-value="PT00H00M37.559677S">
            <text:p>00:00:37,560</text:p>
          </table:table-cell>
          <table:table-cell table:style-name="ce4" table:formula="of:=[N005.B634]" office:value-type="time" office:time-value="PT00H00M06.046758S">
            <text:p>00:00:06,047</text:p>
          </table:table-cell>
          <table:table-cell table:style-name="ce4" table:formula="of:=[N005.C634]" office:value-type="time" office:time-value="PT00H00M07.800689S">
            <text:p>00:00:07,801</text:p>
          </table:table-cell>
          <table:table-cell table:style-name="ce2" office:value-type="string">
            <text:p>Q7</text:p>
          </table:table-cell>
          <table:table-cell table:style-name="ce7" table:formula="of:=[.B10]" office:value-type="time" office:time-value="PT00H00M34.860082S">
            <text:p>34,860,,,,,,,,,,</text:p>
          </table:table-cell>
          <table:table-cell table:style-name="ce7" table:formula="of:=[.C10]" office:value-type="time" office:time-value="PT00H00M37.559677S">
            <text:p>37,560,,,,,,,,,,</text:p>
          </table:table-cell>
          <table:table-cell table:style-name="ce8" table:formula="of:=[.D10]" office:value-type="time" office:time-value="PT00H00M06.046758S">
            <text:p>06,047,,,,,,,,,,</text:p>
          </table:table-cell>
          <table:table-cell table:style-name="ce7" table:formula="of:=[.E10]" office:value-type="time" office:time-value="PT00H00M07.800689S">
            <text:p>07,801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8</text:p>
          </table:table-cell>
          <table:table-cell table:style-name="ce4" table:formula="of:=[B005.B255]" office:value-type="time" office:time-value="PT00H00M00.893381S">
            <text:p>00:00:00,893</text:p>
          </table:table-cell>
          <table:table-cell table:style-name="ce4" table:formula="of:=[B005.C255]" office:value-type="time" office:time-value="PT00H00M00.955027S">
            <text:p>00:00:00,955</text:p>
          </table:table-cell>
          <table:table-cell table:style-name="ce4" table:formula="of:=[N005.B635]" office:value-type="time" office:time-value="PT00H00M00.322617S">
            <text:p>00:00:00,323</text:p>
          </table:table-cell>
          <table:table-cell table:style-name="ce4" table:formula="of:=[N005.C635]" office:value-type="time" office:time-value="PT00H00M00.317617S">
            <text:p>00:00:00,318</text:p>
          </table:table-cell>
          <table:table-cell table:style-name="ce2" office:value-type="string">
            <text:p>Q8</text:p>
          </table:table-cell>
          <table:table-cell table:style-name="ce7" table:formula="of:=[.B11]" office:value-type="time" office:time-value="PT00H00M00.893381S">
            <text:p>00,893,,,,,,,,,,</text:p>
          </table:table-cell>
          <table:table-cell table:style-name="ce7" table:formula="of:=[.C11]" office:value-type="time" office:time-value="PT00H00M00.955027S">
            <text:p>00,955,,,,,,,,,,</text:p>
          </table:table-cell>
          <table:table-cell table:style-name="ce7" table:formula="of:=[.D11]" office:value-type="time" office:time-value="PT00H00M00.322617S">
            <text:p>00,323,,,,,,,,,,</text:p>
          </table:table-cell>
          <table:table-cell table:style-name="ce8" table:formula="of:=[.E11]" office:value-type="time" office:time-value="PT00H00M00.317617S">
            <text:p>00,318,,,,,,,,,,</text:p>
          </table:table-cell>
          <table:table-cell table:style-name="ce5"/>
          <table:table-cell table:style-name="ce12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9</text:p>
          </table:table-cell>
          <table:table-cell table:style-name="ce4" table:formula="of:=[B005.B256]" office:value-type="time" office:time-value="PT00H04M05.830874S">
            <text:p>00:04:05,831</text:p>
          </table:table-cell>
          <table:table-cell table:style-name="ce4" table:formula="of:=[B005.C256]" office:value-type="time" office:time-value="PT00H10M10.943844S">
            <text:p>00:10:10,944</text:p>
          </table:table-cell>
          <table:table-cell table:style-name="ce4" table:formula="of:=[N005.B636]" office:value-type="time" office:time-value="PT00H00M58.508568S">
            <text:p>00:00:58,509</text:p>
          </table:table-cell>
          <table:table-cell table:style-name="ce4" table:formula="of:=[N005.C636]" office:value-type="time" office:time-value="PT00H01M07.456066S">
            <text:p>00:01:07,456</text:p>
          </table:table-cell>
          <table:table-cell table:style-name="ce2" office:value-type="string">
            <text:p>Q9</text:p>
          </table:table-cell>
          <table:table-cell table:style-name="ce7" table:formula="of:=[.B12]" office:value-type="time" office:time-value="PT00H04M05.830874S">
            <text:p>245,831,,,,,,,,,,</text:p>
          </table:table-cell>
          <table:table-cell table:style-name="ce7" table:formula="of:=[.C12]" office:value-type="time" office:time-value="PT00H10M10.943844S">
            <text:p>610,944,,,,,,,,,,</text:p>
          </table:table-cell>
          <table:table-cell table:style-name="ce8" table:formula="of:=[.D12]" office:value-type="time" office:time-value="PT00H00M58.508568S">
            <text:p>58,509,,,,,,,,,,</text:p>
          </table:table-cell>
          <table:table-cell table:style-name="ce7" table:formula="of:=[.E12]" office:value-type="time" office:time-value="PT00H01M07.456066S">
            <text:p>67,456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0</text:p>
          </table:table-cell>
          <table:table-cell table:style-name="ce4" table:formula="of:=[B005.B257]" office:value-type="time" office:time-value="PT00H05M26.768686S">
            <text:p>00:05:26,769</text:p>
          </table:table-cell>
          <table:table-cell table:style-name="ce4" table:formula="of:=[B005.C257]" office:value-type="time" office:time-value="PT00H02M21.512206S">
            <text:p>00:02:21,512</text:p>
          </table:table-cell>
          <table:table-cell table:style-name="ce4" table:formula="of:=[N005.B637]" office:value-type="time" office:time-value="PT00H02M37.318341S">
            <text:p>00:02:37,318</text:p>
          </table:table-cell>
          <table:table-cell table:style-name="ce4" table:formula="of:=[N005.C637]" office:value-type="time" office:time-value="PT00H03M06.050376S">
            <text:p>00:03:06,050</text:p>
          </table:table-cell>
          <table:table-cell table:style-name="ce2" office:value-type="string">
            <text:p>Q10</text:p>
          </table:table-cell>
          <table:table-cell table:style-name="ce7" table:formula="of:=[.B13]" office:value-type="time" office:time-value="PT00H05M26.768686S">
            <text:p>326,769,,,,,,,,,,</text:p>
          </table:table-cell>
          <table:table-cell table:style-name="ce8" table:formula="of:=[.C13]" office:value-type="time" office:time-value="PT00H02M21.512206S">
            <text:p>141,512,,,,,,,,,,</text:p>
          </table:table-cell>
          <table:table-cell table:style-name="ce7" table:formula="of:=[.D13]" office:value-type="time" office:time-value="PT00H02M37.318341S">
            <text:p>157,318,,,,,,,,,,</text:p>
          </table:table-cell>
          <table:table-cell table:style-name="ce7" table:formula="of:=[.E13]" office:value-type="time" office:time-value="PT00H03M06.050376S">
            <text:p>186,050,,,,,,,,,,</text:p>
          </table:table-cell>
          <table:table-cell table:style-name="ce5"/>
          <table:table-cell table:style-name="ce10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1</text:p>
          </table:table-cell>
          <table:table-cell table:style-name="ce4" table:formula="of:=[B005.B258]" office:value-type="time" office:time-value="PT00H00M00.18645S">
            <text:p>00:00:00,186</text:p>
          </table:table-cell>
          <table:table-cell table:style-name="ce4" table:formula="of:=[B005.C258]" office:value-type="time" office:time-value="PT00H00M00.248672S">
            <text:p>00:00:00,249</text:p>
          </table:table-cell>
          <table:table-cell table:style-name="ce4" table:formula="of:=[N005.B638]" office:value-type="time" office:time-value="PT00H00M00.233474S">
            <text:p>00:00:00,233</text:p>
          </table:table-cell>
          <table:table-cell table:style-name="ce4" table:formula="of:=[N005.C638]" office:value-type="time" office:time-value="PT00H00M00.493184S">
            <text:p>00:00:00,493</text:p>
          </table:table-cell>
          <table:table-cell table:style-name="ce2" office:value-type="string">
            <text:p>Q11</text:p>
          </table:table-cell>
          <table:table-cell table:style-name="ce8" table:formula="of:=[.B14]" office:value-type="time" office:time-value="PT00H00M00.18645S">
            <text:p>00,186,,,,,,,,,,</text:p>
          </table:table-cell>
          <table:table-cell table:style-name="ce7" table:formula="of:=[.C14]" office:value-type="time" office:time-value="PT00H00M00.248672S">
            <text:p>00,249,,,,,,,,,,</text:p>
          </table:table-cell>
          <table:table-cell table:style-name="ce7" table:formula="of:=[.D14]" office:value-type="time" office:time-value="PT00H00M00.233474S">
            <text:p>00,233,,,,,,,,,,</text:p>
          </table:table-cell>
          <table:table-cell table:style-name="ce7" table:formula="of:=[.E14]" office:value-type="time" office:time-value="PT00H00M00.493184S">
            <text:p>00,493,,,,,,,,,,</text:p>
          </table:table-cell>
          <table:table-cell table:style-name="ce5"/>
          <table:table-cell table:style-name="ce10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2</text:p>
          </table:table-cell>
          <table:table-cell table:style-name="ce4" table:formula="of:=[B005.B259]" office:value-type="time" office:time-value="PT00H00M01.842623S">
            <text:p>00:00:01,843</text:p>
          </table:table-cell>
          <table:table-cell table:style-name="ce4" table:formula="of:=[B005.C259]" office:value-type="time" office:time-value="PT00H00M00.286557S">
            <text:p>00:00:00,287</text:p>
          </table:table-cell>
          <table:table-cell table:style-name="ce4" table:formula="of:=[N005.B639]" office:value-type="time" office:time-value="PT00H00M00.312681S">
            <text:p>00:00:00,313</text:p>
          </table:table-cell>
          <table:table-cell table:style-name="ce4" table:formula="of:=[N005.C639]" office:value-type="time" office:time-value="PT00H00M00.316739S">
            <text:p>00:00:00,317</text:p>
          </table:table-cell>
          <table:table-cell table:style-name="ce2" office:value-type="string">
            <text:p>Q12</text:p>
          </table:table-cell>
          <table:table-cell table:style-name="ce7" table:formula="of:=[.B15]" office:value-type="time" office:time-value="PT00H00M01.842623S">
            <text:p>01,843,,,,,,,,,,</text:p>
          </table:table-cell>
          <table:table-cell table:style-name="ce8" table:formula="of:=[.C15]" office:value-type="time" office:time-value="PT00H00M00.286557S">
            <text:p>00,287,,,,,,,,,,</text:p>
          </table:table-cell>
          <table:table-cell table:style-name="ce7" table:formula="of:=[.D15]" office:value-type="time" office:time-value="PT00H00M00.312681S">
            <text:p>00,313,,,,,,,,,,</text:p>
          </table:table-cell>
          <table:table-cell table:style-name="ce7" table:formula="of:=[.E15]" office:value-type="time" office:time-value="PT00H00M00.316739S">
            <text:p>00,317,,,,,,,,,,</text:p>
          </table:table-cell>
          <table:table-cell table:style-name="ce5"/>
          <table:table-cell table:style-name="ce10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3</text:p>
          </table:table-cell>
          <table:table-cell table:style-name="ce4" table:formula="of:=[B005.B260]" office:value-type="time" office:time-value="PT00H00M36.508701S">
            <text:p>00:00:36,509</text:p>
          </table:table-cell>
          <table:table-cell table:style-name="ce4" table:formula="of:=[B005.C260]" office:value-type="time" office:time-value="PT00H00M36.148322S">
            <text:p>00:00:36,148</text:p>
          </table:table-cell>
          <table:table-cell table:style-name="ce4" table:formula="of:=[N005.B640]" office:value-type="time" office:time-value="PT00H00M03.018776S">
            <text:p>00:00:03,019</text:p>
          </table:table-cell>
          <table:table-cell table:style-name="ce4" table:formula="of:=[N005.C640]" office:value-type="time" office:time-value="PT00H00M05.894595S">
            <text:p>00:00:05,895</text:p>
          </table:table-cell>
          <table:table-cell table:style-name="ce2" office:value-type="string">
            <text:p>Q13</text:p>
          </table:table-cell>
          <table:table-cell table:style-name="ce7" table:formula="of:=[.B16]" office:value-type="time" office:time-value="PT00H00M36.508701S">
            <text:p>36,509,,,,,,,,,,</text:p>
          </table:table-cell>
          <table:table-cell table:style-name="ce7" table:formula="of:=[.C16]" office:value-type="time" office:time-value="PT00H00M36.148322S">
            <text:p>36,148,,,,,,,,,,</text:p>
          </table:table-cell>
          <table:table-cell table:style-name="ce8" table:formula="of:=[.D16]" office:value-type="time" office:time-value="PT00H00M03.018776S">
            <text:p>03,019,,,,,,,,,,</text:p>
          </table:table-cell>
          <table:table-cell table:style-name="ce7" table:formula="of:=[.E16]" office:value-type="time" office:time-value="PT00H00M05.894595S">
            <text:p>05,895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4</text:p>
          </table:table-cell>
          <table:table-cell table:style-name="ce4" table:formula="of:=[B005.B261]" office:value-type="time" office:time-value="PT00H00M01.371871S">
            <text:p>00:00:01,372</text:p>
          </table:table-cell>
          <table:table-cell table:style-name="ce4" table:formula="of:=[B005.C261]" office:value-type="time" office:time-value="PT00H00M01.701138S">
            <text:p>00:00:01,701</text:p>
          </table:table-cell>
          <table:table-cell table:style-name="ce4" table:formula="of:=[N005.B641]" office:value-type="time" office:time-value="PT00H00M02.55884S">
            <text:p>00:00:02,559</text:p>
          </table:table-cell>
          <table:table-cell table:style-name="ce4" table:formula="of:=[N005.C641]" office:value-type="time" office:time-value="PT00H00M02.429291S">
            <text:p>00:00:02,429</text:p>
          </table:table-cell>
          <table:table-cell table:style-name="ce2" office:value-type="string">
            <text:p>Q14</text:p>
          </table:table-cell>
          <table:table-cell table:style-name="ce8" table:formula="of:=[.B17]" office:value-type="time" office:time-value="PT00H00M01.371871S">
            <text:p>01,372,,,,,,,,,,</text:p>
          </table:table-cell>
          <table:table-cell table:style-name="ce7" table:formula="of:=[.C17]" office:value-type="time" office:time-value="PT00H00M01.701138S">
            <text:p>01,701,,,,,,,,,,</text:p>
          </table:table-cell>
          <table:table-cell table:style-name="ce7" table:formula="of:=[.D17]" office:value-type="time" office:time-value="PT00H00M02.55884S">
            <text:p>02,559,,,,,,,,,,</text:p>
          </table:table-cell>
          <table:table-cell table:style-name="ce7" table:formula="of:=[.E17]" office:value-type="time" office:time-value="PT00H00M02.429291S">
            <text:p>02,429,,,,,,,,,,</text:p>
          </table:table-cell>
          <table:table-cell table:style-name="ce5"/>
          <table:table-cell table:style-name="ce14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5</text:p>
          </table:table-cell>
          <table:table-cell table:style-name="ce4" table:formula="of:=[B005.B262]" office:value-type="time" office:time-value="PT00H00M03.143198S">
            <text:p>00:00:03,143</text:p>
          </table:table-cell>
          <table:table-cell table:style-name="ce4" table:formula="of:=[B005.C262]" office:value-type="time" office:time-value="PT00H00M03.386767S">
            <text:p>00:00:03,387</text:p>
          </table:table-cell>
          <table:table-cell table:style-name="ce4" table:formula="of:=[N005.B642]" office:value-type="time" office:time-value="PT00H00M00.632079S">
            <text:p>00:00:00,632</text:p>
          </table:table-cell>
          <table:table-cell table:style-name="ce4" table:formula="of:=[N005.C642]" office:value-type="time" office:time-value="PT00H00M01.100895S">
            <text:p>00:00:01,101</text:p>
          </table:table-cell>
          <table:table-cell table:style-name="ce2" office:value-type="string">
            <text:p>Q15</text:p>
          </table:table-cell>
          <table:table-cell table:style-name="ce7" table:formula="of:=[.B18]" office:value-type="time" office:time-value="PT00H00M03.143198S">
            <text:p>03,143,,,,,,,,,,</text:p>
          </table:table-cell>
          <table:table-cell table:style-name="ce7" table:formula="of:=[.C18]" office:value-type="time" office:time-value="PT00H00M03.386767S">
            <text:p>03,387,,,,,,,,,,</text:p>
          </table:table-cell>
          <table:table-cell table:style-name="ce8" table:formula="of:=[.D18]" office:value-type="time" office:time-value="PT00H00M00.632079S">
            <text:p>00,632,,,,,,,,,,</text:p>
          </table:table-cell>
          <table:table-cell table:style-name="ce7" table:formula="of:=[.E18]" office:value-type="time" office:time-value="PT00H00M01.100895S">
            <text:p>01,101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6</text:p>
          </table:table-cell>
          <table:table-cell table:style-name="ce4" table:formula="of:=[B005.B263]" office:value-type="time" office:time-value="PT00H01M29.350661S">
            <text:p>00:01:29,351</text:p>
          </table:table-cell>
          <table:table-cell table:style-name="ce4" table:formula="of:=[B005.C263]" office:value-type="time" office:time-value="PT00H00M38.791114S">
            <text:p>00:00:38,791</text:p>
          </table:table-cell>
          <table:table-cell table:style-name="ce4" table:formula="of:=[N005.B643]" office:value-type="time" office:time-value="PT00H00M00.905071S">
            <text:p>00:00:00,905</text:p>
          </table:table-cell>
          <table:table-cell table:style-name="ce4" table:formula="of:=[N005.C643]" office:value-type="time" office:time-value="PT00H00M02.35307S">
            <text:p>00:00:02,353</text:p>
          </table:table-cell>
          <table:table-cell table:style-name="ce2" office:value-type="string">
            <text:p>Q16</text:p>
          </table:table-cell>
          <table:table-cell table:style-name="ce7" table:formula="of:=[.B19]" office:value-type="time" office:time-value="PT00H01M29.350661S">
            <text:p>89,351,,,,,,,,,,</text:p>
          </table:table-cell>
          <table:table-cell table:style-name="ce7" table:formula="of:=[.C19]" office:value-type="time" office:time-value="PT00H00M38.791114S">
            <text:p>38,791,,,,,,,,,,</text:p>
          </table:table-cell>
          <table:table-cell table:style-name="ce8" table:formula="of:=[.D19]" office:value-type="time" office:time-value="PT00H00M00.905071S">
            <text:p>00,905,,,,,,,,,,</text:p>
          </table:table-cell>
          <table:table-cell table:style-name="ce7" table:formula="of:=[.E19]" office:value-type="time" office:time-value="PT00H00M02.35307S">
            <text:p>02,353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7</text:p>
          </table:table-cell>
          <table:table-cell table:style-name="ce4" table:formula="of:=[B005.B264]" office:value-type="time" office:time-value="PT00H00M03.600378S">
            <text:p>00:00:03,600</text:p>
          </table:table-cell>
          <table:table-cell table:style-name="ce4" table:formula="of:=[B005.C264]" office:value-type="time" office:time-value="PT00H00M17.824936S">
            <text:p>00:00:17,825</text:p>
          </table:table-cell>
          <table:table-cell table:style-name="ce4" table:formula="of:=[N005.B644]" office:value-type="time" office:time-value="PT00H00M00.293604S">
            <text:p>00:00:00,294</text:p>
          </table:table-cell>
          <table:table-cell table:style-name="ce4" table:formula="of:=[N005.C644]" office:value-type="time" office:time-value="PT00H00M01.255025S">
            <text:p>00:00:01,255</text:p>
          </table:table-cell>
          <table:table-cell table:style-name="ce2" office:value-type="string">
            <text:p>Q17</text:p>
          </table:table-cell>
          <table:table-cell table:style-name="ce7" table:formula="of:=[.B20]" office:value-type="time" office:time-value="PT00H00M03.600378S">
            <text:p>03,600,,,,,,,,,,</text:p>
          </table:table-cell>
          <table:table-cell table:style-name="ce7" table:formula="of:=[.C20]" office:value-type="time" office:time-value="PT00H00M17.824936S">
            <text:p>17,825,,,,,,,,,,</text:p>
          </table:table-cell>
          <table:table-cell table:style-name="ce8" table:formula="of:=[.D20]" office:value-type="time" office:time-value="PT00H00M00.293604S">
            <text:p>00,294,,,,,,,,,,</text:p>
          </table:table-cell>
          <table:table-cell table:style-name="ce7" table:formula="of:=[.E20]" office:value-type="time" office:time-value="PT00H00M01.255025S">
            <text:p>01,255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Gesamt</text:p>
          </table:table-cell>
          <table:table-cell table:style-name="ce4" table:formula="of:=[B005.B265]" office:value-type="time" office:time-value="PT00H13M39.189604S">
            <text:p>00:13:39,190</text:p>
          </table:table-cell>
          <table:table-cell table:style-name="ce4" table:formula="of:=[B005.C265]" office:value-type="time" office:time-value="PT00H16M10.737065S">
            <text:p>00:16:10,737</text:p>
          </table:table-cell>
          <table:table-cell table:style-name="ce4" table:formula="of:=[N005.B645]" office:value-type="time" office:time-value="PT00H04M06.431457S">
            <text:p>00:04:06,431</text:p>
          </table:table-cell>
          <table:table-cell table:style-name="ce4" table:formula="of:=[N005.C645]" office:value-type="time" office:time-value="PT00H04M48.38806S">
            <text:p>00:04:48,388</text:p>
          </table:table-cell>
          <table:table-cell table:style-name="ce2" office:value-type="string">
            <text:p>Gesamt</text:p>
          </table:table-cell>
          <table:table-cell table:style-name="ce7" table:formula="of:=[.B21]" office:value-type="time" office:time-value="PT00H13M39.189604S">
            <text:p>819,190,,,,,,,,,,</text:p>
          </table:table-cell>
          <table:table-cell table:style-name="ce7" table:formula="of:=[.C21]" office:value-type="time" office:time-value="PT00H16M10.737065S">
            <text:p>970,737,,,,,,,,,,</text:p>
          </table:table-cell>
          <table:table-cell table:style-name="ce8" table:formula="of:=[.D21]" office:value-type="time" office:time-value="PT00H04M06.431457S">
            <text:p>246,431,,,,,,,,,,</text:p>
          </table:table-cell>
          <table:table-cell table:style-name="ce7" table:formula="of:=[.E21]" office:value-type="time" office:time-value="PT00H04M48.38806S">
            <text:p>288,388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/>
          <table:table-cell table:style-name="ce4" table:number-columns-repeated="4"/>
          <table:table-cell table:style-name="ce2"/>
          <table:table-cell table:style-name="ce7" table:number-columns-repeated="4"/>
          <table:table-cell table:style-name="ce5" table:number-columns-repeated="11"/>
          <table:table-cell table:style-name="ce3"/>
        </table:table-row>
        <table:table-row table:style-name="ro1" table:number-rows-repeated="3">
          <table:table-cell table:style-name="ce2"/>
          <table:table-cell table:style-name="ce3"/>
          <table:table-cell table:style-name="ce5" table:number-columns-repeated="3"/>
          <table:table-cell table:style-name="ce2"/>
          <table:table-cell table:style-name="ce7" table:number-columns-repeated="4"/>
          <table:table-cell table:style-name="ce5" table:number-columns-repeated="11"/>
          <table:table-cell table:style-name="ce3"/>
        </table:table-row>
        <table:table-row table:style-name="ro1">
          <table:table-cell/>
          <table:table-cell table:style-name="ce3" office:value-type="string">
            <text:p>BerlinMOD</text:p>
          </table:table-cell>
          <table:table-cell table:style-name="ce3"/>
          <table:table-cell table:style-name="ce3" office:value-type="string">
            <text:p>Network</text:p>
          </table:table-cell>
          <table:table-cell table:style-name="ce3"/>
          <table:table-cell/>
          <table:table-cell table:style-name="ce7" office:value-type="string">
            <text:p>BerlinMOD</text:p>
          </table:table-cell>
          <table:table-cell table:style-name="ce7"/>
          <table:table-cell table:style-name="ce7" office:value-type="string">
            <text:p>Network</text:p>
          </table:table-cell>
          <table:table-cell table:style-name="ce7"/>
          <table:table-cell table:style-name="ce5" table:number-columns-repeated="11"/>
          <table:table-cell table:style-name="ce3"/>
        </table:table-row>
        <table:table-row table:style-name="ro1">
          <table:table-cell table:style-name="ce2" office:value-type="string">
            <text:p>0.20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2" office:value-type="string">
            <text:p>0.20</text:p>
          </table:table-cell>
          <table:table-cell table:style-name="ce7" office:value-type="string">
            <text:p>OBA</text:p>
          </table:table-cell>
          <table:table-cell table:style-name="ce7" office:value-type="string">
            <text:p>TBA</text:p>
          </table:table-cell>
          <table:table-cell table:style-name="ce7" office:value-type="string">
            <text:p>OBA</text:p>
          </table:table-cell>
          <table:table-cell table:style-name="ce7" office:value-type="string">
            <text:p>TBA</text:p>
          </table:table-cell>
          <table:table-cell table:style-name="ce5" table:number-columns-repeated="11"/>
          <table:table-cell table:style-name="ce3"/>
        </table:table-row>
        <table:table-row table:style-name="ro1">
          <table:table-cell table:style-name="ce2" office:value-type="string">
            <text:p>Q1</text:p>
          </table:table-cell>
          <table:table-cell table:style-name="ce4" table:formula="of:=[B020.B248]" office:value-type="time" office:time-value="PT00H00M00.16031S">
            <text:p>00:00:00,160</text:p>
          </table:table-cell>
          <table:table-cell table:style-name="ce4" table:formula="of:=[B020.C248]" office:value-type="time" office:time-value="PT00H00M00.152339S">
            <text:p>00:00:00,152</text:p>
          </table:table-cell>
          <table:table-cell table:style-name="ce4" table:formula="of:=[N020.B628]" office:value-type="time" office:time-value="PT00H00M00.360634S">
            <text:p>00:00:00,361</text:p>
          </table:table-cell>
          <table:table-cell table:style-name="ce4" table:formula="of:=[N020.C628]" office:value-type="time" office:time-value="PT00H00M00.179181S">
            <text:p>00:00:00,179</text:p>
          </table:table-cell>
          <table:table-cell table:style-name="ce2" office:value-type="string">
            <text:p>Q1</text:p>
          </table:table-cell>
          <table:table-cell table:style-name="ce7" table:formula="of:=[.B28]" office:value-type="time" office:time-value="PT00H00M00.16031S">
            <text:p>00,160,,,,,,,,,,</text:p>
          </table:table-cell>
          <table:table-cell table:style-name="ce8" table:formula="of:=[.C28]" office:value-type="time" office:time-value="PT00H00M00.152339S">
            <text:p>00,152,,,,,,,,,,</text:p>
          </table:table-cell>
          <table:table-cell table:style-name="ce7" table:formula="of:=[.D28]" office:value-type="time" office:time-value="PT00H00M00.360634S">
            <text:p>00,361,,,,,,,,,,</text:p>
          </table:table-cell>
          <table:table-cell table:style-name="ce7" table:formula="of:=[.E28]" office:value-type="time" office:time-value="PT00H00M00.179181S">
            <text:p>00,179,,,,,,,,,,</text:p>
          </table:table-cell>
          <table:table-cell table:style-name="ce5"/>
          <table:table-cell table:style-name="ce10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2</text:p>
          </table:table-cell>
          <table:table-cell table:style-name="ce4" table:formula="of:=[B020.B249]" office:value-type="time" office:time-value="PT00H00M00.010711S">
            <text:p>00:00:00,011</text:p>
          </table:table-cell>
          <table:table-cell table:style-name="ce4" table:formula="of:=[B020.C249]" office:value-type="time" office:time-value="PT00H00M00.007077S">
            <text:p>00:00:00,007</text:p>
          </table:table-cell>
          <table:table-cell table:style-name="ce4" table:formula="of:=[N020.B629]" office:value-type="time" office:time-value="PT00H00M00.089122S">
            <text:p>00:00:00,089</text:p>
          </table:table-cell>
          <table:table-cell table:style-name="ce4" table:formula="of:=[N020.C629]" office:value-type="time" office:time-value="PT00H00M00.009364S">
            <text:p>00:00:00,009</text:p>
          </table:table-cell>
          <table:table-cell table:style-name="ce2" office:value-type="string">
            <text:p>Q2</text:p>
          </table:table-cell>
          <table:table-cell table:style-name="ce7" table:formula="of:=[.B29]" office:value-type="time" office:time-value="PT00H00M00.010711S">
            <text:p>00,011,,,,,,,,,,</text:p>
          </table:table-cell>
          <table:table-cell table:style-name="ce8" table:formula="of:=[.C29]" office:value-type="time" office:time-value="PT00H00M00.007077S">
            <text:p>00,007,,,,,,,,,,</text:p>
          </table:table-cell>
          <table:table-cell table:style-name="ce7" table:formula="of:=[.D29]" office:value-type="time" office:time-value="PT00H00M00.089122S">
            <text:p>00,089,,,,,,,,,,</text:p>
          </table:table-cell>
          <table:table-cell table:style-name="ce7" table:formula="of:=[.E29]" office:value-type="time" office:time-value="PT00H00M00.009364S">
            <text:p>00,009,,,,,,,,,,</text:p>
          </table:table-cell>
          <table:table-cell table:style-name="ce5"/>
          <table:table-cell table:style-name="ce10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3</text:p>
          </table:table-cell>
          <table:table-cell table:style-name="ce4" table:formula="of:=[B020.B250]" office:value-type="time" office:time-value="PT00H00M01.491055S">
            <text:p>00:00:01,491</text:p>
          </table:table-cell>
          <table:table-cell table:style-name="ce4" table:formula="of:=[B020.C250]" office:value-type="time" office:time-value="PT00H00M00.557331S">
            <text:p>00:00:00,557</text:p>
          </table:table-cell>
          <table:table-cell table:style-name="ce4" table:formula="of:=[N020.B630]" office:value-type="time" office:time-value="PT00H00M00.286929S">
            <text:p>00:00:00,287</text:p>
          </table:table-cell>
          <table:table-cell table:style-name="ce4" table:formula="of:=[N020.C630]" office:value-type="time" office:time-value="PT00H00M00.799553S">
            <text:p>00:00:00,800</text:p>
          </table:table-cell>
          <table:table-cell table:style-name="ce2" office:value-type="string">
            <text:p>Q3</text:p>
          </table:table-cell>
          <table:table-cell table:style-name="ce7" table:formula="of:=[.B30]" office:value-type="time" office:time-value="PT00H00M01.491055S">
            <text:p>01,491,,,,,,,,,,</text:p>
          </table:table-cell>
          <table:table-cell table:style-name="ce7" table:formula="of:=[.C30]" office:value-type="time" office:time-value="PT00H00M00.557331S">
            <text:p>00,557,,,,,,,,,,</text:p>
          </table:table-cell>
          <table:table-cell table:style-name="ce8" table:formula="of:=[.D30]" office:value-type="time" office:time-value="PT00H00M00.286929S">
            <text:p>00,287,,,,,,,,,,</text:p>
          </table:table-cell>
          <table:table-cell table:style-name="ce7" table:formula="of:=[.E30]" office:value-type="time" office:time-value="PT00H00M00.799553S">
            <text:p>00,800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4</text:p>
          </table:table-cell>
          <table:table-cell table:style-name="ce4" table:formula="of:=[B020.B251]" office:value-type="time" office:time-value="PT00H02M38.998656S">
            <text:p>00:02:38,999</text:p>
          </table:table-cell>
          <table:table-cell table:style-name="ce4" table:formula="of:=[B020.C251]" office:value-type="time" office:time-value="PT00H03M34.882627S">
            <text:p>00:03:34,883</text:p>
          </table:table-cell>
          <table:table-cell table:style-name="ce4" table:formula="of:=[N020.B631]" office:value-type="time" office:time-value="PT00H00M01.949467S">
            <text:p>00:00:01,949</text:p>
          </table:table-cell>
          <table:table-cell table:style-name="ce4" table:formula="of:=[N020.C631]" office:value-type="time" office:time-value="PT00H00M16.634407S">
            <text:p>00:00:16,634</text:p>
          </table:table-cell>
          <table:table-cell table:style-name="ce2" office:value-type="string">
            <text:p>Q4</text:p>
          </table:table-cell>
          <table:table-cell table:style-name="ce7" table:formula="of:=[.B31]" office:value-type="time" office:time-value="PT00H02M38.998656S">
            <text:p>158,999,,,,,,,,,,</text:p>
          </table:table-cell>
          <table:table-cell table:style-name="ce7" table:formula="of:=[.C31]" office:value-type="time" office:time-value="PT00H03M34.882627S">
            <text:p>214,883,,,,,,,,,,</text:p>
          </table:table-cell>
          <table:table-cell table:style-name="ce8" table:formula="of:=[.D31]" office:value-type="time" office:time-value="PT00H00M01.949467S">
            <text:p>01,949,,,,,,,,,,</text:p>
          </table:table-cell>
          <table:table-cell table:style-name="ce7" table:formula="of:=[.E31]" office:value-type="time" office:time-value="PT00H00M16.634407S">
            <text:p>16,634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5</text:p>
          </table:table-cell>
          <table:table-cell table:style-name="ce4" table:formula="of:=[B020.B252]" office:value-type="time" office:time-value="PT00H00M05.891702S">
            <text:p>00:00:05,892</text:p>
          </table:table-cell>
          <table:table-cell table:style-name="ce4" table:formula="of:=[B020.C252]" office:value-type="time" office:time-value="PT00H00M07.607007S">
            <text:p>00:00:07,607</text:p>
          </table:table-cell>
          <table:table-cell table:style-name="ce4" table:formula="of:=[N020.B632]" office:value-type="time" office:time-value="PT00H00M03.853223S">
            <text:p>00:00:03,853</text:p>
          </table:table-cell>
          <table:table-cell table:style-name="ce4" table:formula="of:=[N020.C632]" office:value-type="time" office:time-value="PT00H00M04.162665S">
            <text:p>00:00:04,163</text:p>
          </table:table-cell>
          <table:table-cell table:style-name="ce2" office:value-type="string">
            <text:p>Q5</text:p>
          </table:table-cell>
          <table:table-cell table:style-name="ce7" table:formula="of:=[.B32]" office:value-type="time" office:time-value="PT00H00M05.891702S">
            <text:p>05,892,,,,,,,,,,</text:p>
          </table:table-cell>
          <table:table-cell table:style-name="ce7" table:formula="of:=[.C32]" office:value-type="time" office:time-value="PT00H00M07.607007S">
            <text:p>07,607,,,,,,,,,,</text:p>
          </table:table-cell>
          <table:table-cell table:style-name="ce8" table:formula="of:=[.D32]" office:value-type="time" office:time-value="PT00H00M03.853223S">
            <text:p>03,853,,,,,,,,,,</text:p>
          </table:table-cell>
          <table:table-cell table:style-name="ce7" table:formula="of:=[.E32]" office:value-type="time" office:time-value="PT00H00M04.162665S">
            <text:p>04,163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6</text:p>
          </table:table-cell>
          <table:table-cell table:style-name="ce4" table:formula="of:=[B020.B253]" office:value-type="time" office:time-value="PT00H04M06.216362S">
            <text:p>00:04:06,216</text:p>
          </table:table-cell>
          <table:table-cell table:style-name="ce4" table:formula="of:=[B020.C253]" office:value-type="time" office:time-value="PT00H05M20.829971S">
            <text:p>00:05:20,830</text:p>
          </table:table-cell>
          <table:table-cell table:style-name="ce4" table:formula="of:=[N020.B633]" office:value-type="time" office:time-value="PT00H01M19.812352S">
            <text:p>00:01:19,812</text:p>
          </table:table-cell>
          <table:table-cell table:style-name="ce4" table:formula="of:=[N020.C633]" office:value-type="time" office:time-value="PT00H00M57.157554S">
            <text:p>00:00:57,158</text:p>
          </table:table-cell>
          <table:table-cell table:style-name="ce2" office:value-type="string">
            <text:p>Q6</text:p>
          </table:table-cell>
          <table:table-cell table:style-name="ce7" table:formula="of:=[.B33]" office:value-type="time" office:time-value="PT00H04M06.216362S">
            <text:p>246,216,,,,,,,,,,</text:p>
          </table:table-cell>
          <table:table-cell table:style-name="ce7" table:formula="of:=[.C33]" office:value-type="time" office:time-value="PT00H05M20.829971S">
            <text:p>320,830,,,,,,,,,,</text:p>
          </table:table-cell>
          <table:table-cell table:style-name="ce7" table:formula="of:=[.D33]" office:value-type="time" office:time-value="PT00H01M19.812352S">
            <text:p>79,812,,,,,,,,,,</text:p>
          </table:table-cell>
          <table:table-cell table:style-name="ce8" table:formula="of:=[.E33]" office:value-type="time" office:time-value="PT00H00M57.157554S">
            <text:p>57,158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7</text:p>
          </table:table-cell>
          <table:table-cell table:style-name="ce4" table:formula="of:=[B020.B254]" office:value-type="time" office:time-value="PT00H08M34.298687S">
            <text:p>00:08:34,299</text:p>
          </table:table-cell>
          <table:table-cell table:style-name="ce4" table:formula="of:=[B020.C254]" office:value-type="time" office:time-value="PT00H03M59.385979S">
            <text:p>00:03:59,386</text:p>
          </table:table-cell>
          <table:table-cell table:style-name="ce4" table:formula="of:=[N020.B634]" office:value-type="time" office:time-value="PT00H03M19.326493S">
            <text:p>00:03:19,326</text:p>
          </table:table-cell>
          <table:table-cell table:style-name="ce4" table:formula="of:=[N020.C634]" office:value-type="time" office:time-value="PT00H03M15.777582S">
            <text:p>00:03:15,778</text:p>
          </table:table-cell>
          <table:table-cell table:style-name="ce2" office:value-type="string">
            <text:p>Q7</text:p>
          </table:table-cell>
          <table:table-cell table:style-name="ce7" table:formula="of:=[.B34]" office:value-type="time" office:time-value="PT00H08M34.298687S">
            <text:p>514,299,,,,,,,,,,</text:p>
          </table:table-cell>
          <table:table-cell table:style-name="ce7" table:formula="of:=[.C34]" office:value-type="time" office:time-value="PT00H03M59.385979S">
            <text:p>239,386,,,,,,,,,,</text:p>
          </table:table-cell>
          <table:table-cell table:style-name="ce7" table:formula="of:=[.D34]" office:value-type="time" office:time-value="PT00H03M19.326493S">
            <text:p>199,326,,,,,,,,,,</text:p>
          </table:table-cell>
          <table:table-cell table:style-name="ce8" table:formula="of:=[.E34]" office:value-type="time" office:time-value="PT00H03M15.777582S">
            <text:p>195,778,,,,,,,,,,</text:p>
          </table:table-cell>
          <table:table-cell table:style-name="ce5"/>
          <table:table-cell table:style-name="ce11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8</text:p>
          </table:table-cell>
          <table:table-cell table:style-name="ce4" table:formula="of:=[B020.B255]" office:value-type="time" office:time-value="PT00H00M02.768145S">
            <text:p>00:00:02,768</text:p>
          </table:table-cell>
          <table:table-cell table:style-name="ce4" table:formula="of:=[B020.C255]" office:value-type="time" office:time-value="PT00H00M02.583411S">
            <text:p>00:00:02,583</text:p>
          </table:table-cell>
          <table:table-cell table:style-name="ce4" table:formula="of:=[N020.B635]" office:value-type="time" office:time-value="PT00H00M00.700022S">
            <text:p>00:00:00,700</text:p>
          </table:table-cell>
          <table:table-cell table:style-name="ce4" table:formula="of:=[N020.C635]" office:value-type="time" office:time-value="PT00H00M01.760788S">
            <text:p>00:00:01,761</text:p>
          </table:table-cell>
          <table:table-cell table:style-name="ce2" office:value-type="string">
            <text:p>Q8</text:p>
          </table:table-cell>
          <table:table-cell table:style-name="ce7" table:formula="of:=[.B35]" office:value-type="time" office:time-value="PT00H00M02.768145S">
            <text:p>02,768,,,,,,,,,,</text:p>
          </table:table-cell>
          <table:table-cell table:style-name="ce7" table:formula="of:=[.C35]" office:value-type="time" office:time-value="PT00H00M02.583411S">
            <text:p>02,583,,,,,,,,,,</text:p>
          </table:table-cell>
          <table:table-cell table:style-name="ce8" table:formula="of:=[.D35]" office:value-type="time" office:time-value="PT00H00M00.700022S">
            <text:p>00,700,,,,,,,,,,</text:p>
          </table:table-cell>
          <table:table-cell table:style-name="ce7" table:formula="of:=[.E35]" office:value-type="time" office:time-value="PT00H00M01.760788S">
            <text:p>01,761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9</text:p>
          </table:table-cell>
          <table:table-cell table:style-name="ce4" table:formula="of:=[B020.B256]" office:value-type="time" office:time-value="PT00H12M21.496699S">
            <text:p>00:12:21,497</text:p>
          </table:table-cell>
          <table:table-cell table:style-name="ce4" table:formula="of:=[B020.C256]" office:value-type="time" office:time-value="PT00H54M42.183481S">
            <text:p>00:54:42,183</text:p>
          </table:table-cell>
          <table:table-cell table:style-name="ce4" table:formula="of:=[N020.B636]" office:value-type="time" office:time-value="PT00H02M22.270522S">
            <text:p>00:02:22,271</text:p>
          </table:table-cell>
          <table:table-cell table:style-name="ce4" table:formula="of:=[N020.C636]" office:value-type="time" office:time-value="PT00H02M48.099858S">
            <text:p>00:02:48,100</text:p>
          </table:table-cell>
          <table:table-cell table:style-name="ce2" office:value-type="string">
            <text:p>Q9</text:p>
          </table:table-cell>
          <table:table-cell table:style-name="ce7" table:formula="of:=[.B36]" office:value-type="time" office:time-value="PT00H12M21.496699S">
            <text:p>741,497,,,,,,,,,,</text:p>
          </table:table-cell>
          <table:table-cell table:style-name="ce7" table:formula="of:=[.C36]" office:value-type="time" office:time-value="PT00H54M42.183481S">
            <text:p>3282,183,,,,,,,,,,</text:p>
          </table:table-cell>
          <table:table-cell table:style-name="ce8" table:formula="of:=[.D36]" office:value-type="time" office:time-value="PT00H02M22.270522S">
            <text:p>142,271,,,,,,,,,,</text:p>
          </table:table-cell>
          <table:table-cell table:style-name="ce7" table:formula="of:=[.E36]" office:value-type="time" office:time-value="PT00H02M48.099858S">
            <text:p>168,100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0</text:p>
          </table:table-cell>
          <table:table-cell table:style-name="ce4" table:formula="of:=[B020.B257]" office:value-type="time" office:time-value="PT00H26M44.588108S">
            <text:p>00:26:44,588</text:p>
          </table:table-cell>
          <table:table-cell table:style-name="ce4" table:formula="of:=[B020.C257]" office:value-type="time" office:time-value="PT00H19M01.317031S">
            <text:p>00:19:01,317</text:p>
          </table:table-cell>
          <table:table-cell table:style-name="ce4" table:formula="of:=[N020.B637]" office:value-type="time" office:time-value="PT00H13M36.874347S">
            <text:p>00:13:36,874</text:p>
          </table:table-cell>
          <table:table-cell table:style-name="ce4" table:formula="of:=[N020.C637]" office:value-type="time" office:time-value="PT00H19M20.634079S">
            <text:p>00:19:20,634</text:p>
          </table:table-cell>
          <table:table-cell table:style-name="ce2" office:value-type="string">
            <text:p>Q10</text:p>
          </table:table-cell>
          <table:table-cell table:style-name="ce7" table:formula="of:=[.B37]" office:value-type="time" office:time-value="PT00H26M44.588108S">
            <text:p>1604,588,,,,,,,,,,</text:p>
          </table:table-cell>
          <table:table-cell table:style-name="ce7" table:formula="of:=[.C37]" office:value-type="time" office:time-value="PT00H19M01.317031S">
            <text:p>1141,317,,,,,,,,,,</text:p>
          </table:table-cell>
          <table:table-cell table:style-name="ce8" table:formula="of:=[.D37]" office:value-type="time" office:time-value="PT00H13M36.874347S">
            <text:p>816,874,,,,,,,,,,</text:p>
          </table:table-cell>
          <table:table-cell table:style-name="ce7" table:formula="of:=[.E37]" office:value-type="time" office:time-value="PT00H19M20.634079S">
            <text:p>1160,634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1</text:p>
          </table:table-cell>
          <table:table-cell table:style-name="ce4" table:formula="of:=[B020.B258]" office:value-type="time" office:time-value="PT00H00M01.571938S">
            <text:p>00:00:01,572</text:p>
          </table:table-cell>
          <table:table-cell table:style-name="ce4" table:formula="of:=[B020.C258]" office:value-type="time" office:time-value="PT00H00M00.818432S">
            <text:p>00:00:00,818</text:p>
          </table:table-cell>
          <table:table-cell table:style-name="ce4" table:formula="of:=[N020.B638]" office:value-type="time" office:time-value="PT00H00M06.267823S">
            <text:p>00:00:06,268</text:p>
          </table:table-cell>
          <table:table-cell table:style-name="ce4" table:formula="of:=[N020.C638]" office:value-type="time" office:time-value="PT00H00M07.996482S">
            <text:p>00:00:07,996</text:p>
          </table:table-cell>
          <table:table-cell table:style-name="ce2" office:value-type="string">
            <text:p>Q11</text:p>
          </table:table-cell>
          <table:table-cell table:style-name="ce7" table:formula="of:=[.B38]" office:value-type="time" office:time-value="PT00H00M01.571938S">
            <text:p>01,572,,,,,,,,,,</text:p>
          </table:table-cell>
          <table:table-cell table:style-name="ce8" table:formula="of:=[.C38]" office:value-type="time" office:time-value="PT00H00M00.818432S">
            <text:p>00,818,,,,,,,,,,</text:p>
          </table:table-cell>
          <table:table-cell table:style-name="ce7" table:formula="of:=[.D38]" office:value-type="time" office:time-value="PT00H00M06.267823S">
            <text:p>06,268,,,,,,,,,,</text:p>
          </table:table-cell>
          <table:table-cell table:style-name="ce7" table:formula="of:=[.E38]" office:value-type="time" office:time-value="PT00H00M07.996482S">
            <text:p>07,996,,,,,,,,,,</text:p>
          </table:table-cell>
          <table:table-cell table:style-name="ce5"/>
          <table:table-cell table:style-name="ce15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2</text:p>
          </table:table-cell>
          <table:table-cell table:style-name="ce4" table:formula="of:=[B020.B259]" office:value-type="time" office:time-value="PT00H01M58.927444S">
            <text:p>00:01:58,927</text:p>
          </table:table-cell>
          <table:table-cell table:style-name="ce4" table:formula="of:=[B020.C259]" office:value-type="time" office:time-value="PT00H00M00.349372S">
            <text:p>00:00:00,349</text:p>
          </table:table-cell>
          <table:table-cell table:style-name="ce4" table:formula="of:=[N020.B639]" office:value-type="time" office:time-value="PT00H00M00.581069S">
            <text:p>00:00:00,581</text:p>
          </table:table-cell>
          <table:table-cell table:style-name="ce4" table:formula="of:=[N020.C639]" office:value-type="time" office:time-value="PT00H00M00.577147S">
            <text:p>00:00:00,577</text:p>
          </table:table-cell>
          <table:table-cell table:style-name="ce2" office:value-type="string">
            <text:p>Q12</text:p>
          </table:table-cell>
          <table:table-cell table:style-name="ce7" table:formula="of:=[.B39]" office:value-type="time" office:time-value="PT00H01M58.927444S">
            <text:p>118,927,,,,,,,,,,</text:p>
          </table:table-cell>
          <table:table-cell table:style-name="ce8" table:formula="of:=[.C39]" office:value-type="time" office:time-value="PT00H00M00.349372S">
            <text:p>00,349,,,,,,,,,,</text:p>
          </table:table-cell>
          <table:table-cell table:style-name="ce7" table:formula="of:=[.D39]" office:value-type="time" office:time-value="PT00H00M00.581069S">
            <text:p>00,581,,,,,,,,,,</text:p>
          </table:table-cell>
          <table:table-cell table:style-name="ce7" table:formula="of:=[.E39]" office:value-type="time" office:time-value="PT00H00M00.577147S">
            <text:p>00,577,,,,,,,,,,</text:p>
          </table:table-cell>
          <table:table-cell table:style-name="ce5"/>
          <table:table-cell table:style-name="ce10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3</text:p>
          </table:table-cell>
          <table:table-cell table:style-name="ce4" table:formula="of:=[B020.B260]" office:value-type="time" office:time-value="PT00H05M50.814744S">
            <text:p>00:05:50,815</text:p>
          </table:table-cell>
          <table:table-cell table:style-name="ce4" table:formula="of:=[B020.C260]" office:value-type="time" office:time-value="PT00H02M44.259713S">
            <text:p>00:02:44,260</text:p>
          </table:table-cell>
          <table:table-cell table:style-name="ce4" table:formula="of:=[N020.B640]" office:value-type="time" office:time-value="PT00H01M02.986921S">
            <text:p>00:01:02,987</text:p>
          </table:table-cell>
          <table:table-cell table:style-name="ce4" table:formula="of:=[N020.C640]" office:value-type="time" office:time-value="PT00H01M59.838669S">
            <text:p>00:01:59,839</text:p>
          </table:table-cell>
          <table:table-cell table:style-name="ce2" office:value-type="string">
            <text:p>Q13</text:p>
          </table:table-cell>
          <table:table-cell table:style-name="ce7" table:formula="of:=[.B40]" office:value-type="time" office:time-value="PT00H05M50.814744S">
            <text:p>350,815,,,,,,,,,,</text:p>
          </table:table-cell>
          <table:table-cell table:style-name="ce7" table:formula="of:=[.C40]" office:value-type="time" office:time-value="PT00H02M44.259713S">
            <text:p>164,260,,,,,,,,,,</text:p>
          </table:table-cell>
          <table:table-cell table:style-name="ce8" table:formula="of:=[.D40]" office:value-type="time" office:time-value="PT00H01M02.986921S">
            <text:p>62,987,,,,,,,,,,</text:p>
          </table:table-cell>
          <table:table-cell table:style-name="ce7" table:formula="of:=[.E40]" office:value-type="time" office:time-value="PT00H01M59.838669S">
            <text:p>119,839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4</text:p>
          </table:table-cell>
          <table:table-cell table:style-name="ce4" table:formula="of:=[B020.B261]" office:value-type="time" office:time-value="PT00H00M14.815704S">
            <text:p>00:00:14,816</text:p>
          </table:table-cell>
          <table:table-cell table:style-name="ce4" table:formula="of:=[B020.C261]" office:value-type="time" office:time-value="PT00H00M08.656467S">
            <text:p>00:00:08,656</text:p>
          </table:table-cell>
          <table:table-cell table:style-name="ce4" table:formula="of:=[N020.B641]" office:value-type="time" office:time-value="PT00H00M22.776359S">
            <text:p>00:00:22,776</text:p>
          </table:table-cell>
          <table:table-cell table:style-name="ce4" table:formula="of:=[N020.C641]" office:value-type="time" office:time-value="PT00H00M17.627847S">
            <text:p>00:00:17,628</text:p>
          </table:table-cell>
          <table:table-cell table:style-name="ce2" office:value-type="string">
            <text:p>Q14</text:p>
          </table:table-cell>
          <table:table-cell table:style-name="ce7" table:formula="of:=[.B41]" office:value-type="time" office:time-value="PT00H00M14.815704S">
            <text:p>14,816,,,,,,,,,,</text:p>
          </table:table-cell>
          <table:table-cell table:style-name="ce8" table:formula="of:=[.C41]" office:value-type="time" office:time-value="PT00H00M08.656467S">
            <text:p>08,656,,,,,,,,,,</text:p>
          </table:table-cell>
          <table:table-cell table:style-name="ce7" table:formula="of:=[.D41]" office:value-type="time" office:time-value="PT00H00M22.776359S">
            <text:p>22,776,,,,,,,,,,</text:p>
          </table:table-cell>
          <table:table-cell table:style-name="ce7" table:formula="of:=[.E41]" office:value-type="time" office:time-value="PT00H00M17.627847S">
            <text:p>17,628,,,,,,,,,,</text:p>
          </table:table-cell>
          <table:table-cell table:style-name="ce5"/>
          <table:table-cell table:style-name="ce16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5</text:p>
          </table:table-cell>
          <table:table-cell table:style-name="ce4" table:formula="of:=[B020.B262]" office:value-type="time" office:time-value="PT00H01M55.370074S">
            <text:p>00:01:55,370</text:p>
          </table:table-cell>
          <table:table-cell table:style-name="ce4" table:formula="of:=[B020.C262]" office:value-type="time" office:time-value="PT00H00M48.872422S">
            <text:p>00:00:48,872</text:p>
          </table:table-cell>
          <table:table-cell table:style-name="ce4" table:formula="of:=[N020.B642]" office:value-type="time" office:time-value="PT00H00M27.000386S">
            <text:p>00:00:27,000</text:p>
          </table:table-cell>
          <table:table-cell table:style-name="ce4" table:formula="of:=[N020.C642]" office:value-type="time" office:time-value="PT00H00M43.437241S">
            <text:p>00:00:43,437</text:p>
          </table:table-cell>
          <table:table-cell table:style-name="ce2" office:value-type="string">
            <text:p>Q15</text:p>
          </table:table-cell>
          <table:table-cell table:style-name="ce7" table:formula="of:=[.B42]" office:value-type="time" office:time-value="PT00H01M55.370074S">
            <text:p>115,370,,,,,,,,,,</text:p>
          </table:table-cell>
          <table:table-cell table:style-name="ce7" table:formula="of:=[.C42]" office:value-type="time" office:time-value="PT00H00M48.872422S">
            <text:p>48,872,,,,,,,,,,</text:p>
          </table:table-cell>
          <table:table-cell table:style-name="ce8" table:formula="of:=[.D42]" office:value-type="time" office:time-value="PT00H00M27.000386S">
            <text:p>27,000,,,,,,,,,,</text:p>
          </table:table-cell>
          <table:table-cell table:style-name="ce7" table:formula="of:=[.E42]" office:value-type="time" office:time-value="PT00H00M43.437241S">
            <text:p>43,437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6</text:p>
          </table:table-cell>
          <table:table-cell table:style-name="ce4" table:formula="of:=[B020.B263]" office:value-type="time" office:time-value="PT00H01M02.672641S">
            <text:p>00:01:02,673</text:p>
          </table:table-cell>
          <table:table-cell table:style-name="ce4" table:formula="of:=[B020.C263]" office:value-type="time" office:time-value="PT00H01M10.790126S">
            <text:p>00:01:10,790</text:p>
          </table:table-cell>
          <table:table-cell table:style-name="ce4" table:formula="of:=[N020.B643]" office:value-type="time" office:time-value="PT00H00M01.546342S">
            <text:p>00:00:01,546</text:p>
          </table:table-cell>
          <table:table-cell table:style-name="ce4" table:formula="of:=[N020.C643]" office:value-type="time" office:time-value="PT00H00M03.62073S">
            <text:p>00:00:03,621</text:p>
          </table:table-cell>
          <table:table-cell table:style-name="ce2" office:value-type="string">
            <text:p>Q16</text:p>
          </table:table-cell>
          <table:table-cell table:style-name="ce7" table:formula="of:=[.B43]" office:value-type="time" office:time-value="PT00H01M02.672641S">
            <text:p>62,673,,,,,,,,,,</text:p>
          </table:table-cell>
          <table:table-cell table:style-name="ce7" table:formula="of:=[.C43]" office:value-type="time" office:time-value="PT00H01M10.790126S">
            <text:p>70,790,,,,,,,,,,</text:p>
          </table:table-cell>
          <table:table-cell table:style-name="ce8" table:formula="of:=[.D43]" office:value-type="time" office:time-value="PT00H00M01.546342S">
            <text:p>01,546,,,,,,,,,,</text:p>
          </table:table-cell>
          <table:table-cell table:style-name="ce7" table:formula="of:=[.E43]" office:value-type="time" office:time-value="PT00H00M03.62073S">
            <text:p>03,621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Q17</text:p>
          </table:table-cell>
          <table:table-cell table:style-name="ce4" table:formula="of:=[B020.B264]" office:value-type="time" office:time-value="PT00H02M59.518658S">
            <text:p>00:02:59,519</text:p>
          </table:table-cell>
          <table:table-cell table:style-name="ce4" table:formula="of:=[B020.C264]" office:value-type="time" office:time-value="PT00H03M15.433394S">
            <text:p>00:03:15,433</text:p>
          </table:table-cell>
          <table:table-cell table:style-name="ce4" table:formula="of:=[N020.B644]" office:value-type="time" office:time-value="PT00H00M02.623313S">
            <text:p>00:00:02,623</text:p>
          </table:table-cell>
          <table:table-cell table:style-name="ce4" table:formula="of:=[N020.C644]" office:value-type="time" office:time-value="PT00H00M12.884448S">
            <text:p>00:00:12,884</text:p>
          </table:table-cell>
          <table:table-cell table:style-name="ce2" office:value-type="string">
            <text:p>Q17</text:p>
          </table:table-cell>
          <table:table-cell table:style-name="ce7" table:formula="of:=[.B44]" office:value-type="time" office:time-value="PT00H02M59.518658S">
            <text:p>179,519,,,,,,,,,,</text:p>
          </table:table-cell>
          <table:table-cell table:style-name="ce7" table:formula="of:=[.C44]" office:value-type="time" office:time-value="PT00H03M15.433394S">
            <text:p>195,433,,,,,,,,,,</text:p>
          </table:table-cell>
          <table:table-cell table:style-name="ce8" table:formula="of:=[.D44]" office:value-type="time" office:time-value="PT00H00M02.623313S">
            <text:p>02,623,,,,,,,,,,</text:p>
          </table:table-cell>
          <table:table-cell table:style-name="ce7" table:formula="of:=[.E44]" office:value-type="time" office:time-value="PT00H00M12.884448S">
            <text:p>12,884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 office:value-type="string">
            <text:p>Gesamt</text:p>
          </table:table-cell>
          <table:table-cell table:style-name="ce4" table:formula="of:=[B020.B265]" office:value-type="time" office:time-value="PT01H08M39.611639S">
            <text:p>01:08:39,612</text:p>
          </table:table-cell>
          <table:table-cell table:style-name="ce4" table:formula="of:=[B020.C265]" office:value-type="time" office:time-value="PT01H34M58.686179S">
            <text:p>01:34:58,686</text:p>
          </table:table-cell>
          <table:table-cell table:style-name="ce4" table:formula="of:=[N020.B645]" office:value-type="time" office:time-value="PT00H22M49.305323S">
            <text:p>00:22:49,305</text:p>
          </table:table-cell>
          <table:table-cell table:style-name="ce4" table:formula="of:=[N020.C645]" office:value-type="time" office:time-value="PT00H30M11.197593S">
            <text:p>00:30:11,198</text:p>
          </table:table-cell>
          <table:table-cell table:style-name="ce2" office:value-type="string">
            <text:p>Gesamt</text:p>
          </table:table-cell>
          <table:table-cell table:style-name="ce7" table:formula="of:=[.B45]" office:value-type="time" office:time-value="PT01H08M39.611639S">
            <text:p>4119,612,,,,,,,,,,</text:p>
          </table:table-cell>
          <table:table-cell table:style-name="ce7" table:formula="of:=[.C45]" office:value-type="time" office:time-value="PT01H34M58.686179S">
            <text:p>5698,686,,,,,,,,,,</text:p>
          </table:table-cell>
          <table:table-cell table:style-name="ce8" table:formula="of:=[.D45]" office:value-type="time" office:time-value="PT00H22M49.305323S">
            <text:p>1369,305,,,,,,,,,,</text:p>
          </table:table-cell>
          <table:table-cell table:style-name="ce7" table:formula="of:=[.E45]" office:value-type="time" office:time-value="PT00H30M11.197593S">
            <text:p>1811,198,,,,,,,,,,</text:p>
          </table:table-cell>
          <table:table-cell table:style-name="ce5"/>
          <table:table-cell table:style-name="ce13"/>
          <table:table-cell table:style-name="ce5" table:number-columns-repeated="9"/>
          <table:table-cell table:style-name="ce3"/>
        </table:table-row>
        <table:table-row table:style-name="ro1">
          <table:table-cell table:style-name="ce2"/>
          <table:table-cell table:style-name="ce4" table:number-columns-repeated="4"/>
          <table:table-cell table:style-name="ce2"/>
          <table:table-cell table:style-name="ce7" table:number-columns-repeated="4"/>
          <table:table-cell table:style-name="ce5" table:number-columns-repeated="11"/>
          <table:table-cell table:style-name="ce3"/>
        </table:table-row>
        <table:table-row table:style-name="ro1" table:number-rows-repeated="3">
          <table:table-cell table:style-name="ce2"/>
          <table:table-cell table:style-name="ce3"/>
          <table:table-cell table:style-name="ce5" table:number-columns-repeated="3"/>
          <table:table-cell table:style-name="ce2"/>
          <table:table-cell table:style-name="ce7" table:number-columns-repeated="4"/>
          <table:table-cell table:style-name="ce5" table:number-columns-repeated="11"/>
          <table:table-cell table:style-name="ce3"/>
        </table:table-row>
        <table:table-row table:style-name="ro1">
          <table:table-cell/>
          <table:table-cell table:style-name="ce3" office:value-type="string">
            <text:p>BerlinMOD</text:p>
          </table:table-cell>
          <table:table-cell table:style-name="ce3"/>
          <table:table-cell table:style-name="ce3" office:value-type="string">
            <text:p>Network</text:p>
          </table:table-cell>
          <table:table-cell table:style-name="ce3"/>
          <table:table-cell/>
          <table:table-cell table:style-name="ce7" office:value-type="string">
            <text:p>BerlinMOD</text:p>
          </table:table-cell>
          <table:table-cell table:style-name="ce7"/>
          <table:table-cell table:style-name="ce7" office:value-type="string">
            <text:p>Network</text:p>
          </table:table-cell>
          <table:table-cell table:style-name="ce7"/>
          <table:table-cell table:style-name="ce5" table:number-columns-repeated="11"/>
          <table:table-cell table:style-name="ce3"/>
        </table:table-row>
        <table:table-row table:style-name="ro1">
          <table:table-cell table:style-name="ce2" office:value-type="string">
            <text:p>1.0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2" office:value-type="string">
            <text:p>1.0</text:p>
          </table:table-cell>
          <table:table-cell table:style-name="ce7" office:value-type="string">
            <text:p>OBA</text:p>
          </table:table-cell>
          <table:table-cell table:style-name="ce7" office:value-type="string">
            <text:p>TBA</text:p>
          </table:table-cell>
          <table:table-cell table:style-name="ce7" office:value-type="string">
            <text:p>OBA</text:p>
          </table:table-cell>
          <table:table-cell table:style-name="ce7" office:value-type="string">
            <text:p>TBA</text:p>
          </table:table-cell>
          <table:table-cell table:style-name="ce5" table:number-columns-repeated="11"/>
          <table:table-cell table:style-name="ce3"/>
        </table:table-row>
        <table:table-row table:style-name="ro1">
          <table:table-cell table:style-name="ce2" office:value-type="string">
            <text:p>Q1</text:p>
          </table:table-cell>
          <table:table-cell table:style-name="ce4" table:formula="of:=[B100.B248]" office:value-type="time" office:time-value="PT00H00M00S">
            <text:p>00:00:00,000</text:p>
          </table:table-cell>
          <table:table-cell table:style-name="ce4" table:formula="of:=[B100.C248]" office:value-type="time" office:time-value="PT00H00M00S">
            <text:p>00:00:00,000</text:p>
          </table:table-cell>
          <table:table-cell table:style-name="ce4" table:formula="of:=[N100.B625]" office:value-type="time" office:time-value="PT00H00M00S">
            <text:p>00:00:00,000</text:p>
          </table:table-cell>
          <table:table-cell table:style-name="ce4" table:formula="of:=[N100.C625]" office:value-type="time" office:time-value="PT00H00M00S">
            <text:p>00:00:00,000</text:p>
          </table:table-cell>
          <table:table-cell table:style-name="ce2" office:value-type="string">
            <text:p>Q1</text:p>
          </table:table-cell>
          <table:table-cell table:style-name="ce7" table:formula="of:=[.B52]" office:value-type="time" office:time-value="PT00H00M00S">
            <text:p>00,000,,,,,,,,,,</text:p>
          </table:table-cell>
          <table:table-cell table:style-name="ce7" table:formula="of:=[.C52]" office:value-type="time" office:time-value="PT00H00M00S">
            <text:p>00,000,,,,,,,,,,</text:p>
          </table:table-cell>
          <table:table-cell table:style-name="ce7" table:formula="of:=[.D52]" office:value-type="time" office:time-value="PT00H00M00S">
            <text:p>00,000,,,,,,,,,,</text:p>
          </table:table-cell>
          <table:table-cell table:style-name="ce7" table:formula="of:=[.E52]" office:value-type="time" office:time-value="PT00H00M00S">
            <text:p>00,000,,,,,,,,,,</text:p>
          </table:table-cell>
          <table:table-cell table:style-name="ce5" table:number-columns-repeated="11"/>
          <table:table-cell table:style-name="ce3"/>
        </table:table-row>
        <table:table-row table:style-name="ro1">
          <table:table-cell table:style-name="ce2" office:value-type="string">
            <text:p>Q2</text:p>
          </table:table-cell>
          <table:table-cell table:style-name="ce4" table:formula="of:=[B100.B249]" office:value-type="time" office:time-value="PT00H00M00S">
            <text:p>00:00:00,000</text:p>
          </table:table-cell>
          <table:table-cell table:style-name="ce4" table:formula="of:=[B100.C249]" office:value-type="time" office:time-value="PT00H00M00S">
            <text:p>00:00:00,000</text:p>
          </table:table-cell>
          <table:table-cell table:style-name="ce4" table:formula="of:=[N100.B626]" office:value-type="time" office:time-value="PT00H00M00S">
            <text:p>00:00:00,000</text:p>
          </table:table-cell>
          <table:table-cell table:style-name="ce4" table:formula="of:=[N100.C626]" office:value-type="time" office:time-value="PT00H00M00S">
            <text:p>00:00:00,000</text:p>
          </table:table-cell>
          <table:table-cell table:style-name="ce2" office:value-type="string">
            <text:p>Q2</text:p>
          </table:table-cell>
          <table:table-cell table:style-name="ce7" table:formula="of:=[.B53]" office:value-type="time" office:time-value="PT00H00M00S">
            <text:p>00,000,,,,,,,,,,</text:p>
          </table:table-cell>
          <table:table-cell table:style-name="ce7" table:formula="of:=[.C53]" office:value-type="time" office:time-value="PT00H00M00S">
            <text:p>00,000,,,,,,,,,,</text:p>
          </table:table-cell>
          <table:table-cell table:style-name="ce7" table:formula="of:=[.D53]" office:value-type="time" office:time-value="PT00H00M00S">
            <text:p>00,000,,,,,,,,,,</text:p>
          </table:table-cell>
          <table:table-cell table:style-name="ce7" table:formula="of:=[.E53]" office:value-type="time" office:time-value="PT00H00M00S">
            <text:p>00,000,,,,,,,,,,</text:p>
          </table:table-cell>
          <table:table-cell table:style-name="ce5" table:number-columns-repeated="11"/>
          <table:table-cell table:style-name="ce3"/>
        </table:table-row>
        <table:table-row table:style-name="ro1">
          <table:table-cell table:style-name="ce2" office:value-type="string">
            <text:p>Q3</text:p>
          </table:table-cell>
          <table:table-cell table:style-name="ce4" table:formula="of:=[B100.B250]" office:value-type="time" office:time-value="PT00H00M00S">
            <text:p>00:00:00,000</text:p>
          </table:table-cell>
          <table:table-cell table:style-name="ce4" table:formula="of:=[B100.C250]" office:value-type="time" office:time-value="PT00H00M00S">
            <text:p>00:00:00,000</text:p>
          </table:table-cell>
          <table:table-cell table:style-name="ce4" table:formula="of:=[N100.B627]" office:value-type="time" office:time-value="PT00H00M00S">
            <text:p>00:00:00,000</text:p>
          </table:table-cell>
          <table:table-cell table:style-name="ce4" table:formula="of:=[N100.C627]" office:value-type="time" office:time-value="PT00H00M00S">
            <text:p>00:00:00,000</text:p>
          </table:table-cell>
          <table:table-cell table:style-name="ce2" office:value-type="string">
            <text:p>Q3</text:p>
          </table:table-cell>
          <table:table-cell table:style-name="ce7" table:formula="of:=[.B54]" office:value-type="time" office:time-value="PT00H00M00S">
            <text:p>00,000,,,,,,,,,,</text:p>
          </table:table-cell>
          <table:table-cell table:style-name="ce7" table:formula="of:=[.C54]" office:value-type="time" office:time-value="PT00H00M00S">
            <text:p>00,000,,,,,,,,,,</text:p>
          </table:table-cell>
          <table:table-cell table:style-name="ce7" table:formula="of:=[.D54]" office:value-type="time" office:time-value="PT00H00M00S">
            <text:p>00,000,,,,,,,,,,</text:p>
          </table:table-cell>
          <table:table-cell table:style-name="ce7" table:formula="of:=[.E54]" office:value-type="time" office:time-value="PT00H00M00S">
            <text:p>00,000,,,,,,,,,,</text:p>
          </table:table-cell>
          <table:table-cell table:style-name="ce5" table:number-columns-repeated="11"/>
          <table:table-cell table:style-name="ce3"/>
        </table:table-row>
        <table:table-row table:style-name="ro1">
          <table:table-cell table:style-name="ce2" office:value-type="string">
            <text:p>Q4</text:p>
          </table:table-cell>
          <table:table-cell table:style-name="ce4" table:formula="of:=[B100.B251]" office:value-type="time" office:time-value="PT00H00M00S">
            <text:p>00:00:00,000</text:p>
          </table:table-cell>
          <table:table-cell table:style-name="ce4" table:formula="of:=[B100.C251]" office:value-type="time" office:time-value="PT00H00M00S">
            <text:p>00:00:00,000</text:p>
          </table:table-cell>
          <table:table-cell table:style-name="ce4" table:formula="of:=[N100.B628]" office:value-type="time" office:time-value="PT00H00M00S">
            <text:p>00:00:00,000</text:p>
          </table:table-cell>
          <table:table-cell table:style-name="ce4" table:formula="of:=[N100.C628]" office:value-type="time" office:time-value="PT00H00M00S">
            <text:p>00:00:00,000</text:p>
          </table:table-cell>
          <table:table-cell table:style-name="ce2" office:value-type="string">
            <text:p>Q4</text:p>
          </table:table-cell>
          <table:table-cell table:style-name="ce7" table:formula="of:=[.B55]" office:value-type="time" office:time-value="PT00H00M00S">
            <text:p>00,000,,,,,,,,,,</text:p>
          </table:table-cell>
          <table:table-cell table:style-name="ce7" table:formula="of:=[.C55]" office:value-type="time" office:time-value="PT00H00M00S">
            <text:p>00,000,,,,,,,,,,</text:p>
          </table:table-cell>
          <table:table-cell table:style-name="ce7" table:formula="of:=[.D55]" office:value-type="time" office:time-value="PT00H00M00S">
            <text:p>00,000,,,,,,,,,,</text:p>
          </table:table-cell>
          <table:table-cell table:style-name="ce7" table:formula="of:=[.E55]" office:value-type="time" office:time-value="PT00H00M00S">
            <text:p>00,000,,,,,,,,,,</text:p>
          </table:table-cell>
          <table:table-cell table:style-name="ce5" table:number-columns-repeated="11"/>
          <table:table-cell table:style-name="ce3"/>
        </table:table-row>
        <table:table-row table:style-name="ro1">
          <table:table-cell table:style-name="ce2" office:value-type="string">
            <text:p>Q5</text:p>
          </table:table-cell>
          <table:table-cell table:style-name="ce4" table:formula="of:=[B100.B252]" office:value-type="time" office:time-value="PT00H00M00S">
            <text:p>00:00:00,000</text:p>
          </table:table-cell>
          <table:table-cell table:style-name="ce4" table:formula="of:=[B100.C252]" office:value-type="time" office:time-value="PT00H00M00S">
            <text:p>00:00:00,000</text:p>
          </table:table-cell>
          <table:table-cell table:style-name="ce4" table:formula="of:=[N100.B629]" office:value-type="time" office:time-value="PT00H00M00S">
            <text:p>00:00:00,000</text:p>
          </table:table-cell>
          <table:table-cell table:style-name="ce4" table:formula="of:=[N100.C629]" office:value-type="time" office:time-value="PT00H00M00S">
            <text:p>00:00:00,000</text:p>
          </table:table-cell>
          <table:table-cell table:style-name="ce2" office:value-type="string">
            <text:p>Q5</text:p>
          </table:table-cell>
          <table:table-cell table:style-name="ce7" table:formula="of:=[.B56]" office:value-type="time" office:time-value="PT00H00M00S">
            <text:p>00,000,,,,,,,,,,</text:p>
          </table:table-cell>
          <table:table-cell table:style-name="ce7" table:formula="of:=[.C56]" office:value-type="time" office:time-value="PT00H00M00S">
            <text:p>00,000,,,,,,,,,,</text:p>
          </table:table-cell>
          <table:table-cell table:style-name="ce7" table:formula="of:=[.D56]" office:value-type="time" office:time-value="PT00H00M00S">
            <text:p>00,000,,,,,,,,,,</text:p>
          </table:table-cell>
          <table:table-cell table:style-name="ce7" table:formula="of:=[.E56]" office:value-type="time" office:time-value="PT00H00M00S">
            <text:p>00,000,,,,,,,,,,</text:p>
          </table:table-cell>
          <table:table-cell table:style-name="ce5" table:number-columns-repeated="11"/>
          <table:table-cell table:style-name="ce3"/>
        </table:table-row>
        <table:table-row table:style-name="ro1">
          <table:table-cell table:style-name="ce2" office:value-type="string">
            <text:p>Q6</text:p>
          </table:table-cell>
          <table:table-cell table:style-name="ce4" table:formula="of:=[B100.B253]" office:value-type="time" office:time-value="PT00H00M00S">
            <text:p>00:00:00,000</text:p>
          </table:table-cell>
          <table:table-cell table:style-name="ce4" table:formula="of:=[B100.C253]" office:value-type="time" office:time-value="PT00H00M00S">
            <text:p>00:00:00,000</text:p>
          </table:table-cell>
          <table:table-cell table:style-name="ce4" table:formula="of:=[N100.B630]" office:value-type="time" office:time-value="PT00H00M00S">
            <text:p>00:00:00,000</text:p>
          </table:table-cell>
          <table:table-cell table:style-name="ce4" table:formula="of:=[N100.C630]" office:value-type="time" office:time-value="PT00H00M00S">
            <text:p>00:00:00,000</text:p>
          </table:table-cell>
          <table:table-cell table:style-name="ce2" office:value-type="string">
            <text:p>Q6</text:p>
          </table:table-cell>
          <table:table-cell table:style-name="ce7" table:formula="of:=[.B57]" office:value-type="time" office:time-value="PT00H00M00S">
            <text:p>00,000,,,,,,,,,,</text:p>
          </table:table-cell>
          <table:table-cell table:style-name="ce7" table:formula="of:=[.C57]" office:value-type="time" office:time-value="PT00H00M00S">
            <text:p>00,000,,,,,,,,,,</text:p>
          </table:table-cell>
          <table:table-cell table:style-name="ce7" table:formula="of:=[.D57]" office:value-type="time" office:time-value="PT00H00M00S">
            <text:p>00,000,,,,,,,,,,</text:p>
          </table:table-cell>
          <table:table-cell table:style-name="ce7" table:formula="of:=[.E57]" office:value-type="time" office:time-value="PT00H00M00S">
            <text:p>00,000,,,,,,,,,,</text:p>
          </table:table-cell>
          <table:table-cell table:style-name="ce5" table:number-columns-repeated="11"/>
          <table:table-cell table:style-name="ce3"/>
        </table:table-row>
        <table:table-row table:style-name="ro1">
          <table:table-cell table:style-name="ce2" office:value-type="string">
            <text:p>Q7</text:p>
          </table:table-cell>
          <table:table-cell table:style-name="ce4" table:formula="of:=[B100.B254]" office:value-type="time" office:time-value="PT00H00M00S">
            <text:p>00:00:00,000</text:p>
          </table:table-cell>
          <table:table-cell table:style-name="ce4" table:formula="of:=[B100.C254]" office:value-type="time" office:time-value="PT00H00M00S">
            <text:p>00:00:00,000</text:p>
          </table:table-cell>
          <table:table-cell table:style-name="ce4" table:formula="of:=[N100.B631]" office:value-type="time" office:time-value="PT00H00M00S">
            <text:p>00:00:00,000</text:p>
          </table:table-cell>
          <table:table-cell table:style-name="ce4" table:formula="of:=[N100.C631]" office:value-type="time" office:time-value="PT00H00M00S">
            <text:p>00:00:00,000</text:p>
          </table:table-cell>
          <table:table-cell table:style-name="ce2" office:value-type="string">
            <text:p>Q7</text:p>
          </table:table-cell>
          <table:table-cell table:style-name="ce7" table:formula="of:=[.B58]" office:value-type="time" office:time-value="PT00H00M00S">
            <text:p>00,000,,,,,,,,,,</text:p>
          </table:table-cell>
          <table:table-cell table:style-name="ce7" table:formula="of:=[.C58]" office:value-type="time" office:time-value="PT00H00M00S">
            <text:p>00,000,,,,,,,,,,</text:p>
          </table:table-cell>
          <table:table-cell table:style-name="ce7" table:formula="of:=[.D58]" office:value-type="time" office:time-value="PT00H00M00S">
            <text:p>00,000,,,,,,,,,,</text:p>
          </table:table-cell>
          <table:table-cell table:style-name="ce7" table:formula="of:=[.E58]" office:value-type="time" office:time-value="PT00H00M00S">
            <text:p>00,000,,,,,,,,,,</text:p>
          </table:table-cell>
          <table:table-cell table:style-name="ce3" table:number-columns-repeated="4"/>
          <table:table-cell table:style-name="ce5" table:number-columns-repeated="2"/>
          <table:table-cell table:style-name="ce3" table:number-columns-repeated="6"/>
        </table:table-row>
        <table:table-row table:style-name="ro1">
          <table:table-cell table:style-name="ce2" office:value-type="string">
            <text:p>Q8</text:p>
          </table:table-cell>
          <table:table-cell table:style-name="ce4" table:formula="of:=[B100.B255]" office:value-type="time" office:time-value="PT00H00M00S">
            <text:p>00:00:00,000</text:p>
          </table:table-cell>
          <table:table-cell table:style-name="ce4" table:formula="of:=[B100.C255]" office:value-type="time" office:time-value="PT00H00M00S">
            <text:p>00:00:00,000</text:p>
          </table:table-cell>
          <table:table-cell table:style-name="ce4" table:formula="of:=[N100.B632]" office:value-type="time" office:time-value="PT00H00M00S">
            <text:p>00:00:00,000</text:p>
          </table:table-cell>
          <table:table-cell table:style-name="ce4" table:formula="of:=[N100.C632]" office:value-type="time" office:time-value="PT00H00M00S">
            <text:p>00:00:00,000</text:p>
          </table:table-cell>
          <table:table-cell table:style-name="ce2" office:value-type="string">
            <text:p>Q8</text:p>
          </table:table-cell>
          <table:table-cell table:style-name="ce7" table:formula="of:=[.B59]" office:value-type="time" office:time-value="PT00H00M00S">
            <text:p>00,000,,,,,,,,,,</text:p>
          </table:table-cell>
          <table:table-cell table:style-name="ce7" table:formula="of:=[.C59]" office:value-type="time" office:time-value="PT00H00M00S">
            <text:p>00,000,,,,,,,,,,</text:p>
          </table:table-cell>
          <table:table-cell table:style-name="ce7" table:formula="of:=[.D59]" office:value-type="time" office:time-value="PT00H00M00S">
            <text:p>00,000,,,,,,,,,,</text:p>
          </table:table-cell>
          <table:table-cell table:style-name="ce7" table:formula="of:=[.E59]" office:value-type="time" office:time-value="PT00H00M00S">
            <text:p>00,000,,,,,,,,,,</text:p>
          </table:table-cell>
          <table:table-cell table:style-name="ce3" table:number-columns-repeated="12"/>
        </table:table-row>
        <table:table-row table:style-name="ro1">
          <table:table-cell table:style-name="ce2" office:value-type="string">
            <text:p>Q9</text:p>
          </table:table-cell>
          <table:table-cell table:style-name="ce4" table:formula="of:=[B100.B256]" office:value-type="time" office:time-value="PT00H00M00S">
            <text:p>00:00:00,000</text:p>
          </table:table-cell>
          <table:table-cell table:style-name="ce4" table:formula="of:=[B100.C256]" office:value-type="time" office:time-value="PT00H00M00S">
            <text:p>00:00:00,000</text:p>
          </table:table-cell>
          <table:table-cell table:style-name="ce4" table:formula="of:=[N100.B633]" office:value-type="time" office:time-value="PT00H00M00S">
            <text:p>00:00:00,000</text:p>
          </table:table-cell>
          <table:table-cell table:style-name="ce4" table:formula="of:=[N100.C633]" office:value-type="time" office:time-value="PT00H00M00S">
            <text:p>00:00:00,000</text:p>
          </table:table-cell>
          <table:table-cell table:style-name="ce2" office:value-type="string">
            <text:p>Q9</text:p>
          </table:table-cell>
          <table:table-cell table:style-name="ce7" table:formula="of:=[.B60]" office:value-type="time" office:time-value="PT00H00M00S">
            <text:p>00,000,,,,,,,,,,</text:p>
          </table:table-cell>
          <table:table-cell table:style-name="ce7" table:formula="of:=[.C60]" office:value-type="time" office:time-value="PT00H00M00S">
            <text:p>00,000,,,,,,,,,,</text:p>
          </table:table-cell>
          <table:table-cell table:style-name="ce7" table:formula="of:=[.D60]" office:value-type="time" office:time-value="PT00H00M00S">
            <text:p>00,000,,,,,,,,,,</text:p>
          </table:table-cell>
          <table:table-cell table:style-name="ce7" table:formula="of:=[.E60]" office:value-type="time" office:time-value="PT00H00M00S">
            <text:p>00,000,,,,,,,,,,</text:p>
          </table:table-cell>
          <table:table-cell table:style-name="ce3" table:number-columns-repeated="4"/>
          <table:table-cell table:style-name="ce17"/>
          <table:table-cell table:style-name="ce3" table:number-columns-repeated="7"/>
        </table:table-row>
        <table:table-row table:style-name="ro1">
          <table:table-cell table:style-name="ce2" office:value-type="string">
            <text:p>Q10</text:p>
          </table:table-cell>
          <table:table-cell table:style-name="ce4" table:formula="of:=[B100.B257]" office:value-type="time" office:time-value="PT00H00M00S">
            <text:p>00:00:00,000</text:p>
          </table:table-cell>
          <table:table-cell table:style-name="ce4" table:formula="of:=[B100.C257]" office:value-type="time" office:time-value="PT00H00M00S">
            <text:p>00:00:00,000</text:p>
          </table:table-cell>
          <table:table-cell table:style-name="ce4" table:formula="of:=[N100.B634]" office:value-type="time" office:time-value="PT00H00M00S">
            <text:p>00:00:00,000</text:p>
          </table:table-cell>
          <table:table-cell table:style-name="ce4" table:formula="of:=[N100.C634]" office:value-type="time" office:time-value="PT00H00M00S">
            <text:p>00:00:00,000</text:p>
          </table:table-cell>
          <table:table-cell table:style-name="ce2" office:value-type="string">
            <text:p>Q10</text:p>
          </table:table-cell>
          <table:table-cell table:style-name="ce7" table:formula="of:=[.B61]" office:value-type="time" office:time-value="PT00H00M00S">
            <text:p>00,000,,,,,,,,,,</text:p>
          </table:table-cell>
          <table:table-cell table:style-name="ce7" table:formula="of:=[.C61]" office:value-type="time" office:time-value="PT00H00M00S">
            <text:p>00,000,,,,,,,,,,</text:p>
          </table:table-cell>
          <table:table-cell table:style-name="ce7" table:formula="of:=[.D61]" office:value-type="time" office:time-value="PT00H00M00S">
            <text:p>00,000,,,,,,,,,,</text:p>
          </table:table-cell>
          <table:table-cell table:style-name="ce7" table:formula="of:=[.E61]" office:value-type="time" office:time-value="PT00H00M00S">
            <text:p>00,000,,,,,,,,,,</text:p>
          </table:table-cell>
          <table:table-cell table:style-name="ce3" table:number-columns-repeated="12"/>
        </table:table-row>
        <table:table-row table:style-name="ro1">
          <table:table-cell table:style-name="ce2" office:value-type="string">
            <text:p>Q11</text:p>
          </table:table-cell>
          <table:table-cell table:style-name="ce4" table:formula="of:=[B100.B258]" office:value-type="time" office:time-value="PT00H00M00S">
            <text:p>00:00:00,000</text:p>
          </table:table-cell>
          <table:table-cell table:style-name="ce4" table:formula="of:=[B100.C258]" office:value-type="time" office:time-value="PT00H00M00S">
            <text:p>00:00:00,000</text:p>
          </table:table-cell>
          <table:table-cell table:style-name="ce4" table:formula="of:=[N100.B635]" office:value-type="time" office:time-value="PT00H00M00S">
            <text:p>00:00:00,000</text:p>
          </table:table-cell>
          <table:table-cell table:style-name="ce4" table:formula="of:=[N100.C635]" office:value-type="time" office:time-value="PT00H00M00S">
            <text:p>00:00:00,000</text:p>
          </table:table-cell>
          <table:table-cell table:style-name="ce2" office:value-type="string">
            <text:p>Q11</text:p>
          </table:table-cell>
          <table:table-cell table:style-name="ce7" table:formula="of:=[.B62]" office:value-type="time" office:time-value="PT00H00M00S">
            <text:p>00,000,,,,,,,,,,</text:p>
          </table:table-cell>
          <table:table-cell table:style-name="ce7" table:formula="of:=[.C62]" office:value-type="time" office:time-value="PT00H00M00S">
            <text:p>00,000,,,,,,,,,,</text:p>
          </table:table-cell>
          <table:table-cell table:style-name="ce7" table:formula="of:=[.D62]" office:value-type="time" office:time-value="PT00H00M00S">
            <text:p>00,000,,,,,,,,,,</text:p>
          </table:table-cell>
          <table:table-cell table:style-name="ce7" table:formula="of:=[.E62]" office:value-type="time" office:time-value="PT00H00M00S">
            <text:p>00,000,,,,,,,,,,</text:p>
          </table:table-cell>
          <table:table-cell table:style-name="ce5" table:number-columns-repeated="10"/>
          <table:table-cell table:style-name="ce3" table:number-columns-repeated="2"/>
        </table:table-row>
        <table:table-row table:style-name="ro1">
          <table:table-cell table:style-name="ce2" office:value-type="string">
            <text:p>Q12</text:p>
          </table:table-cell>
          <table:table-cell table:style-name="ce4" table:formula="of:=[B100.B259]" office:value-type="time" office:time-value="PT00H00M00S">
            <text:p>00:00:00,000</text:p>
          </table:table-cell>
          <table:table-cell table:style-name="ce4" table:formula="of:=[B100.C259]" office:value-type="time" office:time-value="PT00H00M00S">
            <text:p>00:00:00,000</text:p>
          </table:table-cell>
          <table:table-cell table:style-name="ce4" table:formula="of:=[N100.B636]" office:value-type="time" office:time-value="PT00H00M00S">
            <text:p>00:00:00,000</text:p>
          </table:table-cell>
          <table:table-cell table:style-name="ce4" table:formula="of:=[N100.C636]" office:value-type="time" office:time-value="PT00H00M00S">
            <text:p>00:00:00,000</text:p>
          </table:table-cell>
          <table:table-cell table:style-name="ce2" office:value-type="string">
            <text:p>Q12</text:p>
          </table:table-cell>
          <table:table-cell table:style-name="ce7" table:formula="of:=[.B63]" office:value-type="time" office:time-value="PT00H00M00S">
            <text:p>00,000,,,,,,,,,,</text:p>
          </table:table-cell>
          <table:table-cell table:style-name="ce7" table:formula="of:=[.C63]" office:value-type="time" office:time-value="PT00H00M00S">
            <text:p>00,000,,,,,,,,,,</text:p>
          </table:table-cell>
          <table:table-cell table:style-name="ce7" table:formula="of:=[.D63]" office:value-type="time" office:time-value="PT00H00M00S">
            <text:p>00,000,,,,,,,,,,</text:p>
          </table:table-cell>
          <table:table-cell table:style-name="ce7" table:formula="of:=[.E63]" office:value-type="time" office:time-value="PT00H00M00S">
            <text:p>00,000,,,,,,,,,,</text:p>
          </table:table-cell>
          <table:table-cell table:style-name="ce5" table:number-columns-repeated="10"/>
          <table:table-cell table:style-name="ce3" table:number-columns-repeated="2"/>
        </table:table-row>
        <table:table-row table:style-name="ro1">
          <table:table-cell table:style-name="ce2" office:value-type="string">
            <text:p>Q13</text:p>
          </table:table-cell>
          <table:table-cell table:style-name="ce4" table:formula="of:=[B100.B260]" office:value-type="time" office:time-value="PT00H00M00S">
            <text:p>00:00:00,000</text:p>
          </table:table-cell>
          <table:table-cell table:style-name="ce4" table:formula="of:=[B100.C260]" office:value-type="time" office:time-value="PT00H00M00S">
            <text:p>00:00:00,000</text:p>
          </table:table-cell>
          <table:table-cell table:style-name="ce4" table:formula="of:=[N100.B637]" office:value-type="time" office:time-value="PT00H00M00S">
            <text:p>00:00:00,000</text:p>
          </table:table-cell>
          <table:table-cell table:style-name="ce4" table:formula="of:=[N100.C637]" office:value-type="time" office:time-value="PT00H00M00S">
            <text:p>00:00:00,000</text:p>
          </table:table-cell>
          <table:table-cell table:style-name="ce2" office:value-type="string">
            <text:p>Q13</text:p>
          </table:table-cell>
          <table:table-cell table:style-name="ce7" table:formula="of:=[.B64]" office:value-type="time" office:time-value="PT00H00M00S">
            <text:p>00,000,,,,,,,,,,</text:p>
          </table:table-cell>
          <table:table-cell table:style-name="ce7" table:formula="of:=[.C64]" office:value-type="time" office:time-value="PT00H00M00S">
            <text:p>00,000,,,,,,,,,,</text:p>
          </table:table-cell>
          <table:table-cell table:style-name="ce7" table:formula="of:=[.D64]" office:value-type="time" office:time-value="PT00H00M00S">
            <text:p>00,000,,,,,,,,,,</text:p>
          </table:table-cell>
          <table:table-cell table:style-name="ce7" table:formula="of:=[.E64]" office:value-type="time" office:time-value="PT00H00M00S">
            <text:p>00,000,,,,,,,,,,</text:p>
          </table:table-cell>
          <table:table-cell table:style-name="ce5" table:number-columns-repeated="10"/>
          <table:table-cell table:style-name="ce3" table:number-columns-repeated="2"/>
        </table:table-row>
        <table:table-row table:style-name="ro1">
          <table:table-cell table:style-name="ce2" office:value-type="string">
            <text:p>Q14</text:p>
          </table:table-cell>
          <table:table-cell table:style-name="ce4" table:formula="of:=[B100.B261]" office:value-type="time" office:time-value="PT00H00M00S">
            <text:p>00:00:00,000</text:p>
          </table:table-cell>
          <table:table-cell table:style-name="ce4" table:formula="of:=[B100.C261]" office:value-type="time" office:time-value="PT00H00M00S">
            <text:p>00:00:00,000</text:p>
          </table:table-cell>
          <table:table-cell table:style-name="ce4" table:formula="of:=[N100.B638]" office:value-type="time" office:time-value="PT00H00M00S">
            <text:p>00:00:00,000</text:p>
          </table:table-cell>
          <table:table-cell table:style-name="ce4" table:formula="of:=[N100.C638]" office:value-type="time" office:time-value="PT00H00M00S">
            <text:p>00:00:00,000</text:p>
          </table:table-cell>
          <table:table-cell table:style-name="ce2" office:value-type="string">
            <text:p>Q14</text:p>
          </table:table-cell>
          <table:table-cell table:style-name="ce7" table:formula="of:=[.B65]" office:value-type="time" office:time-value="PT00H00M00S">
            <text:p>00,000,,,,,,,,,,</text:p>
          </table:table-cell>
          <table:table-cell table:style-name="ce7" table:formula="of:=[.C65]" office:value-type="time" office:time-value="PT00H00M00S">
            <text:p>00,000,,,,,,,,,,</text:p>
          </table:table-cell>
          <table:table-cell table:style-name="ce7" table:formula="of:=[.D65]" office:value-type="time" office:time-value="PT00H00M00S">
            <text:p>00,000,,,,,,,,,,</text:p>
          </table:table-cell>
          <table:table-cell table:style-name="ce7" table:formula="of:=[.E65]" office:value-type="time" office:time-value="PT00H00M00S">
            <text:p>00,000,,,,,,,,,,</text:p>
          </table:table-cell>
          <table:table-cell table:style-name="ce5" table:number-columns-repeated="10"/>
          <table:table-cell table:style-name="ce3" table:number-columns-repeated="2"/>
        </table:table-row>
        <table:table-row table:style-name="ro1">
          <table:table-cell table:style-name="ce2" office:value-type="string">
            <text:p>Q15</text:p>
          </table:table-cell>
          <table:table-cell table:style-name="ce4" table:formula="of:=[B100.B262]" office:value-type="time" office:time-value="PT00H00M00S">
            <text:p>00:00:00,000</text:p>
          </table:table-cell>
          <table:table-cell table:style-name="ce4" table:formula="of:=[B100.C262]" office:value-type="time" office:time-value="PT00H00M00S">
            <text:p>00:00:00,000</text:p>
          </table:table-cell>
          <table:table-cell table:style-name="ce4" table:formula="of:=[N100.B639]" office:value-type="time" office:time-value="PT00H00M00S">
            <text:p>00:00:00,000</text:p>
          </table:table-cell>
          <table:table-cell table:style-name="ce4" table:formula="of:=[N100.C639]" office:value-type="time" office:time-value="PT00H00M00S">
            <text:p>00:00:00,000</text:p>
          </table:table-cell>
          <table:table-cell table:style-name="ce2" office:value-type="string">
            <text:p>Q15</text:p>
          </table:table-cell>
          <table:table-cell table:style-name="ce7" table:formula="of:=[.B66]" office:value-type="time" office:time-value="PT00H00M00S">
            <text:p>00,000,,,,,,,,,,</text:p>
          </table:table-cell>
          <table:table-cell table:style-name="ce7" table:formula="of:=[.C66]" office:value-type="time" office:time-value="PT00H00M00S">
            <text:p>00,000,,,,,,,,,,</text:p>
          </table:table-cell>
          <table:table-cell table:style-name="ce7" table:formula="of:=[.D66]" office:value-type="time" office:time-value="PT00H00M00S">
            <text:p>00,000,,,,,,,,,,</text:p>
          </table:table-cell>
          <table:table-cell table:style-name="ce7" table:formula="of:=[.E66]" office:value-type="time" office:time-value="PT00H00M00S">
            <text:p>00,000,,,,,,,,,,</text:p>
          </table:table-cell>
          <table:table-cell table:style-name="ce5" table:number-columns-repeated="10"/>
          <table:table-cell table:style-name="ce3" table:number-columns-repeated="2"/>
        </table:table-row>
        <table:table-row table:style-name="ro1">
          <table:table-cell table:style-name="ce2" office:value-type="string">
            <text:p>Q16</text:p>
          </table:table-cell>
          <table:table-cell table:style-name="ce4" table:formula="of:=[B100.B263]" office:value-type="time" office:time-value="PT00H00M00S">
            <text:p>00:00:00,000</text:p>
          </table:table-cell>
          <table:table-cell table:style-name="ce4" table:formula="of:=[B100.C263]" office:value-type="time" office:time-value="PT00H00M00S">
            <text:p>00:00:00,000</text:p>
          </table:table-cell>
          <table:table-cell table:style-name="ce4" table:formula="of:=[N100.B640]" office:value-type="time" office:time-value="PT00H00M00S">
            <text:p>00:00:00,000</text:p>
          </table:table-cell>
          <table:table-cell table:style-name="ce4" table:formula="of:=[N100.C640]" office:value-type="time" office:time-value="PT00H00M00S">
            <text:p>00:00:00,000</text:p>
          </table:table-cell>
          <table:table-cell table:style-name="ce2" office:value-type="string">
            <text:p>Q16</text:p>
          </table:table-cell>
          <table:table-cell table:style-name="ce7" table:formula="of:=[.B67]" office:value-type="time" office:time-value="PT00H00M00S">
            <text:p>00,000,,,,,,,,,,</text:p>
          </table:table-cell>
          <table:table-cell table:style-name="ce7" table:formula="of:=[.C67]" office:value-type="time" office:time-value="PT00H00M00S">
            <text:p>00,000,,,,,,,,,,</text:p>
          </table:table-cell>
          <table:table-cell table:style-name="ce7" table:formula="of:=[.D67]" office:value-type="time" office:time-value="PT00H00M00S">
            <text:p>00,000,,,,,,,,,,</text:p>
          </table:table-cell>
          <table:table-cell table:style-name="ce7" table:formula="of:=[.E67]" office:value-type="time" office:time-value="PT00H00M00S">
            <text:p>00,000,,,,,,,,,,</text:p>
          </table:table-cell>
          <table:table-cell table:style-name="ce5" table:number-columns-repeated="10"/>
          <table:table-cell table:style-name="ce3" table:number-columns-repeated="2"/>
        </table:table-row>
        <table:table-row table:style-name="ro1">
          <table:table-cell table:style-name="ce2" office:value-type="string">
            <text:p>Q17</text:p>
          </table:table-cell>
          <table:table-cell table:style-name="ce4" table:formula="of:=[B100.B264]" office:value-type="time" office:time-value="PT00H00M00S">
            <text:p>00:00:00,000</text:p>
          </table:table-cell>
          <table:table-cell table:style-name="ce4" table:formula="of:=[B100.C264]" office:value-type="time" office:time-value="PT00H00M00S">
            <text:p>00:00:00,000</text:p>
          </table:table-cell>
          <table:table-cell table:style-name="ce4" table:formula="of:=[N100.B641]" office:value-type="time" office:time-value="PT00H00M00S">
            <text:p>00:00:00,000</text:p>
          </table:table-cell>
          <table:table-cell table:style-name="ce4" table:formula="of:=[N100.C641]" office:value-type="time" office:time-value="PT00H00M00S">
            <text:p>00:00:00,000</text:p>
          </table:table-cell>
          <table:table-cell table:style-name="ce2" office:value-type="string">
            <text:p>Q17</text:p>
          </table:table-cell>
          <table:table-cell table:style-name="ce7" table:formula="of:=[.B68]" office:value-type="time" office:time-value="PT00H00M00S">
            <text:p>00,000,,,,,,,,,,</text:p>
          </table:table-cell>
          <table:table-cell table:style-name="ce7" table:formula="of:=[.C68]" office:value-type="time" office:time-value="PT00H00M00S">
            <text:p>00,000,,,,,,,,,,</text:p>
          </table:table-cell>
          <table:table-cell table:style-name="ce7" table:formula="of:=[.D68]" office:value-type="time" office:time-value="PT00H00M00S">
            <text:p>00,000,,,,,,,,,,</text:p>
          </table:table-cell>
          <table:table-cell table:style-name="ce7" table:formula="of:=[.E68]" office:value-type="time" office:time-value="PT00H00M00S">
            <text:p>00,000,,,,,,,,,,</text:p>
          </table:table-cell>
          <table:table-cell table:style-name="ce5" table:number-columns-repeated="10"/>
          <table:table-cell table:style-name="ce3" table:number-columns-repeated="2"/>
        </table:table-row>
        <table:table-row table:style-name="ro1">
          <table:table-cell table:style-name="ce2" office:value-type="string">
            <text:p>Gesamt</text:p>
          </table:table-cell>
          <table:table-cell table:style-name="ce4" table:formula="of:=[B100.B265]" office:value-type="time" office:time-value="PT00H00M00S">
            <text:p>00:00:00,000</text:p>
          </table:table-cell>
          <table:table-cell table:style-name="ce4" table:formula="of:=[B100.C265]" office:value-type="time" office:time-value="PT00H00M00S">
            <text:p>00:00:00,000</text:p>
          </table:table-cell>
          <table:table-cell table:style-name="ce4" table:formula="of:=[N100.B642]" office:value-type="time" office:time-value="PT00H00M00S">
            <text:p>00:00:00,000</text:p>
          </table:table-cell>
          <table:table-cell table:style-name="ce4" table:formula="of:=[N100.C642]" office:value-type="time" office:time-value="PT00H00M00S">
            <text:p>00:00:00,000</text:p>
          </table:table-cell>
          <table:table-cell table:style-name="ce2" office:value-type="string">
            <text:p>Gesamt</text:p>
          </table:table-cell>
          <table:table-cell table:style-name="ce7" table:formula="of:=[.B69]" office:value-type="time" office:time-value="PT00H00M00S">
            <text:p>00,000,,,,,,,,,,</text:p>
          </table:table-cell>
          <table:table-cell table:style-name="ce7" table:formula="of:=[.C69]" office:value-type="time" office:time-value="PT00H00M00S">
            <text:p>00,000,,,,,,,,,,</text:p>
          </table:table-cell>
          <table:table-cell table:style-name="ce7" table:formula="of:=[.D69]" office:value-type="time" office:time-value="PT00H00M00S">
            <text:p>00,000,,,,,,,,,,</text:p>
          </table:table-cell>
          <table:table-cell table:style-name="ce7" table:formula="of:=[.E69]" office:value-type="time" office:time-value="PT00H00M00S">
            <text:p>00,000,,,,,,,,,,</text:p>
          </table:table-cell>
          <table:table-cell table:style-name="ce5" table:number-columns-repeated="10"/>
          <table:table-cell table:style-name="ce3" table:number-columns-repeated="2"/>
        </table:table-row>
        <table:table-row table:style-name="ro1">
          <table:table-cell table:style-name="ce2"/>
          <table:table-cell table:style-name="ce4" table:number-columns-repeated="4"/>
          <table:table-cell table:style-name="ce2"/>
          <table:table-cell table:style-name="ce9" table:number-columns-repeated="4"/>
          <table:table-cell table:style-name="ce5" table:number-columns-repeated="10"/>
          <table:table-cell table:style-name="ce3" table:number-columns-repeated="2"/>
        </table:table-row>
        <table:table-row table:style-name="ro1" table:number-rows-repeated="45">
          <table:table-cell table:style-name="ce2"/>
          <table:table-cell table:style-name="ce3"/>
          <table:table-cell table:style-name="ce5" table:number-columns-repeated="3"/>
          <table:table-cell table:style-name="ce6"/>
          <table:table-cell table:style-name="ce5" table:number-columns-repeated="14"/>
          <table:table-cell table:style-name="ce3" table:number-columns-repeated="2"/>
        </table:table-row>
        <table:table-row table:style-name="ro1">
          <table:table-cell table:style-name="ce2"/>
          <table:table-cell table:style-name="ce3"/>
          <table:table-cell table:style-name="ce5" table:number-columns-repeated="2"/>
          <table:table-cell table:style-name="ce3"/>
          <table:table-cell table:style-name="ce2"/>
          <table:table-cell table:style-name="ce3" table:number-columns-repeated="2"/>
          <table:table-cell table:style-name="ce5" table:number-columns-repeated="2"/>
          <table:table-cell table:style-name="ce3" table:number-columns-repeated="12"/>
        </table:table-row>
        <table:table-row table:style-name="ro1" table:number-rows-repeated="3">
          <table:table-cell table:style-name="ce2"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8"/>
          <table:table-cell table:style-name="ce17"/>
          <table:table-cell table:style-name="ce3" table:number-columns-repeated="7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 table:number-rows-repeated="57">
          <table:table-cell table:style-name="ce2"/>
          <table:table-cell table:style-name="ce3"/>
          <table:table-cell table:style-name="ce5" table:number-columns-repeated="3"/>
          <table:table-cell table:style-name="ce6"/>
          <table:table-cell table:style-name="ce5" table:number-columns-repeated="12"/>
          <table:table-cell table:style-name="ce3" table:number-columns-repeated="4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>
          <table:table-cell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7"/>
          <table:table-cell table:style-name="ce17"/>
          <table:table-cell table:style-name="ce3" table:number-columns-repeated="6"/>
          <table:table-cell table:number-columns-repeated="2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 table:number-rows-repeated="17">
          <table:table-cell table:style-name="ce2"/>
          <table:table-cell table:style-name="ce3"/>
          <table:table-cell table:style-name="ce5" table:number-columns-repeated="3"/>
          <table:table-cell table:style-name="ce6"/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ce3"/>
          <table:table-cell table:style-name="ce5" table:number-columns-repeated="3"/>
          <table:table-cell table:style-name="ce6"/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 table:number-rows-repeated="6532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EntwBMOD" table:style-name="ta1" table:print="false">
        <table:table-column table:style-name="co1" table:number-columns-repeated="2" table:default-cell-style-name="Default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" table:number-columns-repeated="3" table:default-cell-style-name="Default"/>
        <table:table-column table:style-name="co3" table:default-cell-style-name="ce18"/>
        <table:table-column table:style-name="co12" table:default-cell-style-name="ce18"/>
        <table:table-column table:style-name="co4" table:default-cell-style-name="ce18"/>
        <table:table-row table:style-name="ro1">
          <table:table-cell table:number-columns-repeated="2"/>
          <table:table-cell table:style-name="Default" office:value-type="string">
            <text:p>Berlin MOD</text:p>
          </table:table-cell>
          <table:table-cell table:style-name="Default" table:number-columns-repeated="2"/>
          <table:table-cell table:number-columns-repeated="3"/>
          <table:table-cell table:style-name="Default" office:value-type="string">
            <text:p>Berlin MOD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OBA</text:p>
          </table:table-cell>
          <table:table-cell table:style-name="Default" table:number-columns-repeated="2"/>
          <table:table-cell table:number-columns-repeated="3"/>
          <table:table-cell table:style-name="Default" office:value-type="string">
            <text:p>TBA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<text:s/>0.05 </text:p>
          </table:table-cell>
          <table:table-cell table:style-name="Default" office:value-type="string">
            <text:p><text:s/>0.2 </text:p>
          </table:table-cell>
          <table:table-cell table:style-name="ce19" office:value-type="string">
            <text:p><text:s/>1.0 </text:p>
          </table:table-cell>
          <table:table-cell table:number-columns-repeated="3"/>
          <table:table-cell table:style-name="Default" office:value-type="string">
            <text:p><text:s/>0.05 </text:p>
          </table:table-cell>
          <table:table-cell table:style-name="Default" office:value-type="string">
            <text:p><text:s/>0.2 </text:p>
          </table:table-cell>
          <table:table-cell table:style-name="ce19" office:value-type="string">
            <text:p><text:s/>1.0 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[B005.C191]" office:value-type="time" office:time-value="PT00H00M00.172602S">
            <text:p>00:00:00,173</text:p>
          </table:table-cell>
          <table:table-cell table:formula="of:=[B020.C191]" office:value-type="time" office:time-value="PT00H00M00.16031S">
            <text:p>00:00:00,160</text:p>
          </table:table-cell>
          <table:table-cell table:formula="of:=[B100.C191]" office:value-type="time" office:time-value="PT00H00M00S">
            <text:p>00:00:00,000</text:p>
          </table:table-cell>
          <table:table-cell/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[B005.D191]" office:value-type="time" office:time-value="PT00H00M00.122559S">
            <text:p>00:00:00,123</text:p>
          </table:table-cell>
          <table:table-cell table:formula="of:=[B020.D191]" office:value-type="time" office:time-value="PT00H00M00.152339S">
            <text:p>00:00:00,152</text:p>
          </table:table-cell>
          <table:table-cell table:formula="of:=[B100.D191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192]" office:value-type="time" office:time-value="PT00H00M00.015S">
            <text:p>00:00:00,015</text:p>
          </table:table-cell>
          <table:table-cell table:formula="of:=[B020.C192]" office:value-type="time" office:time-value="PT00H00M00.0175S">
            <text:p>00:00:00,018</text:p>
          </table:table-cell>
          <table:table-cell table:formula="of:=[B100.C192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192]" office:value-type="time" office:time-value="PT00H00M00.01S">
            <text:p>00:00:00,010</text:p>
          </table:table-cell>
          <table:table-cell table:formula="of:=[B020.D192]" office:value-type="time" office:time-value="PT00H00M00.02S">
            <text:p>00:00:00,020</text:p>
          </table:table-cell>
          <table:table-cell table:formula="of:=[B100.D192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193]" office:value-type="time" office:time-value="PT00H00M00.000957S">
            <text:p>00:00:00,001</text:p>
          </table:table-cell>
          <table:table-cell table:formula="of:=[B020.C193]" office:value-type="time" office:time-value="PT00H00M00.000969S">
            <text:p>00:00:00,001</text:p>
          </table:table-cell>
          <table:table-cell table:formula="of:=[B100.C193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193]" office:value-type="time" office:time-value="PT00H00M00.003016S">
            <text:p>00:00:00,003</text:p>
          </table:table-cell>
          <table:table-cell table:formula="of:=[B020.D193]" office:value-type="time" office:time-value="PT00H00M00.004375S">
            <text:p>00:00:00,004</text:p>
          </table:table-cell>
          <table:table-cell table:formula="of:=[B100.D193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[B005.C194]" office:value-type="time" office:time-value="PT00H00M00.006499S">
            <text:p>00:00:00,006</text:p>
          </table:table-cell>
          <table:table-cell table:formula="of:=[B020.C194]" office:value-type="time" office:time-value="PT00H00M00.010711S">
            <text:p>00:00:00,011</text:p>
          </table:table-cell>
          <table:table-cell table:formula="of:=[B100.C194]" office:value-type="time" office:time-value="PT00H00M00S">
            <text:p>00:00:00,000</text:p>
          </table:table-cell>
          <table:table-cell/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[B005.D194]" office:value-type="time" office:time-value="PT00H00M00.005863S">
            <text:p>00:00:00,006</text:p>
          </table:table-cell>
          <table:table-cell table:formula="of:=[B020.D194]" office:value-type="time" office:time-value="PT00H00M00.007077S">
            <text:p>00:00:00,007</text:p>
          </table:table-cell>
          <table:table-cell table:formula="of:=[B100.D194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195]" office:value-type="time" office:time-value="PT00H00M00.0075S">
            <text:p>00:00:00,008</text:p>
          </table:table-cell>
          <table:table-cell table:formula="of:=[B020.C195]" office:value-type="time" office:time-value="PT00H00M00.005S">
            <text:p>00:00:00,005</text:p>
          </table:table-cell>
          <table:table-cell table:formula="of:=[B100.C195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195]" office:value-type="time" office:time-value="PT00H00M00.005S">
            <text:p>00:00:00,005</text:p>
          </table:table-cell>
          <table:table-cell table:formula="of:=[B020.D195]" office:value-type="time" office:time-value="PT00H00M00.005S">
            <text:p>00:00:00,005</text:p>
          </table:table-cell>
          <table:table-cell table:formula="of:=[B100.D195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196]" office:value-type="time" office:time-value="PT00H00M00.000149S">
            <text:p>00:00:00,000</text:p>
          </table:table-cell>
          <table:table-cell table:formula="of:=[B020.C196]" office:value-type="time" office:time-value="PT00H00M00.000161S">
            <text:p>00:00:00,000</text:p>
          </table:table-cell>
          <table:table-cell table:formula="of:=[B100.C196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196]" office:value-type="time" office:time-value="PT00H00M00.000148S">
            <text:p>00:00:00,000</text:p>
          </table:table-cell>
          <table:table-cell table:formula="of:=[B020.D196]" office:value-type="time" office:time-value="PT00H00M00.00015S">
            <text:p>00:00:00,000</text:p>
          </table:table-cell>
          <table:table-cell table:formula="of:=[B100.D196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[B005.C197]" office:value-type="time" office:time-value="PT00H00M00.750511S">
            <text:p>00:00:00,751</text:p>
          </table:table-cell>
          <table:table-cell table:formula="of:=[B020.C197]" office:value-type="time" office:time-value="PT00H00M01.491055S">
            <text:p>00:00:01,491</text:p>
          </table:table-cell>
          <table:table-cell table:formula="of:=[B100.C197]" office:value-type="time" office:time-value="PT00H00M00S">
            <text:p>00:00:00,000</text:p>
          </table:table-cell>
          <table:table-cell/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[B005.D197]" office:value-type="time" office:time-value="PT00H00M00.530988S">
            <text:p>00:00:00,531</text:p>
          </table:table-cell>
          <table:table-cell table:formula="of:=[B020.D197]" office:value-type="time" office:time-value="PT00H00M00.557331S">
            <text:p>00:00:00,557</text:p>
          </table:table-cell>
          <table:table-cell table:formula="of:=[B100.D19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198]" office:value-type="time" office:time-value="PT00H00M00.125S">
            <text:p>00:00:00,125</text:p>
          </table:table-cell>
          <table:table-cell table:formula="of:=[B020.C198]" office:value-type="time" office:time-value="PT00H00M00.1675S">
            <text:p>00:00:00,168</text:p>
          </table:table-cell>
          <table:table-cell table:formula="of:=[B100.C198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198]" office:value-type="time" office:time-value="PT00H00M00.045S">
            <text:p>00:00:00,045</text:p>
          </table:table-cell>
          <table:table-cell table:formula="of:=[B020.D198]" office:value-type="time" office:time-value="PT00H00M00.0575S">
            <text:p>00:00:00,058</text:p>
          </table:table-cell>
          <table:table-cell table:formula="of:=[B100.D19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199]" office:value-type="time" office:time-value="PT00H00M00.039286S">
            <text:p>00:00:00,039</text:p>
          </table:table-cell>
          <table:table-cell table:formula="of:=[B020.C199]" office:value-type="time" office:time-value="PT00H00M00.030801S">
            <text:p>00:00:00,031</text:p>
          </table:table-cell>
          <table:table-cell table:formula="of:=[B100.C199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199]" office:value-type="time" office:time-value="PT00H00M00.039134S">
            <text:p>00:00:00,039</text:p>
          </table:table-cell>
          <table:table-cell table:formula="of:=[B020.D199]" office:value-type="time" office:time-value="PT00H00M00.031895S">
            <text:p>00:00:00,032</text:p>
          </table:table-cell>
          <table:table-cell table:formula="of:=[B100.D199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[B005.C200]" office:value-type="time" office:time-value="PT00H00M22.365276S">
            <text:p>00:00:22,365</text:p>
          </table:table-cell>
          <table:table-cell table:formula="of:=[B020.C200]" office:value-type="time" office:time-value="PT00H02M38.998656S">
            <text:p>00:02:38,999</text:p>
          </table:table-cell>
          <table:table-cell table:formula="of:=[B100.C200]" office:value-type="time" office:time-value="PT00H00M00S">
            <text:p>00:00:00,000</text:p>
          </table:table-cell>
          <table:table-cell/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[B005.D200]" office:value-type="time" office:time-value="PT00H00M39.873181S">
            <text:p>00:00:39,873</text:p>
          </table:table-cell>
          <table:table-cell table:formula="of:=[B020.D200]" office:value-type="time" office:time-value="PT00H03M34.882627S">
            <text:p>00:03:34,883</text:p>
          </table:table-cell>
          <table:table-cell table:formula="of:=[B100.D200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01]" office:value-type="time" office:time-value="PT00H00M04.6625S">
            <text:p>00:00:04,663</text:p>
          </table:table-cell>
          <table:table-cell table:formula="of:=[B020.C201]" office:value-type="time" office:time-value="PT00H00M57.04S">
            <text:p>00:00:57,040</text:p>
          </table:table-cell>
          <table:table-cell table:formula="of:=[B100.C201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01]" office:value-type="time" office:time-value="PT00H00M04.6425S">
            <text:p>00:00:04,643</text:p>
          </table:table-cell>
          <table:table-cell table:formula="of:=[B020.D201]" office:value-type="time" office:time-value="PT00H00M23.7375S">
            <text:p>00:00:23,738</text:p>
          </table:table-cell>
          <table:table-cell table:formula="of:=[B100.D201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02]" office:value-type="time" office:time-value="PT00H00M00.051417S">
            <text:p>00:00:00,051</text:p>
          </table:table-cell>
          <table:table-cell table:formula="of:=[B020.C202]" office:value-type="time" office:time-value="PT00H00M00.07271S">
            <text:p>00:00:00,073</text:p>
          </table:table-cell>
          <table:table-cell table:formula="of:=[B100.C202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02]" office:value-type="time" office:time-value="PT00H00M00.055067S">
            <text:p>00:00:00,055</text:p>
          </table:table-cell>
          <table:table-cell table:formula="of:=[B020.D202]" office:value-type="time" office:time-value="PT00H00M00.132121S">
            <text:p>00:00:00,132</text:p>
          </table:table-cell>
          <table:table-cell table:formula="of:=[B100.D202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[B005.C203]" office:value-type="time" office:time-value="PT00H00M02.351197S">
            <text:p>00:00:02,351</text:p>
          </table:table-cell>
          <table:table-cell table:formula="of:=[B020.C203]" office:value-type="time" office:time-value="PT00H00M05.891702S">
            <text:p>00:00:05,892</text:p>
          </table:table-cell>
          <table:table-cell table:formula="of:=[B100.C203]" office:value-type="time" office:time-value="PT00H00M00S">
            <text:p>00:00:00,000</text:p>
          </table:table-cell>
          <table:table-cell/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[B005.D203]" office:value-type="time" office:time-value="PT00H00M03.936707S">
            <text:p>00:00:03,937</text:p>
          </table:table-cell>
          <table:table-cell table:formula="of:=[B020.D203]" office:value-type="time" office:time-value="PT00H00M07.607007S">
            <text:p>00:00:07,607</text:p>
          </table:table-cell>
          <table:table-cell table:formula="of:=[B100.D203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04]" office:value-type="time" office:time-value="PT00H00M01.5125S">
            <text:p>00:00:01,513</text:p>
          </table:table-cell>
          <table:table-cell table:formula="of:=[B020.C204]" office:value-type="time" office:time-value="PT00H00M03.5875S">
            <text:p>00:00:03,588</text:p>
          </table:table-cell>
          <table:table-cell table:formula="of:=[B100.C204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04]" office:value-type="time" office:time-value="PT00H00M02.3075S">
            <text:p>00:00:02,308</text:p>
          </table:table-cell>
          <table:table-cell table:formula="of:=[B020.D204]" office:value-type="time" office:time-value="PT00H00M05.08S">
            <text:p>00:00:05,080</text:p>
          </table:table-cell>
          <table:table-cell table:formula="of:=[B100.D204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05]" office:value-type="time" office:time-value="PT00H00M00.175734S">
            <text:p>00:00:00,176</text:p>
          </table:table-cell>
          <table:table-cell table:formula="of:=[B020.C205]" office:value-type="time" office:time-value="PT00H00M00.162272S">
            <text:p>00:00:00,162</text:p>
          </table:table-cell>
          <table:table-cell table:formula="of:=[B100.C205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05]" office:value-type="time" office:time-value="PT00H00M00.322844S">
            <text:p>00:00:00,323</text:p>
          </table:table-cell>
          <table:table-cell table:formula="of:=[B020.D205]" office:value-type="time" office:time-value="PT00H00M00.224508S">
            <text:p>00:00:00,225</text:p>
          </table:table-cell>
          <table:table-cell table:formula="of:=[B100.D205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[B005.C206]" office:value-type="time" office:time-value="PT00H00M49.186615S">
            <text:p>00:00:49,187</text:p>
          </table:table-cell>
          <table:table-cell table:formula="of:=[B020.C206]" office:value-type="time" office:time-value="PT00H04M06.216362S">
            <text:p>00:04:06,216</text:p>
          </table:table-cell>
          <table:table-cell table:formula="of:=[B100.C206]" office:value-type="time" office:time-value="PT00H00M00S">
            <text:p>00:00:00,000</text:p>
          </table:table-cell>
          <table:table-cell/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[B005.D206]" office:value-type="time" office:time-value="PT00H00M36.90951S">
            <text:p>00:00:36,910</text:p>
          </table:table-cell>
          <table:table-cell table:formula="of:=[B020.D206]" office:value-type="time" office:time-value="PT00H05M20.829971S">
            <text:p>00:05:20,830</text:p>
          </table:table-cell>
          <table:table-cell table:formula="of:=[B100.D206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07]" office:value-type="time" office:time-value="PT00H00M46.1825S">
            <text:p>00:00:46,183</text:p>
          </table:table-cell>
          <table:table-cell table:formula="of:=[B020.C207]" office:value-type="time" office:time-value="PT00H03M48.4S">
            <text:p>00:03:48,400</text:p>
          </table:table-cell>
          <table:table-cell table:formula="of:=[B100.C207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07]" office:value-type="time" office:time-value="PT00H00M31.8925S">
            <text:p>00:00:31,893</text:p>
          </table:table-cell>
          <table:table-cell table:formula="of:=[B020.D207]" office:value-type="time" office:time-value="PT00H04M57.5925S">
            <text:p>00:04:57,593</text:p>
          </table:table-cell>
          <table:table-cell table:formula="of:=[B100.D20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08]" office:value-type="time" office:time-value="PT00H00M00.016172S">
            <text:p>00:00:00,016</text:p>
          </table:table-cell>
          <table:table-cell table:formula="of:=[B020.C208]" office:value-type="time" office:time-value="PT00H00M00.009861S">
            <text:p>00:00:00,010</text:p>
          </table:table-cell>
          <table:table-cell table:formula="of:=[B100.C208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08]" office:value-type="time" office:time-value="PT00H00M00.569335S">
            <text:p>00:00:00,569</text:p>
          </table:table-cell>
          <table:table-cell table:formula="of:=[B020.D208]" office:value-type="time" office:time-value="PT00H00M02.537169S">
            <text:p>00:00:02,537</text:p>
          </table:table-cell>
          <table:table-cell table:formula="of:=[B100.D208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[B005.C209]" office:value-type="time" office:time-value="PT00H00M34.860082S">
            <text:p>00:00:34,860</text:p>
          </table:table-cell>
          <table:table-cell table:formula="of:=[B020.C209]" office:value-type="time" office:time-value="PT00H08M34.298687S">
            <text:p>00:08:34,299</text:p>
          </table:table-cell>
          <table:table-cell table:formula="of:=[B100.C209]" office:value-type="time" office:time-value="PT00H00M00S">
            <text:p>00:00:00,000</text:p>
          </table:table-cell>
          <table:table-cell/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[B005.D209]" office:value-type="time" office:time-value="PT00H00M37.559677S">
            <text:p>00:00:37,560</text:p>
          </table:table-cell>
          <table:table-cell table:formula="of:=[B020.D209]" office:value-type="time" office:time-value="PT00H03M59.385979S">
            <text:p>00:03:59,386</text:p>
          </table:table-cell>
          <table:table-cell table:formula="of:=[B100.D20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0]" office:value-type="time" office:time-value="PT00H00M15.6125S">
            <text:p>00:00:15,613</text:p>
          </table:table-cell>
          <table:table-cell table:formula="of:=[B020.C210]" office:value-type="time" office:time-value="PT00H03M41.0325S">
            <text:p>00:03:41,033</text:p>
          </table:table-cell>
          <table:table-cell table:formula="of:=[B100.C210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10]" office:value-type="time" office:time-value="PT00H00M06.31S">
            <text:p>00:00:06,310</text:p>
          </table:table-cell>
          <table:table-cell table:formula="of:=[B020.D210]" office:value-type="time" office:time-value="PT00H00M33.365S">
            <text:p>00:00:33,365</text:p>
          </table:table-cell>
          <table:table-cell table:formula="of:=[B100.D210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11]" office:value-type="time" office:time-value="PT00H00M00.067632S">
            <text:p>00:00:00,068</text:p>
          </table:table-cell>
          <table:table-cell table:formula="of:=[B020.C211]" office:value-type="time" office:time-value="PT00H00M00.103572S">
            <text:p>00:00:00,104</text:p>
          </table:table-cell>
          <table:table-cell table:formula="of:=[B100.C211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11]" office:value-type="time" office:time-value="PT00H00M00.025922S">
            <text:p>00:00:00,026</text:p>
          </table:table-cell>
          <table:table-cell table:formula="of:=[B020.D211]" office:value-type="time" office:time-value="PT00H00M00.211233S">
            <text:p>00:00:00,211</text:p>
          </table:table-cell>
          <table:table-cell table:formula="of:=[B100.D211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[B005.C212]" office:value-type="time" office:time-value="PT00H00M00.893381S">
            <text:p>00:00:00,893</text:p>
          </table:table-cell>
          <table:table-cell table:formula="of:=[B020.C212]" office:value-type="time" office:time-value="PT00H00M02.768145S">
            <text:p>00:00:02,768</text:p>
          </table:table-cell>
          <table:table-cell table:formula="of:=[B100.C212]" office:value-type="time" office:time-value="PT00H00M00S">
            <text:p>00:00:00,000</text:p>
          </table:table-cell>
          <table:table-cell/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[B005.D212]" office:value-type="time" office:time-value="PT00H00M00.955027S">
            <text:p>00:00:00,955</text:p>
          </table:table-cell>
          <table:table-cell table:formula="of:=[B020.D212]" office:value-type="time" office:time-value="PT00H00M02.583411S">
            <text:p>00:00:02,583</text:p>
          </table:table-cell>
          <table:table-cell table:formula="of:=[B100.D212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3]" office:value-type="time" office:time-value="PT00H00M00.565S">
            <text:p>00:00:00,565</text:p>
          </table:table-cell>
          <table:table-cell table:formula="of:=[B020.C213]" office:value-type="time" office:time-value="PT00H00M01.085S">
            <text:p>00:00:01,085</text:p>
          </table:table-cell>
          <table:table-cell table:formula="of:=[B100.C213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13]" office:value-type="time" office:time-value="PT00H00M00.555S">
            <text:p>00:00:00,555</text:p>
          </table:table-cell>
          <table:table-cell table:formula="of:=[B020.D213]" office:value-type="time" office:time-value="PT00H00M00.6725S">
            <text:p>00:00:00,672</text:p>
          </table:table-cell>
          <table:table-cell table:formula="of:=[B100.D213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14]" office:value-type="time" office:time-value="PT00H00M00.037476S">
            <text:p>00:00:00,037</text:p>
          </table:table-cell>
          <table:table-cell table:formula="of:=[B020.C214]" office:value-type="time" office:time-value="PT00H00M00.078219S">
            <text:p>00:00:00,078</text:p>
          </table:table-cell>
          <table:table-cell table:formula="of:=[B100.C214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14]" office:value-type="time" office:time-value="PT00H00M00.044888S">
            <text:p>00:00:00,045</text:p>
          </table:table-cell>
          <table:table-cell table:formula="of:=[B020.D214]" office:value-type="time" office:time-value="PT00H00M00.073441S">
            <text:p>00:00:00,073</text:p>
          </table:table-cell>
          <table:table-cell table:formula="of:=[B100.D214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[B005.C215]" office:value-type="time" office:time-value="PT00H04M05.830874S">
            <text:p>00:04:05,831</text:p>
          </table:table-cell>
          <table:table-cell table:formula="of:=[B020.C215]" office:value-type="time" office:time-value="PT00H12M21.496699S">
            <text:p>00:12:21,497</text:p>
          </table:table-cell>
          <table:table-cell table:formula="of:=[B100.C215]" office:value-type="time" office:time-value="PT00H00M00S">
            <text:p>00:00:00,000</text:p>
          </table:table-cell>
          <table:table-cell/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[B005.D215]" office:value-type="time" office:time-value="PT00H10M10.943844S">
            <text:p>00:10:10,944</text:p>
          </table:table-cell>
          <table:table-cell table:formula="of:=[B020.D215]" office:value-type="time" office:time-value="PT00H54M42.183481S">
            <text:p>00:54:42,183</text:p>
          </table:table-cell>
          <table:table-cell table:formula="of:=[B100.D215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6]" office:value-type="time" office:time-value="PT00H03M48.6525S">
            <text:p>00:03:48,653</text:p>
          </table:table-cell>
          <table:table-cell table:formula="of:=[B020.C216]" office:value-type="time" office:time-value="PT00H10M27.825S">
            <text:p>00:10:27,825</text:p>
          </table:table-cell>
          <table:table-cell table:formula="of:=[B100.C216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16]" office:value-type="time" office:time-value="PT00H06M30.225S">
            <text:p>00:06:30,225</text:p>
          </table:table-cell>
          <table:table-cell table:formula="of:=[B020.D216]" office:value-type="time" office:time-value="PT00H14M56.555S">
            <text:p>00:14:56,555</text:p>
          </table:table-cell>
          <table:table-cell table:formula="of:=[B100.D216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17]" office:value-type="time" office:time-value="PT00H00M00.045043S">
            <text:p>00:00:00,045</text:p>
          </table:table-cell>
          <table:table-cell table:formula="of:=[B020.C217]" office:value-type="time" office:time-value="PT00H00M00.092753S">
            <text:p>00:00:00,093</text:p>
          </table:table-cell>
          <table:table-cell table:formula="of:=[B100.C217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17]" office:value-type="time" office:time-value="PT00H00M00.06748S">
            <text:p>00:00:00,067</text:p>
          </table:table-cell>
          <table:table-cell table:formula="of:=[B020.D217]" office:value-type="time" office:time-value="PT00H00M00.069429S">
            <text:p>00:00:00,069</text:p>
          </table:table-cell>
          <table:table-cell table:formula="of:=[B100.D217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[B005.C218]" office:value-type="time" office:time-value="PT00H05M26.768686S">
            <text:p>00:05:26,769</text:p>
          </table:table-cell>
          <table:table-cell table:formula="of:=[B020.C218]" office:value-type="time" office:time-value="PT00H26M44.588108S">
            <text:p>00:26:44,588</text:p>
          </table:table-cell>
          <table:table-cell table:formula="of:=[B100.C218]" office:value-type="time" office:time-value="PT00H00M00S">
            <text:p>00:00:00,000</text:p>
          </table:table-cell>
          <table:table-cell/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[B005.D218]" office:value-type="time" office:time-value="PT00H02M21.512206S">
            <text:p>00:02:21,512</text:p>
          </table:table-cell>
          <table:table-cell table:formula="of:=[B020.D218]" office:value-type="time" office:time-value="PT00H19M01.317031S">
            <text:p>00:19:01,317</text:p>
          </table:table-cell>
          <table:table-cell table:formula="of:=[B100.D21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9]" office:value-type="time" office:time-value="PT00H05M13.165S">
            <text:p>00:05:13,165</text:p>
          </table:table-cell>
          <table:table-cell table:formula="of:=[B020.C219]" office:value-type="time" office:time-value="PT00H23M44.6575S">
            <text:p>00:23:44,658</text:p>
          </table:table-cell>
          <table:table-cell table:formula="of:=[B100.C219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19]" office:value-type="time" office:time-value="PT00H01M18.31S">
            <text:p>00:01:18,310</text:p>
          </table:table-cell>
          <table:table-cell table:formula="of:=[B020.D219]" office:value-type="time" office:time-value="PT00H04M46.0075S">
            <text:p>00:04:46,008</text:p>
          </table:table-cell>
          <table:table-cell table:formula="of:=[B100.D21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0]" office:value-type="time" office:time-value="PT00H00M00.096317S">
            <text:p>00:00:00,096</text:p>
          </table:table-cell>
          <table:table-cell table:formula="of:=[B020.C220]" office:value-type="time" office:time-value="PT00H00M00.368641S">
            <text:p>00:00:00,369</text:p>
          </table:table-cell>
          <table:table-cell table:formula="of:=[B100.C220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0]" office:value-type="time" office:time-value="PT00H00M00.107778S">
            <text:p>00:00:00,108</text:p>
          </table:table-cell>
          <table:table-cell table:formula="of:=[B020.D220]" office:value-type="time" office:time-value="PT00H00M00.16508S">
            <text:p>00:00:00,165</text:p>
          </table:table-cell>
          <table:table-cell table:formula="of:=[B100.D220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[B005.C221]" office:value-type="time" office:time-value="PT00H00M00.18645S">
            <text:p>00:00:00,186</text:p>
          </table:table-cell>
          <table:table-cell table:formula="of:=[B020.C221]" office:value-type="time" office:time-value="PT00H00M01.571938S">
            <text:p>00:00:01,572</text:p>
          </table:table-cell>
          <table:table-cell table:formula="of:=[B100.C221]" office:value-type="time" office:time-value="PT00H00M00S">
            <text:p>00:00:00,000</text:p>
          </table:table-cell>
          <table:table-cell/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[B005.D221]" office:value-type="time" office:time-value="PT00H00M00.248672S">
            <text:p>00:00:00,249</text:p>
          </table:table-cell>
          <table:table-cell table:formula="of:=[B020.D221]" office:value-type="time" office:time-value="PT00H00M00.818432S">
            <text:p>00:00:00,818</text:p>
          </table:table-cell>
          <table:table-cell table:formula="of:=[B100.D221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22]" office:value-type="time" office:time-value="PT00H00M00.065S">
            <text:p>00:00:00,065</text:p>
          </table:table-cell>
          <table:table-cell table:formula="of:=[B020.C222]" office:value-type="time" office:time-value="PT00H00M00.17S">
            <text:p>00:00:00,170</text:p>
          </table:table-cell>
          <table:table-cell table:formula="of:=[B100.C222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22]" office:value-type="time" office:time-value="PT00H00M00.0725S">
            <text:p>00:00:00,073</text:p>
          </table:table-cell>
          <table:table-cell table:formula="of:=[B020.D222]" office:value-type="time" office:time-value="PT00H00M00.1025S">
            <text:p>00:00:00,103</text:p>
          </table:table-cell>
          <table:table-cell table:formula="of:=[B100.D222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3]" office:value-type="time" office:time-value="PT00H00M00.0153S">
            <text:p>00:00:00,015</text:p>
          </table:table-cell>
          <table:table-cell table:formula="of:=[B020.C223]" office:value-type="time" office:time-value="PT00H00M00.007537S">
            <text:p>00:00:00,008</text:p>
          </table:table-cell>
          <table:table-cell table:formula="of:=[B100.C223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3]" office:value-type="time" office:time-value="PT00H00M00.007152S">
            <text:p>00:00:00,007</text:p>
          </table:table-cell>
          <table:table-cell table:formula="of:=[B020.D223]" office:value-type="time" office:time-value="PT00H00M00.01184S">
            <text:p>00:00:00,012</text:p>
          </table:table-cell>
          <table:table-cell table:formula="of:=[B100.D223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[B005.C224]" office:value-type="time" office:time-value="PT00H00M01.842623S">
            <text:p>00:00:01,843</text:p>
          </table:table-cell>
          <table:table-cell table:formula="of:=[B020.C224]" office:value-type="time" office:time-value="PT00H01M58.927444S">
            <text:p>00:01:58,927</text:p>
          </table:table-cell>
          <table:table-cell table:formula="of:=[B100.C224]" office:value-type="time" office:time-value="PT00H00M00S">
            <text:p>00:00:00,000</text:p>
          </table:table-cell>
          <table:table-cell/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[B005.D224]" office:value-type="time" office:time-value="PT00H00M00.286557S">
            <text:p>00:00:00,287</text:p>
          </table:table-cell>
          <table:table-cell table:formula="of:=[B020.D224]" office:value-type="time" office:time-value="PT00H00M00.349372S">
            <text:p>00:00:00,349</text:p>
          </table:table-cell>
          <table:table-cell table:formula="of:=[B100.D224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25]" office:value-type="time" office:time-value="PT00H00M01.5575S">
            <text:p>00:00:01,558</text:p>
          </table:table-cell>
          <table:table-cell table:formula="of:=[B020.C225]" office:value-type="time" office:time-value="PT00H00M54.1675S">
            <text:p>00:00:54,168</text:p>
          </table:table-cell>
          <table:table-cell table:formula="of:=[B100.C225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25]" office:value-type="time" office:time-value="PT00H00M00.1275S">
            <text:p>00:00:00,128</text:p>
          </table:table-cell>
          <table:table-cell table:formula="of:=[B020.D225]" office:value-type="time" office:time-value="PT00H00M00.1825S">
            <text:p>00:00:00,183</text:p>
          </table:table-cell>
          <table:table-cell table:formula="of:=[B100.D225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6]" office:value-type="time" office:time-value="PT00H00M00.008505S">
            <text:p>00:00:00,009</text:p>
          </table:table-cell>
          <table:table-cell table:formula="of:=[B020.C226]" office:value-type="time" office:time-value="PT00H00M00.026511S">
            <text:p>00:00:00,027</text:p>
          </table:table-cell>
          <table:table-cell table:formula="of:=[B100.C226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6]" office:value-type="time" office:time-value="PT00H00M00.008308S">
            <text:p>00:00:00,008</text:p>
          </table:table-cell>
          <table:table-cell table:formula="of:=[B020.D226]" office:value-type="time" office:time-value="PT00H00M00.013298S">
            <text:p>00:00:00,013</text:p>
          </table:table-cell>
          <table:table-cell table:formula="of:=[B100.D226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[B005.C227]" office:value-type="time" office:time-value="PT00H00M36.508701S">
            <text:p>00:00:36,509</text:p>
          </table:table-cell>
          <table:table-cell table:formula="of:=[B020.C227]" office:value-type="time" office:time-value="PT00H05M50.814744S">
            <text:p>00:05:50,815</text:p>
          </table:table-cell>
          <table:table-cell table:formula="of:=[B100.C227]" office:value-type="time" office:time-value="PT00H00M00S">
            <text:p>00:00:00,000</text:p>
          </table:table-cell>
          <table:table-cell/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[B005.D227]" office:value-type="time" office:time-value="PT00H00M36.148322S">
            <text:p>00:00:36,148</text:p>
          </table:table-cell>
          <table:table-cell table:formula="of:=[B020.D227]" office:value-type="time" office:time-value="PT00H02M44.259713S">
            <text:p>00:02:44,260</text:p>
          </table:table-cell>
          <table:table-cell table:formula="of:=[B100.D22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28]" office:value-type="time" office:time-value="PT00H00M33.015S">
            <text:p>00:00:33,015</text:p>
          </table:table-cell>
          <table:table-cell table:formula="of:=[B020.C228]" office:value-type="time" office:time-value="PT00H03M17.4025S">
            <text:p>00:03:17,403</text:p>
          </table:table-cell>
          <table:table-cell table:formula="of:=[B100.C228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28]" office:value-type="time" office:time-value="PT00H00M17.175S">
            <text:p>00:00:17,175</text:p>
          </table:table-cell>
          <table:table-cell table:formula="of:=[B020.D228]" office:value-type="time" office:time-value="PT00H00M35.4625S">
            <text:p>00:00:35,463</text:p>
          </table:table-cell>
          <table:table-cell table:formula="of:=[B100.D22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9]" office:value-type="time" office:time-value="PT00H00M00.059276S">
            <text:p>00:00:00,059</text:p>
          </table:table-cell>
          <table:table-cell table:formula="of:=[B020.C229]" office:value-type="time" office:time-value="PT00H00M00.108989S">
            <text:p>00:00:00,109</text:p>
          </table:table-cell>
          <table:table-cell table:formula="of:=[B100.C229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9]" office:value-type="time" office:time-value="PT00H00M00.507004S">
            <text:p>00:00:00,507</text:p>
          </table:table-cell>
          <table:table-cell table:formula="of:=[B020.D229]" office:value-type="time" office:time-value="PT00H00M00.478982S">
            <text:p>00:00:00,479</text:p>
          </table:table-cell>
          <table:table-cell table:formula="of:=[B100.D229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[B005.C230]" office:value-type="time" office:time-value="PT00H00M01.371871S">
            <text:p>00:00:01,372</text:p>
          </table:table-cell>
          <table:table-cell table:formula="of:=[B020.C230]" office:value-type="time" office:time-value="PT00H00M14.815704S">
            <text:p>00:00:14,816</text:p>
          </table:table-cell>
          <table:table-cell table:formula="of:=[B100.C230]" office:value-type="time" office:time-value="PT00H00M00S">
            <text:p>00:00:00,000</text:p>
          </table:table-cell>
          <table:table-cell/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[B005.D230]" office:value-type="time" office:time-value="PT00H00M01.701138S">
            <text:p>00:00:01,701</text:p>
          </table:table-cell>
          <table:table-cell table:formula="of:=[B020.D230]" office:value-type="time" office:time-value="PT00H00M08.656467S">
            <text:p>00:00:08,656</text:p>
          </table:table-cell>
          <table:table-cell table:formula="of:=[B100.D230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31]" office:value-type="time" office:time-value="PT00H00M01.205S">
            <text:p>00:00:01,205</text:p>
          </table:table-cell>
          <table:table-cell table:formula="of:=[B020.C231]" office:value-type="time" office:time-value="PT00H00M03.14S">
            <text:p>00:00:03,140</text:p>
          </table:table-cell>
          <table:table-cell table:formula="of:=[B100.C231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31]" office:value-type="time" office:time-value="PT00H00M01.2025S">
            <text:p>00:00:01,203</text:p>
          </table:table-cell>
          <table:table-cell table:formula="of:=[B020.D231]" office:value-type="time" office:time-value="PT00H00M02.7375S">
            <text:p>00:00:02,738</text:p>
          </table:table-cell>
          <table:table-cell table:formula="of:=[B100.D231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32]" office:value-type="time" office:time-value="PT00H00M00.034734S">
            <text:p>00:00:00,035</text:p>
          </table:table-cell>
          <table:table-cell table:formula="of:=[B020.C232]" office:value-type="time" office:time-value="PT00H00M00.096038S">
            <text:p>00:00:00,096</text:p>
          </table:table-cell>
          <table:table-cell table:formula="of:=[B100.C232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32]" office:value-type="time" office:time-value="PT00H00M00.217067S">
            <text:p>00:00:00,217</text:p>
          </table:table-cell>
          <table:table-cell table:formula="of:=[B020.D232]" office:value-type="time" office:time-value="PT00H00M00.273295S">
            <text:p>00:00:00,273</text:p>
          </table:table-cell>
          <table:table-cell table:formula="of:=[B100.D232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[B005.C233]" office:value-type="time" office:time-value="PT00H00M03.143198S">
            <text:p>00:00:03,143</text:p>
          </table:table-cell>
          <table:table-cell table:formula="of:=[B020.C233]" office:value-type="time" office:time-value="PT00H01M55.370074S">
            <text:p>00:01:55,370</text:p>
          </table:table-cell>
          <table:table-cell table:formula="of:=[B100.C233]" office:value-type="time" office:time-value="PT00H00M00S">
            <text:p>00:00:00,000</text:p>
          </table:table-cell>
          <table:table-cell/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[B005.D233]" office:value-type="time" office:time-value="PT00H00M03.386767S">
            <text:p>00:00:03,387</text:p>
          </table:table-cell>
          <table:table-cell table:formula="of:=[B020.D233]" office:value-type="time" office:time-value="PT00H00M48.872422S">
            <text:p>00:00:48,872</text:p>
          </table:table-cell>
          <table:table-cell table:formula="of:=[B100.D233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34]" office:value-type="time" office:time-value="PT00H00M02.8825S">
            <text:p>00:00:02,883</text:p>
          </table:table-cell>
          <table:table-cell table:formula="of:=[B020.C234]" office:value-type="time" office:time-value="PT00H00M59.45S">
            <text:p>00:00:59,450</text:p>
          </table:table-cell>
          <table:table-cell table:formula="of:=[B100.C234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34]" office:value-type="time" office:time-value="PT00H00M01.705S">
            <text:p>00:00:01,705</text:p>
          </table:table-cell>
          <table:table-cell table:formula="of:=[B020.D234]" office:value-type="time" office:time-value="PT00H00M10.795S">
            <text:p>00:00:10,795</text:p>
          </table:table-cell>
          <table:table-cell table:formula="of:=[B100.D234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35]" office:value-type="time" office:time-value="PT00H00M00.059256S">
            <text:p>00:00:00,059</text:p>
          </table:table-cell>
          <table:table-cell table:formula="of:=[B020.C235]" office:value-type="time" office:time-value="PT00H00M00.065688S">
            <text:p>00:00:00,066</text:p>
          </table:table-cell>
          <table:table-cell table:formula="of:=[B100.C235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35]" office:value-type="time" office:time-value="PT00H00M00.044398S">
            <text:p>00:00:00,044</text:p>
          </table:table-cell>
          <table:table-cell table:formula="of:=[B020.D235]" office:value-type="time" office:time-value="PT00H00M00.06296S">
            <text:p>00:00:00,063</text:p>
          </table:table-cell>
          <table:table-cell table:formula="of:=[B100.D235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[B005.C236]" office:value-type="time" office:time-value="PT00H01M29.350661S">
            <text:p>00:01:29,351</text:p>
          </table:table-cell>
          <table:table-cell table:formula="of:=[B020.C236]" office:value-type="time" office:time-value="PT00H01M02.672641S">
            <text:p>00:01:02,673</text:p>
          </table:table-cell>
          <table:table-cell table:formula="of:=[B100.C236]" office:value-type="time" office:time-value="PT00H00M00S">
            <text:p>00:00:00,000</text:p>
          </table:table-cell>
          <table:table-cell/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[B005.D236]" office:value-type="time" office:time-value="PT00H00M38.791114S">
            <text:p>00:00:38,791</text:p>
          </table:table-cell>
          <table:table-cell table:formula="of:=[B020.D236]" office:value-type="time" office:time-value="PT00H01M10.790126S">
            <text:p>00:01:10,790</text:p>
          </table:table-cell>
          <table:table-cell table:formula="of:=[B100.D236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37]" office:value-type="time" office:time-value="PT00H01M24.04S">
            <text:p>00:01:24,040</text:p>
          </table:table-cell>
          <table:table-cell table:formula="of:=[B020.C237]" office:value-type="time" office:time-value="PT00H00M57.815S">
            <text:p>00:00:57,815</text:p>
          </table:table-cell>
          <table:table-cell table:formula="of:=[B100.C237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37]" office:value-type="time" office:time-value="PT00H00M36.46S">
            <text:p>00:00:36,460</text:p>
          </table:table-cell>
          <table:table-cell table:formula="of:=[B020.D237]" office:value-type="time" office:time-value="PT00H01M06.2125S">
            <text:p>00:01:06,213</text:p>
          </table:table-cell>
          <table:table-cell table:formula="of:=[B100.D23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38]" office:value-type="time" office:time-value="PT00H00M00.320879S">
            <text:p>00:00:00,321</text:p>
          </table:table-cell>
          <table:table-cell table:formula="of:=[B020.C238]" office:value-type="time" office:time-value="PT00H00M00.265508S">
            <text:p>00:00:00,266</text:p>
          </table:table-cell>
          <table:table-cell table:formula="of:=[B100.C238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38]" office:value-type="time" office:time-value="PT00H00M00.435453S">
            <text:p>00:00:00,435</text:p>
          </table:table-cell>
          <table:table-cell table:formula="of:=[B020.D238]" office:value-type="time" office:time-value="PT00H00M00.407629S">
            <text:p>00:00:00,408</text:p>
          </table:table-cell>
          <table:table-cell table:formula="of:=[B100.D238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[B005.C239]" office:value-type="time" office:time-value="PT00H00M03.600378S">
            <text:p>00:00:03,600</text:p>
          </table:table-cell>
          <table:table-cell table:formula="of:=[B020.C239]" office:value-type="time" office:time-value="PT00H02M59.518658S">
            <text:p>00:02:59,519</text:p>
          </table:table-cell>
          <table:table-cell table:formula="of:=[B100.C239]" office:value-type="time" office:time-value="PT00H00M00S">
            <text:p>00:00:00,000</text:p>
          </table:table-cell>
          <table:table-cell/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[B005.D239]" office:value-type="time" office:time-value="PT00H00M17.824936S">
            <text:p>00:00:17,825</text:p>
          </table:table-cell>
          <table:table-cell table:formula="of:=[B020.D239]" office:value-type="time" office:time-value="PT00H03M15.433394S">
            <text:p>00:03:15,433</text:p>
          </table:table-cell>
          <table:table-cell table:formula="of:=[B100.D23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40]" office:value-type="time" office:time-value="PT00H00M03.1475S">
            <text:p>00:00:03,148</text:p>
          </table:table-cell>
          <table:table-cell table:formula="of:=[B020.C240]" office:value-type="time" office:time-value="PT00H00M59.1325S">
            <text:p>00:00:59,133</text:p>
          </table:table-cell>
          <table:table-cell table:formula="of:=[B100.C240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40]" office:value-type="time" office:time-value="PT00H00M02.7325S">
            <text:p>00:00:02,733</text:p>
          </table:table-cell>
          <table:table-cell table:formula="of:=[B020.D240]" office:value-type="time" office:time-value="PT00H00M18.2425S">
            <text:p>00:00:18,243</text:p>
          </table:table-cell>
          <table:table-cell table:formula="of:=[B100.D240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41]" office:value-type="time" office:time-value="PT00H00M00.018184S">
            <text:p>00:00:00,018</text:p>
          </table:table-cell>
          <table:table-cell table:formula="of:=[B020.C241]" office:value-type="time" office:time-value="PT00H00M00.097556S">
            <text:p>00:00:00,098</text:p>
          </table:table-cell>
          <table:table-cell table:formula="of:=[B100.C241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41]" office:value-type="time" office:time-value="PT00H00M00.034107S">
            <text:p>00:00:00,034</text:p>
          </table:table-cell>
          <table:table-cell table:formula="of:=[B020.D241]" office:value-type="time" office:time-value="PT00H00M00.053852S">
            <text:p>00:00:00,054</text:p>
          </table:table-cell>
          <table:table-cell table:formula="of:=[B100.D241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B005.C242]" office:value-type="time" office:time-value="PT00H13M39.189604S">
            <text:p>00:13:39,190</text:p>
          </table:table-cell>
          <table:table-cell table:formula="of:=[B020.C242]" office:value-type="time" office:time-value="PT01H08M39.611639S">
            <text:p>01:08:39,612</text:p>
          </table:table-cell>
          <table:table-cell table:formula="of:=[B100.C242]" office:value-type="time" office:time-value="PT00H00M00S">
            <text:p>00:00:00,000</text:p>
          </table:table-cell>
          <table:table-cell/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B005.D242]" office:value-type="time" office:time-value="PT00H16M10.737065S">
            <text:p>00:16:10,737</text:p>
          </table:table-cell>
          <table:table-cell table:formula="of:=[B020.D242]" office:value-type="time" office:time-value="PT01H34M58.686179S">
            <text:p>01:34:58,686</text:p>
          </table:table-cell>
          <table:table-cell table:formula="of:=[B100.D242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43]" office:value-type="time" office:time-value="PT00H12M16.4125S">
            <text:p>00:12:16,413</text:p>
          </table:table-cell>
          <table:table-cell table:formula="of:=[B020.C243]" office:value-type="time" office:time-value="PT00H49M55.095S">
            <text:p>00:49:55,095</text:p>
          </table:table-cell>
          <table:table-cell table:formula="of:=[B100.C243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43]" office:value-type="time" office:time-value="PT00H09M33.7775S">
            <text:p>00:09:33,778</text:p>
          </table:table-cell>
          <table:table-cell table:formula="of:=[B020.D243]" office:value-type="time" office:time-value="PT00H27M56.8275S">
            <text:p>00:27:56,827</text:p>
          </table:table-cell>
          <table:table-cell table:formula="of:=[B100.D243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44]" office:value-type="time" office:time-value="PT00H00M01.046316S">
            <text:p>00:00:01,046</text:p>
          </table:table-cell>
          <table:table-cell table:formula="of:=[B020.C244]" office:value-type="time" office:time-value="PT00H00M01.587784S">
            <text:p>00:00:01,588</text:p>
          </table:table-cell>
          <table:table-cell table:formula="of:=[B100.C244]" office:value-type="time" office:time-value="PT00H00M00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44]" office:value-type="time" office:time-value="PT00H00M02.489098S">
            <text:p>00:00:02,489</text:p>
          </table:table-cell>
          <table:table-cell table:formula="of:=[B020.D244]" office:value-type="time" office:time-value="PT00H00M04.751256S">
            <text:p>00:00:04,751</text:p>
          </table:table-cell>
          <table:table-cell table:formula="of:=[B100.D244]" office:value-type="time" office:time-value="PT00H00M00S">
            <text:p>00:00:00,000</text:p>
          </table:table-cell>
        </table:table-row>
      </table:table>
      <table:table table:name="B100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18"/>
        <table:table-row table:style-name="ro1">
          <table:table-cell office:value-type="string">
            <text:p>Berlin MOD 1.0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OBA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Anz. Läufe</text:p>
          </table:table-cell>
          <table:table-cell office:value-type="float" office:value="1">
            <text:p>1</text:p>
          </table:table-cell>
          <table:table-cell table:style-name="Default" office:value-type="string">
            <text:p>Durchschnitt</text:p>
          </table:table-cell>
          <table:table-cell table:style-name="Default" office:value-type="string">
            <text:p>1.Lauf</text:p>
          </table:table-cell>
          <table:table-cell table:style-name="Default" office:value-type="string">
            <text:p>2.Lauf</text:p>
          </table:table-cell>
          <table:table-cell table:style-name="Default" office:value-type="string">
            <text:p>3.Lauf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F4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F5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F6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F7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F8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F9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F10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F11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F12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F13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F14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F15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+[.C19]+[.C22]+[.C25]" office:value-type="time" office:time-value="PT00H00M00S">
            <text:p>00:00:00,000</text:p>
          </table:table-cell>
          <table:table-cell table:formula="of:=+[.D19]+[.D22]+[.D25]" office:value-type="time" office:time-value="PT00H00M00S">
            <text:p>00:00:00,000</text:p>
          </table:table-cell>
          <table:table-cell table:formula="of:=+[.E19]+[.E22]+[.E25]" office:value-type="time" office:time-value="PT00H00M00S">
            <text:p>00:00:00,000</text:p>
          </table:table-cell>
          <table:table-cell table:formula="of:=+[.F19]+[.F22]+[.F25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20]+[.C23]+[.C26]" office:value-type="time" office:time-value="PT00H00M00S">
            <text:p>00:00:00,000</text:p>
          </table:table-cell>
          <table:table-cell table:formula="of:=+[.D20]+[.D23]+[.D26]" office:value-type="time" office:time-value="PT00H00M00S">
            <text:p>00:00:00,000</text:p>
          </table:table-cell>
          <table:table-cell table:formula="of:=+[.E20]+[.E23]+[.E26]" office:value-type="time" office:time-value="PT00H00M00S">
            <text:p>00:00:00,000</text:p>
          </table:table-cell>
          <table:table-cell table:formula="of:=+[.F20]+[.F23]+[.F26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21]+[.C24]+[.C27]" office:value-type="time" office:time-value="PT00H00M00S">
            <text:p>00:00:00,000</text:p>
          </table:table-cell>
          <table:table-cell table:formula="of:=+[.D21]+[.D24]+[.D27]" office:value-type="time" office:time-value="PT00H00M00S">
            <text:p>00:00:00,000</text:p>
          </table:table-cell>
          <table:table-cell table:formula="of:=+[.E21]+[.E24]+[.E27]" office:value-type="time" office:time-value="PT00H00M00S">
            <text:p>00:00:00,000</text:p>
          </table:table-cell>
          <table:table-cell table:formula="of:=+[.F21]+[.F24]+[.F27]" office:value-type="time" office:time-value="PT00H00M00S">
            <text:p>00:00:00,000</text:p>
          </table:table-cell>
        </table:table-row>
        <table:table-row table:style-name="ro1">
          <table:table-cell table:style-name="ce20" office:value-type="string">
            <text:p>Q5tmp1</text:p>
          </table:table-cell>
          <table:table-cell table:style-name="ce20" office:value-type="string">
            <text:p>elapsed</text:p>
          </table:table-cell>
          <table:table-cell table:style-name="ce22" table:formula="of:=SUM([.D19:.F19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0:.F20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1:.F21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5tmp2</text:p>
          </table:table-cell>
          <table:table-cell table:style-name="ce20" office:value-type="string">
            <text:p>elapsed</text:p>
          </table:table-cell>
          <table:table-cell table:style-name="ce22" table:formula="of:=SUM([.D22:.F22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3:.F23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4:.F24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5res</text:p>
          </table:table-cell>
          <table:table-cell table:style-name="ce20" office:value-type="string">
            <text:p>elapsed</text:p>
          </table:table-cell>
          <table:table-cell table:style-name="ce22" table:formula="of:=SUM([.D25:.F25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6:.F26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7:.F27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28:.F28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F29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F30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+[.C34]+[.C37]" office:value-type="time" office:time-value="PT00H00M00S">
            <text:p>00:00:00,000</text:p>
          </table:table-cell>
          <table:table-cell table:formula="of:=+[.D34]+[.D37]" office:value-type="time" office:time-value="PT00H00M00S">
            <text:p>00:00:00,000</text:p>
          </table:table-cell>
          <table:table-cell table:formula="of:=+[.E34]+[.E37]" office:value-type="time" office:time-value="PT00H00M00S">
            <text:p>00:00:00,000</text:p>
          </table:table-cell>
          <table:table-cell table:formula="of:=+[.F34]+[.F3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35]+[.C38]" office:value-type="time" office:time-value="PT00H00M00S">
            <text:p>00:00:00,000</text:p>
          </table:table-cell>
          <table:table-cell table:formula="of:=+[.D35]+[.D38]" office:value-type="time" office:time-value="PT00H00M00S">
            <text:p>00:00:00,000</text:p>
          </table:table-cell>
          <table:table-cell table:formula="of:=+[.E35]+[.E38]" office:value-type="time" office:time-value="PT00H00M00S">
            <text:p>00:00:00,000</text:p>
          </table:table-cell>
          <table:table-cell table:formula="of:=+[.F35]+[.F3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36]+[.C39]" office:value-type="time" office:time-value="PT00H00M00S">
            <text:p>00:00:00,000</text:p>
          </table:table-cell>
          <table:table-cell table:formula="of:=+[.D36]+[.D39]" office:value-type="time" office:time-value="PT00H00M00S">
            <text:p>00:00:00,000</text:p>
          </table:table-cell>
          <table:table-cell table:formula="of:=+[.E36]+[.E39]" office:value-type="time" office:time-value="PT00H00M00S">
            <text:p>00:00:00,000</text:p>
          </table:table-cell>
          <table:table-cell table:formula="of:=+[.F36]+[.F39]" office:value-type="time" office:time-value="PT00H00M00S">
            <text:p>00:00:00,000</text:p>
          </table:table-cell>
        </table:table-row>
        <table:table-row table:style-name="ro1">
          <table:table-cell table:style-name="ce20" office:value-type="string">
            <text:p>Q7tmp1</text:p>
          </table:table-cell>
          <table:table-cell table:style-name="ce20" office:value-type="string">
            <text:p>elapsed</text:p>
          </table:table-cell>
          <table:table-cell table:style-name="ce22" table:formula="of:=SUM([.D34:.F34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5:.F35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6:.F36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7res</text:p>
          </table:table-cell>
          <table:table-cell table:style-name="ce20" office:value-type="string">
            <text:p>elapsed</text:p>
          </table:table-cell>
          <table:table-cell table:style-name="ce22" table:formula="of:=SUM([.D37:.F37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8:.F38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9:.F39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40:.F40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F41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F42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43:.F43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F44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F45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46:.F46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F47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F48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9:.F49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:.F50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1:.F51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+[.C55]+[.C58]" office:value-type="time" office:time-value="PT00H00M00S">
            <text:p>00:00:00,000</text:p>
          </table:table-cell>
          <table:table-cell table:formula="of:=+[.D55]+[.D58]" office:value-type="time" office:time-value="PT00H00M00S">
            <text:p>00:00:00,000</text:p>
          </table:table-cell>
          <table:table-cell table:formula="of:=+[.E55]+[.E58]" office:value-type="time" office:time-value="PT00H00M00S">
            <text:p>00:00:00,000</text:p>
          </table:table-cell>
          <table:table-cell table:formula="of:=+[.F55]+[.F5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56]+[.C59]" office:value-type="time" office:time-value="PT00H00M00S">
            <text:p>00:00:00,000</text:p>
          </table:table-cell>
          <table:table-cell table:formula="of:=+[.D56]+[.D59]" office:value-type="time" office:time-value="PT00H00M00S">
            <text:p>00:00:00,000</text:p>
          </table:table-cell>
          <table:table-cell table:formula="of:=+[.E56]+[.E59]" office:value-type="time" office:time-value="PT00H00M00S">
            <text:p>00:00:00,000</text:p>
          </table:table-cell>
          <table:table-cell table:formula="of:=+[.F56]+[.F5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57]+[.C60]" office:value-type="time" office:time-value="PT00H00M00S">
            <text:p>00:00:00,000</text:p>
          </table:table-cell>
          <table:table-cell table:formula="of:=+[.D57]+[.D60]" office:value-type="time" office:time-value="PT00H00M00S">
            <text:p>00:00:00,000</text:p>
          </table:table-cell>
          <table:table-cell table:formula="of:=+[.E57]+[.E60]" office:value-type="time" office:time-value="PT00H00M00S">
            <text:p>00:00:00,000</text:p>
          </table:table-cell>
          <table:table-cell table:formula="of:=+[.F57]+[.F60]" office:value-type="time" office:time-value="PT00H00M00S">
            <text:p>00:00:00,000</text:p>
          </table:table-cell>
        </table:table-row>
        <table:table-row table:style-name="ro1">
          <table:table-cell table:style-name="ce20" office:value-type="string">
            <text:p>Q12tmp1</text:p>
          </table:table-cell>
          <table:table-cell table:style-name="ce20" office:value-type="string">
            <text:p>elapsed</text:p>
          </table:table-cell>
          <table:table-cell table:style-name="ce22" table:formula="of:=SUM([.D55:.F55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56:.F56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57:.F57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12res</text:p>
          </table:table-cell>
          <table:table-cell table:style-name="ce20" office:value-type="string">
            <text:p>elapsed</text:p>
          </table:table-cell>
          <table:table-cell table:style-name="ce22" table:formula="of:=SUM([.D58:.F58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59:.F59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60:.F60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61:.F61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F62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F63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64:.F64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F65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F66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67:.F67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8:.F68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9:.F69])/[.$B$3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+[.C73]+[.C76]+[.C79]" office:value-type="time" office:time-value="PT00H00M00S">
            <text:p>00:00:00,000</text:p>
          </table:table-cell>
          <table:table-cell table:formula="of:=+[.D73]+[.D76]+[.D79]" office:value-type="time" office:time-value="PT00H00M00S">
            <text:p>00:00:00,000</text:p>
          </table:table-cell>
          <table:table-cell table:formula="of:=+[.E73]+[.E76]+[.E79]" office:value-type="time" office:time-value="PT00H00M00S">
            <text:p>00:00:00,000</text:p>
          </table:table-cell>
          <table:table-cell table:formula="of:=+[.F73]+[.F76]+[.F7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74]+[.C77]+[.C80]" office:value-type="time" office:time-value="PT00H00M00S">
            <text:p>00:00:00,000</text:p>
          </table:table-cell>
          <table:table-cell table:formula="of:=+[.D74]+[.D77]+[.D80]" office:value-type="time" office:time-value="PT00H00M00S">
            <text:p>00:00:00,000</text:p>
          </table:table-cell>
          <table:table-cell table:formula="of:=+[.E74]+[.E77]+[.E80]" office:value-type="time" office:time-value="PT00H00M00S">
            <text:p>00:00:00,000</text:p>
          </table:table-cell>
          <table:table-cell table:formula="of:=+[.F74]+[.F77]+[.F80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75]+[.C78]+[.C81]" office:value-type="time" office:time-value="PT00H00M00S">
            <text:p>00:00:00,000</text:p>
          </table:table-cell>
          <table:table-cell table:formula="of:=+[.D75]+[.D78]+[.D81]" office:value-type="time" office:time-value="PT00H00M00S">
            <text:p>00:00:00,000</text:p>
          </table:table-cell>
          <table:table-cell table:formula="of:=+[.E75]+[.E78]+[.E81]" office:value-type="time" office:time-value="PT00H00M00S">
            <text:p>00:00:00,000</text:p>
          </table:table-cell>
          <table:table-cell table:formula="of:=+[.F75]+[.F78]+[.F81]" office:value-type="time" office:time-value="PT00H00M00S">
            <text:p>00:00:00,000</text:p>
          </table:table-cell>
        </table:table-row>
        <table:table-row table:style-name="ro1">
          <table:table-cell table:style-name="ce20" office:value-type="string">
            <text:p>Q16tmp1</text:p>
          </table:table-cell>
          <table:table-cell table:style-name="ce20" office:value-type="string">
            <text:p>elapsed</text:p>
          </table:table-cell>
          <table:table-cell table:style-name="ce22" table:formula="of:=SUM([.D73:.F73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74:.F74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75:.F75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16tmp2</text:p>
          </table:table-cell>
          <table:table-cell table:style-name="ce20" office:value-type="string">
            <text:p>elapsed</text:p>
          </table:table-cell>
          <table:table-cell table:style-name="ce22" table:formula="of:=SUM([.D76:.F76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77:.F77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78:.F78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16res</text:p>
          </table:table-cell>
          <table:table-cell table:style-name="ce20" office:value-type="string">
            <text:p>elapsed</text:p>
          </table:table-cell>
          <table:table-cell table:style-name="ce22" table:formula="of:=SUM([.D79:.F79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80:.F80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81:.F81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+[.C85]+[.C88]" office:value-type="time" office:time-value="PT00H00M00S">
            <text:p>00:00:00,000</text:p>
          </table:table-cell>
          <table:table-cell table:formula="of:=+[.D85]+[.D88]" office:value-type="time" office:time-value="PT00H00M00S">
            <text:p>00:00:00,000</text:p>
          </table:table-cell>
          <table:table-cell table:formula="of:=+[.E85]+[.E88]" office:value-type="time" office:time-value="PT00H00M00S">
            <text:p>00:00:00,000</text:p>
          </table:table-cell>
          <table:table-cell table:formula="of:=+[.F85]+[.F8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86]+[.C89]" office:value-type="time" office:time-value="PT00H00M00S">
            <text:p>00:00:00,000</text:p>
          </table:table-cell>
          <table:table-cell table:formula="of:=+[.D86]+[.D89]" office:value-type="time" office:time-value="PT00H00M00S">
            <text:p>00:00:00,000</text:p>
          </table:table-cell>
          <table:table-cell table:formula="of:=+[.E86]+[.E89]" office:value-type="time" office:time-value="PT00H00M00S">
            <text:p>00:00:00,000</text:p>
          </table:table-cell>
          <table:table-cell table:formula="of:=+[.F86]+[.F8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87]+[.C90]" office:value-type="time" office:time-value="PT00H00M00S">
            <text:p>00:00:00,000</text:p>
          </table:table-cell>
          <table:table-cell table:formula="of:=+[.D87]+[.D90]" office:value-type="time" office:time-value="PT00H00M00S">
            <text:p>00:00:00,000</text:p>
          </table:table-cell>
          <table:table-cell table:formula="of:=+[.E87]+[.E90]" office:value-type="time" office:time-value="PT00H00M00S">
            <text:p>00:00:00,000</text:p>
          </table:table-cell>
          <table:table-cell table:formula="of:=+[.F87]+[.F90]" office:value-type="time" office:time-value="PT00H00M00S">
            <text:p>00:00:00,000</text:p>
          </table:table-cell>
        </table:table-row>
        <table:table-row table:style-name="ro1">
          <table:table-cell table:style-name="ce20" office:value-type="string">
            <text:p>Q17tmp1</text:p>
          </table:table-cell>
          <table:table-cell table:style-name="ce20" office:value-type="string">
            <text:p>elapsed</text:p>
          </table:table-cell>
          <table:table-cell table:style-name="ce22" table:formula="of:=SUM([.D85:.F85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86:.F86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87:.F87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17res</text:p>
          </table:table-cell>
          <table:table-cell table:style-name="ce20" office:value-type="string">
            <text:p>elapsed</text:p>
          </table:table-cell>
          <table:table-cell table:style-name="ce22" table:formula="of:=SUM([.D88:.F88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89:.F89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90:.F90])/[.$B$3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.C82]+[.C70]+[.C67]+[.C64]+[.C61]+[.C52]+[.C49]+[.C46]+[.C43]+[.C40]+[.C31]+[.C28]+[.C16]+[.C13]+[.C10]+[.C7]+[.C4]" office:value-type="time" office:time-value="PT00H00M00S">
            <text:p>00:00:00,000</text:p>
          </table:table-cell>
          <table:table-cell table:formula="of:=[.D82]+[.D70]+[.D67]+[.D64]+[.D61]+[.D52]+[.D49]+[.D46]+[.D43]+[.D40]+[.D31]+[.D28]+[.D16]+[.D13]+[.D10]+[.D7]+[.D4]" office:value-type="time" office:time-value="PT00H00M00S">
            <text:p>00:00:00,000</text:p>
          </table:table-cell>
          <table:table-cell table:formula="of:=[.E82]+[.E70]+[.E67]+[.E64]+[.E61]+[.E52]+[.E49]+[.E46]+[.E43]+[.E40]+[.E31]+[.E28]+[.E16]+[.E13]+[.E10]+[.E7]+[.E4]" office:value-type="time" office:time-value="PT00H00M00S">
            <text:p>00:00:00,000</text:p>
          </table:table-cell>
          <table:table-cell table:formula="of:=[.F82]+[.F70]+[.F67]+[.F64]+[.F61]+[.F52]+[.F49]+[.F46]+[.F43]+[.F40]+[.F31]+[.F28]+[.F16]+[.F13]+[.F10]+[.F7]+[.F4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.C83]+[.C71]+[.C68]+[.C65]+[.C62]+[.C53]+[.C50]+[.C47]+[.C44]+[.C41]+[.C32]+[.C29]+[.C17]+[.C14]+[.C11]+[.C8]+[.C5]" office:value-type="time" office:time-value="PT00H00M00S">
            <text:p>00:00:00,000</text:p>
          </table:table-cell>
          <table:table-cell table:formula="of:=[.D83]+[.D71]+[.D68]+[.D65]+[.D62]+[.D53]+[.D50]+[.D47]+[.D44]+[.D41]+[.D32]+[.D29]+[.D17]+[.D14]+[.D11]+[.D8]+[.D5]" office:value-type="time" office:time-value="PT00H00M00S">
            <text:p>00:00:00,000</text:p>
          </table:table-cell>
          <table:table-cell table:formula="of:=[.E83]+[.E71]+[.E68]+[.E65]+[.E62]+[.E53]+[.E50]+[.E47]+[.E44]+[.E41]+[.E32]+[.E29]+[.E17]+[.E14]+[.E11]+[.E8]+[.E5]" office:value-type="time" office:time-value="PT00H00M00S">
            <text:p>00:00:00,000</text:p>
          </table:table-cell>
          <table:table-cell table:formula="of:=[.F83]+[.F71]+[.F68]+[.F65]+[.F62]+[.F53]+[.F50]+[.F47]+[.F44]+[.F41]+[.F32]+[.F29]+[.F17]+[.F14]+[.F11]+[.F8]+[.F5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.C84]+[.C72]+[.C69]+[.C66]+[.C63]+[.C54]+[.C51]+[.C48]+[.C45]+[.C42]+[.C33]+[.C30]+[.C18]+[.C15]+[.C12]+[.C9]+[.C6]" office:value-type="time" office:time-value="PT00H00M00S">
            <text:p>00:00:00,000</text:p>
          </table:table-cell>
          <table:table-cell table:formula="of:=[.D84]+[.D72]+[.D69]+[.D66]+[.D63]+[.D54]+[.D51]+[.D48]+[.D45]+[.D42]+[.D33]+[.D30]+[.D18]+[.D15]+[.D12]+[.D9]+[.D6]" office:value-type="time" office:time-value="PT00H00M00S">
            <text:p>00:00:00,000</text:p>
          </table:table-cell>
          <table:table-cell table:formula="of:=[.E84]+[.E72]+[.E69]+[.E66]+[.E63]+[.E54]+[.E51]+[.E48]+[.E45]+[.E42]+[.E33]+[.E30]+[.E18]+[.E15]+[.E12]+[.E9]+[.E6]" office:value-type="time" office:time-value="PT00H00M00S">
            <text:p>00:00:00,000</text:p>
          </table:table-cell>
          <table:table-cell table:formula="of:=[.F84]+[.F72]+[.F69]+[.F66]+[.F63]+[.F54]+[.F51]+[.F48]+[.F45]+[.F42]+[.F33]+[.F30]+[.F18]+[.F15]+[.F12]+[.F9]+[.F6]" office:value-type="time" office:time-value="PT00H00M00S">
            <text:p>00:00:00,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BA</text:p>
          </table:table-cell>
          <table:table-cell table:number-columns-repeated="5"/>
        </table:table-row>
        <table:table-row table:style-name="ro1">
          <table:table-cell office:value-type="string">
            <text:p>Anz. Läufe</text:p>
          </table:table-cell>
          <table:table-cell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97:.F97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8:.F98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9:.F99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100:.F100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F101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F102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3:.F103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F104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F105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06:.F106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F107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F108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+[.C112]+[.C115]+[.C118]" office:value-type="time" office:time-value="PT00H00M00S">
            <text:p>00:00:00,000</text:p>
          </table:table-cell>
          <table:table-cell table:formula="of:=+[.D112]+[.D115]+[.D118]" office:value-type="time" office:time-value="PT00H00M00S">
            <text:p>00:00:00,000</text:p>
          </table:table-cell>
          <table:table-cell table:formula="of:=+[.E112]+[.E115]+[.E118]" office:value-type="time" office:time-value="PT00H00M00S">
            <text:p>00:00:00,000</text:p>
          </table:table-cell>
          <table:table-cell table:formula="of:=+[.F112]+[.F115]+[.F11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13]+[.C116]+[.C119]" office:value-type="time" office:time-value="PT00H00M00S">
            <text:p>00:00:00,000</text:p>
          </table:table-cell>
          <table:table-cell table:formula="of:=+[.D113]+[.D116]+[.D119]" office:value-type="time" office:time-value="PT00H00M00S">
            <text:p>00:00:00,000</text:p>
          </table:table-cell>
          <table:table-cell table:formula="of:=+[.E113]+[.E116]+[.E119]" office:value-type="time" office:time-value="PT00H00M00S">
            <text:p>00:00:00,000</text:p>
          </table:table-cell>
          <table:table-cell table:formula="of:=+[.F113]+[.F116]+[.F11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14]+[.C117]+[.C120]" office:value-type="time" office:time-value="PT00H00M00S">
            <text:p>00:00:00,000</text:p>
          </table:table-cell>
          <table:table-cell table:formula="of:=+[.D114]+[.D117]+[.D120]" office:value-type="time" office:time-value="PT00H00M00S">
            <text:p>00:00:00,000</text:p>
          </table:table-cell>
          <table:table-cell table:formula="of:=+[.E114]+[.E117]+[.E120]" office:value-type="time" office:time-value="PT00H00M00S">
            <text:p>00:00:00,000</text:p>
          </table:table-cell>
          <table:table-cell table:formula="of:=+[.F114]+[.F117]+[.F120]" office:value-type="time" office:time-value="PT00H00M00S">
            <text:p>00:00:00,000</text:p>
          </table:table-cell>
        </table:table-row>
        <table:table-row table:style-name="ro1">
          <table:table-cell table:style-name="ce20" office:value-type="string">
            <text:p>Q5tmp1</text:p>
          </table:table-cell>
          <table:table-cell table:style-name="ce20" office:value-type="string">
            <text:p>elapsed</text:p>
          </table:table-cell>
          <table:table-cell table:style-name="ce22" table:formula="of:=SUM([.D112:.F112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13:.F113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14:.F114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5tmp2</text:p>
          </table:table-cell>
          <table:table-cell table:style-name="ce20" office:value-type="string">
            <text:p>elapsed</text:p>
          </table:table-cell>
          <table:table-cell table:style-name="ce22" table:formula="of:=SUM([.D115:.F115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16:.F116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17:.F117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5res</text:p>
          </table:table-cell>
          <table:table-cell table:style-name="ce20" office:value-type="string">
            <text:p>elapsed</text:p>
          </table:table-cell>
          <table:table-cell table:style-name="ce22" table:formula="of:=SUM([.D118:.F118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19:.F119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20:.F120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+[.C124]+[.C127]" office:value-type="time" office:time-value="PT00H00M00S">
            <text:p>00:00:00,000</text:p>
          </table:table-cell>
          <table:table-cell table:formula="of:=+[.D124]+[.D127]" office:value-type="time" office:time-value="PT00H00M00S">
            <text:p>00:00:00,000</text:p>
          </table:table-cell>
          <table:table-cell table:formula="of:=+[.E124]+[.E127]" office:value-type="time" office:time-value="PT00H00M00S">
            <text:p>00:00:00,000</text:p>
          </table:table-cell>
          <table:table-cell table:formula="of:=+[.F124]+[.F12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25]+[.C128]" office:value-type="time" office:time-value="PT00H00M00S">
            <text:p>00:00:00,000</text:p>
          </table:table-cell>
          <table:table-cell table:formula="of:=+[.D125]+[.D128]" office:value-type="time" office:time-value="PT00H00M00S">
            <text:p>00:00:00,000</text:p>
          </table:table-cell>
          <table:table-cell table:formula="of:=+[.E125]+[.E128]" office:value-type="time" office:time-value="PT00H00M00S">
            <text:p>00:00:00,000</text:p>
          </table:table-cell>
          <table:table-cell table:formula="of:=+[.F125]+[.F12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26]+[.C129]" office:value-type="time" office:time-value="PT00H00M00S">
            <text:p>00:00:00,000</text:p>
          </table:table-cell>
          <table:table-cell table:formula="of:=+[.D126]+[.D129]" office:value-type="time" office:time-value="PT00H00M00S">
            <text:p>00:00:00,000</text:p>
          </table:table-cell>
          <table:table-cell table:formula="of:=+[.E126]+[.E129]" office:value-type="time" office:time-value="PT00H00M00S">
            <text:p>00:00:00,000</text:p>
          </table:table-cell>
          <table:table-cell table:formula="of:=+[.F126]+[.F129]" office:value-type="time" office:time-value="PT00H00M00S">
            <text:p>00:00:00,000</text:p>
          </table:table-cell>
        </table:table-row>
        <table:table-row table:style-name="ro1">
          <table:table-cell table:style-name="ce20" office:value-type="string">
            <text:p>Q6tmp1</text:p>
          </table:table-cell>
          <table:table-cell table:style-name="ce20" office:value-type="string">
            <text:p>elapsed</text:p>
          </table:table-cell>
          <table:table-cell table:style-name="ce22" table:formula="of:=SUM([.D124:.F124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25:.F125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26:.F126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6res</text:p>
          </table:table-cell>
          <table:table-cell table:style-name="ce20" office:value-type="string">
            <text:p>elapsed</text:p>
          </table:table-cell>
          <table:table-cell table:style-name="ce22" table:formula="of:=SUM([.D127:.F127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28:.F128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29:.F129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+[.C133]+[.C136]" office:value-type="time" office:time-value="PT00H00M00S">
            <text:p>00:00:00,000</text:p>
          </table:table-cell>
          <table:table-cell table:formula="of:=+[.D133]+[.D136]" office:value-type="time" office:time-value="PT00H00M00S">
            <text:p>00:00:00,000</text:p>
          </table:table-cell>
          <table:table-cell table:formula="of:=+[.E133]+[.E136]" office:value-type="time" office:time-value="PT00H00M00S">
            <text:p>00:00:00,000</text:p>
          </table:table-cell>
          <table:table-cell table:formula="of:=+[.F133]+[.F136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34]+[.C137]" office:value-type="time" office:time-value="PT00H00M00S">
            <text:p>00:00:00,000</text:p>
          </table:table-cell>
          <table:table-cell table:formula="of:=+[.D134]+[.D137]" office:value-type="time" office:time-value="PT00H00M00S">
            <text:p>00:00:00,000</text:p>
          </table:table-cell>
          <table:table-cell table:formula="of:=+[.E134]+[.E137]" office:value-type="time" office:time-value="PT00H00M00S">
            <text:p>00:00:00,000</text:p>
          </table:table-cell>
          <table:table-cell table:formula="of:=+[.F134]+[.F13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35]+[.C138]" office:value-type="time" office:time-value="PT00H00M00S">
            <text:p>00:00:00,000</text:p>
          </table:table-cell>
          <table:table-cell table:formula="of:=+[.D135]+[.D138]" office:value-type="time" office:time-value="PT00H00M00S">
            <text:p>00:00:00,000</text:p>
          </table:table-cell>
          <table:table-cell table:formula="of:=+[.E135]+[.E138]" office:value-type="time" office:time-value="PT00H00M00S">
            <text:p>00:00:00,000</text:p>
          </table:table-cell>
          <table:table-cell table:formula="of:=+[.F135]+[.F138]" office:value-type="time" office:time-value="PT00H00M00S">
            <text:p>00:00:00,000</text:p>
          </table:table-cell>
        </table:table-row>
        <table:table-row table:style-name="ro1">
          <table:table-cell table:style-name="ce20" office:value-type="string">
            <text:p>Q7tmp1</text:p>
          </table:table-cell>
          <table:table-cell table:style-name="ce20" office:value-type="string">
            <text:p>elapsed</text:p>
          </table:table-cell>
          <table:table-cell table:style-name="ce22" table:formula="of:=SUM([.D133:.F133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34:.F134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35:.F135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7res</text:p>
          </table:table-cell>
          <table:table-cell table:style-name="ce20" office:value-type="string">
            <text:p>elapsed</text:p>
          </table:table-cell>
          <table:table-cell table:style-name="ce22" table:formula="of:=SUM([.D136:.F136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37:.F137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38:.F138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39:.F139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F140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F141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42:.F142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F143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F144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45:.F145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F146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F147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48:.F148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F149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F150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51:.F151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F152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F153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54:.F154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F155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F156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57:.F157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F158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F159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60:.F160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F161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F162])/[.$B$96]" office:value-type="time" office:time-value="PT00H00M00S">
            <text:p>00:00:00,000</text:p>
          </table:table-cell>
          <table:table-cell table:number-columns-repeated="3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+[.C166]+[.C169]+[.C172]" office:value-type="time" office:time-value="PT00H00M00S">
            <text:p>00:00:00,000</text:p>
          </table:table-cell>
          <table:table-cell table:formula="of:=+[.D166]+[.D169]+[.D172]" office:value-type="time" office:time-value="PT00H00M00S">
            <text:p>00:00:00,000</text:p>
          </table:table-cell>
          <table:table-cell table:formula="of:=+[.E166]+[.E169]+[.E172]" office:value-type="time" office:time-value="PT00H00M00S">
            <text:p>00:00:00,000</text:p>
          </table:table-cell>
          <table:table-cell table:formula="of:=+[.F166]+[.F169]+[.F172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67]+[.C170]+[.C173]" office:value-type="time" office:time-value="PT00H00M00S">
            <text:p>00:00:00,000</text:p>
          </table:table-cell>
          <table:table-cell table:formula="of:=+[.D167]+[.D170]+[.D173]" office:value-type="time" office:time-value="PT00H00M00S">
            <text:p>00:00:00,000</text:p>
          </table:table-cell>
          <table:table-cell table:formula="of:=+[.E167]+[.E170]+[.E173]" office:value-type="time" office:time-value="PT00H00M00S">
            <text:p>00:00:00,000</text:p>
          </table:table-cell>
          <table:table-cell table:formula="of:=+[.F167]+[.F170]+[.F173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68]+[.C171]+[.C174]" office:value-type="time" office:time-value="PT00H00M00S">
            <text:p>00:00:00,000</text:p>
          </table:table-cell>
          <table:table-cell table:formula="of:=+[.D168]+[.D171]+[.D174]" office:value-type="time" office:time-value="PT00H00M00S">
            <text:p>00:00:00,000</text:p>
          </table:table-cell>
          <table:table-cell table:formula="of:=+[.E168]+[.E171]+[.E174]" office:value-type="time" office:time-value="PT00H00M00S">
            <text:p>00:00:00,000</text:p>
          </table:table-cell>
          <table:table-cell table:formula="of:=+[.F168]+[.F171]+[.F174]" office:value-type="time" office:time-value="PT00H00M00S">
            <text:p>00:00:00,000</text:p>
          </table:table-cell>
        </table:table-row>
        <table:table-row table:style-name="ro1">
          <table:table-cell table:style-name="ce20" office:value-type="string">
            <text:p>Q16tmp1</text:p>
          </table:table-cell>
          <table:table-cell table:style-name="ce20" office:value-type="string">
            <text:p>elapsed</text:p>
          </table:table-cell>
          <table:table-cell table:style-name="ce22" table:formula="of:=SUM([.D166:.F166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67:.F167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68:.F168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16tmp2</text:p>
          </table:table-cell>
          <table:table-cell table:style-name="ce20" office:value-type="string">
            <text:p>elapsed</text:p>
          </table:table-cell>
          <table:table-cell table:style-name="ce22" table:formula="of:=SUM([.D169:.F169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70:.F170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71:.F171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16res</text:p>
          </table:table-cell>
          <table:table-cell table:style-name="ce20" office:value-type="string">
            <text:p>elapsed</text:p>
          </table:table-cell>
          <table:table-cell table:style-name="ce22" table:formula="of:=SUM([.D172:.F172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73:.F173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74:.F174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+[.C178]+[.C181]" office:value-type="time" office:time-value="PT00H00M00S">
            <text:p>00:00:00,000</text:p>
          </table:table-cell>
          <table:table-cell table:formula="of:=+[.D178]+[.D181]" office:value-type="time" office:time-value="PT00H00M00S">
            <text:p>00:00:00,000</text:p>
          </table:table-cell>
          <table:table-cell table:formula="of:=+[.E178]+[.E181]" office:value-type="time" office:time-value="PT00H00M00S">
            <text:p>00:00:00,000</text:p>
          </table:table-cell>
          <table:table-cell table:formula="of:=+[.F178]+[.F181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79]+[.C182]" office:value-type="time" office:time-value="PT00H00M00S">
            <text:p>00:00:00,000</text:p>
          </table:table-cell>
          <table:table-cell table:formula="of:=+[.D179]+[.D182]" office:value-type="time" office:time-value="PT00H00M00S">
            <text:p>00:00:00,000</text:p>
          </table:table-cell>
          <table:table-cell table:formula="of:=+[.E179]+[.E182]" office:value-type="time" office:time-value="PT00H00M00S">
            <text:p>00:00:00,000</text:p>
          </table:table-cell>
          <table:table-cell table:formula="of:=+[.F179]+[.F182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80]+[.C183]" office:value-type="time" office:time-value="PT00H00M00S">
            <text:p>00:00:00,000</text:p>
          </table:table-cell>
          <table:table-cell table:formula="of:=+[.D180]+[.D183]" office:value-type="time" office:time-value="PT00H00M00S">
            <text:p>00:00:00,000</text:p>
          </table:table-cell>
          <table:table-cell table:formula="of:=+[.E180]+[.E183]" office:value-type="time" office:time-value="PT00H00M00S">
            <text:p>00:00:00,000</text:p>
          </table:table-cell>
          <table:table-cell table:formula="of:=+[.F180]+[.F183]" office:value-type="time" office:time-value="PT00H00M00S">
            <text:p>00:00:00,000</text:p>
          </table:table-cell>
        </table:table-row>
        <table:table-row table:style-name="ro1">
          <table:table-cell table:style-name="ce20" office:value-type="string">
            <text:p>Q17tmp1</text:p>
          </table:table-cell>
          <table:table-cell table:style-name="ce20" office:value-type="string">
            <text:p>elapsed</text:p>
          </table:table-cell>
          <table:table-cell table:style-name="ce22" table:formula="of:=SUM([.D178:.F178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79:.F179])/[.$B$96]" office:value-type="time" office:time-value="PT00H00M00S">
            <text:p>00:00:00,000</text:p>
          </table:table-cell>
          <table:table-cell table:style-name="ce23"/>
          <table:table-cell table:number-columns-repeated="2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80:.F180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 office:value-type="string">
            <text:p>Q17res</text:p>
          </table:table-cell>
          <table:table-cell table:style-name="ce20" office:value-type="string">
            <text:p>elapsed</text:p>
          </table:table-cell>
          <table:table-cell table:style-name="ce22" table:formula="of:=SUM([.D181:.F181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82:.F182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83:.F183])/[.$B$96]" office:value-type="time" office:time-value="PT00H00M00S">
            <text:p>00:00:00,000</text:p>
          </table:table-cell>
          <table:table-cell table:number-columns-repeated="3" table:style-name="ce2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.C175]+[.C163]+[.C160]+[.C157]+[.C154]+[.C151]+[.C148]+[.C145]+[.C142]+[.C139]+[.C130]+[.C121]+[.C109]+[.C106]+[.C103]+[.C100]+[.C97]" office:value-type="time" office:time-value="PT00H00M00S">
            <text:p>00:00:00,000</text:p>
          </table:table-cell>
          <table:table-cell table:formula="of:=[.D175]+[.D163]+[.D160]+[.D157]+[.D154]+[.D151]+[.D148]+[.D145]+[.D142]+[.D139]+[.D130]+[.D121]+[.D109]+[.D106]+[.D103]+[.D100]+[.D97]" office:value-type="time" office:time-value="PT00H00M00S">
            <text:p>00:00:00,000</text:p>
          </table:table-cell>
          <table:table-cell table:formula="of:=[.E175]+[.E163]+[.E160]+[.E157]+[.E154]+[.E151]+[.E148]+[.E145]+[.E142]+[.E139]+[.E130]+[.E121]+[.E109]+[.E106]+[.E103]+[.E100]+[.E97]" office:value-type="time" office:time-value="PT00H00M00S">
            <text:p>00:00:00,000</text:p>
          </table:table-cell>
          <table:table-cell table:formula="of:=[.F175]+[.F163]+[.F160]+[.F157]+[.F154]+[.F151]+[.F148]+[.F145]+[.F142]+[.F139]+[.F130]+[.F121]+[.F109]+[.F106]+[.F103]+[.F100]+[.F9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.C176]+[.C164]+[.C161]+[.C158]+[.C155]+[.C152]+[.C149]+[.C146]+[.C143]+[.C140]+[.C131]+[.C122]+[.C110]+[.C107]+[.C104]+[.C101]+[.C98]" office:value-type="time" office:time-value="PT00H00M00S">
            <text:p>00:00:00,000</text:p>
          </table:table-cell>
          <table:table-cell table:formula="of:=[.D176]+[.D164]+[.D161]+[.D158]+[.D155]+[.D152]+[.D149]+[.D146]+[.D143]+[.D140]+[.D131]+[.D122]+[.D110]+[.D107]+[.D104]+[.D101]+[.D98]" office:value-type="time" office:time-value="PT00H00M00S">
            <text:p>00:00:00,000</text:p>
          </table:table-cell>
          <table:table-cell table:formula="of:=[.E176]+[.E164]+[.E161]+[.E158]+[.E155]+[.E152]+[.E149]+[.E146]+[.E143]+[.E140]+[.E131]+[.E122]+[.E110]+[.E107]+[.E104]+[.E101]+[.E98]" office:value-type="time" office:time-value="PT00H00M00S">
            <text:p>00:00:00,000</text:p>
          </table:table-cell>
          <table:table-cell table:formula="of:=[.F176]+[.F164]+[.F161]+[.F158]+[.F155]+[.F152]+[.F149]+[.F146]+[.F143]+[.F140]+[.F131]+[.F122]+[.F110]+[.F107]+[.F104]+[.F101]+[.F9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.C177]+[.C165]+[.C162]+[.C159]+[.C156]+[.C153]+[.C150]+[.C147]+[.C144]+[.C141]+[.C132]+[.C123]+[.C111]+[.C108]+[.C105]+[.C102]+[.C99]" office:value-type="time" office:time-value="PT00H00M00S">
            <text:p>00:00:00,000</text:p>
          </table:table-cell>
          <table:table-cell table:formula="of:=[.D177]+[.D165]+[.D162]+[.D159]+[.D156]+[.D153]+[.D150]+[.D147]+[.D144]+[.D141]+[.D132]+[.D123]+[.D111]+[.D108]+[.D105]+[.D102]+[.D99]" office:value-type="time" office:time-value="PT00H00M00S">
            <text:p>00:00:00,000</text:p>
          </table:table-cell>
          <table:table-cell table:formula="of:=[.E177]+[.E165]+[.E162]+[.E159]+[.E156]+[.E153]+[.E150]+[.E147]+[.E144]+[.E141]+[.E132]+[.E123]+[.E111]+[.E108]+[.E105]+[.E102]+[.E99]" office:value-type="time" office:time-value="PT00H00M00S">
            <text:p>00:00:00,000</text:p>
          </table:table-cell>
          <table:table-cell table:formula="of:=[.F177]+[.F165]+[.F162]+[.F159]+[.F156]+[.F153]+[.F150]+[.F147]+[.F144]+[.F141]+[.F132]+[.F123]+[.F111]+[.F108]+[.F105]+[.F102]+[.F99]" office:value-type="time" office:time-value="PT00H00M00S">
            <text:p>00:00:00,000</text:p>
          </table:table-cell>
        </table:table-row>
        <table:table-row table:style-name="ro1" table:number-rows-repeated="3">
          <table:table-cell table:number-columns-repeated="2"/>
          <table:table-cell table:style-name="ce21" table:number-columns-repeated="4"/>
        </table:table-row>
        <table:table-row table:style-name="ro1">
          <table:table-cell table:number-columns-repeated="2"/>
          <table:table-cell table:style-name="ce21" office:value-type="string">
            <text:p>OBA</text:p>
          </table:table-cell>
          <table:table-cell table:style-name="ce21" office:value-type="string">
            <text:p>TBA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style-name="ce4" table:formula="of:=[.C4]" office:value-type="time" office:time-value="PT00H00M00S">
            <text:p>00:00:00,000</text:p>
          </table:table-cell>
          <table:table-cell table:style-name="ce4" table:formula="of:=[.C97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5]" office:value-type="time" office:time-value="PT00H00M00S">
            <text:p>00:00:00,000</text:p>
          </table:table-cell>
          <table:table-cell table:style-name="ce4" table:formula="of:=[.C98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6]" office:value-type="time" office:time-value="PT00H00M00S">
            <text:p>00:00:00,000</text:p>
          </table:table-cell>
          <table:table-cell table:style-name="ce4" table:formula="of:=[.C99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style-name="ce4" table:formula="of:=[.C7]" office:value-type="time" office:time-value="PT00H00M00S">
            <text:p>00:00:00,000</text:p>
          </table:table-cell>
          <table:table-cell table:style-name="ce4" table:formula="of:=[.C100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8]" office:value-type="time" office:time-value="PT00H00M00S">
            <text:p>00:00:00,000</text:p>
          </table:table-cell>
          <table:table-cell table:style-name="ce4" table:formula="of:=[.C101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9]" office:value-type="time" office:time-value="PT00H00M00S">
            <text:p>00:00:00,000</text:p>
          </table:table-cell>
          <table:table-cell table:style-name="ce4" table:formula="of:=[.C102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style-name="ce4" table:formula="of:=[.C10]" office:value-type="time" office:time-value="PT00H00M00S">
            <text:p>00:00:00,000</text:p>
          </table:table-cell>
          <table:table-cell table:style-name="ce4" table:formula="of:=[.C103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11]" office:value-type="time" office:time-value="PT00H00M00S">
            <text:p>00:00:00,000</text:p>
          </table:table-cell>
          <table:table-cell table:style-name="ce4" table:formula="of:=[.C104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12]" office:value-type="time" office:time-value="PT00H00M00S">
            <text:p>00:00:00,000</text:p>
          </table:table-cell>
          <table:table-cell table:style-name="ce4" table:formula="of:=[.C105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style-name="ce4" table:formula="of:=[.C13]" office:value-type="time" office:time-value="PT00H00M00S">
            <text:p>00:00:00,000</text:p>
          </table:table-cell>
          <table:table-cell table:style-name="ce4" table:formula="of:=[.C106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14]" office:value-type="time" office:time-value="PT00H00M00S">
            <text:p>00:00:00,000</text:p>
          </table:table-cell>
          <table:table-cell table:style-name="ce4" table:formula="of:=[.C107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15]" office:value-type="time" office:time-value="PT00H00M00S">
            <text:p>00:00:00,000</text:p>
          </table:table-cell>
          <table:table-cell table:style-name="ce4" table:formula="of:=[.C108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style-name="ce4" table:formula="of:=[.C16]" office:value-type="time" office:time-value="PT00H00M00S">
            <text:p>00:00:00,000</text:p>
          </table:table-cell>
          <table:table-cell table:style-name="ce4" table:formula="of:=[.C109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17]" office:value-type="time" office:time-value="PT00H00M00S">
            <text:p>00:00:00,000</text:p>
          </table:table-cell>
          <table:table-cell table:style-name="ce4" table:formula="of:=[.C110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18]" office:value-type="time" office:time-value="PT00H00M00S">
            <text:p>00:00:00,000</text:p>
          </table:table-cell>
          <table:table-cell table:style-name="ce4" table:formula="of:=[.C111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style-name="ce4" table:formula="of:=[.C28]" office:value-type="time" office:time-value="PT00H00M00S">
            <text:p>00:00:00,000</text:p>
          </table:table-cell>
          <table:table-cell table:style-name="ce4" table:formula="of:=[.C121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29]" office:value-type="time" office:time-value="PT00H00M00S">
            <text:p>00:00:00,000</text:p>
          </table:table-cell>
          <table:table-cell table:style-name="ce4" table:formula="of:=[.C122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30]" office:value-type="time" office:time-value="PT00H00M00S">
            <text:p>00:00:00,000</text:p>
          </table:table-cell>
          <table:table-cell table:style-name="ce4" table:formula="of:=[.C123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style-name="ce4" table:formula="of:=[.C31]" office:value-type="time" office:time-value="PT00H00M00S">
            <text:p>00:00:00,000</text:p>
          </table:table-cell>
          <table:table-cell table:style-name="ce4" table:formula="of:=[.C130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32]" office:value-type="time" office:time-value="PT00H00M00S">
            <text:p>00:00:00,000</text:p>
          </table:table-cell>
          <table:table-cell table:style-name="ce4" table:formula="of:=[.C131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33]" office:value-type="time" office:time-value="PT00H00M00S">
            <text:p>00:00:00,000</text:p>
          </table:table-cell>
          <table:table-cell table:style-name="ce4" table:formula="of:=[.C132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style-name="ce4" table:formula="of:=[.C40]" office:value-type="time" office:time-value="PT00H00M00S">
            <text:p>00:00:00,000</text:p>
          </table:table-cell>
          <table:table-cell table:style-name="ce4" table:formula="of:=[.C139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41]" office:value-type="time" office:time-value="PT00H00M00S">
            <text:p>00:00:00,000</text:p>
          </table:table-cell>
          <table:table-cell table:style-name="ce4" table:formula="of:=[.C140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42]" office:value-type="time" office:time-value="PT00H00M00S">
            <text:p>00:00:00,000</text:p>
          </table:table-cell>
          <table:table-cell table:style-name="ce4" table:formula="of:=[.C141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style-name="ce4" table:formula="of:=[.C43]" office:value-type="time" office:time-value="PT00H00M00S">
            <text:p>00:00:00,000</text:p>
          </table:table-cell>
          <table:table-cell table:style-name="ce4" table:formula="of:=[.C142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44]" office:value-type="time" office:time-value="PT00H00M00S">
            <text:p>00:00:00,000</text:p>
          </table:table-cell>
          <table:table-cell table:style-name="ce4" table:formula="of:=[.C143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45]" office:value-type="time" office:time-value="PT00H00M00S">
            <text:p>00:00:00,000</text:p>
          </table:table-cell>
          <table:table-cell table:style-name="ce4" table:formula="of:=[.C144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style-name="ce4" table:formula="of:=[.C46]" office:value-type="time" office:time-value="PT00H00M00S">
            <text:p>00:00:00,000</text:p>
          </table:table-cell>
          <table:table-cell table:style-name="ce4" table:formula="of:=[.C145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47]" office:value-type="time" office:time-value="PT00H00M00S">
            <text:p>00:00:00,000</text:p>
          </table:table-cell>
          <table:table-cell table:style-name="ce4" table:formula="of:=[.C146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48]" office:value-type="time" office:time-value="PT00H00M00S">
            <text:p>00:00:00,000</text:p>
          </table:table-cell>
          <table:table-cell table:style-name="ce4" table:formula="of:=[.C147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style-name="ce4" table:formula="of:=[.C49]" office:value-type="time" office:time-value="PT00H00M00S">
            <text:p>00:00:00,000</text:p>
          </table:table-cell>
          <table:table-cell table:style-name="ce4" table:formula="of:=[.C148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50]" office:value-type="time" office:time-value="PT00H00M00S">
            <text:p>00:00:00,000</text:p>
          </table:table-cell>
          <table:table-cell table:style-name="ce4" table:formula="of:=[.C149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51]" office:value-type="time" office:time-value="PT00H00M00S">
            <text:p>00:00:00,000</text:p>
          </table:table-cell>
          <table:table-cell table:style-name="ce4" table:formula="of:=[.C150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style-name="ce4" table:formula="of:=[.C52]" office:value-type="time" office:time-value="PT00H00M00S">
            <text:p>00:00:00,000</text:p>
          </table:table-cell>
          <table:table-cell table:style-name="ce4" table:formula="of:=[.C151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53]" office:value-type="time" office:time-value="PT00H00M00S">
            <text:p>00:00:00,000</text:p>
          </table:table-cell>
          <table:table-cell table:style-name="ce4" table:formula="of:=[.C152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54]" office:value-type="time" office:time-value="PT00H00M00S">
            <text:p>00:00:00,000</text:p>
          </table:table-cell>
          <table:table-cell table:style-name="ce4" table:formula="of:=[.C153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style-name="ce4" table:formula="of:=[.C61]" office:value-type="time" office:time-value="PT00H00M00S">
            <text:p>00:00:00,000</text:p>
          </table:table-cell>
          <table:table-cell table:style-name="ce4" table:formula="of:=[.C154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62]" office:value-type="time" office:time-value="PT00H00M00S">
            <text:p>00:00:00,000</text:p>
          </table:table-cell>
          <table:table-cell table:style-name="ce4" table:formula="of:=[.C155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63]" office:value-type="time" office:time-value="PT00H00M00S">
            <text:p>00:00:00,000</text:p>
          </table:table-cell>
          <table:table-cell table:style-name="ce4" table:formula="of:=[.C156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style-name="ce4" table:formula="of:=[.C64]" office:value-type="time" office:time-value="PT00H00M00S">
            <text:p>00:00:00,000</text:p>
          </table:table-cell>
          <table:table-cell table:style-name="ce4" table:formula="of:=[.C157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65]" office:value-type="time" office:time-value="PT00H00M00S">
            <text:p>00:00:00,000</text:p>
          </table:table-cell>
          <table:table-cell table:style-name="ce4" table:formula="of:=[.C158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66]" office:value-type="time" office:time-value="PT00H00M00S">
            <text:p>00:00:00,000</text:p>
          </table:table-cell>
          <table:table-cell table:style-name="ce4" table:formula="of:=[.C159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style-name="ce4" table:formula="of:=[.C67]" office:value-type="time" office:time-value="PT00H00M00S">
            <text:p>00:00:00,000</text:p>
          </table:table-cell>
          <table:table-cell table:style-name="ce4" table:formula="of:=[.C160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68]" office:value-type="time" office:time-value="PT00H00M00S">
            <text:p>00:00:00,000</text:p>
          </table:table-cell>
          <table:table-cell table:style-name="ce4" table:formula="of:=[.C161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69]" office:value-type="time" office:time-value="PT00H00M00S">
            <text:p>00:00:00,000</text:p>
          </table:table-cell>
          <table:table-cell table:style-name="ce4" table:formula="of:=[.C162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style-name="ce4" table:formula="of:=[.C70]" office:value-type="time" office:time-value="PT00H00M00S">
            <text:p>00:00:00,000</text:p>
          </table:table-cell>
          <table:table-cell table:style-name="ce4" table:formula="of:=[.C163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71]" office:value-type="time" office:time-value="PT00H00M00S">
            <text:p>00:00:00,000</text:p>
          </table:table-cell>
          <table:table-cell table:style-name="ce4" table:formula="of:=[.C164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72]" office:value-type="time" office:time-value="PT00H00M00S">
            <text:p>00:00:00,000</text:p>
          </table:table-cell>
          <table:table-cell table:style-name="ce4" table:formula="of:=[.C165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style-name="ce4" table:formula="of:=[.C82]" office:value-type="time" office:time-value="PT00H00M00S">
            <text:p>00:00:00,000</text:p>
          </table:table-cell>
          <table:table-cell table:style-name="ce4" table:formula="of:=[.C175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83]" office:value-type="time" office:time-value="PT00H00M00S">
            <text:p>00:00:00,000</text:p>
          </table:table-cell>
          <table:table-cell table:style-name="ce4" table:formula="of:=[.C176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84]" office:value-type="time" office:time-value="PT00H00M00S">
            <text:p>00:00:00,000</text:p>
          </table:table-cell>
          <table:table-cell table:style-name="ce4" table:formula="of:=[.C177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style-name="ce4" table:formula="of:=[.C91]" office:value-type="time" office:time-value="PT00H00M00S">
            <text:p>00:00:00,000</text:p>
          </table:table-cell>
          <table:table-cell table:style-name="ce4" table:formula="of:=[.C184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92]" office:value-type="time" office:time-value="PT00H00M00S">
            <text:p>00:00:00,000</text:p>
          </table:table-cell>
          <table:table-cell table:style-name="ce4" table:formula="of:=[.C185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93]" office:value-type="time" office:time-value="PT00H00M00S">
            <text:p>00:00:00,000</text:p>
          </table:table-cell>
          <table:table-cell table:style-name="ce4" table:formula="of:=[.C186]" office:value-type="time" office:time-value="PT00H00M00S">
            <text:p>00:00:00,000</text:p>
          </table:table-cell>
          <table:table-cell table:style-name="ce21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0.05</text:p>
          </table:table-cell>
          <table:table-cell office:value-type="string">
            <text:p>OBA</text:p>
          </table:table-cell>
          <table:table-cell table:style-name="Default" office:value-type="string">
            <text:p>TBA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</text:p>
          </table:table-cell>
          <table:table-cell table:style-name="ce21" table:formula="of:=[.C4]" office:value-type="time" office:time-value="PT00H00M00S">
            <text:p>00:00:00,00</text:p>
          </table:table-cell>
          <table:table-cell table:style-name="ce21" table:formula="of:=[.C97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2</text:p>
          </table:table-cell>
          <table:table-cell table:style-name="ce21" table:formula="of:=[.C7]" office:value-type="time" office:time-value="PT00H00M00S">
            <text:p>00:00:00,00</text:p>
          </table:table-cell>
          <table:table-cell table:style-name="ce21" table:formula="of:=[.C100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3</text:p>
          </table:table-cell>
          <table:table-cell table:style-name="ce21" table:formula="of:=[.C10]" office:value-type="time" office:time-value="PT00H00M00S">
            <text:p>00:00:00,00</text:p>
          </table:table-cell>
          <table:table-cell table:style-name="ce21" table:formula="of:=[.C103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4</text:p>
          </table:table-cell>
          <table:table-cell table:style-name="ce21" table:formula="of:=[.C13]" office:value-type="time" office:time-value="PT00H00M00S">
            <text:p>00:00:00,00</text:p>
          </table:table-cell>
          <table:table-cell table:style-name="ce21" table:formula="of:=[.C106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5</text:p>
          </table:table-cell>
          <table:table-cell table:style-name="ce21" table:formula="of:=[.C16]" office:value-type="time" office:time-value="PT00H00M00S">
            <text:p>00:00:00,00</text:p>
          </table:table-cell>
          <table:table-cell table:style-name="ce21" table:formula="of:=[.C109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6</text:p>
          </table:table-cell>
          <table:table-cell table:style-name="ce21" table:formula="of:=[.C28]" office:value-type="time" office:time-value="PT00H00M00S">
            <text:p>00:00:00,00</text:p>
          </table:table-cell>
          <table:table-cell table:style-name="ce21" table:formula="of:=[.C121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7</text:p>
          </table:table-cell>
          <table:table-cell table:style-name="ce21" table:formula="of:=[.C31]" office:value-type="time" office:time-value="PT00H00M00S">
            <text:p>00:00:00,00</text:p>
          </table:table-cell>
          <table:table-cell table:style-name="ce21" table:formula="of:=[.C130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8</text:p>
          </table:table-cell>
          <table:table-cell table:style-name="ce21" table:formula="of:=[.C40]" office:value-type="time" office:time-value="PT00H00M00S">
            <text:p>00:00:00,00</text:p>
          </table:table-cell>
          <table:table-cell table:style-name="ce21" table:formula="of:=[.C139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9</text:p>
          </table:table-cell>
          <table:table-cell table:style-name="ce21" table:formula="of:=[.C43]" office:value-type="time" office:time-value="PT00H00M00S">
            <text:p>00:00:00,00</text:p>
          </table:table-cell>
          <table:table-cell table:style-name="ce21" table:formula="of:=[.C142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0</text:p>
          </table:table-cell>
          <table:table-cell table:style-name="ce21" table:formula="of:=[.C46]" office:value-type="time" office:time-value="PT00H00M00S">
            <text:p>00:00:00,00</text:p>
          </table:table-cell>
          <table:table-cell table:style-name="ce21" table:formula="of:=[.C145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1</text:p>
          </table:table-cell>
          <table:table-cell table:style-name="ce21" table:formula="of:=[.C49]" office:value-type="time" office:time-value="PT00H00M00S">
            <text:p>00:00:00,00</text:p>
          </table:table-cell>
          <table:table-cell table:style-name="ce21" table:formula="of:=[.C148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2</text:p>
          </table:table-cell>
          <table:table-cell table:style-name="ce21" table:formula="of:=[.C52]" office:value-type="time" office:time-value="PT00H00M00S">
            <text:p>00:00:00,00</text:p>
          </table:table-cell>
          <table:table-cell table:style-name="ce21" table:formula="of:=[.C151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3</text:p>
          </table:table-cell>
          <table:table-cell table:style-name="ce21" table:formula="of:=[.C61]" office:value-type="time" office:time-value="PT00H00M00S">
            <text:p>00:00:00,00</text:p>
          </table:table-cell>
          <table:table-cell table:style-name="ce21" table:formula="of:=[.C154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4</text:p>
          </table:table-cell>
          <table:table-cell table:style-name="ce21" table:formula="of:=[.C64]" office:value-type="time" office:time-value="PT00H00M00S">
            <text:p>00:00:00,00</text:p>
          </table:table-cell>
          <table:table-cell table:style-name="ce21" table:formula="of:=[.C157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5</text:p>
          </table:table-cell>
          <table:table-cell table:style-name="ce21" table:formula="of:=[.C67]" office:value-type="time" office:time-value="PT00H00M00S">
            <text:p>00:00:00,00</text:p>
          </table:table-cell>
          <table:table-cell table:style-name="ce21" table:formula="of:=[.C160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6</text:p>
          </table:table-cell>
          <table:table-cell table:style-name="ce21" table:formula="of:=[.C70]" office:value-type="time" office:time-value="PT00H00M00S">
            <text:p>00:00:00,00</text:p>
          </table:table-cell>
          <table:table-cell table:style-name="ce21" table:formula="of:=[.C163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7</text:p>
          </table:table-cell>
          <table:table-cell table:style-name="ce21" table:formula="of:=[.C82]" office:value-type="time" office:time-value="PT00H00M00S">
            <text:p>00:00:00,00</text:p>
          </table:table-cell>
          <table:table-cell table:style-name="ce21" table:formula="of:=[.C175]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Gesamt</text:p>
          </table:table-cell>
          <table:table-cell table:style-name="ce21" table:formula="of:=SUM([.B248:.B264])" office:value-type="time" office:time-value="PT00H00M00S">
            <text:p>00:00:00,00</text:p>
          </table:table-cell>
          <table:table-cell table:style-name="ce21" table:formula="of:=SUM([.C248:.C264])" office:value-type="time" office:time-value="PT00H00M00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Gesamt ohne Q10</text:p>
          </table:table-cell>
          <table:table-cell table:style-name="ce21" table:formula="of:=[.B265]-[.B257]" office:value-type="time" office:time-value="PT00H00M00S">
            <text:p>00:00:00,00</text:p>
          </table:table-cell>
          <table:table-cell table:style-name="ce21" table:formula="of:=[.C265]-[.C257]" office:value-type="time" office:time-value="PT00H00M00S">
            <text:p>00:00:00,00</text:p>
          </table:table-cell>
          <table:table-cell table:style-name="Default" table:number-columns-repeated="3"/>
        </table:table-row>
      </table:table>
      <table:table table:name="B020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default-cell-style-name="ce25"/>
        <table:table-column table:style-name="co13" table:default-cell-style-name="ce25"/>
        <table:table-column table:style-name="co14" table:default-cell-style-name="ce25"/>
        <table:table-column table:style-name="co5" table:default-cell-style-name="ce25"/>
        <table:table-column table:style-name="co15" table:default-cell-style-name="ce29"/>
        <table:table-row table:style-name="ro1">
          <table:table-cell office:value-type="string">
            <text:p>Berlin MOD 0.20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>
            <text:p>OBA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>
            <text:p>Anz. Läufe</text:p>
          </table:table-cell>
          <table:table-cell office:value-type="float" office:value="4">
            <text:p>4</text:p>
          </table:table-cell>
          <table:table-cell table:style-name="Default" office:value-type="string">
            <text:p>Durchschnitt</text:p>
          </table:table-cell>
          <table:table-cell table:style-name="Default" office:value-type="string">
            <text:p>1.Lauf</text:p>
          </table:table-cell>
          <table:table-cell table:style-name="Default" office:value-type="string">
            <text:p>2.Lauf</text:p>
          </table:table-cell>
          <table:table-cell table:style-name="Default" office:value-type="string">
            <text:p>3.Lauf</text:p>
          </table:table-cell>
          <table:table-cell table:style-name="Default" office:value-type="string">
            <text:p>4.Lauf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16031S">
            <text:p>00,160,,,,,,,,,,,,</text:p>
          </table:table-cell>
          <table:table-cell office:value-type="time" office:time-value="PT00H00M00.186011S">
            <text:p>00,186,,,,,,,,,,,,</text:p>
          </table:table-cell>
          <table:table-cell office:value-type="time" office:time-value="PT00H00M00.127136S">
            <text:p>00,127,,,,,,,,,,,,</text:p>
          </table:table-cell>
          <table:table-cell office:value-type="time" office:time-value="PT00H00M00.181358S">
            <text:p>00,181,,,,,,,,,,,,</text:p>
          </table:table-cell>
          <table:table-cell office:value-type="time" office:time-value="PT00H00M00.146734S">
            <text:p>00:00,1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175S">
            <text:p>00,018,,,,,,,,,,,,</text:p>
          </table:table-cell>
          <table:table-cell office:value-type="time" office:time-value="PT00H00M00.02S">
            <text:p>00,020,,,,,,,,,,,,</text:p>
          </table:table-cell>
          <table:table-cell office:value-type="time" office:time-value="PT00H00M00.01S">
            <text:p>00,010,,,,,,,,,,,,</text:p>
          </table:table-cell>
          <table:table-cell office:value-type="time" office:time-value="PT00H00M00.03S">
            <text:p>00,030,,,,,,,,,,,,</text:p>
          </table:table-cell>
          <table:table-cell office:value-type="time" office:time-value="PT00H00M00.01S">
            <text:p>00:00,01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00969S">
            <text:p>00,001,,,,,,,,,,,,</text:p>
          </table:table-cell>
          <table:table-cell office:value-type="time" office:time-value="PT00H00M00.000935S">
            <text:p>00,001,,,,,,,,,,,,</text:p>
          </table:table-cell>
          <table:table-cell office:value-type="time" office:time-value="PT00H00M00.001012S">
            <text:p>00,001,,,,,,,,,,,,</text:p>
          </table:table-cell>
          <table:table-cell office:value-type="time" office:time-value="PT00H00M00.000943S">
            <text:p>00,001,,,,,,,,,,,,</text:p>
          </table:table-cell>
          <table:table-cell office:value-type="time" office:time-value="PT00H00M00.000984S">
            <text:p>00:00,00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10711S">
            <text:p>00,011,,,,,,,,,,,,</text:p>
          </table:table-cell>
          <table:table-cell office:value-type="time" office:time-value="PT00H00M00.018007S">
            <text:p>00,018,,,,,,,,,,,,</text:p>
          </table:table-cell>
          <table:table-cell office:value-type="time" office:time-value="PT00H00M00.008264S">
            <text:p>00,008,,,,,,,,,,,,</text:p>
          </table:table-cell>
          <table:table-cell office:value-type="time" office:time-value="PT00H00M00.008298S">
            <text:p>00,008,,,,,,,,,,,,</text:p>
          </table:table-cell>
          <table:table-cell office:value-type="time" office:time-value="PT00H00M00.008274S">
            <text:p>00:00,01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.005S">
            <text:p>00,005,,,,,,,,,,,,</text:p>
          </table:table-cell>
          <table:table-cell table:number-columns-repeated="2" office:value-type="time" office:time-value="PT00H00M00.01S">
            <text:p>00,010,,,,,,,,,,,,</text:p>
          </table:table-cell>
          <table:table-cell office:value-type="time" office:time-value="PT00H00M00S">
            <text:p>00,000,,,,,,,,,,,,</text:p>
          </table:table-cell>
          <table:table-cell office:value-type="time" office:time-value="PT00H00M00S">
            <text:p>00:00,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161S">
            <text:p>00,000,,,,,,,,,,,,</text:p>
          </table:table-cell>
          <table:table-cell office:value-type="time" office:time-value="PT00H00M00.000188S">
            <text:p>00,000,,,,,,,,,,,,</text:p>
          </table:table-cell>
          <table:table-cell office:value-type="time" office:time-value="PT00H00M00.000154S">
            <text:p>00,000,,,,,,,,,,,,</text:p>
          </table:table-cell>
          <table:table-cell office:value-type="time" office:time-value="PT00H00M00.000148S">
            <text:p>00,000,,,,,,,,,,,,</text:p>
          </table:table-cell>
          <table:table-cell office:value-type="time" office:time-value="PT00H00M00.000154S">
            <text:p>00:00,00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1.491055S">
            <text:p>01,491,,,,,,,,,,,,</text:p>
          </table:table-cell>
          <table:table-cell office:value-type="time" office:time-value="PT00H00M01.679969S">
            <text:p>01,680,,,,,,,,,,,,</text:p>
          </table:table-cell>
          <table:table-cell office:value-type="time" office:time-value="PT00H00M01.043965S">
            <text:p>01,044,,,,,,,,,,,,</text:p>
          </table:table-cell>
          <table:table-cell office:value-type="time" office:time-value="PT00H00M01.623267S">
            <text:p>01,623,,,,,,,,,,,,</text:p>
          </table:table-cell>
          <table:table-cell office:value-type="time" office:time-value="PT00H00M01.617019S">
            <text:p>00:01,62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1675S">
            <text:p>00,168,,,,,,,,,,,,</text:p>
          </table:table-cell>
          <table:table-cell office:value-type="time" office:time-value="PT00H00M00.19S">
            <text:p>00,190,,,,,,,,,,,,</text:p>
          </table:table-cell>
          <table:table-cell office:value-type="time" office:time-value="PT00H00M00.13S">
            <text:p>00,130,,,,,,,,,,,,</text:p>
          </table:table-cell>
          <table:table-cell office:value-type="time" office:time-value="PT00H00M00.16S">
            <text:p>00,160,,,,,,,,,,,,</text:p>
          </table:table-cell>
          <table:table-cell office:value-type="time" office:time-value="PT00H00M00.19S">
            <text:p>00:00,19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30801S">
            <text:p>00,031,,,,,,,,,,,,</text:p>
          </table:table-cell>
          <table:table-cell office:value-type="time" office:time-value="PT00H00M00.034278S">
            <text:p>00,034,,,,,,,,,,,,</text:p>
          </table:table-cell>
          <table:table-cell office:value-type="time" office:time-value="PT00H00M00.037791S">
            <text:p>00,038,,,,,,,,,,,,</text:p>
          </table:table-cell>
          <table:table-cell office:value-type="time" office:time-value="PT00H00M00.025773S">
            <text:p>00,026,,,,,,,,,,,,</text:p>
          </table:table-cell>
          <table:table-cell office:value-type="time" office:time-value="PT00H00M00.025361S">
            <text:p>00:00,03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2M38.998656S">
            <text:p>158,999,,,,,,,,,,,,</text:p>
          </table:table-cell>
          <table:table-cell office:value-type="time" office:time-value="PT00H03M09.312958S">
            <text:p>189,313,,,,,,,,,,,,</text:p>
          </table:table-cell>
          <table:table-cell office:value-type="time" office:time-value="PT00H01M39.9418S">
            <text:p>99,942,,,,,,,,,,,,</text:p>
          </table:table-cell>
          <table:table-cell office:value-type="time" office:time-value="PT00H02M42.142701S">
            <text:p>162,143,,,,,,,,,,,,</text:p>
          </table:table-cell>
          <table:table-cell office:value-type="time" office:time-value="PT00H03M04.597167S">
            <text:p>03:04,6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57.04S">
            <text:p>57,040,,,,,,,,,,,,</text:p>
          </table:table-cell>
          <table:table-cell office:value-type="time" office:time-value="PT00H00M59.56S">
            <text:p>59,560,,,,,,,,,,,,</text:p>
          </table:table-cell>
          <table:table-cell office:value-type="time" office:time-value="PT00H00M53.21S">
            <text:p>53,210,,,,,,,,,,,,</text:p>
          </table:table-cell>
          <table:table-cell office:value-type="time" office:time-value="PT00H00M55.76S">
            <text:p>55,760,,,,,,,,,,,,</text:p>
          </table:table-cell>
          <table:table-cell office:value-type="time" office:time-value="PT00H00M59.63S">
            <text:p>00:59,63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07271S">
            <text:p>00,073,,,,,,,,,,,,</text:p>
          </table:table-cell>
          <table:table-cell office:value-type="time" office:time-value="PT00H00M00.098631S">
            <text:p>00,099,,,,,,,,,,,,</text:p>
          </table:table-cell>
          <table:table-cell office:value-type="time" office:time-value="PT00H00M00.047289S">
            <text:p>00,047,,,,,,,,,,,,</text:p>
          </table:table-cell>
          <table:table-cell office:value-type="time" office:time-value="PT00H00M00.044168S">
            <text:p>00,044,,,,,,,,,,,,</text:p>
          </table:table-cell>
          <table:table-cell office:value-type="time" office:time-value="PT00H00M00.10075S">
            <text:p>00:00,10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5.891702S">
            <text:p>05,892,,,,,,,,,,,,</text:p>
          </table:table-cell>
          <table:table-cell table:formula="of:=+[.D19]+[.D22]+[.D25]" office:value-type="time" office:time-value="PT00H00M06.022558S">
            <text:p>06,023,,,,,,,,,,,,</text:p>
          </table:table-cell>
          <table:table-cell table:formula="of:=+[.E19]+[.E22]+[.E25]" office:value-type="time" office:time-value="PT00H00M05.959707S">
            <text:p>05,960,,,,,,,,,,,,</text:p>
          </table:table-cell>
          <table:table-cell table:formula="of:=+[.F19]+[.F22]+[.F25]" office:value-type="time" office:time-value="PT00H00M05.595499S">
            <text:p>05,595,,,,,,,,,,,,</text:p>
          </table:table-cell>
          <table:table-cell table:style-name="ce25" table:formula="of:=+[.G19]+[.G22]+[.G25]" office:value-type="time" office:time-value="PT00H00M05.989045S">
            <text:p>05,989,,,,,,,,,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3.5875S">
            <text:p>03,588,,,,,,,,,,,,</text:p>
          </table:table-cell>
          <table:table-cell table:formula="of:=+[.D20]+[.D23]+[.D26]" office:value-type="time" office:time-value="PT00H00M03.63S">
            <text:p>03,630,,,,,,,,,,,,</text:p>
          </table:table-cell>
          <table:table-cell table:formula="of:=+[.E20]+[.E23]+[.E26]" office:value-type="time" office:time-value="PT00H00M03.69S">
            <text:p>03,690,,,,,,,,,,,,</text:p>
          </table:table-cell>
          <table:table-cell table:formula="of:=+[.F20]+[.F23]+[.F26]" office:value-type="time" office:time-value="PT00H00M03.44S">
            <text:p>03,440,,,,,,,,,,,,</text:p>
          </table:table-cell>
          <table:table-cell table:style-name="ce25" table:formula="of:=+[.G20]+[.G23]+[.G26]" office:value-type="time" office:time-value="PT00H00M03.59S">
            <text:p>03,590,,,,,,,,,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162272S">
            <text:p>00,162,,,,,,,,,,,,</text:p>
          </table:table-cell>
          <table:table-cell table:formula="of:=+[.D21]+[.D24]+[.D27]" office:value-type="time" office:time-value="PT00H00M00.151116S">
            <text:p>00,151,,,,,,,,,,,,</text:p>
          </table:table-cell>
          <table:table-cell table:formula="of:=+[.E21]+[.E24]+[.E27]" office:value-type="time" office:time-value="PT00H00M00.211261S">
            <text:p>00,211,,,,,,,,,,,,</text:p>
          </table:table-cell>
          <table:table-cell table:formula="of:=+[.F21]+[.F24]+[.F27]" office:value-type="time" office:time-value="PT00H00M00.138281S">
            <text:p>00,138,,,,,,,,,,,,</text:p>
          </table:table-cell>
          <table:table-cell table:style-name="ce25" table:formula="of:=+[.G21]+[.G24]+[.G27]" office:value-type="time" office:time-value="PT00H00M00.148428S">
            <text:p>00,148,,,,,,,,,,,,</text:p>
          </table:table-cell>
        </table:table-row>
        <table:table-row table:style-name="ro1">
          <table:table-cell table:style-name="ce20" office:value-type="string">
            <text:p>Q5tmp1</text:p>
          </table:table-cell>
          <table:table-cell table:style-name="ce20" office:value-type="string">
            <text:p>elapsed</text:p>
          </table:table-cell>
          <table:table-cell table:formula="of:=SUM([.D19:.K19])/[.$B$3]" office:value-type="time" office:time-value="PT00H00M01.724398S">
            <text:p>01,724,,,,,,,,,,,,</text:p>
          </table:table-cell>
          <table:table-cell table:style-name="ce27" office:value-type="time" office:time-value="PT00H00M01.782886S">
            <text:p>01,783,,,,,,,,,,,,</text:p>
          </table:table-cell>
          <table:table-cell table:style-name="ce27" office:value-type="time" office:time-value="PT00H00M01.718612S">
            <text:p>01,719,,,,,,,,,,,,</text:p>
          </table:table-cell>
          <table:table-cell table:style-name="ce27" office:value-type="time" office:time-value="PT00H00M01.65587S">
            <text:p>01,656,,,,,,,,,,,,</text:p>
          </table:table-cell>
          <table:table-cell office:value-type="time" office:time-value="PT00H00M01.740224S">
            <text:p>00:01,74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20:.K20])/[.$B$3]" office:value-type="time" office:time-value="PT00H00M00.6225S">
            <text:p>00,623,,,,,,,,,,,,</text:p>
          </table:table-cell>
          <table:table-cell table:style-name="ce27" office:value-type="time" office:time-value="PT00H00M00.62S">
            <text:p>00,620,,,,,,,,,,,,</text:p>
          </table:table-cell>
          <table:table-cell table:style-name="ce27" office:value-type="time" office:time-value="PT00H00M00.65S">
            <text:p>00,650,,,,,,,,,,,,</text:p>
          </table:table-cell>
          <table:table-cell table:style-name="ce27" office:value-type="time" office:time-value="PT00H00M00.58S">
            <text:p>00,580,,,,,,,,,,,,</text:p>
          </table:table-cell>
          <table:table-cell office:value-type="time" office:time-value="PT00H00M00.64S">
            <text:p>00:00,64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21:.K21])/[.$B$3]" office:value-type="time" office:time-value="PT00H00M00.055207S">
            <text:p>00,055,,,,,,,,,,,,</text:p>
          </table:table-cell>
          <table:table-cell table:style-name="ce27" office:value-type="time" office:time-value="PT00H00M00.045342S">
            <text:p>00,045,,,,,,,,,,,,</text:p>
          </table:table-cell>
          <table:table-cell table:style-name="ce27" office:value-type="time" office:time-value="PT00H00M00.094609S">
            <text:p>00,095,,,,,,,,,,,,</text:p>
          </table:table-cell>
          <table:table-cell table:style-name="ce27" office:value-type="time" office:time-value="PT00H00M00.042772S">
            <text:p>00,043,,,,,,,,,,,,</text:p>
          </table:table-cell>
          <table:table-cell office:value-type="time" office:time-value="PT00H00M00.038103S">
            <text:p>00:00,04</text:p>
          </table:table-cell>
        </table:table-row>
        <table:table-row table:style-name="ro1">
          <table:table-cell table:style-name="ce20" office:value-type="string">
            <text:p>Q5tmp2</text:p>
          </table:table-cell>
          <table:table-cell table:style-name="ce20" office:value-type="string">
            <text:p>elapsed</text:p>
          </table:table-cell>
          <table:table-cell table:formula="of:=SUM([.D22:.K22])/[.$B$3]" office:value-type="time" office:time-value="PT00H00M01.713044S">
            <text:p>01,713,,,,,,,,,,,,</text:p>
          </table:table-cell>
          <table:table-cell table:style-name="ce27" office:value-type="time" office:time-value="PT00H00M01.820052S">
            <text:p>01,820,,,,,,,,,,,,</text:p>
          </table:table-cell>
          <table:table-cell table:style-name="ce27" office:value-type="time" office:time-value="PT00H00M01.7181S">
            <text:p>01,718,,,,,,,,,,,,</text:p>
          </table:table-cell>
          <table:table-cell table:style-name="ce27" office:value-type="time" office:time-value="PT00H00M01.561286S">
            <text:p>01,561,,,,,,,,,,,,</text:p>
          </table:table-cell>
          <table:table-cell office:value-type="time" office:time-value="PT00H00M01.752739S">
            <text:p>00:01,75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23:.K23])/[.$B$3]" office:value-type="time" office:time-value="PT00H00M00.7075S">
            <text:p>00,708,,,,,,,,,,,,</text:p>
          </table:table-cell>
          <table:table-cell table:style-name="ce27" office:value-type="time" office:time-value="PT00H00M00.73S">
            <text:p>00,730,,,,,,,,,,,,</text:p>
          </table:table-cell>
          <table:table-cell table:style-name="ce27" office:value-type="time" office:time-value="PT00H00M00.76S">
            <text:p>00,760,,,,,,,,,,,,</text:p>
          </table:table-cell>
          <table:table-cell table:style-name="ce27" office:value-type="time" office:time-value="PT00H00M00.61S">
            <text:p>00,610,,,,,,,,,,,,</text:p>
          </table:table-cell>
          <table:table-cell office:value-type="time" office:time-value="PT00H00M00.73S">
            <text:p>00:00,73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24:.K24])/[.$B$3]" office:value-type="time" office:time-value="PT00H00M00.052593S">
            <text:p>00,053,,,,,,,,,,,,</text:p>
          </table:table-cell>
          <table:table-cell table:style-name="ce27" office:value-type="time" office:time-value="PT00H00M00.056105S">
            <text:p>00,056,,,,,,,,,,,,</text:p>
          </table:table-cell>
          <table:table-cell table:style-name="ce27" office:value-type="time" office:time-value="PT00H00M00.058233S">
            <text:p>00,058,,,,,,,,,,,,</text:p>
          </table:table-cell>
          <table:table-cell table:style-name="ce27" office:value-type="time" office:time-value="PT00H00M00.0452S">
            <text:p>00,045,,,,,,,,,,,,</text:p>
          </table:table-cell>
          <table:table-cell office:value-type="time" office:time-value="PT00H00M00.050832S">
            <text:p>00:00,05</text:p>
          </table:table-cell>
        </table:table-row>
        <table:table-row table:style-name="ro1">
          <table:table-cell table:style-name="ce20" office:value-type="string">
            <text:p>Q5res</text:p>
          </table:table-cell>
          <table:table-cell table:style-name="ce20" office:value-type="string">
            <text:p>elapsed</text:p>
          </table:table-cell>
          <table:table-cell table:formula="of:=SUM([.D25:.K25])/[.$B$3]" office:value-type="time" office:time-value="PT00H00M02.45426S">
            <text:p>02,454,,,,,,,,,,,,</text:p>
          </table:table-cell>
          <table:table-cell table:style-name="ce27" office:value-type="time" office:time-value="PT00H00M02.41962S">
            <text:p>02,420,,,,,,,,,,,,</text:p>
          </table:table-cell>
          <table:table-cell table:style-name="ce27" office:value-type="time" office:time-value="PT00H00M02.522995S">
            <text:p>02,523,,,,,,,,,,,,</text:p>
          </table:table-cell>
          <table:table-cell table:style-name="ce27" office:value-type="time" office:time-value="PT00H00M02.378343S">
            <text:p>02,378,,,,,,,,,,,,</text:p>
          </table:table-cell>
          <table:table-cell office:value-type="time" office:time-value="PT00H00M02.496082S">
            <text:p>00:02,50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26:.K26])/[.$B$3]" office:value-type="time" office:time-value="PT00H00M02.2575S">
            <text:p>02,258,,,,,,,,,,,,</text:p>
          </table:table-cell>
          <table:table-cell table:number-columns-repeated="2" table:style-name="ce27" office:value-type="time" office:time-value="PT00H00M02.28S">
            <text:p>02,280,,,,,,,,,,,,</text:p>
          </table:table-cell>
          <table:table-cell table:style-name="ce27" office:value-type="time" office:time-value="PT00H00M02.25S">
            <text:p>02,250,,,,,,,,,,,,</text:p>
          </table:table-cell>
          <table:table-cell office:value-type="time" office:time-value="PT00H00M02.22S">
            <text:p>00:02,22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27:.K27])/[.$B$3]" office:value-type="time" office:time-value="PT00H00M00.054473S">
            <text:p>00,054,,,,,,,,,,,,</text:p>
          </table:table-cell>
          <table:table-cell table:style-name="ce27" office:value-type="time" office:time-value="PT00H00M00.049669S">
            <text:p>00,050,,,,,,,,,,,,</text:p>
          </table:table-cell>
          <table:table-cell table:style-name="ce27" office:value-type="time" office:time-value="PT00H00M00.058419S">
            <text:p>00,058,,,,,,,,,,,,</text:p>
          </table:table-cell>
          <table:table-cell table:style-name="ce27" office:value-type="time" office:time-value="PT00H00M00.050309S">
            <text:p>00,050,,,,,,,,,,,,</text:p>
          </table:table-cell>
          <table:table-cell office:value-type="time" office:time-value="PT00H00M00.059493S">
            <text:p>00:00,06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4M06.216362S">
            <text:p>246,216,,,,,,,,,,,,</text:p>
          </table:table-cell>
          <table:table-cell office:value-type="time" office:time-value="PT00H04M12.821844S">
            <text:p>252,822,,,,,,,,,,,,</text:p>
          </table:table-cell>
          <table:table-cell office:value-type="time" office:time-value="PT00H04M11.634239S">
            <text:p>251,634,,,,,,,,,,,,</text:p>
          </table:table-cell>
          <table:table-cell office:value-type="time" office:time-value="PT00H03M54.432767S">
            <text:p>234,433,,,,,,,,,,,,</text:p>
          </table:table-cell>
          <table:table-cell office:value-type="time" office:time-value="PT00H04M05.976598S">
            <text:p>04:05,98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3M48.4S">
            <text:p>228,400,,,,,,,,,,,,</text:p>
          </table:table-cell>
          <table:table-cell office:value-type="time" office:time-value="PT00H03M47.17S">
            <text:p>227,170,,,,,,,,,,,,</text:p>
          </table:table-cell>
          <table:table-cell office:value-type="time" office:time-value="PT00H03M54.38S">
            <text:p>234,380,,,,,,,,,,,,</text:p>
          </table:table-cell>
          <table:table-cell office:value-type="time" office:time-value="PT00H03M44.53S">
            <text:p>224,530,,,,,,,,,,,,</text:p>
          </table:table-cell>
          <table:table-cell office:value-type="time" office:time-value="PT00H03M47.52S">
            <text:p>03:47,52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009861S">
            <text:p>00,010,,,,,,,,,,,,</text:p>
          </table:table-cell>
          <table:table-cell office:value-type="time" office:time-value="PT00H00M00.017601S">
            <text:p>00,018,,,,,,,,,,,,</text:p>
          </table:table-cell>
          <table:table-cell office:value-type="time" office:time-value="PT00H00M00.006069S">
            <text:p>00,006,,,,,,,,,,,,</text:p>
          </table:table-cell>
          <table:table-cell office:value-type="time" office:time-value="PT00H00M00.005331S">
            <text:p>00,005,,,,,,,,,,,,</text:p>
          </table:table-cell>
          <table:table-cell office:value-type="time" office:time-value="PT00H00M00.010442S">
            <text:p>00:00,01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8M34.298687S">
            <text:p>514,299,,,,,,,,,,,,</text:p>
          </table:table-cell>
          <table:table-cell table:formula="of:=+[.D34]+[.D37]" office:value-type="time" office:time-value="PT00H09M38.874218S">
            <text:p>578,874,,,,,,,,,,,,</text:p>
          </table:table-cell>
          <table:table-cell table:formula="of:=+[.E34]+[.E37]" office:value-type="time" office:time-value="PT00H08M06.671911S">
            <text:p>486,672,,,,,,,,,,,,</text:p>
          </table:table-cell>
          <table:table-cell table:formula="of:=+[.F34]+[.F37]" office:value-type="time" office:time-value="PT00H07M29.921277S">
            <text:p>449,921,,,,,,,,,,,,</text:p>
          </table:table-cell>
          <table:table-cell table:style-name="ce25" table:formula="of:=+[.G34]+[.G37]" office:value-type="time" office:time-value="PT00H09M01.727342S">
            <text:p>541,727,,,,,,,,,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3M41.0325S">
            <text:p>221,033,,,,,,,,,,,,</text:p>
          </table:table-cell>
          <table:table-cell table:formula="of:=+[.D35]+[.D38]" office:value-type="time" office:time-value="PT00H03M48.43S">
            <text:p>228,430,,,,,,,,,,,,</text:p>
          </table:table-cell>
          <table:table-cell table:formula="of:=+[.E35]+[.E38]" office:value-type="time" office:time-value="PT00H03M53.97S">
            <text:p>233,970,,,,,,,,,,,,</text:p>
          </table:table-cell>
          <table:table-cell table:formula="of:=+[.F35]+[.F38]" office:value-type="time" office:time-value="PT00H03M21.49S">
            <text:p>201,490,,,,,,,,,,,,</text:p>
          </table:table-cell>
          <table:table-cell table:style-name="ce25" table:formula="of:=+[.G35]+[.G38]" office:value-type="time" office:time-value="PT00H03M40.24S">
            <text:p>220,240,,,,,,,,,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103572S">
            <text:p>00,104,,,,,,,,,,,,</text:p>
          </table:table-cell>
          <table:table-cell table:formula="of:=+[.D36]+[.D39]" office:value-type="time" office:time-value="PT00H00M00.111571S">
            <text:p>00,112,,,,,,,,,,,,</text:p>
          </table:table-cell>
          <table:table-cell table:formula="of:=+[.E36]+[.E39]" office:value-type="time" office:time-value="PT00H00M00.103966S">
            <text:p>00,104,,,,,,,,,,,,</text:p>
          </table:table-cell>
          <table:table-cell table:formula="of:=+[.F36]+[.F39]" office:value-type="time" office:time-value="PT00H00M00.084954S">
            <text:p>00,085,,,,,,,,,,,,</text:p>
          </table:table-cell>
          <table:table-cell table:style-name="ce25" table:formula="of:=+[.G36]+[.G39]" office:value-type="time" office:time-value="PT00H00M00.113797S">
            <text:p>00,114,,,,,,,,,,,,</text:p>
          </table:table-cell>
        </table:table-row>
        <table:table-row table:style-name="ro1">
          <table:table-cell table:style-name="ce20" office:value-type="string">
            <text:p>Q7tmp1</text:p>
          </table:table-cell>
          <table:table-cell table:style-name="ce20" office:value-type="string">
            <text:p>elapsed</text:p>
          </table:table-cell>
          <table:table-cell table:formula="of:=SUM([.D34:.K34])/[.$B$3]" office:value-type="time" office:time-value="PT00H08M16.902522S">
            <text:p>496,903,,,,,,,,,,,,</text:p>
          </table:table-cell>
          <table:table-cell table:style-name="ce27" office:value-type="time" office:time-value="PT00H09M18.868516S">
            <text:p>558,869,,,,,,,,,,,,</text:p>
          </table:table-cell>
          <table:table-cell table:style-name="ce27" office:value-type="time" office:time-value="PT00H07M51.250256S">
            <text:p>471,250,,,,,,,,,,,,</text:p>
          </table:table-cell>
          <table:table-cell table:style-name="ce27" office:value-type="time" office:time-value="PT00H07M13.781747S">
            <text:p>433,782,,,,,,,,,,,,</text:p>
          </table:table-cell>
          <table:table-cell office:value-type="time" office:time-value="PT00H08M43.709568S">
            <text:p>08:43,71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35:.K35])/[.$B$3]" office:value-type="time" office:time-value="PT00H03M34.685S">
            <text:p>214,685,,,,,,,,,,,,</text:p>
          </table:table-cell>
          <table:table-cell table:style-name="ce27" office:value-type="time" office:time-value="PT00H03M41.87S">
            <text:p>221,870,,,,,,,,,,,,</text:p>
          </table:table-cell>
          <table:table-cell table:style-name="ce27" office:value-type="time" office:time-value="PT00H03M47.38S">
            <text:p>227,380,,,,,,,,,,,,</text:p>
          </table:table-cell>
          <table:table-cell table:style-name="ce27" office:value-type="time" office:time-value="PT00H03M15.53S">
            <text:p>195,530,,,,,,,,,,,,</text:p>
          </table:table-cell>
          <table:table-cell office:value-type="time" office:time-value="PT00H03M33.96S">
            <text:p>03:33,96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36:.K36])/[.$B$3]" office:value-type="time" office:time-value="PT00H00M00.090933S">
            <text:p>00,091,,,,,,,,,,,,</text:p>
          </table:table-cell>
          <table:table-cell table:style-name="ce27" office:value-type="time" office:time-value="PT00H00M00.100427S">
            <text:p>00,100,,,,,,,,,,,,</text:p>
          </table:table-cell>
          <table:table-cell table:style-name="ce27" office:value-type="time" office:time-value="PT00H00M00.091523S">
            <text:p>00,092,,,,,,,,,,,,</text:p>
          </table:table-cell>
          <table:table-cell table:style-name="ce27" office:value-type="time" office:time-value="PT00H00M00.074043S">
            <text:p>00,074,,,,,,,,,,,,</text:p>
          </table:table-cell>
          <table:table-cell office:value-type="time" office:time-value="PT00H00M00.097739S">
            <text:p>00:00,10</text:p>
          </table:table-cell>
        </table:table-row>
        <table:table-row table:style-name="ro1">
          <table:table-cell table:style-name="ce20" office:value-type="string">
            <text:p>Q7res</text:p>
          </table:table-cell>
          <table:table-cell table:style-name="ce20" office:value-type="string">
            <text:p>elapsed</text:p>
          </table:table-cell>
          <table:table-cell table:formula="of:=SUM([.D37:.K37])/[.$B$3]" office:value-type="time" office:time-value="PT00H00M17.396165S">
            <text:p>17,396,,,,,,,,,,,,</text:p>
          </table:table-cell>
          <table:table-cell table:style-name="ce27" office:value-type="time" office:time-value="PT00H00M20.005702S">
            <text:p>20,006,,,,,,,,,,,,</text:p>
          </table:table-cell>
          <table:table-cell table:style-name="ce27" office:value-type="time" office:time-value="PT00H00M15.421655S">
            <text:p>15,422,,,,,,,,,,,,</text:p>
          </table:table-cell>
          <table:table-cell table:style-name="ce27" office:value-type="time" office:time-value="PT00H00M16.13953S">
            <text:p>16,140,,,,,,,,,,,,</text:p>
          </table:table-cell>
          <table:table-cell office:value-type="time" office:time-value="PT00H00M18.017774S">
            <text:p>00:18,02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38:.K38])/[.$B$3]" office:value-type="time" office:time-value="PT00H00M06.3475S">
            <text:p>06,348,,,,,,,,,,,,</text:p>
          </table:table-cell>
          <table:table-cell table:style-name="ce27" office:value-type="time" office:time-value="PT00H00M06.56S">
            <text:p>06,560,,,,,,,,,,,,</text:p>
          </table:table-cell>
          <table:table-cell table:style-name="ce27" office:value-type="time" office:time-value="PT00H00M06.59S">
            <text:p>06,590,,,,,,,,,,,,</text:p>
          </table:table-cell>
          <table:table-cell table:style-name="ce27" office:value-type="time" office:time-value="PT00H00M05.96S">
            <text:p>05,960,,,,,,,,,,,,</text:p>
          </table:table-cell>
          <table:table-cell office:value-type="time" office:time-value="PT00H00M06.28S">
            <text:p>00:06,28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39:.K39])/[.$B$3]" office:value-type="time" office:time-value="PT00H00M00.012639S">
            <text:p>00,013,,,,,,,,,,,,</text:p>
          </table:table-cell>
          <table:table-cell table:style-name="ce27" office:value-type="time" office:time-value="PT00H00M00.011144S">
            <text:p>00,011,,,,,,,,,,,,</text:p>
          </table:table-cell>
          <table:table-cell table:style-name="ce27" office:value-type="time" office:time-value="PT00H00M00.012443S">
            <text:p>00,012,,,,,,,,,,,,</text:p>
          </table:table-cell>
          <table:table-cell table:style-name="ce27" office:value-type="time" office:time-value="PT00H00M00.010911S">
            <text:p>00,011,,,,,,,,,,,,</text:p>
          </table:table-cell>
          <table:table-cell office:value-type="time" office:time-value="PT00H00M00.016058S">
            <text:p>00:00,02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2.768145S">
            <text:p>02,768,,,,,,,,,,,,</text:p>
          </table:table-cell>
          <table:table-cell office:value-type="time" office:time-value="PT00H00M02.451068S">
            <text:p>02,451,,,,,,,,,,,,</text:p>
          </table:table-cell>
          <table:table-cell office:value-type="time" office:time-value="PT00H00M02.440906S">
            <text:p>02,441,,,,,,,,,,,,</text:p>
          </table:table-cell>
          <table:table-cell office:value-type="time" office:time-value="PT00H00M03.832962S">
            <text:p>03,833,,,,,,,,,,,,</text:p>
          </table:table-cell>
          <table:table-cell office:value-type="time" office:time-value="PT00H00M02.347644S">
            <text:p>00:02,3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1.085S">
            <text:p>01,085,,,,,,,,,,,,</text:p>
          </table:table-cell>
          <table:table-cell office:value-type="time" office:time-value="PT00H00M01.06S">
            <text:p>01,060,,,,,,,,,,,,</text:p>
          </table:table-cell>
          <table:table-cell office:value-type="time" office:time-value="PT00H00M01.08S">
            <text:p>01,080,,,,,,,,,,,,</text:p>
          </table:table-cell>
          <table:table-cell office:value-type="time" office:time-value="PT00H00M01.09S">
            <text:p>01,090,,,,,,,,,,,,</text:p>
          </table:table-cell>
          <table:table-cell office:value-type="time" office:time-value="PT00H00M01.11S">
            <text:p>00:01,11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78219S">
            <text:p>00,078,,,,,,,,,,,,</text:p>
          </table:table-cell>
          <table:table-cell office:value-type="time" office:time-value="PT00H00M00.039214S">
            <text:p>00,039,,,,,,,,,,,,</text:p>
          </table:table-cell>
          <table:table-cell office:value-type="time" office:time-value="PT00H00M00.039463S">
            <text:p>00,039,,,,,,,,,,,,</text:p>
          </table:table-cell>
          <table:table-cell office:value-type="time" office:time-value="PT00H00M00.204631S">
            <text:p>00,205,,,,,,,,,,,,</text:p>
          </table:table-cell>
          <table:table-cell office:value-type="time" office:time-value="PT00H00M00.029567S">
            <text:p>00:00,03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12M21.496699S">
            <text:p>741,497,,,,,,,,,,,,</text:p>
          </table:table-cell>
          <table:table-cell office:value-type="time" office:time-value="PT00H12M34.280873S">
            <text:p>754,281,,,,,,,,,,,,</text:p>
          </table:table-cell>
          <table:table-cell office:value-type="time" office:time-value="PT00H11M42.078606S">
            <text:p>702,079,,,,,,,,,,,,</text:p>
          </table:table-cell>
          <table:table-cell office:value-type="time" office:time-value="PT00H12M55.293725S">
            <text:p>775,294,,,,,,,,,,,,</text:p>
          </table:table-cell>
          <table:table-cell office:value-type="time" office:time-value="PT00H12M14.333591S">
            <text:p>12:14,33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10M27.825S">
            <text:p>627,825,,,,,,,,,,,,</text:p>
          </table:table-cell>
          <table:table-cell office:value-type="time" office:time-value="PT00H10M31.57S">
            <text:p>631,570,,,,,,,,,,,,</text:p>
          </table:table-cell>
          <table:table-cell office:value-type="time" office:time-value="PT00H10M19.27S">
            <text:p>619,270,,,,,,,,,,,,</text:p>
          </table:table-cell>
          <table:table-cell office:value-type="time" office:time-value="PT00H10M37.58S">
            <text:p>637,580,,,,,,,,,,,,</text:p>
          </table:table-cell>
          <table:table-cell office:value-type="time" office:time-value="PT00H10M22.88S">
            <text:p>10:22,88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92753S">
            <text:p>00,093,,,,,,,,,,,,</text:p>
          </table:table-cell>
          <table:table-cell office:value-type="time" office:time-value="PT00H00M00.099732S">
            <text:p>00,100,,,,,,,,,,,,</text:p>
          </table:table-cell>
          <table:table-cell office:value-type="time" office:time-value="PT00H00M00.052085S">
            <text:p>00,052,,,,,,,,,,,,</text:p>
          </table:table-cell>
          <table:table-cell office:value-type="time" office:time-value="PT00H00M00.096782S">
            <text:p>00,097,,,,,,,,,,,,</text:p>
          </table:table-cell>
          <table:table-cell office:value-type="time" office:time-value="PT00H00M00.122413S">
            <text:p>00:00,12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46:.K46])/[.$B$3]" office:value-type="time" office:time-value="PT00H26M44.588108S">
            <text:p>1604,588,,,,,,,,,,,,</text:p>
          </table:table-cell>
          <table:table-cell office:value-type="time" office:time-value="PT00H26M59.339034S">
            <text:p>1619,339,,,,,,,,,,,,</text:p>
          </table:table-cell>
          <table:table-cell office:value-type="time" office:time-value="PT00H25M58.103117S">
            <text:p>1558,103,,,,,,,,,,,,</text:p>
          </table:table-cell>
          <table:table-cell office:value-type="time" office:time-value="PT00H27M14.343405S">
            <text:p>1634,343,,,,,,,,,,,,</text:p>
          </table:table-cell>
          <table:table-cell office:value-type="time" office:time-value="PT00H26M46.566877S">
            <text:p>26:46,57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K47])/[.$B$3]" office:value-type="time" office:time-value="PT00H23M44.6575S">
            <text:p>1424,658,,,,,,,,,,,,</text:p>
          </table:table-cell>
          <table:table-cell office:value-type="time" office:time-value="PT00H23M34.62S">
            <text:p>1414,620,,,,,,,,,,,,</text:p>
          </table:table-cell>
          <table:table-cell office:value-type="time" office:time-value="PT00H23M39.88S">
            <text:p>1419,880,,,,,,,,,,,,</text:p>
          </table:table-cell>
          <table:table-cell office:value-type="time" office:time-value="PT00H23M51.31S">
            <text:p>1431,310,,,,,,,,,,,,</text:p>
          </table:table-cell>
          <table:table-cell office:value-type="time" office:time-value="PT00H23M52.82S">
            <text:p>23:52,82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K48])/[.$B$3]" office:value-type="time" office:time-value="PT00H00M00.368641S">
            <text:p>00,369,,,,,,,,,,,,</text:p>
          </table:table-cell>
          <table:table-cell office:value-type="time" office:time-value="PT00H00M00.161554S">
            <text:p>00,162,,,,,,,,,,,,</text:p>
          </table:table-cell>
          <table:table-cell office:value-type="time" office:time-value="PT00H00M00.460312S">
            <text:p>00,460,,,,,,,,,,,,</text:p>
          </table:table-cell>
          <table:table-cell office:value-type="time" office:time-value="PT00H00M00.464245S">
            <text:p>00,464,,,,,,,,,,,,</text:p>
          </table:table-cell>
          <table:table-cell office:value-type="time" office:time-value="PT00H00M00.388454S">
            <text:p>00:00,39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9:.K49])/[.$B$3]" office:value-type="time" office:time-value="PT00H00M01.571938S">
            <text:p>01,572,,,,,,,,,,,,</text:p>
          </table:table-cell>
          <table:table-cell office:value-type="time" office:time-value="PT00H00M01.461794S">
            <text:p>01,462,,,,,,,,,,,,</text:p>
          </table:table-cell>
          <table:table-cell office:value-type="time" office:time-value="PT00H00M01.291371S">
            <text:p>01,291,,,,,,,,,,,,</text:p>
          </table:table-cell>
          <table:table-cell office:value-type="time" office:time-value="PT00H00M01.981266S">
            <text:p>01,981,,,,,,,,,,,,</text:p>
          </table:table-cell>
          <table:table-cell office:value-type="time" office:time-value="PT00H00M01.55332S">
            <text:p>00:01,5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:.K50])/[.$B$3]" office:value-type="time" office:time-value="PT00H00M00.17S">
            <text:p>00,170,,,,,,,,,,,,</text:p>
          </table:table-cell>
          <table:table-cell office:value-type="time" office:time-value="PT00H00M00.18S">
            <text:p>00,180,,,,,,,,,,,,</text:p>
          </table:table-cell>
          <table:table-cell office:value-type="time" office:time-value="PT00H00M00.14S">
            <text:p>00,140,,,,,,,,,,,,</text:p>
          </table:table-cell>
          <table:table-cell office:value-type="time" office:time-value="PT00H00M00.18S">
            <text:p>00,180,,,,,,,,,,,,</text:p>
          </table:table-cell>
          <table:table-cell office:value-type="time" office:time-value="PT00H00M00.18S">
            <text:p>00:00,18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1:.K51])/[.$B$3]" office:value-type="time" office:time-value="PT00H00M00.007537S">
            <text:p>00,008,,,,,,,,,,,,</text:p>
          </table:table-cell>
          <table:table-cell office:value-type="time" office:time-value="PT00H00M00.007148S">
            <text:p>00,007,,,,,,,,,,,,</text:p>
          </table:table-cell>
          <table:table-cell office:value-type="time" office:time-value="PT00H00M00.007667S">
            <text:p>00,008,,,,,,,,,,,,</text:p>
          </table:table-cell>
          <table:table-cell office:value-type="time" office:time-value="PT00H00M00.008478S">
            <text:p>00,008,,,,,,,,,,,,</text:p>
          </table:table-cell>
          <table:table-cell office:value-type="time" office:time-value="PT00H00M00.006853S">
            <text:p>00:00,01</text:p>
          </table:table-cell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1M58.927444S">
            <text:p>118,927,,,,,,,,,,,,</text:p>
          </table:table-cell>
          <table:table-cell table:formula="of:=+[.D55]+[.D58]" office:value-type="time" office:time-value="PT00H02M01.865854S">
            <text:p>121,866,,,,,,,,,,,,</text:p>
          </table:table-cell>
          <table:table-cell table:formula="of:=+[.E55]+[.E58]" office:value-type="time" office:time-value="PT00H01M48.570289S">
            <text:p>108,570,,,,,,,,,,,,</text:p>
          </table:table-cell>
          <table:table-cell table:formula="of:=+[.F55]+[.F58]" office:value-type="time" office:time-value="PT00H02M06.726339S">
            <text:p>126,726,,,,,,,,,,,,</text:p>
          </table:table-cell>
          <table:table-cell table:style-name="ce25" table:formula="of:=+[.G55]+[.G58]" office:value-type="time" office:time-value="PT00H01M58.547294S">
            <text:p>118,547,,,,,,,,,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54.1675S">
            <text:p>54,168,,,,,,,,,,,,</text:p>
          </table:table-cell>
          <table:table-cell table:formula="of:=+[.D56]+[.D59]" office:value-type="time" office:time-value="PT00H00M54.26S">
            <text:p>54,260,,,,,,,,,,,,</text:p>
          </table:table-cell>
          <table:table-cell table:formula="of:=+[.E56]+[.E59]" office:value-type="time" office:time-value="PT00H00M56.97S">
            <text:p>56,970,,,,,,,,,,,,</text:p>
          </table:table-cell>
          <table:table-cell table:formula="of:=+[.F56]+[.F59]" office:value-type="time" office:time-value="PT00H00M51.79S">
            <text:p>51,790,,,,,,,,,,,,</text:p>
          </table:table-cell>
          <table:table-cell table:style-name="ce25" table:formula="of:=+[.G56]+[.G59]" office:value-type="time" office:time-value="PT00H00M53.65S">
            <text:p>53,650,,,,,,,,,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026511S">
            <text:p>00,027,,,,,,,,,,,,</text:p>
          </table:table-cell>
          <table:table-cell table:formula="of:=+[.D57]+[.D60]" office:value-type="time" office:time-value="PT00H00M00.051434S">
            <text:p>00,051,,,,,,,,,,,,</text:p>
          </table:table-cell>
          <table:table-cell table:formula="of:=+[.E57]+[.E60]" office:value-type="time" office:time-value="PT00H00M00.01331S">
            <text:p>00,013,,,,,,,,,,,,</text:p>
          </table:table-cell>
          <table:table-cell table:formula="of:=+[.F57]+[.F60]" office:value-type="time" office:time-value="PT00H00M00.018603S">
            <text:p>00,019,,,,,,,,,,,,</text:p>
          </table:table-cell>
          <table:table-cell table:style-name="ce25" table:formula="of:=+[.G57]+[.G60]" office:value-type="time" office:time-value="PT00H00M00.022697S">
            <text:p>00,023,,,,,,,,,,,,</text:p>
          </table:table-cell>
        </table:table-row>
        <table:table-row table:style-name="ro1">
          <table:table-cell table:style-name="ce20" office:value-type="string">
            <text:p>Q12tmp1</text:p>
          </table:table-cell>
          <table:table-cell table:style-name="ce20" office:value-type="string">
            <text:p>elapsed</text:p>
          </table:table-cell>
          <table:table-cell table:formula="of:=SUM([.D55:.K55])/[.$B$3]" office:value-type="time" office:time-value="PT00H00M00.068709S">
            <text:p>00,069,,,,,,,,,,,,</text:p>
          </table:table-cell>
          <table:table-cell table:style-name="ce27" office:value-type="time" office:time-value="PT00H00M00.067661S">
            <text:p>00,068,,,,,,,,,,,,</text:p>
          </table:table-cell>
          <table:table-cell table:style-name="ce27" office:value-type="time" office:time-value="PT00H00M00.058866S">
            <text:p>00,059,,,,,,,,,,,,</text:p>
          </table:table-cell>
          <table:table-cell table:style-name="ce27" office:value-type="time" office:time-value="PT00H00M00.080259S">
            <text:p>00,080,,,,,,,,,,,,</text:p>
          </table:table-cell>
          <table:table-cell office:value-type="time" office:time-value="PT00H00M00.068048S">
            <text:p>00:00,07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56:.K56])/[.$B$3]" office:value-type="time" office:time-value="PT00H00M00.0125S">
            <text:p>00,013,,,,,,,,,,,,</text:p>
          </table:table-cell>
          <table:table-cell table:style-name="ce27" office:value-type="time" office:time-value="PT00H00M00.02S">
            <text:p>00,020,,,,,,,,,,,,</text:p>
          </table:table-cell>
          <table:table-cell table:number-columns-repeated="2" table:style-name="ce27" office:value-type="time" office:time-value="PT00H00M00.01S">
            <text:p>00,010,,,,,,,,,,,,</text:p>
          </table:table-cell>
          <table:table-cell office:value-type="time" office:time-value="PT00H00M00.01S">
            <text:p>00:00,01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57:.K57])/[.$B$3]" office:value-type="time" office:time-value="PT00H00M00.000198S">
            <text:p>00,000,,,,,,,,,,,,</text:p>
          </table:table-cell>
          <table:table-cell table:style-name="ce27" office:value-type="time" office:time-value="PT00H00M00.000196S">
            <text:p>00,000,,,,,,,,,,,,</text:p>
          </table:table-cell>
          <table:table-cell table:style-name="ce27" office:value-type="time" office:time-value="PT00H00M00.000193S">
            <text:p>00,000,,,,,,,,,,,,</text:p>
          </table:table-cell>
          <table:table-cell table:style-name="ce27" office:value-type="time" office:time-value="PT00H00M00.000209S">
            <text:p>00,000,,,,,,,,,,,,</text:p>
          </table:table-cell>
          <table:table-cell office:value-type="time" office:time-value="PT00H00M00.000195S">
            <text:p>00:00,00</text:p>
          </table:table-cell>
        </table:table-row>
        <table:table-row table:style-name="ro1">
          <table:table-cell table:style-name="ce20" office:value-type="string">
            <text:p>Q12res</text:p>
          </table:table-cell>
          <table:table-cell table:style-name="ce20" office:value-type="string">
            <text:p>elapsed</text:p>
          </table:table-cell>
          <table:table-cell table:formula="of:=SUM([.D58:.K58])/[.$B$3]" office:value-type="time" office:time-value="PT00H01M58.858735S">
            <text:p>118,859,,,,,,,,,,,,</text:p>
          </table:table-cell>
          <table:table-cell table:style-name="ce27" office:value-type="time" office:time-value="PT00H02M01.798193S">
            <text:p>121,798,,,,,,,,,,,,</text:p>
          </table:table-cell>
          <table:table-cell table:style-name="ce27" office:value-type="time" office:time-value="PT00H01M48.511423S">
            <text:p>108,511,,,,,,,,,,,,</text:p>
          </table:table-cell>
          <table:table-cell table:style-name="ce27" office:value-type="time" office:time-value="PT00H02M06.64608S">
            <text:p>126,646,,,,,,,,,,,,</text:p>
          </table:table-cell>
          <table:table-cell office:value-type="time" office:time-value="PT00H01M58.479246S">
            <text:p>01:58,48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59:.K59])/[.$B$3]" office:value-type="time" office:time-value="PT00H00M54.155S">
            <text:p>54,155,,,,,,,,,,,,</text:p>
          </table:table-cell>
          <table:table-cell table:style-name="ce27" office:value-type="time" office:time-value="PT00H00M54.24S">
            <text:p>54,240,,,,,,,,,,,,</text:p>
          </table:table-cell>
          <table:table-cell table:style-name="ce27" office:value-type="time" office:time-value="PT00H00M56.96S">
            <text:p>56,960,,,,,,,,,,,,</text:p>
          </table:table-cell>
          <table:table-cell table:style-name="ce27" office:value-type="time" office:time-value="PT00H00M51.78S">
            <text:p>51,780,,,,,,,,,,,,</text:p>
          </table:table-cell>
          <table:table-cell office:value-type="time" office:time-value="PT00H00M53.64S">
            <text:p>00:53,64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60:.K60])/[.$B$3]" office:value-type="time" office:time-value="PT00H00M00.026313S">
            <text:p>00,026,,,,,,,,,,,,</text:p>
          </table:table-cell>
          <table:table-cell table:style-name="ce27" office:value-type="time" office:time-value="PT00H00M00.051238S">
            <text:p>00,051,,,,,,,,,,,,</text:p>
          </table:table-cell>
          <table:table-cell table:style-name="ce27" office:value-type="time" office:time-value="PT00H00M00.013117S">
            <text:p>00,013,,,,,,,,,,,,</text:p>
          </table:table-cell>
          <table:table-cell table:style-name="ce27" office:value-type="time" office:time-value="PT00H00M00.018394S">
            <text:p>00,018,,,,,,,,,,,,</text:p>
          </table:table-cell>
          <table:table-cell office:value-type="time" office:time-value="PT00H00M00.022502S">
            <text:p>00:00,02</text:p>
          </table:table-cell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5M50.814744S">
            <text:p>350,815,,,,,,,,,,,,</text:p>
          </table:table-cell>
          <table:table-cell office:value-type="time" office:time-value="PT00H06M18.209782S">
            <text:p>378,210,,,,,,,,,,,,</text:p>
          </table:table-cell>
          <table:table-cell office:value-type="time" office:time-value="PT00H05M35.988869S">
            <text:p>335,989,,,,,,,,,,,,</text:p>
          </table:table-cell>
          <table:table-cell office:value-type="time" office:time-value="PT00H05M20.839892S">
            <text:p>320,840,,,,,,,,,,,,</text:p>
          </table:table-cell>
          <table:table-cell office:value-type="time" office:time-value="PT00H06M08.220435S">
            <text:p>06:08,22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3M17.4025S">
            <text:p>197,403,,,,,,,,,,,,</text:p>
          </table:table-cell>
          <table:table-cell office:value-type="time" office:time-value="PT00H03M20.43S">
            <text:p>200,430,,,,,,,,,,,,</text:p>
          </table:table-cell>
          <table:table-cell office:value-type="time" office:time-value="PT00H03M29.97S">
            <text:p>209,970,,,,,,,,,,,,</text:p>
          </table:table-cell>
          <table:table-cell office:value-type="time" office:time-value="PT00H03M07.82S">
            <text:p>187,820,,,,,,,,,,,,</text:p>
          </table:table-cell>
          <table:table-cell office:value-type="time" office:time-value="PT00H03M11.39S">
            <text:p>03:11,39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108989S">
            <text:p>00,109,,,,,,,,,,,,</text:p>
          </table:table-cell>
          <table:table-cell office:value-type="time" office:time-value="PT00H00M00.105996S">
            <text:p>00,106,,,,,,,,,,,,</text:p>
          </table:table-cell>
          <table:table-cell office:value-type="time" office:time-value="PT00H00M00.115899S">
            <text:p>00,116,,,,,,,,,,,,</text:p>
          </table:table-cell>
          <table:table-cell office:value-type="time" office:time-value="PT00H00M00.101768S">
            <text:p>00,102,,,,,,,,,,,,</text:p>
          </table:table-cell>
          <table:table-cell office:value-type="time" office:time-value="PT00H00M00.112294S">
            <text:p>00:00,11</text:p>
          </table:table-cell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14.815704S">
            <text:p>14,816,,,,,,,,,,,,</text:p>
          </table:table-cell>
          <table:table-cell office:value-type="time" office:time-value="PT00H00M15.276582S">
            <text:p>15,277,,,,,,,,,,,,</text:p>
          </table:table-cell>
          <table:table-cell office:value-type="time" office:time-value="PT00H00M14.48751S">
            <text:p>14,488,,,,,,,,,,,,</text:p>
          </table:table-cell>
          <table:table-cell office:value-type="time" office:time-value="PT00H00M13.638778S">
            <text:p>13,639,,,,,,,,,,,,</text:p>
          </table:table-cell>
          <table:table-cell office:value-type="time" office:time-value="PT00H00M15.859947S">
            <text:p>00:15,86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3.14S">
            <text:p>03,140,,,,,,,,,,,,</text:p>
          </table:table-cell>
          <table:table-cell office:value-type="time" office:time-value="PT00H00M03.27S">
            <text:p>03,270,,,,,,,,,,,,</text:p>
          </table:table-cell>
          <table:table-cell office:value-type="time" office:time-value="PT00H00M02.96S">
            <text:p>02,960,,,,,,,,,,,,</text:p>
          </table:table-cell>
          <table:table-cell office:value-type="time" office:time-value="PT00H00M03.06S">
            <text:p>03,060,,,,,,,,,,,,</text:p>
          </table:table-cell>
          <table:table-cell office:value-type="time" office:time-value="PT00H00M03.27S">
            <text:p>00:03,27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96038S">
            <text:p>00,096,,,,,,,,,,,,</text:p>
          </table:table-cell>
          <table:table-cell office:value-type="time" office:time-value="PT00H00M00.107254S">
            <text:p>00,107,,,,,,,,,,,,</text:p>
          </table:table-cell>
          <table:table-cell office:value-type="time" office:time-value="PT00H00M00.107506S">
            <text:p>00,108,,,,,,,,,,,,</text:p>
          </table:table-cell>
          <table:table-cell office:value-type="time" office:time-value="PT00H00M00.055184S">
            <text:p>00,055,,,,,,,,,,,,</text:p>
          </table:table-cell>
          <table:table-cell office:value-type="time" office:time-value="PT00H00M00.114208S">
            <text:p>00:00,11</text:p>
          </table:table-cell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67:.K67])/[.$B$3]" office:value-type="time" office:time-value="PT00H01M55.370074S">
            <text:p>115,370,,,,,,,,,,,,</text:p>
          </table:table-cell>
          <table:table-cell office:value-type="time" office:time-value="PT00H01M54.056877S">
            <text:p>114,057,,,,,,,,,,,,</text:p>
          </table:table-cell>
          <table:table-cell office:value-type="time" office:time-value="PT00H02M08.237866S">
            <text:p>128,238,,,,,,,,,,,,</text:p>
          </table:table-cell>
          <table:table-cell office:value-type="time" office:time-value="PT00H01M42.824717S">
            <text:p>102,825,,,,,,,,,,,,</text:p>
          </table:table-cell>
          <table:table-cell office:value-type="time" office:time-value="PT00H01M56.360837S">
            <text:p>01:56,36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8:.K68])/[.$B$3]" office:value-type="time" office:time-value="PT00H00M59.45S">
            <text:p>59,450,,,,,,,,,,,,</text:p>
          </table:table-cell>
          <table:table-cell office:value-type="time" office:time-value="PT00H00M58.82S">
            <text:p>58,820,,,,,,,,,,,,</text:p>
          </table:table-cell>
          <table:table-cell office:value-type="time" office:time-value="PT00H01M03.22S">
            <text:p>63,220,,,,,,,,,,,,</text:p>
          </table:table-cell>
          <table:table-cell office:value-type="time" office:time-value="PT00H00M58.38S">
            <text:p>58,380,,,,,,,,,,,,</text:p>
          </table:table-cell>
          <table:table-cell office:value-type="time" office:time-value="PT00H00M57.38S">
            <text:p>00:57,38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9:.K69])/[.$B$3]" office:value-type="time" office:time-value="PT00H00M00.065688S">
            <text:p>00,066,,,,,,,,,,,,</text:p>
          </table:table-cell>
          <table:table-cell office:value-type="time" office:time-value="PT00H00M00.052877S">
            <text:p>00,053,,,,,,,,,,,,</text:p>
          </table:table-cell>
          <table:table-cell office:value-type="time" office:time-value="PT00H00M00.076281S">
            <text:p>00,076,,,,,,,,,,,,</text:p>
          </table:table-cell>
          <table:table-cell office:value-type="time" office:time-value="PT00H00M00.0509S">
            <text:p>00,051,,,,,,,,,,,,</text:p>
          </table:table-cell>
          <table:table-cell office:value-type="time" office:time-value="PT00H00M00.082694S">
            <text:p>00:00,08</text:p>
          </table:table-cell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70:.K70])/[.$B$3]" office:value-type="time" office:time-value="PT00H01M02.672641S">
            <text:p>62,673,,,,,,,,,,,,</text:p>
          </table:table-cell>
          <table:table-cell table:formula="of:=+[.D73]+[.D76]+[.D79]" office:value-type="time" office:time-value="PT00H01M03.271321S">
            <text:p>63,271,,,,,,,,,,,,</text:p>
          </table:table-cell>
          <table:table-cell table:formula="of:=+[.E73]+[.E76]+[.E79]" office:value-type="time" office:time-value="PT00H01M06.030971S">
            <text:p>66,031,,,,,,,,,,,,</text:p>
          </table:table-cell>
          <table:table-cell table:formula="of:=+[.F73]+[.F76]+[.F79]" office:value-type="time" office:time-value="PT00H00M59.881682S">
            <text:p>59,882,,,,,,,,,,,,</text:p>
          </table:table-cell>
          <table:table-cell table:style-name="ce25" table:formula="of:=+[.G73]+[.G76]+[.G79]" office:value-type="time" office:time-value="PT00H01M01.50659S">
            <text:p>61,507,,,,,,,,,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71:.K71])/[.$B$3]" office:value-type="time" office:time-value="PT00H00M57.815S">
            <text:p>57,815,,,,,,,,,,,,</text:p>
          </table:table-cell>
          <table:table-cell table:formula="of:=+[.D74]+[.D77]+[.D80]" office:value-type="time" office:time-value="PT00H00M58.6S">
            <text:p>58,600,,,,,,,,,,,,</text:p>
          </table:table-cell>
          <table:table-cell table:formula="of:=+[.E74]+[.E77]+[.E80]" office:value-type="time" office:time-value="PT00H00M57.83S">
            <text:p>57,830,,,,,,,,,,,,</text:p>
          </table:table-cell>
          <table:table-cell table:formula="of:=+[.F74]+[.F77]+[.F80]" office:value-type="time" office:time-value="PT00H00M57.54S">
            <text:p>57,540,,,,,,,,,,,,</text:p>
          </table:table-cell>
          <table:table-cell table:style-name="ce25" table:formula="of:=+[.G74]+[.G77]+[.G80]" office:value-type="time" office:time-value="PT00H00M57.29S">
            <text:p>57,290,,,,,,,,,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72:.K72])/[.$B$3]" office:value-type="time" office:time-value="PT00H00M00.265508S">
            <text:p>00,266,,,,,,,,,,,,</text:p>
          </table:table-cell>
          <table:table-cell table:formula="of:=+[.D75]+[.D78]+[.D81]" office:value-type="time" office:time-value="PT00H00M00.240997S">
            <text:p>00,241,,,,,,,,,,,,</text:p>
          </table:table-cell>
          <table:table-cell table:formula="of:=+[.E75]+[.E78]+[.E81]" office:value-type="time" office:time-value="PT00H00M00.292581S">
            <text:p>00,293,,,,,,,,,,,,</text:p>
          </table:table-cell>
          <table:table-cell table:formula="of:=+[.F75]+[.F78]+[.F81]" office:value-type="time" office:time-value="PT00H00M00.264263S">
            <text:p>00,264,,,,,,,,,,,,</text:p>
          </table:table-cell>
          <table:table-cell table:style-name="ce25" table:formula="of:=+[.G75]+[.G78]+[.G81]" office:value-type="time" office:time-value="PT00H00M00.264192S">
            <text:p>00,264,,,,,,,,,,,,</text:p>
          </table:table-cell>
        </table:table-row>
        <table:table-row table:style-name="ro1">
          <table:table-cell table:style-name="ce20" office:value-type="string">
            <text:p>Q16tmp1</text:p>
          </table:table-cell>
          <table:table-cell table:style-name="ce20" office:value-type="string">
            <text:p>elapsed</text:p>
          </table:table-cell>
          <table:table-cell table:formula="of:=SUM([.D73:.K73])/[.$B$3]" office:value-type="time" office:time-value="PT00H00M30.203797S">
            <text:p>30,204,,,,,,,,,,,,</text:p>
          </table:table-cell>
          <table:table-cell table:style-name="ce27" office:value-type="time" office:time-value="PT00H00M28.64108S">
            <text:p>28,641,,,,,,,,,,,,</text:p>
          </table:table-cell>
          <table:table-cell table:style-name="ce27" office:value-type="time" office:time-value="PT00H00M33.840173S">
            <text:p>33,840,,,,,,,,,,,,</text:p>
          </table:table-cell>
          <table:table-cell table:style-name="ce27" office:value-type="time" office:time-value="PT00H00M28.020337S">
            <text:p>28,020,,,,,,,,,,,,</text:p>
          </table:table-cell>
          <table:table-cell office:value-type="time" office:time-value="PT00H00M30.313599S">
            <text:p>00:30,31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74:.K74])/[.$B$3]" office:value-type="time" office:time-value="PT00H00M27.315S">
            <text:p>27,315,,,,,,,,,,,,</text:p>
          </table:table-cell>
          <table:table-cell table:style-name="ce27" office:value-type="time" office:time-value="PT00H00M27.41S">
            <text:p>27,410,,,,,,,,,,,,</text:p>
          </table:table-cell>
          <table:table-cell table:style-name="ce27" office:value-type="time" office:time-value="PT00H00M27.44S">
            <text:p>27,440,,,,,,,,,,,,</text:p>
          </table:table-cell>
          <table:table-cell table:style-name="ce27" office:value-type="time" office:time-value="PT00H00M27.04S">
            <text:p>27,040,,,,,,,,,,,,</text:p>
          </table:table-cell>
          <table:table-cell office:value-type="time" office:time-value="PT00H00M27.37S">
            <text:p>00:27,37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75:.K75])/[.$B$3]" office:value-type="time" office:time-value="PT00H00M00.096838S">
            <text:p>00,097,,,,,,,,,,,,</text:p>
          </table:table-cell>
          <table:table-cell table:style-name="ce27" office:value-type="time" office:time-value="PT00H00M00.086732S">
            <text:p>00,087,,,,,,,,,,,,</text:p>
          </table:table-cell>
          <table:table-cell table:style-name="ce27" office:value-type="time" office:time-value="PT00H00M00.097462S">
            <text:p>00,097,,,,,,,,,,,,</text:p>
          </table:table-cell>
          <table:table-cell table:style-name="ce27" office:value-type="time" office:time-value="PT00H00M00.100043S">
            <text:p>00,100,,,,,,,,,,,,</text:p>
          </table:table-cell>
          <table:table-cell office:value-type="time" office:time-value="PT00H00M00.103114S">
            <text:p>00:00,10</text:p>
          </table:table-cell>
        </table:table-row>
        <table:table-row table:style-name="ro1">
          <table:table-cell table:style-name="ce20" office:value-type="string">
            <text:p>Q16tmp2</text:p>
          </table:table-cell>
          <table:table-cell table:style-name="ce20" office:value-type="string">
            <text:p>elapsed</text:p>
          </table:table-cell>
          <table:table-cell table:formula="of:=SUM([.D76:.K76])/[.$B$3]" office:value-type="time" office:time-value="PT00H00M32.238932S">
            <text:p>32,239,,,,,,,,,,,,</text:p>
          </table:table-cell>
          <table:table-cell table:style-name="ce27" office:value-type="time" office:time-value="PT00H00M34.278794S">
            <text:p>34,279,,,,,,,,,,,,</text:p>
          </table:table-cell>
          <table:table-cell table:style-name="ce27" office:value-type="time" office:time-value="PT00H00M32.012669S">
            <text:p>32,013,,,,,,,,,,,,</text:p>
          </table:table-cell>
          <table:table-cell table:style-name="ce27" office:value-type="time" office:time-value="PT00H00M31.658115S">
            <text:p>31,658,,,,,,,,,,,,</text:p>
          </table:table-cell>
          <table:table-cell office:value-type="time" office:time-value="PT00H00M31.006149S">
            <text:p>00:31,01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77:.K77])/[.$B$3]" office:value-type="time" office:time-value="PT00H00M30.4375S">
            <text:p>30,438,,,,,,,,,,,,</text:p>
          </table:table-cell>
          <table:table-cell table:style-name="ce27" office:value-type="time" office:time-value="PT00H00M31.13S">
            <text:p>31,130,,,,,,,,,,,,</text:p>
          </table:table-cell>
          <table:table-cell table:style-name="ce27" office:value-type="time" office:time-value="PT00H00M30.32S">
            <text:p>30,320,,,,,,,,,,,,</text:p>
          </table:table-cell>
          <table:table-cell table:style-name="ce27" office:value-type="time" office:time-value="PT00H00M30.44S">
            <text:p>30,440,,,,,,,,,,,,</text:p>
          </table:table-cell>
          <table:table-cell office:value-type="time" office:time-value="PT00H00M29.86S">
            <text:p>00:29,86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78:.K78])/[.$B$3]" office:value-type="time" office:time-value="PT00H00M00.106923S">
            <text:p>00,107,,,,,,,,,,,,</text:p>
          </table:table-cell>
          <table:table-cell table:style-name="ce27" office:value-type="time" office:time-value="PT00H00M00.042341S">
            <text:p>00,042,,,,,,,,,,,,</text:p>
          </table:table-cell>
          <table:table-cell table:style-name="ce27" office:value-type="time" office:time-value="PT00H00M00.154745S">
            <text:p>00,155,,,,,,,,,,,,</text:p>
          </table:table-cell>
          <table:table-cell table:style-name="ce27" office:value-type="time" office:time-value="PT00H00M00.116475S">
            <text:p>00,116,,,,,,,,,,,,</text:p>
          </table:table-cell>
          <table:table-cell office:value-type="time" office:time-value="PT00H00M00.114131S">
            <text:p>00:00,11</text:p>
          </table:table-cell>
        </table:table-row>
        <table:table-row table:style-name="ro1">
          <table:table-cell table:style-name="ce20" office:value-type="string">
            <text:p>Q16res</text:p>
          </table:table-cell>
          <table:table-cell table:style-name="ce20" office:value-type="string">
            <text:p>elapsed</text:p>
          </table:table-cell>
          <table:table-cell table:formula="of:=SUM([.D79:.K79])/[.$B$3]" office:value-type="time" office:time-value="PT00H00M00.229912S">
            <text:p>00,230,,,,,,,,,,,,</text:p>
          </table:table-cell>
          <table:table-cell table:style-name="ce27" office:value-type="time" office:time-value="PT00H00M00.351447S">
            <text:p>00,351,,,,,,,,,,,,</text:p>
          </table:table-cell>
          <table:table-cell table:style-name="ce27" office:value-type="time" office:time-value="PT00H00M00.178129S">
            <text:p>00,178,,,,,,,,,,,,</text:p>
          </table:table-cell>
          <table:table-cell table:style-name="ce27" office:value-type="time" office:time-value="PT00H00M00.20323S">
            <text:p>00,203,,,,,,,,,,,,</text:p>
          </table:table-cell>
          <table:table-cell office:value-type="time" office:time-value="PT00H00M00.186842S">
            <text:p>00:00,19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80:.K80])/[.$B$3]" office:value-type="time" office:time-value="PT00H00M00.0625S">
            <text:p>00,063,,,,,,,,,,,,</text:p>
          </table:table-cell>
          <table:table-cell table:style-name="ce27" office:value-type="time" office:time-value="PT00H00M00.06S">
            <text:p>00,060,,,,,,,,,,,,</text:p>
          </table:table-cell>
          <table:table-cell table:style-name="ce27" office:value-type="time" office:time-value="PT00H00M00.07S">
            <text:p>00,070,,,,,,,,,,,,</text:p>
          </table:table-cell>
          <table:table-cell table:style-name="ce27" office:value-type="time" office:time-value="PT00H00M00.06S">
            <text:p>00,060,,,,,,,,,,,,</text:p>
          </table:table-cell>
          <table:table-cell office:value-type="time" office:time-value="PT00H00M00.06S">
            <text:p>00:00,06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81:.K81])/[.$B$3]" office:value-type="time" office:time-value="PT00H00M00.061748S">
            <text:p>00,062,,,,,,,,,,,,</text:p>
          </table:table-cell>
          <table:table-cell table:style-name="ce27" office:value-type="time" office:time-value="PT00H00M00.111924S">
            <text:p>00,112,,,,,,,,,,,,</text:p>
          </table:table-cell>
          <table:table-cell table:style-name="ce27" office:value-type="time" office:time-value="PT00H00M00.040374S">
            <text:p>00,040,,,,,,,,,,,,</text:p>
          </table:table-cell>
          <table:table-cell table:style-name="ce27" office:value-type="time" office:time-value="PT00H00M00.047745S">
            <text:p>00,048,,,,,,,,,,,,</text:p>
          </table:table-cell>
          <table:table-cell office:value-type="time" office:time-value="PT00H00M00.046947S">
            <text:p>00:00,05</text:p>
          </table:table-cell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82:.K82])/[.$B$3]" office:value-type="time" office:time-value="PT00H02M59.518658S">
            <text:p>179,519,,,,,,,,,,,,</text:p>
          </table:table-cell>
          <table:table-cell table:formula="of:=+[.D85]+[.D88]" office:value-type="time" office:time-value="PT00H03M32.841258S">
            <text:p>212,841,,,,,,,,,,,,</text:p>
          </table:table-cell>
          <table:table-cell table:formula="of:=+[.E85]+[.E88]" office:value-type="time" office:time-value="PT00H02M37.968921S">
            <text:p>157,969,,,,,,,,,,,,</text:p>
          </table:table-cell>
          <table:table-cell table:formula="of:=+[.F85]+[.F88]" office:value-type="time" office:time-value="PT00H02M35.965505S">
            <text:p>155,966,,,,,,,,,,,,</text:p>
          </table:table-cell>
          <table:table-cell table:style-name="ce25" table:formula="of:=+[.G85]+[.G88]" office:value-type="time" office:time-value="PT00H03M11.298949S">
            <text:p>191,299,,,,,,,,,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3]" office:value-type="time" office:time-value="PT00H00M59.1325S">
            <text:p>59,133,,,,,,,,,,,,</text:p>
          </table:table-cell>
          <table:table-cell table:formula="of:=+[.D86]+[.D89]" office:value-type="time" office:time-value="PT00H00M59.79S">
            <text:p>59,790,,,,,,,,,,,,</text:p>
          </table:table-cell>
          <table:table-cell table:formula="of:=+[.E86]+[.E89]" office:value-type="time" office:time-value="PT00H01M01.72S">
            <text:p>61,720,,,,,,,,,,,,</text:p>
          </table:table-cell>
          <table:table-cell table:formula="of:=+[.F86]+[.F89]" office:value-type="time" office:time-value="PT00H00M55.96S">
            <text:p>55,960,,,,,,,,,,,,</text:p>
          </table:table-cell>
          <table:table-cell table:style-name="ce25" table:formula="of:=+[.G86]+[.G89]" office:value-type="time" office:time-value="PT00H00M59.06S">
            <text:p>59,060,,,,,,,,,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3]" office:value-type="time" office:time-value="PT00H00M00.097556S">
            <text:p>00,098,,,,,,,,,,,,</text:p>
          </table:table-cell>
          <table:table-cell table:formula="of:=+[.D87]+[.D90]" office:value-type="time" office:time-value="PT00H00M00.060789S">
            <text:p>00,061,,,,,,,,,,,,</text:p>
          </table:table-cell>
          <table:table-cell table:formula="of:=+[.E87]+[.E90]" office:value-type="time" office:time-value="PT00H00M00.216976S">
            <text:p>00,217,,,,,,,,,,,,</text:p>
          </table:table-cell>
          <table:table-cell table:formula="of:=+[.F87]+[.F90]" office:value-type="time" office:time-value="PT00H00M00.051631S">
            <text:p>00,052,,,,,,,,,,,,</text:p>
          </table:table-cell>
          <table:table-cell table:style-name="ce25" table:formula="of:=+[.G87]+[.G90]" office:value-type="time" office:time-value="PT00H00M00.060826S">
            <text:p>00,061,,,,,,,,,,,,</text:p>
          </table:table-cell>
        </table:table-row>
        <table:table-row table:style-name="ro1">
          <table:table-cell table:style-name="ce20" office:value-type="string">
            <text:p>Q17tmp1</text:p>
          </table:table-cell>
          <table:table-cell table:style-name="ce20" office:value-type="string">
            <text:p>elapsed</text:p>
          </table:table-cell>
          <table:table-cell table:formula="of:=SUM([.D85:.K85])/[.$B$3]" office:value-type="time" office:time-value="PT00H02M59.260765S">
            <text:p>179,261,,,,,,,,,,,,</text:p>
          </table:table-cell>
          <table:table-cell table:style-name="ce27" office:value-type="time" office:time-value="PT00H03M32.708962S">
            <text:p>212,709,,,,,,,,,,,,</text:p>
          </table:table-cell>
          <table:table-cell table:style-name="ce27" office:value-type="time" office:time-value="PT00H02M37.595692S">
            <text:p>157,596,,,,,,,,,,,,</text:p>
          </table:table-cell>
          <table:table-cell table:style-name="ce27" office:value-type="time" office:time-value="PT00H02M35.80814S">
            <text:p>155,808,,,,,,,,,,,,</text:p>
          </table:table-cell>
          <table:table-cell office:value-type="time" office:time-value="PT00H03M10.930264S">
            <text:p>03:10,93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86:.K86])/[.$B$3]" office:value-type="time" office:time-value="PT00H00M59.0975S">
            <text:p>59,098,,,,,,,,,,,,</text:p>
          </table:table-cell>
          <table:table-cell table:style-name="ce27" office:value-type="time" office:time-value="PT00H00M59.75S">
            <text:p>59,750,,,,,,,,,,,,</text:p>
          </table:table-cell>
          <table:table-cell table:style-name="ce27" office:value-type="time" office:time-value="PT00H01M01.69S">
            <text:p>61,690,,,,,,,,,,,,</text:p>
          </table:table-cell>
          <table:table-cell table:style-name="ce27" office:value-type="time" office:time-value="PT00H00M55.92S">
            <text:p>55,920,,,,,,,,,,,,</text:p>
          </table:table-cell>
          <table:table-cell office:value-type="time" office:time-value="PT00H00M59.03S">
            <text:p>00:59,03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87:.K87])/[.$B$3]" office:value-type="time" office:time-value="PT00H00M00.087076S">
            <text:p>00,087,,,,,,,,,,,,</text:p>
          </table:table-cell>
          <table:table-cell table:style-name="ce27" office:value-type="time" office:time-value="PT00H00M00.050453S">
            <text:p>00,050,,,,,,,,,,,,</text:p>
          </table:table-cell>
          <table:table-cell table:style-name="ce27" office:value-type="time" office:time-value="PT00H00M00.205291S">
            <text:p>00,205,,,,,,,,,,,,</text:p>
          </table:table-cell>
          <table:table-cell table:style-name="ce27" office:value-type="time" office:time-value="PT00H00M00.041843S">
            <text:p>00,042,,,,,,,,,,,,</text:p>
          </table:table-cell>
          <table:table-cell office:value-type="time" office:time-value="PT00H00M00.050717S">
            <text:p>00:00,05</text:p>
          </table:table-cell>
        </table:table-row>
        <table:table-row table:style-name="ro1">
          <table:table-cell table:style-name="ce20" office:value-type="string">
            <text:p>Q17res</text:p>
          </table:table-cell>
          <table:table-cell table:style-name="ce20" office:value-type="string">
            <text:p>elapsed</text:p>
          </table:table-cell>
          <table:table-cell table:formula="of:=SUM([.D88:.K88])/[.$B$3]" office:value-type="time" office:time-value="PT00H00M00.257894S">
            <text:p>00,258,,,,,,,,,,,,</text:p>
          </table:table-cell>
          <table:table-cell table:style-name="ce27" office:value-type="time" office:time-value="PT00H00M00.132296S">
            <text:p>00,132,,,,,,,,,,,,</text:p>
          </table:table-cell>
          <table:table-cell table:style-name="ce27" office:value-type="time" office:time-value="PT00H00M00.373229S">
            <text:p>00,373,,,,,,,,,,,,</text:p>
          </table:table-cell>
          <table:table-cell table:style-name="ce27" office:value-type="time" office:time-value="PT00H00M00.157365S">
            <text:p>00,157,,,,,,,,,,,,</text:p>
          </table:table-cell>
          <table:table-cell office:value-type="time" office:time-value="PT00H00M00.368685S">
            <text:p>00:00,37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89:.K89])/[.$B$3]" office:value-type="time" office:time-value="PT00H00M00.035S">
            <text:p>00,035,,,,,,,,,,,,</text:p>
          </table:table-cell>
          <table:table-cell table:style-name="ce27" office:value-type="time" office:time-value="PT00H00M00.04S">
            <text:p>00,040,,,,,,,,,,,,</text:p>
          </table:table-cell>
          <table:table-cell table:style-name="ce27" office:value-type="time" office:time-value="PT00H00M00.03S">
            <text:p>00,030,,,,,,,,,,,,</text:p>
          </table:table-cell>
          <table:table-cell table:style-name="ce27" office:value-type="time" office:time-value="PT00H00M00.04S">
            <text:p>00,040,,,,,,,,,,,,</text:p>
          </table:table-cell>
          <table:table-cell office:value-type="time" office:time-value="PT00H00M00.03S">
            <text:p>00:00,03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90:.K90])/[.$B$3]" office:value-type="time" office:time-value="PT00H00M00.01048S">
            <text:p>00,010,,,,,,,,,,,,</text:p>
          </table:table-cell>
          <table:table-cell table:style-name="ce27" office:value-type="time" office:time-value="PT00H00M00.010336S">
            <text:p>00,010,,,,,,,,,,,,</text:p>
          </table:table-cell>
          <table:table-cell table:style-name="ce27" office:value-type="time" office:time-value="PT00H00M00.011685S">
            <text:p>00,012,,,,,,,,,,,,</text:p>
          </table:table-cell>
          <table:table-cell table:style-name="ce27" office:value-type="time" office:time-value="PT00H00M00.009788S">
            <text:p>00,010,,,,,,,,,,,,</text:p>
          </table:table-cell>
          <table:table-cell office:value-type="time" office:time-value="PT00H00M00.010109S">
            <text:p>00:00,01</text:p>
          </table:table-cell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91:.K91])/[.$B$3]" office:value-type="time" office:time-value="PT01H08M39.611639S">
            <text:p>4119,612,,,,,,,,,,,,</text:p>
          </table:table-cell>
          <table:table-cell table:formula="of:=[.D82]+[.D70]+[.D67]+[.D64]+[.D61]+[.D52]+[.D49]+[.D46]+[.D43]+[.D40]+[.D31]+[.D28]+[.D16]+[.D13]+[.D10]+[.D7]+[.D4]" office:value-type="time" office:time-value="PT01H11M51.970008S">
            <text:p>4311,970,,,,,,,,,,,,</text:p>
          </table:table-cell>
          <table:table-cell table:formula="of:=[.E82]+[.E70]+[.E67]+[.E64]+[.E61]+[.E52]+[.E49]+[.E46]+[.E43]+[.E40]+[.E31]+[.E28]+[.E16]+[.E13]+[.E10]+[.E7]+[.E4]" office:value-type="time" office:time-value="PT01H05M20.585448S">
            <text:p>3920,585,,,,,,,,,,,,</text:p>
          </table:table-cell>
          <table:table-cell table:formula="of:=[.F82]+[.F70]+[.F67]+[.F64]+[.F61]+[.F52]+[.F49]+[.F46]+[.F43]+[.F40]+[.F31]+[.F28]+[.F16]+[.F13]+[.F10]+[.F7]+[.F4]" office:value-type="time" office:time-value="PT01H07M29.233438S">
            <text:p>4049,233,,,,,,,,,,,,</text:p>
          </table:table-cell>
          <table:table-cell table:style-name="ce25" table:formula="of:=[.G82]+[.G70]+[.G67]+[.G64]+[.G61]+[.G52]+[.G49]+[.G46]+[.G43]+[.G40]+[.G31]+[.G28]+[.G16]+[.G13]+[.G10]+[.G7]+[.G4]" office:value-type="time" office:time-value="PT01H09M56.657663S">
            <text:p>4196,658,,,,,,,,,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3]" office:value-type="time" office:time-value="PT00H49M55.095S">
            <text:p>2995,095,,,,,,,,,,,,</text:p>
          </table:table-cell>
          <table:table-cell table:formula="of:=[.D83]+[.D71]+[.D68]+[.D65]+[.D62]+[.D53]+[.D50]+[.D47]+[.D44]+[.D41]+[.D32]+[.D29]+[.D17]+[.D14]+[.D11]+[.D8]+[.D5]" office:value-type="time" office:time-value="PT00H50M01.61S">
            <text:p>3001,610,,,,,,,,,,,,</text:p>
          </table:table-cell>
          <table:table-cell table:formula="of:=[.E83]+[.E71]+[.E68]+[.E65]+[.E62]+[.E53]+[.E50]+[.E47]+[.E44]+[.E41]+[.E32]+[.E29]+[.E17]+[.E14]+[.E11]+[.E8]+[.E5]" office:value-type="time" office:time-value="PT00H50M18.44S">
            <text:p>3018,440,,,,,,,,,,,,</text:p>
          </table:table-cell>
          <table:table-cell table:formula="of:=[.F83]+[.F71]+[.F68]+[.F65]+[.F62]+[.F53]+[.F50]+[.F47]+[.F44]+[.F41]+[.F32]+[.F29]+[.F17]+[.F14]+[.F11]+[.F8]+[.F5]" office:value-type="time" office:time-value="PT00H49M30.12S">
            <text:p>2970,120,,,,,,,,,,,,</text:p>
          </table:table-cell>
          <table:table-cell table:style-name="ce25" table:formula="of:=[.G83]+[.G71]+[.G68]+[.G65]+[.G62]+[.G53]+[.G50]+[.G47]+[.G44]+[.G41]+[.G32]+[.G29]+[.G17]+[.G14]+[.G11]+[.G8]+[.G5]" office:value-type="time" office:time-value="PT00H49M50.21S">
            <text:p>2990,210,,,,,,,,,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3]" office:value-type="time" office:time-value="PT00H00M01.587784S">
            <text:p>01,588,,,,,,,,,,,,</text:p>
          </table:table-cell>
          <table:table-cell table:formula="of:=[.D84]+[.D72]+[.D69]+[.D66]+[.D63]+[.D54]+[.D51]+[.D48]+[.D45]+[.D42]+[.D33]+[.D30]+[.D18]+[.D15]+[.D12]+[.D9]+[.D6]" office:value-type="time" office:time-value="PT00H00M01.341315S">
            <text:p>01,341,,,,,,,,,,,,</text:p>
          </table:table-cell>
          <table:table-cell table:formula="of:=[.E84]+[.E72]+[.E69]+[.E66]+[.E63]+[.E54]+[.E51]+[.E48]+[.E45]+[.E42]+[.E33]+[.E30]+[.E18]+[.E15]+[.E12]+[.E9]+[.E6]" office:value-type="time" office:time-value="PT00H00M01.789622S">
            <text:p>01,790,,,,,,,,,,,,</text:p>
          </table:table-cell>
          <table:table-cell table:formula="of:=[.F84]+[.F72]+[.F69]+[.F66]+[.F63]+[.F54]+[.F51]+[.F48]+[.F45]+[.F42]+[.F33]+[.F30]+[.F18]+[.F15]+[.F12]+[.F9]+[.F6]" office:value-type="time" office:time-value="PT00H00M01.616083S">
            <text:p>01,616,,,,,,,,,,,,</text:p>
          </table:table-cell>
          <table:table-cell table:style-name="ce25" table:formula="of:=[.G84]+[.G72]+[.G69]+[.G66]+[.G63]+[.G54]+[.G51]+[.G48]+[.G45]+[.G42]+[.G33]+[.G30]+[.G18]+[.G15]+[.G12]+[.G9]+[.G6]" office:value-type="time" office:time-value="PT00H00M01.604114S">
            <text:p>01,604,,,,,,,,,,,,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>
            <text:p>TB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>
            <text:p>Anz. Läufe</text:p>
          </table:table-cell>
          <table:table-cell office:value-type="float" office:value="4">
            <text:p>4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table:style-name="Default" office:value-type="string">
            <text:p>4.Lauf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97:.K97])/[.$B$96]" office:value-type="time" office:time-value="PT00H00M00.152339S">
            <text:p>00,152,,,,,,,,,,,,</text:p>
          </table:table-cell>
          <table:table-cell office:value-type="time" office:time-value="PT00H00M00.157249S">
            <text:p>00,157,,,,,,,,,,,,</text:p>
          </table:table-cell>
          <table:table-cell office:value-type="time" office:time-value="PT00H00M00.137664S">
            <text:p>00,138,,,,,,,,,,,,</text:p>
          </table:table-cell>
          <table:table-cell office:value-type="time" office:time-value="PT00H00M00.162348S">
            <text:p>00,162,,,,,,,,,,,,</text:p>
          </table:table-cell>
          <table:table-cell office:value-type="time" office:time-value="PT00H00M00.152096S">
            <text:p>00:00,1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8:.K98])/[.$B$96]" office:value-type="time" office:time-value="PT00H00M00.02S">
            <text:p>00,020,,,,,,,,,,,,</text:p>
          </table:table-cell>
          <table:table-cell office:value-type="time" office:time-value="PT00H00M00.03S">
            <text:p>00,030,,,,,,,,,,,,</text:p>
          </table:table-cell>
          <table:table-cell office:value-type="time" office:time-value="PT00H00M00.01S">
            <text:p>00,010,,,,,,,,,,,,</text:p>
          </table:table-cell>
          <table:table-cell office:value-type="time" office:time-value="PT00H00M00.02S">
            <text:p>00,020,,,,,,,,,,,,</text:p>
          </table:table-cell>
          <table:table-cell office:value-type="time" office:time-value="PT00H00M00.02S">
            <text:p>00:00,02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9:.K99])/[.$B$96]" office:value-type="time" office:time-value="PT00H00M00.004375S">
            <text:p>00,004,,,,,,,,,,,,</text:p>
          </table:table-cell>
          <table:table-cell office:value-type="time" office:time-value="PT00H00M00.001006S">
            <text:p>00,001,,,,,,,,,,,,</text:p>
          </table:table-cell>
          <table:table-cell office:value-type="time" office:time-value="PT00H00M00.001007S">
            <text:p>00,001,,,,,,,,,,,,</text:p>
          </table:table-cell>
          <table:table-cell office:value-type="time" office:time-value="PT00H00M00.014555S">
            <text:p>00,015,,,,,,,,,,,,</text:p>
          </table:table-cell>
          <table:table-cell office:value-type="time" office:time-value="PT00H00M00.000931S">
            <text:p>00:00,00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100:.K100])/[.$B$96]" office:value-type="time" office:time-value="PT00H00M00.007077S">
            <text:p>00,007,,,,,,,,,,,,</text:p>
          </table:table-cell>
          <table:table-cell office:value-type="time" office:time-value="PT00H00M00.007114S">
            <text:p>00,007,,,,,,,,,,,,</text:p>
          </table:table-cell>
          <table:table-cell office:value-type="time" office:time-value="PT00H00M00.007049S">
            <text:p>00,007,,,,,,,,,,,,</text:p>
          </table:table-cell>
          <table:table-cell office:value-type="time" office:time-value="PT00H00M00.006969S">
            <text:p>00,007,,,,,,,,,,,,</text:p>
          </table:table-cell>
          <table:table-cell office:value-type="time" office:time-value="PT00H00M00.007174S">
            <text:p>00:00,01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K101])/[.$B$96]" office:value-type="time" office:time-value="PT00H00M00.005S">
            <text:p>00,005,,,,,,,,,,,,</text:p>
          </table:table-cell>
          <table:table-cell table:number-columns-repeated="2" office:value-type="time" office:time-value="PT00H00M00.01S">
            <text:p>00,010,,,,,,,,,,,,</text:p>
          </table:table-cell>
          <table:table-cell office:value-type="time" office:time-value="PT00H00M00S">
            <text:p>00,000,,,,,,,,,,,,</text:p>
          </table:table-cell>
          <table:table-cell office:value-type="time" office:time-value="PT00H00M00S">
            <text:p>00:00,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K102])/[.$B$96]" office:value-type="time" office:time-value="PT00H00M00.00015S">
            <text:p>00,000,,,,,,,,,,,,</text:p>
          </table:table-cell>
          <table:table-cell office:value-type="time" office:time-value="PT00H00M00.000152S">
            <text:p>00,000,,,,,,,,,,,,</text:p>
          </table:table-cell>
          <table:table-cell office:value-type="time" office:time-value="PT00H00M00.000148S">
            <text:p>00,000,,,,,,,,,,,,</text:p>
          </table:table-cell>
          <table:table-cell office:value-type="time" office:time-value="PT00H00M00.000149S">
            <text:p>00,000,,,,,,,,,,,,</text:p>
          </table:table-cell>
          <table:table-cell office:value-type="time" office:time-value="PT00H00M00.000151S">
            <text:p>00:00,00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3:.K103])/[.$B$96]" office:value-type="time" office:time-value="PT00H00M00.557331S">
            <text:p>00,557,,,,,,,,,,,,</text:p>
          </table:table-cell>
          <table:table-cell office:value-type="time" office:time-value="PT00H00M00.552841S">
            <text:p>00,553,,,,,,,,,,,,</text:p>
          </table:table-cell>
          <table:table-cell office:value-type="time" office:time-value="PT00H00M00.571829S">
            <text:p>00,572,,,,,,,,,,,,</text:p>
          </table:table-cell>
          <table:table-cell office:value-type="time" office:time-value="PT00H00M00.549893S">
            <text:p>00,550,,,,,,,,,,,,</text:p>
          </table:table-cell>
          <table:table-cell office:value-type="time" office:time-value="PT00H00M00.554761S">
            <text:p>00:00,5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96]" office:value-type="time" office:time-value="PT00H00M00.0575S">
            <text:p>00,058,,,,,,,,,,,,</text:p>
          </table:table-cell>
          <table:table-cell table:number-columns-repeated="3" office:value-type="time" office:time-value="PT00H00M00.06S">
            <text:p>00,060,,,,,,,,,,,,</text:p>
          </table:table-cell>
          <table:table-cell office:value-type="time" office:time-value="PT00H00M00.05S">
            <text:p>00:00,05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96]" office:value-type="time" office:time-value="PT00H00M00.031895S">
            <text:p>00,032,,,,,,,,,,,,</text:p>
          </table:table-cell>
          <table:table-cell office:value-type="time" office:time-value="PT00H00M00.031523S">
            <text:p>00,032,,,,,,,,,,,,</text:p>
          </table:table-cell>
          <table:table-cell office:value-type="time" office:time-value="PT00H00M00.027974S">
            <text:p>00,028,,,,,,,,,,,,</text:p>
          </table:table-cell>
          <table:table-cell office:value-type="time" office:time-value="PT00H00M00.03323S">
            <text:p>00,033,,,,,,,,,,,,</text:p>
          </table:table-cell>
          <table:table-cell office:value-type="time" office:time-value="PT00H00M00.034854S">
            <text:p>00:00,03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06:.K106])/[.$B$96]" office:value-type="time" office:time-value="PT00H03M34.882627S">
            <text:p>214,883,,,,,,,,,,,,</text:p>
          </table:table-cell>
          <table:table-cell office:value-type="time" office:time-value="PT00H03M17.837949S">
            <text:p>197,838,,,,,,,,,,,,</text:p>
          </table:table-cell>
          <table:table-cell office:value-type="time" office:time-value="PT00H03M34.489872S">
            <text:p>214,490,,,,,,,,,,,,</text:p>
          </table:table-cell>
          <table:table-cell office:value-type="time" office:time-value="PT00H03M53.268902S">
            <text:p>233,269,,,,,,,,,,,,</text:p>
          </table:table-cell>
          <table:table-cell office:value-type="time" office:time-value="PT00H03M33.933785S">
            <text:p>03:33,93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K107])/[.$B$96]" office:value-type="time" office:time-value="PT00H00M23.7375S">
            <text:p>23,738,,,,,,,,,,,,</text:p>
          </table:table-cell>
          <table:table-cell office:value-type="time" office:time-value="PT00H00M22.09S">
            <text:p>22,090,,,,,,,,,,,,</text:p>
          </table:table-cell>
          <table:table-cell office:value-type="time" office:time-value="PT00H00M24.52S">
            <text:p>24,520,,,,,,,,,,,,</text:p>
          </table:table-cell>
          <table:table-cell office:value-type="time" office:time-value="PT00H00M24.13S">
            <text:p>24,130,,,,,,,,,,,,</text:p>
          </table:table-cell>
          <table:table-cell office:value-type="time" office:time-value="PT00H00M24.21S">
            <text:p>00:24,21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K108])/[.$B$96]" office:value-type="time" office:time-value="PT00H00M00.132121S">
            <text:p>00,132,,,,,,,,,,,,</text:p>
          </table:table-cell>
          <table:table-cell office:value-type="time" office:time-value="PT00H00M00.062446S">
            <text:p>00,062,,,,,,,,,,,,</text:p>
          </table:table-cell>
          <table:table-cell office:value-type="time" office:time-value="PT00H00M00.05498S">
            <text:p>00,055,,,,,,,,,,,,</text:p>
          </table:table-cell>
          <table:table-cell office:value-type="time" office:time-value="PT00H00M00.110991S">
            <text:p>00,111,,,,,,,,,,,,</text:p>
          </table:table-cell>
          <table:table-cell office:value-type="time" office:time-value="PT00H00M00.300066S">
            <text:p>00:00,30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09:.K109])/[.$B$96]" office:value-type="time" office:time-value="PT00H00M07.607007S">
            <text:p>07,607,,,,,,,,,,,,</text:p>
          </table:table-cell>
          <table:table-cell table:formula="of:=+[.D112]+[.D115]+[.D118]" office:value-type="time" office:time-value="PT00H00M07.103708S">
            <text:p>07,104,,,,,,,,,,,,</text:p>
          </table:table-cell>
          <table:table-cell table:formula="of:=+[.E112]+[.E115]+[.E118]" office:value-type="time" office:time-value="PT00H00M07.709466S">
            <text:p>07,709,,,,,,,,,,,,</text:p>
          </table:table-cell>
          <table:table-cell table:formula="of:=+[.F112]+[.F115]+[.F118]" office:value-type="time" office:time-value="PT00H00M08.093009S">
            <text:p>08,093,,,,,,,,,,,,</text:p>
          </table:table-cell>
          <table:table-cell table:style-name="ce25" table:formula="of:=+[.G112]+[.G115]+[.G118]" office:value-type="time" office:time-value="PT00H00M07.521843S">
            <text:p>07,522,,,,,,,,,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0:.K110])/[.$B$96]" office:value-type="time" office:time-value="PT00H00M05.08S">
            <text:p>05,080,,,,,,,,,,,,</text:p>
          </table:table-cell>
          <table:table-cell table:formula="of:=+[.D113]+[.D116]+[.D119]" office:value-type="time" office:time-value="PT00H00M05.13S">
            <text:p>05,130,,,,,,,,,,,,</text:p>
          </table:table-cell>
          <table:table-cell table:formula="of:=+[.E113]+[.E116]+[.E119]" office:value-type="time" office:time-value="PT00H00M05.25S">
            <text:p>05,250,,,,,,,,,,,,</text:p>
          </table:table-cell>
          <table:table-cell table:formula="of:=+[.F113]+[.F116]+[.F119]" office:value-type="time" office:time-value="PT00H00M04.8S">
            <text:p>04,800,,,,,,,,,,,,</text:p>
          </table:table-cell>
          <table:table-cell table:style-name="ce25" table:formula="of:=+[.G113]+[.G116]+[.G119]" office:value-type="time" office:time-value="PT00H00M05.14S">
            <text:p>05,140,,,,,,,,,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1:.K111])/[.$B$96]" office:value-type="time" office:time-value="PT00H00M00.224508S">
            <text:p>00,225,,,,,,,,,,,,</text:p>
          </table:table-cell>
          <table:table-cell table:formula="of:=+[.D114]+[.D117]+[.D120]" office:value-type="time" office:time-value="PT00H00M00.20711S">
            <text:p>00,207,,,,,,,,,,,,</text:p>
          </table:table-cell>
          <table:table-cell table:formula="of:=+[.E114]+[.E117]+[.E120]" office:value-type="time" office:time-value="PT00H00M00.329892S">
            <text:p>00,330,,,,,,,,,,,,</text:p>
          </table:table-cell>
          <table:table-cell table:formula="of:=+[.F114]+[.F117]+[.F120]" office:value-type="time" office:time-value="PT00H00M00.190446S">
            <text:p>00,190,,,,,,,,,,,,</text:p>
          </table:table-cell>
          <table:table-cell table:style-name="ce25" table:formula="of:=+[.G114]+[.G117]+[.G120]" office:value-type="time" office:time-value="PT00H00M00.170584S">
            <text:p>00,171,,,,,,,,,,,,</text:p>
          </table:table-cell>
        </table:table-row>
        <table:table-row table:style-name="ro1">
          <table:table-cell table:style-name="ce20" office:value-type="string">
            <text:p>Q5tmp1</text:p>
          </table:table-cell>
          <table:table-cell table:style-name="ce20" office:value-type="string">
            <text:p>elapsed</text:p>
          </table:table-cell>
          <table:table-cell table:formula="of:=SUM([.D112:.K112])/[.$B$96]" office:value-type="time" office:time-value="PT00H00M02.525168S">
            <text:p>02,525,,,,,,,,,,,,</text:p>
          </table:table-cell>
          <table:table-cell table:style-name="ce27" office:value-type="time" office:time-value="PT00H00M02.348658S">
            <text:p>02,349,,,,,,,,,,,,</text:p>
          </table:table-cell>
          <table:table-cell table:style-name="ce27" office:value-type="time" office:time-value="PT00H00M02.655063S">
            <text:p>02,655,,,,,,,,,,,,</text:p>
          </table:table-cell>
          <table:table-cell table:style-name="ce27" office:value-type="time" office:time-value="PT00H00M02.653924S">
            <text:p>02,654,,,,,,,,,,,,</text:p>
          </table:table-cell>
          <table:table-cell office:value-type="time" office:time-value="PT00H00M02.443025S">
            <text:p>00:02,44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113:.K113])/[.$B$96]" office:value-type="time" office:time-value="PT00H00M01.3275S">
            <text:p>01,328,,,,,,,,,,,,</text:p>
          </table:table-cell>
          <table:table-cell table:style-name="ce27" office:value-type="time" office:time-value="PT00H00M01.31S">
            <text:p>01,310,,,,,,,,,,,,</text:p>
          </table:table-cell>
          <table:table-cell table:style-name="ce27" office:value-type="time" office:time-value="PT00H00M01.35S">
            <text:p>01,350,,,,,,,,,,,,</text:p>
          </table:table-cell>
          <table:table-cell table:style-name="ce27" office:value-type="time" office:time-value="PT00H00M01.34S">
            <text:p>01,340,,,,,,,,,,,,</text:p>
          </table:table-cell>
          <table:table-cell office:value-type="time" office:time-value="PT00H00M01.31S">
            <text:p>00:01,31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114:.K114])/[.$B$96]" office:value-type="time" office:time-value="PT00H00M00.107151S">
            <text:p>00,107,,,,,,,,,,,,</text:p>
          </table:table-cell>
          <table:table-cell table:style-name="ce27" office:value-type="time" office:time-value="PT00H00M00.100825S">
            <text:p>00,101,,,,,,,,,,,,</text:p>
          </table:table-cell>
          <table:table-cell table:style-name="ce27" office:value-type="time" office:time-value="PT00H00M00.217042S">
            <text:p>00,217,,,,,,,,,,,,</text:p>
          </table:table-cell>
          <table:table-cell table:style-name="ce27" office:value-type="time" office:time-value="PT00H00M00.055226S">
            <text:p>00,055,,,,,,,,,,,,</text:p>
          </table:table-cell>
          <table:table-cell office:value-type="time" office:time-value="PT00H00M00.055509S">
            <text:p>00:00,06</text:p>
          </table:table-cell>
        </table:table-row>
        <table:table-row table:style-name="ro1">
          <table:table-cell table:style-name="ce20" office:value-type="string">
            <text:p>Q5tmp2</text:p>
          </table:table-cell>
          <table:table-cell table:style-name="ce20" office:value-type="string">
            <text:p>elapsed</text:p>
          </table:table-cell>
          <table:table-cell table:formula="of:=SUM([.D115:.K115])/[.$B$96]" office:value-type="time" office:time-value="PT00H00M02.568319S">
            <text:p>02,568,,,,,,,,,,,,</text:p>
          </table:table-cell>
          <table:table-cell table:style-name="ce27" office:value-type="time" office:time-value="PT00H00M02.34366S">
            <text:p>02,344,,,,,,,,,,,,</text:p>
          </table:table-cell>
          <table:table-cell table:style-name="ce27" office:value-type="time" office:time-value="PT00H00M02.534367S">
            <text:p>02,534,,,,,,,,,,,,</text:p>
          </table:table-cell>
          <table:table-cell table:style-name="ce27" office:value-type="time" office:time-value="PT00H00M02.860081S">
            <text:p>02,860,,,,,,,,,,,,</text:p>
          </table:table-cell>
          <table:table-cell office:value-type="time" office:time-value="PT00H00M02.535166S">
            <text:p>00:02,54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116:.K116])/[.$B$96]" office:value-type="time" office:time-value="PT00H00M01.48S">
            <text:p>01,480,,,,,,,,,,,,</text:p>
          </table:table-cell>
          <table:table-cell table:style-name="ce27" office:value-type="time" office:time-value="PT00H00M01.53S">
            <text:p>01,530,,,,,,,,,,,,</text:p>
          </table:table-cell>
          <table:table-cell table:style-name="ce27" office:value-type="time" office:time-value="PT00H00M01.57S">
            <text:p>01,570,,,,,,,,,,,,</text:p>
          </table:table-cell>
          <table:table-cell table:style-name="ce27" office:value-type="time" office:time-value="PT00H00M01.29S">
            <text:p>01,290,,,,,,,,,,,,</text:p>
          </table:table-cell>
          <table:table-cell office:value-type="time" office:time-value="PT00H00M01.53S">
            <text:p>00:01,53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117:.K117])/[.$B$96]" office:value-type="time" office:time-value="PT00H00M00.05463S">
            <text:p>00,055,,,,,,,,,,,,</text:p>
          </table:table-cell>
          <table:table-cell table:style-name="ce27" office:value-type="time" office:time-value="PT00H00M00.045623S">
            <text:p>00,046,,,,,,,,,,,,</text:p>
          </table:table-cell>
          <table:table-cell table:style-name="ce27" office:value-type="time" office:time-value="PT00H00M00.059568S">
            <text:p>00,060,,,,,,,,,,,,</text:p>
          </table:table-cell>
          <table:table-cell table:style-name="ce27" office:value-type="time" office:time-value="PT00H00M00.058847S">
            <text:p>00,059,,,,,,,,,,,,</text:p>
          </table:table-cell>
          <table:table-cell office:value-type="time" office:time-value="PT00H00M00.054483S">
            <text:p>00:00,05</text:p>
          </table:table-cell>
        </table:table-row>
        <table:table-row table:style-name="ro1">
          <table:table-cell table:style-name="ce20" office:value-type="string">
            <text:p>Q5res</text:p>
          </table:table-cell>
          <table:table-cell table:style-name="ce20" office:value-type="string">
            <text:p>elapsed</text:p>
          </table:table-cell>
          <table:table-cell table:formula="of:=SUM([.D118:.K118])/[.$B$96]" office:value-type="time" office:time-value="PT00H00M02.513521S">
            <text:p>02,514,,,,,,,,,,,,</text:p>
          </table:table-cell>
          <table:table-cell table:style-name="ce27" office:value-type="time" office:time-value="PT00H00M02.41139S">
            <text:p>02,411,,,,,,,,,,,,</text:p>
          </table:table-cell>
          <table:table-cell table:style-name="ce27" office:value-type="time" office:time-value="PT00H00M02.520036S">
            <text:p>02,520,,,,,,,,,,,,</text:p>
          </table:table-cell>
          <table:table-cell table:style-name="ce27" office:value-type="time" office:time-value="PT00H00M02.579004S">
            <text:p>02,579,,,,,,,,,,,,</text:p>
          </table:table-cell>
          <table:table-cell office:value-type="time" office:time-value="PT00H00M02.543652S">
            <text:p>00:02,54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119:.K119])/[.$B$96]" office:value-type="time" office:time-value="PT00H00M02.2725S">
            <text:p>02,273,,,,,,,,,,,,</text:p>
          </table:table-cell>
          <table:table-cell table:style-name="ce27" office:value-type="time" office:time-value="PT00H00M02.29S">
            <text:p>02,290,,,,,,,,,,,,</text:p>
          </table:table-cell>
          <table:table-cell table:style-name="ce27" office:value-type="time" office:time-value="PT00H00M02.33S">
            <text:p>02,330,,,,,,,,,,,,</text:p>
          </table:table-cell>
          <table:table-cell table:style-name="ce27" office:value-type="time" office:time-value="PT00H00M02.17S">
            <text:p>02,170,,,,,,,,,,,,</text:p>
          </table:table-cell>
          <table:table-cell office:value-type="time" office:time-value="PT00H00M02.3S">
            <text:p>00:02,30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120:.K120])/[.$B$96]" office:value-type="time" office:time-value="PT00H00M00.062727S">
            <text:p>00,063,,,,,,,,,,,,</text:p>
          </table:table-cell>
          <table:table-cell table:style-name="ce27" office:value-type="time" office:time-value="PT00H00M00.060662S">
            <text:p>00,061,,,,,,,,,,,,</text:p>
          </table:table-cell>
          <table:table-cell table:style-name="ce27" office:value-type="time" office:time-value="PT00H00M00.053282S">
            <text:p>00,053,,,,,,,,,,,,</text:p>
          </table:table-cell>
          <table:table-cell table:style-name="ce27" office:value-type="time" office:time-value="PT00H00M00.076373S">
            <text:p>00,076,,,,,,,,,,,,</text:p>
          </table:table-cell>
          <table:table-cell office:value-type="time" office:time-value="PT00H00M00.060592S">
            <text:p>00:00,06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21:.K121])/[.$B$96]" office:value-type="time" office:time-value="PT00H05M20.829971S">
            <text:p>320,830,,,,,,,,,,,,</text:p>
          </table:table-cell>
          <table:table-cell table:formula="of:=+[.D124]+[.D127]" office:value-type="time" office:time-value="PT00H04M56.185364S">
            <text:p>296,185,,,,,,,,,,,,</text:p>
          </table:table-cell>
          <table:table-cell table:formula="of:=+[.E124]+[.E127]" office:value-type="time" office:time-value="PT00H05M22.275042S">
            <text:p>322,275,,,,,,,,,,,,</text:p>
          </table:table-cell>
          <table:table-cell table:formula="of:=+[.F124]+[.F127]" office:value-type="time" office:time-value="PT00H05M43.054704S">
            <text:p>343,055,,,,,,,,,,,,</text:p>
          </table:table-cell>
          <table:table-cell table:style-name="ce25" table:formula="of:=+[.G124]+[.G127]" office:value-type="time" office:time-value="PT00H05M21.804775S">
            <text:p>321,805,,,,,,,,,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96]" office:value-type="time" office:time-value="PT00H04M57.5925S">
            <text:p>297,593,,,,,,,,,,,,</text:p>
          </table:table-cell>
          <table:table-cell table:formula="of:=+[.D125]+[.D128]" office:value-type="time" office:time-value="PT00H04M48.7S">
            <text:p>288,700,,,,,,,,,,,,</text:p>
          </table:table-cell>
          <table:table-cell table:formula="of:=+[.E125]+[.E128]" office:value-type="time" office:time-value="PT00H05M01.68S">
            <text:p>301,680,,,,,,,,,,,,</text:p>
          </table:table-cell>
          <table:table-cell table:formula="of:=+[.F125]+[.F128]" office:value-type="time" office:time-value="PT00H04M59.88S">
            <text:p>299,880,,,,,,,,,,,,</text:p>
          </table:table-cell>
          <table:table-cell table:style-name="ce25" table:formula="of:=+[.G125]+[.G128]" office:value-type="time" office:time-value="PT00H05M00.11S">
            <text:p>300,110,,,,,,,,,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96]" office:value-type="time" office:time-value="PT00H00M02.537169S">
            <text:p>02,537,,,,,,,,,,,,</text:p>
          </table:table-cell>
          <table:table-cell table:formula="of:=+[.D126]+[.D129]" office:value-type="time" office:time-value="PT00H00M01.54464S">
            <text:p>01,545,,,,,,,,,,,,</text:p>
          </table:table-cell>
          <table:table-cell table:formula="of:=+[.E126]+[.E129]" office:value-type="time" office:time-value="PT00H00M01.93947S">
            <text:p>01,939,,,,,,,,,,,,</text:p>
          </table:table-cell>
          <table:table-cell table:formula="of:=+[.F126]+[.F129]" office:value-type="time" office:time-value="PT00H00M03.123451S">
            <text:p>03,123,,,,,,,,,,,,</text:p>
          </table:table-cell>
          <table:table-cell table:style-name="ce25" table:formula="of:=+[.G126]+[.G129]" office:value-type="time" office:time-value="PT00H00M03.541116S">
            <text:p>03,541,,,,,,,,,,,,</text:p>
          </table:table-cell>
        </table:table-row>
        <table:table-row table:style-name="ro1">
          <table:table-cell table:style-name="ce20" office:value-type="string">
            <text:p>Q6tmp1</text:p>
          </table:table-cell>
          <table:table-cell table:style-name="ce20" office:value-type="string">
            <text:p>elapsed</text:p>
          </table:table-cell>
          <table:table-cell table:formula="of:=SUM([.D124:.K124])/[.$B$96]" office:value-type="time" office:time-value="PT00H00M09.609847S">
            <text:p>09,610,,,,,,,,,,,,</text:p>
          </table:table-cell>
          <table:table-cell table:style-name="ce27" office:value-type="time" office:time-value="PT00H00M09.181779S">
            <text:p>09,182,,,,,,,,,,,,</text:p>
          </table:table-cell>
          <table:table-cell table:style-name="ce27" office:value-type="time" office:time-value="PT00H00M09.059658S">
            <text:p>09,060,,,,,,,,,,,,</text:p>
          </table:table-cell>
          <table:table-cell table:style-name="ce27" office:value-type="time" office:time-value="PT00H00M10.045187S">
            <text:p>10,045,,,,,,,,,,,,</text:p>
          </table:table-cell>
          <table:table-cell office:value-type="time" office:time-value="PT00H00M10.152763S">
            <text:p>00:10,15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125:.K125])/[.$B$96]" office:value-type="time" office:time-value="PT00H00M02.085S">
            <text:p>02,085,,,,,,,,,,,,</text:p>
          </table:table-cell>
          <table:table-cell table:style-name="ce27" office:value-type="time" office:time-value="PT00H00M02.07S">
            <text:p>02,070,,,,,,,,,,,,</text:p>
          </table:table-cell>
          <table:table-cell table:style-name="ce27" office:value-type="time" office:time-value="PT00H00M02.04S">
            <text:p>02,040,,,,,,,,,,,,</text:p>
          </table:table-cell>
          <table:table-cell table:style-name="ce27" office:value-type="time" office:time-value="PT00H00M02.09S">
            <text:p>02,090,,,,,,,,,,,,</text:p>
          </table:table-cell>
          <table:table-cell office:value-type="time" office:time-value="PT00H00M02.14S">
            <text:p>00:02,14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126:.K126])/[.$B$96]" office:value-type="time" office:time-value="PT00H00M02.375803S">
            <text:p>02,376,,,,,,,,,,,,</text:p>
          </table:table-cell>
          <table:table-cell table:style-name="ce27" office:value-type="time" office:time-value="PT00H00M01.425S">
            <text:p>01,425,,,,,,,,,,,,</text:p>
          </table:table-cell>
          <table:table-cell table:style-name="ce27" office:value-type="time" office:time-value="PT00H00M01.813962S">
            <text:p>01,814,,,,,,,,,,,,</text:p>
          </table:table-cell>
          <table:table-cell table:style-name="ce27" office:value-type="time" office:time-value="PT00H00M03.03157S">
            <text:p>03,032,,,,,,,,,,,,</text:p>
          </table:table-cell>
          <table:table-cell office:value-type="time" office:time-value="PT00H00M03.232681S">
            <text:p>00:03,23</text:p>
          </table:table-cell>
        </table:table-row>
        <table:table-row table:style-name="ro1">
          <table:table-cell table:style-name="ce20" office:value-type="string">
            <text:p>Q6res</text:p>
          </table:table-cell>
          <table:table-cell table:style-name="ce20" office:value-type="string">
            <text:p>elapsed</text:p>
          </table:table-cell>
          <table:table-cell table:formula="of:=SUM([.D127:.K127])/[.$B$96]" office:value-type="time" office:time-value="PT00H05M11.220125S">
            <text:p>311,220,,,,,,,,,,,,</text:p>
          </table:table-cell>
          <table:table-cell table:style-name="ce27" office:value-type="time" office:time-value="PT00H04M47.003585S">
            <text:p>287,004,,,,,,,,,,,,</text:p>
          </table:table-cell>
          <table:table-cell table:style-name="ce27" office:value-type="time" office:time-value="PT00H05M13.215384S">
            <text:p>313,215,,,,,,,,,,,,</text:p>
          </table:table-cell>
          <table:table-cell table:style-name="ce27" office:value-type="time" office:time-value="PT00H05M33.009517S">
            <text:p>333,010,,,,,,,,,,,,</text:p>
          </table:table-cell>
          <table:table-cell office:value-type="time" office:time-value="PT00H05M11.652012S">
            <text:p>05:11,65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128:.K128])/[.$B$96]" office:value-type="time" office:time-value="PT00H04M55.5075S">
            <text:p>295,508,,,,,,,,,,,,</text:p>
          </table:table-cell>
          <table:table-cell table:style-name="ce27" office:value-type="time" office:time-value="PT00H04M46.63S">
            <text:p>286,630,,,,,,,,,,,,</text:p>
          </table:table-cell>
          <table:table-cell table:style-name="ce27" office:value-type="time" office:time-value="PT00H04M59.64S">
            <text:p>299,640,,,,,,,,,,,,</text:p>
          </table:table-cell>
          <table:table-cell table:style-name="ce27" office:value-type="time" office:time-value="PT00H04M57.79S">
            <text:p>297,790,,,,,,,,,,,,</text:p>
          </table:table-cell>
          <table:table-cell office:value-type="time" office:time-value="PT00H04M57.97S">
            <text:p>04:57,97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129:.K129])/[.$B$96]" office:value-type="time" office:time-value="PT00H00M00.161366S">
            <text:p>00,161,,,,,,,,,,,,</text:p>
          </table:table-cell>
          <table:table-cell table:style-name="ce27" office:value-type="time" office:time-value="PT00H00M00.11964S">
            <text:p>00,120,,,,,,,,,,,,</text:p>
          </table:table-cell>
          <table:table-cell table:style-name="ce27" office:value-type="time" office:time-value="PT00H00M00.125508S">
            <text:p>00,126,,,,,,,,,,,,</text:p>
          </table:table-cell>
          <table:table-cell table:style-name="ce27" office:value-type="time" office:time-value="PT00H00M00.091881S">
            <text:p>00,092,,,,,,,,,,,,</text:p>
          </table:table-cell>
          <table:table-cell office:value-type="time" office:time-value="PT00H00M00.308435S">
            <text:p>00:00,31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30:.K130])/[.$B$96]" office:value-type="time" office:time-value="PT00H03M59.385979S">
            <text:p>239,386,,,,,,,,,,,,</text:p>
          </table:table-cell>
          <table:table-cell table:formula="of:=+[.D133]+[.D136]" office:value-type="time" office:time-value="PT00H02M59.854067S">
            <text:p>179,854,,,,,,,,,,,,</text:p>
          </table:table-cell>
          <table:table-cell table:formula="of:=+[.E133]+[.E136]" office:value-type="time" office:time-value="PT00H03M45.651141S">
            <text:p>225,651,,,,,,,,,,,,</text:p>
          </table:table-cell>
          <table:table-cell table:formula="of:=+[.F133]+[.F136]" office:value-type="time" office:time-value="PT00H05M12.707367S">
            <text:p>312,707,,,,,,,,,,,,</text:p>
          </table:table-cell>
          <table:table-cell table:style-name="ce25" table:formula="of:=+[.G133]+[.G136]" office:value-type="time" office:time-value="PT00H03M59.33134S">
            <text:p>239,331,,,,,,,,,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1:.K131])/[.$B$96]" office:value-type="time" office:time-value="PT00H00M33.365S">
            <text:p>33,365,,,,,,,,,,,,</text:p>
          </table:table-cell>
          <table:table-cell table:formula="of:=+[.D134]+[.D137]" office:value-type="time" office:time-value="PT00H00M31.52S">
            <text:p>31,520,,,,,,,,,,,,</text:p>
          </table:table-cell>
          <table:table-cell table:formula="of:=+[.E134]+[.E137]" office:value-type="time" office:time-value="PT00H00M33.17S">
            <text:p>33,170,,,,,,,,,,,,</text:p>
          </table:table-cell>
          <table:table-cell table:formula="of:=+[.F134]+[.F137]" office:value-type="time" office:time-value="PT00H00M34.62S">
            <text:p>34,620,,,,,,,,,,,,</text:p>
          </table:table-cell>
          <table:table-cell table:style-name="ce25" table:formula="of:=+[.G134]+[.G137]" office:value-type="time" office:time-value="PT00H00M34.15S">
            <text:p>34,150,,,,,,,,,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2:.K132])/[.$B$96]" office:value-type="time" office:time-value="PT00H00M00.211233S">
            <text:p>00,211,,,,,,,,,,,,</text:p>
          </table:table-cell>
          <table:table-cell table:formula="of:=+[.D135]+[.D138]" office:value-type="time" office:time-value="PT00H00M00.199393S">
            <text:p>00,199,,,,,,,,,,,,</text:p>
          </table:table-cell>
          <table:table-cell table:formula="of:=+[.E135]+[.E138]" office:value-type="time" office:time-value="PT00H00M00.342023S">
            <text:p>00,342,,,,,,,,,,,,</text:p>
          </table:table-cell>
          <table:table-cell table:formula="of:=+[.F135]+[.F138]" office:value-type="time" office:time-value="PT00H00M00.168399S">
            <text:p>00,168,,,,,,,,,,,,</text:p>
          </table:table-cell>
          <table:table-cell table:style-name="ce25" table:formula="of:=+[.G135]+[.G138]" office:value-type="time" office:time-value="PT00H00M00.135117S">
            <text:p>00,135,,,,,,,,,,,,</text:p>
          </table:table-cell>
        </table:table-row>
        <table:table-row table:style-name="ro1">
          <table:table-cell table:style-name="ce20" office:value-type="string">
            <text:p>Q7tmp1</text:p>
          </table:table-cell>
          <table:table-cell table:style-name="ce20" office:value-type="string">
            <text:p>elapsed</text:p>
          </table:table-cell>
          <table:table-cell table:formula="of:=SUM([.D133:.K133])/[.$B$96]" office:value-type="time" office:time-value="PT00H03M55.20694S">
            <text:p>235,207,,,,,,,,,,,,</text:p>
          </table:table-cell>
          <table:table-cell table:style-name="ce27" office:value-type="time" office:time-value="PT00H02M56.237123S">
            <text:p>176,237,,,,,,,,,,,,</text:p>
          </table:table-cell>
          <table:table-cell table:style-name="ce27" office:value-type="time" office:time-value="PT00H03M40.756378S">
            <text:p>220,756,,,,,,,,,,,,</text:p>
          </table:table-cell>
          <table:table-cell table:style-name="ce27" office:value-type="time" office:time-value="PT00H05M08.577103S">
            <text:p>308,577,,,,,,,,,,,,</text:p>
          </table:table-cell>
          <table:table-cell office:value-type="time" office:time-value="PT00H03M55.257158S">
            <text:p>03:55,26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134:.K134])/[.$B$96]" office:value-type="time" office:time-value="PT00H00M33.2025S">
            <text:p>33,203,,,,,,,,,,,,</text:p>
          </table:table-cell>
          <table:table-cell table:style-name="ce27" office:value-type="time" office:time-value="PT00H00M31.35S">
            <text:p>31,350,,,,,,,,,,,,</text:p>
          </table:table-cell>
          <table:table-cell table:style-name="ce27" office:value-type="time" office:time-value="PT00H00M33.01S">
            <text:p>33,010,,,,,,,,,,,,</text:p>
          </table:table-cell>
          <table:table-cell table:style-name="ce27" office:value-type="time" office:time-value="PT00H00M34.45S">
            <text:p>34,450,,,,,,,,,,,,</text:p>
          </table:table-cell>
          <table:table-cell office:value-type="time" office:time-value="PT00H00M34S">
            <text:p>00:34,00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135:.K135])/[.$B$96]" office:value-type="time" office:time-value="PT00H00M00.114658S">
            <text:p>00,115,,,,,,,,,,,,</text:p>
          </table:table-cell>
          <table:table-cell table:style-name="ce27" office:value-type="time" office:time-value="PT00H00M00.152987S">
            <text:p>00,153,,,,,,,,,,,,</text:p>
          </table:table-cell>
          <table:table-cell table:style-name="ce27" office:value-type="time" office:time-value="PT00H00M00.103234S">
            <text:p>00,103,,,,,,,,,,,,</text:p>
          </table:table-cell>
          <table:table-cell table:style-name="ce27" office:value-type="time" office:time-value="PT00H00M00.111581S">
            <text:p>00,112,,,,,,,,,,,,</text:p>
          </table:table-cell>
          <table:table-cell office:value-type="time" office:time-value="PT00H00M00.090829S">
            <text:p>00:00,09</text:p>
          </table:table-cell>
        </table:table-row>
        <table:table-row table:style-name="ro1">
          <table:table-cell table:style-name="ce20" office:value-type="string">
            <text:p>Q7res</text:p>
          </table:table-cell>
          <table:table-cell table:style-name="ce20" office:value-type="string">
            <text:p>elapsed</text:p>
          </table:table-cell>
          <table:table-cell table:formula="of:=SUM([.D136:.K136])/[.$B$96]" office:value-type="time" office:time-value="PT00H00M04.179038S">
            <text:p>04,179,,,,,,,,,,,,</text:p>
          </table:table-cell>
          <table:table-cell table:style-name="ce27" office:value-type="time" office:time-value="PT00H00M03.616944S">
            <text:p>03,617,,,,,,,,,,,,</text:p>
          </table:table-cell>
          <table:table-cell table:style-name="ce27" office:value-type="time" office:time-value="PT00H00M04.894763S">
            <text:p>04,895,,,,,,,,,,,,</text:p>
          </table:table-cell>
          <table:table-cell table:style-name="ce27" office:value-type="time" office:time-value="PT00H00M04.130264S">
            <text:p>04,130,,,,,,,,,,,,</text:p>
          </table:table-cell>
          <table:table-cell office:value-type="time" office:time-value="PT00H00M04.074182S">
            <text:p>00:04,07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137:.K137])/[.$B$96]" office:value-type="time" office:time-value="PT00H00M00.1625S">
            <text:p>00,163,,,,,,,,,,,,</text:p>
          </table:table-cell>
          <table:table-cell table:style-name="ce27" office:value-type="time" office:time-value="PT00H00M00.17S">
            <text:p>00,170,,,,,,,,,,,,</text:p>
          </table:table-cell>
          <table:table-cell table:style-name="ce27" office:value-type="time" office:time-value="PT00H00M00.16S">
            <text:p>00,160,,,,,,,,,,,,</text:p>
          </table:table-cell>
          <table:table-cell table:style-name="ce27" office:value-type="time" office:time-value="PT00H00M00.17S">
            <text:p>00,170,,,,,,,,,,,,</text:p>
          </table:table-cell>
          <table:table-cell office:value-type="time" office:time-value="PT00H00M00.15S">
            <text:p>00:00,15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138:.K138])/[.$B$96]" office:value-type="time" office:time-value="PT00H00M00.096575S">
            <text:p>00,097,,,,,,,,,,,,</text:p>
          </table:table-cell>
          <table:table-cell table:style-name="ce27" office:value-type="time" office:time-value="PT00H00M00.046406S">
            <text:p>00,046,,,,,,,,,,,,</text:p>
          </table:table-cell>
          <table:table-cell table:style-name="ce27" office:value-type="time" office:time-value="PT00H00M00.238789S">
            <text:p>00,239,,,,,,,,,,,,</text:p>
          </table:table-cell>
          <table:table-cell table:style-name="ce27" office:value-type="time" office:time-value="PT00H00M00.056818S">
            <text:p>00,057,,,,,,,,,,,,</text:p>
          </table:table-cell>
          <table:table-cell office:value-type="time" office:time-value="PT00H00M00.044288S">
            <text:p>00:00,04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39:.K139])/[.$B$96]" office:value-type="time" office:time-value="PT00H00M02.583411S">
            <text:p>02,583,,,,,,,,,,,,</text:p>
          </table:table-cell>
          <table:table-cell office:value-type="time" office:time-value="PT00H00M01.9419S">
            <text:p>01,942,,,,,,,,,,,,</text:p>
          </table:table-cell>
          <table:table-cell office:value-type="time" office:time-value="PT00H00M03.391689S">
            <text:p>03,392,,,,,,,,,,,,</text:p>
          </table:table-cell>
          <table:table-cell office:value-type="time" office:time-value="PT00H00M02.333593S">
            <text:p>02,334,,,,,,,,,,,,</text:p>
          </table:table-cell>
          <table:table-cell office:value-type="time" office:time-value="PT00H00M02.666461S">
            <text:p>00:02,67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96]" office:value-type="time" office:time-value="PT00H00M00.6725S">
            <text:p>00,672,,,,,,,,,,,,</text:p>
          </table:table-cell>
          <table:table-cell office:value-type="time" office:time-value="PT00H00M00.67S">
            <text:p>00,670,,,,,,,,,,,,</text:p>
          </table:table-cell>
          <table:table-cell office:value-type="time" office:time-value="PT00H00M00.689999S">
            <text:p>00,690,,,,,,,,,,,,</text:p>
          </table:table-cell>
          <table:table-cell office:value-type="time" office:time-value="PT00H00M00.68S">
            <text:p>00,680,,,,,,,,,,,,</text:p>
          </table:table-cell>
          <table:table-cell office:value-type="time" office:time-value="PT00H00M00.65S">
            <text:p>00:00,65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96]" office:value-type="time" office:time-value="PT00H00M00.073441S">
            <text:p>00,073,,,,,,,,,,,,</text:p>
          </table:table-cell>
          <table:table-cell office:value-type="time" office:time-value="PT00H00M00.035682S">
            <text:p>00,036,,,,,,,,,,,,</text:p>
          </table:table-cell>
          <table:table-cell office:value-type="time" office:time-value="PT00H00M00.09768S">
            <text:p>00,098,,,,,,,,,,,,</text:p>
          </table:table-cell>
          <table:table-cell office:value-type="time" office:time-value="PT00H00M00.037251S">
            <text:p>00,037,,,,,,,,,,,,</text:p>
          </table:table-cell>
          <table:table-cell office:value-type="time" office:time-value="PT00H00M00.123152S">
            <text:p>00:00,12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42:.K142])/[.$B$96]" office:value-type="time" office:time-value="PT00H54M42.183481S">
            <text:p>3282,183,,,,,,,,,,,,</text:p>
          </table:table-cell>
          <table:table-cell office:value-type="time" office:time-value="PT00H51M29.086619S">
            <text:p>3089,087,,,,,,,,,,,,</text:p>
          </table:table-cell>
          <table:table-cell office:value-type="time" office:time-value="PT00H52M02.970971S">
            <text:p>3122,971,,,,,,,,,,,,</text:p>
          </table:table-cell>
          <table:table-cell office:value-type="time" office:time-value="PT00H54M38.771634S">
            <text:p>3278,772,,,,,,,,,,,,</text:p>
          </table:table-cell>
          <table:table-cell office:value-type="time" office:time-value="PT01H00M37.9047S">
            <text:p>00:37,9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96]" office:value-type="time" office:time-value="PT00H14M56.555S">
            <text:p>896,555,,,,,,,,,,,,</text:p>
          </table:table-cell>
          <table:table-cell office:value-type="time" office:time-value="PT00H14M48.21S">
            <text:p>888,210,,,,,,,,,,,,</text:p>
          </table:table-cell>
          <table:table-cell office:value-type="time" office:time-value="PT00H14M49.68S">
            <text:p>889,680,,,,,,,,,,,,</text:p>
          </table:table-cell>
          <table:table-cell office:value-type="time" office:time-value="PT00H14M48.47S">
            <text:p>888,470,,,,,,,,,,,,</text:p>
          </table:table-cell>
          <table:table-cell office:value-type="time" office:time-value="PT00H15M19.86S">
            <text:p>15:19,86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96]" office:value-type="time" office:time-value="PT00H00M00.069429S">
            <text:p>00,069,,,,,,,,,,,,</text:p>
          </table:table-cell>
          <table:table-cell office:value-type="time" office:time-value="PT00H00M00.057198S">
            <text:p>00,057,,,,,,,,,,,,</text:p>
          </table:table-cell>
          <table:table-cell office:value-type="time" office:time-value="PT00H00M00.068906S">
            <text:p>00,069,,,,,,,,,,,,</text:p>
          </table:table-cell>
          <table:table-cell office:value-type="time" office:time-value="PT00H00M00.050141S">
            <text:p>00,050,,,,,,,,,,,,</text:p>
          </table:table-cell>
          <table:table-cell office:value-type="time" office:time-value="PT00H00M00.101471S">
            <text:p>00:00,10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45:.K145])/[.$B$96]" office:value-type="time" office:time-value="PT00H19M01.317031S">
            <text:p>1141,317,,,,,,,,,,,,</text:p>
          </table:table-cell>
          <table:table-cell office:value-type="time" office:time-value="PT00H19M47.852762S">
            <text:p>1187,853,,,,,,,,,,,,</text:p>
          </table:table-cell>
          <table:table-cell office:value-type="time" office:time-value="PT00H18M07.157443S">
            <text:p>1087,157,,,,,,,,,,,,</text:p>
          </table:table-cell>
          <table:table-cell office:value-type="time" office:time-value="PT00H21M35.981963S">
            <text:p>1295,982,,,,,,,,,,,,</text:p>
          </table:table-cell>
          <table:table-cell office:value-type="time" office:time-value="PT00H16M34.275956S">
            <text:p>16:34,28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96]" office:value-type="time" office:time-value="PT00H04M46.0075S">
            <text:p>286,008,,,,,,,,,,,,</text:p>
          </table:table-cell>
          <table:table-cell office:value-type="time" office:time-value="PT00H04M44.01S">
            <text:p>284,010,,,,,,,,,,,,</text:p>
          </table:table-cell>
          <table:table-cell office:value-type="time" office:time-value="PT00H04M48.6S">
            <text:p>288,600,,,,,,,,,,,,</text:p>
          </table:table-cell>
          <table:table-cell office:value-type="time" office:time-value="PT00H04M48.9S">
            <text:p>288,900,,,,,,,,,,,,</text:p>
          </table:table-cell>
          <table:table-cell office:value-type="time" office:time-value="PT00H04M42.52S">
            <text:p>04:42,52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96]" office:value-type="time" office:time-value="PT00H00M00.16508S">
            <text:p>00,165,,,,,,,,,,,,</text:p>
          </table:table-cell>
          <table:table-cell office:value-type="time" office:time-value="PT00H00M00.160792S">
            <text:p>00,161,,,,,,,,,,,,</text:p>
          </table:table-cell>
          <table:table-cell office:value-type="time" office:time-value="PT00H00M00.149452S">
            <text:p>00,149,,,,,,,,,,,,</text:p>
          </table:table-cell>
          <table:table-cell office:value-type="time" office:time-value="PT00H00M00.147558S">
            <text:p>00,148,,,,,,,,,,,,</text:p>
          </table:table-cell>
          <table:table-cell office:value-type="time" office:time-value="PT00H00M00.202518S">
            <text:p>00:00,20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48:.K148])/[.$B$96]" office:value-type="time" office:time-value="PT00H00M00.818432S">
            <text:p>00,818,,,,,,,,,,,,</text:p>
          </table:table-cell>
          <table:table-cell office:value-type="time" office:time-value="PT00H00M00.679508S">
            <text:p>00,680,,,,,,,,,,,,</text:p>
          </table:table-cell>
          <table:table-cell office:value-type="time" office:time-value="PT00H00M00.763848S">
            <text:p>00,764,,,,,,,,,,,,</text:p>
          </table:table-cell>
          <table:table-cell office:value-type="time" office:time-value="PT00H00M00.867409S">
            <text:p>00,867,,,,,,,,,,,,</text:p>
          </table:table-cell>
          <table:table-cell office:value-type="time" office:time-value="PT00H00M00.962963S">
            <text:p>00:00,96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K149])/[.$B$96]" office:value-type="time" office:time-value="PT00H00M00.1025S">
            <text:p>00,103,,,,,,,,,,,,</text:p>
          </table:table-cell>
          <table:table-cell office:value-type="time" office:time-value="PT00H00M00.11S">
            <text:p>00,110,,,,,,,,,,,,</text:p>
          </table:table-cell>
          <table:table-cell table:number-columns-repeated="2" office:value-type="time" office:time-value="PT00H00M00.09S">
            <text:p>00,090,,,,,,,,,,,,</text:p>
          </table:table-cell>
          <table:table-cell office:value-type="time" office:time-value="PT00H00M00.12S">
            <text:p>00:00,12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K150])/[.$B$96]" office:value-type="time" office:time-value="PT00H00M00.01184S">
            <text:p>00,012,,,,,,,,,,,,</text:p>
          </table:table-cell>
          <table:table-cell office:value-type="time" office:time-value="PT00H00M00.02503S">
            <text:p>00,025,,,,,,,,,,,,</text:p>
          </table:table-cell>
          <table:table-cell office:value-type="time" office:time-value="PT00H00M00.007579S">
            <text:p>00,008,,,,,,,,,,,,</text:p>
          </table:table-cell>
          <table:table-cell office:value-type="time" office:time-value="PT00H00M00.007204S">
            <text:p>00,007,,,,,,,,,,,,</text:p>
          </table:table-cell>
          <table:table-cell office:value-type="time" office:time-value="PT00H00M00.007545S">
            <text:p>00:00,01</text:p>
          </table:table-cell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51:.K151])/[.$B$96]" office:value-type="time" office:time-value="PT00H00M00.349372S">
            <text:p>00,349,,,,,,,,,,,,</text:p>
          </table:table-cell>
          <table:table-cell office:value-type="time" office:time-value="PT00H00M00.321679S">
            <text:p>00,322,,,,,,,,,,,,</text:p>
          </table:table-cell>
          <table:table-cell office:value-type="time" office:time-value="PT00H00M00.361971S">
            <text:p>00,362,,,,,,,,,,,,</text:p>
          </table:table-cell>
          <table:table-cell office:value-type="time" office:time-value="PT00H00M00.319908S">
            <text:p>00,320,,,,,,,,,,,,</text:p>
          </table:table-cell>
          <table:table-cell table:style-name="ce30" office:value-type="time" office:time-value="PT00H00M00.39393S">
            <text:p>00:00: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K152])/[.$B$96]" office:value-type="time" office:time-value="PT00H00M00.1825S">
            <text:p>00,183,,,,,,,,,,,,</text:p>
          </table:table-cell>
          <table:table-cell table:number-columns-repeated="3" office:value-type="time" office:time-value="PT00H00M00.18S">
            <text:p>00,180,,,,,,,,,,,,</text:p>
          </table:table-cell>
          <table:table-cell office:value-type="time" office:time-value="PT00H00M00.19S">
            <text:p>00:00,19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K153])/[.$B$96]" office:value-type="time" office:time-value="PT00H00M00.013298S">
            <text:p>00,013,,,,,,,,,,,,</text:p>
          </table:table-cell>
          <table:table-cell office:value-type="time" office:time-value="PT00H00M00.010197S">
            <text:p>00,010,,,,,,,,,,,,</text:p>
          </table:table-cell>
          <table:table-cell office:value-type="time" office:time-value="PT00H00M00.022018S">
            <text:p>00,022,,,,,,,,,,,,</text:p>
          </table:table-cell>
          <table:table-cell office:value-type="time" office:time-value="PT00H00M00.010569S">
            <text:p>00,011,,,,,,,,,,,,</text:p>
          </table:table-cell>
          <table:table-cell office:value-type="time" office:time-value="PT00H00M00.010406S">
            <text:p>00:00,01</text:p>
          </table:table-cell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54:.K154])/[.$B$96]" office:value-type="time" office:time-value="PT00H02M44.259713S">
            <text:p>164,260,,,,,,,,,,,,</text:p>
          </table:table-cell>
          <table:table-cell office:value-type="time" office:time-value="PT00H02M42.35544S">
            <text:p>162,355,,,,,,,,,,,,</text:p>
          </table:table-cell>
          <table:table-cell office:value-type="time" office:time-value="PT00H02M46.677342S">
            <text:p>166,677,,,,,,,,,,,,</text:p>
          </table:table-cell>
          <table:table-cell office:value-type="time" office:time-value="PT00H02M52.604246S">
            <text:p>172,604,,,,,,,,,,,,</text:p>
          </table:table-cell>
          <table:table-cell office:value-type="time" office:time-value="PT00H02M35.401825S">
            <text:p>02:35,4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K155])/[.$B$96]" office:value-type="time" office:time-value="PT00H00M35.4625S">
            <text:p>35,463,,,,,,,,,,,,</text:p>
          </table:table-cell>
          <table:table-cell office:value-type="time" office:time-value="PT00H00M34.98S">
            <text:p>34,980,,,,,,,,,,,,</text:p>
          </table:table-cell>
          <table:table-cell office:value-type="time" office:time-value="PT00H00M35.66S">
            <text:p>35,660,,,,,,,,,,,,</text:p>
          </table:table-cell>
          <table:table-cell office:value-type="time" office:time-value="PT00H00M36.48S">
            <text:p>36,480,,,,,,,,,,,,</text:p>
          </table:table-cell>
          <table:table-cell office:value-type="time" office:time-value="PT00H00M34.73S">
            <text:p>00:34,73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K156])/[.$B$96]" office:value-type="time" office:time-value="PT00H00M00.478982S">
            <text:p>00,479,,,,,,,,,,,,</text:p>
          </table:table-cell>
          <table:table-cell office:value-type="time" office:time-value="PT00H00M00.338737S">
            <text:p>00,339,,,,,,,,,,,,</text:p>
          </table:table-cell>
          <table:table-cell office:value-type="time" office:time-value="PT00H00M00.431369S">
            <text:p>00,431,,,,,,,,,,,,</text:p>
          </table:table-cell>
          <table:table-cell office:value-type="time" office:time-value="PT00H00M00.520665S">
            <text:p>00,521,,,,,,,,,,,,</text:p>
          </table:table-cell>
          <table:table-cell office:value-type="time" office:time-value="PT00H00M00.625156S">
            <text:p>00:00,63</text:p>
          </table:table-cell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57:.K157])/[.$B$96]" office:value-type="time" office:time-value="PT00H00M08.656467S">
            <text:p>08,656,,,,,,,,,,,,</text:p>
          </table:table-cell>
          <table:table-cell office:value-type="time" office:time-value="PT00H00M09.155083S">
            <text:p>09,155,,,,,,,,,,,,</text:p>
          </table:table-cell>
          <table:table-cell office:value-type="time" office:time-value="PT00H00M08.103369S">
            <text:p>08,103,,,,,,,,,,,,</text:p>
          </table:table-cell>
          <table:table-cell office:value-type="time" office:time-value="PT00H00M09.63234S">
            <text:p>09,632,,,,,,,,,,,,</text:p>
          </table:table-cell>
          <table:table-cell office:value-type="time" office:time-value="PT00H00M07.735074S">
            <text:p>00:07,74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K158])/[.$B$96]" office:value-type="time" office:time-value="PT00H00M02.7375S">
            <text:p>02,738,,,,,,,,,,,,</text:p>
          </table:table-cell>
          <table:table-cell office:value-type="time" office:time-value="PT00H00M02.7S">
            <text:p>02,700,,,,,,,,,,,,</text:p>
          </table:table-cell>
          <table:table-cell office:value-type="time" office:time-value="PT00H00M02.75S">
            <text:p>02,750,,,,,,,,,,,,</text:p>
          </table:table-cell>
          <table:table-cell office:value-type="time" office:time-value="PT00H00M02.78S">
            <text:p>02,780,,,,,,,,,,,,</text:p>
          </table:table-cell>
          <table:table-cell office:value-type="time" office:time-value="PT00H00M02.72S">
            <text:p>00:02,72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K159])/[.$B$96]" office:value-type="time" office:time-value="PT00H00M00.273295S">
            <text:p>00,273,,,,,,,,,,,,</text:p>
          </table:table-cell>
          <table:table-cell office:value-type="time" office:time-value="PT00H00M00.195257S">
            <text:p>00,195,,,,,,,,,,,,</text:p>
          </table:table-cell>
          <table:table-cell office:value-type="time" office:time-value="PT00H00M00.227378S">
            <text:p>00,227,,,,,,,,,,,,</text:p>
          </table:table-cell>
          <table:table-cell office:value-type="time" office:time-value="PT00H00M00.350684S">
            <text:p>00,351,,,,,,,,,,,,</text:p>
          </table:table-cell>
          <table:table-cell office:value-type="time" office:time-value="PT00H00M00.319861S">
            <text:p>00:00,32</text:p>
          </table:table-cell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60:.K160])/[.$B$96]" office:value-type="time" office:time-value="PT00H00M48.872422S">
            <text:p>48,872,,,,,,,,,,,,</text:p>
          </table:table-cell>
          <table:table-cell office:value-type="time" office:time-value="PT00H00M49.889445S">
            <text:p>49,889,,,,,,,,,,,,</text:p>
          </table:table-cell>
          <table:table-cell office:value-type="time" office:time-value="PT00H00M47.519632S">
            <text:p>47,520,,,,,,,,,,,,</text:p>
          </table:table-cell>
          <table:table-cell office:value-type="time" office:time-value="PT00H00M54.467998S">
            <text:p>54,468,,,,,,,,,,,,</text:p>
          </table:table-cell>
          <table:table-cell office:value-type="time" office:time-value="PT00H00M43.612615S">
            <text:p>00:43,61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K161])/[.$B$96]" office:value-type="time" office:time-value="PT00H00M10.795S">
            <text:p>10,795,,,,,,,,,,,,</text:p>
          </table:table-cell>
          <table:table-cell office:value-type="time" office:time-value="PT00H00M10.77S">
            <text:p>10,770,,,,,,,,,,,,</text:p>
          </table:table-cell>
          <table:table-cell office:value-type="time" office:time-value="PT00H00M10.88S">
            <text:p>10,880,,,,,,,,,,,,</text:p>
          </table:table-cell>
          <table:table-cell office:value-type="time" office:time-value="PT00H00M11.07S">
            <text:p>11,070,,,,,,,,,,,,</text:p>
          </table:table-cell>
          <table:table-cell office:value-type="time" office:time-value="PT00H00M10.46S">
            <text:p>00:10,46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K162])/[.$B$96]" office:value-type="time" office:time-value="PT00H00M00.06296S">
            <text:p>00,063,,,,,,,,,,,,</text:p>
          </table:table-cell>
          <table:table-cell office:value-type="time" office:time-value="PT00H00M00.075784S">
            <text:p>00,076,,,,,,,,,,,,</text:p>
          </table:table-cell>
          <table:table-cell office:value-type="time" office:time-value="PT00H00M00.059694S">
            <text:p>00,060,,,,,,,,,,,,</text:p>
          </table:table-cell>
          <table:table-cell office:value-type="time" office:time-value="PT00H00M00.057832S">
            <text:p>00,058,,,,,,,,,,,,</text:p>
          </table:table-cell>
          <table:table-cell office:value-type="time" office:time-value="PT00H00M00.058529S">
            <text:p>00:00,06</text:p>
          </table:table-cell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163:.K163])/[.$B$96]" office:value-type="time" office:time-value="PT00H01M10.790126S">
            <text:p>70,790,,,,,,,,,,,,</text:p>
          </table:table-cell>
          <table:table-cell table:formula="of:=+[.D166]+[.D169]+[.D172]" office:value-type="time" office:time-value="PT00H01M10.01738S">
            <text:p>70,017,,,,,,,,,,,,</text:p>
          </table:table-cell>
          <table:table-cell table:formula="of:=+[.E166]+[.E169]+[.E172]" office:value-type="time" office:time-value="PT00H01M10.234373S">
            <text:p>70,234,,,,,,,,,,,,</text:p>
          </table:table-cell>
          <table:table-cell table:formula="of:=+[.F166]+[.F169]+[.F172]" office:value-type="time" office:time-value="PT00H01M14.745049S">
            <text:p>74,745,,,,,,,,,,,,</text:p>
          </table:table-cell>
          <table:table-cell table:style-name="ce25" table:formula="of:=+[.G166]+[.G169]+[.G172]" office:value-type="time" office:time-value="PT00H01M08.1637S">
            <text:p>68,164,,,,,,,,,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4:.K164])/[.$B$96]" office:value-type="time" office:time-value="PT00H01M06.2125S">
            <text:p>66,213,,,,,,,,,,,,</text:p>
          </table:table-cell>
          <table:table-cell table:formula="of:=+[.D167]+[.D170]+[.D173]" office:value-type="time" office:time-value="PT00H01M05.75S">
            <text:p>65,750,,,,,,,,,,,,</text:p>
          </table:table-cell>
          <table:table-cell table:formula="of:=+[.E167]+[.E170]+[.E173]" office:value-type="time" office:time-value="PT00H01M06.02S">
            <text:p>66,020,,,,,,,,,,,,</text:p>
          </table:table-cell>
          <table:table-cell table:formula="of:=+[.F167]+[.F170]+[.F173]" office:value-type="time" office:time-value="PT00H01M07.35S">
            <text:p>67,350,,,,,,,,,,,,</text:p>
          </table:table-cell>
          <table:table-cell table:style-name="ce25" table:formula="of:=+[.G167]+[.G170]+[.G173]" office:value-type="time" office:time-value="PT00H01M05.73S">
            <text:p>65,730,,,,,,,,,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5:.K165])/[.$B$96]" office:value-type="time" office:time-value="PT00H00M00.407629S">
            <text:p>00,408,,,,,,,,,,,,</text:p>
          </table:table-cell>
          <table:table-cell table:formula="of:=+[.D168]+[.D171]+[.D174]" office:value-type="time" office:time-value="PT00H00M00.388783S">
            <text:p>00,389,,,,,,,,,,,,</text:p>
          </table:table-cell>
          <table:table-cell table:formula="of:=+[.E168]+[.E171]+[.E174]" office:value-type="time" office:time-value="PT00H00M00.388527S">
            <text:p>00,389,,,,,,,,,,,,</text:p>
          </table:table-cell>
          <table:table-cell table:formula="of:=+[.F168]+[.F171]+[.F174]" office:value-type="time" office:time-value="PT00H00M00.430181S">
            <text:p>00,430,,,,,,,,,,,,</text:p>
          </table:table-cell>
          <table:table-cell table:style-name="ce25" table:formula="of:=+[.G168]+[.G171]+[.G174]" office:value-type="time" office:time-value="PT00H00M00.423025S">
            <text:p>00,423,,,,,,,,,,,,</text:p>
          </table:table-cell>
        </table:table-row>
        <table:table-row table:style-name="ro1">
          <table:table-cell table:style-name="ce20" office:value-type="string">
            <text:p>Q16tmp1</text:p>
          </table:table-cell>
          <table:table-cell table:style-name="ce20" office:value-type="string">
            <text:p>elapsed</text:p>
          </table:table-cell>
          <table:table-cell table:formula="of:=SUM([.D166:.K166])/[.$B$96]" office:value-type="time" office:time-value="PT00H00M36.138735S">
            <text:p>36,139,,,,,,,,,,,,</text:p>
          </table:table-cell>
          <table:table-cell table:style-name="ce27" office:value-type="time" office:time-value="PT00H00M35.771541S">
            <text:p>35,772,,,,,,,,,,,,</text:p>
          </table:table-cell>
          <table:table-cell table:style-name="ce27" office:value-type="time" office:time-value="PT00H00M35.857204S">
            <text:p>35,857,,,,,,,,,,,,</text:p>
          </table:table-cell>
          <table:table-cell table:style-name="ce27" office:value-type="time" office:time-value="PT00H00M38.713404S">
            <text:p>38,713,,,,,,,,,,,,</text:p>
          </table:table-cell>
          <table:table-cell office:value-type="time" office:time-value="PT00H00M34.212793S">
            <text:p>00:34,21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167:.K167])/[.$B$96]" office:value-type="time" office:time-value="PT00H00M32.95S">
            <text:p>32,950,,,,,,,,,,,,</text:p>
          </table:table-cell>
          <table:table-cell table:style-name="ce27" office:value-type="time" office:time-value="PT00H00M32.64S">
            <text:p>32,640,,,,,,,,,,,,</text:p>
          </table:table-cell>
          <table:table-cell table:style-name="ce27" office:value-type="time" office:time-value="PT00H00M32.9S">
            <text:p>32,900,,,,,,,,,,,,</text:p>
          </table:table-cell>
          <table:table-cell table:style-name="ce27" office:value-type="time" office:time-value="PT00H00M33.54S">
            <text:p>33,540,,,,,,,,,,,,</text:p>
          </table:table-cell>
          <table:table-cell office:value-type="time" office:time-value="PT00H00M32.72S">
            <text:p>00:32,72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168:.K168])/[.$B$96]" office:value-type="time" office:time-value="PT00H00M00.136324S">
            <text:p>00,136,,,,,,,,,,,,</text:p>
          </table:table-cell>
          <table:table-cell table:style-name="ce27" office:value-type="time" office:time-value="PT00H00M00.145657S">
            <text:p>00,146,,,,,,,,,,,,</text:p>
          </table:table-cell>
          <table:table-cell table:style-name="ce27" office:value-type="time" office:time-value="PT00H00M00.107134S">
            <text:p>00,107,,,,,,,,,,,,</text:p>
          </table:table-cell>
          <table:table-cell table:style-name="ce27" office:value-type="time" office:time-value="PT00H00M00.165143S">
            <text:p>00,165,,,,,,,,,,,,</text:p>
          </table:table-cell>
          <table:table-cell office:value-type="time" office:time-value="PT00H00M00.127362S">
            <text:p>00:00,13</text:p>
          </table:table-cell>
        </table:table-row>
        <table:table-row table:style-name="ro1">
          <table:table-cell table:style-name="ce20" office:value-type="string">
            <text:p>Q16tmp2</text:p>
          </table:table-cell>
          <table:table-cell table:style-name="ce20" office:value-type="string">
            <text:p>elapsed</text:p>
          </table:table-cell>
          <table:table-cell table:formula="of:=SUM([.D169:.K169])/[.$B$96]" office:value-type="time" office:time-value="PT00H00M34.344109S">
            <text:p>34,344,,,,,,,,,,,,</text:p>
          </table:table-cell>
          <table:table-cell table:style-name="ce27" office:value-type="time" office:time-value="PT00H00M33.958935S">
            <text:p>33,959,,,,,,,,,,,,</text:p>
          </table:table-cell>
          <table:table-cell table:style-name="ce27" office:value-type="time" office:time-value="PT00H00M34.076469S">
            <text:p>34,076,,,,,,,,,,,,</text:p>
          </table:table-cell>
          <table:table-cell table:style-name="ce27" office:value-type="time" office:time-value="PT00H00M35.748282S">
            <text:p>35,748,,,,,,,,,,,,</text:p>
          </table:table-cell>
          <table:table-cell office:value-type="time" office:time-value="PT00H00M33.592751S">
            <text:p>00:33,59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170:.K170])/[.$B$96]" office:value-type="time" office:time-value="PT00H00M33.1625S">
            <text:p>33,163,,,,,,,,,,,,</text:p>
          </table:table-cell>
          <table:table-cell table:style-name="ce27" office:value-type="time" office:time-value="PT00H00M33S">
            <text:p>33,000,,,,,,,,,,,,</text:p>
          </table:table-cell>
          <table:table-cell table:style-name="ce27" office:value-type="time" office:time-value="PT00H00M33.03S">
            <text:p>33,030,,,,,,,,,,,,</text:p>
          </table:table-cell>
          <table:table-cell table:style-name="ce27" office:value-type="time" office:time-value="PT00H00M33.71S">
            <text:p>33,710,,,,,,,,,,,,</text:p>
          </table:table-cell>
          <table:table-cell office:value-type="time" office:time-value="PT00H00M32.91S">
            <text:p>00:32,91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171:.K171])/[.$B$96]" office:value-type="time" office:time-value="PT00H00M00.149997S">
            <text:p>00,150,,,,,,,,,,,,</text:p>
          </table:table-cell>
          <table:table-cell table:style-name="ce27" office:value-type="time" office:time-value="PT00H00M00.13125S">
            <text:p>00,131,,,,,,,,,,,,</text:p>
          </table:table-cell>
          <table:table-cell table:style-name="ce27" office:value-type="time" office:time-value="PT00H00M00.152723S">
            <text:p>00,153,,,,,,,,,,,,</text:p>
          </table:table-cell>
          <table:table-cell table:style-name="ce27" office:value-type="time" office:time-value="PT00H00M00.161709S">
            <text:p>00,162,,,,,,,,,,,,</text:p>
          </table:table-cell>
          <table:table-cell office:value-type="time" office:time-value="PT00H00M00.154304S">
            <text:p>00:00,15</text:p>
          </table:table-cell>
        </table:table-row>
        <table:table-row table:style-name="ro1">
          <table:table-cell table:style-name="ce20" office:value-type="string">
            <text:p>Q16res</text:p>
          </table:table-cell>
          <table:table-cell table:style-name="ce20" office:value-type="string">
            <text:p>elapsed</text:p>
          </table:table-cell>
          <table:table-cell table:formula="of:=SUM([.D172:.K172])/[.$B$96]" office:value-type="time" office:time-value="PT00H00M00.307281S">
            <text:p>00,307,,,,,,,,,,,,</text:p>
          </table:table-cell>
          <table:table-cell table:style-name="ce27" office:value-type="time" office:time-value="PT00H00M00.286904S">
            <text:p>00,287,,,,,,,,,,,,</text:p>
          </table:table-cell>
          <table:table-cell table:style-name="ce27" office:value-type="time" office:time-value="PT00H00M00.3007S">
            <text:p>00,301,,,,,,,,,,,,</text:p>
          </table:table-cell>
          <table:table-cell table:style-name="ce27" office:value-type="time" office:time-value="PT00H00M00.283363S">
            <text:p>00,283,,,,,,,,,,,,</text:p>
          </table:table-cell>
          <table:table-cell office:value-type="time" office:time-value="PT00H00M00.358156S">
            <text:p>00:00,36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173:.K173])/[.$B$96]" office:value-type="time" office:time-value="PT00H00M00.1S">
            <text:p>00,100,,,,,,,,,,,,</text:p>
          </table:table-cell>
          <table:table-cell table:style-name="ce27" office:value-type="time" office:time-value="PT00H00M00.11S">
            <text:p>00,110,,,,,,,,,,,,</text:p>
          </table:table-cell>
          <table:table-cell table:style-name="ce27" office:value-type="time" office:time-value="PT00H00M00.09S">
            <text:p>00,090,,,,,,,,,,,,</text:p>
          </table:table-cell>
          <table:table-cell table:style-name="ce27" office:value-type="time" office:time-value="PT00H00M00.1S">
            <text:p>00,100,,,,,,,,,,,,</text:p>
          </table:table-cell>
          <table:table-cell office:value-type="time" office:time-value="PT00H00M00.1S">
            <text:p>00:00,10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174:.K174])/[.$B$96]" office:value-type="time" office:time-value="PT00H00M00.121309S">
            <text:p>00,121,,,,,,,,,,,,</text:p>
          </table:table-cell>
          <table:table-cell table:style-name="ce27" office:value-type="time" office:time-value="PT00H00M00.111876S">
            <text:p>00,112,,,,,,,,,,,,</text:p>
          </table:table-cell>
          <table:table-cell table:style-name="ce27" office:value-type="time" office:time-value="PT00H00M00.12867S">
            <text:p>00,129,,,,,,,,,,,,</text:p>
          </table:table-cell>
          <table:table-cell table:style-name="ce27" office:value-type="time" office:time-value="PT00H00M00.103329S">
            <text:p>00,103,,,,,,,,,,,,</text:p>
          </table:table-cell>
          <table:table-cell office:value-type="time" office:time-value="PT00H00M00.141359S">
            <text:p>00:00,14</text:p>
          </table:table-cell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75:.K175])/[.$B$96]" office:value-type="time" office:time-value="PT00H03M15.433394S">
            <text:p>195,433,,,,,,,,,,,,</text:p>
          </table:table-cell>
          <table:table-cell table:formula="of:=+[.D178]+[.D181]" office:value-type="time" office:time-value="PT00H03M07.146354S">
            <text:p>187,146,,,,,,,,,,,,</text:p>
          </table:table-cell>
          <table:table-cell table:formula="of:=+[.E178]+[.E181]" office:value-type="time" office:time-value="PT00H03M21.227419S">
            <text:p>201,227,,,,,,,,,,,,</text:p>
          </table:table-cell>
          <table:table-cell table:formula="of:=+[.F178]+[.F181]" office:value-type="time" office:time-value="PT00H03M40.448085S">
            <text:p>220,448,,,,,,,,,,,,</text:p>
          </table:table-cell>
          <table:table-cell table:style-name="ce25" table:formula="of:=+[.G178]+[.G181]" office:value-type="time" office:time-value="PT00H02M52.911718S">
            <text:p>172,912,,,,,,,,,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6:.K176])/[.$B$96]" office:value-type="time" office:time-value="PT00H00M18.2425S">
            <text:p>18,243,,,,,,,,,,,,</text:p>
          </table:table-cell>
          <table:table-cell table:formula="of:=+[.D179]+[.D182]" office:value-type="time" office:time-value="PT00H00M17.61S">
            <text:p>17,610,,,,,,,,,,,,</text:p>
          </table:table-cell>
          <table:table-cell table:formula="of:=+[.E179]+[.E182]" office:value-type="time" office:time-value="PT00H00M18.53S">
            <text:p>18,530,,,,,,,,,,,,</text:p>
          </table:table-cell>
          <table:table-cell table:formula="of:=+[.F179]+[.F182]" office:value-type="time" office:time-value="PT00H00M19.93S">
            <text:p>19,930,,,,,,,,,,,,</text:p>
          </table:table-cell>
          <table:table-cell table:style-name="ce25" table:formula="of:=+[.G179]+[.G182]" office:value-type="time" office:time-value="PT00H00M16.9S">
            <text:p>16,900,,,,,,,,,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7:.K177])/[.$B$96]" office:value-type="time" office:time-value="PT00H00M00.053852S">
            <text:p>00,054,,,,,,,,,,,,</text:p>
          </table:table-cell>
          <table:table-cell table:formula="of:=+[.D180]+[.D183]" office:value-type="time" office:time-value="PT00H00M00.072535S">
            <text:p>00,073,,,,,,,,,,,,</text:p>
          </table:table-cell>
          <table:table-cell table:formula="of:=+[.E180]+[.E183]" office:value-type="time" office:time-value="PT00H00M00.056443S">
            <text:p>00,056,,,,,,,,,,,,</text:p>
          </table:table-cell>
          <table:table-cell table:formula="of:=+[.F180]+[.F183]" office:value-type="time" office:time-value="PT00H00M00.06099S">
            <text:p>00,061,,,,,,,,,,,,</text:p>
          </table:table-cell>
          <table:table-cell table:style-name="ce25" table:formula="of:=+[.G180]+[.G183]" office:value-type="time" office:time-value="PT00H00M00.025441S">
            <text:p>00,025,,,,,,,,,,,,</text:p>
          </table:table-cell>
        </table:table-row>
        <table:table-row table:style-name="ro1">
          <table:table-cell table:style-name="ce20" office:value-type="string">
            <text:p>Q17tmp1</text:p>
          </table:table-cell>
          <table:table-cell table:style-name="ce20" office:value-type="string">
            <text:p>elapsed</text:p>
          </table:table-cell>
          <table:table-cell table:formula="of:=SUM([.D178:.K178])/[.$B$96]" office:value-type="time" office:time-value="PT00H03M15.24517S">
            <text:p>195,245,,,,,,,,,,,,</text:p>
          </table:table-cell>
          <table:table-cell table:style-name="ce27" office:value-type="time" office:time-value="PT00H03M06.918036S">
            <text:p>186,918,,,,,,,,,,,,</text:p>
          </table:table-cell>
          <table:table-cell table:style-name="ce27" office:value-type="time" office:time-value="PT00H03M21.067537S">
            <text:p>201,068,,,,,,,,,,,,</text:p>
          </table:table-cell>
          <table:table-cell table:style-name="ce27" office:value-type="time" office:time-value="PT00H03M40.301756S">
            <text:p>220,302,,,,,,,,,,,,</text:p>
          </table:table-cell>
          <table:table-cell office:value-type="time" office:time-value="PT00H02M52.693351S">
            <text:p>02:52,69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179:.K179])/[.$B$96]" office:value-type="time" office:time-value="PT00H00M18.2225S">
            <text:p>18,223,,,,,,,,,,,,</text:p>
          </table:table-cell>
          <table:table-cell table:style-name="ce28" office:value-type="time" office:time-value="PT00H00M17.6S">
            <text:p>17,600,,,,,,,,,,,,</text:p>
          </table:table-cell>
          <table:table-cell table:style-name="ce27" office:value-type="time" office:time-value="PT00H00M18.5S">
            <text:p>18,500,,,,,,,,,,,,</text:p>
          </table:table-cell>
          <table:table-cell table:style-name="ce27" office:value-type="time" office:time-value="PT00H00M19.91S">
            <text:p>19,910,,,,,,,,,,,,</text:p>
          </table:table-cell>
          <table:table-cell office:value-type="time" office:time-value="PT00H00M16.88S">
            <text:p>00:16,88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180:.K180])/[.$B$96]" office:value-type="time" office:time-value="PT00H00M00.043498S">
            <text:p>00,043,,,,,,,,,,,,</text:p>
          </table:table-cell>
          <table:table-cell table:style-name="ce27" office:value-type="time" office:time-value="PT00H00M00.062421S">
            <text:p>00,062,,,,,,,,,,,,</text:p>
          </table:table-cell>
          <table:table-cell table:style-name="ce27" office:value-type="time" office:time-value="PT00H00M00.046255S">
            <text:p>00,046,,,,,,,,,,,,</text:p>
          </table:table-cell>
          <table:table-cell table:style-name="ce27" office:value-type="time" office:time-value="PT00H00M00.050491S">
            <text:p>00,050,,,,,,,,,,,,</text:p>
          </table:table-cell>
          <table:table-cell office:value-type="time" office:time-value="PT00H00M00.014825S">
            <text:p>00:00,01</text:p>
          </table:table-cell>
        </table:table-row>
        <table:table-row table:style-name="ro1">
          <table:table-cell table:style-name="ce20" office:value-type="string">
            <text:p>Q17res</text:p>
          </table:table-cell>
          <table:table-cell table:style-name="ce20" office:value-type="string">
            <text:p>elapsed</text:p>
          </table:table-cell>
          <table:table-cell table:formula="of:=SUM([.D181:.K181])/[.$B$96]" office:value-type="time" office:time-value="PT00H00M00.188224S">
            <text:p>00,188,,,,,,,,,,,,</text:p>
          </table:table-cell>
          <table:table-cell table:style-name="ce27" office:value-type="time" office:time-value="PT00H00M00.228318S">
            <text:p>00,228,,,,,,,,,,,,</text:p>
          </table:table-cell>
          <table:table-cell table:style-name="ce27" office:value-type="time" office:time-value="PT00H00M00.159882S">
            <text:p>00,160,,,,,,,,,,,,</text:p>
          </table:table-cell>
          <table:table-cell table:style-name="ce27" office:value-type="time" office:time-value="PT00H00M00.146329S">
            <text:p>00,146,,,,,,,,,,,,</text:p>
          </table:table-cell>
          <table:table-cell office:value-type="time" office:time-value="PT00H00M00.218367S">
            <text:p>00:00,22</text:p>
          </table:table-cell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formula="of:=SUM([.D182:.K182])/[.$B$96]" office:value-type="time" office:time-value="PT00H00M00.02S">
            <text:p>00,020,,,,,,,,,,,,</text:p>
          </table:table-cell>
          <table:table-cell table:style-name="ce27" office:value-type="time" office:time-value="PT00H00M00.01S">
            <text:p>00,010,,,,,,,,,,,,</text:p>
          </table:table-cell>
          <table:table-cell table:style-name="ce27" office:value-type="time" office:time-value="PT00H00M00.03S">
            <text:p>00,030,,,,,,,,,,,,</text:p>
          </table:table-cell>
          <table:table-cell table:style-name="ce27" office:value-type="time" office:time-value="PT00H00M00.02S">
            <text:p>00,020,,,,,,,,,,,,</text:p>
          </table:table-cell>
          <table:table-cell office:value-type="time" office:time-value="PT00H00M00.02S">
            <text:p>00:00,02</text:p>
          </table:table-cell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formula="of:=SUM([.D183:.K183])/[.$B$96]" office:value-type="time" office:time-value="PT00H00M00.010354S">
            <text:p>00,010,,,,,,,,,,,,</text:p>
          </table:table-cell>
          <table:table-cell table:style-name="ce27" office:value-type="time" office:time-value="PT00H00M00.010114S">
            <text:p>00,010,,,,,,,,,,,,</text:p>
          </table:table-cell>
          <table:table-cell table:style-name="ce27" office:value-type="time" office:time-value="PT00H00M00.010188S">
            <text:p>00,010,,,,,,,,,,,,</text:p>
          </table:table-cell>
          <table:table-cell table:style-name="ce27" office:value-type="time" office:time-value="PT00H00M00.010499S">
            <text:p>00,010,,,,,,,,,,,,</text:p>
          </table:table-cell>
          <table:table-cell office:value-type="time" office:time-value="PT00H00M00.010616S">
            <text:p>00:00,01</text:p>
          </table:table-cell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184:.K184])/[.$B$96]" office:value-type="time" office:time-value="PT01H34M58.686179S">
            <text:p>5698,686,,,,,,,,,,,,</text:p>
          </table:table-cell>
          <table:table-cell table:formula="of:=[.D175]+[.D163]+[.D160]+[.D157]+[.D154]+[.D151]+[.D148]+[.D145]+[.D142]+[.D139]+[.D130]+[.D121]+[.D109]+[.D106]+[.D103]+[.D100]+[.D97]" office:value-type="time" office:time-value="PT01H30M40.144462S">
            <text:p>5440,144,,,,,,,,,,,,</text:p>
          </table:table-cell>
          <table:table-cell table:formula="of:=[.E175]+[.E163]+[.E160]+[.E157]+[.E154]+[.E151]+[.E148]+[.E145]+[.E142]+[.E139]+[.E130]+[.E121]+[.E109]+[.E106]+[.E103]+[.E100]+[.E97]" office:value-type="time" office:time-value="PT01H31M19.25012S">
            <text:p>5479,250,,,,,,,,,,,,</text:p>
          </table:table-cell>
          <table:table-cell table:formula="of:=[.F175]+[.F163]+[.F160]+[.F157]+[.F154]+[.F151]+[.F148]+[.F145]+[.F142]+[.F139]+[.F130]+[.F121]+[.F109]+[.F106]+[.F103]+[.F100]+[.F97]" office:value-type="time" office:time-value="PT01H40M08.015417S">
            <text:p>6008,015,,,,,,,,,,,,</text:p>
          </table:table-cell>
          <table:table-cell table:style-name="ce25" table:formula="of:=[.G175]+[.G163]+[.G160]+[.G157]+[.G154]+[.G151]+[.G148]+[.G145]+[.G142]+[.G139]+[.G130]+[.G121]+[.G109]+[.G106]+[.G103]+[.G100]+[.G97]" office:value-type="time" office:time-value="PT01H37M47.334716S">
            <text:p>5867,335,,,,,,,,,,,,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85:.K185])/[.$B$96]" office:value-type="time" office:time-value="PT00H27M56.8275S">
            <text:p>1676,827,,,,,,,,,,,,</text:p>
          </table:table-cell>
          <table:table-cell table:formula="of:=[.D176]+[.D164]+[.D161]+[.D158]+[.D155]+[.D152]+[.D149]+[.D146]+[.D143]+[.D140]+[.D131]+[.D122]+[.D110]+[.D107]+[.D104]+[.D101]+[.D98]" office:value-type="time" office:time-value="PT00H27M32.53S">
            <text:p>1652,530,,,,,,,,,,,,</text:p>
          </table:table-cell>
          <table:table-cell table:formula="of:=[.E176]+[.E164]+[.E161]+[.E158]+[.E155]+[.E152]+[.E149]+[.E146]+[.E143]+[.E140]+[.E131]+[.E122]+[.E110]+[.E107]+[.E104]+[.E101]+[.E98]" office:value-type="time" office:time-value="PT00H27M57.779999S">
            <text:p>1677,780,,,,,,,,,,,,</text:p>
          </table:table-cell>
          <table:table-cell table:formula="of:=[.F176]+[.F164]+[.F161]+[.F158]+[.F155]+[.F152]+[.F149]+[.F146]+[.F143]+[.F140]+[.F131]+[.F122]+[.F110]+[.F107]+[.F104]+[.F101]+[.F98]" office:value-type="time" office:time-value="PT00H27M59.44S">
            <text:p>1679,440,,,,,,,,,,,,</text:p>
          </table:table-cell>
          <table:table-cell table:style-name="ce25" table:formula="of:=[.G176]+[.G164]+[.G161]+[.G158]+[.G155]+[.G152]+[.G149]+[.G146]+[.G143]+[.G140]+[.G131]+[.G122]+[.G110]+[.G107]+[.G104]+[.G101]+[.G98]" office:value-type="time" office:time-value="PT00H28M17.56S">
            <text:p>1697,560,,,,,,,,,,,,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6:.K186])/[.$B$96]" office:value-type="time" office:time-value="PT00H00M04.751256S">
            <text:p>04,751,,,,,,,,,,,,</text:p>
          </table:table-cell>
          <table:table-cell table:formula="of:=[.D177]+[.D165]+[.D162]+[.D159]+[.D156]+[.D153]+[.D150]+[.D147]+[.D144]+[.D141]+[.D132]+[.D123]+[.D111]+[.D108]+[.D105]+[.D102]+[.D99]" office:value-type="time" office:time-value="PT00H00M03.406265S">
            <text:p>03,406,,,,,,,,,,,,</text:p>
          </table:table-cell>
          <table:table-cell table:formula="of:=[.E177]+[.E165]+[.E162]+[.E159]+[.E156]+[.E153]+[.E150]+[.E147]+[.E144]+[.E141]+[.E132]+[.E123]+[.E111]+[.E108]+[.E105]+[.E102]+[.E99]" office:value-type="time" office:time-value="PT00H00M04.20454S">
            <text:p>04,205,,,,,,,,,,,,</text:p>
          </table:table-cell>
          <table:table-cell table:formula="of:=[.F177]+[.F165]+[.F162]+[.F159]+[.F156]+[.F153]+[.F150]+[.F147]+[.F144]+[.F141]+[.F132]+[.F123]+[.F111]+[.F108]+[.F105]+[.F102]+[.F99]" office:value-type="time" office:time-value="PT00H00M05.314296S">
            <text:p>05,314,,,,,,,,,,,,</text:p>
          </table:table-cell>
          <table:table-cell table:style-name="ce25" table:formula="of:=[.G177]+[.G165]+[.G162]+[.G159]+[.G156]+[.G153]+[.G150]+[.G147]+[.G144]+[.G141]+[.G132]+[.G123]+[.G111]+[.G108]+[.G105]+[.G102]+[.G99]" office:value-type="time" office:time-value="PT00H00M06.079923S">
            <text:p>06,080,,,,,,,,,,,,</text:p>
          </table:table-cell>
        </table:table-row>
        <table:table-row table:style-name="ro1" table:number-rows-repeated="3">
          <table:table-cell table:number-columns-repeated="6"/>
          <table:table-cell table:style-name="Default"/>
        </table:table-row>
        <table:table-row table:style-name="ro1">
          <table:table-cell table:number-columns-repeated="2"/>
          <table:table-cell office:value-type="string">
            <text:p>OBA</text:p>
          </table:table-cell>
          <table:table-cell office:value-type="string">
            <text:p>TBA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style-name="ce24" table:formula="of:=[.C4]" office:value-type="time" office:time-value="PT00H00M00.16031S">
            <text:p>00,160,,,,,,,,,,,,</text:p>
          </table:table-cell>
          <table:table-cell table:style-name="ce24" table:formula="of:=[.C97]" office:value-type="time" office:time-value="PT00H00M00.152339S">
            <text:p>00,152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5]" office:value-type="time" office:time-value="PT00H00M00.0175S">
            <text:p>00,018,,,,,,,,,,,,</text:p>
          </table:table-cell>
          <table:table-cell table:style-name="ce24" table:formula="of:=[.C98]" office:value-type="time" office:time-value="PT00H00M00.02S">
            <text:p>00,020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6]" office:value-type="time" office:time-value="PT00H00M00.000969S">
            <text:p>00,001,,,,,,,,,,,,</text:p>
          </table:table-cell>
          <table:table-cell table:style-name="ce24" table:formula="of:=[.C99]" office:value-type="time" office:time-value="PT00H00M00.004375S">
            <text:p>00,004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style-name="ce24" table:formula="of:=[.C7]" office:value-type="time" office:time-value="PT00H00M00.010711S">
            <text:p>00,011,,,,,,,,,,,,</text:p>
          </table:table-cell>
          <table:table-cell table:style-name="ce24" table:formula="of:=[.C100]" office:value-type="time" office:time-value="PT00H00M00.007077S">
            <text:p>00,007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8]" office:value-type="time" office:time-value="PT00H00M00.005S">
            <text:p>00,005,,,,,,,,,,,,</text:p>
          </table:table-cell>
          <table:table-cell table:style-name="ce24" table:formula="of:=[.C101]" office:value-type="time" office:time-value="PT00H00M00.005S">
            <text:p>00,005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9]" office:value-type="time" office:time-value="PT00H00M00.000161S">
            <text:p>00,000,,,,,,,,,,,,</text:p>
          </table:table-cell>
          <table:table-cell table:style-name="ce24" table:formula="of:=[.C102]" office:value-type="time" office:time-value="PT00H00M00.00015S">
            <text:p>00,000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style-name="ce24" table:formula="of:=[.C10]" office:value-type="time" office:time-value="PT00H00M01.491055S">
            <text:p>01,491,,,,,,,,,,,,</text:p>
          </table:table-cell>
          <table:table-cell table:style-name="ce24" table:formula="of:=[.C103]" office:value-type="time" office:time-value="PT00H00M00.557331S">
            <text:p>00,557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11]" office:value-type="time" office:time-value="PT00H00M00.1675S">
            <text:p>00,168,,,,,,,,,,,,</text:p>
          </table:table-cell>
          <table:table-cell table:style-name="ce24" table:formula="of:=[.C104]" office:value-type="time" office:time-value="PT00H00M00.0575S">
            <text:p>00,058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12]" office:value-type="time" office:time-value="PT00H00M00.030801S">
            <text:p>00,031,,,,,,,,,,,,</text:p>
          </table:table-cell>
          <table:table-cell table:style-name="ce24" table:formula="of:=[.C105]" office:value-type="time" office:time-value="PT00H00M00.031895S">
            <text:p>00,032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style-name="ce24" table:formula="of:=[.C13]" office:value-type="time" office:time-value="PT00H02M38.998656S">
            <text:p>158,999,,,,,,,,,,,,</text:p>
          </table:table-cell>
          <table:table-cell table:style-name="ce24" table:formula="of:=[.C106]" office:value-type="time" office:time-value="PT00H03M34.882627S">
            <text:p>214,883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14]" office:value-type="time" office:time-value="PT00H00M57.04S">
            <text:p>57,040,,,,,,,,,,,,</text:p>
          </table:table-cell>
          <table:table-cell table:style-name="ce24" table:formula="of:=[.C107]" office:value-type="time" office:time-value="PT00H00M23.7375S">
            <text:p>23,738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15]" office:value-type="time" office:time-value="PT00H00M00.07271S">
            <text:p>00,073,,,,,,,,,,,,</text:p>
          </table:table-cell>
          <table:table-cell table:style-name="ce24" table:formula="of:=[.C108]" office:value-type="time" office:time-value="PT00H00M00.132121S">
            <text:p>00,132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style-name="ce24" table:formula="of:=[.C16]" office:value-type="time" office:time-value="PT00H00M05.891702S">
            <text:p>05,892,,,,,,,,,,,,</text:p>
          </table:table-cell>
          <table:table-cell table:style-name="ce24" table:formula="of:=[.C109]" office:value-type="time" office:time-value="PT00H00M07.607007S">
            <text:p>07,607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17]" office:value-type="time" office:time-value="PT00H00M03.5875S">
            <text:p>03,588,,,,,,,,,,,,</text:p>
          </table:table-cell>
          <table:table-cell table:style-name="ce24" table:formula="of:=[.C110]" office:value-type="time" office:time-value="PT00H00M05.08S">
            <text:p>05,080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18]" office:value-type="time" office:time-value="PT00H00M00.162272S">
            <text:p>00,162,,,,,,,,,,,,</text:p>
          </table:table-cell>
          <table:table-cell table:style-name="ce24" table:formula="of:=[.C111]" office:value-type="time" office:time-value="PT00H00M00.224508S">
            <text:p>00,225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style-name="ce24" table:formula="of:=[.C28]" office:value-type="time" office:time-value="PT00H04M06.216362S">
            <text:p>246,216,,,,,,,,,,,,</text:p>
          </table:table-cell>
          <table:table-cell table:style-name="ce24" table:formula="of:=[.C121]" office:value-type="time" office:time-value="PT00H05M20.829971S">
            <text:p>320,830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29]" office:value-type="time" office:time-value="PT00H03M48.4S">
            <text:p>228,400,,,,,,,,,,,,</text:p>
          </table:table-cell>
          <table:table-cell table:style-name="ce24" table:formula="of:=[.C122]" office:value-type="time" office:time-value="PT00H04M57.5925S">
            <text:p>297,593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30]" office:value-type="time" office:time-value="PT00H00M00.009861S">
            <text:p>00,010,,,,,,,,,,,,</text:p>
          </table:table-cell>
          <table:table-cell table:style-name="ce24" table:formula="of:=[.C123]" office:value-type="time" office:time-value="PT00H00M02.537169S">
            <text:p>02,537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style-name="ce24" table:formula="of:=[.C31]" office:value-type="time" office:time-value="PT00H08M34.298687S">
            <text:p>514,299,,,,,,,,,,,,</text:p>
          </table:table-cell>
          <table:table-cell table:style-name="ce24" table:formula="of:=[.C130]" office:value-type="time" office:time-value="PT00H03M59.385979S">
            <text:p>239,386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32]" office:value-type="time" office:time-value="PT00H03M41.0325S">
            <text:p>221,033,,,,,,,,,,,,</text:p>
          </table:table-cell>
          <table:table-cell table:style-name="ce24" table:formula="of:=[.C131]" office:value-type="time" office:time-value="PT00H00M33.365S">
            <text:p>33,365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33]" office:value-type="time" office:time-value="PT00H00M00.103572S">
            <text:p>00,104,,,,,,,,,,,,</text:p>
          </table:table-cell>
          <table:table-cell table:style-name="ce24" table:formula="of:=[.C132]" office:value-type="time" office:time-value="PT00H00M00.211233S">
            <text:p>00,211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style-name="ce24" table:formula="of:=[.C40]" office:value-type="time" office:time-value="PT00H00M02.768145S">
            <text:p>02,768,,,,,,,,,,,,</text:p>
          </table:table-cell>
          <table:table-cell table:style-name="ce24" table:formula="of:=[.C139]" office:value-type="time" office:time-value="PT00H00M02.583411S">
            <text:p>02,583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41]" office:value-type="time" office:time-value="PT00H00M01.085S">
            <text:p>01,085,,,,,,,,,,,,</text:p>
          </table:table-cell>
          <table:table-cell table:style-name="ce24" table:formula="of:=[.C140]" office:value-type="time" office:time-value="PT00H00M00.6725S">
            <text:p>00,672,,,,,,,,,,,,</text:p>
          </table:table-cell>
          <table:table-cell table:style-name="ce24"/>
          <table:table-cell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42]" office:value-type="time" office:time-value="PT00H00M00.078219S">
            <text:p>00,078,,,,,,,,,,,,</text:p>
          </table:table-cell>
          <table:table-cell table:style-name="ce24" table:formula="of:=[.C141]" office:value-type="time" office:time-value="PT00H00M00.073441S">
            <text:p>00,073,,,,,,,,,,,,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style-name="ce24" table:formula="of:=[.C43]" office:value-type="time" office:time-value="PT00H12M21.496699S">
            <text:p>741,497,,,,,,,,,,,,</text:p>
          </table:table-cell>
          <table:table-cell table:style-name="ce24" table:formula="of:=[.C142]" office:value-type="time" office:time-value="PT00H54M42.183481S">
            <text:p>3282,183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44]" office:value-type="time" office:time-value="PT00H10M27.825S">
            <text:p>627,825,,,,,,,,,,,,</text:p>
          </table:table-cell>
          <table:table-cell table:style-name="ce24" table:formula="of:=[.C143]" office:value-type="time" office:time-value="PT00H14M56.555S">
            <text:p>896,555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45]" office:value-type="time" office:time-value="PT00H00M00.092753S">
            <text:p>00,093,,,,,,,,,,,,</text:p>
          </table:table-cell>
          <table:table-cell table:style-name="ce24" table:formula="of:=[.C144]" office:value-type="time" office:time-value="PT00H00M00.069429S">
            <text:p>00,069,,,,,,,,,,,,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style-name="ce24" table:formula="of:=[.C46]" office:value-type="time" office:time-value="PT00H26M44.588108S">
            <text:p>1604,588,,,,,,,,,,,,</text:p>
          </table:table-cell>
          <table:table-cell table:style-name="ce24" table:formula="of:=[.C145]" office:value-type="time" office:time-value="PT00H19M01.317031S">
            <text:p>1141,317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47]" office:value-type="time" office:time-value="PT00H23M44.6575S">
            <text:p>1424,658,,,,,,,,,,,,</text:p>
          </table:table-cell>
          <table:table-cell table:style-name="ce24" table:formula="of:=[.C146]" office:value-type="time" office:time-value="PT00H04M46.0075S">
            <text:p>286,008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48]" office:value-type="time" office:time-value="PT00H00M00.368641S">
            <text:p>00,369,,,,,,,,,,,,</text:p>
          </table:table-cell>
          <table:table-cell table:style-name="ce24" table:formula="of:=[.C147]" office:value-type="time" office:time-value="PT00H00M00.16508S">
            <text:p>00,165,,,,,,,,,,,,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style-name="ce24" table:formula="of:=[.C49]" office:value-type="time" office:time-value="PT00H00M01.571938S">
            <text:p>01,572,,,,,,,,,,,,</text:p>
          </table:table-cell>
          <table:table-cell table:style-name="ce24" table:formula="of:=[.C148]" office:value-type="time" office:time-value="PT00H00M00.818432S">
            <text:p>00,818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50]" office:value-type="time" office:time-value="PT00H00M00.17S">
            <text:p>00,170,,,,,,,,,,,,</text:p>
          </table:table-cell>
          <table:table-cell table:style-name="ce24" table:formula="of:=[.C149]" office:value-type="time" office:time-value="PT00H00M00.1025S">
            <text:p>00,103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51]" office:value-type="time" office:time-value="PT00H00M00.007537S">
            <text:p>00,008,,,,,,,,,,,,</text:p>
          </table:table-cell>
          <table:table-cell table:style-name="ce24" table:formula="of:=[.C150]" office:value-type="time" office:time-value="PT00H00M00.01184S">
            <text:p>00,012,,,,,,,,,,,,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style-name="ce24" table:formula="of:=[.C52]" office:value-type="time" office:time-value="PT00H01M58.927444S">
            <text:p>118,927,,,,,,,,,,,,</text:p>
          </table:table-cell>
          <table:table-cell table:style-name="ce24" table:formula="of:=[.C151]" office:value-type="time" office:time-value="PT00H00M00.349372S">
            <text:p>00,349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53]" office:value-type="time" office:time-value="PT00H00M54.1675S">
            <text:p>54,168,,,,,,,,,,,,</text:p>
          </table:table-cell>
          <table:table-cell table:style-name="ce24" table:formula="of:=[.C152]" office:value-type="time" office:time-value="PT00H00M00.1825S">
            <text:p>00,183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54]" office:value-type="time" office:time-value="PT00H00M00.026511S">
            <text:p>00,027,,,,,,,,,,,,</text:p>
          </table:table-cell>
          <table:table-cell table:style-name="ce24" table:formula="of:=[.C153]" office:value-type="time" office:time-value="PT00H00M00.013298S">
            <text:p>00,013,,,,,,,,,,,,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style-name="ce24" table:formula="of:=[.C61]" office:value-type="time" office:time-value="PT00H05M50.814744S">
            <text:p>350,815,,,,,,,,,,,,</text:p>
          </table:table-cell>
          <table:table-cell table:style-name="ce24" table:formula="of:=[.C154]" office:value-type="time" office:time-value="PT00H02M44.259713S">
            <text:p>164,260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62]" office:value-type="time" office:time-value="PT00H03M17.4025S">
            <text:p>197,403,,,,,,,,,,,,</text:p>
          </table:table-cell>
          <table:table-cell table:style-name="ce24" table:formula="of:=[.C155]" office:value-type="time" office:time-value="PT00H00M35.4625S">
            <text:p>35,463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63]" office:value-type="time" office:time-value="PT00H00M00.108989S">
            <text:p>00,109,,,,,,,,,,,,</text:p>
          </table:table-cell>
          <table:table-cell table:style-name="ce24" table:formula="of:=[.C156]" office:value-type="time" office:time-value="PT00H00M00.478982S">
            <text:p>00,479,,,,,,,,,,,,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style-name="ce24" table:formula="of:=[.C64]" office:value-type="time" office:time-value="PT00H00M14.815704S">
            <text:p>14,816,,,,,,,,,,,,</text:p>
          </table:table-cell>
          <table:table-cell table:style-name="ce24" table:formula="of:=[.C157]" office:value-type="time" office:time-value="PT00H00M08.656467S">
            <text:p>08,656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65]" office:value-type="time" office:time-value="PT00H00M03.14S">
            <text:p>03,140,,,,,,,,,,,,</text:p>
          </table:table-cell>
          <table:table-cell table:style-name="ce24" table:formula="of:=[.C158]" office:value-type="time" office:time-value="PT00H00M02.7375S">
            <text:p>02,738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66]" office:value-type="time" office:time-value="PT00H00M00.096038S">
            <text:p>00,096,,,,,,,,,,,,</text:p>
          </table:table-cell>
          <table:table-cell table:style-name="ce24" table:formula="of:=[.C159]" office:value-type="time" office:time-value="PT00H00M00.273295S">
            <text:p>00,273,,,,,,,,,,,,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style-name="ce24" table:formula="of:=[.C67]" office:value-type="time" office:time-value="PT00H01M55.370074S">
            <text:p>115,370,,,,,,,,,,,,</text:p>
          </table:table-cell>
          <table:table-cell table:style-name="ce24" table:formula="of:=[.C160]" office:value-type="time" office:time-value="PT00H00M48.872422S">
            <text:p>48,872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68]" office:value-type="time" office:time-value="PT00H00M59.45S">
            <text:p>59,450,,,,,,,,,,,,</text:p>
          </table:table-cell>
          <table:table-cell table:style-name="ce24" table:formula="of:=[.C161]" office:value-type="time" office:time-value="PT00H00M10.795S">
            <text:p>10,795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69]" office:value-type="time" office:time-value="PT00H00M00.065688S">
            <text:p>00,066,,,,,,,,,,,,</text:p>
          </table:table-cell>
          <table:table-cell table:style-name="ce24" table:formula="of:=[.C162]" office:value-type="time" office:time-value="PT00H00M00.06296S">
            <text:p>00,063,,,,,,,,,,,,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style-name="ce24" table:formula="of:=[.C70]" office:value-type="time" office:time-value="PT00H01M02.672641S">
            <text:p>62,673,,,,,,,,,,,,</text:p>
          </table:table-cell>
          <table:table-cell table:style-name="ce24" table:formula="of:=[.C163]" office:value-type="time" office:time-value="PT00H01M10.790126S">
            <text:p>70,790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71]" office:value-type="time" office:time-value="PT00H00M57.815S">
            <text:p>57,815,,,,,,,,,,,,</text:p>
          </table:table-cell>
          <table:table-cell table:style-name="ce24" table:formula="of:=[.C164]" office:value-type="time" office:time-value="PT00H01M06.2125S">
            <text:p>66,213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72]" office:value-type="time" office:time-value="PT00H00M00.265508S">
            <text:p>00,266,,,,,,,,,,,,</text:p>
          </table:table-cell>
          <table:table-cell table:style-name="ce24" table:formula="of:=[.C165]" office:value-type="time" office:time-value="PT00H00M00.407629S">
            <text:p>00,408,,,,,,,,,,,,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style-name="ce24" table:formula="of:=[.C82]" office:value-type="time" office:time-value="PT00H02M59.518658S">
            <text:p>179,519,,,,,,,,,,,,</text:p>
          </table:table-cell>
          <table:table-cell table:style-name="ce24" table:formula="of:=[.C175]" office:value-type="time" office:time-value="PT00H03M15.433394S">
            <text:p>195,433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83]" office:value-type="time" office:time-value="PT00H00M59.1325S">
            <text:p>59,133,,,,,,,,,,,,</text:p>
          </table:table-cell>
          <table:table-cell table:style-name="ce24" table:formula="of:=[.C176]" office:value-type="time" office:time-value="PT00H00M18.2425S">
            <text:p>18,243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84]" office:value-type="time" office:time-value="PT00H00M00.097556S">
            <text:p>00,098,,,,,,,,,,,,</text:p>
          </table:table-cell>
          <table:table-cell table:style-name="ce24" table:formula="of:=[.C177]" office:value-type="time" office:time-value="PT00H00M00.053852S">
            <text:p>00,054,,,,,,,,,,,,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style-name="ce24" table:formula="of:=[.C91]" office:value-type="time" office:time-value="PT01H08M39.611639S">
            <text:p>4119,612,,,,,,,,,,,,</text:p>
          </table:table-cell>
          <table:table-cell table:style-name="ce24" table:formula="of:=[.C184]" office:value-type="time" office:time-value="PT01H34M58.686179S">
            <text:p>5698,686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92]" office:value-type="time" office:time-value="PT00H49M55.095S">
            <text:p>2995,095,,,,,,,,,,,,</text:p>
          </table:table-cell>
          <table:table-cell table:style-name="ce24" table:formula="of:=[.C185]" office:value-type="time" office:time-value="PT00H27M56.8275S">
            <text:p>1676,827,,,,,,,,,,,,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93]" office:value-type="time" office:time-value="PT00H00M01.587784S">
            <text:p>01,588,,,,,,,,,,,,</text:p>
          </table:table-cell>
          <table:table-cell table:style-name="ce24" table:formula="of:=[.C186]" office:value-type="time" office:time-value="PT00H00M04.751256S">
            <text:p>04,751,,,,,,,,,,,,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office:value-type="string">
            <text:p>0.05</text:p>
          </table:table-cell>
          <table:table-cell office:value-type="string">
            <text:p>OBA</text:p>
          </table:table-cell>
          <table:table-cell office:value-type="string">
            <text:p>TBA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</text:p>
          </table:table-cell>
          <table:table-cell table:style-name="ce24" table:formula="of:=[.C4]" office:value-type="time" office:time-value="PT00H00M00.16031S">
            <text:p>00,160,,,,,,,,,,,,</text:p>
          </table:table-cell>
          <table:table-cell table:style-name="ce26" table:formula="of:=[.C97]" office:value-type="time" office:time-value="PT00H00M00.152339S">
            <text:p>00,152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2</text:p>
          </table:table-cell>
          <table:table-cell table:style-name="ce25" table:formula="of:=[.C7]" office:value-type="time" office:time-value="PT00H00M00.010711S">
            <text:p>00,011,,,,,,,,,,,,</text:p>
          </table:table-cell>
          <table:table-cell table:style-name="ce26" table:formula="of:=[.C100]" office:value-type="time" office:time-value="PT00H00M00.007077S">
            <text:p>00,007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3</text:p>
          </table:table-cell>
          <table:table-cell table:style-name="ce25" table:formula="of:=[.C10]" office:value-type="time" office:time-value="PT00H00M01.491055S">
            <text:p>01,491,,,,,,,,,,,,</text:p>
          </table:table-cell>
          <table:table-cell table:style-name="ce26" table:formula="of:=[.C103]" office:value-type="time" office:time-value="PT00H00M00.557331S">
            <text:p>00,557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4</text:p>
          </table:table-cell>
          <table:table-cell table:style-name="ce26" table:formula="of:=[.C13]" office:value-type="time" office:time-value="PT00H02M38.998656S">
            <text:p>158,999,,,,,,,,,,,,</text:p>
          </table:table-cell>
          <table:table-cell table:formula="of:=[.C106]" office:value-type="time" office:time-value="PT00H03M34.882627S">
            <text:p>214,883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5</text:p>
          </table:table-cell>
          <table:table-cell table:style-name="ce26" table:formula="of:=[.C16]" office:value-type="time" office:time-value="PT00H00M05.891702S">
            <text:p>05,892,,,,,,,,,,,,</text:p>
          </table:table-cell>
          <table:table-cell table:formula="of:=[.C109]" office:value-type="time" office:time-value="PT00H00M07.607007S">
            <text:p>07,607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6</text:p>
          </table:table-cell>
          <table:table-cell table:style-name="ce26" table:formula="of:=[.C28]" office:value-type="time" office:time-value="PT00H04M06.216362S">
            <text:p>246,216,,,,,,,,,,,,</text:p>
          </table:table-cell>
          <table:table-cell table:formula="of:=[.C121]" office:value-type="time" office:time-value="PT00H05M20.829971S">
            <text:p>320,830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7</text:p>
          </table:table-cell>
          <table:table-cell table:style-name="ce25" table:formula="of:=[.C31]" office:value-type="time" office:time-value="PT00H08M34.298687S">
            <text:p>514,299,,,,,,,,,,,,</text:p>
          </table:table-cell>
          <table:table-cell table:style-name="ce26" table:formula="of:=[.C130]" office:value-type="time" office:time-value="PT00H03M59.385979S">
            <text:p>239,386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8</text:p>
          </table:table-cell>
          <table:table-cell table:style-name="ce24" table:formula="of:=[.C40]" office:value-type="time" office:time-value="PT00H00M02.768145S">
            <text:p>02,768,,,,,,,,,,,,</text:p>
          </table:table-cell>
          <table:table-cell table:style-name="ce26" table:formula="of:=[.C139]" office:value-type="time" office:time-value="PT00H00M02.583411S">
            <text:p>02,583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9</text:p>
          </table:table-cell>
          <table:table-cell table:style-name="ce26" table:formula="of:=[.C43]" office:value-type="time" office:time-value="PT00H12M21.496699S">
            <text:p>741,497,,,,,,,,,,,,</text:p>
          </table:table-cell>
          <table:table-cell table:formula="of:=[.C142]" office:value-type="time" office:time-value="PT00H54M42.183481S">
            <text:p>3282,183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0</text:p>
          </table:table-cell>
          <table:table-cell table:style-name="ce25" table:formula="of:=[.C46]" office:value-type="time" office:time-value="PT00H26M44.588108S">
            <text:p>1604,588,,,,,,,,,,,,</text:p>
          </table:table-cell>
          <table:table-cell table:style-name="ce26" table:formula="of:=[.C145]" office:value-type="time" office:time-value="PT00H19M01.317031S">
            <text:p>1141,317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1</text:p>
          </table:table-cell>
          <table:table-cell table:style-name="ce25" table:formula="of:=[.C49]" office:value-type="time" office:time-value="PT00H00M01.571938S">
            <text:p>01,572,,,,,,,,,,,,</text:p>
          </table:table-cell>
          <table:table-cell table:style-name="ce26" table:formula="of:=[.C148]" office:value-type="time" office:time-value="PT00H00M00.818432S">
            <text:p>00,818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2</text:p>
          </table:table-cell>
          <table:table-cell table:style-name="ce25" table:formula="of:=[.C52]" office:value-type="time" office:time-value="PT00H01M58.927444S">
            <text:p>118,927,,,,,,,,,,,,</text:p>
          </table:table-cell>
          <table:table-cell table:style-name="ce26" table:formula="of:=[.C151]" office:value-type="time" office:time-value="PT00H00M00.349372S">
            <text:p>00,349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3</text:p>
          </table:table-cell>
          <table:table-cell table:style-name="ce25" table:formula="of:=[.C61]" office:value-type="time" office:time-value="PT00H05M50.814744S">
            <text:p>350,815,,,,,,,,,,,,</text:p>
          </table:table-cell>
          <table:table-cell table:style-name="ce26" table:formula="of:=[.C154]" office:value-type="time" office:time-value="PT00H02M44.259713S">
            <text:p>164,260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4</text:p>
          </table:table-cell>
          <table:table-cell table:style-name="ce25" table:formula="of:=[.C64]" office:value-type="time" office:time-value="PT00H00M14.815704S">
            <text:p>14,816,,,,,,,,,,,,</text:p>
          </table:table-cell>
          <table:table-cell table:style-name="ce26" table:formula="of:=[.C157]" office:value-type="time" office:time-value="PT00H00M08.656467S">
            <text:p>08,656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5</text:p>
          </table:table-cell>
          <table:table-cell table:style-name="ce25" table:formula="of:=[.C67]" office:value-type="time" office:time-value="PT00H01M55.370074S">
            <text:p>115,370,,,,,,,,,,,,</text:p>
          </table:table-cell>
          <table:table-cell table:style-name="ce26" table:formula="of:=[.C160]" office:value-type="time" office:time-value="PT00H00M48.872422S">
            <text:p>48,872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6</text:p>
          </table:table-cell>
          <table:table-cell table:style-name="ce26" table:formula="of:=[.C70]" office:value-type="time" office:time-value="PT00H01M02.672641S">
            <text:p>62,673,,,,,,,,,,,,</text:p>
          </table:table-cell>
          <table:table-cell table:formula="of:=[.C163]" office:value-type="time" office:time-value="PT00H01M10.790126S">
            <text:p>70,790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7</text:p>
          </table:table-cell>
          <table:table-cell table:style-name="ce26" table:formula="of:=[.C82]" office:value-type="time" office:time-value="PT00H02M59.518658S">
            <text:p>179,519,,,,,,,,,,,,</text:p>
          </table:table-cell>
          <table:table-cell table:style-name="ce24" table:formula="of:=[.C175]" office:value-type="time" office:time-value="PT00H03M15.433394S">
            <text:p>195,433,,,,,,,,,,,,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Gesamt</text:p>
          </table:table-cell>
          <table:table-cell table:style-name="ce26" table:formula="of:=SUM([.B248:.B264])" office:value-type="time" office:time-value="PT01H08M39.611639S">
            <text:p>4119,612,,,,,,,,,,,,</text:p>
          </table:table-cell>
          <table:table-cell table:formula="of:=SUM([.C248:.C264])" office:value-type="time" office:time-value="PT01H34M58.686179S">
            <text:p>5698,686,,,,,,,,,,,,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ce24"/>
          <table:table-cell table:number-columns-repeated="4"/>
          <table:table-cell table:style-name="Default"/>
        </table:table-row>
      </table:table>
      <table:table table:name="B005" table:style-name="ta1" table:print="false">
        <table:table-column table:style-name="co1" table:number-columns-repeated="2" table:default-cell-style-name="ce31"/>
        <table:table-column table:style-name="co16" table:default-cell-style-name="ce18"/>
        <table:table-column table:style-name="co17" table:default-cell-style-name="ce18"/>
        <table:table-column table:style-name="co1" table:default-cell-style-name="ce18"/>
        <table:table-column table:style-name="co18" table:default-cell-style-name="ce18"/>
        <table:table-column table:style-name="co1" table:number-columns-repeated="3" table:default-cell-style-name="ce18"/>
        <table:table-row table:style-name="ro1">
          <table:table-cell table:style-name="Default" office:value-type="string">
            <text:p>Berlin MOD 0.05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OBA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Anz. Läufe</text:p>
          </table:table-cell>
          <table:table-cell table:style-name="ce33" office:value-type="float" office:value="4">
            <text:p>4</text:p>
          </table:table-cell>
          <table:table-cell table:style-name="ce31" office:value-type="string">
            <text:p>Durchschnitt</text:p>
          </table:table-cell>
          <table:table-cell table:style-name="ce31" office:value-type="string">
            <text:p>1.Lauf</text:p>
          </table:table-cell>
          <table:table-cell table:style-name="ce31" office:value-type="string">
            <text:p>2.Lauf</text:p>
          </table:table-cell>
          <table:table-cell table:style-name="ce31" office:value-type="string">
            <text:p>3.Lauf</text:p>
          </table:table-cell>
          <table:table-cell table:style-name="ce31" office:value-type="string">
            <text:p>4.Lauf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172602S">
            <text:p>00:00:00,173</text:p>
          </table:table-cell>
          <table:table-cell office:value-type="time" office:time-value="PT00H00M00.142918S">
            <text:p>00:00:00,143</text:p>
          </table:table-cell>
          <table:table-cell office:value-type="time" office:time-value="PT00H00M00.144772S">
            <text:p>00:00:00,145</text:p>
          </table:table-cell>
          <table:table-cell office:value-type="time" office:time-value="PT00H00M00.128363S">
            <text:p>00:00:00,128</text:p>
          </table:table-cell>
          <table:table-cell office:value-type="time" office:time-value="PT00H00M00.274354S">
            <text:p>00:00:00,2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15S">
            <text:p>00:00:00,015</text:p>
          </table:table-cell>
          <table:table-cell table:number-columns-repeated="2" office:value-type="time" office:time-value="PT00H00M00.02S">
            <text:p>00:00:00,020</text:p>
          </table:table-cell>
          <table:table-cell table:number-columns-repeated="2" office:value-type="time" office:time-value="PT00H00M00.01S">
            <text:p>00:00:00,0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00957S">
            <text:p>00:00:00,001</text:p>
          </table:table-cell>
          <table:table-cell office:value-type="time" office:time-value="PT00H00M00.000954S">
            <text:p>00:00:00,001</text:p>
          </table:table-cell>
          <table:table-cell office:value-type="time" office:time-value="PT00H00M00.000948S">
            <text:p>00:00:00,001</text:p>
          </table:table-cell>
          <table:table-cell office:value-type="time" office:time-value="PT00H00M00.000961S">
            <text:p>00:00:00,001</text:p>
          </table:table-cell>
          <table:table-cell office:value-type="time" office:time-value="PT00H00M00.000964S">
            <text:p>00:00:00,001</text:p>
          </table:table-cell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06499S">
            <text:p>00:00:00,006</text:p>
          </table:table-cell>
          <table:table-cell office:value-type="time" office:time-value="PT00H00M00.006404S">
            <text:p>00:00:00,006</text:p>
          </table:table-cell>
          <table:table-cell office:value-type="time" office:time-value="PT00H00M00.006502S">
            <text:p>00:00:00,007</text:p>
          </table:table-cell>
          <table:table-cell office:value-type="time" office:time-value="PT00H00M00.006579S">
            <text:p>00:00:00,007</text:p>
          </table:table-cell>
          <table:table-cell office:value-type="time" office:time-value="PT00H00M00.006512S">
            <text:p>00:00:00,0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.0075S">
            <text:p>00:00:00,008</text:p>
          </table:table-cell>
          <table:table-cell table:number-columns-repeated="3" office:value-type="time" office:time-value="PT00H00M00.01S">
            <text:p>00:00:00,010</text:p>
          </table:table-cell>
          <table:table-cell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149S">
            <text:p>00:00:00,000</text:p>
          </table:table-cell>
          <table:table-cell office:value-type="time" office:time-value="PT00H00M00.000153S">
            <text:p>00:00:00,000</text:p>
          </table:table-cell>
          <table:table-cell table:number-columns-repeated="2" office:value-type="time" office:time-value="PT00H00M00.000147S">
            <text:p>00:00:00,000</text:p>
          </table:table-cell>
          <table:table-cell office:value-type="time" office:time-value="PT00H00M00.00015S">
            <text:p>00:00:00,000</text:p>
          </table:table-cell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750511S">
            <text:p>00:00:00,751</text:p>
          </table:table-cell>
          <table:table-cell office:value-type="time" office:time-value="PT00H00M01.015623S">
            <text:p>00:00:01,016</text:p>
          </table:table-cell>
          <table:table-cell office:value-type="time" office:time-value="PT00H00M00.95285S">
            <text:p>00:00:00,953</text:p>
          </table:table-cell>
          <table:table-cell office:value-type="time" office:time-value="PT00H00M00.93887S">
            <text:p>00:00:00,939</text:p>
          </table:table-cell>
          <table:table-cell office:value-type="time" office:time-value="PT00H00M00.0947S">
            <text:p>00:00:00,09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125S">
            <text:p>00:00:00,125</text:p>
          </table:table-cell>
          <table:table-cell office:value-type="time" office:time-value="PT00H00M00.09S">
            <text:p>00:00:00,090</text:p>
          </table:table-cell>
          <table:table-cell table:number-columns-repeated="2" office:value-type="time" office:time-value="PT00H00M00.14S">
            <text:p>00:00:00,140</text:p>
          </table:table-cell>
          <table:table-cell office:value-type="time" office:time-value="PT00H00M00.13S">
            <text:p>00:00:00,1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39286S">
            <text:p>00:00:00,039</text:p>
          </table:table-cell>
          <table:table-cell office:value-type="time" office:time-value="PT00H00M00.062057S">
            <text:p>00:00:00,062</text:p>
          </table:table-cell>
          <table:table-cell office:value-type="time" office:time-value="PT00H00M00.032655S">
            <text:p>00:00:00,033</text:p>
          </table:table-cell>
          <table:table-cell office:value-type="time" office:time-value="PT00H00M00.027588S">
            <text:p>00:00:00,028</text:p>
          </table:table-cell>
          <table:table-cell office:value-type="time" office:time-value="PT00H00M00.034845S">
            <text:p>00:00:00,035</text:p>
          </table:table-cell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22.365276S">
            <text:p>00:00:22,365</text:p>
          </table:table-cell>
          <table:table-cell office:value-type="time" office:time-value="PT00H00M21.893129S">
            <text:p>00:00:21,893</text:p>
          </table:table-cell>
          <table:table-cell office:value-type="time" office:time-value="PT00H00M22.929957S">
            <text:p>00:00:22,930</text:p>
          </table:table-cell>
          <table:table-cell office:value-type="time" office:time-value="PT00H00M22.394017S">
            <text:p>00:00:22,394</text:p>
          </table:table-cell>
          <table:table-cell office:value-type="time" office:time-value="PT00H00M22.243999S">
            <text:p>00:00:22,24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4.6625S">
            <text:p>00:00:04,663</text:p>
          </table:table-cell>
          <table:table-cell office:value-type="time" office:time-value="PT00H00M04.52S">
            <text:p>00:00:04,520</text:p>
          </table:table-cell>
          <table:table-cell table:number-columns-repeated="2" office:value-type="time" office:time-value="PT00H00M04.76S">
            <text:p>00:00:04,760</text:p>
          </table:table-cell>
          <table:table-cell office:value-type="time" office:time-value="PT00H00M04.61S">
            <text:p>00:00:04,6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051417S">
            <text:p>00:00:00,051</text:p>
          </table:table-cell>
          <table:table-cell office:value-type="time" office:time-value="PT00H00M00.047218S">
            <text:p>00:00:00,047</text:p>
          </table:table-cell>
          <table:table-cell office:value-type="time" office:time-value="PT00H00M00.04485S">
            <text:p>00:00:00,045</text:p>
          </table:table-cell>
          <table:table-cell office:value-type="time" office:time-value="PT00H00M00.048903S">
            <text:p>00:00:00,049</text:p>
          </table:table-cell>
          <table:table-cell office:value-type="time" office:time-value="PT00H00M00.064696S">
            <text:p>00:00:00,065</text:p>
          </table:table-cell>
          <table:table-cell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2.351197S">
            <text:p>00:00:02,351</text:p>
          </table:table-cell>
          <table:table-cell table:formula="of:=+[.D19]+[.D22]+[.D25]" office:value-type="time" office:time-value="PT00H00M02.361898S">
            <text:p>00:00:02,362</text:p>
          </table:table-cell>
          <table:table-cell table:formula="of:=+[.E19]+[.E22]+[.E25]" office:value-type="time" office:time-value="PT00H00M02.331519S">
            <text:p>00:00:02,332</text:p>
          </table:table-cell>
          <table:table-cell table:formula="of:=+[.F19]+[.F22]+[.F25]" office:value-type="time" office:time-value="PT00H00M02.344149S">
            <text:p>00:00:02,344</text:p>
          </table:table-cell>
          <table:table-cell table:formula="of:=+[.G19]+[.G22]+[.G25]" office:value-type="time" office:time-value="PT00H00M02.36722S">
            <text:p>00:00:02,3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1.5125S">
            <text:p>00:00:01,513</text:p>
          </table:table-cell>
          <table:table-cell table:formula="of:=+[.D20]+[.D23]+[.D26]" office:value-type="time" office:time-value="PT00H00M01.48S">
            <text:p>00:00:01,480</text:p>
          </table:table-cell>
          <table:table-cell table:formula="of:=+[.E20]+[.E23]+[.E26]" office:value-type="time" office:time-value="PT00H00M01.51S">
            <text:p>00:00:01,510</text:p>
          </table:table-cell>
          <table:table-cell table:formula="of:=+[.F20]+[.F23]+[.F26]" office:value-type="time" office:time-value="PT00H00M01.53S">
            <text:p>00:00:01,530</text:p>
          </table:table-cell>
          <table:table-cell table:formula="of:=+[.G20]+[.G23]+[.G26]" office:value-type="time" office:time-value="PT00H00M01.53S">
            <text:p>00:00:01,5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175734S">
            <text:p>00:00:00,176</text:p>
          </table:table-cell>
          <table:table-cell table:formula="of:=+[.D21]+[.D24]+[.D27]" office:value-type="time" office:time-value="PT00H00M00.200809S">
            <text:p>00:00:00,201</text:p>
          </table:table-cell>
          <table:table-cell table:formula="of:=+[.E21]+[.E24]+[.E27]" office:value-type="time" office:time-value="PT00H00M00.167334S">
            <text:p>00:00:00,167</text:p>
          </table:table-cell>
          <table:table-cell table:formula="of:=+[.F21]+[.F24]+[.F27]" office:value-type="time" office:time-value="PT00H00M00.174174S">
            <text:p>00:00:00,174</text:p>
          </table:table-cell>
          <table:table-cell table:formula="of:=+[.G21]+[.G24]+[.G27]" office:value-type="time" office:time-value="PT00H00M00.160619S">
            <text:p>00:00:00,161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5tmp1</text:p>
          </table:table-cell>
          <table:table-cell table:style-name="ce32" office:value-type="string">
            <text:p>elapsed</text:p>
          </table:table-cell>
          <table:table-cell table:formula="of:=SUM([.D19:.K19])/[.$B$3]" office:value-type="time" office:time-value="PT00H00M00.386512S">
            <text:p>00:00:00,387</text:p>
          </table:table-cell>
          <table:table-cell table:style-name="ce22" office:value-type="time" office:time-value="PT00H00M00.399886S">
            <text:p>00:00:00,400</text:p>
          </table:table-cell>
          <table:table-cell table:style-name="ce22" office:value-type="time" office:time-value="PT00H00M00.387291S">
            <text:p>00:00:00,387</text:p>
          </table:table-cell>
          <table:table-cell table:style-name="ce22" office:value-type="time" office:time-value="PT00H00M00.383077S">
            <text:p>00:00:00,383</text:p>
          </table:table-cell>
          <table:table-cell office:value-type="time" office:time-value="PT00H00M00.375794S">
            <text:p>00:00:00,376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0:.K20])/[.$B$3]" office:value-type="time" office:time-value="PT00H00M00.1975S">
            <text:p>00:00:00,198</text:p>
          </table:table-cell>
          <table:table-cell table:style-name="ce22" office:value-type="time" office:time-value="PT00H00M00.19S">
            <text:p>00:00:00,190</text:p>
          </table:table-cell>
          <table:table-cell table:style-name="ce22" office:value-type="time" office:time-value="PT00H00M00.21S">
            <text:p>00:00:00,210</text:p>
          </table:table-cell>
          <table:table-cell table:style-name="ce22" office:value-type="time" office:time-value="PT00H00M00.2S">
            <text:p>00:00:00,200</text:p>
          </table:table-cell>
          <table:table-cell office:value-type="time" office:time-value="PT00H00M00.19S">
            <text:p>00:00:00,19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1:.K21])/[.$B$3]" office:value-type="time" office:time-value="PT00H00M00.065657S">
            <text:p>00:00:00,066</text:p>
          </table:table-cell>
          <table:table-cell table:style-name="ce22" office:value-type="time" office:time-value="PT00H00M00.067377S">
            <text:p>00:00:00,067</text:p>
          </table:table-cell>
          <table:table-cell table:style-name="ce22" office:value-type="time" office:time-value="PT00H00M00.069163S">
            <text:p>00:00:00,069</text:p>
          </table:table-cell>
          <table:table-cell table:style-name="ce22" office:value-type="time" office:time-value="PT00H00M00.06354S">
            <text:p>00:00:00,064</text:p>
          </table:table-cell>
          <table:table-cell office:value-type="time" office:time-value="PT00H00M00.062546S">
            <text:p>00:00:00,063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5tmp2</text:p>
          </table:table-cell>
          <table:table-cell table:style-name="ce32" office:value-type="string">
            <text:p>elapsed</text:p>
          </table:table-cell>
          <table:table-cell table:formula="of:=SUM([.D22:.K22])/[.$B$3]" office:value-type="time" office:time-value="PT00H00M00.794245S">
            <text:p>00:00:00,794</text:p>
          </table:table-cell>
          <table:table-cell table:style-name="ce22" office:value-type="time" office:time-value="PT00H00M00.799681S">
            <text:p>00:00:00,800</text:p>
          </table:table-cell>
          <table:table-cell table:style-name="ce22" office:value-type="time" office:time-value="PT00H00M00.776167S">
            <text:p>00:00:00,776</text:p>
          </table:table-cell>
          <table:table-cell table:style-name="ce22" office:value-type="time" office:time-value="PT00H00M00.800827S">
            <text:p>00:00:00,801</text:p>
          </table:table-cell>
          <table:table-cell office:value-type="time" office:time-value="PT00H00M00.800303S">
            <text:p>00:00:00,80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3:.K23])/[.$B$3]" office:value-type="time" office:time-value="PT00H00M00.2725S">
            <text:p>00:00:00,273</text:p>
          </table:table-cell>
          <table:table-cell table:number-columns-repeated="2" table:style-name="ce22" office:value-type="time" office:time-value="PT00H00M00.26S">
            <text:p>00:00:00,260</text:p>
          </table:table-cell>
          <table:table-cell table:style-name="ce22" office:value-type="time" office:time-value="PT00H00M00.29S">
            <text:p>00:00:00,290</text:p>
          </table:table-cell>
          <table:table-cell office:value-type="time" office:time-value="PT00H00M00.28S">
            <text:p>00:00:00,28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4:.K24])/[.$B$3]" office:value-type="time" office:time-value="PT00H00M00.056062S">
            <text:p>00:00:00,056</text:p>
          </table:table-cell>
          <table:table-cell table:style-name="ce22" office:value-type="time" office:time-value="PT00H00M00.072946S">
            <text:p>00:00:00,073</text:p>
          </table:table-cell>
          <table:table-cell table:style-name="ce22" office:value-type="time" office:time-value="PT00H00M00.046629S">
            <text:p>00:00:00,047</text:p>
          </table:table-cell>
          <table:table-cell table:style-name="ce22" office:value-type="time" office:time-value="PT00H00M00.056534S">
            <text:p>00:00:00,057</text:p>
          </table:table-cell>
          <table:table-cell office:value-type="time" office:time-value="PT00H00M00.048139S">
            <text:p>00:00:00,048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5res</text:p>
          </table:table-cell>
          <table:table-cell table:style-name="ce32" office:value-type="string">
            <text:p>elapsed</text:p>
          </table:table-cell>
          <table:table-cell table:formula="of:=SUM([.D25:.K25])/[.$B$3]" office:value-type="time" office:time-value="PT00H00M01.17044S">
            <text:p>00:00:01,170</text:p>
          </table:table-cell>
          <table:table-cell table:style-name="ce22" office:value-type="time" office:time-value="PT00H00M01.162331S">
            <text:p>00:00:01,162</text:p>
          </table:table-cell>
          <table:table-cell table:style-name="ce22" office:value-type="time" office:time-value="PT00H00M01.168061S">
            <text:p>00:00:01,168</text:p>
          </table:table-cell>
          <table:table-cell table:style-name="ce22" office:value-type="time" office:time-value="PT00H00M01.160245S">
            <text:p>00:00:01,160</text:p>
          </table:table-cell>
          <table:table-cell office:value-type="time" office:time-value="PT00H00M01.191123S">
            <text:p>00:00:01,191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6:.K26])/[.$B$3]" office:value-type="time" office:time-value="PT00H00M01.0425S">
            <text:p>00:00:01,043</text:p>
          </table:table-cell>
          <table:table-cell table:style-name="ce22" office:value-type="time" office:time-value="PT00H00M01.03S">
            <text:p>00:00:01,030</text:p>
          </table:table-cell>
          <table:table-cell table:number-columns-repeated="2" table:style-name="ce22" office:value-type="time" office:time-value="PT00H00M01.04S">
            <text:p>00:00:01,040</text:p>
          </table:table-cell>
          <table:table-cell office:value-type="time" office:time-value="PT00H00M01.06S">
            <text:p>00:00:01,06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7:.K27])/[.$B$3]" office:value-type="time" office:time-value="PT00H00M00.054016S">
            <text:p>00:00:00,054</text:p>
          </table:table-cell>
          <table:table-cell table:style-name="ce22" office:value-type="time" office:time-value="PT00H00M00.060486S">
            <text:p>00:00:00,060</text:p>
          </table:table-cell>
          <table:table-cell table:style-name="ce22" office:value-type="time" office:time-value="PT00H00M00.051542S">
            <text:p>00:00:00,052</text:p>
          </table:table-cell>
          <table:table-cell table:style-name="ce22" office:value-type="time" office:time-value="PT00H00M00.0541S">
            <text:p>00:00:00,054</text:p>
          </table:table-cell>
          <table:table-cell office:value-type="time" office:time-value="PT00H00M00.049934S">
            <text:p>00:00:00,050</text:p>
          </table:table-cell>
          <table:table-cell table:number-columns-repeated="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0M49.186615S">
            <text:p>00:00:49,187</text:p>
          </table:table-cell>
          <table:table-cell office:value-type="time" office:time-value="PT00H00M48.168207S">
            <text:p>00:00:48,168</text:p>
          </table:table-cell>
          <table:table-cell office:value-type="time" office:time-value="PT00H00M49.874991S">
            <text:p>00:00:49,875</text:p>
          </table:table-cell>
          <table:table-cell office:value-type="time" office:time-value="PT00H00M49.999736S">
            <text:p>00:00:50,000</text:p>
          </table:table-cell>
          <table:table-cell office:value-type="time" office:time-value="PT00H00M48.703527S">
            <text:p>00:00:48,7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0M46.1825S">
            <text:p>00:00:46,183</text:p>
          </table:table-cell>
          <table:table-cell office:value-type="time" office:time-value="PT00H00M45.78S">
            <text:p>00:00:45,780</text:p>
          </table:table-cell>
          <table:table-cell office:value-type="time" office:time-value="PT00H00M46.51S">
            <text:p>00:00:46,510</text:p>
          </table:table-cell>
          <table:table-cell office:value-type="time" office:time-value="PT00H00M46.59S">
            <text:p>00:00:46,590</text:p>
          </table:table-cell>
          <table:table-cell office:value-type="time" office:time-value="PT00H00M45.85S">
            <text:p>00:00:45,8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016172S">
            <text:p>00:00:00,016</text:p>
          </table:table-cell>
          <table:table-cell office:value-type="time" office:time-value="PT00H00M00.003857S">
            <text:p>00:00:00,004</text:p>
          </table:table-cell>
          <table:table-cell office:value-type="time" office:time-value="PT00H00M00.004011S">
            <text:p>00:00:00,004</text:p>
          </table:table-cell>
          <table:table-cell office:value-type="time" office:time-value="PT00H00M00.003939S">
            <text:p>00:00:00,004</text:p>
          </table:table-cell>
          <table:table-cell office:value-type="time" office:time-value="PT00H00M00.05288S">
            <text:p>00:00:00,053</text:p>
          </table:table-cell>
          <table:table-cell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34.860082S">
            <text:p>00:00:34,860</text:p>
          </table:table-cell>
          <table:table-cell table:formula="of:=+[.D34]+[.D37]" office:value-type="time" office:time-value="PT00H00M27.972158S">
            <text:p>00:00:27,972</text:p>
          </table:table-cell>
          <table:table-cell table:formula="of:=+[.E34]+[.E37]" office:value-type="time" office:time-value="PT00H00M28.232931S">
            <text:p>00:00:28,233</text:p>
          </table:table-cell>
          <table:table-cell table:formula="of:=+[.F34]+[.F37]" office:value-type="time" office:time-value="PT00H00M30.083756S">
            <text:p>00:00:30,084</text:p>
          </table:table-cell>
          <table:table-cell table:formula="of:=+[.G34]+[.G37]" office:value-type="time" office:time-value="PT00H00M53.151485S">
            <text:p>00:00:53,15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15.6125S">
            <text:p>00:00:15,613</text:p>
          </table:table-cell>
          <table:table-cell table:formula="of:=+[.D35]+[.D38]" office:value-type="time" office:time-value="PT00H00M15.26S">
            <text:p>00:00:15,260</text:p>
          </table:table-cell>
          <table:table-cell table:formula="of:=+[.E35]+[.E38]" office:value-type="time" office:time-value="PT00H00M15.22S">
            <text:p>00:00:15,220</text:p>
          </table:table-cell>
          <table:table-cell table:formula="of:=+[.F35]+[.F38]" office:value-type="time" office:time-value="PT00H00M15.53S">
            <text:p>00:00:15,530</text:p>
          </table:table-cell>
          <table:table-cell table:formula="of:=+[.G35]+[.G38]" office:value-type="time" office:time-value="PT00H00M16.44S">
            <text:p>00:00:16,4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067632S">
            <text:p>00:00:00,068</text:p>
          </table:table-cell>
          <table:table-cell table:formula="of:=+[.D36]+[.D39]" office:value-type="time" office:time-value="PT00H00M00.055108S">
            <text:p>00:00:00,055</text:p>
          </table:table-cell>
          <table:table-cell table:formula="of:=+[.E36]+[.E39]" office:value-type="time" office:time-value="PT00H00M00.049056S">
            <text:p>00:00:00,049</text:p>
          </table:table-cell>
          <table:table-cell table:formula="of:=+[.F36]+[.F39]" office:value-type="time" office:time-value="PT00H00M00.051096S">
            <text:p>00:00:00,051</text:p>
          </table:table-cell>
          <table:table-cell table:formula="of:=+[.G36]+[.G39]" office:value-type="time" office:time-value="PT00H00M00.115268S">
            <text:p>00:00:00,115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7tmp1</text:p>
          </table:table-cell>
          <table:table-cell table:style-name="ce32" office:value-type="string">
            <text:p>elapsed</text:p>
          </table:table-cell>
          <table:table-cell table:formula="of:=SUM([.D34:.K34])/[.$B$3]" office:value-type="time" office:time-value="PT00H00M31.940075S">
            <text:p>00:00:31,940</text:p>
          </table:table-cell>
          <table:table-cell table:style-name="ce22" office:value-type="time" office:time-value="PT00H00M25.368081S">
            <text:p>00:00:25,368</text:p>
          </table:table-cell>
          <table:table-cell table:style-name="ce22" office:value-type="time" office:time-value="PT00H00M25.594919S">
            <text:p>00:00:25,595</text:p>
          </table:table-cell>
          <table:table-cell table:style-name="ce22" office:value-type="time" office:time-value="PT00H00M27.157151S">
            <text:p>00:00:27,157</text:p>
          </table:table-cell>
          <table:table-cell office:value-type="time" office:time-value="PT00H00M49.640147S">
            <text:p>00:00:49,64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5:.K35])/[.$B$3]" office:value-type="time" office:time-value="PT00H00M14.4975S">
            <text:p>00:00:14,498</text:p>
          </table:table-cell>
          <table:table-cell table:style-name="ce22" office:value-type="time" office:time-value="PT00H00M14.18S">
            <text:p>00:00:14,180</text:p>
          </table:table-cell>
          <table:table-cell table:style-name="ce22" office:value-type="time" office:time-value="PT00H00M14.12S">
            <text:p>00:00:14,120</text:p>
          </table:table-cell>
          <table:table-cell table:style-name="ce22" office:value-type="time" office:time-value="PT00H00M14.42S">
            <text:p>00:00:14,420</text:p>
          </table:table-cell>
          <table:table-cell office:value-type="time" office:time-value="PT00H00M15.27S">
            <text:p>00:00:15,27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6:.K36])/[.$B$3]" office:value-type="time" office:time-value="PT00H00M00.040935S">
            <text:p>00:00:00,041</text:p>
          </table:table-cell>
          <table:table-cell table:style-name="ce22" office:value-type="time" office:time-value="PT00H00M00.044466S">
            <text:p>00:00:00,044</text:p>
          </table:table-cell>
          <table:table-cell table:style-name="ce22" office:value-type="time" office:time-value="PT00H00M00.03856S">
            <text:p>00:00:00,039</text:p>
          </table:table-cell>
          <table:table-cell table:style-name="ce22" office:value-type="time" office:time-value="PT00H00M00.040361S">
            <text:p>00:00:00,040</text:p>
          </table:table-cell>
          <table:table-cell office:value-type="time" office:time-value="PT00H00M00.040352S">
            <text:p>00:00:00,040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7res</text:p>
          </table:table-cell>
          <table:table-cell table:style-name="ce32" office:value-type="string">
            <text:p>elapsed</text:p>
          </table:table-cell>
          <table:table-cell table:formula="of:=SUM([.D37:.K37])/[.$B$3]" office:value-type="time" office:time-value="PT00H00M02.920008S">
            <text:p>00:00:02,920</text:p>
          </table:table-cell>
          <table:table-cell table:style-name="ce22" office:value-type="time" office:time-value="PT00H00M02.604077S">
            <text:p>00:00:02,604</text:p>
          </table:table-cell>
          <table:table-cell table:style-name="ce22" office:value-type="time" office:time-value="PT00H00M02.638012S">
            <text:p>00:00:02,638</text:p>
          </table:table-cell>
          <table:table-cell table:style-name="ce22" office:value-type="time" office:time-value="PT00H00M02.926605S">
            <text:p>00:00:02,927</text:p>
          </table:table-cell>
          <table:table-cell office:value-type="time" office:time-value="PT00H00M03.511338S">
            <text:p>00:00:03,511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8:.K38])/[.$B$3]" office:value-type="time" office:time-value="PT00H00M01.115S">
            <text:p>00:00:01,115</text:p>
          </table:table-cell>
          <table:table-cell table:style-name="ce22" office:value-type="time" office:time-value="PT00H00M01.08S">
            <text:p>00:00:01,080</text:p>
          </table:table-cell>
          <table:table-cell table:style-name="ce22" office:value-type="time" office:time-value="PT00H00M01.1S">
            <text:p>00:00:01,100</text:p>
          </table:table-cell>
          <table:table-cell table:style-name="ce22" office:value-type="time" office:time-value="PT00H00M01.11S">
            <text:p>00:00:01,110</text:p>
          </table:table-cell>
          <table:table-cell office:value-type="time" office:time-value="PT00H00M01.17S">
            <text:p>00:00:01,17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9:.K39])/[.$B$3]" office:value-type="time" office:time-value="PT00H00M00.026697S">
            <text:p>00:00:00,027</text:p>
          </table:table-cell>
          <table:table-cell table:style-name="ce22" office:value-type="time" office:time-value="PT00H00M00.010642S">
            <text:p>00:00:00,011</text:p>
          </table:table-cell>
          <table:table-cell table:style-name="ce22" office:value-type="time" office:time-value="PT00H00M00.010496S">
            <text:p>00:00:00,010</text:p>
          </table:table-cell>
          <table:table-cell table:style-name="ce22" office:value-type="time" office:time-value="PT00H00M00.010735S">
            <text:p>00:00:00,011</text:p>
          </table:table-cell>
          <table:table-cell office:value-type="time" office:time-value="PT00H00M00.074916S">
            <text:p>00:00:00,075</text:p>
          </table:table-cell>
          <table:table-cell table:number-columns-repeated="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0.893381S">
            <text:p>00:00:00,893</text:p>
          </table:table-cell>
          <table:table-cell office:value-type="time" office:time-value="PT00H00M00.716141S">
            <text:p>00:00:00,716</text:p>
          </table:table-cell>
          <table:table-cell office:value-type="time" office:time-value="PT00H00M00.697805S">
            <text:p>00:00:00,698</text:p>
          </table:table-cell>
          <table:table-cell office:value-type="time" office:time-value="PT00H00M00.818846S">
            <text:p>00:00:00,819</text:p>
          </table:table-cell>
          <table:table-cell office:value-type="time" office:time-value="PT00H00M01.340731S">
            <text:p>00:00:01,34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0.565S">
            <text:p>00:00:00,565</text:p>
          </table:table-cell>
          <table:table-cell office:value-type="time" office:time-value="PT00H00M00.56S">
            <text:p>00:00:00,560</text:p>
          </table:table-cell>
          <table:table-cell table:number-columns-repeated="2" office:value-type="time" office:time-value="PT00H00M00.55S">
            <text:p>00:00:00,550</text:p>
          </table:table-cell>
          <table:table-cell office:value-type="time" office:time-value="PT00H00M00.6S">
            <text:p>00:00:00,6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37476S">
            <text:p>00:00:00,037</text:p>
          </table:table-cell>
          <table:table-cell office:value-type="time" office:time-value="PT00H00M00.036052S">
            <text:p>00:00:00,036</text:p>
          </table:table-cell>
          <table:table-cell office:value-type="time" office:time-value="PT00H00M00.028987S">
            <text:p>00:00:00,029</text:p>
          </table:table-cell>
          <table:table-cell office:value-type="time" office:time-value="PT00H00M00.026728S">
            <text:p>00:00:00,027</text:p>
          </table:table-cell>
          <table:table-cell office:value-type="time" office:time-value="PT00H00M00.058136S">
            <text:p>00:00:00,058</text:p>
          </table:table-cell>
          <table:table-cell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4M05.830874S">
            <text:p>00:04:05,831</text:p>
          </table:table-cell>
          <table:table-cell office:value-type="time" office:time-value="PT00H03M51.049792S">
            <text:p>00:03:51,050</text:p>
          </table:table-cell>
          <table:table-cell office:value-type="time" office:time-value="PT00H04M20.528699S">
            <text:p>00:04:20,529</text:p>
          </table:table-cell>
          <table:table-cell office:value-type="time" office:time-value="PT00H03M57.60781S">
            <text:p>00:03:57,608</text:p>
          </table:table-cell>
          <table:table-cell office:value-type="time" office:time-value="PT00H04M14.137196S">
            <text:p>00:04:14,1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3M48.6525S">
            <text:p>00:03:48,653</text:p>
          </table:table-cell>
          <table:table-cell office:value-type="time" office:time-value="PT00H03M46.2S">
            <text:p>00:03:46,200</text:p>
          </table:table-cell>
          <table:table-cell office:value-type="time" office:time-value="PT00H03M53.27S">
            <text:p>00:03:53,270</text:p>
          </table:table-cell>
          <table:table-cell office:value-type="time" office:time-value="PT00H03M47.92S">
            <text:p>00:03:47,920</text:p>
          </table:table-cell>
          <table:table-cell office:value-type="time" office:time-value="PT00H03M47.22S">
            <text:p>00:03:47,2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45043S">
            <text:p>00:00:00,045</text:p>
          </table:table-cell>
          <table:table-cell office:value-type="time" office:time-value="PT00H00M00.046328S">
            <text:p>00:00:00,046</text:p>
          </table:table-cell>
          <table:table-cell office:value-type="time" office:time-value="PT00H00M00.050116S">
            <text:p>00:00:00,050</text:p>
          </table:table-cell>
          <table:table-cell office:value-type="time" office:time-value="PT00H00M00.044535S">
            <text:p>00:00:00,045</text:p>
          </table:table-cell>
          <table:table-cell office:value-type="time" office:time-value="PT00H00M00.039191S">
            <text:p>00:00:00,039</text:p>
          </table:table-cell>
          <table:table-cell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46:.K46])/[.$B$3]" office:value-type="time" office:time-value="PT00H05M26.768686S">
            <text:p>00:05:26,769</text:p>
          </table:table-cell>
          <table:table-cell office:value-type="time" office:time-value="PT00H05M22.193351S">
            <text:p>00:05:22,193</text:p>
          </table:table-cell>
          <table:table-cell office:value-type="time" office:time-value="PT00H05M29.948337S">
            <text:p>00:05:29,948</text:p>
          </table:table-cell>
          <table:table-cell office:value-type="time" office:time-value="PT00H05M21.790953S">
            <text:p>00:05:21,791</text:p>
          </table:table-cell>
          <table:table-cell office:value-type="time" office:time-value="PT00H05M33.142103S">
            <text:p>00:05:33,1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K47])/[.$B$3]" office:value-type="time" office:time-value="PT00H05M13.165S">
            <text:p>00:05:13,165</text:p>
          </table:table-cell>
          <table:table-cell office:value-type="time" office:time-value="PT00H05M11.19S">
            <text:p>00:05:11,190</text:p>
          </table:table-cell>
          <table:table-cell office:value-type="time" office:time-value="PT00H05M14.11S">
            <text:p>00:05:14,110</text:p>
          </table:table-cell>
          <table:table-cell office:value-type="time" office:time-value="PT00H05M13.52S">
            <text:p>00:05:13,520</text:p>
          </table:table-cell>
          <table:table-cell office:value-type="time" office:time-value="PT00H05M13.84S">
            <text:p>00:05:13,8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K48])/[.$B$3]" office:value-type="time" office:time-value="PT00H00M00.096317S">
            <text:p>00:00:00,096</text:p>
          </table:table-cell>
          <table:table-cell office:value-type="time" office:time-value="PT00H00M00.097603S">
            <text:p>00:00:00,098</text:p>
          </table:table-cell>
          <table:table-cell office:value-type="time" office:time-value="PT00H00M00.08053S">
            <text:p>00:00:00,081</text:p>
          </table:table-cell>
          <table:table-cell office:value-type="time" office:time-value="PT00H00M00.117896S">
            <text:p>00:00:00,118</text:p>
          </table:table-cell>
          <table:table-cell office:value-type="time" office:time-value="PT00H00M00.089239S">
            <text:p>00:00:00,089</text:p>
          </table:table-cell>
          <table:table-cell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9:.K49])/[.$B$3]" office:value-type="time" office:time-value="PT00H00M00.18645S">
            <text:p>00:00:00,186</text:p>
          </table:table-cell>
          <table:table-cell office:value-type="time" office:time-value="PT00H00M00.19695S">
            <text:p>00:00:00,197</text:p>
          </table:table-cell>
          <table:table-cell office:value-type="time" office:time-value="PT00H00M00.176027S">
            <text:p>00:00:00,176</text:p>
          </table:table-cell>
          <table:table-cell office:value-type="time" office:time-value="PT00H00M00.176752S">
            <text:p>00:00:00,177</text:p>
          </table:table-cell>
          <table:table-cell office:value-type="time" office:time-value="PT00H00M00.196071S">
            <text:p>00:00:00,1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:.K50])/[.$B$3]" office:value-type="time" office:time-value="PT00H00M00.065S">
            <text:p>00:00:00,065</text:p>
          </table:table-cell>
          <table:table-cell office:value-type="time" office:time-value="PT00H00M00.06S">
            <text:p>00:00:00,060</text:p>
          </table:table-cell>
          <table:table-cell office:value-type="time" office:time-value="PT00H00M00.07S">
            <text:p>00:00:00,070</text:p>
          </table:table-cell>
          <table:table-cell office:value-type="time" office:time-value="PT00H00M00.06S">
            <text:p>00:00:00,060</text:p>
          </table:table-cell>
          <table:table-cell office:value-type="time" office:time-value="PT00H00M00.07S">
            <text:p>00:00:00,07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1:.K51])/[.$B$3]" office:value-type="time" office:time-value="PT00H00M00.0153S">
            <text:p>00:00:00,015</text:p>
          </table:table-cell>
          <table:table-cell office:value-type="time" office:time-value="PT00H00M00.015587S">
            <text:p>00:00:00,016</text:p>
          </table:table-cell>
          <table:table-cell office:value-type="time" office:time-value="PT00H00M00.009387S">
            <text:p>00:00:00,009</text:p>
          </table:table-cell>
          <table:table-cell office:value-type="time" office:time-value="PT00H00M00.019579S">
            <text:p>00:00:00,020</text:p>
          </table:table-cell>
          <table:table-cell office:value-type="time" office:time-value="PT00H00M00.016648S">
            <text:p>00:00:00,017</text:p>
          </table:table-cell>
          <table:table-cell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0M01.842623S">
            <text:p>00:00:01,843</text:p>
          </table:table-cell>
          <table:table-cell table:formula="of:=+[.D55]+[.D58]" office:value-type="time" office:time-value="PT00H00M01.675369S">
            <text:p>00:00:01,675</text:p>
          </table:table-cell>
          <table:table-cell table:formula="of:=+[.E55]+[.E58]" office:value-type="time" office:time-value="PT00H00M01.783427S">
            <text:p>00:00:01,783</text:p>
          </table:table-cell>
          <table:table-cell table:formula="of:=+[.F55]+[.F58]" office:value-type="time" office:time-value="PT00H00M02.19523S">
            <text:p>00:00:02,195</text:p>
          </table:table-cell>
          <table:table-cell table:formula="of:=+[.G55]+[.G58]" office:value-type="time" office:time-value="PT00H00M01.716465S">
            <text:p>00:00:01,7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01.5575S">
            <text:p>00:00:01,558</text:p>
          </table:table-cell>
          <table:table-cell table:formula="of:=+[.D56]+[.D59]" office:value-type="time" office:time-value="PT00H00M01.56S">
            <text:p>00:00:01,560</text:p>
          </table:table-cell>
          <table:table-cell table:formula="of:=+[.E56]+[.E59]" office:value-type="time" office:time-value="PT00H00M01.59S">
            <text:p>00:00:01,590</text:p>
          </table:table-cell>
          <table:table-cell table:formula="of:=+[.F56]+[.F59]" office:value-type="time" office:time-value="PT00H00M01.53S">
            <text:p>00:00:01,530</text:p>
          </table:table-cell>
          <table:table-cell table:formula="of:=+[.G56]+[.G59]" office:value-type="time" office:time-value="PT00H00M01.55S">
            <text:p>00:00:01,5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008505S">
            <text:p>00:00:00,009</text:p>
          </table:table-cell>
          <table:table-cell table:formula="of:=+[.D57]+[.D60]" office:value-type="time" office:time-value="PT00H00M00.007687S">
            <text:p>00:00:00,008</text:p>
          </table:table-cell>
          <table:table-cell table:formula="of:=+[.E57]+[.E60]" office:value-type="time" office:time-value="PT00H00M00.01132S">
            <text:p>00:00:00,011</text:p>
          </table:table-cell>
          <table:table-cell table:formula="of:=+[.F57]+[.F60]" office:value-type="time" office:time-value="PT00H00M00.007414S">
            <text:p>00:00:00,007</text:p>
          </table:table-cell>
          <table:table-cell table:formula="of:=+[.G57]+[.G60]" office:value-type="time" office:time-value="PT00H00M00.0076S">
            <text:p>00:00:00,008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12tmp1</text:p>
          </table:table-cell>
          <table:table-cell table:style-name="ce32" office:value-type="string">
            <text:p>elapsed</text:p>
          </table:table-cell>
          <table:table-cell table:formula="of:=SUM([.D55:.K55])/[.$B$3]" office:value-type="time" office:time-value="PT00H00M00.028191S">
            <text:p>00:00:00,028</text:p>
          </table:table-cell>
          <table:table-cell table:style-name="ce22" office:value-type="time" office:time-value="PT00H00M00.029625S">
            <text:p>00:00:00,030</text:p>
          </table:table-cell>
          <table:table-cell table:style-name="ce22" office:value-type="time" office:time-value="PT00H00M00.022397S">
            <text:p>00:00:00,022</text:p>
          </table:table-cell>
          <table:table-cell table:style-name="ce22" office:value-type="time" office:time-value="PT00H00M00.023958S">
            <text:p>00:00:00,024</text:p>
          </table:table-cell>
          <table:table-cell office:value-type="time" office:time-value="PT00H00M00.036784S">
            <text:p>00:00:00,037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56:.K56])/[.$B$3]" office:value-type="time" office:time-value="PT00H00M00.01S">
            <text:p>00:00:00,010</text:p>
          </table:table-cell>
          <table:table-cell table:style-name="ce22" office:value-type="time" office:time-value="PT00H00M00.02S">
            <text:p>00:00:00,020</text:p>
          </table:table-cell>
          <table:table-cell table:style-name="ce22" office:value-type="time" office:time-value="PT00H00M00.01S">
            <text:p>00:00:00,010</text:p>
          </table:table-cell>
          <table:table-cell table:style-name="ce22" office:value-type="time" office:time-value="PT00H00M00S">
            <text:p>00:00:00,000</text:p>
          </table:table-cell>
          <table:table-cell office:value-type="time" office:time-value="PT00H00M00.01S">
            <text:p>00:00:00,01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57:.K57])/[.$B$3]" office:value-type="time" office:time-value="PT00H00M00.000208S">
            <text:p>00:00:00,000</text:p>
          </table:table-cell>
          <table:table-cell table:style-name="ce22" office:value-type="time" office:time-value="PT00H00M00.000244S">
            <text:p>00:00:00,000</text:p>
          </table:table-cell>
          <table:table-cell table:style-name="ce22" office:value-type="time" office:time-value="PT00H00M00.000186S">
            <text:p>00:00:00,000</text:p>
          </table:table-cell>
          <table:table-cell table:style-name="ce22" office:value-type="time" office:time-value="PT00H00M00.000209S">
            <text:p>00:00:00,000</text:p>
          </table:table-cell>
          <table:table-cell office:value-type="time" office:time-value="PT00H00M00.000192S">
            <text:p>00:00:00,000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12res</text:p>
          </table:table-cell>
          <table:table-cell table:style-name="ce32" office:value-type="string">
            <text:p>elapsed</text:p>
          </table:table-cell>
          <table:table-cell table:formula="of:=SUM([.D58:.K58])/[.$B$3]" office:value-type="time" office:time-value="PT00H00M01.814432S">
            <text:p>00:00:01,814</text:p>
          </table:table-cell>
          <table:table-cell table:style-name="ce22" office:value-type="time" office:time-value="PT00H00M01.645744S">
            <text:p>00:00:01,646</text:p>
          </table:table-cell>
          <table:table-cell table:style-name="ce22" office:value-type="time" office:time-value="PT00H00M01.76103S">
            <text:p>00:00:01,761</text:p>
          </table:table-cell>
          <table:table-cell table:style-name="ce22" office:value-type="time" office:time-value="PT00H00M02.171272S">
            <text:p>00:00:02,171</text:p>
          </table:table-cell>
          <table:table-cell office:value-type="time" office:time-value="PT00H00M01.679681S">
            <text:p>00:00:01,68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59:.K59])/[.$B$3]" office:value-type="time" office:time-value="PT00H00M01.5475S">
            <text:p>00:00:01,548</text:p>
          </table:table-cell>
          <table:table-cell table:style-name="ce22" office:value-type="time" office:time-value="PT00H00M01.54S">
            <text:p>00:00:01,540</text:p>
          </table:table-cell>
          <table:table-cell table:style-name="ce22" office:value-type="time" office:time-value="PT00H00M01.58S">
            <text:p>00:00:01,580</text:p>
          </table:table-cell>
          <table:table-cell table:style-name="ce22" office:value-type="time" office:time-value="PT00H00M01.53S">
            <text:p>00:00:01,530</text:p>
          </table:table-cell>
          <table:table-cell office:value-type="time" office:time-value="PT00H00M01.54S">
            <text:p>00:00:01,54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60:.K60])/[.$B$3]" office:value-type="time" office:time-value="PT00H00M00.008298S">
            <text:p>00:00:00,008</text:p>
          </table:table-cell>
          <table:table-cell table:style-name="ce22" office:value-type="time" office:time-value="PT00H00M00.007443S">
            <text:p>00:00:00,007</text:p>
          </table:table-cell>
          <table:table-cell table:style-name="ce22" office:value-type="time" office:time-value="PT00H00M00.011134S">
            <text:p>00:00:00,011</text:p>
          </table:table-cell>
          <table:table-cell table:style-name="ce22" office:value-type="time" office:time-value="PT00H00M00.007205S">
            <text:p>00:00:00,007</text:p>
          </table:table-cell>
          <table:table-cell office:value-type="time" office:time-value="PT00H00M00.007408S">
            <text:p>00:00:00,007</text:p>
          </table:table-cell>
          <table:table-cell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0M36.508701S">
            <text:p>00:00:36,509</text:p>
          </table:table-cell>
          <table:table-cell office:value-type="time" office:time-value="PT00H00M35.684346S">
            <text:p>00:00:35,684</text:p>
          </table:table-cell>
          <table:table-cell office:value-type="time" office:time-value="PT00H00M37.396795S">
            <text:p>00:00:37,397</text:p>
          </table:table-cell>
          <table:table-cell office:value-type="time" office:time-value="PT00H00M36.080537S">
            <text:p>00:00:36,081</text:p>
          </table:table-cell>
          <table:table-cell office:value-type="time" office:time-value="PT00H00M36.873127S">
            <text:p>00:00:36,87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0M33.015S">
            <text:p>00:00:33,015</text:p>
          </table:table-cell>
          <table:table-cell office:value-type="time" office:time-value="PT00H00M32.78S">
            <text:p>00:00:32,780</text:p>
          </table:table-cell>
          <table:table-cell office:value-type="time" office:time-value="PT00H00M33.56S">
            <text:p>00:00:33,560</text:p>
          </table:table-cell>
          <table:table-cell office:value-type="time" office:time-value="PT00H00M32.58S">
            <text:p>00:00:32,580</text:p>
          </table:table-cell>
          <table:table-cell office:value-type="time" office:time-value="PT00H00M33.14S">
            <text:p>00:00:33,1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059276S">
            <text:p>00:00:00,059</text:p>
          </table:table-cell>
          <table:table-cell office:value-type="time" office:time-value="PT00H00M00.066463S">
            <text:p>00:00:00,066</text:p>
          </table:table-cell>
          <table:table-cell office:value-type="time" office:time-value="PT00H00M00.054167S">
            <text:p>00:00:00,054</text:p>
          </table:table-cell>
          <table:table-cell office:value-type="time" office:time-value="PT00H00M00.054234S">
            <text:p>00:00:00,054</text:p>
          </table:table-cell>
          <table:table-cell office:value-type="time" office:time-value="PT00H00M00.06224S">
            <text:p>00:00:00,062</text:p>
          </table:table-cell>
          <table:table-cell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01.371871S">
            <text:p>00:00:01,372</text:p>
          </table:table-cell>
          <table:table-cell office:value-type="time" office:time-value="PT00H00M01.298752S">
            <text:p>00:00:01,299</text:p>
          </table:table-cell>
          <table:table-cell office:value-type="time" office:time-value="PT00H00M01.382015S">
            <text:p>00:00:01,382</text:p>
          </table:table-cell>
          <table:table-cell office:value-type="time" office:time-value="PT00H00M01.332695S">
            <text:p>00:00:01,333</text:p>
          </table:table-cell>
          <table:table-cell office:value-type="time" office:time-value="PT00H00M01.474023S">
            <text:p>00:00:01,4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1.205S">
            <text:p>00:00:01,205</text:p>
          </table:table-cell>
          <table:table-cell office:value-type="time" office:time-value="PT00H00M01.2S">
            <text:p>00:00:01,200</text:p>
          </table:table-cell>
          <table:table-cell office:value-type="time" office:time-value="PT00H00M01.23S">
            <text:p>00:00:01,230</text:p>
          </table:table-cell>
          <table:table-cell office:value-type="time" office:time-value="PT00H00M01.19S">
            <text:p>00:00:01,190</text:p>
          </table:table-cell>
          <table:table-cell office:value-type="time" office:time-value="PT00H00M01.2S">
            <text:p>00:00:01,2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34734S">
            <text:p>00:00:00,035</text:p>
          </table:table-cell>
          <table:table-cell office:value-type="time" office:time-value="PT00H00M00.038619S">
            <text:p>00:00:00,039</text:p>
          </table:table-cell>
          <table:table-cell office:value-type="time" office:time-value="PT00H00M00.038366S">
            <text:p>00:00:00,038</text:p>
          </table:table-cell>
          <table:table-cell office:value-type="time" office:time-value="PT00H00M00.04627S">
            <text:p>00:00:00,046</text:p>
          </table:table-cell>
          <table:table-cell office:value-type="time" office:time-value="PT00H00M00.015679S">
            <text:p>00:00:00,016</text:p>
          </table:table-cell>
          <table:table-cell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67:.K67])/[.$B$3]" office:value-type="time" office:time-value="PT00H00M03.143198S">
            <text:p>00:00:03,143</text:p>
          </table:table-cell>
          <table:table-cell office:value-type="time" office:time-value="PT00H00M03.138065S">
            <text:p>00:00:03,138</text:p>
          </table:table-cell>
          <table:table-cell office:value-type="time" office:time-value="PT00H00M03.228202S">
            <text:p>00:00:03,228</text:p>
          </table:table-cell>
          <table:table-cell office:value-type="time" office:time-value="PT00H00M02.98541S">
            <text:p>00:00:02,985</text:p>
          </table:table-cell>
          <table:table-cell office:value-type="time" office:time-value="PT00H00M03.221115S">
            <text:p>00:00:03,2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8:.K68])/[.$B$3]" office:value-type="time" office:time-value="PT00H00M02.8825S">
            <text:p>00:00:02,883</text:p>
          </table:table-cell>
          <table:table-cell office:value-type="time" office:time-value="PT00H00M02.85S">
            <text:p>00:00:02,850</text:p>
          </table:table-cell>
          <table:table-cell office:value-type="time" office:time-value="PT00H00M02.94S">
            <text:p>00:00:02,940</text:p>
          </table:table-cell>
          <table:table-cell office:value-type="time" office:time-value="PT00H00M02.85S">
            <text:p>00:00:02,850</text:p>
          </table:table-cell>
          <table:table-cell office:value-type="time" office:time-value="PT00H00M02.89S">
            <text:p>00:00:02,89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9:.K69])/[.$B$3]" office:value-type="time" office:time-value="PT00H00M00.059256S">
            <text:p>00:00:00,059</text:p>
          </table:table-cell>
          <table:table-cell office:value-type="time" office:time-value="PT00H00M00.090753S">
            <text:p>00:00:00,091</text:p>
          </table:table-cell>
          <table:table-cell office:value-type="time" office:time-value="PT00H00M00.041085S">
            <text:p>00:00:00,041</text:p>
          </table:table-cell>
          <table:table-cell office:value-type="time" office:time-value="PT00H00M00.055711S">
            <text:p>00:00:00,056</text:p>
          </table:table-cell>
          <table:table-cell office:value-type="time" office:time-value="PT00H00M00.049476S">
            <text:p>00:00:00,049</text:p>
          </table:table-cell>
          <table:table-cell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70:.K70])/[.$B$3]" office:value-type="time" office:time-value="PT00H01M29.350661S">
            <text:p>00:01:29,351</text:p>
          </table:table-cell>
          <table:table-cell table:formula="of:=+[.D73]+[.D76]+[.D79]" office:value-type="time" office:time-value="PT00H01M29.43174S">
            <text:p>00:01:29,432</text:p>
          </table:table-cell>
          <table:table-cell table:formula="of:=+[.E73]+[.E76]+[.E79]" office:value-type="time" office:time-value="PT00H01M29.547247S">
            <text:p>00:01:29,547</text:p>
          </table:table-cell>
          <table:table-cell table:formula="of:=+[.F73]+[.F76]+[.F79]" office:value-type="time" office:time-value="PT00H01M23.408829S">
            <text:p>00:01:23,409</text:p>
          </table:table-cell>
          <table:table-cell table:formula="of:=+[.G73]+[.G76]+[.G79]" office:value-type="time" office:time-value="PT00H01M35.014826S">
            <text:p>00:01:35,0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71:.K71])/[.$B$3]" office:value-type="time" office:time-value="PT00H01M24.04S">
            <text:p>00:01:24,040</text:p>
          </table:table-cell>
          <table:table-cell table:formula="of:=+[.D74]+[.D77]+[.D80]" office:value-type="time" office:time-value="PT00H01M22.33S">
            <text:p>00:01:22,330</text:p>
          </table:table-cell>
          <table:table-cell table:formula="of:=+[.E74]+[.E77]+[.E80]" office:value-type="time" office:time-value="PT00H01M25.16S">
            <text:p>00:01:25,160</text:p>
          </table:table-cell>
          <table:table-cell table:formula="of:=+[.F74]+[.F77]+[.F80]" office:value-type="time" office:time-value="PT00H01M22.58S">
            <text:p>00:01:22,580</text:p>
          </table:table-cell>
          <table:table-cell table:formula="of:=+[.G74]+[.G77]+[.G80]" office:value-type="time" office:time-value="PT00H01M26.09S">
            <text:p>00:01:26,09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72:.K72])/[.$B$3]" office:value-type="time" office:time-value="PT00H00M00.320879S">
            <text:p>00:00:00,321</text:p>
          </table:table-cell>
          <table:table-cell table:formula="of:=+[.D75]+[.D78]+[.D81]" office:value-type="time" office:time-value="PT00H00M00.341227S">
            <text:p>00:00:00,341</text:p>
          </table:table-cell>
          <table:table-cell table:formula="of:=+[.E75]+[.E78]+[.E81]" office:value-type="time" office:time-value="PT00H00M00.304313S">
            <text:p>00:00:00,304</text:p>
          </table:table-cell>
          <table:table-cell table:formula="of:=+[.F75]+[.F78]+[.F81]" office:value-type="time" office:time-value="PT00H00M00.248977S">
            <text:p>00:00:00,249</text:p>
          </table:table-cell>
          <table:table-cell table:formula="of:=+[.G75]+[.G78]+[.G81]" office:value-type="time" office:time-value="PT00H00M00.388998S">
            <text:p>00:00:00,389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16tmp1</text:p>
          </table:table-cell>
          <table:table-cell table:style-name="ce32" office:value-type="string">
            <text:p>elapsed</text:p>
          </table:table-cell>
          <table:table-cell table:formula="of:=SUM([.D73:.K73])/[.$B$3]" office:value-type="time" office:time-value="PT00H00M41.882147S">
            <text:p>00:00:41,882</text:p>
          </table:table-cell>
          <table:table-cell table:style-name="ce22" office:value-type="time" office:time-value="PT00H00M42.748267S">
            <text:p>00:00:42,748</text:p>
          </table:table-cell>
          <table:table-cell table:style-name="ce22" office:value-type="time" office:time-value="PT00H00M42.324024S">
            <text:p>00:00:42,324</text:p>
          </table:table-cell>
          <table:table-cell table:style-name="ce22" office:value-type="time" office:time-value="PT00H00M39.11675S">
            <text:p>00:00:39,117</text:p>
          </table:table-cell>
          <table:table-cell office:value-type="time" office:time-value="PT00H00M43.339546S">
            <text:p>00:00:43,34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74:.K74])/[.$B$3]" office:value-type="time" office:time-value="PT00H00M39.645S">
            <text:p>00:00:39,645</text:p>
          </table:table-cell>
          <table:table-cell table:style-name="ce22" office:value-type="time" office:time-value="PT00H00M39.12S">
            <text:p>00:00:39,120</text:p>
          </table:table-cell>
          <table:table-cell table:style-name="ce22" office:value-type="time" office:time-value="PT00H00M40.21S">
            <text:p>00:00:40,210</text:p>
          </table:table-cell>
          <table:table-cell table:style-name="ce22" office:value-type="time" office:time-value="PT00H00M38.83S">
            <text:p>00:00:38,830</text:p>
          </table:table-cell>
          <table:table-cell office:value-type="time" office:time-value="PT00H00M40.42S">
            <text:p>00:00:40,42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75:.K75])/[.$B$3]" office:value-type="time" office:time-value="PT00H00M00.13097S">
            <text:p>00:00:00,131</text:p>
          </table:table-cell>
          <table:table-cell table:style-name="ce22" office:value-type="time" office:time-value="PT00H00M00.114816S">
            <text:p>00:00:00,115</text:p>
          </table:table-cell>
          <table:table-cell table:style-name="ce22" office:value-type="time" office:time-value="PT00H00M00.121284S">
            <text:p>00:00:00,121</text:p>
          </table:table-cell>
          <table:table-cell table:style-name="ce22" office:value-type="time" office:time-value="PT00H00M00.096637S">
            <text:p>00:00:00,097</text:p>
          </table:table-cell>
          <table:table-cell office:value-type="time" office:time-value="PT00H00M00.191142S">
            <text:p>00:00:00,191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16tmp2</text:p>
          </table:table-cell>
          <table:table-cell table:style-name="ce32" office:value-type="string">
            <text:p>elapsed</text:p>
          </table:table-cell>
          <table:table-cell table:formula="of:=SUM([.D76:.K76])/[.$B$3]" office:value-type="time" office:time-value="PT00H00M47.211834S">
            <text:p>00:00:47,212</text:p>
          </table:table-cell>
          <table:table-cell table:style-name="ce22" office:value-type="time" office:time-value="PT00H00M46.321762S">
            <text:p>00:00:46,322</text:p>
          </table:table-cell>
          <table:table-cell table:style-name="ce22" office:value-type="time" office:time-value="PT00H00M46.987126S">
            <text:p>00:00:46,987</text:p>
          </table:table-cell>
          <table:table-cell table:style-name="ce22" office:value-type="time" office:time-value="PT00H00M44.080729S">
            <text:p>00:00:44,081</text:p>
          </table:table-cell>
          <table:table-cell office:value-type="time" office:time-value="PT00H00M51.457717S">
            <text:p>00:00:51,458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77:.K77])/[.$B$3]" office:value-type="time" office:time-value="PT00H00M44.31S">
            <text:p>00:00:44,310</text:p>
          </table:table-cell>
          <table:table-cell table:style-name="ce22" office:value-type="time" office:time-value="PT00H00M43.13S">
            <text:p>00:00:43,130</text:p>
          </table:table-cell>
          <table:table-cell table:style-name="ce22" office:value-type="time" office:time-value="PT00H00M44.87S">
            <text:p>00:00:44,870</text:p>
          </table:table-cell>
          <table:table-cell table:style-name="ce22" office:value-type="time" office:time-value="PT00H00M43.65S">
            <text:p>00:00:43,650</text:p>
          </table:table-cell>
          <table:table-cell office:value-type="time" office:time-value="PT00H00M45.59S">
            <text:p>00:00:45,59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78:.K78])/[.$B$3]" office:value-type="time" office:time-value="PT00H00M00.125176S">
            <text:p>00:00:00,125</text:p>
          </table:table-cell>
          <table:table-cell table:style-name="ce22" office:value-type="time" office:time-value="PT00H00M00.129641S">
            <text:p>00:00:00,130</text:p>
          </table:table-cell>
          <table:table-cell table:style-name="ce22" office:value-type="time" office:time-value="PT00H00M00.133322S">
            <text:p>00:00:00,133</text:p>
          </table:table-cell>
          <table:table-cell table:style-name="ce22" office:value-type="time" office:time-value="PT00H00M00.099085S">
            <text:p>00:00:00,099</text:p>
          </table:table-cell>
          <table:table-cell office:value-type="time" office:time-value="PT00H00M00.138657S">
            <text:p>00:00:00,139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16res</text:p>
          </table:table-cell>
          <table:table-cell table:style-name="ce32" office:value-type="string">
            <text:p>elapsed</text:p>
          </table:table-cell>
          <table:table-cell table:formula="of:=SUM([.D79:.K79])/[.$B$3]" office:value-type="time" office:time-value="PT00H00M00.25668S">
            <text:p>00:00:00,257</text:p>
          </table:table-cell>
          <table:table-cell table:style-name="ce22" office:value-type="time" office:time-value="PT00H00M00.361711S">
            <text:p>00:00:00,362</text:p>
          </table:table-cell>
          <table:table-cell table:style-name="ce22" office:value-type="time" office:time-value="PT00H00M00.236097S">
            <text:p>00:00:00,236</text:p>
          </table:table-cell>
          <table:table-cell table:style-name="ce22" office:value-type="time" office:time-value="PT00H00M00.21135S">
            <text:p>00:00:00,211</text:p>
          </table:table-cell>
          <table:table-cell office:value-type="time" office:time-value="PT00H00M00.217563S">
            <text:p>00:00:00,218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80:.K80])/[.$B$3]" office:value-type="time" office:time-value="PT00H00M00.085S">
            <text:p>00:00:00,085</text:p>
          </table:table-cell>
          <table:table-cell table:number-columns-repeated="2" table:style-name="ce22" office:value-type="time" office:time-value="PT00H00M00.08S">
            <text:p>00:00:00,080</text:p>
          </table:table-cell>
          <table:table-cell table:style-name="ce22" office:value-type="time" office:time-value="PT00H00M00.1S">
            <text:p>00:00:00,100</text:p>
          </table:table-cell>
          <table:table-cell office:value-type="time" office:time-value="PT00H00M00.08S">
            <text:p>00:00:00,08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81:.K81])/[.$B$3]" office:value-type="time" office:time-value="PT00H00M00.064733S">
            <text:p>00:00:00,065</text:p>
          </table:table-cell>
          <table:table-cell table:style-name="ce22" office:value-type="time" office:time-value="PT00H00M00.09677S">
            <text:p>00:00:00,097</text:p>
          </table:table-cell>
          <table:table-cell table:style-name="ce22" office:value-type="time" office:time-value="PT00H00M00.049707S">
            <text:p>00:00:00,050</text:p>
          </table:table-cell>
          <table:table-cell table:style-name="ce22" office:value-type="time" office:time-value="PT00H00M00.053255S">
            <text:p>00:00:00,053</text:p>
          </table:table-cell>
          <table:table-cell office:value-type="time" office:time-value="PT00H00M00.059199S">
            <text:p>00:00:00,059</text:p>
          </table:table-cell>
          <table:table-cell table:number-columns-repeated="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82:.K82])/[.$B$3]" office:value-type="time" office:time-value="PT00H00M03.600378S">
            <text:p>00:00:03,600</text:p>
          </table:table-cell>
          <table:table-cell table:formula="of:=+[.D85]+[.D88]" office:value-type="time" office:time-value="PT00H00M03.3573S">
            <text:p>00:00:03,357</text:p>
          </table:table-cell>
          <table:table-cell table:formula="of:=+[.E85]+[.E88]" office:value-type="time" office:time-value="PT00H00M03.76907S">
            <text:p>00:00:03,769</text:p>
          </table:table-cell>
          <table:table-cell table:formula="of:=+[.F85]+[.F88]" office:value-type="time" office:time-value="PT00H00M03.272512S">
            <text:p>00:00:03,273</text:p>
          </table:table-cell>
          <table:table-cell table:formula="of:=+[.G85]+[.G88]" office:value-type="time" office:time-value="PT00H00M04.002628S">
            <text:p>00:00:04,0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3]" office:value-type="time" office:time-value="PT00H00M03.1475S">
            <text:p>00:00:03,148</text:p>
          </table:table-cell>
          <table:table-cell table:formula="of:=+[.D86]+[.D89]" office:value-type="time" office:time-value="PT00H00M03.09S">
            <text:p>00:00:03,090</text:p>
          </table:table-cell>
          <table:table-cell table:formula="of:=+[.E86]+[.E89]" office:value-type="time" office:time-value="PT00H00M03.26S">
            <text:p>00:00:03,260</text:p>
          </table:table-cell>
          <table:table-cell table:formula="of:=+[.F86]+[.F89]" office:value-type="time" office:time-value="PT00H00M03.11S">
            <text:p>00:00:03,110</text:p>
          </table:table-cell>
          <table:table-cell table:formula="of:=+[.G86]+[.G89]" office:value-type="time" office:time-value="PT00H00M03.13S">
            <text:p>00:00:03,1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3]" office:value-type="time" office:time-value="PT00H00M00.018184S">
            <text:p>00:00:00,018</text:p>
          </table:table-cell>
          <table:table-cell table:formula="of:=+[.D87]+[.D90]" office:value-type="time" office:time-value="PT00H00M00.01781S">
            <text:p>00:00:00,018</text:p>
          </table:table-cell>
          <table:table-cell table:formula="of:=+[.E87]+[.E90]" office:value-type="time" office:time-value="PT00H00M00.017238S">
            <text:p>00:00:00,017</text:p>
          </table:table-cell>
          <table:table-cell table:formula="of:=+[.F87]+[.F90]" office:value-type="time" office:time-value="PT00H00M00.01869S">
            <text:p>00:00:00,019</text:p>
          </table:table-cell>
          <table:table-cell table:formula="of:=+[.G87]+[.G90]" office:value-type="time" office:time-value="PT00H00M00.018997S">
            <text:p>00:00:00,019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17tmp1</text:p>
          </table:table-cell>
          <table:table-cell table:style-name="ce32" office:value-type="string">
            <text:p>elapsed</text:p>
          </table:table-cell>
          <table:table-cell table:formula="of:=SUM([.D85:.K85])/[.$B$3]" office:value-type="time" office:time-value="PT00H00M03.46533S">
            <text:p>00:00:03,465</text:p>
          </table:table-cell>
          <table:table-cell table:style-name="ce22" office:value-type="time" office:time-value="PT00H00M03.209753S">
            <text:p>00:00:03,210</text:p>
          </table:table-cell>
          <table:table-cell table:style-name="ce22" office:value-type="time" office:time-value="PT00H00M03.646177S">
            <text:p>00:00:03,646</text:p>
          </table:table-cell>
          <table:table-cell table:style-name="ce22" office:value-type="time" office:time-value="PT00H00M03.147548S">
            <text:p>00:00:03,148</text:p>
          </table:table-cell>
          <table:table-cell office:value-type="time" office:time-value="PT00H00M03.857841S">
            <text:p>00:00:03,858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86:.K86])/[.$B$3]" office:value-type="time" office:time-value="PT00H00M03.12S">
            <text:p>00:00:03,120</text:p>
          </table:table-cell>
          <table:table-cell table:style-name="ce22" office:value-type="time" office:time-value="PT00H00M03.06S">
            <text:p>00:00:03,060</text:p>
          </table:table-cell>
          <table:table-cell table:style-name="ce22" office:value-type="time" office:time-value="PT00H00M03.23S">
            <text:p>00:00:03,230</text:p>
          </table:table-cell>
          <table:table-cell table:style-name="ce22" office:value-type="time" office:time-value="PT00H00M03.08S">
            <text:p>00:00:03,080</text:p>
          </table:table-cell>
          <table:table-cell office:value-type="time" office:time-value="PT00H00M03.11S">
            <text:p>00:00:03,11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87:.K87])/[.$B$3]" office:value-type="time" office:time-value="PT00H00M00.007741S">
            <text:p>00:00:00,008</text:p>
          </table:table-cell>
          <table:table-cell table:style-name="ce22" office:value-type="time" office:time-value="PT00H00M00.007785S">
            <text:p>00:00:00,008</text:p>
          </table:table-cell>
          <table:table-cell table:style-name="ce22" office:value-type="time" office:time-value="PT00H00M00.007709S">
            <text:p>00:00:00,008</text:p>
          </table:table-cell>
          <table:table-cell table:style-name="ce22" office:value-type="time" office:time-value="PT00H00M00.00771S">
            <text:p>00:00:00,008</text:p>
          </table:table-cell>
          <table:table-cell office:value-type="time" office:time-value="PT00H00M00.007759S">
            <text:p>00:00:00,008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17res</text:p>
          </table:table-cell>
          <table:table-cell table:style-name="ce32" office:value-type="string">
            <text:p>elapsed</text:p>
          </table:table-cell>
          <table:table-cell table:formula="of:=SUM([.D88:.K88])/[.$B$3]" office:value-type="time" office:time-value="PT00H00M00.135048S">
            <text:p>00:00:00,135</text:p>
          </table:table-cell>
          <table:table-cell table:style-name="ce22" office:value-type="time" office:time-value="PT00H00M00.147547S">
            <text:p>00:00:00,148</text:p>
          </table:table-cell>
          <table:table-cell table:style-name="ce22" office:value-type="time" office:time-value="PT00H00M00.122893S">
            <text:p>00:00:00,123</text:p>
          </table:table-cell>
          <table:table-cell table:style-name="ce22" office:value-type="time" office:time-value="PT00H00M00.124964S">
            <text:p>00:00:00,125</text:p>
          </table:table-cell>
          <table:table-cell office:value-type="time" office:time-value="PT00H00M00.144787S">
            <text:p>00:00:00,145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89:.K89])/[.$B$3]" office:value-type="time" office:time-value="PT00H00M00.0275S">
            <text:p>00:00:00,028</text:p>
          </table:table-cell>
          <table:table-cell table:number-columns-repeated="3" table:style-name="ce22" office:value-type="time" office:time-value="PT00H00M00.03S">
            <text:p>00:00:00,030</text:p>
          </table:table-cell>
          <table:table-cell office:value-type="time" office:time-value="PT00H00M00.02S">
            <text:p>00:00:00,02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90:.K90])/[.$B$3]" office:value-type="time" office:time-value="PT00H00M00.010443S">
            <text:p>00:00:00,010</text:p>
          </table:table-cell>
          <table:table-cell table:style-name="ce22" office:value-type="time" office:time-value="PT00H00M00.010025S">
            <text:p>00:00:00,010</text:p>
          </table:table-cell>
          <table:table-cell table:style-name="ce22" office:value-type="time" office:time-value="PT00H00M00.009529S">
            <text:p>00:00:00,010</text:p>
          </table:table-cell>
          <table:table-cell table:style-name="ce22" office:value-type="time" office:time-value="PT00H00M00.01098S">
            <text:p>00:00:00,011</text:p>
          </table:table-cell>
          <table:table-cell office:value-type="time" office:time-value="PT00H00M00.011238S">
            <text:p>00:00:00,011</text:p>
          </table:table-cell>
          <table:table-cell table:number-columns-repeated="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91:.K91])/[.$B$3]" office:value-type="time" office:time-value="PT00H13M39.189604S">
            <text:p>00:13:39,190</text:p>
          </table:table-cell>
          <table:table-cell table:formula="of:=[.D82]+[.D70]+[.D67]+[.D64]+[.D61]+[.D52]+[.D49]+[.D46]+[.D43]+[.D40]+[.D31]+[.D28]+[.D16]+[.D13]+[.D10]+[.D7]+[.D4]" office:value-type="time" office:time-value="PT00H13M10.302143S">
            <text:p>00:13:10,302</text:p>
          </table:table-cell>
          <table:table-cell table:formula="of:=[.E82]+[.E70]+[.E67]+[.E64]+[.E61]+[.E52]+[.E49]+[.E46]+[.E43]+[.E40]+[.E31]+[.E28]+[.E16]+[.E13]+[.E10]+[.E7]+[.E4]" office:value-type="time" office:time-value="PT00H13M52.931146S">
            <text:p>00:13:52,931</text:p>
          </table:table-cell>
          <table:table-cell table:formula="of:=[.F82]+[.F70]+[.F67]+[.F64]+[.F61]+[.F52]+[.F49]+[.F46]+[.F43]+[.F40]+[.F31]+[.F28]+[.F16]+[.F13]+[.F10]+[.F7]+[.F4]" office:value-type="time" office:time-value="PT00H13M15.565044S">
            <text:p>00:13:15,565</text:p>
          </table:table-cell>
          <table:table-cell table:formula="of:=[.G82]+[.G70]+[.G67]+[.G64]+[.G61]+[.G52]+[.G49]+[.G46]+[.G43]+[.G40]+[.G31]+[.G28]+[.G16]+[.G13]+[.G10]+[.G7]+[.G4]" office:value-type="time" office:time-value="PT00H14M17.960082S">
            <text:p>00:14:17,96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3]" office:value-type="time" office:time-value="PT00H12M16.4125S">
            <text:p>00:12:16,413</text:p>
          </table:table-cell>
          <table:table-cell table:formula="of:=[.D83]+[.D71]+[.D68]+[.D65]+[.D62]+[.D53]+[.D50]+[.D47]+[.D44]+[.D41]+[.D32]+[.D29]+[.D17]+[.D14]+[.D11]+[.D8]+[.D5]" office:value-type="time" office:time-value="PT00H12M08.98S">
            <text:p>00:12:08,980</text:p>
          </table:table-cell>
          <table:table-cell table:formula="of:=[.E83]+[.E71]+[.E68]+[.E65]+[.E62]+[.E53]+[.E50]+[.E47]+[.E44]+[.E41]+[.E32]+[.E29]+[.E17]+[.E14]+[.E11]+[.E8]+[.E5]" office:value-type="time" office:time-value="PT00H12M23.91S">
            <text:p>00:12:23,910</text:p>
          </table:table-cell>
          <table:table-cell table:formula="of:=[.F83]+[.F71]+[.F68]+[.F65]+[.F62]+[.F53]+[.F50]+[.F47]+[.F44]+[.F41]+[.F32]+[.F29]+[.F17]+[.F14]+[.F11]+[.F8]+[.F5]" office:value-type="time" office:time-value="PT00H12M14.46S">
            <text:p>00:12:14,460</text:p>
          </table:table-cell>
          <table:table-cell table:formula="of:=[.G83]+[.G71]+[.G68]+[.G65]+[.G62]+[.G53]+[.G50]+[.G47]+[.G44]+[.G41]+[.G32]+[.G29]+[.G17]+[.G14]+[.G11]+[.G8]+[.G5]" office:value-type="time" office:time-value="PT00H12M18.3S">
            <text:p>00:12:18,3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3]" office:value-type="time" office:time-value="PT00H00M01.046316S">
            <text:p>00:00:01,046</text:p>
          </table:table-cell>
          <table:table-cell table:formula="of:=[.D84]+[.D72]+[.D69]+[.D66]+[.D63]+[.D54]+[.D51]+[.D48]+[.D45]+[.D42]+[.D33]+[.D30]+[.D18]+[.D15]+[.D12]+[.D9]+[.D6]" office:value-type="time" office:time-value="PT00H00M01.128285S">
            <text:p>00:00:01,128</text:p>
          </table:table-cell>
          <table:table-cell table:formula="of:=[.E84]+[.E72]+[.E69]+[.E66]+[.E63]+[.E54]+[.E51]+[.E48]+[.E45]+[.E42]+[.E33]+[.E30]+[.E18]+[.E15]+[.E12]+[.E9]+[.E6]" office:value-type="time" office:time-value="PT00H00M00.93451S">
            <text:p>00:00:00,935</text:p>
          </table:table-cell>
          <table:table-cell table:formula="of:=[.F84]+[.F72]+[.F69]+[.F66]+[.F63]+[.F54]+[.F51]+[.F48]+[.F45]+[.F42]+[.F33]+[.F30]+[.F18]+[.F15]+[.F12]+[.F9]+[.F6]" office:value-type="time" office:time-value="PT00H00M00.946842S">
            <text:p>00:00:00,947</text:p>
          </table:table-cell>
          <table:table-cell table:formula="of:=[.G84]+[.G72]+[.G69]+[.G66]+[.G63]+[.G54]+[.G51]+[.G48]+[.G45]+[.G42]+[.G33]+[.G30]+[.G18]+[.G15]+[.G12]+[.G9]+[.G6]" office:value-type="time" office:time-value="PT00H00M01.175626S">
            <text:p>00:00:01,17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BA</text:p>
          </table:table-cell>
          <table:table-cell table:number-columns-repeated="8"/>
        </table:table-row>
        <table:table-row table:style-name="ro1">
          <table:table-cell office:value-type="string">
            <text:p>Anz. Läufe</text:p>
          </table:table-cell>
          <table:table-cell table:style-name="ce33" office:value-type="float" office:value="4">
            <text:p>4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97:.K97])/[.$B$96]" office:value-type="time" office:time-value="PT00H00M00.122559S">
            <text:p>00:00:00,123</text:p>
          </table:table-cell>
          <table:table-cell office:value-type="time" office:time-value="PT00H00M00.170195S">
            <text:p>00:00:00,170</text:p>
          </table:table-cell>
          <table:table-cell office:value-type="time" office:time-value="PT00H00M00.090816S">
            <text:p>00:00:00,091</text:p>
          </table:table-cell>
          <table:table-cell office:value-type="time" office:time-value="PT00H00M00.123379S">
            <text:p>00:00:00,123</text:p>
          </table:table-cell>
          <table:table-cell office:value-type="time" office:time-value="PT00H00M00.105845S">
            <text:p>00:00:00,1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8:.K98])/[.$B$96]" office:value-type="time" office:time-value="PT00H00M00.01S">
            <text:p>00:00:00,010</text:p>
          </table:table-cell>
          <table:table-cell office:value-type="time" office:time-value="PT00H00M00.02S">
            <text:p>00:00:00,020</text:p>
          </table:table-cell>
          <table:table-cell table:number-columns-repeated="2" office:value-type="time" office:time-value="PT00H00M00.01S">
            <text:p>00:00:00,010</text:p>
          </table:table-cell>
          <table:table-cell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9:.K99])/[.$B$96]" office:value-type="time" office:time-value="PT00H00M00.003016S">
            <text:p>00:00:00,003</text:p>
          </table:table-cell>
          <table:table-cell office:value-type="time" office:time-value="PT00H00M00.009009S">
            <text:p>00:00:00,009</text:p>
          </table:table-cell>
          <table:table-cell office:value-type="time" office:time-value="PT00H00M00.001073S">
            <text:p>00:00:00,001</text:p>
          </table:table-cell>
          <table:table-cell office:value-type="time" office:time-value="PT00H00M00.001001S">
            <text:p>00:00:00,001</text:p>
          </table:table-cell>
          <table:table-cell office:value-type="time" office:time-value="PT00H00M00.00098S">
            <text:p>00:00:00,001</text:p>
          </table:table-cell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100:.K100])/[.$B$96]" office:value-type="time" office:time-value="PT00H00M00.005863S">
            <text:p>00:00:00,006</text:p>
          </table:table-cell>
          <table:table-cell office:value-type="time" office:time-value="PT00H00M00.005845S">
            <text:p>00:00:00,006</text:p>
          </table:table-cell>
          <table:table-cell office:value-type="time" office:time-value="PT00H00M00.006154S">
            <text:p>00:00:00,006</text:p>
          </table:table-cell>
          <table:table-cell office:value-type="time" office:time-value="PT00H00M00.005682S">
            <text:p>00:00:00,006</text:p>
          </table:table-cell>
          <table:table-cell office:value-type="time" office:time-value="PT00H00M00.005772S">
            <text:p>00:00:00,0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K101])/[.$B$96]" office:value-type="time" office:time-value="PT00H00M00.005S">
            <text:p>00:00:00,005</text:p>
          </table:table-cell>
          <table:table-cell office:value-type="time" office:time-value="PT00H00M00S">
            <text:p>00:00:00,000</text:p>
          </table:table-cell>
          <table:table-cell office:value-type="time" office:time-value="PT00H00M00.01S">
            <text:p>00:00:00,010</text:p>
          </table:table-cell>
          <table:table-cell office:value-type="time" office:time-value="PT00H00M00S">
            <text:p>00:00:00,000</text:p>
          </table:table-cell>
          <table:table-cell office:value-type="time" office:time-value="PT00H00M00.01S">
            <text:p>00:00:00,0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K102])/[.$B$96]" office:value-type="time" office:time-value="PT00H00M00.000148S">
            <text:p>00:00:00,000</text:p>
          </table:table-cell>
          <table:table-cell office:value-type="time" office:time-value="PT00H00M00.00015S">
            <text:p>00:00:00,000</text:p>
          </table:table-cell>
          <table:table-cell office:value-type="time" office:time-value="PT00H00M00.000147S">
            <text:p>00:00:00,000</text:p>
          </table:table-cell>
          <table:table-cell office:value-type="time" office:time-value="PT00H00M00.000146S">
            <text:p>00:00:00,000</text:p>
          </table:table-cell>
          <table:table-cell office:value-type="time" office:time-value="PT00H00M00.000149S">
            <text:p>00:00:00,000</text:p>
          </table:table-cell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3:.K103])/[.$B$96]" office:value-type="time" office:time-value="PT00H00M00.530988S">
            <text:p>00:00:00,531</text:p>
          </table:table-cell>
          <table:table-cell office:value-type="time" office:time-value="PT00H00M00.638761S">
            <text:p>00:00:00,639</text:p>
          </table:table-cell>
          <table:table-cell office:value-type="time" office:time-value="PT00H00M00.492987S">
            <text:p>00:00:00,493</text:p>
          </table:table-cell>
          <table:table-cell office:value-type="time" office:time-value="PT00H00M00.532932S">
            <text:p>00:00:00,533</text:p>
          </table:table-cell>
          <table:table-cell office:value-type="time" office:time-value="PT00H00M00.459271S">
            <text:p>00:00:00,4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96]" office:value-type="time" office:time-value="PT00H00M00.045S">
            <text:p>00:00:00,045</text:p>
          </table:table-cell>
          <table:table-cell table:number-columns-repeated="3" office:value-type="time" office:time-value="PT00H00M00.04S">
            <text:p>00:00:00,040</text:p>
          </table:table-cell>
          <table:table-cell office:value-type="time" office:time-value="PT00H00M00.06S">
            <text:p>00:00:00,06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96]" office:value-type="time" office:time-value="PT00H00M00.039134S">
            <text:p>00:00:00,039</text:p>
          </table:table-cell>
          <table:table-cell office:value-type="time" office:time-value="PT00H00M00.059648S">
            <text:p>00:00:00,060</text:p>
          </table:table-cell>
          <table:table-cell office:value-type="time" office:time-value="PT00H00M00.02241S">
            <text:p>00:00:00,022</text:p>
          </table:table-cell>
          <table:table-cell office:value-type="time" office:time-value="PT00H00M00.036986S">
            <text:p>00:00:00,037</text:p>
          </table:table-cell>
          <table:table-cell office:value-type="time" office:time-value="PT00H00M00.037492S">
            <text:p>00:00:00,037</text:p>
          </table:table-cell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06:.K106])/[.$B$96]" office:value-type="time" office:time-value="PT00H00M39.873181S">
            <text:p>00:00:39,873</text:p>
          </table:table-cell>
          <table:table-cell office:value-type="time" office:time-value="PT00H00M46.279144S">
            <text:p>00:00:46,279</text:p>
          </table:table-cell>
          <table:table-cell office:value-type="time" office:time-value="PT00H00M38.89094S">
            <text:p>00:00:38,891</text:p>
          </table:table-cell>
          <table:table-cell office:value-type="time" office:time-value="PT00H00M40.13927S">
            <text:p>00:00:40,139</text:p>
          </table:table-cell>
          <table:table-cell office:value-type="time" office:time-value="PT00H00M34.183368S">
            <text:p>00:00:34,18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K107])/[.$B$96]" office:value-type="time" office:time-value="PT00H00M04.6425S">
            <text:p>00:00:04,643</text:p>
          </table:table-cell>
          <table:table-cell office:value-type="time" office:time-value="PT00H00M04.83S">
            <text:p>00:00:04,830</text:p>
          </table:table-cell>
          <table:table-cell office:value-type="time" office:time-value="PT00H00M04.66S">
            <text:p>00:00:04,660</text:p>
          </table:table-cell>
          <table:table-cell office:value-type="time" office:time-value="PT00H00M04.7S">
            <text:p>00:00:04,700</text:p>
          </table:table-cell>
          <table:table-cell office:value-type="time" office:time-value="PT00H00M04.38S">
            <text:p>00:00:04,3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K108])/[.$B$96]" office:value-type="time" office:time-value="PT00H00M00.055067S">
            <text:p>00:00:00,055</text:p>
          </table:table-cell>
          <table:table-cell office:value-type="time" office:time-value="PT00H00M00.060969S">
            <text:p>00:00:00,061</text:p>
          </table:table-cell>
          <table:table-cell office:value-type="time" office:time-value="PT00H00M00.043158S">
            <text:p>00:00:00,043</text:p>
          </table:table-cell>
          <table:table-cell office:value-type="time" office:time-value="PT00H00M00.075915S">
            <text:p>00:00:00,076</text:p>
          </table:table-cell>
          <table:table-cell office:value-type="time" office:time-value="PT00H00M00.040224S">
            <text:p>00:00:00,040</text:p>
          </table:table-cell>
          <table:table-cell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09:.K109])/[.$B$96]" office:value-type="time" office:time-value="PT00H00M03.936707S">
            <text:p>00:00:03,937</text:p>
          </table:table-cell>
          <table:table-cell table:formula="of:=+[.D112]+[.D115]+[.D118]" office:value-type="time" office:time-value="PT00H00M04.708214S">
            <text:p>00:00:04,708</text:p>
          </table:table-cell>
          <table:table-cell table:formula="of:=+[.E112]+[.E115]+[.E118]" office:value-type="time" office:time-value="PT00H00M03.592988S">
            <text:p>00:00:03,593</text:p>
          </table:table-cell>
          <table:table-cell table:formula="of:=+[.F112]+[.F115]+[.F118]" office:value-type="time" office:time-value="PT00H00M03.660008S">
            <text:p>00:00:03,660</text:p>
          </table:table-cell>
          <table:table-cell table:formula="of:=+[.G112]+[.G115]+[.G118]" office:value-type="time" office:time-value="PT00H00M03.785617S">
            <text:p>00:00:03,78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0:.K110])/[.$B$96]" office:value-type="time" office:time-value="PT00H00M02.3075S">
            <text:p>00:00:02,308</text:p>
          </table:table-cell>
          <table:table-cell table:formula="of:=+[.D113]+[.D116]+[.D119]" office:value-type="time" office:time-value="PT00H00M02.33S">
            <text:p>00:00:02,330</text:p>
          </table:table-cell>
          <table:table-cell table:formula="of:=+[.E113]+[.E116]+[.E119]" office:value-type="time" office:time-value="PT00H00M02.33S">
            <text:p>00:00:02,330</text:p>
          </table:table-cell>
          <table:table-cell table:formula="of:=+[.F113]+[.F116]+[.F119]" office:value-type="time" office:time-value="PT00H00M02.25S">
            <text:p>00:00:02,250</text:p>
          </table:table-cell>
          <table:table-cell table:formula="of:=+[.G113]+[.G116]+[.G119]" office:value-type="time" office:time-value="PT00H00M02.32S">
            <text:p>00:00:02,3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1:.K111])/[.$B$96]" office:value-type="time" office:time-value="PT00H00M00.322844S">
            <text:p>00:00:00,323</text:p>
          </table:table-cell>
          <table:table-cell table:formula="of:=+[.D114]+[.D117]+[.D120]" office:value-type="time" office:time-value="PT00H00M00.263847S">
            <text:p>00:00:00,264</text:p>
          </table:table-cell>
          <table:table-cell table:formula="of:=+[.E114]+[.E117]+[.E120]" office:value-type="time" office:time-value="PT00H00M00.150674S">
            <text:p>00:00:00,151</text:p>
          </table:table-cell>
          <table:table-cell table:formula="of:=+[.F114]+[.F117]+[.F120]" office:value-type="time" office:time-value="PT00H00M00.673872S">
            <text:p>00:00:00,674</text:p>
          </table:table-cell>
          <table:table-cell table:formula="of:=+[.G114]+[.G117]+[.G120]" office:value-type="time" office:time-value="PT00H00M00.202983S">
            <text:p>00:00:00,203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5tmp1</text:p>
          </table:table-cell>
          <table:table-cell table:style-name="ce32" office:value-type="string">
            <text:p>elapsed</text:p>
          </table:table-cell>
          <table:table-cell table:formula="of:=SUM([.D112:.K112])/[.$B$96]" office:value-type="time" office:time-value="PT00H00M01.28227S">
            <text:p>00:00:01,282</text:p>
          </table:table-cell>
          <table:table-cell table:style-name="ce22" office:value-type="time" office:time-value="PT00H00M01.835667S">
            <text:p>00:00:01,836</text:p>
          </table:table-cell>
          <table:table-cell table:style-name="ce22" office:value-type="time" office:time-value="PT00H00M01.05127S">
            <text:p>00:00:01,051</text:p>
          </table:table-cell>
          <table:table-cell table:style-name="ce22" office:value-type="time" office:time-value="PT00H00M01.075013S">
            <text:p>00:00:01,075</text:p>
          </table:table-cell>
          <table:table-cell office:value-type="time" office:time-value="PT00H00M01.167131S">
            <text:p>00:00:01,167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13:.K113])/[.$B$96]" office:value-type="time" office:time-value="PT00H00M00.5525S">
            <text:p>00:00:00,553</text:p>
          </table:table-cell>
          <table:table-cell table:number-columns-repeated="3" table:style-name="ce22" office:value-type="time" office:time-value="PT00H00M00.55S">
            <text:p>00:00:00,550</text:p>
          </table:table-cell>
          <table:table-cell office:value-type="time" office:time-value="PT00H00M00.56S">
            <text:p>00:00:00,56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14:.K114])/[.$B$96]" office:value-type="time" office:time-value="PT00H00M00.184297S">
            <text:p>00:00:00,184</text:p>
          </table:table-cell>
          <table:table-cell table:style-name="ce22" office:value-type="time" office:time-value="PT00H00M00.094264S">
            <text:p>00:00:00,094</text:p>
          </table:table-cell>
          <table:table-cell table:style-name="ce22" office:value-type="time" office:time-value="PT00H00M00.051655S">
            <text:p>00:00:00,052</text:p>
          </table:table-cell>
          <table:table-cell table:style-name="ce22" office:value-type="time" office:time-value="PT00H00M00.54299S">
            <text:p>00:00:00,543</text:p>
          </table:table-cell>
          <table:table-cell office:value-type="time" office:time-value="PT00H00M00.048277S">
            <text:p>00:00:00,048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5tmp2</text:p>
          </table:table-cell>
          <table:table-cell table:style-name="ce32" office:value-type="string">
            <text:p>elapsed</text:p>
          </table:table-cell>
          <table:table-cell table:formula="of:=SUM([.D115:.K115])/[.$B$96]" office:value-type="time" office:time-value="PT00H00M01.452471S">
            <text:p>00:00:01,452</text:p>
          </table:table-cell>
          <table:table-cell table:style-name="ce22" office:value-type="time" office:time-value="PT00H00M01.652437S">
            <text:p>00:00:01,652</text:p>
          </table:table-cell>
          <table:table-cell table:style-name="ce22" office:value-type="time" office:time-value="PT00H00M01.3745S">
            <text:p>00:00:01,375</text:p>
          </table:table-cell>
          <table:table-cell table:style-name="ce22" office:value-type="time" office:time-value="PT00H00M01.365603S">
            <text:p>00:00:01,366</text:p>
          </table:table-cell>
          <table:table-cell office:value-type="time" office:time-value="PT00H00M01.417343S">
            <text:p>00:00:01,417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16:.K116])/[.$B$96]" office:value-type="time" office:time-value="PT00H00M00.7175S">
            <text:p>00:00:00,718</text:p>
          </table:table-cell>
          <table:table-cell table:style-name="ce22" office:value-type="time" office:time-value="PT00H00M00.72S">
            <text:p>00:00:00,720</text:p>
          </table:table-cell>
          <table:table-cell table:style-name="ce22" office:value-type="time" office:time-value="PT00H00M00.73S">
            <text:p>00:00:00,730</text:p>
          </table:table-cell>
          <table:table-cell table:style-name="ce22" office:value-type="time" office:time-value="PT00H00M00.7S">
            <text:p>00:00:00,700</text:p>
          </table:table-cell>
          <table:table-cell office:value-type="time" office:time-value="PT00H00M00.72S">
            <text:p>00:00:00,72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17:.K117])/[.$B$96]" office:value-type="time" office:time-value="PT00H00M00.071347S">
            <text:p>00:00:00,071</text:p>
          </table:table-cell>
          <table:table-cell table:style-name="ce22" office:value-type="time" office:time-value="PT00H00M00.082949S">
            <text:p>00:00:00,083</text:p>
          </table:table-cell>
          <table:table-cell table:style-name="ce22" office:value-type="time" office:time-value="PT00H00M00.052595S">
            <text:p>00:00:00,053</text:p>
          </table:table-cell>
          <table:table-cell table:style-name="ce22" office:value-type="time" office:time-value="PT00H00M00.061583S">
            <text:p>00:00:00,062</text:p>
          </table:table-cell>
          <table:table-cell office:value-type="time" office:time-value="PT00H00M00.088261S">
            <text:p>00:00:00,088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5res</text:p>
          </table:table-cell>
          <table:table-cell table:style-name="ce32" office:value-type="string">
            <text:p>elapsed</text:p>
          </table:table-cell>
          <table:table-cell table:formula="of:=SUM([.D118:.K118])/[.$B$96]" office:value-type="time" office:time-value="PT00H00M01.201966S">
            <text:p>00:00:01,202</text:p>
          </table:table-cell>
          <table:table-cell table:style-name="ce22" office:value-type="time" office:time-value="PT00H00M01.22011S">
            <text:p>00:00:01,220</text:p>
          </table:table-cell>
          <table:table-cell table:style-name="ce22" office:value-type="time" office:time-value="PT00H00M01.167218S">
            <text:p>00:00:01,167</text:p>
          </table:table-cell>
          <table:table-cell table:style-name="ce22" office:value-type="time" office:time-value="PT00H00M01.219392S">
            <text:p>00:00:01,219</text:p>
          </table:table-cell>
          <table:table-cell office:value-type="time" office:time-value="PT00H00M01.201143S">
            <text:p>00:00:01,201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19:.K119])/[.$B$96]" office:value-type="time" office:time-value="PT00H00M01.0375S">
            <text:p>00:00:01,038</text:p>
          </table:table-cell>
          <table:table-cell table:style-name="ce22" office:value-type="time" office:time-value="PT00H00M01.06S">
            <text:p>00:00:01,060</text:p>
          </table:table-cell>
          <table:table-cell table:style-name="ce22" office:value-type="time" office:time-value="PT00H00M01.05S">
            <text:p>00:00:01,050</text:p>
          </table:table-cell>
          <table:table-cell table:style-name="ce22" office:value-type="time" office:time-value="PT00H00M01S">
            <text:p>00:00:01,000</text:p>
          </table:table-cell>
          <table:table-cell office:value-type="time" office:time-value="PT00H00M01.04S">
            <text:p>00:00:01,04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20:.K120])/[.$B$96]" office:value-type="time" office:time-value="PT00H00M00.067201S">
            <text:p>00:00:00,067</text:p>
          </table:table-cell>
          <table:table-cell table:style-name="ce22" office:value-type="time" office:time-value="PT00H00M00.086634S">
            <text:p>00:00:00,087</text:p>
          </table:table-cell>
          <table:table-cell table:style-name="ce22" office:value-type="time" office:time-value="PT00H00M00.046424S">
            <text:p>00:00:00,046</text:p>
          </table:table-cell>
          <table:table-cell table:style-name="ce22" office:value-type="time" office:time-value="PT00H00M00.069299S">
            <text:p>00:00:00,069</text:p>
          </table:table-cell>
          <table:table-cell office:value-type="time" office:time-value="PT00H00M00.066445S">
            <text:p>00:00:00,066</text:p>
          </table:table-cell>
          <table:table-cell table:number-columns-repeated="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21:.K121])/[.$B$96]" office:value-type="time" office:time-value="PT00H00M36.90951S">
            <text:p>00:00:36,910</text:p>
          </table:table-cell>
          <table:table-cell table:formula="of:=+[.D124]+[.D127]" office:value-type="time" office:time-value="PT00H00M35.73666S">
            <text:p>00:00:35,737</text:p>
          </table:table-cell>
          <table:table-cell table:formula="of:=+[.E124]+[.E127]" office:value-type="time" office:time-value="PT00H00M37.040318S">
            <text:p>00:00:37,040</text:p>
          </table:table-cell>
          <table:table-cell table:formula="of:=+[.F124]+[.F127]" office:value-type="time" office:time-value="PT00H00M37.979264S">
            <text:p>00:00:37,979</text:p>
          </table:table-cell>
          <table:table-cell table:formula="of:=+[.G124]+[.G127]" office:value-type="time" office:time-value="PT00H00M36.881798S">
            <text:p>00:00:36,88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96]" office:value-type="time" office:time-value="PT00H00M31.8925S">
            <text:p>00:00:31,893</text:p>
          </table:table-cell>
          <table:table-cell table:formula="of:=+[.D125]+[.D128]" office:value-type="time" office:time-value="PT00H00M32.21S">
            <text:p>00:00:32,210</text:p>
          </table:table-cell>
          <table:table-cell table:formula="of:=+[.E125]+[.E128]" office:value-type="time" office:time-value="PT00H00M32S">
            <text:p>00:00:32,000</text:p>
          </table:table-cell>
          <table:table-cell table:formula="of:=+[.F125]+[.F128]" office:value-type="time" office:time-value="PT00H00M31.3S">
            <text:p>00:00:31,300</text:p>
          </table:table-cell>
          <table:table-cell table:formula="of:=+[.G125]+[.G128]" office:value-type="time" office:time-value="PT00H00M32.06S">
            <text:p>00:00:32,06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96]" office:value-type="time" office:time-value="PT00H00M00.569335S">
            <text:p>00:00:00,569</text:p>
          </table:table-cell>
          <table:table-cell table:formula="of:=+[.D126]+[.D129]" office:value-type="time" office:time-value="PT00H00M00.79116S">
            <text:p>00:00:00,791</text:p>
          </table:table-cell>
          <table:table-cell table:formula="of:=+[.E126]+[.E129]" office:value-type="time" office:time-value="PT00H00M00.128154S">
            <text:p>00:00:00,128</text:p>
          </table:table-cell>
          <table:table-cell table:formula="of:=+[.F126]+[.F129]" office:value-type="time" office:time-value="PT00H00M00.128606S">
            <text:p>00:00:00,129</text:p>
          </table:table-cell>
          <table:table-cell table:formula="of:=+[.G126]+[.G129]" office:value-type="time" office:time-value="PT00H00M01.22942S">
            <text:p>00:00:01,229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6tmp1</text:p>
          </table:table-cell>
          <table:table-cell table:style-name="ce32" office:value-type="string">
            <text:p>elapsed</text:p>
          </table:table-cell>
          <table:table-cell table:formula="of:=SUM([.D124:.K124])/[.$B$96]" office:value-type="time" office:time-value="PT00H00M02.951717S">
            <text:p>00:00:02,952</text:p>
          </table:table-cell>
          <table:table-cell table:style-name="ce22" office:value-type="time" office:time-value="PT00H00M03.270011S">
            <text:p>00:00:03,270</text:p>
          </table:table-cell>
          <table:table-cell table:style-name="ce22" office:value-type="time" office:time-value="PT00H00M02.56112S">
            <text:p>00:00:02,561</text:p>
          </table:table-cell>
          <table:table-cell table:style-name="ce22" office:value-type="time" office:time-value="PT00H00M02.664741S">
            <text:p>00:00:02,665</text:p>
          </table:table-cell>
          <table:table-cell office:value-type="time" office:time-value="PT00H00M03.310997S">
            <text:p>00:00:03,311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25:.K125])/[.$B$96]" office:value-type="time" office:time-value="PT00H00M00.725S">
            <text:p>00:00:00,725</text:p>
          </table:table-cell>
          <table:table-cell table:style-name="ce22" office:value-type="time" office:time-value="PT00H00M00.73S">
            <text:p>00:00:00,730</text:p>
          </table:table-cell>
          <table:table-cell table:style-name="ce22" office:value-type="time" office:time-value="PT00H00M00.74S">
            <text:p>00:00:00,740</text:p>
          </table:table-cell>
          <table:table-cell table:style-name="ce22" office:value-type="time" office:time-value="PT00H00M00.66S">
            <text:p>00:00:00,660</text:p>
          </table:table-cell>
          <table:table-cell office:value-type="time" office:time-value="PT00H00M00.77S">
            <text:p>00:00:00,77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26:.K126])/[.$B$96]" office:value-type="time" office:time-value="PT00H00M00.479517S">
            <text:p>00:00:00,480</text:p>
          </table:table-cell>
          <table:table-cell table:style-name="ce22" office:value-type="time" office:time-value="PT00H00M00.674634S">
            <text:p>00:00:00,675</text:p>
          </table:table-cell>
          <table:table-cell table:style-name="ce22" office:value-type="time" office:time-value="PT00H00M00.067254S">
            <text:p>00:00:00,067</text:p>
          </table:table-cell>
          <table:table-cell table:style-name="ce22" office:value-type="time" office:time-value="PT00H00M00.059816S">
            <text:p>00:00:00,060</text:p>
          </table:table-cell>
          <table:table-cell office:value-type="time" office:time-value="PT00H00M01.116362S">
            <text:p>00:00:01,116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6res</text:p>
          </table:table-cell>
          <table:table-cell table:style-name="ce32" office:value-type="string">
            <text:p>elapsed</text:p>
          </table:table-cell>
          <table:table-cell table:formula="of:=SUM([.D127:.K127])/[.$B$96]" office:value-type="time" office:time-value="PT00H00M33.957793S">
            <text:p>00:00:33,958</text:p>
          </table:table-cell>
          <table:table-cell table:style-name="ce22" office:value-type="time" office:time-value="PT00H00M32.466649S">
            <text:p>00:00:32,467</text:p>
          </table:table-cell>
          <table:table-cell table:style-name="ce22" office:value-type="time" office:time-value="PT00H00M34.479198S">
            <text:p>00:00:34,479</text:p>
          </table:table-cell>
          <table:table-cell table:style-name="ce22" office:value-type="time" office:time-value="PT00H00M35.314523S">
            <text:p>00:00:35,315</text:p>
          </table:table-cell>
          <table:table-cell office:value-type="time" office:time-value="PT00H00M33.570801S">
            <text:p>00:00:33,571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28:.K128])/[.$B$96]" office:value-type="time" office:time-value="PT00H00M31.1675S">
            <text:p>00:00:31,168</text:p>
          </table:table-cell>
          <table:table-cell table:style-name="ce22" office:value-type="time" office:time-value="PT00H00M31.48S">
            <text:p>00:00:31,480</text:p>
          </table:table-cell>
          <table:table-cell table:style-name="ce22" office:value-type="time" office:time-value="PT00H00M31.26S">
            <text:p>00:00:31,260</text:p>
          </table:table-cell>
          <table:table-cell table:style-name="ce22" office:value-type="time" office:time-value="PT00H00M30.64S">
            <text:p>00:00:30,640</text:p>
          </table:table-cell>
          <table:table-cell office:value-type="time" office:time-value="PT00H00M31.29S">
            <text:p>00:00:31,29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29:.K129])/[.$B$96]" office:value-type="time" office:time-value="PT00H00M00.089819S">
            <text:p>00:00:00,090</text:p>
          </table:table-cell>
          <table:table-cell table:style-name="ce22" office:value-type="time" office:time-value="PT00H00M00.116526S">
            <text:p>00:00:00,117</text:p>
          </table:table-cell>
          <table:table-cell table:style-name="ce22" office:value-type="time" office:time-value="PT00H00M00.0609S">
            <text:p>00:00:00,061</text:p>
          </table:table-cell>
          <table:table-cell table:style-name="ce22" office:value-type="time" office:time-value="PT00H00M00.06879S">
            <text:p>00:00:00,069</text:p>
          </table:table-cell>
          <table:table-cell office:value-type="time" office:time-value="PT00H00M00.113058S">
            <text:p>00:00:00,113</text:p>
          </table:table-cell>
          <table:table-cell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30:.K130])/[.$B$96]" office:value-type="time" office:time-value="PT00H00M37.559677S">
            <text:p>00:00:37,560</text:p>
          </table:table-cell>
          <table:table-cell table:formula="of:=+[.D133]+[.D136]" office:value-type="time" office:time-value="PT00H00M34.882818S">
            <text:p>00:00:34,883</text:p>
          </table:table-cell>
          <table:table-cell table:formula="of:=+[.E133]+[.E136]" office:value-type="time" office:time-value="PT00H00M26.717374S">
            <text:p>00:00:26,717</text:p>
          </table:table-cell>
          <table:table-cell table:formula="of:=+[.F133]+[.F136]" office:value-type="time" office:time-value="PT00H00M58.706664S">
            <text:p>00:00:58,707</text:p>
          </table:table-cell>
          <table:table-cell table:formula="of:=+[.G133]+[.G136]" office:value-type="time" office:time-value="PT00H00M29.93185S">
            <text:p>00:00:29,93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1:.K131])/[.$B$96]" office:value-type="time" office:time-value="PT00H00M06.31S">
            <text:p>00:00:06,310</text:p>
          </table:table-cell>
          <table:table-cell table:formula="of:=+[.D134]+[.D137]" office:value-type="time" office:time-value="PT00H00M06.23S">
            <text:p>00:00:06,230</text:p>
          </table:table-cell>
          <table:table-cell table:formula="of:=+[.E134]+[.E137]" office:value-type="time" office:time-value="PT00H00M05.96S">
            <text:p>00:00:05,960</text:p>
          </table:table-cell>
          <table:table-cell table:formula="of:=+[.F134]+[.F137]" office:value-type="time" office:time-value="PT00H00M06.72S">
            <text:p>00:00:06,720</text:p>
          </table:table-cell>
          <table:table-cell table:formula="of:=+[.G134]+[.G137]" office:value-type="time" office:time-value="PT00H00M06.33S">
            <text:p>00:00:06,3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2:.K132])/[.$B$96]" office:value-type="time" office:time-value="PT00H00M00.025922S">
            <text:p>00:00:00,026</text:p>
          </table:table-cell>
          <table:table-cell table:formula="of:=+[.D135]+[.D138]" office:value-type="time" office:time-value="PT00H00M00.030618S">
            <text:p>00:00:00,031</text:p>
          </table:table-cell>
          <table:table-cell table:formula="of:=+[.E135]+[.E138]" office:value-type="time" office:time-value="PT00H00M00.018321S">
            <text:p>00:00:00,018</text:p>
          </table:table-cell>
          <table:table-cell table:formula="of:=+[.F135]+[.F138]" office:value-type="time" office:time-value="PT00H00M00.035242S">
            <text:p>00:00:00,035</text:p>
          </table:table-cell>
          <table:table-cell table:formula="of:=+[.G135]+[.G138]" office:value-type="time" office:time-value="PT00H00M00.019505S">
            <text:p>00:00:00,020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7tmp1</text:p>
          </table:table-cell>
          <table:table-cell table:style-name="ce32" office:value-type="string">
            <text:p>elapsed</text:p>
          </table:table-cell>
          <table:table-cell table:formula="of:=SUM([.D133:.K133])/[.$B$96]" office:value-type="time" office:time-value="PT00H00M35.585158S">
            <text:p>00:00:35,585</text:p>
          </table:table-cell>
          <table:table-cell table:style-name="ce22" office:value-type="time" office:time-value="PT00H00M32.567694S">
            <text:p>00:00:32,568</text:p>
          </table:table-cell>
          <table:table-cell table:style-name="ce22" office:value-type="time" office:time-value="PT00H00M24.906244S">
            <text:p>00:00:24,906</text:p>
          </table:table-cell>
          <table:table-cell table:style-name="ce22" office:value-type="time" office:time-value="PT00H00M56.760151S">
            <text:p>00:00:56,760</text:p>
          </table:table-cell>
          <table:table-cell office:value-type="time" office:time-value="PT00H00M28.106543S">
            <text:p>00:00:28,107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34:.K134])/[.$B$96]" office:value-type="time" office:time-value="PT00H00M06.205S">
            <text:p>00:00:06,205</text:p>
          </table:table-cell>
          <table:table-cell table:style-name="ce22" office:value-type="time" office:time-value="PT00H00M06.11S">
            <text:p>00:00:06,110</text:p>
          </table:table-cell>
          <table:table-cell table:style-name="ce22" office:value-type="time" office:time-value="PT00H00M05.85S">
            <text:p>00:00:05,850</text:p>
          </table:table-cell>
          <table:table-cell table:style-name="ce22" office:value-type="time" office:time-value="PT00H00M06.63S">
            <text:p>00:00:06,630</text:p>
          </table:table-cell>
          <table:table-cell office:value-type="time" office:time-value="PT00H00M06.23S">
            <text:p>00:00:06,23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35:.K135])/[.$B$96]" office:value-type="time" office:time-value="PT00H00M00.01233S">
            <text:p>00:00:00,012</text:p>
          </table:table-cell>
          <table:table-cell table:style-name="ce22" office:value-type="time" office:time-value="PT00H00M00.007906S">
            <text:p>00:00:00,008</text:p>
          </table:table-cell>
          <table:table-cell table:style-name="ce22" office:value-type="time" office:time-value="PT00H00M00.007829S">
            <text:p>00:00:00,008</text:p>
          </table:table-cell>
          <table:table-cell table:style-name="ce22" office:value-type="time" office:time-value="PT00H00M00.024474S">
            <text:p>00:00:00,024</text:p>
          </table:table-cell>
          <table:table-cell office:value-type="time" office:time-value="PT00H00M00.009111S">
            <text:p>00:00:00,009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7res</text:p>
          </table:table-cell>
          <table:table-cell table:style-name="ce32" office:value-type="string">
            <text:p>elapsed</text:p>
          </table:table-cell>
          <table:table-cell table:formula="of:=SUM([.D136:.K136])/[.$B$96]" office:value-type="time" office:time-value="PT00H00M01.974519S">
            <text:p>00:00:01,975</text:p>
          </table:table-cell>
          <table:table-cell table:style-name="ce22" office:value-type="time" office:time-value="PT00H00M02.315124S">
            <text:p>00:00:02,315</text:p>
          </table:table-cell>
          <table:table-cell table:style-name="ce22" office:value-type="time" office:time-value="PT00H00M01.81113S">
            <text:p>00:00:01,811</text:p>
          </table:table-cell>
          <table:table-cell table:style-name="ce22" office:value-type="time" office:time-value="PT00H00M01.946513S">
            <text:p>00:00:01,947</text:p>
          </table:table-cell>
          <table:table-cell office:value-type="time" office:time-value="PT00H00M01.825307S">
            <text:p>00:00:01,825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37:.K137])/[.$B$96]" office:value-type="time" office:time-value="PT00H00M00.105S">
            <text:p>00:00:00,105</text:p>
          </table:table-cell>
          <table:table-cell table:style-name="ce22" office:value-type="time" office:time-value="PT00H00M00.12S">
            <text:p>00:00:00,120</text:p>
          </table:table-cell>
          <table:table-cell table:style-name="ce22" office:value-type="time" office:time-value="PT00H00M00.11S">
            <text:p>00:00:00,110</text:p>
          </table:table-cell>
          <table:table-cell table:style-name="ce22" office:value-type="time" office:time-value="PT00H00M00.09S">
            <text:p>00:00:00,090</text:p>
          </table:table-cell>
          <table:table-cell office:value-type="time" office:time-value="PT00H00M00.1S">
            <text:p>00:00:00,10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38:.K138])/[.$B$96]" office:value-type="time" office:time-value="PT00H00M00.013592S">
            <text:p>00:00:00,014</text:p>
          </table:table-cell>
          <table:table-cell table:style-name="ce22" office:value-type="time" office:time-value="PT00H00M00.022712S">
            <text:p>00:00:00,023</text:p>
          </table:table-cell>
          <table:table-cell table:style-name="ce22" office:value-type="time" office:time-value="PT00H00M00.010492S">
            <text:p>00:00:00,010</text:p>
          </table:table-cell>
          <table:table-cell table:style-name="ce22" office:value-type="time" office:time-value="PT00H00M00.010768S">
            <text:p>00:00:00,011</text:p>
          </table:table-cell>
          <table:table-cell office:value-type="time" office:time-value="PT00H00M00.010394S">
            <text:p>00:00:00,010</text:p>
          </table:table-cell>
          <table:table-cell table:number-columns-repeated="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39:.K139])/[.$B$96]" office:value-type="time" office:time-value="PT00H00M00.955027S">
            <text:p>00:00:00,955</text:p>
          </table:table-cell>
          <table:table-cell office:value-type="time" office:time-value="PT00H00M01.082416S">
            <text:p>00:00:01,082</text:p>
          </table:table-cell>
          <table:table-cell office:value-type="time" office:time-value="PT00H00M00.93491S">
            <text:p>00:00:00,935</text:p>
          </table:table-cell>
          <table:table-cell office:value-type="time" office:time-value="PT00H00M00.985279S">
            <text:p>00:00:00,985</text:p>
          </table:table-cell>
          <table:table-cell office:value-type="time" office:time-value="PT00H00M00.817501S">
            <text:p>00:00:00,8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96]" office:value-type="time" office:time-value="PT00H00M00.555S">
            <text:p>00:00:00,555</text:p>
          </table:table-cell>
          <table:table-cell office:value-type="time" office:time-value="PT00H00M00.54S">
            <text:p>00:00:00,540</text:p>
          </table:table-cell>
          <table:table-cell office:value-type="time" office:time-value="PT00H00M00.55S">
            <text:p>00:00:00,550</text:p>
          </table:table-cell>
          <table:table-cell office:value-type="time" office:time-value="PT00H00M00.56S">
            <text:p>00:00:00,560</text:p>
          </table:table-cell>
          <table:table-cell office:value-type="time" office:time-value="PT00H00M00.57S">
            <text:p>00:00:00,57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96]" office:value-type="time" office:time-value="PT00H00M00.044888S">
            <text:p>00:00:00,045</text:p>
          </table:table-cell>
          <table:table-cell office:value-type="time" office:time-value="PT00H00M00.053039S">
            <text:p>00:00:00,053</text:p>
          </table:table-cell>
          <table:table-cell office:value-type="time" office:time-value="PT00H00M00.036888S">
            <text:p>00:00:00,037</text:p>
          </table:table-cell>
          <table:table-cell office:value-type="time" office:time-value="PT00H00M00.049914S">
            <text:p>00:00:00,050</text:p>
          </table:table-cell>
          <table:table-cell office:value-type="time" office:time-value="PT00H00M00.039711S">
            <text:p>00:00:00,040</text:p>
          </table:table-cell>
          <table:table-cell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42:.K142])/[.$B$96]" office:value-type="time" office:time-value="PT00H10M10.943844S">
            <text:p>00:10:10,944</text:p>
          </table:table-cell>
          <table:table-cell office:value-type="time" office:time-value="PT00H09M38.468598S">
            <text:p>00:09:38,469</text:p>
          </table:table-cell>
          <table:table-cell office:value-type="time" office:time-value="PT00H10M16.699118S">
            <text:p>00:10:16,699</text:p>
          </table:table-cell>
          <table:table-cell office:value-type="time" office:time-value="PT00H10M51.020172S">
            <text:p>00:10:51,020</text:p>
          </table:table-cell>
          <table:table-cell office:value-type="time" office:time-value="PT00H09M57.587486S">
            <text:p>00:09:57,58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96]" office:value-type="time" office:time-value="PT00H06M30.225S">
            <text:p>00:06:30,225</text:p>
          </table:table-cell>
          <table:table-cell office:value-type="time" office:time-value="PT00H06M22.24S">
            <text:p>00:06:22,240</text:p>
          </table:table-cell>
          <table:table-cell office:value-type="time" office:time-value="PT00H06M30.05S">
            <text:p>00:06:30,050</text:p>
          </table:table-cell>
          <table:table-cell office:value-type="time" office:time-value="PT00H06M34.81S">
            <text:p>00:06:34,810</text:p>
          </table:table-cell>
          <table:table-cell office:value-type="time" office:time-value="PT00H06M33.8S">
            <text:p>00:06:33,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96]" office:value-type="time" office:time-value="PT00H00M00.06748S">
            <text:p>00:00:00,067</text:p>
          </table:table-cell>
          <table:table-cell office:value-type="time" office:time-value="PT00H00M00.100145S">
            <text:p>00:00:00,100</text:p>
          </table:table-cell>
          <table:table-cell office:value-type="time" office:time-value="PT00H00M00.058643S">
            <text:p>00:00:00,059</text:p>
          </table:table-cell>
          <table:table-cell office:value-type="time" office:time-value="PT00H00M00.051538S">
            <text:p>00:00:00,052</text:p>
          </table:table-cell>
          <table:table-cell office:value-type="time" office:time-value="PT00H00M00.059592S">
            <text:p>00:00:00,060</text:p>
          </table:table-cell>
          <table:table-cell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45:.K145])/[.$B$96]" office:value-type="time" office:time-value="PT00H02M21.512206S">
            <text:p>00:02:21,512</text:p>
          </table:table-cell>
          <table:table-cell office:value-type="time" office:time-value="PT00H02M24.916452S">
            <text:p>00:02:24,916</text:p>
          </table:table-cell>
          <table:table-cell office:value-type="time" office:time-value="PT00H02M18.495269S">
            <text:p>00:02:18,495</text:p>
          </table:table-cell>
          <table:table-cell office:value-type="time" office:time-value="PT00H02M16.498731S">
            <text:p>00:02:16,499</text:p>
          </table:table-cell>
          <table:table-cell office:value-type="time" office:time-value="PT00H02M26.138374S">
            <text:p>00:02:26,1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96]" office:value-type="time" office:time-value="PT00H01M18.31S">
            <text:p>00:01:18,310</text:p>
          </table:table-cell>
          <table:table-cell office:value-type="time" office:time-value="PT00H01M17.19S">
            <text:p>00:01:17,190</text:p>
          </table:table-cell>
          <table:table-cell office:value-type="time" office:time-value="PT00H01M18.62S">
            <text:p>00:01:18,620</text:p>
          </table:table-cell>
          <table:table-cell office:value-type="time" office:time-value="PT00H01M18.3S">
            <text:p>00:01:18,300</text:p>
          </table:table-cell>
          <table:table-cell office:value-type="time" office:time-value="PT00H01M19.13S">
            <text:p>00:01:19,1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96]" office:value-type="time" office:time-value="PT00H00M00.107778S">
            <text:p>00:00:00,108</text:p>
          </table:table-cell>
          <table:table-cell office:value-type="time" office:time-value="PT00H00M00.124314S">
            <text:p>00:00:00,124</text:p>
          </table:table-cell>
          <table:table-cell office:value-type="time" office:time-value="PT00H00M00.141299S">
            <text:p>00:00:00,141</text:p>
          </table:table-cell>
          <table:table-cell office:value-type="time" office:time-value="PT00H00M00.011296S">
            <text:p>00:00:00,011</text:p>
          </table:table-cell>
          <table:table-cell office:value-type="time" office:time-value="PT00H00M00.154203S">
            <text:p>00:00:00,154</text:p>
          </table:table-cell>
          <table:table-cell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48:.K148])/[.$B$96]" office:value-type="time" office:time-value="PT00H00M00.248672S">
            <text:p>00:00:00,249</text:p>
          </table:table-cell>
          <table:table-cell office:value-type="time" office:time-value="PT00H00M00.237847S">
            <text:p>00:00:00,238</text:p>
          </table:table-cell>
          <table:table-cell office:value-type="time" office:time-value="PT00H00M00.271263S">
            <text:p>00:00:00,271</text:p>
          </table:table-cell>
          <table:table-cell office:value-type="time" office:time-value="PT00H00M00.246469S">
            <text:p>00:00:00,246</text:p>
          </table:table-cell>
          <table:table-cell office:value-type="time" office:time-value="PT00H00M00.23911S">
            <text:p>00:00:00,2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K149])/[.$B$96]" office:value-type="time" office:time-value="PT00H00M00.0725S">
            <text:p>00:00:00,073</text:p>
          </table:table-cell>
          <table:table-cell office:value-type="time" office:time-value="PT00H00M00.06S">
            <text:p>00:00:00,060</text:p>
          </table:table-cell>
          <table:table-cell office:value-type="time" office:time-value="PT00H00M00.08S">
            <text:p>00:00:00,080</text:p>
          </table:table-cell>
          <table:table-cell office:value-type="time" office:time-value="PT00H00M00.07S">
            <text:p>00:00:00,070</text:p>
          </table:table-cell>
          <table:table-cell office:value-type="time" office:time-value="PT00H00M00.08S">
            <text:p>00:00:00,0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K150])/[.$B$96]" office:value-type="time" office:time-value="PT00H00M00.007152S">
            <text:p>00:00:00,007</text:p>
          </table:table-cell>
          <table:table-cell office:value-type="time" office:time-value="PT00H00M00.007157S">
            <text:p>00:00:00,007</text:p>
          </table:table-cell>
          <table:table-cell office:value-type="time" office:time-value="PT00H00M00.006954S">
            <text:p>00:00:00,007</text:p>
          </table:table-cell>
          <table:table-cell office:value-type="time" office:time-value="PT00H00M00.007324S">
            <text:p>00:00:00,007</text:p>
          </table:table-cell>
          <table:table-cell office:value-type="time" office:time-value="PT00H00M00.007171S">
            <text:p>00:00:00,007</text:p>
          </table:table-cell>
          <table:table-cell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51:.K151])/[.$B$96]" office:value-type="time" office:time-value="PT00H00M00.286557S">
            <text:p>00:00:00,287</text:p>
          </table:table-cell>
          <table:table-cell office:value-type="time" office:time-value="PT00H00M00.274635S">
            <text:p>00:00:00,275</text:p>
          </table:table-cell>
          <table:table-cell office:value-type="time" office:time-value="PT00H00M00.2546S">
            <text:p>00:00:00,255</text:p>
          </table:table-cell>
          <table:table-cell office:value-type="time" office:time-value="PT00H00M00.362773S">
            <text:p>00:00:00,363</text:p>
          </table:table-cell>
          <table:table-cell office:value-type="time" office:time-value="PT00H00M00.254219S">
            <text:p>00:00:00,2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K152])/[.$B$96]" office:value-type="time" office:time-value="PT00H00M00.1275S">
            <text:p>00:00:00,128</text:p>
          </table:table-cell>
          <table:table-cell office:value-type="time" office:time-value="PT00H00M00.13S">
            <text:p>00:00:00,130</text:p>
          </table:table-cell>
          <table:table-cell office:value-type="time" office:time-value="PT00H00M00.12S">
            <text:p>00:00:00,120</text:p>
          </table:table-cell>
          <table:table-cell office:value-type="time" office:time-value="PT00H00M00.14S">
            <text:p>00:00:00,140</text:p>
          </table:table-cell>
          <table:table-cell office:value-type="time" office:time-value="PT00H00M00.12S">
            <text:p>00:00:00,1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K153])/[.$B$96]" office:value-type="time" office:time-value="PT00H00M00.008308S">
            <text:p>00:00:00,008</text:p>
          </table:table-cell>
          <table:table-cell office:value-type="time" office:time-value="PT00H00M00.007047S">
            <text:p>00:00:00,007</text:p>
          </table:table-cell>
          <table:table-cell office:value-type="time" office:time-value="PT00H00M00.007055S">
            <text:p>00:00:00,007</text:p>
          </table:table-cell>
          <table:table-cell office:value-type="time" office:time-value="PT00H00M00.007421S">
            <text:p>00:00:00,007</text:p>
          </table:table-cell>
          <table:table-cell office:value-type="time" office:time-value="PT00H00M00.011707S">
            <text:p>00:00:00,012</text:p>
          </table:table-cell>
          <table:table-cell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54:.K154])/[.$B$96]" office:value-type="time" office:time-value="PT00H00M36.148322S">
            <text:p>00:00:36,148</text:p>
          </table:table-cell>
          <table:table-cell office:value-type="time" office:time-value="PT00H00M35.631723S">
            <text:p>00:00:35,632</text:p>
          </table:table-cell>
          <table:table-cell office:value-type="time" office:time-value="PT00H00M34.590628S">
            <text:p>00:00:34,591</text:p>
          </table:table-cell>
          <table:table-cell office:value-type="time" office:time-value="PT00H00M34.722882S">
            <text:p>00:00:34,723</text:p>
          </table:table-cell>
          <table:table-cell office:value-type="time" office:time-value="PT00H00M39.648057S">
            <text:p>00:00:39,64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K155])/[.$B$96]" office:value-type="time" office:time-value="PT00H00M17.175S">
            <text:p>00:00:17,175</text:p>
          </table:table-cell>
          <table:table-cell office:value-type="time" office:time-value="PT00H00M16.89S">
            <text:p>00:00:16,890</text:p>
          </table:table-cell>
          <table:table-cell office:value-type="time" office:time-value="PT00H00M17.27S">
            <text:p>00:00:17,270</text:p>
          </table:table-cell>
          <table:table-cell office:value-type="time" office:time-value="PT00H00M17.22S">
            <text:p>00:00:17,220</text:p>
          </table:table-cell>
          <table:table-cell office:value-type="time" office:time-value="PT00H00M17.32S">
            <text:p>00:00:17,3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K156])/[.$B$96]" office:value-type="time" office:time-value="PT00H00M00.507004S">
            <text:p>00:00:00,507</text:p>
          </table:table-cell>
          <table:table-cell office:value-type="time" office:time-value="PT00H00M00.390988S">
            <text:p>00:00:00,391</text:p>
          </table:table-cell>
          <table:table-cell office:value-type="time" office:time-value="PT00H00M00.361364S">
            <text:p>00:00:00,361</text:p>
          </table:table-cell>
          <table:table-cell office:value-type="time" office:time-value="PT00H00M00.370514S">
            <text:p>00:00:00,371</text:p>
          </table:table-cell>
          <table:table-cell office:value-type="time" office:time-value="PT00H00M00.905151S">
            <text:p>00:00:00,905</text:p>
          </table:table-cell>
          <table:table-cell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57:.K157])/[.$B$96]" office:value-type="time" office:time-value="PT00H00M01.701138S">
            <text:p>00:00:01,701</text:p>
          </table:table-cell>
          <table:table-cell office:value-type="time" office:time-value="PT00H00M01.451994S">
            <text:p>00:00:01,452</text:p>
          </table:table-cell>
          <table:table-cell office:value-type="time" office:time-value="PT00H00M01.499179S">
            <text:p>00:00:01,499</text:p>
          </table:table-cell>
          <table:table-cell office:value-type="time" office:time-value="PT00H00M01.509349S">
            <text:p>00:00:01,509</text:p>
          </table:table-cell>
          <table:table-cell office:value-type="time" office:time-value="PT00H00M02.344029S">
            <text:p>00:00:02,34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K158])/[.$B$96]" office:value-type="time" office:time-value="PT00H00M01.2025S">
            <text:p>00:00:01,203</text:p>
          </table:table-cell>
          <table:table-cell office:value-type="time" office:time-value="PT00H00M01.18S">
            <text:p>00:00:01,180</text:p>
          </table:table-cell>
          <table:table-cell office:value-type="time" office:time-value="PT00H00M01.21S">
            <text:p>00:00:01,210</text:p>
          </table:table-cell>
          <table:table-cell office:value-type="time" office:time-value="PT00H00M01.17S">
            <text:p>00:00:01,170</text:p>
          </table:table-cell>
          <table:table-cell office:value-type="time" office:time-value="PT00H00M01.25S">
            <text:p>00:00:01,2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K159])/[.$B$96]" office:value-type="time" office:time-value="PT00H00M00.217067S">
            <text:p>00:00:00,217</text:p>
          </table:table-cell>
          <table:table-cell office:value-type="time" office:time-value="PT00H00M00.152446S">
            <text:p>00:00:00,152</text:p>
          </table:table-cell>
          <table:table-cell office:value-type="time" office:time-value="PT00H00M00.150392S">
            <text:p>00:00:00,150</text:p>
          </table:table-cell>
          <table:table-cell office:value-type="time" office:time-value="PT00H00M00.175381S">
            <text:p>00:00:00,175</text:p>
          </table:table-cell>
          <table:table-cell office:value-type="time" office:time-value="PT00H00M00.390048S">
            <text:p>00:00:00,390</text:p>
          </table:table-cell>
          <table:table-cell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60:.K160])/[.$B$96]" office:value-type="time" office:time-value="PT00H00M03.386767S">
            <text:p>00:00:03,387</text:p>
          </table:table-cell>
          <table:table-cell office:value-type="time" office:time-value="PT00H00M03.452729S">
            <text:p>00:00:03,453</text:p>
          </table:table-cell>
          <table:table-cell office:value-type="time" office:time-value="PT00H00M03.320073S">
            <text:p>00:00:03,320</text:p>
          </table:table-cell>
          <table:table-cell office:value-type="time" office:time-value="PT00H00M03.178641S">
            <text:p>00:00:03,179</text:p>
          </table:table-cell>
          <table:table-cell office:value-type="time" office:time-value="PT00H00M03.595624S">
            <text:p>00:00:03,5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K161])/[.$B$96]" office:value-type="time" office:time-value="PT00H00M01.705S">
            <text:p>00:00:01,705</text:p>
          </table:table-cell>
          <table:table-cell table:number-columns-repeated="2" office:value-type="time" office:time-value="PT00H00M01.7S">
            <text:p>00:00:01,700</text:p>
          </table:table-cell>
          <table:table-cell office:value-type="time" office:time-value="PT00H00M01.69S">
            <text:p>00:00:01,690</text:p>
          </table:table-cell>
          <table:table-cell office:value-type="time" office:time-value="PT00H00M01.73S">
            <text:p>00:00:01,7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K162])/[.$B$96]" office:value-type="time" office:time-value="PT00H00M00.044398S">
            <text:p>00:00:00,044</text:p>
          </table:table-cell>
          <table:table-cell office:value-type="time" office:time-value="PT00H00M00.043088S">
            <text:p>00:00:00,043</text:p>
          </table:table-cell>
          <table:table-cell office:value-type="time" office:time-value="PT00H00M00.04681S">
            <text:p>00:00:00,047</text:p>
          </table:table-cell>
          <table:table-cell office:value-type="time" office:time-value="PT00H00M00.040137S">
            <text:p>00:00:00,040</text:p>
          </table:table-cell>
          <table:table-cell office:value-type="time" office:time-value="PT00H00M00.047555S">
            <text:p>00:00:00,048</text:p>
          </table:table-cell>
          <table:table-cell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163:.K163])/[.$B$96]" office:value-type="time" office:time-value="PT00H00M38.791114S">
            <text:p>00:00:38,791</text:p>
          </table:table-cell>
          <table:table-cell table:formula="of:=+[.D166]+[.D169]+[.D172]" office:value-type="time" office:time-value="PT00H00M37.311873S">
            <text:p>00:00:37,312</text:p>
          </table:table-cell>
          <table:table-cell table:formula="of:=+[.E166]+[.E169]+[.E172]" office:value-type="time" office:time-value="PT00H00M38.707002S">
            <text:p>00:00:38,707</text:p>
          </table:table-cell>
          <table:table-cell table:formula="of:=+[.F166]+[.F169]+[.F172]" office:value-type="time" office:time-value="PT00H00M39.7289S">
            <text:p>00:00:39,729</text:p>
          </table:table-cell>
          <table:table-cell table:formula="of:=+[.G166]+[.G169]+[.G172]" office:value-type="time" office:time-value="PT00H00M39.416679S">
            <text:p>00:00:39,41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4:.K164])/[.$B$96]" office:value-type="time" office:time-value="PT00H00M36.46S">
            <text:p>00:00:36,460</text:p>
          </table:table-cell>
          <table:table-cell table:formula="of:=+[.D167]+[.D170]+[.D173]" office:value-type="time" office:time-value="PT00H00M35.81S">
            <text:p>00:00:35,810</text:p>
          </table:table-cell>
          <table:table-cell table:formula="of:=+[.E167]+[.E170]+[.E173]" office:value-type="time" office:time-value="PT00H00M36.58S">
            <text:p>00:00:36,580</text:p>
          </table:table-cell>
          <table:table-cell table:formula="of:=+[.F167]+[.F170]+[.F173]" office:value-type="time" office:time-value="PT00H00M36.49S">
            <text:p>00:00:36,490</text:p>
          </table:table-cell>
          <table:table-cell table:formula="of:=+[.G167]+[.G170]+[.G173]" office:value-type="time" office:time-value="PT00H00M36.96S">
            <text:p>00:00:36,96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5:.K165])/[.$B$96]" office:value-type="time" office:time-value="PT00H00M00.435453S">
            <text:p>00:00:00,435</text:p>
          </table:table-cell>
          <table:table-cell table:formula="of:=+[.D168]+[.D171]+[.D174]" office:value-type="time" office:time-value="PT00H00M00.427315S">
            <text:p>00:00:00,427</text:p>
          </table:table-cell>
          <table:table-cell table:formula="of:=+[.E168]+[.E171]+[.E174]" office:value-type="time" office:time-value="PT00H00M00.395688S">
            <text:p>00:00:00,396</text:p>
          </table:table-cell>
          <table:table-cell table:formula="of:=+[.F168]+[.F171]+[.F174]" office:value-type="time" office:time-value="PT00H00M00.47016S">
            <text:p>00:00:00,470</text:p>
          </table:table-cell>
          <table:table-cell table:formula="of:=+[.G168]+[.G171]+[.G174]" office:value-type="time" office:time-value="PT00H00M00.448649S">
            <text:p>00:00:00,449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16tmp1</text:p>
          </table:table-cell>
          <table:table-cell table:style-name="ce32" office:value-type="string">
            <text:p>elapsed</text:p>
          </table:table-cell>
          <table:table-cell table:formula="of:=SUM([.D166:.K166])/[.$B$96]" office:value-type="time" office:time-value="PT00H00M18.899136S">
            <text:p>00:00:18,899</text:p>
          </table:table-cell>
          <table:table-cell table:style-name="ce22" office:value-type="time" office:time-value="PT00H00M18.117906S">
            <text:p>00:00:18,118</text:p>
          </table:table-cell>
          <table:table-cell table:style-name="ce22" office:value-type="time" office:time-value="PT00H00M18.739674S">
            <text:p>00:00:18,740</text:p>
          </table:table-cell>
          <table:table-cell table:style-name="ce22" office:value-type="time" office:time-value="PT00H00M19.694685S">
            <text:p>00:00:19,695</text:p>
          </table:table-cell>
          <table:table-cell office:value-type="time" office:time-value="PT00H00M19.044278S">
            <text:p>00:00:19,044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67:.K167])/[.$B$96]" office:value-type="time" office:time-value="PT00H00M17.67S">
            <text:p>00:00:17,670</text:p>
          </table:table-cell>
          <table:table-cell table:style-name="ce22" office:value-type="time" office:time-value="PT00H00M17.34S">
            <text:p>00:00:17,340</text:p>
          </table:table-cell>
          <table:table-cell table:number-columns-repeated="2" table:style-name="ce22" office:value-type="time" office:time-value="PT00H00M17.72S">
            <text:p>00:00:17,720</text:p>
          </table:table-cell>
          <table:table-cell office:value-type="time" office:time-value="PT00H00M17.9S">
            <text:p>00:00:17,90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68:.K168])/[.$B$96]" office:value-type="time" office:time-value="PT00H00M00.160843S">
            <text:p>00:00:00,161</text:p>
          </table:table-cell>
          <table:table-cell table:style-name="ce22" office:value-type="time" office:time-value="PT00H00M00.147823S">
            <text:p>00:00:00,148</text:p>
          </table:table-cell>
          <table:table-cell table:style-name="ce22" office:value-type="time" office:time-value="PT00H00M00.153227S">
            <text:p>00:00:00,153</text:p>
          </table:table-cell>
          <table:table-cell table:style-name="ce22" office:value-type="time" office:time-value="PT00H00M00.18773S">
            <text:p>00:00:00,188</text:p>
          </table:table-cell>
          <table:table-cell office:value-type="time" office:time-value="PT00H00M00.154593S">
            <text:p>00:00:00,155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16tmp2</text:p>
          </table:table-cell>
          <table:table-cell table:style-name="ce32" office:value-type="string">
            <text:p>elapsed</text:p>
          </table:table-cell>
          <table:table-cell table:formula="of:=SUM([.D169:.K169])/[.$B$96]" office:value-type="time" office:time-value="PT00H00M19.523329S">
            <text:p>00:00:19,523</text:p>
          </table:table-cell>
          <table:table-cell table:style-name="ce22" office:value-type="time" office:time-value="PT00H00M18.819141S">
            <text:p>00:00:18,819</text:p>
          </table:table-cell>
          <table:table-cell table:style-name="ce22" office:value-type="time" office:time-value="PT00H00M19.634137S">
            <text:p>00:00:19,634</text:p>
          </table:table-cell>
          <table:table-cell table:style-name="ce22" office:value-type="time" office:time-value="PT00H00M19.617401S">
            <text:p>00:00:19,617</text:p>
          </table:table-cell>
          <table:table-cell office:value-type="time" office:time-value="PT00H00M20.022635S">
            <text:p>00:00:20,023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70:.K170])/[.$B$96]" office:value-type="time" office:time-value="PT00H00M18.62S">
            <text:p>00:00:18,620</text:p>
          </table:table-cell>
          <table:table-cell table:style-name="ce22" office:value-type="time" office:time-value="PT00H00M18.3S">
            <text:p>00:00:18,300</text:p>
          </table:table-cell>
          <table:table-cell table:style-name="ce22" office:value-type="time" office:time-value="PT00H00M18.71S">
            <text:p>00:00:18,710</text:p>
          </table:table-cell>
          <table:table-cell table:style-name="ce22" office:value-type="time" office:time-value="PT00H00M18.57S">
            <text:p>00:00:18,570</text:p>
          </table:table-cell>
          <table:table-cell office:value-type="time" office:time-value="PT00H00M18.9S">
            <text:p>00:00:18,90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71:.K171])/[.$B$96]" office:value-type="time" office:time-value="PT00H00M00.139381S">
            <text:p>00:00:00,139</text:p>
          </table:table-cell>
          <table:table-cell table:style-name="ce22" office:value-type="time" office:time-value="PT00H00M00.139115S">
            <text:p>00:00:00,139</text:p>
          </table:table-cell>
          <table:table-cell table:style-name="ce22" office:value-type="time" office:time-value="PT00H00M00.128465S">
            <text:p>00:00:00,128</text:p>
          </table:table-cell>
          <table:table-cell table:style-name="ce22" office:value-type="time" office:time-value="PT00H00M00.128026S">
            <text:p>00:00:00,128</text:p>
          </table:table-cell>
          <table:table-cell office:value-type="time" office:time-value="PT00H00M00.161918S">
            <text:p>00:00:00,162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16res</text:p>
          </table:table-cell>
          <table:table-cell table:style-name="ce32" office:value-type="string">
            <text:p>elapsed</text:p>
          </table:table-cell>
          <table:table-cell table:formula="of:=SUM([.D172:.K172])/[.$B$96]" office:value-type="time" office:time-value="PT00H00M00.368649S">
            <text:p>00:00:00,369</text:p>
          </table:table-cell>
          <table:table-cell table:style-name="ce22" office:value-type="time" office:time-value="PT00H00M00.374826S">
            <text:p>00:00:00,375</text:p>
          </table:table-cell>
          <table:table-cell table:style-name="ce22" office:value-type="time" office:time-value="PT00H00M00.333191S">
            <text:p>00:00:00,333</text:p>
          </table:table-cell>
          <table:table-cell table:style-name="ce22" office:value-type="time" office:time-value="PT00H00M00.416814S">
            <text:p>00:00:00,417</text:p>
          </table:table-cell>
          <table:table-cell office:value-type="time" office:time-value="PT00H00M00.349766S">
            <text:p>00:00:00,35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73:.K173])/[.$B$96]" office:value-type="time" office:time-value="PT00H00M00.17S">
            <text:p>00:00:00,170</text:p>
          </table:table-cell>
          <table:table-cell table:style-name="ce22" office:value-type="time" office:time-value="PT00H00M00.17S">
            <text:p>00:00:00,170</text:p>
          </table:table-cell>
          <table:table-cell table:style-name="ce22" office:value-type="time" office:time-value="PT00H00M00.15S">
            <text:p>00:00:00,150</text:p>
          </table:table-cell>
          <table:table-cell table:style-name="ce22" office:value-type="time" office:time-value="PT00H00M00.2S">
            <text:p>00:00:00,200</text:p>
          </table:table-cell>
          <table:table-cell office:value-type="time" office:time-value="PT00H00M00.16S">
            <text:p>00:00:00,16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74:.K174])/[.$B$96]" office:value-type="time" office:time-value="PT00H00M00.135229S">
            <text:p>00:00:00,135</text:p>
          </table:table-cell>
          <table:table-cell table:style-name="ce22" office:value-type="time" office:time-value="PT00H00M00.140377S">
            <text:p>00:00:00,140</text:p>
          </table:table-cell>
          <table:table-cell table:style-name="ce22" office:value-type="time" office:time-value="PT00H00M00.113996S">
            <text:p>00:00:00,114</text:p>
          </table:table-cell>
          <table:table-cell table:style-name="ce22" office:value-type="time" office:time-value="PT00H00M00.154404S">
            <text:p>00:00:00,154</text:p>
          </table:table-cell>
          <table:table-cell office:value-type="time" office:time-value="PT00H00M00.132138S">
            <text:p>00:00:00,132</text:p>
          </table:table-cell>
          <table:table-cell table:number-columns-repeated="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75:.K175])/[.$B$96]" office:value-type="time" office:time-value="PT00H00M17.824936S">
            <text:p>00:00:17,825</text:p>
          </table:table-cell>
          <table:table-cell table:formula="of:=+[.D178]+[.D181]" office:value-type="time" office:time-value="PT00H00M15.849004S">
            <text:p>00:00:15,849</text:p>
          </table:table-cell>
          <table:table-cell table:formula="of:=+[.E178]+[.E181]" office:value-type="time" office:time-value="PT00H00M18.438009S">
            <text:p>00:00:18,438</text:p>
          </table:table-cell>
          <table:table-cell table:formula="of:=+[.F178]+[.F181]" office:value-type="time" office:time-value="PT00H00M18.242969S">
            <text:p>00:00:18,243</text:p>
          </table:table-cell>
          <table:table-cell table:formula="of:=+[.G178]+[.G181]" office:value-type="time" office:time-value="PT00H00M18.76976S">
            <text:p>00:00:18,77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6:.K176])/[.$B$96]" office:value-type="time" office:time-value="PT00H00M02.7325S">
            <text:p>00:00:02,733</text:p>
          </table:table-cell>
          <table:table-cell table:formula="of:=+[.D179]+[.D182]" office:value-type="time" office:time-value="PT00H00M02.64S">
            <text:p>00:00:02,640</text:p>
          </table:table-cell>
          <table:table-cell table:formula="of:=+[.E179]+[.E182]" office:value-type="time" office:time-value="PT00H00M02.8S">
            <text:p>00:00:02,800</text:p>
          </table:table-cell>
          <table:table-cell table:formula="of:=+[.F179]+[.F182]" office:value-type="time" office:time-value="PT00H00M02.73S">
            <text:p>00:00:02,730</text:p>
          </table:table-cell>
          <table:table-cell table:formula="of:=+[.G179]+[.G182]" office:value-type="time" office:time-value="PT00H00M02.76S">
            <text:p>00:00:02,76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7:.K177])/[.$B$96]" office:value-type="time" office:time-value="PT00H00M00.034107S">
            <text:p>00:00:00,034</text:p>
          </table:table-cell>
          <table:table-cell table:formula="of:=+[.D180]+[.D183]" office:value-type="time" office:time-value="PT00H00M00.078919S">
            <text:p>00:00:00,079</text:p>
          </table:table-cell>
          <table:table-cell table:formula="of:=+[.E180]+[.E183]" office:value-type="time" office:time-value="PT00H00M00.018089S">
            <text:p>00:00:00,018</text:p>
          </table:table-cell>
          <table:table-cell table:formula="of:=+[.F180]+[.F183]" office:value-type="time" office:time-value="PT00H00M00.020588S">
            <text:p>00:00:00,021</text:p>
          </table:table-cell>
          <table:table-cell table:formula="of:=+[.G180]+[.G183]" office:value-type="time" office:time-value="PT00H00M00.018832S">
            <text:p>00:00:00,019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17tmp1</text:p>
          </table:table-cell>
          <table:table-cell table:style-name="ce32" office:value-type="string">
            <text:p>elapsed</text:p>
          </table:table-cell>
          <table:table-cell table:formula="of:=SUM([.D178:.K178])/[.$B$96]" office:value-type="time" office:time-value="PT00H00M17.700093S">
            <text:p>00:00:17,700</text:p>
          </table:table-cell>
          <table:table-cell table:style-name="ce22" office:value-type="time" office:time-value="PT00H00M15.744692S">
            <text:p>00:00:15,745</text:p>
          </table:table-cell>
          <table:table-cell table:style-name="ce22" office:value-type="time" office:time-value="PT00H00M18.32662S">
            <text:p>00:00:18,327</text:p>
          </table:table-cell>
          <table:table-cell table:style-name="ce22" office:value-type="time" office:time-value="PT00H00M18.047296S">
            <text:p>00:00:18,047</text:p>
          </table:table-cell>
          <table:table-cell office:value-type="time" office:time-value="PT00H00M18.681762S">
            <text:p>00:00:18,682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79:.K179])/[.$B$96]" office:value-type="time" office:time-value="PT00H00M02.7175S">
            <text:p>00:00:02,718</text:p>
          </table:table-cell>
          <table:table-cell table:style-name="ce22" office:value-type="time" office:time-value="PT00H00M02.62S">
            <text:p>00:00:02,620</text:p>
          </table:table-cell>
          <table:table-cell table:style-name="ce22" office:value-type="time" office:time-value="PT00H00M02.79S">
            <text:p>00:00:02,790</text:p>
          </table:table-cell>
          <table:table-cell table:style-name="ce22" office:value-type="time" office:time-value="PT00H00M02.71S">
            <text:p>00:00:02,710</text:p>
          </table:table-cell>
          <table:table-cell office:value-type="time" office:time-value="PT00H00M02.75S">
            <text:p>00:00:02,75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80:.K180])/[.$B$96]" office:value-type="time" office:time-value="PT00H00M00.023334S">
            <text:p>00:00:00,023</text:p>
          </table:table-cell>
          <table:table-cell table:style-name="ce22" office:value-type="time" office:time-value="PT00H00M00.068874S">
            <text:p>00:00:00,069</text:p>
          </table:table-cell>
          <table:table-cell table:style-name="ce22" office:value-type="time" office:time-value="PT00H00M00.007855S">
            <text:p>00:00:00,008</text:p>
          </table:table-cell>
          <table:table-cell table:style-name="ce22" office:value-type="time" office:time-value="PT00H00M00.008114S">
            <text:p>00:00:00,008</text:p>
          </table:table-cell>
          <table:table-cell office:value-type="time" office:time-value="PT00H00M00.008494S">
            <text:p>00:00:00,008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17res</text:p>
          </table:table-cell>
          <table:table-cell table:style-name="ce32" office:value-type="string">
            <text:p>elapsed</text:p>
          </table:table-cell>
          <table:table-cell table:formula="of:=SUM([.D181:.K181])/[.$B$96]" office:value-type="time" office:time-value="PT00H00M00.124843S">
            <text:p>00:00:00,125</text:p>
          </table:table-cell>
          <table:table-cell table:style-name="ce22" office:value-type="time" office:time-value="PT00H00M00.104312S">
            <text:p>00:00:00,104</text:p>
          </table:table-cell>
          <table:table-cell table:style-name="ce22" office:value-type="time" office:time-value="PT00H00M00.111389S">
            <text:p>00:00:00,111</text:p>
          </table:table-cell>
          <table:table-cell table:style-name="ce22" office:value-type="time" office:time-value="PT00H00M00.195673S">
            <text:p>00:00:00,196</text:p>
          </table:table-cell>
          <table:table-cell office:value-type="time" office:time-value="PT00H00M00.087998S">
            <text:p>00:00:00,088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82:.K182])/[.$B$96]" office:value-type="time" office:time-value="PT00H00M00.015S">
            <text:p>00:00:00,015</text:p>
          </table:table-cell>
          <table:table-cell table:style-name="ce22" office:value-type="time" office:time-value="PT00H00M00.02S">
            <text:p>00:00:00,020</text:p>
          </table:table-cell>
          <table:table-cell table:style-name="ce22" office:value-type="time" office:time-value="PT00H00M00.01S">
            <text:p>00:00:00,010</text:p>
          </table:table-cell>
          <table:table-cell table:style-name="ce22" office:value-type="time" office:time-value="PT00H00M00.02S">
            <text:p>00:00:00,020</text:p>
          </table:table-cell>
          <table:table-cell office:value-type="time" office:time-value="PT00H00M00.01S">
            <text:p>00:00:00,010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83:.K183])/[.$B$96]" office:value-type="time" office:time-value="PT00H00M00.010773S">
            <text:p>00:00:00,011</text:p>
          </table:table-cell>
          <table:table-cell table:style-name="ce22" office:value-type="time" office:time-value="PT00H00M00.010045S">
            <text:p>00:00:00,010</text:p>
          </table:table-cell>
          <table:table-cell table:style-name="ce22" office:value-type="time" office:time-value="PT00H00M00.010234S">
            <text:p>00:00:00,010</text:p>
          </table:table-cell>
          <table:table-cell table:style-name="ce22" office:value-type="time" office:time-value="PT00H00M00.012474S">
            <text:p>00:00:00,012</text:p>
          </table:table-cell>
          <table:table-cell office:value-type="time" office:time-value="PT00H00M00.010338S">
            <text:p>00:00:00,010</text:p>
          </table:table-cell>
          <table:table-cell table:number-columns-repeated="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184:.K184])/[.$B$96]" office:value-type="time" office:time-value="PT00H16M10.737065S">
            <text:p>00:16:10,737</text:p>
          </table:table-cell>
          <table:table-cell table:formula="of:=[.D175]+[.D163]+[.D160]+[.D157]+[.D154]+[.D151]+[.D148]+[.D145]+[.D142]+[.D139]+[.D130]+[.D121]+[.D109]+[.D106]+[.D103]+[.D100]+[.D97]" office:value-type="time" office:time-value="PT00H15M41.098908S">
            <text:p>00:15:41,099</text:p>
          </table:table-cell>
          <table:table-cell table:formula="of:=[.E175]+[.E163]+[.E160]+[.E157]+[.E154]+[.E151]+[.E148]+[.E145]+[.E142]+[.E139]+[.E130]+[.E121]+[.E109]+[.E106]+[.E103]+[.E100]+[.E97]" office:value-type="time" office:time-value="PT00H16M00.041628S">
            <text:p>00:16:00,042</text:p>
          </table:table-cell>
          <table:table-cell table:formula="of:=[.F175]+[.F163]+[.F160]+[.F157]+[.F154]+[.F151]+[.F148]+[.F145]+[.F142]+[.F139]+[.F130]+[.F121]+[.F109]+[.F106]+[.F103]+[.F100]+[.F97]" office:value-type="time" office:time-value="PT00H17M07.643364S">
            <text:p>00:17:07,643</text:p>
          </table:table-cell>
          <table:table-cell table:formula="of:=[.G175]+[.G163]+[.G160]+[.G157]+[.G154]+[.G151]+[.G148]+[.G145]+[.G142]+[.G139]+[.G130]+[.G121]+[.G109]+[.G106]+[.G103]+[.G100]+[.G97]" office:value-type="time" office:time-value="PT00H15M54.16436S">
            <text:p>00:15:54,16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85:.K185])/[.$B$96]" office:value-type="time" office:time-value="PT00H09M33.7775S">
            <text:p>00:09:33,778</text:p>
          </table:table-cell>
          <table:table-cell table:formula="of:=[.D176]+[.D164]+[.D161]+[.D158]+[.D155]+[.D152]+[.D149]+[.D146]+[.D143]+[.D140]+[.D131]+[.D122]+[.D110]+[.D107]+[.D104]+[.D101]+[.D98]" office:value-type="time" office:time-value="PT00H09M24.04S">
            <text:p>00:09:24,040</text:p>
          </table:table-cell>
          <table:table-cell table:formula="of:=[.E176]+[.E164]+[.E161]+[.E158]+[.E155]+[.E152]+[.E149]+[.E146]+[.E143]+[.E140]+[.E131]+[.E122]+[.E110]+[.E107]+[.E104]+[.E101]+[.E98]" office:value-type="time" office:time-value="PT00H09M33.99S">
            <text:p>00:09:33,990</text:p>
          </table:table-cell>
          <table:table-cell table:formula="of:=[.F176]+[.F164]+[.F161]+[.F158]+[.F155]+[.F152]+[.F149]+[.F146]+[.F143]+[.F140]+[.F131]+[.F122]+[.F110]+[.F107]+[.F104]+[.F101]+[.F98]" office:value-type="time" office:time-value="PT00H09M38.2S">
            <text:p>00:09:38,200</text:p>
          </table:table-cell>
          <table:table-cell table:formula="of:=[.G176]+[.G164]+[.G161]+[.G158]+[.G155]+[.G152]+[.G149]+[.G146]+[.G143]+[.G140]+[.G131]+[.G122]+[.G110]+[.G107]+[.G104]+[.G101]+[.G98]" office:value-type="time" office:time-value="PT00H09M38.88S">
            <text:p>00:09:38,8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6:.K186])/[.$B$96]" office:value-type="time" office:time-value="PT00H00M02.489098S">
            <text:p>00:00:02,489</text:p>
          </table:table-cell>
          <table:table-cell table:formula="of:=[.D177]+[.D165]+[.D162]+[.D159]+[.D156]+[.D153]+[.D150]+[.D147]+[.D144]+[.D141]+[.D132]+[.D123]+[.D111]+[.D108]+[.D105]+[.D102]+[.D99]" office:value-type="time" office:time-value="PT00H00M02.599859S">
            <text:p>00:00:02,600</text:p>
          </table:table-cell>
          <table:table-cell table:formula="of:=[.E177]+[.E165]+[.E162]+[.E159]+[.E156]+[.E153]+[.E150]+[.E147]+[.E144]+[.E141]+[.E132]+[.E123]+[.E111]+[.E108]+[.E105]+[.E102]+[.E99]" office:value-type="time" office:time-value="PT00H00M01.587119S">
            <text:p>00:00:01,587</text:p>
          </table:table-cell>
          <table:table-cell table:formula="of:=[.F177]+[.F165]+[.F162]+[.F159]+[.F156]+[.F153]+[.F150]+[.F147]+[.F144]+[.F141]+[.F132]+[.F123]+[.F111]+[.F108]+[.F105]+[.F102]+[.F99]" office:value-type="time" office:time-value="PT00H00M02.156041S">
            <text:p>00:00:02,156</text:p>
          </table:table-cell>
          <table:table-cell table:formula="of:=[.G177]+[.G165]+[.G162]+[.G159]+[.G156]+[.G153]+[.G150]+[.G147]+[.G144]+[.G141]+[.G132]+[.G123]+[.G111]+[.G108]+[.G105]+[.G102]+[.G99]" office:value-type="time" office:time-value="PT00H00M03.613372S">
            <text:p>00:00:03,61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string">
            <text:p>OBA</text:p>
          </table:table-cell>
          <table:table-cell office:value-type="string">
            <text:p>TB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</text:p>
          </table:table-cell>
          <table:table-cell table:style-name="Default" office:value-type="string">
            <text:p>elapsed</text:p>
          </table:table-cell>
          <table:table-cell table:style-name="ce4" table:formula="of:=[.C4]" office:value-type="time" office:time-value="PT00H00M00.172602S">
            <text:p>00:00:00,173</text:p>
          </table:table-cell>
          <table:table-cell table:style-name="ce4" table:formula="of:=[.C97]" office:value-type="time" office:time-value="PT00H00M00.122559S">
            <text:p>00:00:00,12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5]" office:value-type="time" office:time-value="PT00H00M00.015S">
            <text:p>00:00:00,015</text:p>
          </table:table-cell>
          <table:table-cell table:style-name="ce4" table:formula="of:=[.C98]" office:value-type="time" office:time-value="PT00H00M00.01S">
            <text:p>00:00:00,01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6]" office:value-type="time" office:time-value="PT00H00M00.000957S">
            <text:p>00:00:00,001</text:p>
          </table:table-cell>
          <table:table-cell table:style-name="ce4" table:formula="of:=[.C99]" office:value-type="time" office:time-value="PT00H00M00.003016S">
            <text:p>00:00:00,003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2</text:p>
          </table:table-cell>
          <table:table-cell table:style-name="Default" office:value-type="string">
            <text:p>elapsed</text:p>
          </table:table-cell>
          <table:table-cell table:style-name="ce4" table:formula="of:=[.C7]" office:value-type="time" office:time-value="PT00H00M00.006499S">
            <text:p>00:00:00,006</text:p>
          </table:table-cell>
          <table:table-cell table:style-name="ce4" table:formula="of:=[.C100]" office:value-type="time" office:time-value="PT00H00M00.005863S">
            <text:p>00:00:00,00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8]" office:value-type="time" office:time-value="PT00H00M00.0075S">
            <text:p>00:00:00,008</text:p>
          </table:table-cell>
          <table:table-cell table:style-name="ce4" table:formula="of:=[.C101]" office:value-type="time" office:time-value="PT00H00M00.005S">
            <text:p>00:00:00,00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9]" office:value-type="time" office:time-value="PT00H00M00.000149S">
            <text:p>00:00:00,000</text:p>
          </table:table-cell>
          <table:table-cell table:style-name="ce4" table:formula="of:=[.C102]" office:value-type="time" office:time-value="PT00H00M00.000148S">
            <text:p>00:00:00,000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3</text:p>
          </table:table-cell>
          <table:table-cell table:style-name="Default" office:value-type="string">
            <text:p>elapsed</text:p>
          </table:table-cell>
          <table:table-cell table:style-name="ce4" table:formula="of:=[.C10]" office:value-type="time" office:time-value="PT00H00M00.750511S">
            <text:p>00:00:00,751</text:p>
          </table:table-cell>
          <table:table-cell table:style-name="ce4" table:formula="of:=[.C103]" office:value-type="time" office:time-value="PT00H00M00.530988S">
            <text:p>00:00:00,53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11]" office:value-type="time" office:time-value="PT00H00M00.125S">
            <text:p>00:00:00,125</text:p>
          </table:table-cell>
          <table:table-cell table:style-name="ce4" table:formula="of:=[.C104]" office:value-type="time" office:time-value="PT00H00M00.045S">
            <text:p>00:00:00,04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12]" office:value-type="time" office:time-value="PT00H00M00.039286S">
            <text:p>00:00:00,039</text:p>
          </table:table-cell>
          <table:table-cell table:style-name="ce4" table:formula="of:=[.C105]" office:value-type="time" office:time-value="PT00H00M00.039134S">
            <text:p>00:00:00,039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4</text:p>
          </table:table-cell>
          <table:table-cell table:style-name="Default" office:value-type="string">
            <text:p>elapsed</text:p>
          </table:table-cell>
          <table:table-cell table:style-name="ce4" table:formula="of:=[.C13]" office:value-type="time" office:time-value="PT00H00M22.365276S">
            <text:p>00:00:22,365</text:p>
          </table:table-cell>
          <table:table-cell table:style-name="ce4" table:formula="of:=[.C106]" office:value-type="time" office:time-value="PT00H00M39.873181S">
            <text:p>00:00:39,87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14]" office:value-type="time" office:time-value="PT00H00M04.6625S">
            <text:p>00:00:04,663</text:p>
          </table:table-cell>
          <table:table-cell table:style-name="ce4" table:formula="of:=[.C107]" office:value-type="time" office:time-value="PT00H00M04.6425S">
            <text:p>00:00:04,64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15]" office:value-type="time" office:time-value="PT00H00M00.051417S">
            <text:p>00:00:00,051</text:p>
          </table:table-cell>
          <table:table-cell table:style-name="ce4" table:formula="of:=[.C108]" office:value-type="time" office:time-value="PT00H00M00.055067S">
            <text:p>00:00:00,05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5</text:p>
          </table:table-cell>
          <table:table-cell table:style-name="Default" office:value-type="string">
            <text:p>elapsed</text:p>
          </table:table-cell>
          <table:table-cell table:style-name="ce4" table:formula="of:=[.C16]" office:value-type="time" office:time-value="PT00H00M02.351197S">
            <text:p>00:00:02,351</text:p>
          </table:table-cell>
          <table:table-cell table:style-name="ce4" table:formula="of:=[.C109]" office:value-type="time" office:time-value="PT00H00M03.936707S">
            <text:p>00:00:03,937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17]" office:value-type="time" office:time-value="PT00H00M01.5125S">
            <text:p>00:00:01,513</text:p>
          </table:table-cell>
          <table:table-cell table:style-name="ce4" table:formula="of:=[.C110]" office:value-type="time" office:time-value="PT00H00M02.3075S">
            <text:p>00:00:02,308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18]" office:value-type="time" office:time-value="PT00H00M00.175734S">
            <text:p>00:00:00,176</text:p>
          </table:table-cell>
          <table:table-cell table:style-name="ce4" table:formula="of:=[.C111]" office:value-type="time" office:time-value="PT00H00M00.322844S">
            <text:p>00:00:00,323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6</text:p>
          </table:table-cell>
          <table:table-cell table:style-name="Default" office:value-type="string">
            <text:p>elapsed</text:p>
          </table:table-cell>
          <table:table-cell table:style-name="ce4" table:formula="of:=[.C28]" office:value-type="time" office:time-value="PT00H00M49.186615S">
            <text:p>00:00:49,187</text:p>
          </table:table-cell>
          <table:table-cell table:style-name="ce4" table:formula="of:=[.C121]" office:value-type="time" office:time-value="PT00H00M36.90951S">
            <text:p>00:00:36,91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29]" office:value-type="time" office:time-value="PT00H00M46.1825S">
            <text:p>00:00:46,183</text:p>
          </table:table-cell>
          <table:table-cell table:style-name="ce4" table:formula="of:=[.C122]" office:value-type="time" office:time-value="PT00H00M31.8925S">
            <text:p>00:00:31,89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30]" office:value-type="time" office:time-value="PT00H00M00.016172S">
            <text:p>00:00:00,016</text:p>
          </table:table-cell>
          <table:table-cell table:style-name="ce4" table:formula="of:=[.C123]" office:value-type="time" office:time-value="PT00H00M00.569335S">
            <text:p>00:00:00,569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7</text:p>
          </table:table-cell>
          <table:table-cell table:style-name="Default" office:value-type="string">
            <text:p>elapsed</text:p>
          </table:table-cell>
          <table:table-cell table:style-name="ce4" table:formula="of:=[.C31]" office:value-type="time" office:time-value="PT00H00M34.860082S">
            <text:p>00:00:34,860</text:p>
          </table:table-cell>
          <table:table-cell table:style-name="ce4" table:formula="of:=[.C130]" office:value-type="time" office:time-value="PT00H00M37.559677S">
            <text:p>00:00:37,56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32]" office:value-type="time" office:time-value="PT00H00M15.6125S">
            <text:p>00:00:15,613</text:p>
          </table:table-cell>
          <table:table-cell table:style-name="ce4" table:formula="of:=[.C131]" office:value-type="time" office:time-value="PT00H00M06.31S">
            <text:p>00:00:06,31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33]" office:value-type="time" office:time-value="PT00H00M00.067632S">
            <text:p>00:00:00,068</text:p>
          </table:table-cell>
          <table:table-cell table:style-name="ce4" table:formula="of:=[.C132]" office:value-type="time" office:time-value="PT00H00M00.025922S">
            <text:p>00:00:00,026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8</text:p>
          </table:table-cell>
          <table:table-cell table:style-name="Default" office:value-type="string">
            <text:p>elapsed</text:p>
          </table:table-cell>
          <table:table-cell table:style-name="ce4" table:formula="of:=[.C40]" office:value-type="time" office:time-value="PT00H00M00.893381S">
            <text:p>00:00:00,893</text:p>
          </table:table-cell>
          <table:table-cell table:style-name="ce4" table:formula="of:=[.C139]" office:value-type="time" office:time-value="PT00H00M00.955027S">
            <text:p>00:00:00,95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41]" office:value-type="time" office:time-value="PT00H00M00.565S">
            <text:p>00:00:00,565</text:p>
          </table:table-cell>
          <table:table-cell table:style-name="ce4" table:formula="of:=[.C140]" office:value-type="time" office:time-value="PT00H00M00.555S">
            <text:p>00:00:00,55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42]" office:value-type="time" office:time-value="PT00H00M00.037476S">
            <text:p>00:00:00,037</text:p>
          </table:table-cell>
          <table:table-cell table:style-name="ce4" table:formula="of:=[.C141]" office:value-type="time" office:time-value="PT00H00M00.044888S">
            <text:p>00:00:00,04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9</text:p>
          </table:table-cell>
          <table:table-cell table:style-name="Default" office:value-type="string">
            <text:p>elapsed</text:p>
          </table:table-cell>
          <table:table-cell table:style-name="ce4" table:formula="of:=[.C43]" office:value-type="time" office:time-value="PT00H04M05.830874S">
            <text:p>00:04:05,831</text:p>
          </table:table-cell>
          <table:table-cell table:style-name="ce4" table:formula="of:=[.C142]" office:value-type="time" office:time-value="PT00H10M10.943844S">
            <text:p>00:10:10,94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44]" office:value-type="time" office:time-value="PT00H03M48.6525S">
            <text:p>00:03:48,653</text:p>
          </table:table-cell>
          <table:table-cell table:style-name="ce4" table:formula="of:=[.C143]" office:value-type="time" office:time-value="PT00H06M30.225S">
            <text:p>00:06:30,22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45]" office:value-type="time" office:time-value="PT00H00M00.045043S">
            <text:p>00:00:00,045</text:p>
          </table:table-cell>
          <table:table-cell table:style-name="ce4" table:formula="of:=[.C144]" office:value-type="time" office:time-value="PT00H00M00.06748S">
            <text:p>00:00:00,067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0</text:p>
          </table:table-cell>
          <table:table-cell table:style-name="Default" office:value-type="string">
            <text:p>elapsed</text:p>
          </table:table-cell>
          <table:table-cell table:style-name="ce4" table:formula="of:=[.C46]" office:value-type="time" office:time-value="PT00H05M26.768686S">
            <text:p>00:05:26,769</text:p>
          </table:table-cell>
          <table:table-cell table:style-name="ce4" table:formula="of:=[.C145]" office:value-type="time" office:time-value="PT00H02M21.512206S">
            <text:p>00:02:21,51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47]" office:value-type="time" office:time-value="PT00H05M13.165S">
            <text:p>00:05:13,165</text:p>
          </table:table-cell>
          <table:table-cell table:style-name="ce4" table:formula="of:=[.C146]" office:value-type="time" office:time-value="PT00H01M18.31S">
            <text:p>00:01:18,31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48]" office:value-type="time" office:time-value="PT00H00M00.096317S">
            <text:p>00:00:00,096</text:p>
          </table:table-cell>
          <table:table-cell table:style-name="ce4" table:formula="of:=[.C147]" office:value-type="time" office:time-value="PT00H00M00.107778S">
            <text:p>00:00:00,108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1</text:p>
          </table:table-cell>
          <table:table-cell table:style-name="Default" office:value-type="string">
            <text:p>elapsed</text:p>
          </table:table-cell>
          <table:table-cell table:style-name="ce4" table:formula="of:=[.C49]" office:value-type="time" office:time-value="PT00H00M00.18645S">
            <text:p>00:00:00,186</text:p>
          </table:table-cell>
          <table:table-cell table:style-name="ce4" table:formula="of:=[.C148]" office:value-type="time" office:time-value="PT00H00M00.248672S">
            <text:p>00:00:00,24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50]" office:value-type="time" office:time-value="PT00H00M00.065S">
            <text:p>00:00:00,065</text:p>
          </table:table-cell>
          <table:table-cell table:style-name="ce4" table:formula="of:=[.C149]" office:value-type="time" office:time-value="PT00H00M00.0725S">
            <text:p>00:00:00,07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51]" office:value-type="time" office:time-value="PT00H00M00.0153S">
            <text:p>00:00:00,015</text:p>
          </table:table-cell>
          <table:table-cell table:style-name="ce4" table:formula="of:=[.C150]" office:value-type="time" office:time-value="PT00H00M00.007152S">
            <text:p>00:00:00,007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2</text:p>
          </table:table-cell>
          <table:table-cell table:style-name="Default" office:value-type="string">
            <text:p>elapsed</text:p>
          </table:table-cell>
          <table:table-cell table:style-name="ce4" table:formula="of:=[.C52]" office:value-type="time" office:time-value="PT00H00M01.842623S">
            <text:p>00:00:01,843</text:p>
          </table:table-cell>
          <table:table-cell table:style-name="ce4" table:formula="of:=[.C151]" office:value-type="time" office:time-value="PT00H00M00.286557S">
            <text:p>00:00:00,287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53]" office:value-type="time" office:time-value="PT00H00M01.5575S">
            <text:p>00:00:01,558</text:p>
          </table:table-cell>
          <table:table-cell table:style-name="ce4" table:formula="of:=[.C152]" office:value-type="time" office:time-value="PT00H00M00.1275S">
            <text:p>00:00:00,128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54]" office:value-type="time" office:time-value="PT00H00M00.008505S">
            <text:p>00:00:00,009</text:p>
          </table:table-cell>
          <table:table-cell table:style-name="ce4" table:formula="of:=[.C153]" office:value-type="time" office:time-value="PT00H00M00.008308S">
            <text:p>00:00:00,008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3</text:p>
          </table:table-cell>
          <table:table-cell table:style-name="Default" office:value-type="string">
            <text:p>elapsed</text:p>
          </table:table-cell>
          <table:table-cell table:style-name="ce4" table:formula="of:=[.C61]" office:value-type="time" office:time-value="PT00H00M36.508701S">
            <text:p>00:00:36,509</text:p>
          </table:table-cell>
          <table:table-cell table:style-name="ce4" table:formula="of:=[.C154]" office:value-type="time" office:time-value="PT00H00M36.148322S">
            <text:p>00:00:36,148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62]" office:value-type="time" office:time-value="PT00H00M33.015S">
            <text:p>00:00:33,015</text:p>
          </table:table-cell>
          <table:table-cell table:style-name="ce4" table:formula="of:=[.C155]" office:value-type="time" office:time-value="PT00H00M17.175S">
            <text:p>00:00:17,17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63]" office:value-type="time" office:time-value="PT00H00M00.059276S">
            <text:p>00:00:00,059</text:p>
          </table:table-cell>
          <table:table-cell table:style-name="ce4" table:formula="of:=[.C156]" office:value-type="time" office:time-value="PT00H00M00.507004S">
            <text:p>00:00:00,507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4</text:p>
          </table:table-cell>
          <table:table-cell table:style-name="Default" office:value-type="string">
            <text:p>elapsed</text:p>
          </table:table-cell>
          <table:table-cell table:style-name="ce4" table:formula="of:=[.C64]" office:value-type="time" office:time-value="PT00H00M01.371871S">
            <text:p>00:00:01,372</text:p>
          </table:table-cell>
          <table:table-cell table:style-name="ce4" table:formula="of:=[.C157]" office:value-type="time" office:time-value="PT00H00M01.701138S">
            <text:p>00:00:01,70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65]" office:value-type="time" office:time-value="PT00H00M01.205S">
            <text:p>00:00:01,205</text:p>
          </table:table-cell>
          <table:table-cell table:style-name="ce4" table:formula="of:=[.C158]" office:value-type="time" office:time-value="PT00H00M01.2025S">
            <text:p>00:00:01,20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66]" office:value-type="time" office:time-value="PT00H00M00.034734S">
            <text:p>00:00:00,035</text:p>
          </table:table-cell>
          <table:table-cell table:style-name="ce4" table:formula="of:=[.C159]" office:value-type="time" office:time-value="PT00H00M00.217067S">
            <text:p>00:00:00,217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5</text:p>
          </table:table-cell>
          <table:table-cell table:style-name="Default" office:value-type="string">
            <text:p>elapsed</text:p>
          </table:table-cell>
          <table:table-cell table:style-name="ce4" table:formula="of:=[.C67]" office:value-type="time" office:time-value="PT00H00M03.143198S">
            <text:p>00:00:03,143</text:p>
          </table:table-cell>
          <table:table-cell table:style-name="ce4" table:formula="of:=[.C160]" office:value-type="time" office:time-value="PT00H00M03.386767S">
            <text:p>00:00:03,387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68]" office:value-type="time" office:time-value="PT00H00M02.8825S">
            <text:p>00:00:02,883</text:p>
          </table:table-cell>
          <table:table-cell table:style-name="ce4" table:formula="of:=[.C161]" office:value-type="time" office:time-value="PT00H00M01.705S">
            <text:p>00:00:01,70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69]" office:value-type="time" office:time-value="PT00H00M00.059256S">
            <text:p>00:00:00,059</text:p>
          </table:table-cell>
          <table:table-cell table:style-name="ce4" table:formula="of:=[.C162]" office:value-type="time" office:time-value="PT00H00M00.044398S">
            <text:p>00:00:00,044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6</text:p>
          </table:table-cell>
          <table:table-cell table:style-name="Default" office:value-type="string">
            <text:p>elapsed</text:p>
          </table:table-cell>
          <table:table-cell table:style-name="ce4" table:formula="of:=[.C70]" office:value-type="time" office:time-value="PT00H01M29.350661S">
            <text:p>00:01:29,351</text:p>
          </table:table-cell>
          <table:table-cell table:style-name="ce4" table:formula="of:=[.C163]" office:value-type="time" office:time-value="PT00H00M38.791114S">
            <text:p>00:00:38,79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71]" office:value-type="time" office:time-value="PT00H01M24.04S">
            <text:p>00:01:24,040</text:p>
          </table:table-cell>
          <table:table-cell table:style-name="ce4" table:formula="of:=[.C164]" office:value-type="time" office:time-value="PT00H00M36.46S">
            <text:p>00:00:36,46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72]" office:value-type="time" office:time-value="PT00H00M00.320879S">
            <text:p>00:00:00,321</text:p>
          </table:table-cell>
          <table:table-cell table:style-name="ce4" table:formula="of:=[.C165]" office:value-type="time" office:time-value="PT00H00M00.435453S">
            <text:p>00:00:00,43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7</text:p>
          </table:table-cell>
          <table:table-cell table:style-name="Default" office:value-type="string">
            <text:p>elapsed</text:p>
          </table:table-cell>
          <table:table-cell table:style-name="ce4" table:formula="of:=[.C82]" office:value-type="time" office:time-value="PT00H00M03.600378S">
            <text:p>00:00:03,600</text:p>
          </table:table-cell>
          <table:table-cell table:style-name="ce4" table:formula="of:=[.C175]" office:value-type="time" office:time-value="PT00H00M17.824936S">
            <text:p>00:00:17,82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83]" office:value-type="time" office:time-value="PT00H00M03.1475S">
            <text:p>00:00:03,148</text:p>
          </table:table-cell>
          <table:table-cell table:style-name="ce4" table:formula="of:=[.C176]" office:value-type="time" office:time-value="PT00H00M02.7325S">
            <text:p>00:00:02,73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84]" office:value-type="time" office:time-value="PT00H00M00.018184S">
            <text:p>00:00:00,018</text:p>
          </table:table-cell>
          <table:table-cell table:style-name="ce4" table:formula="of:=[.C177]" office:value-type="time" office:time-value="PT00H00M00.034107S">
            <text:p>00:00:00,034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Gesamt</text:p>
          </table:table-cell>
          <table:table-cell table:style-name="Default" office:value-type="string">
            <text:p>elapsed</text:p>
          </table:table-cell>
          <table:table-cell table:style-name="ce4" table:formula="of:=[.C91]" office:value-type="time" office:time-value="PT00H13M39.189604S">
            <text:p>00:13:39,190</text:p>
          </table:table-cell>
          <table:table-cell table:style-name="ce4" table:formula="of:=[.C184]" office:value-type="time" office:time-value="PT00H16M10.737065S">
            <text:p>00:16:10,737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92]" office:value-type="time" office:time-value="PT00H12M16.4125S">
            <text:p>00:12:16,413</text:p>
          </table:table-cell>
          <table:table-cell table:style-name="ce4" table:formula="of:=[.C185]" office:value-type="time" office:time-value="PT00H09M33.7775S">
            <text:p>00:09:33,778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93]" office:value-type="time" office:time-value="PT00H00M01.046316S">
            <text:p>00:00:01,046</text:p>
          </table:table-cell>
          <table:table-cell table:style-name="ce4" table:formula="of:=[.C186]" office:value-type="time" office:time-value="PT00H00M02.489098S">
            <text:p>00:00:02,489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 office:value-type="string">
            <text:p>0.05</text:p>
          </table:table-cell>
          <table:table-cell table:style-name="Default" office:value-type="string">
            <text:p>OBA</text:p>
          </table:table-cell>
          <table:table-cell table:style-name="Default" office:value-type="string">
            <text:p>TBA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1</text:p>
          </table:table-cell>
          <table:table-cell table:style-name="ce4" table:formula="of:=[.C4]" office:value-type="time" office:time-value="PT00H00M00.172602S">
            <text:p>00:00:00,173</text:p>
          </table:table-cell>
          <table:table-cell table:style-name="ce34" table:formula="of:=[.C97]" office:value-type="time" office:time-value="PT00H00M00.122559S">
            <text:p>00:00:00,123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2</text:p>
          </table:table-cell>
          <table:table-cell table:style-name="ce34" table:formula="of:=[.C7]" office:value-type="time" office:time-value="PT00H00M00.006499S">
            <text:p>00:00:00,006</text:p>
          </table:table-cell>
          <table:table-cell table:style-name="ce34" table:formula="of:=[.C100]" office:value-type="time" office:time-value="PT00H00M00.005863S">
            <text:p>00:00:00,006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3</text:p>
          </table:table-cell>
          <table:table-cell table:style-name="ce18" table:formula="of:=[.C10]" office:value-type="time" office:time-value="PT00H00M00.750511S">
            <text:p>00:00:00,751</text:p>
          </table:table-cell>
          <table:table-cell table:style-name="ce34" table:formula="of:=[.C103]" office:value-type="time" office:time-value="PT00H00M00.530988S">
            <text:p>00:00:00,53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4</text:p>
          </table:table-cell>
          <table:table-cell table:style-name="ce34" table:formula="of:=[.C13]" office:value-type="time" office:time-value="PT00H00M22.365276S">
            <text:p>00:00:22,365</text:p>
          </table:table-cell>
          <table:table-cell table:formula="of:=[.C106]" office:value-type="time" office:time-value="PT00H00M39.873181S">
            <text:p>00:00:39,873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5</text:p>
          </table:table-cell>
          <table:table-cell table:style-name="ce34" table:formula="of:=[.C16]" office:value-type="time" office:time-value="PT00H00M02.351197S">
            <text:p>00:00:02,351</text:p>
          </table:table-cell>
          <table:table-cell table:formula="of:=[.C109]" office:value-type="time" office:time-value="PT00H00M03.936707S">
            <text:p>00:00:03,937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6</text:p>
          </table:table-cell>
          <table:table-cell table:style-name="ce18" table:formula="of:=[.C28]" office:value-type="time" office:time-value="PT00H00M49.186615S">
            <text:p>00:00:49,187</text:p>
          </table:table-cell>
          <table:table-cell table:style-name="ce34" table:formula="of:=[.C121]" office:value-type="time" office:time-value="PT00H00M36.90951S">
            <text:p>00:00:36,910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7</text:p>
          </table:table-cell>
          <table:table-cell table:style-name="ce34" table:formula="of:=[.C31]" office:value-type="time" office:time-value="PT00H00M34.860082S">
            <text:p>00:00:34,860</text:p>
          </table:table-cell>
          <table:table-cell table:style-name="ce4" table:formula="of:=[.C130]" office:value-type="time" office:time-value="PT00H00M37.559677S">
            <text:p>00:00:37,560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8</text:p>
          </table:table-cell>
          <table:table-cell table:style-name="ce34" table:formula="of:=[.C40]" office:value-type="time" office:time-value="PT00H00M00.893381S">
            <text:p>00:00:00,893</text:p>
          </table:table-cell>
          <table:table-cell table:style-name="ce4" table:formula="of:=[.C139]" office:value-type="time" office:time-value="PT00H00M00.955027S">
            <text:p>00:00:00,955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9</text:p>
          </table:table-cell>
          <table:table-cell table:style-name="ce34" table:formula="of:=[.C43]" office:value-type="time" office:time-value="PT00H04M05.830874S">
            <text:p>00:04:05,831</text:p>
          </table:table-cell>
          <table:table-cell table:formula="of:=[.C142]" office:value-type="time" office:time-value="PT00H10M10.943844S">
            <text:p>00:10:10,944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10</text:p>
          </table:table-cell>
          <table:table-cell table:style-name="ce18" table:formula="of:=[.C46]" office:value-type="time" office:time-value="PT00H05M26.768686S">
            <text:p>00:05:26,769</text:p>
          </table:table-cell>
          <table:table-cell table:style-name="ce34" table:formula="of:=[.C145]" office:value-type="time" office:time-value="PT00H02M21.512206S">
            <text:p>00:02:21,512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11</text:p>
          </table:table-cell>
          <table:table-cell table:style-name="ce34" table:formula="of:=[.C49]" office:value-type="time" office:time-value="PT00H00M00.18645S">
            <text:p>00:00:00,186</text:p>
          </table:table-cell>
          <table:table-cell table:style-name="ce4" table:formula="of:=[.C148]" office:value-type="time" office:time-value="PT00H00M00.248672S">
            <text:p>00:00:00,249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12</text:p>
          </table:table-cell>
          <table:table-cell table:style-name="ce4" table:formula="of:=[.C52]" office:value-type="time" office:time-value="PT00H00M01.842623S">
            <text:p>00:00:01,843</text:p>
          </table:table-cell>
          <table:table-cell table:style-name="ce34" table:formula="of:=[.C151]" office:value-type="time" office:time-value="PT00H00M00.286557S">
            <text:p>00:00:00,287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13</text:p>
          </table:table-cell>
          <table:table-cell table:style-name="ce4" table:formula="of:=[.C61]" office:value-type="time" office:time-value="PT00H00M36.508701S">
            <text:p>00:00:36,509</text:p>
          </table:table-cell>
          <table:table-cell table:style-name="ce34" table:formula="of:=[.C154]" office:value-type="time" office:time-value="PT00H00M36.148322S">
            <text:p>00:00:36,148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14</text:p>
          </table:table-cell>
          <table:table-cell table:style-name="ce34" table:formula="of:=[.C64]" office:value-type="time" office:time-value="PT00H00M01.371871S">
            <text:p>00:00:01,372</text:p>
          </table:table-cell>
          <table:table-cell table:style-name="ce4" table:formula="of:=[.C157]" office:value-type="time" office:time-value="PT00H00M01.701138S">
            <text:p>00:00:01,70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15</text:p>
          </table:table-cell>
          <table:table-cell table:style-name="ce34" table:formula="of:=[.C67]" office:value-type="time" office:time-value="PT00H00M03.143198S">
            <text:p>00:00:03,143</text:p>
          </table:table-cell>
          <table:table-cell table:style-name="ce4" table:formula="of:=[.C160]" office:value-type="time" office:time-value="PT00H00M03.386767S">
            <text:p>00:00:03,387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16</text:p>
          </table:table-cell>
          <table:table-cell table:style-name="ce18" table:formula="of:=[.C70]" office:value-type="time" office:time-value="PT00H01M29.350661S">
            <text:p>00:01:29,351</text:p>
          </table:table-cell>
          <table:table-cell table:style-name="ce34" table:formula="of:=[.C163]" office:value-type="time" office:time-value="PT00H00M38.791114S">
            <text:p>00:00:38,79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Q17</text:p>
          </table:table-cell>
          <table:table-cell table:style-name="ce34" table:formula="of:=[.C82]" office:value-type="time" office:time-value="PT00H00M03.600378S">
            <text:p>00:00:03,600</text:p>
          </table:table-cell>
          <table:table-cell table:formula="of:=[.C175]" office:value-type="time" office:time-value="PT00H00M17.824936S">
            <text:p>00:00:17,825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Gesamt</text:p>
          </table:table-cell>
          <table:table-cell table:style-name="ce34" table:formula="of:=SUM([.B248:.B264])" office:value-type="time" office:time-value="PT00H13M39.189604S">
            <text:p>00:13:39,190</text:p>
          </table:table-cell>
          <table:table-cell table:style-name="ce4" table:formula="of:=SUM([.C248:.C264])" office:value-type="time" office:time-value="PT00H16M10.737065S">
            <text:p>00:16:10,737</text:p>
          </table:table-cell>
          <table:table-cell table:style-name="Default" table:number-columns-repeated="6"/>
        </table:table-row>
        <table:table-row table:style-name="ro1">
          <table:table-cell table:style-name="Default"/>
          <table:table-cell table:style-name="ce4"/>
          <table:table-cell/>
          <table:table-cell table:style-name="Default" table:number-columns-repeated="6"/>
        </table:table-row>
      </table:table>
      <table:table table:name="N100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4" table:default-cell-style-name="ce18"/>
        <table:table-column table:style-name="co1" table:default-cell-style-name="ce36"/>
        <table:table-column table:style-name="co1" table:number-columns-repeated="4" table:default-cell-style-name="ce21"/>
        <table:table-column table:style-name="co1" table:number-columns-repeated="5" table:default-cell-style-name="Default"/>
        <table:table-row table:style-name="ro1">
          <table:table-cell office:value-type="string">
            <text:p>Network 0.05</text:p>
          </table:table-cell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office:value-type="string">
            <text:p>OBA</text:p>
          </table:table-cell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office:value-type="string">
            <text:p>Anz. Läufe</text:p>
          </table:table-cell>
          <table:table-cell office:value-type="float" office:value="1">
            <text:p>1</text:p>
          </table:table-cell>
          <table:table-cell table:style-name="Default" office:value-type="string">
            <text:p>Durchschnitt</text:p>
          </table:table-cell>
          <table:table-cell table:style-name="Default" office:value-type="string">
            <text:p>1.Lauf</text:p>
          </table:table-cell>
          <table:table-cell table:style-name="Default" office:value-type="string">
            <text:p>2.Lauf</text:p>
          </table:table-cell>
          <table:table-cell table:style-name="Default" office:value-type="string">
            <text:p>3.Lauf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F4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F5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F6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F7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F8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F9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F10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F11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F12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3a</text:p>
          </table:table-cell>
          <table:table-cell office:value-type="string">
            <text:p>elapsed</text:p>
          </table:table-cell>
          <table:table-cell table:formula="of:=SUM([.D13:.F13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F14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F15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6:.F16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F17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F18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+[.C22]+[.C25]+[.C28]" office:value-type="time" office:time-value="PT00H00M00S">
            <text:p>00:00:00,000</text:p>
          </table:table-cell>
          <table:table-cell table:formula="of:=+[.D22]+[.D25]+[.D28]" office:value-type="time" office:time-value="PT00H00M00S">
            <text:p>00:00:00,000</text:p>
          </table:table-cell>
          <table:table-cell table:formula="of:=+[.E22]+[.E25]+[.E28]" office:value-type="time" office:time-value="PT00H00M00S">
            <text:p>00:00:00,000</text:p>
          </table:table-cell>
          <table:table-cell table:formula="of:=+[.F22]+[.F25]+[.F28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23]+[.C26]+[.C29]" office:value-type="time" office:time-value="PT00H00M00S">
            <text:p>00:00:00,000</text:p>
          </table:table-cell>
          <table:table-cell table:formula="of:=+[.D23]+[.D26]+[.D29]" office:value-type="time" office:time-value="PT00H00M00S">
            <text:p>00:00:00,000</text:p>
          </table:table-cell>
          <table:table-cell table:formula="of:=+[.E23]+[.E26]+[.E29]" office:value-type="time" office:time-value="PT00H00M00S">
            <text:p>00:00:00,000</text:p>
          </table:table-cell>
          <table:table-cell table:formula="of:=+[.F23]+[.F26]+[.F29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24]+[.C27]+[.C30]" office:value-type="time" office:time-value="PT00H00M00S">
            <text:p>00:00:00,000</text:p>
          </table:table-cell>
          <table:table-cell table:formula="of:=+[.D24]+[.D27]+[.D30]" office:value-type="time" office:time-value="PT00H00M00S">
            <text:p>00:00:00,000</text:p>
          </table:table-cell>
          <table:table-cell table:formula="of:=+[.E24]+[.E27]+[.E30]" office:value-type="time" office:time-value="PT00H00M00S">
            <text:p>00:00:00,000</text:p>
          </table:table-cell>
          <table:table-cell table:formula="of:=+[.F24]+[.F27]+[.F30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5tmp1</text:p>
          </table:table-cell>
          <table:table-cell table:style-name="ce20" office:value-type="string">
            <text:p>elapsed</text:p>
          </table:table-cell>
          <table:table-cell table:style-name="ce22" table:formula="of:=SUM([.D22:.F22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3:.F23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4:.F24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5tmp2</text:p>
          </table:table-cell>
          <table:table-cell table:style-name="ce20" office:value-type="string">
            <text:p>elapsed</text:p>
          </table:table-cell>
          <table:table-cell table:style-name="ce22" table:formula="of:=SUM([.D25:.F25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6:.F26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7:.F27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5res</text:p>
          </table:table-cell>
          <table:table-cell table:style-name="ce20" office:value-type="string">
            <text:p>elapsed</text:p>
          </table:table-cell>
          <table:table-cell table:style-name="ce22" table:formula="of:=SUM([.D28:.F28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9:.F29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0:.F30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5a</text:p>
          </table:table-cell>
          <table:table-cell office:value-type="string">
            <text:p>elapsed</text:p>
          </table:table-cell>
          <table:table-cell table:formula="of:=+[.C34]+[.C37]+[.C40]" office:value-type="time" office:time-value="PT00H00M00S">
            <text:p>00:00:00,000</text:p>
          </table:table-cell>
          <table:table-cell table:formula="of:=+[.D34]+[.D37]+[.D40]" office:value-type="time" office:time-value="PT00H00M00S">
            <text:p>00:00:00,000</text:p>
          </table:table-cell>
          <table:table-cell table:formula="of:=+[.E34]+[.E37]+[.E40]" office:value-type="time" office:time-value="PT00H00M00S">
            <text:p>00:00:00,000</text:p>
          </table:table-cell>
          <table:table-cell table:formula="of:=+[.F34]+[.F37]+[.F40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35]+[.C38]+[.C41]" office:value-type="time" office:time-value="PT00H00M00S">
            <text:p>00:00:00,000</text:p>
          </table:table-cell>
          <table:table-cell table:formula="of:=+[.D35]+[.D38]+[.D41]" office:value-type="time" office:time-value="PT00H00M00S">
            <text:p>00:00:00,000</text:p>
          </table:table-cell>
          <table:table-cell table:formula="of:=+[.E35]+[.E38]+[.E41]" office:value-type="time" office:time-value="PT00H00M00S">
            <text:p>00:00:00,000</text:p>
          </table:table-cell>
          <table:table-cell table:formula="of:=+[.F35]+[.F38]+[.F41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36]+[.C39]+[.C42]" office:value-type="time" office:time-value="PT00H00M00S">
            <text:p>00:00:00,000</text:p>
          </table:table-cell>
          <table:table-cell table:formula="of:=+[.D36]+[.D39]+[.D42]" office:value-type="time" office:time-value="PT00H00M00S">
            <text:p>00:00:00,000</text:p>
          </table:table-cell>
          <table:table-cell table:formula="of:=+[.E36]+[.E39]+[.E42]" office:value-type="time" office:time-value="PT00H00M00S">
            <text:p>00:00:00,000</text:p>
          </table:table-cell>
          <table:table-cell table:formula="of:=+[.F36]+[.F39]+[.F42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5tmp1</text:p>
          </table:table-cell>
          <table:table-cell table:style-name="ce20" office:value-type="string">
            <text:p>elapsed</text:p>
          </table:table-cell>
          <table:table-cell table:style-name="ce22" table:formula="of:=SUM([.D34:.F34])/[.$B$3]" office:value-type="time" office:time-value="PT00H00M00S">
            <text:p>00:00:00,000</text:p>
          </table:table-cell>
          <table:table-cell table:style-name="ce22" table:formula="of:=[.D22]" office:value-type="time" office:time-value="PT00H00M00S">
            <text:p>00:00:00,000</text:p>
          </table:table-cell>
          <table:table-cell table:style-name="ce22" table:formula="of:=[.E22]" office:value-type="time" office:time-value="PT00H00M00S">
            <text:p>00:00:00,000</text:p>
          </table:table-cell>
          <table:table-cell table:style-name="ce22" table:formula="of:=[.F22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5:.F35])/[.$B$3]" office:value-type="time" office:time-value="PT00H00M00S">
            <text:p>00:00:00,000</text:p>
          </table:table-cell>
          <table:table-cell table:style-name="ce22" table:formula="of:=[.D23]" office:value-type="time" office:time-value="PT00H00M00S">
            <text:p>00:00:00,000</text:p>
          </table:table-cell>
          <table:table-cell table:style-name="ce22" table:formula="of:=[.E23]" office:value-type="time" office:time-value="PT00H00M00S">
            <text:p>00:00:00,000</text:p>
          </table:table-cell>
          <table:table-cell table:style-name="ce22" table:formula="of:=[.F23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6:.F36])/[.$B$3]" office:value-type="time" office:time-value="PT00H00M00S">
            <text:p>00:00:00,000</text:p>
          </table:table-cell>
          <table:table-cell table:style-name="ce22" table:formula="of:=[.D24]" office:value-type="time" office:time-value="PT00H00M00S">
            <text:p>00:00:00,000</text:p>
          </table:table-cell>
          <table:table-cell table:style-name="ce22" table:formula="of:=[.E24]" office:value-type="time" office:time-value="PT00H00M00S">
            <text:p>00:00:00,000</text:p>
          </table:table-cell>
          <table:table-cell table:style-name="ce22" table:formula="of:=[.F24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5tmp2</text:p>
          </table:table-cell>
          <table:table-cell table:style-name="ce20" office:value-type="string">
            <text:p>elapsed</text:p>
          </table:table-cell>
          <table:table-cell table:style-name="ce22" table:formula="of:=SUM([.D37:.F37])/[.$B$3]" office:value-type="time" office:time-value="PT00H00M00S">
            <text:p>00:00:00,000</text:p>
          </table:table-cell>
          <table:table-cell table:style-name="ce22" table:formula="of:=[.D25]" office:value-type="time" office:time-value="PT00H00M00S">
            <text:p>00:00:00,000</text:p>
          </table:table-cell>
          <table:table-cell table:style-name="ce22" table:formula="of:=[.E25]" office:value-type="time" office:time-value="PT00H00M00S">
            <text:p>00:00:00,000</text:p>
          </table:table-cell>
          <table:table-cell table:style-name="ce22" table:formula="of:=[.F25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8:.F38])/[.$B$3]" office:value-type="time" office:time-value="PT00H00M00S">
            <text:p>00:00:00,000</text:p>
          </table:table-cell>
          <table:table-cell table:style-name="ce22" table:formula="of:=[.D26]" office:value-type="time" office:time-value="PT00H00M00S">
            <text:p>00:00:00,000</text:p>
          </table:table-cell>
          <table:table-cell table:style-name="ce22" table:formula="of:=[.E26]" office:value-type="time" office:time-value="PT00H00M00S">
            <text:p>00:00:00,000</text:p>
          </table:table-cell>
          <table:table-cell table:style-name="ce22" table:formula="of:=[.F26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9:.F39])/[.$B$3]" office:value-type="time" office:time-value="PT00H00M00S">
            <text:p>00:00:00,000</text:p>
          </table:table-cell>
          <table:table-cell table:style-name="ce22" table:formula="of:=[.D27]" office:value-type="time" office:time-value="PT00H00M00S">
            <text:p>00:00:00,000</text:p>
          </table:table-cell>
          <table:table-cell table:style-name="ce22" table:formula="of:=[.E27]" office:value-type="time" office:time-value="PT00H00M00S">
            <text:p>00:00:00,000</text:p>
          </table:table-cell>
          <table:table-cell table:style-name="ce22" table:formula="of:=[.F27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5ares</text:p>
          </table:table-cell>
          <table:table-cell table:style-name="ce20" office:value-type="string">
            <text:p>elapsed</text:p>
          </table:table-cell>
          <table:table-cell table:style-name="ce22" table:formula="of:=SUM([.D40:.F40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41:.F41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42:.F42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5b</text:p>
          </table:table-cell>
          <table:table-cell office:value-type="string">
            <text:p>elapsed</text:p>
          </table:table-cell>
          <table:table-cell table:formula="of:=SUM([.D43:.F43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F44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F45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+[.C49]+[.C52]" office:value-type="time" office:time-value="PT00H00M00S">
            <text:p>00:00:00,000</text:p>
          </table:table-cell>
          <table:table-cell table:formula="of:=+[.D49]+[.D52]" office:value-type="time" office:time-value="PT00H00M00S">
            <text:p>00:00:00,000</text:p>
          </table:table-cell>
          <table:table-cell table:formula="of:=+[.E49]+[.E52]" office:value-type="time" office:time-value="PT00H00M00S">
            <text:p>00:00:00,000</text:p>
          </table:table-cell>
          <table:table-cell table:formula="of:=+[.F49]+[.F52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50]+[.C53]" office:value-type="time" office:time-value="PT00H00M00S">
            <text:p>00:00:00,000</text:p>
          </table:table-cell>
          <table:table-cell table:formula="of:=+[.D50]+[.D53]" office:value-type="time" office:time-value="PT00H00M00S">
            <text:p>00:00:00,000</text:p>
          </table:table-cell>
          <table:table-cell table:formula="of:=+[.E50]+[.E53]" office:value-type="time" office:time-value="PT00H00M00S">
            <text:p>00:00:00,000</text:p>
          </table:table-cell>
          <table:table-cell table:formula="of:=+[.F50]+[.F53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51]+[.C54]" office:value-type="time" office:time-value="PT00H00M00S">
            <text:p>00:00:00,000</text:p>
          </table:table-cell>
          <table:table-cell table:formula="of:=+[.D51]+[.D54]" office:value-type="time" office:time-value="PT00H00M00S">
            <text:p>00:00:00,000</text:p>
          </table:table-cell>
          <table:table-cell table:formula="of:=+[.E51]+[.E54]" office:value-type="time" office:time-value="PT00H00M00S">
            <text:p>00:00:00,000</text:p>
          </table:table-cell>
          <table:table-cell table:formula="of:=+[.F51]+[.F54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6tmp1</text:p>
          </table:table-cell>
          <table:table-cell table:style-name="ce20" office:value-type="string">
            <text:p>elapsed</text:p>
          </table:table-cell>
          <table:table-cell table:style-name="ce22" table:formula="of:=SUM([.D49:.F49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50:.F50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51:.F51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6res</text:p>
          </table:table-cell>
          <table:table-cell table:style-name="ce20" office:value-type="string">
            <text:p>elapsed</text:p>
          </table:table-cell>
          <table:table-cell table:style-name="ce22" table:formula="of:=SUM([.D52:.F52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53:.F53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54:.F54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6a</text:p>
          </table:table-cell>
          <table:table-cell office:value-type="string">
            <text:p>elapsed</text:p>
          </table:table-cell>
          <table:table-cell table:formula="of:=+[.C58]+[.C61]" office:value-type="time" office:time-value="PT00H00M00S">
            <text:p>00:00:00,000</text:p>
          </table:table-cell>
          <table:table-cell table:formula="of:=+[.D58]+[.D61]" office:value-type="time" office:time-value="PT00H00M00S">
            <text:p>00:00:00,000</text:p>
          </table:table-cell>
          <table:table-cell table:formula="of:=+[.E58]+[.E61]" office:value-type="time" office:time-value="PT00H00M00S">
            <text:p>00:00:00,000</text:p>
          </table:table-cell>
          <table:table-cell table:formula="of:=+[.F58]+[.F61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59]+[.C62]" office:value-type="time" office:time-value="PT00H00M00S">
            <text:p>00:00:00,000</text:p>
          </table:table-cell>
          <table:table-cell table:formula="of:=+[.D59]+[.D62]" office:value-type="time" office:time-value="PT00H00M00S">
            <text:p>00:00:00,000</text:p>
          </table:table-cell>
          <table:table-cell table:formula="of:=+[.E59]+[.E62]" office:value-type="time" office:time-value="PT00H00M00S">
            <text:p>00:00:00,000</text:p>
          </table:table-cell>
          <table:table-cell table:formula="of:=+[.F59]+[.F62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60]+[.C63]" office:value-type="time" office:time-value="PT00H00M00S">
            <text:p>00:00:00,000</text:p>
          </table:table-cell>
          <table:table-cell table:formula="of:=+[.D60]+[.D63]" office:value-type="time" office:time-value="PT00H00M00S">
            <text:p>00:00:00,000</text:p>
          </table:table-cell>
          <table:table-cell table:formula="of:=+[.E60]+[.E63]" office:value-type="time" office:time-value="PT00H00M00S">
            <text:p>00:00:00,000</text:p>
          </table:table-cell>
          <table:table-cell table:formula="of:=+[.F60]+[.F63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tmp1</text:p>
          </table:table-cell>
          <table:table-cell table:style-name="ce20" office:value-type="string">
            <text:p>elapsed</text:p>
          </table:table-cell>
          <table:table-cell table:style-name="ce22" table:formula="of:=SUM([.D58:.F58])/[.$B$3]" office:value-type="time" office:time-value="PT00H00M00S">
            <text:p>00:00:00,000</text:p>
          </table:table-cell>
          <table:table-cell table:style-name="ce22" table:formula="of:=[.D49]" office:value-type="time" office:time-value="PT00H00M00S">
            <text:p>00:00:00,000</text:p>
          </table:table-cell>
          <table:table-cell table:style-name="ce22" table:formula="of:=[.E49]" office:value-type="time" office:time-value="PT00H00M00S">
            <text:p>00:00:00,000</text:p>
          </table:table-cell>
          <table:table-cell table:style-name="ce22" table:formula="of:=[.F49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59:.F59])/[.$B$3]" office:value-type="time" office:time-value="PT00H00M00S">
            <text:p>00:00:00,000</text:p>
          </table:table-cell>
          <table:table-cell table:style-name="ce22" table:formula="of:=[.D50]" office:value-type="time" office:time-value="PT00H00M00S">
            <text:p>00:00:00,000</text:p>
          </table:table-cell>
          <table:table-cell table:style-name="ce22" table:formula="of:=[.E50]" office:value-type="time" office:time-value="PT00H00M00S">
            <text:p>00:00:00,000</text:p>
          </table:table-cell>
          <table:table-cell table:style-name="ce22" table:formula="of:=[.F50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60:.F60])/[.$B$3]" office:value-type="time" office:time-value="PT00H00M00S">
            <text:p>00:00:00,000</text:p>
          </table:table-cell>
          <table:table-cell table:style-name="ce22" table:formula="of:=[.D51]" office:value-type="time" office:time-value="PT00H00M00S">
            <text:p>00:00:00,000</text:p>
          </table:table-cell>
          <table:table-cell table:style-name="ce22" table:formula="of:=[.E51]" office:value-type="time" office:time-value="PT00H00M00S">
            <text:p>00:00:00,000</text:p>
          </table:table-cell>
          <table:table-cell table:style-name="ce22" table:formula="of:=[.F51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ares</text:p>
          </table:table-cell>
          <table:table-cell table:style-name="ce20" office:value-type="string">
            <text:p>elapsed</text:p>
          </table:table-cell>
          <table:table-cell table:style-name="ce22" table:formula="of:=SUM([.D61:.F61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62:.F62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63:.F63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6b</text:p>
          </table:table-cell>
          <table:table-cell office:value-type="string">
            <text:p>elapsed</text:p>
          </table:table-cell>
          <table:table-cell table:formula="of:=+[.C67]+[.C70]" office:value-type="time" office:time-value="PT00H00M00S">
            <text:p>00:00:00,000</text:p>
          </table:table-cell>
          <table:table-cell table:formula="of:=+[.D67]+[.D70]" office:value-type="time" office:time-value="PT00H00M00S">
            <text:p>00:00:00,000</text:p>
          </table:table-cell>
          <table:table-cell table:formula="of:=+[.E67]+[.E70]" office:value-type="time" office:time-value="PT00H00M00S">
            <text:p>00:00:00,000</text:p>
          </table:table-cell>
          <table:table-cell table:formula="of:=+[.F67]+[.F70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68]+[.C71]" office:value-type="time" office:time-value="PT00H00M00S">
            <text:p>00:00:00,000</text:p>
          </table:table-cell>
          <table:table-cell table:formula="of:=+[.D68]+[.D71]" office:value-type="time" office:time-value="PT00H00M00S">
            <text:p>00:00:00,000</text:p>
          </table:table-cell>
          <table:table-cell table:formula="of:=+[.E68]+[.E71]" office:value-type="time" office:time-value="PT00H00M00S">
            <text:p>00:00:00,000</text:p>
          </table:table-cell>
          <table:table-cell table:formula="of:=+[.F68]+[.F71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69]+[.C72]" office:value-type="time" office:time-value="PT00H00M00S">
            <text:p>00:00:00,000</text:p>
          </table:table-cell>
          <table:table-cell table:formula="of:=+[.D69]+[.D72]" office:value-type="time" office:time-value="PT00H00M00S">
            <text:p>00:00:00,000</text:p>
          </table:table-cell>
          <table:table-cell table:formula="of:=+[.E69]+[.E72]" office:value-type="time" office:time-value="PT00H00M00S">
            <text:p>00:00:00,000</text:p>
          </table:table-cell>
          <table:table-cell table:formula="of:=+[.F69]+[.F72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6btmp1</text:p>
          </table:table-cell>
          <table:table-cell table:style-name="ce20" office:value-type="string">
            <text:p>elapsed</text:p>
          </table:table-cell>
          <table:table-cell table:style-name="ce22" table:formula="of:=SUM([.D67:.F67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68:.F68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69:.F69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6bres</text:p>
          </table:table-cell>
          <table:table-cell table:style-name="ce20" office:value-type="string">
            <text:p>elapsed</text:p>
          </table:table-cell>
          <table:table-cell table:style-name="ce22" table:formula="of:=SUM([.D70:.F70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71:.F71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72:.F72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6c</text:p>
          </table:table-cell>
          <table:table-cell office:value-type="string">
            <text:p>elapsed</text:p>
          </table:table-cell>
          <table:table-cell table:formula="of:=+[.C76]+[.C79]" office:value-type="time" office:time-value="PT00H00M00S">
            <text:p>00:00:00,000</text:p>
          </table:table-cell>
          <table:table-cell table:formula="of:=+[.D76]+[.D79]" office:value-type="time" office:time-value="PT00H00M00S">
            <text:p>00:00:00,000</text:p>
          </table:table-cell>
          <table:table-cell table:formula="of:=+[.E76]+[.E79]" office:value-type="time" office:time-value="PT00H00M00S">
            <text:p>00:00:00,000</text:p>
          </table:table-cell>
          <table:table-cell table:formula="of:=+[.F76]+[.F79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77]+[.C80]" office:value-type="time" office:time-value="PT00H00M00S">
            <text:p>00:00:00,000</text:p>
          </table:table-cell>
          <table:table-cell table:formula="of:=+[.D77]+[.D80]" office:value-type="time" office:time-value="PT00H00M00S">
            <text:p>00:00:00,000</text:p>
          </table:table-cell>
          <table:table-cell table:formula="of:=+[.E77]+[.E80]" office:value-type="time" office:time-value="PT00H00M00S">
            <text:p>00:00:00,000</text:p>
          </table:table-cell>
          <table:table-cell table:formula="of:=+[.F77]+[.F80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78]+[.C81]" office:value-type="time" office:time-value="PT00H00M00S">
            <text:p>00:00:00,000</text:p>
          </table:table-cell>
          <table:table-cell table:formula="of:=+[.D78]+[.D81]" office:value-type="time" office:time-value="PT00H00M00S">
            <text:p>00:00:00,000</text:p>
          </table:table-cell>
          <table:table-cell table:formula="of:=+[.E78]+[.E81]" office:value-type="time" office:time-value="PT00H00M00S">
            <text:p>00:00:00,000</text:p>
          </table:table-cell>
          <table:table-cell table:formula="of:=+[.F78]+[.F81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btmp1</text:p>
          </table:table-cell>
          <table:table-cell table:style-name="ce20" office:value-type="string">
            <text:p>elapsed</text:p>
          </table:table-cell>
          <table:table-cell table:style-name="ce22" table:formula="of:=SUM([.D76:.F76])/[.$B$3]" office:value-type="time" office:time-value="PT00H00M00S">
            <text:p>00:00:00,000</text:p>
          </table:table-cell>
          <table:table-cell table:style-name="ce22" table:formula="of:=[.D67]" office:value-type="time" office:time-value="PT00H00M00S">
            <text:p>00:00:00,000</text:p>
          </table:table-cell>
          <table:table-cell table:style-name="ce22" table:formula="of:=[.E67]" office:value-type="time" office:time-value="PT00H00M00S">
            <text:p>00:00:00,000</text:p>
          </table:table-cell>
          <table:table-cell table:style-name="ce22" table:formula="of:=[.F67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77:.F77])/[.$B$3]" office:value-type="time" office:time-value="PT00H00M00S">
            <text:p>00:00:00,000</text:p>
          </table:table-cell>
          <table:table-cell table:style-name="ce22" table:formula="of:=[.D68]" office:value-type="time" office:time-value="PT00H00M00S">
            <text:p>00:00:00,000</text:p>
          </table:table-cell>
          <table:table-cell table:style-name="ce22" table:formula="of:=[.E68]" office:value-type="time" office:time-value="PT00H00M00S">
            <text:p>00:00:00,000</text:p>
          </table:table-cell>
          <table:table-cell table:style-name="ce22" table:formula="of:=[.F68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78:.F78])/[.$B$3]" office:value-type="time" office:time-value="PT00H00M00S">
            <text:p>00:00:00,000</text:p>
          </table:table-cell>
          <table:table-cell table:style-name="ce22" table:formula="of:=[.D69]" office:value-type="time" office:time-value="PT00H00M00S">
            <text:p>00:00:00,000</text:p>
          </table:table-cell>
          <table:table-cell table:style-name="ce22" table:formula="of:=[.E69]" office:value-type="time" office:time-value="PT00H00M00S">
            <text:p>00:00:00,000</text:p>
          </table:table-cell>
          <table:table-cell table:style-name="ce22" table:formula="of:=[.F69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cres</text:p>
          </table:table-cell>
          <table:table-cell table:style-name="ce20" office:value-type="string">
            <text:p>elapsed</text:p>
          </table:table-cell>
          <table:table-cell table:style-name="ce22" table:formula="of:=SUM([.D79:.F79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80:.F80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81:.F81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6d</text:p>
          </table:table-cell>
          <table:table-cell office:value-type="string">
            <text:p>elapsed</text:p>
          </table:table-cell>
          <table:table-cell table:formula="of:=+[.C85]+[.C88]" office:value-type="time" office:time-value="PT00H00M00S">
            <text:p>00:00:00,000</text:p>
          </table:table-cell>
          <table:table-cell table:formula="of:=+[.D85]+[.D88]" office:value-type="time" office:time-value="PT00H00M00S">
            <text:p>00:00:00,000</text:p>
          </table:table-cell>
          <table:table-cell table:formula="of:=+[.E85]+[.E88]" office:value-type="time" office:time-value="PT00H00M00S">
            <text:p>00:00:00,000</text:p>
          </table:table-cell>
          <table:table-cell table:formula="of:=+[.F85]+[.F88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86]+[.C89]" office:value-type="time" office:time-value="PT00H00M00S">
            <text:p>00:00:00,000</text:p>
          </table:table-cell>
          <table:table-cell table:formula="of:=+[.D86]+[.D89]" office:value-type="time" office:time-value="PT00H00M00S">
            <text:p>00:00:00,000</text:p>
          </table:table-cell>
          <table:table-cell table:formula="of:=+[.E86]+[.E89]" office:value-type="time" office:time-value="PT00H00M00S">
            <text:p>00:00:00,000</text:p>
          </table:table-cell>
          <table:table-cell table:formula="of:=+[.F86]+[.F89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87]+[.C90]" office:value-type="time" office:time-value="PT00H00M00S">
            <text:p>00:00:00,000</text:p>
          </table:table-cell>
          <table:table-cell table:formula="of:=+[.D87]+[.D90]" office:value-type="time" office:time-value="PT00H00M00S">
            <text:p>00:00:00,000</text:p>
          </table:table-cell>
          <table:table-cell table:formula="of:=+[.E87]+[.E90]" office:value-type="time" office:time-value="PT00H00M00S">
            <text:p>00:00:00,000</text:p>
          </table:table-cell>
          <table:table-cell table:formula="of:=+[.F87]+[.F90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6dtmp1</text:p>
          </table:table-cell>
          <table:table-cell table:style-name="ce20" office:value-type="string">
            <text:p>elapsed</text:p>
          </table:table-cell>
          <table:table-cell table:style-name="ce22" table:formula="of:=SUM([.D85:.F85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86:.F86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87:.F87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6dres</text:p>
          </table:table-cell>
          <table:table-cell table:style-name="ce20" office:value-type="string">
            <text:p>elapsed</text:p>
          </table:table-cell>
          <table:table-cell table:style-name="ce22" table:formula="of:=SUM([.D88:.F88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89:.F89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90:.F90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6e</text:p>
          </table:table-cell>
          <table:table-cell office:value-type="string">
            <text:p>elapsed</text:p>
          </table:table-cell>
          <table:table-cell table:formula="of:=+[.C94]+[.C97]" office:value-type="time" office:time-value="PT00H00M00S">
            <text:p>00:00:00,000</text:p>
          </table:table-cell>
          <table:table-cell table:formula="of:=+[.D94]+[.D97]" office:value-type="time" office:time-value="PT00H00M00S">
            <text:p>00:00:00,000</text:p>
          </table:table-cell>
          <table:table-cell table:formula="of:=+[.E94]+[.E97]" office:value-type="time" office:time-value="PT00H00M00S">
            <text:p>00:00:00,000</text:p>
          </table:table-cell>
          <table:table-cell table:formula="of:=+[.F94]+[.F97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95]+[.C98]" office:value-type="time" office:time-value="PT00H00M00S">
            <text:p>00:00:00,000</text:p>
          </table:table-cell>
          <table:table-cell table:formula="of:=+[.D95]+[.D98]" office:value-type="time" office:time-value="PT00H00M00S">
            <text:p>00:00:00,000</text:p>
          </table:table-cell>
          <table:table-cell table:formula="of:=+[.E95]+[.E98]" office:value-type="time" office:time-value="PT00H00M00S">
            <text:p>00:00:00,000</text:p>
          </table:table-cell>
          <table:table-cell table:formula="of:=+[.F95]+[.F98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96]+[.C99]" office:value-type="time" office:time-value="PT00H00M00S">
            <text:p>00:00:00,000</text:p>
          </table:table-cell>
          <table:table-cell table:formula="of:=+[.D96]+[.D99]" office:value-type="time" office:time-value="PT00H00M00S">
            <text:p>00:00:00,000</text:p>
          </table:table-cell>
          <table:table-cell table:formula="of:=+[.E96]+[.E99]" office:value-type="time" office:time-value="PT00H00M00S">
            <text:p>00:00:00,000</text:p>
          </table:table-cell>
          <table:table-cell table:formula="of:=+[.F96]+[.F99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dtmp1</text:p>
          </table:table-cell>
          <table:table-cell table:style-name="ce20" office:value-type="string">
            <text:p>elapsed</text:p>
          </table:table-cell>
          <table:table-cell table:style-name="ce22" table:formula="of:=SUM([.D94:.F94])/[.$B$3]" office:value-type="time" office:time-value="PT00H00M00S">
            <text:p>00:00:00,000</text:p>
          </table:table-cell>
          <table:table-cell table:style-name="ce22" table:formula="of:=[.D85]" office:value-type="time" office:time-value="PT00H00M00S">
            <text:p>00:00:00,000</text:p>
          </table:table-cell>
          <table:table-cell table:style-name="ce22" table:formula="of:=[.E85]" office:value-type="time" office:time-value="PT00H00M00S">
            <text:p>00:00:00,000</text:p>
          </table:table-cell>
          <table:table-cell table:style-name="ce22" table:formula="of:=[.F85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95:.F95])/[.$B$3]" office:value-type="time" office:time-value="PT00H00M00S">
            <text:p>00:00:00,000</text:p>
          </table:table-cell>
          <table:table-cell table:style-name="ce22" table:formula="of:=[.D86]" office:value-type="time" office:time-value="PT00H00M00S">
            <text:p>00:00:00,000</text:p>
          </table:table-cell>
          <table:table-cell table:style-name="ce22" table:formula="of:=[.E86]" office:value-type="time" office:time-value="PT00H00M00S">
            <text:p>00:00:00,000</text:p>
          </table:table-cell>
          <table:table-cell table:style-name="ce22" table:formula="of:=[.F86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96:.F96])/[.$B$3]" office:value-type="time" office:time-value="PT00H00M00S">
            <text:p>00:00:00,000</text:p>
          </table:table-cell>
          <table:table-cell table:style-name="ce22" table:formula="of:=[.D87]" office:value-type="time" office:time-value="PT00H00M00S">
            <text:p>00:00:00,000</text:p>
          </table:table-cell>
          <table:table-cell table:style-name="ce22" table:formula="of:=[.E87]" office:value-type="time" office:time-value="PT00H00M00S">
            <text:p>00:00:00,000</text:p>
          </table:table-cell>
          <table:table-cell table:style-name="ce22" table:formula="of:=[.F87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eres</text:p>
          </table:table-cell>
          <table:table-cell table:style-name="ce20" office:value-type="string">
            <text:p>elapsed</text:p>
          </table:table-cell>
          <table:table-cell table:style-name="ce22" table:formula="of:=SUM([.D97:.F97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98:.F98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99:.F99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00:.F100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F101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F102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7a</text:p>
          </table:table-cell>
          <table:table-cell office:value-type="string">
            <text:p>elapsed</text:p>
          </table:table-cell>
          <table:table-cell table:formula="of:=SUM([.D103:.F103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F104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F105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7b</text:p>
          </table:table-cell>
          <table:table-cell office:value-type="string">
            <text:p>elapsed</text:p>
          </table:table-cell>
          <table:table-cell table:formula="of:=SUM([.D106:.F106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F107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F108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 office:value-type="string">
            <text:p>Q7c</text:p>
          </table:table-cell>
          <table:table-cell office:value-type="string">
            <text:p>elapsed</text:p>
          </table:table-cell>
          <table:table-cell table:formula="of:=SUM([.D109:.F109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0:.F110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1:.F111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 office:value-type="string">
            <text:p>Q7d</text:p>
          </table:table-cell>
          <table:table-cell office:value-type="string">
            <text:p>elapsed</text:p>
          </table:table-cell>
          <table:table-cell table:formula="of:=SUM([.D112:.F112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3:.F113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4:.F114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7e</text:p>
          </table:table-cell>
          <table:table-cell office:value-type="string">
            <text:p>elapsed</text:p>
          </table:table-cell>
          <table:table-cell table:formula="of:=SUM([.D115:.F115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6:.F116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7:.F117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 office:value-type="string">
            <text:p>Q7f</text:p>
          </table:table-cell>
          <table:table-cell office:value-type="string">
            <text:p>elapsed</text:p>
          </table:table-cell>
          <table:table-cell table:formula="of:=SUM([.D118:.F118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9:.F119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0:.F120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21:.F121])/[.$B$3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F122])/[.$B$3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F123])/[.$B$3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8a</text:p>
          </table:table-cell>
          <table:table-cell office:value-type="string">
            <text:p>elapsed</text:p>
          </table:table-cell>
          <table:table-cell table:formula="of:=SUM([.D124:.F124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5:.F125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6:.F126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27:.F127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8:.F128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9:.F129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9a</text:p>
          </table:table-cell>
          <table:table-cell office:value-type="string">
            <text:p>elapsed</text:p>
          </table:table-cell>
          <table:table-cell table:formula="of:=SUM([.D130:.F130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1:.F131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2:.F132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33:.F133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4:.F134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5:.F135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a</text:p>
          </table:table-cell>
          <table:table-cell office:value-type="string">
            <text:p>elapsed</text:p>
          </table:table-cell>
          <table:table-cell table:formula="of:=SUM([.D136:.F136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7:.F137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8:.F138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 office:value-type="string">
            <text:p>Q10b</text:p>
          </table:table-cell>
          <table:table-cell office:value-type="string">
            <text:p>elapsed</text:p>
          </table:table-cell>
          <table:table-cell table:formula="of:=SUM([.D139:.F139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F140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F141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c</text:p>
          </table:table-cell>
          <table:table-cell office:value-type="string">
            <text:p>elapsed</text:p>
          </table:table-cell>
          <table:table-cell table:formula="of:=SUM([.D142:.F142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F143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F144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 office:value-type="string">
            <text:p>Q10d</text:p>
          </table:table-cell>
          <table:table-cell office:value-type="string">
            <text:p>elapsed</text:p>
          </table:table-cell>
          <table:table-cell table:formula="of:=SUM([.D145:.F145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F146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F147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e</text:p>
          </table:table-cell>
          <table:table-cell office:value-type="string">
            <text:p>elapsed</text:p>
          </table:table-cell>
          <table:table-cell table:formula="of:=SUM([.D148:.F148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F149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F150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 office:value-type="string">
            <text:p>Q10f</text:p>
          </table:table-cell>
          <table:table-cell office:value-type="string">
            <text:p>elapsed</text:p>
          </table:table-cell>
          <table:table-cell table:formula="of:=SUM([.D151:.F151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F152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F153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g</text:p>
          </table:table-cell>
          <table:table-cell office:value-type="string">
            <text:p>elapsed</text:p>
          </table:table-cell>
          <table:table-cell table:formula="of:=SUM([.D154:.F154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F155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F156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 office:value-type="string">
            <text:p>Q10h</text:p>
          </table:table-cell>
          <table:table-cell office:value-type="string">
            <text:p>elapsed</text:p>
          </table:table-cell>
          <table:table-cell table:formula="of:=SUM([.D157:.F157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F158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F159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i</text:p>
          </table:table-cell>
          <table:table-cell office:value-type="string">
            <text:p>elapsed</text:p>
          </table:table-cell>
          <table:table-cell table:formula="of:=SUM([.D160:.F160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F161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F162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 office:value-type="string">
            <text:p>Q10j</text:p>
          </table:table-cell>
          <table:table-cell office:value-type="string">
            <text:p>elapsed</text:p>
          </table:table-cell>
          <table:table-cell table:formula="of:=SUM([.D163:.F163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4:.F164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5:.F165])/[.$B$3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 office:value-type="string">
            <text:p>Q10k</text:p>
          </table:table-cell>
          <table:table-cell office:value-type="string">
            <text:p>elapsed</text:p>
          </table:table-cell>
          <table:table-cell table:formula="of:=SUM([.D166:.F166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7:.F167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8:.F168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 office:value-type="string">
            <text:p>Q10l</text:p>
          </table:table-cell>
          <table:table-cell office:value-type="string">
            <text:p>elapsed</text:p>
          </table:table-cell>
          <table:table-cell table:formula="of:=SUM([.D169:.F169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0:.F170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1:.F171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 office:value-type="string">
            <text:p>Q10m</text:p>
          </table:table-cell>
          <table:table-cell office:value-type="string">
            <text:p>elapsed</text:p>
          </table:table-cell>
          <table:table-cell table:formula="of:=SUM([.D172:.F172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3:.F173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4:.F174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75:.F175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6:.F176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7:.F177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1a</text:p>
          </table:table-cell>
          <table:table-cell office:value-type="string">
            <text:p>elapsed</text:p>
          </table:table-cell>
          <table:table-cell table:formula="of:=SUM([.D178:.F178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9:.F179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0:.F180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1b</text:p>
          </table:table-cell>
          <table:table-cell office:value-type="string">
            <text:p>elapsed</text:p>
          </table:table-cell>
          <table:table-cell table:formula="of:=SUM([.D181:.F181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82:.F182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3:.F183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+[.C187]+[.C190]" office:value-type="time" office:time-value="PT00H00M00S">
            <text:p>00:00:00,000</text:p>
          </table:table-cell>
          <table:table-cell table:formula="of:=+[.D187]+[.D190]" office:value-type="time" office:time-value="PT00H00M00S">
            <text:p>00:00:00,000</text:p>
          </table:table-cell>
          <table:table-cell table:formula="of:=+[.E187]+[.E190]" office:value-type="time" office:time-value="PT00H00M00S">
            <text:p>00:00:00,000</text:p>
          </table:table-cell>
          <table:table-cell table:formula="of:=+[.F187]+[.F190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188]+[.C191]" office:value-type="time" office:time-value="PT00H00M00S">
            <text:p>00:00:00,000</text:p>
          </table:table-cell>
          <table:table-cell table:formula="of:=+[.D188]+[.D191]" office:value-type="time" office:time-value="PT00H00M00S">
            <text:p>00:00:00,000</text:p>
          </table:table-cell>
          <table:table-cell table:formula="of:=+[.E188]+[.E191]" office:value-type="time" office:time-value="PT00H00M00S">
            <text:p>00:00:00,000</text:p>
          </table:table-cell>
          <table:table-cell table:formula="of:=+[.F188]+[.F191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89]+[.C192]" office:value-type="time" office:time-value="PT00H00M00S">
            <text:p>00:00:00,000</text:p>
          </table:table-cell>
          <table:table-cell table:formula="of:=+[.D189]+[.D192]" office:value-type="time" office:time-value="PT00H00M00S">
            <text:p>00:00:00,000</text:p>
          </table:table-cell>
          <table:table-cell table:formula="of:=+[.E189]+[.E192]" office:value-type="time" office:time-value="PT00H00M00S">
            <text:p>00:00:00,000</text:p>
          </table:table-cell>
          <table:table-cell table:formula="of:=+[.F189]+[.F192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12tmp1</text:p>
          </table:table-cell>
          <table:table-cell table:style-name="ce20" office:value-type="string">
            <text:p>elapsed</text:p>
          </table:table-cell>
          <table:table-cell table:style-name="ce22" table:formula="of:=SUM([.D187:.F187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88:.F188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89:.F189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12tmp2</text:p>
          </table:table-cell>
          <table:table-cell table:style-name="ce20" office:value-type="string">
            <text:p>elapsed</text:p>
          </table:table-cell>
          <table:table-cell table:style-name="ce22" table:formula="of:=SUM([.D190:.F190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91:.F191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92:.F192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12a</text:p>
          </table:table-cell>
          <table:table-cell office:value-type="string">
            <text:p>elapsed</text:p>
          </table:table-cell>
          <table:table-cell table:formula="of:=+[.C196]+[.C199]" office:value-type="time" office:time-value="PT00H00M00S">
            <text:p>00:00:00,000</text:p>
          </table:table-cell>
          <table:table-cell table:formula="of:=+[.D196]+[.D199]" office:value-type="time" office:time-value="PT00H00M00S">
            <text:p>00:00:00,000</text:p>
          </table:table-cell>
          <table:table-cell table:formula="of:=+[.E196]+[.E199]" office:value-type="time" office:time-value="PT00H00M00S">
            <text:p>00:00:00,000</text:p>
          </table:table-cell>
          <table:table-cell table:formula="of:=+[.F196]+[.F199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197]+[.C200]" office:value-type="time" office:time-value="PT00H00M00S">
            <text:p>00:00:00,000</text:p>
          </table:table-cell>
          <table:table-cell table:formula="of:=+[.D197]+[.D200]" office:value-type="time" office:time-value="PT00H00M00S">
            <text:p>00:00:00,000</text:p>
          </table:table-cell>
          <table:table-cell table:formula="of:=+[.E197]+[.E200]" office:value-type="time" office:time-value="PT00H00M00S">
            <text:p>00:00:00,000</text:p>
          </table:table-cell>
          <table:table-cell table:formula="of:=+[.F197]+[.F200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98]+[.C201]" office:value-type="time" office:time-value="PT00H00M00S">
            <text:p>00:00:00,000</text:p>
          </table:table-cell>
          <table:table-cell table:formula="of:=+[.D198]+[.D201]" office:value-type="time" office:time-value="PT00H00M00S">
            <text:p>00:00:00,000</text:p>
          </table:table-cell>
          <table:table-cell table:formula="of:=+[.E198]+[.E201]" office:value-type="time" office:time-value="PT00H00M00S">
            <text:p>00:00:00,000</text:p>
          </table:table-cell>
          <table:table-cell table:formula="of:=+[.F198]+[.F201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12atmp1</text:p>
          </table:table-cell>
          <table:table-cell table:style-name="ce20" office:value-type="string">
            <text:p>elapsed</text:p>
          </table:table-cell>
          <table:table-cell table:style-name="ce22" table:formula="of:=SUM([.D196:.F196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197:.F197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198:.F198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12ares</text:p>
          </table:table-cell>
          <table:table-cell table:style-name="ce20" office:value-type="string">
            <text:p>elapsed</text:p>
          </table:table-cell>
          <table:table-cell table:style-name="ce22" table:formula="of:=SUM([.D199:.F199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00:.F200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01:.F201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12b</text:p>
          </table:table-cell>
          <table:table-cell office:value-type="string">
            <text:p>elapsed</text:p>
          </table:table-cell>
          <table:table-cell table:formula="of:=+[.C205]+[.C208]" office:value-type="time" office:time-value="PT00H00M00S">
            <text:p>00:00:00,000</text:p>
          </table:table-cell>
          <table:table-cell table:formula="of:=+[.D205]+[.D208]" office:value-type="time" office:time-value="PT00H00M00S">
            <text:p>00:00:00,000</text:p>
          </table:table-cell>
          <table:table-cell table:formula="of:=+[.E205]+[.E208]" office:value-type="time" office:time-value="PT00H00M00S">
            <text:p>00:00:00,000</text:p>
          </table:table-cell>
          <table:table-cell table:formula="of:=+[.F205]+[.F208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206]+[.C209]" office:value-type="time" office:time-value="PT00H00M00S">
            <text:p>00:00:00,000</text:p>
          </table:table-cell>
          <table:table-cell table:formula="of:=+[.D206]+[.D209]" office:value-type="time" office:time-value="PT00H00M00S">
            <text:p>00:00:00,000</text:p>
          </table:table-cell>
          <table:table-cell table:formula="of:=+[.E206]+[.E209]" office:value-type="time" office:time-value="PT00H00M00S">
            <text:p>00:00:00,000</text:p>
          </table:table-cell>
          <table:table-cell table:formula="of:=+[.F206]+[.F209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207]+[.C210]" office:value-type="time" office:time-value="PT00H00M00S">
            <text:p>00:00:00,000</text:p>
          </table:table-cell>
          <table:table-cell table:formula="of:=+[.D207]+[.D210]" office:value-type="time" office:time-value="PT00H00M00S">
            <text:p>00:00:00,000</text:p>
          </table:table-cell>
          <table:table-cell table:formula="of:=+[.E207]+[.E210]" office:value-type="time" office:time-value="PT00H00M00S">
            <text:p>00:00:00,000</text:p>
          </table:table-cell>
          <table:table-cell table:formula="of:=+[.F207]+[.F210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2btmp1</text:p>
          </table:table-cell>
          <table:table-cell table:style-name="ce20" office:value-type="string">
            <text:p>elapsed</text:p>
          </table:table-cell>
          <table:table-cell table:style-name="ce22" table:formula="of:=SUM([.D205:.F205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06:.F206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07:.F207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12bres</text:p>
          </table:table-cell>
          <table:table-cell table:style-name="ce20" office:value-type="string">
            <text:p>elapsed</text:p>
          </table:table-cell>
          <table:table-cell table:style-name="ce22" table:formula="of:=SUM([.D208:.F208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09:.F209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10:.F210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211:.F211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12:.F212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3:.F213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3a</text:p>
          </table:table-cell>
          <table:table-cell office:value-type="string">
            <text:p>elapsed</text:p>
          </table:table-cell>
          <table:table-cell table:formula="of:=SUM([.D214:.F214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15:.F215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6:.F216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3b</text:p>
          </table:table-cell>
          <table:table-cell office:value-type="string">
            <text:p>elapsed</text:p>
          </table:table-cell>
          <table:table-cell table:formula="of:=SUM([.D217:.F217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18:.F218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9:.F219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3c</text:p>
          </table:table-cell>
          <table:table-cell office:value-type="string">
            <text:p>elapsed</text:p>
          </table:table-cell>
          <table:table-cell table:formula="of:=SUM([.D220:.F220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21:.F221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22:.F222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223:.F223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24:.F224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25:.F225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4a</text:p>
          </table:table-cell>
          <table:table-cell office:value-type="string">
            <text:p>elapsed</text:p>
          </table:table-cell>
          <table:table-cell table:formula="of:=SUM([.D226:.F226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27:.F227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28:.F228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229:.F229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30:.F230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31:.F231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5a</text:p>
          </table:table-cell>
          <table:table-cell office:value-type="string">
            <text:p>elapsed</text:p>
          </table:table-cell>
          <table:table-cell table:formula="of:=SUM([.D232:.F232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33:.F233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34:.F234])/[.$B$3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+[.C238]+[.C241]+[.C244]" office:value-type="time" office:time-value="PT00H00M00S">
            <text:p>00:00:00,000</text:p>
          </table:table-cell>
          <table:table-cell table:formula="of:=+[.D238]+[.D241]+[.D244]" office:value-type="time" office:time-value="PT00H00M00S">
            <text:p>00:00:00,000</text:p>
          </table:table-cell>
          <table:table-cell table:formula="of:=+[.E238]+[.E241]+[.E244]" office:value-type="time" office:time-value="PT00H00M00S">
            <text:p>00:00:00,000</text:p>
          </table:table-cell>
          <table:table-cell table:formula="of:=+[.F238]+[.F241]+[.F244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239]+[.C242]+[.C245]" office:value-type="time" office:time-value="PT00H00M00S">
            <text:p>00:00:00,000</text:p>
          </table:table-cell>
          <table:table-cell table:formula="of:=+[.D239]+[.D242]+[.D245]" office:value-type="time" office:time-value="PT00H00M00S">
            <text:p>00:00:00,000</text:p>
          </table:table-cell>
          <table:table-cell table:formula="of:=+[.E239]+[.E242]+[.E245]" office:value-type="time" office:time-value="PT00H00M00S">
            <text:p>00:00:00,000</text:p>
          </table:table-cell>
          <table:table-cell table:formula="of:=+[.F239]+[.F242]+[.F245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240]+[.C243]+[.C246]" office:value-type="time" office:time-value="PT00H00M00S">
            <text:p>00:00:00,000</text:p>
          </table:table-cell>
          <table:table-cell table:formula="of:=+[.D240]+[.D243]+[.D246]" office:value-type="time" office:time-value="PT00H00M00S">
            <text:p>00:00:00,000</text:p>
          </table:table-cell>
          <table:table-cell table:formula="of:=+[.E240]+[.E243]+[.E246]" office:value-type="time" office:time-value="PT00H00M00S">
            <text:p>00:00:00,000</text:p>
          </table:table-cell>
          <table:table-cell table:formula="of:=+[.F240]+[.F243]+[.F246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16tmp1</text:p>
          </table:table-cell>
          <table:table-cell table:style-name="ce20" office:value-type="string">
            <text:p>elapsed</text:p>
          </table:table-cell>
          <table:table-cell table:style-name="ce22" table:formula="of:=SUM([.D238:.F238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39:.F239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40:.F240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16tmp2</text:p>
          </table:table-cell>
          <table:table-cell table:style-name="ce20" office:value-type="string">
            <text:p>elapsed</text:p>
          </table:table-cell>
          <table:table-cell table:style-name="ce22" table:formula="of:=SUM([.D241:.F241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42:.F242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43:.F243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16res</text:p>
          </table:table-cell>
          <table:table-cell table:style-name="ce20" office:value-type="string">
            <text:p>elapsed</text:p>
          </table:table-cell>
          <table:table-cell table:style-name="ce22" table:formula="of:=SUM([.D244:.F244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45:.F245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46:.F246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16a</text:p>
          </table:table-cell>
          <table:table-cell office:value-type="string">
            <text:p>elapsed</text:p>
          </table:table-cell>
          <table:table-cell table:formula="of:=+[.C250]+[.C253]+[.C256]" office:value-type="time" office:time-value="PT00H00M00S">
            <text:p>00:00:00,000</text:p>
          </table:table-cell>
          <table:table-cell table:formula="of:=+[.D250]+[.D253]+[.D256]" office:value-type="time" office:time-value="PT00H00M00S">
            <text:p>00:00:00,000</text:p>
          </table:table-cell>
          <table:table-cell table:formula="of:=+[.E250]+[.E253]+[.E256]" office:value-type="time" office:time-value="PT00H00M00S">
            <text:p>00:00:00,000</text:p>
          </table:table-cell>
          <table:table-cell table:formula="of:=+[.F250]+[.F253]+[.F256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251]+[.C254]+[.C257]" office:value-type="time" office:time-value="PT00H00M00S">
            <text:p>00:00:00,000</text:p>
          </table:table-cell>
          <table:table-cell table:formula="of:=+[.D251]+[.D254]+[.D257]" office:value-type="time" office:time-value="PT00H00M00S">
            <text:p>00:00:00,000</text:p>
          </table:table-cell>
          <table:table-cell table:formula="of:=+[.E251]+[.E254]+[.E257]" office:value-type="time" office:time-value="PT00H00M00S">
            <text:p>00:00:00,000</text:p>
          </table:table-cell>
          <table:table-cell table:formula="of:=+[.F251]+[.F254]+[.F257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252]+[.C255]+[.C258]" office:value-type="time" office:time-value="PT00H00M00S">
            <text:p>00:00:00,000</text:p>
          </table:table-cell>
          <table:table-cell table:formula="of:=+[.D252]+[.D255]+[.D258]" office:value-type="time" office:time-value="PT00H00M00S">
            <text:p>00:00:00,000</text:p>
          </table:table-cell>
          <table:table-cell table:formula="of:=+[.E252]+[.E255]+[.E258]" office:value-type="time" office:time-value="PT00H00M00S">
            <text:p>00:00:00,000</text:p>
          </table:table-cell>
          <table:table-cell table:formula="of:=+[.F252]+[.F255]+[.F258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tmp1</text:p>
          </table:table-cell>
          <table:table-cell table:style-name="ce20" office:value-type="string">
            <text:p>elapsed</text:p>
          </table:table-cell>
          <table:table-cell table:style-name="ce22" table:formula="of:=SUM([.D250:.F250])/[.$B$3]" office:value-type="time" office:time-value="PT00H00M00S">
            <text:p>00:00:00,000</text:p>
          </table:table-cell>
          <table:table-cell table:style-name="ce22" table:formula="of:=[.D238]" office:value-type="time" office:time-value="PT00H00M00S">
            <text:p>00:00:00,000</text:p>
          </table:table-cell>
          <table:table-cell table:style-name="ce22" table:formula="of:=[.E238]" office:value-type="time" office:time-value="PT00H00M00S">
            <text:p>00:00:00,000</text:p>
          </table:table-cell>
          <table:table-cell table:style-name="ce22" table:formula="of:=[.F238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51:.F251])/[.$B$3]" office:value-type="time" office:time-value="PT00H00M00S">
            <text:p>00:00:00,000</text:p>
          </table:table-cell>
          <table:table-cell table:style-name="ce22" table:formula="of:=[.D239]" office:value-type="time" office:time-value="PT00H00M00S">
            <text:p>00:00:00,000</text:p>
          </table:table-cell>
          <table:table-cell table:style-name="ce22" table:formula="of:=[.E239]" office:value-type="time" office:time-value="PT00H00M00S">
            <text:p>00:00:00,000</text:p>
          </table:table-cell>
          <table:table-cell table:style-name="ce22" table:formula="of:=[.F239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52:.F252])/[.$B$3]" office:value-type="time" office:time-value="PT00H00M00S">
            <text:p>00:00:00,000</text:p>
          </table:table-cell>
          <table:table-cell table:style-name="ce22" table:formula="of:=[.D240]" office:value-type="time" office:time-value="PT00H00M00S">
            <text:p>00:00:00,000</text:p>
          </table:table-cell>
          <table:table-cell table:style-name="ce22" table:formula="of:=[.E240]" office:value-type="time" office:time-value="PT00H00M00S">
            <text:p>00:00:00,000</text:p>
          </table:table-cell>
          <table:table-cell table:style-name="ce22" table:formula="of:=[.F240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tmp2</text:p>
          </table:table-cell>
          <table:table-cell table:style-name="ce20" office:value-type="string">
            <text:p>elapsed</text:p>
          </table:table-cell>
          <table:table-cell table:style-name="ce22" table:formula="of:=SUM([.D253:.F253])/[.$B$3]" office:value-type="time" office:time-value="PT00H00M00S">
            <text:p>00:00:00,000</text:p>
          </table:table-cell>
          <table:table-cell table:style-name="ce22" table:formula="of:=[.D241]" office:value-type="time" office:time-value="PT00H00M00S">
            <text:p>00:00:00,000</text:p>
          </table:table-cell>
          <table:table-cell table:style-name="ce22" table:formula="of:=[.E241]" office:value-type="time" office:time-value="PT00H00M00S">
            <text:p>00:00:00,000</text:p>
          </table:table-cell>
          <table:table-cell table:style-name="ce22" table:formula="of:=[.F241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54:.F254])/[.$B$3]" office:value-type="time" office:time-value="PT00H00M00S">
            <text:p>00:00:00,000</text:p>
          </table:table-cell>
          <table:table-cell table:style-name="ce22" table:formula="of:=[.D242]" office:value-type="time" office:time-value="PT00H00M00S">
            <text:p>00:00:00,000</text:p>
          </table:table-cell>
          <table:table-cell table:style-name="ce22" table:formula="of:=[.E242]" office:value-type="time" office:time-value="PT00H00M00S">
            <text:p>00:00:00,000</text:p>
          </table:table-cell>
          <table:table-cell table:style-name="ce22" table:formula="of:=[.F242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55:.F255])/[.$B$3]" office:value-type="time" office:time-value="PT00H00M00S">
            <text:p>00:00:00,000</text:p>
          </table:table-cell>
          <table:table-cell table:style-name="ce22" table:formula="of:=[.D243]" office:value-type="time" office:time-value="PT00H00M00S">
            <text:p>00:00:00,000</text:p>
          </table:table-cell>
          <table:table-cell table:style-name="ce22" table:formula="of:=[.E243]" office:value-type="time" office:time-value="PT00H00M00S">
            <text:p>00:00:00,000</text:p>
          </table:table-cell>
          <table:table-cell table:style-name="ce22" table:formula="of:=[.F243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ares</text:p>
          </table:table-cell>
          <table:table-cell table:style-name="ce20" office:value-type="string">
            <text:p>elapsed</text:p>
          </table:table-cell>
          <table:table-cell table:style-name="ce22" table:formula="of:=SUM([.D256:.F256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57:.F257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58:.F258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259:.F259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60:.F260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61:.F261])/[.$B$3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+[.C265]+[.C268]" office:value-type="time" office:time-value="PT00H00M00S">
            <text:p>00:00:00,000</text:p>
          </table:table-cell>
          <table:table-cell table:formula="of:=+[.D265]+[.D268]" office:value-type="time" office:time-value="PT00H00M00S">
            <text:p>00:00:00,000</text:p>
          </table:table-cell>
          <table:table-cell table:formula="of:=+[.E265]+[.E274]" office:value-type="time" office:time-value="PT00H00M00S">
            <text:p>00:00:00,000</text:p>
          </table:table-cell>
          <table:table-cell table:formula="of:=+[.F265]+[.F274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266]+[.C269]" office:value-type="time" office:time-value="PT00H00M00S">
            <text:p>00:00:00,000</text:p>
          </table:table-cell>
          <table:table-cell table:formula="of:=+[.D266]+[.D269]" office:value-type="time" office:time-value="PT00H00M00S">
            <text:p>00:00:00,000</text:p>
          </table:table-cell>
          <table:table-cell table:formula="of:=+[.E266]+[.E275]" office:value-type="time" office:time-value="PT00H00M00S">
            <text:p>00:00:00,000</text:p>
          </table:table-cell>
          <table:table-cell table:formula="of:=+[.F266]+[.F275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267]+[.C270]" office:value-type="time" office:time-value="PT00H00M00S">
            <text:p>00:00:00,000</text:p>
          </table:table-cell>
          <table:table-cell table:formula="of:=+[.D267]+[.D270]" office:value-type="time" office:time-value="PT00H00M00S">
            <text:p>00:00:00,000</text:p>
          </table:table-cell>
          <table:table-cell table:formula="of:=+[.E267]+[.E276]" office:value-type="time" office:time-value="PT00H00M00S">
            <text:p>00:00:00,000</text:p>
          </table:table-cell>
          <table:table-cell table:formula="of:=+[.F267]+[.F276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17tmp1</text:p>
          </table:table-cell>
          <table:table-cell table:style-name="ce20" office:value-type="string">
            <text:p>elapsed</text:p>
          </table:table-cell>
          <table:table-cell table:style-name="ce22" table:formula="of:=SUM([.D265:.F265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66:.F266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67:.F267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17res</text:p>
          </table:table-cell>
          <table:table-cell table:style-name="ce20" office:value-type="string">
            <text:p>elapsed</text:p>
          </table:table-cell>
          <table:table-cell table:style-name="ce22" table:formula="of:=SUM([.D268:.F268])/[.$B$3]" office:value-type="time" office:time-value="PT00H00M00S">
            <text:p>00:00:00,000</text:p>
          </table:table-cell>
          <table:table-cell table:style-name="ce22"/>
          <table:table-cell table:style-name="ce22" table:number-columns-repeated="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69:.F269])/[.$B$3]" office:value-type="time" office:time-value="PT00H00M00S">
            <text:p>00:00:00,000</text:p>
          </table:table-cell>
          <table:table-cell table:style-name="ce22"/>
          <table:table-cell table:style-name="ce22" table:number-columns-repeated="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70:.F270])/[.$B$3]" office:value-type="time" office:time-value="PT00H00M00S">
            <text:p>00:00:00,000</text:p>
          </table:table-cell>
          <table:table-cell table:style-name="ce22"/>
          <table:table-cell table:style-name="ce22" table:number-columns-repeated="2"/>
          <table:table-cell table:number-columns-repeated="10"/>
        </table:table-row>
        <table:table-row table:style-name="ro1">
          <table:table-cell office:value-type="string">
            <text:p>Q17a</text:p>
          </table:table-cell>
          <table:table-cell office:value-type="string">
            <text:p>elapsed</text:p>
          </table:table-cell>
          <table:table-cell table:formula="of:=+[.C274]+[.C277]" office:value-type="time" office:time-value="PT00H00M00S">
            <text:p>00:00:00,000</text:p>
          </table:table-cell>
          <table:table-cell table:formula="of:=+[.D274]+[.D277]" office:value-type="time" office:time-value="PT00H00M00S">
            <text:p>00:00:00,000</text:p>
          </table:table-cell>
          <table:table-cell table:formula="of:=+[.E274]+[.E277]" office:value-type="time" office:time-value="PT00H00M00S">
            <text:p>00:00:00,000</text:p>
          </table:table-cell>
          <table:table-cell table:formula="of:=+[.F274]+[.F277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275]+[.C278]" office:value-type="time" office:time-value="PT00H00M00S">
            <text:p>00:00:00,000</text:p>
          </table:table-cell>
          <table:table-cell table:formula="of:=+[.D275]+[.D278]" office:value-type="time" office:time-value="PT00H00M00S">
            <text:p>00:00:00,000</text:p>
          </table:table-cell>
          <table:table-cell table:formula="of:=+[.E275]+[.E278]" office:value-type="time" office:time-value="PT00H00M00S">
            <text:p>00:00:00,000</text:p>
          </table:table-cell>
          <table:table-cell table:formula="of:=+[.F275]+[.F278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276]+[.C279]" office:value-type="time" office:time-value="PT00H00M00S">
            <text:p>00:00:00,000</text:p>
          </table:table-cell>
          <table:table-cell table:formula="of:=+[.D276]+[.D279]" office:value-type="time" office:time-value="PT00H00M00S">
            <text:p>00:00:00,000</text:p>
          </table:table-cell>
          <table:table-cell table:formula="of:=+[.E276]+[.E279]" office:value-type="time" office:time-value="PT00H00M00S">
            <text:p>00:00:00,000</text:p>
          </table:table-cell>
          <table:table-cell table:formula="of:=+[.F276]+[.F279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17atmp1</text:p>
          </table:table-cell>
          <table:table-cell table:style-name="ce20" office:value-type="string">
            <text:p>elapsed</text:p>
          </table:table-cell>
          <table:table-cell table:style-name="ce22" table:formula="of:=SUM([.D274:.F274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75:.F275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76:.F276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17ares</text:p>
          </table:table-cell>
          <table:table-cell table:style-name="ce20" office:value-type="string">
            <text:p>elapsed</text:p>
          </table:table-cell>
          <table:table-cell table:style-name="ce22" table:formula="of:=SUM([.D277:.F277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278:.F278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279:.F279])/[.$B$3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 table:number-rows-repeated="4">
          <table:table-cell table:number-columns-repeated="6"/>
          <table:table-cell table:style-name="ce21"/>
          <table:table-cell table:number-columns-repeated="9"/>
        </table:table-row>
        <table:table-row table:style-name="ro1">
          <table:table-cell office:value-type="string">
            <text:p>TBA</text:p>
          </table:table-cell>
          <table:table-cell table:number-columns-repeated="5"/>
          <table:table-cell table:style-name="ce21"/>
          <table:table-cell table:number-columns-repeated="9"/>
        </table:table-row>
        <table:table-row table:style-name="ro1">
          <table:table-cell office:value-type="string">
            <text:p>Anz. Läufe</text:p>
          </table:table-cell>
          <table:table-cell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table:style-name="ce21"/>
          <table:table-cell table:number-columns-repeated="9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286:.F286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87:.F287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88:.F288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289:.F289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0:.F290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91:.F291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292:.F292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3:.F293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94:.F294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3a</text:p>
          </table:table-cell>
          <table:table-cell office:value-type="string">
            <text:p>elapsed</text:p>
          </table:table-cell>
          <table:table-cell table:formula="of:=SUM([.D295:.F295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6:.F296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97:.F297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298:.F298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9:.F299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0:.F300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+[.C304]+[.C307]+[.C310]" office:value-type="time" office:time-value="PT00H00M00S">
            <text:p>00:00:00,000</text:p>
          </table:table-cell>
          <table:table-cell table:formula="of:=+[.D304]+[.D307]+[.D310]" office:value-type="time" office:time-value="PT00H00M00S">
            <text:p>00:00:00,000</text:p>
          </table:table-cell>
          <table:table-cell table:formula="of:=+[.E304]+[.E307]+[.E310]" office:value-type="time" office:time-value="PT00H00M00S">
            <text:p>00:00:00,000</text:p>
          </table:table-cell>
          <table:table-cell table:formula="of:=+[.F304]+[.F307]+[.F310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305]+[.C308]+[.C311]" office:value-type="time" office:time-value="PT00H00M00S">
            <text:p>00:00:00,000</text:p>
          </table:table-cell>
          <table:table-cell table:formula="of:=+[.D305]+[.D308]+[.D311]" office:value-type="time" office:time-value="PT00H00M00S">
            <text:p>00:00:00,000</text:p>
          </table:table-cell>
          <table:table-cell table:formula="of:=+[.E305]+[.E308]+[.E311]" office:value-type="time" office:time-value="PT00H00M00S">
            <text:p>00:00:00,000</text:p>
          </table:table-cell>
          <table:table-cell table:formula="of:=+[.F305]+[.F308]+[.F311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306]+[.C309]+[.C312]" office:value-type="time" office:time-value="PT00H00M00S">
            <text:p>00:00:00,000</text:p>
          </table:table-cell>
          <table:table-cell table:formula="of:=+[.D306]+[.D309]+[.D312]" office:value-type="time" office:time-value="PT00H00M00S">
            <text:p>00:00:00,000</text:p>
          </table:table-cell>
          <table:table-cell table:formula="of:=+[.E306]+[.E309]+[.E312]" office:value-type="time" office:time-value="PT00H00M00S">
            <text:p>00:00:00,000</text:p>
          </table:table-cell>
          <table:table-cell table:formula="of:=+[.F306]+[.F309]+[.F312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5tmp1</text:p>
          </table:table-cell>
          <table:table-cell table:style-name="ce20" office:value-type="string">
            <text:p>elapsed</text:p>
          </table:table-cell>
          <table:table-cell table:style-name="ce22" table:formula="of:=SUM([.D304:.F304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05:.F305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06:.F306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5tmp2</text:p>
          </table:table-cell>
          <table:table-cell table:style-name="ce20" office:value-type="string">
            <text:p>elapsed</text:p>
          </table:table-cell>
          <table:table-cell table:style-name="ce22" table:formula="of:=SUM([.D307:.F307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08:.F308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09:.F309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5res</text:p>
          </table:table-cell>
          <table:table-cell table:style-name="ce20" office:value-type="string">
            <text:p>elapsed</text:p>
          </table:table-cell>
          <table:table-cell table:style-name="ce22" table:formula="of:=SUM([.D310:.F310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11:.F311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12:.F312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5a</text:p>
          </table:table-cell>
          <table:table-cell office:value-type="string">
            <text:p>elapsed</text:p>
          </table:table-cell>
          <table:table-cell table:formula="of:=SUM([.D313:.F313])/[.$B$285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14:.F314])/[.$B$285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15:.F315])/[.$B$285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+[.C319]+[.C322]" office:value-type="time" office:time-value="PT00H00M00S">
            <text:p>00:00:00,000</text:p>
          </table:table-cell>
          <table:table-cell table:formula="of:=+[.D319]+[.D322]" office:value-type="time" office:time-value="PT00H00M00S">
            <text:p>00:00:00,000</text:p>
          </table:table-cell>
          <table:table-cell table:formula="of:=+[.E319]+[.E322]" office:value-type="time" office:time-value="PT00H00M00S">
            <text:p>00:00:00,000</text:p>
          </table:table-cell>
          <table:table-cell table:formula="of:=+[.F319]+[.F322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320]+[.C323]" office:value-type="time" office:time-value="PT00H00M00S">
            <text:p>00:00:00,000</text:p>
          </table:table-cell>
          <table:table-cell table:formula="of:=+[.D320]+[.D323]" office:value-type="time" office:time-value="PT00H00M00S">
            <text:p>00:00:00,000</text:p>
          </table:table-cell>
          <table:table-cell table:formula="of:=+[.E320]+[.E323]" office:value-type="time" office:time-value="PT00H00M00S">
            <text:p>00:00:00,000</text:p>
          </table:table-cell>
          <table:table-cell table:formula="of:=+[.F320]+[.F323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321]+[.C324]" office:value-type="time" office:time-value="PT00H00M00S">
            <text:p>00:00:00,000</text:p>
          </table:table-cell>
          <table:table-cell table:formula="of:=+[.D321]+[.D324]" office:value-type="time" office:time-value="PT00H00M00S">
            <text:p>00:00:00,000</text:p>
          </table:table-cell>
          <table:table-cell table:formula="of:=+[.E321]+[.E324]" office:value-type="time" office:time-value="PT00H00M00S">
            <text:p>00:00:00,000</text:p>
          </table:table-cell>
          <table:table-cell table:formula="of:=+[.F321]+[.F324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6tmp1</text:p>
          </table:table-cell>
          <table:table-cell table:style-name="ce20" office:value-type="string">
            <text:p>elapsed</text:p>
          </table:table-cell>
          <table:table-cell table:style-name="ce22" table:formula="of:=SUM([.D319:.F319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20:.F320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21:.F321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6res</text:p>
          </table:table-cell>
          <table:table-cell table:style-name="ce20" office:value-type="string">
            <text:p>elapsed</text:p>
          </table:table-cell>
          <table:table-cell table:style-name="ce22" table:formula="of:=SUM([.D322:.F322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23:.F323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24:.F324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6a</text:p>
          </table:table-cell>
          <table:table-cell office:value-type="string">
            <text:p>elapsed</text:p>
          </table:table-cell>
          <table:table-cell table:formula="of:=+[.C328]+[.C331]" office:value-type="time" office:time-value="PT00H00M00S">
            <text:p>00:00:00,000</text:p>
          </table:table-cell>
          <table:table-cell table:formula="of:=+[.D328]+[.D331]" office:value-type="time" office:time-value="PT00H00M00S">
            <text:p>00:00:00,000</text:p>
          </table:table-cell>
          <table:table-cell table:formula="of:=+[.E328]+[.E331]" office:value-type="time" office:time-value="PT00H00M00S">
            <text:p>00:00:00,000</text:p>
          </table:table-cell>
          <table:table-cell table:formula="of:=+[.F328]+[.F331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329]+[.C332]" office:value-type="time" office:time-value="PT00H00M00S">
            <text:p>00:00:00,000</text:p>
          </table:table-cell>
          <table:table-cell table:formula="of:=+[.D329]+[.D332]" office:value-type="time" office:time-value="PT00H00M00S">
            <text:p>00:00:00,000</text:p>
          </table:table-cell>
          <table:table-cell table:formula="of:=+[.E329]+[.E332]" office:value-type="time" office:time-value="PT00H00M00S">
            <text:p>00:00:00,000</text:p>
          </table:table-cell>
          <table:table-cell table:formula="of:=+[.F329]+[.F332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330]+[.C333]" office:value-type="time" office:time-value="PT00H00M00S">
            <text:p>00:00:00,000</text:p>
          </table:table-cell>
          <table:table-cell table:formula="of:=+[.D330]+[.D333]" office:value-type="time" office:time-value="PT00H00M00S">
            <text:p>00:00:00,000</text:p>
          </table:table-cell>
          <table:table-cell table:formula="of:=+[.E330]+[.E333]" office:value-type="time" office:time-value="PT00H00M00S">
            <text:p>00:00:00,000</text:p>
          </table:table-cell>
          <table:table-cell table:formula="of:=+[.F330]+[.F333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tmp1</text:p>
          </table:table-cell>
          <table:table-cell table:style-name="ce20" office:value-type="string">
            <text:p>elapsed</text:p>
          </table:table-cell>
          <table:table-cell table:style-name="ce22" table:formula="of:=SUM([.D328:.F328])/[.$B$285]" office:value-type="time" office:time-value="PT00H00M00S">
            <text:p>00:00:00,000</text:p>
          </table:table-cell>
          <table:table-cell table:style-name="ce22" table:formula="of:=[.D319]" office:value-type="time" office:time-value="PT00H00M00S">
            <text:p>00:00:00,000</text:p>
          </table:table-cell>
          <table:table-cell table:style-name="ce22" table:formula="of:=[.E319]" office:value-type="time" office:time-value="PT00H00M00S">
            <text:p>00:00:00,000</text:p>
          </table:table-cell>
          <table:table-cell table:style-name="ce22" table:formula="of:=[.F319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29:.F329])/[.$B$285]" office:value-type="time" office:time-value="PT00H00M00S">
            <text:p>00:00:00,000</text:p>
          </table:table-cell>
          <table:table-cell table:style-name="ce22" table:formula="of:=[.D320]" office:value-type="time" office:time-value="PT00H00M00S">
            <text:p>00:00:00,000</text:p>
          </table:table-cell>
          <table:table-cell table:style-name="ce22" table:formula="of:=[.E320]" office:value-type="time" office:time-value="PT00H00M00S">
            <text:p>00:00:00,000</text:p>
          </table:table-cell>
          <table:table-cell table:style-name="ce22" table:formula="of:=[.F320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30:.F330])/[.$B$285]" office:value-type="time" office:time-value="PT00H00M00S">
            <text:p>00:00:00,000</text:p>
          </table:table-cell>
          <table:table-cell table:style-name="ce22" table:formula="of:=[.D321]" office:value-type="time" office:time-value="PT00H00M00S">
            <text:p>00:00:00,000</text:p>
          </table:table-cell>
          <table:table-cell table:style-name="ce22" table:formula="of:=[.E321]" office:value-type="time" office:time-value="PT00H00M00S">
            <text:p>00:00:00,000</text:p>
          </table:table-cell>
          <table:table-cell table:style-name="ce22" table:formula="of:=[.F321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ares</text:p>
          </table:table-cell>
          <table:table-cell table:style-name="ce20" office:value-type="string">
            <text:p>elapsed</text:p>
          </table:table-cell>
          <table:table-cell table:style-name="ce22" table:formula="of:=SUM([.D331:.F331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32:.F332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33:.F333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6b</text:p>
          </table:table-cell>
          <table:table-cell office:value-type="string">
            <text:p>elapsed</text:p>
          </table:table-cell>
          <table:table-cell table:formula="of:=+[.C337]+[.C340]" office:value-type="time" office:time-value="PT00H00M00S">
            <text:p>00:00:00,000</text:p>
          </table:table-cell>
          <table:table-cell table:formula="of:=+[.D337]+[.D340]" office:value-type="time" office:time-value="PT00H00M00S">
            <text:p>00:00:00,000</text:p>
          </table:table-cell>
          <table:table-cell table:formula="of:=+[.E337]+[.E340]" office:value-type="time" office:time-value="PT00H00M00S">
            <text:p>00:00:00,000</text:p>
          </table:table-cell>
          <table:table-cell table:formula="of:=+[.F337]+[.F340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338]+[.C341]" office:value-type="time" office:time-value="PT00H00M00S">
            <text:p>00:00:00,000</text:p>
          </table:table-cell>
          <table:table-cell table:formula="of:=+[.D338]+[.D341]" office:value-type="time" office:time-value="PT00H00M00S">
            <text:p>00:00:00,000</text:p>
          </table:table-cell>
          <table:table-cell table:formula="of:=+[.E338]+[.E341]" office:value-type="time" office:time-value="PT00H00M00S">
            <text:p>00:00:00,000</text:p>
          </table:table-cell>
          <table:table-cell table:formula="of:=+[.F338]+[.F341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339]+[.C342]" office:value-type="time" office:time-value="PT00H00M00S">
            <text:p>00:00:00,000</text:p>
          </table:table-cell>
          <table:table-cell table:formula="of:=+[.D339]+[.D342]" office:value-type="time" office:time-value="PT00H00M00S">
            <text:p>00:00:00,000</text:p>
          </table:table-cell>
          <table:table-cell table:formula="of:=+[.E339]+[.E342]" office:value-type="time" office:time-value="PT00H00M00S">
            <text:p>00:00:00,000</text:p>
          </table:table-cell>
          <table:table-cell table:formula="of:=+[.F339]+[.F342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6btmp1</text:p>
          </table:table-cell>
          <table:table-cell table:style-name="ce20" office:value-type="string">
            <text:p>elapsed</text:p>
          </table:table-cell>
          <table:table-cell table:style-name="ce22" table:formula="of:=SUM([.D337:.F337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38:.F338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39:.F339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6bres</text:p>
          </table:table-cell>
          <table:table-cell table:style-name="ce20" office:value-type="string">
            <text:p>elapsed</text:p>
          </table:table-cell>
          <table:table-cell table:style-name="ce22" table:formula="of:=SUM([.D340:.F340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41:.F341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42:.F342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6c</text:p>
          </table:table-cell>
          <table:table-cell office:value-type="string">
            <text:p>elapsed</text:p>
          </table:table-cell>
          <table:table-cell table:formula="of:=+[.C346]+[.C349]" office:value-type="time" office:time-value="PT00H00M00S">
            <text:p>00:00:00,000</text:p>
          </table:table-cell>
          <table:table-cell table:formula="of:=+[.D346]+[.D349]" office:value-type="time" office:time-value="PT00H00M00S">
            <text:p>00:00:00,000</text:p>
          </table:table-cell>
          <table:table-cell table:formula="of:=+[.E346]+[.E349]" office:value-type="time" office:time-value="PT00H00M00S">
            <text:p>00:00:00,000</text:p>
          </table:table-cell>
          <table:table-cell table:formula="of:=+[.F346]+[.F349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347]+[.C350]" office:value-type="time" office:time-value="PT00H00M00S">
            <text:p>00:00:00,000</text:p>
          </table:table-cell>
          <table:table-cell table:formula="of:=+[.D347]+[.D350]" office:value-type="time" office:time-value="PT00H00M00S">
            <text:p>00:00:00,000</text:p>
          </table:table-cell>
          <table:table-cell table:formula="of:=+[.E347]+[.E350]" office:value-type="time" office:time-value="PT00H00M00S">
            <text:p>00:00:00,000</text:p>
          </table:table-cell>
          <table:table-cell table:formula="of:=+[.F347]+[.F350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348]+[.C351]" office:value-type="time" office:time-value="PT00H00M00S">
            <text:p>00:00:00,000</text:p>
          </table:table-cell>
          <table:table-cell table:formula="of:=+[.D348]+[.D351]" office:value-type="time" office:time-value="PT00H00M00S">
            <text:p>00:00:00,000</text:p>
          </table:table-cell>
          <table:table-cell table:formula="of:=+[.E348]+[.E351]" office:value-type="time" office:time-value="PT00H00M00S">
            <text:p>00:00:00,000</text:p>
          </table:table-cell>
          <table:table-cell table:formula="of:=+[.F348]+[.F351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ctmp1</text:p>
          </table:table-cell>
          <table:table-cell table:style-name="ce20" office:value-type="string">
            <text:p>elapsed</text:p>
          </table:table-cell>
          <table:table-cell table:style-name="ce22" table:formula="of:=SUM([.D346:.F346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47:.F347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48:.F348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6cres</text:p>
          </table:table-cell>
          <table:table-cell table:style-name="ce20" office:value-type="string">
            <text:p>elapsed</text:p>
          </table:table-cell>
          <table:table-cell table:style-name="ce22" table:formula="of:=SUM([.D349:.F349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50:.F350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51:.F351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6d</text:p>
          </table:table-cell>
          <table:table-cell office:value-type="string">
            <text:p>elapsed</text:p>
          </table:table-cell>
          <table:table-cell table:formula="of:=+[.C355]+[.C358]" office:value-type="time" office:time-value="PT00H00M00S">
            <text:p>00:00:00,000</text:p>
          </table:table-cell>
          <table:table-cell table:formula="of:=+[.D355]+[.D358]" office:value-type="time" office:time-value="PT00H00M00S">
            <text:p>00:00:00,000</text:p>
          </table:table-cell>
          <table:table-cell table:formula="of:=+[.E355]+[.E358]" office:value-type="time" office:time-value="PT00H00M00S">
            <text:p>00:00:00,000</text:p>
          </table:table-cell>
          <table:table-cell table:formula="of:=+[.F355]+[.F358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356]+[.C359]" office:value-type="time" office:time-value="PT00H00M00S">
            <text:p>00:00:00,000</text:p>
          </table:table-cell>
          <table:table-cell table:formula="of:=+[.D356]+[.D359]" office:value-type="time" office:time-value="PT00H00M00S">
            <text:p>00:00:00,000</text:p>
          </table:table-cell>
          <table:table-cell table:formula="of:=+[.E356]+[.E359]" office:value-type="time" office:time-value="PT00H00M00S">
            <text:p>00:00:00,000</text:p>
          </table:table-cell>
          <table:table-cell table:formula="of:=+[.F356]+[.F359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357]+[.C360]" office:value-type="time" office:time-value="PT00H00M00S">
            <text:p>00:00:00,000</text:p>
          </table:table-cell>
          <table:table-cell table:formula="of:=+[.D357]+[.D360]" office:value-type="time" office:time-value="PT00H00M00S">
            <text:p>00:00:00,000</text:p>
          </table:table-cell>
          <table:table-cell table:formula="of:=+[.E357]+[.E360]" office:value-type="time" office:time-value="PT00H00M00S">
            <text:p>00:00:00,000</text:p>
          </table:table-cell>
          <table:table-cell table:formula="of:=+[.F357]+[.F360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ctmp1</text:p>
          </table:table-cell>
          <table:table-cell table:style-name="ce20" office:value-type="string">
            <text:p>elapsed</text:p>
          </table:table-cell>
          <table:table-cell table:style-name="ce22" table:formula="of:=SUM([.D355:.F355])/[.$B$285]" office:value-type="time" office:time-value="PT00H00M00S">
            <text:p>00:00:00,000</text:p>
          </table:table-cell>
          <table:table-cell table:style-name="ce22" table:formula="of:=[.D346]" office:value-type="time" office:time-value="PT00H00M00S">
            <text:p>00:00:00,000</text:p>
          </table:table-cell>
          <table:table-cell table:style-name="ce22" table:formula="of:=[.E346]" office:value-type="time" office:time-value="PT00H00M00S">
            <text:p>00:00:00,000</text:p>
          </table:table-cell>
          <table:table-cell table:style-name="ce22" table:formula="of:=[.F346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56:.F356])/[.$B$285]" office:value-type="time" office:time-value="PT00H00M00S">
            <text:p>00:00:00,000</text:p>
          </table:table-cell>
          <table:table-cell table:style-name="ce22" table:formula="of:=[.D347]" office:value-type="time" office:time-value="PT00H00M00S">
            <text:p>00:00:00,000</text:p>
          </table:table-cell>
          <table:table-cell table:style-name="ce22" table:formula="of:=[.E347]" office:value-type="time" office:time-value="PT00H00M00S">
            <text:p>00:00:00,000</text:p>
          </table:table-cell>
          <table:table-cell table:style-name="ce22" table:formula="of:=[.F347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57:.F357])/[.$B$285]" office:value-type="time" office:time-value="PT00H00M00S">
            <text:p>00:00:00,000</text:p>
          </table:table-cell>
          <table:table-cell table:style-name="ce22" table:formula="of:=[.D348]" office:value-type="time" office:time-value="PT00H00M00S">
            <text:p>00:00:00,000</text:p>
          </table:table-cell>
          <table:table-cell table:style-name="ce22" table:formula="of:=[.E348]" office:value-type="time" office:time-value="PT00H00M00S">
            <text:p>00:00:00,000</text:p>
          </table:table-cell>
          <table:table-cell table:style-name="ce22" table:formula="of:=[.F348]" office:value-type="time" office:time-value="PT00H00M00S">
            <text:p>00:00:00,000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dres</text:p>
          </table:table-cell>
          <table:table-cell table:style-name="ce20" office:value-type="string">
            <text:p>elapsed</text:p>
          </table:table-cell>
          <table:table-cell table:style-name="ce22" table:formula="of:=SUM([.D358:.F358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59:.F359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60:.F360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+[.C364]+[.C367]" office:value-type="time" office:time-value="PT00H00M00S">
            <text:p>00:00:00,000</text:p>
          </table:table-cell>
          <table:table-cell table:formula="of:=+[.D364]+[.D367]" office:value-type="time" office:time-value="PT00H00M00S">
            <text:p>00:00:00,000</text:p>
          </table:table-cell>
          <table:table-cell table:formula="of:=+[.E364]+[.E367]" office:value-type="time" office:time-value="PT00H00M00S">
            <text:p>00:00:00,000</text:p>
          </table:table-cell>
          <table:table-cell table:formula="of:=+[.F364]+[.F367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365]+[.C368]" office:value-type="time" office:time-value="PT00H00M00S">
            <text:p>00:00:00,000</text:p>
          </table:table-cell>
          <table:table-cell table:formula="of:=+[.D365]+[.D368]" office:value-type="time" office:time-value="PT00H00M00S">
            <text:p>00:00:00,000</text:p>
          </table:table-cell>
          <table:table-cell table:formula="of:=+[.E365]+[.E368]" office:value-type="time" office:time-value="PT00H00M00S">
            <text:p>00:00:00,000</text:p>
          </table:table-cell>
          <table:table-cell table:formula="of:=+[.F365]+[.F368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366]+[.C369]" office:value-type="time" office:time-value="PT00H00M00S">
            <text:p>00:00:00,000</text:p>
          </table:table-cell>
          <table:table-cell table:formula="of:=+[.D366]+[.D369]" office:value-type="time" office:time-value="PT00H00M00S">
            <text:p>00:00:00,000</text:p>
          </table:table-cell>
          <table:table-cell table:formula="of:=+[.E366]+[.E369]" office:value-type="time" office:time-value="PT00H00M00S">
            <text:p>00:00:00,000</text:p>
          </table:table-cell>
          <table:table-cell table:formula="of:=+[.F366]+[.F369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7tmp1</text:p>
          </table:table-cell>
          <table:table-cell table:style-name="ce20" office:value-type="string">
            <text:p>elapsed</text:p>
          </table:table-cell>
          <table:table-cell table:style-name="ce22" table:formula="of:=SUM([.D364:.F364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65:.F365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66:.F366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7res</text:p>
          </table:table-cell>
          <table:table-cell table:style-name="ce20" office:value-type="string">
            <text:p>elapsed</text:p>
          </table:table-cell>
          <table:table-cell table:style-name="ce22" table:formula="of:=SUM([.D367:.F367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68:.F368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69:.F369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7a</text:p>
          </table:table-cell>
          <table:table-cell office:value-type="string">
            <text:p>elapsed</text:p>
          </table:table-cell>
          <table:table-cell table:formula="of:=+[.C373]+[.C376]" office:value-type="time" office:time-value="PT00H00M00S">
            <text:p>00:00:00,000</text:p>
          </table:table-cell>
          <table:table-cell table:formula="of:=+[.D373]+[.D376]" office:value-type="time" office:time-value="PT00H00M00S">
            <text:p>00:00:00,000</text:p>
          </table:table-cell>
          <table:table-cell table:formula="of:=+[.E373]+[.E376]" office:value-type="time" office:time-value="PT00H00M00S">
            <text:p>00:00:00,000</text:p>
          </table:table-cell>
          <table:table-cell table:formula="of:=+[.F373]+[.F376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374]+[.C377]" office:value-type="time" office:time-value="PT00H00M00S">
            <text:p>00:00:00,000</text:p>
          </table:table-cell>
          <table:table-cell table:formula="of:=+[.D374]+[.D377]" office:value-type="time" office:time-value="PT00H00M00S">
            <text:p>00:00:00,000</text:p>
          </table:table-cell>
          <table:table-cell table:formula="of:=+[.E374]+[.E377]" office:value-type="time" office:time-value="PT00H00M00S">
            <text:p>00:00:00,000</text:p>
          </table:table-cell>
          <table:table-cell table:formula="of:=+[.F374]+[.F377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375]+[.C378]" office:value-type="time" office:time-value="PT00H00M00S">
            <text:p>00:00:00,000</text:p>
          </table:table-cell>
          <table:table-cell table:formula="of:=+[.D375]+[.D378]" office:value-type="time" office:time-value="PT00H00M00S">
            <text:p>00:00:00,000</text:p>
          </table:table-cell>
          <table:table-cell table:formula="of:=+[.E375]+[.E378]" office:value-type="time" office:time-value="PT00H00M00S">
            <text:p>00:00:00,000</text:p>
          </table:table-cell>
          <table:table-cell table:formula="of:=+[.F375]+[.F378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7atmp1</text:p>
          </table:table-cell>
          <table:table-cell table:style-name="ce20" office:value-type="string">
            <text:p>elapsed</text:p>
          </table:table-cell>
          <table:table-cell table:style-name="ce22" table:formula="of:=SUM([.D373:.F373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74:.F374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75:.F375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7ares</text:p>
          </table:table-cell>
          <table:table-cell table:style-name="ce20" office:value-type="string">
            <text:p>elapsed</text:p>
          </table:table-cell>
          <table:table-cell table:style-name="ce22" table:formula="of:=SUM([.D376:.F376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377:.F377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378:.F378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7b</text:p>
          </table:table-cell>
          <table:table-cell office:value-type="string">
            <text:p>elapsed</text:p>
          </table:table-cell>
          <table:table-cell table:formula="of:=SUM([.D379:.F379])/[.$B$285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0:.F380])/[.$B$285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81:.F381])/[.$B$285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 office:value-type="string">
            <text:p>Q7c</text:p>
          </table:table-cell>
          <table:table-cell office:value-type="string">
            <text:p>elapsed</text:p>
          </table:table-cell>
          <table:table-cell table:formula="of:=SUM([.D382:.F382])/[.$B$285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3:.F383])/[.$B$285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84:.F384])/[.$B$285]" office:value-type="time" office:time-value="PT00H00M00S">
            <text:p>00:00:00,000</text:p>
          </table:table-cell>
          <table:table-cell table:number-columns-repeated="13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385:.F385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6:.F386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87:.F387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8a</text:p>
          </table:table-cell>
          <table:table-cell office:value-type="string">
            <text:p>elapsed</text:p>
          </table:table-cell>
          <table:table-cell table:formula="of:=SUM([.D388:.F388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9:.F389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0:.F390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391:.F391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92:.F392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3:.F393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394:.F394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95:.F395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6:.F396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a</text:p>
          </table:table-cell>
          <table:table-cell office:value-type="string">
            <text:p>elapsed</text:p>
          </table:table-cell>
          <table:table-cell table:formula="of:=SUM([.D397:.F397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98:.F398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9:.F399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b</text:p>
          </table:table-cell>
          <table:table-cell office:value-type="string">
            <text:p>elapsed</text:p>
          </table:table-cell>
          <table:table-cell table:formula="of:=SUM([.D400:.F400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01:.F401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02:.F402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c</text:p>
          </table:table-cell>
          <table:table-cell office:value-type="string">
            <text:p>elapsed</text:p>
          </table:table-cell>
          <table:table-cell table:formula="of:=SUM([.D403:.F403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04:.F404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05:.F405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d</text:p>
          </table:table-cell>
          <table:table-cell office:value-type="string">
            <text:p>elapsed</text:p>
          </table:table-cell>
          <table:table-cell table:formula="of:=SUM([.D406:.F406])/[.$B$285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07:.F407])/[.$B$285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08:.F408])/[.$B$285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e</text:p>
          </table:table-cell>
          <table:table-cell office:value-type="string">
            <text:p>elapsed</text:p>
          </table:table-cell>
          <table:table-cell table:formula="of:=SUM([.D409:.F409])/[.$B$285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0:.F410])/[.$B$285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11:.F411])/[.$B$285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f</text:p>
          </table:table-cell>
          <table:table-cell office:value-type="string">
            <text:p>elapsed</text:p>
          </table:table-cell>
          <table:table-cell table:formula="of:=SUM([.D412:.F412])/[.$B$285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3:.F413])/[.$B$285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14:.F414])/[.$B$285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0g</text:p>
          </table:table-cell>
          <table:table-cell office:value-type="string">
            <text:p>elapsed</text:p>
          </table:table-cell>
          <table:table-cell table:formula="of:=SUM([.D415:.F415])/[.$B$285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6:.F416])/[.$B$285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17:.F417])/[.$B$285]" office:value-type="time" office:time-value="PT00H00M00S">
            <text:p>00:00:00,000</text:p>
          </table:table-cell>
          <table:table-cell table:style-name="ce22"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18:.F418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9:.F419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0:.F420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1a</text:p>
          </table:table-cell>
          <table:table-cell office:value-type="string">
            <text:p>elapsed</text:p>
          </table:table-cell>
          <table:table-cell table:formula="of:=SUM([.D421:.F421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22:.F422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3:.F423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+[.C427]+[.C430]" office:value-type="time" office:time-value="PT00H00M00S">
            <text:p>00:00:00,000</text:p>
          </table:table-cell>
          <table:table-cell table:formula="of:=+[.D427]+[.D430]" office:value-type="time" office:time-value="PT00H00M00S">
            <text:p>00:00:00,000</text:p>
          </table:table-cell>
          <table:table-cell table:formula="of:=+[.E427]+[.E430]" office:value-type="time" office:time-value="PT00H00M00S">
            <text:p>00:00:00,000</text:p>
          </table:table-cell>
          <table:table-cell table:formula="of:=+[.F427]+[.F430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428]+[.C431]" office:value-type="time" office:time-value="PT00H00M00S">
            <text:p>00:00:00,000</text:p>
          </table:table-cell>
          <table:table-cell table:formula="of:=+[.D428]+[.D431]" office:value-type="time" office:time-value="PT00H00M00S">
            <text:p>00:00:00,000</text:p>
          </table:table-cell>
          <table:table-cell table:formula="of:=+[.E428]+[.E431]" office:value-type="time" office:time-value="PT00H00M00S">
            <text:p>00:00:00,000</text:p>
          </table:table-cell>
          <table:table-cell table:formula="of:=+[.F428]+[.F431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429]+[.C432]" office:value-type="time" office:time-value="PT00H00M00S">
            <text:p>00:00:00,000</text:p>
          </table:table-cell>
          <table:table-cell table:formula="of:=+[.D429]+[.D432]" office:value-type="time" office:time-value="PT00H00M00S">
            <text:p>00:00:00,000</text:p>
          </table:table-cell>
          <table:table-cell table:formula="of:=+[.E429]+[.E432]" office:value-type="time" office:time-value="PT00H00M00S">
            <text:p>00:00:00,000</text:p>
          </table:table-cell>
          <table:table-cell table:formula="of:=+[.F429]+[.F432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12tmp1</text:p>
          </table:table-cell>
          <table:table-cell table:style-name="ce20" office:value-type="string">
            <text:p>elapsed</text:p>
          </table:table-cell>
          <table:table-cell table:style-name="ce22" table:formula="of:=SUM([.D427:.F427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428:.F428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429:.F429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12res</text:p>
          </table:table-cell>
          <table:table-cell table:style-name="ce20" office:value-type="string">
            <text:p>elapsed</text:p>
          </table:table-cell>
          <table:table-cell table:style-name="ce22" table:formula="of:=SUM([.D430:.F430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431:.F431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432:.F432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12a</text:p>
          </table:table-cell>
          <table:table-cell office:value-type="string">
            <text:p>elapsed</text:p>
          </table:table-cell>
          <table:table-cell table:formula="of:=+[.C436]+[.C439]" office:value-type="time" office:time-value="PT00H00M00S">
            <text:p>00:00:00,000</text:p>
          </table:table-cell>
          <table:table-cell table:formula="of:=+[.D436]+[.D439]" office:value-type="time" office:time-value="PT00H00M00S">
            <text:p>00:00:00,000</text:p>
          </table:table-cell>
          <table:table-cell table:formula="of:=+[.E436]+[.E439]" office:value-type="time" office:time-value="PT00H00M00S">
            <text:p>00:00:00,000</text:p>
          </table:table-cell>
          <table:table-cell table:formula="of:=+[.F436]+[.F439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437]+[.C440]" office:value-type="time" office:time-value="PT00H00M00S">
            <text:p>00:00:00,000</text:p>
          </table:table-cell>
          <table:table-cell table:formula="of:=+[.D437]+[.D440]" office:value-type="time" office:time-value="PT00H00M00S">
            <text:p>00:00:00,000</text:p>
          </table:table-cell>
          <table:table-cell table:formula="of:=+[.E437]+[.E440]" office:value-type="time" office:time-value="PT00H00M00S">
            <text:p>00:00:00,000</text:p>
          </table:table-cell>
          <table:table-cell table:formula="of:=+[.F437]+[.F440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438]+[.C441]" office:value-type="time" office:time-value="PT00H00M00S">
            <text:p>00:00:00,000</text:p>
          </table:table-cell>
          <table:table-cell table:formula="of:=+[.D438]+[.D441]" office:value-type="time" office:time-value="PT00H00M00S">
            <text:p>00:00:00,000</text:p>
          </table:table-cell>
          <table:table-cell table:formula="of:=+[.E438]+[.E441]" office:value-type="time" office:time-value="PT00H00M00S">
            <text:p>00:00:00,000</text:p>
          </table:table-cell>
          <table:table-cell table:formula="of:=+[.F438]+[.F441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12atmp1</text:p>
          </table:table-cell>
          <table:table-cell table:style-name="ce20" office:value-type="string">
            <text:p>elapsed</text:p>
          </table:table-cell>
          <table:table-cell table:style-name="ce22" table:formula="of:=SUM([.D436:.F436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437:.F437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438:.F438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12ares</text:p>
          </table:table-cell>
          <table:table-cell table:style-name="ce20" office:value-type="string">
            <text:p>elapsed</text:p>
          </table:table-cell>
          <table:table-cell table:style-name="ce22" table:formula="of:=SUM([.D439:.F439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440:.F440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441:.F441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442:.F442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3:.F443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44:.F444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3a</text:p>
          </table:table-cell>
          <table:table-cell office:value-type="string">
            <text:p>elapsed</text:p>
          </table:table-cell>
          <table:table-cell table:formula="of:=SUM([.D445:.F445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6:.F446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47:.F447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3b</text:p>
          </table:table-cell>
          <table:table-cell office:value-type="string">
            <text:p>elapsed</text:p>
          </table:table-cell>
          <table:table-cell table:formula="of:=SUM([.D448:.F448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9:.F449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0:.F450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451:.F451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52:.F452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3:.F453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4a</text:p>
          </table:table-cell>
          <table:table-cell office:value-type="string">
            <text:p>elapsed</text:p>
          </table:table-cell>
          <table:table-cell table:formula="of:=SUM([.D454:.F454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55:.F455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6:.F456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4b</text:p>
          </table:table-cell>
          <table:table-cell office:value-type="string">
            <text:p>elapsed</text:p>
          </table:table-cell>
          <table:table-cell table:formula="of:=SUM([.D457:.F457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58:.F458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9:.F459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4c</text:p>
          </table:table-cell>
          <table:table-cell office:value-type="string">
            <text:p>elapsed</text:p>
          </table:table-cell>
          <table:table-cell table:formula="of:=SUM([.D460:.F460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61:.F461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62:.F462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463:.F463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64:.F464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65:.F465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5a</text:p>
          </table:table-cell>
          <table:table-cell office:value-type="string">
            <text:p>elapsed</text:p>
          </table:table-cell>
          <table:table-cell table:formula="of:=SUM([.D466:.F466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67:.F467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68:.F468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5b</text:p>
          </table:table-cell>
          <table:table-cell office:value-type="string">
            <text:p>elapsed</text:p>
          </table:table-cell>
          <table:table-cell table:formula="of:=SUM([.D469:.F469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0:.F470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71:.F471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5c</text:p>
          </table:table-cell>
          <table:table-cell office:value-type="string">
            <text:p>elapsed</text:p>
          </table:table-cell>
          <table:table-cell table:formula="of:=SUM([.D472:.F472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3:.F473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74:.F474])/[.$B$285]" office:value-type="time" office:time-value="PT00H00M00S">
            <text:p>00:00:00,000</text:p>
          </table:table-cell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+[.C478]+[.C481]+[.C484]" office:value-type="time" office:time-value="PT00H00M00S">
            <text:p>00:00:00,000</text:p>
          </table:table-cell>
          <table:table-cell table:formula="of:=+[.D478]+[.D481]+[.D484]" office:value-type="time" office:time-value="PT00H00M00S">
            <text:p>00:00:00,000</text:p>
          </table:table-cell>
          <table:table-cell table:formula="of:=+[.E478]+[.E481]+[.E484]" office:value-type="time" office:time-value="PT00H00M00S">
            <text:p>00:00:00,000</text:p>
          </table:table-cell>
          <table:table-cell table:formula="of:=+[.F478]+[.F481]+[.F484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479]+[.C482]+[.C485]" office:value-type="time" office:time-value="PT00H00M00S">
            <text:p>00:00:00,000</text:p>
          </table:table-cell>
          <table:table-cell table:formula="of:=+[.D479]+[.D482]+[.D485]" office:value-type="time" office:time-value="PT00H00M00S">
            <text:p>00:00:00,000</text:p>
          </table:table-cell>
          <table:table-cell table:formula="of:=+[.E479]+[.E482]+[.E485]" office:value-type="time" office:time-value="PT00H00M00S">
            <text:p>00:00:00,000</text:p>
          </table:table-cell>
          <table:table-cell table:formula="of:=+[.F479]+[.F482]+[.F485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480]+[.C483]+[.C486]" office:value-type="time" office:time-value="PT00H00M00S">
            <text:p>00:00:00,000</text:p>
          </table:table-cell>
          <table:table-cell table:formula="of:=+[.D480]+[.D483]+[.D486]" office:value-type="time" office:time-value="PT00H00M00S">
            <text:p>00:00:00,000</text:p>
          </table:table-cell>
          <table:table-cell table:formula="of:=+[.E480]+[.E483]+[.E486]" office:value-type="time" office:time-value="PT00H00M00S">
            <text:p>00:00:00,000</text:p>
          </table:table-cell>
          <table:table-cell table:formula="of:=+[.F480]+[.F483]+[.F486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16tmp1</text:p>
          </table:table-cell>
          <table:table-cell table:style-name="ce20" office:value-type="string">
            <text:p>elapsed</text:p>
          </table:table-cell>
          <table:table-cell table:style-name="ce22" table:formula="of:=SUM([.D478:.F478])/[.$B$285]" office:value-type="time" office:time-value="PT00H00M00S">
            <text:p>00:00:00,000</text:p>
          </table:table-cell>
          <table:table-cell table:number-columns-repeated="3" table:style-name="ce22"/>
          <table:table-cell table:style-name="ce21"/>
          <table:table-cell table:number-columns-repeated="9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479:.F479])/[.$B$285]" office:value-type="time" office:time-value="PT00H00M00S">
            <text:p>00:00:00,000</text:p>
          </table:table-cell>
          <table:table-cell table:number-columns-repeated="3" table:style-name="ce22"/>
          <table:table-cell table:style-name="ce21"/>
          <table:table-cell table:number-columns-repeated="9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480:.F480])/[.$B$285]" office:value-type="time" office:time-value="PT00H00M00S">
            <text:p>00:00:00,000</text:p>
          </table:table-cell>
          <table:table-cell table:number-columns-repeated="3" table:style-name="ce22"/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16tmp2</text:p>
          </table:table-cell>
          <table:table-cell table:style-name="ce20" office:value-type="string">
            <text:p>elapsed</text:p>
          </table:table-cell>
          <table:table-cell table:style-name="ce22" table:formula="of:=SUM([.D481:.F481])/[.$B$285]" office:value-type="time" office:time-value="PT00H00M00S">
            <text:p>00:00:00,000</text:p>
          </table:table-cell>
          <table:table-cell table:number-columns-repeated="3" table:style-name="ce22"/>
          <table:table-cell table:style-name="ce21"/>
          <table:table-cell table:number-columns-repeated="9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482:.F482])/[.$B$285]" office:value-type="time" office:time-value="PT00H00M00S">
            <text:p>00:00:00,000</text:p>
          </table:table-cell>
          <table:table-cell table:number-columns-repeated="3" table:style-name="ce22"/>
          <table:table-cell table:style-name="ce21"/>
          <table:table-cell table:number-columns-repeated="9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483:.F483])/[.$B$285]" office:value-type="time" office:time-value="PT00H00M00S">
            <text:p>00:00:00,000</text:p>
          </table:table-cell>
          <table:table-cell table:number-columns-repeated="3" table:style-name="ce22"/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16res</text:p>
          </table:table-cell>
          <table:table-cell table:style-name="ce20" office:value-type="string">
            <text:p>elapsed</text:p>
          </table:table-cell>
          <table:table-cell table:style-name="ce22" table:formula="of:=SUM([.D484:.F484])/[.$B$285]" office:value-type="time" office:time-value="PT00H00M00S">
            <text:p>00:00:00,000</text:p>
          </table:table-cell>
          <table:table-cell table:number-columns-repeated="3" table:style-name="ce22"/>
          <table:table-cell table:style-name="ce21"/>
          <table:table-cell table:number-columns-repeated="9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485:.F485])/[.$B$285]" office:value-type="time" office:time-value="PT00H00M00S">
            <text:p>00:00:00,000</text:p>
          </table:table-cell>
          <table:table-cell table:number-columns-repeated="3" table:style-name="ce22"/>
          <table:table-cell table:style-name="ce21"/>
          <table:table-cell table:number-columns-repeated="9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486:.F486])/[.$B$285]" office:value-type="time" office:time-value="PT00H00M00S">
            <text:p>00:00:00,000</text:p>
          </table:table-cell>
          <table:table-cell table:number-columns-repeated="3" table:style-name="ce22"/>
          <table:table-cell table:style-name="ce21"/>
          <table:table-cell table:number-columns-repeated="9"/>
        </table:table-row>
        <table:table-row table:style-name="ro1">
          <table:table-cell office:value-type="string">
            <text:p>Q16a</text:p>
          </table:table-cell>
          <table:table-cell office:value-type="string">
            <text:p>elapsed</text:p>
          </table:table-cell>
          <table:table-cell table:formula="of:=+[.C490]+[.C493]+[.C496]" office:value-type="time" office:time-value="PT00H00M00S">
            <text:p>00:00:00,000</text:p>
          </table:table-cell>
          <table:table-cell table:formula="of:=+[.D490]+[.D493]+[.D496]" office:value-type="time" office:time-value="PT00H00M00S">
            <text:p>00:00:00,000</text:p>
          </table:table-cell>
          <table:table-cell table:formula="of:=+[.E490]+[.E493]+[.E496]" office:value-type="time" office:time-value="PT00H00M00S">
            <text:p>00:00:00,000</text:p>
          </table:table-cell>
          <table:table-cell table:formula="of:=+[.F490]+[.F493]+[.F496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491]+[.C494]+[.C497]" office:value-type="time" office:time-value="PT00H00M00S">
            <text:p>00:00:00,000</text:p>
          </table:table-cell>
          <table:table-cell table:formula="of:=+[.D491]+[.D494]+[.D497]" office:value-type="time" office:time-value="PT00H00M00S">
            <text:p>00:00:00,000</text:p>
          </table:table-cell>
          <table:table-cell table:formula="of:=+[.E491]+[.E494]+[.E497]" office:value-type="time" office:time-value="PT00H00M00S">
            <text:p>00:00:00,000</text:p>
          </table:table-cell>
          <table:table-cell table:formula="of:=+[.F491]+[.F494]+[.F497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492]+[.C495]+[.C498]" office:value-type="time" office:time-value="PT00H00M00S">
            <text:p>00:00:00,000</text:p>
          </table:table-cell>
          <table:table-cell table:formula="of:=+[.D492]+[.D495]+[.D498]" office:value-type="time" office:time-value="PT00H00M00S">
            <text:p>00:00:00,000</text:p>
          </table:table-cell>
          <table:table-cell table:formula="of:=+[.E492]+[.E495]+[.E498]" office:value-type="time" office:time-value="PT00H00M00S">
            <text:p>00:00:00,000</text:p>
          </table:table-cell>
          <table:table-cell table:formula="of:=+[.F492]+[.F495]+[.F498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16atmp1</text:p>
          </table:table-cell>
          <table:table-cell table:style-name="ce20" office:value-type="string">
            <text:p>elapsed</text:p>
          </table:table-cell>
          <table:table-cell table:style-name="ce22" table:formula="of:=SUM([.D490:.F490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491:.F491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492:.F492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16atmp2</text:p>
          </table:table-cell>
          <table:table-cell table:style-name="ce20" office:value-type="string">
            <text:p>elapsed</text:p>
          </table:table-cell>
          <table:table-cell table:style-name="ce22" table:formula="of:=SUM([.D493:.F493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494:.F494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495:.F495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16ares</text:p>
          </table:table-cell>
          <table:table-cell table:style-name="ce20" office:value-type="string">
            <text:p>elapsed</text:p>
          </table:table-cell>
          <table:table-cell table:style-name="ce22" table:formula="of:=SUM([.D496:.F496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497:.F497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498:.F498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499:.F499])/[.$B$285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0:.F500])/[.$B$285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01:.F501])/[.$B$285]" office:value-type="time" office:time-value="PT00H00M00S">
            <text:p>00:00:00,000</text:p>
          </table:table-cell>
          <table:table-cell table:style-name="ce22" table:number-columns-repeated="3"/>
          <table:table-cell table:number-columns-repeated="10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+[.C505]+[.C508]" office:value-type="time" office:time-value="PT00H00M00S">
            <text:p>00:00:00,000</text:p>
          </table:table-cell>
          <table:table-cell table:formula="of:=+[.D505]+[.D508]" office:value-type="time" office:time-value="PT00H00M00S">
            <text:p>00:00:00,000</text:p>
          </table:table-cell>
          <table:table-cell table:formula="of:=+[.E505]+[.E508]" office:value-type="time" office:time-value="PT00H00M00S">
            <text:p>00:00:00,000</text:p>
          </table:table-cell>
          <table:table-cell table:formula="of:=+[.F505]+[.F508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+[.C506]+[.C509]" office:value-type="time" office:time-value="PT00H00M00S">
            <text:p>00:00:00,000</text:p>
          </table:table-cell>
          <table:table-cell table:formula="of:=+[.D506]+[.D509]" office:value-type="time" office:time-value="PT00H00M00S">
            <text:p>00:00:00,000</text:p>
          </table:table-cell>
          <table:table-cell table:formula="of:=+[.E506]+[.E509]" office:value-type="time" office:time-value="PT00H00M00S">
            <text:p>00:00:00,000</text:p>
          </table:table-cell>
          <table:table-cell table:formula="of:=+[.F506]+[.F509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507]+[.C510]" office:value-type="time" office:time-value="PT00H00M00S">
            <text:p>00:00:00,000</text:p>
          </table:table-cell>
          <table:table-cell table:formula="of:=+[.D507]+[.D510]" office:value-type="time" office:time-value="PT00H00M00S">
            <text:p>00:00:00,000</text:p>
          </table:table-cell>
          <table:table-cell table:formula="of:=+[.E507]+[.E510]" office:value-type="time" office:time-value="PT00H00M00S">
            <text:p>00:00:00,000</text:p>
          </table:table-cell>
          <table:table-cell table:formula="of:=+[.F507]+[.F510]" office:value-type="time" office:time-value="PT00H00M00S">
            <text:p>00:00:00,000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20" office:value-type="string">
            <text:p>Q17tmp1</text:p>
          </table:table-cell>
          <table:table-cell table:style-name="ce20" office:value-type="string">
            <text:p>elapsed</text:p>
          </table:table-cell>
          <table:table-cell table:style-name="ce22" table:formula="of:=SUM([.D505:.F505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506:.F506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507:.F507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 office:value-type="string">
            <text:p>Q17res</text:p>
          </table:table-cell>
          <table:table-cell table:style-name="ce20" office:value-type="string">
            <text:p>elapsed</text:p>
          </table:table-cell>
          <table:table-cell table:style-name="ce22" table:formula="of:=SUM([.D508:.F508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pu</text:p>
          </table:table-cell>
          <table:table-cell table:style-name="ce22" table:formula="of:=SUM([.D509:.F509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>
          <table:table-cell table:style-name="ce20"/>
          <table:table-cell table:style-name="ce20" office:value-type="string">
            <text:p>commit</text:p>
          </table:table-cell>
          <table:table-cell table:style-name="ce22" table:formula="of:=SUM([.D510:.F510])/[.$B$285]" office:value-type="time" office:time-value="PT00H00M00S">
            <text:p>00:00:00,000</text:p>
          </table:table-cell>
          <table:table-cell table:number-columns-repeated="3" table:style-name="ce22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ce21"/>
          <table:table-cell table:style-name="ce5" table:number-columns-repeated="3"/>
          <table:table-cell table:style-name="ce21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21" table:number-columns-repeated="5"/>
          <table:table-cell table:number-columns-repeated="9"/>
        </table:table-row>
        <table:table-row table:style-name="ro1">
          <table:table-cell table:number-columns-repeated="2"/>
          <table:table-cell table:style-name="ce21" office:value-type="string">
            <text:p>OBA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b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d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style-name="ce4" table:formula="of:=[.C4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5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6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style-name="ce4" table:formula="of:=[.C7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8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9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style-name="ce4" table:formula="of:=[.C10]" office:value-type="time" office:time-value="PT00H00M00S">
            <text:p>00:00:00,000</text:p>
          </table:table-cell>
          <table:table-cell table:style-name="ce4" table:formula="of:=[.C13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11]" office:value-type="time" office:time-value="PT00H00M00S">
            <text:p>00:00:00,000</text:p>
          </table:table-cell>
          <table:table-cell table:style-name="ce4" table:formula="of:=[.C14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12]" office:value-type="time" office:time-value="PT00H00M00S">
            <text:p>00:00:00,000</text:p>
          </table:table-cell>
          <table:table-cell table:style-name="ce4" table:formula="of:=[.C15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style-name="ce4" table:formula="of:=[.C16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17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18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style-name="ce4" table:formula="of:=[.C19]" office:value-type="time" office:time-value="PT00H00M00S">
            <text:p>00:00:00,000</text:p>
          </table:table-cell>
          <table:table-cell table:style-name="ce4" table:formula="of:=[.C31]" office:value-type="time" office:time-value="PT00H00M00S">
            <text:p>00:00:00,000</text:p>
          </table:table-cell>
          <table:table-cell table:style-name="ce4" table:formula="of:=[.C43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20]" office:value-type="time" office:time-value="PT00H00M00S">
            <text:p>00:00:00,000</text:p>
          </table:table-cell>
          <table:table-cell table:style-name="ce4" table:formula="of:=[.C32]" office:value-type="time" office:time-value="PT00H00M00S">
            <text:p>00:00:00,000</text:p>
          </table:table-cell>
          <table:table-cell table:style-name="ce4" table:formula="of:=[.C44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21]" office:value-type="time" office:time-value="PT00H00M00S">
            <text:p>00:00:00,000</text:p>
          </table:table-cell>
          <table:table-cell table:style-name="ce4" table:formula="of:=[.C33]" office:value-type="time" office:time-value="PT00H00M00S">
            <text:p>00:00:00,000</text:p>
          </table:table-cell>
          <table:table-cell table:style-name="ce4" table:formula="of:=[.C45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style-name="ce4" table:formula="of:=[.C46]" office:value-type="time" office:time-value="PT00H00M00S">
            <text:p>00:00:00,000</text:p>
          </table:table-cell>
          <table:table-cell table:style-name="ce4" table:formula="of:=[.C55]" office:value-type="time" office:time-value="PT00H00M00S">
            <text:p>00:00:00,000</text:p>
          </table:table-cell>
          <table:table-cell table:style-name="ce4" table:formula="of:=[.C64]" office:value-type="time" office:time-value="PT00H00M00S">
            <text:p>00:00:00,000</text:p>
          </table:table-cell>
          <table:table-cell table:style-name="ce4" table:formula="of:=[.C73]" office:value-type="time" office:time-value="PT00H00M00S">
            <text:p>00:00:00,000</text:p>
          </table:table-cell>
          <table:table-cell table:style-name="ce4" table:formula="of:=[.C82]" office:value-type="time" office:time-value="PT00H00M00S">
            <text:p>00:00:00,000</text:p>
          </table:table-cell>
          <table:table-cell table:style-name="ce4" table:formula="of:=[.C91]" office:value-type="time" office:time-value="PT00H00M00S">
            <text:p>00:00:00,000</text:p>
          </table:table-cell>
          <table:table-cell table:style-name="ce18" table:number-columns-repeated="3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47]" office:value-type="time" office:time-value="PT00H00M00S">
            <text:p>00:00:00,000</text:p>
          </table:table-cell>
          <table:table-cell table:style-name="ce4" table:formula="of:=[.C56]" office:value-type="time" office:time-value="PT00H00M00S">
            <text:p>00:00:00,000</text:p>
          </table:table-cell>
          <table:table-cell table:style-name="ce4" table:formula="of:=[.C65]" office:value-type="time" office:time-value="PT00H00M00S">
            <text:p>00:00:00,000</text:p>
          </table:table-cell>
          <table:table-cell table:style-name="ce4" table:formula="of:=[.C74]" office:value-type="time" office:time-value="PT00H00M00S">
            <text:p>00:00:00,000</text:p>
          </table:table-cell>
          <table:table-cell table:style-name="ce4" table:formula="of:=[.C83]" office:value-type="time" office:time-value="PT00H00M00S">
            <text:p>00:00:00,000</text:p>
          </table:table-cell>
          <table:table-cell table:style-name="ce4" table:formula="of:=[.C92]" office:value-type="time" office:time-value="PT00H00M00S">
            <text:p>00:00:00,000</text:p>
          </table:table-cell>
          <table:table-cell table:style-name="ce18" table:number-columns-repeated="3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48]" office:value-type="time" office:time-value="PT00H00M00S">
            <text:p>00:00:00,000</text:p>
          </table:table-cell>
          <table:table-cell table:style-name="ce4" table:formula="of:=[.C57]" office:value-type="time" office:time-value="PT00H00M00S">
            <text:p>00:00:00,000</text:p>
          </table:table-cell>
          <table:table-cell table:style-name="ce4" table:formula="of:=[.C66]" office:value-type="time" office:time-value="PT00H00M00S">
            <text:p>00:00:00,000</text:p>
          </table:table-cell>
          <table:table-cell table:style-name="ce4" table:formula="of:=[.C75]" office:value-type="time" office:time-value="PT00H00M00S">
            <text:p>00:00:00,000</text:p>
          </table:table-cell>
          <table:table-cell table:style-name="ce4" table:formula="of:=[.C84]" office:value-type="time" office:time-value="PT00H00M00S">
            <text:p>00:00:00,000</text:p>
          </table:table-cell>
          <table:table-cell table:style-name="ce4" table:formula="of:=[.C93]" office:value-type="time" office:time-value="PT00H00M00S">
            <text:p>00:00:00,000</text:p>
          </table:table-cell>
          <table:table-cell table:style-name="ce18" table:number-columns-repeated="3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style-name="ce4" table:formula="of:=[.C100]" office:value-type="time" office:time-value="PT00H00M00S">
            <text:p>00:00:00,000</text:p>
          </table:table-cell>
          <table:table-cell table:style-name="ce4" table:formula="of:=[.C103]" office:value-type="time" office:time-value="PT00H00M00S">
            <text:p>00:00:00,000</text:p>
          </table:table-cell>
          <table:table-cell table:style-name="ce4" table:formula="of:=[.C106]" office:value-type="time" office:time-value="PT00H00M00S">
            <text:p>00:00:00,000</text:p>
          </table:table-cell>
          <table:table-cell table:style-name="ce4" table:formula="of:=[.C109]" office:value-type="time" office:time-value="PT00H00M00S">
            <text:p>00:00:00,000</text:p>
          </table:table-cell>
          <table:table-cell table:style-name="ce4" table:formula="of:=[.C112]" office:value-type="time" office:time-value="PT00H00M00S">
            <text:p>00:00:00,000</text:p>
          </table:table-cell>
          <table:table-cell table:style-name="ce18" table:formula="of:=[.C115]" office:value-type="time" office:time-value="PT00H00M00S">
            <text:p>00:00:00,000</text:p>
          </table:table-cell>
          <table:table-cell table:style-name="ce18" table:formula="of:=[.C118]" office:value-type="time" office:time-value="PT00H00M00S">
            <text:p>00:00:00,000</text:p>
          </table:table-cell>
          <table:table-cell table:style-name="ce18" table:number-columns-repeated="2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101]" office:value-type="time" office:time-value="PT00H00M00S">
            <text:p>00:00:00,000</text:p>
          </table:table-cell>
          <table:table-cell table:style-name="ce4" table:formula="of:=[.C104]" office:value-type="time" office:time-value="PT00H00M00S">
            <text:p>00:00:00,000</text:p>
          </table:table-cell>
          <table:table-cell table:style-name="ce4" table:formula="of:=[.C107]" office:value-type="time" office:time-value="PT00H00M00S">
            <text:p>00:00:00,000</text:p>
          </table:table-cell>
          <table:table-cell table:style-name="ce4" table:formula="of:=[.C110]" office:value-type="time" office:time-value="PT00H00M00S">
            <text:p>00:00:00,000</text:p>
          </table:table-cell>
          <table:table-cell table:style-name="ce4" table:formula="of:=[.C113]" office:value-type="time" office:time-value="PT00H00M00S">
            <text:p>00:00:00,000</text:p>
          </table:table-cell>
          <table:table-cell table:style-name="ce18" table:formula="of:=[.C116]" office:value-type="time" office:time-value="PT00H00M00S">
            <text:p>00:00:00,000</text:p>
          </table:table-cell>
          <table:table-cell table:style-name="ce18" table:formula="of:=[.C119]" office:value-type="time" office:time-value="PT00H00M00S">
            <text:p>00:00:00,000</text:p>
          </table:table-cell>
          <table:table-cell table:style-name="ce18" table:number-columns-repeated="2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102]" office:value-type="time" office:time-value="PT00H00M00S">
            <text:p>00:00:00,000</text:p>
          </table:table-cell>
          <table:table-cell table:style-name="ce4" table:formula="of:=[.C105]" office:value-type="time" office:time-value="PT00H00M00S">
            <text:p>00:00:00,000</text:p>
          </table:table-cell>
          <table:table-cell table:style-name="ce4" table:formula="of:=[.C108]" office:value-type="time" office:time-value="PT00H00M00S">
            <text:p>00:00:00,000</text:p>
          </table:table-cell>
          <table:table-cell table:style-name="ce4" table:formula="of:=[.C111]" office:value-type="time" office:time-value="PT00H00M00S">
            <text:p>00:00:00,000</text:p>
          </table:table-cell>
          <table:table-cell table:style-name="ce4" table:formula="of:=[.C114]" office:value-type="time" office:time-value="PT00H00M00S">
            <text:p>00:00:00,000</text:p>
          </table:table-cell>
          <table:table-cell table:style-name="ce18" table:formula="of:=[.C117]" office:value-type="time" office:time-value="PT00H00M00S">
            <text:p>00:00:00,000</text:p>
          </table:table-cell>
          <table:table-cell table:style-name="ce18" table:formula="of:=[.C120]" office:value-type="time" office:time-value="PT00H00M00S">
            <text:p>00:00:00,000</text:p>
          </table:table-cell>
          <table:table-cell table:style-name="ce18" table:number-columns-repeated="2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style-name="ce4" table:formula="of:=[.C121]" office:value-type="time" office:time-value="PT00H00M00S">
            <text:p>00:00:00,000</text:p>
          </table:table-cell>
          <table:table-cell table:style-name="ce4" table:formula="of:=[.C124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122]" office:value-type="time" office:time-value="PT00H00M00S">
            <text:p>00:00:00,000</text:p>
          </table:table-cell>
          <table:table-cell table:style-name="ce4" table:formula="of:=[.C125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123]" office:value-type="time" office:time-value="PT00H00M00S">
            <text:p>00:00:00,000</text:p>
          </table:table-cell>
          <table:table-cell table:style-name="ce4" table:formula="of:=[.C126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style-name="ce4" table:formula="of:=[.C127]" office:value-type="time" office:time-value="PT00H00M00S">
            <text:p>00:00:00,000</text:p>
          </table:table-cell>
          <table:table-cell table:style-name="ce4" table:formula="of:=[.C130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128]" office:value-type="time" office:time-value="PT00H00M00S">
            <text:p>00:00:00,000</text:p>
          </table:table-cell>
          <table:table-cell table:style-name="ce4" table:formula="of:=[.C131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129]" office:value-type="time" office:time-value="PT00H00M00S">
            <text:p>00:00:00,000</text:p>
          </table:table-cell>
          <table:table-cell table:style-name="ce4" table:formula="of:=[.C132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style-name="ce4" table:formula="of:=[.C133]" office:value-type="time" office:time-value="PT00H00M00S">
            <text:p>00:00:00,000</text:p>
          </table:table-cell>
          <table:table-cell table:style-name="ce4" table:formula="of:=[.C136]" office:value-type="time" office:time-value="PT00H00M00S">
            <text:p>00:00:00,000</text:p>
          </table:table-cell>
          <table:table-cell table:style-name="ce4" table:formula="of:=[.C139]" office:value-type="time" office:time-value="PT00H00M00S">
            <text:p>00:00:00,000</text:p>
          </table:table-cell>
          <table:table-cell table:style-name="ce4" table:formula="of:=[.C142]" office:value-type="time" office:time-value="PT00H00M00S">
            <text:p>00:00:00,000</text:p>
          </table:table-cell>
          <table:table-cell table:style-name="ce4" table:formula="of:=[.C145]" office:value-type="time" office:time-value="PT00H00M00S">
            <text:p>00:00:00,000</text:p>
          </table:table-cell>
          <table:table-cell table:style-name="ce4" table:formula="of:=[.C148]" office:value-type="time" office:time-value="PT00H00M00S">
            <text:p>00:00:00,000</text:p>
          </table:table-cell>
          <table:table-cell table:style-name="ce4" table:formula="of:=[.C151]" office:value-type="time" office:time-value="PT00H00M00S">
            <text:p>00:00:00,000</text:p>
          </table:table-cell>
          <table:table-cell table:style-name="ce4" table:formula="of:=[.C154]" office:value-type="time" office:time-value="PT00H00M00S">
            <text:p>00:00:00,000</text:p>
          </table:table-cell>
          <table:table-cell table:style-name="ce4" table:formula="of:=[.C157]" office:value-type="time" office:time-value="PT00H00M00S">
            <text:p>00:00:00,000</text:p>
          </table:table-cell>
          <table:table-cell table:style-name="ce4" table:formula="of:=[.C160]" office:value-type="time" office:time-value="PT00H00M00S">
            <text:p>00:00:00,000</text:p>
          </table:table-cell>
          <table:table-cell table:style-name="ce18" table:formula="of:=[.C163]" office:value-type="time" office:time-value="PT00H00M00S">
            <text:p>00:00:00,000</text:p>
          </table:table-cell>
          <table:table-cell table:style-name="ce4" table:formula="of:=[.C166]" office:value-type="time" office:time-value="PT00H00M00S">
            <text:p>00:00:00,000</text:p>
          </table:table-cell>
          <table:table-cell table:style-name="ce4" table:formula="of:=[.C169]" office:value-type="time" office:time-value="PT00H00M00S">
            <text:p>00:00:00,000</text:p>
          </table:table-cell>
          <table:table-cell table:style-name="ce18" table:formula="of:=[.C172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134]" office:value-type="time" office:time-value="PT00H00M00S">
            <text:p>00:00:00,000</text:p>
          </table:table-cell>
          <table:table-cell table:style-name="ce4" table:formula="of:=[.C137]" office:value-type="time" office:time-value="PT00H00M00S">
            <text:p>00:00:00,000</text:p>
          </table:table-cell>
          <table:table-cell table:style-name="ce4" table:formula="of:=[.C140]" office:value-type="time" office:time-value="PT00H00M00S">
            <text:p>00:00:00,000</text:p>
          </table:table-cell>
          <table:table-cell table:style-name="ce4" table:formula="of:=[.C143]" office:value-type="time" office:time-value="PT00H00M00S">
            <text:p>00:00:00,000</text:p>
          </table:table-cell>
          <table:table-cell table:style-name="ce4" table:formula="of:=[.C146]" office:value-type="time" office:time-value="PT00H00M00S">
            <text:p>00:00:00,000</text:p>
          </table:table-cell>
          <table:table-cell table:style-name="ce4" table:formula="of:=[.C149]" office:value-type="time" office:time-value="PT00H00M00S">
            <text:p>00:00:00,000</text:p>
          </table:table-cell>
          <table:table-cell table:style-name="ce4" table:formula="of:=[.C152]" office:value-type="time" office:time-value="PT00H00M00S">
            <text:p>00:00:00,000</text:p>
          </table:table-cell>
          <table:table-cell table:style-name="ce4" table:formula="of:=[.C155]" office:value-type="time" office:time-value="PT00H00M00S">
            <text:p>00:00:00,000</text:p>
          </table:table-cell>
          <table:table-cell table:style-name="ce4" table:formula="of:=[.C158]" office:value-type="time" office:time-value="PT00H00M00S">
            <text:p>00:00:00,000</text:p>
          </table:table-cell>
          <table:table-cell table:style-name="ce4" table:formula="of:=[.C161]" office:value-type="time" office:time-value="PT00H00M00S">
            <text:p>00:00:00,000</text:p>
          </table:table-cell>
          <table:table-cell table:style-name="ce18" table:formula="of:=[.C164]" office:value-type="time" office:time-value="PT00H00M00S">
            <text:p>00:00:00,000</text:p>
          </table:table-cell>
          <table:table-cell table:style-name="ce4" table:formula="of:=[.C167]" office:value-type="time" office:time-value="PT00H00M00S">
            <text:p>00:00:00,000</text:p>
          </table:table-cell>
          <table:table-cell table:style-name="ce4" table:formula="of:=[.C170]" office:value-type="time" office:time-value="PT00H00M00S">
            <text:p>00:00:00,000</text:p>
          </table:table-cell>
          <table:table-cell table:style-name="ce18" table:formula="of:=[.C173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135]" office:value-type="time" office:time-value="PT00H00M00S">
            <text:p>00:00:00,000</text:p>
          </table:table-cell>
          <table:table-cell table:style-name="ce4" table:formula="of:=[.C138]" office:value-type="time" office:time-value="PT00H00M00S">
            <text:p>00:00:00,000</text:p>
          </table:table-cell>
          <table:table-cell table:style-name="ce4" table:formula="of:=[.C141]" office:value-type="time" office:time-value="PT00H00M00S">
            <text:p>00:00:00,000</text:p>
          </table:table-cell>
          <table:table-cell table:style-name="ce4" table:formula="of:=[.C144]" office:value-type="time" office:time-value="PT00H00M00S">
            <text:p>00:00:00,000</text:p>
          </table:table-cell>
          <table:table-cell table:style-name="ce4" table:formula="of:=[.C147]" office:value-type="time" office:time-value="PT00H00M00S">
            <text:p>00:00:00,000</text:p>
          </table:table-cell>
          <table:table-cell table:style-name="ce4" table:formula="of:=[.C150]" office:value-type="time" office:time-value="PT00H00M00S">
            <text:p>00:00:00,000</text:p>
          </table:table-cell>
          <table:table-cell table:style-name="ce4" table:formula="of:=[.C153]" office:value-type="time" office:time-value="PT00H00M00S">
            <text:p>00:00:00,000</text:p>
          </table:table-cell>
          <table:table-cell table:style-name="ce4" table:formula="of:=[.C156]" office:value-type="time" office:time-value="PT00H00M00S">
            <text:p>00:00:00,000</text:p>
          </table:table-cell>
          <table:table-cell table:style-name="ce4" table:formula="of:=[.C159]" office:value-type="time" office:time-value="PT00H00M00S">
            <text:p>00:00:00,000</text:p>
          </table:table-cell>
          <table:table-cell table:style-name="ce4" table:formula="of:=[.C162]" office:value-type="time" office:time-value="PT00H00M00S">
            <text:p>00:00:00,000</text:p>
          </table:table-cell>
          <table:table-cell table:style-name="ce18" table:formula="of:=[.C165]" office:value-type="time" office:time-value="PT00H00M00S">
            <text:p>00:00:00,000</text:p>
          </table:table-cell>
          <table:table-cell table:style-name="ce4" table:formula="of:=[.C168]" office:value-type="time" office:time-value="PT00H00M00S">
            <text:p>00:00:00,000</text:p>
          </table:table-cell>
          <table:table-cell table:style-name="ce4" table:formula="of:=[.C171]" office:value-type="time" office:time-value="PT00H00M00S">
            <text:p>00:00:00,000</text:p>
          </table:table-cell>
          <table:table-cell table:style-name="ce18" table:formula="of:=[.C174]" office:value-type="time" office:time-value="PT00H00M00S">
            <text:p>00:00:00,000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style-name="ce4" table:formula="of:=[.C175]" office:value-type="time" office:time-value="PT00H00M00S">
            <text:p>00:00:00,000</text:p>
          </table:table-cell>
          <table:table-cell table:style-name="ce4" table:formula="of:=[.C178]" office:value-type="time" office:time-value="PT00H00M00S">
            <text:p>00:00:00,000</text:p>
          </table:table-cell>
          <table:table-cell table:style-name="ce4" table:formula="of:=[.C181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176]" office:value-type="time" office:time-value="PT00H00M00S">
            <text:p>00:00:00,000</text:p>
          </table:table-cell>
          <table:table-cell table:style-name="ce4" table:formula="of:=[.C179]" office:value-type="time" office:time-value="PT00H00M00S">
            <text:p>00:00:00,000</text:p>
          </table:table-cell>
          <table:table-cell table:style-name="ce4" table:formula="of:=[.C182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177]" office:value-type="time" office:time-value="PT00H00M00S">
            <text:p>00:00:00,000</text:p>
          </table:table-cell>
          <table:table-cell table:style-name="ce4" table:formula="of:=[.C180]" office:value-type="time" office:time-value="PT00H00M00S">
            <text:p>00:00:00,000</text:p>
          </table:table-cell>
          <table:table-cell table:style-name="ce4" table:formula="of:=[.C183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style-name="ce4" table:formula="of:=[.C184]" office:value-type="time" office:time-value="PT00H00M00S">
            <text:p>00:00:00,000</text:p>
          </table:table-cell>
          <table:table-cell table:style-name="ce4" table:formula="of:=[.C193]" office:value-type="time" office:time-value="PT00H00M00S">
            <text:p>00:00:00,000</text:p>
          </table:table-cell>
          <table:table-cell table:style-name="ce4" table:formula="of:=[.C202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185]" office:value-type="time" office:time-value="PT00H00M00S">
            <text:p>00:00:00,000</text:p>
          </table:table-cell>
          <table:table-cell table:style-name="ce4" table:formula="of:=[.C194]" office:value-type="time" office:time-value="PT00H00M00S">
            <text:p>00:00:00,000</text:p>
          </table:table-cell>
          <table:table-cell table:style-name="ce4" table:formula="of:=[.C203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186]" office:value-type="time" office:time-value="PT00H00M00S">
            <text:p>00:00:00,000</text:p>
          </table:table-cell>
          <table:table-cell table:style-name="ce4" table:formula="of:=[.C195]" office:value-type="time" office:time-value="PT00H00M00S">
            <text:p>00:00:00,000</text:p>
          </table:table-cell>
          <table:table-cell table:style-name="ce4" table:formula="of:=[.C204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style-name="ce4" table:formula="of:=[.C211]" office:value-type="time" office:time-value="PT00H00M00S">
            <text:p>00:00:00,000</text:p>
          </table:table-cell>
          <table:table-cell table:style-name="ce4" table:formula="of:=[.C214]" office:value-type="time" office:time-value="PT00H00M00S">
            <text:p>00:00:00,000</text:p>
          </table:table-cell>
          <table:table-cell table:style-name="ce4" table:formula="of:=[.C217]" office:value-type="time" office:time-value="PT00H00M00S">
            <text:p>00:00:00,000</text:p>
          </table:table-cell>
          <table:table-cell table:style-name="ce4" table:formula="of:=[.C220]" office:value-type="time" office:time-value="PT00H00M00S">
            <text:p>00:00:00,000</text:p>
          </table:table-cell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212]" office:value-type="time" office:time-value="PT00H00M00S">
            <text:p>00:00:00,000</text:p>
          </table:table-cell>
          <table:table-cell table:style-name="ce4" table:formula="of:=[.C215]" office:value-type="time" office:time-value="PT00H00M00S">
            <text:p>00:00:00,000</text:p>
          </table:table-cell>
          <table:table-cell table:style-name="ce4" table:formula="of:=[.C218]" office:value-type="time" office:time-value="PT00H00M00S">
            <text:p>00:00:00,000</text:p>
          </table:table-cell>
          <table:table-cell table:style-name="ce4" table:formula="of:=[.C221]" office:value-type="time" office:time-value="PT00H00M00S">
            <text:p>00:00:00,000</text:p>
          </table:table-cell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213]" office:value-type="time" office:time-value="PT00H00M00S">
            <text:p>00:00:00,000</text:p>
          </table:table-cell>
          <table:table-cell table:style-name="ce4" table:formula="of:=[.C216]" office:value-type="time" office:time-value="PT00H00M00S">
            <text:p>00:00:00,000</text:p>
          </table:table-cell>
          <table:table-cell table:style-name="ce4" table:formula="of:=[.C219]" office:value-type="time" office:time-value="PT00H00M00S">
            <text:p>00:00:00,000</text:p>
          </table:table-cell>
          <table:table-cell table:style-name="ce4" table:formula="of:=[.C222]" office:value-type="time" office:time-value="PT00H00M00S">
            <text:p>00:00:00,000</text:p>
          </table:table-cell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style-name="ce4" table:formula="of:=[.C223]" office:value-type="time" office:time-value="PT00H00M00S">
            <text:p>00:00:00,000</text:p>
          </table:table-cell>
          <table:table-cell table:style-name="ce4" table:formula="of:=[.C226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224]" office:value-type="time" office:time-value="PT00H00M00S">
            <text:p>00:00:00,000</text:p>
          </table:table-cell>
          <table:table-cell table:style-name="ce4" table:formula="of:=[.C227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225]" office:value-type="time" office:time-value="PT00H00M00S">
            <text:p>00:00:00,000</text:p>
          </table:table-cell>
          <table:table-cell table:style-name="ce4" table:formula="of:=[.C228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style-name="ce4" table:formula="of:=[.C229]" office:value-type="time" office:time-value="PT00H00M00S">
            <text:p>00:00:00,000</text:p>
          </table:table-cell>
          <table:table-cell table:style-name="ce4" table:formula="of:=[.C232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230]" office:value-type="time" office:time-value="PT00H00M00S">
            <text:p>00:00:00,000</text:p>
          </table:table-cell>
          <table:table-cell table:style-name="ce4" table:formula="of:=[.C233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231]" office:value-type="time" office:time-value="PT00H00M00S">
            <text:p>00:00:00,000</text:p>
          </table:table-cell>
          <table:table-cell table:style-name="ce4" table:formula="of:=[.C234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style-name="ce4" table:formula="of:=[.C235]" office:value-type="time" office:time-value="PT00H00M00S">
            <text:p>00:00:00,000</text:p>
          </table:table-cell>
          <table:table-cell table:style-name="ce4" table:formula="of:=[.C247]" office:value-type="time" office:time-value="PT00H00M00S">
            <text:p>00:00:00,000</text:p>
          </table:table-cell>
          <table:table-cell table:style-name="ce4" table:formula="of:=[.C259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236]" office:value-type="time" office:time-value="PT00H00M00S">
            <text:p>00:00:00,000</text:p>
          </table:table-cell>
          <table:table-cell table:style-name="ce4" table:formula="of:=[.C248]" office:value-type="time" office:time-value="PT00H00M00S">
            <text:p>00:00:00,000</text:p>
          </table:table-cell>
          <table:table-cell table:style-name="ce4" table:formula="of:=[.C260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237]" office:value-type="time" office:time-value="PT00H00M00S">
            <text:p>00:00:00,000</text:p>
          </table:table-cell>
          <table:table-cell table:style-name="ce4" table:formula="of:=[.C249]" office:value-type="time" office:time-value="PT00H00M00S">
            <text:p>00:00:00,000</text:p>
          </table:table-cell>
          <table:table-cell table:style-name="ce4" table:formula="of:=[.C261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style-name="ce4" table:formula="of:=[.C262]" office:value-type="time" office:time-value="PT00H00M00S">
            <text:p>00:00:00,000</text:p>
          </table:table-cell>
          <table:table-cell table:style-name="ce4" table:formula="of:=[.C271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style-name="ce4" table:formula="of:=[.C263]" office:value-type="time" office:time-value="PT00H00M00S">
            <text:p>00:00:00,000</text:p>
          </table:table-cell>
          <table:table-cell table:style-name="ce4" table:formula="of:=[.C272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4" table:formula="of:=[.C264]" office:value-type="time" office:time-value="PT00H00M00S">
            <text:p>00:00:00,000</text:p>
          </table:table-cell>
          <table:table-cell table:style-name="ce4" table:formula="of:=[.C273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5"/>
        </table:table-row>
        <table:table-row table:style-name="ro1">
          <table:table-cell/>
          <table:table-cell table:style-name="ce21" office:value-type="string">
            <text:p>TBA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b</text:p>
          </table:table-cell>
          <table:table-cell table:style-name="ce21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1</text:p>
          </table:table-cell>
          <table:table-cell table:style-name="ce4" table:formula="of:=[.C286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287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288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2</text:p>
          </table:table-cell>
          <table:table-cell table:style-name="ce4" table:formula="of:=[.C289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290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291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3</text:p>
          </table:table-cell>
          <table:table-cell table:style-name="ce4" table:formula="of:=[.C292]" office:value-type="time" office:time-value="PT00H00M00S">
            <text:p>00:00:00,000</text:p>
          </table:table-cell>
          <table:table-cell table:style-name="ce4" table:formula="of:=[.C295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293]" office:value-type="time" office:time-value="PT00H00M00S">
            <text:p>00:00:00,000</text:p>
          </table:table-cell>
          <table:table-cell table:style-name="ce4" table:formula="of:=[.C296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294]" office:value-type="time" office:time-value="PT00H00M00S">
            <text:p>00:00:00,000</text:p>
          </table:table-cell>
          <table:table-cell table:style-name="ce4" table:formula="of:=[.C297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4</text:p>
          </table:table-cell>
          <table:table-cell table:style-name="ce4" table:formula="of:=[.C298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299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300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5</text:p>
          </table:table-cell>
          <table:table-cell table:style-name="ce4" table:formula="of:=[.C301]" office:value-type="time" office:time-value="PT00H00M00S">
            <text:p>00:00:00,000</text:p>
          </table:table-cell>
          <table:table-cell table:style-name="ce4" table:formula="of:=[.C313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302]" office:value-type="time" office:time-value="PT00H00M00S">
            <text:p>00:00:00,000</text:p>
          </table:table-cell>
          <table:table-cell table:style-name="ce4" table:formula="of:=[.C314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303]" office:value-type="time" office:time-value="PT00H00M00S">
            <text:p>00:00:00,000</text:p>
          </table:table-cell>
          <table:table-cell table:style-name="ce4" table:formula="of:=[.C315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6</text:p>
          </table:table-cell>
          <table:table-cell table:style-name="ce4" table:formula="of:=[.C316]" office:value-type="time" office:time-value="PT00H00M00S">
            <text:p>00:00:00,000</text:p>
          </table:table-cell>
          <table:table-cell table:style-name="ce4" table:formula="of:=[.C325]" office:value-type="time" office:time-value="PT00H00M00S">
            <text:p>00:00:00,000</text:p>
          </table:table-cell>
          <table:table-cell table:style-name="ce4" table:formula="of:=[.C334]" office:value-type="time" office:time-value="PT00H00M00S">
            <text:p>00:00:00,000</text:p>
          </table:table-cell>
          <table:table-cell table:style-name="ce4" table:formula="of:=[.C343]" office:value-type="time" office:time-value="PT00H00M00S">
            <text:p>00:00:00,000</text:p>
          </table:table-cell>
          <table:table-cell table:style-name="ce4" table:formula="of:=[.C352]" office:value-type="time" office:time-value="PT00H00M00S">
            <text:p>00:00:00,000</text:p>
          </table:table-cell>
          <table:table-cell table:style-name="ce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317]" office:value-type="time" office:time-value="PT00H00M00S">
            <text:p>00:00:00,000</text:p>
          </table:table-cell>
          <table:table-cell table:style-name="ce4" table:formula="of:=[.C326]" office:value-type="time" office:time-value="PT00H00M00S">
            <text:p>00:00:00,000</text:p>
          </table:table-cell>
          <table:table-cell table:style-name="ce4" table:formula="of:=[.C335]" office:value-type="time" office:time-value="PT00H00M00S">
            <text:p>00:00:00,000</text:p>
          </table:table-cell>
          <table:table-cell table:style-name="ce4" table:formula="of:=[.C344]" office:value-type="time" office:time-value="PT00H00M00S">
            <text:p>00:00:00,000</text:p>
          </table:table-cell>
          <table:table-cell table:style-name="ce4" table:formula="of:=[.C353]" office:value-type="time" office:time-value="PT00H00M00S">
            <text:p>00:00:00,000</text:p>
          </table:table-cell>
          <table:table-cell table:style-name="ce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318]" office:value-type="time" office:time-value="PT00H00M00S">
            <text:p>00:00:00,000</text:p>
          </table:table-cell>
          <table:table-cell table:style-name="ce4" table:formula="of:=[.C327]" office:value-type="time" office:time-value="PT00H00M00S">
            <text:p>00:00:00,000</text:p>
          </table:table-cell>
          <table:table-cell table:style-name="ce4" table:formula="of:=[.C336]" office:value-type="time" office:time-value="PT00H00M00S">
            <text:p>00:00:00,000</text:p>
          </table:table-cell>
          <table:table-cell table:style-name="ce4" table:formula="of:=[.C345]" office:value-type="time" office:time-value="PT00H00M00S">
            <text:p>00:00:00,000</text:p>
          </table:table-cell>
          <table:table-cell table:style-name="ce4" table:formula="of:=[.C354]" office:value-type="time" office:time-value="PT00H00M00S">
            <text:p>00:00:00,000</text:p>
          </table:table-cell>
          <table:table-cell table:style-name="ce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7</text:p>
          </table:table-cell>
          <table:table-cell table:style-name="ce4" table:formula="of:=[.C361]" office:value-type="time" office:time-value="PT00H00M00S">
            <text:p>00:00:00,000</text:p>
          </table:table-cell>
          <table:table-cell table:style-name="ce4" table:formula="of:=[.C370]" office:value-type="time" office:time-value="PT00H00M00S">
            <text:p>00:00:00,000</text:p>
          </table:table-cell>
          <table:table-cell table:style-name="ce4" table:formula="of:=[.C379]" office:value-type="time" office:time-value="PT00H00M00S">
            <text:p>00:00:00,000</text:p>
          </table:table-cell>
          <table:table-cell table:style-name="ce4" table:formula="of:=[.C382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362]" office:value-type="time" office:time-value="PT00H00M00S">
            <text:p>00:00:00,000</text:p>
          </table:table-cell>
          <table:table-cell table:style-name="ce4" table:formula="of:=[.C371]" office:value-type="time" office:time-value="PT00H00M00S">
            <text:p>00:00:00,000</text:p>
          </table:table-cell>
          <table:table-cell table:style-name="ce4" table:formula="of:=[.C380]" office:value-type="time" office:time-value="PT00H00M00S">
            <text:p>00:00:00,000</text:p>
          </table:table-cell>
          <table:table-cell table:style-name="ce4" table:formula="of:=[.C383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363]" office:value-type="time" office:time-value="PT00H00M00S">
            <text:p>00:00:00,000</text:p>
          </table:table-cell>
          <table:table-cell table:style-name="ce4" table:formula="of:=[.C372]" office:value-type="time" office:time-value="PT00H00M00S">
            <text:p>00:00:00,000</text:p>
          </table:table-cell>
          <table:table-cell table:style-name="ce4" table:formula="of:=[.C381]" office:value-type="time" office:time-value="PT00H00M00S">
            <text:p>00:00:00,000</text:p>
          </table:table-cell>
          <table:table-cell table:style-name="ce4" table:formula="of:=[.C384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8</text:p>
          </table:table-cell>
          <table:table-cell table:style-name="ce4" table:formula="of:=[.C385]" office:value-type="time" office:time-value="PT00H00M00S">
            <text:p>00:00:00,000</text:p>
          </table:table-cell>
          <table:table-cell table:style-name="ce4" table:formula="of:=[.C388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386]" office:value-type="time" office:time-value="PT00H00M00S">
            <text:p>00:00:00,000</text:p>
          </table:table-cell>
          <table:table-cell table:style-name="ce4" table:formula="of:=[.C389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387]" office:value-type="time" office:time-value="PT00H00M00S">
            <text:p>00:00:00,000</text:p>
          </table:table-cell>
          <table:table-cell table:style-name="ce4" table:formula="of:=[.C390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9</text:p>
          </table:table-cell>
          <table:table-cell table:style-name="ce4" table:formula="of:=[.C391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392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393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10</text:p>
          </table:table-cell>
          <table:table-cell table:style-name="ce4" table:formula="of:=[.C394]" office:value-type="time" office:time-value="PT00H00M00S">
            <text:p>00:00:00,000</text:p>
          </table:table-cell>
          <table:table-cell table:style-name="ce4" table:formula="of:=[.C397]" office:value-type="time" office:time-value="PT00H00M00S">
            <text:p>00:00:00,000</text:p>
          </table:table-cell>
          <table:table-cell table:style-name="ce4" table:formula="of:=[.C400]" office:value-type="time" office:time-value="PT00H00M00S">
            <text:p>00:00:00,000</text:p>
          </table:table-cell>
          <table:table-cell table:style-name="ce4" table:formula="of:=[.C403]" office:value-type="time" office:time-value="PT00H00M00S">
            <text:p>00:00:00,000</text:p>
          </table:table-cell>
          <table:table-cell table:style-name="ce4" table:formula="of:=[.C406]" office:value-type="time" office:time-value="PT00H00M00S">
            <text:p>00:00:00,000</text:p>
          </table:table-cell>
          <table:table-cell table:style-name="ce4" table:formula="of:=[.C409]" office:value-type="time" office:time-value="PT00H00M00S">
            <text:p>00:00:00,000</text:p>
          </table:table-cell>
          <table:table-cell table:style-name="ce18" table:formula="of:=[.C412]" office:value-type="time" office:time-value="PT00H00M00S">
            <text:p>00:00:00,000</text:p>
          </table:table-cell>
          <table:table-cell table:style-name="ce18" table:formula="of:=[.C415]" office:value-type="time" office:time-value="PT00H00M00S">
            <text:p>00:00:00,00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395]" office:value-type="time" office:time-value="PT00H00M00S">
            <text:p>00:00:00,000</text:p>
          </table:table-cell>
          <table:table-cell table:style-name="ce4" table:formula="of:=[.C398]" office:value-type="time" office:time-value="PT00H00M00S">
            <text:p>00:00:00,000</text:p>
          </table:table-cell>
          <table:table-cell table:style-name="ce4" table:formula="of:=[.C401]" office:value-type="time" office:time-value="PT00H00M00S">
            <text:p>00:00:00,000</text:p>
          </table:table-cell>
          <table:table-cell table:style-name="ce4" table:formula="of:=[.C404]" office:value-type="time" office:time-value="PT00H00M00S">
            <text:p>00:00:00,000</text:p>
          </table:table-cell>
          <table:table-cell table:style-name="ce4" table:formula="of:=[.C407]" office:value-type="time" office:time-value="PT00H00M00S">
            <text:p>00:00:00,000</text:p>
          </table:table-cell>
          <table:table-cell table:style-name="ce4" table:formula="of:=[.C410]" office:value-type="time" office:time-value="PT00H00M00S">
            <text:p>00:00:00,000</text:p>
          </table:table-cell>
          <table:table-cell table:style-name="ce18" table:formula="of:=[.C413]" office:value-type="time" office:time-value="PT00H00M00S">
            <text:p>00:00:00,000</text:p>
          </table:table-cell>
          <table:table-cell table:style-name="ce18" table:formula="of:=[.C416]" office:value-type="time" office:time-value="PT00H00M00S">
            <text:p>00:00:00,00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396]" office:value-type="time" office:time-value="PT00H00M00S">
            <text:p>00:00:00,000</text:p>
          </table:table-cell>
          <table:table-cell table:style-name="ce4" table:formula="of:=[.C399]" office:value-type="time" office:time-value="PT00H00M00S">
            <text:p>00:00:00,000</text:p>
          </table:table-cell>
          <table:table-cell table:style-name="ce4" table:formula="of:=[.C402]" office:value-type="time" office:time-value="PT00H00M00S">
            <text:p>00:00:00,000</text:p>
          </table:table-cell>
          <table:table-cell table:style-name="ce4" table:formula="of:=[.C405]" office:value-type="time" office:time-value="PT00H00M00S">
            <text:p>00:00:00,000</text:p>
          </table:table-cell>
          <table:table-cell table:style-name="ce4" table:formula="of:=[.C408]" office:value-type="time" office:time-value="PT00H00M00S">
            <text:p>00:00:00,000</text:p>
          </table:table-cell>
          <table:table-cell table:style-name="ce4" table:formula="of:=[.C411]" office:value-type="time" office:time-value="PT00H00M00S">
            <text:p>00:00:00,000</text:p>
          </table:table-cell>
          <table:table-cell table:style-name="ce18" table:formula="of:=[.C414]" office:value-type="time" office:time-value="PT00H00M00S">
            <text:p>00:00:00,000</text:p>
          </table:table-cell>
          <table:table-cell table:style-name="ce18" table:formula="of:=[.C417]" office:value-type="time" office:time-value="PT00H00M00S">
            <text:p>00:00:00,00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11</text:p>
          </table:table-cell>
          <table:table-cell table:style-name="ce4" table:formula="of:=[.C418]" office:value-type="time" office:time-value="PT00H00M00S">
            <text:p>00:00:00,000</text:p>
          </table:table-cell>
          <table:table-cell table:style-name="ce4" table:formula="of:=[.C421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419]" office:value-type="time" office:time-value="PT00H00M00S">
            <text:p>00:00:00,000</text:p>
          </table:table-cell>
          <table:table-cell table:style-name="ce4" table:formula="of:=[.C422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420]" office:value-type="time" office:time-value="PT00H00M00S">
            <text:p>00:00:00,000</text:p>
          </table:table-cell>
          <table:table-cell table:style-name="ce4" table:formula="of:=[.C423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12</text:p>
          </table:table-cell>
          <table:table-cell table:style-name="ce4" table:formula="of:=[.C424]" office:value-type="time" office:time-value="PT00H00M00S">
            <text:p>00:00:00,000</text:p>
          </table:table-cell>
          <table:table-cell table:style-name="ce4" table:formula="of:=[.C433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425]" office:value-type="time" office:time-value="PT00H00M00S">
            <text:p>00:00:00,000</text:p>
          </table:table-cell>
          <table:table-cell table:style-name="ce4" table:formula="of:=[.C434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426]" office:value-type="time" office:time-value="PT00H00M00S">
            <text:p>00:00:00,000</text:p>
          </table:table-cell>
          <table:table-cell table:style-name="ce4" table:formula="of:=[.C435]" office:value-type="time" office:time-value="PT00H00M00S">
            <text:p>00:00:00,000</text:p>
          </table:table-cell>
          <table:table-cell table:style-name="ce4" table:number-columns-repeated="4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13</text:p>
          </table:table-cell>
          <table:table-cell table:style-name="ce4" table:formula="of:=[.C442]" office:value-type="time" office:time-value="PT00H00M00S">
            <text:p>00:00:00,000</text:p>
          </table:table-cell>
          <table:table-cell table:style-name="ce4" table:formula="of:=[.C445]" office:value-type="time" office:time-value="PT00H00M00S">
            <text:p>00:00:00,000</text:p>
          </table:table-cell>
          <table:table-cell table:style-name="ce4" table:formula="of:=[.C448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443]" office:value-type="time" office:time-value="PT00H00M00S">
            <text:p>00:00:00,000</text:p>
          </table:table-cell>
          <table:table-cell table:style-name="ce4" table:formula="of:=[.C446]" office:value-type="time" office:time-value="PT00H00M00S">
            <text:p>00:00:00,000</text:p>
          </table:table-cell>
          <table:table-cell table:style-name="ce4" table:formula="of:=[.C449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444]" office:value-type="time" office:time-value="PT00H00M00S">
            <text:p>00:00:00,000</text:p>
          </table:table-cell>
          <table:table-cell table:style-name="ce4" table:formula="of:=[.C447]" office:value-type="time" office:time-value="PT00H00M00S">
            <text:p>00:00:00,000</text:p>
          </table:table-cell>
          <table:table-cell table:style-name="ce4" table:formula="of:=[.C450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14</text:p>
          </table:table-cell>
          <table:table-cell table:style-name="ce4" table:formula="of:=[.C451]" office:value-type="time" office:time-value="PT00H00M00S">
            <text:p>00:00:00,000</text:p>
          </table:table-cell>
          <table:table-cell table:style-name="ce4" table:formula="of:=[.C454]" office:value-type="time" office:time-value="PT00H00M00S">
            <text:p>00:00:00,000</text:p>
          </table:table-cell>
          <table:table-cell table:style-name="ce4" table:formula="of:=[.C457]" office:value-type="time" office:time-value="PT00H00M00S">
            <text:p>00:00:00,000</text:p>
          </table:table-cell>
          <table:table-cell table:style-name="ce4" table:formula="of:=[.C460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452]" office:value-type="time" office:time-value="PT00H00M00S">
            <text:p>00:00:00,000</text:p>
          </table:table-cell>
          <table:table-cell table:style-name="ce4" table:formula="of:=[.C455]" office:value-type="time" office:time-value="PT00H00M00S">
            <text:p>00:00:00,000</text:p>
          </table:table-cell>
          <table:table-cell table:style-name="ce4" table:formula="of:=[.C458]" office:value-type="time" office:time-value="PT00H00M00S">
            <text:p>00:00:00,000</text:p>
          </table:table-cell>
          <table:table-cell table:style-name="ce4" table:formula="of:=[.C461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453]" office:value-type="time" office:time-value="PT00H00M00S">
            <text:p>00:00:00,000</text:p>
          </table:table-cell>
          <table:table-cell table:style-name="ce4" table:formula="of:=[.C456]" office:value-type="time" office:time-value="PT00H00M00S">
            <text:p>00:00:00,000</text:p>
          </table:table-cell>
          <table:table-cell table:style-name="ce4" table:formula="of:=[.C459]" office:value-type="time" office:time-value="PT00H00M00S">
            <text:p>00:00:00,000</text:p>
          </table:table-cell>
          <table:table-cell table:style-name="ce4" table:formula="of:=[.C462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15</text:p>
          </table:table-cell>
          <table:table-cell table:style-name="ce4" table:formula="of:=[.C463]" office:value-type="time" office:time-value="PT00H00M00S">
            <text:p>00:00:00,000</text:p>
          </table:table-cell>
          <table:table-cell table:style-name="ce4" table:formula="of:=[.C466]" office:value-type="time" office:time-value="PT00H00M00S">
            <text:p>00:00:00,000</text:p>
          </table:table-cell>
          <table:table-cell table:style-name="ce4" table:formula="of:=[.C469]" office:value-type="time" office:time-value="PT00H00M00S">
            <text:p>00:00:00,000</text:p>
          </table:table-cell>
          <table:table-cell table:style-name="ce4" table:formula="of:=[.C472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464]" office:value-type="time" office:time-value="PT00H00M00S">
            <text:p>00:00:00,000</text:p>
          </table:table-cell>
          <table:table-cell table:style-name="ce4" table:formula="of:=[.C467]" office:value-type="time" office:time-value="PT00H00M00S">
            <text:p>00:00:00,000</text:p>
          </table:table-cell>
          <table:table-cell table:style-name="ce4" table:formula="of:=[.C470]" office:value-type="time" office:time-value="PT00H00M00S">
            <text:p>00:00:00,000</text:p>
          </table:table-cell>
          <table:table-cell table:style-name="ce4" table:formula="of:=[.C473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465]" office:value-type="time" office:time-value="PT00H00M00S">
            <text:p>00:00:00,000</text:p>
          </table:table-cell>
          <table:table-cell table:style-name="ce4" table:formula="of:=[.C468]" office:value-type="time" office:time-value="PT00H00M00S">
            <text:p>00:00:00,000</text:p>
          </table:table-cell>
          <table:table-cell table:style-name="ce4" table:formula="of:=[.C471]" office:value-type="time" office:time-value="PT00H00M00S">
            <text:p>00:00:00,000</text:p>
          </table:table-cell>
          <table:table-cell table:style-name="ce4" table:formula="of:=[.C474]" office:value-type="time" office:time-value="PT00H00M00S">
            <text:p>00:00:00,000</text:p>
          </table:table-cell>
          <table:table-cell table:style-name="ce4" table:number-columns-repeated="2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16</text:p>
          </table:table-cell>
          <table:table-cell table:style-name="ce4" table:formula="of:=[.C475]" office:value-type="time" office:time-value="PT00H00M00S">
            <text:p>00:00:00,000</text:p>
          </table:table-cell>
          <table:table-cell table:style-name="ce4" table:formula="of:=[.C487]" office:value-type="time" office:time-value="PT00H00M00S">
            <text:p>00:00:00,000</text:p>
          </table:table-cell>
          <table:table-cell table:style-name="ce4" table:formula="of:=[.C499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476]" office:value-type="time" office:time-value="PT00H00M00S">
            <text:p>00:00:00,000</text:p>
          </table:table-cell>
          <table:table-cell table:style-name="ce4" table:formula="of:=[.C488]" office:value-type="time" office:time-value="PT00H00M00S">
            <text:p>00:00:00,000</text:p>
          </table:table-cell>
          <table:table-cell table:style-name="ce4" table:formula="of:=[.C500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477]" office:value-type="time" office:time-value="PT00H00M00S">
            <text:p>00:00:00,000</text:p>
          </table:table-cell>
          <table:table-cell table:style-name="ce4" table:formula="of:=[.C489]" office:value-type="time" office:time-value="PT00H00M00S">
            <text:p>00:00:00,000</text:p>
          </table:table-cell>
          <table:table-cell table:style-name="ce4" table:formula="of:=[.C501]" office:value-type="time" office:time-value="PT00H00M00S">
            <text:p>00:00:00,000</text:p>
          </table:table-cell>
          <table:table-cell table:style-name="ce4" table:number-columns-repeated="3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17</text:p>
          </table:table-cell>
          <table:table-cell table:style-name="ce4" table:formula="of:=[.C502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503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/>
          <table:table-cell table:style-name="ce4" table:formula="of:=[.C504]" office:value-type="time" office:time-value="PT00H00M00S">
            <text:p>00:00:00,000</text:p>
          </table:table-cell>
          <table:table-cell table:style-name="ce4" table:number-columns-repeated="5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table:number-columns-repeated="7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</table:table-row>
        <table:table-row table:style-name="ro1">
          <table:table-cell office:value-type="string">
            <text:p>0.05</text:p>
          </table:table-cell>
          <table:table-cell office:value-type="string">
            <text:p>OBA</text:p>
          </table:table-cell>
          <table:table-cell table:style-name="Default" office:value-type="string">
            <text:p>TBA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1</text:p>
          </table:table-cell>
          <table:table-cell table:style-name="ce18" table:formula="of:=[.C517]" office:value-type="time" office:time-value="PT00H00M00S">
            <text:p>00:00:00,000</text:p>
          </table:table-cell>
          <table:table-cell table:formula="of:=[.B571]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2</text:p>
          </table:table-cell>
          <table:table-cell table:style-name="ce18" table:formula="of:=[.C520]" office:value-type="time" office:time-value="PT00H00M00S">
            <text:p>00:00:00,000</text:p>
          </table:table-cell>
          <table:table-cell table:formula="of:=[.B574]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3</text:p>
          </table:table-cell>
          <table:table-cell table:style-name="ce18" table:formula="of:=MIN([.C523:.D523])" office:value-type="time" office:time-value="PT00H00M00S">
            <text:p>00:00:00,000</text:p>
          </table:table-cell>
          <table:table-cell table:formula="of:=MIN([.B577:.C577])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4</text:p>
          </table:table-cell>
          <table:table-cell table:style-name="ce18" table:formula="of:=[.C526]" office:value-type="time" office:time-value="PT00H00M00S">
            <text:p>00:00:00,000</text:p>
          </table:table-cell>
          <table:table-cell table:style-name="ce35" table:formula="of:=[.B580]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5</text:p>
          </table:table-cell>
          <table:table-cell table:style-name="ce18" table:formula="of:=MIN([.C529:.E529])" office:value-type="time" office:time-value="PT00H00M00S">
            <text:p>00:00:00,000</text:p>
          </table:table-cell>
          <table:table-cell table:formula="of:=MIN([.B583:.C583])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6</text:p>
          </table:table-cell>
          <table:table-cell table:style-name="ce18" table:formula="of:=MIN([.C532:.H532])" office:value-type="time" office:time-value="PT00H00M00S">
            <text:p>00:00:00,000</text:p>
          </table:table-cell>
          <table:table-cell table:formula="of:=MIN([.B586:.F586])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7</text:p>
          </table:table-cell>
          <table:table-cell table:style-name="ce18" table:formula="of:=MIN([.C535:.I535])" office:value-type="time" office:time-value="PT00H00M00S">
            <text:p>00:00:00,000</text:p>
          </table:table-cell>
          <table:table-cell table:formula="of:=MIN([.B589:.E589])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8</text:p>
          </table:table-cell>
          <table:table-cell table:style-name="ce18" table:formula="of:=MIN([.C538:.D538])" office:value-type="time" office:time-value="PT00H00M00S">
            <text:p>00:00:00,000</text:p>
          </table:table-cell>
          <table:table-cell table:formula="of:=MIN([.B592:.C592])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9</text:p>
          </table:table-cell>
          <table:table-cell table:style-name="ce18" table:formula="of:=MIN([.C541:.D541])" office:value-type="time" office:time-value="PT00H00M00S">
            <text:p>00:00:00,000</text:p>
          </table:table-cell>
          <table:table-cell table:formula="of:=[.B595]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10</text:p>
          </table:table-cell>
          <table:table-cell table:style-name="ce18" table:formula="of:=MIN([.C544:.P544])" office:value-type="time" office:time-value="PT00H00M00S">
            <text:p>00:00:00,000</text:p>
          </table:table-cell>
          <table:table-cell table:formula="of:=MIN([.B598:.I598])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11</text:p>
          </table:table-cell>
          <table:table-cell table:style-name="ce18" table:formula="of:=MIN([.C547:.E547])" office:value-type="time" office:time-value="PT00H00M00S">
            <text:p>00:00:00,000</text:p>
          </table:table-cell>
          <table:table-cell table:formula="of:=MIN([.B601:.C601])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12</text:p>
          </table:table-cell>
          <table:table-cell table:style-name="ce18" table:formula="of:=MIN([.C550:.E550])" office:value-type="time" office:time-value="PT00H00M00S">
            <text:p>00:00:00,000</text:p>
          </table:table-cell>
          <table:table-cell table:formula="of:=MIN([.B604:.C604])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13</text:p>
          </table:table-cell>
          <table:table-cell table:style-name="ce18" table:formula="of:=MIN([.C553:.F553])" office:value-type="time" office:time-value="PT00H00M00S">
            <text:p>00:00:00,000</text:p>
          </table:table-cell>
          <table:table-cell table:formula="of:=MIN([.B607:.D607])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14</text:p>
          </table:table-cell>
          <table:table-cell table:style-name="ce18" table:formula="of:=MIN([.C556:.D556])" office:value-type="time" office:time-value="PT00H00M00S">
            <text:p>00:00:00,000</text:p>
          </table:table-cell>
          <table:table-cell table:formula="of:=MIN([.B610:.E610])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15</text:p>
          </table:table-cell>
          <table:table-cell table:style-name="ce18" table:formula="of:=MIN([.C559:.D559])" office:value-type="time" office:time-value="PT00H00M00S">
            <text:p>00:00:00,000</text:p>
          </table:table-cell>
          <table:table-cell table:formula="of:=MIN([.B613:.E613])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16</text:p>
          </table:table-cell>
          <table:table-cell table:style-name="ce18" table:formula="of:=MIN([.C562:.E562])" office:value-type="time" office:time-value="PT00H00M00S">
            <text:p>00:00:00,000</text:p>
          </table:table-cell>
          <table:table-cell table:formula="of:=MIN([.B616:.D616])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Q17</text:p>
          </table:table-cell>
          <table:table-cell table:style-name="ce18" table:formula="of:=MIN([.C565:.D565])" office:value-type="time" office:time-value="PT00H00M00S">
            <text:p>00:00:00,000</text:p>
          </table:table-cell>
          <table:table-cell table:formula="of:=[.B619]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Gesamt</text:p>
          </table:table-cell>
          <table:table-cell table:style-name="ce18" table:formula="of:=SUM([.B625:.B641])" office:value-type="time" office:time-value="PT00H00M00S">
            <text:p>00:00:00,000</text:p>
          </table:table-cell>
          <table:table-cell table:formula="of:=SUM([.C625:.C641])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>
            <text:p>Gesamt ohne Q10</text:p>
          </table:table-cell>
          <table:table-cell table:style-name="ce18" table:formula="of:=[.B642]-[.B634]" office:value-type="time" office:time-value="PT00H00M00S">
            <text:p>00:00:00,000</text:p>
          </table:table-cell>
          <table:table-cell table:formula="of:=[.C642]-[.C634]" office:value-type="time" office:time-value="PT00H00M00S">
            <text:p>00:00:00,00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</table:table-row>
        <table:table-row table:style-name="ro1">
          <table:table-cell table:number-columns-repeated="2"/>
          <table:table-cell table:style-name="ce21"/>
          <table:table-cell table:style-name="ce5" table:number-columns-repeated="3"/>
          <table:table-cell table:style-name="ce21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21" table:number-columns-repeated="5"/>
          <table:table-cell table:number-columns-repeated="9"/>
        </table:table-row>
        <table:table-row table:style-name="ro1">
          <table:table-cell table:number-columns-repeated="2"/>
          <table:table-cell table:style-name="ce21" table:number-columns-repeated="5"/>
          <table:table-cell table:style-name="Default" table:number-columns-repeated="4"/>
          <table:table-cell table:number-columns-repeated="5"/>
        </table:table-row>
        <table:table-row table:style-name="ro1" table:number-rows-repeated="15">
          <table:table-cell table:number-columns-repeated="2"/>
          <table:table-cell table:style-name="ce4" table:number-columns-repeated="5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4" table:number-columns-repeated="6"/>
          <table:table-cell table:style-name="ce18" table:number-columns-repeated="3"/>
          <table:table-cell table:style-name="ce4"/>
          <table:table-cell table:style-name="ce18"/>
          <table:table-cell table:number-columns-repeated="3"/>
        </table:table-row>
        <table:table-row table:style-name="ro1" table:number-rows-repeated="9">
          <table:table-cell table:number-columns-repeated="2"/>
          <table:table-cell table:style-name="ce4" table:number-columns-repeated="5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/>
        </table:table-row>
        <table:table-row table:style-name="ro1" table:number-rows-repeated="21">
          <table:table-cell table:number-columns-repeated="2"/>
          <table:table-cell table:style-name="ce4" table:number-columns-repeated="5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5"/>
        </table:table-row>
        <table:table-row table:style-name="ro1">
          <table:table-cell/>
          <table:table-cell table:style-name="ce21" table:number-columns-repeated="4"/>
          <table:table-cell table:style-name="Default" table:number-columns-repeated="6"/>
          <table:table-cell table:number-columns-repeated="5"/>
        </table:table-row>
        <table:table-row table:style-name="ro1" table:number-rows-repeated="51">
          <table:table-cell table:style-name="ce3"/>
          <table:table-cell table:style-name="ce4" table:number-columns-repeated="6"/>
          <table:table-cell table:style-name="ce18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table:number-columns-repeated="7"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5"/>
        </table:table-row>
        <table:table-row table:style-name="ro1" table:number-rows-repeated="3">
          <table:table-cell/>
          <table:table-cell table:style-name="ce18"/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8"/>
          <table:table-cell table:style-name="ce35"/>
          <table:table-cell table:style-name="Default" table:number-columns-repeated="8"/>
          <table:table-cell table:number-columns-repeated="5"/>
        </table:table-row>
        <table:table-row table:style-name="ro1" table:number-rows-repeated="14">
          <table:table-cell/>
          <table:table-cell table:style-name="ce18"/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8"/>
          <table:table-cell/>
          <table:table-cell table:style-name="Default" table:number-columns-repeated="8"/>
          <table:table-cell table:number-columns-repeated="5"/>
        </table:table-row>
      </table:table>
      <table:table table:name="N020" table:style-name="ta1" table:print="false">
        <office:forms form:automatic-focus="false" form:apply-design-mode="false"/>
        <table:table-column table:style-name="co1" table:default-cell-style-name="Default"/>
        <table:table-column table:style-name="co19" table:default-cell-style-name="ce37"/>
        <table:table-column table:style-name="co12" table:default-cell-style-name="ce25"/>
        <table:table-column table:style-name="co20" table:default-cell-style-name="ce25"/>
        <table:table-column table:style-name="co21" table:default-cell-style-name="ce25"/>
        <table:table-column table:style-name="co15" table:default-cell-style-name="ce25"/>
        <table:table-column table:style-name="co22" table:default-cell-style-name="ce25"/>
        <table:table-column table:style-name="co6" table:default-cell-style-name="ce37"/>
        <table:table-column table:style-name="co23" table:default-cell-style-name="ce37"/>
        <table:table-column table:style-name="co24" table:default-cell-style-name="ce37"/>
        <table:table-column table:style-name="co18" table:default-cell-style-name="ce37"/>
        <table:table-column table:style-name="co25" table:default-cell-style-name="ce37"/>
        <table:table-column table:style-name="co26" table:default-cell-style-name="ce37"/>
        <table:table-column table:style-name="co14" table:default-cell-style-name="ce37"/>
        <table:table-column table:style-name="co27" table:default-cell-style-name="ce37"/>
        <table:table-column table:style-name="co9" table:default-cell-style-name="ce37"/>
        <table:table-column table:style-name="co1" table:default-cell-style-name="Default"/>
        <table:table-row table:style-name="ro1">
          <table:table-cell office:value-type="string">
            <text:p>Network 0.05</text:p>
          </table:table-cell>
          <table:table-cell/>
          <table:table-cell table:style-name="ce37" table:number-columns-repeated="5"/>
          <table:table-cell table:number-columns-repeated="10"/>
        </table:table-row>
        <table:table-row table:style-name="ro1">
          <table:table-cell office:value-type="string">
            <text:p>OBA</text:p>
          </table:table-cell>
          <table:table-cell/>
          <table:table-cell table:style-name="ce37" table:number-columns-repeated="5"/>
          <table:table-cell table:number-columns-repeated="10"/>
        </table:table-row>
        <table:table-row table:style-name="ro1">
          <table:table-cell office:value-type="string">
            <text:p>Anz. Läufe</text:p>
          </table:table-cell>
          <table:table-cell table:style-name="ce33" office:value-type="float" office:value="4">
            <text:p>4</text:p>
          </table:table-cell>
          <table:table-cell table:style-name="ce37" office:value-type="string">
            <text:p>Durchschnitt</text:p>
          </table:table-cell>
          <table:table-cell table:style-name="ce37" office:value-type="string">
            <text:p>1.Lauf</text:p>
          </table:table-cell>
          <table:table-cell table:style-name="ce37" office:value-type="string">
            <text:p>2.Lauf</text:p>
          </table:table-cell>
          <table:table-cell table:style-name="ce37" office:value-type="string">
            <text:p>3.Lauf</text:p>
          </table:table-cell>
          <table:table-cell table:style-name="ce37" office:value-type="string">
            <text:p>4.Lauf</text:p>
          </table:table-cell>
          <table:table-cell table:number-columns-repeated="10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360634S">
            <text:p>00,361,,,,,,,,,,,,</text:p>
          </table:table-cell>
          <table:table-cell office:value-type="time" office:time-value="PT00H00M00.381465S">
            <text:p>00,381,,,,,,,,,,,,</text:p>
          </table:table-cell>
          <table:table-cell office:value-type="time" office:time-value="PT00H00M00.253619S">
            <text:p>00,254,,,,,,,,,,,,</text:p>
          </table:table-cell>
          <table:table-cell office:value-type="time" office:time-value="PT00H00M00.355638S">
            <text:p>00,356,,,,,,,,,,,,</text:p>
          </table:table-cell>
          <table:table-cell office:value-type="time" office:time-value="PT00H00M00.451813S">
            <text:p>00,452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25S">
            <text:p>00,025,,,,,,,,,,,,</text:p>
          </table:table-cell>
          <table:table-cell office:value-type="time" office:time-value="PT00H00M00.02S">
            <text:p>00,020,,,,,,,,,,,,</text:p>
          </table:table-cell>
          <table:table-cell table:number-columns-repeated="2" office:value-type="time" office:time-value="PT00H00M00.03S">
            <text:p>00,030,,,,,,,,,,,,</text:p>
          </table:table-cell>
          <table:table-cell office:value-type="time" office:time-value="PT00H00M00.02S">
            <text:p>00,02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03372S">
            <text:p>00,003,,,,,,,,,,,,</text:p>
          </table:table-cell>
          <table:table-cell office:value-type="time" office:time-value="PT00H00M00.003365S">
            <text:p>00,003,,,,,,,,,,,,</text:p>
          </table:table-cell>
          <table:table-cell office:value-type="time" office:time-value="PT00H00M00.003387S">
            <text:p>00,003,,,,,,,,,,,,</text:p>
          </table:table-cell>
          <table:table-cell office:value-type="time" office:time-value="PT00H00M00.003359S">
            <text:p>00,003,,,,,,,,,,,,</text:p>
          </table:table-cell>
          <table:table-cell office:value-type="time" office:time-value="PT00H00M00.003376S">
            <text:p>00,003,,,,,,,,,,,,</text:p>
          </table:table-cell>
          <table:table-cell table:number-columns-repeated="10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89122S">
            <text:p>00,089,,,,,,,,,,,,</text:p>
          </table:table-cell>
          <table:table-cell office:value-type="time" office:time-value="PT00H00M00.094024S">
            <text:p>00,094,,,,,,,,,,,,</text:p>
          </table:table-cell>
          <table:table-cell office:value-type="time" office:time-value="PT00H00M00.074165S">
            <text:p>00,074,,,,,,,,,,,,</text:p>
          </table:table-cell>
          <table:table-cell office:value-type="time" office:time-value="PT00H00M00.068078S">
            <text:p>00,068,,,,,,,,,,,,</text:p>
          </table:table-cell>
          <table:table-cell office:value-type="time" office:time-value="PT00H00M00.120222S">
            <text:p>00,12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.0175S">
            <text:p>00,018,,,,,,,,,,,,</text:p>
          </table:table-cell>
          <table:table-cell office:value-type="time" office:time-value="PT00H00M00.03S">
            <text:p>00,030,,,,,,,,,,,,</text:p>
          </table:table-cell>
          <table:table-cell table:number-columns-repeated="2" office:value-type="time" office:time-value="PT00H00M00.01S">
            <text:p>00,010,,,,,,,,,,,,</text:p>
          </table:table-cell>
          <table:table-cell office:value-type="time" office:time-value="PT00H00M00.02S">
            <text:p>00,02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195S">
            <text:p>00,000,,,,,,,,,,,,</text:p>
          </table:table-cell>
          <table:table-cell office:value-type="time" office:time-value="PT00H00M00.000197S">
            <text:p>00,000,,,,,,,,,,,,</text:p>
          </table:table-cell>
          <table:table-cell office:value-type="time" office:time-value="PT00H00M00.000195S">
            <text:p>00,000,,,,,,,,,,,,</text:p>
          </table:table-cell>
          <table:table-cell table:number-columns-repeated="2" office:value-type="time" office:time-value="PT00H00M00.000194S">
            <text:p>00,000,,,,,,,,,,,,</text:p>
          </table:table-cell>
          <table:table-cell table:number-columns-repeated="10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718133S">
            <text:p>00,718,,,,,,,,,,,,</text:p>
          </table:table-cell>
          <table:table-cell office:value-type="time" office:time-value="PT00H00M00.439502S">
            <text:p>00,440,,,,,,,,,,,,</text:p>
          </table:table-cell>
          <table:table-cell office:value-type="time" office:time-value="PT00H00M00.265763S">
            <text:p>00,266,,,,,,,,,,,,</text:p>
          </table:table-cell>
          <table:table-cell office:value-type="time" office:time-value="PT00H00M01.007956S">
            <text:p>01,008,,,,,,,,,,,,</text:p>
          </table:table-cell>
          <table:table-cell office:value-type="time" office:time-value="PT00H00M01.159309S">
            <text:p>01,159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925S">
            <text:p>00,093,,,,,,,,,,,,</text:p>
          </table:table-cell>
          <table:table-cell office:value-type="time" office:time-value="PT00H00M00.07S">
            <text:p>00,070,,,,,,,,,,,,</text:p>
          </table:table-cell>
          <table:table-cell office:value-type="time" office:time-value="PT00H00M00.06S">
            <text:p>00,060,,,,,,,,,,,,</text:p>
          </table:table-cell>
          <table:table-cell office:value-type="time" office:time-value="PT00H00M00.11S">
            <text:p>00,110,,,,,,,,,,,,</text:p>
          </table:table-cell>
          <table:table-cell office:value-type="time" office:time-value="PT00H00M00.13S">
            <text:p>00,13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56416S">
            <text:p>00,056,,,,,,,,,,,,</text:p>
          </table:table-cell>
          <table:table-cell office:value-type="time" office:time-value="PT00H00M00.045377S">
            <text:p>00,045,,,,,,,,,,,,</text:p>
          </table:table-cell>
          <table:table-cell office:value-type="time" office:time-value="PT00H00M00.035288S">
            <text:p>00,035,,,,,,,,,,,,</text:p>
          </table:table-cell>
          <table:table-cell office:value-type="time" office:time-value="PT00H00M00.10714S">
            <text:p>00,107,,,,,,,,,,,,</text:p>
          </table:table-cell>
          <table:table-cell office:value-type="time" office:time-value="PT00H00M00.037858S">
            <text:p>00,038,,,,,,,,,,,,</text:p>
          </table:table-cell>
          <table:table-cell table:number-columns-repeated="10"/>
        </table:table-row>
        <table:table-row table:style-name="ro1">
          <table:table-cell office:value-type="string">
            <text:p>Q3a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00.286929S">
            <text:p>00,287,,,,,,,,,,,,</text:p>
          </table:table-cell>
          <table:table-cell office:value-type="time" office:time-value="PT00H00M00.273007S">
            <text:p>00,273,,,,,,,,,,,,</text:p>
          </table:table-cell>
          <table:table-cell office:value-type="time" office:time-value="PT00H00M00.264388S">
            <text:p>00,264,,,,,,,,,,,,</text:p>
          </table:table-cell>
          <table:table-cell office:value-type="time" office:time-value="PT00H00M00.299793S">
            <text:p>00,300,,,,,,,,,,,,</text:p>
          </table:table-cell>
          <table:table-cell office:value-type="time" office:time-value="PT00H00M00.310527S">
            <text:p>00,311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0.065S">
            <text:p>00,065,,,,,,,,,,,,</text:p>
          </table:table-cell>
          <table:table-cell office:value-type="time" office:time-value="PT00H00M00.06S">
            <text:p>00,060,,,,,,,,,,,,</text:p>
          </table:table-cell>
          <table:table-cell office:value-type="time" office:time-value="PT00H00M00.07S">
            <text:p>00,070,,,,,,,,,,,,</text:p>
          </table:table-cell>
          <table:table-cell office:value-type="time" office:time-value="PT00H00M00.06S">
            <text:p>00,060,,,,,,,,,,,,</text:p>
          </table:table-cell>
          <table:table-cell office:value-type="time" office:time-value="PT00H00M00.07S">
            <text:p>00,07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041893S">
            <text:p>00,042,,,,,,,,,,,,</text:p>
          </table:table-cell>
          <table:table-cell office:value-type="time" office:time-value="PT00H00M00.03508S">
            <text:p>00,035,,,,,,,,,,,,</text:p>
          </table:table-cell>
          <table:table-cell office:value-type="time" office:time-value="PT00H00M00.038986S">
            <text:p>00,039,,,,,,,,,,,,</text:p>
          </table:table-cell>
          <table:table-cell office:value-type="time" office:time-value="PT00H00M00.037646S">
            <text:p>00,038,,,,,,,,,,,,</text:p>
          </table:table-cell>
          <table:table-cell office:value-type="time" office:time-value="PT00H00M00.055861S">
            <text:p>00,056,,,,,,,,,,,,</text:p>
          </table:table-cell>
          <table:table-cell table:number-columns-repeated="10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1.949467S">
            <text:p>01,949,,,,,,,,,,,,</text:p>
          </table:table-cell>
          <table:table-cell office:value-type="time" office:time-value="PT00H00M01.930979S">
            <text:p>01,931,,,,,,,,,,,,</text:p>
          </table:table-cell>
          <table:table-cell office:value-type="time" office:time-value="PT00H00M01.90439S">
            <text:p>01,904,,,,,,,,,,,,</text:p>
          </table:table-cell>
          <table:table-cell office:value-type="time" office:time-value="PT00H00M01.958805S">
            <text:p>01,959,,,,,,,,,,,,</text:p>
          </table:table-cell>
          <table:table-cell office:value-type="time" office:time-value="PT00H00M02.003695S">
            <text:p>02,004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0.35S">
            <text:p>00,350,,,,,,,,,,,,</text:p>
          </table:table-cell>
          <table:table-cell office:value-type="time" office:time-value="PT00H00M00.37S">
            <text:p>00,370,,,,,,,,,,,,</text:p>
          </table:table-cell>
          <table:table-cell office:value-type="time" office:time-value="PT00H00M00.33S">
            <text:p>00,330,,,,,,,,,,,,</text:p>
          </table:table-cell>
          <table:table-cell office:value-type="time" office:time-value="PT00H00M00.34S">
            <text:p>00,340,,,,,,,,,,,,</text:p>
          </table:table-cell>
          <table:table-cell office:value-type="time" office:time-value="PT00H00M00.36S">
            <text:p>00,36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060824S">
            <text:p>00,061,,,,,,,,,,,,</text:p>
          </table:table-cell>
          <table:table-cell office:value-type="time" office:time-value="PT00H00M00.093248S">
            <text:p>00,093,,,,,,,,,,,,</text:p>
          </table:table-cell>
          <table:table-cell office:value-type="time" office:time-value="PT00H00M00.054044S">
            <text:p>00,054,,,,,,,,,,,,</text:p>
          </table:table-cell>
          <table:table-cell office:value-type="time" office:time-value="PT00H00M00.049018S">
            <text:p>00,049,,,,,,,,,,,,</text:p>
          </table:table-cell>
          <table:table-cell office:value-type="time" office:time-value="PT00H00M00.046987S">
            <text:p>00,047,,,,,,,,,,,,</text:p>
          </table:table-cell>
          <table:table-cell table:number-columns-repeated="10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9:.K19])/[.$B$3]" office:value-type="time" office:time-value="PT00H00M04.753478S">
            <text:p>04,753,,,,,,,,,,,,</text:p>
          </table:table-cell>
          <table:table-cell table:formula="of:=+[.D22]+[.D25]+[.D28]" office:value-type="time" office:time-value="PT00H00M04.314332S">
            <text:p>04,314,,,,,,,,,,,,</text:p>
          </table:table-cell>
          <table:table-cell table:formula="of:=+[.E22]+[.E25]+[.E28]" office:value-type="time" office:time-value="PT00H00M04.364108S">
            <text:p>04,364,,,,,,,,,,,,</text:p>
          </table:table-cell>
          <table:table-cell table:formula="of:=+[.F22]+[.F25]+[.F28]" office:value-type="time" office:time-value="PT00H00M04.326992S">
            <text:p>04,327,,,,,,,,,,,,</text:p>
          </table:table-cell>
          <table:table-cell table:formula="of:=+[.G22]+[.G25]+[.G28]" office:value-type="time" office:time-value="PT00H00M06.00848S">
            <text:p>06,008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0:.K20])/[.$B$3]" office:value-type="time" office:time-value="PT00H00M03.7025S">
            <text:p>03,703,,,,,,,,,,,,</text:p>
          </table:table-cell>
          <table:table-cell table:formula="of:=+[.D23]+[.D26]+[.D29]" office:value-type="time" office:time-value="PT00H00M03.66S">
            <text:p>03,660,,,,,,,,,,,,</text:p>
          </table:table-cell>
          <table:table-cell table:formula="of:=+[.E23]+[.E26]+[.E29]" office:value-type="time" office:time-value="PT00H00M03.68S">
            <text:p>03,680,,,,,,,,,,,,</text:p>
          </table:table-cell>
          <table:table-cell table:formula="of:=+[.F23]+[.F26]+[.F29]" office:value-type="time" office:time-value="PT00H00M03.68S">
            <text:p>03,680,,,,,,,,,,,,</text:p>
          </table:table-cell>
          <table:table-cell table:formula="of:=+[.G23]+[.G26]+[.G29]" office:value-type="time" office:time-value="PT00H00M03.79S">
            <text:p>03,7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:.K21])/[.$B$3]" office:value-type="time" office:time-value="PT00H00M00.407004S">
            <text:p>00,407,,,,,,,,,,,,</text:p>
          </table:table-cell>
          <table:table-cell table:formula="of:=+[.D24]+[.D27]+[.D30]" office:value-type="time" office:time-value="PT00H00M00.18713S">
            <text:p>00,187,,,,,,,,,,,,</text:p>
          </table:table-cell>
          <table:table-cell table:formula="of:=+[.E24]+[.E27]+[.E30]" office:value-type="time" office:time-value="PT00H00M00.240563S">
            <text:p>00,241,,,,,,,,,,,,</text:p>
          </table:table-cell>
          <table:table-cell table:formula="of:=+[.F24]+[.F27]+[.F30]" office:value-type="time" office:time-value="PT00H00M00.195818S">
            <text:p>00,196,,,,,,,,,,,,</text:p>
          </table:table-cell>
          <table:table-cell table:formula="of:=+[.G24]+[.G27]+[.G30]" office:value-type="time" office:time-value="PT00H00M01.004503S">
            <text:p>01,005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5tmp1</text:p>
          </table:table-cell>
          <table:table-cell table:style-name="ce38" office:value-type="string">
            <text:p>elapsed</text:p>
          </table:table-cell>
          <table:table-cell table:formula="of:=SUM([.D22:.K22])/[.$B$3]" office:value-type="time" office:time-value="PT00H00M00.989468S">
            <text:p>00,989,,,,,,,,,,,,</text:p>
          </table:table-cell>
          <table:table-cell office:value-type="time" office:time-value="PT00H00M00.914516S">
            <text:p>00,915,,,,,,,,,,,,</text:p>
          </table:table-cell>
          <table:table-cell table:style-name="ce27" office:value-type="time" office:time-value="PT00H00M00.953274S">
            <text:p>00,953,,,,,,,,,,,,</text:p>
          </table:table-cell>
          <table:table-cell table:style-name="ce27" office:value-type="time" office:time-value="PT00H00M00.939348S">
            <text:p>00,939,,,,,,,,,,,,</text:p>
          </table:table-cell>
          <table:table-cell table:style-name="ce27" office:value-type="time" office:time-value="PT00H00M01.150732S">
            <text:p>01,151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3:.K23])/[.$B$3]" office:value-type="time" office:time-value="PT00H00M00.6375S">
            <text:p>00,638,,,,,,,,,,,,</text:p>
          </table:table-cell>
          <table:table-cell office:value-type="time" office:time-value="PT00H00M00.63S">
            <text:p>00,630,,,,,,,,,,,,</text:p>
          </table:table-cell>
          <table:table-cell table:number-columns-repeated="3" table:style-name="ce27" office:value-type="time" office:time-value="PT00H00M00.64S">
            <text:p>00,64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4:.K24])/[.$B$3]" office:value-type="time" office:time-value="PT00H00M00.069993S">
            <text:p>00,070,,,,,,,,,,,,</text:p>
          </table:table-cell>
          <table:table-cell office:value-type="time" office:time-value="PT00H00M00.055498S">
            <text:p>00,055,,,,,,,,,,,,</text:p>
          </table:table-cell>
          <table:table-cell table:style-name="ce27" office:value-type="time" office:time-value="PT00H00M00.092287S">
            <text:p>00,092,,,,,,,,,,,,</text:p>
          </table:table-cell>
          <table:table-cell table:style-name="ce27" office:value-type="time" office:time-value="PT00H00M00.07025S">
            <text:p>00,070,,,,,,,,,,,,</text:p>
          </table:table-cell>
          <table:table-cell table:style-name="ce27" office:value-type="time" office:time-value="PT00H00M00.061935S">
            <text:p>00,062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5tmp2</text:p>
          </table:table-cell>
          <table:table-cell table:style-name="ce38" office:value-type="string">
            <text:p>elapsed</text:p>
          </table:table-cell>
          <table:table-cell table:formula="of:=SUM([.D25:.K25])/[.$B$3]" office:value-type="time" office:time-value="PT00H00M01.233347S">
            <text:p>01,233,,,,,,,,,,,,</text:p>
          </table:table-cell>
          <table:table-cell office:value-type="time" office:time-value="PT00H00M01.016531S">
            <text:p>01,017,,,,,,,,,,,,</text:p>
          </table:table-cell>
          <table:table-cell table:style-name="ce27" office:value-type="time" office:time-value="PT00H00M01.024524S">
            <text:p>01,025,,,,,,,,,,,,</text:p>
          </table:table-cell>
          <table:table-cell table:style-name="ce27" office:value-type="time" office:time-value="PT00H00M01.007923S">
            <text:p>01,008,,,,,,,,,,,,</text:p>
          </table:table-cell>
          <table:table-cell table:style-name="ce27" office:value-type="time" office:time-value="PT00H00M01.884409S">
            <text:p>01,884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6:.K26])/[.$B$3]" office:value-type="time" office:time-value="PT00H00M00.8025S">
            <text:p>00,803,,,,,,,,,,,,</text:p>
          </table:table-cell>
          <table:table-cell office:value-type="time" office:time-value="PT00H00M00.79S">
            <text:p>00,790,,,,,,,,,,,,</text:p>
          </table:table-cell>
          <table:table-cell table:style-name="ce27" office:value-type="time" office:time-value="PT00H00M00.81S">
            <text:p>00,810,,,,,,,,,,,,</text:p>
          </table:table-cell>
          <table:table-cell table:style-name="ce27" office:value-type="time" office:time-value="PT00H00M00.8S">
            <text:p>00,800,,,,,,,,,,,,</text:p>
          </table:table-cell>
          <table:table-cell table:style-name="ce27" office:value-type="time" office:time-value="PT00H00M00.81S">
            <text:p>00,81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7:.K27])/[.$B$3]" office:value-type="time" office:time-value="PT00H00M00.222501S">
            <text:p>00,223,,,,,,,,,,,,</text:p>
          </table:table-cell>
          <table:table-cell office:value-type="time" office:time-value="PT00H00M00.078584S">
            <text:p>00,079,,,,,,,,,,,,</text:p>
          </table:table-cell>
          <table:table-cell table:style-name="ce27" office:value-type="time" office:time-value="PT00H00M00.082685S">
            <text:p>00,083,,,,,,,,,,,,</text:p>
          </table:table-cell>
          <table:table-cell table:style-name="ce27" office:value-type="time" office:time-value="PT00H00M00.063542S">
            <text:p>00,064,,,,,,,,,,,,</text:p>
          </table:table-cell>
          <table:table-cell table:style-name="ce27" office:value-type="time" office:time-value="PT00H00M00.665194S">
            <text:p>00,665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5res</text:p>
          </table:table-cell>
          <table:table-cell table:style-name="ce38" office:value-type="string">
            <text:p>elapsed</text:p>
          </table:table-cell>
          <table:table-cell table:formula="of:=SUM([.D28:.K28])/[.$B$3]" office:value-type="time" office:time-value="PT00H00M02.530664S">
            <text:p>02,531,,,,,,,,,,,,</text:p>
          </table:table-cell>
          <table:table-cell office:value-type="time" office:time-value="PT00H00M02.383285S">
            <text:p>02,383,,,,,,,,,,,,</text:p>
          </table:table-cell>
          <table:table-cell table:style-name="ce27" office:value-type="time" office:time-value="PT00H00M02.38631S">
            <text:p>02,386,,,,,,,,,,,,</text:p>
          </table:table-cell>
          <table:table-cell table:style-name="ce27" office:value-type="time" office:time-value="PT00H00M02.379721S">
            <text:p>02,380,,,,,,,,,,,,</text:p>
          </table:table-cell>
          <table:table-cell table:style-name="ce27" office:value-type="time" office:time-value="PT00H00M02.973339S">
            <text:p>02,973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9:.K29])/[.$B$3]" office:value-type="time" office:time-value="PT00H00M02.2625S">
            <text:p>02,263,,,,,,,,,,,,</text:p>
          </table:table-cell>
          <table:table-cell office:value-type="time" office:time-value="PT00H00M02.24S">
            <text:p>02,240,,,,,,,,,,,,</text:p>
          </table:table-cell>
          <table:table-cell table:style-name="ce27" office:value-type="time" office:time-value="PT00H00M02.23S">
            <text:p>02,230,,,,,,,,,,,,</text:p>
          </table:table-cell>
          <table:table-cell table:style-name="ce27" office:value-type="time" office:time-value="PT00H00M02.24S">
            <text:p>02,240,,,,,,,,,,,,</text:p>
          </table:table-cell>
          <table:table-cell table:style-name="ce27" office:value-type="time" office:time-value="PT00H00M02.34S">
            <text:p>02,34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0:.K30])/[.$B$3]" office:value-type="time" office:time-value="PT00H00M00.11451S">
            <text:p>00,115,,,,,,,,,,,,</text:p>
          </table:table-cell>
          <table:table-cell office:value-type="time" office:time-value="PT00H00M00.053048S">
            <text:p>00,053,,,,,,,,,,,,</text:p>
          </table:table-cell>
          <table:table-cell table:style-name="ce27" office:value-type="time" office:time-value="PT00H00M00.065591S">
            <text:p>00,066,,,,,,,,,,,,</text:p>
          </table:table-cell>
          <table:table-cell table:style-name="ce27" office:value-type="time" office:time-value="PT00H00M00.062026S">
            <text:p>00,062,,,,,,,,,,,,</text:p>
          </table:table-cell>
          <table:table-cell table:style-name="ce27" office:value-type="time" office:time-value="PT00H00M00.277374S">
            <text:p>00,277,,,,,,,,,,,,</text:p>
          </table:table-cell>
          <table:table-cell table:number-columns-repeated="10"/>
        </table:table-row>
        <table:table-row table:style-name="ro1">
          <table:table-cell office:value-type="string">
            <text:p>Q5a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04.668529S">
            <text:p>04,669,,,,,,,,,,,,</text:p>
          </table:table-cell>
          <table:table-cell table:formula="of:=+[.D34]+[.D37]+[.D40]" office:value-type="time" office:time-value="PT00H00M04.344912S">
            <text:p>04,345,,,,,,,,,,,,</text:p>
          </table:table-cell>
          <table:table-cell table:formula="of:=+[.E34]+[.E37]+[.E40]" office:value-type="time" office:time-value="PT00H00M04.392604S">
            <text:p>04,393,,,,,,,,,,,,</text:p>
          </table:table-cell>
          <table:table-cell table:formula="of:=+[.F34]+[.F37]+[.F40]" office:value-type="time" office:time-value="PT00H00M04.353114S">
            <text:p>04,353,,,,,,,,,,,,</text:p>
          </table:table-cell>
          <table:table-cell table:formula="of:=+[.G34]+[.G37]+[.G40]" office:value-type="time" office:time-value="PT00H00M05.583484S">
            <text:p>05,583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03.6775S">
            <text:p>03,678,,,,,,,,,,,,</text:p>
          </table:table-cell>
          <table:table-cell table:formula="of:=+[.D35]+[.D38]+[.D41]" office:value-type="time" office:time-value="PT00H00M03.66S">
            <text:p>03,660,,,,,,,,,,,,</text:p>
          </table:table-cell>
          <table:table-cell table:formula="of:=+[.E35]+[.E38]+[.E41]" office:value-type="time" office:time-value="PT00H00M03.68S">
            <text:p>03,680,,,,,,,,,,,,</text:p>
          </table:table-cell>
          <table:table-cell table:formula="of:=+[.F35]+[.F38]+[.F41]" office:value-type="time" office:time-value="PT00H00M03.66S">
            <text:p>03,660,,,,,,,,,,,,</text:p>
          </table:table-cell>
          <table:table-cell table:formula="of:=+[.G35]+[.G38]+[.G41]" office:value-type="time" office:time-value="PT00H00M03.71S">
            <text:p>03,71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326291S">
            <text:p>00,326,,,,,,,,,,,,</text:p>
          </table:table-cell>
          <table:table-cell table:formula="of:=+[.D36]+[.D39]+[.D42]" office:value-type="time" office:time-value="PT00H00M00.194502S">
            <text:p>00,195,,,,,,,,,,,,</text:p>
          </table:table-cell>
          <table:table-cell table:formula="of:=+[.E36]+[.E39]+[.E42]" office:value-type="time" office:time-value="PT00H00M00.208639S">
            <text:p>00,209,,,,,,,,,,,,</text:p>
          </table:table-cell>
          <table:table-cell table:formula="of:=+[.F36]+[.F39]+[.F42]" office:value-type="time" office:time-value="PT00H00M00.171254S">
            <text:p>00,171,,,,,,,,,,,,</text:p>
          </table:table-cell>
          <table:table-cell table:formula="of:=+[.G36]+[.G39]+[.G42]" office:value-type="time" office:time-value="PT00H00M00.73077S">
            <text:p>00,731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5tmp1</text:p>
          </table:table-cell>
          <table:table-cell table:style-name="ce38" office:value-type="string">
            <text:p>elapsed</text:p>
          </table:table-cell>
          <table:table-cell table:formula="of:=SUM([.D34:.K34])/[.$B$3]" office:value-type="time" office:time-value="PT00H00M00.989468S">
            <text:p>00,989,,,,,,,,,,,,</text:p>
          </table:table-cell>
          <table:table-cell table:style-name="ce27" table:formula="of:=[.D22]" office:value-type="time" office:time-value="PT00H00M00.914516S">
            <text:p>00,915,,,,,,,,,,,,</text:p>
          </table:table-cell>
          <table:table-cell table:style-name="ce27" table:formula="of:=[.E22]" office:value-type="time" office:time-value="PT00H00M00.953274S">
            <text:p>00,953,,,,,,,,,,,,</text:p>
          </table:table-cell>
          <table:table-cell table:style-name="ce27" table:formula="of:=[.F22]" office:value-type="time" office:time-value="PT00H00M00.939348S">
            <text:p>00,939,,,,,,,,,,,,</text:p>
          </table:table-cell>
          <table:table-cell table:style-name="ce27" table:formula="of:=[.G22]" office:value-type="time" office:time-value="PT00H00M01.150732S">
            <text:p>01,151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5:.K35])/[.$B$3]" office:value-type="time" office:time-value="PT00H00M00.6375S">
            <text:p>00,638,,,,,,,,,,,,</text:p>
          </table:table-cell>
          <table:table-cell table:style-name="ce27" table:formula="of:=[.D23]" office:value-type="time" office:time-value="PT00H00M00.63S">
            <text:p>00,630,,,,,,,,,,,,</text:p>
          </table:table-cell>
          <table:table-cell table:style-name="ce27" table:formula="of:=[.E23]" office:value-type="time" office:time-value="PT00H00M00.64S">
            <text:p>00,640,,,,,,,,,,,,</text:p>
          </table:table-cell>
          <table:table-cell table:style-name="ce27" table:formula="of:=[.F23]" office:value-type="time" office:time-value="PT00H00M00.64S">
            <text:p>00,640,,,,,,,,,,,,</text:p>
          </table:table-cell>
          <table:table-cell table:style-name="ce27" table:formula="of:=[.G23]" office:value-type="time" office:time-value="PT00H00M00.64S">
            <text:p>00,64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6:.K36])/[.$B$3]" office:value-type="time" office:time-value="PT00H00M00.069993S">
            <text:p>00,070,,,,,,,,,,,,</text:p>
          </table:table-cell>
          <table:table-cell table:style-name="ce27" table:formula="of:=[.D24]" office:value-type="time" office:time-value="PT00H00M00.055498S">
            <text:p>00,055,,,,,,,,,,,,</text:p>
          </table:table-cell>
          <table:table-cell table:style-name="ce27" table:formula="of:=[.E24]" office:value-type="time" office:time-value="PT00H00M00.092287S">
            <text:p>00,092,,,,,,,,,,,,</text:p>
          </table:table-cell>
          <table:table-cell table:style-name="ce27" table:formula="of:=[.F24]" office:value-type="time" office:time-value="PT00H00M00.07025S">
            <text:p>00,070,,,,,,,,,,,,</text:p>
          </table:table-cell>
          <table:table-cell table:style-name="ce27" table:formula="of:=[.G24]" office:value-type="time" office:time-value="PT00H00M00.061935S">
            <text:p>00,062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5tmp2</text:p>
          </table:table-cell>
          <table:table-cell table:style-name="ce38" office:value-type="string">
            <text:p>elapsed</text:p>
          </table:table-cell>
          <table:table-cell table:formula="of:=SUM([.D37:.K37])/[.$B$3]" office:value-type="time" office:time-value="PT00H00M01.233347S">
            <text:p>01,233,,,,,,,,,,,,</text:p>
          </table:table-cell>
          <table:table-cell table:style-name="ce27" table:formula="of:=[.D25]" office:value-type="time" office:time-value="PT00H00M01.016531S">
            <text:p>01,017,,,,,,,,,,,,</text:p>
          </table:table-cell>
          <table:table-cell table:style-name="ce27" table:formula="of:=[.E25]" office:value-type="time" office:time-value="PT00H00M01.024524S">
            <text:p>01,025,,,,,,,,,,,,</text:p>
          </table:table-cell>
          <table:table-cell table:style-name="ce27" table:formula="of:=[.F25]" office:value-type="time" office:time-value="PT00H00M01.007923S">
            <text:p>01,008,,,,,,,,,,,,</text:p>
          </table:table-cell>
          <table:table-cell table:style-name="ce27" table:formula="of:=[.G25]" office:value-type="time" office:time-value="PT00H00M01.884409S">
            <text:p>01,884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8:.K38])/[.$B$3]" office:value-type="time" office:time-value="PT00H00M00.8025S">
            <text:p>00,803,,,,,,,,,,,,</text:p>
          </table:table-cell>
          <table:table-cell table:style-name="ce27" table:formula="of:=[.D26]" office:value-type="time" office:time-value="PT00H00M00.79S">
            <text:p>00,790,,,,,,,,,,,,</text:p>
          </table:table-cell>
          <table:table-cell table:style-name="ce27" table:formula="of:=[.E26]" office:value-type="time" office:time-value="PT00H00M00.81S">
            <text:p>00,810,,,,,,,,,,,,</text:p>
          </table:table-cell>
          <table:table-cell table:style-name="ce27" table:formula="of:=[.F26]" office:value-type="time" office:time-value="PT00H00M00.8S">
            <text:p>00,800,,,,,,,,,,,,</text:p>
          </table:table-cell>
          <table:table-cell table:style-name="ce27" table:formula="of:=[.G26]" office:value-type="time" office:time-value="PT00H00M00.81S">
            <text:p>00,81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9:.K39])/[.$B$3]" office:value-type="time" office:time-value="PT00H00M00.222501S">
            <text:p>00,223,,,,,,,,,,,,</text:p>
          </table:table-cell>
          <table:table-cell table:style-name="ce27" table:formula="of:=[.D27]" office:value-type="time" office:time-value="PT00H00M00.078584S">
            <text:p>00,079,,,,,,,,,,,,</text:p>
          </table:table-cell>
          <table:table-cell table:style-name="ce27" table:formula="of:=[.E27]" office:value-type="time" office:time-value="PT00H00M00.082685S">
            <text:p>00,083,,,,,,,,,,,,</text:p>
          </table:table-cell>
          <table:table-cell table:style-name="ce27" table:formula="of:=[.F27]" office:value-type="time" office:time-value="PT00H00M00.063542S">
            <text:p>00,064,,,,,,,,,,,,</text:p>
          </table:table-cell>
          <table:table-cell table:style-name="ce27" table:formula="of:=[.G27]" office:value-type="time" office:time-value="PT00H00M00.665194S">
            <text:p>00,665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5ares</text:p>
          </table:table-cell>
          <table:table-cell table:style-name="ce38" office:value-type="string">
            <text:p>elapsed</text:p>
          </table:table-cell>
          <table:table-cell table:formula="of:=SUM([.D40:.K40])/[.$B$3]" office:value-type="time" office:time-value="PT00H00M02.445714S">
            <text:p>02,446,,,,,,,,,,,,</text:p>
          </table:table-cell>
          <table:table-cell office:value-type="time" office:time-value="PT00H00M02.413865S">
            <text:p>02,414,,,,,,,,,,,,</text:p>
          </table:table-cell>
          <table:table-cell table:style-name="ce27" office:value-type="time" office:time-value="PT00H00M02.414806S">
            <text:p>02,415,,,,,,,,,,,,</text:p>
          </table:table-cell>
          <table:table-cell table:style-name="ce27" office:value-type="time" office:time-value="PT00H00M02.405843S">
            <text:p>02,406,,,,,,,,,,,,</text:p>
          </table:table-cell>
          <table:table-cell table:style-name="ce27" office:value-type="time" office:time-value="PT00H00M02.548343S">
            <text:p>02,548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41:.K41])/[.$B$3]" office:value-type="time" office:time-value="PT00H00M02.2375S">
            <text:p>02,238,,,,,,,,,,,,</text:p>
          </table:table-cell>
          <table:table-cell office:value-type="time" office:time-value="PT00H00M02.24S">
            <text:p>02,240,,,,,,,,,,,,</text:p>
          </table:table-cell>
          <table:table-cell table:style-name="ce27" office:value-type="time" office:time-value="PT00H00M02.23S">
            <text:p>02,230,,,,,,,,,,,,</text:p>
          </table:table-cell>
          <table:table-cell table:style-name="ce27" office:value-type="time" office:time-value="PT00H00M02.22S">
            <text:p>02,220,,,,,,,,,,,,</text:p>
          </table:table-cell>
          <table:table-cell table:style-name="ce27" office:value-type="time" office:time-value="PT00H00M02.26S">
            <text:p>02,26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42:.K42])/[.$B$3]" office:value-type="time" office:time-value="PT00H00M00.033798S">
            <text:p>00,034,,,,,,,,,,,,</text:p>
          </table:table-cell>
          <table:table-cell office:value-type="time" office:time-value="PT00H00M00.06042S">
            <text:p>00,060,,,,,,,,,,,,</text:p>
          </table:table-cell>
          <table:table-cell table:style-name="ce27" office:value-type="time" office:time-value="PT00H00M00.033667S">
            <text:p>00,034,,,,,,,,,,,,</text:p>
          </table:table-cell>
          <table:table-cell table:style-name="ce27" office:value-type="time" office:time-value="PT00H00M00.037462S">
            <text:p>00,037,,,,,,,,,,,,</text:p>
          </table:table-cell>
          <table:table-cell table:style-name="ce27" office:value-type="time" office:time-value="PT00H00M00.003641S">
            <text:p>00,004,,,,,,,,,,,,</text:p>
          </table:table-cell>
          <table:table-cell table:number-columns-repeated="10"/>
        </table:table-row>
        <table:table-row table:style-name="ro1">
          <table:table-cell office:value-type="string">
            <text:p>Q5b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0M03.853223S">
            <text:p>03,853,,,,,,,,,,,,</text:p>
          </table:table-cell>
          <table:table-cell table:style-name="ce27" office:value-type="time" office:time-value="PT00H00M03.830821S">
            <text:p>03,831,,,,,,,,,,,,</text:p>
          </table:table-cell>
          <table:table-cell table:style-name="ce27" office:value-type="time" office:time-value="PT00H00M03.85881S">
            <text:p>03,859,,,,,,,,,,,,</text:p>
          </table:table-cell>
          <table:table-cell table:style-name="ce27" office:value-type="time" office:time-value="PT00H00M03.748355S">
            <text:p>03,748,,,,,,,,,,,,</text:p>
          </table:table-cell>
          <table:table-cell table:style-name="ce27" office:value-type="time" office:time-value="PT00H00M03.974905S">
            <text:p>03,975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0M03.2975S">
            <text:p>03,298,,,,,,,,,,,,</text:p>
          </table:table-cell>
          <table:table-cell table:style-name="ce27" office:value-type="time" office:time-value="PT00H00M03.32S">
            <text:p>03,320,,,,,,,,,,,,</text:p>
          </table:table-cell>
          <table:table-cell table:style-name="ce27" office:value-type="time" office:time-value="PT00H00M03.29S">
            <text:p>03,290,,,,,,,,,,,,</text:p>
          </table:table-cell>
          <table:table-cell table:style-name="ce27" office:value-type="time" office:time-value="PT00H00M03.27S">
            <text:p>03,270,,,,,,,,,,,,</text:p>
          </table:table-cell>
          <table:table-cell table:style-name="ce27" office:value-type="time" office:time-value="PT00H00M03.31S">
            <text:p>03,31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55301S">
            <text:p>00,055,,,,,,,,,,,,</text:p>
          </table:table-cell>
          <table:table-cell table:style-name="ce27" office:value-type="time" office:time-value="PT00H00M00.064272S">
            <text:p>00,064,,,,,,,,,,,,</text:p>
          </table:table-cell>
          <table:table-cell table:style-name="ce27" office:value-type="time" office:time-value="PT00H00M00.061036S">
            <text:p>00,061,,,,,,,,,,,,</text:p>
          </table:table-cell>
          <table:table-cell table:style-name="ce27" office:value-type="time" office:time-value="PT00H00M00.043837S">
            <text:p>00,044,,,,,,,,,,,,</text:p>
          </table:table-cell>
          <table:table-cell table:style-name="ce27" office:value-type="time" office:time-value="PT00H00M00.052057S">
            <text:p>00,052,,,,,,,,,,,,</text:p>
          </table:table-cell>
          <table:table-cell table:number-columns-repeated="10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46:.K46])/[.$B$3]" office:value-type="time" office:time-value="PT00H01M22.597783S">
            <text:p>82,598,,,,,,,,,,,,</text:p>
          </table:table-cell>
          <table:table-cell table:formula="of:=+[.D49]+[.D52]" office:value-type="time" office:time-value="PT00H01M21.70222S">
            <text:p>81,702,,,,,,,,,,,,</text:p>
          </table:table-cell>
          <table:table-cell table:formula="of:=+[.E49]+[.E52]" office:value-type="time" office:time-value="PT00H01M20.833747S">
            <text:p>80,834,,,,,,,,,,,,</text:p>
          </table:table-cell>
          <table:table-cell table:formula="of:=+[.F49]+[.F52]" office:value-type="time" office:time-value="PT00H01M20.932933S">
            <text:p>80,933,,,,,,,,,,,,</text:p>
          </table:table-cell>
          <table:table-cell table:formula="of:=+[.G49]+[.G52]" office:value-type="time" office:time-value="PT00H01M26.922231S">
            <text:p>86,922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K47])/[.$B$3]" office:value-type="time" office:time-value="PT00H01M17.982498S">
            <text:p>77,982,,,,,,,,,,,,</text:p>
          </table:table-cell>
          <table:table-cell table:formula="of:=+[.D50]+[.D53]" office:value-type="time" office:time-value="PT00H01M17.37S">
            <text:p>77,370,,,,,,,,,,,,</text:p>
          </table:table-cell>
          <table:table-cell table:formula="of:=+[.E50]+[.E53]" office:value-type="time" office:time-value="PT00H01M17.46S">
            <text:p>77,460,,,,,,,,,,,,</text:p>
          </table:table-cell>
          <table:table-cell table:formula="of:=+[.F50]+[.F53]" office:value-type="time" office:time-value="PT00H01M17.37S">
            <text:p>77,370,,,,,,,,,,,,</text:p>
          </table:table-cell>
          <table:table-cell table:formula="of:=+[.G50]+[.G53]" office:value-type="time" office:time-value="PT00H01M19.72999S">
            <text:p>79,73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K48])/[.$B$3]" office:value-type="time" office:time-value="PT00H00M00.990323S">
            <text:p>00,990,,,,,,,,,,,,</text:p>
          </table:table-cell>
          <table:table-cell table:formula="of:=+[.D51]+[.D54]" office:value-type="time" office:time-value="PT00H00M01.035315S">
            <text:p>01,035,,,,,,,,,,,,</text:p>
          </table:table-cell>
          <table:table-cell table:formula="of:=+[.E51]+[.E54]" office:value-type="time" office:time-value="PT00H00M01.019759S">
            <text:p>01,020,,,,,,,,,,,,</text:p>
          </table:table-cell>
          <table:table-cell table:formula="of:=+[.F51]+[.F54]" office:value-type="time" office:time-value="PT00H00M00.984491S">
            <text:p>00,984,,,,,,,,,,,,</text:p>
          </table:table-cell>
          <table:table-cell table:formula="of:=+[.G51]+[.G54]" office:value-type="time" office:time-value="PT00H00M00.921726S">
            <text:p>00,922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tmp1</text:p>
          </table:table-cell>
          <table:table-cell table:style-name="ce38" office:value-type="string">
            <text:p>elapsed</text:p>
          </table:table-cell>
          <table:table-cell table:formula="of:=SUM([.D49:.K49])/[.$B$3]" office:value-type="time" office:time-value="PT00H00M14.767952S">
            <text:p>14,768,,,,,,,,,,,,</text:p>
          </table:table-cell>
          <table:table-cell office:value-type="time" office:time-value="PT00H00M14.36312S">
            <text:p>14,363,,,,,,,,,,,,</text:p>
          </table:table-cell>
          <table:table-cell table:style-name="ce27" office:value-type="time" office:time-value="PT00H00M13.803667S">
            <text:p>13,804,,,,,,,,,,,,</text:p>
          </table:table-cell>
          <table:table-cell table:style-name="ce27" office:value-type="time" office:time-value="PT00H00M13.986172S">
            <text:p>13,986,,,,,,,,,,,,</text:p>
          </table:table-cell>
          <table:table-cell table:style-name="ce27" office:value-type="time" office:time-value="PT00H00M16.918849S">
            <text:p>16,919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50:.K50])/[.$B$3]" office:value-type="time" office:time-value="PT00H00M12.0575S">
            <text:p>12,058,,,,,,,,,,,,</text:p>
          </table:table-cell>
          <table:table-cell office:value-type="time" office:time-value="PT00H00M11.97S">
            <text:p>11,970,,,,,,,,,,,,</text:p>
          </table:table-cell>
          <table:table-cell table:style-name="ce27" office:value-type="time" office:time-value="PT00H00M11.93S">
            <text:p>11,930,,,,,,,,,,,,</text:p>
          </table:table-cell>
          <table:table-cell table:style-name="ce27" office:value-type="time" office:time-value="PT00H00M11.95S">
            <text:p>11,950,,,,,,,,,,,,</text:p>
          </table:table-cell>
          <table:table-cell table:style-name="ce27" office:value-type="time" office:time-value="PT00H00M12.38S">
            <text:p>12,38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51:.K51])/[.$B$3]" office:value-type="time" office:time-value="PT00H00M00.977327S">
            <text:p>00,977,,,,,,,,,,,,</text:p>
          </table:table-cell>
          <table:table-cell office:value-type="time" office:time-value="PT00H00M01.022536S">
            <text:p>01,023,,,,,,,,,,,,</text:p>
          </table:table-cell>
          <table:table-cell table:style-name="ce27" office:value-type="time" office:time-value="PT00H00M01.006827S">
            <text:p>01,007,,,,,,,,,,,,</text:p>
          </table:table-cell>
          <table:table-cell table:style-name="ce27" office:value-type="time" office:time-value="PT00H00M00.971284S">
            <text:p>00,971,,,,,,,,,,,,</text:p>
          </table:table-cell>
          <table:table-cell table:style-name="ce27" office:value-type="time" office:time-value="PT00H00M00.908662S">
            <text:p>00,909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res</text:p>
          </table:table-cell>
          <table:table-cell table:style-name="ce38" office:value-type="string">
            <text:p>elapsed</text:p>
          </table:table-cell>
          <table:table-cell table:formula="of:=SUM([.D52:.K52])/[.$B$3]" office:value-type="time" office:time-value="PT00H01M07.829831S">
            <text:p>67,830,,,,,,,,,,,,</text:p>
          </table:table-cell>
          <table:table-cell office:value-type="time" office:time-value="PT00H01M07.3391S">
            <text:p>67,339,,,,,,,,,,,,</text:p>
          </table:table-cell>
          <table:table-cell table:style-name="ce27" office:value-type="time" office:time-value="PT00H01M07.03008S">
            <text:p>67,030,,,,,,,,,,,,</text:p>
          </table:table-cell>
          <table:table-cell table:style-name="ce27" office:value-type="time" office:time-value="PT00H01M06.946761S">
            <text:p>66,947,,,,,,,,,,,,</text:p>
          </table:table-cell>
          <table:table-cell table:style-name="ce27" office:value-type="time" office:time-value="PT00H01M10.003382S">
            <text:p>70,003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53:.K53])/[.$B$3]" office:value-type="time" office:time-value="PT00H01M05.924998S">
            <text:p>65,925,,,,,,,,,,,,</text:p>
          </table:table-cell>
          <table:table-cell office:value-type="time" office:time-value="PT00H01M05.4S">
            <text:p>65,400,,,,,,,,,,,,</text:p>
          </table:table-cell>
          <table:table-cell table:style-name="ce27" office:value-type="time" office:time-value="PT00H01M05.53S">
            <text:p>65,530,,,,,,,,,,,,</text:p>
          </table:table-cell>
          <table:table-cell table:style-name="ce27" office:value-type="time" office:time-value="PT00H01M05.42S">
            <text:p>65,420,,,,,,,,,,,,</text:p>
          </table:table-cell>
          <table:table-cell table:style-name="ce27" office:value-type="time" office:time-value="PT00H01M07.34999S">
            <text:p>67,35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54:.K54])/[.$B$3]" office:value-type="time" office:time-value="PT00H00M00.012996S">
            <text:p>00,013,,,,,,,,,,,,</text:p>
          </table:table-cell>
          <table:table-cell office:value-type="time" office:time-value="PT00H00M00.012779S">
            <text:p>00,013,,,,,,,,,,,,</text:p>
          </table:table-cell>
          <table:table-cell table:style-name="ce27" office:value-type="time" office:time-value="PT00H00M00.012932S">
            <text:p>00,013,,,,,,,,,,,,</text:p>
          </table:table-cell>
          <table:table-cell table:style-name="ce27" office:value-type="time" office:time-value="PT00H00M00.013207S">
            <text:p>00,013,,,,,,,,,,,,</text:p>
          </table:table-cell>
          <table:table-cell table:style-name="ce27" office:value-type="time" office:time-value="PT00H00M00.013064S">
            <text:p>00,013,,,,,,,,,,,,</text:p>
          </table:table-cell>
          <table:table-cell table:number-columns-repeated="10"/>
        </table:table-row>
        <table:table-row table:style-name="ro1">
          <table:table-cell office:value-type="string">
            <text:p>Q6a</text:p>
          </table:table-cell>
          <table:table-cell office:value-type="string">
            <text:p>elapsed</text:p>
          </table:table-cell>
          <table:table-cell table:formula="of:=SUM([.D55:.K55])/[.$B$3]" office:value-type="time" office:time-value="PT00H01M26.421959S">
            <text:p>86,422,,,,,,,,,,,,</text:p>
          </table:table-cell>
          <table:table-cell table:formula="of:=+[.D58]+[.D61]" office:value-type="time" office:time-value="PT00H01M25.643149S">
            <text:p>85,643,,,,,,,,,,,,</text:p>
          </table:table-cell>
          <table:table-cell table:formula="of:=+[.E58]+[.E61]" office:value-type="time" office:time-value="PT00H01M24.134549S">
            <text:p>84,135,,,,,,,,,,,,</text:p>
          </table:table-cell>
          <table:table-cell table:formula="of:=+[.F58]+[.F61]" office:value-type="time" office:time-value="PT00H01M25.482282S">
            <text:p>85,482,,,,,,,,,,,,</text:p>
          </table:table-cell>
          <table:table-cell table:formula="of:=+[.G58]+[.G61]" office:value-type="time" office:time-value="PT00H01M30.427856S">
            <text:p>90,428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6:.K56])/[.$B$3]" office:value-type="time" office:time-value="PT00H01M20.2825S">
            <text:p>80,283,,,,,,,,,,,,</text:p>
          </table:table-cell>
          <table:table-cell table:formula="of:=+[.D59]+[.D62]" office:value-type="time" office:time-value="PT00H01M20.07S">
            <text:p>80,070,,,,,,,,,,,,</text:p>
          </table:table-cell>
          <table:table-cell table:formula="of:=+[.E59]+[.E62]" office:value-type="time" office:time-value="PT00H01M19.4S">
            <text:p>79,400,,,,,,,,,,,,</text:p>
          </table:table-cell>
          <table:table-cell table:formula="of:=+[.F59]+[.F62]" office:value-type="time" office:time-value="PT00H01M20S">
            <text:p>80,000,,,,,,,,,,,,</text:p>
          </table:table-cell>
          <table:table-cell table:formula="of:=+[.G59]+[.G62]" office:value-type="time" office:time-value="PT00H01M21.66S">
            <text:p>81,66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7:.K57])/[.$B$3]" office:value-type="time" office:time-value="PT00H00M00.986438S">
            <text:p>00,986,,,,,,,,,,,,</text:p>
          </table:table-cell>
          <table:table-cell table:formula="of:=+[.D60]+[.D63]" office:value-type="time" office:time-value="PT00H00M01.028866S">
            <text:p>01,029,,,,,,,,,,,,</text:p>
          </table:table-cell>
          <table:table-cell table:formula="of:=+[.E60]+[.E63]" office:value-type="time" office:time-value="PT00H00M01.018398S">
            <text:p>01,018,,,,,,,,,,,,</text:p>
          </table:table-cell>
          <table:table-cell table:formula="of:=+[.F60]+[.F63]" office:value-type="time" office:time-value="PT00H00M00.980442S">
            <text:p>00,980,,,,,,,,,,,,</text:p>
          </table:table-cell>
          <table:table-cell table:formula="of:=+[.G60]+[.G63]" office:value-type="time" office:time-value="PT00H00M00.918046S">
            <text:p>00,918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tmp1</text:p>
          </table:table-cell>
          <table:table-cell table:style-name="ce38" office:value-type="string">
            <text:p>elapsed</text:p>
          </table:table-cell>
          <table:table-cell table:formula="of:=SUM([.D58:.K58])/[.$B$3]" office:value-type="time" office:time-value="PT00H00M14.767952S">
            <text:p>14,768,,,,,,,,,,,,</text:p>
          </table:table-cell>
          <table:table-cell table:style-name="ce27" table:formula="of:=[.D49]" office:value-type="time" office:time-value="PT00H00M14.36312S">
            <text:p>14,363,,,,,,,,,,,,</text:p>
          </table:table-cell>
          <table:table-cell table:style-name="ce27" table:formula="of:=[.E49]" office:value-type="time" office:time-value="PT00H00M13.803667S">
            <text:p>13,804,,,,,,,,,,,,</text:p>
          </table:table-cell>
          <table:table-cell table:style-name="ce27" table:formula="of:=[.F49]" office:value-type="time" office:time-value="PT00H00M13.986172S">
            <text:p>13,986,,,,,,,,,,,,</text:p>
          </table:table-cell>
          <table:table-cell table:style-name="ce27" table:formula="of:=[.G49]" office:value-type="time" office:time-value="PT00H00M16.918849S">
            <text:p>16,919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59:.K59])/[.$B$3]" office:value-type="time" office:time-value="PT00H00M12.0575S">
            <text:p>12,058,,,,,,,,,,,,</text:p>
          </table:table-cell>
          <table:table-cell table:style-name="ce27" table:formula="of:=[.D50]" office:value-type="time" office:time-value="PT00H00M11.97S">
            <text:p>11,970,,,,,,,,,,,,</text:p>
          </table:table-cell>
          <table:table-cell table:style-name="ce27" table:formula="of:=[.E50]" office:value-type="time" office:time-value="PT00H00M11.93S">
            <text:p>11,930,,,,,,,,,,,,</text:p>
          </table:table-cell>
          <table:table-cell table:style-name="ce27" table:formula="of:=[.F50]" office:value-type="time" office:time-value="PT00H00M11.95S">
            <text:p>11,950,,,,,,,,,,,,</text:p>
          </table:table-cell>
          <table:table-cell table:style-name="ce27" table:formula="of:=[.G50]" office:value-type="time" office:time-value="PT00H00M12.38S">
            <text:p>12,38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60:.K60])/[.$B$3]" office:value-type="time" office:time-value="PT00H00M00.977327S">
            <text:p>00,977,,,,,,,,,,,,</text:p>
          </table:table-cell>
          <table:table-cell table:style-name="ce27" table:formula="of:=[.D51]" office:value-type="time" office:time-value="PT00H00M01.022536S">
            <text:p>01,023,,,,,,,,,,,,</text:p>
          </table:table-cell>
          <table:table-cell table:style-name="ce27" table:formula="of:=[.E51]" office:value-type="time" office:time-value="PT00H00M01.006827S">
            <text:p>01,007,,,,,,,,,,,,</text:p>
          </table:table-cell>
          <table:table-cell table:style-name="ce27" table:formula="of:=[.F51]" office:value-type="time" office:time-value="PT00H00M00.971284S">
            <text:p>00,971,,,,,,,,,,,,</text:p>
          </table:table-cell>
          <table:table-cell table:style-name="ce27" table:formula="of:=[.G51]" office:value-type="time" office:time-value="PT00H00M00.908662S">
            <text:p>00,909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ares</text:p>
          </table:table-cell>
          <table:table-cell table:style-name="ce38" office:value-type="string">
            <text:p>elapsed</text:p>
          </table:table-cell>
          <table:table-cell table:formula="of:=SUM([.D61:.K61])/[.$B$3]" office:value-type="time" office:time-value="PT00H01M11.654007S">
            <text:p>71,654,,,,,,,,,,,,</text:p>
          </table:table-cell>
          <table:table-cell office:value-type="time" office:time-value="PT00H01M11.280029S">
            <text:p>71,280,,,,,,,,,,,,</text:p>
          </table:table-cell>
          <table:table-cell table:style-name="ce27" office:value-type="time" office:time-value="PT00H01M10.330882S">
            <text:p>70,331,,,,,,,,,,,,</text:p>
          </table:table-cell>
          <table:table-cell table:style-name="ce27" office:value-type="time" office:time-value="PT00H01M11.49611S">
            <text:p>71,496,,,,,,,,,,,,</text:p>
          </table:table-cell>
          <table:table-cell table:style-name="ce27" office:value-type="time" office:time-value="PT00H01M13.509007S">
            <text:p>73,509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62:.K62])/[.$B$3]" office:value-type="time" office:time-value="PT00H01M08.225S">
            <text:p>68,225,,,,,,,,,,,,</text:p>
          </table:table-cell>
          <table:table-cell office:value-type="time" office:time-value="PT00H01M08.1S">
            <text:p>68,100,,,,,,,,,,,,</text:p>
          </table:table-cell>
          <table:table-cell table:style-name="ce27" office:value-type="time" office:time-value="PT00H01M07.47S">
            <text:p>67,470,,,,,,,,,,,,</text:p>
          </table:table-cell>
          <table:table-cell table:style-name="ce27" office:value-type="time" office:time-value="PT00H01M08.05S">
            <text:p>68,050,,,,,,,,,,,,</text:p>
          </table:table-cell>
          <table:table-cell table:style-name="ce27" office:value-type="time" office:time-value="PT00H01M09.28S">
            <text:p>69,28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63:.K63])/[.$B$3]" office:value-type="time" office:time-value="PT00H00M00.009111S">
            <text:p>00,009,,,,,,,,,,,,</text:p>
          </table:table-cell>
          <table:table-cell office:value-type="time" office:time-value="PT00H00M00.00633S">
            <text:p>00,006,,,,,,,,,,,,</text:p>
          </table:table-cell>
          <table:table-cell table:style-name="ce27" office:value-type="time" office:time-value="PT00H00M00.011571S">
            <text:p>00,012,,,,,,,,,,,,</text:p>
          </table:table-cell>
          <table:table-cell table:style-name="ce27" office:value-type="time" office:time-value="PT00H00M00.009158S">
            <text:p>00,009,,,,,,,,,,,,</text:p>
          </table:table-cell>
          <table:table-cell table:style-name="ce27" office:value-type="time" office:time-value="PT00H00M00.009384S">
            <text:p>00,009,,,,,,,,,,,,</text:p>
          </table:table-cell>
          <table:table-cell table:number-columns-repeated="10"/>
        </table:table-row>
        <table:table-row table:style-name="ro1">
          <table:table-cell office:value-type="string">
            <text:p>Q6b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1M35.121294S">
            <text:p>95,121,,,,,,,,,,,,</text:p>
          </table:table-cell>
          <table:table-cell table:formula="of:=+[.D67]+[.D70]" office:value-type="time" office:time-value="PT00H01M34.116985S">
            <text:p>94,117,,,,,,,,,,,,</text:p>
          </table:table-cell>
          <table:table-cell table:formula="of:=+[.E67]+[.E70]" office:value-type="time" office:time-value="PT00H01M33.396637S">
            <text:p>93,397,,,,,,,,,,,,</text:p>
          </table:table-cell>
          <table:table-cell table:formula="of:=+[.F67]+[.F70]" office:value-type="time" office:time-value="PT00H01M33.864905S">
            <text:p>93,865,,,,,,,,,,,,</text:p>
          </table:table-cell>
          <table:table-cell table:formula="of:=+[.G67]+[.G70]" office:value-type="time" office:time-value="PT00H01M39.10665S">
            <text:p>99,107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1M30.380962S">
            <text:p>90,381,,,,,,,,,,,,</text:p>
          </table:table-cell>
          <table:table-cell table:formula="of:=+[.D68]+[.D71]" office:value-type="time" office:time-value="PT00H01M29.753846S">
            <text:p>89,754,,,,,,,,,,,,</text:p>
          </table:table-cell>
          <table:table-cell table:formula="of:=+[.E68]+[.E71]" office:value-type="time" office:time-value="PT00H01M29.99S">
            <text:p>89,990,,,,,,,,,,,,</text:p>
          </table:table-cell>
          <table:table-cell table:formula="of:=+[.F68]+[.F71]" office:value-type="time" office:time-value="PT00H01M29.85S">
            <text:p>89,850,,,,,,,,,,,,</text:p>
          </table:table-cell>
          <table:table-cell table:formula="of:=+[.G68]+[.G71]" office:value-type="time" office:time-value="PT00H01M31.93S">
            <text:p>91,93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72339S">
            <text:p>00,723,,,,,,,,,,,,</text:p>
          </table:table-cell>
          <table:table-cell table:formula="of:=+[.D69]+[.D72]" office:value-type="time" office:time-value="PT00H00M00.911788S">
            <text:p>00,912,,,,,,,,,,,,</text:p>
          </table:table-cell>
          <table:table-cell table:formula="of:=+[.E69]+[.E72]" office:value-type="time" office:time-value="PT00H00M00.859162S">
            <text:p>00,859,,,,,,,,,,,,</text:p>
          </table:table-cell>
          <table:table-cell table:formula="of:=+[.F69]+[.F72]" office:value-type="time" office:time-value="PT00H00M01.007308S">
            <text:p>01,007,,,,,,,,,,,,</text:p>
          </table:table-cell>
          <table:table-cell table:formula="of:=+[.G69]+[.G72]" office:value-type="time" office:time-value="PT00H00M00.1153S">
            <text:p>00,115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btmp1</text:p>
          </table:table-cell>
          <table:table-cell table:style-name="ce38" office:value-type="string">
            <text:p>elapsed</text:p>
          </table:table-cell>
          <table:table-cell table:formula="of:=SUM([.D67:.K67])/[.$B$3]" office:value-type="time" office:time-value="PT00H00M17.694154S">
            <text:p>17,694,,,,,,,,,,,,</text:p>
          </table:table-cell>
          <table:table-cell office:value-type="time" office:time-value="PT00H00M17.732847S">
            <text:p>17,733,,,,,,,,,,,,</text:p>
          </table:table-cell>
          <table:table-cell table:style-name="ce27" office:value-type="time" office:time-value="PT00H00M16.737318S">
            <text:p>16,737,,,,,,,,,,,,</text:p>
          </table:table-cell>
          <table:table-cell table:style-name="ce27" office:value-type="time" office:time-value="PT00H00M17.127876S">
            <text:p>17,128,,,,,,,,,,,,</text:p>
          </table:table-cell>
          <table:table-cell table:style-name="ce27" office:value-type="time" office:time-value="PT00H00M19.178575S">
            <text:p>19,179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68:.K68])/[.$B$3]" office:value-type="time" office:time-value="PT00H00M14.800962S">
            <text:p>14,801,,,,,,,,,,,,</text:p>
          </table:table-cell>
          <table:table-cell office:value-type="time" office:time-value="PT00H00M14.763847S">
            <text:p>14,764,,,,,,,,,,,,</text:p>
          </table:table-cell>
          <table:table-cell table:style-name="ce27" office:value-type="time" office:time-value="PT00H00M14.61S">
            <text:p>14,610,,,,,,,,,,,,</text:p>
          </table:table-cell>
          <table:table-cell table:style-name="ce27" office:value-type="time" office:time-value="PT00H00M14.68S">
            <text:p>14,680,,,,,,,,,,,,</text:p>
          </table:table-cell>
          <table:table-cell table:style-name="ce27" office:value-type="time" office:time-value="PT00H00M15.15S">
            <text:p>15,15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69:.K69])/[.$B$3]" office:value-type="time" office:time-value="PT00H00M00.705936S">
            <text:p>00,706,,,,,,,,,,,,</text:p>
          </table:table-cell>
          <table:table-cell office:value-type="time" office:time-value="PT00H00M00.894527S">
            <text:p>00,895,,,,,,,,,,,,</text:p>
          </table:table-cell>
          <table:table-cell table:style-name="ce27" office:value-type="time" office:time-value="PT00H00M00.841841S">
            <text:p>00,842,,,,,,,,,,,,</text:p>
          </table:table-cell>
          <table:table-cell table:style-name="ce27" office:value-type="time" office:time-value="PT00H00M00.989879S">
            <text:p>00,990,,,,,,,,,,,,</text:p>
          </table:table-cell>
          <table:table-cell table:style-name="ce27" office:value-type="time" office:time-value="PT00H00M00.097496S">
            <text:p>00,097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bres</text:p>
          </table:table-cell>
          <table:table-cell table:style-name="ce38" office:value-type="string">
            <text:p>elapsed</text:p>
          </table:table-cell>
          <table:table-cell table:formula="of:=SUM([.D70:.K70])/[.$B$3]" office:value-type="time" office:time-value="PT00H01M17.42714S">
            <text:p>77,427,,,,,,,,,,,,</text:p>
          </table:table-cell>
          <table:table-cell office:value-type="time" office:time-value="PT00H01M16.384138S">
            <text:p>76,384,,,,,,,,,,,,</text:p>
          </table:table-cell>
          <table:table-cell table:style-name="ce27" office:value-type="time" office:time-value="PT00H01M16.659319S">
            <text:p>76,659,,,,,,,,,,,,</text:p>
          </table:table-cell>
          <table:table-cell table:style-name="ce27" office:value-type="time" office:time-value="PT00H01M16.737029S">
            <text:p>76,737,,,,,,,,,,,,</text:p>
          </table:table-cell>
          <table:table-cell table:style-name="ce27" office:value-type="time" office:time-value="PT00H01M19.928075S">
            <text:p>79,928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71:.K71])/[.$B$3]" office:value-type="time" office:time-value="PT00H01M15.58S">
            <text:p>75,580,,,,,,,,,,,,</text:p>
          </table:table-cell>
          <table:table-cell office:value-type="time" office:time-value="PT00H01M14.989999S">
            <text:p>74,990,,,,,,,,,,,,</text:p>
          </table:table-cell>
          <table:table-cell table:style-name="ce27" office:value-type="time" office:time-value="PT00H01M15.38S">
            <text:p>75,380,,,,,,,,,,,,</text:p>
          </table:table-cell>
          <table:table-cell table:style-name="ce27" office:value-type="time" office:time-value="PT00H01M15.17S">
            <text:p>75,170,,,,,,,,,,,,</text:p>
          </table:table-cell>
          <table:table-cell table:style-name="ce27" office:value-type="time" office:time-value="PT00H01M16.78S">
            <text:p>76,78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72:.K72])/[.$B$3]" office:value-type="time" office:time-value="PT00H00M00.017454S">
            <text:p>00,017,,,,,,,,,,,,</text:p>
          </table:table-cell>
          <table:table-cell office:value-type="time" office:time-value="PT00H00M00.017261S">
            <text:p>00,017,,,,,,,,,,,,</text:p>
          </table:table-cell>
          <table:table-cell table:style-name="ce27" office:value-type="time" office:time-value="PT00H00M00.017321S">
            <text:p>00,017,,,,,,,,,,,,</text:p>
          </table:table-cell>
          <table:table-cell table:style-name="ce27" office:value-type="time" office:time-value="PT00H00M00.017429S">
            <text:p>00,017,,,,,,,,,,,,</text:p>
          </table:table-cell>
          <table:table-cell table:style-name="ce27" office:value-type="time" office:time-value="PT00H00M00.017804S">
            <text:p>00,018,,,,,,,,,,,,</text:p>
          </table:table-cell>
          <table:table-cell table:number-columns-repeated="10"/>
        </table:table-row>
        <table:table-row table:style-name="ro1">
          <table:table-cell office:value-type="string">
            <text:p>Q6c</text:p>
          </table:table-cell>
          <table:table-cell office:value-type="string">
            <text:p>elapsed</text:p>
          </table:table-cell>
          <table:table-cell table:formula="of:=SUM([.D73:.K73])/[.$B$3]" office:value-type="time" office:time-value="PT00H01M38.664553S">
            <text:p>98,665,,,,,,,,,,,,</text:p>
          </table:table-cell>
          <table:table-cell table:formula="of:=+[.D76]+[.D79]" office:value-type="time" office:time-value="PT00H01M36.480131S">
            <text:p>96,480,,,,,,,,,,,,</text:p>
          </table:table-cell>
          <table:table-cell table:formula="of:=+[.E76]+[.E79]" office:value-type="time" office:time-value="PT00H01M37.022318S">
            <text:p>97,022,,,,,,,,,,,,</text:p>
          </table:table-cell>
          <table:table-cell table:formula="of:=+[.F76]+[.F79]" office:value-type="time" office:time-value="PT00H01M36.60999S">
            <text:p>96,610,,,,,,,,,,,,</text:p>
          </table:table-cell>
          <table:table-cell table:formula="of:=+[.G76]+[.G79]" office:value-type="time" office:time-value="PT00H01M44.545772S">
            <text:p>104,546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74:.K74])/[.$B$3]" office:value-type="time" office:time-value="PT00H01M31.470962S">
            <text:p>91,471,,,,,,,,,,,,</text:p>
          </table:table-cell>
          <table:table-cell table:formula="of:=+[.D77]+[.D80]" office:value-type="time" office:time-value="PT00H01M30.743847S">
            <text:p>90,744,,,,,,,,,,,,</text:p>
          </table:table-cell>
          <table:table-cell table:formula="of:=+[.E77]+[.E80]" office:value-type="time" office:time-value="PT00H01M30.67S">
            <text:p>90,670,,,,,,,,,,,,</text:p>
          </table:table-cell>
          <table:table-cell table:formula="of:=+[.F77]+[.F80]" office:value-type="time" office:time-value="PT00H01M30.68S">
            <text:p>90,680,,,,,,,,,,,,</text:p>
          </table:table-cell>
          <table:table-cell table:formula="of:=+[.G77]+[.G80]" office:value-type="time" office:time-value="PT00H01M33.79S">
            <text:p>93,7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75:.K75])/[.$B$3]" office:value-type="time" office:time-value="PT00H00M00.714618S">
            <text:p>00,715,,,,,,,,,,,,</text:p>
          </table:table-cell>
          <table:table-cell table:formula="of:=+[.D78]+[.D81]" office:value-type="time" office:time-value="PT00H00M00.903243S">
            <text:p>00,903,,,,,,,,,,,,</text:p>
          </table:table-cell>
          <table:table-cell table:formula="of:=+[.E78]+[.E81]" office:value-type="time" office:time-value="PT00H00M00.850703S">
            <text:p>00,851,,,,,,,,,,,,</text:p>
          </table:table-cell>
          <table:table-cell table:formula="of:=+[.F78]+[.F81]" office:value-type="time" office:time-value="PT00H00M00.998416S">
            <text:p>00,998,,,,,,,,,,,,</text:p>
          </table:table-cell>
          <table:table-cell table:formula="of:=+[.G78]+[.G81]" office:value-type="time" office:time-value="PT00H00M00.106109S">
            <text:p>00,106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btmp1</text:p>
          </table:table-cell>
          <table:table-cell table:style-name="ce38" office:value-type="string">
            <text:p>elapsed</text:p>
          </table:table-cell>
          <table:table-cell table:formula="of:=SUM([.D76:.K76])/[.$B$3]" office:value-type="time" office:time-value="PT00H00M17.694154S">
            <text:p>17,694,,,,,,,,,,,,</text:p>
          </table:table-cell>
          <table:table-cell table:style-name="ce27" table:formula="of:=[.D67]" office:value-type="time" office:time-value="PT00H00M17.732847S">
            <text:p>17,733,,,,,,,,,,,,</text:p>
          </table:table-cell>
          <table:table-cell table:style-name="ce27" table:formula="of:=[.E67]" office:value-type="time" office:time-value="PT00H00M16.737318S">
            <text:p>16,737,,,,,,,,,,,,</text:p>
          </table:table-cell>
          <table:table-cell table:style-name="ce27" table:formula="of:=[.F67]" office:value-type="time" office:time-value="PT00H00M17.127876S">
            <text:p>17,128,,,,,,,,,,,,</text:p>
          </table:table-cell>
          <table:table-cell table:style-name="ce27" table:formula="of:=[.G67]" office:value-type="time" office:time-value="PT00H00M19.178575S">
            <text:p>19,179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77:.K77])/[.$B$3]" office:value-type="time" office:time-value="PT00H00M14.800962S">
            <text:p>14,801,,,,,,,,,,,,</text:p>
          </table:table-cell>
          <table:table-cell table:style-name="ce27" table:formula="of:=[.D68]" office:value-type="time" office:time-value="PT00H00M14.763847S">
            <text:p>14,764,,,,,,,,,,,,</text:p>
          </table:table-cell>
          <table:table-cell table:style-name="ce27" table:formula="of:=[.E68]" office:value-type="time" office:time-value="PT00H00M14.61S">
            <text:p>14,610,,,,,,,,,,,,</text:p>
          </table:table-cell>
          <table:table-cell table:style-name="ce27" table:formula="of:=[.F68]" office:value-type="time" office:time-value="PT00H00M14.68S">
            <text:p>14,680,,,,,,,,,,,,</text:p>
          </table:table-cell>
          <table:table-cell table:style-name="ce27" table:formula="of:=[.G68]" office:value-type="time" office:time-value="PT00H00M15.15S">
            <text:p>15,15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78:.K78])/[.$B$3]" office:value-type="time" office:time-value="PT00H00M00.705936S">
            <text:p>00,706,,,,,,,,,,,,</text:p>
          </table:table-cell>
          <table:table-cell table:style-name="ce27" table:formula="of:=[.D69]" office:value-type="time" office:time-value="PT00H00M00.894527S">
            <text:p>00,895,,,,,,,,,,,,</text:p>
          </table:table-cell>
          <table:table-cell table:style-name="ce27" table:formula="of:=[.E69]" office:value-type="time" office:time-value="PT00H00M00.841841S">
            <text:p>00,842,,,,,,,,,,,,</text:p>
          </table:table-cell>
          <table:table-cell table:style-name="ce27" table:formula="of:=[.F69]" office:value-type="time" office:time-value="PT00H00M00.989879S">
            <text:p>00,990,,,,,,,,,,,,</text:p>
          </table:table-cell>
          <table:table-cell table:style-name="ce27" table:formula="of:=[.G69]" office:value-type="time" office:time-value="PT00H00M00.097496S">
            <text:p>00,097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cres</text:p>
          </table:table-cell>
          <table:table-cell table:style-name="ce38" office:value-type="string">
            <text:p>elapsed</text:p>
          </table:table-cell>
          <table:table-cell table:formula="of:=SUM([.D79:.K79])/[.$B$3]" office:value-type="time" office:time-value="PT00H01M20.970399S">
            <text:p>80,970,,,,,,,,,,,,</text:p>
          </table:table-cell>
          <table:table-cell office:value-type="time" office:time-value="PT00H01M18.747284S">
            <text:p>78,747,,,,,,,,,,,,</text:p>
          </table:table-cell>
          <table:table-cell table:style-name="ce27" office:value-type="time" office:time-value="PT00H01M20.285S">
            <text:p>80,285,,,,,,,,,,,,</text:p>
          </table:table-cell>
          <table:table-cell table:style-name="ce27" office:value-type="time" office:time-value="PT00H01M19.482114S">
            <text:p>79,482,,,,,,,,,,,,</text:p>
          </table:table-cell>
          <table:table-cell table:style-name="ce27" office:value-type="time" office:time-value="PT00H01M25.367197S">
            <text:p>85,367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80:.K80])/[.$B$3]" office:value-type="time" office:time-value="PT00H01M16.67S">
            <text:p>76,670,,,,,,,,,,,,</text:p>
          </table:table-cell>
          <table:table-cell office:value-type="time" office:time-value="PT00H01M15.98S">
            <text:p>75,980,,,,,,,,,,,,</text:p>
          </table:table-cell>
          <table:table-cell table:style-name="ce27" office:value-type="time" office:time-value="PT00H01M16.06S">
            <text:p>76,060,,,,,,,,,,,,</text:p>
          </table:table-cell>
          <table:table-cell table:style-name="ce27" office:value-type="time" office:time-value="PT00H01M16S">
            <text:p>76,000,,,,,,,,,,,,</text:p>
          </table:table-cell>
          <table:table-cell table:style-name="ce27" office:value-type="time" office:time-value="PT00H01M18.64S">
            <text:p>78,64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81:.K81])/[.$B$3]" office:value-type="time" office:time-value="PT00H00M00.008682S">
            <text:p>00,009,,,,,,,,,,,,</text:p>
          </table:table-cell>
          <table:table-cell office:value-type="time" office:time-value="PT00H00M00.008716S">
            <text:p>00,009,,,,,,,,,,,,</text:p>
          </table:table-cell>
          <table:table-cell table:style-name="ce27" office:value-type="time" office:time-value="PT00H00M00.008862S">
            <text:p>00,009,,,,,,,,,,,,</text:p>
          </table:table-cell>
          <table:table-cell table:style-name="ce27" office:value-type="time" office:time-value="PT00H00M00.008537S">
            <text:p>00,009,,,,,,,,,,,,</text:p>
          </table:table-cell>
          <table:table-cell table:style-name="ce27" office:value-type="time" office:time-value="PT00H00M00.008613S">
            <text:p>00,009,,,,,,,,,,,,</text:p>
          </table:table-cell>
          <table:table-cell table:number-columns-repeated="10"/>
        </table:table-row>
        <table:table-row table:style-name="ro1">
          <table:table-cell office:value-type="string">
            <text:p>Q6d</text:p>
          </table:table-cell>
          <table:table-cell office:value-type="string">
            <text:p>elapsed</text:p>
          </table:table-cell>
          <table:table-cell table:formula="of:=SUM([.D82:.K82])/[.$B$3]" office:value-type="time" office:time-value="PT00H01M19.812352S">
            <text:p>79,812,,,,,,,,,,,,</text:p>
          </table:table-cell>
          <table:table-cell table:formula="of:=+[.D85]+[.D88]" office:value-type="time" office:time-value="PT00H01M19.630832S">
            <text:p>79,631,,,,,,,,,,,,</text:p>
          </table:table-cell>
          <table:table-cell table:formula="of:=+[.E85]+[.E88]" office:value-type="time" office:time-value="PT00H01M18.798017S">
            <text:p>78,798,,,,,,,,,,,,</text:p>
          </table:table-cell>
          <table:table-cell table:formula="of:=+[.F85]+[.F88]" office:value-type="time" office:time-value="PT00H01M18.534099S">
            <text:p>78,534,,,,,,,,,,,,</text:p>
          </table:table-cell>
          <table:table-cell table:formula="of:=+[.G85]+[.G88]" office:value-type="time" office:time-value="PT00H01M22.286461S">
            <text:p>82,286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3]" office:value-type="time" office:time-value="PT00H01M14.4225S">
            <text:p>74,423,,,,,,,,,,,,</text:p>
          </table:table-cell>
          <table:table-cell table:formula="of:=+[.D86]+[.D89]" office:value-type="time" office:time-value="PT00H01M13.94S">
            <text:p>73,940,,,,,,,,,,,,</text:p>
          </table:table-cell>
          <table:table-cell table:formula="of:=+[.E86]+[.E89]" office:value-type="time" office:time-value="PT00H01M13.94S">
            <text:p>73,940,,,,,,,,,,,,</text:p>
          </table:table-cell>
          <table:table-cell table:formula="of:=+[.F86]+[.F89]" office:value-type="time" office:time-value="PT00H01M13.85S">
            <text:p>73,850,,,,,,,,,,,,</text:p>
          </table:table-cell>
          <table:table-cell table:formula="of:=+[.G86]+[.G89]" office:value-type="time" office:time-value="PT00H01M15.96S">
            <text:p>75,96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3]" office:value-type="time" office:time-value="PT00H00M01.008936S">
            <text:p>01,009,,,,,,,,,,,,</text:p>
          </table:table-cell>
          <table:table-cell table:formula="of:=+[.D87]+[.D90]" office:value-type="time" office:time-value="PT00H00M01.091557S">
            <text:p>01,092,,,,,,,,,,,,</text:p>
          </table:table-cell>
          <table:table-cell table:formula="of:=+[.E87]+[.E90]" office:value-type="time" office:time-value="PT00H00M01.002589S">
            <text:p>01,003,,,,,,,,,,,,</text:p>
          </table:table-cell>
          <table:table-cell table:formula="of:=+[.F87]+[.F90]" office:value-type="time" office:time-value="PT00H00M01.046379S">
            <text:p>01,046,,,,,,,,,,,,</text:p>
          </table:table-cell>
          <table:table-cell table:formula="of:=+[.G87]+[.G90]" office:value-type="time" office:time-value="PT00H00M00.89522S">
            <text:p>00,895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dtmp1</text:p>
          </table:table-cell>
          <table:table-cell table:style-name="ce38" office:value-type="string">
            <text:p>elapsed</text:p>
          </table:table-cell>
          <table:table-cell table:formula="of:=SUM([.D85:.K85])/[.$B$3]" office:value-type="time" office:time-value="PT00H00M15.64218S">
            <text:p>15,642,,,,,,,,,,,,</text:p>
          </table:table-cell>
          <table:table-cell table:style-name="ce27" office:value-type="time" office:time-value="PT00H00M16.039094S">
            <text:p>16,039,,,,,,,,,,,,</text:p>
          </table:table-cell>
          <table:table-cell table:style-name="ce27" office:value-type="time" office:time-value="PT00H00M14.829648S">
            <text:p>14,830,,,,,,,,,,,,</text:p>
          </table:table-cell>
          <table:table-cell table:style-name="ce27" office:value-type="time" office:time-value="PT00H00M14.825971S">
            <text:p>14,826,,,,,,,,,,,,</text:p>
          </table:table-cell>
          <table:table-cell table:style-name="ce27" office:value-type="time" office:time-value="PT00H00M16.874006S">
            <text:p>16,874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86:.K86])/[.$B$3]" office:value-type="time" office:time-value="PT00H00M12.155S">
            <text:p>12,155,,,,,,,,,,,,</text:p>
          </table:table-cell>
          <table:table-cell table:style-name="ce27" office:value-type="time" office:time-value="PT00H00M12.09S">
            <text:p>12,090,,,,,,,,,,,,</text:p>
          </table:table-cell>
          <table:table-cell table:style-name="ce27" office:value-type="time" office:time-value="PT00H00M11.99S">
            <text:p>11,990,,,,,,,,,,,,</text:p>
          </table:table-cell>
          <table:table-cell table:style-name="ce27" office:value-type="time" office:time-value="PT00H00M12.01S">
            <text:p>12,010,,,,,,,,,,,,</text:p>
          </table:table-cell>
          <table:table-cell table:style-name="ce27" office:value-type="time" office:time-value="PT00H00M12.53S">
            <text:p>12,53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87:.K87])/[.$B$3]" office:value-type="time" office:time-value="PT00H00M00.991805S">
            <text:p>00,992,,,,,,,,,,,,</text:p>
          </table:table-cell>
          <table:table-cell table:style-name="ce27" office:value-type="time" office:time-value="PT00H00M01.074318S">
            <text:p>01,074,,,,,,,,,,,,</text:p>
          </table:table-cell>
          <table:table-cell table:style-name="ce27" office:value-type="time" office:time-value="PT00H00M00.986035S">
            <text:p>00,986,,,,,,,,,,,,</text:p>
          </table:table-cell>
          <table:table-cell table:style-name="ce27" office:value-type="time" office:time-value="PT00H00M01.029203S">
            <text:p>01,029,,,,,,,,,,,,</text:p>
          </table:table-cell>
          <table:table-cell table:style-name="ce27" office:value-type="time" office:time-value="PT00H00M00.877665S">
            <text:p>00,878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dres</text:p>
          </table:table-cell>
          <table:table-cell table:style-name="ce38" office:value-type="string">
            <text:p>elapsed</text:p>
          </table:table-cell>
          <table:table-cell table:formula="of:=SUM([.D88:.K88])/[.$B$3]" office:value-type="time" office:time-value="PT00H01M04.170172S">
            <text:p>64,170,,,,,,,,,,,,</text:p>
          </table:table-cell>
          <table:table-cell office:value-type="time" office:time-value="PT00H01M03.591738S">
            <text:p>63,592,,,,,,,,,,,,</text:p>
          </table:table-cell>
          <table:table-cell table:style-name="ce27" office:value-type="time" office:time-value="PT00H01M03.968369S">
            <text:p>63,968,,,,,,,,,,,,</text:p>
          </table:table-cell>
          <table:table-cell table:style-name="ce27" office:value-type="time" office:time-value="PT00H01M03.708128S">
            <text:p>63,708,,,,,,,,,,,,</text:p>
          </table:table-cell>
          <table:table-cell table:style-name="ce27" office:value-type="time" office:time-value="PT00H01M05.412455S">
            <text:p>65,412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89:.K89])/[.$B$3]" office:value-type="time" office:time-value="PT00H01M02.2675S">
            <text:p>62,268,,,,,,,,,,,,</text:p>
          </table:table-cell>
          <table:table-cell office:value-type="time" office:time-value="PT00H01M01.85S">
            <text:p>61,850,,,,,,,,,,,,</text:p>
          </table:table-cell>
          <table:table-cell table:style-name="ce27" office:value-type="time" office:time-value="PT00H01M01.95S">
            <text:p>61,950,,,,,,,,,,,,</text:p>
          </table:table-cell>
          <table:table-cell table:style-name="ce27" office:value-type="time" office:time-value="PT00H01M01.84S">
            <text:p>61,840,,,,,,,,,,,,</text:p>
          </table:table-cell>
          <table:table-cell table:style-name="ce27" office:value-type="time" office:time-value="PT00H01M03.43S">
            <text:p>63,43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90:.K90])/[.$B$3]" office:value-type="time" office:time-value="PT00H00M00.017131S">
            <text:p>00,017,,,,,,,,,,,,</text:p>
          </table:table-cell>
          <table:table-cell office:value-type="time" office:time-value="PT00H00M00.017239S">
            <text:p>00,017,,,,,,,,,,,,</text:p>
          </table:table-cell>
          <table:table-cell table:style-name="ce27" office:value-type="time" office:time-value="PT00H00M00.016554S">
            <text:p>00,017,,,,,,,,,,,,</text:p>
          </table:table-cell>
          <table:table-cell table:style-name="ce27" office:value-type="time" office:time-value="PT00H00M00.017176S">
            <text:p>00,017,,,,,,,,,,,,</text:p>
          </table:table-cell>
          <table:table-cell table:style-name="ce27" office:value-type="time" office:time-value="PT00H00M00.017555S">
            <text:p>00,018,,,,,,,,,,,,</text:p>
          </table:table-cell>
          <table:table-cell table:number-columns-repeated="10"/>
        </table:table-row>
        <table:table-row table:style-name="ro1">
          <table:table-cell office:value-type="string">
            <text:p>Q6e</text:p>
          </table:table-cell>
          <table:table-cell office:value-type="string">
            <text:p>elapsed</text:p>
          </table:table-cell>
          <table:table-cell table:formula="of:=SUM([.D91:.K91])/[.$B$3]" office:value-type="time" office:time-value="PT00H01M21.537626S">
            <text:p>81,538,,,,,,,,,,,,</text:p>
          </table:table-cell>
          <table:table-cell table:formula="of:=+[.D94]+[.D97]" office:value-type="time" office:time-value="PT00H01M21.65389S">
            <text:p>81,654,,,,,,,,,,,,</text:p>
          </table:table-cell>
          <table:table-cell table:formula="of:=+[.E94]+[.E97]" office:value-type="time" office:time-value="PT00H01M20.614649S">
            <text:p>80,615,,,,,,,,,,,,</text:p>
          </table:table-cell>
          <table:table-cell table:formula="of:=+[.F94]+[.F97]" office:value-type="time" office:time-value="PT00H01M20.211491S">
            <text:p>80,211,,,,,,,,,,,,</text:p>
          </table:table-cell>
          <table:table-cell table:formula="of:=+[.G94]+[.G97]" office:value-type="time" office:time-value="PT00H01M23.670475S">
            <text:p>83,67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3]" office:value-type="time" office:time-value="PT00H01M15.215S">
            <text:p>75,215,,,,,,,,,,,,</text:p>
          </table:table-cell>
          <table:table-cell table:formula="of:=+[.D95]+[.D98]" office:value-type="time" office:time-value="PT00H01M14.88S">
            <text:p>74,880,,,,,,,,,,,,</text:p>
          </table:table-cell>
          <table:table-cell table:formula="of:=+[.E95]+[.E98]" office:value-type="time" office:time-value="PT00H01M14.91S">
            <text:p>74,910,,,,,,,,,,,,</text:p>
          </table:table-cell>
          <table:table-cell table:formula="of:=+[.F95]+[.F98]" office:value-type="time" office:time-value="PT00H01M14.85S">
            <text:p>74,850,,,,,,,,,,,,</text:p>
          </table:table-cell>
          <table:table-cell table:formula="of:=+[.G95]+[.G98]" office:value-type="time" office:time-value="PT00H01M16.22S">
            <text:p>76,22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3]" office:value-type="time" office:time-value="PT00H00M01.000379S">
            <text:p>01,000,,,,,,,,,,,,</text:p>
          </table:table-cell>
          <table:table-cell table:formula="of:=+[.D96]+[.D99]" office:value-type="time" office:time-value="PT00H00M01.083115S">
            <text:p>01,083,,,,,,,,,,,,</text:p>
          </table:table-cell>
          <table:table-cell table:formula="of:=+[.E96]+[.E99]" office:value-type="time" office:time-value="PT00H00M00.994617S">
            <text:p>00,995,,,,,,,,,,,,</text:p>
          </table:table-cell>
          <table:table-cell table:formula="of:=+[.F96]+[.F99]" office:value-type="time" office:time-value="PT00H00M01.037639S">
            <text:p>01,038,,,,,,,,,,,,</text:p>
          </table:table-cell>
          <table:table-cell table:formula="of:=+[.G96]+[.G99]" office:value-type="time" office:time-value="PT00H00M00.886145S">
            <text:p>00,886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dtmp1</text:p>
          </table:table-cell>
          <table:table-cell table:style-name="ce38" office:value-type="string">
            <text:p>elapsed</text:p>
          </table:table-cell>
          <table:table-cell table:formula="of:=SUM([.D94:.K94])/[.$B$3]" office:value-type="time" office:time-value="PT00H00M15.64218S">
            <text:p>15,642,,,,,,,,,,,,</text:p>
          </table:table-cell>
          <table:table-cell table:style-name="ce27" table:formula="of:=[.D85]" office:value-type="time" office:time-value="PT00H00M16.039094S">
            <text:p>16,039,,,,,,,,,,,,</text:p>
          </table:table-cell>
          <table:table-cell table:style-name="ce27" table:formula="of:=[.E85]" office:value-type="time" office:time-value="PT00H00M14.829648S">
            <text:p>14,830,,,,,,,,,,,,</text:p>
          </table:table-cell>
          <table:table-cell table:style-name="ce27" table:formula="of:=[.F85]" office:value-type="time" office:time-value="PT00H00M14.825971S">
            <text:p>14,826,,,,,,,,,,,,</text:p>
          </table:table-cell>
          <table:table-cell table:style-name="ce27" table:formula="of:=[.G85]" office:value-type="time" office:time-value="PT00H00M16.874006S">
            <text:p>16,874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95:.K95])/[.$B$3]" office:value-type="time" office:time-value="PT00H00M12.155S">
            <text:p>12,155,,,,,,,,,,,,</text:p>
          </table:table-cell>
          <table:table-cell table:style-name="ce27" table:formula="of:=[.D86]" office:value-type="time" office:time-value="PT00H00M12.09S">
            <text:p>12,090,,,,,,,,,,,,</text:p>
          </table:table-cell>
          <table:table-cell table:style-name="ce27" table:formula="of:=[.E86]" office:value-type="time" office:time-value="PT00H00M11.99S">
            <text:p>11,990,,,,,,,,,,,,</text:p>
          </table:table-cell>
          <table:table-cell table:style-name="ce27" table:formula="of:=[.F86]" office:value-type="time" office:time-value="PT00H00M12.01S">
            <text:p>12,010,,,,,,,,,,,,</text:p>
          </table:table-cell>
          <table:table-cell table:style-name="ce27" table:formula="of:=[.G86]" office:value-type="time" office:time-value="PT00H00M12.53S">
            <text:p>12,53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96:.K96])/[.$B$3]" office:value-type="time" office:time-value="PT00H00M00.991805S">
            <text:p>00,992,,,,,,,,,,,,</text:p>
          </table:table-cell>
          <table:table-cell table:style-name="ce27" table:formula="of:=[.D87]" office:value-type="time" office:time-value="PT00H00M01.074318S">
            <text:p>01,074,,,,,,,,,,,,</text:p>
          </table:table-cell>
          <table:table-cell table:style-name="ce27" table:formula="of:=[.E87]" office:value-type="time" office:time-value="PT00H00M00.986035S">
            <text:p>00,986,,,,,,,,,,,,</text:p>
          </table:table-cell>
          <table:table-cell table:style-name="ce27" table:formula="of:=[.F87]" office:value-type="time" office:time-value="PT00H00M01.029203S">
            <text:p>01,029,,,,,,,,,,,,</text:p>
          </table:table-cell>
          <table:table-cell table:style-name="ce27" table:formula="of:=[.G87]" office:value-type="time" office:time-value="PT00H00M00.877665S">
            <text:p>00,878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6eres</text:p>
          </table:table-cell>
          <table:table-cell table:style-name="ce38" office:value-type="string">
            <text:p>elapsed</text:p>
          </table:table-cell>
          <table:table-cell table:formula="of:=SUM([.D97:.K97])/[.$B$3]" office:value-type="time" office:time-value="PT00H01M05.895446S">
            <text:p>65,895,,,,,,,,,,,,</text:p>
          </table:table-cell>
          <table:table-cell table:style-name="ce27" office:value-type="time" office:time-value="PT00H01M05.614796S">
            <text:p>65,615,,,,,,,,,,,,</text:p>
          </table:table-cell>
          <table:table-cell table:style-name="ce27" office:value-type="time" office:time-value="PT00H01M05.785001S">
            <text:p>65,785,,,,,,,,,,,,</text:p>
          </table:table-cell>
          <table:table-cell table:style-name="ce27" office:value-type="time" office:time-value="PT00H01M05.38552S">
            <text:p>65,386,,,,,,,,,,,,</text:p>
          </table:table-cell>
          <table:table-cell table:style-name="ce27" office:value-type="time" office:time-value="PT00H01M06.796469S">
            <text:p>66,796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98:.K98])/[.$B$3]" office:value-type="time" office:time-value="PT00H01M03.06S">
            <text:p>63,060,,,,,,,,,,,,</text:p>
          </table:table-cell>
          <table:table-cell table:style-name="ce27" office:value-type="time" office:time-value="PT00H01M02.79S">
            <text:p>62,790,,,,,,,,,,,,</text:p>
          </table:table-cell>
          <table:table-cell table:style-name="ce27" office:value-type="time" office:time-value="PT00H01M02.92S">
            <text:p>62,920,,,,,,,,,,,,</text:p>
          </table:table-cell>
          <table:table-cell table:style-name="ce27" office:value-type="time" office:time-value="PT00H01M02.84S">
            <text:p>62,840,,,,,,,,,,,,</text:p>
          </table:table-cell>
          <table:table-cell table:style-name="ce27" office:value-type="time" office:time-value="PT00H01M03.69S">
            <text:p>63,69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99:.K99])/[.$B$3]" office:value-type="time" office:time-value="PT00H00M00.008574S">
            <text:p>00,009,,,,,,,,,,,,</text:p>
          </table:table-cell>
          <table:table-cell table:style-name="ce27" office:value-type="time" office:time-value="PT00H00M00.008797S">
            <text:p>00,009,,,,,,,,,,,,</text:p>
          </table:table-cell>
          <table:table-cell table:style-name="ce27" office:value-type="time" office:time-value="PT00H00M00.008582S">
            <text:p>00,009,,,,,,,,,,,,</text:p>
          </table:table-cell>
          <table:table-cell table:style-name="ce27" office:value-type="time" office:time-value="PT00H00M00.008436S">
            <text:p>00,008,,,,,,,,,,,,</text:p>
          </table:table-cell>
          <table:table-cell table:style-name="ce27" office:value-type="time" office:time-value="PT00H00M00.00848S">
            <text:p>00,008,,,,,,,,,,,,</text:p>
          </table:table-cell>
          <table:table-cell table:number-columns-repeated="10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00:.K100])/[.$B$3]" office:value-type="time" office:time-value="PT00H04M13.167096S">
            <text:p>253,167,,,,,,,,,,,,</text:p>
          </table:table-cell>
          <table:table-cell office:value-type="time" office:time-value="PT00H04M33.587168S">
            <text:p>273,587,,,,,,,,,,,,</text:p>
          </table:table-cell>
          <table:table-cell office:value-type="time" office:time-value="PT00H03M23.470653S">
            <text:p>203,471,,,,,,,,,,,,</text:p>
          </table:table-cell>
          <table:table-cell office:value-type="time" office:time-value="PT00H03M17.024957S">
            <text:p>197,025,,,,,,,,,,,,</text:p>
          </table:table-cell>
          <table:table-cell office:value-type="time" office:time-value="PT00H05M38.585605S">
            <text:p>338,586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K101])/[.$B$3]" office:value-type="time" office:time-value="PT00H02M46.6725S">
            <text:p>166,673,,,,,,,,,,,,</text:p>
          </table:table-cell>
          <table:table-cell office:value-type="time" office:time-value="PT00H02M47.93S">
            <text:p>167,930,,,,,,,,,,,,</text:p>
          </table:table-cell>
          <table:table-cell office:value-type="time" office:time-value="PT00H02M40.4S">
            <text:p>160,400,,,,,,,,,,,,</text:p>
          </table:table-cell>
          <table:table-cell office:value-type="time" office:time-value="PT00H02M40.14S">
            <text:p>160,140,,,,,,,,,,,,</text:p>
          </table:table-cell>
          <table:table-cell office:value-type="time" office:time-value="PT00H02M58.22S">
            <text:p>178,22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K102])/[.$B$3]" office:value-type="time" office:time-value="PT00H00M00.085191S">
            <text:p>00,085,,,,,,,,,,,,</text:p>
          </table:table-cell>
          <table:table-cell office:value-type="time" office:time-value="PT00H00M00.106998S">
            <text:p>00,107,,,,,,,,,,,,</text:p>
          </table:table-cell>
          <table:table-cell office:value-type="time" office:time-value="PT00H00M00.066697S">
            <text:p>00,067,,,,,,,,,,,,</text:p>
          </table:table-cell>
          <table:table-cell office:value-type="time" office:time-value="PT00H00M00.076066S">
            <text:p>00,076,,,,,,,,,,,,</text:p>
          </table:table-cell>
          <table:table-cell office:value-type="time" office:time-value="PT00H00M00.091004S">
            <text:p>00,091,,,,,,,,,,,,</text:p>
          </table:table-cell>
          <table:table-cell table:number-columns-repeated="10"/>
        </table:table-row>
        <table:table-row table:style-name="ro1">
          <table:table-cell office:value-type="string">
            <text:p>Q7a</text:p>
          </table:table-cell>
          <table:table-cell office:value-type="string">
            <text:p>elapsed</text:p>
          </table:table-cell>
          <table:table-cell table:formula="of:=SUM([.D103:.K103])/[.$B$3]" office:value-type="time" office:time-value="PT00H03M20.365164S">
            <text:p>200,365,,,,,,,,,,,,</text:p>
          </table:table-cell>
          <table:table-cell office:value-type="time" office:time-value="PT00H03M38.744205S">
            <text:p>218,744,,,,,,,,,,,,</text:p>
          </table:table-cell>
          <table:table-cell office:value-type="time" office:time-value="PT00H02M43.773325S">
            <text:p>163,773,,,,,,,,,,,,</text:p>
          </table:table-cell>
          <table:table-cell office:value-type="time" office:time-value="PT00H02M30.885019S">
            <text:p>150,885,,,,,,,,,,,,</text:p>
          </table:table-cell>
          <table:table-cell office:value-type="time" office:time-value="PT00H04M28.058107S">
            <text:p>268,058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3]" office:value-type="time" office:time-value="PT00H01M32.84S">
            <text:p>92,840,,,,,,,,,,,,</text:p>
          </table:table-cell>
          <table:table-cell office:value-type="time" office:time-value="PT00H01M33.959999S">
            <text:p>93,960,,,,,,,,,,,,</text:p>
          </table:table-cell>
          <table:table-cell office:value-type="time" office:time-value="PT00H01M28.9S">
            <text:p>88,900,,,,,,,,,,,,</text:p>
          </table:table-cell>
          <table:table-cell office:value-type="time" office:time-value="PT00H01M26.69S">
            <text:p>86,690,,,,,,,,,,,,</text:p>
          </table:table-cell>
          <table:table-cell office:value-type="time" office:time-value="PT00H01M41.81S">
            <text:p>101,81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3]" office:value-type="time" office:time-value="PT00H00M00.067112S">
            <text:p>00,067,,,,,,,,,,,,</text:p>
          </table:table-cell>
          <table:table-cell office:value-type="time" office:time-value="PT00H00M00.072047S">
            <text:p>00,072,,,,,,,,,,,,</text:p>
          </table:table-cell>
          <table:table-cell office:value-type="time" office:time-value="PT00H00M00.081435S">
            <text:p>00,081,,,,,,,,,,,,</text:p>
          </table:table-cell>
          <table:table-cell office:value-type="time" office:time-value="PT00H00M00.056906S">
            <text:p>00,057,,,,,,,,,,,,</text:p>
          </table:table-cell>
          <table:table-cell office:value-type="time" office:time-value="PT00H00M00.058058S">
            <text:p>00,058,,,,,,,,,,,,</text:p>
          </table:table-cell>
          <table:table-cell table:number-columns-repeated="10"/>
        </table:table-row>
        <table:table-row table:style-name="ro1">
          <table:table-cell office:value-type="string">
            <text:p>Q7b</text:p>
          </table:table-cell>
          <table:table-cell office:value-type="string">
            <text:p>elapsed</text:p>
          </table:table-cell>
          <table:table-cell table:formula="of:=SUM([.D106:.K106])/[.$B$3]" office:value-type="time" office:time-value="PT00H03M30.827879S">
            <text:p>210,828,,,,,,,,,,,,</text:p>
          </table:table-cell>
          <table:table-cell office:value-type="time" office:time-value="PT00H03M33.373302S">
            <text:p>213,373,,,,,,,,,,,,</text:p>
          </table:table-cell>
          <table:table-cell office:value-type="time" office:time-value="PT00H02M39.395981S">
            <text:p>159,396,,,,,,,,,,,,</text:p>
          </table:table-cell>
          <table:table-cell office:value-type="time" office:time-value="PT00H02M18.214309S">
            <text:p>138,214,,,,,,,,,,,,</text:p>
          </table:table-cell>
          <table:table-cell table:style-name="ce27" office:value-type="time" office:time-value="PT00H05M32.327925S">
            <text:p>332,328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K107])/[.$B$3]" office:value-type="time" office:time-value="PT00H01M34.6775S">
            <text:p>94,678,,,,,,,,,,,,</text:p>
          </table:table-cell>
          <table:table-cell office:value-type="time" office:time-value="PT00H01M33.66S">
            <text:p>93,660,,,,,,,,,,,,</text:p>
          </table:table-cell>
          <table:table-cell office:value-type="time" office:time-value="PT00H01M28.55S">
            <text:p>88,550,,,,,,,,,,,,</text:p>
          </table:table-cell>
          <table:table-cell office:value-type="time" office:time-value="PT00H01M25.73S">
            <text:p>85,730,,,,,,,,,,,,</text:p>
          </table:table-cell>
          <table:table-cell table:style-name="ce27" office:value-type="time" office:time-value="PT00H01M50.77S">
            <text:p>110,77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K108])/[.$B$3]" office:value-type="time" office:time-value="PT00H00M00.064714S">
            <text:p>00,065,,,,,,,,,,,,</text:p>
          </table:table-cell>
          <table:table-cell office:value-type="time" office:time-value="PT00H00M00.063762S">
            <text:p>00,064,,,,,,,,,,,,</text:p>
          </table:table-cell>
          <table:table-cell office:value-type="time" office:time-value="PT00H00M00.072818S">
            <text:p>00,073,,,,,,,,,,,,</text:p>
          </table:table-cell>
          <table:table-cell office:value-type="time" office:time-value="PT00H00M00.056463S">
            <text:p>00,056,,,,,,,,,,,,</text:p>
          </table:table-cell>
          <table:table-cell table:style-name="ce27" office:value-type="time" office:time-value="PT00H00M00.065811S">
            <text:p>00,066,,,,,,,,,,,,</text:p>
          </table:table-cell>
          <table:table-cell table:number-columns-repeated="10"/>
        </table:table-row>
        <table:table-row table:style-name="ro1">
          <table:table-cell office:value-type="string">
            <text:p>Q7c</text:p>
          </table:table-cell>
          <table:table-cell office:value-type="string">
            <text:p>elapsed</text:p>
          </table:table-cell>
          <table:table-cell table:formula="of:=SUM([.D109:.K109])/[.$B$3]" office:value-type="time" office:time-value="PT00H03M20.594215S">
            <text:p>200,594,,,,,,,,,,,,</text:p>
          </table:table-cell>
          <table:table-cell office:value-type="time" office:time-value="PT00H03M41.672112S">
            <text:p>221,672,,,,,,,,,,,,</text:p>
          </table:table-cell>
          <table:table-cell office:value-type="time" office:time-value="PT00H02M49.644703S">
            <text:p>169,645,,,,,,,,,,,,</text:p>
          </table:table-cell>
          <table:table-cell office:value-type="time" office:time-value="PT00H02M19.252345S">
            <text:p>139,252,,,,,,,,,,,,</text:p>
          </table:table-cell>
          <table:table-cell table:style-name="ce27" office:value-type="time" office:time-value="PT00H04M31.807699S">
            <text:p>271,808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0:.K110])/[.$B$3]" office:value-type="time" office:time-value="PT00H01M33.0125S">
            <text:p>93,013,,,,,,,,,,,,</text:p>
          </table:table-cell>
          <table:table-cell office:value-type="time" office:time-value="PT00H01M34.55S">
            <text:p>94,550,,,,,,,,,,,,</text:p>
          </table:table-cell>
          <table:table-cell office:value-type="time" office:time-value="PT00H01M29.14S">
            <text:p>89,140,,,,,,,,,,,,</text:p>
          </table:table-cell>
          <table:table-cell office:value-type="time" office:time-value="PT00H01M25.51S">
            <text:p>85,510,,,,,,,,,,,,</text:p>
          </table:table-cell>
          <table:table-cell table:style-name="ce27" office:value-type="time" office:time-value="PT00H01M42.85S">
            <text:p>102,85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1:.K111])/[.$B$3]" office:value-type="time" office:time-value="PT00H00M00.058631S">
            <text:p>00,059,,,,,,,,,,,,</text:p>
          </table:table-cell>
          <table:table-cell office:value-type="time" office:time-value="PT00H00M00.063782S">
            <text:p>00,064,,,,,,,,,,,,</text:p>
          </table:table-cell>
          <table:table-cell office:value-type="time" office:time-value="PT00H00M00.056142S">
            <text:p>00,056,,,,,,,,,,,,</text:p>
          </table:table-cell>
          <table:table-cell office:value-type="time" office:time-value="PT00H00M00.056727S">
            <text:p>00,057,,,,,,,,,,,,</text:p>
          </table:table-cell>
          <table:table-cell table:style-name="ce27" office:value-type="time" office:time-value="PT00H00M00.057874S">
            <text:p>00,058,,,,,,,,,,,,</text:p>
          </table:table-cell>
          <table:table-cell table:number-columns-repeated="10"/>
        </table:table-row>
        <table:table-row table:style-name="ro1">
          <table:table-cell office:value-type="string">
            <text:p>Q7d</text:p>
          </table:table-cell>
          <table:table-cell office:value-type="string">
            <text:p>elapsed</text:p>
          </table:table-cell>
          <table:table-cell table:formula="of:=SUM([.D112:.K112])/[.$B$3]" office:value-type="time" office:time-value="PT00H03M19.326493S">
            <text:p>199,326,,,,,,,,,,,,</text:p>
          </table:table-cell>
          <table:table-cell office:value-type="time" office:time-value="PT00H03M43.925512S">
            <text:p>223,926,,,,,,,,,,,,</text:p>
          </table:table-cell>
          <table:table-cell office:value-type="time" office:time-value="PT00H02M46.573984S">
            <text:p>166,574,,,,,,,,,,,,</text:p>
          </table:table-cell>
          <table:table-cell office:value-type="time" office:time-value="PT00H02M31.125128S">
            <text:p>151,125,,,,,,,,,,,,</text:p>
          </table:table-cell>
          <table:table-cell office:value-type="time" office:time-value="PT00H04M15.681348S">
            <text:p>255,681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3:.K113])/[.$B$3]" office:value-type="time" office:time-value="PT00H01M32.96S">
            <text:p>92,960,,,,,,,,,,,,</text:p>
          </table:table-cell>
          <table:table-cell office:value-type="time" office:time-value="PT00H01M35.06S">
            <text:p>95,060,,,,,,,,,,,,</text:p>
          </table:table-cell>
          <table:table-cell office:value-type="time" office:time-value="PT00H01M28S">
            <text:p>88,000,,,,,,,,,,,,</text:p>
          </table:table-cell>
          <table:table-cell office:value-type="time" office:time-value="PT00H01M27.54S">
            <text:p>87,540,,,,,,,,,,,,</text:p>
          </table:table-cell>
          <table:table-cell office:value-type="time" office:time-value="PT00H01M41.24S">
            <text:p>101,24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4:.K114])/[.$B$3]" office:value-type="time" office:time-value="PT00H00M00.060566S">
            <text:p>00,061,,,,,,,,,,,,</text:p>
          </table:table-cell>
          <table:table-cell office:value-type="time" office:time-value="PT00H00M00.072308S">
            <text:p>00,072,,,,,,,,,,,,</text:p>
          </table:table-cell>
          <table:table-cell office:value-type="time" office:time-value="PT00H00M00.05602S">
            <text:p>00,056,,,,,,,,,,,,</text:p>
          </table:table-cell>
          <table:table-cell office:value-type="time" office:time-value="PT00H00M00.056535S">
            <text:p>00,057,,,,,,,,,,,,</text:p>
          </table:table-cell>
          <table:table-cell office:value-type="time" office:time-value="PT00H00M00.057401S">
            <text:p>00,057,,,,,,,,,,,,</text:p>
          </table:table-cell>
          <table:table-cell table:number-columns-repeated="10"/>
        </table:table-row>
        <table:table-row table:style-name="ro1">
          <table:table-cell office:value-type="string">
            <text:p>Q7e</text:p>
          </table:table-cell>
          <table:table-cell office:value-type="string">
            <text:p>elapsed</text:p>
          </table:table-cell>
          <table:table-cell table:formula="of:=SUM([.D115:.K115])/[.$B$3]" office:value-type="time" office:time-value="PT00H04M56.983855S">
            <text:p>296,984,,,,,,,,,,,,</text:p>
          </table:table-cell>
          <table:table-cell office:value-type="time" office:time-value="PT00H06M28.848624S">
            <text:p>388,849,,,,,,,,,,,,</text:p>
          </table:table-cell>
          <table:table-cell office:value-type="time" office:time-value="PT00H04M47.534365S">
            <text:p>287,534,,,,,,,,,,,,</text:p>
          </table:table-cell>
          <table:table-cell office:value-type="time" office:time-value="PT00H03M40.04318S">
            <text:p>220,043,,,,,,,,,,,,</text:p>
          </table:table-cell>
          <table:table-cell table:style-name="ce27" office:value-type="time" office:time-value="PT00H04M51.509249S">
            <text:p>291,509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6:.K116])/[.$B$3]" office:value-type="time" office:time-value="PT00H02M51.74S">
            <text:p>171,740,,,,,,,,,,,,</text:p>
          </table:table-cell>
          <table:table-cell office:value-type="time" office:time-value="PT00H03M01.08S">
            <text:p>181,080,,,,,,,,,,,,</text:p>
          </table:table-cell>
          <table:table-cell office:value-type="time" office:time-value="PT00H02M49.71S">
            <text:p>169,710,,,,,,,,,,,,</text:p>
          </table:table-cell>
          <table:table-cell office:value-type="time" office:time-value="PT00H02M43.85S">
            <text:p>163,850,,,,,,,,,,,,</text:p>
          </table:table-cell>
          <table:table-cell table:style-name="ce27" office:value-type="time" office:time-value="PT00H02M52.32S">
            <text:p>172,32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7:.K117])/[.$B$3]" office:value-type="time" office:time-value="PT00H00M00.111863S">
            <text:p>00,112,,,,,,,,,,,,</text:p>
          </table:table-cell>
          <table:table-cell office:value-type="time" office:time-value="PT00H00M00.103334S">
            <text:p>00,103,,,,,,,,,,,,</text:p>
          </table:table-cell>
          <table:table-cell office:value-type="time" office:time-value="PT00H00M00.09457S">
            <text:p>00,095,,,,,,,,,,,,</text:p>
          </table:table-cell>
          <table:table-cell office:value-type="time" office:time-value="PT00H00M00.117226S">
            <text:p>00,117,,,,,,,,,,,,</text:p>
          </table:table-cell>
          <table:table-cell table:style-name="ce27" office:value-type="time" office:time-value="PT00H00M00.132323S">
            <text:p>00,132,,,,,,,,,,,,</text:p>
          </table:table-cell>
          <table:table-cell table:number-columns-repeated="10"/>
        </table:table-row>
        <table:table-row table:style-name="ro1">
          <table:table-cell office:value-type="string">
            <text:p>Q7f</text:p>
          </table:table-cell>
          <table:table-cell office:value-type="string">
            <text:p>elapsed</text:p>
          </table:table-cell>
          <table:table-cell table:formula="of:=SUM([.D118:.K118])/[.$B$3]" office:value-type="time" office:time-value="PT00H04M45.894063S">
            <text:p>285,894,,,,,,,,,,,,</text:p>
          </table:table-cell>
          <table:table-cell office:value-type="time" office:time-value="PT00H06M28.122227S">
            <text:p>388,122,,,,,,,,,,,,</text:p>
          </table:table-cell>
          <table:table-cell office:value-type="time" office:time-value="PT00H04M30.854661S">
            <text:p>270,855,,,,,,,,,,,,</text:p>
          </table:table-cell>
          <table:table-cell office:value-type="time" office:time-value="PT00H03M23.674544S">
            <text:p>203,675,,,,,,,,,,,,</text:p>
          </table:table-cell>
          <table:table-cell office:value-type="time" office:time-value="PT00H04M40.924821S">
            <text:p>280,925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9:.K119])/[.$B$3]" office:value-type="time" office:time-value="PT00H02M50.195S">
            <text:p>170,195,,,,,,,,,,,,</text:p>
          </table:table-cell>
          <table:table-cell office:value-type="time" office:time-value="PT00H02M59.94S">
            <text:p>179,940,,,,,,,,,,,,</text:p>
          </table:table-cell>
          <table:table-cell office:value-type="time" office:time-value="PT00H02M47.85S">
            <text:p>167,850,,,,,,,,,,,,</text:p>
          </table:table-cell>
          <table:table-cell office:value-type="time" office:time-value="PT00H02M41.61S">
            <text:p>161,610,,,,,,,,,,,,</text:p>
          </table:table-cell>
          <table:table-cell office:value-type="time" office:time-value="PT00H02M51.38S">
            <text:p>171,38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0:.K120])/[.$B$3]" office:value-type="time" office:time-value="PT00H00M00.136738S">
            <text:p>00,137,,,,,,,,,,,,</text:p>
          </table:table-cell>
          <table:table-cell office:value-type="time" office:time-value="PT00H00M00.098856S">
            <text:p>00,099,,,,,,,,,,,,</text:p>
          </table:table-cell>
          <table:table-cell office:value-type="time" office:time-value="PT00H00M00.269643S">
            <text:p>00,270,,,,,,,,,,,,</text:p>
          </table:table-cell>
          <table:table-cell office:value-type="time" office:time-value="PT00H00M00.088158S">
            <text:p>00,088,,,,,,,,,,,,</text:p>
          </table:table-cell>
          <table:table-cell office:value-type="time" office:time-value="PT00H00M00.090295S">
            <text:p>00,090,,,,,,,,,,,,</text:p>
          </table:table-cell>
          <table:table-cell table:number-columns-repeated="10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21:.K121])/[.$B$3]" office:value-type="time" office:time-value="PT00H00M00.700022S">
            <text:p>00,700,,,,,,,,,,,,</text:p>
          </table:table-cell>
          <table:table-cell office:value-type="time" office:time-value="PT00H00M00.834752S">
            <text:p>00,835,,,,,,,,,,,,</text:p>
          </table:table-cell>
          <table:table-cell table:style-name="ce27" office:value-type="time" office:time-value="PT00H00M00.480229S">
            <text:p>00,480,,,,,,,,,,,,</text:p>
          </table:table-cell>
          <table:table-cell table:style-name="ce27" office:value-type="time" office:time-value="PT00H00M00.382636S">
            <text:p>00,383,,,,,,,,,,,,</text:p>
          </table:table-cell>
          <table:table-cell office:value-type="time" office:time-value="PT00H00M01.102472S">
            <text:p>01,102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3]" office:value-type="time" office:time-value="PT00H00M00.2075S">
            <text:p>00,208,,,,,,,,,,,,</text:p>
          </table:table-cell>
          <table:table-cell office:value-type="time" office:time-value="PT00H00M00.22S">
            <text:p>00,220,,,,,,,,,,,,</text:p>
          </table:table-cell>
          <table:table-cell table:number-columns-repeated="2" table:style-name="ce27" office:value-type="time" office:time-value="PT00H00M00.19S">
            <text:p>00,190,,,,,,,,,,,,</text:p>
          </table:table-cell>
          <table:table-cell office:value-type="time" office:time-value="PT00H00M00.23S">
            <text:p>00,23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3]" office:value-type="time" office:time-value="PT00H00M00.052636S">
            <text:p>00,053,,,,,,,,,,,,</text:p>
          </table:table-cell>
          <table:table-cell office:value-type="time" office:time-value="PT00H00M00.072639S">
            <text:p>00,073,,,,,,,,,,,,</text:p>
          </table:table-cell>
          <table:table-cell table:style-name="ce27" office:value-type="time" office:time-value="PT00H00M00.039899S">
            <text:p>00,040,,,,,,,,,,,,</text:p>
          </table:table-cell>
          <table:table-cell table:style-name="ce27" office:value-type="time" office:time-value="PT00H00M00.045436S">
            <text:p>00,045,,,,,,,,,,,,</text:p>
          </table:table-cell>
          <table:table-cell office:value-type="time" office:time-value="PT00H00M00.05257S">
            <text:p>00,053,,,,,,,,,,,,</text:p>
          </table:table-cell>
          <table:table-cell table:number-columns-repeated="10"/>
        </table:table-row>
        <table:table-row table:style-name="ro1">
          <table:table-cell office:value-type="string">
            <text:p>Q8a</text:p>
          </table:table-cell>
          <table:table-cell office:value-type="string">
            <text:p>elapsed</text:p>
          </table:table-cell>
          <table:table-cell table:formula="of:=SUM([.D124:.K124])/[.$B$3]" office:value-type="time" office:time-value="PT00H00M01.033832S">
            <text:p>01,034,,,,,,,,,,,,</text:p>
          </table:table-cell>
          <table:table-cell office:value-type="time" office:time-value="PT00H00M01.089723S">
            <text:p>01,090,,,,,,,,,,,,</text:p>
          </table:table-cell>
          <table:table-cell office:value-type="time" office:time-value="PT00H00M00.9607S">
            <text:p>00,961,,,,,,,,,,,,</text:p>
          </table:table-cell>
          <table:table-cell office:value-type="time" office:time-value="PT00H00M00.659634S">
            <text:p>00,660,,,,,,,,,,,,</text:p>
          </table:table-cell>
          <table:table-cell office:value-type="time" office:time-value="PT00H00M01.425272S">
            <text:p>01,425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5:.K125])/[.$B$3]" office:value-type="time" office:time-value="PT00H00M00.2525S">
            <text:p>00,253,,,,,,,,,,,,</text:p>
          </table:table-cell>
          <table:table-cell office:value-type="time" office:time-value="PT00H00M00.24S">
            <text:p>00,240,,,,,,,,,,,,</text:p>
          </table:table-cell>
          <table:table-cell office:value-type="time" office:time-value="PT00H00M00.26S">
            <text:p>00,260,,,,,,,,,,,,</text:p>
          </table:table-cell>
          <table:table-cell office:value-type="time" office:time-value="PT00H00M00.22S">
            <text:p>00,220,,,,,,,,,,,,</text:p>
          </table:table-cell>
          <table:table-cell office:value-type="time" office:time-value="PT00H00M00.29S">
            <text:p>00,2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6:.K126])/[.$B$3]" office:value-type="time" office:time-value="PT00H00M00.041963S">
            <text:p>00,042,,,,,,,,,,,,</text:p>
          </table:table-cell>
          <table:table-cell office:value-type="time" office:time-value="PT00H00M00.05133S">
            <text:p>00,051,,,,,,,,,,,,</text:p>
          </table:table-cell>
          <table:table-cell office:value-type="time" office:time-value="PT00H00M00.031472S">
            <text:p>00,031,,,,,,,,,,,,</text:p>
          </table:table-cell>
          <table:table-cell office:value-type="time" office:time-value="PT00H00M00.03509S">
            <text:p>00,035,,,,,,,,,,,,</text:p>
          </table:table-cell>
          <table:table-cell office:value-type="time" office:time-value="PT00H00M00.04996S">
            <text:p>00,050,,,,,,,,,,,,</text:p>
          </table:table-cell>
          <table:table-cell table:number-columns-repeated="10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27:.K127])/[.$B$3]" office:value-type="time" office:time-value="PT00H02M22.270522S">
            <text:p>142,271,,,,,,,,,,,,</text:p>
          </table:table-cell>
          <table:table-cell office:value-type="time" office:time-value="PT00H02M32.7232S">
            <text:p>152,723,,,,,,,,,,,,</text:p>
          </table:table-cell>
          <table:table-cell office:value-type="time" office:time-value="PT00H02M14.04123S">
            <text:p>134,041,,,,,,,,,,,,</text:p>
          </table:table-cell>
          <table:table-cell office:value-type="time" office:time-value="PT00H02M02.299129S">
            <text:p>122,299,,,,,,,,,,,,</text:p>
          </table:table-cell>
          <table:table-cell office:value-type="time" office:time-value="PT00H02M40.018528S">
            <text:p>160,019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8:.K128])/[.$B$3]" office:value-type="time" office:time-value="PT00H01M53.2225S">
            <text:p>113,223,,,,,,,,,,,,</text:p>
          </table:table-cell>
          <table:table-cell office:value-type="time" office:time-value="PT00H01M53.86S">
            <text:p>113,860,,,,,,,,,,,,</text:p>
          </table:table-cell>
          <table:table-cell office:value-type="time" office:time-value="PT00H01M52.11S">
            <text:p>112,110,,,,,,,,,,,,</text:p>
          </table:table-cell>
          <table:table-cell office:value-type="time" office:time-value="PT00H01M50.31S">
            <text:p>110,310,,,,,,,,,,,,</text:p>
          </table:table-cell>
          <table:table-cell office:value-type="time" office:time-value="PT00H01M56.61S">
            <text:p>116,61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9:.K129])/[.$B$3]" office:value-type="time" office:time-value="PT00H00M00.06169S">
            <text:p>00,062,,,,,,,,,,,,</text:p>
          </table:table-cell>
          <table:table-cell office:value-type="time" office:time-value="PT00H00M00.087683S">
            <text:p>00,088,,,,,,,,,,,,</text:p>
          </table:table-cell>
          <table:table-cell office:value-type="time" office:time-value="PT00H00M00.066499S">
            <text:p>00,066,,,,,,,,,,,,</text:p>
          </table:table-cell>
          <table:table-cell office:value-type="time" office:time-value="PT00H00M00.040896S">
            <text:p>00,041,,,,,,,,,,,,</text:p>
          </table:table-cell>
          <table:table-cell office:value-type="time" office:time-value="PT00H00M00.051682S">
            <text:p>00,052,,,,,,,,,,,,</text:p>
          </table:table-cell>
          <table:table-cell table:number-columns-repeated="10"/>
        </table:table-row>
        <table:table-row table:style-name="ro1">
          <table:table-cell office:value-type="string">
            <text:p>Q9a</text:p>
          </table:table-cell>
          <table:table-cell office:value-type="string">
            <text:p>elapsed</text:p>
          </table:table-cell>
          <table:table-cell table:formula="of:=SUM([.D130:.K130])/[.$B$3]" office:value-type="time" office:time-value="PT00H02M33.758739S">
            <text:p>153,759,,,,,,,,,,,,</text:p>
          </table:table-cell>
          <table:table-cell office:value-type="time" office:time-value="PT00H02M32.440086S">
            <text:p>152,440,,,,,,,,,,,,</text:p>
          </table:table-cell>
          <table:table-cell office:value-type="time" office:time-value="PT00H02M23.69668S">
            <text:p>143,697,,,,,,,,,,,,</text:p>
          </table:table-cell>
          <table:table-cell office:value-type="time" office:time-value="PT00H02M16.454365S">
            <text:p>136,454,,,,,,,,,,,,</text:p>
          </table:table-cell>
          <table:table-cell office:value-type="time" office:time-value="PT00H03M02.443824S">
            <text:p>182,444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1:.K131])/[.$B$3]" office:value-type="time" office:time-value="PT00H01M57.31S">
            <text:p>117,310,,,,,,,,,,,,</text:p>
          </table:table-cell>
          <table:table-cell office:value-type="time" office:time-value="PT00H01M56.62S">
            <text:p>116,620,,,,,,,,,,,,</text:p>
          </table:table-cell>
          <table:table-cell office:value-type="time" office:time-value="PT00H01M55.72S">
            <text:p>115,720,,,,,,,,,,,,</text:p>
          </table:table-cell>
          <table:table-cell office:value-type="time" office:time-value="PT00H01M54.88S">
            <text:p>114,880,,,,,,,,,,,,</text:p>
          </table:table-cell>
          <table:table-cell office:value-type="time" office:time-value="PT00H02M02.02S">
            <text:p>122,02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2:.K132])/[.$B$3]" office:value-type="time" office:time-value="PT00H00M00.046175S">
            <text:p>00,046,,,,,,,,,,,,</text:p>
          </table:table-cell>
          <table:table-cell office:value-type="time" office:time-value="PT00H00M00.054171S">
            <text:p>00,054,,,,,,,,,,,,</text:p>
          </table:table-cell>
          <table:table-cell office:value-type="time" office:time-value="PT00H00M00.03883S">
            <text:p>00,039,,,,,,,,,,,,</text:p>
          </table:table-cell>
          <table:table-cell office:value-type="time" office:time-value="PT00H00M00.040859S">
            <text:p>00,041,,,,,,,,,,,,</text:p>
          </table:table-cell>
          <table:table-cell office:value-type="time" office:time-value="PT00H00M00.050839S">
            <text:p>00,051,,,,,,,,,,,,</text:p>
          </table:table-cell>
          <table:table-cell table:number-columns-repeated="10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33:.K133])/[.$B$3]" office:value-type="time" office:time-value="PT00H13M36.874347S">
            <text:p>816,874,,,,,,,,,,,,</text:p>
          </table:table-cell>
          <table:table-cell office:value-type="time" office:time-value="PT00H13M50.675222S">
            <text:p>830,675,,,,,,,,,,,,</text:p>
          </table:table-cell>
          <table:table-cell office:value-type="time" office:time-value="PT00H13M29.097969S">
            <text:p>809,098,,,,,,,,,,,,</text:p>
          </table:table-cell>
          <table:table-cell office:value-type="time" office:time-value="PT00H13M02.63015S">
            <text:p>782,630,,,,,,,,,,,,</text:p>
          </table:table-cell>
          <table:table-cell office:value-type="time" office:time-value="PT00H14M05.094049S">
            <text:p>845,094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4:.K134])/[.$B$3]" office:value-type="time" office:time-value="PT00H13M05.925S">
            <text:p>785,925,,,,,,,,,,,,</text:p>
          </table:table-cell>
          <table:table-cell office:value-type="time" office:time-value="PT00H13M05.37S">
            <text:p>785,370,,,,,,,,,,,,</text:p>
          </table:table-cell>
          <table:table-cell office:value-type="time" office:time-value="PT00H13M02.929999S">
            <text:p>782,930,,,,,,,,,,,,</text:p>
          </table:table-cell>
          <table:table-cell office:value-type="time" office:time-value="PT00H12M59.01S">
            <text:p>779,010,,,,,,,,,,,,</text:p>
          </table:table-cell>
          <table:table-cell office:value-type="time" office:time-value="PT00H13M16.39S">
            <text:p>796,3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5:.K135])/[.$B$3]" office:value-type="time" office:time-value="PT00H00M00.185768S">
            <text:p>00,186,,,,,,,,,,,,</text:p>
          </table:table-cell>
          <table:table-cell office:value-type="time" office:time-value="PT00H00M00.174713S">
            <text:p>00,175,,,,,,,,,,,,</text:p>
          </table:table-cell>
          <table:table-cell office:value-type="time" office:time-value="PT00H00M00.18302S">
            <text:p>00,183,,,,,,,,,,,,</text:p>
          </table:table-cell>
          <table:table-cell office:value-type="time" office:time-value="PT00H00M00.184209S">
            <text:p>00,184,,,,,,,,,,,,</text:p>
          </table:table-cell>
          <table:table-cell office:value-type="time" office:time-value="PT00H00M00.201129S">
            <text:p>00,201,,,,,,,,,,,,</text:p>
          </table:table-cell>
          <table:table-cell table:number-columns-repeated="10"/>
        </table:table-row>
        <table:table-row table:style-name="ro1">
          <table:table-cell office:value-type="string">
            <text:p>Q10a</text:p>
          </table:table-cell>
          <table:table-cell office:value-type="string">
            <text:p>elapsed</text:p>
          </table:table-cell>
          <table:table-cell table:formula="of:=SUM([.D136:.K136])/[.$B$3]" office:value-type="time" office:time-value="PT00H15M53.476013S">
            <text:p>953,476,,,,,,,,,,,,</text:p>
          </table:table-cell>
          <table:table-cell office:value-type="time" office:time-value="PT00H14M21.669417S">
            <text:p>861,669,,,,,,,,,,,,</text:p>
          </table:table-cell>
          <table:table-cell office:value-type="time" office:time-value="PT00H14M14.61225S">
            <text:p>854,612,,,,,,,,,,,,</text:p>
          </table:table-cell>
          <table:table-cell office:value-type="time" office:time-value="PT00H14M05.141444S">
            <text:p>845,141,,,,,,,,,,,,</text:p>
          </table:table-cell>
          <table:table-cell table:style-name="ce27" office:value-type="time" office:time-value="PT00H20M52.480941S">
            <text:p>1252,481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7:.K137])/[.$B$3]" office:value-type="time" office:time-value="PT00H13M38.0075S">
            <text:p>818,008,,,,,,,,,,,,</text:p>
          </table:table-cell>
          <table:table-cell office:value-type="time" office:time-value="PT00H13M37.92S">
            <text:p>817,920,,,,,,,,,,,,</text:p>
          </table:table-cell>
          <table:table-cell office:value-type="time" office:time-value="PT00H13M34.46S">
            <text:p>814,460,,,,,,,,,,,,</text:p>
          </table:table-cell>
          <table:table-cell office:value-type="time" office:time-value="PT00H13M33.97S">
            <text:p>813,970,,,,,,,,,,,,</text:p>
          </table:table-cell>
          <table:table-cell table:style-name="ce27" office:value-type="time" office:time-value="PT00H13M45.68S">
            <text:p>825,68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8:.K138])/[.$B$3]" office:value-type="time" office:time-value="PT00H00M00.12695S">
            <text:p>00,127,,,,,,,,,,,,</text:p>
          </table:table-cell>
          <table:table-cell office:value-type="time" office:time-value="PT00H00M00.109585S">
            <text:p>00,110,,,,,,,,,,,,</text:p>
          </table:table-cell>
          <table:table-cell office:value-type="time" office:time-value="PT00H00M00.110572S">
            <text:p>00,111,,,,,,,,,,,,</text:p>
          </table:table-cell>
          <table:table-cell office:value-type="time" office:time-value="PT00H00M00.144003S">
            <text:p>00,144,,,,,,,,,,,,</text:p>
          </table:table-cell>
          <table:table-cell table:style-name="ce27" office:value-type="time" office:time-value="PT00H00M00.143639S">
            <text:p>00,144,,,,,,,,,,,,</text:p>
          </table:table-cell>
          <table:table-cell table:number-columns-repeated="10"/>
        </table:table-row>
        <table:table-row table:style-name="ro1">
          <table:table-cell office:value-type="string">
            <text:p>Q10b</text:p>
          </table:table-cell>
          <table:table-cell office:value-type="string">
            <text:p>elapsed</text:p>
          </table:table-cell>
          <table:table-cell table:formula="of:=SUM([.D139:.K139])/[.$B$3]" office:value-type="time" office:time-value="PT00H35M43.792012S">
            <text:p>2143,792,,,,,,,,,,,,</text:p>
          </table:table-cell>
          <table:table-cell office:value-type="time" office:time-value="PT00H35M19.33282S">
            <text:p>2119,333,,,,,,,,,,,,</text:p>
          </table:table-cell>
          <table:table-cell office:value-type="time" office:time-value="PT00H34M50.630128S">
            <text:p>2090,630,,,,,,,,,,,,</text:p>
          </table:table-cell>
          <table:table-cell office:value-type="time" office:time-value="PT00H35M15.821032S">
            <text:p>2115,821,,,,,,,,,,,,</text:p>
          </table:table-cell>
          <table:table-cell office:value-type="time" office:time-value="PT00H37M29.384068S">
            <text:p>2249,384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3]" office:value-type="time" office:time-value="PT00H34M40.4025S">
            <text:p>2080,403,,,,,,,,,,,,</text:p>
          </table:table-cell>
          <table:table-cell office:value-type="time" office:time-value="PT00H34M34.84S">
            <text:p>2074,840,,,,,,,,,,,,</text:p>
          </table:table-cell>
          <table:table-cell office:value-type="time" office:time-value="PT00H34M15.63S">
            <text:p>2055,630,,,,,,,,,,,,</text:p>
          </table:table-cell>
          <table:table-cell office:value-type="time" office:time-value="PT00H34M45.79S">
            <text:p>2085,790,,,,,,,,,,,,</text:p>
          </table:table-cell>
          <table:table-cell office:value-type="time" office:time-value="PT00H35M05.35S">
            <text:p>2105,35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3]" office:value-type="time" office:time-value="PT00H00M00.206895S">
            <text:p>00,207,,,,,,,,,,,,</text:p>
          </table:table-cell>
          <table:table-cell office:value-type="time" office:time-value="PT00H00M00.208912S">
            <text:p>00,209,,,,,,,,,,,,</text:p>
          </table:table-cell>
          <table:table-cell office:value-type="time" office:time-value="PT00H00M00.174501S">
            <text:p>00,175,,,,,,,,,,,,</text:p>
          </table:table-cell>
          <table:table-cell office:value-type="time" office:time-value="PT00H00M00.159451S">
            <text:p>00,159,,,,,,,,,,,,</text:p>
          </table:table-cell>
          <table:table-cell office:value-type="time" office:time-value="PT00H00M00.284717S">
            <text:p>00,285,,,,,,,,,,,,</text:p>
          </table:table-cell>
          <table:table-cell table:number-columns-repeated="10"/>
        </table:table-row>
        <table:table-row table:style-name="ro1">
          <table:table-cell office:value-type="string">
            <text:p>Q10c</text:p>
          </table:table-cell>
          <table:table-cell office:value-type="string">
            <text:p>elapsed</text:p>
          </table:table-cell>
          <table:table-cell table:formula="of:=SUM([.D142:.K142])/[.$B$3]" office:value-type="time" office:time-value="PT00H35M27.124629S">
            <text:p>2127,125,,,,,,,,,,,,</text:p>
          </table:table-cell>
          <table:table-cell office:value-type="time" office:time-value="PT00H35M16.609387S">
            <text:p>2116,609,,,,,,,,,,,,</text:p>
          </table:table-cell>
          <table:table-cell office:value-type="time" office:time-value="PT00H35M04.367562S">
            <text:p>2104,368,,,,,,,,,,,,</text:p>
          </table:table-cell>
          <table:table-cell office:value-type="time" office:time-value="PT00H35M20.614742S">
            <text:p>2120,615,,,,,,,,,,,,</text:p>
          </table:table-cell>
          <table:table-cell table:style-name="ce27" office:value-type="time" office:time-value="PT00H36M06.906825S">
            <text:p>2166,907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3]" office:value-type="time" office:time-value="PT00H34M41.59S">
            <text:p>2081,590,,,,,,,,,,,,</text:p>
          </table:table-cell>
          <table:table-cell office:value-type="time" office:time-value="PT00H34M32.74S">
            <text:p>2072,740,,,,,,,,,,,,</text:p>
          </table:table-cell>
          <table:table-cell office:value-type="time" office:time-value="PT00H34M29.43S">
            <text:p>2069,430,,,,,,,,,,,,</text:p>
          </table:table-cell>
          <table:table-cell office:value-type="time" office:time-value="PT00H34M50.41S">
            <text:p>2090,410,,,,,,,,,,,,</text:p>
          </table:table-cell>
          <table:table-cell table:style-name="ce27" office:value-type="time" office:time-value="PT00H34M53.78S">
            <text:p>2093,78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3]" office:value-type="time" office:time-value="PT00H00M00.137295S">
            <text:p>00,137,,,,,,,,,,,,</text:p>
          </table:table-cell>
          <table:table-cell office:value-type="time" office:time-value="PT00H00M00.126609S">
            <text:p>00,127,,,,,,,,,,,,</text:p>
          </table:table-cell>
          <table:table-cell office:value-type="time" office:time-value="PT00H00M00.126624S">
            <text:p>00,127,,,,,,,,,,,,</text:p>
          </table:table-cell>
          <table:table-cell office:value-type="time" office:time-value="PT00H00M00.143203S">
            <text:p>00,143,,,,,,,,,,,,</text:p>
          </table:table-cell>
          <table:table-cell table:style-name="ce27" office:value-type="time" office:time-value="PT00H00M00.152744S">
            <text:p>00,153,,,,,,,,,,,,</text:p>
          </table:table-cell>
          <table:table-cell table:number-columns-repeated="10"/>
        </table:table-row>
        <table:table-row table:style-name="ro1">
          <table:table-cell office:value-type="string">
            <text:p>Q10d</text:p>
          </table:table-cell>
          <table:table-cell office:value-type="string">
            <text:p>elapsed</text:p>
          </table:table-cell>
          <table:table-cell table:formula="of:=SUM([.D145:.K145])/[.$B$3]" office:value-type="time" office:time-value="PT00H57M24.630359S">
            <text:p>3444,630,,,,,,,,,,,,</text:p>
          </table:table-cell>
          <table:table-cell office:value-type="time" office:time-value="PT00H58M18.894374S">
            <text:p>3498,894,,,,,,,,,,,,</text:p>
          </table:table-cell>
          <table:table-cell office:value-type="time" office:time-value="PT00H57M18.522784S">
            <text:p>3438,523,,,,,,,,,,,,</text:p>
          </table:table-cell>
          <table:table-cell office:value-type="time" office:time-value="PT00H55M16.008678S">
            <text:p>3316,009,,,,,,,,,,,,</text:p>
          </table:table-cell>
          <table:table-cell office:value-type="time" office:time-value="PT00H58M45.095598S">
            <text:p>3525,096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3]" office:value-type="time" office:time-value="PT00H51M11.415S">
            <text:p>3071,415,,,,,,,,,,,,</text:p>
          </table:table-cell>
          <table:table-cell office:value-type="time" office:time-value="PT00H51M22.3S">
            <text:p>3082,300,,,,,,,,,,,,</text:p>
          </table:table-cell>
          <table:table-cell office:value-type="time" office:time-value="PT00H50M58.34S">
            <text:p>3058,340,,,,,,,,,,,,</text:p>
          </table:table-cell>
          <table:table-cell office:value-type="time" office:time-value="PT00H50M47.07S">
            <text:p>3047,070,,,,,,,,,,,,</text:p>
          </table:table-cell>
          <table:table-cell office:value-type="time" office:time-value="PT00H51M37.95S">
            <text:p>3097,95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3]" office:value-type="time" office:time-value="PT00H00M00.274836S">
            <text:p>00,275,,,,,,,,,,,,</text:p>
          </table:table-cell>
          <table:table-cell office:value-type="time" office:time-value="PT00H00M00.257394S">
            <text:p>00,257,,,,,,,,,,,,</text:p>
          </table:table-cell>
          <table:table-cell office:value-type="time" office:time-value="PT00H00M00.269102S">
            <text:p>00,269,,,,,,,,,,,,</text:p>
          </table:table-cell>
          <table:table-cell office:value-type="time" office:time-value="PT00H00M00.287386S">
            <text:p>00,287,,,,,,,,,,,,</text:p>
          </table:table-cell>
          <table:table-cell office:value-type="time" office:time-value="PT00H00M00.285463S">
            <text:p>00,285,,,,,,,,,,,,</text:p>
          </table:table-cell>
          <table:table-cell table:number-columns-repeated="10"/>
        </table:table-row>
        <table:table-row table:style-name="ro1">
          <table:table-cell office:value-type="string">
            <text:p>Q10e</text:p>
          </table:table-cell>
          <table:table-cell office:value-type="string">
            <text:p>elapsed</text:p>
          </table:table-cell>
          <table:table-cell table:formula="of:=SUM([.D148:.K148])/[.$B$3]" office:value-type="time" office:time-value="PT01H09M17.604508S">
            <text:p>4157,605,,,,,,,,,,,,</text:p>
          </table:table-cell>
          <table:table-cell office:value-type="time" office:time-value="PT01H48M10.637941S">
            <text:p>6490,638,,,,,,,,,,,,</text:p>
          </table:table-cell>
          <table:table-cell office:value-type="time" office:time-value="PT00H57M06.626343S">
            <text:p>3426,626,,,,,,,,,,,,</text:p>
          </table:table-cell>
          <table:table-cell office:value-type="time" office:time-value="PT00H54M35.647118S">
            <text:p>3275,647,,,,,,,,,,,,</text:p>
          </table:table-cell>
          <table:table-cell table:style-name="ce27" office:value-type="time" office:time-value="PT00H57M17.506628S">
            <text:p>3437,507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K149])/[.$B$3]" office:value-type="time" office:time-value="PT00H50M50.9825S">
            <text:p>3050,983,,,,,,,,,,,,</text:p>
          </table:table-cell>
          <table:table-cell office:value-type="time" office:time-value="PT00H51M12.3S">
            <text:p>3072,300,,,,,,,,,,,,</text:p>
          </table:table-cell>
          <table:table-cell office:value-type="time" office:time-value="PT00H50M46.43S">
            <text:p>3046,430,,,,,,,,,,,,</text:p>
          </table:table-cell>
          <table:table-cell office:value-type="time" office:time-value="PT00H50M30.72S">
            <text:p>3030,720,,,,,,,,,,,,</text:p>
          </table:table-cell>
          <table:table-cell table:style-name="ce27" office:value-type="time" office:time-value="PT00H50M54.48S">
            <text:p>3054,48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K150])/[.$B$3]" office:value-type="time" office:time-value="PT00H00M00.201819S">
            <text:p>00,202,,,,,,,,,,,,</text:p>
          </table:table-cell>
          <table:table-cell office:value-type="time" office:time-value="PT00H00M00.171551S">
            <text:p>00,172,,,,,,,,,,,,</text:p>
          </table:table-cell>
          <table:table-cell office:value-type="time" office:time-value="PT00H00M00.180185S">
            <text:p>00,180,,,,,,,,,,,,</text:p>
          </table:table-cell>
          <table:table-cell office:value-type="time" office:time-value="PT00H00M00.194314S">
            <text:p>00,194,,,,,,,,,,,,</text:p>
          </table:table-cell>
          <table:table-cell table:style-name="ce27" office:value-type="time" office:time-value="PT00H00M00.261224S">
            <text:p>00,261,,,,,,,,,,,,</text:p>
          </table:table-cell>
          <table:table-cell table:number-columns-repeated="10"/>
        </table:table-row>
        <table:table-row table:style-name="ro1">
          <table:table-cell office:value-type="string">
            <text:p>Q10f</text:p>
          </table:table-cell>
          <table:table-cell office:value-type="string">
            <text:p>elapsed</text:p>
          </table:table-cell>
          <table:table-cell table:formula="of:=SUM([.D151:.K151])/[.$B$3]" office:value-type="time" office:time-value="PT00H56M15.013088S">
            <text:p>3375,013,,,,,,,,,,,,</text:p>
          </table:table-cell>
          <table:table-cell office:value-type="time" office:time-value="PT00H57M35.007136S">
            <text:p>3455,007,,,,,,,,,,,,</text:p>
          </table:table-cell>
          <table:table-cell office:value-type="time" office:time-value="PT00H56M27.047013S">
            <text:p>3387,047,,,,,,,,,,,,</text:p>
          </table:table-cell>
          <table:table-cell office:value-type="time" office:time-value="PT00H54M30.746799S">
            <text:p>3270,747,,,,,,,,,,,,</text:p>
          </table:table-cell>
          <table:table-cell office:value-type="time" office:time-value="PT00H56M27.251403S">
            <text:p>3387,251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K152])/[.$B$3]" office:value-type="time" office:time-value="PT00H50M12.08S">
            <text:p>3012,080,,,,,,,,,,,,</text:p>
          </table:table-cell>
          <table:table-cell office:value-type="time" office:time-value="PT00H50M38.61S">
            <text:p>3038,610,,,,,,,,,,,,</text:p>
          </table:table-cell>
          <table:table-cell office:value-type="time" office:time-value="PT00H50M06.36S">
            <text:p>3006,360,,,,,,,,,,,,</text:p>
          </table:table-cell>
          <table:table-cell office:value-type="time" office:time-value="PT00H49M55.99S">
            <text:p>2995,990,,,,,,,,,,,,</text:p>
          </table:table-cell>
          <table:table-cell office:value-type="time" office:time-value="PT00H50M07.36S">
            <text:p>3007,36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K153])/[.$B$3]" office:value-type="time" office:time-value="PT00H00M00.181731S">
            <text:p>00,182,,,,,,,,,,,,</text:p>
          </table:table-cell>
          <table:table-cell office:value-type="time" office:time-value="PT00H00M00.173191S">
            <text:p>00,173,,,,,,,,,,,,</text:p>
          </table:table-cell>
          <table:table-cell office:value-type="time" office:time-value="PT00H00M00.174168S">
            <text:p>00,174,,,,,,,,,,,,</text:p>
          </table:table-cell>
          <table:table-cell office:value-type="time" office:time-value="PT00H00M00.199059S">
            <text:p>00,199,,,,,,,,,,,,</text:p>
          </table:table-cell>
          <table:table-cell office:value-type="time" office:time-value="PT00H00M00.180505S">
            <text:p>00,181,,,,,,,,,,,,</text:p>
          </table:table-cell>
          <table:table-cell table:number-columns-repeated="10"/>
        </table:table-row>
        <table:table-row table:style-name="ro1">
          <table:table-cell office:value-type="string">
            <text:p>Q10g</text:p>
          </table:table-cell>
          <table:table-cell office:value-type="string">
            <text:p>elapsed</text:p>
          </table:table-cell>
          <table:table-cell table:formula="of:=SUM([.D154:.K154])/[.$B$3]" office:value-type="time" office:time-value="PT00H49M23.464072S">
            <text:p>2963,464,,,,,,,,,,,,</text:p>
          </table:table-cell>
          <table:table-cell office:value-type="time" office:time-value="PT00H47M46.792277S">
            <text:p>2866,792,,,,,,,,,,,,</text:p>
          </table:table-cell>
          <table:table-cell office:value-type="time" office:time-value="PT00H47M22.20743S">
            <text:p>2842,207,,,,,,,,,,,,</text:p>
          </table:table-cell>
          <table:table-cell office:value-type="time" office:time-value="PT00H50M46.093477S">
            <text:p>3046,093,,,,,,,,,,,,</text:p>
          </table:table-cell>
          <table:table-cell table:style-name="ce27" office:value-type="time" office:time-value="PT00H51M38.763103S">
            <text:p>3098,763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K155])/[.$B$3]" office:value-type="time" office:time-value="PT00H47M05.3175S">
            <text:p>2825,318,,,,,,,,,,,,</text:p>
          </table:table-cell>
          <table:table-cell office:value-type="time" office:time-value="PT00H46M46.79S">
            <text:p>2806,790,,,,,,,,,,,,</text:p>
          </table:table-cell>
          <table:table-cell office:value-type="time" office:time-value="PT00H46M31.45S">
            <text:p>2791,450,,,,,,,,,,,,</text:p>
          </table:table-cell>
          <table:table-cell office:value-type="time" office:time-value="PT00H47M53.92S">
            <text:p>2873,920,,,,,,,,,,,,</text:p>
          </table:table-cell>
          <table:table-cell table:style-name="ce27" office:value-type="time" office:time-value="PT00H47M09.11S">
            <text:p>2829,11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K156])/[.$B$3]" office:value-type="time" office:time-value="PT00H00M00.323255S">
            <text:p>00,323,,,,,,,,,,,,</text:p>
          </table:table-cell>
          <table:table-cell office:value-type="time" office:time-value="PT00H00M00.39587S">
            <text:p>00,396,,,,,,,,,,,,</text:p>
          </table:table-cell>
          <table:table-cell office:value-type="time" office:time-value="PT00H00M00.197385S">
            <text:p>00,197,,,,,,,,,,,,</text:p>
          </table:table-cell>
          <table:table-cell office:value-type="time" office:time-value="PT00H00M00.387294S">
            <text:p>00,387,,,,,,,,,,,,</text:p>
          </table:table-cell>
          <table:table-cell table:style-name="ce27" office:value-type="time" office:time-value="PT00H00M00.312469S">
            <text:p>00,312,,,,,,,,,,,,</text:p>
          </table:table-cell>
          <table:table-cell table:number-columns-repeated="10"/>
        </table:table-row>
        <table:table-row table:style-name="ro1">
          <table:table-cell office:value-type="string">
            <text:p>Q10h</text:p>
          </table:table-cell>
          <table:table-cell office:value-type="string">
            <text:p>elapsed</text:p>
          </table:table-cell>
          <table:table-cell table:formula="of:=SUM([.D157:.K157])/[.$B$3]" office:value-type="time" office:time-value="PT00H48M31.291772S">
            <text:p>2911,292,,,,,,,,,,,,</text:p>
          </table:table-cell>
          <table:table-cell office:value-type="time" office:time-value="PT00H47M40.309679S">
            <text:p>2860,310,,,,,,,,,,,,</text:p>
          </table:table-cell>
          <table:table-cell office:value-type="time" office:time-value="PT00H47M29.623689S">
            <text:p>2849,624,,,,,,,,,,,,</text:p>
          </table:table-cell>
          <table:table-cell office:value-type="time" office:time-value="PT00H48M47.56225S">
            <text:p>2927,562,,,,,,,,,,,,</text:p>
          </table:table-cell>
          <table:table-cell office:value-type="time" office:time-value="PT00H50M07.671469S">
            <text:p>3007,671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K158])/[.$B$3]" office:value-type="time" office:time-value="PT00H46M58.7275S">
            <text:p>2818,728,,,,,,,,,,,,</text:p>
          </table:table-cell>
          <table:table-cell office:value-type="time" office:time-value="PT00H46M51.97S">
            <text:p>2811,970,,,,,,,,,,,,</text:p>
          </table:table-cell>
          <table:table-cell office:value-type="time" office:time-value="PT00H46M41.72S">
            <text:p>2801,720,,,,,,,,,,,,</text:p>
          </table:table-cell>
          <table:table-cell office:value-type="time" office:time-value="PT00H47M13.09S">
            <text:p>2833,090,,,,,,,,,,,,</text:p>
          </table:table-cell>
          <table:table-cell office:value-type="time" office:time-value="PT00H47M08.13S">
            <text:p>2828,13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K159])/[.$B$3]" office:value-type="time" office:time-value="PT00H00M00.177157S">
            <text:p>00,177,,,,,,,,,,,,</text:p>
          </table:table-cell>
          <table:table-cell office:value-type="time" office:time-value="PT00H00M00.176173S">
            <text:p>00,176,,,,,,,,,,,,</text:p>
          </table:table-cell>
          <table:table-cell office:value-type="time" office:time-value="PT00H00M00.151435S">
            <text:p>00,151,,,,,,,,,,,,</text:p>
          </table:table-cell>
          <table:table-cell office:value-type="time" office:time-value="PT00H00M00.194121S">
            <text:p>00,194,,,,,,,,,,,,</text:p>
          </table:table-cell>
          <table:table-cell office:value-type="time" office:time-value="PT00H00M00.186898S">
            <text:p>00,187,,,,,,,,,,,,</text:p>
          </table:table-cell>
          <table:table-cell table:number-columns-repeated="10"/>
        </table:table-row>
        <table:table-row table:style-name="ro1">
          <table:table-cell office:value-type="string">
            <text:p>Q10i</text:p>
          </table:table-cell>
          <table:table-cell office:value-type="string">
            <text:p>elapsed</text:p>
          </table:table-cell>
          <table:table-cell table:formula="of:=SUM([.D160:.K160])/[.$B$3]" office:value-type="time" office:time-value="PT00H47M23.975005S">
            <text:p>2843,975,,,,,,,,,,,,</text:p>
          </table:table-cell>
          <table:table-cell office:value-type="time" office:time-value="PT00H46M57.452513S">
            <text:p>2817,453,,,,,,,,,,,,</text:p>
          </table:table-cell>
          <table:table-cell office:value-type="time" office:time-value="PT00H46M47.134464S">
            <text:p>2807,134,,,,,,,,,,,,</text:p>
          </table:table-cell>
          <table:table-cell office:value-type="time" office:time-value="PT00H46M48.530498S">
            <text:p>2808,530,,,,,,,,,,,,</text:p>
          </table:table-cell>
          <table:table-cell table:style-name="ce27" office:value-type="time" office:time-value="PT00H49M02.782545S">
            <text:p>2942,783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K161])/[.$B$3]" office:value-type="time" office:time-value="PT00H46M17.6125S">
            <text:p>2777,613,,,,,,,,,,,,</text:p>
          </table:table-cell>
          <table:table-cell office:value-type="time" office:time-value="PT00H46M04.39S">
            <text:p>2764,390,,,,,,,,,,,,</text:p>
          </table:table-cell>
          <table:table-cell office:value-type="time" office:time-value="PT00H46M00.99S">
            <text:p>2760,990,,,,,,,,,,,,</text:p>
          </table:table-cell>
          <table:table-cell office:value-type="time" office:time-value="PT00H46M00.53S">
            <text:p>2760,530,,,,,,,,,,,,</text:p>
          </table:table-cell>
          <table:table-cell table:style-name="ce27" office:value-type="time" office:time-value="PT00H47M04.54S">
            <text:p>2824,54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K162])/[.$B$3]" office:value-type="time" office:time-value="PT00H00M00.209175S">
            <text:p>00,209,,,,,,,,,,,,</text:p>
          </table:table-cell>
          <table:table-cell office:value-type="time" office:time-value="PT00H00M00.221289S">
            <text:p>00,221,,,,,,,,,,,,</text:p>
          </table:table-cell>
          <table:table-cell office:value-type="time" office:time-value="PT00H00M00.182676S">
            <text:p>00,183,,,,,,,,,,,,</text:p>
          </table:table-cell>
          <table:table-cell office:value-type="time" office:time-value="PT00H00M00.227465S">
            <text:p>00,227,,,,,,,,,,,,</text:p>
          </table:table-cell>
          <table:table-cell table:style-name="ce27" office:value-type="time" office:time-value="PT00H00M00.205271S">
            <text:p>00,205,,,,,,,,,,,,</text:p>
          </table:table-cell>
          <table:table-cell table:number-columns-repeated="10"/>
        </table:table-row>
        <table:table-row table:style-name="ro1">
          <table:table-cell office:value-type="string">
            <text:p>Q10j</text:p>
          </table:table-cell>
          <table:table-cell office:value-type="string">
            <text:p>elapsed</text:p>
          </table:table-cell>
          <table:table-cell table:formula="of:=SUM([.D163:.K163])/[.$B$3]" office:value-type="time" office:time-value="PT00H34M27.817421S">
            <text:p>2067,817,,,,,,,,,,,,</text:p>
          </table:table-cell>
          <table:table-cell office:value-type="time" office:time-value="PT00H34M27.533316S">
            <text:p>2067,533,,,,,,,,,,,,</text:p>
          </table:table-cell>
          <table:table-cell office:value-type="time" office:time-value="PT00H34M08.696327S">
            <text:p>2048,696,,,,,,,,,,,,</text:p>
          </table:table-cell>
          <table:table-cell office:value-type="time" office:time-value="PT00H34M00.462354S">
            <text:p>2040,462,,,,,,,,,,,,</text:p>
          </table:table-cell>
          <table:table-cell table:style-name="ce27" office:value-type="time" office:time-value="PT00H35M14.577686S">
            <text:p>2114,578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4:.K164])/[.$B$3]" office:value-type="time" office:time-value="PT00H33M59.9025S">
            <text:p>2039,903,,,,,,,,,,,,</text:p>
          </table:table-cell>
          <table:table-cell office:value-type="time" office:time-value="PT00H33M51.34S">
            <text:p>2031,340,,,,,,,,,,,,</text:p>
          </table:table-cell>
          <table:table-cell office:value-type="time" office:time-value="PT00H33M51.08S">
            <text:p>2031,080,,,,,,,,,,,,</text:p>
          </table:table-cell>
          <table:table-cell office:value-type="time" office:time-value="PT00H33M48.1S">
            <text:p>2028,100,,,,,,,,,,,,</text:p>
          </table:table-cell>
          <table:table-cell table:style-name="ce27" office:value-type="time" office:time-value="PT00H34M29.09S">
            <text:p>2069,0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5:.K165])/[.$B$3]" office:value-type="time" office:time-value="PT00H00M00.208125S">
            <text:p>00,208,,,,,,,,,,,,</text:p>
          </table:table-cell>
          <table:table-cell office:value-type="time" office:time-value="PT00H00M00.167283S">
            <text:p>00,167,,,,,,,,,,,,</text:p>
          </table:table-cell>
          <table:table-cell office:value-type="time" office:time-value="PT00H00M00.157979S">
            <text:p>00,158,,,,,,,,,,,,</text:p>
          </table:table-cell>
          <table:table-cell office:value-type="time" office:time-value="PT00H00M00.182725S">
            <text:p>00,183,,,,,,,,,,,,</text:p>
          </table:table-cell>
          <table:table-cell table:style-name="ce27" office:value-type="time" office:time-value="PT00H00M00.324514S">
            <text:p>00,325,,,,,,,,,,,,</text:p>
          </table:table-cell>
          <table:table-cell table:number-columns-repeated="10"/>
        </table:table-row>
        <table:table-row table:style-name="ro1">
          <table:table-cell office:value-type="string">
            <text:p>Q10k</text:p>
          </table:table-cell>
          <table:table-cell office:value-type="string">
            <text:p>elapsed</text:p>
          </table:table-cell>
          <table:table-cell table:formula="of:=SUM([.D166:.K166])/[.$B$3]" office:value-type="time" office:time-value="PT00H47M32.807564S">
            <text:p>2852,808,,,,,,,,,,,,</text:p>
          </table:table-cell>
          <table:table-cell office:value-type="time" office:time-value="PT00H47M42.937068S">
            <text:p>2862,937,,,,,,,,,,,,</text:p>
          </table:table-cell>
          <table:table-cell table:style-name="ce27" office:value-type="time" office:time-value="PT00H47M10.355614S">
            <text:p>2830,356,,,,,,,,,,,,</text:p>
          </table:table-cell>
          <table:table-cell table:style-name="ce27" office:value-type="time" office:time-value="PT00H47M10.92022S">
            <text:p>2830,920,,,,,,,,,,,,</text:p>
          </table:table-cell>
          <table:table-cell table:style-name="ce27" office:value-type="time" office:time-value="PT00H48M07.017355S">
            <text:p>2887,017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7:.K167])/[.$B$3]" office:value-type="time" office:time-value="PT00H46M51.37S">
            <text:p>2811,370,,,,,,,,,,,,</text:p>
          </table:table-cell>
          <table:table-cell office:value-type="time" office:time-value="PT00H46M50.98S">
            <text:p>2810,980,,,,,,,,,,,,</text:p>
          </table:table-cell>
          <table:table-cell table:style-name="ce27" office:value-type="time" office:time-value="PT00H46M38.23S">
            <text:p>2798,230,,,,,,,,,,,,</text:p>
          </table:table-cell>
          <table:table-cell table:style-name="ce27" office:value-type="time" office:time-value="PT00H46M50.02S">
            <text:p>2810,020,,,,,,,,,,,,</text:p>
          </table:table-cell>
          <table:table-cell table:style-name="ce27" office:value-type="time" office:time-value="PT00H47M06.25S">
            <text:p>2826,25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8:.K168])/[.$B$3]" office:value-type="time" office:time-value="PT00H00M00.166357S">
            <text:p>00,166,,,,,,,,,,,,</text:p>
          </table:table-cell>
          <table:table-cell office:value-type="time" office:time-value="PT00H00M00.169305S">
            <text:p>00,169,,,,,,,,,,,,</text:p>
          </table:table-cell>
          <table:table-cell table:style-name="ce27" office:value-type="time" office:time-value="PT00H00M00.168054S">
            <text:p>00,168,,,,,,,,,,,,</text:p>
          </table:table-cell>
          <table:table-cell table:style-name="ce27" office:value-type="time" office:time-value="PT00H00M00.16878S">
            <text:p>00,169,,,,,,,,,,,,</text:p>
          </table:table-cell>
          <table:table-cell table:style-name="ce27" office:value-type="time" office:time-value="PT00H00M00.15929S">
            <text:p>00,159,,,,,,,,,,,,</text:p>
          </table:table-cell>
          <table:table-cell table:number-columns-repeated="10"/>
        </table:table-row>
        <table:table-row table:style-name="ro1">
          <table:table-cell office:value-type="string">
            <text:p>Q10l</text:p>
          </table:table-cell>
          <table:table-cell office:value-type="string">
            <text:p>elapsed</text:p>
          </table:table-cell>
          <table:table-cell table:formula="of:=SUM([.D169:.K169])/[.$B$3]" office:value-type="time" office:time-value="PT01H31M13.89521S">
            <text:p>5473,895,,,,,,,,,,,,</text:p>
          </table:table-cell>
          <table:table-cell table:style-name="ce27" office:value-type="time" office:time-value="PT01H31M12.204839S">
            <text:p>5472,205,,,,,,,,,,,,</text:p>
          </table:table-cell>
          <table:table-cell table:style-name="ce27" office:value-type="time" office:time-value="PT01H29M58.005806S">
            <text:p>5398,006,,,,,,,,,,,,</text:p>
          </table:table-cell>
          <table:table-cell table:style-name="ce27" office:value-type="time" office:time-value="PT01H29M02.614S">
            <text:p>5342,614,,,,,,,,,,,,</text:p>
          </table:table-cell>
          <table:table-cell table:style-name="ce27" office:value-type="time" office:time-value="PT01H34M42.756194S">
            <text:p>5682,756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0:.K170])/[.$B$3]" office:value-type="time" office:time-value="PT00H31M46.8725S">
            <text:p>1906,873,,,,,,,,,,,,</text:p>
          </table:table-cell>
          <table:table-cell table:style-name="ce27" office:value-type="time" office:time-value="PT00H31M42.4S">
            <text:p>1902,400,,,,,,,,,,,,</text:p>
          </table:table-cell>
          <table:table-cell table:style-name="ce27" office:value-type="time" office:time-value="PT00H31M40.02S">
            <text:p>1900,020,,,,,,,,,,,,</text:p>
          </table:table-cell>
          <table:table-cell table:style-name="ce27" office:value-type="time" office:time-value="PT00H31M26.85S">
            <text:p>1886,850,,,,,,,,,,,,</text:p>
          </table:table-cell>
          <table:table-cell table:style-name="ce27" office:value-type="time" office:time-value="PT00H32M18.22S">
            <text:p>1938,22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1:.K171])/[.$B$3]" office:value-type="time" office:time-value="PT00H00M00.188322S">
            <text:p>00,188,,,,,,,,,,,,</text:p>
          </table:table-cell>
          <table:table-cell table:style-name="ce27" office:value-type="time" office:time-value="PT00H00M00.180755S">
            <text:p>00,181,,,,,,,,,,,,</text:p>
          </table:table-cell>
          <table:table-cell table:style-name="ce27" office:value-type="time" office:time-value="PT00H00M00.148642S">
            <text:p>00,149,,,,,,,,,,,,</text:p>
          </table:table-cell>
          <table:table-cell table:style-name="ce27" office:value-type="time" office:time-value="PT00H00M00.240058S">
            <text:p>00,240,,,,,,,,,,,,</text:p>
          </table:table-cell>
          <table:table-cell table:style-name="ce27" office:value-type="time" office:time-value="PT00H00M00.183834S">
            <text:p>00,184,,,,,,,,,,,,</text:p>
          </table:table-cell>
          <table:table-cell table:number-columns-repeated="10"/>
        </table:table-row>
        <table:table-row table:style-name="ro1">
          <table:table-cell office:value-type="string">
            <text:p>Q10m</text:p>
          </table:table-cell>
          <table:table-cell office:value-type="string">
            <text:p>elapsed</text:p>
          </table:table-cell>
          <table:table-cell table:formula="of:=SUM([.D172:.K172])/[.$B$3]" office:value-type="time" office:time-value="PT500H59M59S">
            <text:p>1803599,000,,,,,,,,,,,,</text:p>
          </table:table-cell>
          <table:table-cell table:number-columns-repeated="4" table:style-name="ce31" office:value-type="time" office:time-value="PT500H59M59S">
            <text:p>1803599,000,,,,,,,,,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3:.K173])/[.$B$3]" office:value-type="time" office:time-value="PT500H59M59S">
            <text:p>1803599,000,,,,,,,,,,,,</text:p>
          </table:table-cell>
          <table:table-cell table:number-columns-repeated="4" table:style-name="ce31" office:value-type="time" office:time-value="PT500H59M59S">
            <text:p>1803599,000,,,,,,,,,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4:.K174])/[.$B$3]" office:value-type="time" office:time-value="PT500H59M59S">
            <text:p>1803599,000,,,,,,,,,,,,</text:p>
          </table:table-cell>
          <table:table-cell table:number-columns-repeated="4" table:style-name="ce31" office:value-type="time" office:time-value="PT500H59M59S">
            <text:p>1803599,000,,,,,,,,,,,,,,,,,,,,,</text:p>
          </table:table-cell>
          <table:table-cell table:number-columns-repeated="10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75:.K175])/[.$B$3]" office:value-type="time" office:time-value="PT00H00M06.549575S">
            <text:p>06,550,,,,,,,,,,,,</text:p>
          </table:table-cell>
          <table:table-cell office:value-type="time" office:time-value="PT00H00M06.546585S">
            <text:p>06,547,,,,,,,,,,,,</text:p>
          </table:table-cell>
          <table:table-cell office:value-type="time" office:time-value="PT00H00M06.614195S">
            <text:p>06,614,,,,,,,,,,,,</text:p>
          </table:table-cell>
          <table:table-cell office:value-type="time" office:time-value="PT00H00M06.497202S">
            <text:p>06,497,,,,,,,,,,,,</text:p>
          </table:table-cell>
          <table:table-cell office:value-type="time" office:time-value="PT00H00M06.540317S">
            <text:p>06,54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6:.K176])/[.$B$3]" office:value-type="time" office:time-value="PT00H00M00.4075S">
            <text:p>00,408,,,,,,,,,,,,</text:p>
          </table:table-cell>
          <table:table-cell table:number-columns-repeated="3" office:value-type="time" office:time-value="PT00H00M00.39S">
            <text:p>00,390,,,,,,,,,,,,</text:p>
          </table:table-cell>
          <table:table-cell office:value-type="time" office:time-value="PT00H00M00.46S">
            <text:p>00,46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7:.K177])/[.$B$3]" office:value-type="time" office:time-value="PT00H00M00.01096S">
            <text:p>00,011,,,,,,,,,,,,</text:p>
          </table:table-cell>
          <table:table-cell office:value-type="time" office:time-value="PT00H00M00.021812S">
            <text:p>00,022,,,,,,,,,,,,</text:p>
          </table:table-cell>
          <table:table-cell office:value-type="time" office:time-value="PT00H00M00.007242S">
            <text:p>00,007,,,,,,,,,,,,</text:p>
          </table:table-cell>
          <table:table-cell office:value-type="time" office:time-value="PT00H00M00.007375S">
            <text:p>00,007,,,,,,,,,,,,</text:p>
          </table:table-cell>
          <table:table-cell office:value-type="time" office:time-value="PT00H00M00.007409S">
            <text:p>00,007,,,,,,,,,,,,</text:p>
          </table:table-cell>
          <table:table-cell table:number-columns-repeated="10"/>
        </table:table-row>
        <table:table-row table:style-name="ro1">
          <table:table-cell office:value-type="string">
            <text:p>Q11a</text:p>
          </table:table-cell>
          <table:table-cell office:value-type="string">
            <text:p>elapsed</text:p>
          </table:table-cell>
          <table:table-cell table:formula="of:=SUM([.D178:.K178])/[.$B$3]" office:value-type="time" office:time-value="PT00H00M06.464761S">
            <text:p>06,465,,,,,,,,,,,,</text:p>
          </table:table-cell>
          <table:table-cell office:value-type="time" office:time-value="PT00H00M06.491504S">
            <text:p>06,492,,,,,,,,,,,,</text:p>
          </table:table-cell>
          <table:table-cell office:value-type="time" office:time-value="PT00H00M06.609878S">
            <text:p>06,610,,,,,,,,,,,,</text:p>
          </table:table-cell>
          <table:table-cell office:value-type="time" office:time-value="PT00H00M06.108625S">
            <text:p>06,109,,,,,,,,,,,,</text:p>
          </table:table-cell>
          <table:table-cell office:value-type="time" office:time-value="PT00H00M06.649037S">
            <text:p>06,649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9:.K179])/[.$B$3]" office:value-type="time" office:time-value="PT00H00M00.4625S">
            <text:p>00,463,,,,,,,,,,,,</text:p>
          </table:table-cell>
          <table:table-cell office:value-type="time" office:time-value="PT00H00M00.39S">
            <text:p>00,390,,,,,,,,,,,,</text:p>
          </table:table-cell>
          <table:table-cell office:value-type="time" office:time-value="PT00H00M00.51S">
            <text:p>00,510,,,,,,,,,,,,</text:p>
          </table:table-cell>
          <table:table-cell office:value-type="time" office:time-value="PT00H00M00.43S">
            <text:p>00,430,,,,,,,,,,,,</text:p>
          </table:table-cell>
          <table:table-cell office:value-type="time" office:time-value="PT00H00M00.52S">
            <text:p>00,52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0:.K180])/[.$B$3]" office:value-type="time" office:time-value="PT00H00M00.007296S">
            <text:p>00,007,,,,,,,,,,,,</text:p>
          </table:table-cell>
          <table:table-cell office:value-type="time" office:time-value="PT00H00M00.007339S">
            <text:p>00,007,,,,,,,,,,,,</text:p>
          </table:table-cell>
          <table:table-cell office:value-type="time" office:time-value="PT00H00M00.007221S">
            <text:p>00,007,,,,,,,,,,,,</text:p>
          </table:table-cell>
          <table:table-cell office:value-type="time" office:time-value="PT00H00M00.00727S">
            <text:p>00,007,,,,,,,,,,,,</text:p>
          </table:table-cell>
          <table:table-cell office:value-type="time" office:time-value="PT00H00M00.007353S">
            <text:p>00,007,,,,,,,,,,,,</text:p>
          </table:table-cell>
          <table:table-cell table:number-columns-repeated="10"/>
        </table:table-row>
        <table:table-row table:style-name="ro1">
          <table:table-cell office:value-type="string">
            <text:p>Q11b</text:p>
          </table:table-cell>
          <table:table-cell office:value-type="string">
            <text:p>elapsed</text:p>
          </table:table-cell>
          <table:table-cell table:formula="of:=SUM([.D181:.K181])/[.$B$3]" office:value-type="time" office:time-value="PT00H00M06.267823S">
            <text:p>06,268,,,,,,,,,,,,</text:p>
          </table:table-cell>
          <table:table-cell office:value-type="time" office:time-value="PT00H00M06.201605S">
            <text:p>06,202,,,,,,,,,,,,</text:p>
          </table:table-cell>
          <table:table-cell office:value-type="time" office:time-value="PT00H00M05.989898S">
            <text:p>05,990,,,,,,,,,,,,</text:p>
          </table:table-cell>
          <table:table-cell office:value-type="time" office:time-value="PT00H00M06.009491S">
            <text:p>06,009,,,,,,,,,,,,</text:p>
          </table:table-cell>
          <table:table-cell office:value-type="time" office:time-value="PT00H00M06.870296S">
            <text:p>06,87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82:.K182])/[.$B$3]" office:value-type="time" office:time-value="PT00H00M00.4075S">
            <text:p>00,408,,,,,,,,,,,,</text:p>
          </table:table-cell>
          <table:table-cell office:value-type="time" office:time-value="PT00H00M00.4S">
            <text:p>00,400,,,,,,,,,,,,</text:p>
          </table:table-cell>
          <table:table-cell office:value-type="time" office:time-value="PT00H00M00.42S">
            <text:p>00,420,,,,,,,,,,,,</text:p>
          </table:table-cell>
          <table:table-cell office:value-type="time" office:time-value="PT00H00M00.4S">
            <text:p>00,400,,,,,,,,,,,,</text:p>
          </table:table-cell>
          <table:table-cell office:value-type="time" office:time-value="PT00H00M00.41S">
            <text:p>00,41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3:.K183])/[.$B$3]" office:value-type="time" office:time-value="PT00H00M00.007091S">
            <text:p>00,007,,,,,,,,,,,,</text:p>
          </table:table-cell>
          <table:table-cell office:value-type="time" office:time-value="PT00H00M00.006901S">
            <text:p>00,007,,,,,,,,,,,,</text:p>
          </table:table-cell>
          <table:table-cell office:value-type="time" office:time-value="PT00H00M00.007065S">
            <text:p>00,007,,,,,,,,,,,,</text:p>
          </table:table-cell>
          <table:table-cell office:value-type="time" office:time-value="PT00H00M00.007135S">
            <text:p>00,007,,,,,,,,,,,,</text:p>
          </table:table-cell>
          <table:table-cell office:value-type="time" office:time-value="PT00H00M00.007263S">
            <text:p>00,007,,,,,,,,,,,,</text:p>
          </table:table-cell>
          <table:table-cell table:number-columns-repeated="10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84:.K184])/[.$B$3]" office:value-type="time" office:time-value="PT00H00M00.710196S">
            <text:p>00,710,,,,,,,,,,,,</text:p>
          </table:table-cell>
          <table:table-cell table:formula="of:=+[.D187]+[.D190]" office:value-type="time" office:time-value="PT00H00M00.486524S">
            <text:p>00,487,,,,,,,,,,,,</text:p>
          </table:table-cell>
          <table:table-cell table:formula="of:=+[.E187]+[.E190]" office:value-type="time" office:time-value="PT00H00M01.373349S">
            <text:p>01,373,,,,,,,,,,,,</text:p>
          </table:table-cell>
          <table:table-cell table:formula="of:=+[.F187]+[.F190]" office:value-type="time" office:time-value="PT00H00M00.483655S">
            <text:p>00,484,,,,,,,,,,,,</text:p>
          </table:table-cell>
          <table:table-cell table:formula="of:=+[.G187]+[.G190]" office:value-type="time" office:time-value="PT00H00M00.497254S">
            <text:p>00,497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85:.K185])/[.$B$3]" office:value-type="time" office:time-value="PT00H00M00.3525S">
            <text:p>00,353,,,,,,,,,,,,</text:p>
          </table:table-cell>
          <table:table-cell table:formula="of:=+[.D188]+[.D191]" office:value-type="time" office:time-value="PT00H00M00.35S">
            <text:p>00,350,,,,,,,,,,,,</text:p>
          </table:table-cell>
          <table:table-cell table:formula="of:=+[.E188]+[.E191]" office:value-type="time" office:time-value="PT00H00M00.35S">
            <text:p>00,350,,,,,,,,,,,,</text:p>
          </table:table-cell>
          <table:table-cell table:formula="of:=+[.F188]+[.F191]" office:value-type="time" office:time-value="PT00H00M00.34S">
            <text:p>00,340,,,,,,,,,,,,</text:p>
          </table:table-cell>
          <table:table-cell table:formula="of:=+[.G188]+[.G191]" office:value-type="time" office:time-value="PT00H00M00.37S">
            <text:p>00,37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6:.K186])/[.$B$3]" office:value-type="time" office:time-value="PT00H00M00.019577S">
            <text:p>00,020,,,,,,,,,,,,</text:p>
          </table:table-cell>
          <table:table-cell table:formula="of:=+[.D189]+[.D192]" office:value-type="time" office:time-value="PT00H00M00.017031S">
            <text:p>00,017,,,,,,,,,,,,</text:p>
          </table:table-cell>
          <table:table-cell table:formula="of:=+[.E189]+[.E192]" office:value-type="time" office:time-value="PT00H00M00.016803S">
            <text:p>00,017,,,,,,,,,,,,</text:p>
          </table:table-cell>
          <table:table-cell table:formula="of:=+[.F189]+[.F192]" office:value-type="time" office:time-value="PT00H00M00.027068S">
            <text:p>00,027,,,,,,,,,,,,</text:p>
          </table:table-cell>
          <table:table-cell table:formula="of:=+[.G189]+[.G192]" office:value-type="time" office:time-value="PT00H00M00.017405S">
            <text:p>00,017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2tmp1</text:p>
          </table:table-cell>
          <table:table-cell table:style-name="ce38" office:value-type="string">
            <text:p>elapsed</text:p>
          </table:table-cell>
          <table:table-cell table:formula="of:=SUM([.D187:.K187])/[.$B$3]" office:value-type="time" office:time-value="PT00H00M00.397116S">
            <text:p>00,397,,,,,,,,,,,,</text:p>
          </table:table-cell>
          <table:table-cell table:style-name="ce27" office:value-type="time" office:time-value="PT00H00M00.399654S">
            <text:p>00,400,,,,,,,,,,,,</text:p>
          </table:table-cell>
          <table:table-cell table:style-name="ce27" office:value-type="time" office:time-value="PT00H00M00.399579S">
            <text:p>00,400,,,,,,,,,,,,</text:p>
          </table:table-cell>
          <table:table-cell table:style-name="ce27" office:value-type="time" office:time-value="PT00H00M00.380702S">
            <text:p>00,381,,,,,,,,,,,,</text:p>
          </table:table-cell>
          <table:table-cell table:style-name="ce27" office:value-type="time" office:time-value="PT00H00M00.40853S">
            <text:p>00,409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188:.K188])/[.$B$3]" office:value-type="time" office:time-value="PT00H00M00.3275S">
            <text:p>00,328,,,,,,,,,,,,</text:p>
          </table:table-cell>
          <table:table-cell table:style-name="ce27" office:value-type="time" office:time-value="PT00H00M00.33S">
            <text:p>00,330,,,,,,,,,,,,</text:p>
          </table:table-cell>
          <table:table-cell table:number-columns-repeated="2" table:style-name="ce27" office:value-type="time" office:time-value="PT00H00M00.32S">
            <text:p>00,320,,,,,,,,,,,,</text:p>
          </table:table-cell>
          <table:table-cell table:style-name="ce27" office:value-type="time" office:time-value="PT00H00M00.34S">
            <text:p>00,34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189:.K189])/[.$B$3]" office:value-type="time" office:time-value="PT00H00M00.007353S">
            <text:p>00,007,,,,,,,,,,,,</text:p>
          </table:table-cell>
          <table:table-cell table:style-name="ce27" office:value-type="time" office:time-value="PT00H00M00.007264S">
            <text:p>00,007,,,,,,,,,,,,</text:p>
          </table:table-cell>
          <table:table-cell table:style-name="ce27" office:value-type="time" office:time-value="PT00H00M00.007189S">
            <text:p>00,007,,,,,,,,,,,,</text:p>
          </table:table-cell>
          <table:table-cell table:style-name="ce27" office:value-type="time" office:time-value="PT00H00M00.007513S">
            <text:p>00,008,,,,,,,,,,,,</text:p>
          </table:table-cell>
          <table:table-cell table:style-name="ce27" office:value-type="time" office:time-value="PT00H00M00.007446S">
            <text:p>00,007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2tmp2</text:p>
          </table:table-cell>
          <table:table-cell table:style-name="ce38" office:value-type="string">
            <text:p>elapsed</text:p>
          </table:table-cell>
          <table:table-cell table:formula="of:=SUM([.D190:.K190])/[.$B$3]" office:value-type="time" office:time-value="PT00H00M00.313079S">
            <text:p>00,313,,,,,,,,,,,,</text:p>
          </table:table-cell>
          <table:table-cell table:style-name="ce27" office:value-type="time" office:time-value="PT00H00M00.08687S">
            <text:p>00,087,,,,,,,,,,,,</text:p>
          </table:table-cell>
          <table:table-cell table:style-name="ce27" office:value-type="time" office:time-value="PT00H00M00.97377S">
            <text:p>00,974,,,,,,,,,,,,</text:p>
          </table:table-cell>
          <table:table-cell table:style-name="ce27" office:value-type="time" office:time-value="PT00H00M00.102953S">
            <text:p>00,103,,,,,,,,,,,,</text:p>
          </table:table-cell>
          <table:table-cell table:style-name="ce27" office:value-type="time" office:time-value="PT00H00M00.088724S">
            <text:p>00,089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191:.K191])/[.$B$3]" office:value-type="time" office:time-value="PT00H00M00.025S">
            <text:p>00,025,,,,,,,,,,,,</text:p>
          </table:table-cell>
          <table:table-cell table:style-name="ce27" office:value-type="time" office:time-value="PT00H00M00.02S">
            <text:p>00,020,,,,,,,,,,,,</text:p>
          </table:table-cell>
          <table:table-cell table:style-name="ce27" office:value-type="time" office:time-value="PT00H00M00.03S">
            <text:p>00,030,,,,,,,,,,,,</text:p>
          </table:table-cell>
          <table:table-cell table:style-name="ce27" office:value-type="time" office:time-value="PT00H00M00.02S">
            <text:p>00,020,,,,,,,,,,,,</text:p>
          </table:table-cell>
          <table:table-cell table:style-name="ce27" office:value-type="time" office:time-value="PT00H00M00.03S">
            <text:p>00,03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192:.K192])/[.$B$3]" office:value-type="time" office:time-value="PT00H00M00.012224S">
            <text:p>00,012,,,,,,,,,,,,</text:p>
          </table:table-cell>
          <table:table-cell table:style-name="ce27" office:value-type="time" office:time-value="PT00H00M00.009767S">
            <text:p>00,010,,,,,,,,,,,,</text:p>
          </table:table-cell>
          <table:table-cell table:style-name="ce27" office:value-type="time" office:time-value="PT00H00M00.009614S">
            <text:p>00,010,,,,,,,,,,,,</text:p>
          </table:table-cell>
          <table:table-cell table:style-name="ce27" office:value-type="time" office:time-value="PT00H00M00.019555S">
            <text:p>00,020,,,,,,,,,,,,</text:p>
          </table:table-cell>
          <table:table-cell table:style-name="ce27" office:value-type="time" office:time-value="PT00H00M00.009959S">
            <text:p>00,010,,,,,,,,,,,,</text:p>
          </table:table-cell>
          <table:table-cell table:number-columns-repeated="10"/>
        </table:table-row>
        <table:table-row table:style-name="ro1">
          <table:table-cell office:value-type="string">
            <text:p>Q12a</text:p>
          </table:table-cell>
          <table:table-cell office:value-type="string">
            <text:p>elapsed</text:p>
          </table:table-cell>
          <table:table-cell table:formula="of:=SUM([.D193:.K193])/[.$B$3]" office:value-type="time" office:time-value="PT00H00M00.598775S">
            <text:p>00,599,,,,,,,,,,,,</text:p>
          </table:table-cell>
          <table:table-cell table:formula="of:=+[.D196]+[.D199]" office:value-type="time" office:time-value="PT00H00M00.575418S">
            <text:p>00,575,,,,,,,,,,,,</text:p>
          </table:table-cell>
          <table:table-cell table:formula="of:=+[.E196]+[.E199]" office:value-type="time" office:time-value="PT00H00M00.64389S">
            <text:p>00,644,,,,,,,,,,,,</text:p>
          </table:table-cell>
          <table:table-cell table:formula="of:=+[.F196]+[.F199]" office:value-type="time" office:time-value="PT00H00M00.588696S">
            <text:p>00,589,,,,,,,,,,,,</text:p>
          </table:table-cell>
          <table:table-cell table:formula="of:=+[.G196]+[.G199]" office:value-type="time" office:time-value="PT00H00M00.587096S">
            <text:p>00,587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94:.K194])/[.$B$3]" office:value-type="time" office:time-value="PT00H00M00.4125S">
            <text:p>00,413,,,,,,,,,,,,</text:p>
          </table:table-cell>
          <table:table-cell table:formula="of:=+[.D197]+[.D200]" office:value-type="time" office:time-value="PT00H00M00.4S">
            <text:p>00,400,,,,,,,,,,,,</text:p>
          </table:table-cell>
          <table:table-cell table:formula="of:=+[.E197]+[.E200]" office:value-type="time" office:time-value="PT00H00M00.42S">
            <text:p>00,420,,,,,,,,,,,,</text:p>
          </table:table-cell>
          <table:table-cell table:formula="of:=+[.F197]+[.F200]" office:value-type="time" office:time-value="PT00H00M00.4S">
            <text:p>00,400,,,,,,,,,,,,</text:p>
          </table:table-cell>
          <table:table-cell table:formula="of:=+[.G197]+[.G200]" office:value-type="time" office:time-value="PT00H00M00.43S">
            <text:p>00,43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95:.K195])/[.$B$3]" office:value-type="time" office:time-value="PT00H00M00.017853S">
            <text:p>00,018,,,,,,,,,,,,</text:p>
          </table:table-cell>
          <table:table-cell table:formula="of:=+[.D198]+[.D201]" office:value-type="time" office:time-value="PT00H00M00.016985S">
            <text:p>00,017,,,,,,,,,,,,</text:p>
          </table:table-cell>
          <table:table-cell table:formula="of:=+[.E198]+[.E201]" office:value-type="time" office:time-value="PT00H00M00.019432S">
            <text:p>00,019,,,,,,,,,,,,</text:p>
          </table:table-cell>
          <table:table-cell table:formula="of:=+[.F198]+[.F201]" office:value-type="time" office:time-value="PT00H00M00.017137S">
            <text:p>00,017,,,,,,,,,,,,</text:p>
          </table:table-cell>
          <table:table-cell table:formula="of:=+[.G198]+[.G201]" office:value-type="time" office:time-value="PT00H00M00.017857S">
            <text:p>00,018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2atmp1</text:p>
          </table:table-cell>
          <table:table-cell table:style-name="ce38" office:value-type="string">
            <text:p>elapsed</text:p>
          </table:table-cell>
          <table:table-cell table:formula="of:=SUM([.D196:.K196])/[.$B$3]" office:value-type="time" office:time-value="PT00H00M00.469341S">
            <text:p>00,469,,,,,,,,,,,,</text:p>
          </table:table-cell>
          <table:table-cell table:style-name="ce27" office:value-type="time" office:time-value="PT00H00M00.472236S">
            <text:p>00,472,,,,,,,,,,,,</text:p>
          </table:table-cell>
          <table:table-cell table:style-name="ce27" office:value-type="time" office:time-value="PT00H00M00.496886S">
            <text:p>00,497,,,,,,,,,,,,</text:p>
          </table:table-cell>
          <table:table-cell table:style-name="ce27" office:value-type="time" office:time-value="PT00H00M00.427849S">
            <text:p>00,428,,,,,,,,,,,,</text:p>
          </table:table-cell>
          <table:table-cell table:style-name="ce27" office:value-type="time" office:time-value="PT00H00M00.480391S">
            <text:p>00,48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197:.K197])/[.$B$3]" office:value-type="time" office:time-value="PT00H00M00.385S">
            <text:p>00,385,,,,,,,,,,,,</text:p>
          </table:table-cell>
          <table:table-cell table:style-name="ce27" office:value-type="time" office:time-value="PT00H00M00.38S">
            <text:p>00,380,,,,,,,,,,,,</text:p>
          </table:table-cell>
          <table:table-cell table:style-name="ce27" office:value-type="time" office:time-value="PT00H00M00.39S">
            <text:p>00,390,,,,,,,,,,,,</text:p>
          </table:table-cell>
          <table:table-cell table:style-name="ce27" office:value-type="time" office:time-value="PT00H00M00.38S">
            <text:p>00,380,,,,,,,,,,,,</text:p>
          </table:table-cell>
          <table:table-cell table:style-name="ce27" office:value-type="time" office:time-value="PT00H00M00.39S">
            <text:p>00,39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198:.K198])/[.$B$3]" office:value-type="time" office:time-value="PT00H00M00.007355S">
            <text:p>00,007,,,,,,,,,,,,</text:p>
          </table:table-cell>
          <table:table-cell table:style-name="ce27" office:value-type="time" office:time-value="PT00H00M00.007297S">
            <text:p>00,007,,,,,,,,,,,,</text:p>
          </table:table-cell>
          <table:table-cell table:style-name="ce27" office:value-type="time" office:time-value="PT00H00M00.007253S">
            <text:p>00,007,,,,,,,,,,,,</text:p>
          </table:table-cell>
          <table:table-cell table:style-name="ce27" office:value-type="time" office:time-value="PT00H00M00.007349S">
            <text:p>00,007,,,,,,,,,,,,</text:p>
          </table:table-cell>
          <table:table-cell table:style-name="ce27" office:value-type="time" office:time-value="PT00H00M00.00752S">
            <text:p>00,008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2ares</text:p>
          </table:table-cell>
          <table:table-cell table:style-name="ce38" office:value-type="string">
            <text:p>elapsed</text:p>
          </table:table-cell>
          <table:table-cell table:formula="of:=SUM([.D199:.K199])/[.$B$3]" office:value-type="time" office:time-value="PT00H00M00.129435S">
            <text:p>00,129,,,,,,,,,,,,</text:p>
          </table:table-cell>
          <table:table-cell table:style-name="ce27" office:value-type="time" office:time-value="PT00H00M00.103182S">
            <text:p>00,103,,,,,,,,,,,,</text:p>
          </table:table-cell>
          <table:table-cell table:style-name="ce27" office:value-type="time" office:time-value="PT00H00M00.147004S">
            <text:p>00,147,,,,,,,,,,,,</text:p>
          </table:table-cell>
          <table:table-cell table:style-name="ce27" office:value-type="time" office:time-value="PT00H00M00.160847S">
            <text:p>00,161,,,,,,,,,,,,</text:p>
          </table:table-cell>
          <table:table-cell table:style-name="ce27" office:value-type="time" office:time-value="PT00H00M00.106705S">
            <text:p>00,107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00:.K200])/[.$B$3]" office:value-type="time" office:time-value="PT00H00M00.0275S">
            <text:p>00,028,,,,,,,,,,,,</text:p>
          </table:table-cell>
          <table:table-cell table:style-name="ce27" office:value-type="time" office:time-value="PT00H00M00.02S">
            <text:p>00,020,,,,,,,,,,,,</text:p>
          </table:table-cell>
          <table:table-cell table:style-name="ce27" office:value-type="time" office:time-value="PT00H00M00.03S">
            <text:p>00,030,,,,,,,,,,,,</text:p>
          </table:table-cell>
          <table:table-cell table:style-name="ce27" office:value-type="time" office:time-value="PT00H00M00.02S">
            <text:p>00,020,,,,,,,,,,,,</text:p>
          </table:table-cell>
          <table:table-cell table:style-name="ce27" office:value-type="time" office:time-value="PT00H00M00.04S">
            <text:p>00,04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01:.K201])/[.$B$3]" office:value-type="time" office:time-value="PT00H00M00.010498S">
            <text:p>00,010,,,,,,,,,,,,</text:p>
          </table:table-cell>
          <table:table-cell table:style-name="ce27" office:value-type="time" office:time-value="PT00H00M00.009688S">
            <text:p>00,010,,,,,,,,,,,,</text:p>
          </table:table-cell>
          <table:table-cell table:style-name="ce27" office:value-type="time" office:time-value="PT00H00M00.012179S">
            <text:p>00,012,,,,,,,,,,,,</text:p>
          </table:table-cell>
          <table:table-cell table:style-name="ce27" office:value-type="time" office:time-value="PT00H00M00.009788S">
            <text:p>00,010,,,,,,,,,,,,</text:p>
          </table:table-cell>
          <table:table-cell table:style-name="ce27" office:value-type="time" office:time-value="PT00H00M00.010337S">
            <text:p>00,010,,,,,,,,,,,,</text:p>
          </table:table-cell>
          <table:table-cell table:number-columns-repeated="10"/>
        </table:table-row>
        <table:table-row table:style-name="ro1">
          <table:table-cell office:value-type="string">
            <text:p>Q12b</text:p>
          </table:table-cell>
          <table:table-cell office:value-type="string">
            <text:p>elapsed</text:p>
          </table:table-cell>
          <table:table-cell table:formula="of:=SUM([.D202:.K202])/[.$B$3]" office:value-type="time" office:time-value="PT00H00M00.581069S">
            <text:p>00,581,,,,,,,,,,,,</text:p>
          </table:table-cell>
          <table:table-cell table:formula="of:=+[.D205]+[.D208]" office:value-type="time" office:time-value="PT00H00M00.524292S">
            <text:p>00,524,,,,,,,,,,,,</text:p>
          </table:table-cell>
          <table:table-cell table:formula="of:=+[.E205]+[.E208]" office:value-type="time" office:time-value="PT00H00M00.679851S">
            <text:p>00,680,,,,,,,,,,,,</text:p>
          </table:table-cell>
          <table:table-cell table:formula="of:=+[.F205]+[.F208]" office:value-type="time" office:time-value="PT00H00M00.490993S">
            <text:p>00,491,,,,,,,,,,,,</text:p>
          </table:table-cell>
          <table:table-cell table:formula="of:=+[.G205]+[.G208]" office:value-type="time" office:time-value="PT00H00M00.629139S">
            <text:p>00,629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03:.K203])/[.$B$3]" office:value-type="time" office:time-value="PT00H00M00.3675S">
            <text:p>00,368,,,,,,,,,,,,</text:p>
          </table:table-cell>
          <table:table-cell table:formula="of:=+[.D206]+[.D209]" office:value-type="time" office:time-value="PT00H00M00.37S">
            <text:p>00,370,,,,,,,,,,,,</text:p>
          </table:table-cell>
          <table:table-cell table:formula="of:=+[.E206]+[.E209]" office:value-type="time" office:time-value="PT00H00M00.37S">
            <text:p>00,370,,,,,,,,,,,,</text:p>
          </table:table-cell>
          <table:table-cell table:formula="of:=+[.F206]+[.F209]" office:value-type="time" office:time-value="PT00H00M00.36S">
            <text:p>00,360,,,,,,,,,,,,</text:p>
          </table:table-cell>
          <table:table-cell table:formula="of:=+[.G206]+[.G209]" office:value-type="time" office:time-value="PT00H00M00.37S">
            <text:p>00,37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04:.K204])/[.$B$3]" office:value-type="time" office:time-value="PT00H00M00.017455S">
            <text:p>00,017,,,,,,,,,,,,</text:p>
          </table:table-cell>
          <table:table-cell table:formula="of:=+[.D207]+[.D210]" office:value-type="time" office:time-value="PT00H00M00.016738S">
            <text:p>00,017,,,,,,,,,,,,</text:p>
          </table:table-cell>
          <table:table-cell table:formula="of:=+[.E207]+[.E210]" office:value-type="time" office:time-value="PT00H00M00.016559S">
            <text:p>00,017,,,,,,,,,,,,</text:p>
          </table:table-cell>
          <table:table-cell table:formula="of:=+[.F207]+[.F210]" office:value-type="time" office:time-value="PT00H00M00.016528S">
            <text:p>00,017,,,,,,,,,,,,</text:p>
          </table:table-cell>
          <table:table-cell table:formula="of:=+[.G207]+[.G210]" office:value-type="time" office:time-value="PT00H00M00.019994S">
            <text:p>00,020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2btmp1</text:p>
          </table:table-cell>
          <table:table-cell table:style-name="ce38" office:value-type="string">
            <text:p>elapsed</text:p>
          </table:table-cell>
          <table:table-cell table:formula="of:=SUM([.D205:.K205])/[.$B$3]" office:value-type="time" office:time-value="PT00H00M00.43136S">
            <text:p>00,431,,,,,,,,,,,,</text:p>
          </table:table-cell>
          <table:table-cell table:style-name="ce27" office:value-type="time" office:time-value="PT00H00M00.420036S">
            <text:p>00,420,,,,,,,,,,,,</text:p>
          </table:table-cell>
          <table:table-cell table:style-name="ce27" office:value-type="time" office:time-value="PT00H00M00.415818S">
            <text:p>00,416,,,,,,,,,,,,</text:p>
          </table:table-cell>
          <table:table-cell table:style-name="ce27" office:value-type="time" office:time-value="PT00H00M00.39456S">
            <text:p>00,395,,,,,,,,,,,,</text:p>
          </table:table-cell>
          <table:table-cell table:style-name="ce27" office:value-type="time" office:time-value="PT00H00M00.495024S">
            <text:p>00,495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06:.K206])/[.$B$3]" office:value-type="time" office:time-value="PT00H00M00.335S">
            <text:p>00,335,,,,,,,,,,,,</text:p>
          </table:table-cell>
          <table:table-cell table:style-name="ce27" office:value-type="time" office:time-value="PT00H00M00.34S">
            <text:p>00,340,,,,,,,,,,,,</text:p>
          </table:table-cell>
          <table:table-cell table:number-columns-repeated="2" table:style-name="ce27" office:value-type="time" office:time-value="PT00H00M00.33S">
            <text:p>00,330,,,,,,,,,,,,</text:p>
          </table:table-cell>
          <table:table-cell table:style-name="ce27" office:value-type="time" office:time-value="PT00H00M00.34S">
            <text:p>00,34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07:.K207])/[.$B$3]" office:value-type="time" office:time-value="PT00H00M00.00787S">
            <text:p>00,008,,,,,,,,,,,,</text:p>
          </table:table-cell>
          <table:table-cell table:style-name="ce27" office:value-type="time" office:time-value="PT00H00M00.007259S">
            <text:p>00,007,,,,,,,,,,,,</text:p>
          </table:table-cell>
          <table:table-cell table:style-name="ce27" office:value-type="time" office:time-value="PT00H00M00.007102S">
            <text:p>00,007,,,,,,,,,,,,</text:p>
          </table:table-cell>
          <table:table-cell table:style-name="ce27" office:value-type="time" office:time-value="PT00H00M00.00714S">
            <text:p>00,007,,,,,,,,,,,,</text:p>
          </table:table-cell>
          <table:table-cell table:style-name="ce27" office:value-type="time" office:time-value="PT00H00M00.009978S">
            <text:p>00,010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2bres</text:p>
          </table:table-cell>
          <table:table-cell table:style-name="ce38" office:value-type="string">
            <text:p>elapsed</text:p>
          </table:table-cell>
          <table:table-cell table:formula="of:=SUM([.D208:.K208])/[.$B$3]" office:value-type="time" office:time-value="PT00H00M00.149709S">
            <text:p>00,150,,,,,,,,,,,,</text:p>
          </table:table-cell>
          <table:table-cell table:style-name="ce27" office:value-type="time" office:time-value="PT00H00M00.104256S">
            <text:p>00,104,,,,,,,,,,,,</text:p>
          </table:table-cell>
          <table:table-cell table:style-name="ce27" office:value-type="time" office:time-value="PT00H00M00.264033S">
            <text:p>00,264,,,,,,,,,,,,</text:p>
          </table:table-cell>
          <table:table-cell table:style-name="ce27" office:value-type="time" office:time-value="PT00H00M00.096433S">
            <text:p>00,096,,,,,,,,,,,,</text:p>
          </table:table-cell>
          <table:table-cell table:style-name="ce27" office:value-type="time" office:time-value="PT00H00M00.134115S">
            <text:p>00,134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09:.K209])/[.$B$3]" office:value-type="time" office:time-value="PT00H00M00.0325S">
            <text:p>00,033,,,,,,,,,,,,</text:p>
          </table:table-cell>
          <table:table-cell table:style-name="ce27" office:value-type="time" office:time-value="PT00H00M00.03S">
            <text:p>00,030,,,,,,,,,,,,</text:p>
          </table:table-cell>
          <table:table-cell table:style-name="ce27" office:value-type="time" office:time-value="PT00H00M00.04S">
            <text:p>00,040,,,,,,,,,,,,</text:p>
          </table:table-cell>
          <table:table-cell table:number-columns-repeated="2" table:style-name="ce27" office:value-type="time" office:time-value="PT00H00M00.03S">
            <text:p>00,03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10:.K210])/[.$B$3]" office:value-type="time" office:time-value="PT00H00M00.009585S">
            <text:p>00,010,,,,,,,,,,,,</text:p>
          </table:table-cell>
          <table:table-cell table:style-name="ce27" office:value-type="time" office:time-value="PT00H00M00.009479S">
            <text:p>00,009,,,,,,,,,,,,</text:p>
          </table:table-cell>
          <table:table-cell table:style-name="ce27" office:value-type="time" office:time-value="PT00H00M00.009457S">
            <text:p>00,009,,,,,,,,,,,,</text:p>
          </table:table-cell>
          <table:table-cell table:style-name="ce27" office:value-type="time" office:time-value="PT00H00M00.009388S">
            <text:p>00,009,,,,,,,,,,,,</text:p>
          </table:table-cell>
          <table:table-cell table:style-name="ce27" office:value-type="time" office:time-value="PT00H00M00.010016S">
            <text:p>00,010,,,,,,,,,,,,</text:p>
          </table:table-cell>
          <table:table-cell table:number-columns-repeated="10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211:.K211])/[.$B$3]" office:value-type="time" office:time-value="PT00H02M24.40545S">
            <text:p>144,405,,,,,,,,,,,,</text:p>
          </table:table-cell>
          <table:table-cell office:value-type="time" office:time-value="PT00H02M35.540811S">
            <text:p>155,541,,,,,,,,,,,,</text:p>
          </table:table-cell>
          <table:table-cell office:value-type="time" office:time-value="PT00H02M12.903436S">
            <text:p>132,903,,,,,,,,,,,,</text:p>
          </table:table-cell>
          <table:table-cell office:value-type="time" office:time-value="PT00H02M00.295941S">
            <text:p>120,296,,,,,,,,,,,,</text:p>
          </table:table-cell>
          <table:table-cell office:value-type="time" office:time-value="PT00H02M48.881611S">
            <text:p>168,882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12:.K212])/[.$B$3]" office:value-type="time" office:time-value="PT00H01M02.7725S">
            <text:p>62,773,,,,,,,,,,,,</text:p>
          </table:table-cell>
          <table:table-cell office:value-type="time" office:time-value="PT00H01M03.14S">
            <text:p>63,140,,,,,,,,,,,,</text:p>
          </table:table-cell>
          <table:table-cell office:value-type="time" office:time-value="PT00H01M01.77S">
            <text:p>61,770,,,,,,,,,,,,</text:p>
          </table:table-cell>
          <table:table-cell office:value-type="time" office:time-value="PT00H01M00.55S">
            <text:p>60,550,,,,,,,,,,,,</text:p>
          </table:table-cell>
          <table:table-cell office:value-type="time" office:time-value="PT00H01M05.63S">
            <text:p>65,63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3:.K213])/[.$B$3]" office:value-type="time" office:time-value="PT00H00M00.120792S">
            <text:p>00,121,,,,,,,,,,,,</text:p>
          </table:table-cell>
          <table:table-cell office:value-type="time" office:time-value="PT00H00M00.139713S">
            <text:p>00,140,,,,,,,,,,,,</text:p>
          </table:table-cell>
          <table:table-cell office:value-type="time" office:time-value="PT00H00M00.102264S">
            <text:p>00,102,,,,,,,,,,,,</text:p>
          </table:table-cell>
          <table:table-cell office:value-type="time" office:time-value="PT00H00M00.096282S">
            <text:p>00,096,,,,,,,,,,,,</text:p>
          </table:table-cell>
          <table:table-cell office:value-type="time" office:time-value="PT00H00M00.144907S">
            <text:p>00,145,,,,,,,,,,,,</text:p>
          </table:table-cell>
          <table:table-cell table:number-columns-repeated="10"/>
        </table:table-row>
        <table:table-row table:style-name="ro1">
          <table:table-cell office:value-type="string">
            <text:p>Q13a</text:p>
          </table:table-cell>
          <table:table-cell office:value-type="string">
            <text:p>elapsed</text:p>
          </table:table-cell>
          <table:table-cell table:formula="of:=SUM([.D214:.K214])/[.$B$3]" office:value-type="time" office:time-value="PT00H01M02.986921S">
            <text:p>62,987,,,,,,,,,,,,</text:p>
          </table:table-cell>
          <table:table-cell office:value-type="time" office:time-value="PT00H01M07.673136S">
            <text:p>67,673,,,,,,,,,,,,</text:p>
          </table:table-cell>
          <table:table-cell office:value-type="time" office:time-value="PT00H01M05.183593S">
            <text:p>65,184,,,,,,,,,,,,</text:p>
          </table:table-cell>
          <table:table-cell office:value-type="time" office:time-value="PT00H00M48.888211S">
            <text:p>48,888,,,,,,,,,,,,</text:p>
          </table:table-cell>
          <table:table-cell office:value-type="time" office:time-value="PT00H01M10.202743S">
            <text:p>70,203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15:.K215])/[.$B$3]" office:value-type="time" office:time-value="PT00H00M25.005S">
            <text:p>25,005,,,,,,,,,,,,</text:p>
          </table:table-cell>
          <table:table-cell office:value-type="time" office:time-value="PT00H00M25.48S">
            <text:p>25,480,,,,,,,,,,,,</text:p>
          </table:table-cell>
          <table:table-cell office:value-type="time" office:time-value="PT00H00M25S">
            <text:p>25,000,,,,,,,,,,,,</text:p>
          </table:table-cell>
          <table:table-cell office:value-type="time" office:time-value="PT00H00M22.88S">
            <text:p>22,880,,,,,,,,,,,,</text:p>
          </table:table-cell>
          <table:table-cell office:value-type="time" office:time-value="PT00H00M26.66S">
            <text:p>26,66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6:.K216])/[.$B$3]" office:value-type="time" office:time-value="PT00H00M00.103433S">
            <text:p>00,103,,,,,,,,,,,,</text:p>
          </table:table-cell>
          <table:table-cell office:value-type="time" office:time-value="PT00H00M00.084616S">
            <text:p>00,085,,,,,,,,,,,,</text:p>
          </table:table-cell>
          <table:table-cell office:value-type="time" office:time-value="PT00H00M00.112234S">
            <text:p>00,112,,,,,,,,,,,,</text:p>
          </table:table-cell>
          <table:table-cell office:value-type="time" office:time-value="PT00H00M00.085193S">
            <text:p>00,085,,,,,,,,,,,,</text:p>
          </table:table-cell>
          <table:table-cell office:value-type="time" office:time-value="PT00H00M00.131689S">
            <text:p>00,132,,,,,,,,,,,,</text:p>
          </table:table-cell>
          <table:table-cell table:number-columns-repeated="10"/>
        </table:table-row>
        <table:table-row table:style-name="ro1">
          <table:table-cell office:value-type="string">
            <text:p>Q13b</text:p>
          </table:table-cell>
          <table:table-cell office:value-type="string">
            <text:p>elapsed</text:p>
          </table:table-cell>
          <table:table-cell table:formula="of:=SUM([.D217:.K217])/[.$B$3]" office:value-type="time" office:time-value="PT00H02M51.674934S">
            <text:p>171,675,,,,,,,,,,,,</text:p>
          </table:table-cell>
          <table:table-cell office:value-type="time" office:time-value="PT00H02M59.248127S">
            <text:p>179,248,,,,,,,,,,,,</text:p>
          </table:table-cell>
          <table:table-cell office:value-type="time" office:time-value="PT00H02M37.452247S">
            <text:p>157,452,,,,,,,,,,,,</text:p>
          </table:table-cell>
          <table:table-cell office:value-type="time" office:time-value="PT00H02M18.121052S">
            <text:p>138,121,,,,,,,,,,,,</text:p>
          </table:table-cell>
          <table:table-cell office:value-type="time" office:time-value="PT00H03M31.87831S">
            <text:p>211,878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18:.K218])/[.$B$3]" office:value-type="time" office:time-value="PT00H01M55.57S">
            <text:p>115,570,,,,,,,,,,,,</text:p>
          </table:table-cell>
          <table:table-cell office:value-type="time" office:time-value="PT00H01M55.88S">
            <text:p>115,880,,,,,,,,,,,,</text:p>
          </table:table-cell>
          <table:table-cell office:value-type="time" office:time-value="PT00H01M53.32S">
            <text:p>113,320,,,,,,,,,,,,</text:p>
          </table:table-cell>
          <table:table-cell office:value-type="time" office:time-value="PT00H01M51.14S">
            <text:p>111,140,,,,,,,,,,,,</text:p>
          </table:table-cell>
          <table:table-cell office:value-type="time" office:time-value="PT00H02M01.94S">
            <text:p>121,94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9:.K219])/[.$B$3]" office:value-type="time" office:time-value="PT00H00M00.119265S">
            <text:p>00,119,,,,,,,,,,,,</text:p>
          </table:table-cell>
          <table:table-cell office:value-type="time" office:time-value="PT00H00M00.140165S">
            <text:p>00,140,,,,,,,,,,,,</text:p>
          </table:table-cell>
          <table:table-cell office:value-type="time" office:time-value="PT00H00M00.123439S">
            <text:p>00,123,,,,,,,,,,,,</text:p>
          </table:table-cell>
          <table:table-cell office:value-type="time" office:time-value="PT00H00M00.084483S">
            <text:p>00,084,,,,,,,,,,,,</text:p>
          </table:table-cell>
          <table:table-cell office:value-type="time" office:time-value="PT00H00M00.128971S">
            <text:p>00,129,,,,,,,,,,,,</text:p>
          </table:table-cell>
          <table:table-cell table:number-columns-repeated="10"/>
        </table:table-row>
        <table:table-row table:style-name="ro1">
          <table:table-cell office:value-type="string">
            <text:p>Q13c</text:p>
          </table:table-cell>
          <table:table-cell office:value-type="string">
            <text:p>elapsed</text:p>
          </table:table-cell>
          <table:table-cell table:formula="of:=SUM([.D220:.K220])/[.$B$3]" office:value-type="time" office:time-value="PT00H02M37.958777S">
            <text:p>157,959,,,,,,,,,,,,</text:p>
          </table:table-cell>
          <table:table-cell office:value-type="time" office:time-value="PT00H02M47.54917S">
            <text:p>167,549,,,,,,,,,,,,</text:p>
          </table:table-cell>
          <table:table-cell office:value-type="time" office:time-value="PT00H02M24.618973S">
            <text:p>144,619,,,,,,,,,,,,</text:p>
          </table:table-cell>
          <table:table-cell office:value-type="time" office:time-value="PT00H02M17.435406S">
            <text:p>137,435,,,,,,,,,,,,</text:p>
          </table:table-cell>
          <table:table-cell office:value-type="time" office:time-value="PT00H03M02.231561S">
            <text:p>182,232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21:.K221])/[.$B$3]" office:value-type="time" office:time-value="PT00H01M05.4075S">
            <text:p>65,407,,,,,,,,,,,,</text:p>
          </table:table-cell>
          <table:table-cell office:value-type="time" office:time-value="PT00H01M05.37S">
            <text:p>65,370,,,,,,,,,,,,</text:p>
          </table:table-cell>
          <table:table-cell office:value-type="time" office:time-value="PT00H01M04.209999S">
            <text:p>64,210,,,,,,,,,,,,</text:p>
          </table:table-cell>
          <table:table-cell office:value-type="time" office:time-value="PT00H01M03.46S">
            <text:p>63,460,,,,,,,,,,,,</text:p>
          </table:table-cell>
          <table:table-cell office:value-type="time" office:time-value="PT00H01M08.59S">
            <text:p>68,5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22:.K222])/[.$B$3]" office:value-type="time" office:time-value="PT00H00M00.15869S">
            <text:p>00,159,,,,,,,,,,,,</text:p>
          </table:table-cell>
          <table:table-cell office:value-type="time" office:time-value="PT00H00M00.178289S">
            <text:p>00,178,,,,,,,,,,,,</text:p>
          </table:table-cell>
          <table:table-cell office:value-type="time" office:time-value="PT00H00M00.185208S">
            <text:p>00,185,,,,,,,,,,,,</text:p>
          </table:table-cell>
          <table:table-cell office:value-type="time" office:time-value="PT00H00M00.130721S">
            <text:p>00,131,,,,,,,,,,,,</text:p>
          </table:table-cell>
          <table:table-cell office:value-type="time" office:time-value="PT00H00M00.140542S">
            <text:p>00,141,,,,,,,,,,,,</text:p>
          </table:table-cell>
          <table:table-cell table:number-columns-repeated="10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223:.K223])/[.$B$3]" office:value-type="time" office:time-value="PT00H00M22.776359S">
            <text:p>22,776,,,,,,,,,,,,</text:p>
          </table:table-cell>
          <table:table-cell office:value-type="time" office:time-value="PT00H00M35.343051S">
            <text:p>35,343,,,,,,,,,,,,</text:p>
          </table:table-cell>
          <table:table-cell office:value-type="time" office:time-value="PT00H00M07.385854S">
            <text:p>07,386,,,,,,,,,,,,</text:p>
          </table:table-cell>
          <table:table-cell office:value-type="time" office:time-value="PT00H00M10.938233S">
            <text:p>10,938,,,,,,,,,,,,</text:p>
          </table:table-cell>
          <table:table-cell office:value-type="time" office:time-value="PT00H00M37.4383S">
            <text:p>37,438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24:.K224])/[.$B$3]" office:value-type="time" office:time-value="PT00H00M04.985S">
            <text:p>04,985,,,,,,,,,,,,</text:p>
          </table:table-cell>
          <table:table-cell office:value-type="time" office:time-value="PT00H00M05.14S">
            <text:p>05,140,,,,,,,,,,,,</text:p>
          </table:table-cell>
          <table:table-cell office:value-type="time" office:time-value="PT00H00M04.86S">
            <text:p>04,860,,,,,,,,,,,,</text:p>
          </table:table-cell>
          <table:table-cell office:value-type="time" office:time-value="PT00H00M04.69S">
            <text:p>04,690,,,,,,,,,,,,</text:p>
          </table:table-cell>
          <table:table-cell office:value-type="time" office:time-value="PT00H00M05.25S">
            <text:p>05,25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25:.K225])/[.$B$3]" office:value-type="time" office:time-value="PT00H00M00.212681S">
            <text:p>00,213,,,,,,,,,,,,</text:p>
          </table:table-cell>
          <table:table-cell office:value-type="time" office:time-value="PT00H00M00.049751S">
            <text:p>00,050,,,,,,,,,,,,</text:p>
          </table:table-cell>
          <table:table-cell office:value-type="time" office:time-value="PT00H00M00.044462S">
            <text:p>00,044,,,,,,,,,,,,</text:p>
          </table:table-cell>
          <table:table-cell office:value-type="time" office:time-value="PT00H00M00.69599S">
            <text:p>00,696,,,,,,,,,,,,</text:p>
          </table:table-cell>
          <table:table-cell office:value-type="time" office:time-value="PT00H00M00.06052S">
            <text:p>00,061,,,,,,,,,,,,</text:p>
          </table:table-cell>
          <table:table-cell table:number-columns-repeated="10"/>
        </table:table-row>
        <table:table-row table:style-name="ro1">
          <table:table-cell office:value-type="string">
            <text:p>Q14a</text:p>
          </table:table-cell>
          <table:table-cell office:value-type="string">
            <text:p>elapsed</text:p>
          </table:table-cell>
          <table:table-cell table:formula="of:=SUM([.D226:.K226])/[.$B$3]" office:value-type="time" office:time-value="PT00H00M54.349217S">
            <text:p>54,349,,,,,,,,,,,,</text:p>
          </table:table-cell>
          <table:table-cell office:value-type="time" office:time-value="PT00H00M54.562474S">
            <text:p>54,562,,,,,,,,,,,,</text:p>
          </table:table-cell>
          <table:table-cell office:value-type="time" office:time-value="PT00H00M51.821914S">
            <text:p>51,822,,,,,,,,,,,,</text:p>
          </table:table-cell>
          <table:table-cell office:value-type="time" office:time-value="PT00H00M50.759707S">
            <text:p>50,760,,,,,,,,,,,,</text:p>
          </table:table-cell>
          <table:table-cell office:value-type="time" office:time-value="PT00H01M00.252774S">
            <text:p>60,253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27:.K227])/[.$B$3]" office:value-type="time" office:time-value="PT00H00M05.7025S">
            <text:p>05,703,,,,,,,,,,,,</text:p>
          </table:table-cell>
          <table:table-cell office:value-type="time" office:time-value="PT00H00M05.53S">
            <text:p>05,530,,,,,,,,,,,,</text:p>
          </table:table-cell>
          <table:table-cell office:value-type="time" office:time-value="PT00H00M05.62S">
            <text:p>05,620,,,,,,,,,,,,</text:p>
          </table:table-cell>
          <table:table-cell office:value-type="time" office:time-value="PT00H00M05.48S">
            <text:p>05,480,,,,,,,,,,,,</text:p>
          </table:table-cell>
          <table:table-cell office:value-type="time" office:time-value="PT00H00M06.18S">
            <text:p>06,18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28:.K228])/[.$B$3]" office:value-type="time" office:time-value="PT00H00M00.134189S">
            <text:p>00,134,,,,,,,,,,,,</text:p>
          </table:table-cell>
          <table:table-cell office:value-type="time" office:time-value="PT00H00M00.28263S">
            <text:p>00,283,,,,,,,,,,,,</text:p>
          </table:table-cell>
          <table:table-cell office:value-type="time" office:time-value="PT00H00M00.084948S">
            <text:p>00,085,,,,,,,,,,,,</text:p>
          </table:table-cell>
          <table:table-cell office:value-type="time" office:time-value="PT00H00M00.092396S">
            <text:p>00,092,,,,,,,,,,,,</text:p>
          </table:table-cell>
          <table:table-cell office:value-type="time" office:time-value="PT00H00M00.076783S">
            <text:p>00,077,,,,,,,,,,,,</text:p>
          </table:table-cell>
          <table:table-cell table:number-columns-repeated="10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229:.K229])/[.$B$3]" office:value-type="time" office:time-value="PT00H00M27.000386S">
            <text:p>27,000,,,,,,,,,,,,</text:p>
          </table:table-cell>
          <table:table-cell office:value-type="time" office:time-value="PT00H00M30.988068S">
            <text:p>30,988,,,,,,,,,,,,</text:p>
          </table:table-cell>
          <table:table-cell office:value-type="time" office:time-value="PT00H00M21.368337S">
            <text:p>21,368,,,,,,,,,,,,</text:p>
          </table:table-cell>
          <table:table-cell office:value-type="time" office:time-value="PT00H00M17.63744S">
            <text:p>17,637,,,,,,,,,,,,</text:p>
          </table:table-cell>
          <table:table-cell office:value-type="time" office:time-value="PT00H00M38.007697S">
            <text:p>38,008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30:.K230])/[.$B$3]" office:value-type="time" office:time-value="PT00H00M11.4975S">
            <text:p>11,498,,,,,,,,,,,,</text:p>
          </table:table-cell>
          <table:table-cell office:value-type="time" office:time-value="PT00H00M11.77S">
            <text:p>11,770,,,,,,,,,,,,</text:p>
          </table:table-cell>
          <table:table-cell office:value-type="time" office:time-value="PT00H00M10.71S">
            <text:p>10,710,,,,,,,,,,,,</text:p>
          </table:table-cell>
          <table:table-cell office:value-type="time" office:time-value="PT00H00M10.32S">
            <text:p>10,320,,,,,,,,,,,,</text:p>
          </table:table-cell>
          <table:table-cell office:value-type="time" office:time-value="PT00H00M13.19S">
            <text:p>13,1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31:.K231])/[.$B$3]" office:value-type="time" office:time-value="PT00H00M00.085455S">
            <text:p>00,085,,,,,,,,,,,,</text:p>
          </table:table-cell>
          <table:table-cell office:value-type="time" office:time-value="PT00H00M00.150352S">
            <text:p>00,150,,,,,,,,,,,,</text:p>
          </table:table-cell>
          <table:table-cell office:value-type="time" office:time-value="PT00H00M00.076304S">
            <text:p>00,076,,,,,,,,,,,,</text:p>
          </table:table-cell>
          <table:table-cell office:value-type="time" office:time-value="PT00H00M00.054894S">
            <text:p>00,055,,,,,,,,,,,,</text:p>
          </table:table-cell>
          <table:table-cell office:value-type="time" office:time-value="PT00H00M00.060269S">
            <text:p>00,060,,,,,,,,,,,,</text:p>
          </table:table-cell>
          <table:table-cell table:number-columns-repeated="10"/>
        </table:table-row>
        <table:table-row table:style-name="ro1">
          <table:table-cell office:value-type="string">
            <text:p>Q15a</text:p>
          </table:table-cell>
          <table:table-cell office:value-type="string">
            <text:p>elapsed</text:p>
          </table:table-cell>
          <table:table-cell table:formula="of:=SUM([.D232:.K232])/[.$B$3]" office:value-type="time" office:time-value="PT00H00M36.006372S">
            <text:p>36,006,,,,,,,,,,,,</text:p>
          </table:table-cell>
          <table:table-cell office:value-type="time" office:time-value="PT00H00M39.759976S">
            <text:p>39,760,,,,,,,,,,,,</text:p>
          </table:table-cell>
          <table:table-cell office:value-type="time" office:time-value="PT00H00M29.764887S">
            <text:p>29,765,,,,,,,,,,,,</text:p>
          </table:table-cell>
          <table:table-cell office:value-type="time" office:time-value="PT00H00M24.272109S">
            <text:p>24,272,,,,,,,,,,,,</text:p>
          </table:table-cell>
          <table:table-cell office:value-type="time" office:time-value="PT00H00M50.228517S">
            <text:p>50,229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33:.K233])/[.$B$3]" office:value-type="time" office:time-value="PT00H00M09.8025S">
            <text:p>09,803,,,,,,,,,,,,</text:p>
          </table:table-cell>
          <table:table-cell office:value-type="time" office:time-value="PT00H00M10.07S">
            <text:p>10,070,,,,,,,,,,,,</text:p>
          </table:table-cell>
          <table:table-cell office:value-type="time" office:time-value="PT00H00M09.21S">
            <text:p>09,210,,,,,,,,,,,,</text:p>
          </table:table-cell>
          <table:table-cell office:value-type="time" office:time-value="PT00H00M08.83S">
            <text:p>08,830,,,,,,,,,,,,</text:p>
          </table:table-cell>
          <table:table-cell office:value-type="time" office:time-value="PT00H00M11.1S">
            <text:p>11,10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34:.K234])/[.$B$3]" office:value-type="time" office:time-value="PT00H00M00.104294S">
            <text:p>00,104,,,,,,,,,,,,</text:p>
          </table:table-cell>
          <table:table-cell office:value-type="time" office:time-value="PT00H00M00.158013S">
            <text:p>00,158,,,,,,,,,,,,</text:p>
          </table:table-cell>
          <table:table-cell office:value-type="time" office:time-value="PT00H00M00.089928S">
            <text:p>00,090,,,,,,,,,,,,</text:p>
          </table:table-cell>
          <table:table-cell office:value-type="time" office:time-value="PT00H00M00.086528S">
            <text:p>00,087,,,,,,,,,,,,</text:p>
          </table:table-cell>
          <table:table-cell office:value-type="time" office:time-value="PT00H00M00.082705S">
            <text:p>00,083,,,,,,,,,,,,</text:p>
          </table:table-cell>
          <table:table-cell table:number-columns-repeated="10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235:.K235])/[.$B$3]" office:value-type="time" office:time-value="PT00H00M02.426217S">
            <text:p>02,426,,,,,,,,,,,,</text:p>
          </table:table-cell>
          <table:table-cell table:formula="of:=+[.D238]+[.D241]+[.D244]" office:value-type="time" office:time-value="PT00H00M02.363075S">
            <text:p>02,363,,,,,,,,,,,,</text:p>
          </table:table-cell>
          <table:table-cell table:formula="of:=+[.E238]+[.E241]+[.E244]" office:value-type="time" office:time-value="PT00H00M02.236582S">
            <text:p>02,237,,,,,,,,,,,,</text:p>
          </table:table-cell>
          <table:table-cell table:formula="of:=+[.F238]+[.F241]+[.F244]" office:value-type="time" office:time-value="PT00H00M02.280366S">
            <text:p>02,280,,,,,,,,,,,,</text:p>
          </table:table-cell>
          <table:table-cell table:formula="of:=+[.G238]+[.G241]+[.G244]" office:value-type="time" office:time-value="PT00H00M02.824843S">
            <text:p>02,825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36:.K236])/[.$B$3]" office:value-type="time" office:time-value="PT00H00M00.74S">
            <text:p>00,740,,,,,,,,,,,,</text:p>
          </table:table-cell>
          <table:table-cell table:formula="of:=+[.D239]+[.D242]+[.D245]" office:value-type="time" office:time-value="PT00H00M00.7S">
            <text:p>00,700,,,,,,,,,,,,</text:p>
          </table:table-cell>
          <table:table-cell table:formula="of:=+[.E239]+[.E242]+[.E245]" office:value-type="time" office:time-value="PT00H00M00.73S">
            <text:p>00,730,,,,,,,,,,,,</text:p>
          </table:table-cell>
          <table:table-cell table:formula="of:=+[.F239]+[.F242]+[.F245]" office:value-type="time" office:time-value="PT00H00M00.73S">
            <text:p>00,730,,,,,,,,,,,,</text:p>
          </table:table-cell>
          <table:table-cell table:formula="of:=+[.G239]+[.G242]+[.G245]" office:value-type="time" office:time-value="PT00H00M00.8S">
            <text:p>00,80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37:.K237])/[.$B$3]" office:value-type="time" office:time-value="PT00H00M00.296503S">
            <text:p>00,297,,,,,,,,,,,,</text:p>
          </table:table-cell>
          <table:table-cell table:formula="of:=+[.D240]+[.D243]+[.D246]" office:value-type="time" office:time-value="PT00H00M00.29087S">
            <text:p>00,291,,,,,,,,,,,,</text:p>
          </table:table-cell>
          <table:table-cell table:formula="of:=+[.E240]+[.E243]+[.E246]" office:value-type="time" office:time-value="PT00H00M00.311675S">
            <text:p>00,312,,,,,,,,,,,,</text:p>
          </table:table-cell>
          <table:table-cell table:formula="of:=+[.F240]+[.F243]+[.F246]" office:value-type="time" office:time-value="PT00H00M00.270943S">
            <text:p>00,271,,,,,,,,,,,,</text:p>
          </table:table-cell>
          <table:table-cell table:formula="of:=+[.G240]+[.G243]+[.G246]" office:value-type="time" office:time-value="PT00H00M00.312525S">
            <text:p>00,313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tmp1</text:p>
          </table:table-cell>
          <table:table-cell table:style-name="ce38" office:value-type="string">
            <text:p>elapsed</text:p>
          </table:table-cell>
          <table:table-cell table:formula="of:=SUM([.D238:.K238])/[.$B$3]" office:value-type="time" office:time-value="PT00H00M00.855398S">
            <text:p>00,855,,,,,,,,,,,,</text:p>
          </table:table-cell>
          <table:table-cell office:value-type="time" office:time-value="PT00H00M00.829019S">
            <text:p>00,829,,,,,,,,,,,,</text:p>
          </table:table-cell>
          <table:table-cell table:style-name="ce27" office:value-type="time" office:time-value="PT00H00M00.783124S">
            <text:p>00,783,,,,,,,,,,,,</text:p>
          </table:table-cell>
          <table:table-cell table:style-name="ce27" office:value-type="time" office:time-value="PT00H00M00.726313S">
            <text:p>00,726,,,,,,,,,,,,</text:p>
          </table:table-cell>
          <table:table-cell table:style-name="ce27" office:value-type="time" office:time-value="PT00H00M01.083137S">
            <text:p>01,083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39:.K239])/[.$B$3]" office:value-type="time" office:time-value="PT00H00M00.2525S">
            <text:p>00,253,,,,,,,,,,,,</text:p>
          </table:table-cell>
          <table:table-cell office:value-type="time" office:time-value="PT00H00M00.23S">
            <text:p>00,230,,,,,,,,,,,,</text:p>
          </table:table-cell>
          <table:table-cell table:style-name="ce27" office:value-type="time" office:time-value="PT00H00M00.24S">
            <text:p>00,240,,,,,,,,,,,,</text:p>
          </table:table-cell>
          <table:table-cell table:style-name="ce27" office:value-type="time" office:time-value="PT00H00M00.26S">
            <text:p>00,260,,,,,,,,,,,,</text:p>
          </table:table-cell>
          <table:table-cell table:style-name="ce27" office:value-type="time" office:time-value="PT00H00M00.28S">
            <text:p>00,28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40:.K240])/[.$B$3]" office:value-type="time" office:time-value="PT00H00M00.121438S">
            <text:p>00,121,,,,,,,,,,,,</text:p>
          </table:table-cell>
          <table:table-cell office:value-type="time" office:time-value="PT00H00M00.136229S">
            <text:p>00,136,,,,,,,,,,,,</text:p>
          </table:table-cell>
          <table:table-cell table:style-name="ce27" office:value-type="time" office:time-value="PT00H00M00.11398S">
            <text:p>00,114,,,,,,,,,,,,</text:p>
          </table:table-cell>
          <table:table-cell table:style-name="ce27" office:value-type="time" office:time-value="PT00H00M00.096097S">
            <text:p>00,096,,,,,,,,,,,,</text:p>
          </table:table-cell>
          <table:table-cell table:style-name="ce27" office:value-type="time" office:time-value="PT00H00M00.139447S">
            <text:p>00,139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tmp2</text:p>
          </table:table-cell>
          <table:table-cell table:style-name="ce38" office:value-type="string">
            <text:p>elapsed</text:p>
          </table:table-cell>
          <table:table-cell table:formula="of:=SUM([.D241:.K241])/[.$B$3]" office:value-type="time" office:time-value="PT00H00M01.128349S">
            <text:p>01,128,,,,,,,,,,,,</text:p>
          </table:table-cell>
          <table:table-cell office:value-type="time" office:time-value="PT00H00M01.105905S">
            <text:p>01,106,,,,,,,,,,,,</text:p>
          </table:table-cell>
          <table:table-cell table:style-name="ce27" office:value-type="time" office:time-value="PT00H00M01.015632S">
            <text:p>01,016,,,,,,,,,,,,</text:p>
          </table:table-cell>
          <table:table-cell table:style-name="ce27" office:value-type="time" office:time-value="PT00H00M01.107543S">
            <text:p>01,108,,,,,,,,,,,,</text:p>
          </table:table-cell>
          <table:table-cell table:style-name="ce27" office:value-type="time" office:time-value="PT00H00M01.284316S">
            <text:p>01,284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42:.K242])/[.$B$3]" office:value-type="time" office:time-value="PT00H00M00.335S">
            <text:p>00,335,,,,,,,,,,,,</text:p>
          </table:table-cell>
          <table:table-cell office:value-type="time" office:time-value="PT00H00M00.32S">
            <text:p>00,320,,,,,,,,,,,,</text:p>
          </table:table-cell>
          <table:table-cell table:style-name="ce27" office:value-type="time" office:time-value="PT00H00M00.34S">
            <text:p>00,340,,,,,,,,,,,,</text:p>
          </table:table-cell>
          <table:table-cell table:style-name="ce27" office:value-type="time" office:time-value="PT00H00M00.33S">
            <text:p>00,330,,,,,,,,,,,,</text:p>
          </table:table-cell>
          <table:table-cell table:style-name="ce27" office:value-type="time" office:time-value="PT00H00M00.35S">
            <text:p>00,35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43:.K243])/[.$B$3]" office:value-type="time" office:time-value="PT00H00M00.118409S">
            <text:p>00,118,,,,,,,,,,,,</text:p>
          </table:table-cell>
          <table:table-cell office:value-type="time" office:time-value="PT00H00M00.108773S">
            <text:p>00,109,,,,,,,,,,,,</text:p>
          </table:table-cell>
          <table:table-cell table:style-name="ce27" office:value-type="time" office:time-value="PT00H00M00.135249S">
            <text:p>00,135,,,,,,,,,,,,</text:p>
          </table:table-cell>
          <table:table-cell table:style-name="ce27" office:value-type="time" office:time-value="PT00H00M00.118226S">
            <text:p>00,118,,,,,,,,,,,,</text:p>
          </table:table-cell>
          <table:table-cell table:style-name="ce27" office:value-type="time" office:time-value="PT00H00M00.111387S">
            <text:p>00,111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res</text:p>
          </table:table-cell>
          <table:table-cell table:style-name="ce38" office:value-type="string">
            <text:p>elapsed</text:p>
          </table:table-cell>
          <table:table-cell table:formula="of:=SUM([.D244:.K244])/[.$B$3]" office:value-type="time" office:time-value="PT00H00M00.442469S">
            <text:p>00,442,,,,,,,,,,,,</text:p>
          </table:table-cell>
          <table:table-cell office:value-type="time" office:time-value="PT00H00M00.428151S">
            <text:p>00,428,,,,,,,,,,,,</text:p>
          </table:table-cell>
          <table:table-cell table:style-name="ce27" office:value-type="time" office:time-value="PT00H00M00.437826S">
            <text:p>00,438,,,,,,,,,,,,</text:p>
          </table:table-cell>
          <table:table-cell table:style-name="ce27" office:value-type="time" office:time-value="PT00H00M00.44651S">
            <text:p>00,447,,,,,,,,,,,,</text:p>
          </table:table-cell>
          <table:table-cell table:style-name="ce27" office:value-type="time" office:time-value="PT00H00M00.45739S">
            <text:p>00,457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45:.K245])/[.$B$3]" office:value-type="time" office:time-value="PT00H00M00.1525S">
            <text:p>00,153,,,,,,,,,,,,</text:p>
          </table:table-cell>
          <table:table-cell office:value-type="time" office:time-value="PT00H00M00.15S">
            <text:p>00,150,,,,,,,,,,,,</text:p>
          </table:table-cell>
          <table:table-cell table:style-name="ce27" office:value-type="time" office:time-value="PT00H00M00.15S">
            <text:p>00,150,,,,,,,,,,,,</text:p>
          </table:table-cell>
          <table:table-cell table:style-name="ce27" office:value-type="time" office:time-value="PT00H00M00.14S">
            <text:p>00,140,,,,,,,,,,,,</text:p>
          </table:table-cell>
          <table:table-cell table:style-name="ce27" office:value-type="time" office:time-value="PT00H00M00.17S">
            <text:p>00,17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46:.K246])/[.$B$3]" office:value-type="time" office:time-value="PT00H00M00.056656S">
            <text:p>00,057,,,,,,,,,,,,</text:p>
          </table:table-cell>
          <table:table-cell office:value-type="time" office:time-value="PT00H00M00.045868S">
            <text:p>00,046,,,,,,,,,,,,</text:p>
          </table:table-cell>
          <table:table-cell table:style-name="ce27" office:value-type="time" office:time-value="PT00H00M00.062446S">
            <text:p>00,062,,,,,,,,,,,,</text:p>
          </table:table-cell>
          <table:table-cell table:style-name="ce27" office:value-type="time" office:time-value="PT00H00M00.05662S">
            <text:p>00,057,,,,,,,,,,,,</text:p>
          </table:table-cell>
          <table:table-cell table:style-name="ce27" office:value-type="time" office:time-value="PT00H00M00.061691S">
            <text:p>00,062,,,,,,,,,,,,</text:p>
          </table:table-cell>
          <table:table-cell table:number-columns-repeated="10"/>
        </table:table-row>
        <table:table-row table:style-name="ro1">
          <table:table-cell office:value-type="string">
            <text:p>Q16a</text:p>
          </table:table-cell>
          <table:table-cell office:value-type="string">
            <text:p>elapsed</text:p>
          </table:table-cell>
          <table:table-cell table:formula="of:=SUM([.D247:.K247])/[.$B$3]" office:value-type="time" office:time-value="PT00H00M02.460232S">
            <text:p>02,460,,,,,,,,,,,,</text:p>
          </table:table-cell>
          <table:table-cell table:formula="of:=+[.D250]+[.D253]+[.D256]" office:value-type="time" office:time-value="PT00H00M02.359667S">
            <text:p>02,360,,,,,,,,,,,,</text:p>
          </table:table-cell>
          <table:table-cell table:formula="of:=+[.E250]+[.E253]+[.E256]" office:value-type="time" office:time-value="PT00H00M02.257904S">
            <text:p>02,258,,,,,,,,,,,,</text:p>
          </table:table-cell>
          <table:table-cell table:formula="of:=+[.F250]+[.F253]+[.F256]" office:value-type="time" office:time-value="PT00H00M02.30897S">
            <text:p>02,309,,,,,,,,,,,,</text:p>
          </table:table-cell>
          <table:table-cell table:formula="of:=+[.G250]+[.G253]+[.G256]" office:value-type="time" office:time-value="PT00H00M02.914385S">
            <text:p>02,914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48:.K248])/[.$B$3]" office:value-type="time" office:time-value="PT00H00M00.7275S">
            <text:p>00,728,,,,,,,,,,,,</text:p>
          </table:table-cell>
          <table:table-cell table:formula="of:=+[.D251]+[.D254]+[.D257]" office:value-type="time" office:time-value="PT00H00M00.71S">
            <text:p>00,710,,,,,,,,,,,,</text:p>
          </table:table-cell>
          <table:table-cell table:formula="of:=+[.E251]+[.E254]+[.E257]" office:value-type="time" office:time-value="PT00H00M00.71S">
            <text:p>00,710,,,,,,,,,,,,</text:p>
          </table:table-cell>
          <table:table-cell table:formula="of:=+[.F251]+[.F254]+[.F257]" office:value-type="time" office:time-value="PT00H00M00.72S">
            <text:p>00,720,,,,,,,,,,,,</text:p>
          </table:table-cell>
          <table:table-cell table:formula="of:=+[.G251]+[.G254]+[.G257]" office:value-type="time" office:time-value="PT00H00M00.77S">
            <text:p>00,77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49:.K249])/[.$B$3]" office:value-type="time" office:time-value="PT00H00M00.305355S">
            <text:p>00,305,,,,,,,,,,,,</text:p>
          </table:table-cell>
          <table:table-cell table:formula="of:=+[.D252]+[.D255]+[.D258]" office:value-type="time" office:time-value="PT00H00M00.307791S">
            <text:p>00,308,,,,,,,,,,,,</text:p>
          </table:table-cell>
          <table:table-cell table:formula="of:=+[.E252]+[.E255]+[.E258]" office:value-type="time" office:time-value="PT00H00M00.324274S">
            <text:p>00,324,,,,,,,,,,,,</text:p>
          </table:table-cell>
          <table:table-cell table:formula="of:=+[.F252]+[.F255]+[.F258]" office:value-type="time" office:time-value="PT00H00M00.276778S">
            <text:p>00,277,,,,,,,,,,,,</text:p>
          </table:table-cell>
          <table:table-cell table:formula="of:=+[.G252]+[.G255]+[.G258]" office:value-type="time" office:time-value="PT00H00M00.312577S">
            <text:p>00,313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tmp1</text:p>
          </table:table-cell>
          <table:table-cell table:style-name="ce38" office:value-type="string">
            <text:p>elapsed</text:p>
          </table:table-cell>
          <table:table-cell table:formula="of:=SUM([.D250:.K250])/[.$B$3]" office:value-type="time" office:time-value="PT00H00M00.855398S">
            <text:p>00,855,,,,,,,,,,,,</text:p>
          </table:table-cell>
          <table:table-cell table:style-name="ce27" table:formula="of:=[.D238]" office:value-type="time" office:time-value="PT00H00M00.829019S">
            <text:p>00,829,,,,,,,,,,,,</text:p>
          </table:table-cell>
          <table:table-cell table:style-name="ce27" table:formula="of:=[.E238]" office:value-type="time" office:time-value="PT00H00M00.783124S">
            <text:p>00,783,,,,,,,,,,,,</text:p>
          </table:table-cell>
          <table:table-cell table:style-name="ce27" table:formula="of:=[.F238]" office:value-type="time" office:time-value="PT00H00M00.726313S">
            <text:p>00,726,,,,,,,,,,,,</text:p>
          </table:table-cell>
          <table:table-cell table:style-name="ce27" table:formula="of:=[.G238]" office:value-type="time" office:time-value="PT00H00M01.083137S">
            <text:p>01,083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51:.K251])/[.$B$3]" office:value-type="time" office:time-value="PT00H00M00.2525S">
            <text:p>00,253,,,,,,,,,,,,</text:p>
          </table:table-cell>
          <table:table-cell table:style-name="ce27" table:formula="of:=[.D239]" office:value-type="time" office:time-value="PT00H00M00.23S">
            <text:p>00,230,,,,,,,,,,,,</text:p>
          </table:table-cell>
          <table:table-cell table:style-name="ce27" table:formula="of:=[.E239]" office:value-type="time" office:time-value="PT00H00M00.24S">
            <text:p>00,240,,,,,,,,,,,,</text:p>
          </table:table-cell>
          <table:table-cell table:style-name="ce27" table:formula="of:=[.F239]" office:value-type="time" office:time-value="PT00H00M00.26S">
            <text:p>00,260,,,,,,,,,,,,</text:p>
          </table:table-cell>
          <table:table-cell table:style-name="ce27" table:formula="of:=[.G239]" office:value-type="time" office:time-value="PT00H00M00.28S">
            <text:p>00,28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52:.K252])/[.$B$3]" office:value-type="time" office:time-value="PT00H00M00.121438S">
            <text:p>00,121,,,,,,,,,,,,</text:p>
          </table:table-cell>
          <table:table-cell table:style-name="ce27" table:formula="of:=[.D240]" office:value-type="time" office:time-value="PT00H00M00.136229S">
            <text:p>00,136,,,,,,,,,,,,</text:p>
          </table:table-cell>
          <table:table-cell table:style-name="ce27" table:formula="of:=[.E240]" office:value-type="time" office:time-value="PT00H00M00.11398S">
            <text:p>00,114,,,,,,,,,,,,</text:p>
          </table:table-cell>
          <table:table-cell table:style-name="ce27" table:formula="of:=[.F240]" office:value-type="time" office:time-value="PT00H00M00.096097S">
            <text:p>00,096,,,,,,,,,,,,</text:p>
          </table:table-cell>
          <table:table-cell table:style-name="ce27" table:formula="of:=[.G240]" office:value-type="time" office:time-value="PT00H00M00.139447S">
            <text:p>00,139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tmp2</text:p>
          </table:table-cell>
          <table:table-cell table:style-name="ce38" office:value-type="string">
            <text:p>elapsed</text:p>
          </table:table-cell>
          <table:table-cell table:formula="of:=SUM([.D253:.K253])/[.$B$3]" office:value-type="time" office:time-value="PT00H00M01.128349S">
            <text:p>01,128,,,,,,,,,,,,</text:p>
          </table:table-cell>
          <table:table-cell table:style-name="ce27" table:formula="of:=[.D241]" office:value-type="time" office:time-value="PT00H00M01.105905S">
            <text:p>01,106,,,,,,,,,,,,</text:p>
          </table:table-cell>
          <table:table-cell table:style-name="ce27" table:formula="of:=[.E241]" office:value-type="time" office:time-value="PT00H00M01.015632S">
            <text:p>01,016,,,,,,,,,,,,</text:p>
          </table:table-cell>
          <table:table-cell table:style-name="ce27" table:formula="of:=[.F241]" office:value-type="time" office:time-value="PT00H00M01.107543S">
            <text:p>01,108,,,,,,,,,,,,</text:p>
          </table:table-cell>
          <table:table-cell table:style-name="ce27" table:formula="of:=[.G241]" office:value-type="time" office:time-value="PT00H00M01.284316S">
            <text:p>01,284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54:.K254])/[.$B$3]" office:value-type="time" office:time-value="PT00H00M00.335S">
            <text:p>00,335,,,,,,,,,,,,</text:p>
          </table:table-cell>
          <table:table-cell table:style-name="ce27" table:formula="of:=[.D242]" office:value-type="time" office:time-value="PT00H00M00.32S">
            <text:p>00,320,,,,,,,,,,,,</text:p>
          </table:table-cell>
          <table:table-cell table:style-name="ce27" table:formula="of:=[.E242]" office:value-type="time" office:time-value="PT00H00M00.34S">
            <text:p>00,340,,,,,,,,,,,,</text:p>
          </table:table-cell>
          <table:table-cell table:style-name="ce27" table:formula="of:=[.F242]" office:value-type="time" office:time-value="PT00H00M00.33S">
            <text:p>00,330,,,,,,,,,,,,</text:p>
          </table:table-cell>
          <table:table-cell table:style-name="ce27" table:formula="of:=[.G242]" office:value-type="time" office:time-value="PT00H00M00.35S">
            <text:p>00,35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55:.K255])/[.$B$3]" office:value-type="time" office:time-value="PT00H00M00.118409S">
            <text:p>00,118,,,,,,,,,,,,</text:p>
          </table:table-cell>
          <table:table-cell table:style-name="ce27" table:formula="of:=[.D243]" office:value-type="time" office:time-value="PT00H00M00.108773S">
            <text:p>00,109,,,,,,,,,,,,</text:p>
          </table:table-cell>
          <table:table-cell table:style-name="ce27" table:formula="of:=[.E243]" office:value-type="time" office:time-value="PT00H00M00.135249S">
            <text:p>00,135,,,,,,,,,,,,</text:p>
          </table:table-cell>
          <table:table-cell table:style-name="ce27" table:formula="of:=[.F243]" office:value-type="time" office:time-value="PT00H00M00.118226S">
            <text:p>00,118,,,,,,,,,,,,</text:p>
          </table:table-cell>
          <table:table-cell table:style-name="ce27" table:formula="of:=[.G243]" office:value-type="time" office:time-value="PT00H00M00.111387S">
            <text:p>00,111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ares</text:p>
          </table:table-cell>
          <table:table-cell table:style-name="ce38" office:value-type="string">
            <text:p>elapsed</text:p>
          </table:table-cell>
          <table:table-cell table:formula="of:=SUM([.D256:.K256])/[.$B$3]" office:value-type="time" office:time-value="PT00H00M00.476484S">
            <text:p>00,476,,,,,,,,,,,,</text:p>
          </table:table-cell>
          <table:table-cell office:value-type="time" office:time-value="PT00H00M00.424743S">
            <text:p>00,425,,,,,,,,,,,,</text:p>
          </table:table-cell>
          <table:table-cell table:style-name="ce27" office:value-type="time" office:time-value="PT00H00M00.459148S">
            <text:p>00,459,,,,,,,,,,,,</text:p>
          </table:table-cell>
          <table:table-cell table:style-name="ce27" office:value-type="time" office:time-value="PT00H00M00.475114S">
            <text:p>00,475,,,,,,,,,,,,</text:p>
          </table:table-cell>
          <table:table-cell table:style-name="ce27" office:value-type="time" office:time-value="PT00H00M00.546932S">
            <text:p>00,547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57:.K257])/[.$B$3]" office:value-type="time" office:time-value="PT00H00M00.14S">
            <text:p>00,140,,,,,,,,,,,,</text:p>
          </table:table-cell>
          <table:table-cell office:value-type="time" office:time-value="PT00H00M00.16S">
            <text:p>00,160,,,,,,,,,,,,</text:p>
          </table:table-cell>
          <table:table-cell table:number-columns-repeated="2" table:style-name="ce27" office:value-type="time" office:time-value="PT00H00M00.13S">
            <text:p>00,130,,,,,,,,,,,,</text:p>
          </table:table-cell>
          <table:table-cell table:style-name="ce27" office:value-type="time" office:time-value="PT00H00M00.14S">
            <text:p>00,14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58:.K258])/[.$B$3]" office:value-type="time" office:time-value="PT00H00M00.065508S">
            <text:p>00,066,,,,,,,,,,,,</text:p>
          </table:table-cell>
          <table:table-cell office:value-type="time" office:time-value="PT00H00M00.062789S">
            <text:p>00,063,,,,,,,,,,,,</text:p>
          </table:table-cell>
          <table:table-cell table:style-name="ce27" office:value-type="time" office:time-value="PT00H00M00.075045S">
            <text:p>00,075,,,,,,,,,,,,</text:p>
          </table:table-cell>
          <table:table-cell table:style-name="ce27" office:value-type="time" office:time-value="PT00H00M00.062455S">
            <text:p>00,062,,,,,,,,,,,,</text:p>
          </table:table-cell>
          <table:table-cell table:style-name="ce27" office:value-type="time" office:time-value="PT00H00M00.061743S">
            <text:p>00,062,,,,,,,,,,,,</text:p>
          </table:table-cell>
          <table:table-cell table:number-columns-repeated="10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259:.K259])/[.$B$3]" office:value-type="time" office:time-value="PT00H00M01.546342S">
            <text:p>01,546,,,,,,,,,,,,</text:p>
          </table:table-cell>
          <table:table-cell table:style-name="ce27" office:value-type="time" office:time-value="PT00H00M02.39704S">
            <text:p>02,397,,,,,,,,,,,,</text:p>
          </table:table-cell>
          <table:table-cell table:style-name="ce27" office:value-type="time" office:time-value="PT00H00M01.038258S">
            <text:p>01,038,,,,,,,,,,,,</text:p>
          </table:table-cell>
          <table:table-cell table:style-name="ce27" office:value-type="time" office:time-value="PT00H00M00.869494S">
            <text:p>00,869,,,,,,,,,,,,</text:p>
          </table:table-cell>
          <table:table-cell table:style-name="ce27" office:value-type="time" office:time-value="PT00H00M01.880576S">
            <text:p>01,881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60:.K260])/[.$B$3]" office:value-type="time" office:time-value="PT00H00M00.485S">
            <text:p>00,485,,,,,,,,,,,,</text:p>
          </table:table-cell>
          <table:table-cell table:style-name="ce27" office:value-type="time" office:time-value="PT00H00M00.65S">
            <text:p>00,650,,,,,,,,,,,,</text:p>
          </table:table-cell>
          <table:table-cell table:style-name="ce27" office:value-type="time" office:time-value="PT00H00M00.59S">
            <text:p>00,590,,,,,,,,,,,,</text:p>
          </table:table-cell>
          <table:table-cell table:style-name="ce27" office:value-type="time" office:time-value="PT00H00M00.06S">
            <text:p>00,060,,,,,,,,,,,,</text:p>
          </table:table-cell>
          <table:table-cell table:style-name="ce27" office:value-type="time" office:time-value="PT00H00M00.64S">
            <text:p>00,64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61:.K261])/[.$B$3]" office:value-type="time" office:time-value="PT00H00M00.057327S">
            <text:p>00,057,,,,,,,,,,,,</text:p>
          </table:table-cell>
          <table:table-cell table:style-name="ce27" office:value-type="time" office:time-value="PT00H00M00.05698S">
            <text:p>00,057,,,,,,,,,,,,</text:p>
          </table:table-cell>
          <table:table-cell table:style-name="ce27" office:value-type="time" office:time-value="PT00H00M00.056675S">
            <text:p>00,057,,,,,,,,,,,,</text:p>
          </table:table-cell>
          <table:table-cell table:style-name="ce27" office:value-type="time" office:time-value="PT00H00M00.056909S">
            <text:p>00,057,,,,,,,,,,,,</text:p>
          </table:table-cell>
          <table:table-cell table:style-name="ce27" office:value-type="time" office:time-value="PT00H00M00.058743S">
            <text:p>00,059,,,,,,,,,,,,</text:p>
          </table:table-cell>
          <table:table-cell table:number-columns-repeated="10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262:.K262])/[.$B$3]" office:value-type="time" office:time-value="PT00H00M04.261814S">
            <text:p>04,262,,,,,,,,,,,,</text:p>
          </table:table-cell>
          <table:table-cell table:formula="of:=+[.D265]+[.D268]" office:value-type="time" office:time-value="PT00H00M02.484544S">
            <text:p>02,485,,,,,,,,,,,,</text:p>
          </table:table-cell>
          <table:table-cell table:formula="of:=+[.E265]+[.E274]" office:value-type="time" office:time-value="PT00H00M04.785195S">
            <text:p>04,785,,,,,,,,,,,,</text:p>
          </table:table-cell>
          <table:table-cell table:formula="of:=+[.F265]+[.F274]" office:value-type="time" office:time-value="PT00H00M04.597175S">
            <text:p>04,597,,,,,,,,,,,,</text:p>
          </table:table-cell>
          <table:table-cell table:formula="of:=+[.G265]+[.G274]" office:value-type="time" office:time-value="PT00H00M05.180342S">
            <text:p>05,18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63:.K263])/[.$B$3]" office:value-type="time" office:time-value="PT00H00M00.595S">
            <text:p>00,595,,,,,,,,,,,,</text:p>
          </table:table-cell>
          <table:table-cell table:formula="of:=+[.D266]+[.D269]" office:value-type="time" office:time-value="PT00H00M00.36S">
            <text:p>00,360,,,,,,,,,,,,</text:p>
          </table:table-cell>
          <table:table-cell table:formula="of:=+[.E266]+[.E275]" office:value-type="time" office:time-value="PT00H00M00.65S">
            <text:p>00,650,,,,,,,,,,,,</text:p>
          </table:table-cell>
          <table:table-cell table:formula="of:=+[.F266]+[.F275]" office:value-type="time" office:time-value="PT00H00M00.64S">
            <text:p>00,640,,,,,,,,,,,,</text:p>
          </table:table-cell>
          <table:table-cell table:formula="of:=+[.G266]+[.G275]" office:value-type="time" office:time-value="PT00H00M00.73S">
            <text:p>00,73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64:.K264])/[.$B$3]" office:value-type="time" office:time-value="PT00H00M00.012749S">
            <text:p>00,013,,,,,,,,,,,,</text:p>
          </table:table-cell>
          <table:table-cell table:formula="of:=+[.D267]+[.D270]" office:value-type="time" office:time-value="PT00H00M00.014146S">
            <text:p>00,014,,,,,,,,,,,,</text:p>
          </table:table-cell>
          <table:table-cell table:formula="of:=+[.E267]+[.E276]" office:value-type="time" office:time-value="PT00H00M00.011701S">
            <text:p>00,012,,,,,,,,,,,,</text:p>
          </table:table-cell>
          <table:table-cell table:formula="of:=+[.F267]+[.F276]" office:value-type="time" office:time-value="PT00H00M00.011647S">
            <text:p>00,012,,,,,,,,,,,,</text:p>
          </table:table-cell>
          <table:table-cell table:formula="of:=+[.G267]+[.G276]" office:value-type="time" office:time-value="PT00H00M00.013501S">
            <text:p>00,014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7tmp1</text:p>
          </table:table-cell>
          <table:table-cell table:style-name="ce38" office:value-type="string">
            <text:p>elapsed</text:p>
          </table:table-cell>
          <table:table-cell table:formula="of:=SUM([.D265:.K265])/[.$B$3]" office:value-type="time" office:time-value="PT00H00M02.369613S">
            <text:p>02,370,,,,,,,,,,,,</text:p>
          </table:table-cell>
          <table:table-cell table:style-name="ce27" office:value-type="time" office:time-value="PT00H00M02.400246S">
            <text:p>02,400,,,,,,,,,,,,</text:p>
          </table:table-cell>
          <table:table-cell table:style-name="ce27" office:value-type="time" office:time-value="PT00H00M02.264642S">
            <text:p>02,265,,,,,,,,,,,,</text:p>
          </table:table-cell>
          <table:table-cell table:style-name="ce27" office:value-type="time" office:time-value="PT00H00M02.266484S">
            <text:p>02,266,,,,,,,,,,,,</text:p>
          </table:table-cell>
          <table:table-cell table:style-name="ce27" office:value-type="time" office:time-value="PT00H00M02.547078S">
            <text:p>02,547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66:.K266])/[.$B$3]" office:value-type="time" office:time-value="PT00H00M00.32S">
            <text:p>00,320,,,,,,,,,,,,</text:p>
          </table:table-cell>
          <table:table-cell table:style-name="ce27" office:value-type="time" office:time-value="PT00H00M00.32S">
            <text:p>00,320,,,,,,,,,,,,</text:p>
          </table:table-cell>
          <table:table-cell table:style-name="ce27" office:value-type="time" office:time-value="PT00H00M00.31S">
            <text:p>00,310,,,,,,,,,,,,</text:p>
          </table:table-cell>
          <table:table-cell table:style-name="ce27" office:value-type="time" office:time-value="PT00H00M00.3S">
            <text:p>00,300,,,,,,,,,,,,</text:p>
          </table:table-cell>
          <table:table-cell table:style-name="ce27" office:value-type="time" office:time-value="PT00H00M00.35S">
            <text:p>00,35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67:.K267])/[.$B$3]" office:value-type="time" office:time-value="PT00H00M00.004419S">
            <text:p>00,004,,,,,,,,,,,,</text:p>
          </table:table-cell>
          <table:table-cell table:style-name="ce27" office:value-type="time" office:time-value="PT00H00M00.004229S">
            <text:p>00,004,,,,,,,,,,,,</text:p>
          </table:table-cell>
          <table:table-cell table:style-name="ce27" office:value-type="time" office:time-value="PT00H00M00.004388S">
            <text:p>00,004,,,,,,,,,,,,</text:p>
          </table:table-cell>
          <table:table-cell table:style-name="ce27" office:value-type="time" office:time-value="PT00H00M00.004404S">
            <text:p>00,004,,,,,,,,,,,,</text:p>
          </table:table-cell>
          <table:table-cell table:style-name="ce27" office:value-type="time" office:time-value="PT00H00M00.004654S">
            <text:p>00,005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7res</text:p>
          </table:table-cell>
          <table:table-cell table:style-name="ce38" office:value-type="string">
            <text:p>elapsed</text:p>
          </table:table-cell>
          <table:table-cell table:formula="of:=SUM([.D268:.K268])/[.$B$3]" office:value-type="time" office:time-value="PT00H00M00.101255S">
            <text:p>00,101,,,,,,,,,,,,</text:p>
          </table:table-cell>
          <table:table-cell table:style-name="ce27" office:value-type="time" office:time-value="PT00H00M00.084298S">
            <text:p>00,084,,,,,,,,,,,,</text:p>
          </table:table-cell>
          <table:table-cell table:style-name="ce27" office:value-type="time" office:time-value="PT00H00M00.104331S">
            <text:p>00,104,,,,,,,,,,,,</text:p>
          </table:table-cell>
          <table:table-cell table:style-name="ce27" office:value-type="time" office:time-value="PT00H00M00.109567S">
            <text:p>00,110,,,,,,,,,,,,</text:p>
          </table:table-cell>
          <table:table-cell table:style-name="ce27" office:value-type="time" office:time-value="PT00H00M00.106822S">
            <text:p>00,107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69:.K269])/[.$B$3]" office:value-type="time" office:time-value="PT00H00M00.0375S">
            <text:p>00,038,,,,,,,,,,,,</text:p>
          </table:table-cell>
          <table:table-cell table:number-columns-repeated="2" table:style-name="ce27" office:value-type="time" office:time-value="PT00H00M00.04S">
            <text:p>00,040,,,,,,,,,,,,</text:p>
          </table:table-cell>
          <table:table-cell table:style-name="ce27" office:value-type="time" office:time-value="PT00H00M00.03S">
            <text:p>00,030,,,,,,,,,,,,</text:p>
          </table:table-cell>
          <table:table-cell table:style-name="ce27" office:value-type="time" office:time-value="PT00H00M00.04S">
            <text:p>00,04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70:.K270])/[.$B$3]" office:value-type="time" office:time-value="PT00H00M00.01005S">
            <text:p>00,010,,,,,,,,,,,,</text:p>
          </table:table-cell>
          <table:table-cell table:style-name="ce27" office:value-type="time" office:time-value="PT00H00M00.009917S">
            <text:p>00,010,,,,,,,,,,,,</text:p>
          </table:table-cell>
          <table:table-cell table:style-name="ce27" office:value-type="time" office:time-value="PT00H00M00.010064S">
            <text:p>00,010,,,,,,,,,,,,</text:p>
          </table:table-cell>
          <table:table-cell table:style-name="ce27" office:value-type="time" office:time-value="PT00H00M00.009889S">
            <text:p>00,010,,,,,,,,,,,,</text:p>
          </table:table-cell>
          <table:table-cell table:style-name="ce27" office:value-type="time" office:time-value="PT00H00M00.01033S">
            <text:p>00,010,,,,,,,,,,,,</text:p>
          </table:table-cell>
          <table:table-cell table:number-columns-repeated="10"/>
        </table:table-row>
        <table:table-row table:style-name="ro1">
          <table:table-cell office:value-type="string">
            <text:p>Q17a</text:p>
          </table:table-cell>
          <table:table-cell office:value-type="string">
            <text:p>elapsed</text:p>
          </table:table-cell>
          <table:table-cell table:formula="of:=SUM([.D271:.K271])/[.$B$3]" office:value-type="time" office:time-value="PT00H00M02.623313S">
            <text:p>02,623,,,,,,,,,,,,</text:p>
          </table:table-cell>
          <table:table-cell table:formula="of:=+[.D274]+[.D277]" office:value-type="time" office:time-value="PT00H00M02.58344S">
            <text:p>02,583,,,,,,,,,,,,</text:p>
          </table:table-cell>
          <table:table-cell table:formula="of:=+[.E274]+[.E277]" office:value-type="time" office:time-value="PT00H00M02.645603S">
            <text:p>02,646,,,,,,,,,,,,</text:p>
          </table:table-cell>
          <table:table-cell table:formula="of:=+[.F274]+[.F277]" office:value-type="time" office:time-value="PT00H00M02.456399S">
            <text:p>02,456,,,,,,,,,,,,</text:p>
          </table:table-cell>
          <table:table-cell table:formula="of:=+[.G274]+[.G277]" office:value-type="time" office:time-value="PT00H00M02.807809S">
            <text:p>02,808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72:.K272])/[.$B$3]" office:value-type="time" office:time-value="PT00H00M00.37S">
            <text:p>00,370,,,,,,,,,,,,</text:p>
          </table:table-cell>
          <table:table-cell table:formula="of:=+[.D275]+[.D278]" office:value-type="time" office:time-value="PT00H00M00.33S">
            <text:p>00,330,,,,,,,,,,,,</text:p>
          </table:table-cell>
          <table:table-cell table:formula="of:=+[.E275]+[.E278]" office:value-type="time" office:time-value="PT00H00M00.37S">
            <text:p>00,370,,,,,,,,,,,,</text:p>
          </table:table-cell>
          <table:table-cell table:formula="of:=+[.F275]+[.F278]" office:value-type="time" office:time-value="PT00H00M00.37S">
            <text:p>00,370,,,,,,,,,,,,</text:p>
          </table:table-cell>
          <table:table-cell table:formula="of:=+[.G275]+[.G278]" office:value-type="time" office:time-value="PT00H00M00.41S">
            <text:p>00,41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73:.K273])/[.$B$3]" office:value-type="time" office:time-value="PT00H00M00.018057S">
            <text:p>00,018,,,,,,,,,,,,</text:p>
          </table:table-cell>
          <table:table-cell table:formula="of:=+[.D276]+[.D279]" office:value-type="time" office:time-value="PT00H00M00.017344S">
            <text:p>00,017,,,,,,,,,,,,</text:p>
          </table:table-cell>
          <table:table-cell table:formula="of:=+[.E276]+[.E279]" office:value-type="time" office:time-value="PT00H00M00.018446S">
            <text:p>00,018,,,,,,,,,,,,</text:p>
          </table:table-cell>
          <table:table-cell table:formula="of:=+[.F276]+[.F279]" office:value-type="time" office:time-value="PT00H00M00.017173S">
            <text:p>00,017,,,,,,,,,,,,</text:p>
          </table:table-cell>
          <table:table-cell table:formula="of:=+[.G276]+[.G279]" office:value-type="time" office:time-value="PT00H00M00.019264S">
            <text:p>00,019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7atmp1</text:p>
          </table:table-cell>
          <table:table-cell table:style-name="ce38" office:value-type="string">
            <text:p>elapsed</text:p>
          </table:table-cell>
          <table:table-cell table:formula="of:=SUM([.D274:.K274])/[.$B$3]" office:value-type="time" office:time-value="PT00H00M02.485372S">
            <text:p>02,485,,,,,,,,,,,,</text:p>
          </table:table-cell>
          <table:table-cell table:style-name="ce27" office:value-type="time" office:time-value="PT00H00M02.456981S">
            <text:p>02,457,,,,,,,,,,,,</text:p>
          </table:table-cell>
          <table:table-cell table:style-name="ce27" office:value-type="time" office:time-value="PT00H00M02.520553S">
            <text:p>02,521,,,,,,,,,,,,</text:p>
          </table:table-cell>
          <table:table-cell table:style-name="ce27" office:value-type="time" office:time-value="PT00H00M02.330691S">
            <text:p>02,331,,,,,,,,,,,,</text:p>
          </table:table-cell>
          <table:table-cell table:style-name="ce27" office:value-type="time" office:time-value="PT00H00M02.633264S">
            <text:p>02,633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75:.K275])/[.$B$3]" office:value-type="time" office:time-value="PT00H00M00.34S">
            <text:p>00,340,,,,,,,,,,,,</text:p>
          </table:table-cell>
          <table:table-cell table:style-name="ce27" office:value-type="time" office:time-value="PT00H00M00.3S">
            <text:p>00,300,,,,,,,,,,,,</text:p>
          </table:table-cell>
          <table:table-cell table:number-columns-repeated="2" table:style-name="ce27" office:value-type="time" office:time-value="PT00H00M00.34S">
            <text:p>00,340,,,,,,,,,,,,</text:p>
          </table:table-cell>
          <table:table-cell table:style-name="ce27" office:value-type="time" office:time-value="PT00H00M00.38S">
            <text:p>00,38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76:.K276])/[.$B$3]" office:value-type="time" office:time-value="PT00H00M00.007695S">
            <text:p>00,008,,,,,,,,,,,,</text:p>
          </table:table-cell>
          <table:table-cell table:style-name="ce27" office:value-type="time" office:time-value="PT00H00M00.007378S">
            <text:p>00,007,,,,,,,,,,,,</text:p>
          </table:table-cell>
          <table:table-cell table:style-name="ce27" office:value-type="time" office:time-value="PT00H00M00.007313S">
            <text:p>00,007,,,,,,,,,,,,</text:p>
          </table:table-cell>
          <table:table-cell table:style-name="ce27" office:value-type="time" office:time-value="PT00H00M00.007243S">
            <text:p>00,007,,,,,,,,,,,,</text:p>
          </table:table-cell>
          <table:table-cell table:style-name="ce27" office:value-type="time" office:time-value="PT00H00M00.008847S">
            <text:p>00,009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7ares</text:p>
          </table:table-cell>
          <table:table-cell table:style-name="ce38" office:value-type="string">
            <text:p>elapsed</text:p>
          </table:table-cell>
          <table:table-cell table:formula="of:=SUM([.D277:.K277])/[.$B$3]" office:value-type="time" office:time-value="PT00H00M00.137941S">
            <text:p>00,138,,,,,,,,,,,,</text:p>
          </table:table-cell>
          <table:table-cell table:style-name="ce27" office:value-type="time" office:time-value="PT00H00M00.126459S">
            <text:p>00,126,,,,,,,,,,,,</text:p>
          </table:table-cell>
          <table:table-cell table:style-name="ce27" office:value-type="time" office:time-value="PT00H00M00.12505S">
            <text:p>00,125,,,,,,,,,,,,</text:p>
          </table:table-cell>
          <table:table-cell table:style-name="ce27" office:value-type="time" office:time-value="PT00H00M00.125708S">
            <text:p>00,126,,,,,,,,,,,,</text:p>
          </table:table-cell>
          <table:table-cell table:style-name="ce27" office:value-type="time" office:time-value="PT00H00M00.174545S">
            <text:p>00,175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278:.K278])/[.$B$3]" office:value-type="time" office:time-value="PT00H00M00.03S">
            <text:p>00,030,,,,,,,,,,,,</text:p>
          </table:table-cell>
          <table:table-cell table:number-columns-repeated="4" table:style-name="ce27" office:value-type="time" office:time-value="PT00H00M00.03S">
            <text:p>00,03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279:.K279])/[.$B$3]" office:value-type="time" office:time-value="PT00H00M00.010362S">
            <text:p>00,010,,,,,,,,,,,,</text:p>
          </table:table-cell>
          <table:table-cell table:style-name="ce27" office:value-type="time" office:time-value="PT00H00M00.009966S">
            <text:p>00,010,,,,,,,,,,,,</text:p>
          </table:table-cell>
          <table:table-cell table:style-name="ce27" office:value-type="time" office:time-value="PT00H00M00.011133S">
            <text:p>00,011,,,,,,,,,,,,</text:p>
          </table:table-cell>
          <table:table-cell table:style-name="ce27" office:value-type="time" office:time-value="PT00H00M00.00993S">
            <text:p>00,010,,,,,,,,,,,,</text:p>
          </table:table-cell>
          <table:table-cell table:style-name="ce27" office:value-type="time" office:time-value="PT00H00M00.010417S">
            <text:p>00,010,,,,,,,,,,,,</text:p>
          </table:table-cell>
          <table:table-cell table:number-columns-repeated="10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TBA</text:p>
          </table:table-cell>
          <table:table-cell table:number-columns-repeated="16"/>
        </table:table-row>
        <table:table-row table:style-name="ro1">
          <table:table-cell office:value-type="string">
            <text:p>Anz. Läufe</text:p>
          </table:table-cell>
          <table:table-cell table:style-name="ce33" office:value-type="float" office:value="4">
            <text:p>4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10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286:.K286])/[.$B$285]" office:value-type="time" office:time-value="PT00H00M00.179181S">
            <text:p>00,179,,,,,,,,,,,,</text:p>
          </table:table-cell>
          <table:table-cell table:style-name="ce29" office:value-type="time" office:time-value="PT00H00M00.157032S">
            <text:p>00:00,16</text:p>
          </table:table-cell>
          <table:table-cell office:value-type="time" office:time-value="PT00H00M00.183052S">
            <text:p>00,183,,,,,,,,,,,,</text:p>
          </table:table-cell>
          <table:table-cell office:value-type="time" office:time-value="PT00H00M00.167845S">
            <text:p>00,168,,,,,,,,,,,,</text:p>
          </table:table-cell>
          <table:table-cell office:value-type="time" office:time-value="PT00H00M00.208795S">
            <text:p>00,209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87:.K287])/[.$B$285]" office:value-type="time" office:time-value="PT00H00M00.02S">
            <text:p>00,020,,,,,,,,,,,,</text:p>
          </table:table-cell>
          <table:table-cell table:style-name="ce29" office:value-type="time" office:time-value="PT00H00M00.03S">
            <text:p>00:00,03</text:p>
          </table:table-cell>
          <table:table-cell table:number-columns-repeated="2" office:value-type="time" office:time-value="PT00H00M00.02S">
            <text:p>00,020,,,,,,,,,,,,</text:p>
          </table:table-cell>
          <table:table-cell office:value-type="time" office:time-value="PT00H00M00.01S">
            <text:p>00,01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88:.K288])/[.$B$285]" office:value-type="time" office:time-value="PT00H00M00.004292S">
            <text:p>00,004,,,,,,,,,,,,</text:p>
          </table:table-cell>
          <table:table-cell table:style-name="ce29" office:value-type="time" office:time-value="PT00H00M00.004321S">
            <text:p>00:00,00</text:p>
          </table:table-cell>
          <table:table-cell office:value-type="time" office:time-value="PT00H00M00.00438S">
            <text:p>00,004,,,,,,,,,,,,</text:p>
          </table:table-cell>
          <table:table-cell office:value-type="time" office:time-value="PT00H00M00.004196S">
            <text:p>00,004,,,,,,,,,,,,</text:p>
          </table:table-cell>
          <table:table-cell office:value-type="time" office:time-value="PT00H00M00.004272S">
            <text:p>00,004,,,,,,,,,,,,</text:p>
          </table:table-cell>
          <table:table-cell table:number-columns-repeated="10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289:.K289])/[.$B$285]" office:value-type="time" office:time-value="PT00H00M00.009364S">
            <text:p>00,009,,,,,,,,,,,,</text:p>
          </table:table-cell>
          <table:table-cell office:value-type="time" office:time-value="PT00H00M00.009368S">
            <text:p>00,009,,,,,,,,,,,,</text:p>
          </table:table-cell>
          <table:table-cell office:value-type="time" office:time-value="PT00H00M00.009424S">
            <text:p>00,009,,,,,,,,,,,,</text:p>
          </table:table-cell>
          <table:table-cell office:value-type="time" office:time-value="PT00H00M00.009271S">
            <text:p>00,009,,,,,,,,,,,,</text:p>
          </table:table-cell>
          <table:table-cell office:value-type="time" office:time-value="PT00H00M00.009391S">
            <text:p>00,009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0:.K290])/[.$B$285]" office:value-type="time" office:time-value="PT00H00M00.01S">
            <text:p>00,010,,,,,,,,,,,,</text:p>
          </table:table-cell>
          <table:table-cell table:number-columns-repeated="4" office:value-type="time" office:time-value="PT00H00M00.01S">
            <text:p>00,01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91:.K291])/[.$B$285]" office:value-type="time" office:time-value="PT00H00M00.000974S">
            <text:p>00,001,,,,,,,,,,,,</text:p>
          </table:table-cell>
          <table:table-cell office:value-type="time" office:time-value="PT00H00M00.00301S">
            <text:p>00,003,,,,,,,,,,,,</text:p>
          </table:table-cell>
          <table:table-cell office:value-type="time" office:time-value="PT00H00M00.000291S">
            <text:p>00,000,,,,,,,,,,,,</text:p>
          </table:table-cell>
          <table:table-cell office:value-type="time" office:time-value="PT00H00M00.000295S">
            <text:p>00,000,,,,,,,,,,,,</text:p>
          </table:table-cell>
          <table:table-cell office:value-type="time" office:time-value="PT00H00M00.000298S">
            <text:p>00,000,,,,,,,,,,,,</text:p>
          </table:table-cell>
          <table:table-cell table:number-columns-repeated="10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292:.K292])/[.$B$285]" office:value-type="time" office:time-value="PT00H00M01.49931S">
            <text:p>01,499,,,,,,,,,,,,</text:p>
          </table:table-cell>
          <table:table-cell office:value-type="time" office:time-value="PT00H00M01.719002S">
            <text:p>01,719,,,,,,,,,,,,</text:p>
          </table:table-cell>
          <table:table-cell office:value-type="time" office:time-value="PT00H00M01.431092S">
            <text:p>01,431,,,,,,,,,,,,</text:p>
          </table:table-cell>
          <table:table-cell office:value-type="time" office:time-value="PT00H00M01.449894S">
            <text:p>01,450,,,,,,,,,,,,</text:p>
          </table:table-cell>
          <table:table-cell office:value-type="time" office:time-value="PT00H00M01.397253S">
            <text:p>01,397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3:.K293])/[.$B$285]" office:value-type="time" office:time-value="PT00H00M00.1275S">
            <text:p>00,128,,,,,,,,,,,,</text:p>
          </table:table-cell>
          <table:table-cell office:value-type="time" office:time-value="PT00H00M00.17S">
            <text:p>00,170,,,,,,,,,,,,</text:p>
          </table:table-cell>
          <table:table-cell table:number-columns-repeated="2" office:value-type="time" office:time-value="PT00H00M00.11S">
            <text:p>00,110,,,,,,,,,,,,</text:p>
          </table:table-cell>
          <table:table-cell office:value-type="time" office:time-value="PT00H00M00.12S">
            <text:p>00,12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94:.K294])/[.$B$285]" office:value-type="time" office:time-value="PT00H00M00.042459S">
            <text:p>00,042,,,,,,,,,,,,</text:p>
          </table:table-cell>
          <table:table-cell office:value-type="time" office:time-value="PT00H00M00.055063S">
            <text:p>00,055,,,,,,,,,,,,</text:p>
          </table:table-cell>
          <table:table-cell office:value-type="time" office:time-value="PT00H00M00.03918S">
            <text:p>00,039,,,,,,,,,,,,</text:p>
          </table:table-cell>
          <table:table-cell office:value-type="time" office:time-value="PT00H00M00.037308S">
            <text:p>00,037,,,,,,,,,,,,</text:p>
          </table:table-cell>
          <table:table-cell office:value-type="time" office:time-value="PT00H00M00.038285S">
            <text:p>00,038,,,,,,,,,,,,</text:p>
          </table:table-cell>
          <table:table-cell table:number-columns-repeated="10"/>
        </table:table-row>
        <table:table-row table:style-name="ro1">
          <table:table-cell office:value-type="string">
            <text:p>Q3a</text:p>
          </table:table-cell>
          <table:table-cell office:value-type="string">
            <text:p>elapsed</text:p>
          </table:table-cell>
          <table:table-cell table:formula="of:=SUM([.D295:.K295])/[.$B$285]" office:value-type="time" office:time-value="PT00H00M00.799553S">
            <text:p>00,800,,,,,,,,,,,,</text:p>
          </table:table-cell>
          <table:table-cell office:value-type="time" office:time-value="PT00H00M00.806165S">
            <text:p>00,806,,,,,,,,,,,,</text:p>
          </table:table-cell>
          <table:table-cell office:value-type="time" office:time-value="PT00H00M00.804229S">
            <text:p>00,804,,,,,,,,,,,,</text:p>
          </table:table-cell>
          <table:table-cell office:value-type="time" office:time-value="PT00H00M00.789201S">
            <text:p>00,789,,,,,,,,,,,,</text:p>
          </table:table-cell>
          <table:table-cell office:value-type="time" office:time-value="PT00H00M00.798618S">
            <text:p>00,799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6:.K296])/[.$B$285]" office:value-type="time" office:time-value="PT00H00M00.1175S">
            <text:p>00,118,,,,,,,,,,,,</text:p>
          </table:table-cell>
          <table:table-cell table:number-columns-repeated="3" office:value-type="time" office:time-value="PT00H00M00.12S">
            <text:p>00,120,,,,,,,,,,,,</text:p>
          </table:table-cell>
          <table:table-cell office:value-type="time" office:time-value="PT00H00M00.11S">
            <text:p>00,11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97:.K297])/[.$B$285]" office:value-type="time" office:time-value="PT00H00M00.056641S">
            <text:p>00,057,,,,,,,,,,,,</text:p>
          </table:table-cell>
          <table:table-cell office:value-type="time" office:time-value="PT00H00M00.037764S">
            <text:p>00,038,,,,,,,,,,,,</text:p>
          </table:table-cell>
          <table:table-cell office:value-type="time" office:time-value="PT00H00M00.057477S">
            <text:p>00,057,,,,,,,,,,,,</text:p>
          </table:table-cell>
          <table:table-cell office:value-type="time" office:time-value="PT00H00M00.049721S">
            <text:p>00,050,,,,,,,,,,,,</text:p>
          </table:table-cell>
          <table:table-cell office:value-type="time" office:time-value="PT00H00M00.081602S">
            <text:p>00,082,,,,,,,,,,,,</text:p>
          </table:table-cell>
          <table:table-cell table:number-columns-repeated="10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298:.K298])/[.$B$285]" office:value-type="time" office:time-value="PT00H00M16.634407S">
            <text:p>16,634,,,,,,,,,,,,</text:p>
          </table:table-cell>
          <table:table-cell office:value-type="time" office:time-value="PT00H00M17.748875S">
            <text:p>17,749,,,,,,,,,,,,</text:p>
          </table:table-cell>
          <table:table-cell office:value-type="time" office:time-value="PT00H00M17.649346S">
            <text:p>17,649,,,,,,,,,,,,</text:p>
          </table:table-cell>
          <table:table-cell office:value-type="time" office:time-value="PT00H00M16.830784S">
            <text:p>16,831,,,,,,,,,,,,</text:p>
          </table:table-cell>
          <table:table-cell office:value-type="time" office:time-value="PT00H00M14.308624S">
            <text:p>14,309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9:.K299])/[.$B$285]" office:value-type="time" office:time-value="PT00H00M06.49S">
            <text:p>06,490,,,,,,,,,,,,</text:p>
          </table:table-cell>
          <table:table-cell office:value-type="time" office:time-value="PT00H00M06.5S">
            <text:p>06,500,,,,,,,,,,,,</text:p>
          </table:table-cell>
          <table:table-cell office:value-type="time" office:time-value="PT00H00M06.58S">
            <text:p>06,580,,,,,,,,,,,,</text:p>
          </table:table-cell>
          <table:table-cell office:value-type="time" office:time-value="PT00H00M06.51S">
            <text:p>06,510,,,,,,,,,,,,</text:p>
          </table:table-cell>
          <table:table-cell office:value-type="time" office:time-value="PT00H00M06.37S">
            <text:p>06,37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0:.K300])/[.$B$285]" office:value-type="time" office:time-value="PT00H00M00.05779S">
            <text:p>00,058,,,,,,,,,,,,</text:p>
          </table:table-cell>
          <table:table-cell office:value-type="time" office:time-value="PT00H00M00.052479S">
            <text:p>00,052,,,,,,,,,,,,</text:p>
          </table:table-cell>
          <table:table-cell office:value-type="time" office:time-value="PT00H00M00.052364S">
            <text:p>00,052,,,,,,,,,,,,</text:p>
          </table:table-cell>
          <table:table-cell office:value-type="time" office:time-value="PT00H00M00.075412S">
            <text:p>00,075,,,,,,,,,,,,</text:p>
          </table:table-cell>
          <table:table-cell office:value-type="time" office:time-value="PT00H00M00.050906S">
            <text:p>00,051,,,,,,,,,,,,</text:p>
          </table:table-cell>
          <table:table-cell table:number-columns-repeated="10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301:.K301])/[.$B$285]" office:value-type="time" office:time-value="PT00H00M05.888175S">
            <text:p>05,888,,,,,,,,,,,,</text:p>
          </table:table-cell>
          <table:table-cell table:formula="of:=+[.D304]+[.D307]+[.D310]" office:value-type="time" office:time-value="PT00H00M05.950725S">
            <text:p>05,951,,,,,,,,,,,,</text:p>
          </table:table-cell>
          <table:table-cell table:formula="of:=+[.E304]+[.E307]+[.E310]" office:value-type="time" office:time-value="PT00H00M05.688512S">
            <text:p>05,689,,,,,,,,,,,,</text:p>
          </table:table-cell>
          <table:table-cell table:formula="of:=+[.F304]+[.F307]+[.F310]" office:value-type="time" office:time-value="PT00H00M06.503371S">
            <text:p>06,503,,,,,,,,,,,,</text:p>
          </table:table-cell>
          <table:table-cell table:formula="of:=+[.G304]+[.G307]+[.G310]" office:value-type="time" office:time-value="PT00H00M05.410092S">
            <text:p>05,41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02:.K302])/[.$B$285]" office:value-type="time" office:time-value="PT00H00M03.9S">
            <text:p>03,900,,,,,,,,,,,,</text:p>
          </table:table-cell>
          <table:table-cell table:formula="of:=+[.D305]+[.D308]+[.D311]" office:value-type="time" office:time-value="PT00H00M03.94S">
            <text:p>03,940,,,,,,,,,,,,</text:p>
          </table:table-cell>
          <table:table-cell table:formula="of:=+[.E305]+[.E308]+[.E311]" office:value-type="time" office:time-value="PT00H00M03.97S">
            <text:p>03,970,,,,,,,,,,,,</text:p>
          </table:table-cell>
          <table:table-cell table:formula="of:=+[.F305]+[.F308]+[.F311]" office:value-type="time" office:time-value="PT00H00M03.86S">
            <text:p>03,860,,,,,,,,,,,,</text:p>
          </table:table-cell>
          <table:table-cell table:formula="of:=+[.G305]+[.G308]+[.G311]" office:value-type="time" office:time-value="PT00H00M03.83S">
            <text:p>03,83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3:.K303])/[.$B$285]" office:value-type="time" office:time-value="PT00H00M00.392251S">
            <text:p>00,392,,,,,,,,,,,,</text:p>
          </table:table-cell>
          <table:table-cell table:formula="of:=+[.D306]+[.D309]+[.D312]" office:value-type="time" office:time-value="PT00H00M00.23162S">
            <text:p>00,232,,,,,,,,,,,,</text:p>
          </table:table-cell>
          <table:table-cell table:formula="of:=+[.E306]+[.E309]+[.E312]" office:value-type="time" office:time-value="PT00H00M00.212535S">
            <text:p>00,213,,,,,,,,,,,,</text:p>
          </table:table-cell>
          <table:table-cell table:formula="of:=+[.F306]+[.F309]+[.F312]" office:value-type="time" office:time-value="PT00H00M00.292007S">
            <text:p>00,292,,,,,,,,,,,,</text:p>
          </table:table-cell>
          <table:table-cell table:formula="of:=+[.G306]+[.G309]+[.G312]" office:value-type="time" office:time-value="PT00H00M00.832843S">
            <text:p>00,833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5tmp1</text:p>
          </table:table-cell>
          <table:table-cell table:style-name="ce38" office:value-type="string">
            <text:p>elapsed</text:p>
          </table:table-cell>
          <table:table-cell table:formula="of:=SUM([.D304:.K304])/[.$B$285]" office:value-type="time" office:time-value="PT00H00M01.397583S">
            <text:p>01,398,,,,,,,,,,,,</text:p>
          </table:table-cell>
          <table:table-cell table:style-name="ce27" office:value-type="time" office:time-value="PT00H00M01.242548S">
            <text:p>01,243,,,,,,,,,,,,</text:p>
          </table:table-cell>
          <table:table-cell table:style-name="ce27" office:value-type="time" office:time-value="PT00H00M01.232972S">
            <text:p>01,233,,,,,,,,,,,,</text:p>
          </table:table-cell>
          <table:table-cell table:style-name="ce27" office:value-type="time" office:time-value="PT00H00M02.017506S">
            <text:p>02,018,,,,,,,,,,,,</text:p>
          </table:table-cell>
          <table:table-cell table:style-name="ce27" office:value-type="time" office:time-value="PT00H00M01.097304S">
            <text:p>01,097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05:.K305])/[.$B$285]" office:value-type="time" office:time-value="PT00H00M00.7475S">
            <text:p>00,748,,,,,,,,,,,,</text:p>
          </table:table-cell>
          <table:table-cell table:style-name="ce27" office:value-type="time" office:time-value="PT00H00M00.75S">
            <text:p>00,750,,,,,,,,,,,,</text:p>
          </table:table-cell>
          <table:table-cell table:style-name="ce27" office:value-type="time" office:time-value="PT00H00M00.79S">
            <text:p>00,790,,,,,,,,,,,,</text:p>
          </table:table-cell>
          <table:table-cell table:style-name="ce27" office:value-type="time" office:time-value="PT00H00M00.74S">
            <text:p>00,740,,,,,,,,,,,,</text:p>
          </table:table-cell>
          <table:table-cell table:style-name="ce27" office:value-type="time" office:time-value="PT00H00M00.71S">
            <text:p>00,71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06:.K306])/[.$B$285]" office:value-type="time" office:time-value="PT00H00M00.085731S">
            <text:p>00,086,,,,,,,,,,,,</text:p>
          </table:table-cell>
          <table:table-cell table:style-name="ce27" office:value-type="time" office:time-value="PT00H00M00.059602S">
            <text:p>00,060,,,,,,,,,,,,</text:p>
          </table:table-cell>
          <table:table-cell table:style-name="ce27" office:value-type="time" office:time-value="PT00H00M00.089389S">
            <text:p>00,089,,,,,,,,,,,,</text:p>
          </table:table-cell>
          <table:table-cell table:style-name="ce27" office:value-type="time" office:time-value="PT00H00M00.139346S">
            <text:p>00,139,,,,,,,,,,,,</text:p>
          </table:table-cell>
          <table:table-cell table:style-name="ce27" office:value-type="time" office:time-value="PT00H00M00.054586S">
            <text:p>00,055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5tmp2</text:p>
          </table:table-cell>
          <table:table-cell table:style-name="ce38" office:value-type="string">
            <text:p>elapsed</text:p>
          </table:table-cell>
          <table:table-cell table:formula="of:=SUM([.D307:.K307])/[.$B$285]" office:value-type="time" office:time-value="PT00H00M01.987063S">
            <text:p>01,987,,,,,,,,,,,,</text:p>
          </table:table-cell>
          <table:table-cell table:style-name="ce27" office:value-type="time" office:time-value="PT00H00M02.109779S">
            <text:p>02,110,,,,,,,,,,,,</text:p>
          </table:table-cell>
          <table:table-cell table:style-name="ce27" office:value-type="time" office:time-value="PT00H00M01.95142S">
            <text:p>01,951,,,,,,,,,,,,</text:p>
          </table:table-cell>
          <table:table-cell table:style-name="ce27" office:value-type="time" office:time-value="PT00H00M01.986631S">
            <text:p>01,987,,,,,,,,,,,,</text:p>
          </table:table-cell>
          <table:table-cell table:style-name="ce27" office:value-type="time" office:time-value="PT00H00M01.900423S">
            <text:p>01,90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08:.K308])/[.$B$285]" office:value-type="time" office:time-value="PT00H00M00.8975S">
            <text:p>00,898,,,,,,,,,,,,</text:p>
          </table:table-cell>
          <table:table-cell table:number-columns-repeated="2" table:style-name="ce27" office:value-type="time" office:time-value="PT00H00M00.91S">
            <text:p>00,910,,,,,,,,,,,,</text:p>
          </table:table-cell>
          <table:table-cell table:style-name="ce27" office:value-type="time" office:time-value="PT00H00M00.89S">
            <text:p>00,890,,,,,,,,,,,,</text:p>
          </table:table-cell>
          <table:table-cell table:style-name="ce27" office:value-type="time" office:time-value="PT00H00M00.88S">
            <text:p>00,88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09:.K309])/[.$B$285]" office:value-type="time" office:time-value="PT00H00M00.235737S">
            <text:p>00,236,,,,,,,,,,,,</text:p>
          </table:table-cell>
          <table:table-cell table:style-name="ce27" office:value-type="time" office:time-value="PT00H00M00.079281S">
            <text:p>00,079,,,,,,,,,,,,</text:p>
          </table:table-cell>
          <table:table-cell table:style-name="ce27" office:value-type="time" office:time-value="PT00H00M00.070561S">
            <text:p>00,071,,,,,,,,,,,,</text:p>
          </table:table-cell>
          <table:table-cell table:style-name="ce27" office:value-type="time" office:time-value="PT00H00M00.069854S">
            <text:p>00,070,,,,,,,,,,,,</text:p>
          </table:table-cell>
          <table:table-cell table:style-name="ce27" office:value-type="time" office:time-value="PT00H00M00.72325S">
            <text:p>00,723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5res</text:p>
          </table:table-cell>
          <table:table-cell table:style-name="ce38" office:value-type="string">
            <text:p>elapsed</text:p>
          </table:table-cell>
          <table:table-cell table:formula="of:=SUM([.D310:.K310])/[.$B$285]" office:value-type="time" office:time-value="PT00H00M02.503529S">
            <text:p>02,504,,,,,,,,,,,,</text:p>
          </table:table-cell>
          <table:table-cell table:style-name="ce27" office:value-type="time" office:time-value="PT00H00M02.598398S">
            <text:p>02,598,,,,,,,,,,,,</text:p>
          </table:table-cell>
          <table:table-cell table:style-name="ce27" office:value-type="time" office:time-value="PT00H00M02.50412S">
            <text:p>02,504,,,,,,,,,,,,</text:p>
          </table:table-cell>
          <table:table-cell table:style-name="ce27" office:value-type="time" office:time-value="PT00H00M02.499234S">
            <text:p>02,499,,,,,,,,,,,,</text:p>
          </table:table-cell>
          <table:table-cell table:style-name="ce27" office:value-type="time" office:time-value="PT00H00M02.412365S">
            <text:p>02,412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11:.K311])/[.$B$285]" office:value-type="time" office:time-value="PT00H00M02.255S">
            <text:p>02,255,,,,,,,,,,,,</text:p>
          </table:table-cell>
          <table:table-cell table:style-name="ce27" office:value-type="time" office:time-value="PT00H00M02.28S">
            <text:p>02,280,,,,,,,,,,,,</text:p>
          </table:table-cell>
          <table:table-cell table:style-name="ce27" office:value-type="time" office:time-value="PT00H00M02.27S">
            <text:p>02,270,,,,,,,,,,,,</text:p>
          </table:table-cell>
          <table:table-cell table:style-name="ce27" office:value-type="time" office:time-value="PT00H00M02.23S">
            <text:p>02,230,,,,,,,,,,,,</text:p>
          </table:table-cell>
          <table:table-cell table:style-name="ce27" office:value-type="time" office:time-value="PT00H00M02.24S">
            <text:p>02,24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12:.K312])/[.$B$285]" office:value-type="time" office:time-value="PT00H00M00.070784S">
            <text:p>00,071,,,,,,,,,,,,</text:p>
          </table:table-cell>
          <table:table-cell table:style-name="ce27" office:value-type="time" office:time-value="PT00H00M00.092737S">
            <text:p>00,093,,,,,,,,,,,,</text:p>
          </table:table-cell>
          <table:table-cell table:style-name="ce27" office:value-type="time" office:time-value="PT00H00M00.052585S">
            <text:p>00,053,,,,,,,,,,,,</text:p>
          </table:table-cell>
          <table:table-cell table:style-name="ce27" office:value-type="time" office:time-value="PT00H00M00.082807S">
            <text:p>00,083,,,,,,,,,,,,</text:p>
          </table:table-cell>
          <table:table-cell table:style-name="ce27" office:value-type="time" office:time-value="PT00H00M00.055007S">
            <text:p>00,055,,,,,,,,,,,,</text:p>
          </table:table-cell>
          <table:table-cell table:number-columns-repeated="10"/>
        </table:table-row>
        <table:table-row table:style-name="ro1">
          <table:table-cell office:value-type="string">
            <text:p>Q5a</text:p>
          </table:table-cell>
          <table:table-cell office:value-type="string">
            <text:p>elapsed</text:p>
          </table:table-cell>
          <table:table-cell table:formula="of:=SUM([.D313:.K313])/[.$B$285]" office:value-type="time" office:time-value="PT00H00M04.162665S">
            <text:p>04,163,,,,,,,,,,,,</text:p>
          </table:table-cell>
          <table:table-cell table:style-name="ce27" office:value-type="time" office:time-value="PT00H00M04.134895S">
            <text:p>04,135,,,,,,,,,,,,</text:p>
          </table:table-cell>
          <table:table-cell table:style-name="ce27" office:value-type="time" office:time-value="PT00H00M04.193303S">
            <text:p>04,193,,,,,,,,,,,,</text:p>
          </table:table-cell>
          <table:table-cell table:style-name="ce27" office:value-type="time" office:time-value="PT00H00M04.170623S">
            <text:p>04,171,,,,,,,,,,,,</text:p>
          </table:table-cell>
          <table:table-cell table:style-name="ce27" office:value-type="time" office:time-value="PT00H00M04.151838S">
            <text:p>04,152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14:.K314])/[.$B$285]" office:value-type="time" office:time-value="PT00H00M03.3875S">
            <text:p>03,388,,,,,,,,,,,,</text:p>
          </table:table-cell>
          <table:table-cell table:style-name="ce27" office:value-type="time" office:time-value="PT00H00M03.34S">
            <text:p>03,340,,,,,,,,,,,,</text:p>
          </table:table-cell>
          <table:table-cell table:style-name="ce27" office:value-type="time" office:time-value="PT00H00M03.43S">
            <text:p>03,430,,,,,,,,,,,,</text:p>
          </table:table-cell>
          <table:table-cell table:number-columns-repeated="2" table:style-name="ce27" office:value-type="time" office:time-value="PT00H00M03.39S">
            <text:p>03,3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15:.K315])/[.$B$285]" office:value-type="time" office:time-value="PT00H00M00.085867S">
            <text:p>00,086,,,,,,,,,,,,</text:p>
          </table:table-cell>
          <table:table-cell table:style-name="ce27" office:value-type="time" office:time-value="PT00H00M00.048577S">
            <text:p>00,049,,,,,,,,,,,,</text:p>
          </table:table-cell>
          <table:table-cell table:style-name="ce27" office:value-type="time" office:time-value="PT00H00M00.067366S">
            <text:p>00,067,,,,,,,,,,,,</text:p>
          </table:table-cell>
          <table:table-cell table:style-name="ce27" office:value-type="time" office:time-value="PT00H00M00.146757S">
            <text:p>00,147,,,,,,,,,,,,</text:p>
          </table:table-cell>
          <table:table-cell table:style-name="ce27" office:value-type="time" office:time-value="PT00H00M00.080769S">
            <text:p>00,081,,,,,,,,,,,,</text:p>
          </table:table-cell>
          <table:table-cell table:number-columns-repeated="10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316:.K316])/[.$B$285]" office:value-type="time" office:time-value="PT00H01M09.036873S">
            <text:p>69,037,,,,,,,,,,,,</text:p>
          </table:table-cell>
          <table:table-cell table:formula="of:=+[.D319]+[.D322]" office:value-type="time" office:time-value="PT00H01M09.465931S">
            <text:p>69,466,,,,,,,,,,,,</text:p>
          </table:table-cell>
          <table:table-cell table:formula="of:=+[.E319]+[.E322]" office:value-type="time" office:time-value="PT00H01M14.133971S">
            <text:p>74,134,,,,,,,,,,,,</text:p>
          </table:table-cell>
          <table:table-cell table:formula="of:=+[.F319]+[.F322]" office:value-type="time" office:time-value="PT00H01M07.113203S">
            <text:p>67,113,,,,,,,,,,,,</text:p>
          </table:table-cell>
          <table:table-cell table:formula="of:=+[.G319]+[.G322]" office:value-type="time" office:time-value="PT00H01M05.434386S">
            <text:p>65,434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17:.K317])/[.$B$285]" office:value-type="time" office:time-value="PT00H00M58.8425S">
            <text:p>58,843,,,,,,,,,,,,</text:p>
          </table:table-cell>
          <table:table-cell table:formula="of:=+[.D320]+[.D323]" office:value-type="time" office:time-value="PT00H00M59.52S">
            <text:p>59,520,,,,,,,,,,,,</text:p>
          </table:table-cell>
          <table:table-cell table:formula="of:=+[.E320]+[.E323]" office:value-type="time" office:time-value="PT00H00M59.45S">
            <text:p>59,450,,,,,,,,,,,,</text:p>
          </table:table-cell>
          <table:table-cell table:formula="of:=+[.F320]+[.F323]" office:value-type="time" office:time-value="PT00H00M58.3S">
            <text:p>58,300,,,,,,,,,,,,</text:p>
          </table:table-cell>
          <table:table-cell table:formula="of:=+[.G320]+[.G323]" office:value-type="time" office:time-value="PT00H00M58.1S">
            <text:p>58,10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18:.K318])/[.$B$285]" office:value-type="time" office:time-value="PT00H00M01.320257S">
            <text:p>01,320,,,,,,,,,,,,</text:p>
          </table:table-cell>
          <table:table-cell table:formula="of:=+[.D321]+[.D324]" office:value-type="time" office:time-value="PT00H00M01.173987S">
            <text:p>01,174,,,,,,,,,,,,</text:p>
          </table:table-cell>
          <table:table-cell table:formula="of:=+[.E321]+[.E324]" office:value-type="time" office:time-value="PT00H00M01.271627S">
            <text:p>01,272,,,,,,,,,,,,</text:p>
          </table:table-cell>
          <table:table-cell table:formula="of:=+[.F321]+[.F324]" office:value-type="time" office:time-value="PT00H00M01.627256S">
            <text:p>01,627,,,,,,,,,,,,</text:p>
          </table:table-cell>
          <table:table-cell table:formula="of:=+[.G321]+[.G324]" office:value-type="time" office:time-value="PT00H00M01.208159S">
            <text:p>01,208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tmp1</text:p>
          </table:table-cell>
          <table:table-cell table:style-name="ce38" office:value-type="string">
            <text:p>elapsed</text:p>
          </table:table-cell>
          <table:table-cell table:formula="of:=SUM([.D319:.K319])/[.$B$285]" office:value-type="time" office:time-value="PT00H00M19.918578S">
            <text:p>19,919,,,,,,,,,,,,</text:p>
          </table:table-cell>
          <table:table-cell office:value-type="time" office:time-value="PT00H00M19.740931S">
            <text:p>19,741,,,,,,,,,,,,</text:p>
          </table:table-cell>
          <table:table-cell table:style-name="ce27" office:value-type="time" office:time-value="PT00H00M21.835575S">
            <text:p>21,836,,,,,,,,,,,,</text:p>
          </table:table-cell>
          <table:table-cell table:style-name="ce27" office:value-type="time" office:time-value="PT00H00M19.665896S">
            <text:p>19,666,,,,,,,,,,,,</text:p>
          </table:table-cell>
          <table:table-cell table:style-name="ce27" office:value-type="time" office:time-value="PT00H00M18.43191S">
            <text:p>18,432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20:.K320])/[.$B$285]" office:value-type="time" office:time-value="PT00H00M12.9425S">
            <text:p>12,943,,,,,,,,,,,,</text:p>
          </table:table-cell>
          <table:table-cell office:value-type="time" office:time-value="PT00H00M12.99S">
            <text:p>12,990,,,,,,,,,,,,</text:p>
          </table:table-cell>
          <table:table-cell table:style-name="ce27" office:value-type="time" office:time-value="PT00H00M13.12S">
            <text:p>13,120,,,,,,,,,,,,</text:p>
          </table:table-cell>
          <table:table-cell table:style-name="ce27" office:value-type="time" office:time-value="PT00H00M12.97S">
            <text:p>12,970,,,,,,,,,,,,</text:p>
          </table:table-cell>
          <table:table-cell table:style-name="ce27" office:value-type="time" office:time-value="PT00H00M12.69S">
            <text:p>12,69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21:.K321])/[.$B$285]" office:value-type="time" office:time-value="PT00H00M01.304684S">
            <text:p>01,305,,,,,,,,,,,,</text:p>
          </table:table-cell>
          <table:table-cell office:value-type="time" office:time-value="PT00H00M01.158347S">
            <text:p>01,158,,,,,,,,,,,,</text:p>
          </table:table-cell>
          <table:table-cell table:style-name="ce27" office:value-type="time" office:time-value="PT00H00M01.25578S">
            <text:p>01,256,,,,,,,,,,,,</text:p>
          </table:table-cell>
          <table:table-cell table:style-name="ce27" office:value-type="time" office:time-value="PT00H00M01.611634S">
            <text:p>01,612,,,,,,,,,,,,</text:p>
          </table:table-cell>
          <table:table-cell table:style-name="ce27" office:value-type="time" office:time-value="PT00H00M01.192976S">
            <text:p>01,193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res</text:p>
          </table:table-cell>
          <table:table-cell table:style-name="ce38" office:value-type="string">
            <text:p>elapsed</text:p>
          </table:table-cell>
          <table:table-cell table:formula="of:=SUM([.D322:.K322])/[.$B$285]" office:value-type="time" office:time-value="PT00H00M49.118295S">
            <text:p>49,118,,,,,,,,,,,,</text:p>
          </table:table-cell>
          <table:table-cell office:value-type="time" office:time-value="PT00H00M49.725S">
            <text:p>49,725,,,,,,,,,,,,</text:p>
          </table:table-cell>
          <table:table-cell table:style-name="ce27" office:value-type="time" office:time-value="PT00H00M52.298396S">
            <text:p>52,298,,,,,,,,,,,,</text:p>
          </table:table-cell>
          <table:table-cell table:style-name="ce27" office:value-type="time" office:time-value="PT00H00M47.447307S">
            <text:p>47,447,,,,,,,,,,,,</text:p>
          </table:table-cell>
          <table:table-cell table:style-name="ce27" office:value-type="time" office:time-value="PT00H00M47.002476S">
            <text:p>47,002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23:.K323])/[.$B$285]" office:value-type="time" office:time-value="PT00H00M45.9S">
            <text:p>45,900,,,,,,,,,,,,</text:p>
          </table:table-cell>
          <table:table-cell office:value-type="time" office:time-value="PT00H00M46.53S">
            <text:p>46,530,,,,,,,,,,,,</text:p>
          </table:table-cell>
          <table:table-cell table:style-name="ce27" office:value-type="time" office:time-value="PT00H00M46.33S">
            <text:p>46,330,,,,,,,,,,,,</text:p>
          </table:table-cell>
          <table:table-cell table:style-name="ce27" office:value-type="time" office:time-value="PT00H00M45.33S">
            <text:p>45,330,,,,,,,,,,,,</text:p>
          </table:table-cell>
          <table:table-cell table:style-name="ce27" office:value-type="time" office:time-value="PT00H00M45.41S">
            <text:p>45,41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24:.K324])/[.$B$285]" office:value-type="time" office:time-value="PT00H00M00.015573S">
            <text:p>00,016,,,,,,,,,,,,</text:p>
          </table:table-cell>
          <table:table-cell office:value-type="time" office:time-value="PT00H00M00.01564S">
            <text:p>00,016,,,,,,,,,,,,</text:p>
          </table:table-cell>
          <table:table-cell table:style-name="ce27" office:value-type="time" office:time-value="PT00H00M00.015847S">
            <text:p>00,016,,,,,,,,,,,,</text:p>
          </table:table-cell>
          <table:table-cell table:style-name="ce27" office:value-type="time" office:time-value="PT00H00M00.015622S">
            <text:p>00,016,,,,,,,,,,,,</text:p>
          </table:table-cell>
          <table:table-cell table:style-name="ce27" office:value-type="time" office:time-value="PT00H00M00.015183S">
            <text:p>00,015,,,,,,,,,,,,</text:p>
          </table:table-cell>
          <table:table-cell table:number-columns-repeated="10"/>
        </table:table-row>
        <table:table-row table:style-name="ro1">
          <table:table-cell office:value-type="string">
            <text:p>Q6a</text:p>
          </table:table-cell>
          <table:table-cell office:value-type="string">
            <text:p>elapsed</text:p>
          </table:table-cell>
          <table:table-cell table:formula="of:=SUM([.D325:.K325])/[.$B$285]" office:value-type="time" office:time-value="PT00H01M12.543684S">
            <text:p>72,544,,,,,,,,,,,,</text:p>
          </table:table-cell>
          <table:table-cell table:formula="of:=+[.D328]+[.D331]" office:value-type="time" office:time-value="PT00H01M11.791043S">
            <text:p>71,791,,,,,,,,,,,,</text:p>
          </table:table-cell>
          <table:table-cell table:formula="of:=+[.E328]+[.E331]" office:value-type="time" office:time-value="PT00H01M17.603493S">
            <text:p>77,603,,,,,,,,,,,,</text:p>
          </table:table-cell>
          <table:table-cell table:formula="of:=+[.F328]+[.F331]" office:value-type="time" office:time-value="PT00H01M10.811209S">
            <text:p>70,811,,,,,,,,,,,,</text:p>
          </table:table-cell>
          <table:table-cell table:formula="of:=+[.G328]+[.G331]" office:value-type="time" office:time-value="PT00H01M09.968992S">
            <text:p>69,969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6:.K326])/[.$B$285]" office:value-type="time" office:time-value="PT00H01M02.2725S">
            <text:p>62,273,,,,,,,,,,,,</text:p>
          </table:table-cell>
          <table:table-cell table:formula="of:=+[.D329]+[.D332]" office:value-type="time" office:time-value="PT00H01M02.63S">
            <text:p>62,630,,,,,,,,,,,,</text:p>
          </table:table-cell>
          <table:table-cell table:formula="of:=+[.E329]+[.E332]" office:value-type="time" office:time-value="PT00H01M03S">
            <text:p>63,000,,,,,,,,,,,,</text:p>
          </table:table-cell>
          <table:table-cell table:formula="of:=+[.F329]+[.F332]" office:value-type="time" office:time-value="PT00H01M01.68S">
            <text:p>61,680,,,,,,,,,,,,</text:p>
          </table:table-cell>
          <table:table-cell table:formula="of:=+[.G329]+[.G332]" office:value-type="time" office:time-value="PT00H01M01.78S">
            <text:p>61,78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27:.K327])/[.$B$285]" office:value-type="time" office:time-value="PT00H00M01.309797S">
            <text:p>01,310,,,,,,,,,,,,</text:p>
          </table:table-cell>
          <table:table-cell table:formula="of:=+[.D330]+[.D333]" office:value-type="time" office:time-value="PT00H00M01.165254S">
            <text:p>01,165,,,,,,,,,,,,</text:p>
          </table:table-cell>
          <table:table-cell table:formula="of:=+[.E330]+[.E333]" office:value-type="time" office:time-value="PT00H00M01.262258S">
            <text:p>01,262,,,,,,,,,,,,</text:p>
          </table:table-cell>
          <table:table-cell table:formula="of:=+[.F330]+[.F333]" office:value-type="time" office:time-value="PT00H00M01.612291S">
            <text:p>01,612,,,,,,,,,,,,</text:p>
          </table:table-cell>
          <table:table-cell table:formula="of:=+[.G330]+[.G333]" office:value-type="time" office:time-value="PT00H00M01.199385S">
            <text:p>01,199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tmp1</text:p>
          </table:table-cell>
          <table:table-cell table:style-name="ce38" office:value-type="string">
            <text:p>elapsed</text:p>
          </table:table-cell>
          <table:table-cell table:formula="of:=SUM([.D328:.K328])/[.$B$285]" office:value-type="time" office:time-value="PT00H00M19.918578S">
            <text:p>19,919,,,,,,,,,,,,</text:p>
          </table:table-cell>
          <table:table-cell table:style-name="ce27" table:formula="of:=[.D319]" office:value-type="time" office:time-value="PT00H00M19.740931S">
            <text:p>19,741,,,,,,,,,,,,</text:p>
          </table:table-cell>
          <table:table-cell table:style-name="ce27" table:formula="of:=[.E319]" office:value-type="time" office:time-value="PT00H00M21.835575S">
            <text:p>21,836,,,,,,,,,,,,</text:p>
          </table:table-cell>
          <table:table-cell table:style-name="ce27" table:formula="of:=[.F319]" office:value-type="time" office:time-value="PT00H00M19.665896S">
            <text:p>19,666,,,,,,,,,,,,</text:p>
          </table:table-cell>
          <table:table-cell table:style-name="ce27" table:formula="of:=[.G319]" office:value-type="time" office:time-value="PT00H00M18.43191S">
            <text:p>18,432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29:.K329])/[.$B$285]" office:value-type="time" office:time-value="PT00H00M12.9425S">
            <text:p>12,943,,,,,,,,,,,,</text:p>
          </table:table-cell>
          <table:table-cell table:style-name="ce27" table:formula="of:=[.D320]" office:value-type="time" office:time-value="PT00H00M12.99S">
            <text:p>12,990,,,,,,,,,,,,</text:p>
          </table:table-cell>
          <table:table-cell table:style-name="ce27" table:formula="of:=[.E320]" office:value-type="time" office:time-value="PT00H00M13.12S">
            <text:p>13,120,,,,,,,,,,,,</text:p>
          </table:table-cell>
          <table:table-cell table:style-name="ce27" table:formula="of:=[.F320]" office:value-type="time" office:time-value="PT00H00M12.97S">
            <text:p>12,970,,,,,,,,,,,,</text:p>
          </table:table-cell>
          <table:table-cell table:style-name="ce27" table:formula="of:=[.G320]" office:value-type="time" office:time-value="PT00H00M12.69S">
            <text:p>12,69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30:.K330])/[.$B$285]" office:value-type="time" office:time-value="PT00H00M01.304684S">
            <text:p>01,305,,,,,,,,,,,,</text:p>
          </table:table-cell>
          <table:table-cell table:style-name="ce27" table:formula="of:=[.D321]" office:value-type="time" office:time-value="PT00H00M01.158347S">
            <text:p>01,158,,,,,,,,,,,,</text:p>
          </table:table-cell>
          <table:table-cell table:style-name="ce27" table:formula="of:=[.E321]" office:value-type="time" office:time-value="PT00H00M01.25578S">
            <text:p>01,256,,,,,,,,,,,,</text:p>
          </table:table-cell>
          <table:table-cell table:style-name="ce27" table:formula="of:=[.F321]" office:value-type="time" office:time-value="PT00H00M01.611634S">
            <text:p>01,612,,,,,,,,,,,,</text:p>
          </table:table-cell>
          <table:table-cell table:style-name="ce27" table:formula="of:=[.G321]" office:value-type="time" office:time-value="PT00H00M01.192976S">
            <text:p>01,193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ares</text:p>
          </table:table-cell>
          <table:table-cell table:style-name="ce38" office:value-type="string">
            <text:p>elapsed</text:p>
          </table:table-cell>
          <table:table-cell table:formula="of:=SUM([.D331:.K331])/[.$B$285]" office:value-type="time" office:time-value="PT00H00M52.625106S">
            <text:p>52,625,,,,,,,,,,,,</text:p>
          </table:table-cell>
          <table:table-cell office:value-type="time" office:time-value="PT00H00M52.050112S">
            <text:p>52,050,,,,,,,,,,,,</text:p>
          </table:table-cell>
          <table:table-cell table:style-name="ce27" office:value-type="time" office:time-value="PT00H00M55.767918S">
            <text:p>55,768,,,,,,,,,,,,</text:p>
          </table:table-cell>
          <table:table-cell table:style-name="ce27" office:value-type="time" office:time-value="PT00H00M51.145313S">
            <text:p>51,145,,,,,,,,,,,,</text:p>
          </table:table-cell>
          <table:table-cell table:style-name="ce27" office:value-type="time" office:time-value="PT00H00M51.537082S">
            <text:p>51,537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32:.K332])/[.$B$285]" office:value-type="time" office:time-value="PT00H00M49.33S">
            <text:p>49,330,,,,,,,,,,,,</text:p>
          </table:table-cell>
          <table:table-cell office:value-type="time" office:time-value="PT00H00M49.64S">
            <text:p>49,640,,,,,,,,,,,,</text:p>
          </table:table-cell>
          <table:table-cell table:style-name="ce27" office:value-type="time" office:time-value="PT00H00M49.88S">
            <text:p>49,880,,,,,,,,,,,,</text:p>
          </table:table-cell>
          <table:table-cell table:style-name="ce27" office:value-type="time" office:time-value="PT00H00M48.71S">
            <text:p>48,710,,,,,,,,,,,,</text:p>
          </table:table-cell>
          <table:table-cell table:style-name="ce27" office:value-type="time" office:time-value="PT00H00M49.09S">
            <text:p>49,09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33:.K333])/[.$B$285]" office:value-type="time" office:time-value="PT00H00M00.005113S">
            <text:p>00,005,,,,,,,,,,,,</text:p>
          </table:table-cell>
          <table:table-cell office:value-type="time" office:time-value="PT00H00M00.006907S">
            <text:p>00,007,,,,,,,,,,,,</text:p>
          </table:table-cell>
          <table:table-cell table:style-name="ce27" office:value-type="time" office:time-value="PT00H00M00.006478S">
            <text:p>00,006,,,,,,,,,,,,</text:p>
          </table:table-cell>
          <table:table-cell table:style-name="ce27" office:value-type="time" office:time-value="PT00H00M00.000657S">
            <text:p>00,001,,,,,,,,,,,,</text:p>
          </table:table-cell>
          <table:table-cell table:style-name="ce27" office:value-type="time" office:time-value="PT00H00M00.006409S">
            <text:p>00,006,,,,,,,,,,,,</text:p>
          </table:table-cell>
          <table:table-cell table:number-columns-repeated="10"/>
        </table:table-row>
        <table:table-row table:style-name="ro1">
          <table:table-cell office:value-type="string">
            <text:p>Q6b</text:p>
          </table:table-cell>
          <table:table-cell office:value-type="string">
            <text:p>elapsed</text:p>
          </table:table-cell>
          <table:table-cell table:formula="of:=SUM([.D334:.K334])/[.$B$285]" office:value-type="time" office:time-value="PT00H00M57.157554S">
            <text:p>57,158,,,,,,,,,,,,</text:p>
          </table:table-cell>
          <table:table-cell table:formula="of:=+[.D337]+[.D340]" office:value-type="time" office:time-value="PT00H01M00.409362S">
            <text:p>60,409,,,,,,,,,,,,</text:p>
          </table:table-cell>
          <table:table-cell table:formula="of:=+[.E337]+[.E340]" office:value-type="time" office:time-value="PT00H00M56.293961S">
            <text:p>56,294,,,,,,,,,,,,</text:p>
          </table:table-cell>
          <table:table-cell table:formula="of:=+[.F337]+[.F340]" office:value-type="time" office:time-value="PT00H00M55.859947S">
            <text:p>55,860,,,,,,,,,,,,</text:p>
          </table:table-cell>
          <table:table-cell table:formula="of:=+[.G337]+[.G340]" office:value-type="time" office:time-value="PT00H00M56.066944S">
            <text:p>56,067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35:.K335])/[.$B$285]" office:value-type="time" office:time-value="PT00H00M48.8S">
            <text:p>48,800,,,,,,,,,,,,</text:p>
          </table:table-cell>
          <table:table-cell table:formula="of:=+[.D338]+[.D341]" office:value-type="time" office:time-value="PT00H00M49.91S">
            <text:p>49,910,,,,,,,,,,,,</text:p>
          </table:table-cell>
          <table:table-cell table:formula="of:=+[.E338]+[.E341]" office:value-type="time" office:time-value="PT00H00M48.87S">
            <text:p>48,870,,,,,,,,,,,,</text:p>
          </table:table-cell>
          <table:table-cell table:formula="of:=+[.F338]+[.F341]" office:value-type="time" office:time-value="PT00H00M48.13S">
            <text:p>48,130,,,,,,,,,,,,</text:p>
          </table:table-cell>
          <table:table-cell table:formula="of:=+[.G338]+[.G341]" office:value-type="time" office:time-value="PT00H00M48.29S">
            <text:p>48,2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6:.K336])/[.$B$285]" office:value-type="time" office:time-value="PT00H00M01.210979S">
            <text:p>01,211,,,,,,,,,,,,</text:p>
          </table:table-cell>
          <table:table-cell table:formula="of:=+[.D339]+[.D342]" office:value-type="time" office:time-value="PT00H00M01.285519S">
            <text:p>01,286,,,,,,,,,,,,</text:p>
          </table:table-cell>
          <table:table-cell table:formula="of:=+[.E339]+[.E342]" office:value-type="time" office:time-value="PT00H00M01.104313S">
            <text:p>01,104,,,,,,,,,,,,</text:p>
          </table:table-cell>
          <table:table-cell table:formula="of:=+[.F339]+[.F342]" office:value-type="time" office:time-value="PT00H00M01.150582S">
            <text:p>01,151,,,,,,,,,,,,</text:p>
          </table:table-cell>
          <table:table-cell table:formula="of:=+[.G339]+[.G342]" office:value-type="time" office:time-value="PT00H00M01.303502S">
            <text:p>01,304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btmp1</text:p>
          </table:table-cell>
          <table:table-cell table:style-name="ce38" office:value-type="string">
            <text:p>elapsed</text:p>
          </table:table-cell>
          <table:table-cell table:formula="of:=SUM([.D337:.K337])/[.$B$285]" office:value-type="time" office:time-value="PT00H00M19.075192S">
            <text:p>19,075,,,,,,,,,,,,</text:p>
          </table:table-cell>
          <table:table-cell table:style-name="ce27" office:value-type="time" office:time-value="PT00H00M19.690438S">
            <text:p>19,690,,,,,,,,,,,,</text:p>
          </table:table-cell>
          <table:table-cell table:style-name="ce27" office:value-type="time" office:time-value="PT00H00M18.931581S">
            <text:p>18,932,,,,,,,,,,,,</text:p>
          </table:table-cell>
          <table:table-cell table:style-name="ce27" office:value-type="time" office:time-value="PT00H00M18.798325S">
            <text:p>18,798,,,,,,,,,,,,</text:p>
          </table:table-cell>
          <table:table-cell table:style-name="ce27" office:value-type="time" office:time-value="PT00H00M18.880424S">
            <text:p>18,88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38:.K338])/[.$B$285]" office:value-type="time" office:time-value="PT00H00M12.8125S">
            <text:p>12,813,,,,,,,,,,,,</text:p>
          </table:table-cell>
          <table:table-cell table:style-name="ce27" office:value-type="time" office:time-value="PT00H00M13.03S">
            <text:p>13,030,,,,,,,,,,,,</text:p>
          </table:table-cell>
          <table:table-cell table:style-name="ce27" office:value-type="time" office:time-value="PT00H00M12.99S">
            <text:p>12,990,,,,,,,,,,,,</text:p>
          </table:table-cell>
          <table:table-cell table:style-name="ce27" office:value-type="time" office:time-value="PT00H00M12.68S">
            <text:p>12,680,,,,,,,,,,,,</text:p>
          </table:table-cell>
          <table:table-cell table:style-name="ce27" office:value-type="time" office:time-value="PT00H00M12.55S">
            <text:p>12,55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39:.K339])/[.$B$285]" office:value-type="time" office:time-value="PT00H00M01.194622S">
            <text:p>01,195,,,,,,,,,,,,</text:p>
          </table:table-cell>
          <table:table-cell table:style-name="ce27" office:value-type="time" office:time-value="PT00H00M01.269412S">
            <text:p>01,269,,,,,,,,,,,,</text:p>
          </table:table-cell>
          <table:table-cell table:style-name="ce27" office:value-type="time" office:time-value="PT00H00M01.087218S">
            <text:p>01,087,,,,,,,,,,,,</text:p>
          </table:table-cell>
          <table:table-cell table:style-name="ce27" office:value-type="time" office:time-value="PT00H00M01.134375S">
            <text:p>01,134,,,,,,,,,,,,</text:p>
          </table:table-cell>
          <table:table-cell table:style-name="ce27" office:value-type="time" office:time-value="PT00H00M01.287482S">
            <text:p>01,287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bres</text:p>
          </table:table-cell>
          <table:table-cell table:style-name="ce38" office:value-type="string">
            <text:p>elapsed</text:p>
          </table:table-cell>
          <table:table-cell table:formula="of:=SUM([.D340:.K340])/[.$B$285]" office:value-type="time" office:time-value="PT00H00M38.082362S">
            <text:p>38,082,,,,,,,,,,,,</text:p>
          </table:table-cell>
          <table:table-cell table:style-name="ce27" office:value-type="time" office:time-value="PT00H00M40.718924S">
            <text:p>40,719,,,,,,,,,,,,</text:p>
          </table:table-cell>
          <table:table-cell table:style-name="ce27" office:value-type="time" office:time-value="PT00H00M37.36238S">
            <text:p>37,362,,,,,,,,,,,,</text:p>
          </table:table-cell>
          <table:table-cell table:style-name="ce27" office:value-type="time" office:time-value="PT00H00M37.061622S">
            <text:p>37,062,,,,,,,,,,,,</text:p>
          </table:table-cell>
          <table:table-cell table:style-name="ce27" office:value-type="time" office:time-value="PT00H00M37.18652S">
            <text:p>37,187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41:.K341])/[.$B$285]" office:value-type="time" office:time-value="PT00H00M35.9875S">
            <text:p>35,988,,,,,,,,,,,,</text:p>
          </table:table-cell>
          <table:table-cell table:style-name="ce27" office:value-type="time" office:time-value="PT00H00M36.88S">
            <text:p>36,880,,,,,,,,,,,,</text:p>
          </table:table-cell>
          <table:table-cell table:style-name="ce27" office:value-type="time" office:time-value="PT00H00M35.88S">
            <text:p>35,880,,,,,,,,,,,,</text:p>
          </table:table-cell>
          <table:table-cell table:style-name="ce27" office:value-type="time" office:time-value="PT00H00M35.45S">
            <text:p>35,450,,,,,,,,,,,,</text:p>
          </table:table-cell>
          <table:table-cell table:style-name="ce27" office:value-type="time" office:time-value="PT00H00M35.74S">
            <text:p>35,74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42:.K342])/[.$B$285]" office:value-type="time" office:time-value="PT00H00M00.016357S">
            <text:p>00,016,,,,,,,,,,,,</text:p>
          </table:table-cell>
          <table:table-cell table:style-name="ce27" office:value-type="time" office:time-value="PT00H00M00.016107S">
            <text:p>00,016,,,,,,,,,,,,</text:p>
          </table:table-cell>
          <table:table-cell table:style-name="ce27" office:value-type="time" office:time-value="PT00H00M00.017095S">
            <text:p>00,017,,,,,,,,,,,,</text:p>
          </table:table-cell>
          <table:table-cell table:style-name="ce27" office:value-type="time" office:time-value="PT00H00M00.016207S">
            <text:p>00,016,,,,,,,,,,,,</text:p>
          </table:table-cell>
          <table:table-cell table:style-name="ce27" office:value-type="time" office:time-value="PT00H00M00.01602S">
            <text:p>00,016,,,,,,,,,,,,</text:p>
          </table:table-cell>
          <table:table-cell table:number-columns-repeated="10"/>
        </table:table-row>
        <table:table-row table:style-name="ro1">
          <table:table-cell office:value-type="string">
            <text:p>Q6c</text:p>
          </table:table-cell>
          <table:table-cell office:value-type="string">
            <text:p>elapsed</text:p>
          </table:table-cell>
          <table:table-cell table:formula="of:=SUM([.D343:.K343])/[.$B$285]" office:value-type="time" office:time-value="PT00H02M38.197529S">
            <text:p>158,198,,,,,,,,,,,,</text:p>
          </table:table-cell>
          <table:table-cell table:formula="of:=+[.D346]+[.D349]" office:value-type="time" office:time-value="PT00H02M35.779592S">
            <text:p>155,780,,,,,,,,,,,,</text:p>
          </table:table-cell>
          <table:table-cell table:formula="of:=+[.E346]+[.E349]" office:value-type="time" office:time-value="PT00H02M44.081407S">
            <text:p>164,081,,,,,,,,,,,,</text:p>
          </table:table-cell>
          <table:table-cell table:formula="of:=+[.F346]+[.F349]" office:value-type="time" office:time-value="PT00H02M39.539072S">
            <text:p>159,539,,,,,,,,,,,,</text:p>
          </table:table-cell>
          <table:table-cell table:formula="of:=+[.G346]+[.G349]" office:value-type="time" office:time-value="PT00H02M33.390046S">
            <text:p>153,3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44:.K344])/[.$B$285]" office:value-type="time" office:time-value="PT00H02M25.5075S">
            <text:p>145,508,,,,,,,,,,,,</text:p>
          </table:table-cell>
          <table:table-cell table:formula="of:=+[.D347]+[.D350]" office:value-type="time" office:time-value="PT00H02M24.88S">
            <text:p>144,880,,,,,,,,,,,,</text:p>
          </table:table-cell>
          <table:table-cell table:formula="of:=+[.E347]+[.E350]" office:value-type="time" office:time-value="PT00H02M27.84S">
            <text:p>147,840,,,,,,,,,,,,</text:p>
          </table:table-cell>
          <table:table-cell table:formula="of:=+[.F347]+[.F350]" office:value-type="time" office:time-value="PT00H02M24.32S">
            <text:p>144,320,,,,,,,,,,,,</text:p>
          </table:table-cell>
          <table:table-cell table:formula="of:=+[.G347]+[.G350]" office:value-type="time" office:time-value="PT00H02M24.99S">
            <text:p>144,9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45:.K345])/[.$B$285]" office:value-type="time" office:time-value="PT00H00M01.650488S">
            <text:p>01,650,,,,,,,,,,,,</text:p>
          </table:table-cell>
          <table:table-cell table:formula="of:=+[.D348]+[.D351]" office:value-type="time" office:time-value="PT00H00M01.617771S">
            <text:p>01,618,,,,,,,,,,,,</text:p>
          </table:table-cell>
          <table:table-cell table:formula="of:=+[.E348]+[.E351]" office:value-type="time" office:time-value="PT00H00M02.059741S">
            <text:p>02,060,,,,,,,,,,,,</text:p>
          </table:table-cell>
          <table:table-cell table:formula="of:=+[.F348]+[.F351]" office:value-type="time" office:time-value="PT00H00M01.440077S">
            <text:p>01,440,,,,,,,,,,,,</text:p>
          </table:table-cell>
          <table:table-cell table:formula="of:=+[.G348]+[.G351]" office:value-type="time" office:time-value="PT00H00M01.484364S">
            <text:p>01,484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ctmp1</text:p>
          </table:table-cell>
          <table:table-cell table:style-name="ce38" office:value-type="string">
            <text:p>elapsed</text:p>
          </table:table-cell>
          <table:table-cell table:formula="of:=SUM([.D346:.K346])/[.$B$285]" office:value-type="time" office:time-value="PT00H00M38.31962S">
            <text:p>38,320,,,,,,,,,,,,</text:p>
          </table:table-cell>
          <table:table-cell office:value-type="time" office:time-value="PT00H00M36.133765S">
            <text:p>36,134,,,,,,,,,,,,</text:p>
          </table:table-cell>
          <table:table-cell table:style-name="ce27" office:value-type="time" office:time-value="PT00H00M42.372034S">
            <text:p>42,372,,,,,,,,,,,,</text:p>
          </table:table-cell>
          <table:table-cell table:style-name="ce27" office:value-type="time" office:time-value="PT00H00M40.418415S">
            <text:p>40,418,,,,,,,,,,,,</text:p>
          </table:table-cell>
          <table:table-cell table:style-name="ce27" office:value-type="time" office:time-value="PT00H00M34.354266S">
            <text:p>34,354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47:.K347])/[.$B$285]" office:value-type="time" office:time-value="PT00H00M28.14S">
            <text:p>28,140,,,,,,,,,,,,</text:p>
          </table:table-cell>
          <table:table-cell office:value-type="time" office:time-value="PT00H00M27.91S">
            <text:p>27,910,,,,,,,,,,,,</text:p>
          </table:table-cell>
          <table:table-cell table:style-name="ce27" office:value-type="time" office:time-value="PT00H00M28.85S">
            <text:p>28,850,,,,,,,,,,,,</text:p>
          </table:table-cell>
          <table:table-cell table:style-name="ce27" office:value-type="time" office:time-value="PT00H00M27.91S">
            <text:p>27,910,,,,,,,,,,,,</text:p>
          </table:table-cell>
          <table:table-cell table:style-name="ce27" office:value-type="time" office:time-value="PT00H00M27.89S">
            <text:p>27,89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48:.K348])/[.$B$285]" office:value-type="time" office:time-value="PT00H00M01.630853S">
            <text:p>01,631,,,,,,,,,,,,</text:p>
          </table:table-cell>
          <table:table-cell office:value-type="time" office:time-value="PT00H00M01.598926S">
            <text:p>01,599,,,,,,,,,,,,</text:p>
          </table:table-cell>
          <table:table-cell table:style-name="ce27" office:value-type="time" office:time-value="PT00H00M02.041161S">
            <text:p>02,041,,,,,,,,,,,,</text:p>
          </table:table-cell>
          <table:table-cell table:style-name="ce27" office:value-type="time" office:time-value="PT00H00M01.41938S">
            <text:p>01,419,,,,,,,,,,,,</text:p>
          </table:table-cell>
          <table:table-cell table:style-name="ce27" office:value-type="time" office:time-value="PT00H00M01.463946S">
            <text:p>01,464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cres</text:p>
          </table:table-cell>
          <table:table-cell table:style-name="ce38" office:value-type="string">
            <text:p>elapsed</text:p>
          </table:table-cell>
          <table:table-cell table:formula="of:=SUM([.D349:.K349])/[.$B$285]" office:value-type="time" office:time-value="PT00H01M59.877909S">
            <text:p>119,878,,,,,,,,,,,,</text:p>
          </table:table-cell>
          <table:table-cell office:value-type="time" office:time-value="PT00H01M59.645827S">
            <text:p>119,646,,,,,,,,,,,,</text:p>
          </table:table-cell>
          <table:table-cell table:style-name="ce27" office:value-type="time" office:time-value="PT00H02M01.709373S">
            <text:p>121,709,,,,,,,,,,,,</text:p>
          </table:table-cell>
          <table:table-cell table:style-name="ce27" office:value-type="time" office:time-value="PT00H01M59.120657S">
            <text:p>119,121,,,,,,,,,,,,</text:p>
          </table:table-cell>
          <table:table-cell table:style-name="ce27" office:value-type="time" office:time-value="PT00H01M59.03578S">
            <text:p>119,036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50:.K350])/[.$B$285]" office:value-type="time" office:time-value="PT00H01M57.3675S">
            <text:p>117,368,,,,,,,,,,,,</text:p>
          </table:table-cell>
          <table:table-cell office:value-type="time" office:time-value="PT00H01M56.97S">
            <text:p>116,970,,,,,,,,,,,,</text:p>
          </table:table-cell>
          <table:table-cell table:style-name="ce27" office:value-type="time" office:time-value="PT00H01M58.99S">
            <text:p>118,990,,,,,,,,,,,,</text:p>
          </table:table-cell>
          <table:table-cell table:style-name="ce27" office:value-type="time" office:time-value="PT00H01M56.41S">
            <text:p>116,410,,,,,,,,,,,,</text:p>
          </table:table-cell>
          <table:table-cell table:style-name="ce27" office:value-type="time" office:time-value="PT00H01M57.1S">
            <text:p>117,100,,,,,,,,,,,,</text:p>
          </table:table-cell>
          <table:table-cell table:number-columns-repeated="8"/>
          <table:table-cell office:value-type="time" office:time-value="PT696H00M00S">
            <text:p>2505600,000,,,,,,,,,,,,,,,,,,,,,,,,,,,,,,,,,</text:p>
          </table:table-cell>
          <table:table-cell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51:.K351])/[.$B$285]" office:value-type="time" office:time-value="PT00H00M00.019635S">
            <text:p>00,020,,,,,,,,,,,,</text:p>
          </table:table-cell>
          <table:table-cell office:value-type="time" office:time-value="PT00H00M00.018845S">
            <text:p>00,019,,,,,,,,,,,,</text:p>
          </table:table-cell>
          <table:table-cell table:style-name="ce27" office:value-type="time" office:time-value="PT00H00M00.01858S">
            <text:p>00,019,,,,,,,,,,,,</text:p>
          </table:table-cell>
          <table:table-cell table:style-name="ce27" office:value-type="time" office:time-value="PT00H00M00.020697S">
            <text:p>00,021,,,,,,,,,,,,</text:p>
          </table:table-cell>
          <table:table-cell table:style-name="ce27" office:value-type="time" office:time-value="PT00H00M00.020418S">
            <text:p>00,020,,,,,,,,,,,,</text:p>
          </table:table-cell>
          <table:table-cell table:number-columns-repeated="10"/>
        </table:table-row>
        <table:table-row table:style-name="ro1">
          <table:table-cell office:value-type="string">
            <text:p>Q6d</text:p>
          </table:table-cell>
          <table:table-cell office:value-type="string">
            <text:p>elapsed</text:p>
          </table:table-cell>
          <table:table-cell table:formula="of:=SUM([.D352:.K352])/[.$B$285]" office:value-type="time" office:time-value="PT00H03M08.839244S">
            <text:p>188,839,,,,,,,,,,,,</text:p>
          </table:table-cell>
          <table:table-cell table:formula="of:=+[.D355]+[.D358]" office:value-type="time" office:time-value="PT00H02M41.828641S">
            <text:p>161,829,,,,,,,,,,,,</text:p>
          </table:table-cell>
          <table:table-cell table:formula="of:=+[.E355]+[.E358]" office:value-type="time" office:time-value="PT00H03M39.596141S">
            <text:p>219,596,,,,,,,,,,,,</text:p>
          </table:table-cell>
          <table:table-cell table:formula="of:=+[.F355]+[.F358]" office:value-type="time" office:time-value="PT00H03M33.805502S">
            <text:p>213,806,,,,,,,,,,,,</text:p>
          </table:table-cell>
          <table:table-cell table:formula="of:=+[.G355]+[.G358]" office:value-type="time" office:time-value="PT00H02M40.126692S">
            <text:p>160,127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53:.K353])/[.$B$285]" office:value-type="time" office:time-value="PT00H02M32.185S">
            <text:p>152,185,,,,,,,,,,,,</text:p>
          </table:table-cell>
          <table:table-cell table:formula="of:=+[.D356]+[.D359]" office:value-type="time" office:time-value="PT00H02M31.33S">
            <text:p>151,330,,,,,,,,,,,,</text:p>
          </table:table-cell>
          <table:table-cell table:formula="of:=+[.E356]+[.E359]" office:value-type="time" office:time-value="PT00H02M34.03S">
            <text:p>154,030,,,,,,,,,,,,</text:p>
          </table:table-cell>
          <table:table-cell table:formula="of:=+[.F356]+[.F359]" office:value-type="time" office:time-value="PT00H02M32.63S">
            <text:p>152,630,,,,,,,,,,,,</text:p>
          </table:table-cell>
          <table:table-cell table:formula="of:=+[.G356]+[.G359]" office:value-type="time" office:time-value="PT00H02M30.75S">
            <text:p>150,75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54:.K354])/[.$B$285]" office:value-type="time" office:time-value="PT00H00M01.656953S">
            <text:p>01,657,,,,,,,,,,,,</text:p>
          </table:table-cell>
          <table:table-cell table:formula="of:=+[.D357]+[.D360]" office:value-type="time" office:time-value="PT00H00M01.609496S">
            <text:p>01,609,,,,,,,,,,,,</text:p>
          </table:table-cell>
          <table:table-cell table:formula="of:=+[.E357]+[.E360]" office:value-type="time" office:time-value="PT00H00M02.113133S">
            <text:p>02,113,,,,,,,,,,,,</text:p>
          </table:table-cell>
          <table:table-cell table:formula="of:=+[.F357]+[.F360]" office:value-type="time" office:time-value="PT00H00M01.427661S">
            <text:p>01,428,,,,,,,,,,,,</text:p>
          </table:table-cell>
          <table:table-cell table:formula="of:=+[.G357]+[.G360]" office:value-type="time" office:time-value="PT00H00M01.477522S">
            <text:p>01,478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ctmp1</text:p>
          </table:table-cell>
          <table:table-cell table:style-name="ce38" office:value-type="string">
            <text:p>elapsed</text:p>
          </table:table-cell>
          <table:table-cell table:formula="of:=SUM([.D355:.K355])/[.$B$285]" office:value-type="time" office:time-value="PT00H00M38.31962S">
            <text:p>38,320,,,,,,,,,,,,</text:p>
          </table:table-cell>
          <table:table-cell table:style-name="ce27" table:formula="of:=[.D346]" office:value-type="time" office:time-value="PT00H00M36.133765S">
            <text:p>36,134,,,,,,,,,,,,</text:p>
          </table:table-cell>
          <table:table-cell table:style-name="ce27" table:formula="of:=[.E346]" office:value-type="time" office:time-value="PT00H00M42.372034S">
            <text:p>42,372,,,,,,,,,,,,</text:p>
          </table:table-cell>
          <table:table-cell table:style-name="ce27" table:formula="of:=[.F346]" office:value-type="time" office:time-value="PT00H00M40.418415S">
            <text:p>40,418,,,,,,,,,,,,</text:p>
          </table:table-cell>
          <table:table-cell table:style-name="ce27" table:formula="of:=[.G346]" office:value-type="time" office:time-value="PT00H00M34.354266S">
            <text:p>34,354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56:.K356])/[.$B$285]" office:value-type="time" office:time-value="PT00H00M28.14S">
            <text:p>28,140,,,,,,,,,,,,</text:p>
          </table:table-cell>
          <table:table-cell table:style-name="ce27" table:formula="of:=[.D347]" office:value-type="time" office:time-value="PT00H00M27.91S">
            <text:p>27,910,,,,,,,,,,,,</text:p>
          </table:table-cell>
          <table:table-cell table:style-name="ce27" table:formula="of:=[.E347]" office:value-type="time" office:time-value="PT00H00M28.85S">
            <text:p>28,850,,,,,,,,,,,,</text:p>
          </table:table-cell>
          <table:table-cell table:style-name="ce27" table:formula="of:=[.F347]" office:value-type="time" office:time-value="PT00H00M27.91S">
            <text:p>27,910,,,,,,,,,,,,</text:p>
          </table:table-cell>
          <table:table-cell table:style-name="ce27" table:formula="of:=[.G347]" office:value-type="time" office:time-value="PT00H00M27.89S">
            <text:p>27,89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57:.K357])/[.$B$285]" office:value-type="time" office:time-value="PT00H00M01.630853S">
            <text:p>01,631,,,,,,,,,,,,</text:p>
          </table:table-cell>
          <table:table-cell table:style-name="ce27" table:formula="of:=[.D348]" office:value-type="time" office:time-value="PT00H00M01.598926S">
            <text:p>01,599,,,,,,,,,,,,</text:p>
          </table:table-cell>
          <table:table-cell table:style-name="ce27" table:formula="of:=[.E348]" office:value-type="time" office:time-value="PT00H00M02.041161S">
            <text:p>02,041,,,,,,,,,,,,</text:p>
          </table:table-cell>
          <table:table-cell table:style-name="ce27" table:formula="of:=[.F348]" office:value-type="time" office:time-value="PT00H00M01.41938S">
            <text:p>01,419,,,,,,,,,,,,</text:p>
          </table:table-cell>
          <table:table-cell table:style-name="ce27" table:formula="of:=[.G348]" office:value-type="time" office:time-value="PT00H00M01.463946S">
            <text:p>01,464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6dres</text:p>
          </table:table-cell>
          <table:table-cell table:style-name="ce38" office:value-type="string">
            <text:p>elapsed</text:p>
          </table:table-cell>
          <table:table-cell table:formula="of:=SUM([.D358:.K358])/[.$B$285]" office:value-type="time" office:time-value="PT00H02M30.519624S">
            <text:p>150,520,,,,,,,,,,,,</text:p>
          </table:table-cell>
          <table:table-cell office:value-type="time" office:time-value="PT00H02M05.694876S">
            <text:p>125,695,,,,,,,,,,,,</text:p>
          </table:table-cell>
          <table:table-cell table:style-name="ce27" office:value-type="time" office:time-value="PT00H02M57.224107S">
            <text:p>177,224,,,,,,,,,,,,</text:p>
          </table:table-cell>
          <table:table-cell table:style-name="ce27" office:value-type="time" office:time-value="PT00H02M53.387087S">
            <text:p>173,387,,,,,,,,,,,,</text:p>
          </table:table-cell>
          <table:table-cell table:style-name="ce27" office:value-type="time" office:time-value="PT00H02M05.772426S">
            <text:p>125,772,,,,,,,,,,,,</text:p>
          </table:table-cell>
          <table:table-cell table:number-columns-repeated="8"/>
          <table:table-cell office:value-type="time" office:time-value="PT888H00M00S">
            <text:p>3196800,000,,,,,,,,,,,,,,,,,,,,,,,,,,,,,,,,,</text:p>
          </table:table-cell>
          <table:table-cell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59:.K359])/[.$B$285]" office:value-type="time" office:time-value="PT00H02M04.045S">
            <text:p>124,045,,,,,,,,,,,,</text:p>
          </table:table-cell>
          <table:table-cell office:value-type="time" office:time-value="PT00H02M03.42S">
            <text:p>123,420,,,,,,,,,,,,</text:p>
          </table:table-cell>
          <table:table-cell table:style-name="ce27" office:value-type="time" office:time-value="PT00H02M05.18S">
            <text:p>125,180,,,,,,,,,,,,</text:p>
          </table:table-cell>
          <table:table-cell table:style-name="ce27" office:value-type="time" office:time-value="PT00H02M04.72S">
            <text:p>124,720,,,,,,,,,,,,</text:p>
          </table:table-cell>
          <table:table-cell table:style-name="ce27" office:value-type="time" office:time-value="PT00H02M02.86S">
            <text:p>122,86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60:.K360])/[.$B$285]" office:value-type="time" office:time-value="PT00H00M00.0261S">
            <text:p>00,026,,,,,,,,,,,,</text:p>
          </table:table-cell>
          <table:table-cell office:value-type="time" office:time-value="PT00H00M00.01057S">
            <text:p>00,011,,,,,,,,,,,,</text:p>
          </table:table-cell>
          <table:table-cell table:style-name="ce27" office:value-type="time" office:time-value="PT00H00M00.071972S">
            <text:p>00,072,,,,,,,,,,,,</text:p>
          </table:table-cell>
          <table:table-cell table:style-name="ce27" office:value-type="time" office:time-value="PT00H00M00.008281S">
            <text:p>00,008,,,,,,,,,,,,</text:p>
          </table:table-cell>
          <table:table-cell table:style-name="ce27" office:value-type="time" office:time-value="PT00H00M00.013576S">
            <text:p>00,014,,,,,,,,,,,,</text:p>
          </table:table-cell>
          <table:table-cell table:number-columns-repeated="10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361:.K361])/[.$B$285]" office:value-type="time" office:time-value="PT00H03M19.063055S">
            <text:p>199,063,,,,,,,,,,,,</text:p>
          </table:table-cell>
          <table:table-cell table:formula="of:=+[.D364]+[.D367]" office:value-type="time" office:time-value="PT00H03M52.738666S">
            <text:p>232,739,,,,,,,,,,,,</text:p>
          </table:table-cell>
          <table:table-cell table:formula="of:=+[.E364]+[.E367]" office:value-type="time" office:time-value="PT00H03M24.958863S">
            <text:p>204,959,,,,,,,,,,,,</text:p>
          </table:table-cell>
          <table:table-cell table:formula="of:=+[.F364]+[.F367]" office:value-type="time" office:time-value="PT00H03M12.542275S">
            <text:p>192,542,,,,,,,,,,,,</text:p>
          </table:table-cell>
          <table:table-cell table:formula="of:=+[.G364]+[.G367]" office:value-type="time" office:time-value="PT00H02M46.012416S">
            <text:p>166,012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62:.K362])/[.$B$285]" office:value-type="time" office:time-value="PT00H00M27.9625S">
            <text:p>27,963,,,,,,,,,,,,</text:p>
          </table:table-cell>
          <table:table-cell table:formula="of:=+[.D365]+[.D368]" office:value-type="time" office:time-value="PT00H00M28.25S">
            <text:p>28,250,,,,,,,,,,,,</text:p>
          </table:table-cell>
          <table:table-cell table:formula="of:=+[.E365]+[.E368]" office:value-type="time" office:time-value="PT00H00M28.85S">
            <text:p>28,850,,,,,,,,,,,,</text:p>
          </table:table-cell>
          <table:table-cell table:formula="of:=+[.F365]+[.F368]" office:value-type="time" office:time-value="PT00H00M27.49S">
            <text:p>27,490,,,,,,,,,,,,</text:p>
          </table:table-cell>
          <table:table-cell table:formula="of:=+[.G365]+[.G368]" office:value-type="time" office:time-value="PT00H00M27.26S">
            <text:p>27,26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63:.K363])/[.$B$285]" office:value-type="time" office:time-value="PT00H00M00.354389S">
            <text:p>00,354,,,,,,,,,,,,</text:p>
          </table:table-cell>
          <table:table-cell table:formula="of:=+[.D366]+[.D369]" office:value-type="time" office:time-value="PT00H00M00.819003S">
            <text:p>00,819,,,,,,,,,,,,</text:p>
          </table:table-cell>
          <table:table-cell table:formula="of:=+[.E366]+[.E369]" office:value-type="time" office:time-value="PT00H00M00.264495S">
            <text:p>00,264,,,,,,,,,,,,</text:p>
          </table:table-cell>
          <table:table-cell table:formula="of:=+[.F366]+[.F369]" office:value-type="time" office:time-value="PT00H00M00.18861S">
            <text:p>00,189,,,,,,,,,,,,</text:p>
          </table:table-cell>
          <table:table-cell table:formula="of:=+[.G366]+[.G369]" office:value-type="time" office:time-value="PT00H00M00.145449S">
            <text:p>00,145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7tmp1</text:p>
          </table:table-cell>
          <table:table-cell table:style-name="ce38" office:value-type="string">
            <text:p>elapsed</text:p>
          </table:table-cell>
          <table:table-cell table:formula="of:=SUM([.D364:.K364])/[.$B$285]" office:value-type="time" office:time-value="PT00H03M15.09071S">
            <text:p>195,091,,,,,,,,,,,,</text:p>
          </table:table-cell>
          <table:table-cell office:value-type="time" office:time-value="PT00H03M48.681318S">
            <text:p>228,681,,,,,,,,,,,,</text:p>
          </table:table-cell>
          <table:table-cell table:style-name="ce27" office:value-type="time" office:time-value="PT00H03M20.795113S">
            <text:p>200,795,,,,,,,,,,,,</text:p>
          </table:table-cell>
          <table:table-cell table:style-name="ce27" office:value-type="time" office:time-value="PT00H03M08.618186S">
            <text:p>188,618,,,,,,,,,,,,</text:p>
          </table:table-cell>
          <table:table-cell table:style-name="ce27" office:value-type="time" office:time-value="PT00H02M42.268224S">
            <text:p>162,268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65:.K365])/[.$B$285]" office:value-type="time" office:time-value="PT00H00M24.3525S">
            <text:p>24,353,,,,,,,,,,,,</text:p>
          </table:table-cell>
          <table:table-cell office:value-type="time" office:time-value="PT00H00M24.69S">
            <text:p>24,690,,,,,,,,,,,,</text:p>
          </table:table-cell>
          <table:table-cell table:style-name="ce27" office:value-type="time" office:time-value="PT00H00M25S">
            <text:p>25,000,,,,,,,,,,,,</text:p>
          </table:table-cell>
          <table:table-cell table:style-name="ce27" office:value-type="time" office:time-value="PT00H00M24S">
            <text:p>24,000,,,,,,,,,,,,</text:p>
          </table:table-cell>
          <table:table-cell table:style-name="ce27" office:value-type="time" office:time-value="PT00H00M23.72S">
            <text:p>23,72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66:.K366])/[.$B$285]" office:value-type="time" office:time-value="PT00H00M00.278613S">
            <text:p>00,279,,,,,,,,,,,,</text:p>
          </table:table-cell>
          <table:table-cell office:value-type="time" office:time-value="PT00H00M00.704917S">
            <text:p>00,705,,,,,,,,,,,,</text:p>
          </table:table-cell>
          <table:table-cell table:style-name="ce27" office:value-type="time" office:time-value="PT00H00M00.190761S">
            <text:p>00,191,,,,,,,,,,,,</text:p>
          </table:table-cell>
          <table:table-cell table:style-name="ce27" office:value-type="time" office:time-value="PT00H00M00.128758S">
            <text:p>00,129,,,,,,,,,,,,</text:p>
          </table:table-cell>
          <table:table-cell table:style-name="ce27" office:value-type="time" office:time-value="PT00H00M00.090015S">
            <text:p>00,090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7res</text:p>
          </table:table-cell>
          <table:table-cell table:style-name="ce38" office:value-type="string">
            <text:p>elapsed</text:p>
          </table:table-cell>
          <table:table-cell table:formula="of:=SUM([.D367:.K367])/[.$B$285]" office:value-type="time" office:time-value="PT00H00M03.972345S">
            <text:p>03,972,,,,,,,,,,,,</text:p>
          </table:table-cell>
          <table:table-cell office:value-type="time" office:time-value="PT00H00M04.057348S">
            <text:p>04,057,,,,,,,,,,,,</text:p>
          </table:table-cell>
          <table:table-cell table:style-name="ce27" office:value-type="time" office:time-value="PT00H00M04.16375S">
            <text:p>04,164,,,,,,,,,,,,</text:p>
          </table:table-cell>
          <table:table-cell table:style-name="ce27" office:value-type="time" office:time-value="PT00H00M03.924089S">
            <text:p>03,924,,,,,,,,,,,,</text:p>
          </table:table-cell>
          <table:table-cell table:style-name="ce27" office:value-type="time" office:time-value="PT00H00M03.744192S">
            <text:p>03,744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68:.K368])/[.$B$285]" office:value-type="time" office:time-value="PT00H00M03.61S">
            <text:p>03,610,,,,,,,,,,,,</text:p>
          </table:table-cell>
          <table:table-cell office:value-type="time" office:time-value="PT00H00M03.56S">
            <text:p>03,560,,,,,,,,,,,,</text:p>
          </table:table-cell>
          <table:table-cell table:style-name="ce27" office:value-type="time" office:time-value="PT00H00M03.85S">
            <text:p>03,850,,,,,,,,,,,,</text:p>
          </table:table-cell>
          <table:table-cell table:style-name="ce27" office:value-type="time" office:time-value="PT00H00M03.49S">
            <text:p>03,490,,,,,,,,,,,,</text:p>
          </table:table-cell>
          <table:table-cell table:style-name="ce27" office:value-type="time" office:time-value="PT00H00M03.54S">
            <text:p>03,54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69:.K369])/[.$B$285]" office:value-type="time" office:time-value="PT00H00M00.075777S">
            <text:p>00,076,,,,,,,,,,,,</text:p>
          </table:table-cell>
          <table:table-cell office:value-type="time" office:time-value="PT00H00M00.114086S">
            <text:p>00,114,,,,,,,,,,,,</text:p>
          </table:table-cell>
          <table:table-cell table:style-name="ce27" office:value-type="time" office:time-value="PT00H00M00.073734S">
            <text:p>00,074,,,,,,,,,,,,</text:p>
          </table:table-cell>
          <table:table-cell table:style-name="ce27" office:value-type="time" office:time-value="PT00H00M00.059852S">
            <text:p>00,060,,,,,,,,,,,,</text:p>
          </table:table-cell>
          <table:table-cell table:style-name="ce27" office:value-type="time" office:time-value="PT00H00M00.055434S">
            <text:p>00,055,,,,,,,,,,,,</text:p>
          </table:table-cell>
          <table:table-cell table:number-columns-repeated="10"/>
        </table:table-row>
        <table:table-row table:style-name="ro1">
          <table:table-cell office:value-type="string">
            <text:p>Q7a</text:p>
          </table:table-cell>
          <table:table-cell office:value-type="string">
            <text:p>elapsed</text:p>
          </table:table-cell>
          <table:table-cell table:formula="of:=SUM([.D370:.K370])/[.$B$285]" office:value-type="time" office:time-value="PT00H03M15.777582S">
            <text:p>195,778,,,,,,,,,,,,</text:p>
          </table:table-cell>
          <table:table-cell table:formula="of:=+[.D373]+[.D376]" office:value-type="time" office:time-value="PT00H04M21.964796S">
            <text:p>261,965,,,,,,,,,,,,</text:p>
          </table:table-cell>
          <table:table-cell table:formula="of:=+[.E373]+[.E376]" office:value-type="time" office:time-value="PT00H03M05.617547S">
            <text:p>185,618,,,,,,,,,,,,</text:p>
          </table:table-cell>
          <table:table-cell table:formula="of:=+[.F373]+[.F376]" office:value-type="time" office:time-value="PT00H02M53.304436S">
            <text:p>173,304,,,,,,,,,,,,</text:p>
          </table:table-cell>
          <table:table-cell table:formula="of:=+[.G373]+[.G376]" office:value-type="time" office:time-value="PT00H02M42.223548S">
            <text:p>162,224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71:.K371])/[.$B$285]" office:value-type="time" office:time-value="PT00H00M27.205S">
            <text:p>27,205,,,,,,,,,,,,</text:p>
          </table:table-cell>
          <table:table-cell table:formula="of:=+[.D374]+[.D377]" office:value-type="time" office:time-value="PT00H00M28.28S">
            <text:p>28,280,,,,,,,,,,,,</text:p>
          </table:table-cell>
          <table:table-cell table:formula="of:=+[.E374]+[.E377]" office:value-type="time" office:time-value="PT00H00M27.64S">
            <text:p>27,640,,,,,,,,,,,,</text:p>
          </table:table-cell>
          <table:table-cell table:formula="of:=+[.F374]+[.F377]" office:value-type="time" office:time-value="PT00H00M26.64S">
            <text:p>26,640,,,,,,,,,,,,</text:p>
          </table:table-cell>
          <table:table-cell table:formula="of:=+[.G374]+[.G377]" office:value-type="time" office:time-value="PT00H00M26.26S">
            <text:p>26,26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72:.K372])/[.$B$285]" office:value-type="time" office:time-value="PT00H00M00.212421S">
            <text:p>00,212,,,,,,,,,,,,</text:p>
          </table:table-cell>
          <table:table-cell table:formula="of:=+[.D375]+[.D378]" office:value-type="time" office:time-value="PT00H00M00.262314S">
            <text:p>00,262,,,,,,,,,,,,</text:p>
          </table:table-cell>
          <table:table-cell table:formula="of:=+[.E375]+[.E378]" office:value-type="time" office:time-value="PT00H00M00.207589S">
            <text:p>00,208,,,,,,,,,,,,</text:p>
          </table:table-cell>
          <table:table-cell table:formula="of:=+[.F375]+[.F378]" office:value-type="time" office:time-value="PT00H00M00.231017S">
            <text:p>00,231,,,,,,,,,,,,</text:p>
          </table:table-cell>
          <table:table-cell table:formula="of:=+[.G375]+[.G378]" office:value-type="time" office:time-value="PT00H00M00.148764S">
            <text:p>00,149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7atmp1</text:p>
          </table:table-cell>
          <table:table-cell table:style-name="ce38" office:value-type="string">
            <text:p>elapsed</text:p>
          </table:table-cell>
          <table:table-cell table:formula="of:=SUM([.D373:.K373])/[.$B$285]" office:value-type="time" office:time-value="PT00H03M12.253309S">
            <text:p>192,253,,,,,,,,,,,,</text:p>
          </table:table-cell>
          <table:table-cell table:style-name="ce27" office:value-type="time" office:time-value="PT00H04M18.484434S">
            <text:p>258,484,,,,,,,,,,,,</text:p>
          </table:table-cell>
          <table:table-cell table:style-name="ce27" office:value-type="time" office:time-value="PT00H03M01.922869S">
            <text:p>181,923,,,,,,,,,,,,</text:p>
          </table:table-cell>
          <table:table-cell table:style-name="ce27" office:value-type="time" office:time-value="PT00H02M49.856253S">
            <text:p>169,856,,,,,,,,,,,,</text:p>
          </table:table-cell>
          <table:table-cell table:style-name="ce27" office:value-type="time" office:time-value="PT00H02M38.749679S">
            <text:p>158,75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74:.K374])/[.$B$285]" office:value-type="time" office:time-value="PT00H00M23.8175S">
            <text:p>23,818,,,,,,,,,,,,</text:p>
          </table:table-cell>
          <table:table-cell table:style-name="ce27" office:value-type="time" office:time-value="PT00H00M24.96S">
            <text:p>24,960,,,,,,,,,,,,</text:p>
          </table:table-cell>
          <table:table-cell table:style-name="ce27" office:value-type="time" office:time-value="PT00H00M24.11S">
            <text:p>24,110,,,,,,,,,,,,</text:p>
          </table:table-cell>
          <table:table-cell table:style-name="ce27" office:value-type="time" office:time-value="PT00H00M23.31S">
            <text:p>23,310,,,,,,,,,,,,</text:p>
          </table:table-cell>
          <table:table-cell table:style-name="ce27" office:value-type="time" office:time-value="PT00H00M22.89S">
            <text:p>22,89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75:.K375])/[.$B$285]" office:value-type="time" office:time-value="PT00H00M00.174354S">
            <text:p>00,174,,,,,,,,,,,,</text:p>
          </table:table-cell>
          <table:table-cell table:style-name="ce27" office:value-type="time" office:time-value="PT00H00M00.147614S">
            <text:p>00,148,,,,,,,,,,,,</text:p>
          </table:table-cell>
          <table:table-cell table:style-name="ce27" office:value-type="time" office:time-value="PT00H00M00.194387S">
            <text:p>00,194,,,,,,,,,,,,</text:p>
          </table:table-cell>
          <table:table-cell table:style-name="ce27" office:value-type="time" office:time-value="PT00H00M00.218178S">
            <text:p>00,218,,,,,,,,,,,,</text:p>
          </table:table-cell>
          <table:table-cell table:style-name="ce27" office:value-type="time" office:time-value="PT00H00M00.137237S">
            <text:p>00,137,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7ares</text:p>
          </table:table-cell>
          <table:table-cell table:style-name="ce38" office:value-type="string">
            <text:p>elapsed</text:p>
          </table:table-cell>
          <table:table-cell table:formula="of:=SUM([.D376:.K376])/[.$B$285]" office:value-type="time" office:time-value="PT00H00M03.524273S">
            <text:p>03,524,,,,,,,,,,,,</text:p>
          </table:table-cell>
          <table:table-cell table:style-name="ce27" office:value-type="time" office:time-value="PT00H00M03.480362S">
            <text:p>03,480,,,,,,,,,,,,</text:p>
          </table:table-cell>
          <table:table-cell table:style-name="ce27" office:value-type="time" office:time-value="PT00H00M03.694678S">
            <text:p>03,695,,,,,,,,,,,,</text:p>
          </table:table-cell>
          <table:table-cell table:style-name="ce27" office:value-type="time" office:time-value="PT00H00M03.448183S">
            <text:p>03,448,,,,,,,,,,,,</text:p>
          </table:table-cell>
          <table:table-cell table:style-name="ce27" office:value-type="time" office:time-value="PT00H00M03.473869S">
            <text:p>03,474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377:.K377])/[.$B$285]" office:value-type="time" office:time-value="PT00H00M03.3875S">
            <text:p>03,388,,,,,,,,,,,,</text:p>
          </table:table-cell>
          <table:table-cell table:style-name="ce27" office:value-type="time" office:time-value="PT00H00M03.32S">
            <text:p>03,320,,,,,,,,,,,,</text:p>
          </table:table-cell>
          <table:table-cell table:style-name="ce27" office:value-type="time" office:time-value="PT00H00M03.53S">
            <text:p>03,530,,,,,,,,,,,,</text:p>
          </table:table-cell>
          <table:table-cell table:style-name="ce27" office:value-type="time" office:time-value="PT00H00M03.33S">
            <text:p>03,330,,,,,,,,,,,,</text:p>
          </table:table-cell>
          <table:table-cell table:style-name="ce27" office:value-type="time" office:time-value="PT00H00M03.37S">
            <text:p>03,370,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378:.K378])/[.$B$285]" office:value-type="time" office:time-value="PT00H00M00.038067S">
            <text:p>00,038,,,,,,,,,,,,</text:p>
          </table:table-cell>
          <table:table-cell table:style-name="ce27" office:value-type="time" office:time-value="PT00H00M00.1147S">
            <text:p>00,115,,,,,,,,,,,,</text:p>
          </table:table-cell>
          <table:table-cell table:style-name="ce27" office:value-type="time" office:time-value="PT00H00M00.013202S">
            <text:p>00,013,,,,,,,,,,,,</text:p>
          </table:table-cell>
          <table:table-cell table:style-name="ce27" office:value-type="time" office:time-value="PT00H00M00.012839S">
            <text:p>00,013,,,,,,,,,,,,</text:p>
          </table:table-cell>
          <table:table-cell table:style-name="ce27" office:value-type="time" office:time-value="PT00H00M00.011527S">
            <text:p>00,012,,,,,,,,,,,,</text:p>
          </table:table-cell>
          <table:table-cell table:number-columns-repeated="10"/>
        </table:table-row>
        <table:table-row table:style-name="ro1">
          <table:table-cell office:value-type="string">
            <text:p>Q7b</text:p>
          </table:table-cell>
          <table:table-cell office:value-type="string">
            <text:p>elapsed</text:p>
          </table:table-cell>
          <table:table-cell table:formula="of:=SUM([.D379:.K379])/[.$B$285]" office:value-type="time" office:time-value="PT00H07M14.551193S">
            <text:p>434,551,,,,,,,,,,,,</text:p>
          </table:table-cell>
          <table:table-cell office:value-type="time" office:time-value="PT00H08M09.582923S">
            <text:p>489,583,,,,,,,,,,,,</text:p>
          </table:table-cell>
          <table:table-cell office:value-type="time" office:time-value="PT00H07M00.655783S">
            <text:p>420,656,,,,,,,,,,,,</text:p>
          </table:table-cell>
          <table:table-cell office:value-type="time" office:time-value="PT00H07M02.584805S">
            <text:p>422,585,,,,,,,,,,,,</text:p>
          </table:table-cell>
          <table:table-cell table:style-name="ce27" office:value-type="time" office:time-value="PT00H06M45.38126S">
            <text:p>405,381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0:.K380])/[.$B$285]" office:value-type="time" office:time-value="PT00H00M50.215S">
            <text:p>50,215,,,,,,,,,,,,</text:p>
          </table:table-cell>
          <table:table-cell office:value-type="time" office:time-value="PT00H00M51.73S">
            <text:p>51,730,,,,,,,,,,,,</text:p>
          </table:table-cell>
          <table:table-cell office:value-type="time" office:time-value="PT00H00M49.75S">
            <text:p>49,750,,,,,,,,,,,,</text:p>
          </table:table-cell>
          <table:table-cell office:value-type="time" office:time-value="PT00H00M49.96S">
            <text:p>49,960,,,,,,,,,,,,</text:p>
          </table:table-cell>
          <table:table-cell table:style-name="ce27" office:value-type="time" office:time-value="PT00H00M49.42S">
            <text:p>49,42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81:.K381])/[.$B$285]" office:value-type="time" office:time-value="PT00H00M00.061877S">
            <text:p>00,062,,,,,,,,,,,,</text:p>
          </table:table-cell>
          <table:table-cell office:value-type="time" office:time-value="PT00H00M00.059001S">
            <text:p>00,059,,,,,,,,,,,,</text:p>
          </table:table-cell>
          <table:table-cell office:value-type="time" office:time-value="PT00H00M00.075095S">
            <text:p>00,075,,,,,,,,,,,,</text:p>
          </table:table-cell>
          <table:table-cell office:value-type="time" office:time-value="PT00H00M00.052036S">
            <text:p>00,052,,,,,,,,,,,,</text:p>
          </table:table-cell>
          <table:table-cell table:style-name="ce27" office:value-type="time" office:time-value="PT00H00M00.061376S">
            <text:p>00,061,,,,,,,,,,,,</text:p>
          </table:table-cell>
          <table:table-cell table:number-columns-repeated="10"/>
        </table:table-row>
        <table:table-row table:style-name="ro1">
          <table:table-cell office:value-type="string">
            <text:p>Q7c</text:p>
          </table:table-cell>
          <table:table-cell office:value-type="string">
            <text:p>elapsed</text:p>
          </table:table-cell>
          <table:table-cell table:formula="of:=SUM([.D382:.K382])/[.$B$285]" office:value-type="time" office:time-value="PT00H08M07.876164S">
            <text:p>487,876,,,,,,,,,,,,</text:p>
          </table:table-cell>
          <table:table-cell office:value-type="time" office:time-value="PT00H07M54.028995S">
            <text:p>474,029,,,,,,,,,,,,</text:p>
          </table:table-cell>
          <table:table-cell office:value-type="time" office:time-value="PT00H08M09.341237S">
            <text:p>489,341,,,,,,,,,,,,</text:p>
          </table:table-cell>
          <table:table-cell office:value-type="time" office:time-value="PT00H08M23.81752S">
            <text:p>503,818,,,,,,,,,,,,</text:p>
          </table:table-cell>
          <table:table-cell table:style-name="ce27" office:value-type="time" office:time-value="PT00H08M04.316902S">
            <text:p>484,317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3:.K383])/[.$B$285]" office:value-type="time" office:time-value="PT00H00M52.515S">
            <text:p>52,515,,,,,,,,,,,,</text:p>
          </table:table-cell>
          <table:table-cell office:value-type="time" office:time-value="PT00H00M52.48S">
            <text:p>52,480,,,,,,,,,,,,</text:p>
          </table:table-cell>
          <table:table-cell office:value-type="time" office:time-value="PT00H00M52.65S">
            <text:p>52,650,,,,,,,,,,,,</text:p>
          </table:table-cell>
          <table:table-cell office:value-type="time" office:time-value="PT00H00M52.64S">
            <text:p>52,640,,,,,,,,,,,,</text:p>
          </table:table-cell>
          <table:table-cell table:style-name="ce27" office:value-type="time" office:time-value="PT00H00M52.29S">
            <text:p>52,2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84:.K384])/[.$B$285]" office:value-type="time" office:time-value="PT00H00M00.069861S">
            <text:p>00,070,,,,,,,,,,,,</text:p>
          </table:table-cell>
          <table:table-cell office:value-type="time" office:time-value="PT00H00M00.058403S">
            <text:p>00,058,,,,,,,,,,,,</text:p>
          </table:table-cell>
          <table:table-cell office:value-type="time" office:time-value="PT00H00M00.090085S">
            <text:p>00,090,,,,,,,,,,,,</text:p>
          </table:table-cell>
          <table:table-cell office:value-type="time" office:time-value="PT00H00M00.068165S">
            <text:p>00,068,,,,,,,,,,,,</text:p>
          </table:table-cell>
          <table:table-cell table:style-name="ce27" office:value-type="time" office:time-value="PT00H00M00.062791S">
            <text:p>00,063,,,,,,,,,,,,</text:p>
          </table:table-cell>
          <table:table-cell table:number-columns-repeated="10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385:.K385])/[.$B$285]" office:value-type="time" office:time-value="PT00H00M02.012665S">
            <text:p>02,013,,,,,,,,,,,,</text:p>
          </table:table-cell>
          <table:table-cell office:value-type="time" office:time-value="PT00H00M03.344767S">
            <text:p>03,345,,,,,,,,,,,,</text:p>
          </table:table-cell>
          <table:table-cell office:value-type="time" office:time-value="PT00H00M01.796337S">
            <text:p>01,796,,,,,,,,,,,,</text:p>
          </table:table-cell>
          <table:table-cell office:value-type="time" office:time-value="PT00H00M01.671821S">
            <text:p>01,672,,,,,,,,,,,,</text:p>
          </table:table-cell>
          <table:table-cell office:value-type="time" office:time-value="PT00H00M01.237734S">
            <text:p>01,238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6:.K386])/[.$B$285]" office:value-type="time" office:time-value="PT00H00M00.285S">
            <text:p>00,285,,,,,,,,,,,,</text:p>
          </table:table-cell>
          <table:table-cell office:value-type="time" office:time-value="PT00H00M00.26S">
            <text:p>00,260,,,,,,,,,,,,</text:p>
          </table:table-cell>
          <table:table-cell table:number-columns-repeated="2" office:value-type="time" office:time-value="PT00H00M00.3S">
            <text:p>00,300,,,,,,,,,,,,</text:p>
          </table:table-cell>
          <table:table-cell office:value-type="time" office:time-value="PT00H00M00.28S">
            <text:p>00,28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87:.K387])/[.$B$285]" office:value-type="time" office:time-value="PT00H00M00.316014S">
            <text:p>00,316,,,,,,,,,,,,</text:p>
          </table:table-cell>
          <table:table-cell office:value-type="time" office:time-value="PT00H00M01.050063S">
            <text:p>01,050,,,,,,,,,,,,</text:p>
          </table:table-cell>
          <table:table-cell office:value-type="time" office:time-value="PT00H00M00.111793S">
            <text:p>00,112,,,,,,,,,,,,</text:p>
          </table:table-cell>
          <table:table-cell office:value-type="time" office:time-value="PT00H00M00.055462S">
            <text:p>00,055,,,,,,,,,,,,</text:p>
          </table:table-cell>
          <table:table-cell office:value-type="time" office:time-value="PT00H00M00.046739S">
            <text:p>00,047,,,,,,,,,,,,</text:p>
          </table:table-cell>
          <table:table-cell table:number-columns-repeated="10"/>
        </table:table-row>
        <table:table-row table:style-name="ro1">
          <table:table-cell office:value-type="string">
            <text:p>Q8a</text:p>
          </table:table-cell>
          <table:table-cell office:value-type="string">
            <text:p>elapsed</text:p>
          </table:table-cell>
          <table:table-cell table:formula="of:=SUM([.D388:.K388])/[.$B$285]" office:value-type="time" office:time-value="PT00H00M01.760788S">
            <text:p>01,761,,,,,,,,,,,,</text:p>
          </table:table-cell>
          <table:table-cell office:value-type="time" office:time-value="PT00H00M01.889072S">
            <text:p>01,889,,,,,,,,,,,,</text:p>
          </table:table-cell>
          <table:table-cell office:value-type="time" office:time-value="PT00H00M01.732264S">
            <text:p>01,732,,,,,,,,,,,,</text:p>
          </table:table-cell>
          <table:table-cell office:value-type="time" office:time-value="PT00H00M01.802724S">
            <text:p>01,803,,,,,,,,,,,,</text:p>
          </table:table-cell>
          <table:table-cell office:value-type="time" office:time-value="PT00H00M01.619092S">
            <text:p>01,619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9:.K389])/[.$B$285]" office:value-type="time" office:time-value="PT00H00M00.2675S">
            <text:p>00,268,,,,,,,,,,,,</text:p>
          </table:table-cell>
          <table:table-cell office:value-type="time" office:time-value="PT00H00M00.25S">
            <text:p>00,250,,,,,,,,,,,,</text:p>
          </table:table-cell>
          <table:table-cell office:value-type="time" office:time-value="PT00H00M00.27S">
            <text:p>00,270,,,,,,,,,,,,</text:p>
          </table:table-cell>
          <table:table-cell office:value-type="time" office:time-value="PT00H00M00.26S">
            <text:p>00,260,,,,,,,,,,,,</text:p>
          </table:table-cell>
          <table:table-cell office:value-type="time" office:time-value="PT00H00M00.29S">
            <text:p>00,2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0:.K390])/[.$B$285]" office:value-type="time" office:time-value="PT00H00M00.041555S">
            <text:p>00,042,,,,,,,,,,,,</text:p>
          </table:table-cell>
          <table:table-cell office:value-type="time" office:time-value="PT00H00M00.039573S">
            <text:p>00,040,,,,,,,,,,,,</text:p>
          </table:table-cell>
          <table:table-cell office:value-type="time" office:time-value="PT00H00M00.038563S">
            <text:p>00,039,,,,,,,,,,,,</text:p>
          </table:table-cell>
          <table:table-cell office:value-type="time" office:time-value="PT00H00M00.052724S">
            <text:p>00,053,,,,,,,,,,,,</text:p>
          </table:table-cell>
          <table:table-cell office:value-type="time" office:time-value="PT00H00M00.035361S">
            <text:p>00,035,,,,,,,,,,,,</text:p>
          </table:table-cell>
          <table:table-cell table:number-columns-repeated="10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391:.K391])/[.$B$285]" office:value-type="time" office:time-value="PT00H02M48.099858S">
            <text:p>168,100,,,,,,,,,,,,</text:p>
          </table:table-cell>
          <table:table-cell office:value-type="time" office:time-value="PT00H03M07.579864S">
            <text:p>187,580,,,,,,,,,,,,</text:p>
          </table:table-cell>
          <table:table-cell office:value-type="time" office:time-value="PT00H02M58.613222S">
            <text:p>178,613,,,,,,,,,,,,</text:p>
          </table:table-cell>
          <table:table-cell office:value-type="time" office:time-value="PT00H02M34.629888S">
            <text:p>154,630,,,,,,,,,,,,</text:p>
          </table:table-cell>
          <table:table-cell office:value-type="time" office:time-value="PT00H02M31.576458S">
            <text:p>151,576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92:.K392])/[.$B$285]" office:value-type="time" office:time-value="PT00H02M22.985S">
            <text:p>142,985,,,,,,,,,,,,</text:p>
          </table:table-cell>
          <table:table-cell office:value-type="time" office:time-value="PT00H02M25.58S">
            <text:p>145,580,,,,,,,,,,,,</text:p>
          </table:table-cell>
          <table:table-cell office:value-type="time" office:time-value="PT00H02M23.77S">
            <text:p>143,770,,,,,,,,,,,,</text:p>
          </table:table-cell>
          <table:table-cell office:value-type="time" office:time-value="PT00H02M21.97S">
            <text:p>141,970,,,,,,,,,,,,</text:p>
          </table:table-cell>
          <table:table-cell office:value-type="time" office:time-value="PT00H02M20.62S">
            <text:p>140,62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3:.K393])/[.$B$285]" office:value-type="time" office:time-value="PT00H00M00.09683S">
            <text:p>00,097,,,,,,,,,,,,</text:p>
          </table:table-cell>
          <table:table-cell office:value-type="time" office:time-value="PT00H00M00.179138S">
            <text:p>00,179,,,,,,,,,,,,</text:p>
          </table:table-cell>
          <table:table-cell office:value-type="time" office:time-value="PT00H00M00.118861S">
            <text:p>00,119,,,,,,,,,,,,</text:p>
          </table:table-cell>
          <table:table-cell office:value-type="time" office:time-value="PT00H00M00.044565S">
            <text:p>00,045,,,,,,,,,,,,</text:p>
          </table:table-cell>
          <table:table-cell office:value-type="time" office:time-value="PT00H00M00.044756S">
            <text:p>00,045,,,,,,,,,,,,</text:p>
          </table:table-cell>
          <table:table-cell table:number-columns-repeated="10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394:.K394])/[.$B$285]" office:value-type="time" office:time-value="PT00H19M20.634079S">
            <text:p>1160,634,,,,,,,,,,,,</text:p>
          </table:table-cell>
          <table:table-cell office:value-type="time" office:time-value="PT00H19M26.526971S">
            <text:p>1166,527,,,,,,,,,,,,</text:p>
          </table:table-cell>
          <table:table-cell office:value-type="time" office:time-value="PT00H20M10.49743S">
            <text:p>1210,497,,,,,,,,,,,,</text:p>
          </table:table-cell>
          <table:table-cell table:style-name="ce29" office:value-type="time" office:time-value="PT00H19M32.736696S">
            <text:p>19:32,74</text:p>
          </table:table-cell>
          <table:table-cell office:value-type="time" office:time-value="PT00H18M12.775217S">
            <text:p>1092,775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95:.K395])/[.$B$285]" office:value-type="time" office:time-value="PT00H18M04.09S">
            <text:p>1084,090,,,,,,,,,,,,</text:p>
          </table:table-cell>
          <table:table-cell office:value-type="time" office:time-value="PT00H18M05.1S">
            <text:p>1085,100,,,,,,,,,,,,</text:p>
          </table:table-cell>
          <table:table-cell office:value-type="time" office:time-value="PT00H18M21.16S">
            <text:p>1101,160,,,,,,,,,,,,</text:p>
          </table:table-cell>
          <table:table-cell office:value-type="time" office:time-value="PT00H18M00.51S">
            <text:p>1080,510,,,,,,,,,,,,</text:p>
          </table:table-cell>
          <table:table-cell office:value-type="time" office:time-value="PT00H17M49.59S">
            <text:p>1069,59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6:.K396])/[.$B$285]" office:value-type="time" office:time-value="PT00H00M00.386446S">
            <text:p>00,386,,,,,,,,,,,,</text:p>
          </table:table-cell>
          <table:table-cell office:value-type="time" office:time-value="PT00H00M00.307137S">
            <text:p>00,307,,,,,,,,,,,,</text:p>
          </table:table-cell>
          <table:table-cell office:value-type="time" office:time-value="PT00H00M00.342448S">
            <text:p>00,342,,,,,,,,,,,,</text:p>
          </table:table-cell>
          <table:table-cell office:value-type="time" office:time-value="PT00H00M00.580956S">
            <text:p>00,581,,,,,,,,,,,,</text:p>
          </table:table-cell>
          <table:table-cell office:value-type="time" office:time-value="PT00H00M00.315244S">
            <text:p>00,315,,,,,,,,,,,,</text:p>
          </table:table-cell>
          <table:table-cell table:number-columns-repeated="10"/>
        </table:table-row>
        <table:table-row table:style-name="ro1">
          <table:table-cell office:value-type="string">
            <text:p>Q10a</text:p>
          </table:table-cell>
          <table:table-cell office:value-type="string">
            <text:p>elapsed</text:p>
          </table:table-cell>
          <table:table-cell table:formula="of:=SUM([.D397:.K397])/[.$B$285]" office:value-type="time" office:time-value="PT00H20M28.838604S">
            <text:p>1228,839,,,,,,,,,,,,</text:p>
          </table:table-cell>
          <table:table-cell office:value-type="time" office:time-value="PT00H20M37.384319S">
            <text:p>1237,384,,,,,,,,,,,,</text:p>
          </table:table-cell>
          <table:table-cell office:value-type="time" office:time-value="PT00H21M38.037094S">
            <text:p>1298,037,,,,,,,,,,,,</text:p>
          </table:table-cell>
          <table:table-cell office:value-type="time" office:time-value="PT00H20M48.745614S">
            <text:p>1248,746,,,,,,,,,,,,</text:p>
          </table:table-cell>
          <table:table-cell office:value-type="time" office:time-value="PT00H18M51.187389S">
            <text:p>1131,187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98:.K398])/[.$B$285]" office:value-type="time" office:time-value="PT00H18M36.615S">
            <text:p>1116,615,,,,,,,,,,,,</text:p>
          </table:table-cell>
          <table:table-cell office:value-type="time" office:time-value="PT00H18M36.54S">
            <text:p>1116,540,,,,,,,,,,,,</text:p>
          </table:table-cell>
          <table:table-cell office:value-type="time" office:time-value="PT00H19M02.63S">
            <text:p>1142,630,,,,,,,,,,,,</text:p>
          </table:table-cell>
          <table:table-cell office:value-type="time" office:time-value="PT00H18M26.16S">
            <text:p>1106,160,,,,,,,,,,,,</text:p>
          </table:table-cell>
          <table:table-cell office:value-type="time" office:time-value="PT00H18M21.13S">
            <text:p>1101,13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9:.K399])/[.$B$285]" office:value-type="time" office:time-value="PT00H00M00.285864S">
            <text:p>00,286,,,,,,,,,,,,</text:p>
          </table:table-cell>
          <table:table-cell office:value-type="time" office:time-value="PT00H00M00.261336S">
            <text:p>00,261,,,,,,,,,,,,</text:p>
          </table:table-cell>
          <table:table-cell office:value-type="time" office:time-value="PT00H00M00.302061S">
            <text:p>00,302,,,,,,,,,,,,</text:p>
          </table:table-cell>
          <table:table-cell office:value-type="time" office:time-value="PT00H00M00.264232S">
            <text:p>00,264,,,,,,,,,,,,</text:p>
          </table:table-cell>
          <table:table-cell office:value-type="time" office:time-value="PT00H00M00.315826S">
            <text:p>00,316,,,,,,,,,,,,</text:p>
          </table:table-cell>
          <table:table-cell table:number-columns-repeated="10"/>
        </table:table-row>
        <table:table-row table:style-name="ro1">
          <table:table-cell office:value-type="string">
            <text:p>Q10b</text:p>
          </table:table-cell>
          <table:table-cell office:value-type="string">
            <text:p>elapsed</text:p>
          </table:table-cell>
          <table:table-cell table:formula="of:=SUM([.D400:.K400])/[.$B$285]" office:value-type="time" office:time-value="PT00H29M07.956129S">
            <text:p>1747,956,,,,,,,,,,,,</text:p>
          </table:table-cell>
          <table:table-cell office:value-type="time" office:time-value="PT00H29M13.527386S">
            <text:p>1753,527,,,,,,,,,,,,</text:p>
          </table:table-cell>
          <table:table-cell office:value-type="time" office:time-value="PT00H28M56.2704S">
            <text:p>1736,270,,,,,,,,,,,,</text:p>
          </table:table-cell>
          <table:table-cell office:value-type="time" office:time-value="PT00H29M51.797522S">
            <text:p>1791,798,,,,,,,,,,,,</text:p>
          </table:table-cell>
          <table:table-cell office:value-type="time" office:time-value="PT00H28M30.229208S">
            <text:p>1710,229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01:.K401])/[.$B$285]" office:value-type="time" office:time-value="PT00H15M12.7875S">
            <text:p>912,788,,,,,,,,,,,,</text:p>
          </table:table-cell>
          <table:table-cell office:value-type="time" office:time-value="PT00H15M14.48S">
            <text:p>914,480,,,,,,,,,,,,</text:p>
          </table:table-cell>
          <table:table-cell office:value-type="time" office:time-value="PT00H15M19.42S">
            <text:p>919,420,,,,,,,,,,,,</text:p>
          </table:table-cell>
          <table:table-cell office:value-type="time" office:time-value="PT00H15M15.77S">
            <text:p>915,770,,,,,,,,,,,,</text:p>
          </table:table-cell>
          <table:table-cell office:value-type="time" office:time-value="PT00H15M01.48S">
            <text:p>901,48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02:.K402])/[.$B$285]" office:value-type="time" office:time-value="PT00H00M00.667403S">
            <text:p>00,667,,,,,,,,,,,,</text:p>
          </table:table-cell>
          <table:table-cell office:value-type="time" office:time-value="PT00H00M00.506035S">
            <text:p>00,506,,,,,,,,,,,,</text:p>
          </table:table-cell>
          <table:table-cell office:value-type="time" office:time-value="PT00H00M00.455656S">
            <text:p>00,456,,,,,,,,,,,,</text:p>
          </table:table-cell>
          <table:table-cell office:value-type="time" office:time-value="PT00H00M01.019695S">
            <text:p>01,020,,,,,,,,,,,,</text:p>
          </table:table-cell>
          <table:table-cell office:value-type="time" office:time-value="PT00H00M00.688225S">
            <text:p>00,688,,,,,,,,,,,,</text:p>
          </table:table-cell>
          <table:table-cell table:number-columns-repeated="10"/>
        </table:table-row>
        <table:table-row table:style-name="ro1">
          <table:table-cell office:value-type="string">
            <text:p>Q10c</text:p>
          </table:table-cell>
          <table:table-cell office:value-type="string">
            <text:p>elapsed</text:p>
          </table:table-cell>
          <table:table-cell table:formula="of:=SUM([.D403:.K403])/[.$B$285]" office:value-type="time" office:time-value="PT00H30M49.641637S">
            <text:p>1849,642,,,,,,,,,,,,</text:p>
          </table:table-cell>
          <table:table-cell office:value-type="time" office:time-value="PT00H29M43.683022S">
            <text:p>1783,683,,,,,,,,,,,,</text:p>
          </table:table-cell>
          <table:table-cell office:value-type="time" office:time-value="PT00H31M16.901008S">
            <text:p>1876,901,,,,,,,,,,,,</text:p>
          </table:table-cell>
          <table:table-cell office:value-type="time" office:time-value="PT00H32M28.985005S">
            <text:p>1948,985,,,,,,,,,,,,</text:p>
          </table:table-cell>
          <table:table-cell office:value-type="time" office:time-value="PT00H29M48.997512S">
            <text:p>1788,998,,,,,,,,,,,,</text:p>
          </table:table-cell>
          <table:table-cell table:number-columns-repeated="8"/>
          <table:table-cell office:value-type="time" office:time-value="PT2184H00M00S">
            <text:p>7862400,000,,,,,,,,,,,,,,,,,,,,,,,,,,,,,,,,,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04:.K404])/[.$B$285]" office:value-type="time" office:time-value="PT00H14M58.3525S">
            <text:p>898,353,,,,,,,,,,,,</text:p>
          </table:table-cell>
          <table:table-cell office:value-type="time" office:time-value="PT00H14M52.4S">
            <text:p>892,400,,,,,,,,,,,,</text:p>
          </table:table-cell>
          <table:table-cell office:value-type="time" office:time-value="PT00H15M10.3S">
            <text:p>910,300,,,,,,,,,,,,</text:p>
          </table:table-cell>
          <table:table-cell office:value-type="time" office:time-value="PT00H15M00.88S">
            <text:p>900,880,,,,,,,,,,,,</text:p>
          </table:table-cell>
          <table:table-cell office:value-type="time" office:time-value="PT00H14M49.83S">
            <text:p>889,83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05:.K405])/[.$B$285]" office:value-type="time" office:time-value="PT00H00M00.719984S">
            <text:p>00,720,,,,,,,,,,,,</text:p>
          </table:table-cell>
          <table:table-cell office:value-type="time" office:time-value="PT00H00M01.156921S">
            <text:p>01,157,,,,,,,,,,,,</text:p>
          </table:table-cell>
          <table:table-cell office:value-type="time" office:time-value="PT00H00M00.622237S">
            <text:p>00,622,,,,,,,,,,,,</text:p>
          </table:table-cell>
          <table:table-cell office:value-type="time" office:time-value="PT00H00M00.499483S">
            <text:p>00,499,,,,,,,,,,,,</text:p>
          </table:table-cell>
          <table:table-cell office:value-type="time" office:time-value="PT00H00M00.601295S">
            <text:p>00,601,,,,,,,,,,,,</text:p>
          </table:table-cell>
          <table:table-cell table:number-columns-repeated="10"/>
        </table:table-row>
        <table:table-row table:style-name="ro1">
          <table:table-cell office:value-type="string">
            <text:p>Q10d</text:p>
          </table:table-cell>
          <table:table-cell office:value-type="string">
            <text:p>elapsed</text:p>
          </table:table-cell>
          <table:table-cell table:formula="of:=SUM([.D406:.K406])/[.$B$285]" office:value-type="time" office:time-value="PT00H58M14.666591S">
            <text:p>3494,667,,,,,,,,,,,,</text:p>
          </table:table-cell>
          <table:table-cell table:style-name="ce27" office:value-type="time" office:time-value="PT00H36M26.622772S">
            <text:p>2186,623,,,,,,,,,,,,</text:p>
          </table:table-cell>
          <table:table-cell table:style-name="ce27" office:value-type="time" office:time-value="PT01H44M08.56904S">
            <text:p>6248,569,,,,,,,,,,,,</text:p>
          </table:table-cell>
          <table:table-cell table:style-name="ce27" office:value-type="time" office:time-value="PT01H03M34.011746S">
            <text:p>3814,012,,,,,,,,,,,,</text:p>
          </table:table-cell>
          <table:table-cell office:value-type="time" office:time-value="PT00H28M49.462804S">
            <text:p>1729,463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07:.K407])/[.$B$285]" office:value-type="time" office:time-value="PT00H10M58.2825S">
            <text:p>658,283,,,,,,,,,,,,</text:p>
          </table:table-cell>
          <table:table-cell table:style-name="ce27" office:value-type="time" office:time-value="PT00H10M45.67S">
            <text:p>645,670,,,,,,,,,,,,</text:p>
          </table:table-cell>
          <table:table-cell table:style-name="ce27" office:value-type="time" office:time-value="PT00H11M23.56S">
            <text:p>683,560,,,,,,,,,,,,</text:p>
          </table:table-cell>
          <table:table-cell table:style-name="ce27" office:value-type="time" office:time-value="PT00H11M03.82S">
            <text:p>663,820,,,,,,,,,,,,</text:p>
          </table:table-cell>
          <table:table-cell office:value-type="time" office:time-value="PT00H10M40.08S">
            <text:p>640,08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08:.K408])/[.$B$285]" office:value-type="time" office:time-value="PT00H00M04.731839S">
            <text:p>04,732,,,,,,,,,,,,</text:p>
          </table:table-cell>
          <table:table-cell table:style-name="ce27" office:value-type="time" office:time-value="PT00H00M03.590188S">
            <text:p>03,590,,,,,,,,,,,,</text:p>
          </table:table-cell>
          <table:table-cell table:style-name="ce27" office:value-type="time" office:time-value="PT00H00M10.951884S">
            <text:p>10,952,,,,,,,,,,,,</text:p>
          </table:table-cell>
          <table:table-cell table:style-name="ce27" office:value-type="time" office:time-value="PT00H00M03.394689S">
            <text:p>03,395,,,,,,,,,,,,</text:p>
          </table:table-cell>
          <table:table-cell office:value-type="time" office:time-value="PT00H00M00.990596S">
            <text:p>00,991,,,,,,,,,,,,</text:p>
          </table:table-cell>
          <table:table-cell table:number-columns-repeated="10"/>
        </table:table-row>
        <table:table-row table:style-name="ro1">
          <table:table-cell office:value-type="string">
            <text:p>Q10e</text:p>
          </table:table-cell>
          <table:table-cell office:value-type="string">
            <text:p>elapsed</text:p>
          </table:table-cell>
          <table:table-cell table:formula="of:=SUM([.D409:.K409])/[.$B$285]" office:value-type="time" office:time-value="PT00H24M49.99579S">
            <text:p>1489,996,,,,,,,,,,,,</text:p>
          </table:table-cell>
          <table:table-cell office:value-type="time" office:time-value="PT00H26M23.093871S">
            <text:p>1583,094,,,,,,,,,,,,</text:p>
          </table:table-cell>
          <table:table-cell table:style-name="ce27" office:value-type="time" office:time-value="PT00H26M41.131413S">
            <text:p>1601,131,,,,,,,,,,,,</text:p>
          </table:table-cell>
          <table:table-cell table:style-name="ce27" office:value-type="time" office:time-value="PT00H24M54.077027S">
            <text:p>1494,077,,,,,,,,,,,,</text:p>
          </table:table-cell>
          <table:table-cell office:value-type="time" office:time-value="PT00H21M21.680847S">
            <text:p>1281,681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0:.K410])/[.$B$285]" office:value-type="time" office:time-value="PT00H14M46.59S">
            <text:p>886,590,,,,,,,,,,,,</text:p>
          </table:table-cell>
          <table:table-cell office:value-type="time" office:time-value="PT00H14M47.95S">
            <text:p>887,950,,,,,,,,,,,,</text:p>
          </table:table-cell>
          <table:table-cell table:style-name="ce27" office:value-type="time" office:time-value="PT00H14M59.62S">
            <text:p>899,620,,,,,,,,,,,,</text:p>
          </table:table-cell>
          <table:table-cell table:style-name="ce27" office:value-type="time" office:time-value="PT00H14M53.98S">
            <text:p>893,980,,,,,,,,,,,,</text:p>
          </table:table-cell>
          <table:table-cell office:value-type="time" office:time-value="PT00H14M24.809999S">
            <text:p>864,81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11:.K411])/[.$B$285]" office:value-type="time" office:time-value="PT00H00M00.64604S">
            <text:p>00,646,,,,,,,,,,,,</text:p>
          </table:table-cell>
          <table:table-cell office:value-type="time" office:time-value="PT00H00M00.597039S">
            <text:p>00,597,,,,,,,,,,,,</text:p>
          </table:table-cell>
          <table:table-cell table:style-name="ce27" office:value-type="time" office:time-value="PT00H00M00.622724S">
            <text:p>00,623,,,,,,,,,,,,</text:p>
          </table:table-cell>
          <table:table-cell table:style-name="ce27" office:value-type="time" office:time-value="PT00H00M00.744195S">
            <text:p>00,744,,,,,,,,,,,,</text:p>
          </table:table-cell>
          <table:table-cell office:value-type="time" office:time-value="PT00H00M00.620201S">
            <text:p>00,620,,,,,,,,,,,,</text:p>
          </table:table-cell>
          <table:table-cell table:number-columns-repeated="10"/>
        </table:table-row>
        <table:table-row table:style-name="ro1">
          <table:table-cell office:value-type="string">
            <text:p>Q10f</text:p>
          </table:table-cell>
          <table:table-cell office:value-type="string">
            <text:p>elapsed</text:p>
          </table:table-cell>
          <table:table-cell table:formula="of:=SUM([.D412:.K412])/[.$B$285]" office:value-type="time" office:time-value="PT00H31M21.62992S">
            <text:p>1881,630,,,,,,,,,,,,</text:p>
          </table:table-cell>
          <table:table-cell table:style-name="ce27" office:value-type="time" office:time-value="PT00H34M33.089991S">
            <text:p>2073,090,,,,,,,,,,,,</text:p>
          </table:table-cell>
          <table:table-cell table:style-name="ce27" office:value-type="time" office:time-value="PT00H32M25.425094S">
            <text:p>1945,425,,,,,,,,,,,,</text:p>
          </table:table-cell>
          <table:table-cell table:style-name="ce27" office:value-type="time" office:time-value="PT00H32M20.794882S">
            <text:p>1940,795,,,,,,,,,,,,</text:p>
          </table:table-cell>
          <table:table-cell office:value-type="time" office:time-value="PT00H26M07.209712S">
            <text:p>1567,210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3:.K413])/[.$B$285]" office:value-type="time" office:time-value="PT00H06M12.85225S">
            <text:p>372,852,,,,,,,,,,,,</text:p>
          </table:table-cell>
          <table:table-cell table:style-name="ce41" office:value-type="time" office:time-value="PT00H06M19.009S">
            <text:p>379,009,,,,,,,,,,,</text:p>
          </table:table-cell>
          <table:table-cell table:style-name="ce41" office:value-type="time" office:time-value="PT00H06M15.99S">
            <text:p>375,990,,,,,,,,,,,</text:p>
          </table:table-cell>
          <table:table-cell table:style-name="ce41" office:value-type="time" office:time-value="PT00H06M14.91S">
            <text:p>374,910,,,,,,,,,,,</text:p>
          </table:table-cell>
          <table:table-cell table:style-name="ce39" office:value-type="time" office:time-value="PT00H06M01.5S">
            <text:p>361,50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14:.K414])/[.$B$285]" office:value-type="time" office:time-value="PT00H00M02.447052S">
            <text:p>02,447,,,,,,,,,,,,</text:p>
          </table:table-cell>
          <table:table-cell table:style-name="ce41" office:value-type="time" office:time-value="PT00H00M02.511214S">
            <text:p>02,511,,,,,,,,,,,</text:p>
          </table:table-cell>
          <table:table-cell table:style-name="ce41" office:value-type="time" office:time-value="PT00H00M02.40904S">
            <text:p>02,409,,,,,,,,,,,</text:p>
          </table:table-cell>
          <table:table-cell table:style-name="ce41" office:value-type="time" office:time-value="PT00H00M02.61633S">
            <text:p>02,616,,,,,,,,,,,</text:p>
          </table:table-cell>
          <table:table-cell table:style-name="ce39" office:value-type="time" office:time-value="PT00H00M02.251623S">
            <text:p>02,252,,,,,,,,,,,</text:p>
          </table:table-cell>
          <table:table-cell table:number-columns-repeated="10"/>
        </table:table-row>
        <table:table-row table:style-name="ro1">
          <table:table-cell office:value-type="string">
            <text:p>Q10g</text:p>
          </table:table-cell>
          <table:table-cell office:value-type="string">
            <text:p>elapsed</text:p>
          </table:table-cell>
          <table:table-cell table:formula="of:=SUM([.D415:.K415])/[.$B$285]" office:value-type="time" office:time-value="PT500H59M59S">
            <text:p>1803599,000,,,,,,,,,,,,</text:p>
          </table:table-cell>
          <table:table-cell table:number-columns-repeated="4" table:style-name="ce31" office:value-type="time" office:time-value="PT500H59M59S">
            <text:p>1803599,000,,,,,,,,,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6:.K416])/[.$B$285]" office:value-type="time" office:time-value="PT500H59M59S">
            <text:p>1803599,000,,,,,,,,,,,,</text:p>
          </table:table-cell>
          <table:table-cell table:number-columns-repeated="4" table:style-name="ce31" office:value-type="time" office:time-value="PT500H59M59S">
            <text:p>1803599,000,,,,,,,,,,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17:.K417])/[.$B$285]" office:value-type="time" office:time-value="PT500H59M59S">
            <text:p>1803599,000,,,,,,,,,,,,</text:p>
          </table:table-cell>
          <table:table-cell table:number-columns-repeated="4" table:style-name="ce31" office:value-type="time" office:time-value="PT500H59M59S">
            <text:p>1803599,000,,,,,,,,,,,,,,,,,,,,,</text:p>
          </table:table-cell>
          <table:table-cell table:number-columns-repeated="10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18:.K418])/[.$B$285]" office:value-type="time" office:time-value="PT00H00M08.043183S">
            <text:p>08,043,,,,,,,,,,,,</text:p>
          </table:table-cell>
          <table:table-cell table:style-name="ce39" office:value-type="time" office:time-value="PT00H00M07.939384S">
            <text:p>07,939,,,,,,,,,,,</text:p>
          </table:table-cell>
          <table:table-cell table:style-name="ce39" office:value-type="time" office:time-value="PT00H00M07.762939S">
            <text:p>07,763,,,,,,,,,,,</text:p>
          </table:table-cell>
          <table:table-cell table:style-name="ce39" office:value-type="time" office:time-value="PT00H00M09.202941S">
            <text:p>09,203,,,,,,,,,,,</text:p>
          </table:table-cell>
          <table:table-cell table:style-name="ce39" office:value-type="time" office:time-value="PT00H00M07.267469S">
            <text:p>07,267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9:.K419])/[.$B$285]" office:value-type="time" office:time-value="PT00H00M00.4425S">
            <text:p>00,443,,,,,,,,,,,,</text:p>
          </table:table-cell>
          <table:table-cell table:style-name="ce39" office:value-type="time" office:time-value="PT00H00M00.41S">
            <text:p>00,410,,,,,,,,,,,</text:p>
          </table:table-cell>
          <table:table-cell table:style-name="ce39" office:value-type="time" office:time-value="PT00H00M00.5S">
            <text:p>00,500,,,,,,,,,,,</text:p>
          </table:table-cell>
          <table:table-cell table:style-name="ce39" office:value-type="time" office:time-value="PT00H00M00.48S">
            <text:p>00,480,,,,,,,,,,,</text:p>
          </table:table-cell>
          <table:table-cell table:style-name="ce39" office:value-type="time" office:time-value="PT00H00M00.38S">
            <text:p>00,38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0:.K420])/[.$B$285]" office:value-type="time" office:time-value="PT00H00M00.015995S">
            <text:p>00,016,,,,,,,,,,,,</text:p>
          </table:table-cell>
          <table:table-cell table:style-name="ce39" office:value-type="time" office:time-value="PT00H00M00.034264S">
            <text:p>00,034,,,,,,,,,,,</text:p>
          </table:table-cell>
          <table:table-cell table:style-name="ce39" office:value-type="time" office:time-value="PT00H00M00.008052S">
            <text:p>00,008,,,,,,,,,,,</text:p>
          </table:table-cell>
          <table:table-cell table:style-name="ce39" office:value-type="time" office:time-value="PT00H00M00.014281S">
            <text:p>00,014,,,,,,,,,,,</text:p>
          </table:table-cell>
          <table:table-cell table:style-name="ce39" office:value-type="time" office:time-value="PT00H00M00.007382S">
            <text:p>00,007,,,,,,,,,,,</text:p>
          </table:table-cell>
          <table:table-cell table:number-columns-repeated="10"/>
        </table:table-row>
        <table:table-row table:style-name="ro1">
          <table:table-cell office:value-type="string">
            <text:p>Q11a</text:p>
          </table:table-cell>
          <table:table-cell office:value-type="string">
            <text:p>elapsed</text:p>
          </table:table-cell>
          <table:table-cell table:formula="of:=SUM([.D421:.K421])/[.$B$285]" office:value-type="time" office:time-value="PT00H00M07.996482S">
            <text:p>07,996,,,,,,,,,,,,</text:p>
          </table:table-cell>
          <table:table-cell table:style-name="ce39" office:value-type="time" office:time-value="PT00H00M07.489051S">
            <text:p>07,489,,,,,,,,,,,</text:p>
          </table:table-cell>
          <table:table-cell table:style-name="ce39" office:value-type="time" office:time-value="PT00H00M07.552591S">
            <text:p>07,553,,,,,,,,,,,</text:p>
          </table:table-cell>
          <table:table-cell table:style-name="ce39" office:value-type="time" office:time-value="PT00H00M09.860089S">
            <text:p>09,860,,,,,,,,,,,</text:p>
          </table:table-cell>
          <table:table-cell table:style-name="ce39" office:value-type="time" office:time-value="PT00H00M07.084198S">
            <text:p>07,084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22:.K422])/[.$B$285]" office:value-type="time" office:time-value="PT00H00M00.425S">
            <text:p>00,425,,,,,,,,,,,,</text:p>
          </table:table-cell>
          <table:table-cell table:number-columns-repeated="2" table:style-name="ce39" office:value-type="time" office:time-value="PT00H00M00.45S">
            <text:p>00,450,,,,,,,,,,,</text:p>
          </table:table-cell>
          <table:table-cell table:style-name="ce39" office:value-type="time" office:time-value="PT00H00M00.41S">
            <text:p>00,410,,,,,,,,,,,</text:p>
          </table:table-cell>
          <table:table-cell table:style-name="ce39" office:value-type="time" office:time-value="PT00H00M00.39S">
            <text:p>00,39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3:.K423])/[.$B$285]" office:value-type="time" office:time-value="PT00H00M00.007871S">
            <text:p>00,008,,,,,,,,,,,,</text:p>
          </table:table-cell>
          <table:table-cell table:style-name="ce39" office:value-type="time" office:time-value="PT00H00M00.008842S">
            <text:p>00,009,,,,,,,,,,,</text:p>
          </table:table-cell>
          <table:table-cell table:style-name="ce39" office:value-type="time" office:time-value="PT00H00M00.007531S">
            <text:p>00,008,,,,,,,,,,,</text:p>
          </table:table-cell>
          <table:table-cell table:style-name="ce39" office:value-type="time" office:time-value="PT00H00M00.007804S">
            <text:p>00,008,,,,,,,,,,,</text:p>
          </table:table-cell>
          <table:table-cell table:style-name="ce39" office:value-type="time" office:time-value="PT00H00M00.007307S">
            <text:p>00,007,,,,,,,,,,,</text:p>
          </table:table-cell>
          <table:table-cell table:number-columns-repeated="10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424:.K424])/[.$B$285]" office:value-type="time" office:time-value="PT00H00M00.577147S">
            <text:p>00,577,,,,,,,,,,,,</text:p>
          </table:table-cell>
          <table:table-cell table:style-name="ce39" table:formula="of:=+[.D427]+[.D430]" office:value-type="time" office:time-value="PT00H00M00.598672S">
            <text:p>00,599,,,,,,,,,,,</text:p>
          </table:table-cell>
          <table:table-cell table:style-name="ce39" table:formula="of:=+[.E427]+[.E430]" office:value-type="time" office:time-value="PT00H00M00.574415S">
            <text:p>00,574,,,,,,,,,,,</text:p>
          </table:table-cell>
          <table:table-cell table:style-name="ce39" table:formula="of:=+[.F427]+[.F430]" office:value-type="time" office:time-value="PT00H00M00.582972S">
            <text:p>00,583,,,,,,,,,,,</text:p>
          </table:table-cell>
          <table:table-cell table:style-name="ce39" table:formula="of:=+[.G427]+[.G430]" office:value-type="time" office:time-value="PT00H00M00.552529S">
            <text:p>00,553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25:.K425])/[.$B$285]" office:value-type="time" office:time-value="PT00H00M00.3625S">
            <text:p>00,363,,,,,,,,,,,,</text:p>
          </table:table-cell>
          <table:table-cell table:style-name="ce39" table:formula="of:=+[.D428]+[.D431]" office:value-type="time" office:time-value="PT00H00M00.37S">
            <text:p>00,370,,,,,,,,,,,</text:p>
          </table:table-cell>
          <table:table-cell table:style-name="ce39" table:formula="of:=+[.E428]+[.E431]" office:value-type="time" office:time-value="PT00H00M00.35S">
            <text:p>00,350,,,,,,,,,,,</text:p>
          </table:table-cell>
          <table:table-cell table:style-name="ce39" table:formula="of:=+[.F428]+[.F431]" office:value-type="time" office:time-value="PT00H00M00.37S">
            <text:p>00,370,,,,,,,,,,,</text:p>
          </table:table-cell>
          <table:table-cell table:style-name="ce39" table:formula="of:=+[.G428]+[.G431]" office:value-type="time" office:time-value="PT00H00M00.36S">
            <text:p>00,36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6:.K426])/[.$B$285]" office:value-type="time" office:time-value="PT00H00M00.018228S">
            <text:p>00,018,,,,,,,,,,,,</text:p>
          </table:table-cell>
          <table:table-cell table:style-name="ce39" table:formula="of:=+[.D429]+[.D432]" office:value-type="time" office:time-value="PT00H00M00.018429S">
            <text:p>00,018,,,,,,,,,,,</text:p>
          </table:table-cell>
          <table:table-cell table:style-name="ce39" table:formula="of:=+[.E429]+[.E432]" office:value-type="time" office:time-value="PT00H00M00.018734S">
            <text:p>00,019,,,,,,,,,,,</text:p>
          </table:table-cell>
          <table:table-cell table:style-name="ce39" table:formula="of:=+[.F429]+[.F432]" office:value-type="time" office:time-value="PT00H00M00.018351S">
            <text:p>00,018,,,,,,,,,,,</text:p>
          </table:table-cell>
          <table:table-cell table:style-name="ce39" table:formula="of:=+[.G429]+[.G432]" office:value-type="time" office:time-value="PT00H00M00.017397S">
            <text:p>00,017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2tmp1</text:p>
          </table:table-cell>
          <table:table-cell table:style-name="ce38" office:value-type="string">
            <text:p>elapsed</text:p>
          </table:table-cell>
          <table:table-cell table:formula="of:=SUM([.D427:.K427])/[.$B$285]" office:value-type="time" office:time-value="PT00H00M00.456425S">
            <text:p>00,456,,,,,,,,,,,,</text:p>
          </table:table-cell>
          <table:table-cell table:style-name="ce41" office:value-type="time" office:time-value="PT00H00M00.470173S">
            <text:p>00,470,,,,,,,,,,,</text:p>
          </table:table-cell>
          <table:table-cell table:style-name="ce41" office:value-type="time" office:time-value="PT00H00M00.469711S">
            <text:p>00,470,,,,,,,,,,,</text:p>
          </table:table-cell>
          <table:table-cell table:style-name="ce41" office:value-type="time" office:time-value="PT00H00M00.445169S">
            <text:p>00,445,,,,,,,,,,,</text:p>
          </table:table-cell>
          <table:table-cell table:style-name="ce41" office:value-type="time" office:time-value="PT00H00M00.440645S">
            <text:p>00,441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428:.K428])/[.$B$285]" office:value-type="time" office:time-value="PT00H00M00.34S">
            <text:p>00,340,,,,,,,,,,,,</text:p>
          </table:table-cell>
          <table:table-cell table:style-name="ce41" office:value-type="time" office:time-value="PT00H00M00.35S">
            <text:p>00,350,,,,,,,,,,,</text:p>
          </table:table-cell>
          <table:table-cell table:style-name="ce41" office:value-type="time" office:time-value="PT00H00M00.33S">
            <text:p>00,330,,,,,,,,,,,</text:p>
          </table:table-cell>
          <table:table-cell table:style-name="ce41" office:value-type="time" office:time-value="PT00H00M00.35S">
            <text:p>00,350,,,,,,,,,,,</text:p>
          </table:table-cell>
          <table:table-cell table:style-name="ce41" office:value-type="time" office:time-value="PT00H00M00.33S">
            <text:p>00,33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429:.K429])/[.$B$285]" office:value-type="time" office:time-value="PT00H00M00.007663S">
            <text:p>00,008,,,,,,,,,,,,</text:p>
          </table:table-cell>
          <table:table-cell table:style-name="ce41" office:value-type="time" office:time-value="PT00H00M00.00787S">
            <text:p>00,008,,,,,,,,,,,</text:p>
          </table:table-cell>
          <table:table-cell table:style-name="ce41" office:value-type="time" office:time-value="PT00H00M00.007694S">
            <text:p>00,008,,,,,,,,,,,</text:p>
          </table:table-cell>
          <table:table-cell table:style-name="ce41" office:value-type="time" office:time-value="PT00H00M00.007748S">
            <text:p>00,008,,,,,,,,,,,</text:p>
          </table:table-cell>
          <table:table-cell table:style-name="ce41" office:value-type="time" office:time-value="PT00H00M00.00734S">
            <text:p>00,007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2res</text:p>
          </table:table-cell>
          <table:table-cell table:style-name="ce38" office:value-type="string">
            <text:p>elapsed</text:p>
          </table:table-cell>
          <table:table-cell table:formula="of:=SUM([.D430:.K430])/[.$B$285]" office:value-type="time" office:time-value="PT00H00M00.120723S">
            <text:p>00,121,,,,,,,,,,,,</text:p>
          </table:table-cell>
          <table:table-cell table:style-name="ce41" office:value-type="time" office:time-value="PT00H00M00.128499S">
            <text:p>00,128,,,,,,,,,,,</text:p>
          </table:table-cell>
          <table:table-cell table:style-name="ce41" office:value-type="time" office:time-value="PT00H00M00.104704S">
            <text:p>00,105,,,,,,,,,,,</text:p>
          </table:table-cell>
          <table:table-cell table:style-name="ce41" office:value-type="time" office:time-value="PT00H00M00.137803S">
            <text:p>00,138,,,,,,,,,,,</text:p>
          </table:table-cell>
          <table:table-cell table:style-name="ce41" office:value-type="time" office:time-value="PT00H00M00.111884S">
            <text:p>00,112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431:.K431])/[.$B$285]" office:value-type="time" office:time-value="PT00H00M00.0225S">
            <text:p>00,023,,,,,,,,,,,,</text:p>
          </table:table-cell>
          <table:table-cell table:number-columns-repeated="3" table:style-name="ce41" office:value-type="time" office:time-value="PT00H00M00.02S">
            <text:p>00,020,,,,,,,,,,,</text:p>
          </table:table-cell>
          <table:table-cell table:style-name="ce41" office:value-type="time" office:time-value="PT00H00M00.03S">
            <text:p>00,03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432:.K432])/[.$B$285]" office:value-type="time" office:time-value="PT00H00M00.010565S">
            <text:p>00,011,,,,,,,,,,,,</text:p>
          </table:table-cell>
          <table:table-cell table:style-name="ce41" office:value-type="time" office:time-value="PT00H00M00.010559S">
            <text:p>00,011,,,,,,,,,,,</text:p>
          </table:table-cell>
          <table:table-cell table:style-name="ce41" office:value-type="time" office:time-value="PT00H00M00.01104S">
            <text:p>00,011,,,,,,,,,,,</text:p>
          </table:table-cell>
          <table:table-cell table:style-name="ce41" office:value-type="time" office:time-value="PT00H00M00.010603S">
            <text:p>00,011,,,,,,,,,,,</text:p>
          </table:table-cell>
          <table:table-cell table:style-name="ce41" office:value-type="time" office:time-value="PT00H00M00.010057S">
            <text:p>00,010,,,,,,,,,,,</text:p>
          </table:table-cell>
          <table:table-cell table:number-columns-repeated="10"/>
        </table:table-row>
        <table:table-row table:style-name="ro1">
          <table:table-cell office:value-type="string">
            <text:p>Q12a</text:p>
          </table:table-cell>
          <table:table-cell office:value-type="string">
            <text:p>elapsed</text:p>
          </table:table-cell>
          <table:table-cell table:formula="of:=SUM([.D433:.K433])/[.$B$285]" office:value-type="time" office:time-value="PT00H00M00.602731S">
            <text:p>00,603,,,,,,,,,,,,</text:p>
          </table:table-cell>
          <table:table-cell table:style-name="ce39" table:formula="of:=+[.D436]+[.D439]" office:value-type="time" office:time-value="PT00H00M00.516472S">
            <text:p>00,516,,,,,,,,,,,</text:p>
          </table:table-cell>
          <table:table-cell table:style-name="ce39" table:formula="of:=+[.E436]+[.E439]" office:value-type="time" office:time-value="PT00H00M00.488915S">
            <text:p>00,489,,,,,,,,,,,</text:p>
          </table:table-cell>
          <table:table-cell table:style-name="ce39" table:formula="of:=+[.F436]+[.F439]" office:value-type="time" office:time-value="PT00H00M00.885992S">
            <text:p>00,886,,,,,,,,,,,</text:p>
          </table:table-cell>
          <table:table-cell table:style-name="ce39" table:formula="of:=+[.G436]+[.G439]" office:value-type="time" office:time-value="PT00H00M00.519545S">
            <text:p>00,52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34:.K434])/[.$B$285]" office:value-type="time" office:time-value="PT00H00M00.3625S">
            <text:p>00,363,,,,,,,,,,,,</text:p>
          </table:table-cell>
          <table:table-cell table:style-name="ce39" table:formula="of:=+[.D437]+[.D440]" office:value-type="time" office:time-value="PT00H00M00.36S">
            <text:p>00,360,,,,,,,,,,,</text:p>
          </table:table-cell>
          <table:table-cell table:style-name="ce39" table:formula="of:=+[.E437]+[.E440]" office:value-type="time" office:time-value="PT00H00M00.38S">
            <text:p>00,380,,,,,,,,,,,</text:p>
          </table:table-cell>
          <table:table-cell table:style-name="ce39" table:formula="of:=+[.F437]+[.F440]" office:value-type="time" office:time-value="PT00H00M00.35S">
            <text:p>00,350,,,,,,,,,,,</text:p>
          </table:table-cell>
          <table:table-cell table:style-name="ce39" table:formula="of:=+[.G437]+[.G440]" office:value-type="time" office:time-value="PT00H00M00.36S">
            <text:p>00,36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35:.K435])/[.$B$285]" office:value-type="time" office:time-value="PT00H00M00.018137S">
            <text:p>00,018,,,,,,,,,,,,</text:p>
          </table:table-cell>
          <table:table-cell table:style-name="ce39" table:formula="of:=+[.D438]+[.D441]" office:value-type="time" office:time-value="PT00H00M00.017499S">
            <text:p>00,017,,,,,,,,,,,</text:p>
          </table:table-cell>
          <table:table-cell table:style-name="ce39" table:formula="of:=+[.E438]+[.E441]" office:value-type="time" office:time-value="PT00H00M00.017914S">
            <text:p>00,018,,,,,,,,,,,</text:p>
          </table:table-cell>
          <table:table-cell table:style-name="ce39" table:formula="of:=+[.F438]+[.F441]" office:value-type="time" office:time-value="PT00H00M00.019615S">
            <text:p>00,020,,,,,,,,,,,</text:p>
          </table:table-cell>
          <table:table-cell table:style-name="ce39" table:formula="of:=+[.G438]+[.G441]" office:value-type="time" office:time-value="PT00H00M00.017521S">
            <text:p>00,018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2atmp1</text:p>
          </table:table-cell>
          <table:table-cell table:style-name="ce38" office:value-type="string">
            <text:p>elapsed</text:p>
          </table:table-cell>
          <table:table-cell table:formula="of:=SUM([.D436:.K436])/[.$B$285]" office:value-type="time" office:time-value="PT00H00M00.503957S">
            <text:p>00,504,,,,,,,,,,,,</text:p>
          </table:table-cell>
          <table:table-cell table:style-name="ce41" office:value-type="time" office:time-value="PT00H00M00.408363S">
            <text:p>00,408,,,,,,,,,,,</text:p>
          </table:table-cell>
          <table:table-cell table:style-name="ce41" office:value-type="time" office:time-value="PT00H00M00.407179S">
            <text:p>00,407,,,,,,,,,,,</text:p>
          </table:table-cell>
          <table:table-cell table:style-name="ce41" office:value-type="time" office:time-value="PT00H00M00.79148S">
            <text:p>00,791,,,,,,,,,,,</text:p>
          </table:table-cell>
          <table:table-cell table:style-name="ce41" office:value-type="time" office:time-value="PT00H00M00.408804S">
            <text:p>00,409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437:.K437])/[.$B$285]" office:value-type="time" office:time-value="PT00H00M00.335S">
            <text:p>00,335,,,,,,,,,,,,</text:p>
          </table:table-cell>
          <table:table-cell table:style-name="ce41" office:value-type="time" office:time-value="PT00H00M00.33S">
            <text:p>00,330,,,,,,,,,,,</text:p>
          </table:table-cell>
          <table:table-cell table:style-name="ce41" office:value-type="time" office:time-value="PT00H00M00.35S">
            <text:p>00,350,,,,,,,,,,,</text:p>
          </table:table-cell>
          <table:table-cell table:number-columns-repeated="2" table:style-name="ce41" office:value-type="time" office:time-value="PT00H00M00.33S">
            <text:p>00,33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438:.K438])/[.$B$285]" office:value-type="time" office:time-value="PT00H00M00.007682S">
            <text:p>00,008,,,,,,,,,,,,</text:p>
          </table:table-cell>
          <table:table-cell table:style-name="ce41" office:value-type="time" office:time-value="PT00H00M00.007477S">
            <text:p>00,007,,,,,,,,,,,</text:p>
          </table:table-cell>
          <table:table-cell table:style-name="ce41" office:value-type="time" office:time-value="PT00H00M00.007693S">
            <text:p>00,008,,,,,,,,,,,</text:p>
          </table:table-cell>
          <table:table-cell table:style-name="ce41" office:value-type="time" office:time-value="PT00H00M00.008123S">
            <text:p>00,008,,,,,,,,,,,</text:p>
          </table:table-cell>
          <table:table-cell table:style-name="ce41" office:value-type="time" office:time-value="PT00H00M00.007436S">
            <text:p>00,007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2ares</text:p>
          </table:table-cell>
          <table:table-cell table:style-name="ce38" office:value-type="string">
            <text:p>elapsed</text:p>
          </table:table-cell>
          <table:table-cell table:formula="of:=SUM([.D439:.K439])/[.$B$285]" office:value-type="time" office:time-value="PT00H00M00.098775S">
            <text:p>00,099,,,,,,,,,,,,</text:p>
          </table:table-cell>
          <table:table-cell table:style-name="ce41" office:value-type="time" office:time-value="PT00H00M00.108109S">
            <text:p>00,108,,,,,,,,,,,</text:p>
          </table:table-cell>
          <table:table-cell table:style-name="ce41" office:value-type="time" office:time-value="PT00H00M00.081736S">
            <text:p>00,082,,,,,,,,,,,</text:p>
          </table:table-cell>
          <table:table-cell table:style-name="ce41" office:value-type="time" office:time-value="PT00H00M00.094512S">
            <text:p>00,095,,,,,,,,,,,</text:p>
          </table:table-cell>
          <table:table-cell table:style-name="ce41" office:value-type="time" office:time-value="PT00H00M00.110741S">
            <text:p>00,111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440:.K440])/[.$B$285]" office:value-type="time" office:time-value="PT00H00M00.0275S">
            <text:p>00,028,,,,,,,,,,,,</text:p>
          </table:table-cell>
          <table:table-cell table:number-columns-repeated="2" table:style-name="ce41" office:value-type="time" office:time-value="PT00H00M00.03S">
            <text:p>00,030,,,,,,,,,,,</text:p>
          </table:table-cell>
          <table:table-cell table:style-name="ce41" office:value-type="time" office:time-value="PT00H00M00.02S">
            <text:p>00,020,,,,,,,,,,,</text:p>
          </table:table-cell>
          <table:table-cell table:style-name="ce41" office:value-type="time" office:time-value="PT00H00M00.03S">
            <text:p>00,03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441:.K441])/[.$B$285]" office:value-type="time" office:time-value="PT00H00M00.010455S">
            <text:p>00,010,,,,,,,,,,,,</text:p>
          </table:table-cell>
          <table:table-cell table:style-name="ce41" office:value-type="time" office:time-value="PT00H00M00.010022S">
            <text:p>00,010,,,,,,,,,,,</text:p>
          </table:table-cell>
          <table:table-cell table:style-name="ce41" office:value-type="time" office:time-value="PT00H00M00.010221S">
            <text:p>00,010,,,,,,,,,,,</text:p>
          </table:table-cell>
          <table:table-cell table:style-name="ce41" office:value-type="time" office:time-value="PT00H00M00.011492S">
            <text:p>00,011,,,,,,,,,,,</text:p>
          </table:table-cell>
          <table:table-cell table:style-name="ce41" office:value-type="time" office:time-value="PT00H00M00.010085S">
            <text:p>00,010,,,,,,,,,,,</text:p>
          </table:table-cell>
          <table:table-cell table:number-columns-repeated="10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442:.K442])/[.$B$285]" office:value-type="time" office:time-value="PT00H03M46.35201S">
            <text:p>226,352,,,,,,,,,,,,</text:p>
          </table:table-cell>
          <table:table-cell table:style-name="ce39" office:value-type="time" office:time-value="PT00H03M50.125835S">
            <text:p>230,126,,,,,,,,,,,</text:p>
          </table:table-cell>
          <table:table-cell table:style-name="ce39" office:value-type="time" office:time-value="PT00H03M23.395877S">
            <text:p>203,396,,,,,,,,,,,</text:p>
          </table:table-cell>
          <table:table-cell table:style-name="ce39" office:value-type="time" office:time-value="PT00H04M51.249563S">
            <text:p>291,250,,,,,,,,,,,</text:p>
          </table:table-cell>
          <table:table-cell table:style-name="ce39" office:value-type="time" office:time-value="PT00H03M00.636767S">
            <text:p>180,637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3:.K443])/[.$B$285]" office:value-type="time" office:time-value="PT00H00M33.1925S">
            <text:p>33,193,,,,,,,,,,,,</text:p>
          </table:table-cell>
          <table:table-cell table:style-name="ce39" office:value-type="time" office:time-value="PT00H00M33.37S">
            <text:p>33,370,,,,,,,,,,,</text:p>
          </table:table-cell>
          <table:table-cell table:style-name="ce39" office:value-type="time" office:time-value="PT00H00M33.14S">
            <text:p>33,140,,,,,,,,,,,</text:p>
          </table:table-cell>
          <table:table-cell table:style-name="ce39" office:value-type="time" office:time-value="PT00H00M34.27S">
            <text:p>34,270,,,,,,,,,,,</text:p>
          </table:table-cell>
          <table:table-cell table:style-name="ce39" office:value-type="time" office:time-value="PT00H00M31.99S">
            <text:p>31,99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44:.K444])/[.$B$285]" office:value-type="time" office:time-value="PT00H00M00.105798S">
            <text:p>00,106,,,,,,,,,,,,</text:p>
          </table:table-cell>
          <table:table-cell table:style-name="ce39" office:value-type="time" office:time-value="PT00H00M00.112012S">
            <text:p>00,112,,,,,,,,,,,</text:p>
          </table:table-cell>
          <table:table-cell table:style-name="ce39" office:value-type="time" office:time-value="PT00H00M00.099526S">
            <text:p>00,100,,,,,,,,,,,</text:p>
          </table:table-cell>
          <table:table-cell table:style-name="ce39" office:value-type="time" office:time-value="PT00H00M00.117295S">
            <text:p>00,117,,,,,,,,,,,</text:p>
          </table:table-cell>
          <table:table-cell table:style-name="ce39" office:value-type="time" office:time-value="PT00H00M00.094358S">
            <text:p>00,094,,,,,,,,,,,</text:p>
          </table:table-cell>
          <table:table-cell table:number-columns-repeated="10"/>
        </table:table-row>
        <table:table-row table:style-name="ro1">
          <table:table-cell office:value-type="string">
            <text:p>Q13a</text:p>
          </table:table-cell>
          <table:table-cell office:value-type="string">
            <text:p>elapsed</text:p>
          </table:table-cell>
          <table:table-cell table:formula="of:=SUM([.D445:.K445])/[.$B$285]" office:value-type="time" office:time-value="PT00H03M36.777928S">
            <text:p>216,778,,,,,,,,,,,,</text:p>
          </table:table-cell>
          <table:table-cell table:style-name="ce39" office:value-type="time" office:time-value="PT00H04M00.508895S">
            <text:p>240,509,,,,,,,,,,,</text:p>
          </table:table-cell>
          <table:table-cell table:style-name="ce29" office:value-type="time" office:time-value="PT00H03M27.819245S">
            <text:p>03:27,82</text:p>
          </table:table-cell>
          <table:table-cell table:style-name="ce39" office:value-type="time" office:time-value="PT00H03M41.83989S">
            <text:p>221,840,,,,,,,,,,,</text:p>
          </table:table-cell>
          <table:table-cell table:style-name="ce39" office:value-type="time" office:time-value="PT00H03M16.943683S">
            <text:p>196,944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6:.K446])/[.$B$285]" office:value-type="time" office:time-value="PT00H00M33.3575S">
            <text:p>33,358,,,,,,,,,,,,</text:p>
          </table:table-cell>
          <table:table-cell table:style-name="ce39" office:value-type="time" office:time-value="PT00H00M34.1S">
            <text:p>34,100,,,,,,,,,,,</text:p>
          </table:table-cell>
          <table:table-cell table:style-name="ce29" office:value-type="time" office:time-value="PT00H00M33.25S">
            <text:p>00:33,25</text:p>
          </table:table-cell>
          <table:table-cell table:style-name="ce39" office:value-type="time" office:time-value="PT00H00M33.37S">
            <text:p>33,370,,,,,,,,,,,</text:p>
          </table:table-cell>
          <table:table-cell table:style-name="ce39" office:value-type="time" office:time-value="PT00H00M32.71S">
            <text:p>32,71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47:.K447])/[.$B$285]" office:value-type="time" office:time-value="PT00H00M00.126674S">
            <text:p>00,127,,,,,,,,,,,,</text:p>
          </table:table-cell>
          <table:table-cell table:style-name="ce39" office:value-type="time" office:time-value="PT00H00M00.122253S">
            <text:p>00,122,,,,,,,,,,,</text:p>
          </table:table-cell>
          <table:table-cell table:style-name="ce29" office:value-type="time" office:time-value="PT00H00M00.088226S">
            <text:p>00:00,09</text:p>
          </table:table-cell>
          <table:table-cell table:style-name="ce39" office:value-type="time" office:time-value="PT00H00M00.211931S">
            <text:p>00,212,,,,,,,,,,,</text:p>
          </table:table-cell>
          <table:table-cell table:style-name="ce39" office:value-type="time" office:time-value="PT00H00M00.084287S">
            <text:p>00,084,,,,,,,,,,,</text:p>
          </table:table-cell>
          <table:table-cell table:number-columns-repeated="10"/>
        </table:table-row>
        <table:table-row table:style-name="ro1">
          <table:table-cell office:value-type="string">
            <text:p>Q13b</text:p>
          </table:table-cell>
          <table:table-cell office:value-type="string">
            <text:p>elapsed</text:p>
          </table:table-cell>
          <table:table-cell table:formula="of:=SUM([.D448:.K448])/[.$B$285]" office:value-type="time" office:time-value="PT00H04M10.208641S">
            <text:p>250,209,,,,,,,,,,,,</text:p>
          </table:table-cell>
          <table:table-cell table:style-name="ce39" office:value-type="time" office:time-value="PT00H03M54.613173S">
            <text:p>234,613,,,,,,,,,,,</text:p>
          </table:table-cell>
          <table:table-cell table:style-name="ce39" office:value-type="time" office:time-value="PT00H04M26.372067S">
            <text:p>266,372,,,,,,,,,,,</text:p>
          </table:table-cell>
          <table:table-cell table:style-name="ce39" office:value-type="time" office:time-value="PT00H04M28.620045S">
            <text:p>268,620,,,,,,,,,,,</text:p>
          </table:table-cell>
          <table:table-cell table:style-name="ce39" office:value-type="time" office:time-value="PT00H03M51.229278S">
            <text:p>231,229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9:.K449])/[.$B$285]" office:value-type="time" office:time-value="PT00H00M33.4475S">
            <text:p>33,448,,,,,,,,,,,,</text:p>
          </table:table-cell>
          <table:table-cell table:style-name="ce39" office:value-type="time" office:time-value="PT00H00M32.79S">
            <text:p>32,790,,,,,,,,,,,</text:p>
          </table:table-cell>
          <table:table-cell table:style-name="ce39" office:value-type="time" office:time-value="PT00H00M34.03S">
            <text:p>34,030,,,,,,,,,,,</text:p>
          </table:table-cell>
          <table:table-cell table:style-name="ce39" office:value-type="time" office:time-value="PT00H00M34.07S">
            <text:p>34,070,,,,,,,,,,,</text:p>
          </table:table-cell>
          <table:table-cell table:style-name="ce39" office:value-type="time" office:time-value="PT00H00M32.9S">
            <text:p>32,90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0:.K450])/[.$B$285]" office:value-type="time" office:time-value="PT00H00M00.14566S">
            <text:p>00,146,,,,,,,,,,,,</text:p>
          </table:table-cell>
          <table:table-cell table:style-name="ce39" office:value-type="time" office:time-value="PT00H00M00.107576S">
            <text:p>00,108,,,,,,,,,,,</text:p>
          </table:table-cell>
          <table:table-cell table:style-name="ce39" office:value-type="time" office:time-value="PT00H00M00.113047S">
            <text:p>00,113,,,,,,,,,,,</text:p>
          </table:table-cell>
          <table:table-cell table:style-name="ce39" office:value-type="time" office:time-value="PT00H00M00.250853S">
            <text:p>00,251,,,,,,,,,,,</text:p>
          </table:table-cell>
          <table:table-cell table:style-name="ce39" office:value-type="time" office:time-value="PT00H00M00.111165S">
            <text:p>00,111,,,,,,,,,,,</text:p>
          </table:table-cell>
          <table:table-cell table:number-columns-repeated="10"/>
        </table:table-row>
        <table:table-row table:style-name="ro1">
          <table:table-cell office:value-type="string">
            <text:p>Q13c</text:p>
          </table:table-cell>
          <table:table-cell office:value-type="string">
            <text:p>elapsed</text:p>
          </table:table-cell>
          <table:table-cell table:formula="of:=SUM([.D451:.K451])/[.$B$285]" office:value-type="time" office:time-value="PT00H01M59.838669S">
            <text:p>119,839,,,,,,,,,,,,</text:p>
          </table:table-cell>
          <table:table-cell table:style-name="ce39" office:value-type="time" office:time-value="PT00H01M07.128201S">
            <text:p>67,128,,,,,,,,,,,</text:p>
          </table:table-cell>
          <table:table-cell table:style-name="ce39" office:value-type="time" office:time-value="PT00H01M40.892351S">
            <text:p>100,892,,,,,,,,,,,</text:p>
          </table:table-cell>
          <table:table-cell table:style-name="ce39" office:value-type="time" office:time-value="PT00H04M02.873131S">
            <text:p>242,873,,,,,,,,,,,</text:p>
          </table:table-cell>
          <table:table-cell table:style-name="ce39" office:value-type="time" office:time-value="PT00H01M08.460994S">
            <text:p>68,461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52:.K452])/[.$B$285]" office:value-type="time" office:time-value="PT00H00M10.7925S">
            <text:p>10,793,,,,,,,,,,,,</text:p>
          </table:table-cell>
          <table:table-cell table:style-name="ce39" office:value-type="time" office:time-value="PT00H00M10.49S">
            <text:p>10,490,,,,,,,,,,,</text:p>
          </table:table-cell>
          <table:table-cell table:style-name="ce39" office:value-type="time" office:time-value="PT00H00M10.82S">
            <text:p>10,820,,,,,,,,,,,</text:p>
          </table:table-cell>
          <table:table-cell table:style-name="ce39" office:value-type="time" office:time-value="PT00H00M11.41S">
            <text:p>11,410,,,,,,,,,,,</text:p>
          </table:table-cell>
          <table:table-cell table:style-name="ce39" office:value-type="time" office:time-value="PT00H00M10.45S">
            <text:p>10,45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3:.K453])/[.$B$285]" office:value-type="time" office:time-value="PT00H00M00.132027S">
            <text:p>00,132,,,,,,,,,,,,</text:p>
          </table:table-cell>
          <table:table-cell table:style-name="ce39" office:value-type="time" office:time-value="PT00H00M00.112755S">
            <text:p>00,113,,,,,,,,,,,</text:p>
          </table:table-cell>
          <table:table-cell table:style-name="ce39" office:value-type="time" office:time-value="PT00H00M00.125631S">
            <text:p>00,126,,,,,,,,,,,</text:p>
          </table:table-cell>
          <table:table-cell table:style-name="ce39" office:value-type="time" office:time-value="PT00H00M00.185702S">
            <text:p>00,186,,,,,,,,,,,</text:p>
          </table:table-cell>
          <table:table-cell table:style-name="ce39" office:value-type="time" office:time-value="PT00H00M00.104019S">
            <text:p>00,104,,,,,,,,,,,</text:p>
          </table:table-cell>
          <table:table-cell table:number-columns-repeated="10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454:.K454])/[.$B$285]" office:value-type="time" office:time-value="PT00H00M17.870123S">
            <text:p>17,870,,,,,,,,,,,,</text:p>
          </table:table-cell>
          <table:table-cell table:style-name="ce39" office:value-type="time" office:time-value="PT00H00M22.366941S">
            <text:p>22,367,,,,,,,,,,,</text:p>
          </table:table-cell>
          <table:table-cell table:style-name="ce39" office:value-type="time" office:time-value="PT00H00M15.968652S">
            <text:p>15,969,,,,,,,,,,,</text:p>
          </table:table-cell>
          <table:table-cell table:style-name="ce39" office:value-type="time" office:time-value="PT00H00M24.062211S">
            <text:p>24,062,,,,,,,,,,,</text:p>
          </table:table-cell>
          <table:table-cell table:style-name="ce39" office:value-type="time" office:time-value="PT00H00M09.082686S">
            <text:p>09,083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55:.K455])/[.$B$285]" office:value-type="time" office:time-value="PT00H00M04.3175S">
            <text:p>04,318,,,,,,,,,,,,</text:p>
          </table:table-cell>
          <table:table-cell table:style-name="ce39" office:value-type="time" office:time-value="PT00H00M04.5S">
            <text:p>04,500,,,,,,,,,,,</text:p>
          </table:table-cell>
          <table:table-cell table:style-name="ce39" office:value-type="time" office:time-value="PT00H00M04.3S">
            <text:p>04,300,,,,,,,,,,,</text:p>
          </table:table-cell>
          <table:table-cell table:style-name="ce39" office:value-type="time" office:time-value="PT00H00M04.34S">
            <text:p>04,340,,,,,,,,,,,</text:p>
          </table:table-cell>
          <table:table-cell table:style-name="ce39" office:value-type="time" office:time-value="PT00H00M04.13S">
            <text:p>04,13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6:.K456])/[.$B$285]" office:value-type="time" office:time-value="PT00H00M00.051723S">
            <text:p>00,052,,,,,,,,,,,,</text:p>
          </table:table-cell>
          <table:table-cell table:style-name="ce39" office:value-type="time" office:time-value="PT00H00M00.052082S">
            <text:p>00,052,,,,,,,,,,,</text:p>
          </table:table-cell>
          <table:table-cell table:style-name="ce39" office:value-type="time" office:time-value="PT00H00M00.049947S">
            <text:p>00,050,,,,,,,,,,,</text:p>
          </table:table-cell>
          <table:table-cell table:style-name="ce39" office:value-type="time" office:time-value="PT00H00M00.0497S">
            <text:p>00,050,,,,,,,,,,,</text:p>
          </table:table-cell>
          <table:table-cell table:style-name="ce39" office:value-type="time" office:time-value="PT00H00M00.055162S">
            <text:p>00,055,,,,,,,,,,,</text:p>
          </table:table-cell>
          <table:table-cell table:number-columns-repeated="10"/>
        </table:table-row>
        <table:table-row table:style-name="ro1">
          <table:table-cell office:value-type="string">
            <text:p>Q14a</text:p>
          </table:table-cell>
          <table:table-cell office:value-type="string">
            <text:p>elapsed</text:p>
          </table:table-cell>
          <table:table-cell table:formula="of:=SUM([.D457:.K457])/[.$B$285]" office:value-type="time" office:time-value="PT00H00M17.627847S">
            <text:p>17,628,,,,,,,,,,,,</text:p>
          </table:table-cell>
          <table:table-cell table:style-name="ce39" office:value-type="time" office:time-value="PT00H00M22.339148S">
            <text:p>22,339,,,,,,,,,,,</text:p>
          </table:table-cell>
          <table:table-cell table:style-name="ce39" office:value-type="time" office:time-value="PT00H00M16.734594S">
            <text:p>16,735,,,,,,,,,,,</text:p>
          </table:table-cell>
          <table:table-cell table:style-name="ce39" office:value-type="time" office:time-value="PT00H00M15.952828S">
            <text:p>15,953,,,,,,,,,,,</text:p>
          </table:table-cell>
          <table:table-cell table:style-name="ce39" office:value-type="time" office:time-value="PT00H00M15.484818S">
            <text:p>15,485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58:.K458])/[.$B$285]" office:value-type="time" office:time-value="PT00H00M04.37S">
            <text:p>04,370,,,,,,,,,,,,</text:p>
          </table:table-cell>
          <table:table-cell table:style-name="ce39" office:value-type="time" office:time-value="PT00H00M04.41S">
            <text:p>04,410,,,,,,,,,,,</text:p>
          </table:table-cell>
          <table:table-cell table:style-name="ce39" office:value-type="time" office:time-value="PT00H00M04.43S">
            <text:p>04,430,,,,,,,,,,,</text:p>
          </table:table-cell>
          <table:table-cell table:style-name="ce39" office:value-type="time" office:time-value="PT00H00M04.4S">
            <text:p>04,400,,,,,,,,,,,</text:p>
          </table:table-cell>
          <table:table-cell table:style-name="ce39" office:value-type="time" office:time-value="PT00H00M04.24S">
            <text:p>04,24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9:.K459])/[.$B$285]" office:value-type="time" office:time-value="PT00H00M00.047535S">
            <text:p>00,048,,,,,,,,,,,,</text:p>
          </table:table-cell>
          <table:table-cell table:style-name="ce39" office:value-type="time" office:time-value="PT00H00M00.041443S">
            <text:p>00,041,,,,,,,,,,,</text:p>
          </table:table-cell>
          <table:table-cell table:style-name="ce39" office:value-type="time" office:time-value="PT00H00M00.038373S">
            <text:p>00,038,,,,,,,,,,,</text:p>
          </table:table-cell>
          <table:table-cell table:style-name="ce39" office:value-type="time" office:time-value="PT00H00M00.067895S">
            <text:p>00,068,,,,,,,,,,,</text:p>
          </table:table-cell>
          <table:table-cell table:style-name="ce39" office:value-type="time" office:time-value="PT00H00M00.04243S">
            <text:p>00,042,,,,,,,,,,,</text:p>
          </table:table-cell>
          <table:table-cell table:number-columns-repeated="10"/>
        </table:table-row>
        <table:table-row table:style-name="ro1">
          <table:table-cell office:value-type="string">
            <text:p>Q14b</text:p>
          </table:table-cell>
          <table:table-cell office:value-type="string">
            <text:p>elapsed</text:p>
          </table:table-cell>
          <table:table-cell table:formula="of:=SUM([.D460:.K460])/[.$B$285]" office:value-type="time" office:time-value="PT00H00M23.130237S">
            <text:p>23,130,,,,,,,,,,,,</text:p>
          </table:table-cell>
          <table:table-cell table:style-name="ce39" office:value-type="time" office:time-value="PT00H00M22.443575S">
            <text:p>22,444,,,,,,,,,,,</text:p>
          </table:table-cell>
          <table:table-cell table:style-name="ce39" office:value-type="time" office:time-value="PT00H00M23.202601S">
            <text:p>23,203,,,,,,,,,,,</text:p>
          </table:table-cell>
          <table:table-cell table:style-name="ce39" office:value-type="time" office:time-value="PT00H00M25.034508S">
            <text:p>25,035,,,,,,,,,,,</text:p>
          </table:table-cell>
          <table:table-cell table:style-name="ce39" office:value-type="time" office:time-value="PT00H00M21.840264S">
            <text:p>21,84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61:.K461])/[.$B$285]" office:value-type="time" office:time-value="PT00H00M04.38S">
            <text:p>04,380,,,,,,,,,,,,</text:p>
          </table:table-cell>
          <table:table-cell table:style-name="ce39" office:value-type="time" office:time-value="PT00H00M04.33S">
            <text:p>04,330,,,,,,,,,,,</text:p>
          </table:table-cell>
          <table:table-cell table:style-name="ce39" office:value-type="time" office:time-value="PT00H00M04.45S">
            <text:p>04,450,,,,,,,,,,,</text:p>
          </table:table-cell>
          <table:table-cell table:style-name="ce39" office:value-type="time" office:time-value="PT00H00M04.46S">
            <text:p>04,460,,,,,,,,,,,</text:p>
          </table:table-cell>
          <table:table-cell table:style-name="ce39" office:value-type="time" office:time-value="PT00H00M04.28S">
            <text:p>04,28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62:.K462])/[.$B$285]" office:value-type="time" office:time-value="PT00H00M00.04797S">
            <text:p>00,048,,,,,,,,,,,,</text:p>
          </table:table-cell>
          <table:table-cell table:style-name="ce39" office:value-type="time" office:time-value="PT00H00M00.053504S">
            <text:p>00,054,,,,,,,,,,,</text:p>
          </table:table-cell>
          <table:table-cell table:style-name="ce39" office:value-type="time" office:time-value="PT00H00M00.041513S">
            <text:p>00,042,,,,,,,,,,,</text:p>
          </table:table-cell>
          <table:table-cell table:style-name="ce39" office:value-type="time" office:time-value="PT00H00M00.043492S">
            <text:p>00,043,,,,,,,,,,,</text:p>
          </table:table-cell>
          <table:table-cell table:style-name="ce39" office:value-type="time" office:time-value="PT00H00M00.05337S">
            <text:p>00,053,,,,,,,,,,,</text:p>
          </table:table-cell>
          <table:table-cell table:number-columns-repeated="10"/>
        </table:table-row>
        <table:table-row table:style-name="ro1">
          <table:table-cell office:value-type="string">
            <text:p>Q14c</text:p>
          </table:table-cell>
          <table:table-cell office:value-type="string">
            <text:p>elapsed</text:p>
          </table:table-cell>
          <table:table-cell table:formula="of:=SUM([.D463:.K463])/[.$B$285]" office:value-type="time" office:time-value="PT00H01M10.430195S">
            <text:p>70,430,,,,,,,,,,,,</text:p>
          </table:table-cell>
          <table:table-cell table:style-name="ce39" office:value-type="time" office:time-value="PT00H00M55.420845S">
            <text:p>55,421,,,,,,,,,,,</text:p>
          </table:table-cell>
          <table:table-cell table:style-name="ce39" office:value-type="time" office:time-value="PT00H01M38.063878S">
            <text:p>98,064,,,,,,,,,,,</text:p>
          </table:table-cell>
          <table:table-cell table:style-name="ce39" office:value-type="time" office:time-value="PT00H01M15.610658S">
            <text:p>75,611,,,,,,,,,,,</text:p>
          </table:table-cell>
          <table:table-cell table:style-name="ce39" office:value-type="time" office:time-value="PT00H00M52.625399S">
            <text:p>52,625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64:.K464])/[.$B$285]" office:value-type="time" office:time-value="PT00H00M05.075S">
            <text:p>05,075,,,,,,,,,,,,</text:p>
          </table:table-cell>
          <table:table-cell table:style-name="ce39" office:value-type="time" office:time-value="PT00H00M04.86S">
            <text:p>04,860,,,,,,,,,,,</text:p>
          </table:table-cell>
          <table:table-cell table:style-name="ce39" office:value-type="time" office:time-value="PT00H00M05.14S">
            <text:p>05,140,,,,,,,,,,,</text:p>
          </table:table-cell>
          <table:table-cell table:style-name="ce39" office:value-type="time" office:time-value="PT00H00M05.41S">
            <text:p>05,410,,,,,,,,,,,</text:p>
          </table:table-cell>
          <table:table-cell table:style-name="ce39" office:value-type="time" office:time-value="PT00H00M04.89S">
            <text:p>04,89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65:.K465])/[.$B$285]" office:value-type="time" office:time-value="PT00H00M00.143346S">
            <text:p>00,143,,,,,,,,,,,,</text:p>
          </table:table-cell>
          <table:table-cell table:style-name="ce39" office:value-type="time" office:time-value="PT00H00M00.161847S">
            <text:p>00,162,,,,,,,,,,,</text:p>
          </table:table-cell>
          <table:table-cell table:style-name="ce39" office:value-type="time" office:time-value="PT00H00M00.244125S">
            <text:p>00,244,,,,,,,,,,,</text:p>
          </table:table-cell>
          <table:table-cell table:style-name="ce39" office:value-type="time" office:time-value="PT00H00M00.063393S">
            <text:p>00,063,,,,,,,,,,,</text:p>
          </table:table-cell>
          <table:table-cell table:style-name="ce39" office:value-type="time" office:time-value="PT00H00M00.104019S">
            <text:p>00,104,,,,,,,,,,,</text:p>
          </table:table-cell>
          <table:table-cell table:number-columns-repeated="10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466:.K466])/[.$B$285]" office:value-type="time" office:time-value="PT00H00M43.437241S">
            <text:p>43,437,,,,,,,,,,,,</text:p>
          </table:table-cell>
          <table:table-cell table:style-name="ce39" office:value-type="time" office:time-value="PT00H00M51.20782S">
            <text:p>51,208,,,,,,,,,,,</text:p>
          </table:table-cell>
          <table:table-cell table:style-name="ce39" office:value-type="time" office:time-value="PT00H00M40.931263S">
            <text:p>40,931,,,,,,,,,,,</text:p>
          </table:table-cell>
          <table:table-cell table:style-name="ce39" office:value-type="time" office:time-value="PT00H00M47.766956S">
            <text:p>47,767,,,,,,,,,,,</text:p>
          </table:table-cell>
          <table:table-cell table:style-name="ce39" office:value-type="time" office:time-value="PT00H00M33.842925S">
            <text:p>33,843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67:.K467])/[.$B$285]" office:value-type="time" office:time-value="PT00H00M04.8475S">
            <text:p>04,848,,,,,,,,,,,,</text:p>
          </table:table-cell>
          <table:table-cell table:style-name="ce39" office:value-type="time" office:time-value="PT00H00M05.18S">
            <text:p>05,180,,,,,,,,,,,</text:p>
          </table:table-cell>
          <table:table-cell table:style-name="ce39" office:value-type="time" office:time-value="PT00H00M04.79S">
            <text:p>04,790,,,,,,,,,,,</text:p>
          </table:table-cell>
          <table:table-cell table:style-name="ce39" office:value-type="time" office:time-value="PT00H00M04.78S">
            <text:p>04,780,,,,,,,,,,,</text:p>
          </table:table-cell>
          <table:table-cell table:style-name="ce39" office:value-type="time" office:time-value="PT00H00M04.64S">
            <text:p>04,64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68:.K468])/[.$B$285]" office:value-type="time" office:time-value="PT00H00M00.072307S">
            <text:p>00,072,,,,,,,,,,,,</text:p>
          </table:table-cell>
          <table:table-cell table:style-name="ce39" office:value-type="time" office:time-value="PT00H00M00.057613S">
            <text:p>00,058,,,,,,,,,,,</text:p>
          </table:table-cell>
          <table:table-cell table:style-name="ce39" office:value-type="time" office:time-value="PT00H00M00.078554S">
            <text:p>00,079,,,,,,,,,,,</text:p>
          </table:table-cell>
          <table:table-cell table:style-name="ce39" office:value-type="time" office:time-value="PT00H00M00.085572S">
            <text:p>00,086,,,,,,,,,,,</text:p>
          </table:table-cell>
          <table:table-cell table:style-name="ce39" office:value-type="time" office:time-value="PT00H00M00.067487S">
            <text:p>00,067,,,,,,,,,,,</text:p>
          </table:table-cell>
          <table:table-cell table:number-columns-repeated="10"/>
        </table:table-row>
        <table:table-row table:style-name="ro1">
          <table:table-cell office:value-type="string">
            <text:p>Q15a</text:p>
          </table:table-cell>
          <table:table-cell office:value-type="string">
            <text:p>elapsed</text:p>
          </table:table-cell>
          <table:table-cell table:formula="of:=SUM([.D469:.K469])/[.$B$285]" office:value-type="time" office:time-value="PT00H00M45.795332S">
            <text:p>45,795,,,,,,,,,,,,</text:p>
          </table:table-cell>
          <table:table-cell table:style-name="ce39" office:value-type="time" office:time-value="PT00H00M52.529696S">
            <text:p>52,530,,,,,,,,,,,</text:p>
          </table:table-cell>
          <table:table-cell table:style-name="ce39" office:value-type="time" office:time-value="PT00H00M42.933777S">
            <text:p>42,934,,,,,,,,,,,</text:p>
          </table:table-cell>
          <table:table-cell table:style-name="ce39" office:value-type="time" office:time-value="PT00H00M46.151798S">
            <text:p>46,152,,,,,,,,,,,</text:p>
          </table:table-cell>
          <table:table-cell table:style-name="ce39" office:value-type="time" office:time-value="PT00H00M41.566056S">
            <text:p>41,566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0:.K470])/[.$B$285]" office:value-type="time" office:time-value="PT00H00M04.9175S">
            <text:p>04,918,,,,,,,,,,,,</text:p>
          </table:table-cell>
          <table:table-cell table:style-name="ce39" office:value-type="time" office:time-value="PT00H00M05.13S">
            <text:p>05,130,,,,,,,,,,,</text:p>
          </table:table-cell>
          <table:table-cell table:style-name="ce39" office:value-type="time" office:time-value="PT00H00M04.82S">
            <text:p>04,820,,,,,,,,,,,</text:p>
          </table:table-cell>
          <table:table-cell table:style-name="ce39" office:value-type="time" office:time-value="PT00H00M04.92S">
            <text:p>04,920,,,,,,,,,,,</text:p>
          </table:table-cell>
          <table:table-cell table:style-name="ce39" office:value-type="time" office:time-value="PT00H00M04.8S">
            <text:p>04,80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71:.K471])/[.$B$285]" office:value-type="time" office:time-value="PT00H00M00.079432S">
            <text:p>00,079,,,,,,,,,,,,</text:p>
          </table:table-cell>
          <table:table-cell table:style-name="ce39" office:value-type="time" office:time-value="PT00H00M00.065924S">
            <text:p>00,066,,,,,,,,,,,</text:p>
          </table:table-cell>
          <table:table-cell table:style-name="ce39" office:value-type="time" office:time-value="PT00H00M00.081461S">
            <text:p>00,081,,,,,,,,,,,</text:p>
          </table:table-cell>
          <table:table-cell table:style-name="ce39" office:value-type="time" office:time-value="PT00H00M00.104525S">
            <text:p>00,105,,,,,,,,,,,</text:p>
          </table:table-cell>
          <table:table-cell table:style-name="ce39" office:value-type="time" office:time-value="PT00H00M00.065818S">
            <text:p>00,066,,,,,,,,,,,</text:p>
          </table:table-cell>
          <table:table-cell table:number-columns-repeated="10"/>
        </table:table-row>
        <table:table-row table:style-name="ro1">
          <table:table-cell office:value-type="string">
            <text:p>Q15b</text:p>
          </table:table-cell>
          <table:table-cell office:value-type="string">
            <text:p>elapsed</text:p>
          </table:table-cell>
          <table:table-cell table:formula="of:=SUM([.D472:.K472])/[.$B$285]" office:value-type="time" office:time-value="PT00H01M00.213962S">
            <text:p>60,214,,,,,,,,,,,,</text:p>
          </table:table-cell>
          <table:table-cell table:style-name="ce39" office:value-type="time" office:time-value="PT00H00M58.480953S">
            <text:p>58,481,,,,,,,,,,,</text:p>
          </table:table-cell>
          <table:table-cell table:style-name="ce39" office:value-type="time" office:time-value="PT00H00M59.815464S">
            <text:p>59,815,,,,,,,,,,,</text:p>
          </table:table-cell>
          <table:table-cell table:style-name="ce39" office:value-type="time" office:time-value="PT00H01M09.96978S">
            <text:p>69,970,,,,,,,,,,,</text:p>
          </table:table-cell>
          <table:table-cell table:style-name="ce39" office:value-type="time" office:time-value="PT00H00M52.589651S">
            <text:p>52,59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3:.K473])/[.$B$285]" office:value-type="time" office:time-value="PT00H00M05.0825S">
            <text:p>05,083,,,,,,,,,,,,</text:p>
          </table:table-cell>
          <table:table-cell table:style-name="ce39" office:value-type="time" office:time-value="PT00H00M04.91S">
            <text:p>04,910,,,,,,,,,,,</text:p>
          </table:table-cell>
          <table:table-cell table:number-columns-repeated="2" table:style-name="ce39" office:value-type="time" office:time-value="PT00H00M05.18S">
            <text:p>05,180,,,,,,,,,,,</text:p>
          </table:table-cell>
          <table:table-cell table:style-name="ce39" office:value-type="time" office:time-value="PT00H00M05.06S">
            <text:p>05,06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74:.K474])/[.$B$285]" office:value-type="time" office:time-value="PT00H00M00.076039S">
            <text:p>00,076,,,,,,,,,,,,</text:p>
          </table:table-cell>
          <table:table-cell table:style-name="ce39" office:value-type="time" office:time-value="PT00H00M00.065463S">
            <text:p>00,065,,,,,,,,,,,</text:p>
          </table:table-cell>
          <table:table-cell table:style-name="ce39" office:value-type="time" office:time-value="PT00H00M00.090361S">
            <text:p>00,090,,,,,,,,,,,</text:p>
          </table:table-cell>
          <table:table-cell table:style-name="ce39" office:value-type="time" office:time-value="PT00H00M00.054476S">
            <text:p>00,054,,,,,,,,,,,</text:p>
          </table:table-cell>
          <table:table-cell table:style-name="ce39" office:value-type="time" office:time-value="PT00H00M00.093856S">
            <text:p>00,094,,,,,,,,,,,</text:p>
          </table:table-cell>
          <table:table-cell table:number-columns-repeated="10"/>
        </table:table-row>
        <table:table-row table:style-name="ro1">
          <table:table-cell office:value-type="string">
            <text:p>Q15c</text:p>
          </table:table-cell>
          <table:table-cell office:value-type="string">
            <text:p>elapsed</text:p>
          </table:table-cell>
          <table:table-cell table:formula="of:=SUM([.D475:.K475])/[.$B$285]" office:value-type="time" office:time-value="PT00H01M35.945826S">
            <text:p>95,946,,,,,,,,,,,,</text:p>
          </table:table-cell>
          <table:table-cell table:style-name="ce39" office:value-type="time" office:time-value="PT00H00M56.828414S">
            <text:p>56,828,,,,,,,,,,,</text:p>
          </table:table-cell>
          <table:table-cell table:style-name="ce39" office:value-type="time" office:time-value="PT00H02M33.492532S">
            <text:p>153,493,,,,,,,,,,,</text:p>
          </table:table-cell>
          <table:table-cell table:style-name="ce39" office:value-type="time" office:time-value="PT00H01M56.883711S">
            <text:p>116,884,,,,,,,,,,,</text:p>
          </table:table-cell>
          <table:table-cell table:style-name="ce39" office:value-type="time" office:time-value="PT00H00M56.578645S">
            <text:p>56,579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6:.K476])/[.$B$285]" office:value-type="time" office:time-value="PT00H00M05.5875S">
            <text:p>05,588,,,,,,,,,,,,</text:p>
          </table:table-cell>
          <table:table-cell table:style-name="ce39" office:value-type="time" office:time-value="PT00H00M05.09S">
            <text:p>05,090,,,,,,,,,,,</text:p>
          </table:table-cell>
          <table:table-cell table:style-name="ce39" office:value-type="time" office:time-value="PT00H00M06.11S">
            <text:p>06,110,,,,,,,,,,,</text:p>
          </table:table-cell>
          <table:table-cell table:style-name="ce39" office:value-type="time" office:time-value="PT00H00M06.04S">
            <text:p>06,040,,,,,,,,,,,</text:p>
          </table:table-cell>
          <table:table-cell table:style-name="ce39" office:value-type="time" office:time-value="PT00H00M05.11S">
            <text:p>05,11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77:.K477])/[.$B$285]" office:value-type="time" office:time-value="PT00H00M00.088872S">
            <text:p>00,089,,,,,,,,,,,,</text:p>
          </table:table-cell>
          <table:table-cell table:style-name="ce39" office:value-type="time" office:time-value="PT00H00M00.058703S">
            <text:p>00,059,,,,,,,,,,,</text:p>
          </table:table-cell>
          <table:table-cell table:style-name="ce39" office:value-type="time" office:time-value="PT00H00M00.108905S">
            <text:p>00,109,,,,,,,,,,,</text:p>
          </table:table-cell>
          <table:table-cell table:style-name="ce39" office:value-type="time" office:time-value="PT00H00M00.116969S">
            <text:p>00,117,,,,,,,,,,,</text:p>
          </table:table-cell>
          <table:table-cell table:style-name="ce39" office:value-type="time" office:time-value="PT00H00M00.070911S">
            <text:p>00,071,,,,,,,,,,,</text:p>
          </table:table-cell>
          <table:table-cell table:number-columns-repeated="10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478:.K478])/[.$B$285]" office:value-type="time" office:time-value="PT00H00M03.62073S">
            <text:p>03,621,,,,,,,,,,,,</text:p>
          </table:table-cell>
          <table:table-cell table:style-name="ce39" table:formula="of:=+[.D481]+[.D484]+[.D487]" office:value-type="time" office:time-value="PT00H00M04.255096S">
            <text:p>04,255,,,,,,,,,,,</text:p>
          </table:table-cell>
          <table:table-cell table:style-name="ce39" table:formula="of:=+[.E481]+[.E484]+[.E487]" office:value-type="time" office:time-value="PT00H00M03.486149S">
            <text:p>03,486,,,,,,,,,,,</text:p>
          </table:table-cell>
          <table:table-cell table:style-name="ce39" table:formula="of:=+[.F481]+[.F484]+[.F487]" office:value-type="time" office:time-value="PT00H00M03.623596S">
            <text:p>03,624,,,,,,,,,,,</text:p>
          </table:table-cell>
          <table:table-cell table:style-name="ce39" table:formula="of:=+[.G481]+[.G484]+[.G487]" office:value-type="time" office:time-value="PT00H00M03.118077S">
            <text:p>03,118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9:.K479])/[.$B$285]" office:value-type="time" office:time-value="PT00H00M00.8125S">
            <text:p>00,813,,,,,,,,,,,,</text:p>
          </table:table-cell>
          <table:table-cell table:style-name="ce39" table:formula="of:=+[.D482]+[.D485]+[.D488]" office:value-type="time" office:time-value="PT00H00M00.82S">
            <text:p>00,820,,,,,,,,,,,</text:p>
          </table:table-cell>
          <table:table-cell table:style-name="ce39" table:formula="of:=+[.E482]+[.E485]+[.E488]" office:value-type="time" office:time-value="PT00H00M00.84S">
            <text:p>00,840,,,,,,,,,,,</text:p>
          </table:table-cell>
          <table:table-cell table:style-name="ce39" table:formula="of:=+[.F482]+[.F485]+[.F488]" office:value-type="time" office:time-value="PT00H00M00.77S">
            <text:p>00,770,,,,,,,,,,,</text:p>
          </table:table-cell>
          <table:table-cell table:style-name="ce39" table:formula="of:=+[.G482]+[.G485]+[.G488]" office:value-type="time" office:time-value="PT00H00M00.82S">
            <text:p>00,82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0:.K480])/[.$B$285]" office:value-type="time" office:time-value="PT00H00M00.299493S">
            <text:p>00,299,,,,,,,,,,,,</text:p>
          </table:table-cell>
          <table:table-cell table:style-name="ce39" table:formula="of:=+[.D483]+[.D486]+[.D489]" office:value-type="time" office:time-value="PT00H00M00.346748S">
            <text:p>00,347,,,,,,,,,,,</text:p>
          </table:table-cell>
          <table:table-cell table:style-name="ce39" table:formula="of:=+[.E483]+[.E486]+[.E489]" office:value-type="time" office:time-value="PT00H00M00.276242S">
            <text:p>00,276,,,,,,,,,,,</text:p>
          </table:table-cell>
          <table:table-cell table:style-name="ce39" table:formula="of:=+[.F483]+[.F486]+[.F489]" office:value-type="time" office:time-value="PT00H00M00.292073S">
            <text:p>00,292,,,,,,,,,,,</text:p>
          </table:table-cell>
          <table:table-cell table:style-name="ce39" table:formula="of:=+[.G483]+[.G486]+[.G489]" office:value-type="time" office:time-value="PT00H00M00.282909S">
            <text:p>00,283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tmp1</text:p>
          </table:table-cell>
          <table:table-cell table:style-name="ce38" office:value-type="string">
            <text:p>elapsed</text:p>
          </table:table-cell>
          <table:table-cell table:formula="of:=SUM([.D481:.K481])/[.$B$285]" office:value-type="time" office:time-value="PT00H00M01.252154S">
            <text:p>01,252,,,,,,,,,,,,</text:p>
          </table:table-cell>
          <table:table-cell table:style-name="ce39" office:value-type="time" office:time-value="PT00H00M01.473719S">
            <text:p>01,474,,,,,,,,,,,</text:p>
          </table:table-cell>
          <table:table-cell table:style-name="ce41" office:value-type="time" office:time-value="PT00H00M01.181006S">
            <text:p>01,181,,,,,,,,,,,</text:p>
          </table:table-cell>
          <table:table-cell table:style-name="ce41" office:value-type="time" office:time-value="PT00H00M01.290543S">
            <text:p>01,291,,,,,,,,,,,</text:p>
          </table:table-cell>
          <table:table-cell table:style-name="ce39" office:value-type="time" office:time-value="PT00H00M01.063349S">
            <text:p>01,063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482:.K482])/[.$B$285]" office:value-type="time" office:time-value="PT00H00M00.155S">
            <text:p>00,155,,,,,,,,,,,,</text:p>
          </table:table-cell>
          <table:table-cell table:style-name="ce39" office:value-type="time" office:time-value="PT00H00M00.16S">
            <text:p>00,160,,,,,,,,,,,</text:p>
          </table:table-cell>
          <table:table-cell table:style-name="ce41" office:value-type="time" office:time-value="PT00H00M00.16S">
            <text:p>00,160,,,,,,,,,,,</text:p>
          </table:table-cell>
          <table:table-cell table:style-name="ce41" office:value-type="time" office:time-value="PT00H00M00.14S">
            <text:p>00,140,,,,,,,,,,,</text:p>
          </table:table-cell>
          <table:table-cell table:style-name="ce39" office:value-type="time" office:time-value="PT00H00M00.16S">
            <text:p>00,16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483:.K483])/[.$B$285]" office:value-type="time" office:time-value="PT00H00M00.098891S">
            <text:p>00,099,,,,,,,,,,,,</text:p>
          </table:table-cell>
          <table:table-cell table:style-name="ce39" office:value-type="time" office:time-value="PT00H00M00.11344S">
            <text:p>00,113,,,,,,,,,,,</text:p>
          </table:table-cell>
          <table:table-cell table:style-name="ce41" office:value-type="time" office:time-value="PT00H00M00.109323S">
            <text:p>00,109,,,,,,,,,,,</text:p>
          </table:table-cell>
          <table:table-cell table:style-name="ce41" office:value-type="time" office:time-value="PT00H00M00.088848S">
            <text:p>00,089,,,,,,,,,,,</text:p>
          </table:table-cell>
          <table:table-cell table:style-name="ce39" office:value-type="time" office:time-value="PT00H00M00.083953S">
            <text:p>00,084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tmp2</text:p>
          </table:table-cell>
          <table:table-cell table:style-name="ce38" office:value-type="string">
            <text:p>elapsed</text:p>
          </table:table-cell>
          <table:table-cell table:formula="of:=SUM([.D484:.K484])/[.$B$285]" office:value-type="time" office:time-value="PT00H00M01.612781S">
            <text:p>01,613,,,,,,,,,,,,</text:p>
          </table:table-cell>
          <table:table-cell table:style-name="ce39" office:value-type="time" office:time-value="PT00H00M02.026441S">
            <text:p>02,026,,,,,,,,,,,</text:p>
          </table:table-cell>
          <table:table-cell table:style-name="ce41" office:value-type="time" office:time-value="PT00H00M01.550487S">
            <text:p>01,550,,,,,,,,,,,</text:p>
          </table:table-cell>
          <table:table-cell table:style-name="ce41" office:value-type="time" office:time-value="PT00H00M01.582413S">
            <text:p>01,582,,,,,,,,,,,</text:p>
          </table:table-cell>
          <table:table-cell table:style-name="ce39" office:value-type="time" office:time-value="PT00H00M01.291784S">
            <text:p>01,292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485:.K485])/[.$B$285]" office:value-type="time" office:time-value="PT00H00M00.18S">
            <text:p>00,180,,,,,,,,,,,,</text:p>
          </table:table-cell>
          <table:table-cell table:style-name="ce39" office:value-type="time" office:time-value="PT00H00M00.18S">
            <text:p>00,180,,,,,,,,,,,</text:p>
          </table:table-cell>
          <table:table-cell table:style-name="ce41" office:value-type="time" office:time-value="PT00H00M00.19S">
            <text:p>00,190,,,,,,,,,,,</text:p>
          </table:table-cell>
          <table:table-cell table:style-name="ce41" office:value-type="time" office:time-value="PT00H00M00.17S">
            <text:p>00,170,,,,,,,,,,,</text:p>
          </table:table-cell>
          <table:table-cell table:style-name="ce39" office:value-type="time" office:time-value="PT00H00M00.18S">
            <text:p>00,18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486:.K486])/[.$B$285]" office:value-type="time" office:time-value="PT00H00M00.127294S">
            <text:p>00,127,,,,,,,,,,,,</text:p>
          </table:table-cell>
          <table:table-cell table:style-name="ce39" office:value-type="time" office:time-value="PT00H00M00.168797S">
            <text:p>00,169,,,,,,,,,,,</text:p>
          </table:table-cell>
          <table:table-cell table:style-name="ce41" office:value-type="time" office:time-value="PT00H00M00.108327S">
            <text:p>00,108,,,,,,,,,,,</text:p>
          </table:table-cell>
          <table:table-cell table:style-name="ce41" office:value-type="time" office:time-value="PT00H00M00.113724S">
            <text:p>00,114,,,,,,,,,,,</text:p>
          </table:table-cell>
          <table:table-cell table:style-name="ce39" office:value-type="time" office:time-value="PT00H00M00.118328S">
            <text:p>00,118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res</text:p>
          </table:table-cell>
          <table:table-cell table:style-name="ce38" office:value-type="string">
            <text:p>elapsed</text:p>
          </table:table-cell>
          <table:table-cell table:formula="of:=SUM([.D487:.K487])/[.$B$285]" office:value-type="time" office:time-value="PT00H00M00.755794S">
            <text:p>00,756,,,,,,,,,,,,</text:p>
          </table:table-cell>
          <table:table-cell table:style-name="ce39" office:value-type="time" office:time-value="PT00H00M00.754936S">
            <text:p>00,755,,,,,,,,,,,</text:p>
          </table:table-cell>
          <table:table-cell table:style-name="ce41" office:value-type="time" office:time-value="PT00H00M00.754656S">
            <text:p>00,755,,,,,,,,,,,</text:p>
          </table:table-cell>
          <table:table-cell table:style-name="ce41" office:value-type="time" office:time-value="PT00H00M00.75064S">
            <text:p>00,751,,,,,,,,,,,</text:p>
          </table:table-cell>
          <table:table-cell table:style-name="ce39" office:value-type="time" office:time-value="PT00H00M00.762944S">
            <text:p>00,763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488:.K488])/[.$B$285]" office:value-type="time" office:time-value="PT00H00M00.4775S">
            <text:p>00,478,,,,,,,,,,,,</text:p>
          </table:table-cell>
          <table:table-cell table:style-name="ce39" office:value-type="time" office:time-value="PT00H00M00.48S">
            <text:p>00,480,,,,,,,,,,,</text:p>
          </table:table-cell>
          <table:table-cell table:style-name="ce41" office:value-type="time" office:time-value="PT00H00M00.49S">
            <text:p>00,490,,,,,,,,,,,</text:p>
          </table:table-cell>
          <table:table-cell table:style-name="ce41" office:value-type="time" office:time-value="PT00H00M00.46S">
            <text:p>00,460,,,,,,,,,,,</text:p>
          </table:table-cell>
          <table:table-cell table:style-name="ce39" office:value-type="time" office:time-value="PT00H00M00.48S">
            <text:p>00,48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489:.K489])/[.$B$285]" office:value-type="time" office:time-value="PT00H00M00.073308S">
            <text:p>00,073,,,,,,,,,,,,</text:p>
          </table:table-cell>
          <table:table-cell table:style-name="ce39" office:value-type="time" office:time-value="PT00H00M00.064511S">
            <text:p>00,065,,,,,,,,,,,</text:p>
          </table:table-cell>
          <table:table-cell table:style-name="ce41" office:value-type="time" office:time-value="PT00H00M00.058592S">
            <text:p>00,059,,,,,,,,,,,</text:p>
          </table:table-cell>
          <table:table-cell table:style-name="ce41" office:value-type="time" office:time-value="PT00H00M00.089501S">
            <text:p>00,090,,,,,,,,,,,</text:p>
          </table:table-cell>
          <table:table-cell table:style-name="ce39" office:value-type="time" office:time-value="PT00H00M00.080628S">
            <text:p>00,081,,,,,,,,,,,</text:p>
          </table:table-cell>
          <table:table-cell table:number-columns-repeated="10"/>
        </table:table-row>
        <table:table-row table:style-name="ro1">
          <table:table-cell office:value-type="string">
            <text:p>Q16a</text:p>
          </table:table-cell>
          <table:table-cell office:value-type="string">
            <text:p>elapsed</text:p>
          </table:table-cell>
          <table:table-cell table:formula="of:=SUM([.D490:.K490])/[.$B$285]" office:value-type="time" office:time-value="PT00H00M03.710757S">
            <text:p>03,711,,,,,,,,,,,,</text:p>
          </table:table-cell>
          <table:table-cell table:style-name="ce39" table:formula="of:=+[.D493]+[.D496]+[.D499]" office:value-type="time" office:time-value="PT00H00M04.134911S">
            <text:p>04,135,,,,,,,,,,,</text:p>
          </table:table-cell>
          <table:table-cell table:style-name="ce39" table:formula="of:=+[.E493]+[.E496]+[.E499]" office:value-type="time" office:time-value="PT00H00M03.54442S">
            <text:p>03,544,,,,,,,,,,,</text:p>
          </table:table-cell>
          <table:table-cell table:style-name="ce39" table:formula="of:=+[.F493]+[.F496]+[.F499]" office:value-type="time" office:time-value="PT00H00M03.813048S">
            <text:p>03,813,,,,,,,,,,,</text:p>
          </table:table-cell>
          <table:table-cell table:style-name="ce39" table:formula="of:=+[.G493]+[.G496]+[.G499]" office:value-type="time" office:time-value="PT00H00M03.350649S">
            <text:p>03,351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91:.K491])/[.$B$285]" office:value-type="time" office:time-value="PT00H00M00.83S">
            <text:p>00,830,,,,,,,,,,,,</text:p>
          </table:table-cell>
          <table:table-cell table:style-name="ce39" table:formula="of:=+[.D494]+[.D497]+[.D500]" office:value-type="time" office:time-value="PT00H00M00.85S">
            <text:p>00,850,,,,,,,,,,,</text:p>
          </table:table-cell>
          <table:table-cell table:style-name="ce39" table:formula="of:=+[.E494]+[.E497]+[.E500]" office:value-type="time" office:time-value="PT00H00M00.82S">
            <text:p>00,820,,,,,,,,,,,</text:p>
          </table:table-cell>
          <table:table-cell table:style-name="ce39" table:formula="of:=+[.F494]+[.F497]+[.F500]" office:value-type="time" office:time-value="PT00H00M00.82S">
            <text:p>00,820,,,,,,,,,,,</text:p>
          </table:table-cell>
          <table:table-cell table:style-name="ce39" table:formula="of:=+[.G494]+[.G497]+[.G500]" office:value-type="time" office:time-value="PT00H00M00.83S">
            <text:p>00,83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92:.K492])/[.$B$285]" office:value-type="time" office:time-value="PT00H00M00.314432S">
            <text:p>00,314,,,,,,,,,,,,</text:p>
          </table:table-cell>
          <table:table-cell table:style-name="ce39" table:formula="of:=+[.D495]+[.D498]+[.D501]" office:value-type="time" office:time-value="PT00H00M00.373346S">
            <text:p>00,373,,,,,,,,,,,</text:p>
          </table:table-cell>
          <table:table-cell table:style-name="ce39" table:formula="of:=+[.E495]+[.E498]+[.E501]" office:value-type="time" office:time-value="PT00H00M00.277653S">
            <text:p>00,278,,,,,,,,,,,</text:p>
          </table:table-cell>
          <table:table-cell table:style-name="ce39" table:formula="of:=+[.F495]+[.F498]+[.F501]" office:value-type="time" office:time-value="PT00H00M00.327624S">
            <text:p>00,328,,,,,,,,,,,</text:p>
          </table:table-cell>
          <table:table-cell table:style-name="ce39" table:formula="of:=+[.G495]+[.G498]+[.G501]" office:value-type="time" office:time-value="PT00H00M00.279105S">
            <text:p>00,279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atmp1</text:p>
          </table:table-cell>
          <table:table-cell table:style-name="ce38" office:value-type="string">
            <text:p>elapsed</text:p>
          </table:table-cell>
          <table:table-cell table:formula="of:=SUM([.D493:.K493])/[.$B$285]" office:value-type="time" office:time-value="PT00H00M01.421078S">
            <text:p>01,421,,,,,,,,,,,,</text:p>
          </table:table-cell>
          <table:table-cell table:style-name="ce39" office:value-type="time" office:time-value="PT00H00M01.554183S">
            <text:p>01,554,,,,,,,,,,,</text:p>
          </table:table-cell>
          <table:table-cell table:style-name="ce41" office:value-type="time" office:time-value="PT00H00M01.380458S">
            <text:p>01,380,,,,,,,,,,,</text:p>
          </table:table-cell>
          <table:table-cell table:style-name="ce41" office:value-type="time" office:time-value="PT00H00M01.579281S">
            <text:p>01,579,,,,,,,,,,,</text:p>
          </table:table-cell>
          <table:table-cell table:style-name="ce41" office:value-type="time" office:time-value="PT00H00M01.170388S">
            <text:p>01,17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494:.K494])/[.$B$285]" office:value-type="time" office:time-value="PT00H00M00.15S">
            <text:p>00,150,,,,,,,,,,,,</text:p>
          </table:table-cell>
          <table:table-cell table:style-name="ce39" office:value-type="time" office:time-value="PT00H00M00.15S">
            <text:p>00,150,,,,,,,,,,,</text:p>
          </table:table-cell>
          <table:table-cell table:style-name="ce41" office:value-type="time" office:time-value="PT00H00M00.13S">
            <text:p>00,130,,,,,,,,,,,</text:p>
          </table:table-cell>
          <table:table-cell table:style-name="ce41" office:value-type="time" office:time-value="PT00H00M00.15S">
            <text:p>00,150,,,,,,,,,,,</text:p>
          </table:table-cell>
          <table:table-cell table:style-name="ce41" office:value-type="time" office:time-value="PT00H00M00.17S">
            <text:p>00,17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495:.K495])/[.$B$285]" office:value-type="time" office:time-value="PT00H00M00.108636S">
            <text:p>00,109,,,,,,,,,,,,</text:p>
          </table:table-cell>
          <table:table-cell table:style-name="ce39" office:value-type="time" office:time-value="PT00H00M00.09929S">
            <text:p>00,099,,,,,,,,,,,</text:p>
          </table:table-cell>
          <table:table-cell table:style-name="ce41" office:value-type="time" office:time-value="PT00H00M00.118348S">
            <text:p>00,118,,,,,,,,,,,</text:p>
          </table:table-cell>
          <table:table-cell table:style-name="ce41" office:value-type="time" office:time-value="PT00H00M00.132481S">
            <text:p>00,132,,,,,,,,,,,</text:p>
          </table:table-cell>
          <table:table-cell table:style-name="ce41" office:value-type="time" office:time-value="PT00H00M00.084426S">
            <text:p>00,084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atmp2</text:p>
          </table:table-cell>
          <table:table-cell table:style-name="ce38" office:value-type="string">
            <text:p>elapsed</text:p>
          </table:table-cell>
          <table:table-cell table:formula="of:=SUM([.D496:.K496])/[.$B$285]" office:value-type="time" office:time-value="PT00H00M01.57363S">
            <text:p>01,574,,,,,,,,,,,,</text:p>
          </table:table-cell>
          <table:table-cell table:style-name="ce39" office:value-type="time" office:time-value="PT00H00M01.816682S">
            <text:p>01,817,,,,,,,,,,,</text:p>
          </table:table-cell>
          <table:table-cell table:style-name="ce41" office:value-type="time" office:time-value="PT00H00M01.441124S">
            <text:p>01,441,,,,,,,,,,,</text:p>
          </table:table-cell>
          <table:table-cell table:style-name="ce41" office:value-type="time" office:time-value="PT00H00M01.545665S">
            <text:p>01,546,,,,,,,,,,,</text:p>
          </table:table-cell>
          <table:table-cell table:style-name="ce41" office:value-type="time" office:time-value="PT00H00M01.49105S">
            <text:p>01,491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497:.K497])/[.$B$285]" office:value-type="time" office:time-value="PT00H00M00.19S">
            <text:p>00,190,,,,,,,,,,,,</text:p>
          </table:table-cell>
          <table:table-cell table:style-name="ce39" office:value-type="time" office:time-value="PT00H00M00.21S">
            <text:p>00,210,,,,,,,,,,,</text:p>
          </table:table-cell>
          <table:table-cell table:style-name="ce41" office:value-type="time" office:time-value="PT00H00M00.2S">
            <text:p>00,200,,,,,,,,,,,</text:p>
          </table:table-cell>
          <table:table-cell table:style-name="ce41" office:value-type="time" office:time-value="PT00H00M00.18S">
            <text:p>00,180,,,,,,,,,,,</text:p>
          </table:table-cell>
          <table:table-cell table:style-name="ce41" office:value-type="time" office:time-value="PT00H00M00.17S">
            <text:p>00,17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498:.K498])/[.$B$285]" office:value-type="time" office:time-value="PT00H00M00.146112S">
            <text:p>00,146,,,,,,,,,,,,</text:p>
          </table:table-cell>
          <table:table-cell table:style-name="ce39" office:value-type="time" office:time-value="PT00H00M00.212779S">
            <text:p>00,213,,,,,,,,,,,</text:p>
          </table:table-cell>
          <table:table-cell table:style-name="ce41" office:value-type="time" office:time-value="PT00H00M00.103146S">
            <text:p>00,103,,,,,,,,,,,</text:p>
          </table:table-cell>
          <table:table-cell table:style-name="ce41" office:value-type="time" office:time-value="PT00H00M00.126666S">
            <text:p>00,127,,,,,,,,,,,</text:p>
          </table:table-cell>
          <table:table-cell table:style-name="ce41" office:value-type="time" office:time-value="PT00H00M00.141856S">
            <text:p>00,142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6ares</text:p>
          </table:table-cell>
          <table:table-cell table:style-name="ce38" office:value-type="string">
            <text:p>elapsed</text:p>
          </table:table-cell>
          <table:table-cell table:formula="of:=SUM([.D499:.K499])/[.$B$285]" office:value-type="time" office:time-value="PT00H00M00.716049S">
            <text:p>00,716,,,,,,,,,,,,</text:p>
          </table:table-cell>
          <table:table-cell table:style-name="ce39" office:value-type="time" office:time-value="PT00H00M00.764046S">
            <text:p>00,764,,,,,,,,,,,</text:p>
          </table:table-cell>
          <table:table-cell table:style-name="ce41" office:value-type="time" office:time-value="PT00H00M00.722838S">
            <text:p>00,723,,,,,,,,,,,</text:p>
          </table:table-cell>
          <table:table-cell table:style-name="ce41" office:value-type="time" office:time-value="PT00H00M00.688102S">
            <text:p>00,688,,,,,,,,,,,</text:p>
          </table:table-cell>
          <table:table-cell table:style-name="ce41" office:value-type="time" office:time-value="PT00H00M00.689211S">
            <text:p>00,689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500:.K500])/[.$B$285]" office:value-type="time" office:time-value="PT00H00M00.49S">
            <text:p>00,490,,,,,,,,,,,,</text:p>
          </table:table-cell>
          <table:table-cell table:style-name="ce39" office:value-type="time" office:time-value="PT00H00M00.49S">
            <text:p>00,490,,,,,,,,,,,</text:p>
          </table:table-cell>
          <table:table-cell table:number-columns-repeated="3" table:style-name="ce41" office:value-type="time" office:time-value="PT00H00M00.49S">
            <text:p>00,49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501:.K501])/[.$B$285]" office:value-type="time" office:time-value="PT00H00M00.059684S">
            <text:p>00,060,,,,,,,,,,,,</text:p>
          </table:table-cell>
          <table:table-cell table:style-name="ce39" office:value-type="time" office:time-value="PT00H00M00.061277S">
            <text:p>00,061,,,,,,,,,,,</text:p>
          </table:table-cell>
          <table:table-cell table:style-name="ce41" office:value-type="time" office:time-value="PT00H00M00.056159S">
            <text:p>00,056,,,,,,,,,,,</text:p>
          </table:table-cell>
          <table:table-cell table:style-name="ce41" office:value-type="time" office:time-value="PT00H00M00.068477S">
            <text:p>00,068,,,,,,,,,,,</text:p>
          </table:table-cell>
          <table:table-cell table:style-name="ce41" office:value-type="time" office:time-value="PT00H00M00.052823S">
            <text:p>00,053,,,,,,,,,,,</text:p>
          </table:table-cell>
          <table:table-cell table:number-columns-repeated="10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502:.K502])/[.$B$285]" office:value-type="time" office:time-value="PT00H00M03.89762S">
            <text:p>03,898,,,,,,,,,,,,</text:p>
          </table:table-cell>
          <table:table-cell table:style-name="ce41" office:value-type="time" office:time-value="PT00H00M03.560107S">
            <text:p>03,560,,,,,,,,,,,</text:p>
          </table:table-cell>
          <table:table-cell table:style-name="ce41" office:value-type="time" office:time-value="PT00H00M04.179016S">
            <text:p>04,179,,,,,,,,,,,</text:p>
          </table:table-cell>
          <table:table-cell table:style-name="ce41" office:value-type="time" office:time-value="PT00H00M04.454872S">
            <text:p>04,455,,,,,,,,,,,</text:p>
          </table:table-cell>
          <table:table-cell table:style-name="ce41" office:value-type="time" office:time-value="PT00H00M03.396485S">
            <text:p>03,396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3:.K503])/[.$B$285]" office:value-type="time" office:time-value="PT00H00M00.7975S">
            <text:p>00,798,,,,,,,,,,,,</text:p>
          </table:table-cell>
          <table:table-cell table:style-name="ce41" office:value-type="time" office:time-value="PT00H00M00.81S">
            <text:p>00,810,,,,,,,,,,,</text:p>
          </table:table-cell>
          <table:table-cell table:style-name="ce41" office:value-type="time" office:time-value="PT00H00M00.82S">
            <text:p>00,820,,,,,,,,,,,</text:p>
          </table:table-cell>
          <table:table-cell table:style-name="ce41" office:value-type="time" office:time-value="PT00H00M00.79S">
            <text:p>00,790,,,,,,,,,,,</text:p>
          </table:table-cell>
          <table:table-cell table:style-name="ce41" office:value-type="time" office:time-value="PT00H00M00.77S">
            <text:p>00,77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04:.K504])/[.$B$285]" office:value-type="time" office:time-value="PT00H00M00.060177S">
            <text:p>00,060,,,,,,,,,,,,</text:p>
          </table:table-cell>
          <table:table-cell table:style-name="ce41" office:value-type="time" office:time-value="PT00H00M00.075802S">
            <text:p>00,076,,,,,,,,,,,</text:p>
          </table:table-cell>
          <table:table-cell table:style-name="ce41" office:value-type="time" office:time-value="PT00H00M00.051213S">
            <text:p>00,051,,,,,,,,,,,</text:p>
          </table:table-cell>
          <table:table-cell table:style-name="ce41" office:value-type="time" office:time-value="PT00H00M00.060692S">
            <text:p>00,061,,,,,,,,,,,</text:p>
          </table:table-cell>
          <table:table-cell table:style-name="ce41" office:value-type="time" office:time-value="PT00H00M00.053S">
            <text:p>00,053,,,,,,,,,,,</text:p>
          </table:table-cell>
          <table:table-cell table:number-columns-repeated="10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505:.K505])/[.$B$285]" office:value-type="time" office:time-value="PT00H00M12.884448S">
            <text:p>12,884,,,,,,,,,,,,</text:p>
          </table:table-cell>
          <table:table-cell table:style-name="ce39" table:formula="of:=+[.D508]+[.D511]" office:value-type="time" office:time-value="PT00H00M14.61281S">
            <text:p>14,613,,,,,,,,,,,</text:p>
          </table:table-cell>
          <table:table-cell table:style-name="ce39" table:formula="of:=+[.E508]+[.E511]" office:value-type="time" office:time-value="PT00H00M13.206108S">
            <text:p>13,206,,,,,,,,,,,</text:p>
          </table:table-cell>
          <table:table-cell table:style-name="ce39" table:formula="of:=+[.F508]+[.F511]" office:value-type="time" office:time-value="PT00H00M13.322316S">
            <text:p>13,322,,,,,,,,,,,</text:p>
          </table:table-cell>
          <table:table-cell table:style-name="ce39" table:formula="of:=+[.G508]+[.G511]" office:value-type="time" office:time-value="PT00H00M10.396556S">
            <text:p>10,397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6:.K506])/[.$B$285]" office:value-type="time" office:time-value="PT00H00M02.06S">
            <text:p>02,060,,,,,,,,,,,,</text:p>
          </table:table-cell>
          <table:table-cell table:style-name="ce39" table:formula="of:=+[.D509]+[.D512]" office:value-type="time" office:time-value="PT00H00M02.12S">
            <text:p>02,120,,,,,,,,,,,</text:p>
          </table:table-cell>
          <table:table-cell table:style-name="ce39" table:formula="of:=+[.E509]+[.E512]" office:value-type="time" office:time-value="PT00H00M02.04S">
            <text:p>02,040,,,,,,,,,,,</text:p>
          </table:table-cell>
          <table:table-cell table:style-name="ce39" table:formula="of:=+[.F509]+[.F512]" office:value-type="time" office:time-value="PT00H00M02.08S">
            <text:p>02,080,,,,,,,,,,,</text:p>
          </table:table-cell>
          <table:table-cell table:style-name="ce39" table:formula="of:=+[.G509]+[.G512]" office:value-type="time" office:time-value="PT00H00M02S">
            <text:p>02,000,,,,,,,,,,,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07:.K507])/[.$B$285]" office:value-type="time" office:time-value="PT00H00M00.020297S">
            <text:p>00,020,,,,,,,,,,,,</text:p>
          </table:table-cell>
          <table:table-cell table:style-name="ce39" table:formula="of:=+[.D510]+[.D513]" office:value-type="time" office:time-value="PT00H00M00.020009S">
            <text:p>00,020,,,,,,,,,,,</text:p>
          </table:table-cell>
          <table:table-cell table:style-name="ce39" table:formula="of:=+[.E510]+[.E513]" office:value-type="time" office:time-value="PT00H00M00.020994S">
            <text:p>00,021,,,,,,,,,,,</text:p>
          </table:table-cell>
          <table:table-cell table:style-name="ce39" table:formula="of:=+[.F510]+[.F513]" office:value-type="time" office:time-value="PT00H00M00.020106S">
            <text:p>00,020,,,,,,,,,,,</text:p>
          </table:table-cell>
          <table:table-cell table:style-name="ce39" table:formula="of:=+[.G510]+[.G513]" office:value-type="time" office:time-value="PT00H00M00.020078S">
            <text:p>00,020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7tmp1</text:p>
          </table:table-cell>
          <table:table-cell table:style-name="ce38" office:value-type="string">
            <text:p>elapsed</text:p>
          </table:table-cell>
          <table:table-cell table:formula="of:=SUM([.D508:.K508])/[.$B$285]" office:value-type="time" office:time-value="PT00H00M12.777339S">
            <text:p>12,777,,,,,,,,,,,,</text:p>
          </table:table-cell>
          <table:table-cell table:style-name="ce41" office:value-type="time" office:time-value="PT00H00M14.497289S">
            <text:p>14,497,,,,,,,,,,,</text:p>
          </table:table-cell>
          <table:table-cell table:style-name="ce41" office:value-type="time" office:time-value="PT00H00M13.099933S">
            <text:p>13,100,,,,,,,,,,,</text:p>
          </table:table-cell>
          <table:table-cell table:style-name="ce41" office:value-type="time" office:time-value="PT00H00M13.225909S">
            <text:p>13,226,,,,,,,,,,,</text:p>
          </table:table-cell>
          <table:table-cell table:style-name="ce41" office:value-type="time" office:time-value="PT00H00M10.286225S">
            <text:p>10,286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509:.K509])/[.$B$285]" office:value-type="time" office:time-value="PT00H00M02.0225S">
            <text:p>02,023,,,,,,,,,,,,</text:p>
          </table:table-cell>
          <table:table-cell table:style-name="ce41" office:value-type="time" office:time-value="PT00H00M02.08S">
            <text:p>02,080,,,,,,,,,,,</text:p>
          </table:table-cell>
          <table:table-cell table:style-name="ce41" office:value-type="time" office:time-value="PT00H00M02S">
            <text:p>02,000,,,,,,,,,,,</text:p>
          </table:table-cell>
          <table:table-cell table:style-name="ce41" office:value-type="time" office:time-value="PT00H00M02.05S">
            <text:p>02,050,,,,,,,,,,,</text:p>
          </table:table-cell>
          <table:table-cell table:style-name="ce41" office:value-type="time" office:time-value="PT00H00M01.96S">
            <text:p>01,96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510:.K510])/[.$B$285]" office:value-type="time" office:time-value="PT00H00M00.009061S">
            <text:p>00,009,,,,,,,,,,,,</text:p>
          </table:table-cell>
          <table:table-cell table:style-name="ce41" office:value-type="time" office:time-value="PT00H00M00.009124S">
            <text:p>00,009,,,,,,,,,,,</text:p>
          </table:table-cell>
          <table:table-cell table:style-name="ce41" office:value-type="time" office:time-value="PT00H00M00.008849S">
            <text:p>00,009,,,,,,,,,,,</text:p>
          </table:table-cell>
          <table:table-cell table:style-name="ce41" office:value-type="time" office:time-value="PT00H00M00.009167S">
            <text:p>00,009,,,,,,,,,,,</text:p>
          </table:table-cell>
          <table:table-cell table:style-name="ce41" office:value-type="time" office:time-value="PT00H00M00.009103S">
            <text:p>00,009,,,,,,,,,,,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Q17res</text:p>
          </table:table-cell>
          <table:table-cell table:style-name="ce38" office:value-type="string">
            <text:p>elapsed</text:p>
          </table:table-cell>
          <table:table-cell table:formula="of:=SUM([.D511:.K511])/[.$B$285]" office:value-type="time" office:time-value="PT00H00M00.107109S">
            <text:p>00,107,,,,,,,,,,,,</text:p>
          </table:table-cell>
          <table:table-cell table:style-name="ce41" office:value-type="time" office:time-value="PT00H00M00.115521S">
            <text:p>00,116,,,,,,,,,,,</text:p>
          </table:table-cell>
          <table:table-cell table:style-name="ce41" office:value-type="time" office:time-value="PT00H00M00.106175S">
            <text:p>00,106,,,,,,,,,,,</text:p>
          </table:table-cell>
          <table:table-cell table:style-name="ce41" office:value-type="time" office:time-value="PT00H00M00.096407S">
            <text:p>00,096,,,,,,,,,,,</text:p>
          </table:table-cell>
          <table:table-cell table:style-name="ce41" office:value-type="time" office:time-value="PT00H00M00.110331S">
            <text:p>00,11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pu</text:p>
          </table:table-cell>
          <table:table-cell table:formula="of:=SUM([.D512:.K512])/[.$B$285]" office:value-type="time" office:time-value="PT00H00M00.0375S">
            <text:p>00,038,,,,,,,,,,,,</text:p>
          </table:table-cell>
          <table:table-cell table:number-columns-repeated="2" table:style-name="ce41" office:value-type="time" office:time-value="PT00H00M00.04S">
            <text:p>00,040,,,,,,,,,,,</text:p>
          </table:table-cell>
          <table:table-cell table:style-name="ce41" office:value-type="time" office:time-value="PT00H00M00.03S">
            <text:p>00,030,,,,,,,,,,,</text:p>
          </table:table-cell>
          <table:table-cell table:style-name="ce41" office:value-type="time" office:time-value="PT00H00M00.04S">
            <text:p>00,040,,,,,,,,,,,</text:p>
          </table:table-cell>
          <table:table-cell table:number-columns-repeated="10"/>
        </table:table-row>
        <table:table-row table:style-name="ro1">
          <table:table-cell table:style-name="ce20"/>
          <table:table-cell table:style-name="ce38" office:value-type="string">
            <text:p>commit</text:p>
          </table:table-cell>
          <table:table-cell table:formula="of:=SUM([.D513:.K513])/[.$B$285]" office:value-type="time" office:time-value="PT00H00M00.011236S">
            <text:p>00,011,,,,,,,,,,,,</text:p>
          </table:table-cell>
          <table:table-cell table:style-name="ce41" office:value-type="time" office:time-value="PT00H00M00.010885S">
            <text:p>00,011,,,,,,,,,,,</text:p>
          </table:table-cell>
          <table:table-cell table:style-name="ce41" office:value-type="time" office:time-value="PT00H00M00.012145S">
            <text:p>00,012,,,,,,,,,,,</text:p>
          </table:table-cell>
          <table:table-cell table:style-name="ce41" office:value-type="time" office:time-value="PT00H00M00.010939S">
            <text:p>00,011,,,,,,,,,,,</text:p>
          </table:table-cell>
          <table:table-cell table:style-name="ce41" office:value-type="time" office:time-value="PT00H00M00.010975S">
            <text:p>00,011,,,,,,,,,,,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9"/>
          <table:table-cell table:style-name="ce42" table:number-columns-repeated="3"/>
          <table:table-cell table:style-name="ce39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37"/>
          <table:table-cell table:style-name="ce43" table:number-columns-repeated="3"/>
          <table:table-cell table:style-name="ce37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37" table:number-columns-repeated="5"/>
          <table:table-cell table:number-columns-repeated="10"/>
        </table:table-row>
        <table:table-row table:style-name="ro1">
          <table:table-cell table:number-columns-repeated="2"/>
          <table:table-cell table:style-name="ce37" office:value-type="string">
            <text:p>OBA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b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style-name="ce24" table:formula="of:=[.C4]" office:value-type="time" office:time-value="PT00H00M00.360634S">
            <text:p>00,361,,,,,,,,,,,,</text:p>
          </table:table-cell>
          <table:table-cell table:style-name="ce24" table:number-columns-repeated="4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5]" office:value-type="time" office:time-value="PT00H00M00.025S">
            <text:p>00,025,,,,,,,,,,,,</text:p>
          </table:table-cell>
          <table:table-cell table:style-name="ce24" table:number-columns-repeated="4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6]" office:value-type="time" office:time-value="PT00H00M00.003372S">
            <text:p>00,003,,,,,,,,,,,,</text:p>
          </table:table-cell>
          <table:table-cell table:style-name="ce24" table:number-columns-repeated="4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style-name="ce24" table:formula="of:=[.C7]" office:value-type="time" office:time-value="PT00H00M00.089122S">
            <text:p>00,089,,,,,,,,,,,,</text:p>
          </table:table-cell>
          <table:table-cell table:style-name="ce24" table:number-columns-repeated="4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8]" office:value-type="time" office:time-value="PT00H00M00.0175S">
            <text:p>00,018,,,,,,,,,,,,</text:p>
          </table:table-cell>
          <table:table-cell table:style-name="ce24" table:number-columns-repeated="4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9]" office:value-type="time" office:time-value="PT00H00M00.000195S">
            <text:p>00,000,,,,,,,,,,,,</text:p>
          </table:table-cell>
          <table:table-cell table:style-name="ce24" table:number-columns-repeated="4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style-name="ce24" table:formula="of:=[.C10]" office:value-type="time" office:time-value="PT00H00M00.718133S">
            <text:p>00,718,,,,,,,,,,,,</text:p>
          </table:table-cell>
          <table:table-cell table:style-name="ce26" table:formula="of:=[.C13]" office:value-type="time" office:time-value="PT00H00M00.286929S">
            <text:p>00,287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11]" office:value-type="time" office:time-value="PT00H00M00.0925S">
            <text:p>00,093,,,,,,,,,,,,</text:p>
          </table:table-cell>
          <table:table-cell table:style-name="ce24" table:formula="of:=[.C14]" office:value-type="time" office:time-value="PT00H00M00.065S">
            <text:p>00,065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12]" office:value-type="time" office:time-value="PT00H00M00.056416S">
            <text:p>00,056,,,,,,,,,,,,</text:p>
          </table:table-cell>
          <table:table-cell table:style-name="ce24" table:formula="of:=[.C15]" office:value-type="time" office:time-value="PT00H00M00.041893S">
            <text:p>00,042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style-name="ce24" table:formula="of:=[.C16]" office:value-type="time" office:time-value="PT00H00M01.949467S">
            <text:p>01,949,,,,,,,,,,,,</text:p>
          </table:table-cell>
          <table:table-cell table:style-name="ce24" table:number-columns-repeated="4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17]" office:value-type="time" office:time-value="PT00H00M00.35S">
            <text:p>00,350,,,,,,,,,,,,</text:p>
          </table:table-cell>
          <table:table-cell table:style-name="ce24" table:number-columns-repeated="4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18]" office:value-type="time" office:time-value="PT00H00M00.060824S">
            <text:p>00,061,,,,,,,,,,,,</text:p>
          </table:table-cell>
          <table:table-cell table:style-name="ce24" table:number-columns-repeated="4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style-name="ce24" table:formula="of:=[.C19]" office:value-type="time" office:time-value="PT00H00M04.753478S">
            <text:p>04,753,,,,,,,,,,,,</text:p>
          </table:table-cell>
          <table:table-cell table:style-name="ce24" table:formula="of:=[.C31]" office:value-type="time" office:time-value="PT00H00M04.668529S">
            <text:p>04,669,,,,,,,,,,,,</text:p>
          </table:table-cell>
          <table:table-cell table:style-name="ce26" table:formula="of:=[.C43]" office:value-type="time" office:time-value="PT00H00M03.853223S">
            <text:p>03,853,,,,,,,,,,,,</text:p>
          </table:table-cell>
          <table:table-cell table:style-name="ce24" table:number-columns-repeated="2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20]" office:value-type="time" office:time-value="PT00H00M03.7025S">
            <text:p>03,703,,,,,,,,,,,,</text:p>
          </table:table-cell>
          <table:table-cell table:style-name="ce24" table:formula="of:=[.C32]" office:value-type="time" office:time-value="PT00H00M03.6775S">
            <text:p>03,678,,,,,,,,,,,,</text:p>
          </table:table-cell>
          <table:table-cell table:style-name="ce24" table:formula="of:=[.C44]" office:value-type="time" office:time-value="PT00H00M03.2975S">
            <text:p>03,298,,,,,,,,,,,,</text:p>
          </table:table-cell>
          <table:table-cell table:style-name="ce24" table:number-columns-repeated="2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21]" office:value-type="time" office:time-value="PT00H00M00.407004S">
            <text:p>00,407,,,,,,,,,,,,</text:p>
          </table:table-cell>
          <table:table-cell table:style-name="ce24" table:formula="of:=[.C33]" office:value-type="time" office:time-value="PT00H00M00.326291S">
            <text:p>00,326,,,,,,,,,,,,</text:p>
          </table:table-cell>
          <table:table-cell table:style-name="ce24" table:formula="of:=[.C45]" office:value-type="time" office:time-value="PT00H00M00.055301S">
            <text:p>00,055,,,,,,,,,,,,</text:p>
          </table:table-cell>
          <table:table-cell table:style-name="ce24" table:number-columns-repeated="2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style-name="ce24" table:formula="of:=[.C46]" office:value-type="time" office:time-value="PT00H01M22.597783S">
            <text:p>82,598,,,,,,,,,,,,</text:p>
          </table:table-cell>
          <table:table-cell table:style-name="ce24" table:formula="of:=[.C55]" office:value-type="time" office:time-value="PT00H01M26.421959S">
            <text:p>86,422,,,,,,,,,,,,</text:p>
          </table:table-cell>
          <table:table-cell table:style-name="ce24" table:formula="of:=[.C64]" office:value-type="time" office:time-value="PT00H01M35.121294S">
            <text:p>95,121,,,,,,,,,,,,</text:p>
          </table:table-cell>
          <table:table-cell table:style-name="ce24" table:formula="of:=[.C73]" office:value-type="time" office:time-value="PT00H01M38.664553S">
            <text:p>98,665,,,,,,,,,,,,</text:p>
          </table:table-cell>
          <table:table-cell table:style-name="ce26" table:formula="of:=[.C82]" office:value-type="time" office:time-value="PT00H01M19.812352S">
            <text:p>79,812,,,,,,,,,,,,</text:p>
          </table:table-cell>
          <table:table-cell table:style-name="ce24" table:formula="of:=[.C91]" office:value-type="time" office:time-value="PT00H01M21.537626S">
            <text:p>81,538,,,,,,,,,,,,</text:p>
          </table:table-cell>
          <table:table-cell table:style-name="ce25" table:number-columns-repeated="3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47]" office:value-type="time" office:time-value="PT00H01M17.982498S">
            <text:p>77,982,,,,,,,,,,,,</text:p>
          </table:table-cell>
          <table:table-cell table:style-name="ce24" table:formula="of:=[.C56]" office:value-type="time" office:time-value="PT00H01M20.2825S">
            <text:p>80,283,,,,,,,,,,,,</text:p>
          </table:table-cell>
          <table:table-cell table:style-name="ce24" table:formula="of:=[.C65]" office:value-type="time" office:time-value="PT00H01M30.380962S">
            <text:p>90,381,,,,,,,,,,,,</text:p>
          </table:table-cell>
          <table:table-cell table:style-name="ce24" table:formula="of:=[.C74]" office:value-type="time" office:time-value="PT00H01M31.470962S">
            <text:p>91,471,,,,,,,,,,,,</text:p>
          </table:table-cell>
          <table:table-cell table:style-name="ce24" table:formula="of:=[.C83]" office:value-type="time" office:time-value="PT00H01M14.4225S">
            <text:p>74,423,,,,,,,,,,,,</text:p>
          </table:table-cell>
          <table:table-cell table:style-name="ce24" table:formula="of:=[.C92]" office:value-type="time" office:time-value="PT00H01M15.215S">
            <text:p>75,215,,,,,,,,,,,,</text:p>
          </table:table-cell>
          <table:table-cell table:style-name="ce25" table:number-columns-repeated="3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48]" office:value-type="time" office:time-value="PT00H00M00.990323S">
            <text:p>00,990,,,,,,,,,,,,</text:p>
          </table:table-cell>
          <table:table-cell table:style-name="ce24" table:formula="of:=[.C57]" office:value-type="time" office:time-value="PT00H00M00.986438S">
            <text:p>00,986,,,,,,,,,,,,</text:p>
          </table:table-cell>
          <table:table-cell table:style-name="ce24" table:formula="of:=[.C66]" office:value-type="time" office:time-value="PT00H00M00.72339S">
            <text:p>00,723,,,,,,,,,,,,</text:p>
          </table:table-cell>
          <table:table-cell table:style-name="ce24" table:formula="of:=[.C75]" office:value-type="time" office:time-value="PT00H00M00.714618S">
            <text:p>00,715,,,,,,,,,,,,</text:p>
          </table:table-cell>
          <table:table-cell table:style-name="ce24" table:formula="of:=[.C84]" office:value-type="time" office:time-value="PT00H00M01.008936S">
            <text:p>01,009,,,,,,,,,,,,</text:p>
          </table:table-cell>
          <table:table-cell table:style-name="ce24" table:formula="of:=[.C93]" office:value-type="time" office:time-value="PT00H00M01.000379S">
            <text:p>01,000,,,,,,,,,,,,</text:p>
          </table:table-cell>
          <table:table-cell table:style-name="ce25" table:number-columns-repeated="3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style-name="ce24" table:formula="of:=[.C100]" office:value-type="time" office:time-value="PT00H04M13.167096S">
            <text:p>253,167,,,,,,,,,,,,</text:p>
          </table:table-cell>
          <table:table-cell table:style-name="ce24" table:formula="of:=[.C103]" office:value-type="time" office:time-value="PT00H03M20.365164S">
            <text:p>200,365,,,,,,,,,,,,</text:p>
          </table:table-cell>
          <table:table-cell table:style-name="ce24" table:formula="of:=[.C106]" office:value-type="time" office:time-value="PT00H03M30.827879S">
            <text:p>210,828,,,,,,,,,,,,</text:p>
          </table:table-cell>
          <table:table-cell table:style-name="ce24" table:formula="of:=[.C109]" office:value-type="time" office:time-value="PT00H03M20.594215S">
            <text:p>200,594,,,,,,,,,,,,</text:p>
          </table:table-cell>
          <table:table-cell table:style-name="ce26" table:formula="of:=[.C112]" office:value-type="time" office:time-value="PT00H03M19.326493S">
            <text:p>199,326,,,,,,,,,,,,</text:p>
          </table:table-cell>
          <table:table-cell table:style-name="ce25" table:formula="of:=[.C115]" office:value-type="time" office:time-value="PT00H04M56.983855S">
            <text:p>296,984,,,,,,,,,,,,</text:p>
          </table:table-cell>
          <table:table-cell table:style-name="ce25" table:formula="of:=[.C118]" office:value-type="time" office:time-value="PT00H04M45.894063S">
            <text:p>285,894,,,,,,,,,,,,</text:p>
          </table:table-cell>
          <table:table-cell table:style-name="ce25" table:number-columns-repeated="2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101]" office:value-type="time" office:time-value="PT00H02M46.6725S">
            <text:p>166,673,,,,,,,,,,,,</text:p>
          </table:table-cell>
          <table:table-cell table:style-name="ce24" table:formula="of:=[.C104]" office:value-type="time" office:time-value="PT00H01M32.84S">
            <text:p>92,840,,,,,,,,,,,,</text:p>
          </table:table-cell>
          <table:table-cell table:style-name="ce24" table:formula="of:=[.C107]" office:value-type="time" office:time-value="PT00H01M34.6775S">
            <text:p>94,678,,,,,,,,,,,,</text:p>
          </table:table-cell>
          <table:table-cell table:style-name="ce24" table:formula="of:=[.C110]" office:value-type="time" office:time-value="PT00H01M33.0125S">
            <text:p>93,013,,,,,,,,,,,,</text:p>
          </table:table-cell>
          <table:table-cell table:style-name="ce24" table:formula="of:=[.C113]" office:value-type="time" office:time-value="PT00H01M32.96S">
            <text:p>92,960,,,,,,,,,,,,</text:p>
          </table:table-cell>
          <table:table-cell table:style-name="ce25" table:formula="of:=[.C116]" office:value-type="time" office:time-value="PT00H02M51.74S">
            <text:p>171,740,,,,,,,,,,,,</text:p>
          </table:table-cell>
          <table:table-cell table:style-name="ce25" table:formula="of:=[.C119]" office:value-type="time" office:time-value="PT00H02M50.195S">
            <text:p>170,195,,,,,,,,,,,,</text:p>
          </table:table-cell>
          <table:table-cell table:style-name="ce25" table:number-columns-repeated="2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102]" office:value-type="time" office:time-value="PT00H00M00.085191S">
            <text:p>00,085,,,,,,,,,,,,</text:p>
          </table:table-cell>
          <table:table-cell table:style-name="ce24" table:formula="of:=[.C105]" office:value-type="time" office:time-value="PT00H00M00.067112S">
            <text:p>00,067,,,,,,,,,,,,</text:p>
          </table:table-cell>
          <table:table-cell table:style-name="ce24" table:formula="of:=[.C108]" office:value-type="time" office:time-value="PT00H00M00.064714S">
            <text:p>00,065,,,,,,,,,,,,</text:p>
          </table:table-cell>
          <table:table-cell table:style-name="ce24" table:formula="of:=[.C111]" office:value-type="time" office:time-value="PT00H00M00.058631S">
            <text:p>00,059,,,,,,,,,,,,</text:p>
          </table:table-cell>
          <table:table-cell table:style-name="ce24" table:formula="of:=[.C114]" office:value-type="time" office:time-value="PT00H00M00.060566S">
            <text:p>00,061,,,,,,,,,,,,</text:p>
          </table:table-cell>
          <table:table-cell table:style-name="ce25" table:formula="of:=[.C117]" office:value-type="time" office:time-value="PT00H00M00.111863S">
            <text:p>00,112,,,,,,,,,,,,</text:p>
          </table:table-cell>
          <table:table-cell table:style-name="ce25" table:formula="of:=[.C120]" office:value-type="time" office:time-value="PT00H00M00.136738S">
            <text:p>00,137,,,,,,,,,,,,</text:p>
          </table:table-cell>
          <table:table-cell table:style-name="ce25" table:number-columns-repeated="2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style-name="ce26" table:formula="of:=[.C121]" office:value-type="time" office:time-value="PT00H00M00.700022S">
            <text:p>00,700,,,,,,,,,,,,</text:p>
          </table:table-cell>
          <table:table-cell table:style-name="ce24" table:formula="of:=[.C124]" office:value-type="time" office:time-value="PT00H00M01.033832S">
            <text:p>01,034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122]" office:value-type="time" office:time-value="PT00H00M00.2075S">
            <text:p>00,208,,,,,,,,,,,,</text:p>
          </table:table-cell>
          <table:table-cell table:style-name="ce24" table:formula="of:=[.C125]" office:value-type="time" office:time-value="PT00H00M00.2525S">
            <text:p>00,253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123]" office:value-type="time" office:time-value="PT00H00M00.052636S">
            <text:p>00,053,,,,,,,,,,,,</text:p>
          </table:table-cell>
          <table:table-cell table:style-name="ce24" table:formula="of:=[.C126]" office:value-type="time" office:time-value="PT00H00M00.041963S">
            <text:p>00,042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style-name="ce26" table:formula="of:=[.C127]" office:value-type="time" office:time-value="PT00H02M22.270522S">
            <text:p>142,271,,,,,,,,,,,,</text:p>
          </table:table-cell>
          <table:table-cell table:style-name="ce24" table:formula="of:=[.C130]" office:value-type="time" office:time-value="PT00H02M33.758739S">
            <text:p>153,759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128]" office:value-type="time" office:time-value="PT00H01M53.2225S">
            <text:p>113,223,,,,,,,,,,,,</text:p>
          </table:table-cell>
          <table:table-cell table:style-name="ce24" table:formula="of:=[.C131]" office:value-type="time" office:time-value="PT00H01M57.31S">
            <text:p>117,310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129]" office:value-type="time" office:time-value="PT00H00M00.06169S">
            <text:p>00,062,,,,,,,,,,,,</text:p>
          </table:table-cell>
          <table:table-cell table:style-name="ce24" table:formula="of:=[.C132]" office:value-type="time" office:time-value="PT00H00M00.046175S">
            <text:p>00,046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style-name="ce26" table:formula="of:=[.C133]" office:value-type="time" office:time-value="PT00H13M36.874347S">
            <text:p>816,874,,,,,,,,,,,,</text:p>
          </table:table-cell>
          <table:table-cell table:style-name="ce24" table:formula="of:=[.C136]" office:value-type="time" office:time-value="PT00H15M53.476013S">
            <text:p>953,476,,,,,,,,,,,,</text:p>
          </table:table-cell>
          <table:table-cell table:style-name="ce24" table:formula="of:=[.C139]" office:value-type="time" office:time-value="PT00H35M43.792012S">
            <text:p>2143,792,,,,,,,,,,,,</text:p>
          </table:table-cell>
          <table:table-cell table:style-name="ce24" table:formula="of:=[.C142]" office:value-type="time" office:time-value="PT00H35M27.124629S">
            <text:p>2127,125,,,,,,,,,,,,</text:p>
          </table:table-cell>
          <table:table-cell table:style-name="ce24" table:formula="of:=[.C145]" office:value-type="time" office:time-value="PT00H57M24.630359S">
            <text:p>3444,630,,,,,,,,,,,,</text:p>
          </table:table-cell>
          <table:table-cell table:style-name="ce24" table:formula="of:=[.C148]" office:value-type="time" office:time-value="PT01H09M17.604508S">
            <text:p>4157,605,,,,,,,,,,,,</text:p>
          </table:table-cell>
          <table:table-cell table:style-name="ce24" table:formula="of:=[.C151]" office:value-type="time" office:time-value="PT00H56M15.013088S">
            <text:p>3375,013,,,,,,,,,,,,</text:p>
          </table:table-cell>
          <table:table-cell table:style-name="ce24" table:formula="of:=[.C154]" office:value-type="time" office:time-value="PT00H49M23.464072S">
            <text:p>2963,464,,,,,,,,,,,,</text:p>
          </table:table-cell>
          <table:table-cell table:style-name="ce24" table:formula="of:=[.C157]" office:value-type="time" office:time-value="PT00H48M31.291772S">
            <text:p>2911,292,,,,,,,,,,,,</text:p>
          </table:table-cell>
          <table:table-cell table:style-name="ce24" table:formula="of:=[.C160]" office:value-type="time" office:time-value="PT00H47M23.975005S">
            <text:p>2843,975,,,,,,,,,,,,</text:p>
          </table:table-cell>
          <table:table-cell table:style-name="ce25" table:formula="of:=[.C163]" office:value-type="time" office:time-value="PT00H34M27.817421S">
            <text:p>2067,817,,,,,,,,,,,,</text:p>
          </table:table-cell>
          <table:table-cell table:style-name="ce24" table:formula="of:=[.C166]" office:value-type="time" office:time-value="PT00H47M32.807564S">
            <text:p>2852,808,,,,,,,,,,,,</text:p>
          </table:table-cell>
          <table:table-cell table:style-name="ce24" table:formula="of:=[.C169]" office:value-type="time" office:time-value="PT01H31M13.89521S">
            <text:p>5473,895,,,,,,,,,,,,</text:p>
          </table:table-cell>
          <table:table-cell table:style-name="ce25" table:formula="of:=[.C172]" office:value-type="time" office:time-value="PT500H59M59S">
            <text:p>1803599,000,,,,,,,,,,,,</text:p>
          </table:table-cell>
          <table:table-cell table:style-name="ce2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134]" office:value-type="time" office:time-value="PT00H13M05.925S">
            <text:p>785,925,,,,,,,,,,,,</text:p>
          </table:table-cell>
          <table:table-cell table:style-name="ce24" table:formula="of:=[.C137]" office:value-type="time" office:time-value="PT00H13M38.0075S">
            <text:p>818,008,,,,,,,,,,,,</text:p>
          </table:table-cell>
          <table:table-cell table:style-name="ce24" table:formula="of:=[.C140]" office:value-type="time" office:time-value="PT00H34M40.4025S">
            <text:p>2080,403,,,,,,,,,,,,</text:p>
          </table:table-cell>
          <table:table-cell table:style-name="ce24" table:formula="of:=[.C143]" office:value-type="time" office:time-value="PT00H34M41.59S">
            <text:p>2081,590,,,,,,,,,,,,</text:p>
          </table:table-cell>
          <table:table-cell table:style-name="ce24" table:formula="of:=[.C146]" office:value-type="time" office:time-value="PT00H51M11.415S">
            <text:p>3071,415,,,,,,,,,,,,</text:p>
          </table:table-cell>
          <table:table-cell table:style-name="ce24" table:formula="of:=[.C149]" office:value-type="time" office:time-value="PT00H50M50.9825S">
            <text:p>3050,983,,,,,,,,,,,,</text:p>
          </table:table-cell>
          <table:table-cell table:style-name="ce24" table:formula="of:=[.C152]" office:value-type="time" office:time-value="PT00H50M12.08S">
            <text:p>3012,080,,,,,,,,,,,,</text:p>
          </table:table-cell>
          <table:table-cell table:style-name="ce24" table:formula="of:=[.C155]" office:value-type="time" office:time-value="PT00H47M05.3175S">
            <text:p>2825,318,,,,,,,,,,,,</text:p>
          </table:table-cell>
          <table:table-cell table:style-name="ce24" table:formula="of:=[.C158]" office:value-type="time" office:time-value="PT00H46M58.7275S">
            <text:p>2818,728,,,,,,,,,,,,</text:p>
          </table:table-cell>
          <table:table-cell table:style-name="ce24" table:formula="of:=[.C161]" office:value-type="time" office:time-value="PT00H46M17.6125S">
            <text:p>2777,613,,,,,,,,,,,,</text:p>
          </table:table-cell>
          <table:table-cell table:style-name="ce25" table:formula="of:=[.C164]" office:value-type="time" office:time-value="PT00H33M59.9025S">
            <text:p>2039,903,,,,,,,,,,,,</text:p>
          </table:table-cell>
          <table:table-cell table:style-name="ce24" table:formula="of:=[.C167]" office:value-type="time" office:time-value="PT00H46M51.37S">
            <text:p>2811,370,,,,,,,,,,,,</text:p>
          </table:table-cell>
          <table:table-cell table:style-name="ce24" table:formula="of:=[.C170]" office:value-type="time" office:time-value="PT00H31M46.8725S">
            <text:p>1906,873,,,,,,,,,,,,</text:p>
          </table:table-cell>
          <table:table-cell table:style-name="ce25" table:formula="of:=[.C173]" office:value-type="time" office:time-value="PT500H59M59S">
            <text:p>1803599,000,,,,,,,,,,,,</text:p>
          </table:table-cell>
          <table:table-cell table:style-name="ce2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135]" office:value-type="time" office:time-value="PT00H00M00.185768S">
            <text:p>00,186,,,,,,,,,,,,</text:p>
          </table:table-cell>
          <table:table-cell table:style-name="ce24" table:formula="of:=[.C138]" office:value-type="time" office:time-value="PT00H00M00.12695S">
            <text:p>00,127,,,,,,,,,,,,</text:p>
          </table:table-cell>
          <table:table-cell table:style-name="ce24" table:formula="of:=[.C141]" office:value-type="time" office:time-value="PT00H00M00.206895S">
            <text:p>00,207,,,,,,,,,,,,</text:p>
          </table:table-cell>
          <table:table-cell table:style-name="ce24" table:formula="of:=[.C144]" office:value-type="time" office:time-value="PT00H00M00.137295S">
            <text:p>00,137,,,,,,,,,,,,</text:p>
          </table:table-cell>
          <table:table-cell table:style-name="ce24" table:formula="of:=[.C147]" office:value-type="time" office:time-value="PT00H00M00.274836S">
            <text:p>00,275,,,,,,,,,,,,</text:p>
          </table:table-cell>
          <table:table-cell table:style-name="ce24" table:formula="of:=[.C150]" office:value-type="time" office:time-value="PT00H00M00.201819S">
            <text:p>00,202,,,,,,,,,,,,</text:p>
          </table:table-cell>
          <table:table-cell table:style-name="ce24" table:formula="of:=[.C153]" office:value-type="time" office:time-value="PT00H00M00.181731S">
            <text:p>00,182,,,,,,,,,,,,</text:p>
          </table:table-cell>
          <table:table-cell table:style-name="ce24" table:formula="of:=[.C156]" office:value-type="time" office:time-value="PT00H00M00.323255S">
            <text:p>00,323,,,,,,,,,,,,</text:p>
          </table:table-cell>
          <table:table-cell table:style-name="ce24" table:formula="of:=[.C159]" office:value-type="time" office:time-value="PT00H00M00.177157S">
            <text:p>00,177,,,,,,,,,,,,</text:p>
          </table:table-cell>
          <table:table-cell table:style-name="ce24" table:formula="of:=[.C162]" office:value-type="time" office:time-value="PT00H00M00.209175S">
            <text:p>00,209,,,,,,,,,,,,</text:p>
          </table:table-cell>
          <table:table-cell table:style-name="ce25" table:formula="of:=[.C165]" office:value-type="time" office:time-value="PT00H00M00.208125S">
            <text:p>00,208,,,,,,,,,,,,</text:p>
          </table:table-cell>
          <table:table-cell table:style-name="ce24" table:formula="of:=[.C168]" office:value-type="time" office:time-value="PT00H00M00.166357S">
            <text:p>00,166,,,,,,,,,,,,</text:p>
          </table:table-cell>
          <table:table-cell table:style-name="ce24" table:formula="of:=[.C171]" office:value-type="time" office:time-value="PT00H00M00.188322S">
            <text:p>00,188,,,,,,,,,,,,</text:p>
          </table:table-cell>
          <table:table-cell table:style-name="ce25" table:formula="of:=[.C174]" office:value-type="time" office:time-value="PT500H59M59S">
            <text:p>1803599,000,,,,,,,,,,,,</text:p>
          </table:table-cell>
          <table:table-cell table:style-name="ce25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style-name="ce24" table:formula="of:=[.C175]" office:value-type="time" office:time-value="PT00H00M06.549575S">
            <text:p>06,550,,,,,,,,,,,,</text:p>
          </table:table-cell>
          <table:table-cell table:style-name="ce24" table:formula="of:=[.C178]" office:value-type="time" office:time-value="PT00H00M06.464761S">
            <text:p>06,465,,,,,,,,,,,,</text:p>
          </table:table-cell>
          <table:table-cell table:style-name="ce26" table:formula="of:=[.C181]" office:value-type="time" office:time-value="PT00H00M06.267823S">
            <text:p>06,268,,,,,,,,,,,,</text:p>
          </table:table-cell>
          <table:table-cell table:style-name="ce24" table:number-columns-repeated="2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176]" office:value-type="time" office:time-value="PT00H00M00.4075S">
            <text:p>00,408,,,,,,,,,,,,</text:p>
          </table:table-cell>
          <table:table-cell table:style-name="ce24" table:formula="of:=[.C179]" office:value-type="time" office:time-value="PT00H00M00.4625S">
            <text:p>00,463,,,,,,,,,,,,</text:p>
          </table:table-cell>
          <table:table-cell table:style-name="ce24" table:formula="of:=[.C182]" office:value-type="time" office:time-value="PT00H00M00.4075S">
            <text:p>00,408,,,,,,,,,,,,</text:p>
          </table:table-cell>
          <table:table-cell table:style-name="ce24" table:number-columns-repeated="2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177]" office:value-type="time" office:time-value="PT00H00M00.01096S">
            <text:p>00,011,,,,,,,,,,,,</text:p>
          </table:table-cell>
          <table:table-cell table:style-name="ce24" table:formula="of:=[.C180]" office:value-type="time" office:time-value="PT00H00M00.007296S">
            <text:p>00,007,,,,,,,,,,,,</text:p>
          </table:table-cell>
          <table:table-cell table:style-name="ce24" table:formula="of:=[.C183]" office:value-type="time" office:time-value="PT00H00M00.007091S">
            <text:p>00,007,,,,,,,,,,,,</text:p>
          </table:table-cell>
          <table:table-cell table:style-name="ce24" table:number-columns-repeated="2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style-name="ce24" table:formula="of:=[.C184]" office:value-type="time" office:time-value="PT00H00M00.710196S">
            <text:p>00,710,,,,,,,,,,,,</text:p>
          </table:table-cell>
          <table:table-cell table:style-name="ce24" table:formula="of:=[.C193]" office:value-type="time" office:time-value="PT00H00M00.598775S">
            <text:p>00,599,,,,,,,,,,,,</text:p>
          </table:table-cell>
          <table:table-cell table:style-name="ce26" table:formula="of:=[.C202]" office:value-type="time" office:time-value="PT00H00M00.581069S">
            <text:p>00,581,,,,,,,,,,,,</text:p>
          </table:table-cell>
          <table:table-cell table:style-name="ce24" table:number-columns-repeated="2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185]" office:value-type="time" office:time-value="PT00H00M00.3525S">
            <text:p>00,353,,,,,,,,,,,,</text:p>
          </table:table-cell>
          <table:table-cell table:style-name="ce24" table:formula="of:=[.C194]" office:value-type="time" office:time-value="PT00H00M00.4125S">
            <text:p>00,413,,,,,,,,,,,,</text:p>
          </table:table-cell>
          <table:table-cell table:style-name="ce24" table:formula="of:=[.C203]" office:value-type="time" office:time-value="PT00H00M00.3675S">
            <text:p>00,368,,,,,,,,,,,,</text:p>
          </table:table-cell>
          <table:table-cell table:style-name="ce24" table:number-columns-repeated="2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186]" office:value-type="time" office:time-value="PT00H00M00.019577S">
            <text:p>00,020,,,,,,,,,,,,</text:p>
          </table:table-cell>
          <table:table-cell table:style-name="ce24" table:formula="of:=[.C195]" office:value-type="time" office:time-value="PT00H00M00.017853S">
            <text:p>00,018,,,,,,,,,,,,</text:p>
          </table:table-cell>
          <table:table-cell table:style-name="ce24" table:formula="of:=[.C204]" office:value-type="time" office:time-value="PT00H00M00.017455S">
            <text:p>00,017,,,,,,,,,,,,</text:p>
          </table:table-cell>
          <table:table-cell table:style-name="ce24" table:number-columns-repeated="2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style-name="ce24" table:formula="of:=[.C211]" office:value-type="time" office:time-value="PT00H02M24.40545S">
            <text:p>144,405,,,,,,,,,,,,</text:p>
          </table:table-cell>
          <table:table-cell table:style-name="ce26" table:formula="of:=[.C214]" office:value-type="time" office:time-value="PT00H01M02.986921S">
            <text:p>62,987,,,,,,,,,,,,</text:p>
          </table:table-cell>
          <table:table-cell table:style-name="ce24" table:formula="of:=[.C217]" office:value-type="time" office:time-value="PT00H02M51.674934S">
            <text:p>171,675,,,,,,,,,,,,</text:p>
          </table:table-cell>
          <table:table-cell table:style-name="ce24" table:formula="of:=[.C220]" office:value-type="time" office:time-value="PT00H02M37.958777S">
            <text:p>157,959,,,,,,,,,,,,</text:p>
          </table:table-cell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212]" office:value-type="time" office:time-value="PT00H01M02.7725S">
            <text:p>62,773,,,,,,,,,,,,</text:p>
          </table:table-cell>
          <table:table-cell table:style-name="ce24" table:formula="of:=[.C215]" office:value-type="time" office:time-value="PT00H00M25.005S">
            <text:p>25,005,,,,,,,,,,,,</text:p>
          </table:table-cell>
          <table:table-cell table:style-name="ce24" table:formula="of:=[.C218]" office:value-type="time" office:time-value="PT00H01M55.57S">
            <text:p>115,570,,,,,,,,,,,,</text:p>
          </table:table-cell>
          <table:table-cell table:style-name="ce24" table:formula="of:=[.C221]" office:value-type="time" office:time-value="PT00H01M05.4075S">
            <text:p>65,407,,,,,,,,,,,,</text:p>
          </table:table-cell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213]" office:value-type="time" office:time-value="PT00H00M00.120792S">
            <text:p>00,121,,,,,,,,,,,,</text:p>
          </table:table-cell>
          <table:table-cell table:style-name="ce24" table:formula="of:=[.C216]" office:value-type="time" office:time-value="PT00H00M00.103433S">
            <text:p>00,103,,,,,,,,,,,,</text:p>
          </table:table-cell>
          <table:table-cell table:style-name="ce24" table:formula="of:=[.C219]" office:value-type="time" office:time-value="PT00H00M00.119265S">
            <text:p>00,119,,,,,,,,,,,,</text:p>
          </table:table-cell>
          <table:table-cell table:style-name="ce24" table:formula="of:=[.C222]" office:value-type="time" office:time-value="PT00H00M00.15869S">
            <text:p>00,159,,,,,,,,,,,,</text:p>
          </table:table-cell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style-name="ce26" table:formula="of:=[.C223]" office:value-type="time" office:time-value="PT00H00M22.776359S">
            <text:p>22,776,,,,,,,,,,,,</text:p>
          </table:table-cell>
          <table:table-cell table:style-name="ce24" table:formula="of:=[.C226]" office:value-type="time" office:time-value="PT00H00M54.349217S">
            <text:p>54,349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224]" office:value-type="time" office:time-value="PT00H00M04.985S">
            <text:p>04,985,,,,,,,,,,,,</text:p>
          </table:table-cell>
          <table:table-cell table:style-name="ce24" table:formula="of:=[.C227]" office:value-type="time" office:time-value="PT00H00M05.7025S">
            <text:p>05,703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225]" office:value-type="time" office:time-value="PT00H00M00.212681S">
            <text:p>00,213,,,,,,,,,,,,</text:p>
          </table:table-cell>
          <table:table-cell table:style-name="ce24" table:formula="of:=[.C228]" office:value-type="time" office:time-value="PT00H00M00.134189S">
            <text:p>00,134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style-name="ce26" table:formula="of:=[.C229]" office:value-type="time" office:time-value="PT00H00M27.000386S">
            <text:p>27,000,,,,,,,,,,,,</text:p>
          </table:table-cell>
          <table:table-cell table:style-name="ce24" table:formula="of:=[.C232]" office:value-type="time" office:time-value="PT00H00M36.006372S">
            <text:p>36,006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230]" office:value-type="time" office:time-value="PT00H00M11.4975S">
            <text:p>11,498,,,,,,,,,,,,</text:p>
          </table:table-cell>
          <table:table-cell table:style-name="ce24" table:formula="of:=[.C233]" office:value-type="time" office:time-value="PT00H00M09.8025S">
            <text:p>09,803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231]" office:value-type="time" office:time-value="PT00H00M00.085455S">
            <text:p>00,085,,,,,,,,,,,,</text:p>
          </table:table-cell>
          <table:table-cell table:style-name="ce24" table:formula="of:=[.C234]" office:value-type="time" office:time-value="PT00H00M00.104294S">
            <text:p>00,104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style-name="ce24" table:formula="of:=[.C235]" office:value-type="time" office:time-value="PT00H00M02.426217S">
            <text:p>02,426,,,,,,,,,,,,</text:p>
          </table:table-cell>
          <table:table-cell table:style-name="ce24" table:formula="of:=[.C247]" office:value-type="time" office:time-value="PT00H00M02.460232S">
            <text:p>02,460,,,,,,,,,,,,</text:p>
          </table:table-cell>
          <table:table-cell table:style-name="ce26" table:formula="of:=[.C259]" office:value-type="time" office:time-value="PT00H00M01.546342S">
            <text:p>01,546,,,,,,,,,,,,</text:p>
          </table:table-cell>
          <table:table-cell table:style-name="ce24" table:number-columns-repeated="2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236]" office:value-type="time" office:time-value="PT00H00M00.74S">
            <text:p>00,740,,,,,,,,,,,,</text:p>
          </table:table-cell>
          <table:table-cell table:style-name="ce24" table:formula="of:=[.C248]" office:value-type="time" office:time-value="PT00H00M00.7275S">
            <text:p>00,728,,,,,,,,,,,,</text:p>
          </table:table-cell>
          <table:table-cell table:style-name="ce24" table:formula="of:=[.C260]" office:value-type="time" office:time-value="PT00H00M00.485S">
            <text:p>00,485,,,,,,,,,,,,</text:p>
          </table:table-cell>
          <table:table-cell table:style-name="ce24" table:number-columns-repeated="2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237]" office:value-type="time" office:time-value="PT00H00M00.296503S">
            <text:p>00,297,,,,,,,,,,,,</text:p>
          </table:table-cell>
          <table:table-cell table:style-name="ce24" table:formula="of:=[.C249]" office:value-type="time" office:time-value="PT00H00M00.305355S">
            <text:p>00,305,,,,,,,,,,,,</text:p>
          </table:table-cell>
          <table:table-cell table:style-name="ce24" table:formula="of:=[.C261]" office:value-type="time" office:time-value="PT00H00M00.057327S">
            <text:p>00,057,,,,,,,,,,,,</text:p>
          </table:table-cell>
          <table:table-cell table:style-name="ce24" table:number-columns-repeated="2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style-name="ce24" table:formula="of:=[.C262]" office:value-type="time" office:time-value="PT00H00M04.261814S">
            <text:p>04,262,,,,,,,,,,,,</text:p>
          </table:table-cell>
          <table:table-cell table:style-name="ce26" table:formula="of:=[.C271]" office:value-type="time" office:time-value="PT00H00M02.623313S">
            <text:p>02,623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pu</text:p>
          </table:table-cell>
          <table:table-cell table:style-name="ce24" table:formula="of:=[.C263]" office:value-type="time" office:time-value="PT00H00M00.595S">
            <text:p>00,595,,,,,,,,,,,,</text:p>
          </table:table-cell>
          <table:table-cell table:style-name="ce24" table:formula="of:=[.C272]" office:value-type="time" office:time-value="PT00H00M00.37S">
            <text:p>00,370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24" table:formula="of:=[.C264]" office:value-type="time" office:time-value="PT00H00M00.012749S">
            <text:p>00,013,,,,,,,,,,,,</text:p>
          </table:table-cell>
          <table:table-cell table:style-name="ce24" table:formula="of:=[.C273]" office:value-type="time" office:time-value="PT00H00M00.018057S">
            <text:p>00,018,,,,,,,,,,,,</text:p>
          </table:table-cell>
          <table:table-cell table:style-name="ce24" table:number-columns-repeated="3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 table:number-rows-repeated="2">
          <table:table-cell table:number-columns-repeated="7"/>
          <table:table-cell table:style-name="ce25" table:number-columns-repeated="10"/>
        </table:table-row>
        <table:table-row table:style-name="ro1">
          <table:table-cell/>
          <table:table-cell office:value-type="string">
            <text:p>TBA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style-name="ce25" office:value-type="string">
            <text:p>f</text:p>
          </table:table-cell>
          <table:table-cell table:style-name="ce25" office:value-type="string">
            <text:p>g</text:p>
          </table:table-cell>
          <table:table-cell table:style-name="ce25" table:number-columns-repeated="8"/>
        </table:table-row>
        <table:table-row table:style-name="ro1">
          <table:table-cell table:style-name="ce3" office:value-type="string">
            <text:p>Q1</text:p>
          </table:table-cell>
          <table:table-cell table:style-name="ce24" table:formula="of:=[.C286]" office:value-type="time" office:time-value="PT00H00M00.179181S">
            <text:p>00,179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287]" office:value-type="time" office:time-value="PT00H00M00.02S">
            <text:p>00,020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288]" office:value-type="time" office:time-value="PT00H00M00.004292S">
            <text:p>00,004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 office:value-type="string">
            <text:p>Q2</text:p>
          </table:table-cell>
          <table:table-cell table:style-name="ce24" table:formula="of:=[.C289]" office:value-type="time" office:time-value="PT00H00M00.009364S">
            <text:p>00,009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290]" office:value-type="time" office:time-value="PT00H00M00.01S">
            <text:p>00,010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291]" office:value-type="time" office:time-value="PT00H00M00.000974S">
            <text:p>00,001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 office:value-type="string">
            <text:p>Q3</text:p>
          </table:table-cell>
          <table:table-cell table:style-name="ce24" table:formula="of:=[.C292]" office:value-type="time" office:time-value="PT00H00M01.49931S">
            <text:p>01,499,,,,,,,,,,,,</text:p>
          </table:table-cell>
          <table:table-cell table:style-name="ce26" table:formula="of:=[.C295]" office:value-type="time" office:time-value="PT00H00M00.799553S">
            <text:p>00,800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293]" office:value-type="time" office:time-value="PT00H00M00.1275S">
            <text:p>00,128,,,,,,,,,,,,</text:p>
          </table:table-cell>
          <table:table-cell table:style-name="ce24" table:formula="of:=[.C296]" office:value-type="time" office:time-value="PT00H00M00.1175S">
            <text:p>00,118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294]" office:value-type="time" office:time-value="PT00H00M00.042459S">
            <text:p>00,042,,,,,,,,,,,,</text:p>
          </table:table-cell>
          <table:table-cell table:style-name="ce24" table:formula="of:=[.C297]" office:value-type="time" office:time-value="PT00H00M00.056641S">
            <text:p>00,057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 office:value-type="string">
            <text:p>Q4</text:p>
          </table:table-cell>
          <table:table-cell table:style-name="ce24" table:formula="of:=[.C298]" office:value-type="time" office:time-value="PT00H00M16.634407S">
            <text:p>16,634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299]" office:value-type="time" office:time-value="PT00H00M06.49S">
            <text:p>06,490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300]" office:value-type="time" office:time-value="PT00H00M00.05779S">
            <text:p>00,058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 office:value-type="string">
            <text:p>Q5</text:p>
          </table:table-cell>
          <table:table-cell table:style-name="ce24" table:formula="of:=[.C301]" office:value-type="time" office:time-value="PT00H00M05.888175S">
            <text:p>05,888,,,,,,,,,,,,</text:p>
          </table:table-cell>
          <table:table-cell table:style-name="ce26" table:formula="of:=[.C313]" office:value-type="time" office:time-value="PT00H00M04.162665S">
            <text:p>04,163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302]" office:value-type="time" office:time-value="PT00H00M03.9S">
            <text:p>03,900,,,,,,,,,,,,</text:p>
          </table:table-cell>
          <table:table-cell table:style-name="ce24" table:formula="of:=[.C314]" office:value-type="time" office:time-value="PT00H00M03.3875S">
            <text:p>03,388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303]" office:value-type="time" office:time-value="PT00H00M00.392251S">
            <text:p>00,392,,,,,,,,,,,,</text:p>
          </table:table-cell>
          <table:table-cell table:style-name="ce24" table:formula="of:=[.C315]" office:value-type="time" office:time-value="PT00H00M00.085867S">
            <text:p>00,086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 office:value-type="string">
            <text:p>Q6</text:p>
          </table:table-cell>
          <table:table-cell table:style-name="ce24" table:formula="of:=[.C316]" office:value-type="time" office:time-value="PT00H01M09.036873S">
            <text:p>69,037,,,,,,,,,,,,</text:p>
          </table:table-cell>
          <table:table-cell table:style-name="ce24" table:formula="of:=[.C325]" office:value-type="time" office:time-value="PT00H01M12.543684S">
            <text:p>72,544,,,,,,,,,,,,</text:p>
          </table:table-cell>
          <table:table-cell table:style-name="ce26" table:formula="of:=[.C334]" office:value-type="time" office:time-value="PT00H00M57.157554S">
            <text:p>57,158,,,,,,,,,,,,</text:p>
          </table:table-cell>
          <table:table-cell table:style-name="ce24" table:formula="of:=[.C343]" office:value-type="time" office:time-value="PT00H02M38.197529S">
            <text:p>158,198,,,,,,,,,,,,</text:p>
          </table:table-cell>
          <table:table-cell table:style-name="ce24" table:formula="of:=[.C352]" office:value-type="time" office:time-value="PT00H03M08.839244S">
            <text:p>188,839,,,,,,,,,,,,</text:p>
          </table:table-cell>
          <table:table-cell table:style-name="ce24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317]" office:value-type="time" office:time-value="PT00H00M58.8425S">
            <text:p>58,843,,,,,,,,,,,,</text:p>
          </table:table-cell>
          <table:table-cell table:style-name="ce24" table:formula="of:=[.C326]" office:value-type="time" office:time-value="PT00H01M02.2725S">
            <text:p>62,273,,,,,,,,,,,,</text:p>
          </table:table-cell>
          <table:table-cell table:style-name="ce24" table:formula="of:=[.C335]" office:value-type="time" office:time-value="PT00H00M48.8S">
            <text:p>48,800,,,,,,,,,,,,</text:p>
          </table:table-cell>
          <table:table-cell table:style-name="ce24" table:formula="of:=[.C344]" office:value-type="time" office:time-value="PT00H02M25.5075S">
            <text:p>145,508,,,,,,,,,,,,</text:p>
          </table:table-cell>
          <table:table-cell table:style-name="ce24" table:formula="of:=[.C353]" office:value-type="time" office:time-value="PT00H02M32.185S">
            <text:p>152,185,,,,,,,,,,,,</text:p>
          </table:table-cell>
          <table:table-cell table:style-name="ce24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318]" office:value-type="time" office:time-value="PT00H00M01.320257S">
            <text:p>01,320,,,,,,,,,,,,</text:p>
          </table:table-cell>
          <table:table-cell table:style-name="ce24" table:formula="of:=[.C327]" office:value-type="time" office:time-value="PT00H00M01.309797S">
            <text:p>01,310,,,,,,,,,,,,</text:p>
          </table:table-cell>
          <table:table-cell table:style-name="ce24" table:formula="of:=[.C336]" office:value-type="time" office:time-value="PT00H00M01.210979S">
            <text:p>01,211,,,,,,,,,,,,</text:p>
          </table:table-cell>
          <table:table-cell table:style-name="ce24" table:formula="of:=[.C345]" office:value-type="time" office:time-value="PT00H00M01.650488S">
            <text:p>01,650,,,,,,,,,,,,</text:p>
          </table:table-cell>
          <table:table-cell table:style-name="ce24" table:formula="of:=[.C354]" office:value-type="time" office:time-value="PT00H00M01.656953S">
            <text:p>01,657,,,,,,,,,,,,</text:p>
          </table:table-cell>
          <table:table-cell table:style-name="ce24"/>
          <table:table-cell table:style-name="ce25" table:number-columns-repeated="10"/>
        </table:table-row>
        <table:table-row table:style-name="ro1">
          <table:table-cell table:style-name="ce3" office:value-type="string">
            <text:p>Q7</text:p>
          </table:table-cell>
          <table:table-cell table:style-name="ce24" table:formula="of:=[.C361]" office:value-type="time" office:time-value="PT00H03M19.063055S">
            <text:p>199,063,,,,,,,,,,,,</text:p>
          </table:table-cell>
          <table:table-cell table:style-name="ce26" table:formula="of:=[.C370]" office:value-type="time" office:time-value="PT00H03M15.777582S">
            <text:p>195,778,,,,,,,,,,,,</text:p>
          </table:table-cell>
          <table:table-cell table:style-name="ce24" table:formula="of:=[.C379]" office:value-type="time" office:time-value="PT00H07M14.551193S">
            <text:p>434,551,,,,,,,,,,,,</text:p>
          </table:table-cell>
          <table:table-cell table:style-name="ce24" table:formula="of:=[.C382]" office:value-type="time" office:time-value="PT00H08M07.876164S">
            <text:p>487,876,,,,,,,,,,,,</text:p>
          </table:table-cell>
          <table:table-cell table:style-name="ce24" table:number-columns-repeated="2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362]" office:value-type="time" office:time-value="PT00H00M27.9625S">
            <text:p>27,963,,,,,,,,,,,,</text:p>
          </table:table-cell>
          <table:table-cell table:style-name="ce24" table:formula="of:=[.C371]" office:value-type="time" office:time-value="PT00H00M27.205S">
            <text:p>27,205,,,,,,,,,,,,</text:p>
          </table:table-cell>
          <table:table-cell table:style-name="ce24" table:formula="of:=[.C380]" office:value-type="time" office:time-value="PT00H00M50.215S">
            <text:p>50,215,,,,,,,,,,,,</text:p>
          </table:table-cell>
          <table:table-cell table:style-name="ce24" table:formula="of:=[.C383]" office:value-type="time" office:time-value="PT00H00M52.515S">
            <text:p>52,515,,,,,,,,,,,,</text:p>
          </table:table-cell>
          <table:table-cell table:style-name="ce24" table:number-columns-repeated="2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363]" office:value-type="time" office:time-value="PT00H00M00.354389S">
            <text:p>00,354,,,,,,,,,,,,</text:p>
          </table:table-cell>
          <table:table-cell table:style-name="ce24" table:formula="of:=[.C372]" office:value-type="time" office:time-value="PT00H00M00.212421S">
            <text:p>00,212,,,,,,,,,,,,</text:p>
          </table:table-cell>
          <table:table-cell table:style-name="ce24" table:formula="of:=[.C381]" office:value-type="time" office:time-value="PT00H00M00.061877S">
            <text:p>00,062,,,,,,,,,,,,</text:p>
          </table:table-cell>
          <table:table-cell table:style-name="ce24" table:formula="of:=[.C384]" office:value-type="time" office:time-value="PT00H00M00.069861S">
            <text:p>00,070,,,,,,,,,,,,</text:p>
          </table:table-cell>
          <table:table-cell table:style-name="ce24" table:number-columns-repeated="2"/>
          <table:table-cell table:style-name="ce25" table:number-columns-repeated="10"/>
        </table:table-row>
        <table:table-row table:style-name="ro1">
          <table:table-cell table:style-name="ce3" office:value-type="string">
            <text:p>Q8</text:p>
          </table:table-cell>
          <table:table-cell table:style-name="ce24" table:formula="of:=[.C385]" office:value-type="time" office:time-value="PT00H00M02.012665S">
            <text:p>02,013,,,,,,,,,,,,</text:p>
          </table:table-cell>
          <table:table-cell table:style-name="ce26" table:formula="of:=[.C388]" office:value-type="time" office:time-value="PT00H00M01.760788S">
            <text:p>01,761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386]" office:value-type="time" office:time-value="PT00H00M00.285S">
            <text:p>00,285,,,,,,,,,,,,</text:p>
          </table:table-cell>
          <table:table-cell table:style-name="ce24" table:formula="of:=[.C389]" office:value-type="time" office:time-value="PT00H00M00.2675S">
            <text:p>00,268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387]" office:value-type="time" office:time-value="PT00H00M00.316014S">
            <text:p>00,316,,,,,,,,,,,,</text:p>
          </table:table-cell>
          <table:table-cell table:style-name="ce24" table:formula="of:=[.C390]" office:value-type="time" office:time-value="PT00H00M00.041555S">
            <text:p>00,042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 office:value-type="string">
            <text:p>Q9</text:p>
          </table:table-cell>
          <table:table-cell table:style-name="ce24" table:formula="of:=[.C391]" office:value-type="time" office:time-value="PT00H02M48.099858S">
            <text:p>168,100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392]" office:value-type="time" office:time-value="PT00H02M22.985S">
            <text:p>142,985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393]" office:value-type="time" office:time-value="PT00H00M00.09683S">
            <text:p>00,097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 office:value-type="string">
            <text:p>Q10</text:p>
          </table:table-cell>
          <table:table-cell table:style-name="ce26" table:formula="of:=[.C394]" office:value-type="time" office:time-value="PT00H19M20.634079S">
            <text:p>1160,634,,,,,,,,,,,,</text:p>
          </table:table-cell>
          <table:table-cell table:style-name="ce24" table:formula="of:=[.C397]" office:value-type="time" office:time-value="PT00H20M28.838604S">
            <text:p>1228,839,,,,,,,,,,,,</text:p>
          </table:table-cell>
          <table:table-cell table:style-name="ce24" table:formula="of:=[.C400]" office:value-type="time" office:time-value="PT00H29M07.956129S">
            <text:p>1747,956,,,,,,,,,,,,</text:p>
          </table:table-cell>
          <table:table-cell table:style-name="ce24" table:formula="of:=[.C403]" office:value-type="time" office:time-value="PT00H30M49.641637S">
            <text:p>1849,642,,,,,,,,,,,,</text:p>
          </table:table-cell>
          <table:table-cell table:style-name="ce24" table:formula="of:=[.C406]" office:value-type="time" office:time-value="PT00H58M14.666591S">
            <text:p>3494,667,,,,,,,,,,,,</text:p>
          </table:table-cell>
          <table:table-cell table:style-name="ce24" table:formula="of:=[.C409]" office:value-type="time" office:time-value="PT00H24M49.99579S">
            <text:p>1489,996,,,,,,,,,,,,</text:p>
          </table:table-cell>
          <table:table-cell table:style-name="ce25" table:formula="of:=[.C412]" office:value-type="time" office:time-value="PT00H31M21.62992S">
            <text:p>1881,630,,,,,,,,,,,,</text:p>
          </table:table-cell>
          <table:table-cell table:style-name="ce25" table:formula="of:=[.C415]" office:value-type="time" office:time-value="PT500H59M59S">
            <text:p>1803599,000,,,,,,,,,,,,</text:p>
          </table:table-cell>
          <table:table-cell table:style-name="ce25" table:number-columns-repeated="8"/>
        </table:table-row>
        <table:table-row table:style-name="ro1">
          <table:table-cell table:style-name="ce3"/>
          <table:table-cell table:style-name="ce24" table:formula="of:=[.C395]" office:value-type="time" office:time-value="PT00H18M04.09S">
            <text:p>1084,090,,,,,,,,,,,,</text:p>
          </table:table-cell>
          <table:table-cell table:style-name="ce24" table:formula="of:=[.C398]" office:value-type="time" office:time-value="PT00H18M36.615S">
            <text:p>1116,615,,,,,,,,,,,,</text:p>
          </table:table-cell>
          <table:table-cell table:style-name="ce24" table:formula="of:=[.C401]" office:value-type="time" office:time-value="PT00H15M12.7875S">
            <text:p>912,788,,,,,,,,,,,,</text:p>
          </table:table-cell>
          <table:table-cell table:style-name="ce24" table:formula="of:=[.C404]" office:value-type="time" office:time-value="PT00H14M58.3525S">
            <text:p>898,353,,,,,,,,,,,,</text:p>
          </table:table-cell>
          <table:table-cell table:style-name="ce24" table:formula="of:=[.C407]" office:value-type="time" office:time-value="PT00H10M58.2825S">
            <text:p>658,283,,,,,,,,,,,,</text:p>
          </table:table-cell>
          <table:table-cell table:style-name="ce24" table:formula="of:=[.C410]" office:value-type="time" office:time-value="PT00H14M46.59S">
            <text:p>886,590,,,,,,,,,,,,</text:p>
          </table:table-cell>
          <table:table-cell table:style-name="ce25" table:formula="of:=[.C413]" office:value-type="time" office:time-value="PT00H06M12.85225S">
            <text:p>372,852,,,,,,,,,,,,</text:p>
          </table:table-cell>
          <table:table-cell table:style-name="ce25" table:formula="of:=[.C416]" office:value-type="time" office:time-value="PT500H59M59S">
            <text:p>1803599,000,,,,,,,,,,,,</text:p>
          </table:table-cell>
          <table:table-cell table:style-name="ce25" table:number-columns-repeated="8"/>
        </table:table-row>
        <table:table-row table:style-name="ro1">
          <table:table-cell table:style-name="ce3"/>
          <table:table-cell table:style-name="ce24" table:formula="of:=[.C396]" office:value-type="time" office:time-value="PT00H00M00.386446S">
            <text:p>00,386,,,,,,,,,,,,</text:p>
          </table:table-cell>
          <table:table-cell table:style-name="ce24" table:formula="of:=[.C399]" office:value-type="time" office:time-value="PT00H00M00.285864S">
            <text:p>00,286,,,,,,,,,,,,</text:p>
          </table:table-cell>
          <table:table-cell table:style-name="ce24" table:formula="of:=[.C402]" office:value-type="time" office:time-value="PT00H00M00.667403S">
            <text:p>00,667,,,,,,,,,,,,</text:p>
          </table:table-cell>
          <table:table-cell table:style-name="ce24" table:formula="of:=[.C405]" office:value-type="time" office:time-value="PT00H00M00.719984S">
            <text:p>00,720,,,,,,,,,,,,</text:p>
          </table:table-cell>
          <table:table-cell table:style-name="ce24" table:formula="of:=[.C408]" office:value-type="time" office:time-value="PT00H00M04.731839S">
            <text:p>04,732,,,,,,,,,,,,</text:p>
          </table:table-cell>
          <table:table-cell table:style-name="ce24" table:formula="of:=[.C411]" office:value-type="time" office:time-value="PT00H00M00.64604S">
            <text:p>00,646,,,,,,,,,,,,</text:p>
          </table:table-cell>
          <table:table-cell table:style-name="ce25" table:formula="of:=[.C414]" office:value-type="time" office:time-value="PT00H00M02.447052S">
            <text:p>02,447,,,,,,,,,,,,</text:p>
          </table:table-cell>
          <table:table-cell table:style-name="ce25" table:formula="of:=[.C417]" office:value-type="time" office:time-value="PT500H59M59S">
            <text:p>1803599,000,,,,,,,,,,,,</text:p>
          </table:table-cell>
          <table:table-cell table:style-name="ce25" table:number-columns-repeated="8"/>
        </table:table-row>
        <table:table-row table:style-name="ro1">
          <table:table-cell table:style-name="ce3" office:value-type="string">
            <text:p>Q11</text:p>
          </table:table-cell>
          <table:table-cell table:style-name="ce24" table:formula="of:=[.C418]" office:value-type="time" office:time-value="PT00H00M08.043183S">
            <text:p>08,043,,,,,,,,,,,,</text:p>
          </table:table-cell>
          <table:table-cell table:style-name="ce26" table:formula="of:=[.C421]" office:value-type="time" office:time-value="PT00H00M07.996482S">
            <text:p>07,996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419]" office:value-type="time" office:time-value="PT00H00M00.4425S">
            <text:p>00,443,,,,,,,,,,,,</text:p>
          </table:table-cell>
          <table:table-cell table:style-name="ce24" table:formula="of:=[.C422]" office:value-type="time" office:time-value="PT00H00M00.425S">
            <text:p>00,425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420]" office:value-type="time" office:time-value="PT00H00M00.015995S">
            <text:p>00,016,,,,,,,,,,,,</text:p>
          </table:table-cell>
          <table:table-cell table:style-name="ce24" table:formula="of:=[.C423]" office:value-type="time" office:time-value="PT00H00M00.007871S">
            <text:p>00,008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 office:value-type="string">
            <text:p>Q12</text:p>
          </table:table-cell>
          <table:table-cell table:style-name="ce26" table:formula="of:=[.C424]" office:value-type="time" office:time-value="PT00H00M00.577147S">
            <text:p>00,577,,,,,,,,,,,,</text:p>
          </table:table-cell>
          <table:table-cell table:style-name="ce24" table:formula="of:=[.C433]" office:value-type="time" office:time-value="PT00H00M00.602731S">
            <text:p>00,603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425]" office:value-type="time" office:time-value="PT00H00M00.3625S">
            <text:p>00,363,,,,,,,,,,,,</text:p>
          </table:table-cell>
          <table:table-cell table:style-name="ce24" table:formula="of:=[.C434]" office:value-type="time" office:time-value="PT00H00M00.3625S">
            <text:p>00,363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426]" office:value-type="time" office:time-value="PT00H00M00.018228S">
            <text:p>00,018,,,,,,,,,,,,</text:p>
          </table:table-cell>
          <table:table-cell table:style-name="ce24" table:formula="of:=[.C435]" office:value-type="time" office:time-value="PT00H00M00.018137S">
            <text:p>00,018,,,,,,,,,,,,</text:p>
          </table:table-cell>
          <table:table-cell table:style-name="ce24" table:number-columns-repeated="4"/>
          <table:table-cell table:style-name="ce25" table:number-columns-repeated="10"/>
        </table:table-row>
        <table:table-row table:style-name="ro1">
          <table:table-cell table:style-name="ce3" office:value-type="string">
            <text:p>Q13</text:p>
          </table:table-cell>
          <table:table-cell table:style-name="ce24" table:formula="of:=[.C442]" office:value-type="time" office:time-value="PT00H03M46.35201S">
            <text:p>226,352,,,,,,,,,,,,</text:p>
          </table:table-cell>
          <table:table-cell table:style-name="ce24" table:formula="of:=[.C445]" office:value-type="time" office:time-value="PT00H03M36.777928S">
            <text:p>216,778,,,,,,,,,,,,</text:p>
          </table:table-cell>
          <table:table-cell table:style-name="ce24" table:formula="of:=[.C448]" office:value-type="time" office:time-value="PT00H04M10.208641S">
            <text:p>250,209,,,,,,,,,,,,</text:p>
          </table:table-cell>
          <table:table-cell table:style-name="ce26" table:formula="of:=[.C451]" office:value-type="time" office:time-value="PT00H01M59.838669S">
            <text:p>119,839,,,,,,,,,,,,</text:p>
          </table:table-cell>
          <table:table-cell table:style-name="ce24" table:number-columns-repeated="2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443]" office:value-type="time" office:time-value="PT00H00M33.1925S">
            <text:p>33,193,,,,,,,,,,,,</text:p>
          </table:table-cell>
          <table:table-cell table:style-name="ce24" table:formula="of:=[.C446]" office:value-type="time" office:time-value="PT00H00M33.3575S">
            <text:p>33,358,,,,,,,,,,,,</text:p>
          </table:table-cell>
          <table:table-cell table:style-name="ce24" table:formula="of:=[.C449]" office:value-type="time" office:time-value="PT00H00M33.4475S">
            <text:p>33,448,,,,,,,,,,,,</text:p>
          </table:table-cell>
          <table:table-cell table:style-name="ce24" table:formula="of:=[.C452]" office:value-type="time" office:time-value="PT00H00M10.7925S">
            <text:p>10,793,,,,,,,,,,,,</text:p>
          </table:table-cell>
          <table:table-cell table:style-name="ce24" table:number-columns-repeated="2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444]" office:value-type="time" office:time-value="PT00H00M00.105798S">
            <text:p>00,106,,,,,,,,,,,,</text:p>
          </table:table-cell>
          <table:table-cell table:style-name="ce24" table:formula="of:=[.C447]" office:value-type="time" office:time-value="PT00H00M00.126674S">
            <text:p>00,127,,,,,,,,,,,,</text:p>
          </table:table-cell>
          <table:table-cell table:style-name="ce24" table:formula="of:=[.C450]" office:value-type="time" office:time-value="PT00H00M00.14566S">
            <text:p>00,146,,,,,,,,,,,,</text:p>
          </table:table-cell>
          <table:table-cell table:style-name="ce24" table:formula="of:=[.C453]" office:value-type="time" office:time-value="PT00H00M00.132027S">
            <text:p>00,132,,,,,,,,,,,,</text:p>
          </table:table-cell>
          <table:table-cell table:style-name="ce24" table:number-columns-repeated="2"/>
          <table:table-cell table:style-name="ce25" table:number-columns-repeated="10"/>
        </table:table-row>
        <table:table-row table:style-name="ro1">
          <table:table-cell table:style-name="ce3" office:value-type="string">
            <text:p>Q14</text:p>
          </table:table-cell>
          <table:table-cell table:style-name="ce24" table:formula="of:=[.C454]" office:value-type="time" office:time-value="PT00H00M17.870123S">
            <text:p>17,870,,,,,,,,,,,,</text:p>
          </table:table-cell>
          <table:table-cell table:style-name="ce26" table:formula="of:=[.C457]" office:value-type="time" office:time-value="PT00H00M17.627847S">
            <text:p>17,628,,,,,,,,,,,,</text:p>
          </table:table-cell>
          <table:table-cell table:style-name="ce24" table:formula="of:=[.C460]" office:value-type="time" office:time-value="PT00H00M23.130237S">
            <text:p>23,130,,,,,,,,,,,,</text:p>
          </table:table-cell>
          <table:table-cell table:style-name="ce24" table:formula="of:=[.C463]" office:value-type="time" office:time-value="PT00H01M10.430195S">
            <text:p>70,430,,,,,,,,,,,,</text:p>
          </table:table-cell>
          <table:table-cell table:style-name="ce24" table:number-columns-repeated="2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455]" office:value-type="time" office:time-value="PT00H00M04.3175S">
            <text:p>04,318,,,,,,,,,,,,</text:p>
          </table:table-cell>
          <table:table-cell table:style-name="ce24" table:formula="of:=[.C458]" office:value-type="time" office:time-value="PT00H00M04.37S">
            <text:p>04,370,,,,,,,,,,,,</text:p>
          </table:table-cell>
          <table:table-cell table:style-name="ce24" table:formula="of:=[.C461]" office:value-type="time" office:time-value="PT00H00M04.38S">
            <text:p>04,380,,,,,,,,,,,,</text:p>
          </table:table-cell>
          <table:table-cell table:style-name="ce24" table:formula="of:=[.C464]" office:value-type="time" office:time-value="PT00H00M05.075S">
            <text:p>05,075,,,,,,,,,,,,</text:p>
          </table:table-cell>
          <table:table-cell table:style-name="ce24" table:number-columns-repeated="2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456]" office:value-type="time" office:time-value="PT00H00M00.051723S">
            <text:p>00,052,,,,,,,,,,,,</text:p>
          </table:table-cell>
          <table:table-cell table:style-name="ce24" table:formula="of:=[.C459]" office:value-type="time" office:time-value="PT00H00M00.047535S">
            <text:p>00,048,,,,,,,,,,,,</text:p>
          </table:table-cell>
          <table:table-cell table:style-name="ce24" table:formula="of:=[.C462]" office:value-type="time" office:time-value="PT00H00M00.04797S">
            <text:p>00,048,,,,,,,,,,,,</text:p>
          </table:table-cell>
          <table:table-cell table:style-name="ce24" table:formula="of:=[.C465]" office:value-type="time" office:time-value="PT00H00M00.143346S">
            <text:p>00,143,,,,,,,,,,,,</text:p>
          </table:table-cell>
          <table:table-cell table:style-name="ce24" table:number-columns-repeated="2"/>
          <table:table-cell table:style-name="ce25" table:number-columns-repeated="10"/>
        </table:table-row>
        <table:table-row table:style-name="ro1">
          <table:table-cell table:style-name="ce3" office:value-type="string">
            <text:p>Q15</text:p>
          </table:table-cell>
          <table:table-cell table:style-name="ce26" table:formula="of:=[.C466]" office:value-type="time" office:time-value="PT00H00M43.437241S">
            <text:p>43,437,,,,,,,,,,,,</text:p>
          </table:table-cell>
          <table:table-cell table:style-name="ce24" table:formula="of:=[.C469]" office:value-type="time" office:time-value="PT00H00M45.795332S">
            <text:p>45,795,,,,,,,,,,,,</text:p>
          </table:table-cell>
          <table:table-cell table:style-name="ce24" table:formula="of:=[.C472]" office:value-type="time" office:time-value="PT00H01M00.213962S">
            <text:p>60,214,,,,,,,,,,,,</text:p>
          </table:table-cell>
          <table:table-cell table:style-name="ce24" table:formula="of:=[.C475]" office:value-type="time" office:time-value="PT00H01M35.945826S">
            <text:p>95,946,,,,,,,,,,,,</text:p>
          </table:table-cell>
          <table:table-cell table:style-name="ce24" table:number-columns-repeated="2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467]" office:value-type="time" office:time-value="PT00H00M04.8475S">
            <text:p>04,848,,,,,,,,,,,,</text:p>
          </table:table-cell>
          <table:table-cell table:style-name="ce24" table:formula="of:=[.C470]" office:value-type="time" office:time-value="PT00H00M04.9175S">
            <text:p>04,918,,,,,,,,,,,,</text:p>
          </table:table-cell>
          <table:table-cell table:style-name="ce24" table:formula="of:=[.C473]" office:value-type="time" office:time-value="PT00H00M05.0825S">
            <text:p>05,083,,,,,,,,,,,,</text:p>
          </table:table-cell>
          <table:table-cell table:style-name="ce24" table:formula="of:=[.C476]" office:value-type="time" office:time-value="PT00H00M05.5875S">
            <text:p>05,588,,,,,,,,,,,,</text:p>
          </table:table-cell>
          <table:table-cell table:style-name="ce24" table:number-columns-repeated="2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468]" office:value-type="time" office:time-value="PT00H00M00.072307S">
            <text:p>00,072,,,,,,,,,,,,</text:p>
          </table:table-cell>
          <table:table-cell table:style-name="ce24" table:formula="of:=[.C471]" office:value-type="time" office:time-value="PT00H00M00.079432S">
            <text:p>00,079,,,,,,,,,,,,</text:p>
          </table:table-cell>
          <table:table-cell table:style-name="ce24" table:formula="of:=[.C474]" office:value-type="time" office:time-value="PT00H00M00.076039S">
            <text:p>00,076,,,,,,,,,,,,</text:p>
          </table:table-cell>
          <table:table-cell table:style-name="ce24" table:formula="of:=[.C477]" office:value-type="time" office:time-value="PT00H00M00.088872S">
            <text:p>00,089,,,,,,,,,,,,</text:p>
          </table:table-cell>
          <table:table-cell table:style-name="ce24" table:number-columns-repeated="2"/>
          <table:table-cell table:style-name="ce25" table:number-columns-repeated="10"/>
        </table:table-row>
        <table:table-row table:style-name="ro1">
          <table:table-cell table:style-name="ce3" office:value-type="string">
            <text:p>Q16</text:p>
          </table:table-cell>
          <table:table-cell table:style-name="ce26" table:formula="of:=[.C478]" office:value-type="time" office:time-value="PT00H00M03.62073S">
            <text:p>03,621,,,,,,,,,,,,</text:p>
          </table:table-cell>
          <table:table-cell table:style-name="ce24" table:formula="of:=[.C490]" office:value-type="time" office:time-value="PT00H00M03.710757S">
            <text:p>03,711,,,,,,,,,,,,</text:p>
          </table:table-cell>
          <table:table-cell table:style-name="ce24" table:formula="of:=[.C502]" office:value-type="time" office:time-value="PT00H00M03.89762S">
            <text:p>03,898,,,,,,,,,,,,</text:p>
          </table:table-cell>
          <table:table-cell table:style-name="ce24" table:number-columns-repeated="3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479]" office:value-type="time" office:time-value="PT00H00M00.8125S">
            <text:p>00,813,,,,,,,,,,,,</text:p>
          </table:table-cell>
          <table:table-cell table:style-name="ce24" table:formula="of:=[.C491]" office:value-type="time" office:time-value="PT00H00M00.83S">
            <text:p>00,830,,,,,,,,,,,,</text:p>
          </table:table-cell>
          <table:table-cell table:style-name="ce24" table:formula="of:=[.C503]" office:value-type="time" office:time-value="PT00H00M00.7975S">
            <text:p>00,798,,,,,,,,,,,,</text:p>
          </table:table-cell>
          <table:table-cell table:style-name="ce24" table:number-columns-repeated="3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480]" office:value-type="time" office:time-value="PT00H00M00.299493S">
            <text:p>00,299,,,,,,,,,,,,</text:p>
          </table:table-cell>
          <table:table-cell table:style-name="ce24" table:formula="of:=[.C492]" office:value-type="time" office:time-value="PT00H00M00.314432S">
            <text:p>00,314,,,,,,,,,,,,</text:p>
          </table:table-cell>
          <table:table-cell table:style-name="ce24" table:formula="of:=[.C504]" office:value-type="time" office:time-value="PT00H00M00.060177S">
            <text:p>00,060,,,,,,,,,,,,</text:p>
          </table:table-cell>
          <table:table-cell table:style-name="ce24" table:number-columns-repeated="3"/>
          <table:table-cell table:style-name="ce25" table:number-columns-repeated="10"/>
        </table:table-row>
        <table:table-row table:style-name="ro1">
          <table:table-cell table:style-name="ce3" office:value-type="string">
            <text:p>Q17</text:p>
          </table:table-cell>
          <table:table-cell table:style-name="ce24" table:formula="of:=[.C505]" office:value-type="time" office:time-value="PT00H00M12.884448S">
            <text:p>12,884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506]" office:value-type="time" office:time-value="PT00H00M02.06S">
            <text:p>02,060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formula="of:=[.C507]" office:value-type="time" office:time-value="PT00H00M00.020297S">
            <text:p>00,020,,,,,,,,,,,,</text:p>
          </table:table-cell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/>
          <table:table-cell table:style-name="ce24" table:number-columns-repeated="6"/>
          <table:table-cell table:style-name="ce25" table:number-columns-repeated="10"/>
        </table:table-row>
        <table:table-row table:style-name="ro1">
          <table:table-cell/>
          <table:table-cell table:style-name="ce25"/>
          <table:table-cell table:number-columns-repeated="5"/>
          <table:table-cell table:style-name="ce25" table:number-columns-repeated="10"/>
        </table:table-row>
        <table:table-row table:style-name="ro1">
          <table:table-cell office:value-type="string">
            <text:p>0.05</text:p>
          </table:table-cell>
          <table:table-cell table:style-name="ce25" office:value-type="string">
            <text:p>OBA</text:p>
          </table:table-cell>
          <table:table-cell office:value-type="string">
            <text:p>TBA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1</text:p>
          </table:table-cell>
          <table:table-cell table:style-name="ce25" table:formula="of:=[.C520]" office:value-type="time" office:time-value="PT00H00M00.360634S">
            <text:p>00,361,,,,,,,,,,,,</text:p>
          </table:table-cell>
          <table:table-cell table:style-name="ce26" table:formula="of:=[.B574]" office:value-type="time" office:time-value="PT00H00M00.179181S">
            <text:p>00,179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2</text:p>
          </table:table-cell>
          <table:table-cell table:style-name="ce25" table:formula="of:=[.C523]" office:value-type="time" office:time-value="PT00H00M00.089122S">
            <text:p>00,089,,,,,,,,,,,,</text:p>
          </table:table-cell>
          <table:table-cell table:style-name="ce26" table:formula="of:=[.B577]" office:value-type="time" office:time-value="PT00H00M00.009364S">
            <text:p>00,009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3</text:p>
          </table:table-cell>
          <table:table-cell table:style-name="ce26" table:formula="of:=MIN([.C526:.D526])" office:value-type="time" office:time-value="PT00H00M00.286929S">
            <text:p>00,287,,,,,,,,,,,,</text:p>
          </table:table-cell>
          <table:table-cell table:formula="of:=MIN([.B580:.C580])" office:value-type="time" office:time-value="PT00H00M00.799553S">
            <text:p>00,800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4</text:p>
          </table:table-cell>
          <table:table-cell table:style-name="ce26" table:formula="of:=[.C529]" office:value-type="time" office:time-value="PT00H00M01.949467S">
            <text:p>01,949,,,,,,,,,,,,</text:p>
          </table:table-cell>
          <table:table-cell table:style-name="ce40" table:formula="of:=[.B583]" office:value-type="time" office:time-value="PT00H00M16.634407S">
            <text:p>16,634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5</text:p>
          </table:table-cell>
          <table:table-cell table:style-name="ce26" table:formula="of:=MIN([.C532:.E532])" office:value-type="time" office:time-value="PT00H00M03.853223S">
            <text:p>03,853,,,,,,,,,,,,</text:p>
          </table:table-cell>
          <table:table-cell table:style-name="ce24" table:formula="of:=MIN([.B586:.C586])" office:value-type="time" office:time-value="PT00H00M04.162665S">
            <text:p>04,163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6</text:p>
          </table:table-cell>
          <table:table-cell table:style-name="ce25" table:formula="of:=MIN([.C535:.H535])" office:value-type="time" office:time-value="PT00H01M19.812352S">
            <text:p>79,812,,,,,,,,,,,,</text:p>
          </table:table-cell>
          <table:table-cell table:style-name="ce26" table:formula="of:=MIN([.B589:.F589])" office:value-type="time" office:time-value="PT00H00M57.157554S">
            <text:p>57,158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7</text:p>
          </table:table-cell>
          <table:table-cell table:style-name="ce24" table:formula="of:=MIN([.C538:.I538])" office:value-type="time" office:time-value="PT00H03M19.326493S">
            <text:p>199,326,,,,,,,,,,,,</text:p>
          </table:table-cell>
          <table:table-cell table:style-name="ce26" table:formula="of:=MIN([.B592:.E592])" office:value-type="time" office:time-value="PT00H03M15.777582S">
            <text:p>195,778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8</text:p>
          </table:table-cell>
          <table:table-cell table:style-name="ce26" table:formula="of:=MIN([.C541:.D541])" office:value-type="time" office:time-value="PT00H00M00.700022S">
            <text:p>00,700,,,,,,,,,,,,</text:p>
          </table:table-cell>
          <table:table-cell table:formula="of:=MIN([.B595:.C595])" office:value-type="time" office:time-value="PT00H00M01.760788S">
            <text:p>01,761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9</text:p>
          </table:table-cell>
          <table:table-cell table:style-name="ce26" table:formula="of:=MIN([.C544:.D544])" office:value-type="time" office:time-value="PT00H02M22.270522S">
            <text:p>142,271,,,,,,,,,,,,</text:p>
          </table:table-cell>
          <table:table-cell table:style-name="ce24" table:formula="of:=[.B598]" office:value-type="time" office:time-value="PT00H02M48.099858S">
            <text:p>168,100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10</text:p>
          </table:table-cell>
          <table:table-cell table:style-name="ce26" table:formula="of:=MIN([.C547:.P547])" office:value-type="time" office:time-value="PT00H13M36.874347S">
            <text:p>816,874,,,,,,,,,,,,</text:p>
          </table:table-cell>
          <table:table-cell table:style-name="ce24" table:formula="of:=MIN([.B601:.I601])" office:value-type="time" office:time-value="PT00H19M20.634079S">
            <text:p>1160,634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11</text:p>
          </table:table-cell>
          <table:table-cell table:style-name="ce26" table:formula="of:=MIN([.C550:.E550])" office:value-type="time" office:time-value="PT00H00M06.267823S">
            <text:p>06,268,,,,,,,,,,,,</text:p>
          </table:table-cell>
          <table:table-cell table:formula="of:=MIN([.B604:.C604])" office:value-type="time" office:time-value="PT00H00M07.996482S">
            <text:p>07,996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12</text:p>
          </table:table-cell>
          <table:table-cell table:style-name="ce24" table:formula="of:=MIN([.C553:.E553])" office:value-type="time" office:time-value="PT00H00M00.581069S">
            <text:p>00,581,,,,,,,,,,,,</text:p>
          </table:table-cell>
          <table:table-cell table:style-name="ce26" table:formula="of:=MIN([.B607:.C607])" office:value-type="time" office:time-value="PT00H00M00.577147S">
            <text:p>00,577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13</text:p>
          </table:table-cell>
          <table:table-cell table:style-name="ce26" table:formula="of:=MIN([.C556:.F556])" office:value-type="time" office:time-value="PT00H01M02.986921S">
            <text:p>62,987,,,,,,,,,,,,</text:p>
          </table:table-cell>
          <table:table-cell table:style-name="ce24" table:formula="of:=MIN([.B610:.E610])" office:value-type="time" office:time-value="PT00H01M59.838669S">
            <text:p>119,839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14</text:p>
          </table:table-cell>
          <table:table-cell table:style-name="ce24" table:formula="of:=MIN([.C559:.D559])" office:value-type="time" office:time-value="PT00H00M22.776359S">
            <text:p>22,776,,,,,,,,,,,,</text:p>
          </table:table-cell>
          <table:table-cell table:style-name="ce26" table:formula="of:=MIN([.B613:.E613])" office:value-type="time" office:time-value="PT00H00M17.627847S">
            <text:p>17,628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15</text:p>
          </table:table-cell>
          <table:table-cell table:style-name="ce26" table:formula="of:=MIN([.C562:.D562])" office:value-type="time" office:time-value="PT00H00M27.000386S">
            <text:p>27,000,,,,,,,,,,,,</text:p>
          </table:table-cell>
          <table:table-cell table:style-name="ce24" table:formula="of:=MIN([.B616:.E616])" office:value-type="time" office:time-value="PT00H00M43.437241S">
            <text:p>43,437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16</text:p>
          </table:table-cell>
          <table:table-cell table:style-name="ce26" table:formula="of:=MIN([.C565:.E565])" office:value-type="time" office:time-value="PT00H00M01.546342S">
            <text:p>01,546,,,,,,,,,,,,</text:p>
          </table:table-cell>
          <table:table-cell table:formula="of:=MIN([.B619:.D619])" office:value-type="time" office:time-value="PT00H00M03.62073S">
            <text:p>03,621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Q17</text:p>
          </table:table-cell>
          <table:table-cell table:style-name="ce26" table:formula="of:=MIN([.C568:.D568])" office:value-type="time" office:time-value="PT00H00M02.623313S">
            <text:p>02,623,,,,,,,,,,,,</text:p>
          </table:table-cell>
          <table:table-cell table:formula="of:=[.B622]" office:value-type="time" office:time-value="PT00H00M12.884448S">
            <text:p>12,884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 office:value-type="string">
            <text:p>Gesamt</text:p>
          </table:table-cell>
          <table:table-cell table:style-name="ce26" table:formula="of:=SUM([.B628:.B644])" office:value-type="time" office:time-value="PT00H22M49.305323S">
            <text:p>1369,305,,,,,,,,,,,,</text:p>
          </table:table-cell>
          <table:table-cell table:style-name="ce24" table:formula="of:=SUM([.C628:.C644])" office:value-type="time" office:time-value="PT00H30M11.197593S">
            <text:p>1811,198,,,,,,,,,,,,</text:p>
          </table:table-cell>
          <table:table-cell table:number-columns-repeated="4"/>
          <table:table-cell table:style-name="ce25" table:number-columns-repeated="10"/>
        </table:table-row>
        <table:table-row table:style-name="ro1">
          <table:table-cell/>
          <table:table-cell table:style-name="ce24" table:number-columns-repeated="2"/>
          <table:table-cell table:number-columns-repeated="4"/>
          <table:table-cell table:style-name="ce25" table:number-columns-repeated="10"/>
        </table:table-row>
        <table:table-row table:style-name="ro1">
          <table:table-cell/>
          <table:table-cell table:style-name="ce25"/>
          <table:table-cell table:number-columns-repeated="5"/>
          <table:table-cell table:style-name="ce25" table:number-columns-repeated="10"/>
        </table:table-row>
        <table:table-row table:style-name="ro1">
          <table:table-cell/>
          <table:table-cell table:style-name="Default"/>
          <table:table-cell/>
          <table:table-cell table:style-name="ce24" table:number-columns-repeated="3"/>
          <table:table-cell/>
          <table:table-cell table:style-name="ce25"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5"/>
          <table:table-cell table:style-name="ce25" table:number-columns-repeated="10"/>
        </table:table-row>
        <table:table-row table:style-name="ro1" table:number-rows-repeated="15">
          <table:table-cell/>
          <table:table-cell table:style-name="Default"/>
          <table:table-cell table:style-name="ce24" table:number-columns-repeated="5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 table:number-rows-repeated="3">
          <table:table-cell/>
          <table:table-cell table:style-name="Default"/>
          <table:table-cell table:style-name="ce24" table:number-columns-repeated="6"/>
          <table:table-cell table:style-name="ce25" table:number-columns-repeated="3"/>
          <table:table-cell table:style-name="ce24"/>
          <table:table-cell table:style-name="ce25" table:number-columns-repeated="5"/>
        </table:table-row>
        <table:table-row table:style-name="ro1" table:number-rows-repeated="9">
          <table:table-cell/>
          <table:table-cell table:style-name="Default"/>
          <table:table-cell table:style-name="ce24" table:number-columns-repeated="5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 table:number-rows-repeated="3">
          <table:table-cell/>
          <table:table-cell table:style-name="Default"/>
          <table:table-cell table:style-name="ce24" table:number-columns-repeated="10"/>
          <table:table-cell table:style-name="ce25"/>
          <table:table-cell table:style-name="ce24" table:number-columns-repeated="2"/>
          <table:table-cell table:style-name="ce25" table:number-columns-repeated="2"/>
        </table:table-row>
        <table:table-row table:style-name="ro1" table:number-rows-repeated="21">
          <table:table-cell/>
          <table:table-cell table:style-name="Default"/>
          <table:table-cell table:style-name="ce24" table:number-columns-repeated="5"/>
          <table:table-cell table:style-name="ce25" table:number-columns-repeated="4"/>
          <table:table-cell table:style-name="ce24"/>
          <table:table-cell table:style-name="ce25"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ce25" table:number-columns-repeated="10"/>
        </table:table-row>
        <table:table-row table:style-name="ro1">
          <table:table-cell/>
          <table:table-cell table:style-name="ce21"/>
          <table:table-cell table:number-columns-repeated="5"/>
          <table:table-cell table:style-name="ce25" table:number-columns-repeated="10"/>
        </table:table-row>
        <table:table-row table:style-name="ro1" table:number-rows-repeated="51">
          <table:table-cell table:style-name="ce3"/>
          <table:table-cell table:style-name="ce4"/>
          <table:table-cell table:style-name="ce24" table:number-columns-repeated="5"/>
          <table:table-cell table:style-name="ce25" table:number-columns-repeated="10"/>
        </table:table-row>
        <table:table-row table:style-name="ro1">
          <table:table-cell table:style-name="ce3" table:number-columns-repeated="2"/>
          <table:table-cell table:style-name="ce24" table:number-columns-repeated="5"/>
          <table:table-cell table:style-name="ce25"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ce25" table:number-columns-repeated="10"/>
        </table:table-row>
        <table:table-row table:style-name="ro1" table:number-rows-repeated="3">
          <table:table-cell/>
          <table:table-cell table:style-name="ce18"/>
          <table:table-cell table:number-columns-repeated="5"/>
          <table:table-cell table:style-name="ce25" table:number-columns-repeated="10"/>
        </table:table-row>
        <table:table-row table:style-name="ro1">
          <table:table-cell/>
          <table:table-cell table:style-name="ce18"/>
          <table:table-cell table:style-name="ce40"/>
          <table:table-cell table:number-columns-repeated="4"/>
          <table:table-cell table:style-name="ce25" table:number-columns-repeated="10"/>
        </table:table-row>
        <table:table-row table:style-name="ro1" table:number-rows-repeated="15">
          <table:table-cell/>
          <table:table-cell table:style-name="ce18"/>
          <table:table-cell table:number-columns-repeated="5"/>
          <table:table-cell table:style-name="ce25" table:number-columns-repeated="10"/>
        </table:table-row>
        <table:table-row table:style-name="ro1">
          <table:table-cell/>
          <table:table-cell table:style-name="Default"/>
          <table:table-cell table:number-columns-repeated="5"/>
          <table:table-cell table:style-name="ce25" table:number-columns-repeated="10"/>
        </table:table-row>
      </table:table>
      <table:table table:name="N005" table:style-name="ta1" table:print="false">
        <office:forms form:automatic-focus="false" form:apply-design-mode="false"/>
        <table:table-column table:style-name="co1" table:default-cell-style-name="ce31"/>
        <table:table-column table:style-name="co28" table:default-cell-style-name="ce31"/>
        <table:table-column table:style-name="co29" table:default-cell-style-name="ce18"/>
        <table:table-column table:style-name="co30" table:default-cell-style-name="ce18"/>
        <table:table-column table:style-name="co31" table:default-cell-style-name="ce18"/>
        <table:table-column table:style-name="co4" table:default-cell-style-name="ce18"/>
        <table:table-column table:style-name="co25" table:default-cell-style-name="ce18"/>
        <table:table-column table:style-name="co1" table:default-cell-style-name="ce31"/>
        <table:table-column table:style-name="co5" table:default-cell-style-name="ce21"/>
        <table:table-column table:style-name="co1" table:number-columns-repeated="2" table:default-cell-style-name="ce21"/>
        <table:table-column table:style-name="co2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13" table:default-cell-style-name="Default"/>
        <table:table-row table:style-name="ro1">
          <table:table-cell table:style-name="Default" office:value-type="string">
            <text:p>Network 0.05</text:p>
          </table:table-cell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 office:value-type="string">
            <text:p>OBA</text:p>
          </table:table-cell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>
            <text:p>Anz. Läufe</text:p>
          </table:table-cell>
          <table:table-cell table:style-name="ce33" office:value-type="float" office:value="4">
            <text:p>4</text:p>
          </table:table-cell>
          <table:table-cell table:style-name="ce31" office:value-type="string">
            <text:p>Durchschnitt</text:p>
          </table:table-cell>
          <table:table-cell table:style-name="ce31" office:value-type="string">
            <text:p>1.Lauf</text:p>
          </table:table-cell>
          <table:table-cell table:style-name="ce31" office:value-type="string">
            <text:p>2.Lauf</text:p>
          </table:table-cell>
          <table:table-cell table:style-name="ce31" office:value-type="string">
            <text:p>3.Lauf</text:p>
          </table:table-cell>
          <table:table-cell table:style-name="ce31" office:value-type="string">
            <text:p>4.Lauf</text:p>
          </table:table-cell>
          <table:table-cell office:value-type="string">
            <text:p>5.Lauf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128312S">
            <text:p>00:00:00,128</text:p>
          </table:table-cell>
          <table:table-cell office:value-type="time" office:time-value="PT00H00M00.117704S">
            <text:p>00:00:00,118</text:p>
          </table:table-cell>
          <table:table-cell office:value-type="time" office:time-value="PT00H00M00.196347S">
            <text:p>00:00:00,196</text:p>
          </table:table-cell>
          <table:table-cell office:value-type="time" office:time-value="PT00H00M00.10147S">
            <text:p>00:00:00,101</text:p>
          </table:table-cell>
          <table:table-cell office:value-type="time" office:time-value="PT00H00M00.097725S">
            <text:p>00:00:00,0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15S">
            <text:p>00:00:00,015</text:p>
          </table:table-cell>
          <table:table-cell office:value-type="time" office:time-value="PT00H00M00.02S">
            <text:p>00:00:00,020</text:p>
          </table:table-cell>
          <table:table-cell office:value-type="time" office:time-value="PT00H00M00S">
            <text:p>00:00:00,000</text:p>
          </table:table-cell>
          <table:table-cell table:number-columns-repeated="2" office:value-type="time" office:time-value="PT00H00M00.02S">
            <text:p>00:00:00,0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03507S">
            <text:p>00:00:00,004</text:p>
          </table:table-cell>
          <table:table-cell office:value-type="time" office:time-value="PT00H00M00.003547S">
            <text:p>00:00:00,004</text:p>
          </table:table-cell>
          <table:table-cell office:value-type="time" office:time-value="PT00H00M00.003457S">
            <text:p>00:00:00,003</text:p>
          </table:table-cell>
          <table:table-cell office:value-type="time" office:time-value="PT00H00M00.003478S">
            <text:p>00:00:00,003</text:p>
          </table:table-cell>
          <table:table-cell office:value-type="time" office:time-value="PT00H00M00.003546S">
            <text:p>00:00:00,004</text:p>
          </table:table-cell>
          <table:table-cell table:number-columns-repeated="9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20126S">
            <text:p>00:00:00,020</text:p>
          </table:table-cell>
          <table:table-cell office:value-type="time" office:time-value="PT00H00M00.012564S">
            <text:p>00:00:00,013</text:p>
          </table:table-cell>
          <table:table-cell office:value-type="time" office:time-value="PT00H00M00.040587S">
            <text:p>00:00:00,041</text:p>
          </table:table-cell>
          <table:table-cell office:value-type="time" office:time-value="PT00H00M00.016462S">
            <text:p>00:00:00,016</text:p>
          </table:table-cell>
          <table:table-cell office:value-type="time" office:time-value="PT00H00M00.010891S">
            <text:p>00:00:00,0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.01S">
            <text:p>00:00:00,010</text:p>
          </table:table-cell>
          <table:table-cell table:number-columns-repeated="4" office:value-type="time" office:time-value="PT00H00M00.01S">
            <text:p>00:00:00,0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19S">
            <text:p>00:00:00,000</text:p>
          </table:table-cell>
          <table:table-cell office:value-type="time" office:time-value="PT00H00M00.00019S">
            <text:p>00:00:00,000</text:p>
          </table:table-cell>
          <table:table-cell office:value-type="time" office:time-value="PT00H00M00.000193S">
            <text:p>00:00:00,000</text:p>
          </table:table-cell>
          <table:table-cell office:value-type="time" office:time-value="PT00H00M00.000188S">
            <text:p>00:00:00,000</text:p>
          </table:table-cell>
          <table:table-cell office:value-type="time" office:time-value="PT00H00M00.000189S">
            <text:p>00:00:00,000</text:p>
          </table:table-cell>
          <table:table-cell table:number-columns-repeated="9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197976S">
            <text:p>00:00:00,198</text:p>
          </table:table-cell>
          <table:table-cell office:value-type="time" office:time-value="PT00H00M00.151412S">
            <text:p>00:00:00,151</text:p>
          </table:table-cell>
          <table:table-cell office:value-type="time" office:time-value="PT00H00M00.243399S">
            <text:p>00:00:00,243</text:p>
          </table:table-cell>
          <table:table-cell office:value-type="time" office:time-value="PT00H00M00.196202S">
            <text:p>00:00:00,196</text:p>
          </table:table-cell>
          <table:table-cell office:value-type="time" office:time-value="PT00H00M00.200891S">
            <text:p>00:00:00,2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35S">
            <text:p>00:00:00,035</text:p>
          </table:table-cell>
          <table:table-cell office:value-type="time" office:time-value="PT00H00M00.03S">
            <text:p>00:00:00,030</text:p>
          </table:table-cell>
          <table:table-cell office:value-type="time" office:time-value="PT00H00M00.05S">
            <text:p>00:00:00,050</text:p>
          </table:table-cell>
          <table:table-cell office:value-type="time" office:time-value="PT00H00M00.02S">
            <text:p>00:00:00,020</text:p>
          </table:table-cell>
          <table:table-cell office:value-type="time" office:time-value="PT00H00M00.04S">
            <text:p>00:00:00,0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33887S">
            <text:p>00:00:00,034</text:p>
          </table:table-cell>
          <table:table-cell office:value-type="time" office:time-value="PT00H00M00.035894S">
            <text:p>00:00:00,036</text:p>
          </table:table-cell>
          <table:table-cell office:value-type="time" office:time-value="PT00H00M00.036485S">
            <text:p>00:00:00,036</text:p>
          </table:table-cell>
          <table:table-cell office:value-type="time" office:time-value="PT00H00M00.027169S">
            <text:p>00:00:00,027</text:p>
          </table:table-cell>
          <table:table-cell office:value-type="time" office:time-value="PT00H00M00.036001S">
            <text:p>00:00:00,036</text:p>
          </table:table-cell>
          <table:table-cell table:number-columns-repeated="9"/>
        </table:table-row>
        <table:table-row table:style-name="ro1">
          <table:table-cell office:value-type="string">
            <text:p>Q3a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00.13007S">
            <text:p>00:00:00,130</text:p>
          </table:table-cell>
          <table:table-cell office:value-type="time" office:time-value="PT00H00M00.126682S">
            <text:p>00:00:00,127</text:p>
          </table:table-cell>
          <table:table-cell office:value-type="time" office:time-value="PT00H00M00.14842S">
            <text:p>00:00:00,148</text:p>
          </table:table-cell>
          <table:table-cell office:value-type="time" office:time-value="PT00H00M00.119687S">
            <text:p>00:00:00,120</text:p>
          </table:table-cell>
          <table:table-cell office:value-type="time" office:time-value="PT00H00M00.125491S">
            <text:p>00:00:00,1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0.045S">
            <text:p>00:00:00,045</text:p>
          </table:table-cell>
          <table:table-cell table:number-columns-repeated="2" office:value-type="time" office:time-value="PT00H00M00.04S">
            <text:p>00:00:00,040</text:p>
          </table:table-cell>
          <table:table-cell table:number-columns-repeated="2" office:value-type="time" office:time-value="PT00H00M00.05S">
            <text:p>00:00:00,0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028565S">
            <text:p>00:00:00,029</text:p>
          </table:table-cell>
          <table:table-cell office:value-type="time" office:time-value="PT00H00M00.024457S">
            <text:p>00:00:00,024</text:p>
          </table:table-cell>
          <table:table-cell office:value-type="time" office:time-value="PT00H00M00.04121S">
            <text:p>00:00:00,041</text:p>
          </table:table-cell>
          <table:table-cell office:value-type="time" office:time-value="PT00H00M00.024485S">
            <text:p>00:00:00,024</text:p>
          </table:table-cell>
          <table:table-cell office:value-type="time" office:time-value="PT00H00M00.024106S">
            <text:p>00:00:00,024</text:p>
          </table:table-cell>
          <table:table-cell table:number-columns-repeated="9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0.579397S">
            <text:p>00:00:00,579</text:p>
          </table:table-cell>
          <table:table-cell office:value-type="time" office:time-value="PT00H00M00.533953S">
            <text:p>00:00:00,534</text:p>
          </table:table-cell>
          <table:table-cell table:style-name="ce22" office:value-type="time" office:time-value="PT00H00M00.543397S">
            <text:p>00:00:00,543</text:p>
          </table:table-cell>
          <table:table-cell office:value-type="time" office:time-value="PT00H00M00.522127S">
            <text:p>00:00:00,522</text:p>
          </table:table-cell>
          <table:table-cell office:value-type="time" office:time-value="PT00H00M00.718111S">
            <text:p>00:00:00,7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0.1325S">
            <text:p>00:00:00,133</text:p>
          </table:table-cell>
          <table:table-cell office:value-type="time" office:time-value="PT00H00M00.17S">
            <text:p>00:00:00,170</text:p>
          </table:table-cell>
          <table:table-cell table:style-name="ce22" office:value-type="time" office:time-value="PT00H00M00.02S">
            <text:p>00:00:00,020</text:p>
          </table:table-cell>
          <table:table-cell table:number-columns-repeated="2" office:value-type="time" office:time-value="PT00H00M00.17S">
            <text:p>00:00:00,1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036707S">
            <text:p>00:00:00,037</text:p>
          </table:table-cell>
          <table:table-cell office:value-type="time" office:time-value="PT00H00M00.035337S">
            <text:p>00:00:00,035</text:p>
          </table:table-cell>
          <table:table-cell table:style-name="ce22" office:value-type="time" office:time-value="PT00H00M00.030649S">
            <text:p>00:00:00,031</text:p>
          </table:table-cell>
          <table:table-cell office:value-type="time" office:time-value="PT00H00M00.035964S">
            <text:p>00:00:00,036</text:p>
          </table:table-cell>
          <table:table-cell office:value-type="time" office:time-value="PT00H00M00.044877S">
            <text:p>00:00:00,045</text:p>
          </table:table-cell>
          <table:table-cell table:number-columns-repeated="9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9:.K19])/[.$B$3]" office:value-type="time" office:time-value="PT00H00M02.250771S">
            <text:p>00:00:02,251</text:p>
          </table:table-cell>
          <table:table-cell table:formula="of:=+[.D22]+[.D25]+[.D28]" office:value-type="time" office:time-value="PT00H00M02.2122S">
            <text:p>00:00:02,212</text:p>
          </table:table-cell>
          <table:table-cell table:formula="of:=+[.E22]+[.E25]+[.E28]" office:value-type="time" office:time-value="PT00H00M02.308232S">
            <text:p>00:00:02,308</text:p>
          </table:table-cell>
          <table:table-cell table:formula="of:=+[.F22]+[.F25]+[.F28]" office:value-type="time" office:time-value="PT00H00M02.248203S">
            <text:p>00:00:02,248</text:p>
          </table:table-cell>
          <table:table-cell table:formula="of:=+[.G22]+[.G25]+[.G28]" office:value-type="time" office:time-value="PT00H00M02.234447S">
            <text:p>00:00:02,23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0:.K20])/[.$B$3]" office:value-type="time" office:time-value="PT00H00M01.77S">
            <text:p>00:00:01,770</text:p>
          </table:table-cell>
          <table:table-cell table:formula="of:=+[.D23]+[.D26]+[.D29]" office:value-type="time" office:time-value="PT00H00M01.76S">
            <text:p>00:00:01,760</text:p>
          </table:table-cell>
          <table:table-cell table:formula="of:=+[.E23]+[.E26]+[.E29]" office:value-type="time" office:time-value="PT00H00M01.79S">
            <text:p>00:00:01,790</text:p>
          </table:table-cell>
          <table:table-cell table:formula="of:=+[.F23]+[.F26]+[.F29]" office:value-type="time" office:time-value="PT00H00M01.75S">
            <text:p>00:00:01,750</text:p>
          </table:table-cell>
          <table:table-cell table:formula="of:=+[.G23]+[.G26]+[.G29]" office:value-type="time" office:time-value="PT00H00M01.78S">
            <text:p>00:00:01,7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:.K21])/[.$B$3]" office:value-type="time" office:time-value="PT00H00M00.198937S">
            <text:p>00:00:00,199</text:p>
          </table:table-cell>
          <table:table-cell table:formula="of:=+[.D24]+[.D27]+[.D30]" office:value-type="time" office:time-value="PT00H00M00.213481S">
            <text:p>00:00:00,213</text:p>
          </table:table-cell>
          <table:table-cell table:formula="of:=+[.E24]+[.E27]+[.E30]" office:value-type="time" office:time-value="PT00H00M00.191701S">
            <text:p>00:00:00,192</text:p>
          </table:table-cell>
          <table:table-cell table:formula="of:=+[.F24]+[.F27]+[.F30]" office:value-type="time" office:time-value="PT00H00M00.213921S">
            <text:p>00:00:00,214</text:p>
          </table:table-cell>
          <table:table-cell table:formula="of:=+[.G24]+[.G27]+[.G30]" office:value-type="time" office:time-value="PT00H00M00.176645S">
            <text:p>00:00:00,177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5tmp1</text:p>
          </table:table-cell>
          <table:table-cell table:style-name="ce32" office:value-type="string">
            <text:p>elapsed</text:p>
          </table:table-cell>
          <table:table-cell table:formula="of:=SUM([.D22:.K22])/[.$B$3]" office:value-type="time" office:time-value="PT00H00M00.425636S">
            <text:p>00:00:00,426</text:p>
          </table:table-cell>
          <table:table-cell office:value-type="time" office:time-value="PT00H00M00.410617S">
            <text:p>00:00:00,411</text:p>
          </table:table-cell>
          <table:table-cell table:style-name="ce22" office:value-type="time" office:time-value="PT00H00M00.426021S">
            <text:p>00:00:00,426</text:p>
          </table:table-cell>
          <table:table-cell office:value-type="time" office:time-value="PT00H00M00.431291S">
            <text:p>00:00:00,431</text:p>
          </table:table-cell>
          <table:table-cell table:style-name="ce22" office:value-type="time" office:time-value="PT00H00M00.434613S">
            <text:p>00:00:00,435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3:.K23])/[.$B$3]" office:value-type="time" office:time-value="PT00H00M00.27S">
            <text:p>00:00:00,270</text:p>
          </table:table-cell>
          <table:table-cell office:value-type="time" office:time-value="PT00H00M00.26S">
            <text:p>00:00:00,260</text:p>
          </table:table-cell>
          <table:table-cell table:style-name="ce22" office:value-type="time" office:time-value="PT00H00M00.29S">
            <text:p>00:00:00,290</text:p>
          </table:table-cell>
          <table:table-cell office:value-type="time" office:time-value="PT00H00M00.26S">
            <text:p>00:00:00,260</text:p>
          </table:table-cell>
          <table:table-cell table:style-name="ce22" office:value-type="time" office:time-value="PT00H00M00.27S">
            <text:p>00:00:00,2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4:.K24])/[.$B$3]" office:value-type="time" office:time-value="PT00H00M00.060248S">
            <text:p>00:00:00,060</text:p>
          </table:table-cell>
          <table:table-cell office:value-type="time" office:time-value="PT00H00M00.057758S">
            <text:p>00:00:00,058</text:p>
          </table:table-cell>
          <table:table-cell table:style-name="ce22" office:value-type="time" office:time-value="PT00H00M00.049503S">
            <text:p>00:00:00,050</text:p>
          </table:table-cell>
          <table:table-cell office:value-type="time" office:time-value="PT00H00M00.075355S">
            <text:p>00:00:00,075</text:p>
          </table:table-cell>
          <table:table-cell table:style-name="ce22" office:value-type="time" office:time-value="PT00H00M00.058374S">
            <text:p>00:00:00,058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5tmp2</text:p>
          </table:table-cell>
          <table:table-cell table:style-name="ce32" office:value-type="string">
            <text:p>elapsed</text:p>
          </table:table-cell>
          <table:table-cell table:formula="of:=SUM([.D25:.K25])/[.$B$3]" office:value-type="time" office:time-value="PT00H00M00.62776S">
            <text:p>00:00:00,628</text:p>
          </table:table-cell>
          <table:table-cell office:value-type="time" office:time-value="PT00H00M00.640655S">
            <text:p>00:00:00,641</text:p>
          </table:table-cell>
          <table:table-cell table:style-name="ce22" office:value-type="time" office:time-value="PT00H00M00.622488S">
            <text:p>00:00:00,622</text:p>
          </table:table-cell>
          <table:table-cell office:value-type="time" office:time-value="PT00H00M00.640889S">
            <text:p>00:00:00,641</text:p>
          </table:table-cell>
          <table:table-cell table:style-name="ce22" office:value-type="time" office:time-value="PT00H00M00.607008S">
            <text:p>00:00:00,607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6:.K26])/[.$B$3]" office:value-type="time" office:time-value="PT00H00M00.4525S">
            <text:p>00:00:00,453</text:p>
          </table:table-cell>
          <table:table-cell office:value-type="time" office:time-value="PT00H00M00.45S">
            <text:p>00:00:00,450</text:p>
          </table:table-cell>
          <table:table-cell table:style-name="ce22" office:value-type="time" office:time-value="PT00H00M00.45S">
            <text:p>00:00:00,450</text:p>
          </table:table-cell>
          <table:table-cell office:value-type="time" office:time-value="PT00H00M00.45S">
            <text:p>00:00:00,450</text:p>
          </table:table-cell>
          <table:table-cell table:style-name="ce22" office:value-type="time" office:time-value="PT00H00M00.46S">
            <text:p>00:00:00,46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7:.K27])/[.$B$3]" office:value-type="time" office:time-value="PT00H00M00.083088S">
            <text:p>00:00:00,083</text:p>
          </table:table-cell>
          <table:table-cell office:value-type="time" office:time-value="PT00H00M00.105336S">
            <text:p>00:00:00,105</text:p>
          </table:table-cell>
          <table:table-cell table:style-name="ce22" office:value-type="time" office:time-value="PT00H00M00.082564S">
            <text:p>00:00:00,083</text:p>
          </table:table-cell>
          <table:table-cell office:value-type="time" office:time-value="PT00H00M00.086496S">
            <text:p>00:00:00,086</text:p>
          </table:table-cell>
          <table:table-cell table:style-name="ce22" office:value-type="time" office:time-value="PT00H00M00.057955S">
            <text:p>00:00:00,058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5res</text:p>
          </table:table-cell>
          <table:table-cell table:style-name="ce32" office:value-type="string">
            <text:p>elapsed</text:p>
          </table:table-cell>
          <table:table-cell table:formula="of:=SUM([.D28:.K28])/[.$B$3]" office:value-type="time" office:time-value="PT00H00M01.197375S">
            <text:p>00:00:01,197</text:p>
          </table:table-cell>
          <table:table-cell office:value-type="time" office:time-value="PT00H00M01.160928S">
            <text:p>00:00:01,161</text:p>
          </table:table-cell>
          <table:table-cell table:style-name="ce22" office:value-type="time" office:time-value="PT00H00M01.259723S">
            <text:p>00:00:01,260</text:p>
          </table:table-cell>
          <table:table-cell office:value-type="time" office:time-value="PT00H00M01.176023S">
            <text:p>00:00:01,176</text:p>
          </table:table-cell>
          <table:table-cell table:style-name="ce22" office:value-type="time" office:time-value="PT00H00M01.192826S">
            <text:p>00:00:01,193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9:.K29])/[.$B$3]" office:value-type="time" office:time-value="PT00H00M01.0475S">
            <text:p>00:00:01,048</text:p>
          </table:table-cell>
          <table:table-cell office:value-type="time" office:time-value="PT00H00M01.05S">
            <text:p>00:00:01,050</text:p>
          </table:table-cell>
          <table:table-cell table:style-name="ce22" office:value-type="time" office:time-value="PT00H00M01.05S">
            <text:p>00:00:01,050</text:p>
          </table:table-cell>
          <table:table-cell office:value-type="time" office:time-value="PT00H00M01.04S">
            <text:p>00:00:01,040</text:p>
          </table:table-cell>
          <table:table-cell table:style-name="ce22" office:value-type="time" office:time-value="PT00H00M01.05S">
            <text:p>00:00:01,05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0:.K30])/[.$B$3]" office:value-type="time" office:time-value="PT00H00M00.055602S">
            <text:p>00:00:00,056</text:p>
          </table:table-cell>
          <table:table-cell office:value-type="time" office:time-value="PT00H00M00.050387S">
            <text:p>00:00:00,050</text:p>
          </table:table-cell>
          <table:table-cell table:style-name="ce22" office:value-type="time" office:time-value="PT00H00M00.059634S">
            <text:p>00:00:00,060</text:p>
          </table:table-cell>
          <table:table-cell office:value-type="time" office:time-value="PT00H00M00.05207S">
            <text:p>00:00:00,052</text:p>
          </table:table-cell>
          <table:table-cell table:style-name="ce22" office:value-type="time" office:time-value="PT00H00M00.060316S">
            <text:p>00:00:00,060</text:p>
          </table:table-cell>
          <table:table-cell table:number-columns-repeated="9"/>
        </table:table-row>
        <table:table-row table:style-name="ro1">
          <table:table-cell office:value-type="string">
            <text:p>Q5a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02.530913S">
            <text:p>00:00:02,531</text:p>
          </table:table-cell>
          <table:table-cell table:formula="of:=+[.D34]+[.D37]+[.D40]" office:value-type="time" office:time-value="PT00H00M02.171278S">
            <text:p>00:00:02,171</text:p>
          </table:table-cell>
          <table:table-cell table:formula="of:=+[.E34]+[.E37]+[.E40]" office:value-type="time" office:time-value="PT00H00M02.269256S">
            <text:p>00:00:02,269</text:p>
          </table:table-cell>
          <table:table-cell table:formula="of:=+[.F34]+[.F37]+[.F40]" office:value-type="time" office:time-value="PT00H00M02.73633S">
            <text:p>00:00:02,736</text:p>
          </table:table-cell>
          <table:table-cell table:formula="of:=+[.G40]+[.G37]+[.G40]" office:value-type="time" office:time-value="PT00H00M02.946788S">
            <text:p>00:00:02,94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01.9475S">
            <text:p>00:00:01,948</text:p>
          </table:table-cell>
          <table:table-cell table:formula="of:=+[.D35]+[.D38]+[.D41]" office:value-type="time" office:time-value="PT00H00M01.73S">
            <text:p>00:00:01,730</text:p>
          </table:table-cell>
          <table:table-cell table:formula="of:=+[.E35]+[.E38]+[.E41]" office:value-type="time" office:time-value="PT00H00M01.76S">
            <text:p>00:00:01,760</text:p>
          </table:table-cell>
          <table:table-cell table:formula="of:=+[.F35]+[.F38]+[.F41]" office:value-type="time" office:time-value="PT00H00M01.74S">
            <text:p>00:00:01,740</text:p>
          </table:table-cell>
          <table:table-cell table:formula="of:=+[.G41]+[.G38]+[.G41]" office:value-type="time" office:time-value="PT00H00M02.56S">
            <text:p>00:00:02,5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170442S">
            <text:p>00:00:00,170</text:p>
          </table:table-cell>
          <table:table-cell table:formula="of:=+[.D36]+[.D39]+[.D42]" office:value-type="time" office:time-value="PT00H00M00.200792S">
            <text:p>00:00:00,201</text:p>
          </table:table-cell>
          <table:table-cell table:formula="of:=+[.E36]+[.E39]+[.E42]" office:value-type="time" office:time-value="PT00H00M00.164082S">
            <text:p>00:00:00,164</text:p>
          </table:table-cell>
          <table:table-cell table:formula="of:=+[.F36]+[.F39]+[.F42]" office:value-type="time" office:time-value="PT00H00M00.194218S">
            <text:p>00:00:00,194</text:p>
          </table:table-cell>
          <table:table-cell table:formula="of:=+[.G42]+[.G39]+[.G42]" office:value-type="time" office:time-value="PT00H00M00.122677S">
            <text:p>00:00:00,123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5tmp1</text:p>
          </table:table-cell>
          <table:table-cell table:style-name="ce32" office:value-type="string">
            <text:p>elapsed</text:p>
          </table:table-cell>
          <table:table-cell table:formula="of:=SUM([.D34:.K34])/[.$B$3]" office:value-type="time" office:time-value="PT00H00M00.425636S">
            <text:p>00:00:00,426</text:p>
          </table:table-cell>
          <table:table-cell table:style-name="ce22" table:formula="of:=[.D22]" office:value-type="time" office:time-value="PT00H00M00.410617S">
            <text:p>00:00:00,411</text:p>
          </table:table-cell>
          <table:table-cell table:style-name="ce22" table:formula="of:=[.E22]" office:value-type="time" office:time-value="PT00H00M00.426021S">
            <text:p>00:00:00,426</text:p>
          </table:table-cell>
          <table:table-cell table:style-name="ce22" table:formula="of:=[.F22]" office:value-type="time" office:time-value="PT00H00M00.431291S">
            <text:p>00:00:00,431</text:p>
          </table:table-cell>
          <table:table-cell table:style-name="ce22" table:formula="of:=[.G22]" office:value-type="time" office:time-value="PT00H00M00.434613S">
            <text:p>00:00:00,435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5:.K35])/[.$B$3]" office:value-type="time" office:time-value="PT00H00M00.27S">
            <text:p>00:00:00,270</text:p>
          </table:table-cell>
          <table:table-cell table:style-name="ce22" table:formula="of:=[.D23]" office:value-type="time" office:time-value="PT00H00M00.26S">
            <text:p>00:00:00,260</text:p>
          </table:table-cell>
          <table:table-cell table:style-name="ce22" table:formula="of:=[.E23]" office:value-type="time" office:time-value="PT00H00M00.29S">
            <text:p>00:00:00,290</text:p>
          </table:table-cell>
          <table:table-cell table:style-name="ce22" table:formula="of:=[.F23]" office:value-type="time" office:time-value="PT00H00M00.26S">
            <text:p>00:00:00,260</text:p>
          </table:table-cell>
          <table:table-cell table:style-name="ce22" table:formula="of:=[.G23]" office:value-type="time" office:time-value="PT00H00M00.27S">
            <text:p>00:00:00,2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6:.K36])/[.$B$3]" office:value-type="time" office:time-value="PT00H00M00.060248S">
            <text:p>00:00:00,060</text:p>
          </table:table-cell>
          <table:table-cell table:style-name="ce22" table:formula="of:=[.D24]" office:value-type="time" office:time-value="PT00H00M00.057758S">
            <text:p>00:00:00,058</text:p>
          </table:table-cell>
          <table:table-cell table:style-name="ce22" table:formula="of:=[.E24]" office:value-type="time" office:time-value="PT00H00M00.049503S">
            <text:p>00:00:00,050</text:p>
          </table:table-cell>
          <table:table-cell table:style-name="ce22" table:formula="of:=[.F24]" office:value-type="time" office:time-value="PT00H00M00.075355S">
            <text:p>00:00:00,075</text:p>
          </table:table-cell>
          <table:table-cell table:style-name="ce22" table:formula="of:=[.G24]" office:value-type="time" office:time-value="PT00H00M00.058374S">
            <text:p>00:00:00,058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5tmp2</text:p>
          </table:table-cell>
          <table:table-cell table:style-name="ce32" office:value-type="string">
            <text:p>elapsed</text:p>
          </table:table-cell>
          <table:table-cell table:formula="of:=SUM([.D37:.K37])/[.$B$3]" office:value-type="time" office:time-value="PT00H00M00.62776S">
            <text:p>00:00:00,628</text:p>
          </table:table-cell>
          <table:table-cell table:style-name="ce22" table:formula="of:=[.D25]" office:value-type="time" office:time-value="PT00H00M00.640655S">
            <text:p>00:00:00,641</text:p>
          </table:table-cell>
          <table:table-cell table:style-name="ce22" table:formula="of:=[.E25]" office:value-type="time" office:time-value="PT00H00M00.622488S">
            <text:p>00:00:00,622</text:p>
          </table:table-cell>
          <table:table-cell table:style-name="ce22" table:formula="of:=[.F25]" office:value-type="time" office:time-value="PT00H00M00.640889S">
            <text:p>00:00:00,641</text:p>
          </table:table-cell>
          <table:table-cell table:style-name="ce22" table:formula="of:=[.G25]" office:value-type="time" office:time-value="PT00H00M00.607008S">
            <text:p>00:00:00,607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8:.K38])/[.$B$3]" office:value-type="time" office:time-value="PT00H00M00.4525S">
            <text:p>00:00:00,453</text:p>
          </table:table-cell>
          <table:table-cell table:style-name="ce22" table:formula="of:=[.D26]" office:value-type="time" office:time-value="PT00H00M00.45S">
            <text:p>00:00:00,450</text:p>
          </table:table-cell>
          <table:table-cell table:style-name="ce22" table:formula="of:=[.E26]" office:value-type="time" office:time-value="PT00H00M00.45S">
            <text:p>00:00:00,450</text:p>
          </table:table-cell>
          <table:table-cell table:style-name="ce22" table:formula="of:=[.F26]" office:value-type="time" office:time-value="PT00H00M00.45S">
            <text:p>00:00:00,450</text:p>
          </table:table-cell>
          <table:table-cell table:style-name="ce22" table:formula="of:=[.G26]" office:value-type="time" office:time-value="PT00H00M00.46S">
            <text:p>00:00:00,46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9:.K39])/[.$B$3]" office:value-type="time" office:time-value="PT00H00M00.083088S">
            <text:p>00:00:00,083</text:p>
          </table:table-cell>
          <table:table-cell table:style-name="ce22" table:formula="of:=[.D27]" office:value-type="time" office:time-value="PT00H00M00.105336S">
            <text:p>00:00:00,105</text:p>
          </table:table-cell>
          <table:table-cell table:style-name="ce22" table:formula="of:=[.E27]" office:value-type="time" office:time-value="PT00H00M00.082564S">
            <text:p>00:00:00,083</text:p>
          </table:table-cell>
          <table:table-cell table:style-name="ce22" table:formula="of:=[.F27]" office:value-type="time" office:time-value="PT00H00M00.086496S">
            <text:p>00:00:00,086</text:p>
          </table:table-cell>
          <table:table-cell table:style-name="ce22" table:formula="of:=[.G27]" office:value-type="time" office:time-value="PT00H00M00.057955S">
            <text:p>00:00:00,058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5ares</text:p>
          </table:table-cell>
          <table:table-cell table:style-name="ce32" office:value-type="string">
            <text:p>elapsed</text:p>
          </table:table-cell>
          <table:table-cell table:formula="of:=SUM([.D40:.K40])/[.$B$3]" office:value-type="time" office:time-value="PT00H00M01.293698S">
            <text:p>00:00:01,294</text:p>
          </table:table-cell>
          <table:table-cell office:value-type="time" office:time-value="PT00H00M01.120006S">
            <text:p>00:00:01,120</text:p>
          </table:table-cell>
          <table:table-cell office:value-type="time" office:time-value="PT00H00M01.220747S">
            <text:p>00:00:01,221</text:p>
          </table:table-cell>
          <table:table-cell office:value-type="time" office:time-value="PT00H00M01.66415S">
            <text:p>00:00:01,664</text:p>
          </table:table-cell>
          <table:table-cell table:style-name="ce22" office:value-type="time" office:time-value="PT00H00M01.16989S">
            <text:p>00:00:01,1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41:.K41])/[.$B$3]" office:value-type="time" office:time-value="PT00H00M01.03S">
            <text:p>00:00:01,030</text:p>
          </table:table-cell>
          <table:table-cell table:number-columns-repeated="2" office:value-type="time" office:time-value="PT00H00M01.02S">
            <text:p>00:00:01,020</text:p>
          </table:table-cell>
          <table:table-cell office:value-type="time" office:time-value="PT00H00M01.03S">
            <text:p>00:00:01,030</text:p>
          </table:table-cell>
          <table:table-cell table:style-name="ce22" office:value-type="time" office:time-value="PT00H00M01.05S">
            <text:p>00:00:01,05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42:.K42])/[.$B$3]" office:value-type="time" office:time-value="PT00H00M00.03361S">
            <text:p>00:00:00,034</text:p>
          </table:table-cell>
          <table:table-cell office:value-type="time" office:time-value="PT00H00M00.037698S">
            <text:p>00:00:00,038</text:p>
          </table:table-cell>
          <table:table-cell office:value-type="time" office:time-value="PT00H00M00.032015S">
            <text:p>00:00:00,032</text:p>
          </table:table-cell>
          <table:table-cell office:value-type="time" office:time-value="PT00H00M00.032367S">
            <text:p>00:00:00,032</text:p>
          </table:table-cell>
          <table:table-cell table:style-name="ce22" office:value-type="time" office:time-value="PT00H00M00.032361S">
            <text:p>00:00:00,032</text:p>
          </table:table-cell>
          <table:table-cell table:number-columns-repeated="9"/>
        </table:table-row>
        <table:table-row table:style-name="ro1">
          <table:table-cell office:value-type="string">
            <text:p>Q5b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0M01.668616S">
            <text:p>00:00:01,669</text:p>
          </table:table-cell>
          <table:table-cell table:style-name="ce22" office:value-type="time" office:time-value="PT00H00M01.664684S">
            <text:p>00:00:01,665</text:p>
          </table:table-cell>
          <table:table-cell table:style-name="ce22" office:value-type="time" office:time-value="PT00H00M01.663772S">
            <text:p>00:00:01,664</text:p>
          </table:table-cell>
          <table:table-cell table:style-name="ce22" office:value-type="time" office:time-value="PT00H00M01.67349S">
            <text:p>00:00:01,673</text:p>
          </table:table-cell>
          <table:table-cell table:style-name="ce22" office:value-type="time" office:time-value="PT00H00M01.672518S">
            <text:p>00:00:01,6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0M01.5725S">
            <text:p>00:00:01,573</text:p>
          </table:table-cell>
          <table:table-cell table:style-name="ce22" office:value-type="time" office:time-value="PT00H00M01.56S">
            <text:p>00:00:01,560</text:p>
          </table:table-cell>
          <table:table-cell table:style-name="ce22" office:value-type="time" office:time-value="PT00H00M01.58S">
            <text:p>00:00:01,580</text:p>
          </table:table-cell>
          <table:table-cell table:style-name="ce22" office:value-type="time" office:time-value="PT00H00M01.57S">
            <text:p>00:00:01,570</text:p>
          </table:table-cell>
          <table:table-cell table:style-name="ce22" office:value-type="time" office:time-value="PT00H00M01.58S">
            <text:p>00:00:01,5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139909S">
            <text:p>00:00:00,140</text:p>
          </table:table-cell>
          <table:table-cell table:style-name="ce22" office:value-type="time" office:time-value="PT00H00M00.42511S">
            <text:p>00:00:00,425</text:p>
          </table:table-cell>
          <table:table-cell table:style-name="ce22" office:value-type="time" office:time-value="PT00H00M00.04406S">
            <text:p>00:00:00,044</text:p>
          </table:table-cell>
          <table:table-cell table:style-name="ce22" office:value-type="time" office:time-value="PT00H00M00.045526S">
            <text:p>00:00:00,046</text:p>
          </table:table-cell>
          <table:table-cell table:style-name="ce22" office:value-type="time" office:time-value="PT00H00M00.044939S">
            <text:p>00:00:00,045</text:p>
          </table:table-cell>
          <table:table-cell table:number-columns-repeated="9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46:.K46])/[.$B$3]" office:value-type="time" office:time-value="PT00H00M15.265951S">
            <text:p>00:00:15,266</text:p>
          </table:table-cell>
          <table:table-cell table:formula="of:=+[.D49]+[.D52]" office:value-type="time" office:time-value="PT00H00M14.785295S">
            <text:p>00:00:14,785</text:p>
          </table:table-cell>
          <table:table-cell table:formula="of:=+[.E49]+[.E52]" office:value-type="time" office:time-value="PT00H00M15.928676S">
            <text:p>00:00:15,929</text:p>
          </table:table-cell>
          <table:table-cell table:formula="of:=+[.F49]+[.F52]" office:value-type="time" office:time-value="PT00H00M15.229645S">
            <text:p>00:00:15,230</text:p>
          </table:table-cell>
          <table:table-cell table:formula="of:=+[.G49]+[.G52]" office:value-type="time" office:time-value="PT00H00M15.120188S">
            <text:p>00:00:15,1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K47])/[.$B$3]" office:value-type="time" office:time-value="PT00H00M13.5275S">
            <text:p>00:00:13,528</text:p>
          </table:table-cell>
          <table:table-cell table:formula="of:=+[.D50]+[.D53]" office:value-type="time" office:time-value="PT00H00M13.97S">
            <text:p>00:00:13,970</text:p>
          </table:table-cell>
          <table:table-cell table:formula="of:=+[.E50]+[.E53]" office:value-type="time" office:time-value="PT00H00M14.1S">
            <text:p>00:00:14,100</text:p>
          </table:table-cell>
          <table:table-cell table:formula="of:=+[.F50]+[.F53]" office:value-type="time" office:time-value="PT00H00M14.33S">
            <text:p>00:00:14,330</text:p>
          </table:table-cell>
          <table:table-cell table:formula="of:=+[.G50]+[.G53]" office:value-type="time" office:time-value="PT00H00M11.71S">
            <text:p>00:00:11,7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K48])/[.$B$3]" office:value-type="time" office:time-value="PT00H00M00.398672S">
            <text:p>00:00:00,399</text:p>
          </table:table-cell>
          <table:table-cell table:formula="of:=+[.D51]+[.D54]" office:value-type="time" office:time-value="PT00H00M00.37164S">
            <text:p>00:00:00,372</text:p>
          </table:table-cell>
          <table:table-cell table:formula="of:=+[.E51]+[.E54]" office:value-type="time" office:time-value="PT00H00M00.434686S">
            <text:p>00:00:00,435</text:p>
          </table:table-cell>
          <table:table-cell table:formula="of:=+[.F51]+[.F54]" office:value-type="time" office:time-value="PT00H00M00.417426S">
            <text:p>00:00:00,417</text:p>
          </table:table-cell>
          <table:table-cell table:formula="of:=+[.G51]+[.G54]" office:value-type="time" office:time-value="PT00H00M00.370934S">
            <text:p>00:00:00,371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tmp1</text:p>
          </table:table-cell>
          <table:table-cell table:style-name="ce32" office:value-type="string">
            <text:p>elapsed</text:p>
          </table:table-cell>
          <table:table-cell table:formula="of:=SUM([.D49:.K49])/[.$B$3]" office:value-type="time" office:time-value="PT00H00M03.092332S">
            <text:p>00:00:03,092</text:p>
          </table:table-cell>
          <table:table-cell office:value-type="time" office:time-value="PT00H00M02.967884S">
            <text:p>00:00:02,968</text:p>
          </table:table-cell>
          <table:table-cell table:style-name="ce22" office:value-type="time" office:time-value="PT00H00M03.297585S">
            <text:p>00:00:03,298</text:p>
          </table:table-cell>
          <table:table-cell office:value-type="time" office:time-value="PT00H00M03.093228S">
            <text:p>00:00:03,093</text:p>
          </table:table-cell>
          <table:table-cell table:style-name="ce22" office:value-type="time" office:time-value="PT00H00M03.010631S">
            <text:p>00:00:03,011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50:.K50])/[.$B$3]" office:value-type="time" office:time-value="PT00H00M01.9425S">
            <text:p>00:00:01,943</text:p>
          </table:table-cell>
          <table:table-cell office:value-type="time" office:time-value="PT00H00M02.54S">
            <text:p>00:00:02,540</text:p>
          </table:table-cell>
          <table:table-cell table:style-name="ce22" office:value-type="time" office:time-value="PT00H00M02.61S">
            <text:p>00:00:02,610</text:p>
          </table:table-cell>
          <table:table-cell office:value-type="time" office:time-value="PT00H00M02.62S">
            <text:p>00:00:02,620</text:p>
          </table:table-cell>
          <table:table-cell table:style-name="ce22" office:value-type="time" office:time-value="PT00H00M00S">
            <text:p>00:00:00,00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51:.K51])/[.$B$3]" office:value-type="time" office:time-value="PT00H00M00.383897S">
            <text:p>00:00:00,384</text:p>
          </table:table-cell>
          <table:table-cell office:value-type="time" office:time-value="PT00H00M00.359508S">
            <text:p>00:00:00,360</text:p>
          </table:table-cell>
          <table:table-cell table:style-name="ce22" office:value-type="time" office:time-value="PT00H00M00.413025S">
            <text:p>00:00:00,413</text:p>
          </table:table-cell>
          <table:table-cell office:value-type="time" office:time-value="PT00H00M00.404637S">
            <text:p>00:00:00,405</text:p>
          </table:table-cell>
          <table:table-cell table:style-name="ce22" office:value-type="time" office:time-value="PT00H00M00.358419S">
            <text:p>00:00:00,358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res</text:p>
          </table:table-cell>
          <table:table-cell table:style-name="ce32" office:value-type="string">
            <text:p>elapsed</text:p>
          </table:table-cell>
          <table:table-cell table:formula="of:=SUM([.D52:.K52])/[.$B$3]" office:value-type="time" office:time-value="PT00H00M12.173619S">
            <text:p>00:00:12,174</text:p>
          </table:table-cell>
          <table:table-cell office:value-type="time" office:time-value="PT00H00M11.817411S">
            <text:p>00:00:11,817</text:p>
          </table:table-cell>
          <table:table-cell office:value-type="time" office:time-value="PT00H00M12.631091S">
            <text:p>00:00:12,631</text:p>
          </table:table-cell>
          <table:table-cell office:value-type="time" office:time-value="PT00H00M12.136417S">
            <text:p>00:00:12,136</text:p>
          </table:table-cell>
          <table:table-cell table:style-name="ce22" office:value-type="time" office:time-value="PT00H00M12.109557S">
            <text:p>00:00:12,11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53:.K53])/[.$B$3]" office:value-type="time" office:time-value="PT00H00M11.585S">
            <text:p>00:00:11,585</text:p>
          </table:table-cell>
          <table:table-cell office:value-type="time" office:time-value="PT00H00M11.43S">
            <text:p>00:00:11,430</text:p>
          </table:table-cell>
          <table:table-cell office:value-type="time" office:time-value="PT00H00M11.49S">
            <text:p>00:00:11,490</text:p>
          </table:table-cell>
          <table:table-cell office:value-type="time" office:time-value="PT00H00M11.71S">
            <text:p>00:00:11,710</text:p>
          </table:table-cell>
          <table:table-cell table:style-name="ce22" office:value-type="time" office:time-value="PT00H00M11.71S">
            <text:p>00:00:11,71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54:.K54])/[.$B$3]" office:value-type="time" office:time-value="PT00H00M00.014774S">
            <text:p>00:00:00,015</text:p>
          </table:table-cell>
          <table:table-cell office:value-type="time" office:time-value="PT00H00M00.012132S">
            <text:p>00:00:00,012</text:p>
          </table:table-cell>
          <table:table-cell office:value-type="time" office:time-value="PT00H00M00.021661S">
            <text:p>00:00:00,022</text:p>
          </table:table-cell>
          <table:table-cell office:value-type="time" office:time-value="PT00H00M00.012789S">
            <text:p>00:00:00,013</text:p>
          </table:table-cell>
          <table:table-cell table:style-name="ce22" office:value-type="time" office:time-value="PT00H00M00.012515S">
            <text:p>00:00:00,013</text:p>
          </table:table-cell>
          <table:table-cell table:number-columns-repeated="9"/>
        </table:table-row>
        <table:table-row table:style-name="ro1">
          <table:table-cell office:value-type="string">
            <text:p>Q6a</text:p>
          </table:table-cell>
          <table:table-cell office:value-type="string">
            <text:p>elapsed</text:p>
          </table:table-cell>
          <table:table-cell table:formula="of:=SUM([.D55:.K55])/[.$B$3]" office:value-type="time" office:time-value="PT00H00M15.554174S">
            <text:p>00:00:15,554</text:p>
          </table:table-cell>
          <table:table-cell table:formula="of:=+[.D58]+[.D61]" office:value-type="time" office:time-value="PT00H00M15.137445S">
            <text:p>00:00:15,137</text:p>
          </table:table-cell>
          <table:table-cell table:formula="of:=+[.E58]+[.E61]" office:value-type="time" office:time-value="PT00H00M15.868734S">
            <text:p>00:00:15,869</text:p>
          </table:table-cell>
          <table:table-cell table:formula="of:=+[.F58]+[.F61]" office:value-type="time" office:time-value="PT00H00M15.729824S">
            <text:p>00:00:15,730</text:p>
          </table:table-cell>
          <table:table-cell table:formula="of:=+[.G58]+[.G61]" office:value-type="time" office:time-value="PT00H00M15.480691S">
            <text:p>00:00:15,4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6:.K56])/[.$B$3]" office:value-type="time" office:time-value="PT00H00M13.7425S">
            <text:p>00:00:13,743</text:p>
          </table:table-cell>
          <table:table-cell table:formula="of:=+[.D59]+[.D62]" office:value-type="time" office:time-value="PT00H00M14.31S">
            <text:p>00:00:14,310</text:p>
          </table:table-cell>
          <table:table-cell table:formula="of:=+[.E59]+[.E62]" office:value-type="time" office:time-value="PT00H00M14.43S">
            <text:p>00:00:14,430</text:p>
          </table:table-cell>
          <table:table-cell table:formula="of:=+[.F59]+[.F62]" office:value-type="time" office:time-value="PT00H00M14.49S">
            <text:p>00:00:14,490</text:p>
          </table:table-cell>
          <table:table-cell table:formula="of:=+[.G59]+[.G62]" office:value-type="time" office:time-value="PT00H00M11.74S">
            <text:p>00:00:11,7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7:.K57])/[.$B$3]" office:value-type="time" office:time-value="PT00H00M00.391304S">
            <text:p>00:00:00,391</text:p>
          </table:table-cell>
          <table:table-cell table:formula="of:=+[.D60]+[.D63]" office:value-type="time" office:time-value="PT00H00M00.366167S">
            <text:p>00:00:00,366</text:p>
          </table:table-cell>
          <table:table-cell table:formula="of:=+[.E60]+[.E63]" office:value-type="time" office:time-value="PT00H00M00.421309S">
            <text:p>00:00:00,421</text:p>
          </table:table-cell>
          <table:table-cell table:formula="of:=+[.F60]+[.F63]" office:value-type="time" office:time-value="PT00H00M00.411133S">
            <text:p>00:00:00,411</text:p>
          </table:table-cell>
          <table:table-cell table:formula="of:=+[.G60]+[.G63]" office:value-type="time" office:time-value="PT00H00M00.366607S">
            <text:p>00:00:00,367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tmp1</text:p>
          </table:table-cell>
          <table:table-cell table:style-name="ce32" office:value-type="string">
            <text:p>elapsed</text:p>
          </table:table-cell>
          <table:table-cell table:formula="of:=SUM([.D58:.K58])/[.$B$3]" office:value-type="time" office:time-value="PT00H00M03.092332S">
            <text:p>00:00:03,092</text:p>
          </table:table-cell>
          <table:table-cell table:style-name="ce22" table:formula="of:=[.D49]" office:value-type="time" office:time-value="PT00H00M02.967884S">
            <text:p>00:00:02,968</text:p>
          </table:table-cell>
          <table:table-cell table:style-name="ce22" table:formula="of:=[.E49]" office:value-type="time" office:time-value="PT00H00M03.297585S">
            <text:p>00:00:03,298</text:p>
          </table:table-cell>
          <table:table-cell table:style-name="ce22" table:formula="of:=[.F49]" office:value-type="time" office:time-value="PT00H00M03.093228S">
            <text:p>00:00:03,093</text:p>
          </table:table-cell>
          <table:table-cell table:style-name="ce22" table:formula="of:=[.G49]" office:value-type="time" office:time-value="PT00H00M03.010631S">
            <text:p>00:00:03,011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59:.K59])/[.$B$3]" office:value-type="time" office:time-value="PT00H00M01.9425S">
            <text:p>00:00:01,943</text:p>
          </table:table-cell>
          <table:table-cell table:style-name="ce22" table:formula="of:=[.D50]" office:value-type="time" office:time-value="PT00H00M02.54S">
            <text:p>00:00:02,540</text:p>
          </table:table-cell>
          <table:table-cell table:style-name="ce22" table:formula="of:=[.E50]" office:value-type="time" office:time-value="PT00H00M02.61S">
            <text:p>00:00:02,610</text:p>
          </table:table-cell>
          <table:table-cell table:style-name="ce22" table:formula="of:=[.F50]" office:value-type="time" office:time-value="PT00H00M02.62S">
            <text:p>00:00:02,620</text:p>
          </table:table-cell>
          <table:table-cell table:style-name="ce22" table:formula="of:=[.G50]" office:value-type="time" office:time-value="PT00H00M00S">
            <text:p>00:00:00,00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60:.K60])/[.$B$3]" office:value-type="time" office:time-value="PT00H00M00.383897S">
            <text:p>00:00:00,384</text:p>
          </table:table-cell>
          <table:table-cell table:style-name="ce22" table:formula="of:=[.D51]" office:value-type="time" office:time-value="PT00H00M00.359508S">
            <text:p>00:00:00,360</text:p>
          </table:table-cell>
          <table:table-cell table:style-name="ce22" table:formula="of:=[.E51]" office:value-type="time" office:time-value="PT00H00M00.413025S">
            <text:p>00:00:00,413</text:p>
          </table:table-cell>
          <table:table-cell table:style-name="ce22" table:formula="of:=[.F51]" office:value-type="time" office:time-value="PT00H00M00.404637S">
            <text:p>00:00:00,405</text:p>
          </table:table-cell>
          <table:table-cell table:style-name="ce22" table:formula="of:=[.G51]" office:value-type="time" office:time-value="PT00H00M00.358419S">
            <text:p>00:00:00,358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ares</text:p>
          </table:table-cell>
          <table:table-cell table:style-name="ce32" office:value-type="string">
            <text:p>elapsed</text:p>
          </table:table-cell>
          <table:table-cell table:formula="of:=SUM([.D61:.K61])/[.$B$3]" office:value-type="time" office:time-value="PT00H00M12.461841S">
            <text:p>00:00:12,462</text:p>
          </table:table-cell>
          <table:table-cell office:value-type="time" office:time-value="PT00H00M12.169561S">
            <text:p>00:00:12,170</text:p>
          </table:table-cell>
          <table:table-cell table:style-name="ce22" office:value-type="time" office:time-value="PT00H00M12.571149S">
            <text:p>00:00:12,571</text:p>
          </table:table-cell>
          <table:table-cell office:value-type="time" office:time-value="PT00H00M12.636596S">
            <text:p>00:00:12,637</text:p>
          </table:table-cell>
          <table:table-cell table:style-name="ce22" office:value-type="time" office:time-value="PT00H00M12.47006S">
            <text:p>00:00:12,4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62:.K62])/[.$B$3]" office:value-type="time" office:time-value="PT00H00M11.8S">
            <text:p>00:00:11,800</text:p>
          </table:table-cell>
          <table:table-cell office:value-type="time" office:time-value="PT00H00M11.77S">
            <text:p>00:00:11,770</text:p>
          </table:table-cell>
          <table:table-cell table:style-name="ce22" office:value-type="time" office:time-value="PT00H00M11.82S">
            <text:p>00:00:11,820</text:p>
          </table:table-cell>
          <table:table-cell office:value-type="time" office:time-value="PT00H00M11.87S">
            <text:p>00:00:11,870</text:p>
          </table:table-cell>
          <table:table-cell table:style-name="ce22" office:value-type="time" office:time-value="PT00H00M11.74S">
            <text:p>00:00:11,74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63:.K63])/[.$B$3]" office:value-type="time" office:time-value="PT00H00M00.007407S">
            <text:p>00:00:00,007</text:p>
          </table:table-cell>
          <table:table-cell office:value-type="time" office:time-value="PT00H00M00.006659S">
            <text:p>00:00:00,007</text:p>
          </table:table-cell>
          <table:table-cell table:style-name="ce22" office:value-type="time" office:time-value="PT00H00M00.008284S">
            <text:p>00:00:00,008</text:p>
          </table:table-cell>
          <table:table-cell office:value-type="time" office:time-value="PT00H00M00.006496S">
            <text:p>00:00:00,006</text:p>
          </table:table-cell>
          <table:table-cell table:style-name="ce22" office:value-type="time" office:time-value="PT00H00M00.008188S">
            <text:p>00:00:00,008</text:p>
          </table:table-cell>
          <table:table-cell table:number-columns-repeated="9"/>
        </table:table-row>
        <table:table-row table:style-name="ro1">
          <table:table-cell office:value-type="string">
            <text:p>Q6b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16.525781S">
            <text:p>00:00:16,526</text:p>
          </table:table-cell>
          <table:table-cell table:formula="of:=+[.D67]+[.D70]" office:value-type="time" office:time-value="PT00H00M16.35103S">
            <text:p>00:00:16,351</text:p>
          </table:table-cell>
          <table:table-cell table:formula="of:=+[.E67]+[.E70]" office:value-type="time" office:time-value="PT00H00M16.519333S">
            <text:p>00:00:16,519</text:p>
          </table:table-cell>
          <table:table-cell table:formula="of:=+[.F67]+[.F70]" office:value-type="time" office:time-value="PT00H00M16.773039S">
            <text:p>00:00:16,773</text:p>
          </table:table-cell>
          <table:table-cell table:formula="of:=+[.G67]+[.G70]" office:value-type="time" office:time-value="PT00H00M16.459721S">
            <text:p>00:00:16,4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15.5775S">
            <text:p>00:00:15,578</text:p>
          </table:table-cell>
          <table:table-cell table:formula="of:=+[.D68]+[.D71]" office:value-type="time" office:time-value="PT00H00M15.48S">
            <text:p>00:00:15,480</text:p>
          </table:table-cell>
          <table:table-cell table:formula="of:=+[.E68]+[.E71]" office:value-type="time" office:time-value="PT00H00M15.6S">
            <text:p>00:00:15,600</text:p>
          </table:table-cell>
          <table:table-cell table:formula="of:=+[.F68]+[.F71]" office:value-type="time" office:time-value="PT00H00M15.69S">
            <text:p>00:00:15,690</text:p>
          </table:table-cell>
          <table:table-cell table:formula="of:=+[.G68]+[.G71]" office:value-type="time" office:time-value="PT00H00M15.54S">
            <text:p>00:00:15,5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45349S">
            <text:p>00:00:00,453</text:p>
          </table:table-cell>
          <table:table-cell table:formula="of:=+[.D69]+[.D72]" office:value-type="time" office:time-value="PT00H00M00.409327S">
            <text:p>00:00:00,409</text:p>
          </table:table-cell>
          <table:table-cell table:formula="of:=+[.E69]+[.E72]" office:value-type="time" office:time-value="PT00H00M00.494405S">
            <text:p>00:00:00,494</text:p>
          </table:table-cell>
          <table:table-cell table:formula="of:=+[.F69]+[.F72]" office:value-type="time" office:time-value="PT00H00M00.440993S">
            <text:p>00:00:00,441</text:p>
          </table:table-cell>
          <table:table-cell table:formula="of:=+[.G69]+[.G72]" office:value-type="time" office:time-value="PT00H00M00.469233S">
            <text:p>00:00:00,469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btmp1</text:p>
          </table:table-cell>
          <table:table-cell table:style-name="ce32" office:value-type="string">
            <text:p>elapsed</text:p>
          </table:table-cell>
          <table:table-cell table:formula="of:=SUM([.D67:.K67])/[.$B$3]" office:value-type="time" office:time-value="PT00H00M03.855981S">
            <text:p>00:00:03,856</text:p>
          </table:table-cell>
          <table:table-cell office:value-type="time" office:time-value="PT00H00M03.804445S">
            <text:p>00:00:03,804</text:p>
          </table:table-cell>
          <table:table-cell table:style-name="ce22" office:value-type="time" office:time-value="PT00H00M03.902937S">
            <text:p>00:00:03,903</text:p>
          </table:table-cell>
          <table:table-cell table:style-name="ce22" office:value-type="time" office:time-value="PT00H00M03.865874S">
            <text:p>00:00:03,866</text:p>
          </table:table-cell>
          <table:table-cell table:style-name="ce22" office:value-type="time" office:time-value="PT00H00M03.850667S">
            <text:p>00:00:03,851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68:.K68])/[.$B$3]" office:value-type="time" office:time-value="PT00H00M03.39S">
            <text:p>00:00:03,390</text:p>
          </table:table-cell>
          <table:table-cell office:value-type="time" office:time-value="PT00H00M03.38S">
            <text:p>00:00:03,380</text:p>
          </table:table-cell>
          <table:table-cell table:style-name="ce22" office:value-type="time" office:time-value="PT00H00M03.41S">
            <text:p>00:00:03,410</text:p>
          </table:table-cell>
          <table:table-cell table:style-name="ce22" office:value-type="time" office:time-value="PT00H00M03.4S">
            <text:p>00:00:03,400</text:p>
          </table:table-cell>
          <table:table-cell table:style-name="ce22" office:value-type="time" office:time-value="PT00H00M03.37S">
            <text:p>00:00:03,3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69:.K69])/[.$B$3]" office:value-type="time" office:time-value="PT00H00M00.437581S">
            <text:p>00:00:00,438</text:p>
          </table:table-cell>
          <table:table-cell office:value-type="time" office:time-value="PT00H00M00.393557S">
            <text:p>00:00:00,394</text:p>
          </table:table-cell>
          <table:table-cell table:style-name="ce22" office:value-type="time" office:time-value="PT00H00M00.477707S">
            <text:p>00:00:00,478</text:p>
          </table:table-cell>
          <table:table-cell table:style-name="ce22" office:value-type="time" office:time-value="PT00H00M00.425903S">
            <text:p>00:00:00,426</text:p>
          </table:table-cell>
          <table:table-cell table:style-name="ce22" office:value-type="time" office:time-value="PT00H00M00.453155S">
            <text:p>00:00:00,453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bres</text:p>
          </table:table-cell>
          <table:table-cell table:style-name="ce32" office:value-type="string">
            <text:p>elapsed</text:p>
          </table:table-cell>
          <table:table-cell table:formula="of:=SUM([.D70:.K70])/[.$B$3]" office:value-type="time" office:time-value="PT00H00M12.6698S">
            <text:p>00:00:12,670</text:p>
          </table:table-cell>
          <table:table-cell office:value-type="time" office:time-value="PT00H00M12.546585S">
            <text:p>00:00:12,547</text:p>
          </table:table-cell>
          <table:table-cell table:style-name="ce22" office:value-type="time" office:time-value="PT00H00M12.616396S">
            <text:p>00:00:12,616</text:p>
          </table:table-cell>
          <table:table-cell table:style-name="ce22" office:value-type="time" office:time-value="PT00H00M12.907165S">
            <text:p>00:00:12,907</text:p>
          </table:table-cell>
          <table:table-cell table:style-name="ce22" office:value-type="time" office:time-value="PT00H00M12.609054S">
            <text:p>00:00:12,609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71:.K71])/[.$B$3]" office:value-type="time" office:time-value="PT00H00M12.1875S">
            <text:p>00:00:12,188</text:p>
          </table:table-cell>
          <table:table-cell office:value-type="time" office:time-value="PT00H00M12.1S">
            <text:p>00:00:12,100</text:p>
          </table:table-cell>
          <table:table-cell table:style-name="ce22" office:value-type="time" office:time-value="PT00H00M12.19S">
            <text:p>00:00:12,190</text:p>
          </table:table-cell>
          <table:table-cell table:style-name="ce22" office:value-type="time" office:time-value="PT00H00M12.29S">
            <text:p>00:00:12,290</text:p>
          </table:table-cell>
          <table:table-cell table:style-name="ce22" office:value-type="time" office:time-value="PT00H00M12.17S">
            <text:p>00:00:12,1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72:.K72])/[.$B$3]" office:value-type="time" office:time-value="PT00H00M00.015909S">
            <text:p>00:00:00,016</text:p>
          </table:table-cell>
          <table:table-cell office:value-type="time" office:time-value="PT00H00M00.01577S">
            <text:p>00:00:00,016</text:p>
          </table:table-cell>
          <table:table-cell table:style-name="ce22" office:value-type="time" office:time-value="PT00H00M00.016698S">
            <text:p>00:00:00,017</text:p>
          </table:table-cell>
          <table:table-cell table:style-name="ce22" office:value-type="time" office:time-value="PT00H00M00.01509S">
            <text:p>00:00:00,015</text:p>
          </table:table-cell>
          <table:table-cell table:style-name="ce22" office:value-type="time" office:time-value="PT00H00M00.016078S">
            <text:p>00:00:00,016</text:p>
          </table:table-cell>
          <table:table-cell table:number-columns-repeated="9"/>
        </table:table-row>
        <table:table-row table:style-name="ro1">
          <table:table-cell office:value-type="string">
            <text:p>Q6c</text:p>
          </table:table-cell>
          <table:table-cell office:value-type="string">
            <text:p>elapsed</text:p>
          </table:table-cell>
          <table:table-cell table:formula="of:=SUM([.D73:.K73])/[.$B$3]" office:value-type="time" office:time-value="PT00H00M16.551536S">
            <text:p>00:00:16,552</text:p>
          </table:table-cell>
          <table:table-cell table:formula="of:=+[.D76]+[.D79]" office:value-type="time" office:time-value="PT00H00M16.461221S">
            <text:p>00:00:16,461</text:p>
          </table:table-cell>
          <table:table-cell table:formula="of:=+[.E76]+[.E79]" office:value-type="time" office:time-value="PT00H00M16.58317S">
            <text:p>00:00:16,583</text:p>
          </table:table-cell>
          <table:table-cell table:formula="of:=+[.F76]+[.F79]" office:value-type="time" office:time-value="PT00H00M16.656105S">
            <text:p>00:00:16,656</text:p>
          </table:table-cell>
          <table:table-cell table:formula="of:=+[.G76]+[.G79]" office:value-type="time" office:time-value="PT00H00M16.505647S">
            <text:p>00:00:16,5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74:.K74])/[.$B$3]" office:value-type="time" office:time-value="PT00H00M15.6175S">
            <text:p>00:00:15,618</text:p>
          </table:table-cell>
          <table:table-cell table:formula="of:=+[.D77]+[.D80]" office:value-type="time" office:time-value="PT00H00M15.55S">
            <text:p>00:00:15,550</text:p>
          </table:table-cell>
          <table:table-cell table:formula="of:=+[.E77]+[.E80]" office:value-type="time" office:time-value="PT00H00M15.57S">
            <text:p>00:00:15,570</text:p>
          </table:table-cell>
          <table:table-cell table:formula="of:=+[.F77]+[.F80]" office:value-type="time" office:time-value="PT00H00M15.73S">
            <text:p>00:00:15,730</text:p>
          </table:table-cell>
          <table:table-cell table:formula="of:=+[.G77]+[.G80]" office:value-type="time" office:time-value="PT00H00M15.62S">
            <text:p>00:00:15,6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75:.K75])/[.$B$3]" office:value-type="time" office:time-value="PT00H00M00.444792S">
            <text:p>00:00:00,445</text:p>
          </table:table-cell>
          <table:table-cell table:formula="of:=+[.D78]+[.D81]" office:value-type="time" office:time-value="PT00H00M00.400642S">
            <text:p>00:00:00,401</text:p>
          </table:table-cell>
          <table:table-cell table:formula="of:=+[.E78]+[.E81]" office:value-type="time" office:time-value="PT00H00M00.485208S">
            <text:p>00:00:00,485</text:p>
          </table:table-cell>
          <table:table-cell table:formula="of:=+[.F78]+[.F81]" office:value-type="time" office:time-value="PT00H00M00.433192S">
            <text:p>00:00:00,433</text:p>
          </table:table-cell>
          <table:table-cell table:formula="of:=+[.G78]+[.G81]" office:value-type="time" office:time-value="PT00H00M00.460124S">
            <text:p>00:00:00,460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btmp1</text:p>
          </table:table-cell>
          <table:table-cell table:style-name="ce32" office:value-type="string">
            <text:p>elapsed</text:p>
          </table:table-cell>
          <table:table-cell table:formula="of:=SUM([.D76:.K76])/[.$B$3]" office:value-type="time" office:time-value="PT00H00M03.855981S">
            <text:p>00:00:03,856</text:p>
          </table:table-cell>
          <table:table-cell table:style-name="ce22" table:formula="of:=[.D67]" office:value-type="time" office:time-value="PT00H00M03.804445S">
            <text:p>00:00:03,804</text:p>
          </table:table-cell>
          <table:table-cell table:style-name="ce22" table:formula="of:=[.E67]" office:value-type="time" office:time-value="PT00H00M03.902937S">
            <text:p>00:00:03,903</text:p>
          </table:table-cell>
          <table:table-cell table:style-name="ce22" table:formula="of:=[.F67]" office:value-type="time" office:time-value="PT00H00M03.865874S">
            <text:p>00:00:03,866</text:p>
          </table:table-cell>
          <table:table-cell table:style-name="ce22" table:formula="of:=[.G67]" office:value-type="time" office:time-value="PT00H00M03.850667S">
            <text:p>00:00:03,851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77:.K77])/[.$B$3]" office:value-type="time" office:time-value="PT00H00M03.39S">
            <text:p>00:00:03,390</text:p>
          </table:table-cell>
          <table:table-cell table:style-name="ce22" table:formula="of:=[.D68]" office:value-type="time" office:time-value="PT00H00M03.38S">
            <text:p>00:00:03,380</text:p>
          </table:table-cell>
          <table:table-cell table:style-name="ce22" table:formula="of:=[.E68]" office:value-type="time" office:time-value="PT00H00M03.41S">
            <text:p>00:00:03,410</text:p>
          </table:table-cell>
          <table:table-cell table:style-name="ce22" table:formula="of:=[.F68]" office:value-type="time" office:time-value="PT00H00M03.4S">
            <text:p>00:00:03,400</text:p>
          </table:table-cell>
          <table:table-cell table:style-name="ce22" table:formula="of:=[.G68]" office:value-type="time" office:time-value="PT00H00M03.37S">
            <text:p>00:00:03,3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78:.K78])/[.$B$3]" office:value-type="time" office:time-value="PT00H00M00.437581S">
            <text:p>00:00:00,438</text:p>
          </table:table-cell>
          <table:table-cell table:style-name="ce22" table:formula="of:=[.D69]" office:value-type="time" office:time-value="PT00H00M00.393557S">
            <text:p>00:00:00,394</text:p>
          </table:table-cell>
          <table:table-cell table:style-name="ce22" table:formula="of:=[.E69]" office:value-type="time" office:time-value="PT00H00M00.477707S">
            <text:p>00:00:00,478</text:p>
          </table:table-cell>
          <table:table-cell table:style-name="ce22" table:formula="of:=[.F69]" office:value-type="time" office:time-value="PT00H00M00.425903S">
            <text:p>00:00:00,426</text:p>
          </table:table-cell>
          <table:table-cell table:style-name="ce22" table:formula="of:=[.G69]" office:value-type="time" office:time-value="PT00H00M00.453155S">
            <text:p>00:00:00,453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cres</text:p>
          </table:table-cell>
          <table:table-cell table:style-name="ce32" office:value-type="string">
            <text:p>elapsed</text:p>
          </table:table-cell>
          <table:table-cell table:formula="of:=SUM([.D79:.K79])/[.$B$3]" office:value-type="time" office:time-value="PT00H00M12.695555S">
            <text:p>00:00:12,696</text:p>
          </table:table-cell>
          <table:table-cell office:value-type="time" office:time-value="PT00H00M12.656776S">
            <text:p>00:00:12,657</text:p>
          </table:table-cell>
          <table:table-cell table:style-name="ce22" office:value-type="time" office:time-value="PT00H00M12.680233S">
            <text:p>00:00:12,680</text:p>
          </table:table-cell>
          <table:table-cell table:style-name="ce22" office:value-type="time" office:time-value="PT00H00M12.790231S">
            <text:p>00:00:12,790</text:p>
          </table:table-cell>
          <table:table-cell table:style-name="ce22" office:value-type="time" office:time-value="PT00H00M12.65498S">
            <text:p>00:00:12,655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80:.K80])/[.$B$3]" office:value-type="time" office:time-value="PT00H00M12.2275S">
            <text:p>00:00:12,228</text:p>
          </table:table-cell>
          <table:table-cell office:value-type="time" office:time-value="PT00H00M12.17S">
            <text:p>00:00:12,170</text:p>
          </table:table-cell>
          <table:table-cell table:style-name="ce22" office:value-type="time" office:time-value="PT00H00M12.16S">
            <text:p>00:00:12,160</text:p>
          </table:table-cell>
          <table:table-cell table:style-name="ce22" office:value-type="time" office:time-value="PT00H00M12.33S">
            <text:p>00:00:12,330</text:p>
          </table:table-cell>
          <table:table-cell table:style-name="ce22" office:value-type="time" office:time-value="PT00H00M12.25S">
            <text:p>00:00:12,25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81:.K81])/[.$B$3]" office:value-type="time" office:time-value="PT00H00M00.007211S">
            <text:p>00:00:00,007</text:p>
          </table:table-cell>
          <table:table-cell office:value-type="time" office:time-value="PT00H00M00.007085S">
            <text:p>00:00:00,007</text:p>
          </table:table-cell>
          <table:table-cell table:style-name="ce22" office:value-type="time" office:time-value="PT00H00M00.007501S">
            <text:p>00:00:00,008</text:p>
          </table:table-cell>
          <table:table-cell table:style-name="ce22" office:value-type="time" office:time-value="PT00H00M00.007289S">
            <text:p>00:00:00,007</text:p>
          </table:table-cell>
          <table:table-cell table:style-name="ce22" office:value-type="time" office:time-value="PT00H00M00.006969S">
            <text:p>00:00:00,007</text:p>
          </table:table-cell>
          <table:table-cell table:number-columns-repeated="9"/>
        </table:table-row>
        <table:table-row table:style-name="ro1">
          <table:table-cell office:value-type="string">
            <text:p>Q6d</text:p>
          </table:table-cell>
          <table:table-cell office:value-type="string">
            <text:p>elapsed</text:p>
          </table:table-cell>
          <table:table-cell table:formula="of:=SUM([.D82:.K82])/[.$B$3]" office:value-type="time" office:time-value="PT00H00M13.928916S">
            <text:p>00:00:13,929</text:p>
          </table:table-cell>
          <table:table-cell table:formula="of:=+[.D85]+[.D88]" office:value-type="time" office:time-value="PT00H00M13.166218S">
            <text:p>00:00:13,166</text:p>
          </table:table-cell>
          <table:table-cell table:formula="of:=+[.E85]+[.E88]" office:value-type="time" office:time-value="PT00H00M13.496091S">
            <text:p>00:00:13,496</text:p>
          </table:table-cell>
          <table:table-cell table:formula="of:=+[.F85]+[.F88]" office:value-type="time" office:time-value="PT00H00M15.589831S">
            <text:p>00:00:15,590</text:p>
          </table:table-cell>
          <table:table-cell table:formula="of:=+[.G85]+[.G88]" office:value-type="time" office:time-value="PT00H00M13.463523S">
            <text:p>00:00:13,4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3]" office:value-type="time" office:time-value="PT00H00M12.4575S">
            <text:p>00:00:12,457</text:p>
          </table:table-cell>
          <table:table-cell table:formula="of:=+[.D86]+[.D89]" office:value-type="time" office:time-value="PT00H00M12.24S">
            <text:p>00:00:12,240</text:p>
          </table:table-cell>
          <table:table-cell table:formula="of:=+[.E86]+[.E89]" office:value-type="time" office:time-value="PT00H00M12.42S">
            <text:p>00:00:12,420</text:p>
          </table:table-cell>
          <table:table-cell table:formula="of:=+[.F86]+[.F89]" office:value-type="time" office:time-value="PT00H00M12.699999S">
            <text:p>00:00:12,700</text:p>
          </table:table-cell>
          <table:table-cell table:formula="of:=+[.G86]+[.G89]" office:value-type="time" office:time-value="PT00H00M12.47S">
            <text:p>00:00:12,4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3]" office:value-type="time" office:time-value="PT00H00M00.349031S">
            <text:p>00:00:00,349</text:p>
          </table:table-cell>
          <table:table-cell table:formula="of:=+[.D87]+[.D90]" office:value-type="time" office:time-value="PT00H00M00.412251S">
            <text:p>00:00:00,412</text:p>
          </table:table-cell>
          <table:table-cell table:formula="of:=+[.E87]+[.E90]" office:value-type="time" office:time-value="PT00H00M00.06647S">
            <text:p>00:00:00,066</text:p>
          </table:table-cell>
          <table:table-cell table:formula="of:=+[.F87]+[.F90]" office:value-type="time" office:time-value="PT00H00M00.472615S">
            <text:p>00:00:00,473</text:p>
          </table:table-cell>
          <table:table-cell table:formula="of:=+[.G87]+[.G90]" office:value-type="time" office:time-value="PT00H00M00.444786S">
            <text:p>00:00:00,445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dtmp1</text:p>
          </table:table-cell>
          <table:table-cell table:style-name="ce32" office:value-type="string">
            <text:p>elapsed</text:p>
          </table:table-cell>
          <table:table-cell table:formula="of:=SUM([.D85:.K85])/[.$B$3]" office:value-type="time" office:time-value="PT00H00M03.220551S">
            <text:p>00:00:03,221</text:p>
          </table:table-cell>
          <table:table-cell table:style-name="ce22" office:value-type="time" office:time-value="PT00H00M03.131871S">
            <text:p>00:00:03,132</text:p>
          </table:table-cell>
          <table:table-cell table:style-name="ce22" office:value-type="time" office:time-value="PT00H00M03.292837S">
            <text:p>00:00:03,293</text:p>
          </table:table-cell>
          <table:table-cell table:style-name="ce22" office:value-type="time" office:time-value="PT00H00M03.264308S">
            <text:p>00:00:03,264</text:p>
          </table:table-cell>
          <table:table-cell table:style-name="ce22" office:value-type="time" office:time-value="PT00H00M03.193186S">
            <text:p>00:00:03,193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86:.K86])/[.$B$3]" office:value-type="time" office:time-value="PT00H00M02.6975S">
            <text:p>00:00:02,698</text:p>
          </table:table-cell>
          <table:table-cell table:style-name="ce22" office:value-type="time" office:time-value="PT00H00M02.66S">
            <text:p>00:00:02,660</text:p>
          </table:table-cell>
          <table:table-cell table:style-name="ce22" office:value-type="time" office:time-value="PT00H00M02.71S">
            <text:p>00:00:02,710</text:p>
          </table:table-cell>
          <table:table-cell table:style-name="ce22" office:value-type="time" office:time-value="PT00H00M02.75S">
            <text:p>00:00:02,750</text:p>
          </table:table-cell>
          <table:table-cell table:style-name="ce22" office:value-type="time" office:time-value="PT00H00M02.67S">
            <text:p>00:00:02,6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87:.K87])/[.$B$3]" office:value-type="time" office:time-value="PT00H00M00.332329S">
            <text:p>00:00:00,332</text:p>
          </table:table-cell>
          <table:table-cell table:style-name="ce22" office:value-type="time" office:time-value="PT00H00M00.397408S">
            <text:p>00:00:00,397</text:p>
          </table:table-cell>
          <table:table-cell table:style-name="ce22" office:value-type="time" office:time-value="PT00H00M00.049915S">
            <text:p>00:00:00,050</text:p>
          </table:table-cell>
          <table:table-cell table:style-name="ce22" office:value-type="time" office:time-value="PT00H00M00.453485S">
            <text:p>00:00:00,453</text:p>
          </table:table-cell>
          <table:table-cell table:style-name="ce22" office:value-type="time" office:time-value="PT00H00M00.428508S">
            <text:p>00:00:00,429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dres</text:p>
          </table:table-cell>
          <table:table-cell table:style-name="ce32" office:value-type="string">
            <text:p>elapsed</text:p>
          </table:table-cell>
          <table:table-cell table:formula="of:=SUM([.D88:.K88])/[.$B$3]" office:value-type="time" office:time-value="PT00H00M10.708365S">
            <text:p>00:00:10,708</text:p>
          </table:table-cell>
          <table:table-cell office:value-type="time" office:time-value="PT00H00M10.034347S">
            <text:p>00:00:10,034</text:p>
          </table:table-cell>
          <table:table-cell table:style-name="ce22" office:value-type="time" office:time-value="PT00H00M10.203254S">
            <text:p>00:00:10,203</text:p>
          </table:table-cell>
          <table:table-cell table:style-name="ce22" office:value-type="time" office:time-value="PT00H00M12.325523S">
            <text:p>00:00:12,326</text:p>
          </table:table-cell>
          <table:table-cell table:style-name="ce22" office:value-type="time" office:time-value="PT00H00M10.270337S">
            <text:p>00:00:10,2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89:.K89])/[.$B$3]" office:value-type="time" office:time-value="PT00H00M09.76S">
            <text:p>00:00:09,760</text:p>
          </table:table-cell>
          <table:table-cell office:value-type="time" office:time-value="PT00H00M09.58S">
            <text:p>00:00:09,580</text:p>
          </table:table-cell>
          <table:table-cell table:style-name="ce22" office:value-type="time" office:time-value="PT00H00M09.71S">
            <text:p>00:00:09,710</text:p>
          </table:table-cell>
          <table:table-cell table:style-name="ce22" office:value-type="time" office:time-value="PT00H00M09.949999S">
            <text:p>00:00:09,950</text:p>
          </table:table-cell>
          <table:table-cell table:style-name="ce22" office:value-type="time" office:time-value="PT00H00M09.8S">
            <text:p>00:00:09,80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90:.K90])/[.$B$3]" office:value-type="time" office:time-value="PT00H00M00.016702S">
            <text:p>00:00:00,017</text:p>
          </table:table-cell>
          <table:table-cell office:value-type="time" office:time-value="PT00H00M00.014843S">
            <text:p>00:00:00,015</text:p>
          </table:table-cell>
          <table:table-cell table:style-name="ce22" office:value-type="time" office:time-value="PT00H00M00.016555S">
            <text:p>00:00:00,017</text:p>
          </table:table-cell>
          <table:table-cell table:style-name="ce22" office:value-type="time" office:time-value="PT00H00M00.01913S">
            <text:p>00:00:00,019</text:p>
          </table:table-cell>
          <table:table-cell table:style-name="ce22" office:value-type="time" office:time-value="PT00H00M00.016278S">
            <text:p>00:00:00,016</text:p>
          </table:table-cell>
          <table:table-cell table:number-columns-repeated="9"/>
        </table:table-row>
        <table:table-row table:style-name="ro1">
          <table:table-cell office:value-type="string">
            <text:p>Q6e</text:p>
          </table:table-cell>
          <table:table-cell office:value-type="string">
            <text:p>elapsed</text:p>
          </table:table-cell>
          <table:table-cell table:formula="of:=SUM([.D91:.K91])/[.$B$3]" office:value-type="time" office:time-value="PT00H00M13.754128S">
            <text:p>00:00:13,754</text:p>
          </table:table-cell>
          <table:table-cell table:formula="of:=+[.D94]+[.D97]" office:value-type="time" office:time-value="PT00H00M13.335568S">
            <text:p>00:00:13,336</text:p>
          </table:table-cell>
          <table:table-cell table:formula="of:=+[.E94]+[.E97]" office:value-type="time" office:time-value="PT00H00M14.453745S">
            <text:p>00:00:14,454</text:p>
          </table:table-cell>
          <table:table-cell table:formula="of:=+[.F94]+[.F97]" office:value-type="time" office:time-value="PT00H00M13.64666S">
            <text:p>00:00:13,647</text:p>
          </table:table-cell>
          <table:table-cell table:formula="of:=+[.G94]+[.G97]" office:value-type="time" office:time-value="PT00H00M13.580539S">
            <text:p>00:00:13,5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3]" office:value-type="time" office:time-value="PT00H00M12.5875S">
            <text:p>00:00:12,588</text:p>
          </table:table-cell>
          <table:table-cell table:formula="of:=+[.D95]+[.D98]" office:value-type="time" office:time-value="PT00H00M12.41S">
            <text:p>00:00:12,410</text:p>
          </table:table-cell>
          <table:table-cell table:formula="of:=+[.E95]+[.E98]" office:value-type="time" office:time-value="PT00H00M12.67S">
            <text:p>00:00:12,670</text:p>
          </table:table-cell>
          <table:table-cell table:formula="of:=+[.F95]+[.F98]" office:value-type="time" office:time-value="PT00H00M12.7S">
            <text:p>00:00:12,700</text:p>
          </table:table-cell>
          <table:table-cell table:formula="of:=+[.G95]+[.G98]" office:value-type="time" office:time-value="PT00H00M12.57S">
            <text:p>00:00:12,5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3]" office:value-type="time" office:time-value="PT00H00M00.340014S">
            <text:p>00:00:00,340</text:p>
          </table:table-cell>
          <table:table-cell table:formula="of:=+[.D96]+[.D99]" office:value-type="time" office:time-value="PT00H00M00.405086S">
            <text:p>00:00:00,405</text:p>
          </table:table-cell>
          <table:table-cell table:formula="of:=+[.E96]+[.E99]" office:value-type="time" office:time-value="PT00H00M00.05758S">
            <text:p>00:00:00,058</text:p>
          </table:table-cell>
          <table:table-cell table:formula="of:=+[.F96]+[.F99]" office:value-type="time" office:time-value="PT00H00M00.460971S">
            <text:p>00:00:00,461</text:p>
          </table:table-cell>
          <table:table-cell table:formula="of:=+[.G96]+[.G99]" office:value-type="time" office:time-value="PT00H00M00.436417S">
            <text:p>00:00:00,436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dtmp1</text:p>
          </table:table-cell>
          <table:table-cell table:style-name="ce32" office:value-type="string">
            <text:p>elapsed</text:p>
          </table:table-cell>
          <table:table-cell table:formula="of:=SUM([.D94:.K94])/[.$B$3]" office:value-type="time" office:time-value="PT00H00M03.220551S">
            <text:p>00:00:03,221</text:p>
          </table:table-cell>
          <table:table-cell table:style-name="ce22" table:formula="of:=[.D85]" office:value-type="time" office:time-value="PT00H00M03.131871S">
            <text:p>00:00:03,132</text:p>
          </table:table-cell>
          <table:table-cell table:style-name="ce22" table:formula="of:=[.E85]" office:value-type="time" office:time-value="PT00H00M03.292837S">
            <text:p>00:00:03,293</text:p>
          </table:table-cell>
          <table:table-cell table:style-name="ce22" table:formula="of:=[.F85]" office:value-type="time" office:time-value="PT00H00M03.264308S">
            <text:p>00:00:03,264</text:p>
          </table:table-cell>
          <table:table-cell table:style-name="ce22" table:formula="of:=[.G85]" office:value-type="time" office:time-value="PT00H00M03.193186S">
            <text:p>00:00:03,193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95:.K95])/[.$B$3]" office:value-type="time" office:time-value="PT00H00M02.6975S">
            <text:p>00:00:02,698</text:p>
          </table:table-cell>
          <table:table-cell table:style-name="ce22" table:formula="of:=[.D86]" office:value-type="time" office:time-value="PT00H00M02.66S">
            <text:p>00:00:02,660</text:p>
          </table:table-cell>
          <table:table-cell table:style-name="ce22" table:formula="of:=[.E86]" office:value-type="time" office:time-value="PT00H00M02.71S">
            <text:p>00:00:02,710</text:p>
          </table:table-cell>
          <table:table-cell table:style-name="ce22" table:formula="of:=[.F86]" office:value-type="time" office:time-value="PT00H00M02.75S">
            <text:p>00:00:02,750</text:p>
          </table:table-cell>
          <table:table-cell table:style-name="ce22" table:formula="of:=[.G86]" office:value-type="time" office:time-value="PT00H00M02.67S">
            <text:p>00:00:02,6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96:.K96])/[.$B$3]" office:value-type="time" office:time-value="PT00H00M00.332329S">
            <text:p>00:00:00,332</text:p>
          </table:table-cell>
          <table:table-cell table:style-name="ce22" table:formula="of:=[.D87]" office:value-type="time" office:time-value="PT00H00M00.397408S">
            <text:p>00:00:00,397</text:p>
          </table:table-cell>
          <table:table-cell table:style-name="ce22" table:formula="of:=[.E87]" office:value-type="time" office:time-value="PT00H00M00.049915S">
            <text:p>00:00:00,050</text:p>
          </table:table-cell>
          <table:table-cell table:style-name="ce22" table:formula="of:=[.F87]" office:value-type="time" office:time-value="PT00H00M00.453485S">
            <text:p>00:00:00,453</text:p>
          </table:table-cell>
          <table:table-cell table:style-name="ce22" table:formula="of:=[.G87]" office:value-type="time" office:time-value="PT00H00M00.428508S">
            <text:p>00:00:00,429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eres</text:p>
          </table:table-cell>
          <table:table-cell table:style-name="ce32" office:value-type="string">
            <text:p>elapsed</text:p>
          </table:table-cell>
          <table:table-cell table:formula="of:=SUM([.D97:.K97])/[.$B$3]" office:value-type="time" office:time-value="PT00H00M10.533577S">
            <text:p>00:00:10,534</text:p>
          </table:table-cell>
          <table:table-cell table:style-name="ce22" office:value-type="time" office:time-value="PT00H00M10.203697S">
            <text:p>00:00:10,204</text:p>
          </table:table-cell>
          <table:table-cell table:style-name="ce22" office:value-type="time" office:time-value="PT00H00M11.160908S">
            <text:p>00:00:11,161</text:p>
          </table:table-cell>
          <table:table-cell table:style-name="ce22" office:value-type="time" office:time-value="PT00H00M10.382352S">
            <text:p>00:00:10,382</text:p>
          </table:table-cell>
          <table:table-cell table:style-name="ce22" office:value-type="time" office:time-value="PT00H00M10.387353S">
            <text:p>00:00:10,387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98:.K98])/[.$B$3]" office:value-type="time" office:time-value="PT00H00M09.89S">
            <text:p>00:00:09,890</text:p>
          </table:table-cell>
          <table:table-cell table:style-name="ce22" office:value-type="time" office:time-value="PT00H00M09.75S">
            <text:p>00:00:09,750</text:p>
          </table:table-cell>
          <table:table-cell table:style-name="ce22" office:value-type="time" office:time-value="PT00H00M09.96S">
            <text:p>00:00:09,960</text:p>
          </table:table-cell>
          <table:table-cell table:style-name="ce22" office:value-type="time" office:time-value="PT00H00M09.95S">
            <text:p>00:00:09,950</text:p>
          </table:table-cell>
          <table:table-cell table:style-name="ce22" office:value-type="time" office:time-value="PT00H00M09.9S">
            <text:p>00:00:09,90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99:.K99])/[.$B$3]" office:value-type="time" office:time-value="PT00H00M00.007685S">
            <text:p>00:00:00,008</text:p>
          </table:table-cell>
          <table:table-cell table:style-name="ce22" office:value-type="time" office:time-value="PT00H00M00.007678S">
            <text:p>00:00:00,008</text:p>
          </table:table-cell>
          <table:table-cell table:style-name="ce22" office:value-type="time" office:time-value="PT00H00M00.007665S">
            <text:p>00:00:00,008</text:p>
          </table:table-cell>
          <table:table-cell table:style-name="ce22" office:value-type="time" office:time-value="PT00H00M00.007486S">
            <text:p>00:00:00,007</text:p>
          </table:table-cell>
          <table:table-cell table:style-name="ce22" office:value-type="time" office:time-value="PT00H00M00.007909S">
            <text:p>00:00:00,008</text:p>
          </table:table-cell>
          <table:table-cell table:number-columns-repeated="9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00:.K100])/[.$B$3]" office:value-type="time" office:time-value="PT00H00M11.341498S">
            <text:p>00:00:11,341</text:p>
          </table:table-cell>
          <table:table-cell office:value-type="time" office:time-value="PT00H00M10.895236S">
            <text:p>00:00:10,895</text:p>
          </table:table-cell>
          <table:table-cell office:value-type="time" office:time-value="PT00H00M11.645241S">
            <text:p>00:00:11,645</text:p>
          </table:table-cell>
          <table:table-cell office:value-type="time" office:time-value="PT00H00M11.884375S">
            <text:p>00:00:11,884</text:p>
          </table:table-cell>
          <table:table-cell office:value-type="time" office:time-value="PT00H00M10.94114S">
            <text:p>00:00:10,9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K101])/[.$B$3]" office:value-type="time" office:time-value="PT00H00M10.695S">
            <text:p>00:00:10,695</text:p>
          </table:table-cell>
          <table:table-cell office:value-type="time" office:time-value="PT00H00M10.78S">
            <text:p>00:00:10,780</text:p>
          </table:table-cell>
          <table:table-cell office:value-type="time" office:time-value="PT00H00M11.06S">
            <text:p>00:00:11,060</text:p>
          </table:table-cell>
          <table:table-cell office:value-type="time" office:time-value="PT00H00M10.21S">
            <text:p>00:00:10,210</text:p>
          </table:table-cell>
          <table:table-cell office:value-type="time" office:time-value="PT00H00M10.73S">
            <text:p>00:00:10,7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K102])/[.$B$3]" office:value-type="time" office:time-value="PT00H00M00.011418S">
            <text:p>00:00:00,011</text:p>
          </table:table-cell>
          <table:table-cell office:value-type="time" office:time-value="PT00H00M00.010923S">
            <text:p>00:00:00,011</text:p>
          </table:table-cell>
          <table:table-cell office:value-type="time" office:time-value="PT00H00M00.011873S">
            <text:p>00:00:00,012</text:p>
          </table:table-cell>
          <table:table-cell office:value-type="time" office:time-value="PT00H00M00.011657S">
            <text:p>00:00:00,012</text:p>
          </table:table-cell>
          <table:table-cell office:value-type="time" office:time-value="PT00H00M00.011217S">
            <text:p>00:00:00,011</text:p>
          </table:table-cell>
          <table:table-cell table:number-columns-repeated="9"/>
        </table:table-row>
        <table:table-row table:style-name="ro1">
          <table:table-cell office:value-type="string">
            <text:p>Q7a</text:p>
          </table:table-cell>
          <table:table-cell office:value-type="string">
            <text:p>elapsed</text:p>
          </table:table-cell>
          <table:table-cell table:formula="of:=SUM([.D103:.K103])/[.$B$3]" office:value-type="time" office:time-value="PT00H00M10.079711S">
            <text:p>00:00:10,080</text:p>
          </table:table-cell>
          <table:table-cell office:value-type="time" office:time-value="PT00H00M11.18591S">
            <text:p>00:00:11,186</text:p>
          </table:table-cell>
          <table:table-cell office:value-type="time" office:time-value="PT00H00M10.891313S">
            <text:p>00:00:10,891</text:p>
          </table:table-cell>
          <table:table-cell office:value-type="time" office:time-value="PT00H00M09.522651S">
            <text:p>00:00:09,523</text:p>
          </table:table-cell>
          <table:table-cell office:value-type="time" office:time-value="PT00H00M08.718972S">
            <text:p>00:00:08,7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3]" office:value-type="time" office:time-value="PT00H00M06.22S">
            <text:p>00:00:06,220</text:p>
          </table:table-cell>
          <table:table-cell office:value-type="time" office:time-value="PT00H00M06.26S">
            <text:p>00:00:06,260</text:p>
          </table:table-cell>
          <table:table-cell office:value-type="time" office:time-value="PT00H00M06.33S">
            <text:p>00:00:06,330</text:p>
          </table:table-cell>
          <table:table-cell office:value-type="time" office:time-value="PT00H00M06.14S">
            <text:p>00:00:06,140</text:p>
          </table:table-cell>
          <table:table-cell office:value-type="time" office:time-value="PT00H00M06.15S">
            <text:p>00:00:06,1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3]" office:value-type="time" office:time-value="PT00H00M00.09134S">
            <text:p>00:00:00,091</text:p>
          </table:table-cell>
          <table:table-cell office:value-type="time" office:time-value="PT00H00M00.32326S">
            <text:p>00:00:00,323</text:p>
          </table:table-cell>
          <table:table-cell office:value-type="time" office:time-value="PT00H00M00.014121S">
            <text:p>00:00:00,014</text:p>
          </table:table-cell>
          <table:table-cell office:value-type="time" office:time-value="PT00H00M00.014051S">
            <text:p>00:00:00,014</text:p>
          </table:table-cell>
          <table:table-cell office:value-type="time" office:time-value="PT00H00M00.013929S">
            <text:p>00:00:00,014</text:p>
          </table:table-cell>
          <table:table-cell table:number-columns-repeated="9"/>
        </table:table-row>
        <table:table-row table:style-name="ro1">
          <table:table-cell office:value-type="string">
            <text:p>Q7b</text:p>
          </table:table-cell>
          <table:table-cell office:value-type="string">
            <text:p>elapsed</text:p>
          </table:table-cell>
          <table:table-cell table:formula="of:=SUM([.D106:.K106])/[.$B$3]" office:value-type="time" office:time-value="PT00H00M06.209115S">
            <text:p>00:00:06,209</text:p>
          </table:table-cell>
          <table:table-cell office:value-type="time" office:time-value="PT00H00M06.196302S">
            <text:p>00:00:06,196</text:p>
          </table:table-cell>
          <table:table-cell office:value-type="time" office:time-value="PT00H00M06.32323S">
            <text:p>00:00:06,323</text:p>
          </table:table-cell>
          <table:table-cell office:value-type="time" office:time-value="PT00H00M06.133853S">
            <text:p>00:00:06,134</text:p>
          </table:table-cell>
          <table:table-cell table:style-name="ce22" office:value-type="time" office:time-value="PT00H00M06.183076S">
            <text:p>00:00:06,1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K107])/[.$B$3]" office:value-type="time" office:time-value="PT00H00M06.1125S">
            <text:p>00:00:06,113</text:p>
          </table:table-cell>
          <table:table-cell office:value-type="time" office:time-value="PT00H00M06.12S">
            <text:p>00:00:06,120</text:p>
          </table:table-cell>
          <table:table-cell office:value-type="time" office:time-value="PT00H00M06.15S">
            <text:p>00:00:06,150</text:p>
          </table:table-cell>
          <table:table-cell office:value-type="time" office:time-value="PT00H00M06.05S">
            <text:p>00:00:06,050</text:p>
          </table:table-cell>
          <table:table-cell table:style-name="ce22" office:value-type="time" office:time-value="PT00H00M06.13S">
            <text:p>00:00:06,1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K108])/[.$B$3]" office:value-type="time" office:time-value="PT00H00M00.042508S">
            <text:p>00:00:00,043</text:p>
          </table:table-cell>
          <table:table-cell office:value-type="time" office:time-value="PT00H00M00.013156S">
            <text:p>00:00:00,013</text:p>
          </table:table-cell>
          <table:table-cell office:value-type="time" office:time-value="PT00H00M00.013675S">
            <text:p>00:00:00,014</text:p>
          </table:table-cell>
          <table:table-cell office:value-type="time" office:time-value="PT00H00M00.12994S">
            <text:p>00:00:00,130</text:p>
          </table:table-cell>
          <table:table-cell table:style-name="ce22" office:value-type="time" office:time-value="PT00H00M00.01326S">
            <text:p>00:00:00,013</text:p>
          </table:table-cell>
          <table:table-cell table:number-columns-repeated="9"/>
        </table:table-row>
        <table:table-row table:style-name="ro1">
          <table:table-cell office:value-type="string">
            <text:p>Q7c</text:p>
          </table:table-cell>
          <table:table-cell office:value-type="string">
            <text:p>elapsed</text:p>
          </table:table-cell>
          <table:table-cell table:formula="of:=SUM([.D109:.K109])/[.$B$3]" office:value-type="time" office:time-value="PT00H00M06.168361S">
            <text:p>00:00:06,168</text:p>
          </table:table-cell>
          <table:table-cell office:value-type="time" office:time-value="PT00H00M06.191844S">
            <text:p>00:00:06,192</text:p>
          </table:table-cell>
          <table:table-cell office:value-type="time" office:time-value="PT00H00M06.192057S">
            <text:p>00:00:06,192</text:p>
          </table:table-cell>
          <table:table-cell office:value-type="time" office:time-value="PT00H00M06.121412S">
            <text:p>00:00:06,121</text:p>
          </table:table-cell>
          <table:table-cell table:style-name="ce22" office:value-type="time" office:time-value="PT00H00M06.168129S">
            <text:p>00:00:06,1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0:.K110])/[.$B$3]" office:value-type="time" office:time-value="PT00H00M06.1S">
            <text:p>00:00:06,100</text:p>
          </table:table-cell>
          <table:table-cell office:value-type="time" office:time-value="PT00H00M06.12S">
            <text:p>00:00:06,120</text:p>
          </table:table-cell>
          <table:table-cell office:value-type="time" office:time-value="PT00H00M06.13S">
            <text:p>00:00:06,130</text:p>
          </table:table-cell>
          <table:table-cell office:value-type="time" office:time-value="PT00H00M06.05S">
            <text:p>00:00:06,050</text:p>
          </table:table-cell>
          <table:table-cell table:style-name="ce22" office:value-type="time" office:time-value="PT00H00M06.1S">
            <text:p>00:00:06,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1:.K111])/[.$B$3]" office:value-type="time" office:time-value="PT00H00M00.013501S">
            <text:p>00:00:00,014</text:p>
          </table:table-cell>
          <table:table-cell office:value-type="time" office:time-value="PT00H00M00.013252S">
            <text:p>00:00:00,013</text:p>
          </table:table-cell>
          <table:table-cell office:value-type="time" office:time-value="PT00H00M00.013816S">
            <text:p>00:00:00,014</text:p>
          </table:table-cell>
          <table:table-cell office:value-type="time" office:time-value="PT00H00M00.013515S">
            <text:p>00:00:00,014</text:p>
          </table:table-cell>
          <table:table-cell table:style-name="ce22" office:value-type="time" office:time-value="PT00H00M00.013419S">
            <text:p>00:00:00,013</text:p>
          </table:table-cell>
          <table:table-cell table:number-columns-repeated="9"/>
        </table:table-row>
        <table:table-row table:style-name="ro1">
          <table:table-cell office:value-type="string">
            <text:p>Q7d</text:p>
          </table:table-cell>
          <table:table-cell office:value-type="string">
            <text:p>elapsed</text:p>
          </table:table-cell>
          <table:table-cell table:formula="of:=SUM([.D112:.K112])/[.$B$3]" office:value-type="time" office:time-value="PT00H00M06.046758S">
            <text:p>00:00:06,047</text:p>
          </table:table-cell>
          <table:table-cell office:value-type="time" office:time-value="PT00H00M06.090541S">
            <text:p>00:00:06,091</text:p>
          </table:table-cell>
          <table:table-cell office:value-type="time" office:time-value="PT00H00M05.244124S">
            <text:p>00:00:05,244</text:p>
          </table:table-cell>
          <table:table-cell office:value-type="time" office:time-value="PT00H00M06.745588S">
            <text:p>00:00:06,746</text:p>
          </table:table-cell>
          <table:table-cell office:value-type="time" office:time-value="PT00H00M06.106779S">
            <text:p>00:00:06,1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3:.K113])/[.$B$3]" office:value-type="time" office:time-value="PT00H00M06.0875S">
            <text:p>00:00:06,088</text:p>
          </table:table-cell>
          <table:table-cell office:value-type="time" office:time-value="PT00H00M06S">
            <text:p>00:00:06,000</text:p>
          </table:table-cell>
          <table:table-cell office:value-type="time" office:time-value="PT00H00M06.08S">
            <text:p>00:00:06,080</text:p>
          </table:table-cell>
          <table:table-cell office:value-type="time" office:time-value="PT00H00M06.23S">
            <text:p>00:00:06,230</text:p>
          </table:table-cell>
          <table:table-cell office:value-type="time" office:time-value="PT00H00M06.04S">
            <text:p>00:00:06,0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4:.K114])/[.$B$3]" office:value-type="time" office:time-value="PT00H00M00.013805S">
            <text:p>00:00:00,014</text:p>
          </table:table-cell>
          <table:table-cell office:value-type="time" office:time-value="PT00H00M00.013038S">
            <text:p>00:00:00,013</text:p>
          </table:table-cell>
          <table:table-cell office:value-type="time" office:time-value="PT00H00M00.013523S">
            <text:p>00:00:00,014</text:p>
          </table:table-cell>
          <table:table-cell office:value-type="time" office:time-value="PT00H00M00.015148S">
            <text:p>00:00:00,015</text:p>
          </table:table-cell>
          <table:table-cell office:value-type="time" office:time-value="PT00H00M00.013512S">
            <text:p>00:00:00,014</text:p>
          </table:table-cell>
          <table:table-cell table:number-columns-repeated="9"/>
        </table:table-row>
        <table:table-row table:style-name="ro1">
          <table:table-cell office:value-type="string">
            <text:p>Q7e</text:p>
          </table:table-cell>
          <table:table-cell office:value-type="string">
            <text:p>elapsed</text:p>
          </table:table-cell>
          <table:table-cell table:formula="of:=SUM([.D115:.K115])/[.$B$3]" office:value-type="time" office:time-value="PT00H00M13.963231S">
            <text:p>00:00:13,963</text:p>
          </table:table-cell>
          <table:table-cell office:value-type="time" office:time-value="PT00H00M11.042542S">
            <text:p>00:00:11,043</text:p>
          </table:table-cell>
          <table:table-cell office:value-type="time" office:time-value="PT00H00M22.092913S">
            <text:p>00:00:22,093</text:p>
          </table:table-cell>
          <table:table-cell office:value-type="time" office:time-value="PT00H00M11.632907S">
            <text:p>00:00:11,633</text:p>
          </table:table-cell>
          <table:table-cell table:style-name="ce22" office:value-type="time" office:time-value="PT00H00M11.084561S">
            <text:p>00:00:11,08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6:.K116])/[.$B$3]" office:value-type="time" office:time-value="PT00H00M11.2325S">
            <text:p>00:00:11,233</text:p>
          </table:table-cell>
          <table:table-cell office:value-type="time" office:time-value="PT00H00M10.98S">
            <text:p>00:00:10,980</text:p>
          </table:table-cell>
          <table:table-cell office:value-type="time" office:time-value="PT00H00M11.67S">
            <text:p>00:00:11,670</text:p>
          </table:table-cell>
          <table:table-cell office:value-type="time" office:time-value="PT00H00M11.27S">
            <text:p>00:00:11,270</text:p>
          </table:table-cell>
          <table:table-cell table:style-name="ce22" office:value-type="time" office:time-value="PT00H00M11.01S">
            <text:p>00:00:11,0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7:.K117])/[.$B$3]" office:value-type="time" office:time-value="PT00H00M00.01852S">
            <text:p>00:00:00,019</text:p>
          </table:table-cell>
          <table:table-cell office:value-type="time" office:time-value="PT00H00M00.013501S">
            <text:p>00:00:00,014</text:p>
          </table:table-cell>
          <table:table-cell office:value-type="time" office:time-value="PT00H00M00.02383S">
            <text:p>00:00:00,024</text:p>
          </table:table-cell>
          <table:table-cell office:value-type="time" office:time-value="PT00H00M00.022649S">
            <text:p>00:00:00,023</text:p>
          </table:table-cell>
          <table:table-cell table:style-name="ce22" office:value-type="time" office:time-value="PT00H00M00.0141S">
            <text:p>00:00:00,014</text:p>
          </table:table-cell>
          <table:table-cell table:number-columns-repeated="9"/>
        </table:table-row>
        <table:table-row table:style-name="ro1">
          <table:table-cell office:value-type="string">
            <text:p>Q7f</text:p>
          </table:table-cell>
          <table:table-cell office:value-type="string">
            <text:p>elapsed</text:p>
          </table:table-cell>
          <table:table-cell table:formula="of:=SUM([.D118:.K118])/[.$B$3]" office:value-type="time" office:time-value="PT00H00M11.080534S">
            <text:p>00:00:11,081</text:p>
          </table:table-cell>
          <table:table-cell office:value-type="time" office:time-value="PT00H00M10.983843S">
            <text:p>00:00:10,984</text:p>
          </table:table-cell>
          <table:table-cell office:value-type="time" office:time-value="PT00H00M11.302645S">
            <text:p>00:00:11,303</text:p>
          </table:table-cell>
          <table:table-cell office:value-type="time" office:time-value="PT00H00M11.026618S">
            <text:p>00:00:11,027</text:p>
          </table:table-cell>
          <table:table-cell office:value-type="time" office:time-value="PT00H00M11.009028S">
            <text:p>00:00:11,0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9:.K119])/[.$B$3]" office:value-type="time" office:time-value="PT00H00M10.95S">
            <text:p>00:00:10,950</text:p>
          </table:table-cell>
          <table:table-cell office:value-type="time" office:time-value="PT00H00M10.92S">
            <text:p>00:00:10,920</text:p>
          </table:table-cell>
          <table:table-cell office:value-type="time" office:time-value="PT00H00M11.04S">
            <text:p>00:00:11,040</text:p>
          </table:table-cell>
          <table:table-cell office:value-type="time" office:time-value="PT00H00M10.93S">
            <text:p>00:00:10,930</text:p>
          </table:table-cell>
          <table:table-cell office:value-type="time" office:time-value="PT00H00M10.91S">
            <text:p>00:00:10,9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0:.K120])/[.$B$3]" office:value-type="time" office:time-value="PT00H00M00.016652S">
            <text:p>00:00:00,017</text:p>
          </table:table-cell>
          <table:table-cell office:value-type="time" office:time-value="PT00H00M00.013611S">
            <text:p>00:00:00,014</text:p>
          </table:table-cell>
          <table:table-cell office:value-type="time" office:time-value="PT00H00M00.025125S">
            <text:p>00:00:00,025</text:p>
          </table:table-cell>
          <table:table-cell office:value-type="time" office:time-value="PT00H00M00.013888S">
            <text:p>00:00:00,014</text:p>
          </table:table-cell>
          <table:table-cell office:value-type="time" office:time-value="PT00H00M00.013984S">
            <text:p>00:00:00,014</text:p>
          </table:table-cell>
          <table:table-cell table:number-columns-repeated="9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21:.K121])/[.$B$3]" office:value-type="time" office:time-value="PT00H00M00.322617S">
            <text:p>00:00:00,323</text:p>
          </table:table-cell>
          <table:table-cell office:value-type="time" office:time-value="PT00H00M00.301463S">
            <text:p>00:00:00,301</text:p>
          </table:table-cell>
          <table:table-cell office:value-type="time" office:time-value="PT00H00M00.342614S">
            <text:p>00:00:00,343</text:p>
          </table:table-cell>
          <table:table-cell office:value-type="time" office:time-value="PT00H00M00.31554S">
            <text:p>00:00:00,316</text:p>
          </table:table-cell>
          <table:table-cell office:value-type="time" office:time-value="PT00H00M00.330852S">
            <text:p>00:00:00,3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3]" office:value-type="time" office:time-value="PT00H00M00.1675S">
            <text:p>00:00:00,168</text:p>
          </table:table-cell>
          <table:table-cell table:number-columns-repeated="2" office:value-type="time" office:time-value="PT00H00M00.17S">
            <text:p>00:00:00,170</text:p>
          </table:table-cell>
          <table:table-cell office:value-type="time" office:time-value="PT00H00M00.16S">
            <text:p>00:00:00,160</text:p>
          </table:table-cell>
          <table:table-cell office:value-type="time" office:time-value="PT00H00M00.17S">
            <text:p>00:00:00,1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3]" office:value-type="time" office:time-value="PT00H00M00.035079S">
            <text:p>00:00:00,035</text:p>
          </table:table-cell>
          <table:table-cell office:value-type="time" office:time-value="PT00H00M00.036691S">
            <text:p>00:00:00,037</text:p>
          </table:table-cell>
          <table:table-cell office:value-type="time" office:time-value="PT00H00M00.034181S">
            <text:p>00:00:00,034</text:p>
          </table:table-cell>
          <table:table-cell office:value-type="time" office:time-value="PT00H00M00.034601S">
            <text:p>00:00:00,035</text:p>
          </table:table-cell>
          <table:table-cell office:value-type="time" office:time-value="PT00H00M00.034841S">
            <text:p>00:00:00,035</text:p>
          </table:table-cell>
          <table:table-cell table:number-columns-repeated="9"/>
        </table:table-row>
        <table:table-row table:style-name="ro1">
          <table:table-cell office:value-type="string">
            <text:p>Q8a</text:p>
          </table:table-cell>
          <table:table-cell office:value-type="string">
            <text:p>elapsed</text:p>
          </table:table-cell>
          <table:table-cell table:formula="of:=SUM([.D124:.K124])/[.$B$3]" office:value-type="time" office:time-value="PT00H00M00.332154S">
            <text:p>00:00:00,332</text:p>
          </table:table-cell>
          <table:table-cell office:value-type="time" office:time-value="PT00H00M00.458363S">
            <text:p>00:00:00,458</text:p>
          </table:table-cell>
          <table:table-cell office:value-type="time" office:time-value="PT00H00M00.267938S">
            <text:p>00:00:00,268</text:p>
          </table:table-cell>
          <table:table-cell office:value-type="time" office:time-value="PT00H00M00.318727S">
            <text:p>00:00:00,319</text:p>
          </table:table-cell>
          <table:table-cell office:value-type="time" office:time-value="PT00H00M00.283588S">
            <text:p>00:00:00,28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5:.K125])/[.$B$3]" office:value-type="time" office:time-value="PT00H00M00.1725S">
            <text:p>00:00:00,173</text:p>
          </table:table-cell>
          <table:table-cell table:number-columns-repeated="3" office:value-type="time" office:time-value="PT00H00M00.17S">
            <text:p>00:00:00,170</text:p>
          </table:table-cell>
          <table:table-cell office:value-type="time" office:time-value="PT00H00M00.18S">
            <text:p>00:00:00,1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6:.K126])/[.$B$3]" office:value-type="time" office:time-value="PT00H00M00.032173S">
            <text:p>00:00:00,032</text:p>
          </table:table-cell>
          <table:table-cell office:value-type="time" office:time-value="PT00H00M00.033428S">
            <text:p>00:00:00,033</text:p>
          </table:table-cell>
          <table:table-cell office:value-type="time" office:time-value="PT00H00M00.030116S">
            <text:p>00:00:00,030</text:p>
          </table:table-cell>
          <table:table-cell office:value-type="time" office:time-value="PT00H00M00.036052S">
            <text:p>00:00:00,036</text:p>
          </table:table-cell>
          <table:table-cell office:value-type="time" office:time-value="PT00H00M00.029095S">
            <text:p>00:00:00,029</text:p>
          </table:table-cell>
          <table:table-cell table:number-columns-repeated="9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27:.K127])/[.$B$3]" office:value-type="time" office:time-value="PT00H00M58.508568S">
            <text:p>00:00:58,509</text:p>
          </table:table-cell>
          <table:table-cell office:value-type="time" office:time-value="PT00H00M56.755666S">
            <text:p>00:00:56,756</text:p>
          </table:table-cell>
          <table:table-cell office:value-type="time" office:time-value="PT00H01M01.239295S">
            <text:p>00:01:01,239</text:p>
          </table:table-cell>
          <table:table-cell office:value-type="time" office:time-value="PT00H00M58.991161S">
            <text:p>00:00:58,991</text:p>
          </table:table-cell>
          <table:table-cell office:value-type="time" office:time-value="PT00H00M57.04815S">
            <text:p>00:00:57,0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8:.K128])/[.$B$3]" office:value-type="time" office:time-value="PT00H00M57.465S">
            <text:p>00:00:57,465</text:p>
          </table:table-cell>
          <table:table-cell office:value-type="time" office:time-value="PT00H00M56.47S">
            <text:p>00:00:56,470</text:p>
          </table:table-cell>
          <table:table-cell office:value-type="time" office:time-value="PT00H00M59.06S">
            <text:p>00:00:59,060</text:p>
          </table:table-cell>
          <table:table-cell office:value-type="time" office:time-value="PT00H00M57.48S">
            <text:p>00:00:57,480</text:p>
          </table:table-cell>
          <table:table-cell office:value-type="time" office:time-value="PT00H00M56.85S">
            <text:p>00:00:56,8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9:.K129])/[.$B$3]" office:value-type="time" office:time-value="PT00H00M00.058585S">
            <text:p>00:00:00,059</text:p>
          </table:table-cell>
          <table:table-cell office:value-type="time" office:time-value="PT00H00M00.058628S">
            <text:p>00:00:00,059</text:p>
          </table:table-cell>
          <table:table-cell office:value-type="time" office:time-value="PT00H00M00.066451S">
            <text:p>00:00:00,066</text:p>
          </table:table-cell>
          <table:table-cell office:value-type="time" office:time-value="PT00H00M00.061074S">
            <text:p>00:00:00,061</text:p>
          </table:table-cell>
          <table:table-cell office:value-type="time" office:time-value="PT00H00M00.048186S">
            <text:p>00:00:00,048</text:p>
          </table:table-cell>
          <table:table-cell table:number-columns-repeated="9"/>
        </table:table-row>
        <table:table-row table:style-name="ro1">
          <table:table-cell office:value-type="string">
            <text:p>Q9a</text:p>
          </table:table-cell>
          <table:table-cell office:value-type="string">
            <text:p>elapsed</text:p>
          </table:table-cell>
          <table:table-cell table:formula="of:=SUM([.D130:.K130])/[.$B$3]" office:value-type="time" office:time-value="PT00H00M59.486137S">
            <text:p>00:00:59,486</text:p>
          </table:table-cell>
          <table:table-cell office:value-type="time" office:time-value="PT00H00M58.701935S">
            <text:p>00:00:58,702</text:p>
          </table:table-cell>
          <table:table-cell office:value-type="time" office:time-value="PT00H01M00.648326S">
            <text:p>00:01:00,648</text:p>
          </table:table-cell>
          <table:table-cell office:value-type="time" office:time-value="PT00H00M59.553133S">
            <text:p>00:00:59,553</text:p>
          </table:table-cell>
          <table:table-cell office:value-type="time" office:time-value="PT00H00M59.041155S">
            <text:p>00:00:59,0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1:.K131])/[.$B$3]" office:value-type="time" office:time-value="PT00H00M59.0775S">
            <text:p>00:00:59,078</text:p>
          </table:table-cell>
          <table:table-cell office:value-type="time" office:time-value="PT00H00M58.51S">
            <text:p>00:00:58,510</text:p>
          </table:table-cell>
          <table:table-cell office:value-type="time" office:time-value="PT00H00M59.56S">
            <text:p>00:00:59,560</text:p>
          </table:table-cell>
          <table:table-cell office:value-type="time" office:time-value="PT00H00M59.34S">
            <text:p>00:00:59,340</text:p>
          </table:table-cell>
          <table:table-cell office:value-type="time" office:time-value="PT00H00M58.9S">
            <text:p>00:00:58,9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2:.K132])/[.$B$3]" office:value-type="time" office:time-value="PT00H00M00.036578S">
            <text:p>00:00:00,037</text:p>
          </table:table-cell>
          <table:table-cell office:value-type="time" office:time-value="PT00H00M00.035785S">
            <text:p>00:00:00,036</text:p>
          </table:table-cell>
          <table:table-cell office:value-type="time" office:time-value="PT00H00M00.037192S">
            <text:p>00:00:00,037</text:p>
          </table:table-cell>
          <table:table-cell office:value-type="time" office:time-value="PT00H00M00.036686S">
            <text:p>00:00:00,037</text:p>
          </table:table-cell>
          <table:table-cell office:value-type="time" office:time-value="PT00H00M00.036649S">
            <text:p>00:00:00,037</text:p>
          </table:table-cell>
          <table:table-cell table:number-columns-repeated="9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33:.K133])/[.$B$3]" office:value-type="time" office:time-value="PT00H02M37.318341S">
            <text:p>00:02:37,318</text:p>
          </table:table-cell>
          <table:table-cell office:value-type="time" office:time-value="PT00H02M33.87692S">
            <text:p>00:02:33,877</text:p>
          </table:table-cell>
          <table:table-cell office:value-type="time" office:time-value="PT00H02M43.799361S">
            <text:p>00:02:43,799</text:p>
          </table:table-cell>
          <table:table-cell office:value-type="time" office:time-value="PT00H02M36.443786S">
            <text:p>00:02:36,444</text:p>
          </table:table-cell>
          <table:table-cell office:value-type="time" office:time-value="PT00H02M35.153299S">
            <text:p>00:02:35,15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4:.K134])/[.$B$3]" office:value-type="time" office:time-value="PT00H02M34.2275S">
            <text:p>00:02:34,228</text:p>
          </table:table-cell>
          <table:table-cell office:value-type="time" office:time-value="PT00H02M33.32S">
            <text:p>00:02:33,320</text:p>
          </table:table-cell>
          <table:table-cell office:value-type="time" office:time-value="PT00H02M34.21S">
            <text:p>00:02:34,210</text:p>
          </table:table-cell>
          <table:table-cell office:value-type="time" office:time-value="PT00H02M34.63S">
            <text:p>00:02:34,630</text:p>
          </table:table-cell>
          <table:table-cell office:value-type="time" office:time-value="PT00H02M34.75S">
            <text:p>00:02:34,7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5:.K135])/[.$B$3]" office:value-type="time" office:time-value="PT00H00M00.102844S">
            <text:p>00:00:00,103</text:p>
          </table:table-cell>
          <table:table-cell office:value-type="time" office:time-value="PT00H00M00.113716S">
            <text:p>00:00:00,114</text:p>
          </table:table-cell>
          <table:table-cell office:value-type="time" office:time-value="PT00H00M00.10141S">
            <text:p>00:00:00,101</text:p>
          </table:table-cell>
          <table:table-cell office:value-type="time" office:time-value="PT00H00M00.101016S">
            <text:p>00:00:00,101</text:p>
          </table:table-cell>
          <table:table-cell office:value-type="time" office:time-value="PT00H00M00.095232S">
            <text:p>00:00:00,095</text:p>
          </table:table-cell>
          <table:table-cell table:number-columns-repeated="9"/>
        </table:table-row>
        <table:table-row table:style-name="ro1">
          <table:table-cell office:value-type="string">
            <text:p>Q10a</text:p>
          </table:table-cell>
          <table:table-cell office:value-type="string">
            <text:p>elapsed</text:p>
          </table:table-cell>
          <table:table-cell table:formula="of:=SUM([.D136:.K136])/[.$B$3]" office:value-type="time" office:time-value="PT00H02M38.040789S">
            <text:p>00:02:38,041</text:p>
          </table:table-cell>
          <table:table-cell office:value-type="time" office:time-value="PT00H02M36.239898S">
            <text:p>00:02:36,240</text:p>
          </table:table-cell>
          <table:table-cell office:value-type="time" office:time-value="PT00H02M40.197901S">
            <text:p>00:02:40,198</text:p>
          </table:table-cell>
          <table:table-cell office:value-type="time" office:time-value="PT00H02M38.45285S">
            <text:p>00:02:38,453</text:p>
          </table:table-cell>
          <table:table-cell table:style-name="ce22" office:value-type="time" office:time-value="PT00H02M37.272505S">
            <text:p>00:02:37,2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7:.K137])/[.$B$3]" office:value-type="time" office:time-value="PT00H02M36.8975S">
            <text:p>00:02:36,898</text:p>
          </table:table-cell>
          <table:table-cell office:value-type="time" office:time-value="PT00H02M35.61S">
            <text:p>00:02:35,610</text:p>
          </table:table-cell>
          <table:table-cell office:value-type="time" office:time-value="PT00H02M37.27S">
            <text:p>00:02:37,270</text:p>
          </table:table-cell>
          <table:table-cell office:value-type="time" office:time-value="PT00H02M37.89S">
            <text:p>00:02:37,890</text:p>
          </table:table-cell>
          <table:table-cell table:style-name="ce22" office:value-type="time" office:time-value="PT00H02M36.82S">
            <text:p>00:02:36,8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8:.K138])/[.$B$3]" office:value-type="time" office:time-value="PT00H00M00.12281S">
            <text:p>00:00:00,123</text:p>
          </table:table-cell>
          <table:table-cell office:value-type="time" office:time-value="PT00H00M00.119301S">
            <text:p>00:00:00,119</text:p>
          </table:table-cell>
          <table:table-cell office:value-type="time" office:time-value="PT00H00M00.149352S">
            <text:p>00:00:00,149</text:p>
          </table:table-cell>
          <table:table-cell office:value-type="time" office:time-value="PT00H00M00.116243S">
            <text:p>00:00:00,116</text:p>
          </table:table-cell>
          <table:table-cell table:style-name="ce22" office:value-type="time" office:time-value="PT00H00M00.106342S">
            <text:p>00:00:00,106</text:p>
          </table:table-cell>
          <table:table-cell table:number-columns-repeated="9"/>
        </table:table-row>
        <table:table-row table:style-name="ro1">
          <table:table-cell office:value-type="string">
            <text:p>Q10b</text:p>
          </table:table-cell>
          <table:table-cell office:value-type="string">
            <text:p>elapsed</text:p>
          </table:table-cell>
          <table:table-cell table:formula="of:=SUM([.D139:.K139])/[.$B$3]" office:value-type="time" office:time-value="PT00H07M11.769897S">
            <text:p>00:07:11,770</text:p>
          </table:table-cell>
          <table:table-cell office:value-type="time" office:time-value="PT00H07M08.486861S">
            <text:p>00:07:08,487</text:p>
          </table:table-cell>
          <table:table-cell office:value-type="time" office:time-value="PT00H07M22.197315S">
            <text:p>00:07:22,197</text:p>
          </table:table-cell>
          <table:table-cell office:value-type="time" office:time-value="PT00H07M10.612952S">
            <text:p>00:07:10,613</text:p>
          </table:table-cell>
          <table:table-cell office:value-type="time" office:time-value="PT00H07M05.782459S">
            <text:p>00:07:05,7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3]" office:value-type="time" office:time-value="PT00H07M07.825S">
            <text:p>00:07:07,825</text:p>
          </table:table-cell>
          <table:table-cell office:value-type="time" office:time-value="PT00H07M07.4S">
            <text:p>00:07:07,400</text:p>
          </table:table-cell>
          <table:table-cell office:value-type="time" office:time-value="PT00H07M09.15S">
            <text:p>00:07:09,150</text:p>
          </table:table-cell>
          <table:table-cell office:value-type="time" office:time-value="PT00H07M09.52S">
            <text:p>00:07:09,520</text:p>
          </table:table-cell>
          <table:table-cell office:value-type="time" office:time-value="PT00H07M05.23S">
            <text:p>00:07:05,2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3]" office:value-type="time" office:time-value="PT00H00M00.144443S">
            <text:p>00:00:00,144</text:p>
          </table:table-cell>
          <table:table-cell office:value-type="time" office:time-value="PT00H00M00.144774S">
            <text:p>00:00:00,145</text:p>
          </table:table-cell>
          <table:table-cell office:value-type="time" office:time-value="PT00H00M00.14829S">
            <text:p>00:00:00,148</text:p>
          </table:table-cell>
          <table:table-cell office:value-type="time" office:time-value="PT00H00M00.145435S">
            <text:p>00:00:00,145</text:p>
          </table:table-cell>
          <table:table-cell office:value-type="time" office:time-value="PT00H00M00.139274S">
            <text:p>00:00:00,139</text:p>
          </table:table-cell>
          <table:table-cell table:number-columns-repeated="9"/>
        </table:table-row>
        <table:table-row table:style-name="ro1">
          <table:table-cell office:value-type="string">
            <text:p>Q10c</text:p>
          </table:table-cell>
          <table:table-cell office:value-type="string">
            <text:p>elapsed</text:p>
          </table:table-cell>
          <table:table-cell table:formula="of:=SUM([.D142:.K142])/[.$B$3]" office:value-type="time" office:time-value="PT00H07M13.044118S">
            <text:p>00:07:13,044</text:p>
          </table:table-cell>
          <table:table-cell office:value-type="time" office:time-value="PT00H07M07.852532S">
            <text:p>00:07:07,853</text:p>
          </table:table-cell>
          <table:table-cell office:value-type="time" office:time-value="PT00H07M29.492928S">
            <text:p>00:07:29,493</text:p>
          </table:table-cell>
          <table:table-cell office:value-type="time" office:time-value="PT00H07M08.54491S">
            <text:p>00:07:08,545</text:p>
          </table:table-cell>
          <table:table-cell table:style-name="ce22" office:value-type="time" office:time-value="PT00H07M06.286103S">
            <text:p>00:07:06,2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3]" office:value-type="time" office:time-value="PT00H07M07.75S">
            <text:p>00:07:07,750</text:p>
          </table:table-cell>
          <table:table-cell office:value-type="time" office:time-value="PT00H07M06.89S">
            <text:p>00:07:06,890</text:p>
          </table:table-cell>
          <table:table-cell office:value-type="time" office:time-value="PT00H07M10.7S">
            <text:p>00:07:10,700</text:p>
          </table:table-cell>
          <table:table-cell office:value-type="time" office:time-value="PT00H07M07.7S">
            <text:p>00:07:07,700</text:p>
          </table:table-cell>
          <table:table-cell table:style-name="ce22" office:value-type="time" office:time-value="PT00H07M05.71S">
            <text:p>00:07:05,7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3]" office:value-type="time" office:time-value="PT00H00M00.109813S">
            <text:p>00:00:00,110</text:p>
          </table:table-cell>
          <table:table-cell office:value-type="time" office:time-value="PT00H00M00.120481S">
            <text:p>00:00:00,120</text:p>
          </table:table-cell>
          <table:table-cell office:value-type="time" office:time-value="PT00H00M00.095594S">
            <text:p>00:00:00,096</text:p>
          </table:table-cell>
          <table:table-cell office:value-type="time" office:time-value="PT00H00M00.103753S">
            <text:p>00:00:00,104</text:p>
          </table:table-cell>
          <table:table-cell table:style-name="ce22" office:value-type="time" office:time-value="PT00H00M00.119425S">
            <text:p>00:00:00,119</text:p>
          </table:table-cell>
          <table:table-cell table:number-columns-repeated="9"/>
        </table:table-row>
        <table:table-row table:style-name="ro1">
          <table:table-cell office:value-type="string">
            <text:p>Q10d</text:p>
          </table:table-cell>
          <table:table-cell office:value-type="string">
            <text:p>elapsed</text:p>
          </table:table-cell>
          <table:table-cell table:formula="of:=SUM([.D145:.K145])/[.$B$3]" office:value-type="time" office:time-value="PT00H10M33.302783S">
            <text:p>00:10:33,303</text:p>
          </table:table-cell>
          <table:table-cell office:value-type="time" office:time-value="PT00H10M15.260896S">
            <text:p>00:10:15,261</text:p>
          </table:table-cell>
          <table:table-cell office:value-type="time" office:time-value="PT00H11M14.668969S">
            <text:p>00:11:14,669</text:p>
          </table:table-cell>
          <table:table-cell office:value-type="time" office:time-value="PT00H10M27.960688S">
            <text:p>00:10:27,961</text:p>
          </table:table-cell>
          <table:table-cell office:value-type="time" office:time-value="PT00H10M15.320579S">
            <text:p>00:10:15,3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3]" office:value-type="time" office:time-value="PT00H10M18.9S">
            <text:p>00:10:18,900</text:p>
          </table:table-cell>
          <table:table-cell office:value-type="time" office:time-value="PT00H10M13.02S">
            <text:p>00:10:13,020</text:p>
          </table:table-cell>
          <table:table-cell office:value-type="time" office:time-value="PT00H10M31.16S">
            <text:p>00:10:31,160</text:p>
          </table:table-cell>
          <table:table-cell office:value-type="time" office:time-value="PT00H10M17.559999S">
            <text:p>00:10:17,560</text:p>
          </table:table-cell>
          <table:table-cell office:value-type="time" office:time-value="PT00H10M13.86S">
            <text:p>00:10:13,8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3]" office:value-type="time" office:time-value="PT00H00M00.186577S">
            <text:p>00:00:00,187</text:p>
          </table:table-cell>
          <table:table-cell office:value-type="time" office:time-value="PT00H00M00.19339S">
            <text:p>00:00:00,193</text:p>
          </table:table-cell>
          <table:table-cell office:value-type="time" office:time-value="PT00H00M00.236016S">
            <text:p>00:00:00,236</text:p>
          </table:table-cell>
          <table:table-cell office:value-type="time" office:time-value="PT00H00M00.158438S">
            <text:p>00:00:00,158</text:p>
          </table:table-cell>
          <table:table-cell office:value-type="time" office:time-value="PT00H00M00.158463S">
            <text:p>00:00:00,158</text:p>
          </table:table-cell>
          <table:table-cell table:number-columns-repeated="9"/>
        </table:table-row>
        <table:table-row table:style-name="ro1">
          <table:table-cell office:value-type="string">
            <text:p>Q10e</text:p>
          </table:table-cell>
          <table:table-cell office:value-type="string">
            <text:p>elapsed</text:p>
          </table:table-cell>
          <table:table-cell table:formula="of:=SUM([.D148:.K148])/[.$B$3]" office:value-type="time" office:time-value="PT00H10M39.994041S">
            <text:p>00:10:39,994</text:p>
          </table:table-cell>
          <table:table-cell office:value-type="time" office:time-value="PT00H10M14.430523S">
            <text:p>00:10:14,431</text:p>
          </table:table-cell>
          <table:table-cell office:value-type="time" office:time-value="PT00H11M15.353607S">
            <text:p>00:11:15,354</text:p>
          </table:table-cell>
          <table:table-cell office:value-type="time" office:time-value="PT00H10M53.699587S">
            <text:p>00:10:53,700</text:p>
          </table:table-cell>
          <table:table-cell table:style-name="ce22" office:value-type="time" office:time-value="PT00H10M16.492448S">
            <text:p>00:10:16,4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K149])/[.$B$3]" office:value-type="time" office:time-value="PT00H10M17.7S">
            <text:p>00:10:17,700</text:p>
          </table:table-cell>
          <table:table-cell office:value-type="time" office:time-value="PT00H10M12.33S">
            <text:p>00:10:12,330</text:p>
          </table:table-cell>
          <table:table-cell office:value-type="time" office:time-value="PT00H10M16.33S">
            <text:p>00:10:16,330</text:p>
          </table:table-cell>
          <table:table-cell office:value-type="time" office:time-value="PT00H10M26.95S">
            <text:p>00:10:26,950</text:p>
          </table:table-cell>
          <table:table-cell table:style-name="ce22" office:value-type="time" office:time-value="PT00H10M15.19S">
            <text:p>00:10:15,1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K150])/[.$B$3]" office:value-type="time" office:time-value="PT00H00M00.121315S">
            <text:p>00:00:00,121</text:p>
          </table:table-cell>
          <table:table-cell office:value-type="time" office:time-value="PT00H00M00.133672S">
            <text:p>00:00:00,134</text:p>
          </table:table-cell>
          <table:table-cell office:value-type="time" office:time-value="PT00H00M00.108215S">
            <text:p>00:00:00,108</text:p>
          </table:table-cell>
          <table:table-cell office:value-type="time" office:time-value="PT00H00M00.140831S">
            <text:p>00:00:00,141</text:p>
          </table:table-cell>
          <table:table-cell table:style-name="ce22" office:value-type="time" office:time-value="PT00H00M00.10254S">
            <text:p>00:00:00,103</text:p>
          </table:table-cell>
          <table:table-cell table:number-columns-repeated="9"/>
        </table:table-row>
        <table:table-row table:style-name="ro1">
          <table:table-cell office:value-type="string">
            <text:p>Q10f</text:p>
          </table:table-cell>
          <table:table-cell office:value-type="string">
            <text:p>elapsed</text:p>
          </table:table-cell>
          <table:table-cell table:formula="of:=SUM([.D151:.K151])/[.$B$3]" office:value-type="time" office:time-value="PT00H10M24.999671S">
            <text:p>00:10:25,000</text:p>
          </table:table-cell>
          <table:table-cell office:value-type="time" office:time-value="PT00H10M06.616354S">
            <text:p>00:10:06,616</text:p>
          </table:table-cell>
          <table:table-cell office:value-type="time" office:time-value="PT00H10M53.712793S">
            <text:p>00:10:53,713</text:p>
          </table:table-cell>
          <table:table-cell office:value-type="time" office:time-value="PT00H10M33.566145S">
            <text:p>00:10:33,566</text:p>
          </table:table-cell>
          <table:table-cell office:value-type="time" office:time-value="PT00H10M06.103393S">
            <text:p>00:10:06,1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K152])/[.$B$3]" office:value-type="time" office:time-value="PT00H10M11.98S">
            <text:p>00:10:11,980</text:p>
          </table:table-cell>
          <table:table-cell office:value-type="time" office:time-value="PT00H10M04.57S">
            <text:p>00:10:04,570</text:p>
          </table:table-cell>
          <table:table-cell office:value-type="time" office:time-value="PT00H10M23.47S">
            <text:p>00:10:23,470</text:p>
          </table:table-cell>
          <table:table-cell office:value-type="time" office:time-value="PT00H10M15.11S">
            <text:p>00:10:15,110</text:p>
          </table:table-cell>
          <table:table-cell office:value-type="time" office:time-value="PT00H10M04.77S">
            <text:p>00:10:04,7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K153])/[.$B$3]" office:value-type="time" office:time-value="PT00H00M00.150192S">
            <text:p>00:00:00,150</text:p>
          </table:table-cell>
          <table:table-cell office:value-type="time" office:time-value="PT00H00M00.153203S">
            <text:p>00:00:00,153</text:p>
          </table:table-cell>
          <table:table-cell office:value-type="time" office:time-value="PT00H00M00.220146S">
            <text:p>00:00:00,220</text:p>
          </table:table-cell>
          <table:table-cell office:value-type="time" office:time-value="PT00H00M00.112343S">
            <text:p>00:00:00,112</text:p>
          </table:table-cell>
          <table:table-cell office:value-type="time" office:time-value="PT00H00M00.115075S">
            <text:p>00:00:00,115</text:p>
          </table:table-cell>
          <table:table-cell table:number-columns-repeated="9"/>
        </table:table-row>
        <table:table-row table:style-name="ro1">
          <table:table-cell office:value-type="string">
            <text:p>Q10g</text:p>
          </table:table-cell>
          <table:table-cell office:value-type="string">
            <text:p>elapsed</text:p>
          </table:table-cell>
          <table:table-cell table:formula="of:=SUM([.D154:.K154])/[.$B$3]" office:value-type="time" office:time-value="PT00H09M08.755518S">
            <text:p>00:09:08,756</text:p>
          </table:table-cell>
          <table:table-cell office:value-type="time" office:time-value="PT00H08M37.956621S">
            <text:p>00:08:37,957</text:p>
          </table:table-cell>
          <table:table-cell office:value-type="time" office:time-value="PT00H09M17.15304S">
            <text:p>00:09:17,153</text:p>
          </table:table-cell>
          <table:table-cell office:value-type="time" office:time-value="PT00H09M17.717908S">
            <text:p>00:09:17,718</text:p>
          </table:table-cell>
          <table:table-cell table:style-name="ce22" office:value-type="time" office:time-value="PT00H09M22.194504S">
            <text:p>00:09:22,1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K155])/[.$B$3]" office:value-type="time" office:time-value="PT00H08M35.6475S">
            <text:p>00:08:35,648</text:p>
          </table:table-cell>
          <table:table-cell table:style-name="ce4" office:value-type="time" office:time-value="PT00H08M27.86S">
            <text:p>00:08:27,860</text:p>
          </table:table-cell>
          <table:table-cell office:value-type="time" office:time-value="PT00H08M42.29S">
            <text:p>00:08:42,290</text:p>
          </table:table-cell>
          <table:table-cell office:value-type="time" office:time-value="PT00H08M36.45S">
            <text:p>00:08:36,450</text:p>
          </table:table-cell>
          <table:table-cell table:style-name="ce22" office:value-type="time" office:time-value="PT00H08M35.99S">
            <text:p>00:08:35,9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K156])/[.$B$3]" office:value-type="time" office:time-value="PT00H00M00.103902S">
            <text:p>00:00:00,104</text:p>
          </table:table-cell>
          <table:table-cell office:value-type="time" office:time-value="PT00H00M00.09731S">
            <text:p>00:00:00,097</text:p>
          </table:table-cell>
          <table:table-cell office:value-type="time" office:time-value="PT00H00M00.091769S">
            <text:p>00:00:00,092</text:p>
          </table:table-cell>
          <table:table-cell office:value-type="time" office:time-value="PT00H00M00.116651S">
            <text:p>00:00:00,117</text:p>
          </table:table-cell>
          <table:table-cell table:style-name="ce22" office:value-type="time" office:time-value="PT00H00M00.109879S">
            <text:p>00:00:00,110</text:p>
          </table:table-cell>
          <table:table-cell table:number-columns-repeated="9"/>
        </table:table-row>
        <table:table-row table:style-name="ro1">
          <table:table-cell office:value-type="string">
            <text:p>Q10h</text:p>
          </table:table-cell>
          <table:table-cell office:value-type="string">
            <text:p>elapsed</text:p>
          </table:table-cell>
          <table:table-cell table:formula="of:=SUM([.D157:.K157])/[.$B$3]" office:value-type="time" office:time-value="PT00H08M53.949065S">
            <text:p>00:08:53,949</text:p>
          </table:table-cell>
          <table:table-cell office:value-type="time" office:time-value="PT00H08M31.853517S">
            <text:p>00:08:31,854</text:p>
          </table:table-cell>
          <table:table-cell office:value-type="time" office:time-value="PT00H09M14.413976S">
            <text:p>00:09:14,414</text:p>
          </table:table-cell>
          <table:table-cell office:value-type="time" office:time-value="PT00H09M07.625036S">
            <text:p>00:09:07,625</text:p>
          </table:table-cell>
          <table:table-cell office:value-type="time" office:time-value="PT00H08M41.903731S">
            <text:p>00:08:41,9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K158])/[.$B$3]" office:value-type="time" office:time-value="PT00H07M18.445S">
            <text:p>00:07:18,445</text:p>
          </table:table-cell>
          <table:table-cell office:value-type="time" office:time-value="PT00H08M27.47S">
            <text:p>00:08:27,470</text:p>
          </table:table-cell>
          <table:table-cell office:value-type="time" office:time-value="PT00H08M39.29S">
            <text:p>00:08:39,290</text:p>
          </table:table-cell>
          <table:table-cell office:value-type="time" office:time-value="PT00H08M36.72S">
            <text:p>00:08:36,720</text:p>
          </table:table-cell>
          <table:table-cell office:value-type="time" office:time-value="PT00H03M30.3S">
            <text:p>00:03:30,3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K159])/[.$B$3]" office:value-type="time" office:time-value="PT00H00M00.111398S">
            <text:p>00:00:00,111</text:p>
          </table:table-cell>
          <table:table-cell office:value-type="time" office:time-value="PT00H00M00.131875S">
            <text:p>00:00:00,132</text:p>
          </table:table-cell>
          <table:table-cell office:value-type="time" office:time-value="PT00H00M00.107185S">
            <text:p>00:00:00,107</text:p>
          </table:table-cell>
          <table:table-cell office:value-type="time" office:time-value="PT00H00M00.104624S">
            <text:p>00:00:00,105</text:p>
          </table:table-cell>
          <table:table-cell office:value-type="time" office:time-value="PT00H00M00.101909S">
            <text:p>00:00:00,102</text:p>
          </table:table-cell>
          <table:table-cell table:number-columns-repeated="9"/>
        </table:table-row>
        <table:table-row table:style-name="ro1">
          <table:table-cell office:value-type="string">
            <text:p>Q10i</text:p>
          </table:table-cell>
          <table:table-cell office:value-type="string">
            <text:p>elapsed</text:p>
          </table:table-cell>
          <table:table-cell table:formula="of:=SUM([.D160:.K160])/[.$B$3]" office:value-type="time" office:time-value="PT00H10M09.473287S">
            <text:p>00:10:09,473</text:p>
          </table:table-cell>
          <table:table-cell office:value-type="time" office:time-value="PT00H09M48.292192S">
            <text:p>00:09:48,292</text:p>
          </table:table-cell>
          <table:table-cell office:value-type="time" office:time-value="PT00H10M36.715511S">
            <text:p>00:10:36,716</text:p>
          </table:table-cell>
          <table:table-cell office:value-type="time" office:time-value="PT00H10M19.339275S">
            <text:p>00:10:19,339</text:p>
          </table:table-cell>
          <table:table-cell table:style-name="ce22" office:value-type="time" office:time-value="PT00H09M53.546169S">
            <text:p>00:09:53,5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K161])/[.$B$3]" office:value-type="time" office:time-value="PT00H09M51.1975S">
            <text:p>00:09:51,197</text:p>
          </table:table-cell>
          <table:table-cell office:value-type="time" office:time-value="PT00H09M46.05S">
            <text:p>00:09:46,050</text:p>
          </table:table-cell>
          <table:table-cell office:value-type="time" office:time-value="PT00H10M01.63S">
            <text:p>00:10:01,630</text:p>
          </table:table-cell>
          <table:table-cell office:value-type="time" office:time-value="PT00H09M51.8S">
            <text:p>00:09:51,800</text:p>
          </table:table-cell>
          <table:table-cell table:style-name="ce22" office:value-type="time" office:time-value="PT00H09M45.309999S">
            <text:p>00:09:45,3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K162])/[.$B$3]" office:value-type="time" office:time-value="PT00H00M00.17327S">
            <text:p>00:00:00,173</text:p>
          </table:table-cell>
          <table:table-cell office:value-type="time" office:time-value="PT00H00M00.189426S">
            <text:p>00:00:00,189</text:p>
          </table:table-cell>
          <table:table-cell office:value-type="time" office:time-value="PT00H00M00.227762S">
            <text:p>00:00:00,228</text:p>
          </table:table-cell>
          <table:table-cell office:value-type="time" office:time-value="PT00H00M00.185642S">
            <text:p>00:00:00,186</text:p>
          </table:table-cell>
          <table:table-cell table:style-name="ce22" office:value-type="time" office:time-value="PT00H00M00.090249S">
            <text:p>00:00:00,090</text:p>
          </table:table-cell>
          <table:table-cell table:number-columns-repeated="9"/>
        </table:table-row>
        <table:table-row table:style-name="ro1">
          <table:table-cell office:value-type="string">
            <text:p>Q10j</text:p>
          </table:table-cell>
          <table:table-cell office:value-type="string">
            <text:p>elapsed</text:p>
          </table:table-cell>
          <table:table-cell table:formula="of:=SUM([.D163:.K163])/[.$B$3]" office:value-type="time" office:time-value="PT00H07M24.534428S">
            <text:p>00:07:24,534</text:p>
          </table:table-cell>
          <table:table-cell office:value-type="time" office:time-value="PT00H07M10.119572S">
            <text:p>00:07:10,120</text:p>
          </table:table-cell>
          <table:table-cell table:style-name="ce22" office:value-type="time" office:time-value="PT00H07M54.652677S">
            <text:p>00:07:54,653</text:p>
          </table:table-cell>
          <table:table-cell office:value-type="time" office:time-value="PT00H07M25.368813S">
            <text:p>00:07:25,369</text:p>
          </table:table-cell>
          <table:table-cell table:style-name="ce22" office:value-type="time" office:time-value="PT00H07M07.996651S">
            <text:p>00:07:07,9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4:.K164])/[.$B$3]" office:value-type="time" office:time-value="PT00H07M12.33S">
            <text:p>00:07:12,330</text:p>
          </table:table-cell>
          <table:table-cell office:value-type="time" office:time-value="PT00H07M08.49S">
            <text:p>00:07:08,490</text:p>
          </table:table-cell>
          <table:table-cell table:style-name="ce22" office:value-type="time" office:time-value="PT00H07M28.05S">
            <text:p>00:07:28,050</text:p>
          </table:table-cell>
          <table:table-cell office:value-type="time" office:time-value="PT00H07M06.17S">
            <text:p>00:07:06,170</text:p>
          </table:table-cell>
          <table:table-cell table:style-name="ce22" office:value-type="time" office:time-value="PT00H07M06.61S">
            <text:p>00:07:06,6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5:.K165])/[.$B$3]" office:value-type="time" office:time-value="PT00H00M00.143832S">
            <text:p>00:00:00,144</text:p>
          </table:table-cell>
          <table:table-cell office:value-type="time" office:time-value="PT00H00M00.20455S">
            <text:p>00:00:00,205</text:p>
          </table:table-cell>
          <table:table-cell table:style-name="ce22" office:value-type="time" office:time-value="PT00H00M00.159735S">
            <text:p>00:00:00,160</text:p>
          </table:table-cell>
          <table:table-cell office:value-type="time" office:time-value="PT00H00M00.109651S">
            <text:p>00:00:00,110</text:p>
          </table:table-cell>
          <table:table-cell table:style-name="ce22" office:value-type="time" office:time-value="PT00H00M00.101392S">
            <text:p>00:00:00,101</text:p>
          </table:table-cell>
          <table:table-cell table:number-columns-repeated="9"/>
        </table:table-row>
        <table:table-row table:style-name="ro1">
          <table:table-cell office:value-type="string">
            <text:p>Q10k</text:p>
          </table:table-cell>
          <table:table-cell office:value-type="string">
            <text:p>elapsed</text:p>
          </table:table-cell>
          <table:table-cell table:formula="of:=SUM([.D166:.K166])/[.$B$3]" office:value-type="time" office:time-value="PT00H08M38.659691S">
            <text:p>00:08:38,660</text:p>
          </table:table-cell>
          <table:table-cell office:value-type="time" office:time-value="PT00H08M30.247373S">
            <text:p>00:08:30,247</text:p>
          </table:table-cell>
          <table:table-cell table:style-name="ce22" office:value-type="time" office:time-value="PT00H09M06.558851S">
            <text:p>00:09:06,559</text:p>
          </table:table-cell>
          <table:table-cell table:style-name="ce22" office:value-type="time" office:time-value="PT00H08M29.444224S">
            <text:p>00:08:29,444</text:p>
          </table:table-cell>
          <table:table-cell table:style-name="ce22" office:value-type="time" office:time-value="PT00H08M28.388318S">
            <text:p>00:08:28,38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7:.K167])/[.$B$3]" office:value-type="time" office:time-value="PT00H08M30.0225S">
            <text:p>00:08:30,023</text:p>
          </table:table-cell>
          <table:table-cell office:value-type="time" office:time-value="PT00H08M28.08S">
            <text:p>00:08:28,080</text:p>
          </table:table-cell>
          <table:table-cell table:style-name="ce22" office:value-type="time" office:time-value="PT00H08M37.3S">
            <text:p>00:08:37,300</text:p>
          </table:table-cell>
          <table:table-cell table:style-name="ce22" office:value-type="time" office:time-value="PT00H08M27.56S">
            <text:p>00:08:27,560</text:p>
          </table:table-cell>
          <table:table-cell table:style-name="ce22" office:value-type="time" office:time-value="PT00H08M27.15S">
            <text:p>00:08:27,1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8:.K168])/[.$B$3]" office:value-type="time" office:time-value="PT00H00M00.156426S">
            <text:p>00:00:00,156</text:p>
          </table:table-cell>
          <table:table-cell office:value-type="time" office:time-value="PT00H00M00.215862S">
            <text:p>00:00:00,216</text:p>
          </table:table-cell>
          <table:table-cell table:style-name="ce22" office:value-type="time" office:time-value="PT00H00M00.204979S">
            <text:p>00:00:00,205</text:p>
          </table:table-cell>
          <table:table-cell table:style-name="ce22" office:value-type="time" office:time-value="PT00H00M00.108666S">
            <text:p>00:00:00,109</text:p>
          </table:table-cell>
          <table:table-cell table:style-name="ce22" office:value-type="time" office:time-value="PT00H00M00.096195S">
            <text:p>00:00:00,096</text:p>
          </table:table-cell>
          <table:table-cell table:number-columns-repeated="9"/>
        </table:table-row>
        <table:table-row table:style-name="ro1">
          <table:table-cell office:value-type="string">
            <text:p>Q10l</text:p>
          </table:table-cell>
          <table:table-cell office:value-type="string">
            <text:p>elapsed</text:p>
          </table:table-cell>
          <table:table-cell table:formula="of:=SUM([.D169:.K169])/[.$B$3]" office:value-type="time" office:time-value="PT00H07M14.011233S">
            <text:p>00:07:14,011</text:p>
          </table:table-cell>
          <table:table-cell office:value-type="time" office:time-value="PT00H07M04.72752S">
            <text:p>00:07:04,728</text:p>
          </table:table-cell>
          <table:table-cell office:value-type="time" office:time-value="PT00H07M34.699942S">
            <text:p>00:07:34,700</text:p>
          </table:table-cell>
          <table:table-cell table:style-name="ce22" office:value-type="time" office:time-value="PT00H07M10.12341S">
            <text:p>00:07:10,123</text:p>
          </table:table-cell>
          <table:table-cell table:style-name="ce22" office:value-type="time" office:time-value="PT00H07M06.494059S">
            <text:p>00:07:06,49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0:.K170])/[.$B$3]" office:value-type="time" office:time-value="PT00H04M59.0125S">
            <text:p>00:04:59,013</text:p>
          </table:table-cell>
          <table:table-cell office:value-type="time" office:time-value="PT00H04M57.26S">
            <text:p>00:04:57,260</text:p>
          </table:table-cell>
          <table:table-cell office:value-type="time" office:time-value="PT00H05M00.89S">
            <text:p>00:05:00,890</text:p>
          </table:table-cell>
          <table:table-cell table:style-name="ce22" office:value-type="time" office:time-value="PT00H05M00.72S">
            <text:p>00:05:00,720</text:p>
          </table:table-cell>
          <table:table-cell table:style-name="ce22" office:value-type="time" office:time-value="PT00H04M57.18S">
            <text:p>00:04:57,1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1:.K171])/[.$B$3]" office:value-type="time" office:time-value="PT00H00M00.708671S">
            <text:p>00:00:00,709</text:p>
          </table:table-cell>
          <table:table-cell office:value-type="time" office:time-value="PT00H00M00.716424S">
            <text:p>00:00:00,716</text:p>
          </table:table-cell>
          <table:table-cell office:value-type="time" office:time-value="PT00H00M00.779717S">
            <text:p>00:00:00,780</text:p>
          </table:table-cell>
          <table:table-cell table:style-name="ce22" office:value-type="time" office:time-value="PT00H00M00.578736S">
            <text:p>00:00:00,579</text:p>
          </table:table-cell>
          <table:table-cell table:style-name="ce22" office:value-type="time" office:time-value="PT00H00M00.759807S">
            <text:p>00:00:00,760</text:p>
          </table:table-cell>
          <table:table-cell table:number-columns-repeated="9"/>
        </table:table-row>
        <table:table-row table:style-name="ro1">
          <table:table-cell office:value-type="string">
            <text:p>Q10m</text:p>
          </table:table-cell>
          <table:table-cell office:value-type="string">
            <text:p>elapsed</text:p>
          </table:table-cell>
          <table:table-cell table:formula="of:=SUM([.D172:.K172])/[.$B$3]" office:value-type="time" office:time-value="PT500H59M59S">
            <text:p>500:59:59,000</text:p>
          </table:table-cell>
          <table:table-cell table:number-columns-repeated="4" office:value-type="time" office:time-value="PT500H59M59S">
            <text:p>500:59:59,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3:.K173])/[.$B$3]" office:value-type="time" office:time-value="PT500H59M59S">
            <text:p>500:59:59,000</text:p>
          </table:table-cell>
          <table:table-cell table:number-columns-repeated="4" office:value-type="time" office:time-value="PT500H59M59S">
            <text:p>500:59:59,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4:.K174])/[.$B$3]" office:value-type="time" office:time-value="PT500H59M59S">
            <text:p>500:59:59,000</text:p>
          </table:table-cell>
          <table:table-cell table:number-columns-repeated="4" office:value-type="time" office:time-value="PT500H59M59S">
            <text:p>500:59:59,000</text:p>
          </table:table-cell>
          <table:table-cell table:number-columns-repeated="9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75:.K175])/[.$B$3]" office:value-type="time" office:time-value="PT00H00M01.903516S">
            <text:p>00:00:01,904</text:p>
          </table:table-cell>
          <table:table-cell office:value-type="time" office:time-value="PT00H00M01.898036S">
            <text:p>00:00:01,898</text:p>
          </table:table-cell>
          <table:table-cell office:value-type="time" office:time-value="PT00H00M01.911541S">
            <text:p>00:00:01,912</text:p>
          </table:table-cell>
          <table:table-cell office:value-type="time" office:time-value="PT00H00M01.940622S">
            <text:p>00:00:01,941</text:p>
          </table:table-cell>
          <table:table-cell office:value-type="time" office:time-value="PT00H00M01.863864S">
            <text:p>00:00:01,8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6:.K176])/[.$B$3]" office:value-type="time" office:time-value="PT00H00M00.19S">
            <text:p>00:00:00,190</text:p>
          </table:table-cell>
          <table:table-cell office:value-type="time" office:time-value="PT00H00M00.17S">
            <text:p>00:00:00,170</text:p>
          </table:table-cell>
          <table:table-cell table:number-columns-repeated="2" office:value-type="time" office:time-value="PT00H00M00.2S">
            <text:p>00:00:00,200</text:p>
          </table:table-cell>
          <table:table-cell office:value-type="time" office:time-value="PT00H00M00.19S">
            <text:p>00:00:00,1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7:.K177])/[.$B$3]" office:value-type="time" office:time-value="PT00H00M00.006884S">
            <text:p>00:00:00,007</text:p>
          </table:table-cell>
          <table:table-cell office:value-type="time" office:time-value="PT00H00M00.0068S">
            <text:p>00:00:00,007</text:p>
          </table:table-cell>
          <table:table-cell office:value-type="time" office:time-value="PT00H00M00.007049S">
            <text:p>00:00:00,007</text:p>
          </table:table-cell>
          <table:table-cell office:value-type="time" office:time-value="PT00H00M00.006832S">
            <text:p>00:00:00,007</text:p>
          </table:table-cell>
          <table:table-cell office:value-type="time" office:time-value="PT00H00M00.006853S">
            <text:p>00:00:00,007</text:p>
          </table:table-cell>
          <table:table-cell table:number-columns-repeated="9"/>
        </table:table-row>
        <table:table-row table:style-name="ro1">
          <table:table-cell office:value-type="string">
            <text:p>Q11a</text:p>
          </table:table-cell>
          <table:table-cell office:value-type="string">
            <text:p>elapsed</text:p>
          </table:table-cell>
          <table:table-cell table:formula="of:=SUM([.D178:.K178])/[.$B$3]" office:value-type="time" office:time-value="PT00H00M00.762867S">
            <text:p>00:00:00,763</text:p>
          </table:table-cell>
          <table:table-cell office:value-type="time" office:time-value="PT00H00M00.949415S">
            <text:p>00:00:00,949</text:p>
          </table:table-cell>
          <table:table-cell office:value-type="time" office:time-value="PT00H00M00.942027S">
            <text:p>00:00:00,942</text:p>
          </table:table-cell>
          <table:table-cell office:value-type="time" office:time-value="PT00H00M00.918297S">
            <text:p>00:00:00,918</text:p>
          </table:table-cell>
          <table:table-cell office:value-type="time" office:time-value="PT00H00M00.241727S">
            <text:p>00:00:00,2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9:.K179])/[.$B$3]" office:value-type="time" office:time-value="PT00H00M00.1925S">
            <text:p>00:00:00,193</text:p>
          </table:table-cell>
          <table:table-cell office:value-type="time" office:time-value="PT00H00M00.21S">
            <text:p>00:00:00,210</text:p>
          </table:table-cell>
          <table:table-cell office:value-type="time" office:time-value="PT00H00M00.2S">
            <text:p>00:00:00,200</text:p>
          </table:table-cell>
          <table:table-cell office:value-type="time" office:time-value="PT00H00M00.17S">
            <text:p>00:00:00,170</text:p>
          </table:table-cell>
          <table:table-cell office:value-type="time" office:time-value="PT00H00M00.19S">
            <text:p>00:00:00,1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0:.K180])/[.$B$3]" office:value-type="time" office:time-value="PT00H00M00.007061S">
            <text:p>00:00:00,007</text:p>
          </table:table-cell>
          <table:table-cell office:value-type="time" office:time-value="PT00H00M00.007004S">
            <text:p>00:00:00,007</text:p>
          </table:table-cell>
          <table:table-cell office:value-type="time" office:time-value="PT00H00M00.007204S">
            <text:p>00:00:00,007</text:p>
          </table:table-cell>
          <table:table-cell office:value-type="time" office:time-value="PT00H00M00.006903S">
            <text:p>00:00:00,007</text:p>
          </table:table-cell>
          <table:table-cell office:value-type="time" office:time-value="PT00H00M00.007132S">
            <text:p>00:00:00,007</text:p>
          </table:table-cell>
          <table:table-cell table:number-columns-repeated="9"/>
        </table:table-row>
        <table:table-row table:style-name="ro1">
          <table:table-cell office:value-type="string">
            <text:p>Q11b</text:p>
          </table:table-cell>
          <table:table-cell office:value-type="string">
            <text:p>elapsed</text:p>
          </table:table-cell>
          <table:table-cell table:formula="of:=SUM([.D181:.K181])/[.$B$3]" office:value-type="time" office:time-value="PT00H00M00.233474S">
            <text:p>00:00:00,233</text:p>
          </table:table-cell>
          <table:table-cell office:value-type="time" office:time-value="PT00H00M00.231616S">
            <text:p>00:00:00,232</text:p>
          </table:table-cell>
          <table:table-cell office:value-type="time" office:time-value="PT00H00M00.230186S">
            <text:p>00:00:00,230</text:p>
          </table:table-cell>
          <table:table-cell office:value-type="time" office:time-value="PT00H00M00.232042S">
            <text:p>00:00:00,232</text:p>
          </table:table-cell>
          <table:table-cell office:value-type="time" office:time-value="PT00H00M00.24005S">
            <text:p>00:00:00,2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82:.K182])/[.$B$3]" office:value-type="time" office:time-value="PT00H00M00.17S">
            <text:p>00:00:00,170</text:p>
          </table:table-cell>
          <table:table-cell office:value-type="time" office:time-value="PT00H00M00.17S">
            <text:p>00:00:00,170</text:p>
          </table:table-cell>
          <table:table-cell office:value-type="time" office:time-value="PT00H00M00.18S">
            <text:p>00:00:00,180</text:p>
          </table:table-cell>
          <table:table-cell office:value-type="time" office:time-value="PT00H00M00.16S">
            <text:p>00:00:00,160</text:p>
          </table:table-cell>
          <table:table-cell office:value-type="time" office:time-value="PT00H00M00.17S">
            <text:p>00:00:00,1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3:.K183])/[.$B$3]" office:value-type="time" office:time-value="PT00H00M00.007005S">
            <text:p>00:00:00,007</text:p>
          </table:table-cell>
          <table:table-cell office:value-type="time" office:time-value="PT00H00M00.006946S">
            <text:p>00:00:00,007</text:p>
          </table:table-cell>
          <table:table-cell office:value-type="time" office:time-value="PT00H00M00.007067S">
            <text:p>00:00:00,007</text:p>
          </table:table-cell>
          <table:table-cell office:value-type="time" office:time-value="PT00H00M00.00712S">
            <text:p>00:00:00,007</text:p>
          </table:table-cell>
          <table:table-cell office:value-type="time" office:time-value="PT00H00M00.006888S">
            <text:p>00:00:00,007</text:p>
          </table:table-cell>
          <table:table-cell table:number-columns-repeated="9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84:.K184])/[.$B$3]" office:value-type="time" office:time-value="PT00H00M00.312681S">
            <text:p>00:00:00,313</text:p>
          </table:table-cell>
          <table:table-cell table:formula="of:=+[.D187]+[.D190]" office:value-type="time" office:time-value="PT00H00M00.317553S">
            <text:p>00:00:00,318</text:p>
          </table:table-cell>
          <table:table-cell table:formula="of:=+[.E187]+[.E190]" office:value-type="time" office:time-value="PT00H00M00.297575S">
            <text:p>00:00:00,298</text:p>
          </table:table-cell>
          <table:table-cell table:formula="of:=+[.F187]+[.F190]" office:value-type="time" office:time-value="PT00H00M00.316793S">
            <text:p>00:00:00,317</text:p>
          </table:table-cell>
          <table:table-cell table:formula="of:=+[.G187]+[.G190]" office:value-type="time" office:time-value="PT00H00M00.318802S">
            <text:p>00:00:00,3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85:.K185])/[.$B$3]" office:value-type="time" office:time-value="PT00H00M00.1875S">
            <text:p>00:00:00,188</text:p>
          </table:table-cell>
          <table:table-cell table:formula="of:=+[.D188]+[.D191]" office:value-type="time" office:time-value="PT00H00M00.19S">
            <text:p>00:00:00,190</text:p>
          </table:table-cell>
          <table:table-cell table:formula="of:=+[.E188]+[.E191]" office:value-type="time" office:time-value="PT00H00M00.19S">
            <text:p>00:00:00,190</text:p>
          </table:table-cell>
          <table:table-cell table:formula="of:=+[.F188]+[.F191]" office:value-type="time" office:time-value="PT00H00M00.18S">
            <text:p>00:00:00,180</text:p>
          </table:table-cell>
          <table:table-cell table:formula="of:=+[.G188]+[.G191]" office:value-type="time" office:time-value="PT00H00M00.19S">
            <text:p>00:00:00,1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6:.K186])/[.$B$3]" office:value-type="time" office:time-value="PT00H00M00.01351S">
            <text:p>00:00:00,014</text:p>
          </table:table-cell>
          <table:table-cell table:formula="of:=+[.D189]+[.D192]" office:value-type="time" office:time-value="PT00H00M00.013483S">
            <text:p>00:00:00,013</text:p>
          </table:table-cell>
          <table:table-cell table:formula="of:=+[.E189]+[.E192]" office:value-type="time" office:time-value="PT00H00M00.013717S">
            <text:p>00:00:00,014</text:p>
          </table:table-cell>
          <table:table-cell table:formula="of:=+[.F189]+[.F192]" office:value-type="time" office:time-value="PT00H00M00.013314S">
            <text:p>00:00:00,013</text:p>
          </table:table-cell>
          <table:table-cell table:formula="of:=+[.G189]+[.G192]" office:value-type="time" office:time-value="PT00H00M00.013524S">
            <text:p>00:00:00,014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2tmp1</text:p>
          </table:table-cell>
          <table:table-cell table:style-name="ce32" office:value-type="string">
            <text:p>elapsed</text:p>
          </table:table-cell>
          <table:table-cell table:formula="of:=SUM([.D187:.K187])/[.$B$3]" office:value-type="time" office:time-value="PT00H00M00.228999S">
            <text:p>00:00:00,229</text:p>
          </table:table-cell>
          <table:table-cell table:style-name="ce22" office:value-type="time" office:time-value="PT00H00M00.23221S">
            <text:p>00:00:00,232</text:p>
          </table:table-cell>
          <table:table-cell office:value-type="time" office:time-value="PT00H00M00.222661S">
            <text:p>00:00:00,223</text:p>
          </table:table-cell>
          <table:table-cell office:value-type="time" office:time-value="PT00H00M00.229055S">
            <text:p>00:00:00,229</text:p>
          </table:table-cell>
          <table:table-cell table:style-name="ce22" office:value-type="time" office:time-value="PT00H00M00.232068S">
            <text:p>00:00:00,232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88:.K188])/[.$B$3]" office:value-type="time" office:time-value="PT00H00M00.1675S">
            <text:p>00:00:00,168</text:p>
          </table:table-cell>
          <table:table-cell table:style-name="ce22" office:value-type="time" office:time-value="PT00H00M00.17S">
            <text:p>00:00:00,170</text:p>
          </table:table-cell>
          <table:table-cell office:value-type="time" office:time-value="PT00H00M00.17S">
            <text:p>00:00:00,170</text:p>
          </table:table-cell>
          <table:table-cell office:value-type="time" office:time-value="PT00H00M00.16S">
            <text:p>00:00:00,160</text:p>
          </table:table-cell>
          <table:table-cell table:style-name="ce22" office:value-type="time" office:time-value="PT00H00M00.17S">
            <text:p>00:00:00,1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89:.K189])/[.$B$3]" office:value-type="time" office:time-value="PT00H00M00.007181S">
            <text:p>00:00:00,007</text:p>
          </table:table-cell>
          <table:table-cell table:style-name="ce22" office:value-type="time" office:time-value="PT00H00M00.007192S">
            <text:p>00:00:00,007</text:p>
          </table:table-cell>
          <table:table-cell office:value-type="time" office:time-value="PT00H00M00.007317S">
            <text:p>00:00:00,007</text:p>
          </table:table-cell>
          <table:table-cell office:value-type="time" office:time-value="PT00H00M00.007042S">
            <text:p>00:00:00,007</text:p>
          </table:table-cell>
          <table:table-cell table:style-name="ce22" office:value-type="time" office:time-value="PT00H00M00.007174S">
            <text:p>00:00:00,007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2res</text:p>
          </table:table-cell>
          <table:table-cell table:style-name="ce32" office:value-type="string">
            <text:p>elapsed</text:p>
          </table:table-cell>
          <table:table-cell table:formula="of:=SUM([.D190:.K190])/[.$B$3]" office:value-type="time" office:time-value="PT00H00M00.083682S">
            <text:p>00:00:00,084</text:p>
          </table:table-cell>
          <table:table-cell table:style-name="ce22" office:value-type="time" office:time-value="PT00H00M00.085343S">
            <text:p>00:00:00,085</text:p>
          </table:table-cell>
          <table:table-cell office:value-type="time" office:time-value="PT00H00M00.074914S">
            <text:p>00:00:00,075</text:p>
          </table:table-cell>
          <table:table-cell office:value-type="time" office:time-value="PT00H00M00.087738S">
            <text:p>00:00:00,088</text:p>
          </table:table-cell>
          <table:table-cell table:style-name="ce22" office:value-type="time" office:time-value="PT00H00M00.086734S">
            <text:p>00:00:00,087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91:.K191])/[.$B$3]" office:value-type="time" office:time-value="PT00H00M00.02S">
            <text:p>00:00:00,020</text:p>
          </table:table-cell>
          <table:table-cell table:style-name="ce22" office:value-type="time" office:time-value="PT00H00M00.02S">
            <text:p>00:00:00,020</text:p>
          </table:table-cell>
          <table:table-cell table:number-columns-repeated="2" office:value-type="time" office:time-value="PT00H00M00.02S">
            <text:p>00:00:00,020</text:p>
          </table:table-cell>
          <table:table-cell table:style-name="ce22" office:value-type="time" office:time-value="PT00H00M00.02S">
            <text:p>00:00:00,02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92:.K192])/[.$B$3]" office:value-type="time" office:time-value="PT00H00M00.006328S">
            <text:p>00:00:00,006</text:p>
          </table:table-cell>
          <table:table-cell table:style-name="ce22" office:value-type="time" office:time-value="PT00H00M00.006291S">
            <text:p>00:00:00,006</text:p>
          </table:table-cell>
          <table:table-cell office:value-type="time" office:time-value="PT00H00M00.0064S">
            <text:p>00:00:00,006</text:p>
          </table:table-cell>
          <table:table-cell office:value-type="time" office:time-value="PT00H00M00.006272S">
            <text:p>00:00:00,006</text:p>
          </table:table-cell>
          <table:table-cell table:style-name="ce22" office:value-type="time" office:time-value="PT00H00M00.00635S">
            <text:p>00:00:00,006</text:p>
          </table:table-cell>
          <table:table-cell table:number-columns-repeated="9"/>
        </table:table-row>
        <table:table-row table:style-name="ro1">
          <table:table-cell office:value-type="string">
            <text:p>Q12a</text:p>
          </table:table-cell>
          <table:table-cell office:value-type="string">
            <text:p>elapsed</text:p>
          </table:table-cell>
          <table:table-cell table:formula="of:=SUM([.D193:.K193])/[.$B$3]" office:value-type="time" office:time-value="PT00H00M00.325812S">
            <text:p>00:00:00,326</text:p>
          </table:table-cell>
          <table:table-cell table:formula="of:=+[.D196]+[.D199]" office:value-type="time" office:time-value="PT00H00M00.341278S">
            <text:p>00:00:00,341</text:p>
          </table:table-cell>
          <table:table-cell table:formula="of:=+[.E196]+[.E199]" office:value-type="time" office:time-value="PT00H00M00.323003S">
            <text:p>00:00:00,323</text:p>
          </table:table-cell>
          <table:table-cell table:formula="of:=+[.F196]+[.F199]" office:value-type="time" office:time-value="PT00H00M00.310804S">
            <text:p>00:00:00,311</text:p>
          </table:table-cell>
          <table:table-cell table:formula="of:=+[.G196]+[.G199]" office:value-type="time" office:time-value="PT00H00M00.328163S">
            <text:p>00:00:00,32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94:.K194])/[.$B$3]" office:value-type="time" office:time-value="PT00H00M00.2S">
            <text:p>00:00:00,200</text:p>
          </table:table-cell>
          <table:table-cell table:formula="of:=+[.D197]+[.D200]" office:value-type="time" office:time-value="PT00H00M00.2S">
            <text:p>00:00:00,200</text:p>
          </table:table-cell>
          <table:table-cell table:formula="of:=+[.E197]+[.E200]" office:value-type="time" office:time-value="PT00H00M00.2S">
            <text:p>00:00:00,200</text:p>
          </table:table-cell>
          <table:table-cell table:formula="of:=+[.F197]+[.F200]" office:value-type="time" office:time-value="PT00H00M00.2S">
            <text:p>00:00:00,200</text:p>
          </table:table-cell>
          <table:table-cell table:formula="of:=+[.G197]+[.G200]" office:value-type="time" office:time-value="PT00H00M00.2S">
            <text:p>00:00:00,2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95:.K195])/[.$B$3]" office:value-type="time" office:time-value="PT00H00M00.013356S">
            <text:p>00:00:00,013</text:p>
          </table:table-cell>
          <table:table-cell table:formula="of:=+[.D198]+[.D201]" office:value-type="time" office:time-value="PT00H00M00.013071S">
            <text:p>00:00:00,013</text:p>
          </table:table-cell>
          <table:table-cell table:formula="of:=+[.E198]+[.E201]" office:value-type="time" office:time-value="PT00H00M00.013611S">
            <text:p>00:00:00,014</text:p>
          </table:table-cell>
          <table:table-cell table:formula="of:=+[.F198]+[.F201]" office:value-type="time" office:time-value="PT00H00M00.013494S">
            <text:p>00:00:00,013</text:p>
          </table:table-cell>
          <table:table-cell table:formula="of:=+[.G198]+[.G201]" office:value-type="time" office:time-value="PT00H00M00.013249S">
            <text:p>00:00:00,013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2atmp1</text:p>
          </table:table-cell>
          <table:table-cell table:style-name="ce32" office:value-type="string">
            <text:p>elapsed</text:p>
          </table:table-cell>
          <table:table-cell table:formula="of:=SUM([.D196:.K196])/[.$B$3]" office:value-type="time" office:time-value="PT00H00M00.244013S">
            <text:p>00:00:00,244</text:p>
          </table:table-cell>
          <table:table-cell table:style-name="ce22" office:value-type="time" office:time-value="PT00H00M00.248486S">
            <text:p>00:00:00,248</text:p>
          </table:table-cell>
          <table:table-cell table:style-name="ce22" office:value-type="time" office:time-value="PT00H00M00.24536S">
            <text:p>00:00:00,245</text:p>
          </table:table-cell>
          <table:table-cell table:style-name="ce22" office:value-type="time" office:time-value="PT00H00M00.235504S">
            <text:p>00:00:00,236</text:p>
          </table:table-cell>
          <table:table-cell table:style-name="ce22" office:value-type="time" office:time-value="PT00H00M00.2467S">
            <text:p>00:00:00,247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197:.K197])/[.$B$3]" office:value-type="time" office:time-value="PT00H00M00.1775S">
            <text:p>00:00:00,178</text:p>
          </table:table-cell>
          <table:table-cell table:style-name="ce22" office:value-type="time" office:time-value="PT00H00M00.18S">
            <text:p>00:00:00,180</text:p>
          </table:table-cell>
          <table:table-cell table:style-name="ce22" office:value-type="time" office:time-value="PT00H00M00.17S">
            <text:p>00:00:00,170</text:p>
          </table:table-cell>
          <table:table-cell table:number-columns-repeated="2" table:style-name="ce22" office:value-type="time" office:time-value="PT00H00M00.18S">
            <text:p>00:00:00,18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198:.K198])/[.$B$3]" office:value-type="time" office:time-value="PT00H00M00.007154S">
            <text:p>00:00:00,007</text:p>
          </table:table-cell>
          <table:table-cell table:style-name="ce22" office:value-type="time" office:time-value="PT00H00M00.006825S">
            <text:p>00:00:00,007</text:p>
          </table:table-cell>
          <table:table-cell table:style-name="ce22" office:value-type="time" office:time-value="PT00H00M00.007345S">
            <text:p>00:00:00,007</text:p>
          </table:table-cell>
          <table:table-cell table:style-name="ce22" office:value-type="time" office:time-value="PT00H00M00.007318S">
            <text:p>00:00:00,007</text:p>
          </table:table-cell>
          <table:table-cell table:style-name="ce22" office:value-type="time" office:time-value="PT00H00M00.007126S">
            <text:p>00:00:00,007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2ares</text:p>
          </table:table-cell>
          <table:table-cell table:style-name="ce32" office:value-type="string">
            <text:p>elapsed</text:p>
          </table:table-cell>
          <table:table-cell table:formula="of:=SUM([.D199:.K199])/[.$B$3]" office:value-type="time" office:time-value="PT00H00M00.0818S">
            <text:p>00:00:00,082</text:p>
          </table:table-cell>
          <table:table-cell table:style-name="ce22" office:value-type="time" office:time-value="PT00H00M00.092792S">
            <text:p>00:00:00,093</text:p>
          </table:table-cell>
          <table:table-cell table:style-name="ce22" office:value-type="time" office:time-value="PT00H00M00.077643S">
            <text:p>00:00:00,078</text:p>
          </table:table-cell>
          <table:table-cell table:style-name="ce22" office:value-type="time" office:time-value="PT00H00M00.0753S">
            <text:p>00:00:00,075</text:p>
          </table:table-cell>
          <table:table-cell table:style-name="ce22" office:value-type="time" office:time-value="PT00H00M00.081463S">
            <text:p>00:00:00,081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00:.K200])/[.$B$3]" office:value-type="time" office:time-value="PT00H00M00.0225S">
            <text:p>00:00:00,023</text:p>
          </table:table-cell>
          <table:table-cell table:style-name="ce22" office:value-type="time" office:time-value="PT00H00M00.02S">
            <text:p>00:00:00,020</text:p>
          </table:table-cell>
          <table:table-cell table:style-name="ce22" office:value-type="time" office:time-value="PT00H00M00.03S">
            <text:p>00:00:00,030</text:p>
          </table:table-cell>
          <table:table-cell table:number-columns-repeated="2" table:style-name="ce22" office:value-type="time" office:time-value="PT00H00M00.02S">
            <text:p>00:00:00,02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01:.K201])/[.$B$3]" office:value-type="time" office:time-value="PT00H00M00.006203S">
            <text:p>00:00:00,006</text:p>
          </table:table-cell>
          <table:table-cell table:style-name="ce22" office:value-type="time" office:time-value="PT00H00M00.006246S">
            <text:p>00:00:00,006</text:p>
          </table:table-cell>
          <table:table-cell table:style-name="ce22" office:value-type="time" office:time-value="PT00H00M00.006266S">
            <text:p>00:00:00,006</text:p>
          </table:table-cell>
          <table:table-cell table:style-name="ce22" office:value-type="time" office:time-value="PT00H00M00.006176S">
            <text:p>00:00:00,006</text:p>
          </table:table-cell>
          <table:table-cell table:style-name="ce22" office:value-type="time" office:time-value="PT00H00M00.006123S">
            <text:p>00:00:00,006</text:p>
          </table:table-cell>
          <table:table-cell table:number-columns-repeated="9"/>
        </table:table-row>
        <table:table-row table:style-name="ro1">
          <table:table-cell office:value-type="string">
            <text:p>Q12b</text:p>
          </table:table-cell>
          <table:table-cell office:value-type="string">
            <text:p>elapsed</text:p>
          </table:table-cell>
          <table:table-cell table:formula="of:=SUM([.D202:.K202])/[.$B$3]" office:value-type="time" office:time-value="PT00H00M00.322306S">
            <text:p>00:00:00,322</text:p>
          </table:table-cell>
          <table:table-cell table:formula="of:=+[.D205]+[.D208]" office:value-type="time" office:time-value="PT00H00M00.299985S">
            <text:p>00:00:00,300</text:p>
          </table:table-cell>
          <table:table-cell table:formula="of:=+[.E205]+[.E208]" office:value-type="time" office:time-value="PT00H00M00.366444S">
            <text:p>00:00:00,366</text:p>
          </table:table-cell>
          <table:table-cell table:formula="of:=+[.F205]+[.F208]" office:value-type="time" office:time-value="PT00H00M00.308763S">
            <text:p>00:00:00,309</text:p>
          </table:table-cell>
          <table:table-cell table:formula="of:=+[.G205]+[.G208]" office:value-type="time" office:time-value="PT00H00M00.314033S">
            <text:p>00:00:00,3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03:.K203])/[.$B$3]" office:value-type="time" office:time-value="PT00H00M00.185S">
            <text:p>00:00:00,185</text:p>
          </table:table-cell>
          <table:table-cell table:formula="of:=+[.D206]+[.D209]" office:value-type="time" office:time-value="PT00H00M00.18S">
            <text:p>00:00:00,180</text:p>
          </table:table-cell>
          <table:table-cell table:formula="of:=+[.E206]+[.E209]" office:value-type="time" office:time-value="PT00H00M00.18S">
            <text:p>00:00:00,180</text:p>
          </table:table-cell>
          <table:table-cell table:formula="of:=+[.F206]+[.F209]" office:value-type="time" office:time-value="PT00H00M00.19S">
            <text:p>00:00:00,190</text:p>
          </table:table-cell>
          <table:table-cell table:formula="of:=+[.G206]+[.G209]" office:value-type="time" office:time-value="PT00H00M00.19S">
            <text:p>00:00:00,1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04:.K204])/[.$B$3]" office:value-type="time" office:time-value="PT00H00M00.013373S">
            <text:p>00:00:00,013</text:p>
          </table:table-cell>
          <table:table-cell table:formula="of:=+[.D207]+[.D210]" office:value-type="time" office:time-value="PT00H00M00.013148S">
            <text:p>00:00:00,013</text:p>
          </table:table-cell>
          <table:table-cell table:formula="of:=+[.E207]+[.E210]" office:value-type="time" office:time-value="PT00H00M00.013477S">
            <text:p>00:00:00,013</text:p>
          </table:table-cell>
          <table:table-cell table:formula="of:=+[.F207]+[.F210]" office:value-type="time" office:time-value="PT00H00M00.013473S">
            <text:p>00:00:00,013</text:p>
          </table:table-cell>
          <table:table-cell table:formula="of:=+[.G207]+[.G210]" office:value-type="time" office:time-value="PT00H00M00.013393S">
            <text:p>00:00:00,013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2btmp1</text:p>
          </table:table-cell>
          <table:table-cell table:style-name="ce32" office:value-type="string">
            <text:p>elapsed</text:p>
          </table:table-cell>
          <table:table-cell table:formula="of:=SUM([.D205:.K205])/[.$B$3]" office:value-type="time" office:time-value="PT00H00M00.246297S">
            <text:p>00:00:00,246</text:p>
          </table:table-cell>
          <table:table-cell table:style-name="ce22" office:value-type="time" office:time-value="PT00H00M00.223178S">
            <text:p>00:00:00,223</text:p>
          </table:table-cell>
          <table:table-cell table:style-name="ce22" office:value-type="time" office:time-value="PT00H00M00.30114S">
            <text:p>00:00:00,301</text:p>
          </table:table-cell>
          <table:table-cell table:style-name="ce22" office:value-type="time" office:time-value="PT00H00M00.2303S">
            <text:p>00:00:00,230</text:p>
          </table:table-cell>
          <table:table-cell table:style-name="ce22" office:value-type="time" office:time-value="PT00H00M00.230568S">
            <text:p>00:00:00,231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06:.K206])/[.$B$3]" office:value-type="time" office:time-value="PT00H00M00.1675S">
            <text:p>00:00:00,168</text:p>
          </table:table-cell>
          <table:table-cell table:style-name="ce22" office:value-type="time" office:time-value="PT00H00M00.16S">
            <text:p>00:00:00,160</text:p>
          </table:table-cell>
          <table:table-cell table:number-columns-repeated="3" table:style-name="ce22" office:value-type="time" office:time-value="PT00H00M00.17S">
            <text:p>00:00:00,1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07:.K207])/[.$B$3]" office:value-type="time" office:time-value="PT00H00M00.007219S">
            <text:p>00:00:00,007</text:p>
          </table:table-cell>
          <table:table-cell table:style-name="ce22" office:value-type="time" office:time-value="PT00H00M00.007159S">
            <text:p>00:00:00,007</text:p>
          </table:table-cell>
          <table:table-cell table:style-name="ce22" office:value-type="time" office:time-value="PT00H00M00.007103S">
            <text:p>00:00:00,007</text:p>
          </table:table-cell>
          <table:table-cell table:style-name="ce22" office:value-type="time" office:time-value="PT00H00M00.007304S">
            <text:p>00:00:00,007</text:p>
          </table:table-cell>
          <table:table-cell table:style-name="ce22" office:value-type="time" office:time-value="PT00H00M00.00731S">
            <text:p>00:00:00,007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2bres</text:p>
          </table:table-cell>
          <table:table-cell table:style-name="ce32" office:value-type="string">
            <text:p>elapsed</text:p>
          </table:table-cell>
          <table:table-cell table:formula="of:=SUM([.D208:.K208])/[.$B$3]" office:value-type="time" office:time-value="PT00H00M00.07601S">
            <text:p>00:00:00,076</text:p>
          </table:table-cell>
          <table:table-cell table:style-name="ce22" office:value-type="time" office:time-value="PT00H00M00.076807S">
            <text:p>00:00:00,077</text:p>
          </table:table-cell>
          <table:table-cell table:style-name="ce22" office:value-type="time" office:time-value="PT00H00M00.065304S">
            <text:p>00:00:00,065</text:p>
          </table:table-cell>
          <table:table-cell table:style-name="ce22" office:value-type="time" office:time-value="PT00H00M00.078463S">
            <text:p>00:00:00,078</text:p>
          </table:table-cell>
          <table:table-cell table:style-name="ce22" office:value-type="time" office:time-value="PT00H00M00.083465S">
            <text:p>00:00:00,083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09:.K209])/[.$B$3]" office:value-type="time" office:time-value="PT00H00M00.0175S">
            <text:p>00:00:00,018</text:p>
          </table:table-cell>
          <table:table-cell table:style-name="ce22" office:value-type="time" office:time-value="PT00H00M00.02S">
            <text:p>00:00:00,020</text:p>
          </table:table-cell>
          <table:table-cell table:style-name="ce22" office:value-type="time" office:time-value="PT00H00M00.01S">
            <text:p>00:00:00,010</text:p>
          </table:table-cell>
          <table:table-cell table:number-columns-repeated="2" table:style-name="ce22" office:value-type="time" office:time-value="PT00H00M00.02S">
            <text:p>00:00:00,02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10:.K210])/[.$B$3]" office:value-type="time" office:time-value="PT00H00M00.006154S">
            <text:p>00:00:00,006</text:p>
          </table:table-cell>
          <table:table-cell table:style-name="ce22" office:value-type="time" office:time-value="PT00H00M00.005989S">
            <text:p>00:00:00,006</text:p>
          </table:table-cell>
          <table:table-cell table:style-name="ce22" office:value-type="time" office:time-value="PT00H00M00.006374S">
            <text:p>00:00:00,006</text:p>
          </table:table-cell>
          <table:table-cell table:style-name="ce22" office:value-type="time" office:time-value="PT00H00M00.006169S">
            <text:p>00:00:00,006</text:p>
          </table:table-cell>
          <table:table-cell table:style-name="ce22" office:value-type="time" office:time-value="PT00H00M00.006083S">
            <text:p>00:00:00,006</text:p>
          </table:table-cell>
          <table:table-cell table:number-columns-repeated="9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211:.K211])/[.$B$3]" office:value-type="time" office:time-value="PT00H00M27.606807S">
            <text:p>00:00:27,607</text:p>
          </table:table-cell>
          <table:table-cell office:value-type="time" office:time-value="PT00H00M27.10437S">
            <text:p>00:00:27,104</text:p>
          </table:table-cell>
          <table:table-cell office:value-type="time" office:time-value="PT00H00M28.866399S">
            <text:p>00:00:28,866</text:p>
          </table:table-cell>
          <table:table-cell office:value-type="time" office:time-value="PT00H00M27.420643S">
            <text:p>00:00:27,421</text:p>
          </table:table-cell>
          <table:table-cell office:value-type="time" office:time-value="PT00H00M27.035817S">
            <text:p>00:00:27,0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12:.K212])/[.$B$3]" office:value-type="time" office:time-value="PT00H00M14.43S">
            <text:p>00:00:14,430</text:p>
          </table:table-cell>
          <table:table-cell office:value-type="time" office:time-value="PT00H00M14.19S">
            <text:p>00:00:14,190</text:p>
          </table:table-cell>
          <table:table-cell office:value-type="time" office:time-value="PT00H00M14.7S">
            <text:p>00:00:14,700</text:p>
          </table:table-cell>
          <table:table-cell office:value-type="time" office:time-value="PT00H00M14.51S">
            <text:p>00:00:14,510</text:p>
          </table:table-cell>
          <table:table-cell office:value-type="time" office:time-value="PT00H00M14.32S">
            <text:p>00:00:14,3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3:.K213])/[.$B$3]" office:value-type="time" office:time-value="PT00H00M00.059887S">
            <text:p>00:00:00,060</text:p>
          </table:table-cell>
          <table:table-cell office:value-type="time" office:time-value="PT00H00M00.057106S">
            <text:p>00:00:00,057</text:p>
          </table:table-cell>
          <table:table-cell office:value-type="time" office:time-value="PT00H00M00.07516S">
            <text:p>00:00:00,075</text:p>
          </table:table-cell>
          <table:table-cell office:value-type="time" office:time-value="PT00H00M00.054702S">
            <text:p>00:00:00,055</text:p>
          </table:table-cell>
          <table:table-cell office:value-type="time" office:time-value="PT00H00M00.052579S">
            <text:p>00:00:00,053</text:p>
          </table:table-cell>
          <table:table-cell table:number-columns-repeated="9"/>
        </table:table-row>
        <table:table-row table:style-name="ro1">
          <table:table-cell office:value-type="string">
            <text:p>Q13a</text:p>
          </table:table-cell>
          <table:table-cell office:value-type="string">
            <text:p>elapsed</text:p>
          </table:table-cell>
          <table:table-cell table:formula="of:=SUM([.D214:.K214])/[.$B$3]" office:value-type="time" office:time-value="PT00H00M03.018776S">
            <text:p>00:00:03,019</text:p>
          </table:table-cell>
          <table:table-cell office:value-type="time" office:time-value="PT00H00M02.989757S">
            <text:p>00:00:02,990</text:p>
          </table:table-cell>
          <table:table-cell office:value-type="time" office:time-value="PT00H00M03.022323S">
            <text:p>00:00:03,022</text:p>
          </table:table-cell>
          <table:table-cell office:value-type="time" office:time-value="PT00H00M03.066047S">
            <text:p>00:00:03,066</text:p>
          </table:table-cell>
          <table:table-cell office:value-type="time" office:time-value="PT00H00M02.996976S">
            <text:p>00:00:02,9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15:.K215])/[.$B$3]" office:value-type="time" office:time-value="PT00H00M02.875S">
            <text:p>00:00:02,875</text:p>
          </table:table-cell>
          <table:table-cell office:value-type="time" office:time-value="PT00H00M02.85S">
            <text:p>00:00:02,850</text:p>
          </table:table-cell>
          <table:table-cell office:value-type="time" office:time-value="PT00H00M02.88S">
            <text:p>00:00:02,880</text:p>
          </table:table-cell>
          <table:table-cell office:value-type="time" office:time-value="PT00H00M02.9S">
            <text:p>00:00:02,900</text:p>
          </table:table-cell>
          <table:table-cell office:value-type="time" office:time-value="PT00H00M02.87S">
            <text:p>00:00:02,8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6:.K216])/[.$B$3]" office:value-type="time" office:time-value="PT00H00M00.059104S">
            <text:p>00:00:00,059</text:p>
          </table:table-cell>
          <table:table-cell office:value-type="time" office:time-value="PT00H00M00.054961S">
            <text:p>00:00:00,055</text:p>
          </table:table-cell>
          <table:table-cell office:value-type="time" office:time-value="PT00H00M00.065187S">
            <text:p>00:00:00,065</text:p>
          </table:table-cell>
          <table:table-cell office:value-type="time" office:time-value="PT00H00M00.070369S">
            <text:p>00:00:00,070</text:p>
          </table:table-cell>
          <table:table-cell office:value-type="time" office:time-value="PT00H00M00.0459S">
            <text:p>00:00:00,046</text:p>
          </table:table-cell>
          <table:table-cell table:number-columns-repeated="9"/>
        </table:table-row>
        <table:table-row table:style-name="ro1">
          <table:table-cell office:value-type="string">
            <text:p>Q13b</text:p>
          </table:table-cell>
          <table:table-cell office:value-type="string">
            <text:p>elapsed</text:p>
          </table:table-cell>
          <table:table-cell table:formula="of:=SUM([.D217:.K217])/[.$B$3]" office:value-type="time" office:time-value="PT00H00M07.229915S">
            <text:p>00:00:07,230</text:p>
          </table:table-cell>
          <table:table-cell office:value-type="time" office:time-value="PT00H00M07.193095S">
            <text:p>00:00:07,193</text:p>
          </table:table-cell>
          <table:table-cell office:value-type="time" office:time-value="PT00H00M07.275714S">
            <text:p>00:00:07,276</text:p>
          </table:table-cell>
          <table:table-cell office:value-type="time" office:time-value="PT00H00M07.259225S">
            <text:p>00:00:07,259</text:p>
          </table:table-cell>
          <table:table-cell office:value-type="time" office:time-value="PT00H00M07.191626S">
            <text:p>00:00:07,1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18:.K218])/[.$B$3]" office:value-type="time" office:time-value="PT00H00M06.765S">
            <text:p>00:00:06,765</text:p>
          </table:table-cell>
          <table:table-cell office:value-type="time" office:time-value="PT00H00M06.97S">
            <text:p>00:00:06,970</text:p>
          </table:table-cell>
          <table:table-cell office:value-type="time" office:time-value="PT00H00M06.19S">
            <text:p>00:00:06,190</text:p>
          </table:table-cell>
          <table:table-cell office:value-type="time" office:time-value="PT00H00M06.98S">
            <text:p>00:00:06,980</text:p>
          </table:table-cell>
          <table:table-cell office:value-type="time" office:time-value="PT00H00M06.92S">
            <text:p>00:00:06,9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9:.K219])/[.$B$3]" office:value-type="time" office:time-value="PT00H00M00.064521S">
            <text:p>00:00:00,065</text:p>
          </table:table-cell>
          <table:table-cell office:value-type="time" office:time-value="PT00H00M00.066465S">
            <text:p>00:00:00,066</text:p>
          </table:table-cell>
          <table:table-cell office:value-type="time" office:time-value="PT00H00M00.075706S">
            <text:p>00:00:00,076</text:p>
          </table:table-cell>
          <table:table-cell office:value-type="time" office:time-value="PT00H00M00.048704S">
            <text:p>00:00:00,049</text:p>
          </table:table-cell>
          <table:table-cell office:value-type="time" office:time-value="PT00H00M00.06721S">
            <text:p>00:00:00,067</text:p>
          </table:table-cell>
          <table:table-cell table:number-columns-repeated="9"/>
        </table:table-row>
        <table:table-row table:style-name="ro1">
          <table:table-cell office:value-type="string">
            <text:p>Q13c</text:p>
          </table:table-cell>
          <table:table-cell office:value-type="string">
            <text:p>elapsed</text:p>
          </table:table-cell>
          <table:table-cell table:formula="of:=SUM([.D220:.K220])/[.$B$3]" office:value-type="time" office:time-value="PT00H00M18.176059S">
            <text:p>00:00:18,176</text:p>
          </table:table-cell>
          <table:table-cell office:value-type="time" office:time-value="PT00H00M15.334478S">
            <text:p>00:00:15,334</text:p>
          </table:table-cell>
          <table:table-cell office:value-type="time" office:time-value="PT00H00M26.938027S">
            <text:p>00:00:26,938</text:p>
          </table:table-cell>
          <table:table-cell office:value-type="time" office:time-value="PT00H00M15.722038S">
            <text:p>00:00:15,722</text:p>
          </table:table-cell>
          <table:table-cell office:value-type="time" office:time-value="PT00H00M14.709691S">
            <text:p>00:00:14,7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21:.K221])/[.$B$3]" office:value-type="time" office:time-value="PT00H00M14.745S">
            <text:p>00:00:14,745</text:p>
          </table:table-cell>
          <table:table-cell office:value-type="time" office:time-value="PT00H00M14.62S">
            <text:p>00:00:14,620</text:p>
          </table:table-cell>
          <table:table-cell office:value-type="time" office:time-value="PT00H00M14.98S">
            <text:p>00:00:14,980</text:p>
          </table:table-cell>
          <table:table-cell office:value-type="time" office:time-value="PT00H00M14.83S">
            <text:p>00:00:14,830</text:p>
          </table:table-cell>
          <table:table-cell office:value-type="time" office:time-value="PT00H00M14.55S">
            <text:p>00:00:14,5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22:.K222])/[.$B$3]" office:value-type="time" office:time-value="PT00H00M00.115411S">
            <text:p>00:00:00,115</text:p>
          </table:table-cell>
          <table:table-cell office:value-type="time" office:time-value="PT00H00M00.076365S">
            <text:p>00:00:00,076</text:p>
          </table:table-cell>
          <table:table-cell office:value-type="time" office:time-value="PT00H00M00.054068S">
            <text:p>00:00:00,054</text:p>
          </table:table-cell>
          <table:table-cell office:value-type="time" office:time-value="PT00H00M00.255809S">
            <text:p>00:00:00,256</text:p>
          </table:table-cell>
          <table:table-cell office:value-type="time" office:time-value="PT00H00M00.075402S">
            <text:p>00:00:00,075</text:p>
          </table:table-cell>
          <table:table-cell table:number-columns-repeated="9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223:.K223])/[.$B$3]" office:value-type="time" office:time-value="PT00H00M02.55884S">
            <text:p>00:00:02,559</text:p>
          </table:table-cell>
          <table:table-cell office:value-type="time" office:time-value="PT00H00M02.534033S">
            <text:p>00:00:02,534</text:p>
          </table:table-cell>
          <table:table-cell office:value-type="time" office:time-value="PT00H00M02.600351S">
            <text:p>00:00:02,600</text:p>
          </table:table-cell>
          <table:table-cell office:value-type="time" office:time-value="PT00H00M02.567135S">
            <text:p>00:00:02,567</text:p>
          </table:table-cell>
          <table:table-cell office:value-type="time" office:time-value="PT00H00M02.533839S">
            <text:p>00:00:02,53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24:.K224])/[.$B$3]" office:value-type="time" office:time-value="PT00H00M02.45S">
            <text:p>00:00:02,450</text:p>
          </table:table-cell>
          <table:table-cell table:number-columns-repeated="2" office:value-type="time" office:time-value="PT00H00M02.44S">
            <text:p>00:00:02,440</text:p>
          </table:table-cell>
          <table:table-cell office:value-type="time" office:time-value="PT00H00M02.48S">
            <text:p>00:00:02,480</text:p>
          </table:table-cell>
          <table:table-cell office:value-type="time" office:time-value="PT00H00M02.44S">
            <text:p>00:00:02,4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25:.K225])/[.$B$3]" office:value-type="time" office:time-value="PT00H00M00.035102S">
            <text:p>00:00:00,035</text:p>
          </table:table-cell>
          <table:table-cell office:value-type="time" office:time-value="PT00H00M00.028208S">
            <text:p>00:00:00,028</text:p>
          </table:table-cell>
          <table:table-cell office:value-type="time" office:time-value="PT00H00M00.03937S">
            <text:p>00:00:00,039</text:p>
          </table:table-cell>
          <table:table-cell office:value-type="time" office:time-value="PT00H00M00.034752S">
            <text:p>00:00:00,035</text:p>
          </table:table-cell>
          <table:table-cell office:value-type="time" office:time-value="PT00H00M00.038077S">
            <text:p>00:00:00,038</text:p>
          </table:table-cell>
          <table:table-cell table:number-columns-repeated="9"/>
        </table:table-row>
        <table:table-row table:style-name="ro1">
          <table:table-cell office:value-type="string">
            <text:p>Q14a</text:p>
          </table:table-cell>
          <table:table-cell office:value-type="string">
            <text:p>elapsed</text:p>
          </table:table-cell>
          <table:table-cell table:formula="of:=SUM([.D226:.K226])/[.$B$3]" office:value-type="time" office:time-value="PT00H00M07.353035S">
            <text:p>00:00:07,353</text:p>
          </table:table-cell>
          <table:table-cell office:value-type="time" office:time-value="PT00H00M13.787715S">
            <text:p>00:00:13,788</text:p>
          </table:table-cell>
          <table:table-cell office:value-type="time" office:time-value="PT00H00M09.455052S">
            <text:p>00:00:09,455</text:p>
          </table:table-cell>
          <table:table-cell office:value-type="time" office:time-value="PT00H00M03.360412S">
            <text:p>00:00:03,360</text:p>
          </table:table-cell>
          <table:table-cell office:value-type="time" office:time-value="PT00H00M02.808962S">
            <text:p>00:00:02,8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27:.K227])/[.$B$3]" office:value-type="time" office:time-value="PT00H00M02.585S">
            <text:p>00:00:02,585</text:p>
          </table:table-cell>
          <table:table-cell office:value-type="time" office:time-value="PT00H00M02.75S">
            <text:p>00:00:02,750</text:p>
          </table:table-cell>
          <table:table-cell office:value-type="time" office:time-value="PT00H00M02.65S">
            <text:p>00:00:02,650</text:p>
          </table:table-cell>
          <table:table-cell office:value-type="time" office:time-value="PT00H00M02.5S">
            <text:p>00:00:02,500</text:p>
          </table:table-cell>
          <table:table-cell office:value-type="time" office:time-value="PT00H00M02.44S">
            <text:p>00:00:02,4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28:.K228])/[.$B$3]" office:value-type="time" office:time-value="PT00H00M00.095017S">
            <text:p>00:00:00,095</text:p>
          </table:table-cell>
          <table:table-cell office:value-type="time" office:time-value="PT00H00M00.036561S">
            <text:p>00:00:00,037</text:p>
          </table:table-cell>
          <table:table-cell office:value-type="time" office:time-value="PT00H00M00.271115S">
            <text:p>00:00:00,271</text:p>
          </table:table-cell>
          <table:table-cell office:value-type="time" office:time-value="PT00H00M00.033933S">
            <text:p>00:00:00,034</text:p>
          </table:table-cell>
          <table:table-cell office:value-type="time" office:time-value="PT00H00M00.03846S">
            <text:p>00:00:00,038</text:p>
          </table:table-cell>
          <table:table-cell table:number-columns-repeated="9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229:.K229])/[.$B$3]" office:value-type="time" office:time-value="PT00H00M00.632079S">
            <text:p>00:00:00,632</text:p>
          </table:table-cell>
          <table:table-cell office:value-type="time" office:time-value="PT00H00M00.619506S">
            <text:p>00:00:00,620</text:p>
          </table:table-cell>
          <table:table-cell office:value-type="time" office:time-value="PT00H00M00.636226S">
            <text:p>00:00:00,636</text:p>
          </table:table-cell>
          <table:table-cell office:value-type="time" office:time-value="PT00H00M00.65304S">
            <text:p>00:00:00,653</text:p>
          </table:table-cell>
          <table:table-cell office:value-type="time" office:time-value="PT00H00M00.619544S">
            <text:p>00:00:00,6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30:.K230])/[.$B$3]" office:value-type="time" office:time-value="PT00H00M00.505S">
            <text:p>00:00:00,505</text:p>
          </table:table-cell>
          <table:table-cell table:number-columns-repeated="2" office:value-type="time" office:time-value="PT00H00M00.51S">
            <text:p>00:00:00,510</text:p>
          </table:table-cell>
          <table:table-cell table:number-columns-repeated="2" office:value-type="time" office:time-value="PT00H00M00.5S">
            <text:p>00:00:00,5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31:.K231])/[.$B$3]" office:value-type="time" office:time-value="PT00H00M00.127432S">
            <text:p>00:00:00,127</text:p>
          </table:table-cell>
          <table:table-cell office:value-type="time" office:time-value="PT00H00M00.027781S">
            <text:p>00:00:00,028</text:p>
          </table:table-cell>
          <table:table-cell office:value-type="time" office:time-value="PT00H00M00.03825S">
            <text:p>00:00:00,038</text:p>
          </table:table-cell>
          <table:table-cell office:value-type="time" office:time-value="PT00H00M00.41139S">
            <text:p>00:00:00,411</text:p>
          </table:table-cell>
          <table:table-cell office:value-type="time" office:time-value="PT00H00M00.032308S">
            <text:p>00:00:00,032</text:p>
          </table:table-cell>
          <table:table-cell table:number-columns-repeated="9"/>
        </table:table-row>
        <table:table-row table:style-name="ro1">
          <table:table-cell office:value-type="string">
            <text:p>Q15a</text:p>
          </table:table-cell>
          <table:table-cell office:value-type="string">
            <text:p>elapsed</text:p>
          </table:table-cell>
          <table:table-cell table:formula="of:=SUM([.D232:.K232])/[.$B$3]" office:value-type="time" office:time-value="PT00H00M01.455287S">
            <text:p>00:00:01,455</text:p>
          </table:table-cell>
          <table:table-cell office:value-type="time" office:time-value="PT00H00M01.430674S">
            <text:p>00:00:01,431</text:p>
          </table:table-cell>
          <table:table-cell office:value-type="time" office:time-value="PT00H00M01.488933S">
            <text:p>00:00:01,489</text:p>
          </table:table-cell>
          <table:table-cell office:value-type="time" office:time-value="PT00H00M01.462914S">
            <text:p>00:00:01,463</text:p>
          </table:table-cell>
          <table:table-cell office:value-type="time" office:time-value="PT00H00M01.438626S">
            <text:p>00:00:01,4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33:.K233])/[.$B$3]" office:value-type="time" office:time-value="PT00H00M01.325S">
            <text:p>00:00:01,325</text:p>
          </table:table-cell>
          <table:table-cell office:value-type="time" office:time-value="PT00H00M01.31S">
            <text:p>00:00:01,310</text:p>
          </table:table-cell>
          <table:table-cell office:value-type="time" office:time-value="PT00H00M01.34S">
            <text:p>00:00:01,340</text:p>
          </table:table-cell>
          <table:table-cell office:value-type="time" office:time-value="PT00H00M01.33S">
            <text:p>00:00:01,330</text:p>
          </table:table-cell>
          <table:table-cell office:value-type="time" office:time-value="PT00H00M01.32S">
            <text:p>00:00:01,3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34:.K234])/[.$B$3]" office:value-type="time" office:time-value="PT00H00M00.051112S">
            <text:p>00:00:00,051</text:p>
          </table:table-cell>
          <table:table-cell office:value-type="time" office:time-value="PT00H00M00.037442S">
            <text:p>00:00:00,037</text:p>
          </table:table-cell>
          <table:table-cell office:value-type="time" office:time-value="PT00H00M00.063397S">
            <text:p>00:00:00,063</text:p>
          </table:table-cell>
          <table:table-cell office:value-type="time" office:time-value="PT00H00M00.050993S">
            <text:p>00:00:00,051</text:p>
          </table:table-cell>
          <table:table-cell office:value-type="time" office:time-value="PT00H00M00.052617S">
            <text:p>00:00:00,053</text:p>
          </table:table-cell>
          <table:table-cell table:number-columns-repeated="9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235:.K235])/[.$B$3]" office:value-type="time" office:time-value="PT00H00M01.507656S">
            <text:p>00:00:01,508</text:p>
          </table:table-cell>
          <table:table-cell table:formula="of:=+[.D238]+[.D241]+[.D244]" office:value-type="time" office:time-value="PT00H00M01.465635S">
            <text:p>00:00:01,466</text:p>
          </table:table-cell>
          <table:table-cell table:formula="of:=+[.E238]+[.E241]+[.E244]" office:value-type="time" office:time-value="PT00H00M01.714039S">
            <text:p>00:00:01,714</text:p>
          </table:table-cell>
          <table:table-cell table:formula="of:=+[.F238]+[.F241]+[.F244]" office:value-type="time" office:time-value="PT00H00M01.45622S">
            <text:p>00:00:01,456</text:p>
          </table:table-cell>
          <table:table-cell table:formula="of:=+[.G238]+[.G241]+[.G244]" office:value-type="time" office:time-value="PT00H00M01.394731S">
            <text:p>00:00:01,3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36:.K236])/[.$B$3]" office:value-type="time" office:time-value="PT00H00M00.89S">
            <text:p>00:00:00,890</text:p>
          </table:table-cell>
          <table:table-cell table:formula="of:=+[.D239]+[.D242]+[.D245]" office:value-type="time" office:time-value="PT00H00M00.86S">
            <text:p>00:00:00,860</text:p>
          </table:table-cell>
          <table:table-cell table:formula="of:=+[.E239]+[.E242]+[.E245]" office:value-type="time" office:time-value="PT00H00M00.89S">
            <text:p>00:00:00,890</text:p>
          </table:table-cell>
          <table:table-cell table:formula="of:=+[.F239]+[.F242]+[.F245]" office:value-type="time" office:time-value="PT00H00M00.92S">
            <text:p>00:00:00,920</text:p>
          </table:table-cell>
          <table:table-cell table:formula="of:=+[.G239]+[.G242]+[.G245]" office:value-type="time" office:time-value="PT00H00M00.89S">
            <text:p>00:00:00,8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37:.K237])/[.$B$3]" office:value-type="time" office:time-value="PT00H00M00.262615S">
            <text:p>00:00:00,263</text:p>
          </table:table-cell>
          <table:table-cell table:formula="of:=+[.D240]+[.D243]+[.D246]" office:value-type="time" office:time-value="PT00H00M00.277333S">
            <text:p>00:00:00,277</text:p>
          </table:table-cell>
          <table:table-cell table:formula="of:=+[.E240]+[.E243]+[.E246]" office:value-type="time" office:time-value="PT00H00M00.22088S">
            <text:p>00:00:00,221</text:p>
          </table:table-cell>
          <table:table-cell table:formula="of:=+[.F240]+[.F243]+[.F246]" office:value-type="time" office:time-value="PT00H00M00.297927S">
            <text:p>00:00:00,298</text:p>
          </table:table-cell>
          <table:table-cell table:formula="of:=+[.G240]+[.G243]+[.G246]" office:value-type="time" office:time-value="PT00H00M00.254319S">
            <text:p>00:00:00,254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6tmp1</text:p>
          </table:table-cell>
          <table:table-cell table:style-name="ce32" office:value-type="string">
            <text:p>elapsed</text:p>
          </table:table-cell>
          <table:table-cell table:formula="of:=SUM([.D238:.K238])/[.$B$3]" office:value-type="time" office:time-value="PT00H00M00.32555S">
            <text:p>00:00:00,326</text:p>
          </table:table-cell>
          <table:table-cell office:value-type="time" office:time-value="PT00H00M00.327992S">
            <text:p>00:00:00,328</text:p>
          </table:table-cell>
          <table:table-cell table:style-name="ce22" office:value-type="time" office:time-value="PT00H00M00.351755S">
            <text:p>00:00:00,352</text:p>
          </table:table-cell>
          <table:table-cell office:value-type="time" office:time-value="PT00H00M00.32788S">
            <text:p>00:00:00,328</text:p>
          </table:table-cell>
          <table:table-cell table:style-name="ce22" office:value-type="time" office:time-value="PT00H00M00.294572S">
            <text:p>00:00:00,295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39:.K239])/[.$B$3]" office:value-type="time" office:time-value="PT00H00M00.1225S">
            <text:p>00:00:00,123</text:p>
          </table:table-cell>
          <table:table-cell office:value-type="time" office:time-value="PT00H00M00.12S">
            <text:p>00:00:00,120</text:p>
          </table:table-cell>
          <table:table-cell table:style-name="ce22" office:value-type="time" office:time-value="PT00H00M00.12S">
            <text:p>00:00:00,120</text:p>
          </table:table-cell>
          <table:table-cell office:value-type="time" office:time-value="PT00H00M00.13S">
            <text:p>00:00:00,130</text:p>
          </table:table-cell>
          <table:table-cell table:style-name="ce22" office:value-type="time" office:time-value="PT00H00M00.12S">
            <text:p>00:00:00,12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40:.K240])/[.$B$3]" office:value-type="time" office:time-value="PT00H00M00.123924S">
            <text:p>00:00:00,124</text:p>
          </table:table-cell>
          <table:table-cell office:value-type="time" office:time-value="PT00H00M00.116814S">
            <text:p>00:00:00,117</text:p>
          </table:table-cell>
          <table:table-cell table:style-name="ce22" office:value-type="time" office:time-value="PT00H00M00.142812S">
            <text:p>00:00:00,143</text:p>
          </table:table-cell>
          <table:table-cell office:value-type="time" office:time-value="PT00H00M00.131572S">
            <text:p>00:00:00,132</text:p>
          </table:table-cell>
          <table:table-cell table:style-name="ce22" office:value-type="time" office:time-value="PT00H00M00.104498S">
            <text:p>00:00:00,104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6tmp2</text:p>
          </table:table-cell>
          <table:table-cell table:style-name="ce32" office:value-type="string">
            <text:p>elapsed</text:p>
          </table:table-cell>
          <table:table-cell table:formula="of:=SUM([.D241:.K241])/[.$B$3]" office:value-type="time" office:time-value="PT00H00M00.343798S">
            <text:p>00:00:00,344</text:p>
          </table:table-cell>
          <table:table-cell office:value-type="time" office:time-value="PT00H00M00.319006S">
            <text:p>00:00:00,319</text:p>
          </table:table-cell>
          <table:table-cell table:style-name="ce22" office:value-type="time" office:time-value="PT00H00M00.435615S">
            <text:p>00:00:00,436</text:p>
          </table:table-cell>
          <table:table-cell office:value-type="time" office:time-value="PT00H00M00.318758S">
            <text:p>00:00:00,319</text:p>
          </table:table-cell>
          <table:table-cell table:style-name="ce22" office:value-type="time" office:time-value="PT00H00M00.301811S">
            <text:p>00:00:00,302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42:.K242])/[.$B$3]" office:value-type="time" office:time-value="PT00H00M00.125S">
            <text:p>00:00:00,125</text:p>
          </table:table-cell>
          <table:table-cell office:value-type="time" office:time-value="PT00H00M00.12S">
            <text:p>00:00:00,120</text:p>
          </table:table-cell>
          <table:table-cell table:style-name="ce22" office:value-type="time" office:time-value="PT00H00M00.13S">
            <text:p>00:00:00,130</text:p>
          </table:table-cell>
          <table:table-cell office:value-type="time" office:time-value="PT00H00M00.13S">
            <text:p>00:00:00,130</text:p>
          </table:table-cell>
          <table:table-cell table:style-name="ce22" office:value-type="time" office:time-value="PT00H00M00.12S">
            <text:p>00:00:00,12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43:.K243])/[.$B$3]" office:value-type="time" office:time-value="PT00H00M00.082S">
            <text:p>00:00:00,082</text:p>
          </table:table-cell>
          <table:table-cell office:value-type="time" office:time-value="PT00H00M00.109134S">
            <text:p>00:00:00,109</text:p>
          </table:table-cell>
          <table:table-cell table:style-name="ce22" office:value-type="time" office:time-value="PT00H00M00.016511S">
            <text:p>00:00:00,017</text:p>
          </table:table-cell>
          <table:table-cell office:value-type="time" office:time-value="PT00H00M00.109633S">
            <text:p>00:00:00,110</text:p>
          </table:table-cell>
          <table:table-cell table:style-name="ce22" office:value-type="time" office:time-value="PT00H00M00.092723S">
            <text:p>00:00:00,093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6res</text:p>
          </table:table-cell>
          <table:table-cell table:style-name="ce32" office:value-type="string">
            <text:p>elapsed</text:p>
          </table:table-cell>
          <table:table-cell table:formula="of:=SUM([.D244:.K244])/[.$B$3]" office:value-type="time" office:time-value="PT00H00M00.838309S">
            <text:p>00:00:00,838</text:p>
          </table:table-cell>
          <table:table-cell office:value-type="time" office:time-value="PT00H00M00.818637S">
            <text:p>00:00:00,819</text:p>
          </table:table-cell>
          <table:table-cell office:value-type="time" office:time-value="PT00H00M00.926669S">
            <text:p>00:00:00,927</text:p>
          </table:table-cell>
          <table:table-cell office:value-type="time" office:time-value="PT00H00M00.809582S">
            <text:p>00:00:00,810</text:p>
          </table:table-cell>
          <table:table-cell table:style-name="ce22" office:value-type="time" office:time-value="PT00H00M00.798348S">
            <text:p>00:00:00,798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45:.K245])/[.$B$3]" office:value-type="time" office:time-value="PT00H00M00.6425S">
            <text:p>00:00:00,643</text:p>
          </table:table-cell>
          <table:table-cell office:value-type="time" office:time-value="PT00H00M00.62S">
            <text:p>00:00:00,620</text:p>
          </table:table-cell>
          <table:table-cell office:value-type="time" office:time-value="PT00H00M00.64S">
            <text:p>00:00:00,640</text:p>
          </table:table-cell>
          <table:table-cell office:value-type="time" office:time-value="PT00H00M00.66S">
            <text:p>00:00:00,660</text:p>
          </table:table-cell>
          <table:table-cell table:style-name="ce22" office:value-type="time" office:time-value="PT00H00M00.65S">
            <text:p>00:00:00,65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46:.K246])/[.$B$3]" office:value-type="time" office:time-value="PT00H00M00.056691S">
            <text:p>00:00:00,057</text:p>
          </table:table-cell>
          <table:table-cell office:value-type="time" office:time-value="PT00H00M00.051385S">
            <text:p>00:00:00,051</text:p>
          </table:table-cell>
          <table:table-cell office:value-type="time" office:time-value="PT00H00M00.061557S">
            <text:p>00:00:00,062</text:p>
          </table:table-cell>
          <table:table-cell office:value-type="time" office:time-value="PT00H00M00.056722S">
            <text:p>00:00:00,057</text:p>
          </table:table-cell>
          <table:table-cell table:style-name="ce22" office:value-type="time" office:time-value="PT00H00M00.057098S">
            <text:p>00:00:00,057</text:p>
          </table:table-cell>
          <table:table-cell table:number-columns-repeated="9"/>
        </table:table-row>
        <table:table-row table:style-name="ro1">
          <table:table-cell office:value-type="string">
            <text:p>Q16a</text:p>
          </table:table-cell>
          <table:table-cell office:value-type="string">
            <text:p>elapsed</text:p>
          </table:table-cell>
          <table:table-cell table:formula="of:=SUM([.D247:.K247])/[.$B$3]" office:value-type="time" office:time-value="PT00H00M01.413452S">
            <text:p>00:00:01,413</text:p>
          </table:table-cell>
          <table:table-cell table:formula="of:=+[.D250]+[.D253]+[.D256]" office:value-type="time" office:time-value="PT00H00M01.396979S">
            <text:p>00:00:01,397</text:p>
          </table:table-cell>
          <table:table-cell table:formula="of:=+[.E250]+[.E253]+[.E256]" office:value-type="time" office:time-value="PT00H00M01.529047S">
            <text:p>00:00:01,529</text:p>
          </table:table-cell>
          <table:table-cell table:formula="of:=+[.F250]+[.F253]+[.F256]" office:value-type="time" office:time-value="PT00H00M01.406455S">
            <text:p>00:00:01,406</text:p>
          </table:table-cell>
          <table:table-cell table:formula="of:=+[.G250]+[.G253]+[.G256]" office:value-type="time" office:time-value="PT00H00M01.321326S">
            <text:p>00:00:01,3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48:.K248])/[.$B$3]" office:value-type="time" office:time-value="PT00H00M00.865S">
            <text:p>00:00:00,865</text:p>
          </table:table-cell>
          <table:table-cell table:formula="of:=+[.D251]+[.D254]+[.D257]" office:value-type="time" office:time-value="PT00H00M00.83S">
            <text:p>00:00:00,830</text:p>
          </table:table-cell>
          <table:table-cell table:formula="of:=+[.E251]+[.E254]+[.E257]" office:value-type="time" office:time-value="PT00H00M00.89S">
            <text:p>00:00:00,890</text:p>
          </table:table-cell>
          <table:table-cell table:formula="of:=+[.F251]+[.F254]+[.F257]" office:value-type="time" office:time-value="PT00H00M00.88S">
            <text:p>00:00:00,880</text:p>
          </table:table-cell>
          <table:table-cell table:formula="of:=+[.G251]+[.G254]+[.G257]" office:value-type="time" office:time-value="PT00H00M00.86S">
            <text:p>00:00:00,8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49:.K249])/[.$B$3]" office:value-type="time" office:time-value="PT00H00M00.35681S">
            <text:p>00:00:00,357</text:p>
          </table:table-cell>
          <table:table-cell table:formula="of:=+[.D252]+[.D255]+[.D258]" office:value-type="time" office:time-value="PT00H00M00.684798S">
            <text:p>00:00:00,685</text:p>
          </table:table-cell>
          <table:table-cell table:formula="of:=+[.E252]+[.E255]+[.E258]" office:value-type="time" office:time-value="PT00H00M00.206582S">
            <text:p>00:00:00,207</text:p>
          </table:table-cell>
          <table:table-cell table:formula="of:=+[.F252]+[.F255]+[.F258]" office:value-type="time" office:time-value="PT00H00M00.296448S">
            <text:p>00:00:00,296</text:p>
          </table:table-cell>
          <table:table-cell table:formula="of:=+[.G252]+[.G255]+[.G258]" office:value-type="time" office:time-value="PT00H00M00.239411S">
            <text:p>00:00:00,239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6tmp1</text:p>
          </table:table-cell>
          <table:table-cell table:style-name="ce32" office:value-type="string">
            <text:p>elapsed</text:p>
          </table:table-cell>
          <table:table-cell table:formula="of:=SUM([.D250:.K250])/[.$B$3]" office:value-type="time" office:time-value="PT00H00M00.32555S">
            <text:p>00:00:00,326</text:p>
          </table:table-cell>
          <table:table-cell table:style-name="ce22" table:formula="of:=[.D238]" office:value-type="time" office:time-value="PT00H00M00.327992S">
            <text:p>00:00:00,328</text:p>
          </table:table-cell>
          <table:table-cell table:style-name="ce22" table:formula="of:=[.E238]" office:value-type="time" office:time-value="PT00H00M00.351755S">
            <text:p>00:00:00,352</text:p>
          </table:table-cell>
          <table:table-cell table:style-name="ce22" table:formula="of:=[.F238]" office:value-type="time" office:time-value="PT00H00M00.32788S">
            <text:p>00:00:00,328</text:p>
          </table:table-cell>
          <table:table-cell table:style-name="ce22" table:formula="of:=[.G238]" office:value-type="time" office:time-value="PT00H00M00.294572S">
            <text:p>00:00:00,295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51:.K251])/[.$B$3]" office:value-type="time" office:time-value="PT00H00M00.1225S">
            <text:p>00:00:00,123</text:p>
          </table:table-cell>
          <table:table-cell table:style-name="ce22" table:formula="of:=[.D239]" office:value-type="time" office:time-value="PT00H00M00.12S">
            <text:p>00:00:00,120</text:p>
          </table:table-cell>
          <table:table-cell table:style-name="ce22" table:formula="of:=[.E239]" office:value-type="time" office:time-value="PT00H00M00.12S">
            <text:p>00:00:00,120</text:p>
          </table:table-cell>
          <table:table-cell table:style-name="ce22" table:formula="of:=[.F239]" office:value-type="time" office:time-value="PT00H00M00.13S">
            <text:p>00:00:00,130</text:p>
          </table:table-cell>
          <table:table-cell table:style-name="ce22" table:formula="of:=[.G239]" office:value-type="time" office:time-value="PT00H00M00.12S">
            <text:p>00:00:00,12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52:.K252])/[.$B$3]" office:value-type="time" office:time-value="PT00H00M00.123924S">
            <text:p>00:00:00,124</text:p>
          </table:table-cell>
          <table:table-cell table:style-name="ce22" table:formula="of:=[.D240]" office:value-type="time" office:time-value="PT00H00M00.116814S">
            <text:p>00:00:00,117</text:p>
          </table:table-cell>
          <table:table-cell table:style-name="ce22" table:formula="of:=[.E240]" office:value-type="time" office:time-value="PT00H00M00.142812S">
            <text:p>00:00:00,143</text:p>
          </table:table-cell>
          <table:table-cell table:style-name="ce22" table:formula="of:=[.F240]" office:value-type="time" office:time-value="PT00H00M00.131572S">
            <text:p>00:00:00,132</text:p>
          </table:table-cell>
          <table:table-cell table:style-name="ce22" table:formula="of:=[.G240]" office:value-type="time" office:time-value="PT00H00M00.104498S">
            <text:p>00:00:00,104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6tmp2</text:p>
          </table:table-cell>
          <table:table-cell table:style-name="ce32" office:value-type="string">
            <text:p>elapsed</text:p>
          </table:table-cell>
          <table:table-cell table:formula="of:=SUM([.D253:.K253])/[.$B$3]" office:value-type="time" office:time-value="PT00H00M00.343798S">
            <text:p>00:00:00,344</text:p>
          </table:table-cell>
          <table:table-cell table:style-name="ce22" table:formula="of:=[.D241]" office:value-type="time" office:time-value="PT00H00M00.319006S">
            <text:p>00:00:00,319</text:p>
          </table:table-cell>
          <table:table-cell table:style-name="ce22" table:formula="of:=[.E241]" office:value-type="time" office:time-value="PT00H00M00.435615S">
            <text:p>00:00:00,436</text:p>
          </table:table-cell>
          <table:table-cell table:style-name="ce22" table:formula="of:=[.F241]" office:value-type="time" office:time-value="PT00H00M00.318758S">
            <text:p>00:00:00,319</text:p>
          </table:table-cell>
          <table:table-cell table:style-name="ce22" table:formula="of:=[.G241]" office:value-type="time" office:time-value="PT00H00M00.301811S">
            <text:p>00:00:00,302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54:.K254])/[.$B$3]" office:value-type="time" office:time-value="PT00H00M00.125S">
            <text:p>00:00:00,125</text:p>
          </table:table-cell>
          <table:table-cell table:style-name="ce22" table:formula="of:=[.D242]" office:value-type="time" office:time-value="PT00H00M00.12S">
            <text:p>00:00:00,120</text:p>
          </table:table-cell>
          <table:table-cell table:style-name="ce22" table:formula="of:=[.E242]" office:value-type="time" office:time-value="PT00H00M00.13S">
            <text:p>00:00:00,130</text:p>
          </table:table-cell>
          <table:table-cell table:style-name="ce22" table:formula="of:=[.F242]" office:value-type="time" office:time-value="PT00H00M00.13S">
            <text:p>00:00:00,130</text:p>
          </table:table-cell>
          <table:table-cell table:style-name="ce22" table:formula="of:=[.G242]" office:value-type="time" office:time-value="PT00H00M00.12S">
            <text:p>00:00:00,12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55:.K255])/[.$B$3]" office:value-type="time" office:time-value="PT00H00M00.082S">
            <text:p>00:00:00,082</text:p>
          </table:table-cell>
          <table:table-cell table:style-name="ce22" table:formula="of:=[.D243]" office:value-type="time" office:time-value="PT00H00M00.109134S">
            <text:p>00:00:00,109</text:p>
          </table:table-cell>
          <table:table-cell table:style-name="ce22" table:formula="of:=[.E243]" office:value-type="time" office:time-value="PT00H00M00.016511S">
            <text:p>00:00:00,017</text:p>
          </table:table-cell>
          <table:table-cell table:style-name="ce22" table:formula="of:=[.F243]" office:value-type="time" office:time-value="PT00H00M00.109633S">
            <text:p>00:00:00,110</text:p>
          </table:table-cell>
          <table:table-cell table:style-name="ce22" table:formula="of:=[.G243]" office:value-type="time" office:time-value="PT00H00M00.092723S">
            <text:p>00:00:00,093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6ares</text:p>
          </table:table-cell>
          <table:table-cell table:style-name="ce32" office:value-type="string">
            <text:p>elapsed</text:p>
          </table:table-cell>
          <table:table-cell table:formula="of:=SUM([.D256:.K256])/[.$B$3]" office:value-type="time" office:time-value="PT00H00M00.744105S">
            <text:p>00:00:00,744</text:p>
          </table:table-cell>
          <table:table-cell office:value-type="time" office:time-value="PT00H00M00.749981S">
            <text:p>00:00:00,750</text:p>
          </table:table-cell>
          <table:table-cell table:style-name="ce22" office:value-type="time" office:time-value="PT00H00M00.741677S">
            <text:p>00:00:00,742</text:p>
          </table:table-cell>
          <table:table-cell office:value-type="time" office:time-value="PT00H00M00.759817S">
            <text:p>00:00:00,760</text:p>
          </table:table-cell>
          <table:table-cell table:style-name="ce22" office:value-type="time" office:time-value="PT00H00M00.724943S">
            <text:p>00:00:00,725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57:.K257])/[.$B$3]" office:value-type="time" office:time-value="PT00H00M00.6175S">
            <text:p>00:00:00,618</text:p>
          </table:table-cell>
          <table:table-cell office:value-type="time" office:time-value="PT00H00M00.59S">
            <text:p>00:00:00,590</text:p>
          </table:table-cell>
          <table:table-cell table:style-name="ce22" office:value-type="time" office:time-value="PT00H00M00.64S">
            <text:p>00:00:00,640</text:p>
          </table:table-cell>
          <table:table-cell office:value-type="time" office:time-value="PT00H00M00.62S">
            <text:p>00:00:00,620</text:p>
          </table:table-cell>
          <table:table-cell table:style-name="ce22" office:value-type="time" office:time-value="PT00H00M00.62S">
            <text:p>00:00:00,62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58:.K258])/[.$B$3]" office:value-type="time" office:time-value="PT00H00M00.150886S">
            <text:p>00:00:00,151</text:p>
          </table:table-cell>
          <table:table-cell office:value-type="time" office:time-value="PT00H00M00.45885S">
            <text:p>00:00:00,459</text:p>
          </table:table-cell>
          <table:table-cell table:style-name="ce22" office:value-type="time" office:time-value="PT00H00M00.047259S">
            <text:p>00:00:00,047</text:p>
          </table:table-cell>
          <table:table-cell office:value-type="time" office:time-value="PT00H00M00.055243S">
            <text:p>00:00:00,055</text:p>
          </table:table-cell>
          <table:table-cell table:style-name="ce22" office:value-type="time" office:time-value="PT00H00M00.04219S">
            <text:p>00:00:00,042</text:p>
          </table:table-cell>
          <table:table-cell table:number-columns-repeated="9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259:.K259])/[.$B$3]" office:value-type="time" office:time-value="PT00H00M00.905071S">
            <text:p>00:00:00,905</text:p>
          </table:table-cell>
          <table:table-cell office:value-type="time" office:time-value="PT00H00M00.898399S">
            <text:p>00:00:00,898</text:p>
          </table:table-cell>
          <table:table-cell table:style-name="ce22" office:value-type="time" office:time-value="PT00H00M00.891016S">
            <text:p>00:00:00,891</text:p>
          </table:table-cell>
          <table:table-cell table:style-name="ce22" office:value-type="time" office:time-value="PT00H00M00.906496S">
            <text:p>00:00:00,906</text:p>
          </table:table-cell>
          <table:table-cell table:style-name="ce22" office:value-type="time" office:time-value="PT00H00M00.924374S">
            <text:p>00:00:00,9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60:.K260])/[.$B$3]" office:value-type="time" office:time-value="PT00H00M00.78S">
            <text:p>00:00:00,780</text:p>
          </table:table-cell>
          <table:table-cell office:value-type="time" office:time-value="PT00H00M00.76S">
            <text:p>00:00:00,760</text:p>
          </table:table-cell>
          <table:table-cell table:number-columns-repeated="2" table:style-name="ce22" office:value-type="time" office:time-value="PT00H00M00.79S">
            <text:p>00:00:00,790</text:p>
          </table:table-cell>
          <table:table-cell table:style-name="ce22" office:value-type="time" office:time-value="PT00H00M00.78S">
            <text:p>00:00:00,7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61:.K261])/[.$B$3]" office:value-type="time" office:time-value="PT00H00M00.047495S">
            <text:p>00:00:00,047</text:p>
          </table:table-cell>
          <table:table-cell office:value-type="time" office:time-value="PT00H00M00.045099S">
            <text:p>00:00:00,045</text:p>
          </table:table-cell>
          <table:table-cell table:style-name="ce22" office:value-type="time" office:time-value="PT00H00M00.051354S">
            <text:p>00:00:00,051</text:p>
          </table:table-cell>
          <table:table-cell table:style-name="ce22" office:value-type="time" office:time-value="PT00H00M00.043179S">
            <text:p>00:00:00,043</text:p>
          </table:table-cell>
          <table:table-cell table:style-name="ce22" office:value-type="time" office:time-value="PT00H00M00.050346S">
            <text:p>00:00:00,050</text:p>
          </table:table-cell>
          <table:table-cell table:number-columns-repeated="9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262:.K262])/[.$B$3]" office:value-type="time" office:time-value="PT00H00M00.297842S">
            <text:p>00:00:00,298</text:p>
          </table:table-cell>
          <table:table-cell table:formula="of:=+[.D265]+[.D268]" office:value-type="time" office:time-value="PT00H00M00.268114S">
            <text:p>00:00:00,268</text:p>
          </table:table-cell>
          <table:table-cell table:formula="of:=+[.E265]+[.E268]" office:value-type="time" office:time-value="PT00H00M00.378028S">
            <text:p>00:00:00,378</text:p>
          </table:table-cell>
          <table:table-cell table:formula="of:=+[.F265]+[.F268]" office:value-type="time" office:time-value="PT00H00M00.26891S">
            <text:p>00:00:00,269</text:p>
          </table:table-cell>
          <table:table-cell table:formula="of:=+[.G265]+[.G268]" office:value-type="time" office:time-value="PT00H00M00.276317S">
            <text:p>00:00:00,2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63:.K263])/[.$B$3]" office:value-type="time" office:time-value="PT00H00M00.1575S">
            <text:p>00:00:00,158</text:p>
          </table:table-cell>
          <table:table-cell table:formula="of:=+[.D266]+[.D269]" office:value-type="time" office:time-value="PT00H00M00.16S">
            <text:p>00:00:00,160</text:p>
          </table:table-cell>
          <table:table-cell table:formula="of:=+[.E266]+[.E269]" office:value-type="time" office:time-value="PT00H00M00.16S">
            <text:p>00:00:00,160</text:p>
          </table:table-cell>
          <table:table-cell table:formula="of:=+[.F266]+[.F269]" office:value-type="time" office:time-value="PT00H00M00.15S">
            <text:p>00:00:00,150</text:p>
          </table:table-cell>
          <table:table-cell table:formula="of:=+[.G266]+[.G269]" office:value-type="time" office:time-value="PT00H00M00.16S">
            <text:p>00:00:00,1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64:.K264])/[.$B$3]" office:value-type="time" office:time-value="PT00H00M00.014455S">
            <text:p>00:00:00,014</text:p>
          </table:table-cell>
          <table:table-cell table:formula="of:=+[.D267]+[.D270]" office:value-type="time" office:time-value="PT00H00M00.014172S">
            <text:p>00:00:00,014</text:p>
          </table:table-cell>
          <table:table-cell table:formula="of:=+[.E267]+[.E270]" office:value-type="time" office:time-value="PT00H00M00.014756S">
            <text:p>00:00:00,015</text:p>
          </table:table-cell>
          <table:table-cell table:formula="of:=+[.F267]+[.F270]" office:value-type="time" office:time-value="PT00H00M00.01451S">
            <text:p>00:00:00,015</text:p>
          </table:table-cell>
          <table:table-cell table:formula="of:=+[.G267]+[.G270]" office:value-type="time" office:time-value="PT00H00M00.014381S">
            <text:p>00:00:00,014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7tmp1</text:p>
          </table:table-cell>
          <table:table-cell table:style-name="ce32" office:value-type="string">
            <text:p>elapsed</text:p>
          </table:table-cell>
          <table:table-cell table:formula="of:=SUM([.D265:.K265])/[.$B$3]" office:value-type="time" office:time-value="PT00H00M00.201593S">
            <text:p>00:00:00,202</text:p>
          </table:table-cell>
          <table:table-cell table:style-name="ce22" office:value-type="time" office:time-value="PT00H00M00.17699S">
            <text:p>00:00:00,177</text:p>
          </table:table-cell>
          <table:table-cell table:style-name="ce22" office:value-type="time" office:time-value="PT00H00M00.264067S">
            <text:p>00:00:00,264</text:p>
          </table:table-cell>
          <table:table-cell table:style-name="ce22" office:value-type="time" office:time-value="PT00H00M00.178538S">
            <text:p>00:00:00,179</text:p>
          </table:table-cell>
          <table:table-cell table:style-name="ce22" office:value-type="time" office:time-value="PT00H00M00.186775S">
            <text:p>00:00:00,187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66:.K266])/[.$B$3]" office:value-type="time" office:time-value="PT00H00M00.1225S">
            <text:p>00:00:00,123</text:p>
          </table:table-cell>
          <table:table-cell table:style-name="ce22" office:value-type="time" office:time-value="PT00H00M00.12S">
            <text:p>00:00:00,120</text:p>
          </table:table-cell>
          <table:table-cell table:style-name="ce22" office:value-type="time" office:time-value="PT00H00M00.13S">
            <text:p>00:00:00,130</text:p>
          </table:table-cell>
          <table:table-cell table:style-name="ce22" office:value-type="time" office:time-value="PT00H00M00.11S">
            <text:p>00:00:00,110</text:p>
          </table:table-cell>
          <table:table-cell table:style-name="ce22" office:value-type="time" office:time-value="PT00H00M00.13S">
            <text:p>00:00:00,13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67:.K267])/[.$B$3]" office:value-type="time" office:time-value="PT00H00M00.004123S">
            <text:p>00:00:00,004</text:p>
          </table:table-cell>
          <table:table-cell table:style-name="ce22" office:value-type="time" office:time-value="PT00H00M00.004037S">
            <text:p>00:00:00,004</text:p>
          </table:table-cell>
          <table:table-cell table:style-name="ce22" office:value-type="time" office:time-value="PT00H00M00.004262S">
            <text:p>00:00:00,004</text:p>
          </table:table-cell>
          <table:table-cell table:style-name="ce22" office:value-type="time" office:time-value="PT00H00M00.004122S">
            <text:p>00:00:00,004</text:p>
          </table:table-cell>
          <table:table-cell table:style-name="ce22" office:value-type="time" office:time-value="PT00H00M00.004071S">
            <text:p>00:00:00,004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7res</text:p>
          </table:table-cell>
          <table:table-cell table:style-name="ce32" office:value-type="string">
            <text:p>elapsed</text:p>
          </table:table-cell>
          <table:table-cell table:formula="of:=SUM([.D268:.K268])/[.$B$3]" office:value-type="time" office:time-value="PT00H00M00.09625S">
            <text:p>00:00:00,096</text:p>
          </table:table-cell>
          <table:table-cell table:style-name="ce22" office:value-type="time" office:time-value="PT00H00M00.091124S">
            <text:p>00:00:00,091</text:p>
          </table:table-cell>
          <table:table-cell table:style-name="ce22" office:value-type="time" office:time-value="PT00H00M00.113961S">
            <text:p>00:00:00,114</text:p>
          </table:table-cell>
          <table:table-cell table:style-name="ce22" office:value-type="time" office:time-value="PT00H00M00.090372S">
            <text:p>00:00:00,090</text:p>
          </table:table-cell>
          <table:table-cell table:style-name="ce22" office:value-type="time" office:time-value="PT00H00M00.089542S">
            <text:p>00:00:00,09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69:.K269])/[.$B$3]" office:value-type="time" office:time-value="PT00H00M00.035S">
            <text:p>00:00:00,035</text:p>
          </table:table-cell>
          <table:table-cell table:style-name="ce22" office:value-type="time" office:time-value="PT00H00M00.04S">
            <text:p>00:00:00,040</text:p>
          </table:table-cell>
          <table:table-cell table:style-name="ce22" office:value-type="time" office:time-value="PT00H00M00.03S">
            <text:p>00:00:00,030</text:p>
          </table:table-cell>
          <table:table-cell table:style-name="ce22" office:value-type="time" office:time-value="PT00H00M00.04S">
            <text:p>00:00:00,040</text:p>
          </table:table-cell>
          <table:table-cell table:style-name="ce22" office:value-type="time" office:time-value="PT00H00M00.03S">
            <text:p>00:00:00,03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70:.K270])/[.$B$3]" office:value-type="time" office:time-value="PT00H00M00.010332S">
            <text:p>00:00:00,010</text:p>
          </table:table-cell>
          <table:table-cell table:style-name="ce22" office:value-type="time" office:time-value="PT00H00M00.010135S">
            <text:p>00:00:00,010</text:p>
          </table:table-cell>
          <table:table-cell table:style-name="ce22" office:value-type="time" office:time-value="PT00H00M00.010494S">
            <text:p>00:00:00,010</text:p>
          </table:table-cell>
          <table:table-cell table:style-name="ce22" office:value-type="time" office:time-value="PT00H00M00.010388S">
            <text:p>00:00:00,010</text:p>
          </table:table-cell>
          <table:table-cell table:style-name="ce22" office:value-type="time" office:time-value="PT00H00M00.01031S">
            <text:p>00:00:00,010</text:p>
          </table:table-cell>
          <table:table-cell table:number-columns-repeated="9"/>
        </table:table-row>
        <table:table-row table:style-name="ro1">
          <table:table-cell office:value-type="string">
            <text:p>Q17a</text:p>
          </table:table-cell>
          <table:table-cell office:value-type="string">
            <text:p>elapsed</text:p>
          </table:table-cell>
          <table:table-cell table:formula="of:=SUM([.D271:.K271])/[.$B$3]" office:value-type="time" office:time-value="PT00H00M00.293604S">
            <text:p>00:00:00,294</text:p>
          </table:table-cell>
          <table:table-cell table:formula="of:=+[.D274]+[.D277]" office:value-type="time" office:time-value="PT00H00M00.324262S">
            <text:p>00:00:00,324</text:p>
          </table:table-cell>
          <table:table-cell table:formula="of:=+[.E274]+[.E277]" office:value-type="time" office:time-value="PT00H00M00.267953S">
            <text:p>00:00:00,268</text:p>
          </table:table-cell>
          <table:table-cell table:formula="of:=+[.F274]+[.F277]" office:value-type="time" office:time-value="PT00H00M00.281395S">
            <text:p>00:00:00,281</text:p>
          </table:table-cell>
          <table:table-cell table:formula="of:=+[.G274]+[.G277]" office:value-type="time" office:time-value="PT00H00M00.300805S">
            <text:p>00:00:00,3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72:.K272])/[.$B$3]" office:value-type="time" office:time-value="PT00H00M00.18S">
            <text:p>00:00:00,180</text:p>
          </table:table-cell>
          <table:table-cell table:formula="of:=+[.D275]+[.D278]" office:value-type="time" office:time-value="PT00H00M00.16S">
            <text:p>00:00:00,160</text:p>
          </table:table-cell>
          <table:table-cell table:formula="of:=+[.E275]+[.E278]" office:value-type="time" office:time-value="PT00H00M00.19S">
            <text:p>00:00:00,190</text:p>
          </table:table-cell>
          <table:table-cell table:formula="of:=+[.F275]+[.F278]" office:value-type="time" office:time-value="PT00H00M00.19S">
            <text:p>00:00:00,190</text:p>
          </table:table-cell>
          <table:table-cell table:formula="of:=+[.G275]+[.G278]" office:value-type="time" office:time-value="PT00H00M00.18S">
            <text:p>00:00:00,1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73:.K273])/[.$B$3]" office:value-type="time" office:time-value="PT00H00M00.018036S">
            <text:p>00:00:00,018</text:p>
          </table:table-cell>
          <table:table-cell table:formula="of:=+[.D276]+[.D279]" office:value-type="time" office:time-value="PT00H00M00.017842S">
            <text:p>00:00:00,018</text:p>
          </table:table-cell>
          <table:table-cell table:formula="of:=+[.E276]+[.E279]" office:value-type="time" office:time-value="PT00H00M00.018623S">
            <text:p>00:00:00,019</text:p>
          </table:table-cell>
          <table:table-cell table:formula="of:=+[.F276]+[.F279]" office:value-type="time" office:time-value="PT00H00M00.017875S">
            <text:p>00:00:00,018</text:p>
          </table:table-cell>
          <table:table-cell table:formula="of:=+[.G276]+[.G279]" office:value-type="time" office:time-value="PT00H00M00.017802S">
            <text:p>00:00:00,018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7atmp1</text:p>
          </table:table-cell>
          <table:table-cell table:style-name="ce32" office:value-type="string">
            <text:p>elapsed</text:p>
          </table:table-cell>
          <table:table-cell table:formula="of:=SUM([.D274:.K274])/[.$B$3]" office:value-type="time" office:time-value="PT00H00M00.204091S">
            <text:p>00:00:00,204</text:p>
          </table:table-cell>
          <table:table-cell table:style-name="ce22" office:value-type="time" office:time-value="PT00H00M00.21538S">
            <text:p>00:00:00,215</text:p>
          </table:table-cell>
          <table:table-cell office:value-type="time" office:time-value="PT00H00M00.190662S">
            <text:p>00:00:00,191</text:p>
          </table:table-cell>
          <table:table-cell office:value-type="time" office:time-value="PT00H00M00.201169S">
            <text:p>00:00:00,201</text:p>
          </table:table-cell>
          <table:table-cell table:style-name="ce22" office:value-type="time" office:time-value="PT00H00M00.209152S">
            <text:p>00:00:00,209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75:.K275])/[.$B$3]" office:value-type="time" office:time-value="PT00H00M00.1475S">
            <text:p>00:00:00,148</text:p>
          </table:table-cell>
          <table:table-cell table:style-name="ce22" office:value-type="time" office:time-value="PT00H00M00.14S">
            <text:p>00:00:00,140</text:p>
          </table:table-cell>
          <table:table-cell table:number-columns-repeated="2" office:value-type="time" office:time-value="PT00H00M00.15S">
            <text:p>00:00:00,150</text:p>
          </table:table-cell>
          <table:table-cell table:style-name="ce22" office:value-type="time" office:time-value="PT00H00M00.15S">
            <text:p>00:00:00,15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76:.K276])/[.$B$3]" office:value-type="time" office:time-value="PT00H00M00.007651S">
            <text:p>00:00:00,008</text:p>
          </table:table-cell>
          <table:table-cell table:style-name="ce22" office:value-type="time" office:time-value="PT00H00M00.007693S">
            <text:p>00:00:00,008</text:p>
          </table:table-cell>
          <table:table-cell office:value-type="time" office:time-value="PT00H00M00.007405S">
            <text:p>00:00:00,007</text:p>
          </table:table-cell>
          <table:table-cell office:value-type="time" office:time-value="PT00H00M00.007809S">
            <text:p>00:00:00,008</text:p>
          </table:table-cell>
          <table:table-cell table:style-name="ce22" office:value-type="time" office:time-value="PT00H00M00.007698S">
            <text:p>00:00:00,008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7ares</text:p>
          </table:table-cell>
          <table:table-cell table:style-name="ce32" office:value-type="string">
            <text:p>elapsed</text:p>
          </table:table-cell>
          <table:table-cell table:formula="of:=SUM([.D277:.K277])/[.$B$3]" office:value-type="time" office:time-value="PT00H00M00.089513S">
            <text:p>00:00:00,090</text:p>
          </table:table-cell>
          <table:table-cell table:style-name="ce22" office:value-type="time" office:time-value="PT00H00M00.108882S">
            <text:p>00:00:00,109</text:p>
          </table:table-cell>
          <table:table-cell office:value-type="time" office:time-value="PT00H00M00.077291S">
            <text:p>00:00:00,077</text:p>
          </table:table-cell>
          <table:table-cell table:style-name="ce4" office:value-type="time" office:time-value="PT00H00M00.080226S">
            <text:p>00:00:00,080</text:p>
          </table:table-cell>
          <table:table-cell table:style-name="ce22" office:value-type="time" office:time-value="PT00H00M00.091653S">
            <text:p>00:00:00,092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278:.K278])/[.$B$3]" office:value-type="time" office:time-value="PT00H00M00.0325S">
            <text:p>00:00:00,033</text:p>
          </table:table-cell>
          <table:table-cell table:style-name="ce22" office:value-type="time" office:time-value="PT00H00M00.02S">
            <text:p>00:00:00,020</text:p>
          </table:table-cell>
          <table:table-cell office:value-type="time" office:time-value="PT00H00M00.04S">
            <text:p>00:00:00,040</text:p>
          </table:table-cell>
          <table:table-cell table:style-name="ce4" office:value-type="time" office:time-value="PT00H00M00.04S">
            <text:p>00:00:00,040</text:p>
          </table:table-cell>
          <table:table-cell table:style-name="ce22" office:value-type="time" office:time-value="PT00H00M00.03S">
            <text:p>00:00:00,03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279:.K279])/[.$B$3]" office:value-type="time" office:time-value="PT00H00M00.010384S">
            <text:p>00:00:00,010</text:p>
          </table:table-cell>
          <table:table-cell table:style-name="ce22" office:value-type="time" office:time-value="PT00H00M00.010149S">
            <text:p>00:00:00,010</text:p>
          </table:table-cell>
          <table:table-cell office:value-type="time" office:time-value="PT00H00M00.011218S">
            <text:p>00:00:00,011</text:p>
          </table:table-cell>
          <table:table-cell table:style-name="ce4" office:value-type="time" office:time-value="PT00H00M00.010066S">
            <text:p>00:00:00,010</text:p>
          </table:table-cell>
          <table:table-cell table:style-name="ce22" office:value-type="time" office:time-value="PT00H00M00.010104S">
            <text:p>00:00:00,010</text:p>
          </table:table-cell>
          <table:table-cell table:number-columns-repeated="9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>
            <text:p>TBA</text:p>
          </table:table-cell>
          <table:table-cell table:number-columns-repeated="15"/>
        </table:table-row>
        <table:table-row table:style-name="ro1">
          <table:table-cell office:value-type="string">
            <text:p>Anz. Läufe</text:p>
          </table:table-cell>
          <table:table-cell table:style-name="ce33" office:value-type="float" office:value="4">
            <text:p>4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9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286:.K286])/[.$B$285]" office:value-type="time" office:time-value="PT00H00M00.160958S">
            <text:p>00:00:00,161</text:p>
          </table:table-cell>
          <table:table-cell office:value-type="time" office:time-value="PT00H00M00.316819S">
            <text:p>00:00:00,317</text:p>
          </table:table-cell>
          <table:table-cell office:value-type="time" office:time-value="PT00H00M00.101947S">
            <text:p>00:00:00,102</text:p>
          </table:table-cell>
          <table:table-cell office:value-type="time" office:time-value="PT00H00M00.115772S">
            <text:p>00:00:00,116</text:p>
          </table:table-cell>
          <table:table-cell office:value-type="time" office:time-value="PT00H00M00.109293S">
            <text:p>00:00:00,1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87:.K287])/[.$B$285]" office:value-type="time" office:time-value="PT00H00M00.02S">
            <text:p>00:00:00,020</text:p>
          </table:table-cell>
          <table:table-cell office:value-type="time" office:time-value="PT00H00M00.01S">
            <text:p>00:00:00,010</text:p>
          </table:table-cell>
          <table:table-cell table:number-columns-repeated="2" office:value-type="time" office:time-value="PT00H00M00.02S">
            <text:p>00:00:00,020</text:p>
          </table:table-cell>
          <table:table-cell office:value-type="time" office:time-value="PT00H00M00.03S">
            <text:p>00:00:00,0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88:.K288])/[.$B$285]" office:value-type="time" office:time-value="PT00H00M00.004426S">
            <text:p>00:00:00,004</text:p>
          </table:table-cell>
          <table:table-cell office:value-type="time" office:time-value="PT00H00M00.005099S">
            <text:p>00:00:00,005</text:p>
          </table:table-cell>
          <table:table-cell office:value-type="time" office:time-value="PT00H00M00.003816S">
            <text:p>00:00:00,004</text:p>
          </table:table-cell>
          <table:table-cell office:value-type="time" office:time-value="PT00H00M00.004733S">
            <text:p>00:00:00,005</text:p>
          </table:table-cell>
          <table:table-cell office:value-type="time" office:time-value="PT00H00M00.004057S">
            <text:p>00:00:00,004</text:p>
          </table:table-cell>
          <table:table-cell table:number-columns-repeated="9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289:.K289])/[.$B$285]" office:value-type="time" office:time-value="PT00H00M00.007906S">
            <text:p>00:00:00,008</text:p>
          </table:table-cell>
          <table:table-cell office:value-type="time" office:time-value="PT00H00M00.007875S">
            <text:p>00:00:00,008</text:p>
          </table:table-cell>
          <table:table-cell office:value-type="time" office:time-value="PT00H00M00.007799S">
            <text:p>00:00:00,008</text:p>
          </table:table-cell>
          <table:table-cell office:value-type="time" office:time-value="PT00H00M00.007979S">
            <text:p>00:00:00,008</text:p>
          </table:table-cell>
          <table:table-cell office:value-type="time" office:time-value="PT00H00M00.007972S">
            <text:p>00:00:00,0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0:.K290])/[.$B$285]" office:value-type="time" office:time-value="PT00H00M00.0075S">
            <text:p>00:00:00,008</text:p>
          </table:table-cell>
          <table:table-cell office:value-type="time" office:time-value="PT00H00M00S">
            <text:p>00:00:00,000</text:p>
          </table:table-cell>
          <table:table-cell table:number-columns-repeated="3" office:value-type="time" office:time-value="PT00H00M00.01S">
            <text:p>00:00:00,0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91:.K291])/[.$B$285]" office:value-type="time" office:time-value="PT00H00M00.000213S">
            <text:p>00:00:00,000</text:p>
          </table:table-cell>
          <table:table-cell table:number-columns-repeated="2" office:value-type="time" office:time-value="PT00H00M00.000214S">
            <text:p>00:00:00,000</text:p>
          </table:table-cell>
          <table:table-cell table:number-columns-repeated="2" office:value-type="time" office:time-value="PT00H00M00.000212S">
            <text:p>00:00:00,000</text:p>
          </table:table-cell>
          <table:table-cell table:number-columns-repeated="9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292:.K292])/[.$B$285]" office:value-type="time" office:time-value="PT00H00M00.424455S">
            <text:p>00:00:00,424</text:p>
          </table:table-cell>
          <table:table-cell office:value-type="time" office:time-value="PT00H00M00.393961S">
            <text:p>00:00:00,394</text:p>
          </table:table-cell>
          <table:table-cell office:value-type="time" office:time-value="PT00H00M00.472722S">
            <text:p>00:00:00,473</text:p>
          </table:table-cell>
          <table:table-cell office:value-type="time" office:time-value="PT00H00M00.475451S">
            <text:p>00:00:00,475</text:p>
          </table:table-cell>
          <table:table-cell office:value-type="time" office:time-value="PT00H00M00.355687S">
            <text:p>00:00:00,3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3:.K293])/[.$B$285]" office:value-type="time" office:time-value="PT00H00M00.0625S">
            <text:p>00:00:00,063</text:p>
          </table:table-cell>
          <table:table-cell table:number-columns-repeated="2" office:value-type="time" office:time-value="PT00H00M00.06S">
            <text:p>00:00:00,060</text:p>
          </table:table-cell>
          <table:table-cell office:value-type="time" office:time-value="PT00H00M00.07S">
            <text:p>00:00:00,070</text:p>
          </table:table-cell>
          <table:table-cell office:value-type="time" office:time-value="PT00H00M00.06S">
            <text:p>00:00:00,0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94:.K294])/[.$B$285]" office:value-type="time" office:time-value="PT00H00M00.033282S">
            <text:p>00:00:00,033</text:p>
          </table:table-cell>
          <table:table-cell office:value-type="time" office:time-value="PT00H00M00.034288S">
            <text:p>00:00:00,034</text:p>
          </table:table-cell>
          <table:table-cell office:value-type="time" office:time-value="PT00H00M00.035966S">
            <text:p>00:00:00,036</text:p>
          </table:table-cell>
          <table:table-cell office:value-type="time" office:time-value="PT00H00M00.028669S">
            <text:p>00:00:00,029</text:p>
          </table:table-cell>
          <table:table-cell office:value-type="time" office:time-value="PT00H00M00.034204S">
            <text:p>00:00:00,034</text:p>
          </table:table-cell>
          <table:table-cell table:number-columns-repeated="9"/>
        </table:table-row>
        <table:table-row table:style-name="ro1">
          <table:table-cell office:value-type="string">
            <text:p>Q3a</text:p>
          </table:table-cell>
          <table:table-cell office:value-type="string">
            <text:p>elapsed</text:p>
          </table:table-cell>
          <table:table-cell table:formula="of:=SUM([.D295:.K295])/[.$B$285]" office:value-type="time" office:time-value="PT00H00M00.158228S">
            <text:p>00:00:00,158</text:p>
          </table:table-cell>
          <table:table-cell office:value-type="time" office:time-value="PT00H00M00.15078S">
            <text:p>00:00:00,151</text:p>
          </table:table-cell>
          <table:table-cell office:value-type="time" office:time-value="PT00H00M00.154249S">
            <text:p>00:00:00,154</text:p>
          </table:table-cell>
          <table:table-cell office:value-type="time" office:time-value="PT00H00M00.176603S">
            <text:p>00:00:00,177</text:p>
          </table:table-cell>
          <table:table-cell office:value-type="time" office:time-value="PT00H00M00.151279S">
            <text:p>00:00:00,1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6:.K296])/[.$B$285]" office:value-type="time" office:time-value="PT00H00M00.06S">
            <text:p>00:00:00,060</text:p>
          </table:table-cell>
          <table:table-cell table:number-columns-repeated="4" office:value-type="time" office:time-value="PT00H00M00.06S">
            <text:p>00:00:00,0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97:.K297])/[.$B$285]" office:value-type="time" office:time-value="PT00H00M00.027787S">
            <text:p>00:00:00,028</text:p>
          </table:table-cell>
          <table:table-cell office:value-type="time" office:time-value="PT00H00M00.024328S">
            <text:p>00:00:00,024</text:p>
          </table:table-cell>
          <table:table-cell office:value-type="time" office:time-value="PT00H00M00.024142S">
            <text:p>00:00:00,024</text:p>
          </table:table-cell>
          <table:table-cell office:value-type="time" office:time-value="PT00H00M00.038528S">
            <text:p>00:00:00,039</text:p>
          </table:table-cell>
          <table:table-cell office:value-type="time" office:time-value="PT00H00M00.024149S">
            <text:p>00:00:00,024</text:p>
          </table:table-cell>
          <table:table-cell table:number-columns-repeated="9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298:.K298])/[.$B$285]" office:value-type="time" office:time-value="PT00H00M02.852766S">
            <text:p>00:00:02,853</text:p>
          </table:table-cell>
          <table:table-cell office:value-type="time" office:time-value="PT00H00M02.847218S">
            <text:p>00:00:02,847</text:p>
          </table:table-cell>
          <table:table-cell office:value-type="time" office:time-value="PT00H00M02.938628S">
            <text:p>00:00:02,939</text:p>
          </table:table-cell>
          <table:table-cell office:value-type="time" office:time-value="PT00H00M02.888809S">
            <text:p>00:00:02,889</text:p>
          </table:table-cell>
          <table:table-cell office:value-type="time" office:time-value="PT00H00M02.73641S">
            <text:p>00:00:02,7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9:.K299])/[.$B$285]" office:value-type="time" office:time-value="PT00H00M01.1475S">
            <text:p>00:00:01,148</text:p>
          </table:table-cell>
          <table:table-cell office:value-type="time" office:time-value="PT00H00M01.15S">
            <text:p>00:00:01,150</text:p>
          </table:table-cell>
          <table:table-cell office:value-type="time" office:time-value="PT00H00M01.2S">
            <text:p>00:00:01,200</text:p>
          </table:table-cell>
          <table:table-cell table:number-columns-repeated="2" office:value-type="time" office:time-value="PT00H00M01.12S">
            <text:p>00:00:01,1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0:.K300])/[.$B$285]" office:value-type="time" office:time-value="PT00H00M00.036631S">
            <text:p>00:00:00,037</text:p>
          </table:table-cell>
          <table:table-cell office:value-type="time" office:time-value="PT00H00M00.034307S">
            <text:p>00:00:00,034</text:p>
          </table:table-cell>
          <table:table-cell office:value-type="time" office:time-value="PT00H00M00.038184S">
            <text:p>00:00:00,038</text:p>
          </table:table-cell>
          <table:table-cell office:value-type="time" office:time-value="PT00H00M00.030423S">
            <text:p>00:00:00,030</text:p>
          </table:table-cell>
          <table:table-cell office:value-type="time" office:time-value="PT00H00M00.04361S">
            <text:p>00:00:00,044</text:p>
          </table:table-cell>
          <table:table-cell table:number-columns-repeated="9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301:.K301])/[.$B$285]" office:value-type="time" office:time-value="PT00H00M02.567736S">
            <text:p>00:00:02,568</text:p>
          </table:table-cell>
          <table:table-cell table:formula="of:=+[.D304]+[.D307]+[.D310]" office:value-type="time" office:time-value="PT00H00M02.54089S">
            <text:p>00:00:02,541</text:p>
          </table:table-cell>
          <table:table-cell table:formula="of:=+[.E304]+[.E307]+[.E310]" office:value-type="time" office:time-value="PT00H00M02.713712S">
            <text:p>00:00:02,714</text:p>
          </table:table-cell>
          <table:table-cell table:formula="of:=+[.F304]+[.F307]+[.F310]" office:value-type="time" office:time-value="PT00H00M02.518798S">
            <text:p>00:00:02,519</text:p>
          </table:table-cell>
          <table:table-cell table:formula="of:=+[.G304]+[.G307]+[.G310]" office:value-type="time" office:time-value="PT00H00M02.497544S">
            <text:p>00:00:02,4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02:.K302])/[.$B$285]" office:value-type="time" office:time-value="PT00H00M01.875S">
            <text:p>00:00:01,875</text:p>
          </table:table-cell>
          <table:table-cell table:formula="of:=+[.D305]+[.D308]+[.D311]" office:value-type="time" office:time-value="PT00H00M01.86S">
            <text:p>00:00:01,860</text:p>
          </table:table-cell>
          <table:table-cell table:formula="of:=+[.E305]+[.E308]+[.E311]" office:value-type="time" office:time-value="PT00H00M01.93S">
            <text:p>00:00:01,930</text:p>
          </table:table-cell>
          <table:table-cell table:formula="of:=+[.F305]+[.F308]+[.F311]" office:value-type="time" office:time-value="PT00H00M01.86S">
            <text:p>00:00:01,860</text:p>
          </table:table-cell>
          <table:table-cell table:formula="of:=+[.G305]+[.G308]+[.G311]" office:value-type="time" office:time-value="PT00H00M01.85S">
            <text:p>00:00:01,8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3:.K303])/[.$B$285]" office:value-type="time" office:time-value="PT00H00M00.196218S">
            <text:p>00:00:00,196</text:p>
          </table:table-cell>
          <table:table-cell table:formula="of:=+[.D306]+[.D309]+[.D312]" office:value-type="time" office:time-value="PT00H00M00.195739S">
            <text:p>00:00:00,196</text:p>
          </table:table-cell>
          <table:table-cell table:formula="of:=+[.E306]+[.E309]+[.E312]" office:value-type="time" office:time-value="PT00H00M00.216013S">
            <text:p>00:00:00,216</text:p>
          </table:table-cell>
          <table:table-cell table:formula="of:=+[.F306]+[.F309]+[.F312]" office:value-type="time" office:time-value="PT00H00M00.193037S">
            <text:p>00:00:00,193</text:p>
          </table:table-cell>
          <table:table-cell table:formula="of:=+[.G306]+[.G309]+[.G312]" office:value-type="time" office:time-value="PT00H00M00.180081S">
            <text:p>00:00:00,180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5tmp1</text:p>
          </table:table-cell>
          <table:table-cell table:style-name="ce32" office:value-type="string">
            <text:p>elapsed</text:p>
          </table:table-cell>
          <table:table-cell table:formula="of:=SUM([.D304:.K304])/[.$B$285]" office:value-type="time" office:time-value="PT00H00M00.548666S">
            <text:p>00:00:00,549</text:p>
          </table:table-cell>
          <table:table-cell table:style-name="ce22" office:value-type="time" office:time-value="PT00H00M00.58255S">
            <text:p>00:00:00,583</text:p>
          </table:table-cell>
          <table:table-cell office:value-type="time" office:time-value="PT00H00M00.590565S">
            <text:p>00:00:00,591</text:p>
          </table:table-cell>
          <table:table-cell office:value-type="time" office:time-value="PT00H00M00.489514S">
            <text:p>00:00:00,490</text:p>
          </table:table-cell>
          <table:table-cell table:style-name="ce22" office:value-type="time" office:time-value="PT00H00M00.532035S">
            <text:p>00:00:00,532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05:.K305])/[.$B$285]" office:value-type="time" office:time-value="PT00H00M00.33S">
            <text:p>00:00:00,330</text:p>
          </table:table-cell>
          <table:table-cell table:style-name="ce22" office:value-type="time" office:time-value="PT00H00M00.32S">
            <text:p>00:00:00,320</text:p>
          </table:table-cell>
          <table:table-cell office:value-type="time" office:time-value="PT00H00M00.34S">
            <text:p>00:00:00,340</text:p>
          </table:table-cell>
          <table:table-cell office:value-type="time" office:time-value="PT00H00M00.33S">
            <text:p>00:00:00,330</text:p>
          </table:table-cell>
          <table:table-cell table:style-name="ce22" office:value-type="time" office:time-value="PT00H00M00.33S">
            <text:p>00:00:00,33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06:.K306])/[.$B$285]" office:value-type="time" office:time-value="PT00H00M00.075627S">
            <text:p>00:00:00,076</text:p>
          </table:table-cell>
          <table:table-cell table:style-name="ce22" office:value-type="time" office:time-value="PT00H00M00.085532S">
            <text:p>00:00:00,086</text:p>
          </table:table-cell>
          <table:table-cell office:value-type="time" office:time-value="PT00H00M00.095963S">
            <text:p>00:00:00,096</text:p>
          </table:table-cell>
          <table:table-cell office:value-type="time" office:time-value="PT00H00M00.064149S">
            <text:p>00:00:00,064</text:p>
          </table:table-cell>
          <table:table-cell table:style-name="ce22" office:value-type="time" office:time-value="PT00H00M00.056862S">
            <text:p>00:00:00,057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5tmp2</text:p>
          </table:table-cell>
          <table:table-cell table:style-name="ce32" office:value-type="string">
            <text:p>elapsed</text:p>
          </table:table-cell>
          <table:table-cell table:formula="of:=SUM([.D307:.K307])/[.$B$285]" office:value-type="time" office:time-value="PT00H00M00.852511S">
            <text:p>00:00:00,853</text:p>
          </table:table-cell>
          <table:table-cell table:style-name="ce22" office:value-type="time" office:time-value="PT00H00M00.790169S">
            <text:p>00:00:00,790</text:p>
          </table:table-cell>
          <table:table-cell office:value-type="time" office:time-value="PT00H00M00.939077S">
            <text:p>00:00:00,939</text:p>
          </table:table-cell>
          <table:table-cell office:value-type="time" office:time-value="PT00H00M00.866351S">
            <text:p>00:00:00,866</text:p>
          </table:table-cell>
          <table:table-cell table:style-name="ce22" office:value-type="time" office:time-value="PT00H00M00.814446S">
            <text:p>00:00:00,814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08:.K308])/[.$B$285]" office:value-type="time" office:time-value="PT00H00M00.5S">
            <text:p>00:00:00,500</text:p>
          </table:table-cell>
          <table:table-cell table:style-name="ce22" office:value-type="time" office:time-value="PT00H00M00.48S">
            <text:p>00:00:00,480</text:p>
          </table:table-cell>
          <table:table-cell office:value-type="time" office:time-value="PT00H00M00.53S">
            <text:p>00:00:00,530</text:p>
          </table:table-cell>
          <table:table-cell office:value-type="time" office:time-value="PT00H00M00.51S">
            <text:p>00:00:00,510</text:p>
          </table:table-cell>
          <table:table-cell table:style-name="ce22" office:value-type="time" office:time-value="PT00H00M00.48S">
            <text:p>00:00:00,48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09:.K309])/[.$B$285]" office:value-type="time" office:time-value="PT00H00M00.063868S">
            <text:p>00:00:00,064</text:p>
          </table:table-cell>
          <table:table-cell table:style-name="ce22" office:value-type="time" office:time-value="PT00H00M00.053698S">
            <text:p>00:00:00,054</text:p>
          </table:table-cell>
          <table:table-cell office:value-type="time" office:time-value="PT00H00M00.068748S">
            <text:p>00:00:00,069</text:p>
          </table:table-cell>
          <table:table-cell office:value-type="time" office:time-value="PT00H00M00.066881S">
            <text:p>00:00:00,067</text:p>
          </table:table-cell>
          <table:table-cell table:style-name="ce22" office:value-type="time" office:time-value="PT00H00M00.066145S">
            <text:p>00:00:00,066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5res</text:p>
          </table:table-cell>
          <table:table-cell table:style-name="ce32" office:value-type="string">
            <text:p>elapsed</text:p>
          </table:table-cell>
          <table:table-cell table:formula="of:=SUM([.D310:.K310])/[.$B$285]" office:value-type="time" office:time-value="PT00H00M01.166559S">
            <text:p>00:00:01,167</text:p>
          </table:table-cell>
          <table:table-cell table:style-name="ce22" office:value-type="time" office:time-value="PT00H00M01.168171S">
            <text:p>00:00:01,168</text:p>
          </table:table-cell>
          <table:table-cell office:value-type="time" office:time-value="PT00H00M01.18407S">
            <text:p>00:00:01,184</text:p>
          </table:table-cell>
          <table:table-cell office:value-type="time" office:time-value="PT00H00M01.162933S">
            <text:p>00:00:01,163</text:p>
          </table:table-cell>
          <table:table-cell table:style-name="ce22" office:value-type="time" office:time-value="PT00H00M01.151063S">
            <text:p>00:00:01,151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11:.K311])/[.$B$285]" office:value-type="time" office:time-value="PT00H00M01.045S">
            <text:p>00:00:01,045</text:p>
          </table:table-cell>
          <table:table-cell table:style-name="ce22" office:value-type="time" office:time-value="PT00H00M01.06S">
            <text:p>00:00:01,060</text:p>
          </table:table-cell>
          <table:table-cell office:value-type="time" office:time-value="PT00H00M01.06S">
            <text:p>00:00:01,060</text:p>
          </table:table-cell>
          <table:table-cell office:value-type="time" office:time-value="PT00H00M01.02S">
            <text:p>00:00:01,020</text:p>
          </table:table-cell>
          <table:table-cell table:style-name="ce22" office:value-type="time" office:time-value="PT00H00M01.04S">
            <text:p>00:00:01,04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12:.K312])/[.$B$285]" office:value-type="time" office:time-value="PT00H00M00.056723S">
            <text:p>00:00:00,057</text:p>
          </table:table-cell>
          <table:table-cell table:style-name="ce22" office:value-type="time" office:time-value="PT00H00M00.056509S">
            <text:p>00:00:00,057</text:p>
          </table:table-cell>
          <table:table-cell office:value-type="time" office:time-value="PT00H00M00.051302S">
            <text:p>00:00:00,051</text:p>
          </table:table-cell>
          <table:table-cell office:value-type="time" office:time-value="PT00H00M00.062007S">
            <text:p>00:00:00,062</text:p>
          </table:table-cell>
          <table:table-cell table:style-name="ce22" office:value-type="time" office:time-value="PT00H00M00.057074S">
            <text:p>00:00:00,057</text:p>
          </table:table-cell>
          <table:table-cell table:number-columns-repeated="9"/>
        </table:table-row>
        <table:table-row table:style-name="ro1">
          <table:table-cell office:value-type="string">
            <text:p>Q5a</text:p>
          </table:table-cell>
          <table:table-cell office:value-type="string">
            <text:p>elapsed</text:p>
          </table:table-cell>
          <table:table-cell table:formula="of:=SUM([.D313:.K313])/[.$B$285]" office:value-type="time" office:time-value="PT00H00M01.78518S">
            <text:p>00:00:01,785</text:p>
          </table:table-cell>
          <table:table-cell table:style-name="ce22" office:value-type="time" office:time-value="PT00H00M01.705586S">
            <text:p>00:00:01,706</text:p>
          </table:table-cell>
          <table:table-cell table:style-name="ce22" office:value-type="time" office:time-value="PT00H00M01.823835S">
            <text:p>00:00:01,824</text:p>
          </table:table-cell>
          <table:table-cell table:style-name="ce22" office:value-type="time" office:time-value="PT00H00M01.864315S">
            <text:p>00:00:01,864</text:p>
          </table:table-cell>
          <table:table-cell table:style-name="ce22" office:value-type="time" office:time-value="PT00H00M01.746982S">
            <text:p>00:00:01,74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14:.K314])/[.$B$285]" office:value-type="time" office:time-value="PT00H00M01.62S">
            <text:p>00:00:01,620</text:p>
          </table:table-cell>
          <table:table-cell table:style-name="ce22" office:value-type="time" office:time-value="PT00H00M01.62S">
            <text:p>00:00:01,620</text:p>
          </table:table-cell>
          <table:table-cell table:style-name="ce22" office:value-type="time" office:time-value="PT00H00M01.63S">
            <text:p>00:00:01,630</text:p>
          </table:table-cell>
          <table:table-cell table:style-name="ce22" office:value-type="time" office:time-value="PT00H00M01.62S">
            <text:p>00:00:01,620</text:p>
          </table:table-cell>
          <table:table-cell table:style-name="ce22" office:value-type="time" office:time-value="PT00H00M01.61S">
            <text:p>00:00:01,6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15:.K315])/[.$B$285]" office:value-type="time" office:time-value="PT00H00M00.058344S">
            <text:p>00:00:00,058</text:p>
          </table:table-cell>
          <table:table-cell table:style-name="ce22" office:value-type="time" office:time-value="PT00H00M00.047251S">
            <text:p>00:00:00,047</text:p>
          </table:table-cell>
          <table:table-cell table:style-name="ce22" office:value-type="time" office:time-value="PT00H00M00.061044S">
            <text:p>00:00:00,061</text:p>
          </table:table-cell>
          <table:table-cell table:style-name="ce22" office:value-type="time" office:time-value="PT00H00M00.062772S">
            <text:p>00:00:00,063</text:p>
          </table:table-cell>
          <table:table-cell table:style-name="ce22" office:value-type="time" office:time-value="PT00H00M00.06231S">
            <text:p>00:00:00,062</text:p>
          </table:table-cell>
          <table:table-cell table:number-columns-repeated="9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316:.K316])/[.$B$285]" office:value-type="time" office:time-value="PT00H00M09.63139S">
            <text:p>00:00:09,631</text:p>
          </table:table-cell>
          <table:table-cell table:formula="of:=+[.D319]+[.D322]" office:value-type="time" office:time-value="PT00H00M09.415922S">
            <text:p>00:00:09,416</text:p>
          </table:table-cell>
          <table:table-cell table:formula="of:=+[.E319]+[.E322]" office:value-type="time" office:time-value="PT00H00M10.54508S">
            <text:p>00:00:10,545</text:p>
          </table:table-cell>
          <table:table-cell table:formula="of:=+[.F319]+[.F322]" office:value-type="time" office:time-value="PT00H00M09.705635S">
            <text:p>00:00:09,706</text:p>
          </table:table-cell>
          <table:table-cell table:formula="of:=+[.G319]+[.G322]" office:value-type="time" office:time-value="PT00H00M08.858922S">
            <text:p>00:00:08,8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17:.K317])/[.$B$285]" office:value-type="time" office:time-value="PT00H00M07.3375S">
            <text:p>00:00:07,338</text:p>
          </table:table-cell>
          <table:table-cell table:formula="of:=+[.D320]+[.D323]" office:value-type="time" office:time-value="PT00H00M07.39S">
            <text:p>00:00:07,390</text:p>
          </table:table-cell>
          <table:table-cell table:formula="of:=+[.E320]+[.E323]" office:value-type="time" office:time-value="PT00H00M07.47S">
            <text:p>00:00:07,470</text:p>
          </table:table-cell>
          <table:table-cell table:formula="of:=+[.F320]+[.F323]" office:value-type="time" office:time-value="PT00H00M07.23S">
            <text:p>00:00:07,230</text:p>
          </table:table-cell>
          <table:table-cell table:formula="of:=+[.G320]+[.G323]" office:value-type="time" office:time-value="PT00H00M07.26S">
            <text:p>00:00:07,2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18:.K318])/[.$B$285]" office:value-type="time" office:time-value="PT00H00M00.500614S">
            <text:p>00:00:00,501</text:p>
          </table:table-cell>
          <table:table-cell table:formula="of:=+[.D321]+[.D324]" office:value-type="time" office:time-value="PT00H00M00.51075S">
            <text:p>00:00:00,511</text:p>
          </table:table-cell>
          <table:table-cell table:formula="of:=+[.E321]+[.E324]" office:value-type="time" office:time-value="PT00H00M00.489959S">
            <text:p>00:00:00,490</text:p>
          </table:table-cell>
          <table:table-cell table:formula="of:=+[.F321]+[.F324]" office:value-type="time" office:time-value="PT00H00M00.529961S">
            <text:p>00:00:00,530</text:p>
          </table:table-cell>
          <table:table-cell table:formula="of:=+[.G321]+[.G324]" office:value-type="time" office:time-value="PT00H00M00.471787S">
            <text:p>00:00:00,472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tmp1</text:p>
          </table:table-cell>
          <table:table-cell table:style-name="ce32" office:value-type="string">
            <text:p>elapsed</text:p>
          </table:table-cell>
          <table:table-cell table:formula="of:=SUM([.D319:.K319])/[.$B$285]" office:value-type="time" office:time-value="PT00H00M06.413855S">
            <text:p>00:00:06,414</text:p>
          </table:table-cell>
          <table:table-cell office:value-type="time" office:time-value="PT00H00M06.07012S">
            <text:p>00:00:06,070</text:p>
          </table:table-cell>
          <table:table-cell table:style-name="ce22" office:value-type="time" office:time-value="PT00H00M07.350362S">
            <text:p>00:00:07,350</text:p>
          </table:table-cell>
          <table:table-cell table:style-name="ce22" office:value-type="time" office:time-value="PT00H00M06.439619S">
            <text:p>00:00:06,440</text:p>
          </table:table-cell>
          <table:table-cell table:style-name="ce22" office:value-type="time" office:time-value="PT00H00M05.795318S">
            <text:p>00:00:05,795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20:.K320])/[.$B$285]" office:value-type="time" office:time-value="PT00H00M04.295S">
            <text:p>00:00:04,295</text:p>
          </table:table-cell>
          <table:table-cell office:value-type="time" office:time-value="PT00H00M04.25S">
            <text:p>00:00:04,250</text:p>
          </table:table-cell>
          <table:table-cell table:style-name="ce22" office:value-type="time" office:time-value="PT00H00M04.42S">
            <text:p>00:00:04,420</text:p>
          </table:table-cell>
          <table:table-cell table:style-name="ce22" office:value-type="time" office:time-value="PT00H00M04.25S">
            <text:p>00:00:04,250</text:p>
          </table:table-cell>
          <table:table-cell table:style-name="ce22" office:value-type="time" office:time-value="PT00H00M04.26S">
            <text:p>00:00:04,26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21:.K321])/[.$B$285]" office:value-type="time" office:time-value="PT00H00M00.483759S">
            <text:p>00:00:00,484</text:p>
          </table:table-cell>
          <table:table-cell office:value-type="time" office:time-value="PT00H00M00.494091S">
            <text:p>00:00:00,494</text:p>
          </table:table-cell>
          <table:table-cell table:style-name="ce22" office:value-type="time" office:time-value="PT00H00M00.473414S">
            <text:p>00:00:00,473</text:p>
          </table:table-cell>
          <table:table-cell table:style-name="ce22" office:value-type="time" office:time-value="PT00H00M00.512916S">
            <text:p>00:00:00,513</text:p>
          </table:table-cell>
          <table:table-cell table:style-name="ce22" office:value-type="time" office:time-value="PT00H00M00.454616S">
            <text:p>00:00:00,455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res</text:p>
          </table:table-cell>
          <table:table-cell table:style-name="ce32" office:value-type="string">
            <text:p>elapsed</text:p>
          </table:table-cell>
          <table:table-cell table:formula="of:=SUM([.D322:.K322])/[.$B$285]" office:value-type="time" office:time-value="PT00H00M03.217535S">
            <text:p>00:00:03,218</text:p>
          </table:table-cell>
          <table:table-cell office:value-type="time" office:time-value="PT00H00M03.345802S">
            <text:p>00:00:03,346</text:p>
          </table:table-cell>
          <table:table-cell table:style-name="ce22" office:value-type="time" office:time-value="PT00H00M03.194718S">
            <text:p>00:00:03,195</text:p>
          </table:table-cell>
          <table:table-cell table:style-name="ce22" office:value-type="time" office:time-value="PT00H00M03.266016S">
            <text:p>00:00:03,266</text:p>
          </table:table-cell>
          <table:table-cell table:style-name="ce22" office:value-type="time" office:time-value="PT00H00M03.063604S">
            <text:p>00:00:03,064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23:.K323])/[.$B$285]" office:value-type="time" office:time-value="PT00H00M03.0425S">
            <text:p>00:00:03,043</text:p>
          </table:table-cell>
          <table:table-cell office:value-type="time" office:time-value="PT00H00M03.14S">
            <text:p>00:00:03,140</text:p>
          </table:table-cell>
          <table:table-cell table:style-name="ce22" office:value-type="time" office:time-value="PT00H00M03.05S">
            <text:p>00:00:03,050</text:p>
          </table:table-cell>
          <table:table-cell table:style-name="ce22" office:value-type="time" office:time-value="PT00H00M02.98S">
            <text:p>00:00:02,980</text:p>
          </table:table-cell>
          <table:table-cell table:style-name="ce22" office:value-type="time" office:time-value="PT00H00M03S">
            <text:p>00:00:03,00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24:.K324])/[.$B$285]" office:value-type="time" office:time-value="PT00H00M00.016855S">
            <text:p>00:00:00,017</text:p>
          </table:table-cell>
          <table:table-cell office:value-type="time" office:time-value="PT00H00M00.016659S">
            <text:p>00:00:00,017</text:p>
          </table:table-cell>
          <table:table-cell table:style-name="ce22" office:value-type="time" office:time-value="PT00H00M00.016545S">
            <text:p>00:00:00,017</text:p>
          </table:table-cell>
          <table:table-cell table:style-name="ce22" office:value-type="time" office:time-value="PT00H00M00.017045S">
            <text:p>00:00:00,017</text:p>
          </table:table-cell>
          <table:table-cell table:style-name="ce22" office:value-type="time" office:time-value="PT00H00M00.017171S">
            <text:p>00:00:00,017</text:p>
          </table:table-cell>
          <table:table-cell table:number-columns-repeated="9"/>
        </table:table-row>
        <table:table-row table:style-name="ro1">
          <table:table-cell office:value-type="string">
            <text:p>Q6a</text:p>
          </table:table-cell>
          <table:table-cell office:value-type="string">
            <text:p>elapsed</text:p>
          </table:table-cell>
          <table:table-cell table:formula="of:=SUM([.D325:.K325])/[.$B$285]" office:value-type="time" office:time-value="PT00H00M09.681844S">
            <text:p>00:00:09,682</text:p>
          </table:table-cell>
          <table:table-cell table:formula="of:=+[.D328]+[.D331]" office:value-type="time" office:time-value="PT00H00M09.282562S">
            <text:p>00:00:09,283</text:p>
          </table:table-cell>
          <table:table-cell table:formula="of:=+[.E328]+[.E331]" office:value-type="time" office:time-value="PT00H00M10.700509S">
            <text:p>00:00:10,701</text:p>
          </table:table-cell>
          <table:table-cell table:formula="of:=+[.F328]+[.F331]" office:value-type="time" office:time-value="PT00H00M09.713043S">
            <text:p>00:00:09,713</text:p>
          </table:table-cell>
          <table:table-cell table:formula="of:=+[.G328]+[.G331]" office:value-type="time" office:time-value="PT00H00M09.031261S">
            <text:p>00:00:09,0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6:.K326])/[.$B$285]" office:value-type="time" office:time-value="PT00H00M07.3325S">
            <text:p>00:00:07,333</text:p>
          </table:table-cell>
          <table:table-cell table:formula="of:=+[.D329]+[.D332]" office:value-type="time" office:time-value="PT00H00M07.3S">
            <text:p>00:00:07,300</text:p>
          </table:table-cell>
          <table:table-cell table:formula="of:=+[.E329]+[.E332]" office:value-type="time" office:time-value="PT00H00M07.48S">
            <text:p>00:00:07,480</text:p>
          </table:table-cell>
          <table:table-cell table:formula="of:=+[.F329]+[.F332]" office:value-type="time" office:time-value="PT00H00M07.26S">
            <text:p>00:00:07,260</text:p>
          </table:table-cell>
          <table:table-cell table:formula="of:=+[.G329]+[.G332]" office:value-type="time" office:time-value="PT00H00M07.29S">
            <text:p>00:00:07,2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27:.K327])/[.$B$285]" office:value-type="time" office:time-value="PT00H00M00.490915S">
            <text:p>00:00:00,491</text:p>
          </table:table-cell>
          <table:table-cell table:formula="of:=+[.D330]+[.D333]" office:value-type="time" office:time-value="PT00H00M00.501241S">
            <text:p>00:00:00,501</text:p>
          </table:table-cell>
          <table:table-cell table:formula="of:=+[.E330]+[.E333]" office:value-type="time" office:time-value="PT00H00M00.480612S">
            <text:p>00:00:00,481</text:p>
          </table:table-cell>
          <table:table-cell table:formula="of:=+[.F330]+[.F333]" office:value-type="time" office:time-value="PT00H00M00.520219S">
            <text:p>00:00:00,520</text:p>
          </table:table-cell>
          <table:table-cell table:formula="of:=+[.G330]+[.G333]" office:value-type="time" office:time-value="PT00H00M00.461589S">
            <text:p>00:00:00,462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tmp1</text:p>
          </table:table-cell>
          <table:table-cell table:style-name="ce32" office:value-type="string">
            <text:p>elapsed</text:p>
          </table:table-cell>
          <table:table-cell table:formula="of:=SUM([.D328:.K328])/[.$B$285]" office:value-type="time" office:time-value="PT00H00M06.413855S">
            <text:p>00:00:06,414</text:p>
          </table:table-cell>
          <table:table-cell table:style-name="ce22" table:formula="of:=[.D319]" office:value-type="time" office:time-value="PT00H00M06.07012S">
            <text:p>00:00:06,070</text:p>
          </table:table-cell>
          <table:table-cell table:style-name="ce22" table:formula="of:=[.E319]" office:value-type="time" office:time-value="PT00H00M07.350362S">
            <text:p>00:00:07,350</text:p>
          </table:table-cell>
          <table:table-cell table:style-name="ce22" table:formula="of:=[.F319]" office:value-type="time" office:time-value="PT00H00M06.439619S">
            <text:p>00:00:06,440</text:p>
          </table:table-cell>
          <table:table-cell table:style-name="ce22" table:formula="of:=[.G319]" office:value-type="time" office:time-value="PT00H00M05.795318S">
            <text:p>00:00:05,795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29:.K329])/[.$B$285]" office:value-type="time" office:time-value="PT00H00M04.295S">
            <text:p>00:00:04,295</text:p>
          </table:table-cell>
          <table:table-cell table:style-name="ce22" table:formula="of:=[.D320]" office:value-type="time" office:time-value="PT00H00M04.25S">
            <text:p>00:00:04,250</text:p>
          </table:table-cell>
          <table:table-cell table:style-name="ce22" table:formula="of:=[.E320]" office:value-type="time" office:time-value="PT00H00M04.42S">
            <text:p>00:00:04,420</text:p>
          </table:table-cell>
          <table:table-cell table:style-name="ce22" table:formula="of:=[.F320]" office:value-type="time" office:time-value="PT00H00M04.25S">
            <text:p>00:00:04,250</text:p>
          </table:table-cell>
          <table:table-cell table:style-name="ce22" table:formula="of:=[.G320]" office:value-type="time" office:time-value="PT00H00M04.26S">
            <text:p>00:00:04,26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30:.K330])/[.$B$285]" office:value-type="time" office:time-value="PT00H00M00.483759S">
            <text:p>00:00:00,484</text:p>
          </table:table-cell>
          <table:table-cell table:style-name="ce22" table:formula="of:=[.D321]" office:value-type="time" office:time-value="PT00H00M00.494091S">
            <text:p>00:00:00,494</text:p>
          </table:table-cell>
          <table:table-cell table:style-name="ce22" table:formula="of:=[.E321]" office:value-type="time" office:time-value="PT00H00M00.473414S">
            <text:p>00:00:00,473</text:p>
          </table:table-cell>
          <table:table-cell table:style-name="ce22" table:formula="of:=[.F321]" office:value-type="time" office:time-value="PT00H00M00.512916S">
            <text:p>00:00:00,513</text:p>
          </table:table-cell>
          <table:table-cell table:style-name="ce22" table:formula="of:=[.G321]" office:value-type="time" office:time-value="PT00H00M00.454616S">
            <text:p>00:00:00,455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ares</text:p>
          </table:table-cell>
          <table:table-cell table:style-name="ce32" office:value-type="string">
            <text:p>elapsed</text:p>
          </table:table-cell>
          <table:table-cell table:formula="of:=SUM([.D331:.K331])/[.$B$285]" office:value-type="time" office:time-value="PT00H00M03.267989S">
            <text:p>00:00:03,268</text:p>
          </table:table-cell>
          <table:table-cell office:value-type="time" office:time-value="PT00H00M03.212442S">
            <text:p>00:00:03,212</text:p>
          </table:table-cell>
          <table:table-cell table:style-name="ce22" office:value-type="time" office:time-value="PT00H00M03.350147S">
            <text:p>00:00:03,350</text:p>
          </table:table-cell>
          <table:table-cell table:style-name="ce22" office:value-type="time" office:time-value="PT00H00M03.273424S">
            <text:p>00:00:03,273</text:p>
          </table:table-cell>
          <table:table-cell table:style-name="ce22" office:value-type="time" office:time-value="PT00H00M03.235943S">
            <text:p>00:00:03,236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32:.K332])/[.$B$285]" office:value-type="time" office:time-value="PT00H00M03.0375S">
            <text:p>00:00:03,038</text:p>
          </table:table-cell>
          <table:table-cell office:value-type="time" office:time-value="PT00H00M03.05S">
            <text:p>00:00:03,050</text:p>
          </table:table-cell>
          <table:table-cell table:style-name="ce22" office:value-type="time" office:time-value="PT00H00M03.06S">
            <text:p>00:00:03,060</text:p>
          </table:table-cell>
          <table:table-cell table:style-name="ce22" office:value-type="time" office:time-value="PT00H00M03.01S">
            <text:p>00:00:03,010</text:p>
          </table:table-cell>
          <table:table-cell table:style-name="ce22" office:value-type="time" office:time-value="PT00H00M03.03S">
            <text:p>00:00:03,03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33:.K333])/[.$B$285]" office:value-type="time" office:time-value="PT00H00M00.007156S">
            <text:p>00:00:00,007</text:p>
          </table:table-cell>
          <table:table-cell office:value-type="time" office:time-value="PT00H00M00.00715S">
            <text:p>00:00:00,007</text:p>
          </table:table-cell>
          <table:table-cell table:style-name="ce22" office:value-type="time" office:time-value="PT00H00M00.007198S">
            <text:p>00:00:00,007</text:p>
          </table:table-cell>
          <table:table-cell table:style-name="ce22" office:value-type="time" office:time-value="PT00H00M00.007303S">
            <text:p>00:00:00,007</text:p>
          </table:table-cell>
          <table:table-cell table:style-name="ce22" office:value-type="time" office:time-value="PT00H00M00.006973S">
            <text:p>00:00:00,007</text:p>
          </table:table-cell>
          <table:table-cell table:number-columns-repeated="9"/>
        </table:table-row>
        <table:table-row table:style-name="ro1">
          <table:table-cell office:value-type="string">
            <text:p>Q6b</text:p>
          </table:table-cell>
          <table:table-cell office:value-type="string">
            <text:p>elapsed</text:p>
          </table:table-cell>
          <table:table-cell table:formula="of:=SUM([.D334:.K334])/[.$B$285]" office:value-type="time" office:time-value="PT00H00M07.955477S">
            <text:p>00:00:07,955</text:p>
          </table:table-cell>
          <table:table-cell table:formula="of:=+[.D337]+[.D340]" office:value-type="time" office:time-value="PT00H00M07.799474S">
            <text:p>00:00:07,799</text:p>
          </table:table-cell>
          <table:table-cell table:formula="of:=+[.E337]+[.E340]" office:value-type="time" office:time-value="PT00H00M08.171034S">
            <text:p>00:00:08,171</text:p>
          </table:table-cell>
          <table:table-cell table:formula="of:=+[.F337]+[.F340]" office:value-type="time" office:time-value="PT00H00M08.200587S">
            <text:p>00:00:08,201</text:p>
          </table:table-cell>
          <table:table-cell table:formula="of:=+[.G337]+[.G340]" office:value-type="time" office:time-value="PT00H00M07.650813S">
            <text:p>00:00:07,6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35:.K335])/[.$B$285]" office:value-type="time" office:time-value="PT00H00M06.8925S">
            <text:p>00:00:06,893</text:p>
          </table:table-cell>
          <table:table-cell table:formula="of:=+[.D338]+[.D341]" office:value-type="time" office:time-value="PT00H00M06.84S">
            <text:p>00:00:06,840</text:p>
          </table:table-cell>
          <table:table-cell table:formula="of:=+[.E338]+[.E341]" office:value-type="time" office:time-value="PT00H00M06.91S">
            <text:p>00:00:06,910</text:p>
          </table:table-cell>
          <table:table-cell table:formula="of:=+[.F338]+[.F341]" office:value-type="time" office:time-value="PT00H00M07.02S">
            <text:p>00:00:07,020</text:p>
          </table:table-cell>
          <table:table-cell table:formula="of:=+[.G338]+[.G341]" office:value-type="time" office:time-value="PT00H00M06.8S">
            <text:p>00:00:06,8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6:.K336])/[.$B$285]" office:value-type="time" office:time-value="PT00H00M00.359179S">
            <text:p>00:00:00,359</text:p>
          </table:table-cell>
          <table:table-cell table:formula="of:=+[.D339]+[.D342]" office:value-type="time" office:time-value="PT00H00M00.467817S">
            <text:p>00:00:00,468</text:p>
          </table:table-cell>
          <table:table-cell table:formula="of:=+[.E339]+[.E342]" office:value-type="time" office:time-value="PT00H00M00.463806S">
            <text:p>00:00:00,464</text:p>
          </table:table-cell>
          <table:table-cell table:formula="of:=+[.F339]+[.F342]" office:value-type="time" office:time-value="PT00H00M00.06208S">
            <text:p>00:00:00,062</text:p>
          </table:table-cell>
          <table:table-cell table:formula="of:=+[.G339]+[.G342]" office:value-type="time" office:time-value="PT00H00M00.443011S">
            <text:p>00:00:00,443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btmp1</text:p>
          </table:table-cell>
          <table:table-cell table:style-name="ce32" office:value-type="string">
            <text:p>elapsed</text:p>
          </table:table-cell>
          <table:table-cell table:formula="of:=SUM([.D337:.K337])/[.$B$285]" office:value-type="time" office:time-value="PT00H00M05.106966S">
            <text:p>00:00:05,107</text:p>
          </table:table-cell>
          <table:table-cell table:style-name="ce22" office:value-type="time" office:time-value="PT00H00M05.066245S">
            <text:p>00:00:05,066</text:p>
          </table:table-cell>
          <table:table-cell table:style-name="ce22" office:value-type="time" office:time-value="PT00H00M05.210071S">
            <text:p>00:00:05,210</text:p>
          </table:table-cell>
          <table:table-cell table:style-name="ce22" office:value-type="time" office:time-value="PT00H00M05.274568S">
            <text:p>00:00:05,275</text:p>
          </table:table-cell>
          <table:table-cell table:style-name="ce22" office:value-type="time" office:time-value="PT00H00M04.876981S">
            <text:p>00:00:04,877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38:.K338])/[.$B$285]" office:value-type="time" office:time-value="PT00H00M04.1575S">
            <text:p>00:00:04,158</text:p>
          </table:table-cell>
          <table:table-cell table:number-columns-repeated="2" table:style-name="ce22" office:value-type="time" office:time-value="PT00H00M04.16S">
            <text:p>00:00:04,160</text:p>
          </table:table-cell>
          <table:table-cell table:style-name="ce22" office:value-type="time" office:time-value="PT00H00M04.24S">
            <text:p>00:00:04,240</text:p>
          </table:table-cell>
          <table:table-cell table:style-name="ce22" office:value-type="time" office:time-value="PT00H00M04.07S">
            <text:p>00:00:04,0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39:.K339])/[.$B$285]" office:value-type="time" office:time-value="PT00H00M00.342741S">
            <text:p>00:00:00,343</text:p>
          </table:table-cell>
          <table:table-cell table:style-name="ce22" office:value-type="time" office:time-value="PT00H00M00.451277S">
            <text:p>00:00:00,451</text:p>
          </table:table-cell>
          <table:table-cell table:style-name="ce22" office:value-type="time" office:time-value="PT00H00M00.447352S">
            <text:p>00:00:00,447</text:p>
          </table:table-cell>
          <table:table-cell table:style-name="ce22" office:value-type="time" office:time-value="PT00H00M00.045739S">
            <text:p>00:00:00,046</text:p>
          </table:table-cell>
          <table:table-cell table:style-name="ce22" office:value-type="time" office:time-value="PT00H00M00.426597S">
            <text:p>00:00:00,427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bres</text:p>
          </table:table-cell>
          <table:table-cell table:style-name="ce32" office:value-type="string">
            <text:p>elapsed</text:p>
          </table:table-cell>
          <table:table-cell table:formula="of:=SUM([.D340:.K340])/[.$B$285]" office:value-type="time" office:time-value="PT00H00M02.848511S">
            <text:p>00:00:02,849</text:p>
          </table:table-cell>
          <table:table-cell table:style-name="ce22" office:value-type="time" office:time-value="PT00H00M02.733229S">
            <text:p>00:00:02,733</text:p>
          </table:table-cell>
          <table:table-cell table:style-name="ce22" office:value-type="time" office:time-value="PT00H00M02.960963S">
            <text:p>00:00:02,961</text:p>
          </table:table-cell>
          <table:table-cell table:style-name="ce22" office:value-type="time" office:time-value="PT00H00M02.926019S">
            <text:p>00:00:02,926</text:p>
          </table:table-cell>
          <table:table-cell table:style-name="ce22" office:value-type="time" office:time-value="PT00H00M02.773832S">
            <text:p>00:00:02,774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41:.K341])/[.$B$285]" office:value-type="time" office:time-value="PT00H00M02.735S">
            <text:p>00:00:02,735</text:p>
          </table:table-cell>
          <table:table-cell table:style-name="ce22" office:value-type="time" office:time-value="PT00H00M02.68S">
            <text:p>00:00:02,680</text:p>
          </table:table-cell>
          <table:table-cell table:style-name="ce22" office:value-type="time" office:time-value="PT00H00M02.75S">
            <text:p>00:00:02,750</text:p>
          </table:table-cell>
          <table:table-cell table:style-name="ce22" office:value-type="time" office:time-value="PT00H00M02.78S">
            <text:p>00:00:02,780</text:p>
          </table:table-cell>
          <table:table-cell table:style-name="ce22" office:value-type="time" office:time-value="PT00H00M02.73S">
            <text:p>00:00:02,73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42:.K342])/[.$B$285]" office:value-type="time" office:time-value="PT00H00M00.016437S">
            <text:p>00:00:00,016</text:p>
          </table:table-cell>
          <table:table-cell table:style-name="ce22" office:value-type="time" office:time-value="PT00H00M00.01654S">
            <text:p>00:00:00,017</text:p>
          </table:table-cell>
          <table:table-cell table:style-name="ce22" office:value-type="time" office:time-value="PT00H00M00.016454S">
            <text:p>00:00:00,016</text:p>
          </table:table-cell>
          <table:table-cell table:style-name="ce22" office:value-type="time" office:time-value="PT00H00M00.016341S">
            <text:p>00:00:00,016</text:p>
          </table:table-cell>
          <table:table-cell table:style-name="ce22" office:value-type="time" office:time-value="PT00H00M00.016414S">
            <text:p>00:00:00,016</text:p>
          </table:table-cell>
          <table:table-cell table:number-columns-repeated="9"/>
        </table:table-row>
        <table:table-row table:style-name="ro1">
          <table:table-cell office:value-type="string">
            <text:p>Q6c</text:p>
          </table:table-cell>
          <table:table-cell office:value-type="string">
            <text:p>elapsed</text:p>
          </table:table-cell>
          <table:table-cell table:formula="of:=SUM([.D343:.K343])/[.$B$285]" office:value-type="time" office:time-value="PT00H00M29.990222S">
            <text:p>00:00:29,990</text:p>
          </table:table-cell>
          <table:table-cell table:formula="of:=+[.D346]+[.D349]" office:value-type="time" office:time-value="PT00H00M29.007534S">
            <text:p>00:00:29,008</text:p>
          </table:table-cell>
          <table:table-cell table:formula="of:=+[.E346]+[.E349]" office:value-type="time" office:time-value="PT00H00M29.025316S">
            <text:p>00:00:29,025</text:p>
          </table:table-cell>
          <table:table-cell table:formula="of:=+[.F346]+[.F349]" office:value-type="time" office:time-value="PT00H00M31.85905S">
            <text:p>00:00:31,859</text:p>
          </table:table-cell>
          <table:table-cell table:formula="of:=+[.G346]+[.G349]" office:value-type="time" office:time-value="PT00H00M30.068989S">
            <text:p>00:00:30,0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44:.K344])/[.$B$285]" office:value-type="time" office:time-value="PT00H00M26.9825S">
            <text:p>00:00:26,983</text:p>
          </table:table-cell>
          <table:table-cell table:formula="of:=+[.D347]+[.D350]" office:value-type="time" office:time-value="PT00H00M26.63S">
            <text:p>00:00:26,630</text:p>
          </table:table-cell>
          <table:table-cell table:formula="of:=+[.E347]+[.E350]" office:value-type="time" office:time-value="PT00H00M26.67S">
            <text:p>00:00:26,670</text:p>
          </table:table-cell>
          <table:table-cell table:formula="of:=+[.F347]+[.F350]" office:value-type="time" office:time-value="PT00H00M27.43S">
            <text:p>00:00:27,430</text:p>
          </table:table-cell>
          <table:table-cell table:formula="of:=+[.G347]+[.G350]" office:value-type="time" office:time-value="PT00H00M27.2S">
            <text:p>00:00:27,2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45:.K345])/[.$B$285]" office:value-type="time" office:time-value="PT00H00M00.587229S">
            <text:p>00:00:00,587</text:p>
          </table:table-cell>
          <table:table-cell table:formula="of:=+[.D348]+[.D351]" office:value-type="time" office:time-value="PT00H00M00.582023S">
            <text:p>00:00:00,582</text:p>
          </table:table-cell>
          <table:table-cell table:formula="of:=+[.E348]+[.E351]" office:value-type="time" office:time-value="PT00H00M00.592658S">
            <text:p>00:00:00,593</text:p>
          </table:table-cell>
          <table:table-cell table:formula="of:=+[.F348]+[.F351]" office:value-type="time" office:time-value="PT00H00M00.607933S">
            <text:p>00:00:00,608</text:p>
          </table:table-cell>
          <table:table-cell table:formula="of:=+[.G348]+[.G351]" office:value-type="time" office:time-value="PT00H00M00.5663S">
            <text:p>00:00:00,566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ctmp1</text:p>
          </table:table-cell>
          <table:table-cell table:style-name="ce32" office:value-type="string">
            <text:p>elapsed</text:p>
          </table:table-cell>
          <table:table-cell table:formula="of:=SUM([.D346:.K346])/[.$B$285]" office:value-type="time" office:time-value="PT00H00M10.617861S">
            <text:p>00:00:10,618</text:p>
          </table:table-cell>
          <table:table-cell office:value-type="time" office:time-value="PT00H00M10.313333S">
            <text:p>00:00:10,313</text:p>
          </table:table-cell>
          <table:table-cell table:style-name="ce22" office:value-type="time" office:time-value="PT00H00M10.347128S">
            <text:p>00:00:10,347</text:p>
          </table:table-cell>
          <table:table-cell office:value-type="time" office:time-value="PT00H00M11.071785S">
            <text:p>00:00:11,072</text:p>
          </table:table-cell>
          <table:table-cell table:style-name="ce22" office:value-type="time" office:time-value="PT00H00M10.739196S">
            <text:p>00:00:10,739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47:.K347])/[.$B$285]" office:value-type="time" office:time-value="PT00H00M09.165S">
            <text:p>00:00:09,165</text:p>
          </table:table-cell>
          <table:table-cell office:value-type="time" office:time-value="PT00H00M09.08S">
            <text:p>00:00:09,080</text:p>
          </table:table-cell>
          <table:table-cell table:style-name="ce22" office:value-type="time" office:time-value="PT00H00M09.09S">
            <text:p>00:00:09,090</text:p>
          </table:table-cell>
          <table:table-cell office:value-type="time" office:time-value="PT00H00M09.27S">
            <text:p>00:00:09,270</text:p>
          </table:table-cell>
          <table:table-cell table:style-name="ce22" office:value-type="time" office:time-value="PT00H00M09.22S">
            <text:p>00:00:09,22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48:.K348])/[.$B$285]" office:value-type="time" office:time-value="PT00H00M00.57118S">
            <text:p>00:00:00,571</text:p>
          </table:table-cell>
          <table:table-cell office:value-type="time" office:time-value="PT00H00M00.566778S">
            <text:p>00:00:00,567</text:p>
          </table:table-cell>
          <table:table-cell table:style-name="ce22" office:value-type="time" office:time-value="PT00H00M00.576924S">
            <text:p>00:00:00,577</text:p>
          </table:table-cell>
          <table:table-cell office:value-type="time" office:time-value="PT00H00M00.590733S">
            <text:p>00:00:00,591</text:p>
          </table:table-cell>
          <table:table-cell table:style-name="ce22" office:value-type="time" office:time-value="PT00H00M00.550286S">
            <text:p>00:00:00,550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cres</text:p>
          </table:table-cell>
          <table:table-cell table:style-name="ce32" office:value-type="string">
            <text:p>elapsed</text:p>
          </table:table-cell>
          <table:table-cell table:formula="of:=SUM([.D349:.K349])/[.$B$285]" office:value-type="time" office:time-value="PT00H00M19.372362S">
            <text:p>00:00:19,372</text:p>
          </table:table-cell>
          <table:table-cell office:value-type="time" office:time-value="PT00H00M18.694201S">
            <text:p>00:00:18,694</text:p>
          </table:table-cell>
          <table:table-cell table:style-name="ce22" office:value-type="time" office:time-value="PT00H00M18.678188S">
            <text:p>00:00:18,678</text:p>
          </table:table-cell>
          <table:table-cell office:value-type="time" office:time-value="PT00H00M20.787265S">
            <text:p>00:00:20,787</text:p>
          </table:table-cell>
          <table:table-cell table:style-name="ce22" office:value-type="time" office:time-value="PT00H00M19.329793S">
            <text:p>00:00:19,33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50:.K350])/[.$B$285]" office:value-type="time" office:time-value="PT00H00M17.8175S">
            <text:p>00:00:17,818</text:p>
          </table:table-cell>
          <table:table-cell office:value-type="time" office:time-value="PT00H00M17.55S">
            <text:p>00:00:17,550</text:p>
          </table:table-cell>
          <table:table-cell table:style-name="ce22" office:value-type="time" office:time-value="PT00H00M17.58S">
            <text:p>00:00:17,580</text:p>
          </table:table-cell>
          <table:table-cell office:value-type="time" office:time-value="PT00H00M18.16S">
            <text:p>00:00:18,160</text:p>
          </table:table-cell>
          <table:table-cell table:style-name="ce22" office:value-type="time" office:time-value="PT00H00M17.98S">
            <text:p>00:00:17,98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51:.K351])/[.$B$285]" office:value-type="time" office:time-value="PT00H00M00.016048S">
            <text:p>00:00:00,016</text:p>
          </table:table-cell>
          <table:table-cell office:value-type="time" office:time-value="PT00H00M00.015245S">
            <text:p>00:00:00,015</text:p>
          </table:table-cell>
          <table:table-cell table:style-name="ce22" office:value-type="time" office:time-value="PT00H00M00.015734S">
            <text:p>00:00:00,016</text:p>
          </table:table-cell>
          <table:table-cell office:value-type="time" office:time-value="PT00H00M00.0172S">
            <text:p>00:00:00,017</text:p>
          </table:table-cell>
          <table:table-cell table:style-name="ce22" office:value-type="time" office:time-value="PT00H00M00.016014S">
            <text:p>00:00:00,016</text:p>
          </table:table-cell>
          <table:table-cell table:number-columns-repeated="9"/>
        </table:table-row>
        <table:table-row table:style-name="ro1">
          <table:table-cell office:value-type="string">
            <text:p>Q6d</text:p>
          </table:table-cell>
          <table:table-cell office:value-type="string">
            <text:p>elapsed</text:p>
          </table:table-cell>
          <table:table-cell table:formula="of:=SUM([.D352:.K352])/[.$B$285]" office:value-type="time" office:time-value="PT00H00M31.17374S">
            <text:p>00:00:31,174</text:p>
          </table:table-cell>
          <table:table-cell table:formula="of:=+[.D355]+[.D358]" office:value-type="time" office:time-value="PT00H00M30.126106S">
            <text:p>00:00:30,126</text:p>
          </table:table-cell>
          <table:table-cell table:formula="of:=+[.E355]+[.E358]" office:value-type="time" office:time-value="PT00H00M29.369971S">
            <text:p>00:00:29,370</text:p>
          </table:table-cell>
          <table:table-cell table:formula="of:=+[.F355]+[.F358]" office:value-type="time" office:time-value="PT00H00M32.428348S">
            <text:p>00:00:32,428</text:p>
          </table:table-cell>
          <table:table-cell table:formula="of:=+[.G355]+[.G358]" office:value-type="time" office:time-value="PT00H00M32.770536S">
            <text:p>00:00:32,7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53:.K353])/[.$B$285]" office:value-type="time" office:time-value="PT00H00M27.405S">
            <text:p>00:00:27,405</text:p>
          </table:table-cell>
          <table:table-cell table:formula="of:=+[.D356]+[.D359]" office:value-type="time" office:time-value="PT00H00M27.22S">
            <text:p>00:00:27,220</text:p>
          </table:table-cell>
          <table:table-cell table:formula="of:=+[.E356]+[.E359]" office:value-type="time" office:time-value="PT00H00M26.84S">
            <text:p>00:00:26,840</text:p>
          </table:table-cell>
          <table:table-cell table:formula="of:=+[.F356]+[.F359]" office:value-type="time" office:time-value="PT00H00M27.9S">
            <text:p>00:00:27,900</text:p>
          </table:table-cell>
          <table:table-cell table:formula="of:=+[.G356]+[.G359]" office:value-type="time" office:time-value="PT00H00M27.66S">
            <text:p>00:00:27,6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54:.K354])/[.$B$285]" office:value-type="time" office:time-value="PT00H00M00.605197S">
            <text:p>00:00:00,605</text:p>
          </table:table-cell>
          <table:table-cell table:formula="of:=+[.D357]+[.D360]" office:value-type="time" office:time-value="PT00H00M00.572878S">
            <text:p>00:00:00,573</text:p>
          </table:table-cell>
          <table:table-cell table:formula="of:=+[.E357]+[.E360]" office:value-type="time" office:time-value="PT00H00M00.583056S">
            <text:p>00:00:00,583</text:p>
          </table:table-cell>
          <table:table-cell table:formula="of:=+[.F357]+[.F360]" office:value-type="time" office:time-value="PT00H00M00.596968S">
            <text:p>00:00:00,597</text:p>
          </table:table-cell>
          <table:table-cell table:formula="of:=+[.G357]+[.G360]" office:value-type="time" office:time-value="PT00H00M00.667886S">
            <text:p>00:00:00,668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ctmp1</text:p>
          </table:table-cell>
          <table:table-cell table:style-name="ce32" office:value-type="string">
            <text:p>elapsed</text:p>
          </table:table-cell>
          <table:table-cell table:formula="of:=SUM([.D355:.K355])/[.$B$285]" office:value-type="time" office:time-value="PT00H00M10.617861S">
            <text:p>00:00:10,618</text:p>
          </table:table-cell>
          <table:table-cell table:style-name="ce22" table:formula="of:=[.D346]" office:value-type="time" office:time-value="PT00H00M10.313333S">
            <text:p>00:00:10,313</text:p>
          </table:table-cell>
          <table:table-cell table:style-name="ce22" table:formula="of:=[.E346]" office:value-type="time" office:time-value="PT00H00M10.347128S">
            <text:p>00:00:10,347</text:p>
          </table:table-cell>
          <table:table-cell table:style-name="ce22" table:formula="of:=[.F346]" office:value-type="time" office:time-value="PT00H00M11.071785S">
            <text:p>00:00:11,072</text:p>
          </table:table-cell>
          <table:table-cell table:style-name="ce22" table:formula="of:=[.G346]" office:value-type="time" office:time-value="PT00H00M10.739196S">
            <text:p>00:00:10,739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56:.K356])/[.$B$285]" office:value-type="time" office:time-value="PT00H00M09.165S">
            <text:p>00:00:09,165</text:p>
          </table:table-cell>
          <table:table-cell table:style-name="ce22" table:formula="of:=[.D347]" office:value-type="time" office:time-value="PT00H00M09.08S">
            <text:p>00:00:09,080</text:p>
          </table:table-cell>
          <table:table-cell table:style-name="ce22" table:formula="of:=[.E347]" office:value-type="time" office:time-value="PT00H00M09.09S">
            <text:p>00:00:09,090</text:p>
          </table:table-cell>
          <table:table-cell table:style-name="ce22" table:formula="of:=[.F347]" office:value-type="time" office:time-value="PT00H00M09.27S">
            <text:p>00:00:09,270</text:p>
          </table:table-cell>
          <table:table-cell table:style-name="ce22" table:formula="of:=[.G347]" office:value-type="time" office:time-value="PT00H00M09.22S">
            <text:p>00:00:09,22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57:.K357])/[.$B$285]" office:value-type="time" office:time-value="PT00H00M00.57118S">
            <text:p>00:00:00,571</text:p>
          </table:table-cell>
          <table:table-cell table:style-name="ce22" table:formula="of:=[.D348]" office:value-type="time" office:time-value="PT00H00M00.566778S">
            <text:p>00:00:00,567</text:p>
          </table:table-cell>
          <table:table-cell table:style-name="ce22" table:formula="of:=[.E348]" office:value-type="time" office:time-value="PT00H00M00.576924S">
            <text:p>00:00:00,577</text:p>
          </table:table-cell>
          <table:table-cell table:style-name="ce22" table:formula="of:=[.F348]" office:value-type="time" office:time-value="PT00H00M00.590733S">
            <text:p>00:00:00,591</text:p>
          </table:table-cell>
          <table:table-cell table:style-name="ce22" table:formula="of:=[.G348]" office:value-type="time" office:time-value="PT00H00M00.550286S">
            <text:p>00:00:00,550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6dres</text:p>
          </table:table-cell>
          <table:table-cell table:style-name="ce32" office:value-type="string">
            <text:p>elapsed</text:p>
          </table:table-cell>
          <table:table-cell table:formula="of:=SUM([.D358:.K358])/[.$B$285]" office:value-type="time" office:time-value="PT00H00M20.55588S">
            <text:p>00:00:20,556</text:p>
          </table:table-cell>
          <table:table-cell office:value-type="time" office:time-value="PT00H00M19.812773S">
            <text:p>00:00:19,813</text:p>
          </table:table-cell>
          <table:table-cell office:value-type="time" office:time-value="PT00H00M19.022843S">
            <text:p>00:00:19,023</text:p>
          </table:table-cell>
          <table:table-cell office:value-type="time" office:time-value="PT00H00M21.356563S">
            <text:p>00:00:21,357</text:p>
          </table:table-cell>
          <table:table-cell table:style-name="ce22" office:value-type="time" office:time-value="PT00H00M22.03134S">
            <text:p>00:00:22,031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59:.K359])/[.$B$285]" office:value-type="time" office:time-value="PT00H00M18.24S">
            <text:p>00:00:18,240</text:p>
          </table:table-cell>
          <table:table-cell office:value-type="time" office:time-value="PT00H00M18.14S">
            <text:p>00:00:18,140</text:p>
          </table:table-cell>
          <table:table-cell office:value-type="time" office:time-value="PT00H00M17.75S">
            <text:p>00:00:17,750</text:p>
          </table:table-cell>
          <table:table-cell office:value-type="time" office:time-value="PT00H00M18.63S">
            <text:p>00:00:18,630</text:p>
          </table:table-cell>
          <table:table-cell table:style-name="ce22" office:value-type="time" office:time-value="PT00H00M18.44S">
            <text:p>00:00:18,44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60:.K360])/[.$B$285]" office:value-type="time" office:time-value="PT00H00M00.034017S">
            <text:p>00:00:00,034</text:p>
          </table:table-cell>
          <table:table-cell office:value-type="time" office:time-value="PT00H00M00.0061S">
            <text:p>00:00:00,006</text:p>
          </table:table-cell>
          <table:table-cell office:value-type="time" office:time-value="PT00H00M00.006132S">
            <text:p>00:00:00,006</text:p>
          </table:table-cell>
          <table:table-cell office:value-type="time" office:time-value="PT00H00M00.006235S">
            <text:p>00:00:00,006</text:p>
          </table:table-cell>
          <table:table-cell table:style-name="ce22" office:value-type="time" office:time-value="PT00H00M00.1176S">
            <text:p>00:00:00,118</text:p>
          </table:table-cell>
          <table:table-cell table:number-columns-repeated="9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361:.K361])/[.$B$285]" office:value-type="time" office:time-value="PT00H00M19.373694S">
            <text:p>00:00:19,374</text:p>
          </table:table-cell>
          <table:table-cell table:formula="of:=+[.D364]+[.D367]" office:value-type="time" office:time-value="PT00H00M18.061015S">
            <text:p>00:00:18,061</text:p>
          </table:table-cell>
          <table:table-cell table:formula="of:=+[.E364]+[.E367]" office:value-type="time" office:time-value="PT00H00M18.575342S">
            <text:p>00:00:18,575</text:p>
          </table:table-cell>
          <table:table-cell table:formula="of:=+[.F364]+[.F367]" office:value-type="time" office:time-value="PT00H00M21.102188S">
            <text:p>00:00:21,102</text:p>
          </table:table-cell>
          <table:table-cell table:formula="of:=+[.G364]+[.G367]" office:value-type="time" office:time-value="PT00H00M19.75623S">
            <text:p>00:00:19,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62:.K362])/[.$B$285]" office:value-type="time" office:time-value="PT00H00M04.3375S">
            <text:p>00:00:04,338</text:p>
          </table:table-cell>
          <table:table-cell table:formula="of:=+[.D365]+[.D368]" office:value-type="time" office:time-value="PT00H00M04.16S">
            <text:p>00:00:04,160</text:p>
          </table:table-cell>
          <table:table-cell table:formula="of:=+[.E365]+[.E368]" office:value-type="time" office:time-value="PT00H00M04.48S">
            <text:p>00:00:04,480</text:p>
          </table:table-cell>
          <table:table-cell table:formula="of:=+[.F365]+[.F368]" office:value-type="time" office:time-value="PT00H00M04.35S">
            <text:p>00:00:04,350</text:p>
          </table:table-cell>
          <table:table-cell table:formula="of:=+[.G365]+[.G368]" office:value-type="time" office:time-value="PT00H00M04.36S">
            <text:p>00:00:04,3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63:.K363])/[.$B$285]" office:value-type="time" office:time-value="PT00H00M00.081101S">
            <text:p>00:00:00,081</text:p>
          </table:table-cell>
          <table:table-cell table:formula="of:=+[.D366]+[.D369]" office:value-type="time" office:time-value="PT00H00M00.058711S">
            <text:p>00:00:00,059</text:p>
          </table:table-cell>
          <table:table-cell table:formula="of:=+[.E366]+[.E369]" office:value-type="time" office:time-value="PT00H00M00.088944S">
            <text:p>00:00:00,089</text:p>
          </table:table-cell>
          <table:table-cell table:formula="of:=+[.F366]+[.F369]" office:value-type="time" office:time-value="PT00H00M00.097066S">
            <text:p>00:00:00,097</text:p>
          </table:table-cell>
          <table:table-cell table:formula="of:=+[.G366]+[.G369]" office:value-type="time" office:time-value="PT00H00M00.079682S">
            <text:p>00:00:00,080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7tmp1</text:p>
          </table:table-cell>
          <table:table-cell table:style-name="ce32" office:value-type="string">
            <text:p>elapsed</text:p>
          </table:table-cell>
          <table:table-cell table:formula="of:=SUM([.D364:.K364])/[.$B$285]" office:value-type="time" office:time-value="PT00H00M18.631921S">
            <text:p>00:00:18,632</text:p>
          </table:table-cell>
          <table:table-cell table:style-name="ce22" office:value-type="time" office:time-value="PT00H00M17.407368S">
            <text:p>00:00:17,407</text:p>
          </table:table-cell>
          <table:table-cell table:style-name="ce22" office:value-type="time" office:time-value="PT00H00M17.877017S">
            <text:p>00:00:17,877</text:p>
          </table:table-cell>
          <table:table-cell table:style-name="ce22" office:value-type="time" office:time-value="PT00H00M20.116509S">
            <text:p>00:00:20,117</text:p>
          </table:table-cell>
          <table:table-cell table:style-name="ce22" office:value-type="time" office:time-value="PT00H00M19.126788S">
            <text:p>00:00:19,127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65:.K365])/[.$B$285]" office:value-type="time" office:time-value="PT00H00M03.7525S">
            <text:p>00:00:03,753</text:p>
          </table:table-cell>
          <table:table-cell table:style-name="ce22" office:value-type="time" office:time-value="PT00H00M03.59S">
            <text:p>00:00:03,590</text:p>
          </table:table-cell>
          <table:table-cell table:style-name="ce22" office:value-type="time" office:time-value="PT00H00M03.88S">
            <text:p>00:00:03,880</text:p>
          </table:table-cell>
          <table:table-cell table:style-name="ce22" office:value-type="time" office:time-value="PT00H00M03.75S">
            <text:p>00:00:03,750</text:p>
          </table:table-cell>
          <table:table-cell table:style-name="ce22" office:value-type="time" office:time-value="PT00H00M03.79S">
            <text:p>00:00:03,79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66:.K366])/[.$B$285]" office:value-type="time" office:time-value="PT00H00M00.070806S">
            <text:p>00:00:00,071</text:p>
          </table:table-cell>
          <table:table-cell table:style-name="ce22" office:value-type="time" office:time-value="PT00H00M00.048809S">
            <text:p>00:00:00,049</text:p>
          </table:table-cell>
          <table:table-cell table:style-name="ce22" office:value-type="time" office:time-value="PT00H00M00.078712S">
            <text:p>00:00:00,079</text:p>
          </table:table-cell>
          <table:table-cell table:style-name="ce22" office:value-type="time" office:time-value="PT00H00M00.086448S">
            <text:p>00:00:00,086</text:p>
          </table:table-cell>
          <table:table-cell table:style-name="ce22" office:value-type="time" office:time-value="PT00H00M00.069255S">
            <text:p>00:00:00,069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7res</text:p>
          </table:table-cell>
          <table:table-cell table:style-name="ce32" office:value-type="string">
            <text:p>elapsed</text:p>
          </table:table-cell>
          <table:table-cell table:formula="of:=SUM([.D367:.K367])/[.$B$285]" office:value-type="time" office:time-value="PT00H00M00.741773S">
            <text:p>00:00:00,742</text:p>
          </table:table-cell>
          <table:table-cell table:style-name="ce22" office:value-type="time" office:time-value="PT00H00M00.653647S">
            <text:p>00:00:00,654</text:p>
          </table:table-cell>
          <table:table-cell table:style-name="ce22" office:value-type="time" office:time-value="PT00H00M00.698325S">
            <text:p>00:00:00,698</text:p>
          </table:table-cell>
          <table:table-cell table:style-name="ce22" office:value-type="time" office:time-value="PT00H00M00.985679S">
            <text:p>00:00:00,986</text:p>
          </table:table-cell>
          <table:table-cell table:style-name="ce22" office:value-type="time" office:time-value="PT00H00M00.629442S">
            <text:p>00:00:00,629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68:.K368])/[.$B$285]" office:value-type="time" office:time-value="PT00H00M00.585S">
            <text:p>00:00:00,585</text:p>
          </table:table-cell>
          <table:table-cell table:style-name="ce22" office:value-type="time" office:time-value="PT00H00M00.57S">
            <text:p>00:00:00,570</text:p>
          </table:table-cell>
          <table:table-cell table:number-columns-repeated="2" table:style-name="ce22" office:value-type="time" office:time-value="PT00H00M00.6S">
            <text:p>00:00:00,600</text:p>
          </table:table-cell>
          <table:table-cell table:style-name="ce22" office:value-type="time" office:time-value="PT00H00M00.57S">
            <text:p>00:00:00,5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69:.K369])/[.$B$285]" office:value-type="time" office:time-value="PT00H00M00.010295S">
            <text:p>00:00:00,010</text:p>
          </table:table-cell>
          <table:table-cell table:style-name="ce22" office:value-type="time" office:time-value="PT00H00M00.009902S">
            <text:p>00:00:00,010</text:p>
          </table:table-cell>
          <table:table-cell table:style-name="ce22" office:value-type="time" office:time-value="PT00H00M00.010232S">
            <text:p>00:00:00,010</text:p>
          </table:table-cell>
          <table:table-cell table:style-name="ce22" office:value-type="time" office:time-value="PT00H00M00.010618S">
            <text:p>00:00:00,011</text:p>
          </table:table-cell>
          <table:table-cell table:style-name="ce22" office:value-type="time" office:time-value="PT00H00M00.010427S">
            <text:p>00:00:00,010</text:p>
          </table:table-cell>
          <table:table-cell table:number-columns-repeated="9"/>
        </table:table-row>
        <table:table-row table:style-name="ro1">
          <table:table-cell office:value-type="string">
            <text:p>Q7a</text:p>
          </table:table-cell>
          <table:table-cell office:value-type="string">
            <text:p>elapsed</text:p>
          </table:table-cell>
          <table:table-cell table:formula="of:=SUM([.D370:.K370])/[.$B$285]" office:value-type="time" office:time-value="PT00H00M07.800689S">
            <text:p>00:00:07,801</text:p>
          </table:table-cell>
          <table:table-cell table:formula="of:=+[.D364]+[.D367]" office:value-type="time" office:time-value="PT00H00M18.061015S">
            <text:p>00:00:18,061</text:p>
          </table:table-cell>
          <table:table-cell table:formula="of:=+[.E373]+[.E376]" office:value-type="time" office:time-value="PT00H00M04.594411S">
            <text:p>00:00:04,594</text:p>
          </table:table-cell>
          <table:table-cell table:formula="of:=+[.F373]+[.F376]" office:value-type="time" office:time-value="PT00H00M04.352577S">
            <text:p>00:00:04,353</text:p>
          </table:table-cell>
          <table:table-cell table:formula="of:=+[.G373]+[.G376]" office:value-type="time" office:time-value="PT00H00M04.194753S">
            <text:p>00:00:04,1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71:.K371])/[.$B$285]" office:value-type="time" office:time-value="PT00H00M03.9175S">
            <text:p>00:00:03,918</text:p>
          </table:table-cell>
          <table:table-cell table:formula="of:=+[.D365]+[.D368]" office:value-type="time" office:time-value="PT00H00M04.16S">
            <text:p>00:00:04,160</text:p>
          </table:table-cell>
          <table:table-cell table:formula="of:=+[.E374]+[.E377]" office:value-type="time" office:time-value="PT00H00M03.93S">
            <text:p>00:00:03,930</text:p>
          </table:table-cell>
          <table:table-cell table:formula="of:=+[.F374]+[.F377]" office:value-type="time" office:time-value="PT00H00M03.78S">
            <text:p>00:00:03,780</text:p>
          </table:table-cell>
          <table:table-cell table:formula="of:=+[.G374]+[.G377]" office:value-type="time" office:time-value="PT00H00M03.8S">
            <text:p>00:00:03,8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72:.K372])/[.$B$285]" office:value-type="time" office:time-value="PT00H00M00.089277S">
            <text:p>00:00:00,089</text:p>
          </table:table-cell>
          <table:table-cell table:formula="of:=+[.D366]+[.D369]" office:value-type="time" office:time-value="PT00H00M00.058711S">
            <text:p>00:00:00,059</text:p>
          </table:table-cell>
          <table:table-cell table:formula="of:=+[.E375]+[.E378]" office:value-type="time" office:time-value="PT00H00M00.110835S">
            <text:p>00:00:00,111</text:p>
          </table:table-cell>
          <table:table-cell table:formula="of:=+[.F375]+[.F378]" office:value-type="time" office:time-value="PT00H00M00.091219S">
            <text:p>00:00:00,091</text:p>
          </table:table-cell>
          <table:table-cell table:formula="of:=+[.G375]+[.G378]" office:value-type="time" office:time-value="PT00H00M00.096341S">
            <text:p>00:00:00,096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7atmp1</text:p>
          </table:table-cell>
          <table:table-cell table:style-name="ce32" office:value-type="string">
            <text:p>elapsed</text:p>
          </table:table-cell>
          <table:table-cell table:formula="of:=SUM([.D373:.K373])/[.$B$285]" office:value-type="time" office:time-value="PT00H00M03.713651S">
            <text:p>00:00:03,714</text:p>
          </table:table-cell>
          <table:table-cell office:value-type="time" office:time-value="PT00H00M03.560358S">
            <text:p>00:00:03,560</text:p>
          </table:table-cell>
          <table:table-cell table:style-name="ce22" office:value-type="time" office:time-value="PT00H00M03.945564S">
            <text:p>00:00:03,946</text:p>
          </table:table-cell>
          <table:table-cell table:style-name="ce22" office:value-type="time" office:time-value="PT00H00M03.747546S">
            <text:p>00:00:03,748</text:p>
          </table:table-cell>
          <table:table-cell table:style-name="ce22" office:value-type="time" office:time-value="PT00H00M03.601136S">
            <text:p>00:00:03,601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74:.K374])/[.$B$285]" office:value-type="time" office:time-value="PT00H00M03.2675S">
            <text:p>00:00:03,268</text:p>
          </table:table-cell>
          <table:table-cell office:value-type="time" office:time-value="PT00H00M03.23S">
            <text:p>00:00:03,230</text:p>
          </table:table-cell>
          <table:table-cell table:style-name="ce22" office:value-type="time" office:time-value="PT00H00M03.36S">
            <text:p>00:00:03,360</text:p>
          </table:table-cell>
          <table:table-cell table:style-name="ce22" office:value-type="time" office:time-value="PT00H00M03.22S">
            <text:p>00:00:03,220</text:p>
          </table:table-cell>
          <table:table-cell table:style-name="ce22" office:value-type="time" office:time-value="PT00H00M03.26S">
            <text:p>00:00:03,26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75:.K375])/[.$B$285]" office:value-type="time" office:time-value="PT00H00M00.088086S">
            <text:p>00:00:00,088</text:p>
          </table:table-cell>
          <table:table-cell office:value-type="time" office:time-value="PT00H00M00.087684S">
            <text:p>00:00:00,088</text:p>
          </table:table-cell>
          <table:table-cell table:style-name="ce22" office:value-type="time" office:time-value="PT00H00M00.098817S">
            <text:p>00:00:00,099</text:p>
          </table:table-cell>
          <table:table-cell table:style-name="ce22" office:value-type="time" office:time-value="PT00H00M00.079957S">
            <text:p>00:00:00,080</text:p>
          </table:table-cell>
          <table:table-cell table:style-name="ce22" office:value-type="time" office:time-value="PT00H00M00.085886S">
            <text:p>00:00:00,086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7ares</text:p>
          </table:table-cell>
          <table:table-cell table:style-name="ce32" office:value-type="string">
            <text:p>elapsed</text:p>
          </table:table-cell>
          <table:table-cell table:formula="of:=SUM([.D376:.K376])/[.$B$285]" office:value-type="time" office:time-value="PT00H00M00.645405S">
            <text:p>00:00:00,645</text:p>
          </table:table-cell>
          <table:table-cell office:value-type="time" office:time-value="PT00H00M00.734123S">
            <text:p>00:00:00,734</text:p>
          </table:table-cell>
          <table:table-cell table:style-name="ce22" office:value-type="time" office:time-value="PT00H00M00.648847S">
            <text:p>00:00:00,649</text:p>
          </table:table-cell>
          <table:table-cell table:style-name="ce22" office:value-type="time" office:time-value="PT00H00M00.605031S">
            <text:p>00:00:00,605</text:p>
          </table:table-cell>
          <table:table-cell table:style-name="ce22" office:value-type="time" office:time-value="PT00H00M00.593617S">
            <text:p>00:00:00,594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377:.K377])/[.$B$285]" office:value-type="time" office:time-value="PT00H00M00.575S">
            <text:p>00:00:00,575</text:p>
          </table:table-cell>
          <table:table-cell office:value-type="time" office:time-value="PT00H00M00.63S">
            <text:p>00:00:00,630</text:p>
          </table:table-cell>
          <table:table-cell table:style-name="ce22" office:value-type="time" office:time-value="PT00H00M00.57S">
            <text:p>00:00:00,570</text:p>
          </table:table-cell>
          <table:table-cell table:style-name="ce22" office:value-type="time" office:time-value="PT00H00M00.56S">
            <text:p>00:00:00,560</text:p>
          </table:table-cell>
          <table:table-cell table:style-name="ce22" office:value-type="time" office:time-value="PT00H00M00.54S">
            <text:p>00:00:00,54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378:.K378])/[.$B$285]" office:value-type="time" office:time-value="PT00H00M00.011109S">
            <text:p>00:00:00,011</text:p>
          </table:table-cell>
          <table:table-cell office:value-type="time" office:time-value="PT00H00M00.0107S">
            <text:p>00:00:00,011</text:p>
          </table:table-cell>
          <table:table-cell table:style-name="ce22" office:value-type="time" office:time-value="PT00H00M00.012018S">
            <text:p>00:00:00,012</text:p>
          </table:table-cell>
          <table:table-cell table:style-name="ce22" office:value-type="time" office:time-value="PT00H00M00.011262S">
            <text:p>00:00:00,011</text:p>
          </table:table-cell>
          <table:table-cell table:style-name="ce22" office:value-type="time" office:time-value="PT00H00M00.010455S">
            <text:p>00:00:00,010</text:p>
          </table:table-cell>
          <table:table-cell table:number-columns-repeated="9"/>
        </table:table-row>
        <table:table-row table:style-name="ro1">
          <table:table-cell office:value-type="string">
            <text:p>Q7b</text:p>
          </table:table-cell>
          <table:table-cell office:value-type="string">
            <text:p>elapsed</text:p>
          </table:table-cell>
          <table:table-cell table:formula="of:=SUM([.D379:.K379])/[.$B$285]" office:value-type="time" office:time-value="PT00H00M08.116033S">
            <text:p>00:00:08,116</text:p>
          </table:table-cell>
          <table:table-cell office:value-type="time" office:time-value="PT00H00M06.882998S">
            <text:p>00:00:06,883</text:p>
          </table:table-cell>
          <table:table-cell office:value-type="time" office:time-value="PT00H00M10.020009S">
            <text:p>00:00:10,020</text:p>
          </table:table-cell>
          <table:table-cell office:value-type="time" office:time-value="PT00H00M08.786406S">
            <text:p>00:00:08,786</text:p>
          </table:table-cell>
          <table:table-cell table:style-name="ce22" office:value-type="time" office:time-value="PT00H00M06.77472S">
            <text:p>00:00:06,7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0:.K380])/[.$B$285]" office:value-type="time" office:time-value="PT00H00M06.765S">
            <text:p>00:00:06,765</text:p>
          </table:table-cell>
          <table:table-cell office:value-type="time" office:time-value="PT00H00M06.66S">
            <text:p>00:00:06,660</text:p>
          </table:table-cell>
          <table:table-cell office:value-type="time" office:time-value="PT00H00M06.85S">
            <text:p>00:00:06,850</text:p>
          </table:table-cell>
          <table:table-cell office:value-type="time" office:time-value="PT00H00M06.88S">
            <text:p>00:00:06,880</text:p>
          </table:table-cell>
          <table:table-cell table:style-name="ce22" office:value-type="time" office:time-value="PT00H00M06.67S">
            <text:p>00:00:06,6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81:.K381])/[.$B$285]" office:value-type="time" office:time-value="PT00H00M00.013769S">
            <text:p>00:00:00,014</text:p>
          </table:table-cell>
          <table:table-cell office:value-type="time" office:time-value="PT00H00M00.013694S">
            <text:p>00:00:00,014</text:p>
          </table:table-cell>
          <table:table-cell office:value-type="time" office:time-value="PT00H00M00.013228S">
            <text:p>00:00:00,013</text:p>
          </table:table-cell>
          <table:table-cell office:value-type="time" office:time-value="PT00H00M00.014529S">
            <text:p>00:00:00,015</text:p>
          </table:table-cell>
          <table:table-cell table:style-name="ce22" office:value-type="time" office:time-value="PT00H00M00.013625S">
            <text:p>00:00:00,014</text:p>
          </table:table-cell>
          <table:table-cell table:number-columns-repeated="9"/>
        </table:table-row>
        <table:table-row table:style-name="ro1">
          <table:table-cell office:value-type="string">
            <text:p>Q7c</text:p>
          </table:table-cell>
          <table:table-cell office:value-type="string">
            <text:p>elapsed</text:p>
          </table:table-cell>
          <table:table-cell table:formula="of:=SUM([.D382:.K382])/[.$B$285]" office:value-type="time" office:time-value="PT00H00M11.054576S">
            <text:p>00:00:11,055</text:p>
          </table:table-cell>
          <table:table-cell office:value-type="time" office:time-value="PT00H00M07.82074S">
            <text:p>00:00:07,821</text:p>
          </table:table-cell>
          <table:table-cell office:value-type="time" office:time-value="PT00H00M08.329145S">
            <text:p>00:00:08,329</text:p>
          </table:table-cell>
          <table:table-cell office:value-type="time" office:time-value="PT00H00M17.116772S">
            <text:p>00:00:17,117</text:p>
          </table:table-cell>
          <table:table-cell table:style-name="ce22" office:value-type="time" office:time-value="PT00H00M10.951649S">
            <text:p>00:00:10,9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3:.K383])/[.$B$285]" office:value-type="time" office:time-value="PT00H00M07.2S">
            <text:p>00:00:07,200</text:p>
          </table:table-cell>
          <table:table-cell office:value-type="time" office:time-value="PT00H00M07.04S">
            <text:p>00:00:07,040</text:p>
          </table:table-cell>
          <table:table-cell office:value-type="time" office:time-value="PT00H00M07.02S">
            <text:p>00:00:07,020</text:p>
          </table:table-cell>
          <table:table-cell office:value-type="time" office:time-value="PT00H00M07.41S">
            <text:p>00:00:07,410</text:p>
          </table:table-cell>
          <table:table-cell table:style-name="ce22" office:value-type="time" office:time-value="PT00H00M07.33S">
            <text:p>00:00:07,3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84:.K384])/[.$B$285]" office:value-type="time" office:time-value="PT00H00M00.012364S">
            <text:p>00:00:00,012</text:p>
          </table:table-cell>
          <table:table-cell office:value-type="time" office:time-value="PT00H00M00.012432S">
            <text:p>00:00:00,012</text:p>
          </table:table-cell>
          <table:table-cell office:value-type="time" office:time-value="PT00H00M00.012348S">
            <text:p>00:00:00,012</text:p>
          </table:table-cell>
          <table:table-cell office:value-type="time" office:time-value="PT00H00M00.012253S">
            <text:p>00:00:00,012</text:p>
          </table:table-cell>
          <table:table-cell table:style-name="ce22" office:value-type="time" office:time-value="PT00H00M00.012424S">
            <text:p>00:00:00,012</text:p>
          </table:table-cell>
          <table:table-cell table:number-columns-repeated="9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385:.K385])/[.$B$285]" office:value-type="time" office:time-value="PT00H00M00.371794S">
            <text:p>00:00:00,372</text:p>
          </table:table-cell>
          <table:table-cell office:value-type="time" office:time-value="PT00H00M00.325505S">
            <text:p>00:00:00,326</text:p>
          </table:table-cell>
          <table:table-cell office:value-type="time" office:time-value="PT00H00M00.385838S">
            <text:p>00:00:00,386</text:p>
          </table:table-cell>
          <table:table-cell office:value-type="time" office:time-value="PT00H00M00.398669S">
            <text:p>00:00:00,399</text:p>
          </table:table-cell>
          <table:table-cell office:value-type="time" office:time-value="PT00H00M00.377164S">
            <text:p>00:00:00,3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6:.K386])/[.$B$285]" office:value-type="time" office:time-value="PT00H00M00.1925S">
            <text:p>00:00:00,193</text:p>
          </table:table-cell>
          <table:table-cell table:number-columns-repeated="2" office:value-type="time" office:time-value="PT00H00M00.19S">
            <text:p>00:00:00,190</text:p>
          </table:table-cell>
          <table:table-cell office:value-type="time" office:time-value="PT00H00M00.2S">
            <text:p>00:00:00,200</text:p>
          </table:table-cell>
          <table:table-cell office:value-type="time" office:time-value="PT00H00M00.19S">
            <text:p>00:00:00,1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87:.K387])/[.$B$285]" office:value-type="time" office:time-value="PT00H00M00.033203S">
            <text:p>00:00:00,033</text:p>
          </table:table-cell>
          <table:table-cell office:value-type="time" office:time-value="PT00H00M00.03251S">
            <text:p>00:00:00,033</text:p>
          </table:table-cell>
          <table:table-cell office:value-type="time" office:time-value="PT00H00M00.031952S">
            <text:p>00:00:00,032</text:p>
          </table:table-cell>
          <table:table-cell office:value-type="time" office:time-value="PT00H00M00.038389S">
            <text:p>00:00:00,038</text:p>
          </table:table-cell>
          <table:table-cell office:value-type="time" office:time-value="PT00H00M00.029959S">
            <text:p>00:00:00,030</text:p>
          </table:table-cell>
          <table:table-cell table:number-columns-repeated="9"/>
        </table:table-row>
        <table:table-row table:style-name="ro1">
          <table:table-cell office:value-type="string">
            <text:p>Q8a</text:p>
          </table:table-cell>
          <table:table-cell office:value-type="string">
            <text:p>elapsed</text:p>
          </table:table-cell>
          <table:table-cell table:formula="of:=SUM([.D388:.K388])/[.$B$285]" office:value-type="time" office:time-value="PT00H00M00.317617S">
            <text:p>00:00:00,318</text:p>
          </table:table-cell>
          <table:table-cell office:value-type="time" office:time-value="PT00H00M00.292775S">
            <text:p>00:00:00,293</text:p>
          </table:table-cell>
          <table:table-cell office:value-type="time" office:time-value="PT00H00M00.303924S">
            <text:p>00:00:00,304</text:p>
          </table:table-cell>
          <table:table-cell office:value-type="time" office:time-value="PT00H00M00.382354S">
            <text:p>00:00:00,382</text:p>
          </table:table-cell>
          <table:table-cell office:value-type="time" office:time-value="PT00H00M00.291414S">
            <text:p>00:00:00,2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9:.K389])/[.$B$285]" office:value-type="time" office:time-value="PT00H00M00.1925S">
            <text:p>00:00:00,193</text:p>
          </table:table-cell>
          <table:table-cell table:number-columns-repeated="3" office:value-type="time" office:time-value="PT00H00M00.19S">
            <text:p>00:00:00,190</text:p>
          </table:table-cell>
          <table:table-cell office:value-type="time" office:time-value="PT00H00M00.2S">
            <text:p>00:00:00,2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0:.K390])/[.$B$285]" office:value-type="time" office:time-value="PT00H00M00.036399S">
            <text:p>00:00:00,036</text:p>
          </table:table-cell>
          <table:table-cell office:value-type="time" office:time-value="PT00H00M00.02871S">
            <text:p>00:00:00,029</text:p>
          </table:table-cell>
          <table:table-cell office:value-type="time" office:time-value="PT00H00M00.029814S">
            <text:p>00:00:00,030</text:p>
          </table:table-cell>
          <table:table-cell office:value-type="time" office:time-value="PT00H00M00.050141S">
            <text:p>00:00:00,050</text:p>
          </table:table-cell>
          <table:table-cell office:value-type="time" office:time-value="PT00H00M00.036932S">
            <text:p>00:00:00,037</text:p>
          </table:table-cell>
          <table:table-cell table:number-columns-repeated="9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391:.K391])/[.$B$285]" office:value-type="time" office:time-value="PT00H01M07.456066S">
            <text:p>00:01:07,456</text:p>
          </table:table-cell>
          <table:table-cell office:value-type="time" office:time-value="PT00H01M05.899885S">
            <text:p>00:01:05,900</text:p>
          </table:table-cell>
          <table:table-cell office:value-type="time" office:time-value="PT00H01M07.332552S">
            <text:p>00:01:07,333</text:p>
          </table:table-cell>
          <table:table-cell office:value-type="time" office:time-value="PT00H01M12.345999S">
            <text:p>00:01:12,346</text:p>
          </table:table-cell>
          <table:table-cell office:value-type="time" office:time-value="PT00H01M04.245827S">
            <text:p>00:01:04,2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92:.K392])/[.$B$285]" office:value-type="time" office:time-value="PT00H01M03.205S">
            <text:p>00:01:03,205</text:p>
          </table:table-cell>
          <table:table-cell office:value-type="time" office:time-value="PT00H01M03.14S">
            <text:p>00:01:03,140</text:p>
          </table:table-cell>
          <table:table-cell office:value-type="time" office:time-value="PT00H01M03.1S">
            <text:p>00:01:03,100</text:p>
          </table:table-cell>
          <table:table-cell office:value-type="time" office:time-value="PT00H01M03.97S">
            <text:p>00:01:03,970</text:p>
          </table:table-cell>
          <table:table-cell office:value-type="time" office:time-value="PT00H01M02.61S">
            <text:p>00:01:02,6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3:.K393])/[.$B$285]" office:value-type="time" office:time-value="PT00H00M00.064909S">
            <text:p>00:00:00,065</text:p>
          </table:table-cell>
          <table:table-cell office:value-type="time" office:time-value="PT00H00M00.035197S">
            <text:p>00:00:00,035</text:p>
          </table:table-cell>
          <table:table-cell office:value-type="time" office:time-value="PT00H00M00.150875S">
            <text:p>00:00:00,151</text:p>
          </table:table-cell>
          <table:table-cell office:value-type="time" office:time-value="PT00H00M00.04696S">
            <text:p>00:00:00,047</text:p>
          </table:table-cell>
          <table:table-cell office:value-type="time" office:time-value="PT00H00M00.026604S">
            <text:p>00:00:00,027</text:p>
          </table:table-cell>
          <table:table-cell table:number-columns-repeated="9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394:.K394])/[.$B$285]" office:value-type="time" office:time-value="PT00H03M07.054922S">
            <text:p>00:03:07,055</text:p>
          </table:table-cell>
          <table:table-cell office:value-type="time" office:time-value="PT00H03M03.969212S">
            <text:p>00:03:03,969</text:p>
          </table:table-cell>
          <table:table-cell office:value-type="time" office:time-value="PT00H03M10.129546S">
            <text:p>00:03:10,130</text:p>
          </table:table-cell>
          <table:table-cell office:value-type="time" office:time-value="PT00H03M13.42869S">
            <text:p>00:03:13,429</text:p>
          </table:table-cell>
          <table:table-cell office:value-type="time" office:time-value="PT00H03M00.692238S">
            <text:p>00:03:00,6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95:.K395])/[.$B$285]" office:value-type="time" office:time-value="PT00H02M57.5175S">
            <text:p>00:02:57,518</text:p>
          </table:table-cell>
          <table:table-cell office:value-type="time" office:time-value="PT00H02M56.77S">
            <text:p>00:02:56,770</text:p>
          </table:table-cell>
          <table:table-cell office:value-type="time" office:time-value="PT00H02M58.9S">
            <text:p>00:02:58,900</text:p>
          </table:table-cell>
          <table:table-cell office:value-type="time" office:time-value="PT00H02M59.05S">
            <text:p>00:02:59,050</text:p>
          </table:table-cell>
          <table:table-cell office:value-type="time" office:time-value="PT00H02M55.35S">
            <text:p>00:02:55,3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6:.K396])/[.$B$285]" office:value-type="time" office:time-value="PT00H00M00.411162S">
            <text:p>00:00:00,411</text:p>
          </table:table-cell>
          <table:table-cell office:value-type="time" office:time-value="PT00H00M00.406743S">
            <text:p>00:00:00,407</text:p>
          </table:table-cell>
          <table:table-cell office:value-type="time" office:time-value="PT00H00M00.026789S">
            <text:p>00:00:00,027</text:p>
          </table:table-cell>
          <table:table-cell office:value-type="time" office:time-value="PT00H00M00.720264S">
            <text:p>00:00:00,720</text:p>
          </table:table-cell>
          <table:table-cell office:value-type="time" office:time-value="PT00H00M00.49085S">
            <text:p>00:00:00,491</text:p>
          </table:table-cell>
          <table:table-cell table:number-columns-repeated="9"/>
        </table:table-row>
        <table:table-row table:style-name="ro1">
          <table:table-cell office:value-type="string">
            <text:p>Q10a</text:p>
          </table:table-cell>
          <table:table-cell office:value-type="string">
            <text:p>elapsed</text:p>
          </table:table-cell>
          <table:table-cell table:formula="of:=SUM([.D397:.K397])/[.$B$285]" office:value-type="time" office:time-value="PT00H03M06.050376S">
            <text:p>00:03:06,050</text:p>
          </table:table-cell>
          <table:table-cell office:value-type="time" office:time-value="PT00H03M02.360683S">
            <text:p>00:03:02,361</text:p>
          </table:table-cell>
          <table:table-cell office:value-type="time" office:time-value="PT00H03M11.385008S">
            <text:p>00:03:11,385</text:p>
          </table:table-cell>
          <table:table-cell office:value-type="time" office:time-value="PT00H03M11.03506S">
            <text:p>00:03:11,035</text:p>
          </table:table-cell>
          <table:table-cell office:value-type="time" office:time-value="PT00H02M59.420753S">
            <text:p>00:02:59,4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98:.K398])/[.$B$285]" office:value-type="time" office:time-value="PT00H02M58.465S">
            <text:p>00:02:58,465</text:p>
          </table:table-cell>
          <table:table-cell office:value-type="time" office:time-value="PT00H02M57.45S">
            <text:p>00:02:57,450</text:p>
          </table:table-cell>
          <table:table-cell office:value-type="time" office:time-value="PT00H03M00.02S">
            <text:p>00:03:00,020</text:p>
          </table:table-cell>
          <table:table-cell office:value-type="time" office:time-value="PT00H02M59.82S">
            <text:p>00:02:59,820</text:p>
          </table:table-cell>
          <table:table-cell office:value-type="time" office:time-value="PT00H02M56.57S">
            <text:p>00:02:56,5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9:.K399])/[.$B$285]" office:value-type="time" office:time-value="PT00H00M00.416684S">
            <text:p>00:00:00,417</text:p>
          </table:table-cell>
          <table:table-cell office:value-type="time" office:time-value="PT00H00M00.513443S">
            <text:p>00:00:00,513</text:p>
          </table:table-cell>
          <table:table-cell office:value-type="time" office:time-value="PT00H00M00.041957S">
            <text:p>00:00:00,042</text:p>
          </table:table-cell>
          <table:table-cell office:value-type="time" office:time-value="PT00H00M00.549725S">
            <text:p>00:00:00,550</text:p>
          </table:table-cell>
          <table:table-cell office:value-type="time" office:time-value="PT00H00M00.56161S">
            <text:p>00:00:00,562</text:p>
          </table:table-cell>
          <table:table-cell table:number-columns-repeated="9"/>
        </table:table-row>
        <table:table-row table:style-name="ro1">
          <table:table-cell office:value-type="string">
            <text:p>Q10b</text:p>
          </table:table-cell>
          <table:table-cell office:value-type="string">
            <text:p>elapsed</text:p>
          </table:table-cell>
          <table:table-cell table:formula="of:=SUM([.D400:.K400])/[.$B$285]" office:value-type="time" office:time-value="PT00H04M09.465988S">
            <text:p>00:04:09,466</text:p>
          </table:table-cell>
          <table:table-cell office:value-type="time" office:time-value="PT00H03M57.23404S">
            <text:p>00:03:57,234</text:p>
          </table:table-cell>
          <table:table-cell office:value-type="time" office:time-value="PT00H04M06.949234S">
            <text:p>00:04:06,949</text:p>
          </table:table-cell>
          <table:table-cell office:value-type="time" office:time-value="PT00H04M28.014179S">
            <text:p>00:04:28,014</text:p>
          </table:table-cell>
          <table:table-cell office:value-type="time" office:time-value="PT00H04M05.666498S">
            <text:p>00:04:05,6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01:.K401])/[.$B$285]" office:value-type="time" office:time-value="PT00H03M52.625S">
            <text:p>00:03:52,625</text:p>
          </table:table-cell>
          <table:table-cell office:value-type="time" office:time-value="PT00H03M51.63S">
            <text:p>00:03:51,630</text:p>
          </table:table-cell>
          <table:table-cell office:value-type="time" office:time-value="PT00H03M54.97S">
            <text:p>00:03:54,970</text:p>
          </table:table-cell>
          <table:table-cell office:value-type="time" office:time-value="PT00H03M50.74S">
            <text:p>00:03:50,740</text:p>
          </table:table-cell>
          <table:table-cell office:value-type="time" office:time-value="PT00H03M53.16S">
            <text:p>00:03:53,1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02:.K402])/[.$B$285]" office:value-type="time" office:time-value="PT00H00M00.474551S">
            <text:p>00:00:00,475</text:p>
          </table:table-cell>
          <table:table-cell office:value-type="time" office:time-value="PT00H00M00.527108S">
            <text:p>00:00:00,527</text:p>
          </table:table-cell>
          <table:table-cell office:value-type="time" office:time-value="PT00H00M00.468571S">
            <text:p>00:00:00,469</text:p>
          </table:table-cell>
          <table:table-cell office:value-type="time" office:time-value="PT00H00M00.511692S">
            <text:p>00:00:00,512</text:p>
          </table:table-cell>
          <table:table-cell office:value-type="time" office:time-value="PT00H00M00.390832S">
            <text:p>00:00:00,391</text:p>
          </table:table-cell>
          <table:table-cell table:number-columns-repeated="9"/>
        </table:table-row>
        <table:table-row table:style-name="ro1">
          <table:table-cell office:value-type="string">
            <text:p>Q10c</text:p>
          </table:table-cell>
          <table:table-cell office:value-type="string">
            <text:p>elapsed</text:p>
          </table:table-cell>
          <table:table-cell table:formula="of:=SUM([.D403:.K403])/[.$B$285]" office:value-type="time" office:time-value="PT00H04M16.737815S">
            <text:p>00:04:16,738</text:p>
          </table:table-cell>
          <table:table-cell office:value-type="time" office:time-value="PT00H04M20.419107S">
            <text:p>00:04:20,419</text:p>
          </table:table-cell>
          <table:table-cell office:value-type="time" office:time-value="PT00H03M54.373713S">
            <text:p>00:03:54,374</text:p>
          </table:table-cell>
          <table:table-cell office:value-type="time" office:time-value="PT00H04M34.957898S">
            <text:p>00:04:34,958</text:p>
          </table:table-cell>
          <table:table-cell office:value-type="time" office:time-value="PT00H04M17.200543S">
            <text:p>00:04:17,2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04:.K404])/[.$B$285]" office:value-type="time" office:time-value="PT00H03M50.435S">
            <text:p>00:03:50,435</text:p>
          </table:table-cell>
          <table:table-cell office:value-type="time" office:time-value="PT00H03M49.22S">
            <text:p>00:03:49,220</text:p>
          </table:table-cell>
          <table:table-cell office:value-type="time" office:time-value="PT00H03M46.4S">
            <text:p>00:03:46,400</text:p>
          </table:table-cell>
          <table:table-cell office:value-type="time" office:time-value="PT00H03M54.81S">
            <text:p>00:03:54,810</text:p>
          </table:table-cell>
          <table:table-cell office:value-type="time" office:time-value="PT00H03M51.31S">
            <text:p>00:03:51,3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05:.K405])/[.$B$285]" office:value-type="time" office:time-value="PT00H00M00.252406S">
            <text:p>00:00:00,252</text:p>
          </table:table-cell>
          <table:table-cell office:value-type="time" office:time-value="PT00H00M00.343805S">
            <text:p>00:00:00,344</text:p>
          </table:table-cell>
          <table:table-cell office:value-type="time" office:time-value="PT00H00M00.18775S">
            <text:p>00:00:00,188</text:p>
          </table:table-cell>
          <table:table-cell office:value-type="time" office:time-value="PT00H00M00.242948S">
            <text:p>00:00:00,243</text:p>
          </table:table-cell>
          <table:table-cell office:value-type="time" office:time-value="PT00H00M00.235121S">
            <text:p>00:00:00,235</text:p>
          </table:table-cell>
          <table:table-cell table:number-columns-repeated="9"/>
        </table:table-row>
        <table:table-row table:style-name="ro1">
          <table:table-cell office:value-type="string">
            <text:p>Q10d</text:p>
          </table:table-cell>
          <table:table-cell office:value-type="string">
            <text:p>elapsed</text:p>
          </table:table-cell>
          <table:table-cell table:formula="of:=SUM([.D406:.K406])/[.$B$285]" office:value-type="time" office:time-value="PT00H03M24.966325S">
            <text:p>00:03:24,966</text:p>
          </table:table-cell>
          <table:table-cell table:style-name="ce22" office:value-type="time" office:time-value="PT00H03M08.710124S">
            <text:p>00:03:08,710</text:p>
          </table:table-cell>
          <table:table-cell table:style-name="ce22" office:value-type="time" office:time-value="PT00H03M12.363791S">
            <text:p>00:03:12,364</text:p>
          </table:table-cell>
          <table:table-cell table:style-name="ce22" office:value-type="time" office:time-value="PT00H03M19.793343S">
            <text:p>00:03:19,793</text:p>
          </table:table-cell>
          <table:table-cell office:value-type="time" office:time-value="PT00H03M58.99804S">
            <text:p>00:03:58,9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07:.K407])/[.$B$285]" office:value-type="time" office:time-value="PT00H02M40.765S">
            <text:p>00:02:40,765</text:p>
          </table:table-cell>
          <table:table-cell table:style-name="ce22" office:value-type="time" office:time-value="PT00H02M38.88S">
            <text:p>00:02:38,880</text:p>
          </table:table-cell>
          <table:table-cell table:style-name="ce22" office:value-type="time" office:time-value="PT00H02M39.32S">
            <text:p>00:02:39,320</text:p>
          </table:table-cell>
          <table:table-cell table:style-name="ce22" office:value-type="time" office:time-value="PT00H02M42.62S">
            <text:p>00:02:42,620</text:p>
          </table:table-cell>
          <table:table-cell office:value-type="time" office:time-value="PT00H02M42.24S">
            <text:p>00:02:42,2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08:.K408])/[.$B$285]" office:value-type="time" office:time-value="PT00H00M00.495217S">
            <text:p>00:00:00,495</text:p>
          </table:table-cell>
          <table:table-cell table:style-name="ce22" office:value-type="time" office:time-value="PT00H00M00.280524S">
            <text:p>00:00:00,281</text:p>
          </table:table-cell>
          <table:table-cell table:style-name="ce22" office:value-type="time" office:time-value="PT00H00M00.846299S">
            <text:p>00:00:00,846</text:p>
          </table:table-cell>
          <table:table-cell table:style-name="ce22" office:value-type="time" office:time-value="PT00H00M00.422486S">
            <text:p>00:00:00,422</text:p>
          </table:table-cell>
          <table:table-cell office:value-type="time" office:time-value="PT00H00M00.431559S">
            <text:p>00:00:00,432</text:p>
          </table:table-cell>
          <table:table-cell table:number-columns-repeated="9"/>
        </table:table-row>
        <table:table-row table:style-name="ro1">
          <table:table-cell office:value-type="string">
            <text:p>Q10e</text:p>
          </table:table-cell>
          <table:table-cell office:value-type="string">
            <text:p>elapsed</text:p>
          </table:table-cell>
          <table:table-cell table:formula="of:=SUM([.D409:.K409])/[.$B$285]" office:value-type="time" office:time-value="PT00H05M17.630734S">
            <text:p>00:05:17,631</text:p>
          </table:table-cell>
          <table:table-cell office:value-type="time" office:time-value="PT00H05M53.011971S">
            <text:p>00:05:53,012</text:p>
          </table:table-cell>
          <table:table-cell table:style-name="ce22" office:value-type="time" office:time-value="PT00H04M44.16907S">
            <text:p>00:04:44,169</text:p>
          </table:table-cell>
          <table:table-cell office:value-type="time" office:time-value="PT00H04M43.434916S">
            <text:p>00:04:43,435</text:p>
          </table:table-cell>
          <table:table-cell office:value-type="time" office:time-value="PT00H05M49.90698S">
            <text:p>00:05:49,9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0:.K410])/[.$B$285]" office:value-type="time" office:time-value="PT00H03M49.7825S">
            <text:p>00:03:49,783</text:p>
          </table:table-cell>
          <table:table-cell office:value-type="time" office:time-value="PT00H03M53S">
            <text:p>00:03:53,000</text:p>
          </table:table-cell>
          <table:table-cell table:style-name="ce22" office:value-type="time" office:time-value="PT00H03M48.62S">
            <text:p>00:03:48,620</text:p>
          </table:table-cell>
          <table:table-cell office:value-type="time" office:time-value="PT00H03M49.04S">
            <text:p>00:03:49,040</text:p>
          </table:table-cell>
          <table:table-cell office:value-type="time" office:time-value="PT00H03M48.47S">
            <text:p>00:03:48,4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11:.K411])/[.$B$285]" office:value-type="time" office:time-value="PT00H00M00.311749S">
            <text:p>00:00:00,312</text:p>
          </table:table-cell>
          <table:table-cell office:value-type="time" office:time-value="PT00H00M00.347797S">
            <text:p>00:00:00,348</text:p>
          </table:table-cell>
          <table:table-cell table:style-name="ce22" office:value-type="time" office:time-value="PT00H00M00.272524S">
            <text:p>00:00:00,273</text:p>
          </table:table-cell>
          <table:table-cell office:value-type="time" office:time-value="PT00H00M00.290434S">
            <text:p>00:00:00,290</text:p>
          </table:table-cell>
          <table:table-cell office:value-type="time" office:time-value="PT00H00M00.336241S">
            <text:p>00:00:00,336</text:p>
          </table:table-cell>
          <table:table-cell table:number-columns-repeated="9"/>
        </table:table-row>
        <table:table-row table:style-name="ro1">
          <table:table-cell office:value-type="string">
            <text:p>Q10f</text:p>
          </table:table-cell>
          <table:table-cell office:value-type="string">
            <text:p>elapsed</text:p>
          </table:table-cell>
          <table:table-cell table:formula="of:=SUM([.D412:.K412])/[.$B$285]" office:value-type="time" office:time-value="PT00H05M00.75167S">
            <text:p>00:05:00,752</text:p>
          </table:table-cell>
          <table:table-cell table:style-name="ce22" office:value-type="time" office:time-value="PT00H04M46.70904S">
            <text:p>00:04:46,709</text:p>
          </table:table-cell>
          <table:table-cell table:style-name="ce22" office:value-type="time" office:time-value="PT00H04M53.212394S">
            <text:p>00:04:53,212</text:p>
          </table:table-cell>
          <table:table-cell table:style-name="ce22" office:value-type="time" office:time-value="PT00H04M57.68667S">
            <text:p>00:04:57,687</text:p>
          </table:table-cell>
          <table:table-cell office:value-type="time" office:time-value="PT00H05M25.398574S">
            <text:p>00:05:25,3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3:.K413])/[.$B$285]" office:value-type="time" office:time-value="PT00H01M57.24S">
            <text:p>00:01:57,240</text:p>
          </table:table-cell>
          <table:table-cell table:style-name="ce22" office:value-type="time" office:time-value="PT00H01M56.88S">
            <text:p>00:01:56,880</text:p>
          </table:table-cell>
          <table:table-cell table:style-name="ce22" office:value-type="time" office:time-value="PT00H01M57.63S">
            <text:p>00:01:57,630</text:p>
          </table:table-cell>
          <table:table-cell table:style-name="ce22" office:value-type="time" office:time-value="PT00H01M56.24S">
            <text:p>00:01:56,240</text:p>
          </table:table-cell>
          <table:table-cell office:value-type="time" office:time-value="PT00H01M58.21S">
            <text:p>00:01:58,2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14:.K414])/[.$B$285]" office:value-type="time" office:time-value="PT00H00M03.562699S">
            <text:p>00:00:03,563</text:p>
          </table:table-cell>
          <table:table-cell table:style-name="ce22" office:value-type="time" office:time-value="PT00H00M03.327233S">
            <text:p>00:00:03,327</text:p>
          </table:table-cell>
          <table:table-cell table:style-name="ce22" office:value-type="time" office:time-value="PT00H00M03.85106S">
            <text:p>00:00:03,851</text:p>
          </table:table-cell>
          <table:table-cell table:style-name="ce22" office:value-type="time" office:time-value="PT00H00M03.932564S">
            <text:p>00:00:03,933</text:p>
          </table:table-cell>
          <table:table-cell office:value-type="time" office:time-value="PT00H00M03.13994S">
            <text:p>00:00:03,140</text:p>
          </table:table-cell>
          <table:table-cell table:number-columns-repeated="9"/>
        </table:table-row>
        <table:table-row table:style-name="ro1">
          <table:table-cell office:value-type="string">
            <text:p>Q10g</text:p>
          </table:table-cell>
          <table:table-cell office:value-type="string">
            <text:p>elapsed</text:p>
          </table:table-cell>
          <table:table-cell table:formula="of:=SUM([.D415:.K415])/[.$B$285]" office:value-type="time" office:time-value="PT500H59M59S">
            <text:p>500:59:59,000</text:p>
          </table:table-cell>
          <table:table-cell table:number-columns-repeated="4" office:value-type="time" office:time-value="PT500H59M59S">
            <text:p>500:59:59,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6:.K416])/[.$B$285]" office:value-type="time" office:time-value="PT500H59M59S">
            <text:p>500:59:59,000</text:p>
          </table:table-cell>
          <table:table-cell table:number-columns-repeated="4" office:value-type="time" office:time-value="PT500H59M59S">
            <text:p>500:59:59,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17:.K417])/[.$B$285]" office:value-type="time" office:time-value="PT500H59M59S">
            <text:p>500:59:59,000</text:p>
          </table:table-cell>
          <table:table-cell table:number-columns-repeated="4" office:value-type="time" office:time-value="PT500H59M59S">
            <text:p>500:59:59,000</text:p>
          </table:table-cell>
          <table:table-cell table:number-columns-repeated="9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18:.K418])/[.$B$285]" office:value-type="time" office:time-value="PT00H00M01.904392S">
            <text:p>00:00:01,904</text:p>
          </table:table-cell>
          <table:table-cell office:value-type="time" office:time-value="PT00H00M01.925477S">
            <text:p>00:00:01,925</text:p>
          </table:table-cell>
          <table:table-cell office:value-type="time" office:time-value="PT00H00M01.867369S">
            <text:p>00:00:01,867</text:p>
          </table:table-cell>
          <table:table-cell office:value-type="time" office:time-value="PT00H00M01.920118S">
            <text:p>00:00:01,920</text:p>
          </table:table-cell>
          <table:table-cell office:value-type="time" office:time-value="PT00H00M01.904602S">
            <text:p>00:00:01,9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9:.K419])/[.$B$285]" office:value-type="time" office:time-value="PT00H00M00.2175S">
            <text:p>00:00:00,218</text:p>
          </table:table-cell>
          <table:table-cell office:value-type="time" office:time-value="PT00H00M00.22S">
            <text:p>00:00:00,220</text:p>
          </table:table-cell>
          <table:table-cell office:value-type="time" office:time-value="PT00H00M00.19S">
            <text:p>00:00:00,190</text:p>
          </table:table-cell>
          <table:table-cell office:value-type="time" office:time-value="PT00H00M00.25S">
            <text:p>00:00:00,250</text:p>
          </table:table-cell>
          <table:table-cell office:value-type="time" office:time-value="PT00H00M00.21S">
            <text:p>00:00:00,2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0:.K420])/[.$B$285]" office:value-type="time" office:time-value="PT00H00M00.009342S">
            <text:p>00:00:00,009</text:p>
          </table:table-cell>
          <table:table-cell office:value-type="time" office:time-value="PT00H00M00.013403S">
            <text:p>00:00:00,013</text:p>
          </table:table-cell>
          <table:table-cell office:value-type="time" office:time-value="PT00H00M00.007788S">
            <text:p>00:00:00,008</text:p>
          </table:table-cell>
          <table:table-cell office:value-type="time" office:time-value="PT00H00M00.00806S">
            <text:p>00:00:00,008</text:p>
          </table:table-cell>
          <table:table-cell office:value-type="time" office:time-value="PT00H00M00.008115S">
            <text:p>00:00:00,008</text:p>
          </table:table-cell>
          <table:table-cell table:number-columns-repeated="9"/>
        </table:table-row>
        <table:table-row table:style-name="ro1">
          <table:table-cell office:value-type="string">
            <text:p>Q11a</text:p>
          </table:table-cell>
          <table:table-cell office:value-type="string">
            <text:p>elapsed</text:p>
          </table:table-cell>
          <table:table-cell table:formula="of:=SUM([.D421:.K421])/[.$B$285]" office:value-type="time" office:time-value="PT00H00M00.493184S">
            <text:p>00:00:00,493</text:p>
          </table:table-cell>
          <table:table-cell office:value-type="time" office:time-value="PT00H00M00.271405S">
            <text:p>00:00:00,271</text:p>
          </table:table-cell>
          <table:table-cell office:value-type="time" office:time-value="PT00H00M01.230317S">
            <text:p>00:00:01,230</text:p>
          </table:table-cell>
          <table:table-cell office:value-type="time" office:time-value="PT00H00M00.220092S">
            <text:p>00:00:00,220</text:p>
          </table:table-cell>
          <table:table-cell office:value-type="time" office:time-value="PT00H00M00.250922S">
            <text:p>00:00:00,2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22:.K422])/[.$B$285]" office:value-type="time" office:time-value="PT00H00M00.175S">
            <text:p>00:00:00,175</text:p>
          </table:table-cell>
          <table:table-cell office:value-type="time" office:time-value="PT00H00M00.19S">
            <text:p>00:00:00,190</text:p>
          </table:table-cell>
          <table:table-cell table:number-columns-repeated="3" office:value-type="time" office:time-value="PT00H00M00.17S">
            <text:p>00:00:00,1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3:.K423])/[.$B$285]" office:value-type="time" office:time-value="PT00H00M00.007607S">
            <text:p>00:00:00,008</text:p>
          </table:table-cell>
          <table:table-cell office:value-type="time" office:time-value="PT00H00M00.007426S">
            <text:p>00:00:00,007</text:p>
          </table:table-cell>
          <table:table-cell office:value-type="time" office:time-value="PT00H00M00.007923S">
            <text:p>00:00:00,008</text:p>
          </table:table-cell>
          <table:table-cell office:value-type="time" office:time-value="PT00H00M00.007436S">
            <text:p>00:00:00,007</text:p>
          </table:table-cell>
          <table:table-cell office:value-type="time" office:time-value="PT00H00M00.007644S">
            <text:p>00:00:00,008</text:p>
          </table:table-cell>
          <table:table-cell table:number-columns-repeated="9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424:.K424])/[.$B$285]" office:value-type="time" office:time-value="PT00H00M00.328752S">
            <text:p>00:00:00,329</text:p>
          </table:table-cell>
          <table:table-cell table:formula="of:=+[.D427]+[.D430]" office:value-type="time" office:time-value="PT00H00M00.356307S">
            <text:p>00:00:00,356</text:p>
          </table:table-cell>
          <table:table-cell table:formula="of:=+[.E427]+[.E430]" office:value-type="time" office:time-value="PT00H00M00.314S">
            <text:p>00:00:00,314</text:p>
          </table:table-cell>
          <table:table-cell table:formula="of:=+[.F427]+[.F430]" office:value-type="time" office:time-value="PT00H00M00.326569S">
            <text:p>00:00:00,327</text:p>
          </table:table-cell>
          <table:table-cell table:formula="of:=+[.G427]+[.G430]" office:value-type="time" office:time-value="PT00H00M00.318132S">
            <text:p>00:00:00,3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25:.K425])/[.$B$285]" office:value-type="time" office:time-value="PT00H00M00.2175S">
            <text:p>00:00:00,218</text:p>
          </table:table-cell>
          <table:table-cell table:formula="of:=+[.D428]+[.D431]" office:value-type="time" office:time-value="PT00H00M00.24S">
            <text:p>00:00:00,240</text:p>
          </table:table-cell>
          <table:table-cell table:formula="of:=+[.E428]+[.E431]" office:value-type="time" office:time-value="PT00H00M00.21S">
            <text:p>00:00:00,210</text:p>
          </table:table-cell>
          <table:table-cell table:formula="of:=+[.F428]+[.F431]" office:value-type="time" office:time-value="PT00H00M00.22S">
            <text:p>00:00:00,220</text:p>
          </table:table-cell>
          <table:table-cell table:formula="of:=+[.G428]+[.G431]" office:value-type="time" office:time-value="PT00H00M00.2S">
            <text:p>00:00:00,2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6:.K426])/[.$B$285]" office:value-type="time" office:time-value="PT00H00M00.015691S">
            <text:p>00:00:00,016</text:p>
          </table:table-cell>
          <table:table-cell table:formula="of:=+[.D429]+[.D432]" office:value-type="time" office:time-value="PT00H00M00.017917S">
            <text:p>00:00:00,018</text:p>
          </table:table-cell>
          <table:table-cell table:formula="of:=+[.E429]+[.E432]" office:value-type="time" office:time-value="PT00H00M00.014711S">
            <text:p>00:00:00,015</text:p>
          </table:table-cell>
          <table:table-cell table:formula="of:=+[.F429]+[.F432]" office:value-type="time" office:time-value="PT00H00M00.014743S">
            <text:p>00:00:00,015</text:p>
          </table:table-cell>
          <table:table-cell table:formula="of:=+[.G429]+[.G432]" office:value-type="time" office:time-value="PT00H00M00.015391S">
            <text:p>00:00:00,015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2tmp1</text:p>
          </table:table-cell>
          <table:table-cell table:style-name="ce32" office:value-type="string">
            <text:p>elapsed</text:p>
          </table:table-cell>
          <table:table-cell table:formula="of:=SUM([.D427:.K427])/[.$B$285]" office:value-type="time" office:time-value="PT00H00M00.248558S">
            <text:p>00:00:00,249</text:p>
          </table:table-cell>
          <table:table-cell table:style-name="ce22" office:value-type="time" office:time-value="PT00H00M00.279282S">
            <text:p>00:00:00,279</text:p>
          </table:table-cell>
          <table:table-cell table:style-name="ce22" office:value-type="time" office:time-value="PT00H00M00.237624S">
            <text:p>00:00:00,238</text:p>
          </table:table-cell>
          <table:table-cell table:style-name="ce22" office:value-type="time" office:time-value="PT00H00M00.243105S">
            <text:p>00:00:00,243</text:p>
          </table:table-cell>
          <table:table-cell table:style-name="ce22" office:value-type="time" office:time-value="PT00H00M00.234219S">
            <text:p>00:00:00,234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428:.K428])/[.$B$285]" office:value-type="time" office:time-value="PT00H00M00.1925S">
            <text:p>00:00:00,193</text:p>
          </table:table-cell>
          <table:table-cell table:style-name="ce22" office:value-type="time" office:time-value="PT00H00M00.2S">
            <text:p>00:00:00,200</text:p>
          </table:table-cell>
          <table:table-cell table:style-name="ce22" office:value-type="time" office:time-value="PT00H00M00.19S">
            <text:p>00:00:00,190</text:p>
          </table:table-cell>
          <table:table-cell table:style-name="ce22" office:value-type="time" office:time-value="PT00H00M00.2S">
            <text:p>00:00:00,200</text:p>
          </table:table-cell>
          <table:table-cell table:style-name="ce22" office:value-type="time" office:time-value="PT00H00M00.18S">
            <text:p>00:00:00,18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429:.K429])/[.$B$285]" office:value-type="time" office:time-value="PT00H00M00.008835S">
            <text:p>00:00:00,009</text:p>
          </table:table-cell>
          <table:table-cell table:style-name="ce22" office:value-type="time" office:time-value="PT00H00M00.010949S">
            <text:p>00:00:00,011</text:p>
          </table:table-cell>
          <table:table-cell table:style-name="ce22" office:value-type="time" office:time-value="PT00H00M00.007901S">
            <text:p>00:00:00,008</text:p>
          </table:table-cell>
          <table:table-cell table:style-name="ce22" office:value-type="time" office:time-value="PT00H00M00.007933S">
            <text:p>00:00:00,008</text:p>
          </table:table-cell>
          <table:table-cell table:style-name="ce22" office:value-type="time" office:time-value="PT00H00M00.008558S">
            <text:p>00:00:00,009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2res</text:p>
          </table:table-cell>
          <table:table-cell table:style-name="ce32" office:value-type="string">
            <text:p>elapsed</text:p>
          </table:table-cell>
          <table:table-cell table:formula="of:=SUM([.D430:.K430])/[.$B$285]" office:value-type="time" office:time-value="PT00H00M00.080195S">
            <text:p>00:00:00,080</text:p>
          </table:table-cell>
          <table:table-cell table:style-name="ce22" office:value-type="time" office:time-value="PT00H00M00.077025S">
            <text:p>00:00:00,077</text:p>
          </table:table-cell>
          <table:table-cell table:style-name="ce22" office:value-type="time" office:time-value="PT00H00M00.076376S">
            <text:p>00:00:00,076</text:p>
          </table:table-cell>
          <table:table-cell table:style-name="ce22" office:value-type="time" office:time-value="PT00H00M00.083464S">
            <text:p>00:00:00,083</text:p>
          </table:table-cell>
          <table:table-cell table:style-name="ce22" office:value-type="time" office:time-value="PT00H00M00.083913S">
            <text:p>00:00:00,084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431:.K431])/[.$B$285]" office:value-type="time" office:time-value="PT00H00M00.025S">
            <text:p>00:00:00,025</text:p>
          </table:table-cell>
          <table:table-cell table:style-name="ce22" office:value-type="time" office:time-value="PT00H00M00.04S">
            <text:p>00:00:00,040</text:p>
          </table:table-cell>
          <table:table-cell table:number-columns-repeated="3" table:style-name="ce22" office:value-type="time" office:time-value="PT00H00M00.02S">
            <text:p>00:00:00,02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432:.K432])/[.$B$285]" office:value-type="time" office:time-value="PT00H00M00.006855S">
            <text:p>00:00:00,007</text:p>
          </table:table-cell>
          <table:table-cell table:style-name="ce22" office:value-type="time" office:time-value="PT00H00M00.006968S">
            <text:p>00:00:00,007</text:p>
          </table:table-cell>
          <table:table-cell table:number-columns-repeated="2" table:style-name="ce22" office:value-type="time" office:time-value="PT00H00M00.00681S">
            <text:p>00:00:00,007</text:p>
          </table:table-cell>
          <table:table-cell table:style-name="ce22" office:value-type="time" office:time-value="PT00H00M00.006833S">
            <text:p>00:00:00,007</text:p>
          </table:table-cell>
          <table:table-cell table:number-columns-repeated="9"/>
        </table:table-row>
        <table:table-row table:style-name="ro1">
          <table:table-cell office:value-type="string">
            <text:p>Q12a</text:p>
          </table:table-cell>
          <table:table-cell office:value-type="string">
            <text:p>elapsed</text:p>
          </table:table-cell>
          <table:table-cell table:formula="of:=SUM([.D433:.K433])/[.$B$285]" office:value-type="time" office:time-value="PT00H00M00.316739S">
            <text:p>00:00:00,317</text:p>
          </table:table-cell>
          <table:table-cell table:formula="of:=+[.D436]+[.D439]" office:value-type="time" office:time-value="PT00H00M00.359082S">
            <text:p>00:00:00,359</text:p>
          </table:table-cell>
          <table:table-cell table:formula="of:=+[.E436]+[.E439]" office:value-type="time" office:time-value="PT00H00M00.306419S">
            <text:p>00:00:00,306</text:p>
          </table:table-cell>
          <table:table-cell table:formula="of:=+[.F436]+[.F439]" office:value-type="time" office:time-value="PT00H00M00.30267S">
            <text:p>00:00:00,303</text:p>
          </table:table-cell>
          <table:table-cell table:formula="of:=+[.G436]+[.G439]" office:value-type="time" office:time-value="PT00H00M00.298786S">
            <text:p>00:00:00,2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34:.K434])/[.$B$285]" office:value-type="time" office:time-value="PT00H00M00.2025S">
            <text:p>00:00:00,203</text:p>
          </table:table-cell>
          <table:table-cell table:formula="of:=+[.D437]+[.D440]" office:value-type="time" office:time-value="PT00H00M00.22S">
            <text:p>00:00:00,220</text:p>
          </table:table-cell>
          <table:table-cell table:formula="of:=+[.E437]+[.E440]" office:value-type="time" office:time-value="PT00H00M00.19S">
            <text:p>00:00:00,190</text:p>
          </table:table-cell>
          <table:table-cell table:formula="of:=+[.F437]+[.F440]" office:value-type="time" office:time-value="PT00H00M00.2S">
            <text:p>00:00:00,200</text:p>
          </table:table-cell>
          <table:table-cell table:formula="of:=+[.G437]+[.G440]" office:value-type="time" office:time-value="PT00H00M00.2S">
            <text:p>00:00:00,2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35:.K435])/[.$B$285]" office:value-type="time" office:time-value="PT00H00M00.014156S">
            <text:p>00:00:00,014</text:p>
          </table:table-cell>
          <table:table-cell table:formula="of:=+[.D438]+[.D441]" office:value-type="time" office:time-value="PT00H00M00.014872S">
            <text:p>00:00:00,015</text:p>
          </table:table-cell>
          <table:table-cell table:formula="of:=+[.E438]+[.E441]" office:value-type="time" office:time-value="PT00H00M00.012625S">
            <text:p>00:00:00,013</text:p>
          </table:table-cell>
          <table:table-cell table:formula="of:=+[.F438]+[.F441]" office:value-type="time" office:time-value="PT00H00M00.014416S">
            <text:p>00:00:00,014</text:p>
          </table:table-cell>
          <table:table-cell table:formula="of:=+[.G438]+[.G441]" office:value-type="time" office:time-value="PT00H00M00.014712S">
            <text:p>00:00:00,015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2atmp1</text:p>
          </table:table-cell>
          <table:table-cell table:style-name="ce32" office:value-type="string">
            <text:p>elapsed</text:p>
          </table:table-cell>
          <table:table-cell table:formula="of:=SUM([.D436:.K436])/[.$B$285]" office:value-type="time" office:time-value="PT00H00M00.236936S">
            <text:p>00:00:00,237</text:p>
          </table:table-cell>
          <table:table-cell table:style-name="ce22" office:value-type="time" office:time-value="PT00H00M00.273899S">
            <text:p>00:00:00,274</text:p>
          </table:table-cell>
          <table:table-cell table:style-name="ce22" office:value-type="time" office:time-value="PT00H00M00.224865S">
            <text:p>00:00:00,225</text:p>
          </table:table-cell>
          <table:table-cell table:style-name="ce22" office:value-type="time" office:time-value="PT00H00M00.231231S">
            <text:p>00:00:00,231</text:p>
          </table:table-cell>
          <table:table-cell table:style-name="ce22" office:value-type="time" office:time-value="PT00H00M00.21775S">
            <text:p>00:00:00,218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437:.K437])/[.$B$285]" office:value-type="time" office:time-value="PT00H00M00.175S">
            <text:p>00:00:00,175</text:p>
          </table:table-cell>
          <table:table-cell table:style-name="ce22" office:value-type="time" office:time-value="PT00H00M00.19S">
            <text:p>00:00:00,190</text:p>
          </table:table-cell>
          <table:table-cell table:number-columns-repeated="3" table:style-name="ce22" office:value-type="time" office:time-value="PT00H00M00.17S">
            <text:p>00:00:00,17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438:.K438])/[.$B$285]" office:value-type="time" office:time-value="PT00H00M00.008887S">
            <text:p>00:00:00,009</text:p>
          </table:table-cell>
          <table:table-cell table:style-name="ce22" office:value-type="time" office:time-value="PT00H00M00.007917S">
            <text:p>00:00:00,008</text:p>
          </table:table-cell>
          <table:table-cell table:style-name="ce22" office:value-type="time" office:time-value="PT00H00M00.011953S">
            <text:p>00:00:00,012</text:p>
          </table:table-cell>
          <table:table-cell table:style-name="ce22" office:value-type="time" office:time-value="PT00H00M00.007761S">
            <text:p>00:00:00,008</text:p>
          </table:table-cell>
          <table:table-cell table:style-name="ce22" office:value-type="time" office:time-value="PT00H00M00.007917S">
            <text:p>00:00:00,008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2ares</text:p>
          </table:table-cell>
          <table:table-cell table:style-name="ce32" office:value-type="string">
            <text:p>elapsed</text:p>
          </table:table-cell>
          <table:table-cell table:formula="of:=SUM([.D439:.K439])/[.$B$285]" office:value-type="time" office:time-value="PT00H00M00.079803S">
            <text:p>00:00:00,080</text:p>
          </table:table-cell>
          <table:table-cell table:style-name="ce22" office:value-type="time" office:time-value="PT00H00M00.085183S">
            <text:p>00:00:00,085</text:p>
          </table:table-cell>
          <table:table-cell table:style-name="ce22" office:value-type="time" office:time-value="PT00H00M00.081554S">
            <text:p>00:00:00,082</text:p>
          </table:table-cell>
          <table:table-cell table:style-name="ce22" office:value-type="time" office:time-value="PT00H00M00.071439S">
            <text:p>00:00:00,071</text:p>
          </table:table-cell>
          <table:table-cell table:style-name="ce22" office:value-type="time" office:time-value="PT00H00M00.081036S">
            <text:p>00:00:00,081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440:.K440])/[.$B$285]" office:value-type="time" office:time-value="PT00H00M00.0275S">
            <text:p>00:00:00,028</text:p>
          </table:table-cell>
          <table:table-cell table:style-name="ce22" office:value-type="time" office:time-value="PT00H00M00.03S">
            <text:p>00:00:00,030</text:p>
          </table:table-cell>
          <table:table-cell table:style-name="ce22" office:value-type="time" office:time-value="PT00H00M00.02S">
            <text:p>00:00:00,020</text:p>
          </table:table-cell>
          <table:table-cell table:number-columns-repeated="2" table:style-name="ce22" office:value-type="time" office:time-value="PT00H00M00.03S">
            <text:p>00:00:00,03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441:.K441])/[.$B$285]" office:value-type="time" office:time-value="PT00H00M00.005269S">
            <text:p>00:00:00,005</text:p>
          </table:table-cell>
          <table:table-cell table:style-name="ce22" office:value-type="time" office:time-value="PT00H00M00.006955S">
            <text:p>00:00:00,007</text:p>
          </table:table-cell>
          <table:table-cell table:style-name="ce22" office:value-type="time" office:time-value="PT00H00M00.000672S">
            <text:p>00:00:00,001</text:p>
          </table:table-cell>
          <table:table-cell table:style-name="ce22" office:value-type="time" office:time-value="PT00H00M00.006655S">
            <text:p>00:00:00,007</text:p>
          </table:table-cell>
          <table:table-cell table:style-name="ce22" office:value-type="time" office:time-value="PT00H00M00.006795S">
            <text:p>00:00:00,007</text:p>
          </table:table-cell>
          <table:table-cell table:number-columns-repeated="9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442:.K442])/[.$B$285]" office:value-type="time" office:time-value="PT00H00M27.002097S">
            <text:p>00:00:27,002</text:p>
          </table:table-cell>
          <table:table-cell office:value-type="time" office:time-value="PT00H00M28.270314S">
            <text:p>00:00:28,270</text:p>
          </table:table-cell>
          <table:table-cell office:value-type="time" office:time-value="PT00H00M26.671729S">
            <text:p>00:00:26,672</text:p>
          </table:table-cell>
          <table:table-cell office:value-type="time" office:time-value="PT00H00M26.923102S">
            <text:p>00:00:26,923</text:p>
          </table:table-cell>
          <table:table-cell office:value-type="time" office:time-value="PT00H00M26.143241S">
            <text:p>00:00:26,1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3:.K443])/[.$B$285]" office:value-type="time" office:time-value="PT00H00M10.6425S">
            <text:p>00:00:10,643</text:p>
          </table:table-cell>
          <table:table-cell office:value-type="time" office:time-value="PT00H00M11S">
            <text:p>00:00:11,000</text:p>
          </table:table-cell>
          <table:table-cell office:value-type="time" office:time-value="PT00H00M10.58S">
            <text:p>00:00:10,580</text:p>
          </table:table-cell>
          <table:table-cell office:value-type="time" office:time-value="PT00H00M10.6S">
            <text:p>00:00:10,600</text:p>
          </table:table-cell>
          <table:table-cell office:value-type="time" office:time-value="PT00H00M10.39S">
            <text:p>00:00:10,3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44:.K444])/[.$B$285]" office:value-type="time" office:time-value="PT00H00M00.06361S">
            <text:p>00:00:00,064</text:p>
          </table:table-cell>
          <table:table-cell office:value-type="time" office:time-value="PT00H00M00.056531S">
            <text:p>00:00:00,057</text:p>
          </table:table-cell>
          <table:table-cell office:value-type="time" office:time-value="PT00H00M00.066316S">
            <text:p>00:00:00,066</text:p>
          </table:table-cell>
          <table:table-cell office:value-type="time" office:time-value="PT00H00M00.064589S">
            <text:p>00:00:00,065</text:p>
          </table:table-cell>
          <table:table-cell office:value-type="time" office:time-value="PT00H00M00.067004S">
            <text:p>00:00:00,067</text:p>
          </table:table-cell>
          <table:table-cell table:number-columns-repeated="9"/>
        </table:table-row>
        <table:table-row table:style-name="ro1">
          <table:table-cell office:value-type="string">
            <text:p>Q13a</text:p>
          </table:table-cell>
          <table:table-cell office:value-type="string">
            <text:p>elapsed</text:p>
          </table:table-cell>
          <table:table-cell table:formula="of:=SUM([.D445:.K445])/[.$B$285]" office:value-type="time" office:time-value="PT00H00M15.121287S">
            <text:p>00:00:15,121</text:p>
          </table:table-cell>
          <table:table-cell office:value-type="time" office:time-value="PT00H00M11.323639S">
            <text:p>00:00:11,324</text:p>
          </table:table-cell>
          <table:table-cell office:value-type="time" office:time-value="PT00H00M25.420899S">
            <text:p>00:00:25,421</text:p>
          </table:table-cell>
          <table:table-cell office:value-type="time" office:time-value="PT00H00M13.016917S">
            <text:p>00:00:13,017</text:p>
          </table:table-cell>
          <table:table-cell office:value-type="time" office:time-value="PT00H00M10.723691S">
            <text:p>00:00:10,7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6:.K446])/[.$B$285]" office:value-type="time" office:time-value="PT00H00M10.34S">
            <text:p>00:00:10,340</text:p>
          </table:table-cell>
          <table:table-cell office:value-type="time" office:time-value="PT00H00M10.35S">
            <text:p>00:00:10,350</text:p>
          </table:table-cell>
          <table:table-cell office:value-type="time" office:time-value="PT00H00M10.52S">
            <text:p>00:00:10,520</text:p>
          </table:table-cell>
          <table:table-cell office:value-type="time" office:time-value="PT00H00M10.43S">
            <text:p>00:00:10,430</text:p>
          </table:table-cell>
          <table:table-cell office:value-type="time" office:time-value="PT00H00M10.06S">
            <text:p>00:00:10,0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47:.K447])/[.$B$285]" office:value-type="time" office:time-value="PT00H00M00.079941S">
            <text:p>00:00:00,080</text:p>
          </table:table-cell>
          <table:table-cell office:value-type="time" office:time-value="PT00H00M00.073628S">
            <text:p>00:00:00,074</text:p>
          </table:table-cell>
          <table:table-cell office:value-type="time" office:time-value="PT00H00M00.077249S">
            <text:p>00:00:00,077</text:p>
          </table:table-cell>
          <table:table-cell office:value-type="time" office:time-value="PT00H00M00.082963S">
            <text:p>00:00:00,083</text:p>
          </table:table-cell>
          <table:table-cell office:value-type="time" office:time-value="PT00H00M00.085922S">
            <text:p>00:00:00,086</text:p>
          </table:table-cell>
          <table:table-cell table:number-columns-repeated="9"/>
        </table:table-row>
        <table:table-row table:style-name="ro1">
          <table:table-cell office:value-type="string">
            <text:p>Q13b</text:p>
          </table:table-cell>
          <table:table-cell office:value-type="string">
            <text:p>elapsed</text:p>
          </table:table-cell>
          <table:table-cell table:formula="of:=SUM([.D448:.K448])/[.$B$285]" office:value-type="time" office:time-value="PT00H00M16.801658S">
            <text:p>00:00:16,802</text:p>
          </table:table-cell>
          <table:table-cell office:value-type="time" office:time-value="PT00H00M10.446499S">
            <text:p>00:00:10,446</text:p>
          </table:table-cell>
          <table:table-cell office:value-type="time" office:time-value="PT00H00M24.133628S">
            <text:p>00:00:24,134</text:p>
          </table:table-cell>
          <table:table-cell office:value-type="time" office:time-value="PT00H00M17.726158S">
            <text:p>00:00:17,726</text:p>
          </table:table-cell>
          <table:table-cell office:value-type="time" office:time-value="PT00H00M14.900348S">
            <text:p>00:00:14,9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9:.K449])/[.$B$285]" office:value-type="time" office:time-value="PT00H00M10.175S">
            <text:p>00:00:10,175</text:p>
          </table:table-cell>
          <table:table-cell office:value-type="time" office:time-value="PT00H00M10S">
            <text:p>00:00:10,000</text:p>
          </table:table-cell>
          <table:table-cell office:value-type="time" office:time-value="PT00H00M10.15S">
            <text:p>00:00:10,150</text:p>
          </table:table-cell>
          <table:table-cell office:value-type="time" office:time-value="PT00H00M10.29S">
            <text:p>00:00:10,290</text:p>
          </table:table-cell>
          <table:table-cell office:value-type="time" office:time-value="PT00H00M10.26S">
            <text:p>00:00:10,2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0:.K450])/[.$B$285]" office:value-type="time" office:time-value="PT00H00M00.060049S">
            <text:p>00:00:00,060</text:p>
          </table:table-cell>
          <table:table-cell office:value-type="time" office:time-value="PT00H00M00.056643S">
            <text:p>00:00:00,057</text:p>
          </table:table-cell>
          <table:table-cell office:value-type="time" office:time-value="PT00H00M00.067821S">
            <text:p>00:00:00,068</text:p>
          </table:table-cell>
          <table:table-cell office:value-type="time" office:time-value="PT00H00M00.057734S">
            <text:p>00:00:00,058</text:p>
          </table:table-cell>
          <table:table-cell office:value-type="time" office:time-value="PT00H00M00.057997S">
            <text:p>00:00:00,058</text:p>
          </table:table-cell>
          <table:table-cell table:number-columns-repeated="9"/>
        </table:table-row>
        <table:table-row table:style-name="ro1">
          <table:table-cell office:value-type="string">
            <text:p>Q13c</text:p>
          </table:table-cell>
          <table:table-cell office:value-type="string">
            <text:p>elapsed</text:p>
          </table:table-cell>
          <table:table-cell table:formula="of:=SUM([.D451:.K451])/[.$B$285]" office:value-type="time" office:time-value="PT00H00M05.894595S">
            <text:p>00:00:05,895</text:p>
          </table:table-cell>
          <table:table-cell office:value-type="time" office:time-value="PT00H00M05.265731S">
            <text:p>00:00:05,266</text:p>
          </table:table-cell>
          <table:table-cell office:value-type="time" office:time-value="PT00H00M05.174289S">
            <text:p>00:00:05,174</text:p>
          </table:table-cell>
          <table:table-cell office:value-type="time" office:time-value="PT00H00M05.773867S">
            <text:p>00:00:05,774</text:p>
          </table:table-cell>
          <table:table-cell office:value-type="time" office:time-value="PT00H00M07.364492S">
            <text:p>00:00:07,3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52:.K452])/[.$B$285]" office:value-type="time" office:time-value="PT00H00M02.135S">
            <text:p>00:00:02,135</text:p>
          </table:table-cell>
          <table:table-cell office:value-type="time" office:time-value="PT00H00M02.13S">
            <text:p>00:00:02,130</text:p>
          </table:table-cell>
          <table:table-cell office:value-type="time" office:time-value="PT00H00M02.12S">
            <text:p>00:00:02,120</text:p>
          </table:table-cell>
          <table:table-cell office:value-type="time" office:time-value="PT00H00M02.19S">
            <text:p>00:00:02,190</text:p>
          </table:table-cell>
          <table:table-cell office:value-type="time" office:time-value="PT00H00M02.1S">
            <text:p>00:00:02,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3:.K453])/[.$B$285]" office:value-type="time" office:time-value="PT00H00M00.110635S">
            <text:p>00:00:00,111</text:p>
          </table:table-cell>
          <table:table-cell office:value-type="time" office:time-value="PT00H00M00.067196S">
            <text:p>00:00:00,067</text:p>
          </table:table-cell>
          <table:table-cell office:value-type="time" office:time-value="PT00H00M00.093298S">
            <text:p>00:00:00,093</text:p>
          </table:table-cell>
          <table:table-cell office:value-type="time" office:time-value="PT00H00M00.068499S">
            <text:p>00:00:00,068</text:p>
          </table:table-cell>
          <table:table-cell office:value-type="time" office:time-value="PT00H00M00.213548S">
            <text:p>00:00:00,214</text:p>
          </table:table-cell>
          <table:table-cell table:number-columns-repeated="9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454:.K454])/[.$B$285]" office:value-type="time" office:time-value="PT00H00M02.847693S">
            <text:p>00:00:02,848</text:p>
          </table:table-cell>
          <table:table-cell office:value-type="time" office:time-value="PT00H00M02.73065S">
            <text:p>00:00:02,731</text:p>
          </table:table-cell>
          <table:table-cell office:value-type="time" office:time-value="PT00H00M02.86736S">
            <text:p>00:00:02,867</text:p>
          </table:table-cell>
          <table:table-cell office:value-type="time" office:time-value="PT00H00M03.034028S">
            <text:p>00:00:03,034</text:p>
          </table:table-cell>
          <table:table-cell office:value-type="time" office:time-value="PT00H00M02.758732S">
            <text:p>00:00:02,7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55:.K455])/[.$B$285]" office:value-type="time" office:time-value="PT00H00M02.6625S">
            <text:p>00:00:02,663</text:p>
          </table:table-cell>
          <table:table-cell office:value-type="time" office:time-value="PT00H00M02.59S">
            <text:p>00:00:02,590</text:p>
          </table:table-cell>
          <table:table-cell office:value-type="time" office:time-value="PT00H00M02.64S">
            <text:p>00:00:02,640</text:p>
          </table:table-cell>
          <table:table-cell office:value-type="time" office:time-value="PT00H00M02.79S">
            <text:p>00:00:02,790</text:p>
          </table:table-cell>
          <table:table-cell office:value-type="time" office:time-value="PT00H00M02.63S">
            <text:p>00:00:02,6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6:.K456])/[.$B$285]" office:value-type="time" office:time-value="PT00H00M00.041424S">
            <text:p>00:00:00,041</text:p>
          </table:table-cell>
          <table:table-cell office:value-type="time" office:time-value="PT00H00M00.036274S">
            <text:p>00:00:00,036</text:p>
          </table:table-cell>
          <table:table-cell office:value-type="time" office:time-value="PT00H00M00.052008S">
            <text:p>00:00:00,052</text:p>
          </table:table-cell>
          <table:table-cell office:value-type="time" office:time-value="PT00H00M00.039205S">
            <text:p>00:00:00,039</text:p>
          </table:table-cell>
          <table:table-cell office:value-type="time" office:time-value="PT00H00M00.038207S">
            <text:p>00:00:00,038</text:p>
          </table:table-cell>
          <table:table-cell table:number-columns-repeated="9"/>
        </table:table-row>
        <table:table-row table:style-name="ro1">
          <table:table-cell office:value-type="string">
            <text:p>Q14a</text:p>
          </table:table-cell>
          <table:table-cell office:value-type="string">
            <text:p>elapsed</text:p>
          </table:table-cell>
          <table:table-cell table:formula="of:=SUM([.D457:.K457])/[.$B$285]" office:value-type="time" office:time-value="PT00H00M02.467226S">
            <text:p>00:00:02,467</text:p>
          </table:table-cell>
          <table:table-cell office:value-type="time" office:time-value="PT00H00M02.516595S">
            <text:p>00:00:02,517</text:p>
          </table:table-cell>
          <table:table-cell office:value-type="time" office:time-value="PT00H00M02.496066S">
            <text:p>00:00:02,496</text:p>
          </table:table-cell>
          <table:table-cell office:value-type="time" office:time-value="PT00H00M02.50703S">
            <text:p>00:00:02,507</text:p>
          </table:table-cell>
          <table:table-cell office:value-type="time" office:time-value="PT00H00M02.349213S">
            <text:p>00:00:02,34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58:.K458])/[.$B$285]" office:value-type="time" office:time-value="PT00H00M02.325S">
            <text:p>00:00:02,325</text:p>
          </table:table-cell>
          <table:table-cell office:value-type="time" office:time-value="PT00H00M02.34S">
            <text:p>00:00:02,340</text:p>
          </table:table-cell>
          <table:table-cell office:value-type="time" office:time-value="PT00H00M02.32S">
            <text:p>00:00:02,320</text:p>
          </table:table-cell>
          <table:table-cell office:value-type="time" office:time-value="PT00H00M02.37S">
            <text:p>00:00:02,370</text:p>
          </table:table-cell>
          <table:table-cell office:value-type="time" office:time-value="PT00H00M02.27S">
            <text:p>00:00:02,2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9:.K459])/[.$B$285]" office:value-type="time" office:time-value="PT00H00M00.047451S">
            <text:p>00:00:00,047</text:p>
          </table:table-cell>
          <table:table-cell office:value-type="time" office:time-value="PT00H00M00.043354S">
            <text:p>00:00:00,043</text:p>
          </table:table-cell>
          <table:table-cell office:value-type="time" office:time-value="PT00H00M00.032807S">
            <text:p>00:00:00,033</text:p>
          </table:table-cell>
          <table:table-cell office:value-type="time" office:time-value="PT00H00M00.070163S">
            <text:p>00:00:00,070</text:p>
          </table:table-cell>
          <table:table-cell office:value-type="time" office:time-value="PT00H00M00.043481S">
            <text:p>00:00:00,043</text:p>
          </table:table-cell>
          <table:table-cell table:number-columns-repeated="9"/>
        </table:table-row>
        <table:table-row table:style-name="ro1">
          <table:table-cell office:value-type="string">
            <text:p>Q14b</text:p>
          </table:table-cell>
          <table:table-cell office:value-type="string">
            <text:p>elapsed</text:p>
          </table:table-cell>
          <table:table-cell table:formula="of:=SUM([.D460:.K460])/[.$B$285]" office:value-type="time" office:time-value="PT00H00M02.429291S">
            <text:p>00:00:02,429</text:p>
          </table:table-cell>
          <table:table-cell office:value-type="time" office:time-value="PT00H00M02.383338S">
            <text:p>00:00:02,383</text:p>
          </table:table-cell>
          <table:table-cell office:value-type="time" office:time-value="PT00H00M02.37572S">
            <text:p>00:00:02,376</text:p>
          </table:table-cell>
          <table:table-cell office:value-type="time" office:time-value="PT00H00M02.433171S">
            <text:p>00:00:02,433</text:p>
          </table:table-cell>
          <table:table-cell office:value-type="time" office:time-value="PT00H00M02.524935S">
            <text:p>00:00:02,5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61:.K461])/[.$B$285]" office:value-type="time" office:time-value="PT00H00M02.2925S">
            <text:p>00:00:02,293</text:p>
          </table:table-cell>
          <table:table-cell office:value-type="time" office:time-value="PT00H00M02.28S">
            <text:p>00:00:02,280</text:p>
          </table:table-cell>
          <table:table-cell office:value-type="time" office:time-value="PT00H00M02.25S">
            <text:p>00:00:02,250</text:p>
          </table:table-cell>
          <table:table-cell office:value-type="time" office:time-value="PT00H00M02.31S">
            <text:p>00:00:02,310</text:p>
          </table:table-cell>
          <table:table-cell office:value-type="time" office:time-value="PT00H00M02.33S">
            <text:p>00:00:02,3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62:.K462])/[.$B$285]" office:value-type="time" office:time-value="PT00H00M00.039234S">
            <text:p>00:00:00,039</text:p>
          </table:table-cell>
          <table:table-cell office:value-type="time" office:time-value="PT00H00M00.037415S">
            <text:p>00:00:00,037</text:p>
          </table:table-cell>
          <table:table-cell office:value-type="time" office:time-value="PT00H00M00.040951S">
            <text:p>00:00:00,041</text:p>
          </table:table-cell>
          <table:table-cell office:value-type="time" office:time-value="PT00H00M00.036489S">
            <text:p>00:00:00,036</text:p>
          </table:table-cell>
          <table:table-cell office:value-type="time" office:time-value="PT00H00M00.04208S">
            <text:p>00:00:00,042</text:p>
          </table:table-cell>
          <table:table-cell table:number-columns-repeated="9"/>
        </table:table-row>
        <table:table-row table:style-name="ro1">
          <table:table-cell office:value-type="string">
            <text:p>Q14c</text:p>
          </table:table-cell>
          <table:table-cell office:value-type="string">
            <text:p>elapsed</text:p>
          </table:table-cell>
          <table:table-cell table:formula="of:=SUM([.D463:.K463])/[.$B$285]" office:value-type="time" office:time-value="PT00H00M15.289992S">
            <text:p>00:00:15,290</text:p>
          </table:table-cell>
          <table:table-cell office:value-type="time" office:time-value="PT00H00M15.77355S">
            <text:p>00:00:15,774</text:p>
          </table:table-cell>
          <table:table-cell office:value-type="time" office:time-value="PT00H00M14.849867S">
            <text:p>00:00:14,850</text:p>
          </table:table-cell>
          <table:table-cell office:value-type="time" office:time-value="PT00H00M17.210582S">
            <text:p>00:00:17,211</text:p>
          </table:table-cell>
          <table:table-cell office:value-type="time" office:time-value="PT00H00M13.325967S">
            <text:p>00:00:13,3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64:.K464])/[.$B$285]" office:value-type="time" office:time-value="PT00H00M02.7125S">
            <text:p>00:00:02,713</text:p>
          </table:table-cell>
          <table:table-cell office:value-type="time" office:time-value="PT00H00M02.69S">
            <text:p>00:00:02,690</text:p>
          </table:table-cell>
          <table:table-cell office:value-type="time" office:time-value="PT00H00M02.65S">
            <text:p>00:00:02,650</text:p>
          </table:table-cell>
          <table:table-cell office:value-type="time" office:time-value="PT00H00M02.84S">
            <text:p>00:00:02,840</text:p>
          </table:table-cell>
          <table:table-cell office:value-type="time" office:time-value="PT00H00M02.67S">
            <text:p>00:00:02,6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65:.K465])/[.$B$285]" office:value-type="time" office:time-value="PT00H00M00.04871S">
            <text:p>00:00:00,049</text:p>
          </table:table-cell>
          <table:table-cell office:value-type="time" office:time-value="PT00H00M00.074936S">
            <text:p>00:00:00,075</text:p>
          </table:table-cell>
          <table:table-cell office:value-type="time" office:time-value="PT00H00M00.04025S">
            <text:p>00:00:00,040</text:p>
          </table:table-cell>
          <table:table-cell office:value-type="time" office:time-value="PT00H00M00.043418S">
            <text:p>00:00:00,043</text:p>
          </table:table-cell>
          <table:table-cell office:value-type="time" office:time-value="PT00H00M00.036234S">
            <text:p>00:00:00,036</text:p>
          </table:table-cell>
          <table:table-cell table:number-columns-repeated="9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466:.K466])/[.$B$285]" office:value-type="time" office:time-value="PT00H00M01.104562S">
            <text:p>00:00:01,105</text:p>
          </table:table-cell>
          <table:table-cell office:value-type="time" office:time-value="PT00H00M01.006012S">
            <text:p>00:00:01,006</text:p>
          </table:table-cell>
          <table:table-cell office:value-type="time" office:time-value="PT00H00M01.175814S">
            <text:p>00:00:01,176</text:p>
          </table:table-cell>
          <table:table-cell office:value-type="time" office:time-value="PT00H00M01.097396S">
            <text:p>00:00:01,097</text:p>
          </table:table-cell>
          <table:table-cell office:value-type="time" office:time-value="PT00H00M01.139024S">
            <text:p>00:00:01,1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67:.K467])/[.$B$285]" office:value-type="time" office:time-value="PT00H00M00.8875S">
            <text:p>00:00:00,888</text:p>
          </table:table-cell>
          <table:table-cell office:value-type="time" office:time-value="PT00H00M00.88S">
            <text:p>00:00:00,880</text:p>
          </table:table-cell>
          <table:table-cell office:value-type="time" office:time-value="PT00H00M00.9S">
            <text:p>00:00:00,900</text:p>
          </table:table-cell>
          <table:table-cell office:value-type="time" office:time-value="PT00H00M00.89S">
            <text:p>00:00:00,890</text:p>
          </table:table-cell>
          <table:table-cell office:value-type="time" office:time-value="PT00H00M00.88S">
            <text:p>00:00:00,8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68:.K468])/[.$B$285]" office:value-type="time" office:time-value="PT00H00M00.146287S">
            <text:p>00:00:00,146</text:p>
          </table:table-cell>
          <table:table-cell office:value-type="time" office:time-value="PT00H00M00.38434S">
            <text:p>00:00:00,384</text:p>
          </table:table-cell>
          <table:table-cell office:value-type="time" office:time-value="PT00H00M00.117719S">
            <text:p>00:00:00,118</text:p>
          </table:table-cell>
          <table:table-cell office:value-type="time" office:time-value="PT00H00M00.042477S">
            <text:p>00:00:00,042</text:p>
          </table:table-cell>
          <table:table-cell office:value-type="time" office:time-value="PT00H00M00.04061S">
            <text:p>00:00:00,041</text:p>
          </table:table-cell>
          <table:table-cell table:number-columns-repeated="9"/>
        </table:table-row>
        <table:table-row table:style-name="ro1">
          <table:table-cell office:value-type="string">
            <text:p>Q15a</text:p>
          </table:table-cell>
          <table:table-cell office:value-type="string">
            <text:p>elapsed</text:p>
          </table:table-cell>
          <table:table-cell table:formula="of:=SUM([.D469:.K469])/[.$B$285]" office:value-type="time" office:time-value="PT00H00M01.100895S">
            <text:p>00:00:01,101</text:p>
          </table:table-cell>
          <table:table-cell office:value-type="time" office:time-value="PT00H00M01.165642S">
            <text:p>00:00:01,166</text:p>
          </table:table-cell>
          <table:table-cell office:value-type="time" office:time-value="PT00H00M01.143537S">
            <text:p>00:00:01,144</text:p>
          </table:table-cell>
          <table:table-cell office:value-type="time" office:time-value="PT00H00M01.096899S">
            <text:p>00:00:01,097</text:p>
          </table:table-cell>
          <table:table-cell office:value-type="time" office:time-value="PT00H00M00.9975S">
            <text:p>00:00:00,9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0:.K470])/[.$B$285]" office:value-type="time" office:time-value="PT00H00M00.895S">
            <text:p>00:00:00,895</text:p>
          </table:table-cell>
          <table:table-cell office:value-type="time" office:time-value="PT00H00M00.97S">
            <text:p>00:00:00,970</text:p>
          </table:table-cell>
          <table:table-cell table:number-columns-repeated="2" office:value-type="time" office:time-value="PT00H00M00.88S">
            <text:p>00:00:00,880</text:p>
          </table:table-cell>
          <table:table-cell office:value-type="time" office:time-value="PT00H00M00.85S">
            <text:p>00:00:00,8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71:.K471])/[.$B$285]" office:value-type="time" office:time-value="PT00H00M00.044208S">
            <text:p>00:00:00,044</text:p>
          </table:table-cell>
          <table:table-cell office:value-type="time" office:time-value="PT00H00M00.045481S">
            <text:p>00:00:00,045</text:p>
          </table:table-cell>
          <table:table-cell office:value-type="time" office:time-value="PT00H00M00.042964S">
            <text:p>00:00:00,043</text:p>
          </table:table-cell>
          <table:table-cell office:value-type="time" office:time-value="PT00H00M00.04184S">
            <text:p>00:00:00,042</text:p>
          </table:table-cell>
          <table:table-cell office:value-type="time" office:time-value="PT00H00M00.046548S">
            <text:p>00:00:00,047</text:p>
          </table:table-cell>
          <table:table-cell table:number-columns-repeated="9"/>
        </table:table-row>
        <table:table-row table:style-name="ro1">
          <table:table-cell office:value-type="string">
            <text:p>Q15b</text:p>
          </table:table-cell>
          <table:table-cell office:value-type="string">
            <text:p>elapsed</text:p>
          </table:table-cell>
          <table:table-cell table:formula="of:=SUM([.D472:.K472])/[.$B$285]" office:value-type="time" office:time-value="PT00H00M01.600049S">
            <text:p>00:00:01,600</text:p>
          </table:table-cell>
          <table:table-cell office:value-type="time" office:time-value="PT00H00M01.032169S">
            <text:p>00:00:01,032</text:p>
          </table:table-cell>
          <table:table-cell office:value-type="time" office:time-value="PT00H00M01.549674S">
            <text:p>00:00:01,550</text:p>
          </table:table-cell>
          <table:table-cell office:value-type="time" office:time-value="PT00H00M02.421089S">
            <text:p>00:00:02,421</text:p>
          </table:table-cell>
          <table:table-cell office:value-type="time" office:time-value="PT00H00M01.397265S">
            <text:p>00:00:01,3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3:.K473])/[.$B$285]" office:value-type="time" office:time-value="PT00H00M00.8825S">
            <text:p>00:00:00,883</text:p>
          </table:table-cell>
          <table:table-cell office:value-type="time" office:time-value="PT00H00M00.87S">
            <text:p>00:00:00,870</text:p>
          </table:table-cell>
          <table:table-cell table:number-columns-repeated="2" office:value-type="time" office:time-value="PT00H00M00.9S">
            <text:p>00:00:00,900</text:p>
          </table:table-cell>
          <table:table-cell office:value-type="time" office:time-value="PT00H00M00.86S">
            <text:p>00:00:00,8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74:.K474])/[.$B$285]" office:value-type="time" office:time-value="PT00H00M00.042767S">
            <text:p>00:00:00,043</text:p>
          </table:table-cell>
          <table:table-cell office:value-type="time" office:time-value="PT00H00M00.037179S">
            <text:p>00:00:00,037</text:p>
          </table:table-cell>
          <table:table-cell office:value-type="time" office:time-value="PT00H00M00.044138S">
            <text:p>00:00:00,044</text:p>
          </table:table-cell>
          <table:table-cell office:value-type="time" office:time-value="PT00H00M00.040969S">
            <text:p>00:00:00,041</text:p>
          </table:table-cell>
          <table:table-cell office:value-type="time" office:time-value="PT00H00M00.048782S">
            <text:p>00:00:00,049</text:p>
          </table:table-cell>
          <table:table-cell table:number-columns-repeated="9"/>
        </table:table-row>
        <table:table-row table:style-name="ro1">
          <table:table-cell office:value-type="string">
            <text:p>Q15c</text:p>
          </table:table-cell>
          <table:table-cell office:value-type="string">
            <text:p>elapsed</text:p>
          </table:table-cell>
          <table:table-cell table:formula="of:=SUM([.D475:.K475])/[.$B$285]" office:value-type="time" office:time-value="PT00H00M02.407305S">
            <text:p>00:00:02,407</text:p>
          </table:table-cell>
          <table:table-cell office:value-type="time" office:time-value="PT00H00M02.601133S">
            <text:p>00:00:02,601</text:p>
          </table:table-cell>
          <table:table-cell office:value-type="time" office:time-value="PT00H00M02.610977S">
            <text:p>00:00:02,611</text:p>
          </table:table-cell>
          <table:table-cell office:value-type="time" office:time-value="PT00H00M02.651335S">
            <text:p>00:00:02,651</text:p>
          </table:table-cell>
          <table:table-cell office:value-type="time" office:time-value="PT00H00M01.765776S">
            <text:p>00:00:01,7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6:.K476])/[.$B$285]" office:value-type="time" office:time-value="PT00H00M00.905S">
            <text:p>00:00:00,905</text:p>
          </table:table-cell>
          <table:table-cell office:value-type="time" office:time-value="PT00H00M00.91S">
            <text:p>00:00:00,910</text:p>
          </table:table-cell>
          <table:table-cell office:value-type="time" office:time-value="PT00H00M00.88S">
            <text:p>00:00:00,880</text:p>
          </table:table-cell>
          <table:table-cell office:value-type="time" office:time-value="PT00H00M00.93S">
            <text:p>00:00:00,930</text:p>
          </table:table-cell>
          <table:table-cell office:value-type="time" office:time-value="PT00H00M00.9S">
            <text:p>00:00:00,9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77:.K477])/[.$B$285]" office:value-type="time" office:time-value="PT00H00M00.052793S">
            <text:p>00:00:00,053</text:p>
          </table:table-cell>
          <table:table-cell office:value-type="time" office:time-value="PT00H00M00.048555S">
            <text:p>00:00:00,049</text:p>
          </table:table-cell>
          <table:table-cell office:value-type="time" office:time-value="PT00H00M00.053077S">
            <text:p>00:00:00,053</text:p>
          </table:table-cell>
          <table:table-cell office:value-type="time" office:time-value="PT00H00M00.070251S">
            <text:p>00:00:00,070</text:p>
          </table:table-cell>
          <table:table-cell office:value-type="time" office:time-value="PT00H00M00.03929S">
            <text:p>00:00:00,039</text:p>
          </table:table-cell>
          <table:table-cell table:number-columns-repeated="9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478:.K478])/[.$B$285]" office:value-type="time" office:time-value="PT00H00M02.802989S">
            <text:p>00:00:02,803</text:p>
          </table:table-cell>
          <table:table-cell table:formula="of:=+[.D481]+[.D484]+[.D487]" office:value-type="time" office:time-value="PT00H00M02.876332S">
            <text:p>00:00:02,876</text:p>
          </table:table-cell>
          <table:table-cell table:formula="of:=+[.E481]+[.E484]+[.E487]" office:value-type="time" office:time-value="PT00H00M02.790287S">
            <text:p>00:00:02,790</text:p>
          </table:table-cell>
          <table:table-cell table:formula="of:=+[.F481]+[.F484]+[.F487]" office:value-type="time" office:time-value="PT00H00M02.795533S">
            <text:p>00:00:02,796</text:p>
          </table:table-cell>
          <table:table-cell table:formula="of:=+[.G481]+[.G484]+[.G487]" office:value-type="time" office:time-value="PT00H00M02.749802S">
            <text:p>00:00:02,7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9:.K479])/[.$B$285]" office:value-type="time" office:time-value="PT00H00M01.97S">
            <text:p>00:00:01,970</text:p>
          </table:table-cell>
          <table:table-cell table:formula="of:=+[.D482]+[.D485]+[.D488]" office:value-type="time" office:time-value="PT00H00M01.94S">
            <text:p>00:00:01,940</text:p>
          </table:table-cell>
          <table:table-cell table:formula="of:=+[.E482]+[.E485]+[.E488]" office:value-type="time" office:time-value="PT00H00M02S">
            <text:p>00:00:02,000</text:p>
          </table:table-cell>
          <table:table-cell table:formula="of:=+[.F482]+[.F485]+[.F488]" office:value-type="time" office:time-value="PT00H00M01.99S">
            <text:p>00:00:01,990</text:p>
          </table:table-cell>
          <table:table-cell table:formula="of:=+[.G482]+[.G485]+[.G488]" office:value-type="time" office:time-value="PT00H00M01.95S">
            <text:p>00:00:01,9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0:.K480])/[.$B$285]" office:value-type="time" office:time-value="PT00H00M00.23457S">
            <text:p>00:00:00,235</text:p>
          </table:table-cell>
          <table:table-cell table:formula="of:=+[.D483]+[.D486]+[.D489]" office:value-type="time" office:time-value="PT00H00M00.234733S">
            <text:p>00:00:00,235</text:p>
          </table:table-cell>
          <table:table-cell table:formula="of:=+[.E483]+[.E486]+[.E489]" office:value-type="time" office:time-value="PT00H00M00.22879S">
            <text:p>00:00:00,229</text:p>
          </table:table-cell>
          <table:table-cell table:formula="of:=+[.F483]+[.F486]+[.F489]" office:value-type="time" office:time-value="PT00H00M00.246684S">
            <text:p>00:00:00,247</text:p>
          </table:table-cell>
          <table:table-cell table:formula="of:=+[.G483]+[.G486]+[.G489]" office:value-type="time" office:time-value="PT00H00M00.228073S">
            <text:p>00:00:00,228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6tmp1</text:p>
          </table:table-cell>
          <table:table-cell table:style-name="ce32" office:value-type="string">
            <text:p>elapsed</text:p>
          </table:table-cell>
          <table:table-cell table:formula="of:=SUM([.D481:.K481])/[.$B$285]" office:value-type="time" office:time-value="PT00H00M00.279313S">
            <text:p>00:00:00,279</text:p>
          </table:table-cell>
          <table:table-cell office:value-type="time" office:time-value="PT00H00M00.259794S">
            <text:p>00:00:00,260</text:p>
          </table:table-cell>
          <table:table-cell office:value-type="time" office:time-value="PT00H00M00.291905S">
            <text:p>00:00:00,292</text:p>
          </table:table-cell>
          <table:table-cell office:value-type="time" office:time-value="PT00H00M00.296619S">
            <text:p>00:00:00,297</text:p>
          </table:table-cell>
          <table:table-cell office:value-type="time" office:time-value="PT00H00M00.268933S">
            <text:p>00:00:00,269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482:.K482])/[.$B$285]" office:value-type="time" office:time-value="PT00H00M00.1S">
            <text:p>00:00:00,100</text:p>
          </table:table-cell>
          <table:table-cell table:number-columns-repeated="4" office:value-type="time" office:time-value="PT00H00M00.1S">
            <text:p>00:00:00,10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483:.K483])/[.$B$285]" office:value-type="time" office:time-value="PT00H00M00.085423S">
            <text:p>00:00:00,085</text:p>
          </table:table-cell>
          <table:table-cell office:value-type="time" office:time-value="PT00H00M00.081332S">
            <text:p>00:00:00,081</text:p>
          </table:table-cell>
          <table:table-cell office:value-type="time" office:time-value="PT00H00M00.081821S">
            <text:p>00:00:00,082</text:p>
          </table:table-cell>
          <table:table-cell office:value-type="time" office:time-value="PT00H00M00.094367S">
            <text:p>00:00:00,094</text:p>
          </table:table-cell>
          <table:table-cell office:value-type="time" office:time-value="PT00H00M00.084172S">
            <text:p>00:00:00,084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6tmp2</text:p>
          </table:table-cell>
          <table:table-cell table:style-name="ce32" office:value-type="string">
            <text:p>elapsed</text:p>
          </table:table-cell>
          <table:table-cell table:formula="of:=SUM([.D484:.K484])/[.$B$285]" office:value-type="time" office:time-value="PT00H00M00.295559S">
            <text:p>00:00:00,296</text:p>
          </table:table-cell>
          <table:table-cell office:value-type="time" office:time-value="PT00H00M00.323772S">
            <text:p>00:00:00,324</text:p>
          </table:table-cell>
          <table:table-cell office:value-type="time" office:time-value="PT00H00M00.279628S">
            <text:p>00:00:00,280</text:p>
          </table:table-cell>
          <table:table-cell office:value-type="time" office:time-value="PT00H00M00.298146S">
            <text:p>00:00:00,298</text:p>
          </table:table-cell>
          <table:table-cell office:value-type="time" office:time-value="PT00H00M00.280691S">
            <text:p>00:00:00,281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485:.K485])/[.$B$285]" office:value-type="time" office:time-value="PT00H00M00.1025S">
            <text:p>00:00:00,103</text:p>
          </table:table-cell>
          <table:table-cell office:value-type="time" office:time-value="PT00H00M00.1S">
            <text:p>00:00:00,100</text:p>
          </table:table-cell>
          <table:table-cell office:value-type="time" office:time-value="PT00H00M00.11S">
            <text:p>00:00:00,110</text:p>
          </table:table-cell>
          <table:table-cell table:number-columns-repeated="2" office:value-type="time" office:time-value="PT00H00M00.1S">
            <text:p>00:00:00,10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486:.K486])/[.$B$285]" office:value-type="time" office:time-value="PT00H00M00.09557S">
            <text:p>00:00:00,096</text:p>
          </table:table-cell>
          <table:table-cell office:value-type="time" office:time-value="PT00H00M00.101383S">
            <text:p>00:00:00,101</text:p>
          </table:table-cell>
          <table:table-cell office:value-type="time" office:time-value="PT00H00M00.090126S">
            <text:p>00:00:00,090</text:p>
          </table:table-cell>
          <table:table-cell office:value-type="time" office:time-value="PT00H00M00.100435S">
            <text:p>00:00:00,100</text:p>
          </table:table-cell>
          <table:table-cell office:value-type="time" office:time-value="PT00H00M00.090335S">
            <text:p>00:00:00,090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6res</text:p>
          </table:table-cell>
          <table:table-cell table:style-name="ce32" office:value-type="string">
            <text:p>elapsed</text:p>
          </table:table-cell>
          <table:table-cell table:formula="of:=SUM([.D487:.K487])/[.$B$285]" office:value-type="time" office:time-value="PT00H00M02.228117S">
            <text:p>00:00:02,228</text:p>
          </table:table-cell>
          <table:table-cell office:value-type="time" office:time-value="PT00H00M02.292766S">
            <text:p>00:00:02,293</text:p>
          </table:table-cell>
          <table:table-cell office:value-type="time" office:time-value="PT00H00M02.218754S">
            <text:p>00:00:02,219</text:p>
          </table:table-cell>
          <table:table-cell office:value-type="time" office:time-value="PT00H00M02.200768S">
            <text:p>00:00:02,201</text:p>
          </table:table-cell>
          <table:table-cell office:value-type="time" office:time-value="PT00H00M02.200178S">
            <text:p>00:00:02,20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488:.K488])/[.$B$285]" office:value-type="time" office:time-value="PT00H00M01.7675S">
            <text:p>00:00:01,768</text:p>
          </table:table-cell>
          <table:table-cell office:value-type="time" office:time-value="PT00H00M01.74S">
            <text:p>00:00:01,740</text:p>
          </table:table-cell>
          <table:table-cell table:number-columns-repeated="2" office:value-type="time" office:time-value="PT00H00M01.79S">
            <text:p>00:00:01,790</text:p>
          </table:table-cell>
          <table:table-cell office:value-type="time" office:time-value="PT00H00M01.75S">
            <text:p>00:00:01,75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489:.K489])/[.$B$285]" office:value-type="time" office:time-value="PT00H00M00.053577S">
            <text:p>00:00:00,054</text:p>
          </table:table-cell>
          <table:table-cell office:value-type="time" office:time-value="PT00H00M00.052018S">
            <text:p>00:00:00,052</text:p>
          </table:table-cell>
          <table:table-cell office:value-type="time" office:time-value="PT00H00M00.056843S">
            <text:p>00:00:00,057</text:p>
          </table:table-cell>
          <table:table-cell office:value-type="time" office:time-value="PT00H00M00.051882S">
            <text:p>00:00:00,052</text:p>
          </table:table-cell>
          <table:table-cell office:value-type="time" office:time-value="PT00H00M00.053566S">
            <text:p>00:00:00,054</text:p>
          </table:table-cell>
          <table:table-cell table:number-columns-repeated="9"/>
        </table:table-row>
        <table:table-row table:style-name="ro1">
          <table:table-cell office:value-type="string">
            <text:p>Q16a</text:p>
          </table:table-cell>
          <table:table-cell office:value-type="string">
            <text:p>elapsed</text:p>
          </table:table-cell>
          <table:table-cell table:formula="of:=SUM([.D490:.K490])/[.$B$285]" office:value-type="time" office:time-value="PT00H00M02.774966S">
            <text:p>00:00:02,775</text:p>
          </table:table-cell>
          <table:table-cell table:formula="of:=+[.D493]+[.D496]+[.D499]" office:value-type="time" office:time-value="PT00H00M02.887981S">
            <text:p>00:00:02,888</text:p>
          </table:table-cell>
          <table:table-cell table:formula="of:=+[.E493]+[.E496]+[.E499]" office:value-type="time" office:time-value="PT00H00M02.941357S">
            <text:p>00:00:02,941</text:p>
          </table:table-cell>
          <table:table-cell table:formula="of:=+[.F493]+[.F496]+[.F499]" office:value-type="time" office:time-value="PT00H00M02.644421S">
            <text:p>00:00:02,644</text:p>
          </table:table-cell>
          <table:table-cell table:formula="of:=+[.G493]+[.G496]+[.G499]" office:value-type="time" office:time-value="PT00H00M02.626106S">
            <text:p>00:00:02,6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91:.K491])/[.$B$285]" office:value-type="time" office:time-value="PT00H00M01.98S">
            <text:p>00:00:01,980</text:p>
          </table:table-cell>
          <table:table-cell table:formula="of:=+[.D494]+[.D497]+[.D500]" office:value-type="time" office:time-value="PT00H00M02.02S">
            <text:p>00:00:02,020</text:p>
          </table:table-cell>
          <table:table-cell table:formula="of:=+[.E494]+[.E497]+[.E500]" office:value-type="time" office:time-value="PT00H00M02S">
            <text:p>00:00:02,000</text:p>
          </table:table-cell>
          <table:table-cell table:formula="of:=+[.F494]+[.F497]+[.F500]" office:value-type="time" office:time-value="PT00H00M01.96S">
            <text:p>00:00:01,960</text:p>
          </table:table-cell>
          <table:table-cell table:formula="of:=+[.G494]+[.G497]+[.G500]" office:value-type="time" office:time-value="PT00H00M01.94S">
            <text:p>00:00:01,9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92:.K492])/[.$B$285]" office:value-type="time" office:time-value="PT00H00M00.225138S">
            <text:p>00:00:00,225</text:p>
          </table:table-cell>
          <table:table-cell table:formula="of:=+[.D495]+[.D498]+[.D501]" office:value-type="time" office:time-value="PT00H00M00.251755S">
            <text:p>00:00:00,252</text:p>
          </table:table-cell>
          <table:table-cell table:formula="of:=+[.E495]+[.E498]+[.E501]" office:value-type="time" office:time-value="PT00H00M00.15884S">
            <text:p>00:00:00,159</text:p>
          </table:table-cell>
          <table:table-cell table:formula="of:=+[.F495]+[.F498]+[.F501]" office:value-type="time" office:time-value="PT00H00M00.235204S">
            <text:p>00:00:00,235</text:p>
          </table:table-cell>
          <table:table-cell table:formula="of:=+[.G495]+[.G498]+[.G501]" office:value-type="time" office:time-value="PT00H00M00.254752S">
            <text:p>00:00:00,255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6atmp1</text:p>
          </table:table-cell>
          <table:table-cell table:style-name="ce32" office:value-type="string">
            <text:p>elapsed</text:p>
          </table:table-cell>
          <table:table-cell table:formula="of:=SUM([.D493:.K493])/[.$B$285]" office:value-type="time" office:time-value="PT00H00M00.301767S">
            <text:p>00:00:00,302</text:p>
          </table:table-cell>
          <table:table-cell office:value-type="time" office:time-value="PT00H00M00.316071S">
            <text:p>00:00:00,316</text:p>
          </table:table-cell>
          <table:table-cell table:style-name="ce22" office:value-type="time" office:time-value="PT00H00M00.310313S">
            <text:p>00:00:00,310</text:p>
          </table:table-cell>
          <table:table-cell office:value-type="time" office:time-value="PT00H00M00.29483S">
            <text:p>00:00:00,295</text:p>
          </table:table-cell>
          <table:table-cell table:style-name="ce22" office:value-type="time" office:time-value="PT00H00M00.285855S">
            <text:p>00:00:00,286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494:.K494])/[.$B$285]" office:value-type="time" office:time-value="PT00H00M00.11S">
            <text:p>00:00:00,110</text:p>
          </table:table-cell>
          <table:table-cell office:value-type="time" office:time-value="PT00H00M00.11S">
            <text:p>00:00:00,110</text:p>
          </table:table-cell>
          <table:table-cell table:style-name="ce22" office:value-type="time" office:time-value="PT00H00M00.11S">
            <text:p>00:00:00,110</text:p>
          </table:table-cell>
          <table:table-cell office:value-type="time" office:time-value="PT00H00M00.11S">
            <text:p>00:00:00,110</text:p>
          </table:table-cell>
          <table:table-cell table:style-name="ce22" office:value-type="time" office:time-value="PT00H00M00.11S">
            <text:p>00:00:00,11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495:.K495])/[.$B$285]" office:value-type="time" office:time-value="PT00H00M00.096704S">
            <text:p>00:00:00,097</text:p>
          </table:table-cell>
          <table:table-cell office:value-type="time" office:time-value="PT00H00M00.104283S">
            <text:p>00:00:00,104</text:p>
          </table:table-cell>
          <table:table-cell table:style-name="ce22" office:value-type="time" office:time-value="PT00H00M00.092222S">
            <text:p>00:00:00,092</text:p>
          </table:table-cell>
          <table:table-cell office:value-type="time" office:time-value="PT00H00M00.092408S">
            <text:p>00:00:00,092</text:p>
          </table:table-cell>
          <table:table-cell table:style-name="ce22" office:value-type="time" office:time-value="PT00H00M00.097902S">
            <text:p>00:00:00,098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6atmp2</text:p>
          </table:table-cell>
          <table:table-cell table:style-name="ce32" office:value-type="string">
            <text:p>elapsed</text:p>
          </table:table-cell>
          <table:table-cell table:formula="of:=SUM([.D496:.K496])/[.$B$285]" office:value-type="time" office:time-value="PT00H00M00.302353S">
            <text:p>00:00:00,302</text:p>
          </table:table-cell>
          <table:table-cell office:value-type="time" office:time-value="PT00H00M00.30282S">
            <text:p>00:00:00,303</text:p>
          </table:table-cell>
          <table:table-cell table:style-name="ce22" office:value-type="time" office:time-value="PT00H00M00.354677S">
            <text:p>00:00:00,355</text:p>
          </table:table-cell>
          <table:table-cell office:value-type="time" office:time-value="PT00H00M00.271964S">
            <text:p>00:00:00,272</text:p>
          </table:table-cell>
          <table:table-cell table:style-name="ce22" office:value-type="time" office:time-value="PT00H00M00.279952S">
            <text:p>00:00:00,28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497:.K497])/[.$B$285]" office:value-type="time" office:time-value="PT00H00M00.1075S">
            <text:p>00:00:00,108</text:p>
          </table:table-cell>
          <table:table-cell office:value-type="time" office:time-value="PT00H00M00.12S">
            <text:p>00:00:00,120</text:p>
          </table:table-cell>
          <table:table-cell table:style-name="ce22" office:value-type="time" office:time-value="PT00H00M00.11S">
            <text:p>00:00:00,110</text:p>
          </table:table-cell>
          <table:table-cell office:value-type="time" office:time-value="PT00H00M00.09S">
            <text:p>00:00:00,090</text:p>
          </table:table-cell>
          <table:table-cell table:style-name="ce22" office:value-type="time" office:time-value="PT00H00M00.11S">
            <text:p>00:00:00,11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498:.K498])/[.$B$285]" office:value-type="time" office:time-value="PT00H00M00.078291S">
            <text:p>00:00:00,078</text:p>
          </table:table-cell>
          <table:table-cell office:value-type="time" office:time-value="PT00H00M00.101417S">
            <text:p>00:00:00,101</text:p>
          </table:table-cell>
          <table:table-cell table:style-name="ce22" office:value-type="time" office:time-value="PT00H00M00.011218S">
            <text:p>00:00:00,011</text:p>
          </table:table-cell>
          <table:table-cell office:value-type="time" office:time-value="PT00H00M00.096095S">
            <text:p>00:00:00,096</text:p>
          </table:table-cell>
          <table:table-cell table:style-name="ce22" office:value-type="time" office:time-value="PT00H00M00.104432S">
            <text:p>00:00:00,104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6ares</text:p>
          </table:table-cell>
          <table:table-cell table:style-name="ce32" office:value-type="string">
            <text:p>elapsed</text:p>
          </table:table-cell>
          <table:table-cell table:formula="of:=SUM([.D499:.K499])/[.$B$285]" office:value-type="time" office:time-value="PT00H00M02.170846S">
            <text:p>00:00:02,171</text:p>
          </table:table-cell>
          <table:table-cell office:value-type="time" office:time-value="PT00H00M02.26909S">
            <text:p>00:00:02,269</text:p>
          </table:table-cell>
          <table:table-cell table:style-name="ce22" office:value-type="time" office:time-value="PT00H00M02.276367S">
            <text:p>00:00:02,276</text:p>
          </table:table-cell>
          <table:table-cell office:value-type="time" office:time-value="PT00H00M02.077627S">
            <text:p>00:00:02,078</text:p>
          </table:table-cell>
          <table:table-cell table:style-name="ce22" office:value-type="time" office:time-value="PT00H00M02.060299S">
            <text:p>00:00:02,06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500:.K500])/[.$B$285]" office:value-type="time" office:time-value="PT00H00M01.7625S">
            <text:p>00:00:01,763</text:p>
          </table:table-cell>
          <table:table-cell office:value-type="time" office:time-value="PT00H00M01.79S">
            <text:p>00:00:01,790</text:p>
          </table:table-cell>
          <table:table-cell table:style-name="ce22" office:value-type="time" office:time-value="PT00H00M01.78S">
            <text:p>00:00:01,780</text:p>
          </table:table-cell>
          <table:table-cell office:value-type="time" office:time-value="PT00H00M01.76S">
            <text:p>00:00:01,760</text:p>
          </table:table-cell>
          <table:table-cell table:style-name="ce22" office:value-type="time" office:time-value="PT00H00M01.72S">
            <text:p>00:00:01,72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501:.K501])/[.$B$285]" office:value-type="time" office:time-value="PT00H00M00.050144S">
            <text:p>00:00:00,050</text:p>
          </table:table-cell>
          <table:table-cell office:value-type="time" office:time-value="PT00H00M00.046055S">
            <text:p>00:00:00,046</text:p>
          </table:table-cell>
          <table:table-cell table:style-name="ce22" office:value-type="time" office:time-value="PT00H00M00.0554S">
            <text:p>00:00:00,055</text:p>
          </table:table-cell>
          <table:table-cell office:value-type="time" office:time-value="PT00H00M00.046701S">
            <text:p>00:00:00,047</text:p>
          </table:table-cell>
          <table:table-cell table:style-name="ce22" office:value-type="time" office:time-value="PT00H00M00.052418S">
            <text:p>00:00:00,052</text:p>
          </table:table-cell>
          <table:table-cell table:number-columns-repeated="9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502:.K502])/[.$B$285]" office:value-type="time" office:time-value="PT00H00M02.35307S">
            <text:p>00:00:02,353</text:p>
          </table:table-cell>
          <table:table-cell table:style-name="ce22" office:value-type="time" office:time-value="PT00H00M02.255421S">
            <text:p>00:00:02,255</text:p>
          </table:table-cell>
          <table:table-cell table:style-name="ce22" office:value-type="time" office:time-value="PT00H00M02.305179S">
            <text:p>00:00:02,305</text:p>
          </table:table-cell>
          <table:table-cell table:style-name="ce22" office:value-type="time" office:time-value="PT00H00M02.54674S">
            <text:p>00:00:02,547</text:p>
          </table:table-cell>
          <table:table-cell table:style-name="ce22" office:value-type="time" office:time-value="PT00H00M02.304939S">
            <text:p>00:00:02,3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3:.K503])/[.$B$285]" office:value-type="time" office:time-value="PT00H00M01.8975S">
            <text:p>00:00:01,898</text:p>
          </table:table-cell>
          <table:table-cell table:style-name="ce22" office:value-type="time" office:time-value="PT00H00M01.89S">
            <text:p>00:00:01,890</text:p>
          </table:table-cell>
          <table:table-cell table:number-columns-repeated="3" table:style-name="ce22" office:value-type="time" office:time-value="PT00H00M01.9S">
            <text:p>00:00:01,9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04:.K504])/[.$B$285]" office:value-type="time" office:time-value="PT00H00M00.046154S">
            <text:p>00:00:00,046</text:p>
          </table:table-cell>
          <table:table-cell table:style-name="ce22" office:value-type="time" office:time-value="PT00H00M00.050333S">
            <text:p>00:00:00,050</text:p>
          </table:table-cell>
          <table:table-cell table:style-name="ce22" office:value-type="time" office:time-value="PT00H00M00.043897S">
            <text:p>00:00:00,044</text:p>
          </table:table-cell>
          <table:table-cell table:style-name="ce22" office:value-type="time" office:time-value="PT00H00M00.041099S">
            <text:p>00:00:00,041</text:p>
          </table:table-cell>
          <table:table-cell table:style-name="ce22" office:value-type="time" office:time-value="PT00H00M00.049288S">
            <text:p>00:00:00,049</text:p>
          </table:table-cell>
          <table:table-cell table:number-columns-repeated="9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505:.K505])/[.$B$285]" office:value-type="time" office:time-value="PT00H00M01.255025S">
            <text:p>00:00:01,255</text:p>
          </table:table-cell>
          <table:table-cell table:formula="of:=+[.D508]+[.D511]" office:value-type="time" office:time-value="PT00H00M00.54285S">
            <text:p>00:00:00,543</text:p>
          </table:table-cell>
          <table:table-cell table:formula="of:=+[.E508]+[.E511]" office:value-type="time" office:time-value="PT00H00M01.747229S">
            <text:p>00:00:01,747</text:p>
          </table:table-cell>
          <table:table-cell table:formula="of:=+[.F508]+[.F511]" office:value-type="time" office:time-value="PT00H00M01.672636S">
            <text:p>00:00:01,673</text:p>
          </table:table-cell>
          <table:table-cell table:formula="of:=+[.G508]+[.G511]" office:value-type="time" office:time-value="PT00H00M01.057385S">
            <text:p>00:00:01,0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6:.K506])/[.$B$285]" office:value-type="time" office:time-value="PT00H00M00.4625S">
            <text:p>00:00:00,463</text:p>
          </table:table-cell>
          <table:table-cell table:formula="of:=+[.D509]+[.D512]" office:value-type="time" office:time-value="PT00H00M00.43S">
            <text:p>00:00:00,430</text:p>
          </table:table-cell>
          <table:table-cell table:formula="of:=+[.E509]+[.E512]" office:value-type="time" office:time-value="PT00H00M00.47S">
            <text:p>00:00:00,470</text:p>
          </table:table-cell>
          <table:table-cell table:formula="of:=+[.F509]+[.F512]" office:value-type="time" office:time-value="PT00H00M00.49S">
            <text:p>00:00:00,490</text:p>
          </table:table-cell>
          <table:table-cell table:formula="of:=+[.G509]+[.G512]" office:value-type="time" office:time-value="PT00H00M00.46S">
            <text:p>00:00:00,4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07:.K507])/[.$B$285]" office:value-type="time" office:time-value="PT00H00M00.022992S">
            <text:p>00:00:00,023</text:p>
          </table:table-cell>
          <table:table-cell table:formula="of:=+[.D510]+[.D513]" office:value-type="time" office:time-value="PT00H00M00.02214S">
            <text:p>00:00:00,022</text:p>
          </table:table-cell>
          <table:table-cell table:formula="of:=+[.E510]+[.E513]" office:value-type="time" office:time-value="PT00H00M00.022349S">
            <text:p>00:00:00,022</text:p>
          </table:table-cell>
          <table:table-cell table:formula="of:=+[.F510]+[.F513]" office:value-type="time" office:time-value="PT00H00M00.023567S">
            <text:p>00:00:00,024</text:p>
          </table:table-cell>
          <table:table-cell table:formula="of:=+[.G510]+[.G513]" office:value-type="time" office:time-value="PT00H00M00.023913S">
            <text:p>00:00:00,024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7tmp1</text:p>
          </table:table-cell>
          <table:table-cell table:style-name="ce32" office:value-type="string">
            <text:p>elapsed</text:p>
          </table:table-cell>
          <table:table-cell table:formula="of:=SUM([.D508:.K508])/[.$B$285]" office:value-type="time" office:time-value="PT00H00M01.165605S">
            <text:p>00:00:01,166</text:p>
          </table:table-cell>
          <table:table-cell table:style-name="ce22" office:value-type="time" office:time-value="PT00H00M00.4555S">
            <text:p>00:00:00,456</text:p>
          </table:table-cell>
          <table:table-cell table:style-name="ce22" office:value-type="time" office:time-value="PT00H00M01.666392S">
            <text:p>00:00:01,666</text:p>
          </table:table-cell>
          <table:table-cell table:style-name="ce22" office:value-type="time" office:time-value="PT00H00M01.578444S">
            <text:p>00:00:01,578</text:p>
          </table:table-cell>
          <table:table-cell table:style-name="ce22" office:value-type="time" office:time-value="PT00H00M00.962082S">
            <text:p>00:00:00,962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509:.K509])/[.$B$285]" office:value-type="time" office:time-value="PT00H00M00.425S">
            <text:p>00:00:00,425</text:p>
          </table:table-cell>
          <table:table-cell table:style-name="ce22" office:value-type="time" office:time-value="PT00H00M00.4S">
            <text:p>00:00:00,400</text:p>
          </table:table-cell>
          <table:table-cell table:style-name="ce22" office:value-type="time" office:time-value="PT00H00M00.42S">
            <text:p>00:00:00,420</text:p>
          </table:table-cell>
          <table:table-cell table:style-name="ce22" office:value-type="time" office:time-value="PT00H00M00.46S">
            <text:p>00:00:00,460</text:p>
          </table:table-cell>
          <table:table-cell table:style-name="ce22" office:value-type="time" office:time-value="PT00H00M00.42S">
            <text:p>00:00:00,42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510:.K510])/[.$B$285]" office:value-type="time" office:time-value="PT00H00M00.011474S">
            <text:p>00:00:00,011</text:p>
          </table:table-cell>
          <table:table-cell table:style-name="ce22" office:value-type="time" office:time-value="PT00H00M00.011192S">
            <text:p>00:00:00,011</text:p>
          </table:table-cell>
          <table:table-cell table:style-name="ce22" office:value-type="time" office:time-value="PT00H00M00.01133S">
            <text:p>00:00:00,011</text:p>
          </table:table-cell>
          <table:table-cell table:style-name="ce22" office:value-type="time" office:time-value="PT00H00M00.011965S">
            <text:p>00:00:00,012</text:p>
          </table:table-cell>
          <table:table-cell table:style-name="ce22" office:value-type="time" office:time-value="PT00H00M00.01141S">
            <text:p>00:00:00,011</text:p>
          </table:table-cell>
          <table:table-cell table:number-columns-repeated="9"/>
        </table:table-row>
        <table:table-row table:style-name="ro1">
          <table:table-cell table:style-name="ce32" office:value-type="string">
            <text:p>Q17res</text:p>
          </table:table-cell>
          <table:table-cell table:style-name="ce32" office:value-type="string">
            <text:p>elapsed</text:p>
          </table:table-cell>
          <table:table-cell table:formula="of:=SUM([.D511:.K511])/[.$B$285]" office:value-type="time" office:time-value="PT00H00M00.089421S">
            <text:p>00:00:00,089</text:p>
          </table:table-cell>
          <table:table-cell table:style-name="ce22" office:value-type="time" office:time-value="PT00H00M00.08735S">
            <text:p>00:00:00,087</text:p>
          </table:table-cell>
          <table:table-cell table:style-name="ce22" office:value-type="time" office:time-value="PT00H00M00.080837S">
            <text:p>00:00:00,081</text:p>
          </table:table-cell>
          <table:table-cell table:style-name="ce22" office:value-type="time" office:time-value="PT00H00M00.094192S">
            <text:p>00:00:00,094</text:p>
          </table:table-cell>
          <table:table-cell table:style-name="ce22" office:value-type="time" office:time-value="PT00H00M00.095303S">
            <text:p>00:00:00,095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pu</text:p>
          </table:table-cell>
          <table:table-cell table:formula="of:=SUM([.D512:.K512])/[.$B$285]" office:value-type="time" office:time-value="PT00H00M00.0375S">
            <text:p>00:00:00,038</text:p>
          </table:table-cell>
          <table:table-cell table:style-name="ce22" office:value-type="time" office:time-value="PT00H00M00.03S">
            <text:p>00:00:00,030</text:p>
          </table:table-cell>
          <table:table-cell table:style-name="ce22" office:value-type="time" office:time-value="PT00H00M00.05S">
            <text:p>00:00:00,050</text:p>
          </table:table-cell>
          <table:table-cell table:style-name="ce22" office:value-type="time" office:time-value="PT00H00M00.03S">
            <text:p>00:00:00,030</text:p>
          </table:table-cell>
          <table:table-cell table:style-name="ce22" office:value-type="time" office:time-value="PT00H00M00.04S">
            <text:p>00:00:00,040</text:p>
          </table:table-cell>
          <table:table-cell table:number-columns-repeated="9"/>
        </table:table-row>
        <table:table-row table:style-name="ro1">
          <table:table-cell table:style-name="ce32"/>
          <table:table-cell table:style-name="ce32" office:value-type="string">
            <text:p>commit</text:p>
          </table:table-cell>
          <table:table-cell table:formula="of:=SUM([.D513:.K513])/[.$B$285]" office:value-type="time" office:time-value="PT00H00M00.011518S">
            <text:p>00:00:00,012</text:p>
          </table:table-cell>
          <table:table-cell table:style-name="ce22" office:value-type="time" office:time-value="PT00H00M00.010948S">
            <text:p>00:00:00,011</text:p>
          </table:table-cell>
          <table:table-cell table:style-name="ce22" office:value-type="time" office:time-value="PT00H00M00.011019S">
            <text:p>00:00:00,011</text:p>
          </table:table-cell>
          <table:table-cell table:style-name="ce22" office:value-type="time" office:time-value="PT00H00M00.011602S">
            <text:p>00:00:00,012</text:p>
          </table:table-cell>
          <table:table-cell table:style-name="ce22" office:value-type="time" office:time-value="PT00H00M00.012503S">
            <text:p>00:00:00,013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2"/>
          <table:table-cell table:style-name="ce21"/>
          <table:table-cell table:style-name="ce5" table:number-columns-repeated="3"/>
          <table:table-cell table:style-name="ce21" table:number-columns-repeated="2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style-name="ce21" table:number-columns-repeated="6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1" office:value-type="string">
            <text:p>OBA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b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d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</table:table-row>
        <table:table-row table:style-name="ro1">
          <table:table-cell table:style-name="Default" office:value-type="string">
            <text:p>Q1</text:p>
          </table:table-cell>
          <table:table-cell table:style-name="Default" office:value-type="string">
            <text:p>elapsed</text:p>
          </table:table-cell>
          <table:table-cell table:style-name="ce4" table:formula="of:=[.C4]" office:value-type="time" office:time-value="PT00H00M00.128312S">
            <text:p>00:00:00,128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5]" office:value-type="time" office:time-value="PT00H00M00.015S">
            <text:p>00:00:00,015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6]" office:value-type="time" office:time-value="PT00H00M00.003507S">
            <text:p>00:00:00,004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2</text:p>
          </table:table-cell>
          <table:table-cell table:style-name="Default" office:value-type="string">
            <text:p>elapsed</text:p>
          </table:table-cell>
          <table:table-cell table:style-name="ce4" table:formula="of:=[.C7]" office:value-type="time" office:time-value="PT00H00M00.020126S">
            <text:p>00:00:00,020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8]" office:value-type="time" office:time-value="PT00H00M00.01S">
            <text:p>00:00:00,010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9]" office:value-type="time" office:time-value="PT00H00M00.00019S">
            <text:p>00:00:00,000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3</text:p>
          </table:table-cell>
          <table:table-cell table:style-name="Default" office:value-type="string">
            <text:p>elapsed</text:p>
          </table:table-cell>
          <table:table-cell table:style-name="ce4" table:formula="of:=[.C10]" office:value-type="time" office:time-value="PT00H00M00.197976S">
            <text:p>00:00:00,198</text:p>
          </table:table-cell>
          <table:table-cell table:style-name="ce34" table:formula="of:=[.C13]" office:value-type="time" office:time-value="PT00H00M00.13007S">
            <text:p>00:00:00,13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11]" office:value-type="time" office:time-value="PT00H00M00.035S">
            <text:p>00:00:00,035</text:p>
          </table:table-cell>
          <table:table-cell table:style-name="ce4" table:formula="of:=[.C14]" office:value-type="time" office:time-value="PT00H00M00.045S">
            <text:p>00:00:00,045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12]" office:value-type="time" office:time-value="PT00H00M00.033887S">
            <text:p>00:00:00,034</text:p>
          </table:table-cell>
          <table:table-cell table:style-name="ce4" table:formula="of:=[.C15]" office:value-type="time" office:time-value="PT00H00M00.028565S">
            <text:p>00:00:00,029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4</text:p>
          </table:table-cell>
          <table:table-cell table:style-name="Default" office:value-type="string">
            <text:p>elapsed</text:p>
          </table:table-cell>
          <table:table-cell table:style-name="ce4" table:formula="of:=[.C16]" office:value-type="time" office:time-value="PT00H00M00.579397S">
            <text:p>00:00:00,579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17]" office:value-type="time" office:time-value="PT00H00M00.1325S">
            <text:p>00:00:00,133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18]" office:value-type="time" office:time-value="PT00H00M00.036707S">
            <text:p>00:00:00,037</text:p>
          </table:table-cell>
          <table:table-cell table:style-name="ce4" table:number-columns-repeated="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5</text:p>
          </table:table-cell>
          <table:table-cell table:style-name="Default" office:value-type="string">
            <text:p>elapsed</text:p>
          </table:table-cell>
          <table:table-cell table:style-name="ce4" table:formula="of:=[.C19]" office:value-type="time" office:time-value="PT00H00M02.250771S">
            <text:p>00:00:02,251</text:p>
          </table:table-cell>
          <table:table-cell table:style-name="ce4" table:formula="of:=[.C31]" office:value-type="time" office:time-value="PT00H00M02.530913S">
            <text:p>00:00:02,531</text:p>
          </table:table-cell>
          <table:table-cell table:style-name="ce34" table:formula="of:=[.C43]" office:value-type="time" office:time-value="PT00H00M01.668616S">
            <text:p>00:00:01,669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20]" office:value-type="time" office:time-value="PT00H00M01.77S">
            <text:p>00:00:01,770</text:p>
          </table:table-cell>
          <table:table-cell table:style-name="ce4" table:formula="of:=[.C32]" office:value-type="time" office:time-value="PT00H00M01.9475S">
            <text:p>00:00:01,948</text:p>
          </table:table-cell>
          <table:table-cell table:style-name="ce4" table:formula="of:=[.C44]" office:value-type="time" office:time-value="PT00H00M01.5725S">
            <text:p>00:00:01,573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21]" office:value-type="time" office:time-value="PT00H00M00.198937S">
            <text:p>00:00:00,199</text:p>
          </table:table-cell>
          <table:table-cell table:style-name="ce4" table:formula="of:=[.C33]" office:value-type="time" office:time-value="PT00H00M00.170442S">
            <text:p>00:00:00,170</text:p>
          </table:table-cell>
          <table:table-cell table:style-name="ce4" table:formula="of:=[.C45]" office:value-type="time" office:time-value="PT00H00M00.139909S">
            <text:p>00:00:00,14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6</text:p>
          </table:table-cell>
          <table:table-cell table:style-name="Default" office:value-type="string">
            <text:p>elapsed</text:p>
          </table:table-cell>
          <table:table-cell table:style-name="ce4" table:formula="of:=[.C46]" office:value-type="time" office:time-value="PT00H00M15.265951S">
            <text:p>00:00:15,266</text:p>
          </table:table-cell>
          <table:table-cell table:style-name="ce4" table:formula="of:=[.C55]" office:value-type="time" office:time-value="PT00H00M15.554174S">
            <text:p>00:00:15,554</text:p>
          </table:table-cell>
          <table:table-cell table:style-name="ce4" table:formula="of:=[.C64]" office:value-type="time" office:time-value="PT00H00M16.525781S">
            <text:p>00:00:16,526</text:p>
          </table:table-cell>
          <table:table-cell table:style-name="ce4" table:formula="of:=[.C73]" office:value-type="time" office:time-value="PT00H00M16.551536S">
            <text:p>00:00:16,552</text:p>
          </table:table-cell>
          <table:table-cell table:style-name="ce4" table:formula="of:=[.C82]" office:value-type="time" office:time-value="PT00H00M13.928916S">
            <text:p>00:00:13,929</text:p>
          </table:table-cell>
          <table:table-cell table:style-name="ce34" table:formula="of:=[.C91]" office:value-type="time" office:time-value="PT00H00M13.754128S">
            <text:p>00:00:13,754</text:p>
          </table:table-cell>
          <table:table-cell table:style-name="ce18" table:number-columns-repeated="3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47]" office:value-type="time" office:time-value="PT00H00M13.5275S">
            <text:p>00:00:13,528</text:p>
          </table:table-cell>
          <table:table-cell table:style-name="ce4" table:formula="of:=[.C56]" office:value-type="time" office:time-value="PT00H00M13.7425S">
            <text:p>00:00:13,743</text:p>
          </table:table-cell>
          <table:table-cell table:style-name="ce4" table:formula="of:=[.C65]" office:value-type="time" office:time-value="PT00H00M15.5775S">
            <text:p>00:00:15,578</text:p>
          </table:table-cell>
          <table:table-cell table:style-name="ce4" table:formula="of:=[.C74]" office:value-type="time" office:time-value="PT00H00M15.6175S">
            <text:p>00:00:15,618</text:p>
          </table:table-cell>
          <table:table-cell table:style-name="ce4" table:formula="of:=[.C83]" office:value-type="time" office:time-value="PT00H00M12.4575S">
            <text:p>00:00:12,457</text:p>
          </table:table-cell>
          <table:table-cell table:style-name="ce4" table:formula="of:=[.C92]" office:value-type="time" office:time-value="PT00H00M12.5875S">
            <text:p>00:00:12,588</text:p>
          </table:table-cell>
          <table:table-cell table:style-name="ce18" table:number-columns-repeated="3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48]" office:value-type="time" office:time-value="PT00H00M00.398672S">
            <text:p>00:00:00,399</text:p>
          </table:table-cell>
          <table:table-cell table:style-name="ce4" table:formula="of:=[.C57]" office:value-type="time" office:time-value="PT00H00M00.391304S">
            <text:p>00:00:00,391</text:p>
          </table:table-cell>
          <table:table-cell table:style-name="ce4" table:formula="of:=[.C66]" office:value-type="time" office:time-value="PT00H00M00.45349S">
            <text:p>00:00:00,453</text:p>
          </table:table-cell>
          <table:table-cell table:style-name="ce4" table:formula="of:=[.C75]" office:value-type="time" office:time-value="PT00H00M00.444792S">
            <text:p>00:00:00,445</text:p>
          </table:table-cell>
          <table:table-cell table:style-name="ce4" table:formula="of:=[.C84]" office:value-type="time" office:time-value="PT00H00M00.349031S">
            <text:p>00:00:00,349</text:p>
          </table:table-cell>
          <table:table-cell table:style-name="ce4" table:formula="of:=[.C93]" office:value-type="time" office:time-value="PT00H00M00.340014S">
            <text:p>00:00:00,340</text:p>
          </table:table-cell>
          <table:table-cell table:style-name="ce18" table:number-columns-repeated="3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7</text:p>
          </table:table-cell>
          <table:table-cell table:style-name="Default" office:value-type="string">
            <text:p>elapsed</text:p>
          </table:table-cell>
          <table:table-cell table:style-name="ce4" table:formula="of:=[.C100]" office:value-type="time" office:time-value="PT00H00M11.341498S">
            <text:p>00:00:11,341</text:p>
          </table:table-cell>
          <table:table-cell table:style-name="ce4" table:formula="of:=[.C103]" office:value-type="time" office:time-value="PT00H00M10.079711S">
            <text:p>00:00:10,080</text:p>
          </table:table-cell>
          <table:table-cell table:style-name="ce4" table:formula="of:=[.C106]" office:value-type="time" office:time-value="PT00H00M06.209115S">
            <text:p>00:00:06,209</text:p>
          </table:table-cell>
          <table:table-cell table:style-name="ce4" table:formula="of:=[.C109]" office:value-type="time" office:time-value="PT00H00M06.168361S">
            <text:p>00:00:06,168</text:p>
          </table:table-cell>
          <table:table-cell table:style-name="ce34" table:formula="of:=[.C112]" office:value-type="time" office:time-value="PT00H00M06.046758S">
            <text:p>00:00:06,047</text:p>
          </table:table-cell>
          <table:table-cell table:style-name="ce18" table:formula="of:=[.C115]" office:value-type="time" office:time-value="PT00H00M13.963231S">
            <text:p>00:00:13,963</text:p>
          </table:table-cell>
          <table:table-cell table:style-name="ce18" table:formula="of:=[.C118]" office:value-type="time" office:time-value="PT00H00M11.080534S">
            <text:p>00:00:11,081</text:p>
          </table:table-cell>
          <table:table-cell table:style-name="ce18" table:number-columns-repeated="2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101]" office:value-type="time" office:time-value="PT00H00M10.695S">
            <text:p>00:00:10,695</text:p>
          </table:table-cell>
          <table:table-cell table:style-name="ce4" table:formula="of:=[.C104]" office:value-type="time" office:time-value="PT00H00M06.22S">
            <text:p>00:00:06,220</text:p>
          </table:table-cell>
          <table:table-cell table:style-name="ce4" table:formula="of:=[.C107]" office:value-type="time" office:time-value="PT00H00M06.1125S">
            <text:p>00:00:06,113</text:p>
          </table:table-cell>
          <table:table-cell table:style-name="ce4" table:formula="of:=[.C110]" office:value-type="time" office:time-value="PT00H00M06.1S">
            <text:p>00:00:06,100</text:p>
          </table:table-cell>
          <table:table-cell table:style-name="ce4" table:formula="of:=[.C113]" office:value-type="time" office:time-value="PT00H00M06.0875S">
            <text:p>00:00:06,088</text:p>
          </table:table-cell>
          <table:table-cell table:style-name="ce18" table:formula="of:=[.C116]" office:value-type="time" office:time-value="PT00H00M11.2325S">
            <text:p>00:00:11,233</text:p>
          </table:table-cell>
          <table:table-cell table:style-name="ce18" table:formula="of:=[.C119]" office:value-type="time" office:time-value="PT00H00M10.95S">
            <text:p>00:00:10,950</text:p>
          </table:table-cell>
          <table:table-cell table:style-name="ce18" table:number-columns-repeated="2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102]" office:value-type="time" office:time-value="PT00H00M00.011418S">
            <text:p>00:00:00,011</text:p>
          </table:table-cell>
          <table:table-cell table:style-name="ce4" table:formula="of:=[.C105]" office:value-type="time" office:time-value="PT00H00M00.09134S">
            <text:p>00:00:00,091</text:p>
          </table:table-cell>
          <table:table-cell table:style-name="ce4" table:formula="of:=[.C108]" office:value-type="time" office:time-value="PT00H00M00.042508S">
            <text:p>00:00:00,043</text:p>
          </table:table-cell>
          <table:table-cell table:style-name="ce4" table:formula="of:=[.C111]" office:value-type="time" office:time-value="PT00H00M00.013501S">
            <text:p>00:00:00,014</text:p>
          </table:table-cell>
          <table:table-cell table:style-name="ce4" table:formula="of:=[.C114]" office:value-type="time" office:time-value="PT00H00M00.013805S">
            <text:p>00:00:00,014</text:p>
          </table:table-cell>
          <table:table-cell table:style-name="ce18" table:formula="of:=[.C117]" office:value-type="time" office:time-value="PT00H00M00.01852S">
            <text:p>00:00:00,019</text:p>
          </table:table-cell>
          <table:table-cell table:style-name="ce18" table:formula="of:=[.C120]" office:value-type="time" office:time-value="PT00H00M00.016652S">
            <text:p>00:00:00,017</text:p>
          </table:table-cell>
          <table:table-cell table:style-name="ce18" table:number-columns-repeated="2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8</text:p>
          </table:table-cell>
          <table:table-cell table:style-name="Default" office:value-type="string">
            <text:p>elapsed</text:p>
          </table:table-cell>
          <table:table-cell table:style-name="ce34" table:formula="of:=[.C121]" office:value-type="time" office:time-value="PT00H00M00.322617S">
            <text:p>00:00:00,323</text:p>
          </table:table-cell>
          <table:table-cell table:style-name="ce4" table:formula="of:=[.C124]" office:value-type="time" office:time-value="PT00H00M00.332154S">
            <text:p>00:00:00,332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122]" office:value-type="time" office:time-value="PT00H00M00.1675S">
            <text:p>00:00:00,168</text:p>
          </table:table-cell>
          <table:table-cell table:style-name="ce4" table:formula="of:=[.C125]" office:value-type="time" office:time-value="PT00H00M00.1725S">
            <text:p>00:00:00,173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123]" office:value-type="time" office:time-value="PT00H00M00.035079S">
            <text:p>00:00:00,035</text:p>
          </table:table-cell>
          <table:table-cell table:style-name="ce4" table:formula="of:=[.C126]" office:value-type="time" office:time-value="PT00H00M00.032173S">
            <text:p>00:00:00,032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9</text:p>
          </table:table-cell>
          <table:table-cell table:style-name="Default" office:value-type="string">
            <text:p>elapsed</text:p>
          </table:table-cell>
          <table:table-cell table:style-name="ce34" table:formula="of:=[.C127]" office:value-type="time" office:time-value="PT00H00M58.508568S">
            <text:p>00:00:58,509</text:p>
          </table:table-cell>
          <table:table-cell table:style-name="ce4" table:formula="of:=[.C130]" office:value-type="time" office:time-value="PT00H00M59.486137S">
            <text:p>00:00:59,486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128]" office:value-type="time" office:time-value="PT00H00M57.465S">
            <text:p>00:00:57,465</text:p>
          </table:table-cell>
          <table:table-cell table:style-name="ce4" table:formula="of:=[.C131]" office:value-type="time" office:time-value="PT00H00M59.0775S">
            <text:p>00:00:59,078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129]" office:value-type="time" office:time-value="PT00H00M00.058585S">
            <text:p>00:00:00,059</text:p>
          </table:table-cell>
          <table:table-cell table:style-name="ce4" table:formula="of:=[.C132]" office:value-type="time" office:time-value="PT00H00M00.036578S">
            <text:p>00:00:00,037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10</text:p>
          </table:table-cell>
          <table:table-cell table:style-name="Default" office:value-type="string">
            <text:p>elapsed</text:p>
          </table:table-cell>
          <table:table-cell table:style-name="ce34" table:formula="of:=[.C133]" office:value-type="time" office:time-value="PT00H02M37.318341S">
            <text:p>00:02:37,318</text:p>
          </table:table-cell>
          <table:table-cell table:style-name="ce4" table:formula="of:=[.C136]" office:value-type="time" office:time-value="PT00H02M38.040789S">
            <text:p>00:02:38,041</text:p>
          </table:table-cell>
          <table:table-cell table:style-name="ce4" table:formula="of:=[.C139]" office:value-type="time" office:time-value="PT00H07M11.769897S">
            <text:p>00:07:11,770</text:p>
          </table:table-cell>
          <table:table-cell table:style-name="ce4" table:formula="of:=[.C142]" office:value-type="time" office:time-value="PT00H07M13.044118S">
            <text:p>00:07:13,044</text:p>
          </table:table-cell>
          <table:table-cell table:style-name="ce4" table:formula="of:=[.C145]" office:value-type="time" office:time-value="PT00H10M33.302783S">
            <text:p>00:10:33,303</text:p>
          </table:table-cell>
          <table:table-cell table:style-name="ce4" table:formula="of:=[.C148]" office:value-type="time" office:time-value="PT00H10M39.994041S">
            <text:p>00:10:39,994</text:p>
          </table:table-cell>
          <table:table-cell table:style-name="ce4" table:formula="of:=[.C151]" office:value-type="time" office:time-value="PT00H10M24.999671S">
            <text:p>00:10:25,000</text:p>
          </table:table-cell>
          <table:table-cell table:style-name="ce4" table:formula="of:=[.C154]" office:value-type="time" office:time-value="PT00H09M08.755518S">
            <text:p>00:09:08,756</text:p>
          </table:table-cell>
          <table:table-cell table:style-name="ce4" table:formula="of:=[.C157]" office:value-type="time" office:time-value="PT00H08M53.949065S">
            <text:p>00:08:53,949</text:p>
          </table:table-cell>
          <table:table-cell table:style-name="ce4" table:formula="of:=[.C160]" office:value-type="time" office:time-value="PT00H10M09.473287S">
            <text:p>00:10:09,473</text:p>
          </table:table-cell>
          <table:table-cell table:style-name="ce18" table:formula="of:=[.C163]" office:value-type="time" office:time-value="PT00H07M24.534428S">
            <text:p>00:07:24,534</text:p>
          </table:table-cell>
          <table:table-cell table:style-name="ce4" table:formula="of:=[.C166]" office:value-type="time" office:time-value="PT00H08M38.659691S">
            <text:p>00:08:38,660</text:p>
          </table:table-cell>
          <table:table-cell table:style-name="ce4" table:formula="of:=[.C169]" office:value-type="time" office:time-value="PT00H07M14.011233S">
            <text:p>00:07:14,011</text:p>
          </table:table-cell>
          <table:table-cell table:style-name="ce18" table:formula="of:=[.C172]" office:value-type="time" office:time-value="PT500H59M59S">
            <text:p>500:59:59,000</text:p>
          </table:table-cell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134]" office:value-type="time" office:time-value="PT00H02M34.2275S">
            <text:p>00:02:34,228</text:p>
          </table:table-cell>
          <table:table-cell table:style-name="ce4" table:formula="of:=[.C137]" office:value-type="time" office:time-value="PT00H02M36.8975S">
            <text:p>00:02:36,898</text:p>
          </table:table-cell>
          <table:table-cell table:style-name="ce4" table:formula="of:=[.C140]" office:value-type="time" office:time-value="PT00H07M07.825S">
            <text:p>00:07:07,825</text:p>
          </table:table-cell>
          <table:table-cell table:style-name="ce4" table:formula="of:=[.C143]" office:value-type="time" office:time-value="PT00H07M07.75S">
            <text:p>00:07:07,750</text:p>
          </table:table-cell>
          <table:table-cell table:style-name="ce4" table:formula="of:=[.C146]" office:value-type="time" office:time-value="PT00H10M18.9S">
            <text:p>00:10:18,900</text:p>
          </table:table-cell>
          <table:table-cell table:style-name="ce4" table:formula="of:=[.C149]" office:value-type="time" office:time-value="PT00H10M17.7S">
            <text:p>00:10:17,700</text:p>
          </table:table-cell>
          <table:table-cell table:style-name="ce4" table:formula="of:=[.C152]" office:value-type="time" office:time-value="PT00H10M11.98S">
            <text:p>00:10:11,980</text:p>
          </table:table-cell>
          <table:table-cell table:style-name="ce4" table:formula="of:=[.C155]" office:value-type="time" office:time-value="PT00H08M35.6475S">
            <text:p>00:08:35,648</text:p>
          </table:table-cell>
          <table:table-cell table:style-name="ce4" table:formula="of:=[.C158]" office:value-type="time" office:time-value="PT00H07M18.445S">
            <text:p>00:07:18,445</text:p>
          </table:table-cell>
          <table:table-cell table:style-name="ce4" table:formula="of:=[.C161]" office:value-type="time" office:time-value="PT00H09M51.1975S">
            <text:p>00:09:51,197</text:p>
          </table:table-cell>
          <table:table-cell table:style-name="ce18" table:formula="of:=[.C164]" office:value-type="time" office:time-value="PT00H07M12.33S">
            <text:p>00:07:12,330</text:p>
          </table:table-cell>
          <table:table-cell table:style-name="ce4" table:formula="of:=[.C167]" office:value-type="time" office:time-value="PT00H08M30.0225S">
            <text:p>00:08:30,023</text:p>
          </table:table-cell>
          <table:table-cell table:style-name="ce4" table:formula="of:=[.C170]" office:value-type="time" office:time-value="PT00H04M59.0125S">
            <text:p>00:04:59,013</text:p>
          </table:table-cell>
          <table:table-cell table:style-name="ce18" table:formula="of:=[.C173]" office:value-type="time" office:time-value="PT500H59M59S">
            <text:p>500:59:59,000</text:p>
          </table:table-cell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135]" office:value-type="time" office:time-value="PT00H00M00.102844S">
            <text:p>00:00:00,103</text:p>
          </table:table-cell>
          <table:table-cell table:style-name="ce4" table:formula="of:=[.C138]" office:value-type="time" office:time-value="PT00H00M00.12281S">
            <text:p>00:00:00,123</text:p>
          </table:table-cell>
          <table:table-cell table:style-name="ce4" table:formula="of:=[.C141]" office:value-type="time" office:time-value="PT00H00M00.144443S">
            <text:p>00:00:00,144</text:p>
          </table:table-cell>
          <table:table-cell table:style-name="ce4" table:formula="of:=[.C144]" office:value-type="time" office:time-value="PT00H00M00.109813S">
            <text:p>00:00:00,110</text:p>
          </table:table-cell>
          <table:table-cell table:style-name="ce4" table:formula="of:=[.C147]" office:value-type="time" office:time-value="PT00H00M00.186577S">
            <text:p>00:00:00,187</text:p>
          </table:table-cell>
          <table:table-cell table:style-name="ce4" table:formula="of:=[.C150]" office:value-type="time" office:time-value="PT00H00M00.121315S">
            <text:p>00:00:00,121</text:p>
          </table:table-cell>
          <table:table-cell table:style-name="ce4" table:formula="of:=[.C153]" office:value-type="time" office:time-value="PT00H00M00.150192S">
            <text:p>00:00:00,150</text:p>
          </table:table-cell>
          <table:table-cell table:style-name="ce4" table:formula="of:=[.C156]" office:value-type="time" office:time-value="PT00H00M00.103902S">
            <text:p>00:00:00,104</text:p>
          </table:table-cell>
          <table:table-cell table:style-name="ce4" table:formula="of:=[.C159]" office:value-type="time" office:time-value="PT00H00M00.111398S">
            <text:p>00:00:00,111</text:p>
          </table:table-cell>
          <table:table-cell table:style-name="ce4" table:formula="of:=[.C162]" office:value-type="time" office:time-value="PT00H00M00.17327S">
            <text:p>00:00:00,173</text:p>
          </table:table-cell>
          <table:table-cell table:style-name="ce18" table:formula="of:=[.C165]" office:value-type="time" office:time-value="PT00H00M00.143832S">
            <text:p>00:00:00,144</text:p>
          </table:table-cell>
          <table:table-cell table:style-name="ce4" table:formula="of:=[.C168]" office:value-type="time" office:time-value="PT00H00M00.156426S">
            <text:p>00:00:00,156</text:p>
          </table:table-cell>
          <table:table-cell table:style-name="ce4" table:formula="of:=[.C171]" office:value-type="time" office:time-value="PT00H00M00.708671S">
            <text:p>00:00:00,709</text:p>
          </table:table-cell>
          <table:table-cell table:style-name="ce18" table:formula="of:=[.C174]" office:value-type="time" office:time-value="PT500H59M59S">
            <text:p>500:59:59,000</text:p>
          </table:table-cell>
        </table:table-row>
        <table:table-row table:style-name="ro1">
          <table:table-cell table:style-name="Default" office:value-type="string">
            <text:p>Q11</text:p>
          </table:table-cell>
          <table:table-cell table:style-name="Default" office:value-type="string">
            <text:p>elapsed</text:p>
          </table:table-cell>
          <table:table-cell table:style-name="ce4" table:formula="of:=[.C175]" office:value-type="time" office:time-value="PT00H00M01.903516S">
            <text:p>00:00:01,904</text:p>
          </table:table-cell>
          <table:table-cell table:style-name="ce4" table:formula="of:=[.C178]" office:value-type="time" office:time-value="PT00H00M00.762867S">
            <text:p>00:00:00,763</text:p>
          </table:table-cell>
          <table:table-cell table:style-name="ce34" table:formula="of:=[.C181]" office:value-type="time" office:time-value="PT00H00M00.233474S">
            <text:p>00:00:00,233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176]" office:value-type="time" office:time-value="PT00H00M00.19S">
            <text:p>00:00:00,190</text:p>
          </table:table-cell>
          <table:table-cell table:style-name="ce4" table:formula="of:=[.C179]" office:value-type="time" office:time-value="PT00H00M00.1925S">
            <text:p>00:00:00,193</text:p>
          </table:table-cell>
          <table:table-cell table:style-name="ce4" table:formula="of:=[.C182]" office:value-type="time" office:time-value="PT00H00M00.17S">
            <text:p>00:00:00,17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177]" office:value-type="time" office:time-value="PT00H00M00.006884S">
            <text:p>00:00:00,007</text:p>
          </table:table-cell>
          <table:table-cell table:style-name="ce4" table:formula="of:=[.C180]" office:value-type="time" office:time-value="PT00H00M00.007061S">
            <text:p>00:00:00,007</text:p>
          </table:table-cell>
          <table:table-cell table:style-name="ce4" table:formula="of:=[.C183]" office:value-type="time" office:time-value="PT00H00M00.007005S">
            <text:p>00:00:00,007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12</text:p>
          </table:table-cell>
          <table:table-cell table:style-name="Default" office:value-type="string">
            <text:p>elapsed</text:p>
          </table:table-cell>
          <table:table-cell table:style-name="ce34" table:formula="of:=[.C184]" office:value-type="time" office:time-value="PT00H00M00.312681S">
            <text:p>00:00:00,313</text:p>
          </table:table-cell>
          <table:table-cell table:style-name="ce4" table:formula="of:=[.C193]" office:value-type="time" office:time-value="PT00H00M00.325812S">
            <text:p>00:00:00,326</text:p>
          </table:table-cell>
          <table:table-cell table:style-name="ce4" table:formula="of:=[.C202]" office:value-type="time" office:time-value="PT00H00M00.322306S">
            <text:p>00:00:00,322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185]" office:value-type="time" office:time-value="PT00H00M00.1875S">
            <text:p>00:00:00,188</text:p>
          </table:table-cell>
          <table:table-cell table:style-name="ce4" table:formula="of:=[.C194]" office:value-type="time" office:time-value="PT00H00M00.2S">
            <text:p>00:00:00,200</text:p>
          </table:table-cell>
          <table:table-cell table:style-name="ce4" table:formula="of:=[.C203]" office:value-type="time" office:time-value="PT00H00M00.185S">
            <text:p>00:00:00,185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186]" office:value-type="time" office:time-value="PT00H00M00.01351S">
            <text:p>00:00:00,014</text:p>
          </table:table-cell>
          <table:table-cell table:style-name="ce4" table:formula="of:=[.C195]" office:value-type="time" office:time-value="PT00H00M00.013356S">
            <text:p>00:00:00,013</text:p>
          </table:table-cell>
          <table:table-cell table:style-name="ce4" table:formula="of:=[.C204]" office:value-type="time" office:time-value="PT00H00M00.013373S">
            <text:p>00:00:00,013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13</text:p>
          </table:table-cell>
          <table:table-cell table:style-name="Default" office:value-type="string">
            <text:p>elapsed</text:p>
          </table:table-cell>
          <table:table-cell table:style-name="ce4" table:formula="of:=[.C211]" office:value-type="time" office:time-value="PT00H00M27.606807S">
            <text:p>00:00:27,607</text:p>
          </table:table-cell>
          <table:table-cell table:style-name="ce34" table:formula="of:=[.C214]" office:value-type="time" office:time-value="PT00H00M03.018776S">
            <text:p>00:00:03,019</text:p>
          </table:table-cell>
          <table:table-cell table:style-name="ce4" table:formula="of:=[.C217]" office:value-type="time" office:time-value="PT00H00M07.229915S">
            <text:p>00:00:07,230</text:p>
          </table:table-cell>
          <table:table-cell table:style-name="ce4" table:formula="of:=[.C220]" office:value-type="time" office:time-value="PT00H00M18.176059S">
            <text:p>00:00:18,176</text:p>
          </table:table-cell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212]" office:value-type="time" office:time-value="PT00H00M14.43S">
            <text:p>00:00:14,430</text:p>
          </table:table-cell>
          <table:table-cell table:style-name="ce4" table:formula="of:=[.C215]" office:value-type="time" office:time-value="PT00H00M02.875S">
            <text:p>00:00:02,875</text:p>
          </table:table-cell>
          <table:table-cell table:style-name="ce4" table:formula="of:=[.C218]" office:value-type="time" office:time-value="PT00H00M06.765S">
            <text:p>00:00:06,765</text:p>
          </table:table-cell>
          <table:table-cell table:style-name="ce4" table:formula="of:=[.C221]" office:value-type="time" office:time-value="PT00H00M14.745S">
            <text:p>00:00:14,745</text:p>
          </table:table-cell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213]" office:value-type="time" office:time-value="PT00H00M00.059887S">
            <text:p>00:00:00,060</text:p>
          </table:table-cell>
          <table:table-cell table:style-name="ce4" table:formula="of:=[.C216]" office:value-type="time" office:time-value="PT00H00M00.059104S">
            <text:p>00:00:00,059</text:p>
          </table:table-cell>
          <table:table-cell table:style-name="ce4" table:formula="of:=[.C219]" office:value-type="time" office:time-value="PT00H00M00.064521S">
            <text:p>00:00:00,065</text:p>
          </table:table-cell>
          <table:table-cell table:style-name="ce4" table:formula="of:=[.C222]" office:value-type="time" office:time-value="PT00H00M00.115411S">
            <text:p>00:00:00,115</text:p>
          </table:table-cell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14</text:p>
          </table:table-cell>
          <table:table-cell table:style-name="Default" office:value-type="string">
            <text:p>elapsed</text:p>
          </table:table-cell>
          <table:table-cell table:style-name="ce34" table:formula="of:=[.C223]" office:value-type="time" office:time-value="PT00H00M02.55884S">
            <text:p>00:00:02,559</text:p>
          </table:table-cell>
          <table:table-cell table:style-name="ce4" table:formula="of:=[.C226]" office:value-type="time" office:time-value="PT00H00M07.353035S">
            <text:p>00:00:07,353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224]" office:value-type="time" office:time-value="PT00H00M02.45S">
            <text:p>00:00:02,450</text:p>
          </table:table-cell>
          <table:table-cell table:style-name="ce4" table:formula="of:=[.C227]" office:value-type="time" office:time-value="PT00H00M02.585S">
            <text:p>00:00:02,585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225]" office:value-type="time" office:time-value="PT00H00M00.035102S">
            <text:p>00:00:00,035</text:p>
          </table:table-cell>
          <table:table-cell table:style-name="ce4" table:formula="of:=[.C228]" office:value-type="time" office:time-value="PT00H00M00.095017S">
            <text:p>00:00:00,095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15</text:p>
          </table:table-cell>
          <table:table-cell table:style-name="Default" office:value-type="string">
            <text:p>elapsed</text:p>
          </table:table-cell>
          <table:table-cell table:style-name="ce34" table:formula="of:=[.C229]" office:value-type="time" office:time-value="PT00H00M00.632079S">
            <text:p>00:00:00,632</text:p>
          </table:table-cell>
          <table:table-cell table:style-name="ce4" table:formula="of:=[.C232]" office:value-type="time" office:time-value="PT00H00M01.455287S">
            <text:p>00:00:01,455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230]" office:value-type="time" office:time-value="PT00H00M00.505S">
            <text:p>00:00:00,505</text:p>
          </table:table-cell>
          <table:table-cell table:style-name="ce4" table:formula="of:=[.C233]" office:value-type="time" office:time-value="PT00H00M01.325S">
            <text:p>00:00:01,325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231]" office:value-type="time" office:time-value="PT00H00M00.127432S">
            <text:p>00:00:00,127</text:p>
          </table:table-cell>
          <table:table-cell table:style-name="ce4" table:formula="of:=[.C234]" office:value-type="time" office:time-value="PT00H00M00.051112S">
            <text:p>00:00:00,051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16</text:p>
          </table:table-cell>
          <table:table-cell table:style-name="Default" office:value-type="string">
            <text:p>elapsed</text:p>
          </table:table-cell>
          <table:table-cell table:style-name="ce4" table:formula="of:=[.C235]" office:value-type="time" office:time-value="PT00H00M01.507656S">
            <text:p>00:00:01,508</text:p>
          </table:table-cell>
          <table:table-cell table:style-name="ce4" table:formula="of:=[.C247]" office:value-type="time" office:time-value="PT00H00M01.413452S">
            <text:p>00:00:01,413</text:p>
          </table:table-cell>
          <table:table-cell table:style-name="ce34" table:formula="of:=[.C259]" office:value-type="time" office:time-value="PT00H00M00.905071S">
            <text:p>00:00:00,905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236]" office:value-type="time" office:time-value="PT00H00M00.89S">
            <text:p>00:00:00,890</text:p>
          </table:table-cell>
          <table:table-cell table:style-name="ce4" table:formula="of:=[.C248]" office:value-type="time" office:time-value="PT00H00M00.865S">
            <text:p>00:00:00,865</text:p>
          </table:table-cell>
          <table:table-cell table:style-name="ce4" table:formula="of:=[.C260]" office:value-type="time" office:time-value="PT00H00M00.78S">
            <text:p>00:00:00,780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237]" office:value-type="time" office:time-value="PT00H00M00.262615S">
            <text:p>00:00:00,263</text:p>
          </table:table-cell>
          <table:table-cell table:style-name="ce4" table:formula="of:=[.C249]" office:value-type="time" office:time-value="PT00H00M00.35681S">
            <text:p>00:00:00,357</text:p>
          </table:table-cell>
          <table:table-cell table:style-name="ce4" table:formula="of:=[.C261]" office:value-type="time" office:time-value="PT00H00M00.047495S">
            <text:p>00:00:00,047</text:p>
          </table:table-cell>
          <table:table-cell table:style-name="ce4" table:number-columns-repeated="2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 office:value-type="string">
            <text:p>Q17</text:p>
          </table:table-cell>
          <table:table-cell table:style-name="Default" office:value-type="string">
            <text:p>elapsed</text:p>
          </table:table-cell>
          <table:table-cell table:style-name="ce4" table:formula="of:=[.C262]" office:value-type="time" office:time-value="PT00H00M00.297842S">
            <text:p>00:00:00,298</text:p>
          </table:table-cell>
          <table:table-cell table:style-name="ce34" table:formula="of:=[.C271]" office:value-type="time" office:time-value="PT00H00M00.293604S">
            <text:p>00:00:00,294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4" table:formula="of:=[.C263]" office:value-type="time" office:time-value="PT00H00M00.1575S">
            <text:p>00:00:00,158</text:p>
          </table:table-cell>
          <table:table-cell table:style-name="ce4" table:formula="of:=[.C272]" office:value-type="time" office:time-value="PT00H00M00.18S">
            <text:p>00:00:00,180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4" table:formula="of:=[.C264]" office:value-type="time" office:time-value="PT00H00M00.014455S">
            <text:p>00:00:00,014</text:p>
          </table:table-cell>
          <table:table-cell table:style-name="ce4" table:formula="of:=[.C273]" office:value-type="time" office:time-value="PT00H00M00.018036S">
            <text:p>00:00:00,018</text:p>
          </table:table-cell>
          <table:table-cell table:style-name="ce4" table:number-columns-repeated="3"/>
          <table:table-cell table:style-name="ce18" table:number-columns-repeated="4"/>
          <table:table-cell table:style-name="ce4"/>
          <table:table-cell table:style-name="ce18"/>
          <table:table-cell table:number-columns-repeated="3"/>
        </table:table-row>
        <table:table-row table:style-name="ro1" table:number-rows-repeated="2">
          <table:table-cell table:style-name="Default" table:number-columns-repeated="11"/>
          <table:table-cell table:number-columns-repeated="5"/>
        </table:table-row>
        <table:table-row table:style-name="ro1">
          <table:table-cell table:style-name="Default"/>
          <table:table-cell table:style-name="ce21" office:value-type="string">
            <text:p>TBA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b</text:p>
          </table:table-cell>
          <table:table-cell table:style-name="ce21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>
            <text:p>Q1</text:p>
          </table:table-cell>
          <table:table-cell table:style-name="ce9" table:formula="of:=[.C286]" office:value-type="time" office:time-value="PT00H00M00.160958S">
            <text:p>00,161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287]" office:value-type="time" office:time-value="PT00H00M00.02S">
            <text:p>00,020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288]" office:value-type="time" office:time-value="PT00H00M00.004426S">
            <text:p>00,004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2</text:p>
          </table:table-cell>
          <table:table-cell table:style-name="ce9" table:formula="of:=[.C289]" office:value-type="time" office:time-value="PT00H00M00.007906S">
            <text:p>00,008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290]" office:value-type="time" office:time-value="PT00H00M00.0075S">
            <text:p>00,008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291]" office:value-type="time" office:time-value="PT00H00M00.000213S">
            <text:p>00,000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3</text:p>
          </table:table-cell>
          <table:table-cell table:style-name="ce9" table:formula="of:=[.C292]" office:value-type="time" office:time-value="PT00H00M00.424455S">
            <text:p>00,424,,,,,,,,,,,,,,,,,,,,,</text:p>
          </table:table-cell>
          <table:table-cell table:style-name="ce44" table:formula="of:=[.C295]" office:value-type="time" office:time-value="PT00H00M00.158228S">
            <text:p>00,158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293]" office:value-type="time" office:time-value="PT00H00M00.0625S">
            <text:p>00,063,,,,,,,,,,,,,,,,,,,,,</text:p>
          </table:table-cell>
          <table:table-cell table:style-name="ce9" table:formula="of:=[.C296]" office:value-type="time" office:time-value="PT00H00M00.06S">
            <text:p>00,060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294]" office:value-type="time" office:time-value="PT00H00M00.033282S">
            <text:p>00,033,,,,,,,,,,,,,,,,,,,,,</text:p>
          </table:table-cell>
          <table:table-cell table:style-name="ce9" table:formula="of:=[.C297]" office:value-type="time" office:time-value="PT00H00M00.027787S">
            <text:p>00,028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4</text:p>
          </table:table-cell>
          <table:table-cell table:style-name="ce9" table:formula="of:=[.C298]" office:value-type="time" office:time-value="PT00H00M02.852766S">
            <text:p>02,853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299]" office:value-type="time" office:time-value="PT00H00M01.1475S">
            <text:p>01,148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300]" office:value-type="time" office:time-value="PT00H00M00.036631S">
            <text:p>00,037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5</text:p>
          </table:table-cell>
          <table:table-cell table:style-name="ce9" table:formula="of:=[.C301]" office:value-type="time" office:time-value="PT00H00M02.567736S">
            <text:p>02,568,,,,,,,,,,,,,,,,,,,,,</text:p>
          </table:table-cell>
          <table:table-cell table:style-name="ce44" table:formula="of:=[.C313]" office:value-type="time" office:time-value="PT00H00M01.78518S">
            <text:p>01,785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302]" office:value-type="time" office:time-value="PT00H00M01.875S">
            <text:p>01,875,,,,,,,,,,,,,,,,,,,,,</text:p>
          </table:table-cell>
          <table:table-cell table:style-name="ce9" table:formula="of:=[.C314]" office:value-type="time" office:time-value="PT00H00M01.62S">
            <text:p>01,620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303]" office:value-type="time" office:time-value="PT00H00M00.196218S">
            <text:p>00,196,,,,,,,,,,,,,,,,,,,,,</text:p>
          </table:table-cell>
          <table:table-cell table:style-name="ce9" table:formula="of:=[.C315]" office:value-type="time" office:time-value="PT00H00M00.058344S">
            <text:p>00,058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6</text:p>
          </table:table-cell>
          <table:table-cell table:style-name="ce9" table:formula="of:=[.C316]" office:value-type="time" office:time-value="PT00H00M09.63139S">
            <text:p>09,631,,,,,,,,,,,,,,,,,,,,,</text:p>
          </table:table-cell>
          <table:table-cell table:style-name="ce9" table:formula="of:=[.C325]" office:value-type="time" office:time-value="PT00H00M09.681844S">
            <text:p>09,682,,,,,,,,,,,,,,,,,,,,,</text:p>
          </table:table-cell>
          <table:table-cell table:style-name="ce44" table:formula="of:=[.C334]" office:value-type="time" office:time-value="PT00H00M07.955477S">
            <text:p>07,955,,,,,,,,,,,,,,,,,,,,,</text:p>
          </table:table-cell>
          <table:table-cell table:style-name="ce9" table:formula="of:=[.C343]" office:value-type="time" office:time-value="PT00H00M29.990222S">
            <text:p>29,990,,,,,,,,,,,,,,,,,,,,,</text:p>
          </table:table-cell>
          <table:table-cell table:style-name="ce9" table:formula="of:=[.C352]" office:value-type="time" office:time-value="PT00H00M31.17374S">
            <text:p>31,174,,,,,,,,,,,,,,,,,,,,,</text:p>
          </table:table-cell>
          <table:table-cell table:style-name="ce9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317]" office:value-type="time" office:time-value="PT00H00M07.3375S">
            <text:p>07,338,,,,,,,,,,,,,,,,,,,,,</text:p>
          </table:table-cell>
          <table:table-cell table:style-name="ce9" table:formula="of:=[.C326]" office:value-type="time" office:time-value="PT00H00M07.3325S">
            <text:p>07,333,,,,,,,,,,,,,,,,,,,,,</text:p>
          </table:table-cell>
          <table:table-cell table:style-name="ce9" table:formula="of:=[.C335]" office:value-type="time" office:time-value="PT00H00M06.8925S">
            <text:p>06,893,,,,,,,,,,,,,,,,,,,,,</text:p>
          </table:table-cell>
          <table:table-cell table:style-name="ce9" table:formula="of:=[.C344]" office:value-type="time" office:time-value="PT00H00M26.9825S">
            <text:p>26,983,,,,,,,,,,,,,,,,,,,,,</text:p>
          </table:table-cell>
          <table:table-cell table:style-name="ce9" table:formula="of:=[.C353]" office:value-type="time" office:time-value="PT00H00M27.405S">
            <text:p>27,405,,,,,,,,,,,,,,,,,,,,,</text:p>
          </table:table-cell>
          <table:table-cell table:style-name="ce9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318]" office:value-type="time" office:time-value="PT00H00M00.500614S">
            <text:p>00,501,,,,,,,,,,,,,,,,,,,,,</text:p>
          </table:table-cell>
          <table:table-cell table:style-name="ce9" table:formula="of:=[.C327]" office:value-type="time" office:time-value="PT00H00M00.490915S">
            <text:p>00,491,,,,,,,,,,,,,,,,,,,,,</text:p>
          </table:table-cell>
          <table:table-cell table:style-name="ce9" table:formula="of:=[.C336]" office:value-type="time" office:time-value="PT00H00M00.359179S">
            <text:p>00,359,,,,,,,,,,,,,,,,,,,,,</text:p>
          </table:table-cell>
          <table:table-cell table:style-name="ce9" table:formula="of:=[.C345]" office:value-type="time" office:time-value="PT00H00M00.587229S">
            <text:p>00,587,,,,,,,,,,,,,,,,,,,,,</text:p>
          </table:table-cell>
          <table:table-cell table:style-name="ce9" table:formula="of:=[.C354]" office:value-type="time" office:time-value="PT00H00M00.605197S">
            <text:p>00,605,,,,,,,,,,,,,,,,,,,,,</text:p>
          </table:table-cell>
          <table:table-cell table:style-name="ce9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7</text:p>
          </table:table-cell>
          <table:table-cell table:style-name="ce9" table:formula="of:=[.C361]" office:value-type="time" office:time-value="PT00H00M19.373694S">
            <text:p>19,374,,,,,,,,,,,,,,,,,,,,,</text:p>
          </table:table-cell>
          <table:table-cell table:style-name="ce44" table:formula="of:=[.C370]" office:value-type="time" office:time-value="PT00H00M07.800689S">
            <text:p>07,801,,,,,,,,,,,,,,,,,,,,,</text:p>
          </table:table-cell>
          <table:table-cell table:style-name="ce9" table:formula="of:=[.C379]" office:value-type="time" office:time-value="PT00H00M08.116033S">
            <text:p>08,116,,,,,,,,,,,,,,,,,,,,,</text:p>
          </table:table-cell>
          <table:table-cell table:style-name="ce9" table:formula="of:=[.C382]" office:value-type="time" office:time-value="PT00H00M11.054576S">
            <text:p>11,055,,,,,,,,,,,,,,,,,,,,,</text:p>
          </table:table-cell>
          <table:table-cell table:style-name="ce9" table:number-columns-repeated="2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362]" office:value-type="time" office:time-value="PT00H00M04.3375S">
            <text:p>04,338,,,,,,,,,,,,,,,,,,,,,</text:p>
          </table:table-cell>
          <table:table-cell table:style-name="ce9" table:formula="of:=[.C371]" office:value-type="time" office:time-value="PT00H00M03.9175S">
            <text:p>03,918,,,,,,,,,,,,,,,,,,,,,</text:p>
          </table:table-cell>
          <table:table-cell table:style-name="ce9" table:formula="of:=[.C380]" office:value-type="time" office:time-value="PT00H00M06.765S">
            <text:p>06,765,,,,,,,,,,,,,,,,,,,,,</text:p>
          </table:table-cell>
          <table:table-cell table:style-name="ce9" table:formula="of:=[.C383]" office:value-type="time" office:time-value="PT00H00M07.2S">
            <text:p>07,200,,,,,,,,,,,,,,,,,,,,,</text:p>
          </table:table-cell>
          <table:table-cell table:style-name="ce9" table:number-columns-repeated="2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363]" office:value-type="time" office:time-value="PT00H00M00.081101S">
            <text:p>00,081,,,,,,,,,,,,,,,,,,,,,</text:p>
          </table:table-cell>
          <table:table-cell table:style-name="ce9" table:formula="of:=[.C372]" office:value-type="time" office:time-value="PT00H00M00.089277S">
            <text:p>00,089,,,,,,,,,,,,,,,,,,,,,</text:p>
          </table:table-cell>
          <table:table-cell table:style-name="ce9" table:formula="of:=[.C381]" office:value-type="time" office:time-value="PT00H00M00.013769S">
            <text:p>00,014,,,,,,,,,,,,,,,,,,,,,</text:p>
          </table:table-cell>
          <table:table-cell table:style-name="ce9" table:formula="of:=[.C384]" office:value-type="time" office:time-value="PT00H00M00.012364S">
            <text:p>00,012,,,,,,,,,,,,,,,,,,,,,</text:p>
          </table:table-cell>
          <table:table-cell table:style-name="ce9" table:number-columns-repeated="2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8</text:p>
          </table:table-cell>
          <table:table-cell table:style-name="ce9" table:formula="of:=[.C385]" office:value-type="time" office:time-value="PT00H00M00.371794S">
            <text:p>00,372,,,,,,,,,,,,,,,,,,,,,</text:p>
          </table:table-cell>
          <table:table-cell table:style-name="ce44" table:formula="of:=[.C388]" office:value-type="time" office:time-value="PT00H00M00.317617S">
            <text:p>00,318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386]" office:value-type="time" office:time-value="PT00H00M00.1925S">
            <text:p>00,193,,,,,,,,,,,,,,,,,,,,,</text:p>
          </table:table-cell>
          <table:table-cell table:style-name="ce9" table:formula="of:=[.C389]" office:value-type="time" office:time-value="PT00H00M00.1925S">
            <text:p>00,193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387]" office:value-type="time" office:time-value="PT00H00M00.033203S">
            <text:p>00,033,,,,,,,,,,,,,,,,,,,,,</text:p>
          </table:table-cell>
          <table:table-cell table:style-name="ce9" table:formula="of:=[.C390]" office:value-type="time" office:time-value="PT00H00M00.036399S">
            <text:p>00,036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9</text:p>
          </table:table-cell>
          <table:table-cell table:style-name="ce9" table:formula="of:=[.C391]" office:value-type="time" office:time-value="PT00H01M07.456066S">
            <text:p>67,456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392]" office:value-type="time" office:time-value="PT00H01M03.205S">
            <text:p>63,205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393]" office:value-type="time" office:time-value="PT00H00M00.064909S">
            <text:p>00,065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10</text:p>
          </table:table-cell>
          <table:table-cell table:style-name="ce9" table:formula="of:=[.C394]" office:value-type="time" office:time-value="PT00H03M07.054922S">
            <text:p>187,055,,,,,,,,,,,,,,,,,,,,,</text:p>
          </table:table-cell>
          <table:table-cell table:style-name="ce44" table:formula="of:=[.C397]" office:value-type="time" office:time-value="PT00H03M06.050376S">
            <text:p>186,050,,,,,,,,,,,,,,,,,,,,,</text:p>
          </table:table-cell>
          <table:table-cell table:style-name="ce9" table:formula="of:=[.C400]" office:value-type="time" office:time-value="PT00H04M09.465988S">
            <text:p>249,466,,,,,,,,,,,,,,,,,,,,,</text:p>
          </table:table-cell>
          <table:table-cell table:style-name="ce9" table:formula="of:=[.C403]" office:value-type="time" office:time-value="PT00H04M16.737815S">
            <text:p>256,738,,,,,,,,,,,,,,,,,,,,,</text:p>
          </table:table-cell>
          <table:table-cell table:style-name="ce9" table:formula="of:=[.C406]" office:value-type="time" office:time-value="PT00H03M24.966325S">
            <text:p>204,966,,,,,,,,,,,,,,,,,,,,,</text:p>
          </table:table-cell>
          <table:table-cell table:style-name="ce9" table:formula="of:=[.C409]" office:value-type="time" office:time-value="PT00H05M17.630734S">
            <text:p>317,631,,,,,,,,,,,,,,,,,,,,,</text:p>
          </table:table-cell>
          <table:table-cell table:formula="of:=[.C412]" office:value-type="time" office:time-value="PT00H05M00.75167S">
            <text:p>300,752,,,,,,,,,,,,,,,,,,,,,</text:p>
          </table:table-cell>
          <table:table-cell table:style-name="ce31" table:formula="of:=[.C415]" office:value-type="time" office:time-value="PT500H59M59S">
            <text:p>1803599,000,,,,,,,,,,,,,,,,,,,,,</text:p>
          </table:table-cell>
          <table:table-cell table:style-name="ce31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395]" office:value-type="time" office:time-value="PT00H02M57.5175S">
            <text:p>177,518,,,,,,,,,,,,,,,,,,,,,</text:p>
          </table:table-cell>
          <table:table-cell table:style-name="ce9" table:formula="of:=[.C398]" office:value-type="time" office:time-value="PT00H02M58.465S">
            <text:p>178,465,,,,,,,,,,,,,,,,,,,,,</text:p>
          </table:table-cell>
          <table:table-cell table:style-name="ce9" table:formula="of:=[.C401]" office:value-type="time" office:time-value="PT00H03M52.625S">
            <text:p>232,625,,,,,,,,,,,,,,,,,,,,,</text:p>
          </table:table-cell>
          <table:table-cell table:style-name="ce9" table:formula="of:=[.C404]" office:value-type="time" office:time-value="PT00H03M50.435S">
            <text:p>230,435,,,,,,,,,,,,,,,,,,,,,</text:p>
          </table:table-cell>
          <table:table-cell table:style-name="ce9" table:formula="of:=[.C407]" office:value-type="time" office:time-value="PT00H02M40.765S">
            <text:p>160,765,,,,,,,,,,,,,,,,,,,,,</text:p>
          </table:table-cell>
          <table:table-cell table:style-name="ce9" table:formula="of:=[.C410]" office:value-type="time" office:time-value="PT00H03M49.7825S">
            <text:p>229,783,,,,,,,,,,,,,,,,,,,,,</text:p>
          </table:table-cell>
          <table:table-cell table:formula="of:=[.C413]" office:value-type="time" office:time-value="PT00H01M57.24S">
            <text:p>117,240,,,,,,,,,,,,,,,,,,,,,</text:p>
          </table:table-cell>
          <table:table-cell table:style-name="ce31" table:formula="of:=[.C416]" office:value-type="time" office:time-value="PT500H59M59S">
            <text:p>1803599,000,,,,,,,,,,,,,,,,,,,,,</text:p>
          </table:table-cell>
          <table:table-cell table:style-name="ce31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396]" office:value-type="time" office:time-value="PT00H00M00.411162S">
            <text:p>00,411,,,,,,,,,,,,,,,,,,,,,</text:p>
          </table:table-cell>
          <table:table-cell table:style-name="ce9" table:formula="of:=[.C399]" office:value-type="time" office:time-value="PT00H00M00.416684S">
            <text:p>00,417,,,,,,,,,,,,,,,,,,,,,</text:p>
          </table:table-cell>
          <table:table-cell table:style-name="ce9" table:formula="of:=[.C402]" office:value-type="time" office:time-value="PT00H00M00.474551S">
            <text:p>00,475,,,,,,,,,,,,,,,,,,,,,</text:p>
          </table:table-cell>
          <table:table-cell table:style-name="ce9" table:formula="of:=[.C405]" office:value-type="time" office:time-value="PT00H00M00.252406S">
            <text:p>00,252,,,,,,,,,,,,,,,,,,,,,</text:p>
          </table:table-cell>
          <table:table-cell table:style-name="ce9" table:formula="of:=[.C408]" office:value-type="time" office:time-value="PT00H00M00.495217S">
            <text:p>00,495,,,,,,,,,,,,,,,,,,,,,</text:p>
          </table:table-cell>
          <table:table-cell table:style-name="ce9" table:formula="of:=[.C411]" office:value-type="time" office:time-value="PT00H00M00.311749S">
            <text:p>00,312,,,,,,,,,,,,,,,,,,,,,</text:p>
          </table:table-cell>
          <table:table-cell table:formula="of:=[.C414]" office:value-type="time" office:time-value="PT00H00M03.562699S">
            <text:p>03,563,,,,,,,,,,,,,,,,,,,,,</text:p>
          </table:table-cell>
          <table:table-cell table:style-name="ce31" table:formula="of:=[.C417]" office:value-type="time" office:time-value="PT500H59M59S">
            <text:p>1803599,000,,,,,,,,,,,,,,,,,,,,,</text:p>
          </table:table-cell>
          <table:table-cell table:style-name="ce31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11</text:p>
          </table:table-cell>
          <table:table-cell table:style-name="ce9" table:formula="of:=[.C418]" office:value-type="time" office:time-value="PT00H00M01.904392S">
            <text:p>01,904,,,,,,,,,,,,,,,,,,,,,</text:p>
          </table:table-cell>
          <table:table-cell table:style-name="ce44" table:formula="of:=[.C421]" office:value-type="time" office:time-value="PT00H00M00.493184S">
            <text:p>00,493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419]" office:value-type="time" office:time-value="PT00H00M00.2175S">
            <text:p>00,218,,,,,,,,,,,,,,,,,,,,,</text:p>
          </table:table-cell>
          <table:table-cell table:style-name="ce9" table:formula="of:=[.C422]" office:value-type="time" office:time-value="PT00H00M00.175S">
            <text:p>00,175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420]" office:value-type="time" office:time-value="PT00H00M00.009342S">
            <text:p>00,009,,,,,,,,,,,,,,,,,,,,,</text:p>
          </table:table-cell>
          <table:table-cell table:style-name="ce9" table:formula="of:=[.C423]" office:value-type="time" office:time-value="PT00H00M00.007607S">
            <text:p>00,008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12</text:p>
          </table:table-cell>
          <table:table-cell table:style-name="ce9" table:formula="of:=[.C424]" office:value-type="time" office:time-value="PT00H00M00.328752S">
            <text:p>00,329,,,,,,,,,,,,,,,,,,,,,</text:p>
          </table:table-cell>
          <table:table-cell table:style-name="ce44" table:formula="of:=[.C433]" office:value-type="time" office:time-value="PT00H00M00.316739S">
            <text:p>00,317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425]" office:value-type="time" office:time-value="PT00H00M00.2175S">
            <text:p>00,218,,,,,,,,,,,,,,,,,,,,,</text:p>
          </table:table-cell>
          <table:table-cell table:style-name="ce9" table:formula="of:=[.C434]" office:value-type="time" office:time-value="PT00H00M00.2025S">
            <text:p>00,203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426]" office:value-type="time" office:time-value="PT00H00M00.015691S">
            <text:p>00,016,,,,,,,,,,,,,,,,,,,,,</text:p>
          </table:table-cell>
          <table:table-cell table:style-name="ce9" table:formula="of:=[.C435]" office:value-type="time" office:time-value="PT00H00M00.014156S">
            <text:p>00,014,,,,,,,,,,,,,,,,,,,,,</text:p>
          </table:table-cell>
          <table:table-cell table:style-name="ce9" table:number-columns-repeated="4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13</text:p>
          </table:table-cell>
          <table:table-cell table:style-name="ce9" table:formula="of:=[.C442]" office:value-type="time" office:time-value="PT00H00M27.002097S">
            <text:p>27,002,,,,,,,,,,,,,,,,,,,,,</text:p>
          </table:table-cell>
          <table:table-cell table:style-name="ce9" table:formula="of:=[.C445]" office:value-type="time" office:time-value="PT00H00M15.121287S">
            <text:p>15,121,,,,,,,,,,,,,,,,,,,,,</text:p>
          </table:table-cell>
          <table:table-cell table:style-name="ce9" table:formula="of:=[.C448]" office:value-type="time" office:time-value="PT00H00M16.801658S">
            <text:p>16,802,,,,,,,,,,,,,,,,,,,,,</text:p>
          </table:table-cell>
          <table:table-cell table:style-name="ce44" table:formula="of:=[.C451]" office:value-type="time" office:time-value="PT00H00M05.894595S">
            <text:p>05,895,,,,,,,,,,,,,,,,,,,,,</text:p>
          </table:table-cell>
          <table:table-cell table:style-name="ce9" table:number-columns-repeated="2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443]" office:value-type="time" office:time-value="PT00H00M10.6425S">
            <text:p>10,643,,,,,,,,,,,,,,,,,,,,,</text:p>
          </table:table-cell>
          <table:table-cell table:style-name="ce9" table:formula="of:=[.C446]" office:value-type="time" office:time-value="PT00H00M10.34S">
            <text:p>10,340,,,,,,,,,,,,,,,,,,,,,</text:p>
          </table:table-cell>
          <table:table-cell table:style-name="ce9" table:formula="of:=[.C449]" office:value-type="time" office:time-value="PT00H00M10.175S">
            <text:p>10,175,,,,,,,,,,,,,,,,,,,,,</text:p>
          </table:table-cell>
          <table:table-cell table:style-name="ce9" table:formula="of:=[.C452]" office:value-type="time" office:time-value="PT00H00M02.135S">
            <text:p>02,135,,,,,,,,,,,,,,,,,,,,,</text:p>
          </table:table-cell>
          <table:table-cell table:style-name="ce9" table:number-columns-repeated="2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444]" office:value-type="time" office:time-value="PT00H00M00.06361S">
            <text:p>00,064,,,,,,,,,,,,,,,,,,,,,</text:p>
          </table:table-cell>
          <table:table-cell table:style-name="ce9" table:formula="of:=[.C447]" office:value-type="time" office:time-value="PT00H00M00.079941S">
            <text:p>00,080,,,,,,,,,,,,,,,,,,,,,</text:p>
          </table:table-cell>
          <table:table-cell table:style-name="ce9" table:formula="of:=[.C450]" office:value-type="time" office:time-value="PT00H00M00.060049S">
            <text:p>00,060,,,,,,,,,,,,,,,,,,,,,</text:p>
          </table:table-cell>
          <table:table-cell table:style-name="ce9" table:formula="of:=[.C453]" office:value-type="time" office:time-value="PT00H00M00.110635S">
            <text:p>00,111,,,,,,,,,,,,,,,,,,,,,</text:p>
          </table:table-cell>
          <table:table-cell table:style-name="ce9" table:number-columns-repeated="2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14</text:p>
          </table:table-cell>
          <table:table-cell table:style-name="ce9" table:formula="of:=[.C454]" office:value-type="time" office:time-value="PT00H00M02.847693S">
            <text:p>02,848,,,,,,,,,,,,,,,,,,,,,</text:p>
          </table:table-cell>
          <table:table-cell table:style-name="ce9" table:formula="of:=[.C457]" office:value-type="time" office:time-value="PT00H00M02.467226S">
            <text:p>02,467,,,,,,,,,,,,,,,,,,,,,</text:p>
          </table:table-cell>
          <table:table-cell table:style-name="ce44" table:formula="of:=[.C460]" office:value-type="time" office:time-value="PT00H00M02.429291S">
            <text:p>02,429,,,,,,,,,,,,,,,,,,,,,</text:p>
          </table:table-cell>
          <table:table-cell table:style-name="ce9" table:formula="of:=[.C463]" office:value-type="time" office:time-value="PT00H00M15.289992S">
            <text:p>15,290,,,,,,,,,,,,,,,,,,,,,</text:p>
          </table:table-cell>
          <table:table-cell table:style-name="ce9" table:number-columns-repeated="2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455]" office:value-type="time" office:time-value="PT00H00M02.6625S">
            <text:p>02,663,,,,,,,,,,,,,,,,,,,,,</text:p>
          </table:table-cell>
          <table:table-cell table:style-name="ce9" table:formula="of:=[.C458]" office:value-type="time" office:time-value="PT00H00M02.325S">
            <text:p>02,325,,,,,,,,,,,,,,,,,,,,,</text:p>
          </table:table-cell>
          <table:table-cell table:style-name="ce9" table:formula="of:=[.C461]" office:value-type="time" office:time-value="PT00H00M02.2925S">
            <text:p>02,293,,,,,,,,,,,,,,,,,,,,,</text:p>
          </table:table-cell>
          <table:table-cell table:style-name="ce9" table:formula="of:=[.C464]" office:value-type="time" office:time-value="PT00H00M02.7125S">
            <text:p>02,713,,,,,,,,,,,,,,,,,,,,,</text:p>
          </table:table-cell>
          <table:table-cell table:style-name="ce9" table:number-columns-repeated="2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456]" office:value-type="time" office:time-value="PT00H00M00.041424S">
            <text:p>00,041,,,,,,,,,,,,,,,,,,,,,</text:p>
          </table:table-cell>
          <table:table-cell table:style-name="ce9" table:formula="of:=[.C459]" office:value-type="time" office:time-value="PT00H00M00.047451S">
            <text:p>00,047,,,,,,,,,,,,,,,,,,,,,</text:p>
          </table:table-cell>
          <table:table-cell table:style-name="ce9" table:formula="of:=[.C462]" office:value-type="time" office:time-value="PT00H00M00.039234S">
            <text:p>00,039,,,,,,,,,,,,,,,,,,,,,</text:p>
          </table:table-cell>
          <table:table-cell table:style-name="ce9" table:formula="of:=[.C465]" office:value-type="time" office:time-value="PT00H00M00.04871S">
            <text:p>00,049,,,,,,,,,,,,,,,,,,,,,</text:p>
          </table:table-cell>
          <table:table-cell table:style-name="ce9" table:number-columns-repeated="2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15</text:p>
          </table:table-cell>
          <table:table-cell table:style-name="ce9" table:formula="of:=[.C466]" office:value-type="time" office:time-value="PT00H00M01.104562S">
            <text:p>01,105,,,,,,,,,,,,,,,,,,,,,</text:p>
          </table:table-cell>
          <table:table-cell table:style-name="ce44" table:formula="of:=[.C469]" office:value-type="time" office:time-value="PT00H00M01.100895S">
            <text:p>01,101,,,,,,,,,,,,,,,,,,,,,</text:p>
          </table:table-cell>
          <table:table-cell table:style-name="ce9" table:formula="of:=[.C472]" office:value-type="time" office:time-value="PT00H00M01.600049S">
            <text:p>01,600,,,,,,,,,,,,,,,,,,,,,</text:p>
          </table:table-cell>
          <table:table-cell table:style-name="ce9" table:formula="of:=[.C475]" office:value-type="time" office:time-value="PT00H00M02.407305S">
            <text:p>02,407,,,,,,,,,,,,,,,,,,,,,</text:p>
          </table:table-cell>
          <table:table-cell table:style-name="ce9" table:number-columns-repeated="2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467]" office:value-type="time" office:time-value="PT00H00M00.8875S">
            <text:p>00,888,,,,,,,,,,,,,,,,,,,,,</text:p>
          </table:table-cell>
          <table:table-cell table:style-name="ce9" table:formula="of:=[.C470]" office:value-type="time" office:time-value="PT00H00M00.895S">
            <text:p>00,895,,,,,,,,,,,,,,,,,,,,,</text:p>
          </table:table-cell>
          <table:table-cell table:style-name="ce9" table:formula="of:=[.C473]" office:value-type="time" office:time-value="PT00H00M00.8825S">
            <text:p>00,883,,,,,,,,,,,,,,,,,,,,,</text:p>
          </table:table-cell>
          <table:table-cell table:style-name="ce9" table:formula="of:=[.C476]" office:value-type="time" office:time-value="PT00H00M00.905S">
            <text:p>00,905,,,,,,,,,,,,,,,,,,,,,</text:p>
          </table:table-cell>
          <table:table-cell table:style-name="ce9" table:number-columns-repeated="2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468]" office:value-type="time" office:time-value="PT00H00M00.146287S">
            <text:p>00,146,,,,,,,,,,,,,,,,,,,,,</text:p>
          </table:table-cell>
          <table:table-cell table:style-name="ce9" table:formula="of:=[.C471]" office:value-type="time" office:time-value="PT00H00M00.044208S">
            <text:p>00,044,,,,,,,,,,,,,,,,,,,,,</text:p>
          </table:table-cell>
          <table:table-cell table:style-name="ce9" table:formula="of:=[.C474]" office:value-type="time" office:time-value="PT00H00M00.042767S">
            <text:p>00,043,,,,,,,,,,,,,,,,,,,,,</text:p>
          </table:table-cell>
          <table:table-cell table:style-name="ce9" table:formula="of:=[.C477]" office:value-type="time" office:time-value="PT00H00M00.052793S">
            <text:p>00,053,,,,,,,,,,,,,,,,,,,,,</text:p>
          </table:table-cell>
          <table:table-cell table:style-name="ce9" table:number-columns-repeated="2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16</text:p>
          </table:table-cell>
          <table:table-cell table:style-name="ce9" table:formula="of:=[.C478]" office:value-type="time" office:time-value="PT00H00M02.802989S">
            <text:p>02,803,,,,,,,,,,,,,,,,,,,,,</text:p>
          </table:table-cell>
          <table:table-cell table:style-name="ce9" table:formula="of:=[.C490]" office:value-type="time" office:time-value="PT00H00M02.774966S">
            <text:p>02,775,,,,,,,,,,,,,,,,,,,,,</text:p>
          </table:table-cell>
          <table:table-cell table:style-name="ce44" table:formula="of:=[.C502]" office:value-type="time" office:time-value="PT00H00M02.35307S">
            <text:p>02,353,,,,,,,,,,,,,,,,,,,,,</text:p>
          </table:table-cell>
          <table:table-cell table:style-name="ce9" table:number-columns-repeated="3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479]" office:value-type="time" office:time-value="PT00H00M01.97S">
            <text:p>01,970,,,,,,,,,,,,,,,,,,,,,</text:p>
          </table:table-cell>
          <table:table-cell table:style-name="ce9" table:formula="of:=[.C491]" office:value-type="time" office:time-value="PT00H00M01.98S">
            <text:p>01,980,,,,,,,,,,,,,,,,,,,,,</text:p>
          </table:table-cell>
          <table:table-cell table:style-name="ce9" table:formula="of:=[.C503]" office:value-type="time" office:time-value="PT00H00M01.8975S">
            <text:p>01,898,,,,,,,,,,,,,,,,,,,,,</text:p>
          </table:table-cell>
          <table:table-cell table:style-name="ce9" table:number-columns-repeated="3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480]" office:value-type="time" office:time-value="PT00H00M00.23457S">
            <text:p>00,235,,,,,,,,,,,,,,,,,,,,,</text:p>
          </table:table-cell>
          <table:table-cell table:style-name="ce9" table:formula="of:=[.C492]" office:value-type="time" office:time-value="PT00H00M00.225138S">
            <text:p>00,225,,,,,,,,,,,,,,,,,,,,,</text:p>
          </table:table-cell>
          <table:table-cell table:style-name="ce9" table:formula="of:=[.C504]" office:value-type="time" office:time-value="PT00H00M00.046154S">
            <text:p>00,046,,,,,,,,,,,,,,,,,,,,,</text:p>
          </table:table-cell>
          <table:table-cell table:style-name="ce9" table:number-columns-repeated="3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>
            <text:p>Q17</text:p>
          </table:table-cell>
          <table:table-cell table:style-name="ce9" table:formula="of:=[.C505]" office:value-type="time" office:time-value="PT00H00M01.255025S">
            <text:p>01,255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506]" office:value-type="time" office:time-value="PT00H00M00.4625S">
            <text:p>00,463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formula="of:=[.C507]" office:value-type="time" office:time-value="PT00H00M00.022992S">
            <text:p>00,023,,,,,,,,,,,,,,,,,,,,,</text:p>
          </table:table-cell>
          <table:table-cell table:style-name="ce9" table:number-columns-repeated="5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9" table:number-columns-repeated="6"/>
          <table:table-cell/>
          <table:table-cell table:style-name="ce31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11"/>
          <table:table-cell table:number-columns-repeated="5"/>
        </table:table-row>
        <table:table-row table:style-name="ro1">
          <table:table-cell table:style-name="Default" office:value-type="string">
            <text:p>0.05</text:p>
          </table:table-cell>
          <table:table-cell table:style-name="Default" office:value-type="string">
            <text:p>OBA</text:p>
          </table:table-cell>
          <table:table-cell table:style-name="Default" office:value-type="string">
            <text:p>TBA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1</text:p>
          </table:table-cell>
          <table:table-cell table:style-name="ce34" table:formula="of:=[.C520]" office:value-type="time" office:time-value="PT00H00M00.128312S">
            <text:p>00:00:00,128</text:p>
          </table:table-cell>
          <table:table-cell table:style-name="ce4" table:formula="of:=[.B574]" office:value-type="time" office:time-value="PT00H00M00.160958S">
            <text:p>00:00:00,161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2</text:p>
          </table:table-cell>
          <table:table-cell table:style-name="ce18" table:formula="of:=[.C523]" office:value-type="time" office:time-value="PT00H00M00.020126S">
            <text:p>00:00:00,020</text:p>
          </table:table-cell>
          <table:table-cell table:style-name="ce34" table:formula="of:=[.B577]" office:value-type="time" office:time-value="PT00H00M00.007906S">
            <text:p>00:00:00,008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3</text:p>
          </table:table-cell>
          <table:table-cell table:style-name="ce34" table:formula="of:=MIN([.C526:.D526])" office:value-type="time" office:time-value="PT00H00M00.13007S">
            <text:p>00:00:00,130</text:p>
          </table:table-cell>
          <table:table-cell table:style-name="ce4" table:formula="of:=MIN([.B580:.C580])" office:value-type="time" office:time-value="PT00H00M00.158228S">
            <text:p>00:00:00,158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4</text:p>
          </table:table-cell>
          <table:table-cell table:style-name="ce34" table:formula="of:=[.C529]" office:value-type="time" office:time-value="PT00H00M00.579397S">
            <text:p>00:00:00,579</text:p>
          </table:table-cell>
          <table:table-cell table:style-name="ce35" table:formula="of:=[.B583]" office:value-type="time" office:time-value="PT00H00M02.852766S">
            <text:p>00:00:02,853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5</text:p>
          </table:table-cell>
          <table:table-cell table:style-name="ce34" table:formula="of:=MIN([.C532:.E532])" office:value-type="time" office:time-value="PT00H00M01.668616S">
            <text:p>00:00:01,669</text:p>
          </table:table-cell>
          <table:table-cell table:style-name="ce4" table:formula="of:=MIN([.B586:.C586])" office:value-type="time" office:time-value="PT00H00M01.78518S">
            <text:p>00:00:01,785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6</text:p>
          </table:table-cell>
          <table:table-cell table:style-name="ce18" table:formula="of:=MIN([.C535:.H535])" office:value-type="time" office:time-value="PT00H00M13.754128S">
            <text:p>00:00:13,754</text:p>
          </table:table-cell>
          <table:table-cell table:style-name="ce34" table:formula="of:=MIN([.B589:.F589])" office:value-type="time" office:time-value="PT00H00M07.955477S">
            <text:p>00:00:07,955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7</text:p>
          </table:table-cell>
          <table:table-cell table:style-name="ce34" table:formula="of:=MIN([.C538:.I538])" office:value-type="time" office:time-value="PT00H00M06.046758S">
            <text:p>00:00:06,047</text:p>
          </table:table-cell>
          <table:table-cell table:style-name="ce4" table:formula="of:=MIN([.B592:.E592])" office:value-type="time" office:time-value="PT00H00M07.800689S">
            <text:p>00:00:07,801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8</text:p>
          </table:table-cell>
          <table:table-cell table:style-name="ce4" table:formula="of:=MIN([.C541:.D541])" office:value-type="time" office:time-value="PT00H00M00.322617S">
            <text:p>00:00:00,323</text:p>
          </table:table-cell>
          <table:table-cell table:style-name="ce34" table:formula="of:=MIN([.B595:.C595])" office:value-type="time" office:time-value="PT00H00M00.317617S">
            <text:p>00:00:00,318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9</text:p>
          </table:table-cell>
          <table:table-cell table:style-name="ce34" table:formula="of:=MIN([.C544:.D544])" office:value-type="time" office:time-value="PT00H00M58.508568S">
            <text:p>00:00:58,509</text:p>
          </table:table-cell>
          <table:table-cell table:style-name="ce4" table:formula="of:=[.B598]" office:value-type="time" office:time-value="PT00H01M07.456066S">
            <text:p>00:01:07,456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10</text:p>
          </table:table-cell>
          <table:table-cell table:style-name="ce34" table:formula="of:=MIN([.C547:.P547])" office:value-type="time" office:time-value="PT00H02M37.318341S">
            <text:p>00:02:37,318</text:p>
          </table:table-cell>
          <table:table-cell table:style-name="ce4" table:formula="of:=MIN([.B601:.I601])" office:value-type="time" office:time-value="PT00H03M06.050376S">
            <text:p>00:03:06,050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11</text:p>
          </table:table-cell>
          <table:table-cell table:style-name="ce34" table:formula="of:=MIN([.C550:.E550])" office:value-type="time" office:time-value="PT00H00M00.233474S">
            <text:p>00:00:00,233</text:p>
          </table:table-cell>
          <table:table-cell table:style-name="ce4" table:formula="of:=MIN([.B604:.C604])" office:value-type="time" office:time-value="PT00H00M00.493184S">
            <text:p>00:00:00,493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12</text:p>
          </table:table-cell>
          <table:table-cell table:style-name="ce34" table:formula="of:=MIN([.C553:.E553])" office:value-type="time" office:time-value="PT00H00M00.312681S">
            <text:p>00:00:00,313</text:p>
          </table:table-cell>
          <table:table-cell table:style-name="ce4" table:formula="of:=MIN([.B607:.C607])" office:value-type="time" office:time-value="PT00H00M00.316739S">
            <text:p>00:00:00,317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13</text:p>
          </table:table-cell>
          <table:table-cell table:style-name="ce34" table:formula="of:=MIN([.C556:.F556])" office:value-type="time" office:time-value="PT00H00M03.018776S">
            <text:p>00:00:03,019</text:p>
          </table:table-cell>
          <table:table-cell table:style-name="ce4" table:formula="of:=MIN([.B610:.E610])" office:value-type="time" office:time-value="PT00H00M05.894595S">
            <text:p>00:00:05,895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14</text:p>
          </table:table-cell>
          <table:table-cell table:style-name="ce4" table:formula="of:=MIN([.C559:.D559])" office:value-type="time" office:time-value="PT00H00M02.55884S">
            <text:p>00:00:02,559</text:p>
          </table:table-cell>
          <table:table-cell table:style-name="ce34" table:formula="of:=MIN([.B613:.E613])" office:value-type="time" office:time-value="PT00H00M02.429291S">
            <text:p>00:00:02,429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15</text:p>
          </table:table-cell>
          <table:table-cell table:style-name="ce34" table:formula="of:=MIN([.C562:.D562])" office:value-type="time" office:time-value="PT00H00M00.632079S">
            <text:p>00:00:00,632</text:p>
          </table:table-cell>
          <table:table-cell table:formula="of:=MIN([.B616:.E616])" office:value-type="time" office:time-value="PT00H00M01.100895S">
            <text:p>00:00:01,101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16</text:p>
          </table:table-cell>
          <table:table-cell table:style-name="ce34" table:formula="of:=MIN([.C565:.E565])" office:value-type="time" office:time-value="PT00H00M00.905071S">
            <text:p>00:00:00,905</text:p>
          </table:table-cell>
          <table:table-cell table:formula="of:=MIN([.B619:.D619])" office:value-type="time" office:time-value="PT00H00M02.35307S">
            <text:p>00:00:02,353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Q17</text:p>
          </table:table-cell>
          <table:table-cell table:style-name="ce34" table:formula="of:=MIN([.C568:.D568])" office:value-type="time" office:time-value="PT00H00M00.293604S">
            <text:p>00:00:00,294</text:p>
          </table:table-cell>
          <table:table-cell table:formula="of:=[.B622]" office:value-type="time" office:time-value="PT00H00M01.255025S">
            <text:p>00:00:01,255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>
            <text:p>Gesamt</text:p>
          </table:table-cell>
          <table:table-cell table:style-name="ce34" table:formula="of:=SUM([.B628:.B644])" office:value-type="time" office:time-value="PT00H04M06.431457S">
            <text:p>00:04:06,431</text:p>
          </table:table-cell>
          <table:table-cell table:style-name="ce4" table:formula="of:=SUM([.C628:.C644])" office:value-type="time" office:time-value="PT00H04M48.38806S">
            <text:p>00:04:48,388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8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rial" style:language-asian="de" style:country-asian="DE" style:font-name-complex="Arial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 number:truncate-on-overflow="false">
      <number:seconds number:style="long" number:decimal-places="2"/>
      <number:text>,,,,,,,,,,,,,,,,,,,,,,,,,,,,,,,,,,,,,,,,,,,,,,,,,</number:text>
    </number:time-style>
    <number:time-style style:name="N109" number:truncate-on-overflow="false">
      <number:seconds number:style="long" number:decimal-places="2"/>
      <number:text>,,,,,,,,,,,,,,,,,,,,,,,,,,,,,,,,,,,,,,,,,,,,,,,,,,</number:text>
    </number:time-style>
    <number:time-style style:name="N110" number:truncate-on-overflow="false">
      <number:seconds number:style="long" number:decimal-places="3"/>
      <number:text>,,,,,,,,,,,,,,,,,,,,,,,,,,,,,,,,,,,,,,,,</number:text>
    </number:time-style>
    <number:time-style style:name="N111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time-style style:name="N112" number:truncate-on-overflow="false">
      <number:seconds number:style="long" number:decimal-places="3"/>
      <number:text>,,,,,,,,,,,,,,,,,,,,,,,,,,,,,,,,,,,,,,,</number:text>
    </number:time-style>
    <number:time-style style:name="N113" number:truncate-on-overflow="false">
      <number:seconds number:style="long" number:decimal-places="3"/>
      <number:text>,,,,,,,,,,,,,,,,,,,,,,,,,,,,,,,,,,,,,</number:text>
    </number:time-style>
    <number:time-style style:name="N114" number:truncate-on-overflow="false">
      <number:seconds number:style="long" number:decimal-places="3"/>
      <number:text>,,,,,,,,,,,,,,,,,,,,,,,,,,,,,,,,,,,,</number:text>
    </number:time-style>
    <number:time-style style:name="N115" number:truncate-on-overflow="false">
      <number:seconds number:style="long" number:decimal-places="3"/>
      <number:text>,,,,,,,,,,,,,,,,,,,,,,,,,,,,,,,,,,</number:text>
    </number:time-style>
    <number:time-style style:name="N116" number:truncate-on-overflow="false">
      <number:seconds number:style="long" number:decimal-places="3"/>
      <number:text>,,,,,,,,,,,,,,,,,,,,,,,,,,,,,,,</number:text>
    </number:time-style>
    <number:time-style style:name="N117" number:truncate-on-overflow="false">
      <number:seconds number:style="long" number:decimal-places="3"/>
      <number:text>,,,,,,,,,,,,,,,,,,,,,,,,,,,,,,</number:text>
    </number:time-style>
    <number:time-style style:name="N118" number:truncate-on-overflow="false">
      <number:seconds number:decimal-places="3"/>
      <number:text>,,,,,,,,,,,,,,,,,,,,,,,,,,,,,,</number:text>
    </number:time-style>
    <number:time-style style:name="N119" number:truncate-on-overflow="false">
      <number:seconds number:style="long" number:decimal-places="2"/>
      <number:text>,,,,,,,,,,,,,,,,,,,,,,</number:text>
    </number:time-style>
    <number:time-style style:name="N120" number:truncate-on-overflow="false">
      <number:seconds number:style="long" number:decimal-places="3"/>
      <number:text>,,,,,,,,,,,,,,,,,,,,,,</number:text>
    </number:time-style>
    <number:time-style style:name="N121" number:truncate-on-overflow="false">
      <number:seconds number:style="long" number:decimal-places="3"/>
      <number:text>,,,,,,,,,,,,,,,,,,,,,</number:text>
    </number:time-style>
    <number:time-style style:name="N122" number:truncate-on-overflow="false">
      <number:seconds number:style="long" number:decimal-places="3"/>
      <number:text>,,,,,,,,,,,,,,,,,</number:text>
    </number:time-style>
    <number:time-style style:name="N123" number:truncate-on-overflow="false">
      <number:seconds number:style="long" number:decimal-places="3"/>
      <number:text>,,,,,,,,,,,,,</number:text>
    </number:time-style>
    <number:time-style style:name="N124" number:truncate-on-overflow="false">
      <number:seconds number:style="long" number:decimal-places="3"/>
      <number:text>,,,,,,,,,,,,</number:text>
    </number:time-style>
    <number:time-style style:name="N125" number:truncate-on-overflow="false">
      <number:seconds number:style="long" number:decimal-places="3"/>
      <number:text>,,,,,,,,,,,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0">10.11.2009</text:date>, <text:time>12:17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initial-creator>Simone Jandt</meta:initial-creator>
    <meta:creation-date>2009-02-05T10:07:41</meta:creation-date>
    <dc:date>2009-11-10T12:17:06</dc:date>
    <dc:language>de-DE</dc:language>
    <meta:editing-cycles>149</meta:editing-cycles>
    <meta:editing-duration>PT55H51M04S</meta:editing-duration>
    <meta:document-statistic meta:table-count="8" meta:cell-count="14925" meta:object-count="0"/>
    <meta:user-defined meta:name="Info 1"/>
    <meta:user-defined meta:name="Info 2"/>
    <meta:user-defined meta:name="Info 3"/>
    <meta:user-defined meta:name="Info 4"/>
  </office:meta>
</office:document-meta>
</file>